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Versions/Version22" manifest:media-type=""/>
  <manifest:file-entry manifest:full-path="Versions/Version9" manifest:media-type=""/>
  <manifest:file-entry manifest:full-path="Versions/Version1" manifest:media-type=""/>
  <manifest:file-entry manifest:full-path="Versions/Version2" manifest:media-type=""/>
  <manifest:file-entry manifest:full-path="Versions/Version3" manifest:media-type=""/>
  <manifest:file-entry manifest:full-path="Versions/Version4" manifest:media-type=""/>
  <manifest:file-entry manifest:full-path="Versions/Version5" manifest:media-type=""/>
  <manifest:file-entry manifest:full-path="Versions/Version6" manifest:media-type=""/>
  <manifest:file-entry manifest:full-path="Versions/Version20" manifest:media-type=""/>
  <manifest:file-entry manifest:full-path="Versions/Version7" manifest:media-type=""/>
  <manifest:file-entry manifest:full-path="Versions/Version21" manifest:media-type=""/>
  <manifest:file-entry manifest:full-path="Versions/Version8" manifest:media-type=""/>
  <manifest:file-entry manifest:full-path="Versions/Version10" manifest:media-type=""/>
  <manifest:file-entry manifest:full-path="Versions/Version11" manifest:media-type=""/>
  <manifest:file-entry manifest:full-path="Versions/Version12" manifest:media-type=""/>
  <manifest:file-entry manifest:full-path="Versions/Version13" manifest:media-type=""/>
  <manifest:file-entry manifest:full-path="Versions/Version14" manifest:media-type=""/>
  <manifest:file-entry manifest:full-path="Versions/Version15" manifest:media-type=""/>
  <manifest:file-entry manifest:full-path="Versions/Version16" manifest:media-type=""/>
  <manifest:file-entry manifest:full-path="Versions/Version17" manifest:media-type=""/>
  <manifest:file-entry manifest:full-path="Versions/Version18" manifest:media-type=""/>
  <manifest:file-entry manifest:full-path="Versions/Version19" manifest:media-type=""/>
  <manifest:file-entry manifest:full-path="Versions/Version23" manifest:media-type=""/>
  <manifest:file-entry manifest:full-path="Versions/Version24" manifest:media-type=""/>
  <manifest:file-entry manifest:full-path="Versions/Version25" manifest:media-type=""/>
  <manifest:file-entry manifest:full-path="Versions/Version26" manifest:media-type=""/>
  <manifest:file-entry manifest:full-path="Versions/Version27" manifest:media-type=""/>
  <manifest:file-entry manifest:full-path="Versions/Version28" manifest:media-type=""/>
  <manifest:file-entry manifest:full-path="Versions/Version29" manifest:media-type=""/>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file-entry manifest:full-path="VersionList.xml"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ityBlueprint" svg:font-family="CityBlueprint" style:font-pitch="variable" style:font-charset="x-symbol"/>
    <style:font-face style:name="Arial1" svg:font-family="Arial" style:font-family-generic="swiss"/>
    <style:font-face style:name="Calibri Light" svg:font-family="'Calibri Light'"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entury Gothic" svg:font-family="'Century Gothic'" style:font-family-generic="swiss" style:font-pitch="variable"/>
    <style:font-face style:name="Commerce Black SSi" svg:font-family="'Commerce Black SSi'"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a7" style:family="table">
      <style:table-properties style:width="14.739cm" table:align="right" style:writing-mode="lr-tb"/>
    </style:style>
    <style:style style:name="Tabla7.A" style:family="table-column">
      <style:table-column-properties style:column-width="0.448cm"/>
    </style:style>
    <style:style style:name="Tabla7.B" style:family="table-column">
      <style:table-column-properties style:column-width="6.048cm"/>
    </style:style>
    <style:style style:name="Tabla7.C" style:family="table-column">
      <style:table-column-properties style:column-width="0.609cm"/>
    </style:style>
    <style:style style:name="Tabla7.D" style:family="table-column">
      <style:table-column-properties style:column-width="7.634cm"/>
    </style:style>
    <style:style style:name="Tabla7.1" style:family="table-row">
      <style:table-row-properties style:min-row-height="0.601cm"/>
    </style:style>
    <style:style style:name="Tabla7.A1" style:family="table-cell">
      <style:table-cell-properties style:vertical-align="middle" fo:background-color="#7da7d8" fo:padding="0.097cm" fo:border-left="0.05pt solid #3465a4" fo:border-right="none" fo:border-top="0.05pt solid #3465a4" fo:border-bottom="0.05pt solid #3465a4">
        <style:background-image/>
      </style:table-cell-properties>
    </style:style>
    <style:style style:name="Tabla7.D1" style:family="table-cell">
      <style:table-cell-properties style:vertical-align="middle" fo:background-color="#7da7d8" fo:padding="0.097cm" fo:border="0.05pt solid #3465a4">
        <style:background-image/>
      </style:table-cell-properties>
    </style:style>
    <style:style style:name="Tabla7.A2" style:family="table-cell">
      <style:table-cell-properties fo:padding="0.097cm" fo:border-left="0.05pt solid #3465a4" fo:border-right="none" fo:border-top="none" fo:border-bottom="0.05pt solid #3465a4"/>
    </style:style>
    <style:style style:name="Tabla7.B2" style:family="table-cell">
      <style:table-cell-properties fo:padding="0.097cm" fo:border-left="0.05pt solid #3465a4" fo:border-right="none" fo:border-top="none" fo:border-bottom="0.05pt solid #3465a4"/>
    </style:style>
    <style:style style:name="Tabla7.C2" style:family="table-cell">
      <style:table-cell-properties style:vertical-align="middle" fo:padding="0.097cm" fo:border-left="0.05pt solid #3465a4" fo:border-right="none" fo:border-top="none" fo:border-bottom="0.05pt solid #3465a4"/>
    </style:style>
    <style:style style:name="Tabla7.D2" style:family="table-cell">
      <style:table-cell-properties fo:padding="0.097cm" fo:border-left="0.05pt solid #3465a4" fo:border-right="0.05pt solid #3465a4" fo:border-top="none" fo:border-bottom="0.05pt solid #3465a4"/>
    </style:style>
    <style:style style:name="Tabla7.A3" style:family="table-cell">
      <style:table-cell-properties fo:padding="0.097cm" fo:border-left="0.05pt solid #3465a4" fo:border-right="none" fo:border-top="none" fo:border-bottom="0.05pt solid #3465a4"/>
    </style:style>
    <style:style style:name="Tabla7.B3" style:family="table-cell">
      <style:table-cell-properties fo:padding="0.097cm" fo:border-left="0.05pt solid #3465a4" fo:border-right="none" fo:border-top="none" fo:border-bottom="0.05pt solid #3465a4"/>
    </style:style>
    <style:style style:name="Tabla7.C3" style:family="table-cell">
      <style:table-cell-properties style:vertical-align="middle" fo:padding="0.097cm" fo:border-left="0.05pt solid #3465a4" fo:border-right="none" fo:border-top="none" fo:border-bottom="0.05pt solid #3465a4"/>
    </style:style>
    <style:style style:name="Tabla7.D3" style:family="table-cell">
      <style:table-cell-properties fo:padding="0.097cm" fo:border-left="0.05pt solid #3465a4" fo:border-right="0.05pt solid #3465a4" fo:border-top="none" fo:border-bottom="0.05pt solid #3465a4"/>
    </style:style>
    <style:style style:name="Tabla7.A4" style:family="table-cell">
      <style:table-cell-properties fo:padding="0.097cm" fo:border-left="0.05pt solid #3465a4" fo:border-right="none" fo:border-top="none" fo:border-bottom="0.05pt solid #3465a4"/>
    </style:style>
    <style:style style:name="Tabla7.B4" style:family="table-cell">
      <style:table-cell-properties fo:padding="0.097cm" fo:border-left="0.05pt solid #3465a4" fo:border-right="none" fo:border-top="none" fo:border-bottom="0.05pt solid #3465a4"/>
    </style:style>
    <style:style style:name="Tabla7.C4" style:family="table-cell">
      <style:table-cell-properties style:vertical-align="middle" fo:padding="0.097cm" fo:border-left="0.05pt solid #3465a4" fo:border-right="none" fo:border-top="none" fo:border-bottom="0.05pt solid #3465a4"/>
    </style:style>
    <style:style style:name="Tabla7.D4" style:family="table-cell">
      <style:table-cell-properties fo:padding="0.097cm" fo:border-left="0.05pt solid #3465a4" fo:border-right="0.05pt solid #3465a4" fo:border-top="none" fo:border-bottom="0.05pt solid #3465a4"/>
    </style:style>
    <style:style style:name="Tabla9" style:family="table">
      <style:table-properties style:width="14.739cm" table:align="right" style:writing-mode="lr-tb"/>
    </style:style>
    <style:style style:name="Tabla9.A" style:family="table-column">
      <style:table-column-properties style:column-width="0.891cm"/>
    </style:style>
    <style:style style:name="Tabla9.B" style:family="table-column">
      <style:table-column-properties style:column-width="5.699cm"/>
    </style:style>
    <style:style style:name="Tabla9.C" style:family="table-column">
      <style:table-column-properties style:column-width="8.149cm"/>
    </style:style>
    <style:style style:name="Tabla9.1" style:family="table-row">
      <style:table-row-properties style:min-row-height="0.601cm"/>
    </style:style>
    <style:style style:name="Tabla9.A1" style:family="table-cell">
      <style:table-cell-properties style:vertical-align="middle" fo:background-color="#7da7d8" fo:padding="0.097cm" fo:border-left="0.05pt solid #3465a4" fo:border-right="none" fo:border-top="0.05pt solid #3465a4" fo:border-bottom="0.05pt solid #3465a4">
        <style:background-image/>
      </style:table-cell-properties>
    </style:style>
    <style:style style:name="Tabla9.C1" style:family="table-cell">
      <style:table-cell-properties style:vertical-align="middle" fo:background-color="#7da7d8" fo:padding="0.097cm" fo:border="0.05pt solid #3465a4">
        <style:background-image/>
      </style:table-cell-properties>
    </style:style>
    <style:style style:name="Tabla9.A2" style:family="table-cell">
      <style:table-cell-properties style:vertical-align="middle" fo:padding="0.097cm" fo:border-left="0.05pt solid #3465a4" fo:border-right="none" fo:border-top="none" fo:border-bottom="0.05pt solid #3465a4"/>
    </style:style>
    <style:style style:name="Tabla9.B2" style:family="table-cell">
      <style:table-cell-properties style:vertical-align="middle" fo:padding="0.097cm" fo:border-left="0.05pt solid #3465a4" fo:border-right="none" fo:border-top="none" fo:border-bottom="0.05pt solid #3465a4"/>
    </style:style>
    <style:style style:name="Tabla9.C2" style:family="table-cell">
      <style:table-cell-properties style:vertical-align="middle" fo:padding="0.097cm" fo:border-left="0.05pt solid #3465a4" fo:border-right="0.05pt solid #3465a4" fo:border-top="none" fo:border-bottom="0.05pt solid #3465a4"/>
    </style:style>
    <style:style style:name="Tabla9.A3" style:family="table-cell">
      <style:table-cell-properties style:vertical-align="middle" fo:padding="0.097cm" fo:border-left="0.05pt solid #3465a4" fo:border-right="none" fo:border-top="none" fo:border-bottom="0.05pt solid #3465a4"/>
    </style:style>
    <style:style style:name="Tabla9.B3" style:family="table-cell">
      <style:table-cell-properties style:vertical-align="middle" fo:padding="0.097cm" fo:border-left="0.05pt solid #3465a4" fo:border-right="none" fo:border-top="none" fo:border-bottom="0.05pt solid #3465a4"/>
    </style:style>
    <style:style style:name="Tabla9.C3" style:family="table-cell">
      <style:table-cell-properties style:vertical-align="middle" fo:padding="0.097cm" fo:border-left="0.05pt solid #3465a4" fo:border-right="0.05pt solid #3465a4" fo:border-top="none" fo:border-bottom="0.05pt solid #3465a4"/>
    </style:style>
    <style:style style:name="Tabla9.A4" style:family="table-cell">
      <style:table-cell-properties style:vertical-align="middle" fo:padding="0.097cm" fo:border-left="0.05pt solid #3465a4" fo:border-right="none" fo:border-top="none" fo:border-bottom="0.05pt solid #3465a4"/>
    </style:style>
    <style:style style:name="Tabla9.B4" style:family="table-cell">
      <style:table-cell-properties style:vertical-align="middle" fo:padding="0.097cm" fo:border-left="0.05pt solid #3465a4" fo:border-right="none" fo:border-top="none" fo:border-bottom="0.05pt solid #3465a4"/>
    </style:style>
    <style:style style:name="Tabla9.C4" style:family="table-cell">
      <style:table-cell-properties style:vertical-align="middle" fo:padding="0.097cm" fo:border-left="0.05pt solid #3465a4" fo:border-right="0.05pt solid #3465a4" fo:border-top="none" fo:border-bottom="0.05pt solid #3465a4"/>
    </style:style>
    <style:style style:name="Tabla9.A5" style:family="table-cell">
      <style:table-cell-properties style:vertical-align="middle" fo:padding="0.097cm" fo:border-left="0.05pt solid #3465a4" fo:border-right="none" fo:border-top="none" fo:border-bottom="0.05pt solid #3465a4"/>
    </style:style>
    <style:style style:name="Tabla9.B5" style:family="table-cell">
      <style:table-cell-properties style:vertical-align="middle" fo:padding="0.097cm" fo:border-left="0.05pt solid #3465a4" fo:border-right="none" fo:border-top="none" fo:border-bottom="0.05pt solid #3465a4"/>
    </style:style>
    <style:style style:name="Tabla9.C5" style:family="table-cell">
      <style:table-cell-properties style:vertical-align="middle" fo:padding="0.097cm" fo:border-left="0.05pt solid #3465a4" fo:border-right="0.05pt solid #3465a4" fo:border-top="none" fo:border-bottom="0.05pt solid #3465a4"/>
    </style:style>
    <style:style style:name="Tabla9.A6" style:family="table-cell">
      <style:table-cell-properties style:vertical-align="middle" fo:padding="0.097cm" fo:border-left="0.05pt solid #3465a4" fo:border-right="none" fo:border-top="none" fo:border-bottom="0.05pt solid #3465a4"/>
    </style:style>
    <style:style style:name="Tabla9.B6" style:family="table-cell">
      <style:table-cell-properties style:vertical-align="middle" fo:padding="0.097cm" fo:border-left="0.05pt solid #3465a4" fo:border-right="none" fo:border-top="none" fo:border-bottom="0.05pt solid #3465a4"/>
    </style:style>
    <style:style style:name="Tabla9.C6" style:family="table-cell">
      <style:table-cell-properties style:vertical-align="middle" fo:padding="0.097cm" fo:border-left="0.05pt solid #3465a4" fo:border-right="0.05pt solid #3465a4" fo:border-top="none" fo:border-bottom="0.05pt solid #3465a4"/>
    </style:style>
    <style:style style:name="Tabla9.A7" style:family="table-cell">
      <style:table-cell-properties style:vertical-align="middle" fo:padding="0.097cm" fo:border-left="0.05pt solid #3465a4" fo:border-right="none" fo:border-top="none" fo:border-bottom="0.05pt solid #3465a4"/>
    </style:style>
    <style:style style:name="Tabla9.B7" style:family="table-cell">
      <style:table-cell-properties style:vertical-align="middle" fo:padding="0.097cm" fo:border-left="0.05pt solid #3465a4" fo:border-right="none" fo:border-top="none" fo:border-bottom="0.05pt solid #3465a4"/>
    </style:style>
    <style:style style:name="Tabla9.C7" style:family="table-cell">
      <style:table-cell-properties style:vertical-align="middle" fo:padding="0.097cm" fo:border-left="0.05pt solid #3465a4" fo:border-right="0.05pt solid #3465a4" fo:border-top="none" fo:border-bottom="0.05pt solid #3465a4"/>
    </style:style>
    <style:style style:name="Tabla9.A8" style:family="table-cell">
      <style:table-cell-properties style:vertical-align="middle" fo:padding="0.097cm" fo:border-left="0.05pt solid #3465a4" fo:border-right="none" fo:border-top="none" fo:border-bottom="0.05pt solid #3465a4"/>
    </style:style>
    <style:style style:name="Tabla9.B8" style:family="table-cell">
      <style:table-cell-properties style:vertical-align="middle" fo:padding="0.097cm" fo:border-left="0.05pt solid #3465a4" fo:border-right="none" fo:border-top="none" fo:border-bottom="0.05pt solid #3465a4"/>
    </style:style>
    <style:style style:name="Tabla9.C8" style:family="table-cell">
      <style:table-cell-properties style:vertical-align="middle" fo:padding="0.097cm" fo:border-left="0.05pt solid #3465a4" fo:border-right="0.05pt solid #3465a4" fo:border-top="none" fo:border-bottom="0.05pt solid #3465a4"/>
    </style:style>
    <style:style style:name="Tabla9.A9" style:family="table-cell">
      <style:table-cell-properties style:vertical-align="middle" fo:padding="0.097cm" fo:border-left="0.05pt solid #3465a4" fo:border-right="none" fo:border-top="none" fo:border-bottom="0.05pt solid #3465a4"/>
    </style:style>
    <style:style style:name="Tabla9.B9" style:family="table-cell">
      <style:table-cell-properties style:vertical-align="middle" fo:padding="0.097cm" fo:border-left="0.05pt solid #3465a4" fo:border-right="none" fo:border-top="none" fo:border-bottom="0.05pt solid #3465a4"/>
    </style:style>
    <style:style style:name="Tabla9.C9" style:family="table-cell">
      <style:table-cell-properties style:vertical-align="middle" fo:padding="0.097cm" fo:border-left="0.05pt solid #3465a4" fo:border-right="0.05pt solid #3465a4" fo:border-top="none" fo:border-bottom="0.05pt solid #3465a4"/>
    </style:style>
    <style:style style:name="Tabla9.A10" style:family="table-cell">
      <style:table-cell-properties style:vertical-align="middle" fo:padding="0.097cm" fo:border-left="0.05pt solid #3465a4" fo:border-right="none" fo:border-top="none" fo:border-bottom="0.05pt solid #3465a4"/>
    </style:style>
    <style:style style:name="Tabla9.B10" style:family="table-cell">
      <style:table-cell-properties style:vertical-align="middle" fo:padding="0.097cm" fo:border-left="0.05pt solid #3465a4" fo:border-right="none" fo:border-top="none" fo:border-bottom="0.05pt solid #3465a4"/>
    </style:style>
    <style:style style:name="Tabla9.C10" style:family="table-cell">
      <style:table-cell-properties style:vertical-align="middle" fo:padding="0.097cm" fo:border-left="0.05pt solid #3465a4" fo:border-right="0.05pt solid #3465a4" fo:border-top="none" fo:border-bottom="0.05pt solid #3465a4"/>
    </style:style>
    <style:style style:name="Tabla9.A11" style:family="table-cell">
      <style:table-cell-properties style:vertical-align="middle" fo:padding="0.097cm" fo:border-left="0.05pt solid #3465a4" fo:border-right="none" fo:border-top="none" fo:border-bottom="0.05pt solid #3465a4"/>
    </style:style>
    <style:style style:name="Tabla9.B11" style:family="table-cell">
      <style:table-cell-properties style:vertical-align="middle" fo:padding="0.097cm" fo:border-left="0.05pt solid #3465a4" fo:border-right="none" fo:border-top="none" fo:border-bottom="0.05pt solid #3465a4"/>
    </style:style>
    <style:style style:name="Tabla9.C11" style:family="table-cell">
      <style:table-cell-properties style:vertical-align="middle" fo:padding="0.097cm" fo:border-left="0.05pt solid #3465a4" fo:border-right="0.05pt solid #3465a4" fo:border-top="none" fo:border-bottom="0.05pt solid #3465a4"/>
    </style:style>
    <style:style style:name="Tabla10" style:family="table">
      <style:table-properties style:width="14.739cm" table:align="right" style:writing-mode="lr-tb"/>
    </style:style>
    <style:style style:name="Tabla10.A" style:family="table-column">
      <style:table-column-properties style:column-width="0.448cm"/>
    </style:style>
    <style:style style:name="Tabla10.B" style:family="table-column">
      <style:table-column-properties style:column-width="6.048cm"/>
    </style:style>
    <style:style style:name="Tabla10.C" style:family="table-column">
      <style:table-column-properties style:column-width="0.406cm"/>
    </style:style>
    <style:style style:name="Tabla10.D" style:family="table-column">
      <style:table-column-properties style:column-width="7.837cm"/>
    </style:style>
    <style:style style:name="Tabla10.1" style:family="table-row">
      <style:table-row-properties style:min-row-height="0.601cm"/>
    </style:style>
    <style:style style:name="Tabla10.A1" style:family="table-cell">
      <style:table-cell-properties style:vertical-align="middle" fo:background-color="#7da7d8" fo:padding="0.097cm" fo:border-left="0.05pt solid #3465a4" fo:border-right="none" fo:border-top="0.05pt solid #3465a4" fo:border-bottom="0.05pt solid #3465a4">
        <style:background-image/>
      </style:table-cell-properties>
    </style:style>
    <style:style style:name="Tabla10.D1" style:family="table-cell">
      <style:table-cell-properties style:vertical-align="middle" fo:background-color="#7da7d8" fo:padding="0.097cm" fo:border="0.05pt solid #3465a4">
        <style:background-image/>
      </style:table-cell-properties>
    </style:style>
    <style:style style:name="Tabla10.A2" style:family="table-cell">
      <style:table-cell-properties fo:padding="0.097cm" fo:border-left="0.05pt solid #3465a4" fo:border-right="none" fo:border-top="none" fo:border-bottom="0.05pt solid #3465a4"/>
    </style:style>
    <style:style style:name="Tabla10.B2" style:family="table-cell">
      <style:table-cell-properties fo:padding="0.097cm" fo:border-left="0.05pt solid #3465a4" fo:border-right="none" fo:border-top="none" fo:border-bottom="0.05pt solid #3465a4"/>
    </style:style>
    <style:style style:name="Tabla10.C2" style:family="table-cell">
      <style:table-cell-properties fo:padding="0.097cm" fo:border-left="0.05pt solid #3465a4" fo:border-right="none" fo:border-top="none" fo:border-bottom="0.05pt solid #3465a4"/>
    </style:style>
    <style:style style:name="Tabla10.D2" style:family="table-cell">
      <style:table-cell-properties fo:padding="0.097cm" fo:border-left="0.05pt solid #3465a4" fo:border-right="0.05pt solid #3465a4" fo:border-top="none" fo:border-bottom="0.05pt solid #3465a4"/>
    </style:style>
    <style:style style:name="Tabla110" style:family="table">
      <style:table-properties style:width="14.739cm" table:align="right" style:writing-mode="lr-tb"/>
    </style:style>
    <style:style style:name="Tabla110.A" style:family="table-column">
      <style:table-column-properties style:column-width="1.011cm"/>
    </style:style>
    <style:style style:name="Tabla110.B" style:family="table-column">
      <style:table-column-properties style:column-width="5.579cm"/>
    </style:style>
    <style:style style:name="Tabla110.C" style:family="table-column">
      <style:table-column-properties style:column-width="8.149cm"/>
    </style:style>
    <style:style style:name="Tabla110.1" style:family="table-row">
      <style:table-row-properties style:min-row-height="0.601cm"/>
    </style:style>
    <style:style style:name="Tabla110.A1" style:family="table-cell">
      <style:table-cell-properties style:vertical-align="middle" fo:background-color="#7da7d8" fo:padding="0.097cm" fo:border-left="0.05pt solid #3465a4" fo:border-right="none" fo:border-top="0.05pt solid #3465a4" fo:border-bottom="0.05pt solid #3465a4">
        <style:background-image/>
      </style:table-cell-properties>
    </style:style>
    <style:style style:name="Tabla110.C1" style:family="table-cell">
      <style:table-cell-properties style:vertical-align="middle" fo:background-color="#7da7d8" fo:padding="0.097cm" fo:border="0.05pt solid #3465a4">
        <style:background-image/>
      </style:table-cell-properties>
    </style:style>
    <style:style style:name="Tabla110.A2" style:family="table-cell">
      <style:table-cell-properties style:vertical-align="middle" fo:padding="0.097cm" fo:border-left="0.05pt solid #3465a4" fo:border-right="none" fo:border-top="none" fo:border-bottom="0.05pt solid #3465a4"/>
    </style:style>
    <style:style style:name="Tabla110.B2" style:family="table-cell">
      <style:table-cell-properties style:vertical-align="middle" fo:padding="0.097cm" fo:border-left="0.05pt solid #3465a4" fo:border-right="none" fo:border-top="none" fo:border-bottom="0.05pt solid #3465a4"/>
    </style:style>
    <style:style style:name="Tabla110.C2" style:family="table-cell">
      <style:table-cell-properties fo:padding="0.097cm" fo:border-left="0.05pt solid #3465a4" fo:border-right="0.05pt solid #3465a4" fo:border-top="none" fo:border-bottom="0.05pt solid #3465a4"/>
    </style:style>
    <style:style style:name="Tabla109" style:family="table">
      <style:table-properties style:width="14.739cm" table:align="right" style:writing-mode="lr-tb"/>
    </style:style>
    <style:style style:name="Tabla109.A" style:family="table-column">
      <style:table-column-properties style:column-width="1.011cm"/>
    </style:style>
    <style:style style:name="Tabla109.B" style:family="table-column">
      <style:table-column-properties style:column-width="5.579cm"/>
    </style:style>
    <style:style style:name="Tabla109.C" style:family="table-column">
      <style:table-column-properties style:column-width="8.149cm"/>
    </style:style>
    <style:style style:name="Tabla109.1" style:family="table-row">
      <style:table-row-properties style:min-row-height="0.601cm"/>
    </style:style>
    <style:style style:name="Tabla109.A1" style:family="table-cell">
      <style:table-cell-properties style:vertical-align="middle" fo:background-color="#7da7d8" fo:padding="0.097cm" fo:border-left="0.05pt solid #3465a4" fo:border-right="none" fo:border-top="0.05pt solid #3465a4" fo:border-bottom="0.05pt solid #3465a4">
        <style:background-image/>
      </style:table-cell-properties>
    </style:style>
    <style:style style:name="Tabla109.C1" style:family="table-cell">
      <style:table-cell-properties style:vertical-align="middle" fo:background-color="#7da7d8" fo:padding="0.097cm" fo:border="0.05pt solid #3465a4">
        <style:background-image/>
      </style:table-cell-properties>
    </style:style>
    <style:style style:name="Tabla109.A2" style:family="table-cell">
      <style:table-cell-properties style:vertical-align="middle" fo:padding="0.097cm" fo:border-left="0.05pt solid #3465a4" fo:border-right="none" fo:border-top="none" fo:border-bottom="0.05pt solid #3465a4"/>
    </style:style>
    <style:style style:name="Tabla109.B2" style:family="table-cell">
      <style:table-cell-properties style:vertical-align="middle" fo:padding="0.097cm" fo:border-left="0.05pt solid #3465a4" fo:border-right="none" fo:border-top="none" fo:border-bottom="0.05pt solid #3465a4"/>
    </style:style>
    <style:style style:name="Tabla109.C2" style:family="table-cell">
      <style:table-cell-properties fo:padding="0.097cm" fo:border-left="0.05pt solid #3465a4" fo:border-right="0.05pt solid #3465a4" fo:border-top="none" fo:border-bottom="0.05pt solid #3465a4"/>
    </style:style>
    <style:style style:name="Tabla13" style:family="table">
      <style:table-properties style:width="14.739cm" table:align="right" style:writing-mode="lr-tb"/>
    </style:style>
    <style:style style:name="Tabla13.A" style:family="table-column">
      <style:table-column-properties style:column-width="0.649cm"/>
    </style:style>
    <style:style style:name="Tabla13.B" style:family="table-column">
      <style:table-column-properties style:column-width="5.847cm"/>
    </style:style>
    <style:style style:name="Tabla13.C" style:family="table-column">
      <style:table-column-properties style:column-width="0.497cm"/>
    </style:style>
    <style:style style:name="Tabla13.D" style:family="table-column">
      <style:table-column-properties style:column-width="7.745cm"/>
    </style:style>
    <style:style style:name="Tabla13.1" style:family="table-row">
      <style:table-row-properties style:min-row-height="0.601cm"/>
    </style:style>
    <style:style style:name="Tabla13.A1" style:family="table-cell">
      <style:table-cell-properties style:vertical-align="middle" fo:background-color="#7da7d8" fo:padding="0.097cm" fo:border-left="0.05pt solid #3465a4" fo:border-right="none" fo:border-top="0.05pt solid #3465a4" fo:border-bottom="0.05pt solid #3465a4">
        <style:background-image/>
      </style:table-cell-properties>
    </style:style>
    <style:style style:name="Tabla13.D1" style:family="table-cell">
      <style:table-cell-properties style:vertical-align="middle" fo:background-color="#7da7d8" fo:padding="0.097cm" fo:border="0.05pt solid #3465a4">
        <style:background-image/>
      </style:table-cell-properties>
    </style:style>
    <style:style style:name="Tabla13.A2" style:family="table-cell">
      <style:table-cell-properties style:vertical-align="middle" fo:padding="0.097cm" fo:border-left="0.05pt solid #3465a4" fo:border-right="none" fo:border-top="none" fo:border-bottom="0.05pt solid #3465a4"/>
    </style:style>
    <style:style style:name="Tabla13.B2" style:family="table-cell">
      <style:table-cell-properties style:vertical-align="middle" fo:padding="0.097cm" fo:border-left="0.05pt solid #3465a4" fo:border-right="none" fo:border-top="none" fo:border-bottom="0.05pt solid #3465a4"/>
    </style:style>
    <style:style style:name="Tabla13.C2" style:family="table-cell">
      <style:table-cell-properties style:vertical-align="middle" fo:padding="0.097cm" fo:border-left="0.05pt solid #3465a4" fo:border-right="none" fo:border-top="none" fo:border-bottom="0.05pt solid #3465a4"/>
    </style:style>
    <style:style style:name="Tabla13.D2" style:family="table-cell">
      <style:table-cell-properties fo:padding="0.097cm" fo:border-left="0.05pt solid #3465a4" fo:border-right="0.05pt solid #3465a4" fo:border-top="none" fo:border-bottom="0.05pt solid #3465a4"/>
    </style:style>
    <style:style style:name="Tabla12" style:family="table">
      <style:table-properties style:width="14.739cm" table:align="right" style:writing-mode="lr-tb"/>
    </style:style>
    <style:style style:name="Tabla12.A" style:family="table-column">
      <style:table-column-properties style:column-width="1.011cm"/>
    </style:style>
    <style:style style:name="Tabla12.B" style:family="table-column">
      <style:table-column-properties style:column-width="5.579cm"/>
    </style:style>
    <style:style style:name="Tabla12.C" style:family="table-column">
      <style:table-column-properties style:column-width="8.149cm"/>
    </style:style>
    <style:style style:name="Tabla12.1" style:family="table-row">
      <style:table-row-properties style:min-row-height="0.601cm"/>
    </style:style>
    <style:style style:name="Tabla12.A1" style:family="table-cell">
      <style:table-cell-properties style:vertical-align="middle" fo:background-color="#7da7d8" fo:padding="0.097cm" fo:border-left="0.05pt solid #3465a4" fo:border-right="none" fo:border-top="0.05pt solid #3465a4" fo:border-bottom="0.05pt solid #3465a4">
        <style:background-image/>
      </style:table-cell-properties>
    </style:style>
    <style:style style:name="Tabla12.C1" style:family="table-cell">
      <style:table-cell-properties style:vertical-align="middle" fo:background-color="#7da7d8" fo:padding="0.097cm" fo:border="0.05pt solid #3465a4">
        <style:background-image/>
      </style:table-cell-properties>
    </style:style>
    <style:style style:name="Tabla12.A2" style:family="table-cell">
      <style:table-cell-properties style:vertical-align="middle" fo:padding="0.097cm" fo:border-left="0.05pt solid #3465a4" fo:border-right="none" fo:border-top="none" fo:border-bottom="0.05pt solid #3465a4"/>
    </style:style>
    <style:style style:name="Tabla12.B2" style:family="table-cell">
      <style:table-cell-properties style:vertical-align="middle" fo:padding="0.097cm" fo:border-left="0.05pt solid #3465a4" fo:border-right="none" fo:border-top="none" fo:border-bottom="0.05pt solid #3465a4"/>
    </style:style>
    <style:style style:name="Tabla12.C2" style:family="table-cell">
      <style:table-cell-properties fo:padding="0.097cm" fo:border-left="0.05pt solid #3465a4" fo:border-right="0.05pt solid #3465a4" fo:border-top="none" fo:border-bottom="0.05pt solid #3465a4"/>
    </style:style>
    <style:style style:name="Tabla12.A3" style:family="table-cell">
      <style:table-cell-properties style:vertical-align="middle" fo:padding="0.097cm" fo:border-left="0.05pt solid #3465a4" fo:border-right="none" fo:border-top="none" fo:border-bottom="0.05pt solid #3465a4"/>
    </style:style>
    <style:style style:name="Tabla12.B3" style:family="table-cell">
      <style:table-cell-properties style:vertical-align="middle" fo:padding="0.097cm" fo:border-left="0.05pt solid #3465a4" fo:border-right="none" fo:border-top="none" fo:border-bottom="0.05pt solid #3465a4"/>
    </style:style>
    <style:style style:name="Tabla12.C3" style:family="table-cell">
      <style:table-cell-properties fo:padding="0.097cm" fo:border-left="0.05pt solid #3465a4" fo:border-right="0.05pt solid #3465a4" fo:border-top="none" fo:border-bottom="0.05pt solid #3465a4"/>
    </style:style>
    <style:style style:name="Tabla14" style:family="table">
      <style:table-properties style:width="14.739cm" table:align="right" style:writing-mode="lr-tb"/>
    </style:style>
    <style:style style:name="Tabla14.A" style:family="table-column">
      <style:table-column-properties style:column-width="0.649cm"/>
    </style:style>
    <style:style style:name="Tabla14.B" style:family="table-column">
      <style:table-column-properties style:column-width="5.847cm"/>
    </style:style>
    <style:style style:name="Tabla14.C" style:family="table-column">
      <style:table-column-properties style:column-width="0.609cm"/>
    </style:style>
    <style:style style:name="Tabla14.D" style:family="table-column">
      <style:table-column-properties style:column-width="7.634cm"/>
    </style:style>
    <style:style style:name="Tabla14.1" style:family="table-row">
      <style:table-row-properties style:min-row-height="0.601cm"/>
    </style:style>
    <style:style style:name="Tabla14.A1" style:family="table-cell">
      <style:table-cell-properties style:vertical-align="middle" fo:background-color="#7da7d8" fo:padding="0.097cm" fo:border-left="0.05pt solid #3465a4" fo:border-right="none" fo:border-top="0.05pt solid #3465a4" fo:border-bottom="0.05pt solid #3465a4">
        <style:background-image/>
      </style:table-cell-properties>
    </style:style>
    <style:style style:name="Tabla14.D1" style:family="table-cell">
      <style:table-cell-properties style:vertical-align="middle" fo:background-color="#7da7d8" fo:padding="0.097cm" fo:border="0.05pt solid #3465a4">
        <style:background-image/>
      </style:table-cell-properties>
    </style:style>
    <style:style style:name="Tabla14.A2" style:family="table-cell">
      <style:table-cell-properties style:vertical-align="middle" fo:padding="0.097cm" fo:border-left="0.05pt solid #3465a4" fo:border-right="none" fo:border-top="none" fo:border-bottom="0.05pt solid #3465a4"/>
    </style:style>
    <style:style style:name="Tabla14.B2" style:family="table-cell">
      <style:table-cell-properties style:vertical-align="middle" fo:padding="0.097cm" fo:border-left="0.05pt solid #3465a4" fo:border-right="none" fo:border-top="none" fo:border-bottom="0.05pt solid #3465a4"/>
    </style:style>
    <style:style style:name="Tabla14.C2" style:family="table-cell">
      <style:table-cell-properties fo:padding="0.097cm" fo:border-left="0.05pt solid #3465a4" fo:border-right="none" fo:border-top="none" fo:border-bottom="0.05pt solid #3465a4"/>
    </style:style>
    <style:style style:name="Tabla14.D2" style:family="table-cell">
      <style:table-cell-properties fo:padding="0.097cm" fo:border-left="0.05pt solid #3465a4" fo:border-right="0.05pt solid #3465a4" fo:border-top="none" fo:border-bottom="0.05pt solid #3465a4"/>
    </style:style>
    <style:style style:name="Tabla14.A3" style:family="table-cell">
      <style:table-cell-properties style:vertical-align="middle" fo:padding="0.097cm" fo:border-left="0.05pt solid #3465a4" fo:border-right="none" fo:border-top="none" fo:border-bottom="0.05pt solid #3465a4"/>
    </style:style>
    <style:style style:name="Tabla14.B3" style:family="table-cell">
      <style:table-cell-properties style:vertical-align="middle" fo:padding="0.097cm" fo:border-left="0.05pt solid #3465a4" fo:border-right="none" fo:border-top="none" fo:border-bottom="0.05pt solid #3465a4"/>
    </style:style>
    <style:style style:name="Tabla14.C3" style:family="table-cell">
      <style:table-cell-properties fo:padding="0.097cm" fo:border-left="0.05pt solid #3465a4" fo:border-right="none" fo:border-top="none" fo:border-bottom="0.05pt solid #3465a4"/>
    </style:style>
    <style:style style:name="Tabla14.D3" style:family="table-cell">
      <style:table-cell-properties fo:padding="0.097cm" fo:border-left="0.05pt solid #3465a4" fo:border-right="0.05pt solid #3465a4" fo:border-top="none" fo:border-bottom="0.05pt solid #3465a4"/>
    </style:style>
    <style:style style:name="Tabla15" style:family="table">
      <style:table-properties style:width="14.739cm" table:align="right" style:writing-mode="lr-tb"/>
    </style:style>
    <style:style style:name="Tabla15.A" style:family="table-column">
      <style:table-column-properties style:column-width="0.649cm"/>
    </style:style>
    <style:style style:name="Tabla15.B" style:family="table-column">
      <style:table-column-properties style:column-width="5.842cm"/>
    </style:style>
    <style:style style:name="Tabla15.C" style:family="table-column">
      <style:table-column-properties style:column-width="0.612cm"/>
    </style:style>
    <style:style style:name="Tabla15.D" style:family="table-column">
      <style:table-column-properties style:column-width="7.636cm"/>
    </style:style>
    <style:style style:name="Tabla15.1" style:family="table-row">
      <style:table-row-properties style:min-row-height="0.601cm"/>
    </style:style>
    <style:style style:name="Tabla15.A1" style:family="table-cell">
      <style:table-cell-properties style:vertical-align="middle" fo:background-color="#7da7d8" fo:padding="0.097cm" fo:border-left="0.05pt solid #3465a4" fo:border-right="none" fo:border-top="0.05pt solid #3465a4" fo:border-bottom="0.05pt solid #3465a4">
        <style:background-image/>
      </style:table-cell-properties>
    </style:style>
    <style:style style:name="Tabla15.D1" style:family="table-cell">
      <style:table-cell-properties style:vertical-align="middle" fo:background-color="#7da7d8" fo:padding="0.097cm" fo:border="0.05pt solid #3465a4">
        <style:background-image/>
      </style:table-cell-properties>
    </style:style>
    <style:style style:name="Tabla15.A2" style:family="table-cell">
      <style:table-cell-properties style:vertical-align="middle" fo:padding="0.097cm" fo:border-left="0.05pt solid #3465a4" fo:border-right="none" fo:border-top="none" fo:border-bottom="0.05pt solid #3465a4"/>
    </style:style>
    <style:style style:name="Tabla15.B2" style:family="table-cell">
      <style:table-cell-properties style:vertical-align="middle" fo:padding="0.097cm" fo:border-left="0.05pt solid #3465a4" fo:border-right="none" fo:border-top="none" fo:border-bottom="0.05pt solid #3465a4"/>
    </style:style>
    <style:style style:name="Tabla15.C2" style:family="table-cell">
      <style:table-cell-properties style:vertical-align="middle" fo:padding="0.097cm" fo:border-left="0.05pt solid #3465a4" fo:border-right="none" fo:border-top="none" fo:border-bottom="0.05pt solid #3465a4"/>
    </style:style>
    <style:style style:name="Tabla15.D2" style:family="table-cell">
      <style:table-cell-properties style:vertical-align="middle" fo:padding="0.097cm" fo:border-left="0.05pt solid #3465a4" fo:border-right="0.05pt solid #3465a4" fo:border-top="none" fo:border-bottom="0.05pt solid #3465a4"/>
    </style:style>
    <style:style style:name="Tabla15.A3" style:family="table-cell">
      <style:table-cell-properties style:vertical-align="middle" fo:padding="0.097cm" fo:border-left="0.05pt solid #3465a4" fo:border-right="none" fo:border-top="none" fo:border-bottom="0.05pt solid #3465a4"/>
    </style:style>
    <style:style style:name="Tabla15.B3" style:family="table-cell">
      <style:table-cell-properties style:vertical-align="middle" fo:padding="0.097cm" fo:border-left="0.05pt solid #3465a4" fo:border-right="none" fo:border-top="none" fo:border-bottom="0.05pt solid #3465a4"/>
    </style:style>
    <style:style style:name="Tabla15.C3" style:family="table-cell">
      <style:table-cell-properties style:vertical-align="middle" fo:padding="0.097cm" fo:border-left="0.05pt solid #3465a4" fo:border-right="none" fo:border-top="none" fo:border-bottom="0.05pt solid #3465a4"/>
    </style:style>
    <style:style style:name="Tabla15.D3" style:family="table-cell">
      <style:table-cell-properties style:vertical-align="middle" fo:padding="0.097cm" fo:border-left="0.05pt solid #3465a4" fo:border-right="0.05pt solid #3465a4" fo:border-top="none" fo:border-bottom="0.05pt solid #3465a4"/>
    </style:style>
    <style:style style:name="Tabla15.A4" style:family="table-cell">
      <style:table-cell-properties style:vertical-align="middle" fo:padding="0.097cm" fo:border-left="0.05pt solid #3465a4" fo:border-right="none" fo:border-top="none" fo:border-bottom="0.05pt solid #3465a4"/>
    </style:style>
    <style:style style:name="Tabla15.B4" style:family="table-cell">
      <style:table-cell-properties style:vertical-align="middle" fo:padding="0.097cm" fo:border-left="0.05pt solid #3465a4" fo:border-right="none" fo:border-top="none" fo:border-bottom="0.05pt solid #3465a4"/>
    </style:style>
    <style:style style:name="Tabla15.C4" style:family="table-cell">
      <style:table-cell-properties style:vertical-align="middle" fo:padding="0.097cm" fo:border-left="0.05pt solid #3465a4" fo:border-right="none" fo:border-top="none" fo:border-bottom="0.05pt solid #3465a4"/>
    </style:style>
    <style:style style:name="Tabla15.D4" style:family="table-cell">
      <style:table-cell-properties style:vertical-align="middle" fo:padding="0.097cm" fo:border-left="0.05pt solid #3465a4" fo:border-right="0.05pt solid #3465a4" fo:border-top="none" fo:border-bottom="0.05pt solid #3465a4"/>
    </style:style>
    <style:style style:name="Tabla16" style:family="table">
      <style:table-properties style:width="14.739cm" table:align="right" style:writing-mode="lr-tb"/>
    </style:style>
    <style:style style:name="Tabla16.A" style:family="table-column">
      <style:table-column-properties style:column-width="1.011cm"/>
    </style:style>
    <style:style style:name="Tabla16.B" style:family="table-column">
      <style:table-column-properties style:column-width="5.579cm"/>
    </style:style>
    <style:style style:name="Tabla16.C" style:family="table-column">
      <style:table-column-properties style:column-width="8.149cm"/>
    </style:style>
    <style:style style:name="Tabla16.1" style:family="table-row">
      <style:table-row-properties style:min-row-height="0.601cm"/>
    </style:style>
    <style:style style:name="Tabla16.A1" style:family="table-cell">
      <style:table-cell-properties style:vertical-align="middle" fo:background-color="#7da7d8" fo:padding="0.097cm" fo:border-left="0.05pt solid #3465a4" fo:border-right="none" fo:border-top="0.05pt solid #3465a4" fo:border-bottom="0.05pt solid #3465a4">
        <style:background-image/>
      </style:table-cell-properties>
    </style:style>
    <style:style style:name="Tabla16.C1" style:family="table-cell">
      <style:table-cell-properties style:vertical-align="middle" fo:background-color="#7da7d8" fo:padding="0.097cm" fo:border="0.05pt solid #3465a4">
        <style:background-image/>
      </style:table-cell-properties>
    </style:style>
    <style:style style:name="Tabla16.A2" style:family="table-cell">
      <style:table-cell-properties style:vertical-align="middle" fo:padding="0.097cm" fo:border-left="0.05pt solid #3465a4" fo:border-right="none" fo:border-top="none" fo:border-bottom="0.05pt solid #3465a4"/>
    </style:style>
    <style:style style:name="Tabla16.B2" style:family="table-cell">
      <style:table-cell-properties style:vertical-align="middle" fo:padding="0.097cm" fo:border-left="0.05pt solid #3465a4" fo:border-right="none" fo:border-top="none" fo:border-bottom="0.05pt solid #3465a4"/>
    </style:style>
    <style:style style:name="Tabla16.C2" style:family="table-cell">
      <style:table-cell-properties style:vertical-align="middle" fo:padding="0.097cm" fo:border-left="0.05pt solid #3465a4" fo:border-right="0.05pt solid #3465a4" fo:border-top="none" fo:border-bottom="0.05pt solid #3465a4"/>
    </style:style>
    <style:style style:name="Tabla16.A3" style:family="table-cell">
      <style:table-cell-properties style:vertical-align="middle" fo:padding="0.097cm" fo:border-left="0.05pt solid #3465a4" fo:border-right="none" fo:border-top="none" fo:border-bottom="0.05pt solid #3465a4"/>
    </style:style>
    <style:style style:name="Tabla16.B3" style:family="table-cell">
      <style:table-cell-properties style:vertical-align="middle" fo:padding="0.097cm" fo:border-left="0.05pt solid #3465a4" fo:border-right="none" fo:border-top="none" fo:border-bottom="0.05pt solid #3465a4"/>
    </style:style>
    <style:style style:name="Tabla16.C3" style:family="table-cell">
      <style:table-cell-properties fo:padding="0.097cm" fo:border-left="0.05pt solid #3465a4" fo:border-right="0.05pt solid #3465a4" fo:border-top="none" fo:border-bottom="0.05pt solid #3465a4"/>
    </style:style>
    <style:style style:name="Tabla16.A4" style:family="table-cell">
      <style:table-cell-properties style:vertical-align="middle" fo:padding="0.097cm" fo:border-left="0.05pt solid #3465a4" fo:border-right="none" fo:border-top="none" fo:border-bottom="0.05pt solid #3465a4"/>
    </style:style>
    <style:style style:name="Tabla16.B4" style:family="table-cell">
      <style:table-cell-properties style:vertical-align="middle" fo:padding="0.097cm" fo:border-left="0.05pt solid #3465a4" fo:border-right="none" fo:border-top="none" fo:border-bottom="0.05pt solid #3465a4"/>
    </style:style>
    <style:style style:name="Tabla16.C4" style:family="table-cell">
      <style:table-cell-properties style:vertical-align="middle" fo:padding="0.097cm" fo:border-left="0.05pt solid #3465a4" fo:border-right="0.05pt solid #3465a4" fo:border-top="none" fo:border-bottom="0.05pt solid #3465a4"/>
    </style:style>
    <style:style style:name="Tabla17" style:family="table">
      <style:table-properties style:width="14.739cm" table:align="right" style:writing-mode="lr-tb"/>
    </style:style>
    <style:style style:name="Tabla17.A" style:family="table-column">
      <style:table-column-properties style:column-width="0.649cm"/>
    </style:style>
    <style:style style:name="Tabla17.B" style:family="table-column">
      <style:table-column-properties style:column-width="5.842cm"/>
    </style:style>
    <style:style style:name="Tabla17.C" style:family="table-column">
      <style:table-column-properties style:column-width="0.612cm"/>
    </style:style>
    <style:style style:name="Tabla17.D" style:family="table-column">
      <style:table-column-properties style:column-width="7.636cm"/>
    </style:style>
    <style:style style:name="Tabla17.1" style:family="table-row">
      <style:table-row-properties style:min-row-height="0.601cm"/>
    </style:style>
    <style:style style:name="Tabla17.A1" style:family="table-cell">
      <style:table-cell-properties style:vertical-align="middle" fo:background-color="#7da7d8" fo:padding="0.097cm" fo:border-left="0.05pt solid #3465a4" fo:border-right="none" fo:border-top="0.05pt solid #3465a4" fo:border-bottom="0.05pt solid #3465a4">
        <style:background-image/>
      </style:table-cell-properties>
    </style:style>
    <style:style style:name="Tabla17.D1" style:family="table-cell">
      <style:table-cell-properties style:vertical-align="middle" fo:background-color="#7da7d8" fo:padding="0.097cm" fo:border="0.05pt solid #3465a4">
        <style:background-image/>
      </style:table-cell-properties>
    </style:style>
    <style:style style:name="Tabla17.A2" style:family="table-cell">
      <style:table-cell-properties style:vertical-align="middle" fo:padding="0.097cm" fo:border-left="0.05pt solid #3465a4" fo:border-right="none" fo:border-top="none" fo:border-bottom="0.05pt solid #3465a4"/>
    </style:style>
    <style:style style:name="Tabla17.B2" style:family="table-cell">
      <style:table-cell-properties style:vertical-align="middle" fo:padding="0.097cm" fo:border-left="0.05pt solid #3465a4" fo:border-right="none" fo:border-top="none" fo:border-bottom="0.05pt solid #3465a4"/>
    </style:style>
    <style:style style:name="Tabla17.C2" style:family="table-cell">
      <style:table-cell-properties style:vertical-align="middle" fo:padding="0.097cm" fo:border-left="0.05pt solid #3465a4" fo:border-right="none" fo:border-top="none" fo:border-bottom="0.05pt solid #3465a4"/>
    </style:style>
    <style:style style:name="Tabla17.D2" style:family="table-cell">
      <style:table-cell-properties fo:padding="0.097cm" fo:border-left="0.05pt solid #3465a4" fo:border-right="0.05pt solid #3465a4" fo:border-top="none" fo:border-bottom="0.05pt solid #3465a4"/>
    </style:style>
    <style:style style:name="Tabla17.A3" style:family="table-cell">
      <style:table-cell-properties style:vertical-align="middle" fo:padding="0.097cm" fo:border-left="0.05pt solid #3465a4" fo:border-right="none" fo:border-top="none" fo:border-bottom="0.05pt solid #3465a4"/>
    </style:style>
    <style:style style:name="Tabla17.B3" style:family="table-cell">
      <style:table-cell-properties style:vertical-align="middle" fo:padding="0.097cm" fo:border-left="0.05pt solid #3465a4" fo:border-right="none" fo:border-top="none" fo:border-bottom="0.05pt solid #3465a4"/>
    </style:style>
    <style:style style:name="Tabla17.C3" style:family="table-cell">
      <style:table-cell-properties style:vertical-align="middle" fo:padding="0.097cm" fo:border-left="0.05pt solid #3465a4" fo:border-right="none" fo:border-top="none" fo:border-bottom="0.05pt solid #3465a4"/>
    </style:style>
    <style:style style:name="Tabla17.D3" style:family="table-cell">
      <style:table-cell-properties fo:padding="0.097cm" fo:border-left="0.05pt solid #3465a4" fo:border-right="0.05pt solid #3465a4" fo:border-top="none" fo:border-bottom="0.05pt solid #3465a4"/>
    </style:style>
    <style:style style:name="Tabla17.A4" style:family="table-cell">
      <style:table-cell-properties style:vertical-align="middle" fo:padding="0.097cm" fo:border-left="0.05pt solid #3465a4" fo:border-right="none" fo:border-top="none" fo:border-bottom="0.05pt solid #3465a4"/>
    </style:style>
    <style:style style:name="Tabla17.B4" style:family="table-cell">
      <style:table-cell-properties style:vertical-align="middle" fo:padding="0.097cm" fo:border-left="0.05pt solid #3465a4" fo:border-right="none" fo:border-top="none" fo:border-bottom="0.05pt solid #3465a4"/>
    </style:style>
    <style:style style:name="Tabla17.C4" style:family="table-cell">
      <style:table-cell-properties style:vertical-align="middle" fo:padding="0.097cm" fo:border-left="0.05pt solid #3465a4" fo:border-right="none" fo:border-top="none" fo:border-bottom="0.05pt solid #3465a4"/>
    </style:style>
    <style:style style:name="Tabla17.D4" style:family="table-cell">
      <style:table-cell-properties fo:padding="0.097cm" fo:border-left="0.05pt solid #3465a4" fo:border-right="0.05pt solid #3465a4" fo:border-top="none" fo:border-bottom="0.05pt solid #3465a4"/>
    </style:style>
    <style:style style:name="Tabla17.A5" style:family="table-cell">
      <style:table-cell-properties style:vertical-align="middle" fo:padding="0.097cm" fo:border-left="0.05pt solid #3465a4" fo:border-right="none" fo:border-top="none" fo:border-bottom="0.05pt solid #3465a4"/>
    </style:style>
    <style:style style:name="Tabla17.B5" style:family="table-cell">
      <style:table-cell-properties style:vertical-align="middle" fo:padding="0.097cm" fo:border-left="0.05pt solid #3465a4" fo:border-right="none" fo:border-top="none" fo:border-bottom="0.05pt solid #3465a4"/>
    </style:style>
    <style:style style:name="Tabla17.C5" style:family="table-cell">
      <style:table-cell-properties style:vertical-align="middle" fo:padding="0.097cm" fo:border-left="0.05pt solid #3465a4" fo:border-right="none" fo:border-top="none" fo:border-bottom="0.05pt solid #3465a4"/>
    </style:style>
    <style:style style:name="Tabla17.D5" style:family="table-cell">
      <style:table-cell-properties fo:padding="0.097cm" fo:border-left="0.05pt solid #3465a4" fo:border-right="0.05pt solid #3465a4" fo:border-top="none" fo:border-bottom="0.05pt solid #3465a4"/>
    </style:style>
    <style:style style:name="Tabla18" style:family="table">
      <style:table-properties style:width="14.739cm" table:align="right" style:writing-mode="lr-tb"/>
    </style:style>
    <style:style style:name="Tabla18.A" style:family="table-column">
      <style:table-column-properties style:column-width="1.011cm"/>
    </style:style>
    <style:style style:name="Tabla18.B" style:family="table-column">
      <style:table-column-properties style:column-width="5.579cm"/>
    </style:style>
    <style:style style:name="Tabla18.C" style:family="table-column">
      <style:table-column-properties style:column-width="8.149cm"/>
    </style:style>
    <style:style style:name="Tabla18.1" style:family="table-row">
      <style:table-row-properties style:min-row-height="0.601cm"/>
    </style:style>
    <style:style style:name="Tabla18.A1" style:family="table-cell">
      <style:table-cell-properties style:vertical-align="middle" fo:background-color="#7da7d8" fo:padding="0.097cm" fo:border-left="0.05pt solid #3465a4" fo:border-right="none" fo:border-top="0.05pt solid #3465a4" fo:border-bottom="0.05pt solid #3465a4">
        <style:background-image/>
      </style:table-cell-properties>
    </style:style>
    <style:style style:name="Tabla18.C1" style:family="table-cell">
      <style:table-cell-properties style:vertical-align="middle" fo:background-color="#7da7d8" fo:padding="0.097cm" fo:border="0.05pt solid #3465a4">
        <style:background-image/>
      </style:table-cell-properties>
    </style:style>
    <style:style style:name="Tabla18.A2" style:family="table-cell">
      <style:table-cell-properties style:vertical-align="middle" fo:padding="0.097cm" fo:border-left="0.05pt solid #3465a4" fo:border-right="none" fo:border-top="none" fo:border-bottom="0.05pt solid #3465a4"/>
    </style:style>
    <style:style style:name="Tabla18.B2" style:family="table-cell">
      <style:table-cell-properties style:vertical-align="middle" fo:padding="0.097cm" fo:border-left="0.05pt solid #3465a4" fo:border-right="none" fo:border-top="none" fo:border-bottom="0.05pt solid #3465a4"/>
    </style:style>
    <style:style style:name="Tabla18.C2" style:family="table-cell">
      <style:table-cell-properties fo:padding="0.097cm" fo:border-left="0.05pt solid #3465a4" fo:border-right="0.05pt solid #3465a4" fo:border-top="none" fo:border-bottom="0.05pt solid #3465a4"/>
    </style:style>
    <style:style style:name="Tabla18.A3" style:family="table-cell">
      <style:table-cell-properties style:vertical-align="middle" fo:padding="0.097cm" fo:border-left="0.05pt solid #3465a4" fo:border-right="none" fo:border-top="none" fo:border-bottom="0.05pt solid #3465a4"/>
    </style:style>
    <style:style style:name="Tabla18.B3" style:family="table-cell">
      <style:table-cell-properties style:vertical-align="middle" fo:padding="0.097cm" fo:border-left="0.05pt solid #3465a4" fo:border-right="none" fo:border-top="none" fo:border-bottom="0.05pt solid #3465a4"/>
    </style:style>
    <style:style style:name="Tabla18.C3" style:family="table-cell">
      <style:table-cell-properties fo:padding="0.097cm" fo:border-left="0.05pt solid #3465a4" fo:border-right="0.05pt solid #3465a4" fo:border-top="none" fo:border-bottom="0.05pt solid #3465a4"/>
    </style:style>
    <style:style style:name="Tabla18.A4" style:family="table-cell">
      <style:table-cell-properties style:vertical-align="middle" fo:padding="0.097cm" fo:border-left="0.05pt solid #3465a4" fo:border-right="none" fo:border-top="none" fo:border-bottom="0.05pt solid #3465a4"/>
    </style:style>
    <style:style style:name="Tabla18.B4" style:family="table-cell">
      <style:table-cell-properties style:vertical-align="middle" fo:padding="0.097cm" fo:border-left="0.05pt solid #3465a4" fo:border-right="none" fo:border-top="none" fo:border-bottom="0.05pt solid #3465a4"/>
    </style:style>
    <style:style style:name="Tabla18.C4" style:family="table-cell">
      <style:table-cell-properties fo:padding="0.097cm" fo:border-left="0.05pt solid #3465a4" fo:border-right="0.05pt solid #3465a4" fo:border-top="none" fo:border-bottom="0.05pt solid #3465a4"/>
    </style:style>
    <style:style style:name="Tabla18.A5" style:family="table-cell">
      <style:table-cell-properties style:vertical-align="middle" fo:padding="0.097cm" fo:border-left="0.05pt solid #3465a4" fo:border-right="none" fo:border-top="none" fo:border-bottom="0.05pt solid #3465a4"/>
    </style:style>
    <style:style style:name="Tabla18.B5" style:family="table-cell">
      <style:table-cell-properties style:vertical-align="middle" fo:padding="0.097cm" fo:border-left="0.05pt solid #3465a4" fo:border-right="none" fo:border-top="none" fo:border-bottom="0.05pt solid #3465a4"/>
    </style:style>
    <style:style style:name="Tabla18.C5" style:family="table-cell">
      <style:table-cell-properties fo:padding="0.097cm" fo:border-left="0.05pt solid #3465a4" fo:border-right="0.05pt solid #3465a4" fo:border-top="none" fo:border-bottom="0.05pt solid #3465a4"/>
    </style:style>
    <style:style style:name="Tabla18.A6" style:family="table-cell">
      <style:table-cell-properties style:vertical-align="middle" fo:padding="0.097cm" fo:border-left="0.05pt solid #3465a4" fo:border-right="none" fo:border-top="none" fo:border-bottom="0.05pt solid #3465a4"/>
    </style:style>
    <style:style style:name="Tabla18.B6" style:family="table-cell">
      <style:table-cell-properties style:vertical-align="middle" fo:padding="0.097cm" fo:border-left="0.05pt solid #3465a4" fo:border-right="none" fo:border-top="none" fo:border-bottom="0.05pt solid #3465a4"/>
    </style:style>
    <style:style style:name="Tabla18.C6" style:family="table-cell">
      <style:table-cell-properties style:vertical-align="middle" fo:padding="0.097cm" fo:border-left="0.05pt solid #3465a4" fo:border-right="0.05pt solid #3465a4" fo:border-top="none" fo:border-bottom="0.05pt solid #3465a4"/>
    </style:style>
    <style:style style:name="Tabla19" style:family="table">
      <style:table-properties style:width="14.739cm" table:align="right" style:writing-mode="lr-tb"/>
    </style:style>
    <style:style style:name="Tabla19.A" style:family="table-column">
      <style:table-column-properties style:column-width="0.649cm"/>
    </style:style>
    <style:style style:name="Tabla19.B" style:family="table-column">
      <style:table-column-properties style:column-width="5.842cm"/>
    </style:style>
    <style:style style:name="Tabla19.C" style:family="table-column">
      <style:table-column-properties style:column-width="0.612cm"/>
    </style:style>
    <style:style style:name="Tabla19.D" style:family="table-column">
      <style:table-column-properties style:column-width="7.636cm"/>
    </style:style>
    <style:style style:name="Tabla19.1" style:family="table-row">
      <style:table-row-properties style:min-row-height="0.601cm"/>
    </style:style>
    <style:style style:name="Tabla19.A1" style:family="table-cell">
      <style:table-cell-properties style:vertical-align="middle" fo:background-color="#7da7d8" fo:padding="0.097cm" fo:border-left="0.05pt solid #3465a4" fo:border-right="none" fo:border-top="0.05pt solid #3465a4" fo:border-bottom="0.05pt solid #3465a4">
        <style:background-image/>
      </style:table-cell-properties>
    </style:style>
    <style:style style:name="Tabla19.D1" style:family="table-cell">
      <style:table-cell-properties style:vertical-align="middle" fo:background-color="#7da7d8" fo:padding="0.097cm" fo:border="0.05pt solid #3465a4">
        <style:background-image/>
      </style:table-cell-properties>
    </style:style>
    <style:style style:name="Tabla19.A2" style:family="table-cell">
      <style:table-cell-properties style:vertical-align="middle" fo:padding="0.097cm" fo:border-left="0.05pt solid #3465a4" fo:border-right="none" fo:border-top="none" fo:border-bottom="0.05pt solid #3465a4"/>
    </style:style>
    <style:style style:name="Tabla19.B2" style:family="table-cell">
      <style:table-cell-properties style:vertical-align="middle" fo:padding="0.097cm" fo:border-left="0.05pt solid #3465a4" fo:border-right="none" fo:border-top="none" fo:border-bottom="0.05pt solid #3465a4"/>
    </style:style>
    <style:style style:name="Tabla19.C2" style:family="table-cell">
      <style:table-cell-properties style:vertical-align="middle" fo:padding="0.097cm" fo:border-left="0.05pt solid #3465a4" fo:border-right="none" fo:border-top="none" fo:border-bottom="0.05pt solid #3465a4"/>
    </style:style>
    <style:style style:name="Tabla19.D2" style:family="table-cell">
      <style:table-cell-properties fo:padding="0.097cm" fo:border-left="0.05pt solid #3465a4" fo:border-right="0.05pt solid #3465a4" fo:border-top="none" fo:border-bottom="0.05pt solid #3465a4"/>
    </style:style>
    <style:style style:name="Tabla19.A3" style:family="table-cell">
      <style:table-cell-properties style:vertical-align="middle" fo:padding="0.097cm" fo:border-left="0.05pt solid #3465a4" fo:border-right="none" fo:border-top="none" fo:border-bottom="0.05pt solid #3465a4"/>
    </style:style>
    <style:style style:name="Tabla19.B3" style:family="table-cell">
      <style:table-cell-properties style:vertical-align="middle" fo:padding="0.097cm" fo:border-left="0.05pt solid #3465a4" fo:border-right="none" fo:border-top="none" fo:border-bottom="0.05pt solid #3465a4"/>
    </style:style>
    <style:style style:name="Tabla19.C3" style:family="table-cell">
      <style:table-cell-properties style:vertical-align="middle" fo:padding="0.097cm" fo:border-left="0.05pt solid #3465a4" fo:border-right="none" fo:border-top="none" fo:border-bottom="0.05pt solid #3465a4"/>
    </style:style>
    <style:style style:name="Tabla19.D3" style:family="table-cell">
      <style:table-cell-properties fo:padding="0.097cm" fo:border-left="0.05pt solid #3465a4" fo:border-right="0.05pt solid #3465a4" fo:border-top="none" fo:border-bottom="0.05pt solid #3465a4"/>
    </style:style>
    <style:style style:name="Tabla19.A4" style:family="table-cell">
      <style:table-cell-properties style:vertical-align="middle" fo:padding="0.097cm" fo:border-left="0.05pt solid #3465a4" fo:border-right="none" fo:border-top="none" fo:border-bottom="0.05pt solid #3465a4"/>
    </style:style>
    <style:style style:name="Tabla19.B4" style:family="table-cell">
      <style:table-cell-properties style:vertical-align="middle" fo:padding="0.097cm" fo:border-left="0.05pt solid #3465a4" fo:border-right="none" fo:border-top="none" fo:border-bottom="0.05pt solid #3465a4"/>
    </style:style>
    <style:style style:name="Tabla19.C4" style:family="table-cell">
      <style:table-cell-properties style:vertical-align="middle" fo:padding="0.097cm" fo:border-left="0.05pt solid #3465a4" fo:border-right="none" fo:border-top="none" fo:border-bottom="0.05pt solid #3465a4"/>
    </style:style>
    <style:style style:name="Tabla19.D4" style:family="table-cell">
      <style:table-cell-properties fo:padding="0.097cm" fo:border-left="0.05pt solid #3465a4" fo:border-right="0.05pt solid #3465a4" fo:border-top="none" fo:border-bottom="0.05pt solid #3465a4"/>
    </style:style>
    <style:style style:name="Tabla19.A5" style:family="table-cell">
      <style:table-cell-properties style:vertical-align="middle" fo:padding="0.097cm" fo:border-left="0.05pt solid #3465a4" fo:border-right="none" fo:border-top="none" fo:border-bottom="0.05pt solid #3465a4"/>
    </style:style>
    <style:style style:name="Tabla19.B5" style:family="table-cell">
      <style:table-cell-properties style:vertical-align="middle" fo:padding="0.097cm" fo:border-left="0.05pt solid #3465a4" fo:border-right="none" fo:border-top="none" fo:border-bottom="0.05pt solid #3465a4"/>
    </style:style>
    <style:style style:name="Tabla19.C5" style:family="table-cell">
      <style:table-cell-properties style:vertical-align="middle" fo:padding="0.097cm" fo:border-left="0.05pt solid #3465a4" fo:border-right="none" fo:border-top="none" fo:border-bottom="0.05pt solid #3465a4"/>
    </style:style>
    <style:style style:name="Tabla19.D5" style:family="table-cell">
      <style:table-cell-properties fo:padding="0.097cm" fo:border-left="0.05pt solid #3465a4" fo:border-right="0.05pt solid #3465a4" fo:border-top="none" fo:border-bottom="0.05pt solid #3465a4"/>
    </style:style>
    <style:style style:name="Tabla20" style:family="table">
      <style:table-properties style:width="14.739cm" table:align="right" style:writing-mode="lr-tb"/>
    </style:style>
    <style:style style:name="Tabla20.A" style:family="table-column">
      <style:table-column-properties style:column-width="1.011cm"/>
    </style:style>
    <style:style style:name="Tabla20.B" style:family="table-column">
      <style:table-column-properties style:column-width="5.579cm"/>
    </style:style>
    <style:style style:name="Tabla20.C" style:family="table-column">
      <style:table-column-properties style:column-width="8.149cm"/>
    </style:style>
    <style:style style:name="Tabla20.1" style:family="table-row">
      <style:table-row-properties style:min-row-height="0.601cm"/>
    </style:style>
    <style:style style:name="Tabla20.A1" style:family="table-cell">
      <style:table-cell-properties style:vertical-align="middle" fo:background-color="#7da7d8" fo:padding="0.097cm" fo:border-left="0.05pt solid #3465a4" fo:border-right="none" fo:border-top="0.05pt solid #3465a4" fo:border-bottom="0.05pt solid #3465a4">
        <style:background-image/>
      </style:table-cell-properties>
    </style:style>
    <style:style style:name="Tabla20.C1" style:family="table-cell">
      <style:table-cell-properties style:vertical-align="middle" fo:background-color="#7da7d8" fo:padding="0.097cm" fo:border="0.05pt solid #3465a4">
        <style:background-image/>
      </style:table-cell-properties>
    </style:style>
    <style:style style:name="Tabla20.A2" style:family="table-cell">
      <style:table-cell-properties style:vertical-align="middle" fo:padding="0.097cm" fo:border-left="0.05pt solid #3465a4" fo:border-right="none" fo:border-top="none" fo:border-bottom="0.05pt solid #3465a4"/>
    </style:style>
    <style:style style:name="Tabla20.B2" style:family="table-cell">
      <style:table-cell-properties style:vertical-align="middle" fo:padding="0.097cm" fo:border-left="0.05pt solid #3465a4" fo:border-right="none" fo:border-top="none" fo:border-bottom="0.05pt solid #3465a4"/>
    </style:style>
    <style:style style:name="Tabla20.C2" style:family="table-cell">
      <style:table-cell-properties style:vertical-align="middle" fo:padding="0.097cm" fo:border-left="0.05pt solid #3465a4" fo:border-right="0.05pt solid #3465a4" fo:border-top="none" fo:border-bottom="0.05pt solid #3465a4"/>
    </style:style>
    <style:style style:name="Tabla20.A3" style:family="table-cell">
      <style:table-cell-properties style:vertical-align="middle" fo:padding="0.097cm" fo:border-left="0.05pt solid #3465a4" fo:border-right="none" fo:border-top="none" fo:border-bottom="0.05pt solid #3465a4"/>
    </style:style>
    <style:style style:name="Tabla20.B3" style:family="table-cell">
      <style:table-cell-properties style:vertical-align="middle" fo:padding="0.097cm" fo:border-left="0.05pt solid #3465a4" fo:border-right="none" fo:border-top="none" fo:border-bottom="0.05pt solid #3465a4"/>
    </style:style>
    <style:style style:name="Tabla20.C3" style:family="table-cell">
      <style:table-cell-properties style:vertical-align="middle" fo:padding="0.097cm" fo:border-left="0.05pt solid #3465a4" fo:border-right="0.05pt solid #3465a4" fo:border-top="none" fo:border-bottom="0.05pt solid #3465a4"/>
    </style:style>
    <style:style style:name="Tabla20.A4" style:family="table-cell">
      <style:table-cell-properties style:vertical-align="middle" fo:padding="0.097cm" fo:border-left="0.05pt solid #3465a4" fo:border-right="none" fo:border-top="none" fo:border-bottom="0.05pt solid #3465a4"/>
    </style:style>
    <style:style style:name="Tabla20.B4" style:family="table-cell">
      <style:table-cell-properties style:vertical-align="middle" fo:padding="0.097cm" fo:border-left="0.05pt solid #3465a4" fo:border-right="none" fo:border-top="none" fo:border-bottom="0.05pt solid #3465a4"/>
    </style:style>
    <style:style style:name="Tabla20.C4" style:family="table-cell">
      <style:table-cell-properties style:vertical-align="middle" fo:padding="0.097cm" fo:border-left="0.05pt solid #3465a4" fo:border-right="0.05pt solid #3465a4" fo:border-top="none" fo:border-bottom="0.05pt solid #3465a4"/>
    </style:style>
    <style:style style:name="Tabla20.A5" style:family="table-cell">
      <style:table-cell-properties style:vertical-align="middle" fo:padding="0.097cm" fo:border-left="0.05pt solid #3465a4" fo:border-right="none" fo:border-top="none" fo:border-bottom="0.05pt solid #3465a4"/>
    </style:style>
    <style:style style:name="Tabla20.B5" style:family="table-cell">
      <style:table-cell-properties style:vertical-align="middle" fo:padding="0.097cm" fo:border-left="0.05pt solid #3465a4" fo:border-right="none" fo:border-top="none" fo:border-bottom="0.05pt solid #3465a4"/>
    </style:style>
    <style:style style:name="Tabla20.C5" style:family="table-cell">
      <style:table-cell-properties style:vertical-align="middle" fo:padding="0.097cm" fo:border-left="0.05pt solid #3465a4" fo:border-right="0.05pt solid #3465a4" fo:border-top="none" fo:border-bottom="0.05pt solid #3465a4"/>
    </style:style>
    <style:style style:name="Tabla20.A6" style:family="table-cell">
      <style:table-cell-properties style:vertical-align="middle" fo:padding="0.097cm" fo:border-left="0.05pt solid #3465a4" fo:border-right="none" fo:border-top="none" fo:border-bottom="0.05pt solid #3465a4"/>
    </style:style>
    <style:style style:name="Tabla20.B6" style:family="table-cell">
      <style:table-cell-properties style:vertical-align="middle" fo:padding="0.097cm" fo:border-left="0.05pt solid #3465a4" fo:border-right="none" fo:border-top="none" fo:border-bottom="0.05pt solid #3465a4"/>
    </style:style>
    <style:style style:name="Tabla20.C6" style:family="table-cell">
      <style:table-cell-properties style:vertical-align="middle" fo:padding="0.097cm" fo:border-left="0.05pt solid #3465a4" fo:border-right="0.05pt solid #3465a4" fo:border-top="none" fo:border-bottom="0.05pt solid #3465a4"/>
    </style:style>
    <style:style style:name="Tabla20.A7" style:family="table-cell">
      <style:table-cell-properties style:vertical-align="middle" fo:padding="0.097cm" fo:border-left="0.05pt solid #3465a4" fo:border-right="none" fo:border-top="none" fo:border-bottom="0.05pt solid #3465a4"/>
    </style:style>
    <style:style style:name="Tabla20.B7" style:family="table-cell">
      <style:table-cell-properties style:vertical-align="middle" fo:padding="0.097cm" fo:border-left="0.05pt solid #3465a4" fo:border-right="none" fo:border-top="none" fo:border-bottom="0.05pt solid #3465a4"/>
    </style:style>
    <style:style style:name="Tabla20.C7" style:family="table-cell">
      <style:table-cell-properties style:vertical-align="middle" fo:padding="0.097cm" fo:border-left="0.05pt solid #3465a4" fo:border-right="0.05pt solid #3465a4" fo:border-top="none" fo:border-bottom="0.05pt solid #3465a4"/>
    </style:style>
    <style:style style:name="Tabla20.A8" style:family="table-cell">
      <style:table-cell-properties style:vertical-align="middle" fo:padding="0.097cm" fo:border-left="0.05pt solid #3465a4" fo:border-right="none" fo:border-top="none" fo:border-bottom="0.05pt solid #3465a4"/>
    </style:style>
    <style:style style:name="Tabla20.B8" style:family="table-cell">
      <style:table-cell-properties style:vertical-align="middle" fo:padding="0.097cm" fo:border-left="0.05pt solid #3465a4" fo:border-right="none" fo:border-top="none" fo:border-bottom="0.05pt solid #3465a4"/>
    </style:style>
    <style:style style:name="Tabla20.C8" style:family="table-cell">
      <style:table-cell-properties style:vertical-align="middle" fo:padding="0.097cm" fo:border-left="0.05pt solid #3465a4" fo:border-right="0.05pt solid #3465a4" fo:border-top="none" fo:border-bottom="0.05pt solid #3465a4"/>
    </style:style>
    <style:style style:name="Tabla20.A9" style:family="table-cell">
      <style:table-cell-properties style:vertical-align="middle" fo:padding="0.097cm" fo:border-left="0.05pt solid #3465a4" fo:border-right="none" fo:border-top="none" fo:border-bottom="0.05pt solid #3465a4"/>
    </style:style>
    <style:style style:name="Tabla20.B9" style:family="table-cell">
      <style:table-cell-properties style:vertical-align="middle" fo:padding="0.097cm" fo:border-left="0.05pt solid #3465a4" fo:border-right="none" fo:border-top="none" fo:border-bottom="0.05pt solid #3465a4"/>
    </style:style>
    <style:style style:name="Tabla20.C9" style:family="table-cell">
      <style:table-cell-properties style:vertical-align="middle" fo:padding="0.097cm" fo:border-left="0.05pt solid #3465a4" fo:border-right="0.05pt solid #3465a4" fo:border-top="none" fo:border-bottom="0.05pt solid #3465a4"/>
    </style:style>
    <style:style style:name="Tabla21" style:family="table">
      <style:table-properties style:width="14.739cm" table:align="right" style:writing-mode="lr-tb"/>
    </style:style>
    <style:style style:name="Tabla21.A" style:family="table-column">
      <style:table-column-properties style:column-width="0.649cm"/>
    </style:style>
    <style:style style:name="Tabla21.B" style:family="table-column">
      <style:table-column-properties style:column-width="5.842cm"/>
    </style:style>
    <style:style style:name="Tabla21.C" style:family="table-column">
      <style:table-column-properties style:column-width="0.706cm"/>
    </style:style>
    <style:style style:name="Tabla21.D" style:family="table-column">
      <style:table-column-properties style:column-width="7.542cm"/>
    </style:style>
    <style:style style:name="Tabla21.1" style:family="table-row">
      <style:table-row-properties style:min-row-height="0.601cm"/>
    </style:style>
    <style:style style:name="Tabla21.A1" style:family="table-cell">
      <style:table-cell-properties style:vertical-align="middle" fo:background-color="#7da7d8" fo:padding="0.097cm" fo:border-left="0.05pt solid #3465a4" fo:border-right="none" fo:border-top="0.05pt solid #3465a4" fo:border-bottom="0.05pt solid #3465a4">
        <style:background-image/>
      </style:table-cell-properties>
    </style:style>
    <style:style style:name="Tabla21.D1" style:family="table-cell">
      <style:table-cell-properties style:vertical-align="middle" fo:background-color="#7da7d8" fo:padding="0.097cm" fo:border="0.05pt solid #3465a4">
        <style:background-image/>
      </style:table-cell-properties>
    </style:style>
    <style:style style:name="Tabla21.A2" style:family="table-cell">
      <style:table-cell-properties style:vertical-align="middle" fo:padding="0.097cm" fo:border-left="0.05pt solid #3465a4" fo:border-right="none" fo:border-top="none" fo:border-bottom="0.05pt solid #3465a4"/>
    </style:style>
    <style:style style:name="Tabla21.B2" style:family="table-cell">
      <style:table-cell-properties style:vertical-align="middle" fo:padding="0.097cm" fo:border-left="0.05pt solid #3465a4" fo:border-right="none" fo:border-top="none" fo:border-bottom="0.05pt solid #3465a4"/>
    </style:style>
    <style:style style:name="Tabla21.C2" style:family="table-cell">
      <style:table-cell-properties style:vertical-align="middle" fo:padding="0.097cm" fo:border-left="0.05pt solid #3465a4" fo:border-right="none" fo:border-top="none" fo:border-bottom="0.05pt solid #3465a4"/>
    </style:style>
    <style:style style:name="Tabla21.D2" style:family="table-cell">
      <style:table-cell-properties fo:padding="0.097cm" fo:border-left="0.05pt solid #3465a4" fo:border-right="0.05pt solid #3465a4" fo:border-top="none" fo:border-bottom="0.05pt solid #3465a4"/>
    </style:style>
    <style:style style:name="Tabla21.A3" style:family="table-cell">
      <style:table-cell-properties style:vertical-align="middle" fo:padding="0.097cm" fo:border-left="0.05pt solid #3465a4" fo:border-right="none" fo:border-top="none" fo:border-bottom="0.05pt solid #3465a4"/>
    </style:style>
    <style:style style:name="Tabla21.B3" style:family="table-cell">
      <style:table-cell-properties style:vertical-align="middle" fo:padding="0.097cm" fo:border-left="0.05pt solid #3465a4" fo:border-right="none" fo:border-top="none" fo:border-bottom="0.05pt solid #3465a4"/>
    </style:style>
    <style:style style:name="Tabla21.C3" style:family="table-cell">
      <style:table-cell-properties style:vertical-align="middle" fo:padding="0.097cm" fo:border-left="0.05pt solid #3465a4" fo:border-right="none" fo:border-top="none" fo:border-bottom="0.05pt solid #3465a4"/>
    </style:style>
    <style:style style:name="Tabla21.D3" style:family="table-cell">
      <style:table-cell-properties fo:padding="0.097cm" fo:border-left="0.05pt solid #3465a4" fo:border-right="0.05pt solid #3465a4" fo:border-top="none" fo:border-bottom="0.05pt solid #3465a4"/>
    </style:style>
    <style:style style:name="Tabla21.A4" style:family="table-cell">
      <style:table-cell-properties style:vertical-align="middle" fo:padding="0.097cm" fo:border-left="0.05pt solid #3465a4" fo:border-right="none" fo:border-top="none" fo:border-bottom="0.05pt solid #3465a4"/>
    </style:style>
    <style:style style:name="Tabla21.B4" style:family="table-cell">
      <style:table-cell-properties style:vertical-align="middle" fo:padding="0.097cm" fo:border-left="0.05pt solid #3465a4" fo:border-right="none" fo:border-top="none" fo:border-bottom="0.05pt solid #3465a4"/>
    </style:style>
    <style:style style:name="Tabla21.C4" style:family="table-cell">
      <style:table-cell-properties style:vertical-align="middle" fo:padding="0.097cm" fo:border-left="0.05pt solid #3465a4" fo:border-right="none" fo:border-top="none" fo:border-bottom="0.05pt solid #3465a4"/>
    </style:style>
    <style:style style:name="Tabla21.D4" style:family="table-cell">
      <style:table-cell-properties fo:padding="0.097cm" fo:border-left="0.05pt solid #3465a4" fo:border-right="0.05pt solid #3465a4" fo:border-top="none" fo:border-bottom="0.05pt solid #3465a4"/>
    </style:style>
    <style:style style:name="Tabla107" style:family="table">
      <style:table-properties style:width="14.739cm" table:align="right" style:writing-mode="lr-tb"/>
    </style:style>
    <style:style style:name="Tabla107.A" style:family="table-column">
      <style:table-column-properties style:column-width="1.011cm"/>
    </style:style>
    <style:style style:name="Tabla107.B" style:family="table-column">
      <style:table-column-properties style:column-width="5.579cm"/>
    </style:style>
    <style:style style:name="Tabla107.C" style:family="table-column">
      <style:table-column-properties style:column-width="8.149cm"/>
    </style:style>
    <style:style style:name="Tabla107.1" style:family="table-row">
      <style:table-row-properties style:min-row-height="0.601cm"/>
    </style:style>
    <style:style style:name="Tabla107.A1" style:family="table-cell">
      <style:table-cell-properties style:vertical-align="middle" fo:background-color="#7da7d8" fo:padding="0.097cm" fo:border-left="0.05pt solid #3465a4" fo:border-right="none" fo:border-top="0.05pt solid #3465a4" fo:border-bottom="0.05pt solid #3465a4">
        <style:background-image/>
      </style:table-cell-properties>
    </style:style>
    <style:style style:name="Tabla107.C1" style:family="table-cell">
      <style:table-cell-properties style:vertical-align="middle" fo:background-color="#7da7d8" fo:padding="0.097cm" fo:border="0.05pt solid #3465a4">
        <style:background-image/>
      </style:table-cell-properties>
    </style:style>
    <style:style style:name="Tabla107.A2" style:family="table-cell">
      <style:table-cell-properties style:vertical-align="middle" fo:padding="0.097cm" fo:border-left="0.05pt solid #3465a4" fo:border-right="none" fo:border-top="none" fo:border-bottom="0.05pt solid #3465a4"/>
    </style:style>
    <style:style style:name="Tabla107.B2" style:family="table-cell">
      <style:table-cell-properties style:vertical-align="middle" fo:padding="0.097cm" fo:border-left="0.05pt solid #3465a4" fo:border-right="none" fo:border-top="none" fo:border-bottom="0.05pt solid #3465a4"/>
    </style:style>
    <style:style style:name="Tabla107.C2" style:family="table-cell">
      <style:table-cell-properties style:vertical-align="middle" fo:padding="0.097cm" fo:border-left="0.05pt solid #3465a4" fo:border-right="0.05pt solid #3465a4" fo:border-top="none" fo:border-bottom="0.05pt solid #3465a4"/>
    </style:style>
    <style:style style:name="Tabla107.A3" style:family="table-cell">
      <style:table-cell-properties style:vertical-align="middle" fo:padding="0.097cm" fo:border-left="0.05pt solid #3465a4" fo:border-right="none" fo:border-top="none" fo:border-bottom="0.05pt solid #3465a4"/>
    </style:style>
    <style:style style:name="Tabla107.B3" style:family="table-cell">
      <style:table-cell-properties style:vertical-align="middle" fo:padding="0.097cm" fo:border-left="0.05pt solid #3465a4" fo:border-right="none" fo:border-top="none" fo:border-bottom="0.05pt solid #3465a4"/>
    </style:style>
    <style:style style:name="Tabla107.C3" style:family="table-cell">
      <style:table-cell-properties style:vertical-align="middle" fo:padding="0.097cm" fo:border-left="0.05pt solid #3465a4" fo:border-right="0.05pt solid #3465a4" fo:border-top="none" fo:border-bottom="0.05pt solid #3465a4"/>
    </style:style>
    <style:style style:name="Tabla107.A4" style:family="table-cell">
      <style:table-cell-properties style:vertical-align="middle" fo:padding="0.097cm" fo:border-left="0.05pt solid #3465a4" fo:border-right="none" fo:border-top="none" fo:border-bottom="0.05pt solid #3465a4"/>
    </style:style>
    <style:style style:name="Tabla107.B4" style:family="table-cell">
      <style:table-cell-properties style:vertical-align="middle" fo:padding="0.097cm" fo:border-left="0.05pt solid #3465a4" fo:border-right="none" fo:border-top="none" fo:border-bottom="0.05pt solid #3465a4"/>
    </style:style>
    <style:style style:name="Tabla107.C4" style:family="table-cell">
      <style:table-cell-properties style:vertical-align="middle" fo:padding="0.097cm" fo:border-left="0.05pt solid #3465a4" fo:border-right="0.05pt solid #3465a4" fo:border-top="none" fo:border-bottom="0.05pt solid #3465a4"/>
    </style:style>
    <style:style style:name="Tabla107.A5" style:family="table-cell">
      <style:table-cell-properties style:vertical-align="middle" fo:padding="0.097cm" fo:border-left="0.05pt solid #3465a4" fo:border-right="none" fo:border-top="none" fo:border-bottom="0.05pt solid #3465a4"/>
    </style:style>
    <style:style style:name="Tabla107.B5" style:family="table-cell">
      <style:table-cell-properties style:vertical-align="middle" fo:padding="0.097cm" fo:border-left="0.05pt solid #3465a4" fo:border-right="none" fo:border-top="none" fo:border-bottom="0.05pt solid #3465a4"/>
    </style:style>
    <style:style style:name="Tabla107.C5" style:family="table-cell">
      <style:table-cell-properties style:vertical-align="middle" fo:padding="0.097cm" fo:border-left="0.05pt solid #3465a4" fo:border-right="0.05pt solid #3465a4" fo:border-top="none" fo:border-bottom="0.05pt solid #3465a4"/>
    </style:style>
    <style:style style:name="Tabla22" style:family="table">
      <style:table-properties style:width="14.739cm" table:align="right" style:writing-mode="lr-tb"/>
    </style:style>
    <style:style style:name="Tabla22.A" style:family="table-column">
      <style:table-column-properties style:column-width="0.649cm"/>
    </style:style>
    <style:style style:name="Tabla22.B" style:family="table-column">
      <style:table-column-properties style:column-width="5.842cm"/>
    </style:style>
    <style:style style:name="Tabla22.C" style:family="table-column">
      <style:table-column-properties style:column-width="0.612cm"/>
    </style:style>
    <style:style style:name="Tabla22.D" style:family="table-column">
      <style:table-column-properties style:column-width="7.636cm"/>
    </style:style>
    <style:style style:name="Tabla22.1" style:family="table-row">
      <style:table-row-properties style:min-row-height="0.601cm"/>
    </style:style>
    <style:style style:name="Tabla22.A1" style:family="table-cell">
      <style:table-cell-properties style:vertical-align="middle" fo:background-color="#7da7d8" fo:padding="0.097cm" fo:border-left="0.05pt solid #3465a4" fo:border-right="none" fo:border-top="0.05pt solid #3465a4" fo:border-bottom="0.05pt solid #3465a4">
        <style:background-image/>
      </style:table-cell-properties>
    </style:style>
    <style:style style:name="Tabla22.D1" style:family="table-cell">
      <style:table-cell-properties style:vertical-align="middle" fo:background-color="#7da7d8" fo:padding="0.097cm" fo:border="0.05pt solid #3465a4">
        <style:background-image/>
      </style:table-cell-properties>
    </style:style>
    <style:style style:name="Tabla22.A2" style:family="table-cell">
      <style:table-cell-properties style:vertical-align="middle" fo:padding="0.097cm" fo:border-left="0.05pt solid #3465a4" fo:border-right="none" fo:border-top="none" fo:border-bottom="0.05pt solid #3465a4"/>
    </style:style>
    <style:style style:name="Tabla22.B2" style:family="table-cell">
      <style:table-cell-properties style:vertical-align="middle" fo:padding="0.097cm" fo:border-left="0.05pt solid #3465a4" fo:border-right="none" fo:border-top="none" fo:border-bottom="0.05pt solid #3465a4"/>
    </style:style>
    <style:style style:name="Tabla22.C2" style:family="table-cell">
      <style:table-cell-properties style:vertical-align="middle" fo:padding="0.097cm" fo:border-left="0.05pt solid #3465a4" fo:border-right="none" fo:border-top="none" fo:border-bottom="0.05pt solid #3465a4"/>
    </style:style>
    <style:style style:name="Tabla22.D2" style:family="table-cell">
      <style:table-cell-properties fo:padding="0.097cm" fo:border-left="0.05pt solid #3465a4" fo:border-right="0.05pt solid #3465a4" fo:border-top="none" fo:border-bottom="0.05pt solid #3465a4"/>
    </style:style>
    <style:style style:name="Tabla22.A3" style:family="table-cell">
      <style:table-cell-properties style:vertical-align="middle" fo:padding="0.097cm" fo:border-left="0.05pt solid #3465a4" fo:border-right="none" fo:border-top="none" fo:border-bottom="0.05pt solid #3465a4"/>
    </style:style>
    <style:style style:name="Tabla22.B3" style:family="table-cell">
      <style:table-cell-properties style:vertical-align="middle" fo:padding="0.097cm" fo:border-left="0.05pt solid #3465a4" fo:border-right="none" fo:border-top="none" fo:border-bottom="0.05pt solid #3465a4"/>
    </style:style>
    <style:style style:name="Tabla22.C3" style:family="table-cell">
      <style:table-cell-properties style:vertical-align="middle" fo:padding="0.097cm" fo:border-left="0.05pt solid #3465a4" fo:border-right="none" fo:border-top="none" fo:border-bottom="0.05pt solid #3465a4"/>
    </style:style>
    <style:style style:name="Tabla22.D3" style:family="table-cell">
      <style:table-cell-properties style:vertical-align="middle" fo:padding="0.097cm" fo:border-left="0.05pt solid #3465a4" fo:border-right="0.05pt solid #3465a4" fo:border-top="none" fo:border-bottom="0.05pt solid #3465a4"/>
    </style:style>
    <style:style style:name="Tabla108" style:family="table">
      <style:table-properties style:width="14.739cm" table:align="right" style:writing-mode="lr-tb"/>
    </style:style>
    <style:style style:name="Tabla108.A" style:family="table-column">
      <style:table-column-properties style:column-width="1.011cm"/>
    </style:style>
    <style:style style:name="Tabla108.B" style:family="table-column">
      <style:table-column-properties style:column-width="5.579cm"/>
    </style:style>
    <style:style style:name="Tabla108.C" style:family="table-column">
      <style:table-column-properties style:column-width="8.149cm"/>
    </style:style>
    <style:style style:name="Tabla108.1" style:family="table-row">
      <style:table-row-properties style:min-row-height="0.601cm"/>
    </style:style>
    <style:style style:name="Tabla108.A1" style:family="table-cell">
      <style:table-cell-properties style:vertical-align="middle" fo:background-color="#7da7d8" fo:padding="0.097cm" fo:border-left="0.05pt solid #3465a4" fo:border-right="none" fo:border-top="0.05pt solid #3465a4" fo:border-bottom="0.05pt solid #3465a4">
        <style:background-image/>
      </style:table-cell-properties>
    </style:style>
    <style:style style:name="Tabla108.C1" style:family="table-cell">
      <style:table-cell-properties style:vertical-align="middle" fo:background-color="#7da7d8" fo:padding="0.097cm" fo:border="0.05pt solid #3465a4">
        <style:background-image/>
      </style:table-cell-properties>
    </style:style>
    <style:style style:name="Tabla108.A2" style:family="table-cell">
      <style:table-cell-properties style:vertical-align="middle" fo:padding="0.097cm" fo:border-left="0.05pt solid #3465a4" fo:border-right="none" fo:border-top="none" fo:border-bottom="0.05pt solid #3465a4"/>
    </style:style>
    <style:style style:name="Tabla108.B2" style:family="table-cell">
      <style:table-cell-properties style:vertical-align="middle" fo:padding="0.097cm" fo:border-left="0.05pt solid #3465a4" fo:border-right="none" fo:border-top="none" fo:border-bottom="0.05pt solid #3465a4"/>
    </style:style>
    <style:style style:name="Tabla108.C2" style:family="table-cell">
      <style:table-cell-properties style:vertical-align="middle" fo:padding="0.097cm" fo:border-left="0.05pt solid #3465a4" fo:border-right="0.05pt solid #3465a4" fo:border-top="none" fo:border-bottom="0.05pt solid #3465a4"/>
    </style:style>
    <style:style style:name="Tabla108.A3" style:family="table-cell">
      <style:table-cell-properties style:vertical-align="middle" fo:padding="0.097cm" fo:border-left="0.05pt solid #3465a4" fo:border-right="none" fo:border-top="none" fo:border-bottom="0.05pt solid #3465a4"/>
    </style:style>
    <style:style style:name="Tabla108.B3" style:family="table-cell">
      <style:table-cell-properties style:vertical-align="middle" fo:padding="0.097cm" fo:border-left="0.05pt solid #3465a4" fo:border-right="none" fo:border-top="none" fo:border-bottom="0.05pt solid #3465a4"/>
    </style:style>
    <style:style style:name="Tabla108.C3" style:family="table-cell">
      <style:table-cell-properties style:vertical-align="middle" fo:padding="0.097cm" fo:border-left="0.05pt solid #3465a4" fo:border-right="0.05pt solid #3465a4" fo:border-top="none" fo:border-bottom="0.05pt solid #3465a4"/>
    </style:style>
    <style:style style:name="Tabla108.A4" style:family="table-cell">
      <style:table-cell-properties style:vertical-align="middle" fo:padding="0.097cm" fo:border-left="0.05pt solid #3465a4" fo:border-right="none" fo:border-top="none" fo:border-bottom="0.05pt solid #3465a4"/>
    </style:style>
    <style:style style:name="Tabla108.B4" style:family="table-cell">
      <style:table-cell-properties style:vertical-align="middle" fo:padding="0.097cm" fo:border-left="0.05pt solid #3465a4" fo:border-right="none" fo:border-top="none" fo:border-bottom="0.05pt solid #3465a4"/>
    </style:style>
    <style:style style:name="Tabla108.C4" style:family="table-cell">
      <style:table-cell-properties style:vertical-align="middle" fo:padding="0.097cm" fo:border-left="0.05pt solid #3465a4" fo:border-right="0.05pt solid #3465a4" fo:border-top="none" fo:border-bottom="0.05pt solid #3465a4"/>
    </style:style>
    <style:style style:name="Tabla26" style:family="table">
      <style:table-properties style:width="14.739cm" table:align="right" style:writing-mode="lr-tb"/>
    </style:style>
    <style:style style:name="Tabla26.A" style:family="table-column">
      <style:table-column-properties style:column-width="0.649cm"/>
    </style:style>
    <style:style style:name="Tabla26.B" style:family="table-column">
      <style:table-column-properties style:column-width="5.842cm"/>
    </style:style>
    <style:style style:name="Tabla26.C" style:family="table-column">
      <style:table-column-properties style:column-width="0.612cm"/>
    </style:style>
    <style:style style:name="Tabla26.D" style:family="table-column">
      <style:table-column-properties style:column-width="7.636cm"/>
    </style:style>
    <style:style style:name="Tabla26.1" style:family="table-row">
      <style:table-row-properties style:min-row-height="0.601cm"/>
    </style:style>
    <style:style style:name="Tabla26.A1" style:family="table-cell">
      <style:table-cell-properties style:vertical-align="middle" fo:background-color="#7da7d8" fo:padding="0.097cm" fo:border-left="0.05pt solid #3465a4" fo:border-right="none" fo:border-top="0.05pt solid #3465a4" fo:border-bottom="0.05pt solid #3465a4">
        <style:background-image/>
      </style:table-cell-properties>
    </style:style>
    <style:style style:name="Tabla26.D1" style:family="table-cell">
      <style:table-cell-properties style:vertical-align="middle" fo:background-color="#7da7d8" fo:padding="0.097cm" fo:border="0.05pt solid #3465a4">
        <style:background-image/>
      </style:table-cell-properties>
    </style:style>
    <style:style style:name="Tabla26.A2" style:family="table-cell">
      <style:table-cell-properties style:vertical-align="middle" fo:padding="0.097cm" fo:border-left="0.05pt solid #3465a4" fo:border-right="none" fo:border-top="none" fo:border-bottom="0.05pt solid #3465a4"/>
    </style:style>
    <style:style style:name="Tabla26.B2" style:family="table-cell">
      <style:table-cell-properties style:vertical-align="middle" fo:padding="0.097cm" fo:border-left="0.05pt solid #3465a4" fo:border-right="none" fo:border-top="none" fo:border-bottom="0.05pt solid #3465a4"/>
    </style:style>
    <style:style style:name="Tabla26.C2" style:family="table-cell">
      <style:table-cell-properties style:vertical-align="middle" fo:padding="0.097cm" fo:border-left="0.05pt solid #3465a4" fo:border-right="none" fo:border-top="none" fo:border-bottom="0.05pt solid #3465a4"/>
    </style:style>
    <style:style style:name="Tabla26.D2" style:family="table-cell">
      <style:table-cell-properties style:vertical-align="middle" fo:padding="0.097cm" fo:border-left="0.05pt solid #3465a4" fo:border-right="0.05pt solid #3465a4" fo:border-top="none" fo:border-bottom="0.05pt solid #3465a4"/>
    </style:style>
    <style:style style:name="Tabla26.A3" style:family="table-cell">
      <style:table-cell-properties style:vertical-align="middle" fo:padding="0.097cm" fo:border-left="0.05pt solid #3465a4" fo:border-right="none" fo:border-top="none" fo:border-bottom="0.05pt solid #3465a4"/>
    </style:style>
    <style:style style:name="Tabla26.B3" style:family="table-cell">
      <style:table-cell-properties style:vertical-align="middle" fo:padding="0.097cm" fo:border-left="0.05pt solid #3465a4" fo:border-right="none" fo:border-top="none" fo:border-bottom="0.05pt solid #3465a4"/>
    </style:style>
    <style:style style:name="Tabla26.C3" style:family="table-cell">
      <style:table-cell-properties style:vertical-align="middle" fo:padding="0.097cm" fo:border-left="0.05pt solid #3465a4" fo:border-right="none" fo:border-top="none" fo:border-bottom="0.05pt solid #3465a4"/>
    </style:style>
    <style:style style:name="Tabla26.D3" style:family="table-cell">
      <style:table-cell-properties style:vertical-align="middle" fo:padding="0.097cm" fo:border-left="0.05pt solid #3465a4" fo:border-right="0.05pt solid #3465a4" fo:border-top="none" fo:border-bottom="0.05pt solid #3465a4"/>
    </style:style>
    <style:style style:name="Tabla27" style:family="table">
      <style:table-properties style:width="14.739cm" table:align="right" style:writing-mode="lr-tb"/>
    </style:style>
    <style:style style:name="Tabla27.A" style:family="table-column">
      <style:table-column-properties style:column-width="1.011cm"/>
    </style:style>
    <style:style style:name="Tabla27.B" style:family="table-column">
      <style:table-column-properties style:column-width="5.579cm"/>
    </style:style>
    <style:style style:name="Tabla27.C" style:family="table-column">
      <style:table-column-properties style:column-width="8.149cm"/>
    </style:style>
    <style:style style:name="Tabla27.1" style:family="table-row">
      <style:table-row-properties style:min-row-height="0.601cm"/>
    </style:style>
    <style:style style:name="Tabla27.A1" style:family="table-cell">
      <style:table-cell-properties style:vertical-align="middle" fo:background-color="#7da7d8" fo:padding="0.097cm" fo:border-left="0.05pt solid #3465a4" fo:border-right="none" fo:border-top="0.05pt solid #3465a4" fo:border-bottom="0.05pt solid #3465a4">
        <style:background-image/>
      </style:table-cell-properties>
    </style:style>
    <style:style style:name="Tabla27.C1" style:family="table-cell">
      <style:table-cell-properties style:vertical-align="middle" fo:background-color="#7da7d8" fo:padding="0.097cm" fo:border="0.05pt solid #3465a4">
        <style:background-image/>
      </style:table-cell-properties>
    </style:style>
    <style:style style:name="Tabla27.A2" style:family="table-cell">
      <style:table-cell-properties style:vertical-align="middle" fo:padding="0.097cm" fo:border-left="0.05pt solid #3465a4" fo:border-right="none" fo:border-top="none" fo:border-bottom="0.05pt solid #3465a4"/>
    </style:style>
    <style:style style:name="Tabla27.B2" style:family="table-cell">
      <style:table-cell-properties style:vertical-align="middle" fo:padding="0.097cm" fo:border-left="0.05pt solid #3465a4" fo:border-right="none" fo:border-top="none" fo:border-bottom="0.05pt solid #3465a4"/>
    </style:style>
    <style:style style:name="Tabla27.C2" style:family="table-cell">
      <style:table-cell-properties fo:padding="0.097cm" fo:border-left="0.05pt solid #3465a4" fo:border-right="0.05pt solid #3465a4" fo:border-top="none" fo:border-bottom="0.05pt solid #3465a4"/>
    </style:style>
    <style:style style:name="Tabla27.A3" style:family="table-cell">
      <style:table-cell-properties style:vertical-align="middle" fo:padding="0.097cm" fo:border-left="0.05pt solid #3465a4" fo:border-right="none" fo:border-top="none" fo:border-bottom="0.05pt solid #3465a4"/>
    </style:style>
    <style:style style:name="Tabla27.B3" style:family="table-cell">
      <style:table-cell-properties style:vertical-align="middle" fo:padding="0.097cm" fo:border-left="0.05pt solid #3465a4" fo:border-right="none" fo:border-top="none" fo:border-bottom="0.05pt solid #3465a4"/>
    </style:style>
    <style:style style:name="Tabla27.C3" style:family="table-cell">
      <style:table-cell-properties style:vertical-align="middle" fo:padding="0.097cm" fo:border-left="0.05pt solid #3465a4" fo:border-right="0.05pt solid #3465a4" fo:border-top="none" fo:border-bottom="0.05pt solid #3465a4"/>
    </style:style>
    <style:style style:name="Tabla27.A4" style:family="table-cell">
      <style:table-cell-properties style:vertical-align="middle" fo:padding="0.097cm" fo:border-left="0.05pt solid #3465a4" fo:border-right="none" fo:border-top="none" fo:border-bottom="0.05pt solid #3465a4"/>
    </style:style>
    <style:style style:name="Tabla27.B4" style:family="table-cell">
      <style:table-cell-properties style:vertical-align="middle" fo:padding="0.097cm" fo:border-left="0.05pt solid #3465a4" fo:border-right="none" fo:border-top="none" fo:border-bottom="0.05pt solid #3465a4"/>
    </style:style>
    <style:style style:name="Tabla27.C4" style:family="table-cell">
      <style:table-cell-properties fo:padding="0.097cm" fo:border-left="0.05pt solid #3465a4" fo:border-right="0.05pt solid #3465a4" fo:border-top="none" fo:border-bottom="0.05pt solid #3465a4"/>
    </style:style>
    <style:style style:name="Tabla28" style:family="table">
      <style:table-properties style:width="14.739cm" table:align="right" style:writing-mode="lr-tb"/>
    </style:style>
    <style:style style:name="Tabla28.A" style:family="table-column">
      <style:table-column-properties style:column-width="0.649cm"/>
    </style:style>
    <style:style style:name="Tabla28.B" style:family="table-column">
      <style:table-column-properties style:column-width="5.842cm"/>
    </style:style>
    <style:style style:name="Tabla28.C" style:family="table-column">
      <style:table-column-properties style:column-width="0.612cm"/>
    </style:style>
    <style:style style:name="Tabla28.D" style:family="table-column">
      <style:table-column-properties style:column-width="7.636cm"/>
    </style:style>
    <style:style style:name="Tabla28.1" style:family="table-row">
      <style:table-row-properties style:min-row-height="0.601cm"/>
    </style:style>
    <style:style style:name="Tabla28.A1" style:family="table-cell">
      <style:table-cell-properties style:vertical-align="middle" fo:background-color="#7da7d8" fo:padding="0.097cm" fo:border-left="0.05pt solid #3465a4" fo:border-right="none" fo:border-top="0.05pt solid #3465a4" fo:border-bottom="0.05pt solid #3465a4">
        <style:background-image/>
      </style:table-cell-properties>
    </style:style>
    <style:style style:name="Tabla28.D1" style:family="table-cell">
      <style:table-cell-properties style:vertical-align="middle" fo:background-color="#7da7d8" fo:padding="0.097cm" fo:border="0.05pt solid #3465a4">
        <style:background-image/>
      </style:table-cell-properties>
    </style:style>
    <style:style style:name="Tabla28.A2" style:family="table-cell">
      <style:table-cell-properties style:vertical-align="middle" fo:padding="0.097cm" fo:border-left="0.05pt solid #3465a4" fo:border-right="none" fo:border-top="none" fo:border-bottom="0.05pt solid #3465a4"/>
    </style:style>
    <style:style style:name="Tabla28.B2" style:family="table-cell">
      <style:table-cell-properties style:vertical-align="middle" fo:padding="0.097cm" fo:border-left="0.05pt solid #3465a4" fo:border-right="none" fo:border-top="none" fo:border-bottom="0.05pt solid #3465a4"/>
    </style:style>
    <style:style style:name="Tabla28.C2" style:family="table-cell">
      <style:table-cell-properties style:vertical-align="middle" fo:padding="0.097cm" fo:border-left="0.05pt solid #3465a4" fo:border-right="none" fo:border-top="none" fo:border-bottom="0.05pt solid #3465a4"/>
    </style:style>
    <style:style style:name="Tabla28.D2" style:family="table-cell">
      <style:table-cell-properties fo:padding="0.097cm" fo:border-left="0.05pt solid #3465a4" fo:border-right="0.05pt solid #3465a4" fo:border-top="none" fo:border-bottom="0.05pt solid #3465a4"/>
    </style:style>
    <style:style style:name="Tabla28.A3" style:family="table-cell">
      <style:table-cell-properties style:vertical-align="middle" fo:padding="0.097cm" fo:border-left="0.05pt solid #3465a4" fo:border-right="none" fo:border-top="none" fo:border-bottom="0.05pt solid #3465a4"/>
    </style:style>
    <style:style style:name="Tabla28.B3" style:family="table-cell">
      <style:table-cell-properties style:vertical-align="middle" fo:padding="0.097cm" fo:border-left="0.05pt solid #3465a4" fo:border-right="none" fo:border-top="none" fo:border-bottom="0.05pt solid #3465a4"/>
    </style:style>
    <style:style style:name="Tabla28.C3" style:family="table-cell">
      <style:table-cell-properties style:vertical-align="middle" fo:padding="0.097cm" fo:border-left="0.05pt solid #3465a4" fo:border-right="none" fo:border-top="none" fo:border-bottom="0.05pt solid #3465a4"/>
    </style:style>
    <style:style style:name="Tabla28.D3" style:family="table-cell">
      <style:table-cell-properties fo:padding="0.097cm" fo:border-left="0.05pt solid #3465a4" fo:border-right="0.05pt solid #3465a4" fo:border-top="none" fo:border-bottom="0.05pt solid #3465a4"/>
    </style:style>
    <style:style style:name="Tabla29" style:family="table">
      <style:table-properties style:width="14.739cm" table:align="right" style:writing-mode="lr-tb"/>
    </style:style>
    <style:style style:name="Tabla29.A" style:family="table-column">
      <style:table-column-properties style:column-width="1.011cm"/>
    </style:style>
    <style:style style:name="Tabla29.B" style:family="table-column">
      <style:table-column-properties style:column-width="5.579cm"/>
    </style:style>
    <style:style style:name="Tabla29.C" style:family="table-column">
      <style:table-column-properties style:column-width="8.149cm"/>
    </style:style>
    <style:style style:name="Tabla29.1" style:family="table-row">
      <style:table-row-properties style:min-row-height="0.601cm"/>
    </style:style>
    <style:style style:name="Tabla29.A1" style:family="table-cell">
      <style:table-cell-properties style:vertical-align="middle" fo:background-color="#7da7d8" fo:padding="0.097cm" fo:border-left="0.05pt solid #3465a4" fo:border-right="none" fo:border-top="0.05pt solid #3465a4" fo:border-bottom="0.05pt solid #3465a4">
        <style:background-image/>
      </style:table-cell-properties>
    </style:style>
    <style:style style:name="Tabla29.C1" style:family="table-cell">
      <style:table-cell-properties style:vertical-align="middle" fo:background-color="#7da7d8" fo:padding="0.097cm" fo:border="0.05pt solid #3465a4">
        <style:background-image/>
      </style:table-cell-properties>
    </style:style>
    <style:style style:name="Tabla29.A2" style:family="table-cell">
      <style:table-cell-properties style:vertical-align="middle" fo:padding="0.097cm" fo:border-left="0.05pt solid #3465a4" fo:border-right="none" fo:border-top="none" fo:border-bottom="0.05pt solid #3465a4"/>
    </style:style>
    <style:style style:name="Tabla29.B2" style:family="table-cell">
      <style:table-cell-properties style:vertical-align="middle" fo:padding="0.097cm" fo:border-left="0.05pt solid #3465a4" fo:border-right="none" fo:border-top="none" fo:border-bottom="0.05pt solid #3465a4"/>
    </style:style>
    <style:style style:name="Tabla29.C2" style:family="table-cell">
      <style:table-cell-properties fo:padding="0.097cm" fo:border-left="0.05pt solid #3465a4" fo:border-right="0.05pt solid #3465a4" fo:border-top="none" fo:border-bottom="0.05pt solid #3465a4"/>
    </style:style>
    <style:style style:name="Tabla30" style:family="table">
      <style:table-properties style:width="14.739cm" table:align="right" style:writing-mode="lr-tb"/>
    </style:style>
    <style:style style:name="Tabla30.A" style:family="table-column">
      <style:table-column-properties style:column-width="0.649cm"/>
    </style:style>
    <style:style style:name="Tabla30.B" style:family="table-column">
      <style:table-column-properties style:column-width="5.842cm"/>
    </style:style>
    <style:style style:name="Tabla30.C" style:family="table-column">
      <style:table-column-properties style:column-width="0.612cm"/>
    </style:style>
    <style:style style:name="Tabla30.D" style:family="table-column">
      <style:table-column-properties style:column-width="7.636cm"/>
    </style:style>
    <style:style style:name="Tabla30.1" style:family="table-row">
      <style:table-row-properties style:min-row-height="0.601cm"/>
    </style:style>
    <style:style style:name="Tabla30.A1" style:family="table-cell">
      <style:table-cell-properties style:vertical-align="middle" fo:background-color="#7da7d8" fo:padding="0.097cm" fo:border-left="0.05pt solid #3465a4" fo:border-right="none" fo:border-top="0.05pt solid #3465a4" fo:border-bottom="0.05pt solid #3465a4">
        <style:background-image/>
      </style:table-cell-properties>
    </style:style>
    <style:style style:name="Tabla30.D1" style:family="table-cell">
      <style:table-cell-properties style:vertical-align="middle" fo:background-color="#7da7d8" fo:padding="0.097cm" fo:border="0.05pt solid #3465a4">
        <style:background-image/>
      </style:table-cell-properties>
    </style:style>
    <style:style style:name="Tabla30.A2" style:family="table-cell">
      <style:table-cell-properties style:vertical-align="middle" fo:padding="0.097cm" fo:border-left="0.05pt solid #3465a4" fo:border-right="none" fo:border-top="none" fo:border-bottom="0.05pt solid #3465a4"/>
    </style:style>
    <style:style style:name="Tabla30.B2" style:family="table-cell">
      <style:table-cell-properties style:vertical-align="middle" fo:padding="0.097cm" fo:border-left="0.05pt solid #3465a4" fo:border-right="none" fo:border-top="none" fo:border-bottom="0.05pt solid #3465a4"/>
    </style:style>
    <style:style style:name="Tabla30.C2" style:family="table-cell">
      <style:table-cell-properties fo:padding="0.097cm" fo:border-left="0.05pt solid #3465a4" fo:border-right="none" fo:border-top="none" fo:border-bottom="0.05pt solid #3465a4"/>
    </style:style>
    <style:style style:name="Tabla30.D2" style:family="table-cell">
      <style:table-cell-properties fo:padding="0.097cm" fo:border-left="0.05pt solid #3465a4" fo:border-right="0.05pt solid #3465a4" fo:border-top="none" fo:border-bottom="0.05pt solid #3465a4"/>
    </style:style>
    <style:style style:name="Tabla30.A3" style:family="table-cell">
      <style:table-cell-properties style:vertical-align="middle" fo:padding="0.097cm" fo:border-left="0.05pt solid #3465a4" fo:border-right="none" fo:border-top="none" fo:border-bottom="0.05pt solid #3465a4"/>
    </style:style>
    <style:style style:name="Tabla30.B3" style:family="table-cell">
      <style:table-cell-properties style:vertical-align="middle" fo:padding="0.097cm" fo:border-left="0.05pt solid #3465a4" fo:border-right="none" fo:border-top="none" fo:border-bottom="0.05pt solid #3465a4"/>
    </style:style>
    <style:style style:name="Tabla30.C3" style:family="table-cell">
      <style:table-cell-properties fo:padding="0.097cm" fo:border-left="0.05pt solid #3465a4" fo:border-right="none" fo:border-top="none" fo:border-bottom="0.05pt solid #3465a4"/>
    </style:style>
    <style:style style:name="Tabla30.D3" style:family="table-cell">
      <style:table-cell-properties fo:padding="0.097cm" fo:border-left="0.05pt solid #3465a4" fo:border-right="0.05pt solid #3465a4" fo:border-top="none" fo:border-bottom="0.05pt solid #3465a4"/>
    </style:style>
    <style:style style:name="Tabla31" style:family="table">
      <style:table-properties style:width="14.739cm" table:align="right" style:writing-mode="lr-tb"/>
    </style:style>
    <style:style style:name="Tabla31.A" style:family="table-column">
      <style:table-column-properties style:column-width="1.011cm"/>
    </style:style>
    <style:style style:name="Tabla31.B" style:family="table-column">
      <style:table-column-properties style:column-width="5.579cm"/>
    </style:style>
    <style:style style:name="Tabla31.C" style:family="table-column">
      <style:table-column-properties style:column-width="8.149cm"/>
    </style:style>
    <style:style style:name="Tabla31.1" style:family="table-row">
      <style:table-row-properties style:min-row-height="0.601cm"/>
    </style:style>
    <style:style style:name="Tabla31.A1" style:family="table-cell">
      <style:table-cell-properties style:vertical-align="middle" fo:background-color="#7da7d8" fo:padding="0.097cm" fo:border-left="0.05pt solid #3465a4" fo:border-right="none" fo:border-top="0.05pt solid #3465a4" fo:border-bottom="0.05pt solid #3465a4">
        <style:background-image/>
      </style:table-cell-properties>
    </style:style>
    <style:style style:name="Tabla31.C1" style:family="table-cell">
      <style:table-cell-properties style:vertical-align="middle" fo:background-color="#7da7d8" fo:padding="0.097cm" fo:border="0.05pt solid #3465a4">
        <style:background-image/>
      </style:table-cell-properties>
    </style:style>
    <style:style style:name="Tabla31.A2" style:family="table-cell">
      <style:table-cell-properties style:vertical-align="middle" fo:padding="0.097cm" fo:border-left="0.05pt solid #3465a4" fo:border-right="none" fo:border-top="none" fo:border-bottom="0.05pt solid #3465a4"/>
    </style:style>
    <style:style style:name="Tabla31.B2" style:family="table-cell">
      <style:table-cell-properties style:vertical-align="middle" fo:padding="0.097cm" fo:border-left="0.05pt solid #3465a4" fo:border-right="none" fo:border-top="none" fo:border-bottom="0.05pt solid #3465a4"/>
    </style:style>
    <style:style style:name="Tabla31.C2" style:family="table-cell">
      <style:table-cell-properties fo:padding="0.097cm" fo:border-left="0.05pt solid #3465a4" fo:border-right="0.05pt solid #3465a4" fo:border-top="none" fo:border-bottom="0.05pt solid #3465a4"/>
    </style:style>
    <style:style style:name="Tabla32" style:family="table">
      <style:table-properties style:width="14.739cm" table:align="right" style:writing-mode="lr-tb"/>
    </style:style>
    <style:style style:name="Tabla32.A" style:family="table-column">
      <style:table-column-properties style:column-width="0.649cm"/>
    </style:style>
    <style:style style:name="Tabla32.B" style:family="table-column">
      <style:table-column-properties style:column-width="5.842cm"/>
    </style:style>
    <style:style style:name="Tabla32.C" style:family="table-column">
      <style:table-column-properties style:column-width="0.612cm"/>
    </style:style>
    <style:style style:name="Tabla32.D" style:family="table-column">
      <style:table-column-properties style:column-width="7.636cm"/>
    </style:style>
    <style:style style:name="Tabla32.1" style:family="table-row">
      <style:table-row-properties style:min-row-height="0.601cm"/>
    </style:style>
    <style:style style:name="Tabla32.A1" style:family="table-cell">
      <style:table-cell-properties style:vertical-align="middle" fo:background-color="#7da7d8" fo:padding="0.097cm" fo:border-left="0.05pt solid #3465a4" fo:border-right="none" fo:border-top="0.05pt solid #3465a4" fo:border-bottom="0.05pt solid #3465a4">
        <style:background-image/>
      </style:table-cell-properties>
    </style:style>
    <style:style style:name="Tabla32.D1" style:family="table-cell">
      <style:table-cell-properties style:vertical-align="middle" fo:background-color="#7da7d8" fo:padding="0.097cm" fo:border="0.05pt solid #3465a4">
        <style:background-image/>
      </style:table-cell-properties>
    </style:style>
    <style:style style:name="Tabla32.A2" style:family="table-cell">
      <style:table-cell-properties style:vertical-align="middle" fo:padding="0.097cm" fo:border-left="0.05pt solid #3465a4" fo:border-right="none" fo:border-top="none" fo:border-bottom="0.05pt solid #3465a4"/>
    </style:style>
    <style:style style:name="Tabla32.B2" style:family="table-cell">
      <style:table-cell-properties style:vertical-align="middle" fo:padding="0.097cm" fo:border-left="0.05pt solid #3465a4" fo:border-right="none" fo:border-top="none" fo:border-bottom="0.05pt solid #3465a4"/>
    </style:style>
    <style:style style:name="Tabla32.C2" style:family="table-cell">
      <style:table-cell-properties style:vertical-align="middle" fo:padding="0.097cm" fo:border-left="0.05pt solid #3465a4" fo:border-right="none" fo:border-top="none" fo:border-bottom="0.05pt solid #3465a4"/>
    </style:style>
    <style:style style:name="Tabla32.D2" style:family="table-cell">
      <style:table-cell-properties fo:padding="0.097cm" fo:border-left="0.05pt solid #3465a4" fo:border-right="0.05pt solid #3465a4" fo:border-top="none" fo:border-bottom="0.05pt solid #3465a4"/>
    </style:style>
    <style:style style:name="Tabla32.A3" style:family="table-cell">
      <style:table-cell-properties style:vertical-align="middle" fo:padding="0.097cm" fo:border-left="0.05pt solid #3465a4" fo:border-right="none" fo:border-top="none" fo:border-bottom="0.05pt solid #3465a4"/>
    </style:style>
    <style:style style:name="Tabla32.B3" style:family="table-cell">
      <style:table-cell-properties style:vertical-align="middle" fo:padding="0.097cm" fo:border-left="0.05pt solid #3465a4" fo:border-right="none" fo:border-top="none" fo:border-bottom="0.05pt solid #3465a4"/>
    </style:style>
    <style:style style:name="Tabla32.C3" style:family="table-cell">
      <style:table-cell-properties style:vertical-align="middle" fo:padding="0.097cm" fo:border-left="0.05pt solid #3465a4" fo:border-right="none" fo:border-top="none" fo:border-bottom="0.05pt solid #3465a4"/>
    </style:style>
    <style:style style:name="Tabla32.D3" style:family="table-cell">
      <style:table-cell-properties fo:padding="0.097cm" fo:border-left="0.05pt solid #3465a4" fo:border-right="0.05pt solid #3465a4" fo:border-top="none" fo:border-bottom="0.05pt solid #3465a4"/>
    </style:style>
    <style:style style:name="Tabla33" style:family="table">
      <style:table-properties style:width="14.739cm" table:align="right" style:writing-mode="lr-tb"/>
    </style:style>
    <style:style style:name="Tabla33.A" style:family="table-column">
      <style:table-column-properties style:column-width="1.011cm"/>
    </style:style>
    <style:style style:name="Tabla33.B" style:family="table-column">
      <style:table-column-properties style:column-width="5.579cm"/>
    </style:style>
    <style:style style:name="Tabla33.C" style:family="table-column">
      <style:table-column-properties style:column-width="8.149cm"/>
    </style:style>
    <style:style style:name="Tabla33.1" style:family="table-row">
      <style:table-row-properties style:min-row-height="0.601cm"/>
    </style:style>
    <style:style style:name="Tabla33.A1" style:family="table-cell">
      <style:table-cell-properties style:vertical-align="middle" fo:background-color="#7da7d8" fo:padding="0.097cm" fo:border-left="0.05pt solid #3465a4" fo:border-right="none" fo:border-top="0.05pt solid #3465a4" fo:border-bottom="0.05pt solid #3465a4">
        <style:background-image/>
      </style:table-cell-properties>
    </style:style>
    <style:style style:name="Tabla33.C1" style:family="table-cell">
      <style:table-cell-properties style:vertical-align="middle" fo:background-color="#7da7d8" fo:padding="0.097cm" fo:border="0.05pt solid #3465a4">
        <style:background-image/>
      </style:table-cell-properties>
    </style:style>
    <style:style style:name="Tabla33.A2" style:family="table-cell">
      <style:table-cell-properties style:vertical-align="middle" fo:padding="0.097cm" fo:border-left="0.05pt solid #3465a4" fo:border-right="none" fo:border-top="none" fo:border-bottom="0.05pt solid #3465a4"/>
    </style:style>
    <style:style style:name="Tabla33.B2" style:family="table-cell">
      <style:table-cell-properties style:vertical-align="middle" fo:padding="0.097cm" fo:border-left="0.05pt solid #3465a4" fo:border-right="none" fo:border-top="none" fo:border-bottom="0.05pt solid #3465a4"/>
    </style:style>
    <style:style style:name="Tabla33.C2" style:family="table-cell">
      <style:table-cell-properties fo:padding="0.097cm" fo:border-left="0.05pt solid #3465a4" fo:border-right="0.05pt solid #3465a4" fo:border-top="none" fo:border-bottom="0.05pt solid #3465a4"/>
    </style:style>
    <style:style style:name="Tabla34" style:family="table">
      <style:table-properties style:width="14.739cm" table:align="right" style:writing-mode="lr-tb"/>
    </style:style>
    <style:style style:name="Tabla34.A" style:family="table-column">
      <style:table-column-properties style:column-width="0.649cm"/>
    </style:style>
    <style:style style:name="Tabla34.B" style:family="table-column">
      <style:table-column-properties style:column-width="5.842cm"/>
    </style:style>
    <style:style style:name="Tabla34.C" style:family="table-column">
      <style:table-column-properties style:column-width="0.706cm"/>
    </style:style>
    <style:style style:name="Tabla34.D" style:family="table-column">
      <style:table-column-properties style:column-width="7.542cm"/>
    </style:style>
    <style:style style:name="Tabla34.1" style:family="table-row">
      <style:table-row-properties style:min-row-height="0.601cm"/>
    </style:style>
    <style:style style:name="Tabla34.A1" style:family="table-cell">
      <style:table-cell-properties style:vertical-align="middle" fo:background-color="#7da7d8" fo:padding="0.097cm" fo:border-left="0.05pt solid #3465a4" fo:border-right="none" fo:border-top="0.05pt solid #3465a4" fo:border-bottom="0.05pt solid #3465a4">
        <style:background-image/>
      </style:table-cell-properties>
    </style:style>
    <style:style style:name="Tabla34.D1" style:family="table-cell">
      <style:table-cell-properties style:vertical-align="middle" fo:background-color="#7da7d8" fo:padding="0.097cm" fo:border="0.05pt solid #3465a4">
        <style:background-image/>
      </style:table-cell-properties>
    </style:style>
    <style:style style:name="Tabla34.A2" style:family="table-cell">
      <style:table-cell-properties style:vertical-align="middle" fo:padding="0.097cm" fo:border-left="0.05pt solid #3465a4" fo:border-right="none" fo:border-top="none" fo:border-bottom="0.05pt solid #3465a4"/>
    </style:style>
    <style:style style:name="Tabla34.B2" style:family="table-cell">
      <style:table-cell-properties style:vertical-align="middle" fo:padding="0.097cm" fo:border-left="0.05pt solid #3465a4" fo:border-right="none" fo:border-top="none" fo:border-bottom="0.05pt solid #3465a4"/>
    </style:style>
    <style:style style:name="Tabla34.C2" style:family="table-cell">
      <style:table-cell-properties style:vertical-align="middle" fo:padding="0.097cm" fo:border-left="0.05pt solid #3465a4" fo:border-right="none" fo:border-top="none" fo:border-bottom="0.05pt solid #3465a4"/>
    </style:style>
    <style:style style:name="Tabla34.D2" style:family="table-cell">
      <style:table-cell-properties fo:padding="0.097cm" fo:border-left="0.05pt solid #3465a4" fo:border-right="0.05pt solid #3465a4" fo:border-top="none" fo:border-bottom="0.05pt solid #3465a4"/>
    </style:style>
    <style:style style:name="Tabla34.A3" style:family="table-cell">
      <style:table-cell-properties style:vertical-align="middle" fo:padding="0.097cm" fo:border-left="0.05pt solid #3465a4" fo:border-right="none" fo:border-top="none" fo:border-bottom="0.05pt solid #3465a4"/>
    </style:style>
    <style:style style:name="Tabla34.B3" style:family="table-cell">
      <style:table-cell-properties style:vertical-align="middle" fo:padding="0.097cm" fo:border-left="0.05pt solid #3465a4" fo:border-right="none" fo:border-top="none" fo:border-bottom="0.05pt solid #3465a4"/>
    </style:style>
    <style:style style:name="Tabla34.C3" style:family="table-cell">
      <style:table-cell-properties style:vertical-align="middle" fo:padding="0.097cm" fo:border-left="0.05pt solid #3465a4" fo:border-right="none" fo:border-top="none" fo:border-bottom="0.05pt solid #3465a4"/>
    </style:style>
    <style:style style:name="Tabla34.D3" style:family="table-cell">
      <style:table-cell-properties fo:padding="0.097cm" fo:border-left="0.05pt solid #3465a4" fo:border-right="0.05pt solid #3465a4" fo:border-top="none" fo:border-bottom="0.05pt solid #3465a4"/>
    </style:style>
    <style:style style:name="Tabla34.A4" style:family="table-cell">
      <style:table-cell-properties style:vertical-align="middle" fo:padding="0.097cm" fo:border-left="0.05pt solid #3465a4" fo:border-right="none" fo:border-top="none" fo:border-bottom="0.05pt solid #3465a4"/>
    </style:style>
    <style:style style:name="Tabla34.B4" style:family="table-cell">
      <style:table-cell-properties style:vertical-align="middle" fo:padding="0.097cm" fo:border-left="0.05pt solid #3465a4" fo:border-right="none" fo:border-top="none" fo:border-bottom="0.05pt solid #3465a4"/>
    </style:style>
    <style:style style:name="Tabla34.C4" style:family="table-cell">
      <style:table-cell-properties style:vertical-align="middle" fo:padding="0.097cm" fo:border-left="0.05pt solid #3465a4" fo:border-right="none" fo:border-top="none" fo:border-bottom="0.05pt solid #3465a4"/>
    </style:style>
    <style:style style:name="Tabla34.D4" style:family="table-cell">
      <style:table-cell-properties fo:padding="0.097cm" fo:border-left="0.05pt solid #3465a4" fo:border-right="0.05pt solid #3465a4" fo:border-top="none" fo:border-bottom="0.05pt solid #3465a4"/>
    </style:style>
    <style:style style:name="Tabla34.A5" style:family="table-cell">
      <style:table-cell-properties style:vertical-align="middle" fo:padding="0.097cm" fo:border-left="0.05pt solid #3465a4" fo:border-right="none" fo:border-top="none" fo:border-bottom="0.05pt solid #3465a4"/>
    </style:style>
    <style:style style:name="Tabla34.B5" style:family="table-cell">
      <style:table-cell-properties style:vertical-align="middle" fo:padding="0.097cm" fo:border-left="0.05pt solid #3465a4" fo:border-right="none" fo:border-top="none" fo:border-bottom="0.05pt solid #3465a4"/>
    </style:style>
    <style:style style:name="Tabla34.C5" style:family="table-cell">
      <style:table-cell-properties style:vertical-align="middle" fo:padding="0.097cm" fo:border-left="0.05pt solid #3465a4" fo:border-right="none" fo:border-top="none" fo:border-bottom="0.05pt solid #3465a4"/>
    </style:style>
    <style:style style:name="Tabla34.D5" style:family="table-cell">
      <style:table-cell-properties fo:padding="0.097cm" fo:border-left="0.05pt solid #3465a4" fo:border-right="0.05pt solid #3465a4" fo:border-top="none" fo:border-bottom="0.05pt solid #3465a4"/>
    </style:style>
    <style:style style:name="Tabla35" style:family="table">
      <style:table-properties style:width="14.739cm" table:align="right" style:writing-mode="lr-tb"/>
    </style:style>
    <style:style style:name="Tabla35.A" style:family="table-column">
      <style:table-column-properties style:column-width="1.011cm"/>
    </style:style>
    <style:style style:name="Tabla35.B" style:family="table-column">
      <style:table-column-properties style:column-width="5.579cm"/>
    </style:style>
    <style:style style:name="Tabla35.C" style:family="table-column">
      <style:table-column-properties style:column-width="8.149cm"/>
    </style:style>
    <style:style style:name="Tabla35.1" style:family="table-row">
      <style:table-row-properties style:min-row-height="0.601cm"/>
    </style:style>
    <style:style style:name="Tabla35.A1" style:family="table-cell">
      <style:table-cell-properties style:vertical-align="middle" fo:background-color="#7da7d8" fo:padding="0.097cm" fo:border-left="0.05pt solid #3465a4" fo:border-right="none" fo:border-top="0.05pt solid #3465a4" fo:border-bottom="0.05pt solid #3465a4">
        <style:background-image/>
      </style:table-cell-properties>
    </style:style>
    <style:style style:name="Tabla35.C1" style:family="table-cell">
      <style:table-cell-properties style:vertical-align="middle" fo:background-color="#7da7d8" fo:padding="0.097cm" fo:border="0.05pt solid #3465a4">
        <style:background-image/>
      </style:table-cell-properties>
    </style:style>
    <style:style style:name="Tabla35.A2" style:family="table-cell">
      <style:table-cell-properties style:vertical-align="middle" fo:padding="0.097cm" fo:border-left="0.05pt solid #3465a4" fo:border-right="none" fo:border-top="none" fo:border-bottom="0.05pt solid #3465a4"/>
    </style:style>
    <style:style style:name="Tabla35.B2" style:family="table-cell">
      <style:table-cell-properties style:vertical-align="middle" fo:padding="0.097cm" fo:border-left="0.05pt solid #3465a4" fo:border-right="none" fo:border-top="none" fo:border-bottom="0.05pt solid #3465a4"/>
    </style:style>
    <style:style style:name="Tabla35.C2" style:family="table-cell">
      <style:table-cell-properties fo:padding="0.097cm" fo:border-left="0.05pt solid #3465a4" fo:border-right="0.05pt solid #3465a4" fo:border-top="none" fo:border-bottom="0.05pt solid #3465a4"/>
    </style:style>
    <style:style style:name="Tabla35.A3" style:family="table-cell">
      <style:table-cell-properties style:vertical-align="middle" fo:padding="0.097cm" fo:border-left="0.05pt solid #3465a4" fo:border-right="none" fo:border-top="none" fo:border-bottom="0.05pt solid #3465a4"/>
    </style:style>
    <style:style style:name="Tabla35.B3" style:family="table-cell">
      <style:table-cell-properties style:vertical-align="middle" fo:padding="0.097cm" fo:border-left="0.05pt solid #3465a4" fo:border-right="none" fo:border-top="none" fo:border-bottom="0.05pt solid #3465a4"/>
    </style:style>
    <style:style style:name="Tabla35.C3" style:family="table-cell">
      <style:table-cell-properties fo:padding="0.097cm" fo:border-left="0.05pt solid #3465a4" fo:border-right="0.05pt solid #3465a4" fo:border-top="none" fo:border-bottom="0.05pt solid #3465a4"/>
    </style:style>
    <style:style style:name="Tabla35.A4" style:family="table-cell">
      <style:table-cell-properties style:vertical-align="middle" fo:padding="0.097cm" fo:border-left="0.05pt solid #3465a4" fo:border-right="none" fo:border-top="none" fo:border-bottom="0.05pt solid #3465a4"/>
    </style:style>
    <style:style style:name="Tabla35.B4" style:family="table-cell">
      <style:table-cell-properties style:vertical-align="middle" fo:padding="0.097cm" fo:border-left="0.05pt solid #3465a4" fo:border-right="none" fo:border-top="none" fo:border-bottom="0.05pt solid #3465a4"/>
    </style:style>
    <style:style style:name="Tabla35.C4" style:family="table-cell">
      <style:table-cell-properties fo:padding="0.097cm" fo:border-left="0.05pt solid #3465a4" fo:border-right="0.05pt solid #3465a4" fo:border-top="none" fo:border-bottom="0.05pt solid #3465a4"/>
    </style:style>
    <style:style style:name="Tabla36" style:family="table">
      <style:table-properties style:width="14.739cm" table:align="right" style:writing-mode="lr-tb"/>
    </style:style>
    <style:style style:name="Tabla36.A" style:family="table-column">
      <style:table-column-properties style:column-width="0.649cm"/>
    </style:style>
    <style:style style:name="Tabla36.B" style:family="table-column">
      <style:table-column-properties style:column-width="5.842cm"/>
    </style:style>
    <style:style style:name="Tabla36.C" style:family="table-column">
      <style:table-column-properties style:column-width="0.706cm"/>
    </style:style>
    <style:style style:name="Tabla36.D" style:family="table-column">
      <style:table-column-properties style:column-width="7.542cm"/>
    </style:style>
    <style:style style:name="Tabla36.1" style:family="table-row">
      <style:table-row-properties style:min-row-height="0.601cm"/>
    </style:style>
    <style:style style:name="Tabla36.A1" style:family="table-cell">
      <style:table-cell-properties style:vertical-align="middle" fo:background-color="#7da7d8" fo:padding="0.097cm" fo:border-left="0.05pt solid #3465a4" fo:border-right="none" fo:border-top="0.05pt solid #3465a4" fo:border-bottom="0.05pt solid #3465a4">
        <style:background-image/>
      </style:table-cell-properties>
    </style:style>
    <style:style style:name="Tabla36.D1" style:family="table-cell">
      <style:table-cell-properties style:vertical-align="middle" fo:background-color="#7da7d8" fo:padding="0.097cm" fo:border="0.05pt solid #3465a4">
        <style:background-image/>
      </style:table-cell-properties>
    </style:style>
    <style:style style:name="Tabla36.A2" style:family="table-cell">
      <style:table-cell-properties style:vertical-align="middle" fo:padding="0.097cm" fo:border-left="0.05pt solid #3465a4" fo:border-right="none" fo:border-top="none" fo:border-bottom="0.05pt solid #3465a4"/>
    </style:style>
    <style:style style:name="Tabla36.B2" style:family="table-cell">
      <style:table-cell-properties style:vertical-align="middle" fo:padding="0.097cm" fo:border-left="0.05pt solid #3465a4" fo:border-right="none" fo:border-top="none" fo:border-bottom="0.05pt solid #3465a4"/>
    </style:style>
    <style:style style:name="Tabla36.C2" style:family="table-cell">
      <style:table-cell-properties style:vertical-align="middle" fo:padding="0.097cm" fo:border-left="0.05pt solid #3465a4" fo:border-right="none" fo:border-top="none" fo:border-bottom="0.05pt solid #3465a4"/>
    </style:style>
    <style:style style:name="Tabla36.D2" style:family="table-cell">
      <style:table-cell-properties fo:padding="0.097cm" fo:border-left="0.05pt solid #3465a4" fo:border-right="0.05pt solid #3465a4" fo:border-top="none" fo:border-bottom="0.05pt solid #3465a4"/>
    </style:style>
    <style:style style:name="Tabla36.A3" style:family="table-cell">
      <style:table-cell-properties style:vertical-align="middle" fo:padding="0.097cm" fo:border-left="0.05pt solid #3465a4" fo:border-right="none" fo:border-top="none" fo:border-bottom="0.05pt solid #3465a4"/>
    </style:style>
    <style:style style:name="Tabla36.B3" style:family="table-cell">
      <style:table-cell-properties style:vertical-align="middle" fo:padding="0.097cm" fo:border-left="0.05pt solid #3465a4" fo:border-right="none" fo:border-top="none" fo:border-bottom="0.05pt solid #3465a4"/>
    </style:style>
    <style:style style:name="Tabla36.C3" style:family="table-cell">
      <style:table-cell-properties style:vertical-align="middle" fo:padding="0.097cm" fo:border-left="0.05pt solid #3465a4" fo:border-right="none" fo:border-top="none" fo:border-bottom="0.05pt solid #3465a4"/>
    </style:style>
    <style:style style:name="Tabla36.D3" style:family="table-cell">
      <style:table-cell-properties fo:padding="0.097cm" fo:border-left="0.05pt solid #3465a4" fo:border-right="0.05pt solid #3465a4" fo:border-top="none" fo:border-bottom="0.05pt solid #3465a4"/>
    </style:style>
    <style:style style:name="Tabla4" style:family="table">
      <style:table-properties style:width="14.739cm" table:align="right" style:writing-mode="lr-tb"/>
    </style:style>
    <style:style style:name="Tabla4.A" style:family="table-column">
      <style:table-column-properties style:column-width="1.011cm"/>
    </style:style>
    <style:style style:name="Tabla4.B" style:family="table-column">
      <style:table-column-properties style:column-width="5.579cm"/>
    </style:style>
    <style:style style:name="Tabla4.C" style:family="table-column">
      <style:table-column-properties style:column-width="8.149cm"/>
    </style:style>
    <style:style style:name="Tabla4.1" style:family="table-row">
      <style:table-row-properties style:min-row-height="0.601cm"/>
    </style:style>
    <style:style style:name="Tabla4.A1" style:family="table-cell">
      <style:table-cell-properties style:vertical-align="middle" fo:background-color="#7da7d8" fo:padding="0.097cm" fo:border-left="0.05pt solid #3465a4" fo:border-right="none" fo:border-top="0.05pt solid #3465a4" fo:border-bottom="0.05pt solid #3465a4">
        <style:background-image/>
      </style:table-cell-properties>
    </style:style>
    <style:style style:name="Tabla4.C1" style:family="table-cell">
      <style:table-cell-properties style:vertical-align="middle" fo:background-color="#7da7d8" fo:padding="0.097cm" fo:border="0.05pt solid #3465a4">
        <style:background-image/>
      </style:table-cell-properties>
    </style:style>
    <style:style style:name="Tabla4.A2" style:family="table-cell">
      <style:table-cell-properties style:vertical-align="middle" fo:padding="0.097cm" fo:border-left="0.05pt solid #3465a4" fo:border-right="none" fo:border-top="none" fo:border-bottom="0.05pt solid #3465a4"/>
    </style:style>
    <style:style style:name="Tabla4.B2" style:family="table-cell">
      <style:table-cell-properties style:vertical-align="middle" fo:padding="0.097cm" fo:border-left="0.05pt solid #3465a4" fo:border-right="none" fo:border-top="none" fo:border-bottom="0.05pt solid #3465a4"/>
    </style:style>
    <style:style style:name="Tabla4.C2" style:family="table-cell">
      <style:table-cell-properties fo:padding="0.097cm" fo:border-left="0.05pt solid #3465a4" fo:border-right="0.05pt solid #3465a4" fo:border-top="none" fo:border-bottom="0.05pt solid #3465a4"/>
    </style:style>
    <style:style style:name="Tabla39" style:family="table">
      <style:table-properties style:width="14.739cm" table:align="right" style:writing-mode="lr-tb"/>
    </style:style>
    <style:style style:name="Tabla39.A" style:family="table-column">
      <style:table-column-properties style:column-width="0.649cm"/>
    </style:style>
    <style:style style:name="Tabla39.B" style:family="table-column">
      <style:table-column-properties style:column-width="5.842cm"/>
    </style:style>
    <style:style style:name="Tabla39.C" style:family="table-column">
      <style:table-column-properties style:column-width="0.612cm"/>
    </style:style>
    <style:style style:name="Tabla39.D" style:family="table-column">
      <style:table-column-properties style:column-width="7.636cm"/>
    </style:style>
    <style:style style:name="Tabla39.1" style:family="table-row">
      <style:table-row-properties style:min-row-height="0.601cm"/>
    </style:style>
    <style:style style:name="Tabla39.A1" style:family="table-cell">
      <style:table-cell-properties style:vertical-align="middle" fo:background-color="#7da7d8" fo:padding="0.097cm" fo:border-left="0.05pt solid #3465a4" fo:border-right="none" fo:border-top="0.05pt solid #3465a4" fo:border-bottom="0.05pt solid #3465a4">
        <style:background-image/>
      </style:table-cell-properties>
    </style:style>
    <style:style style:name="Tabla39.D1" style:family="table-cell">
      <style:table-cell-properties style:vertical-align="middle" fo:background-color="#7da7d8" fo:padding="0.097cm" fo:border="0.05pt solid #3465a4">
        <style:background-image/>
      </style:table-cell-properties>
    </style:style>
    <style:style style:name="Tabla39.A2" style:family="table-cell">
      <style:table-cell-properties style:vertical-align="middle" fo:padding="0.097cm" fo:border-left="0.05pt solid #3465a4" fo:border-right="none" fo:border-top="none" fo:border-bottom="0.05pt solid #3465a4"/>
    </style:style>
    <style:style style:name="Tabla39.B2" style:family="table-cell">
      <style:table-cell-properties style:vertical-align="middle" fo:padding="0.097cm" fo:border-left="0.05pt solid #3465a4" fo:border-right="none" fo:border-top="none" fo:border-bottom="0.05pt solid #3465a4"/>
    </style:style>
    <style:style style:name="Tabla39.C2" style:family="table-cell">
      <style:table-cell-properties style:vertical-align="middle" fo:padding="0.097cm" fo:border-left="0.05pt solid #3465a4" fo:border-right="none" fo:border-top="none" fo:border-bottom="0.05pt solid #3465a4"/>
    </style:style>
    <style:style style:name="Tabla39.D2" style:family="table-cell">
      <style:table-cell-properties fo:padding="0.097cm" fo:border-left="0.05pt solid #3465a4" fo:border-right="0.05pt solid #3465a4" fo:border-top="none" fo:border-bottom="0.05pt solid #3465a4"/>
    </style:style>
    <style:style style:name="Tabla39.A3" style:family="table-cell">
      <style:table-cell-properties style:vertical-align="middle" fo:padding="0.097cm" fo:border-left="0.05pt solid #3465a4" fo:border-right="none" fo:border-top="none" fo:border-bottom="0.05pt solid #3465a4"/>
    </style:style>
    <style:style style:name="Tabla39.B3" style:family="table-cell">
      <style:table-cell-properties style:vertical-align="middle" fo:padding="0.097cm" fo:border-left="0.05pt solid #3465a4" fo:border-right="none" fo:border-top="none" fo:border-bottom="0.05pt solid #3465a4"/>
    </style:style>
    <style:style style:name="Tabla39.C3" style:family="table-cell">
      <style:table-cell-properties style:vertical-align="middle" fo:padding="0.097cm" fo:border-left="0.05pt solid #3465a4" fo:border-right="none" fo:border-top="none" fo:border-bottom="0.05pt solid #3465a4"/>
    </style:style>
    <style:style style:name="Tabla39.D3" style:family="table-cell">
      <style:table-cell-properties style:vertical-align="middle" fo:padding="0.097cm" fo:border-left="0.05pt solid #3465a4" fo:border-right="0.05pt solid #3465a4" fo:border-top="none" fo:border-bottom="0.05pt solid #3465a4"/>
    </style:style>
    <style:style style:name="Tabla39.A4" style:family="table-cell">
      <style:table-cell-properties style:vertical-align="middle" fo:padding="0.097cm" fo:border-left="0.05pt solid #3465a4" fo:border-right="none" fo:border-top="none" fo:border-bottom="0.05pt solid #3465a4"/>
    </style:style>
    <style:style style:name="Tabla39.B4" style:family="table-cell">
      <style:table-cell-properties style:vertical-align="middle" fo:padding="0.097cm" fo:border-left="0.05pt solid #3465a4" fo:border-right="none" fo:border-top="none" fo:border-bottom="0.05pt solid #3465a4"/>
    </style:style>
    <style:style style:name="Tabla39.C4" style:family="table-cell">
      <style:table-cell-properties style:vertical-align="middle" fo:padding="0.097cm" fo:border-left="0.05pt solid #3465a4" fo:border-right="none" fo:border-top="none" fo:border-bottom="0.05pt solid #3465a4"/>
    </style:style>
    <style:style style:name="Tabla39.D4" style:family="table-cell">
      <style:table-cell-properties fo:padding="0.097cm" fo:border-left="0.05pt solid #3465a4" fo:border-right="0.05pt solid #3465a4" fo:border-top="none" fo:border-bottom="0.05pt solid #3465a4"/>
    </style:style>
    <style:style style:name="Tabla39.A5" style:family="table-cell">
      <style:table-cell-properties style:vertical-align="middle" fo:padding="0.097cm" fo:border-left="0.05pt solid #3465a4" fo:border-right="none" fo:border-top="none" fo:border-bottom="0.05pt solid #3465a4"/>
    </style:style>
    <style:style style:name="Tabla39.B5" style:family="table-cell">
      <style:table-cell-properties style:vertical-align="middle" fo:padding="0.097cm" fo:border-left="0.05pt solid #3465a4" fo:border-right="none" fo:border-top="none" fo:border-bottom="0.05pt solid #3465a4"/>
    </style:style>
    <style:style style:name="Tabla39.C5" style:family="table-cell">
      <style:table-cell-properties style:vertical-align="middle" fo:padding="0.097cm" fo:border-left="0.05pt solid #3465a4" fo:border-right="none" fo:border-top="none" fo:border-bottom="0.05pt solid #3465a4"/>
    </style:style>
    <style:style style:name="Tabla39.D5" style:family="table-cell">
      <style:table-cell-properties fo:padding="0.097cm" fo:border-left="0.05pt solid #3465a4" fo:border-right="0.05pt solid #3465a4" fo:border-top="none" fo:border-bottom="0.05pt solid #3465a4"/>
    </style:style>
    <style:style style:name="Tabla39.A6" style:family="table-cell">
      <style:table-cell-properties style:vertical-align="middle" fo:padding="0.097cm" fo:border-left="0.05pt solid #3465a4" fo:border-right="none" fo:border-top="none" fo:border-bottom="0.05pt solid #3465a4"/>
    </style:style>
    <style:style style:name="Tabla39.B6" style:family="table-cell">
      <style:table-cell-properties style:vertical-align="middle" fo:padding="0.097cm" fo:border-left="0.05pt solid #3465a4" fo:border-right="none" fo:border-top="none" fo:border-bottom="0.05pt solid #3465a4"/>
    </style:style>
    <style:style style:name="Tabla39.C6" style:family="table-cell">
      <style:table-cell-properties style:vertical-align="middle" fo:padding="0.097cm" fo:border-left="0.05pt solid #3465a4" fo:border-right="none" fo:border-top="none" fo:border-bottom="0.05pt solid #3465a4"/>
    </style:style>
    <style:style style:name="Tabla39.D6" style:family="table-cell">
      <style:table-cell-properties fo:padding="0.097cm" fo:border-left="0.05pt solid #3465a4" fo:border-right="0.05pt solid #3465a4" fo:border-top="none" fo:border-bottom="0.05pt solid #3465a4"/>
    </style:style>
    <style:style style:name="Tabla40" style:family="table">
      <style:table-properties style:width="14.739cm" table:align="right" style:writing-mode="lr-tb"/>
    </style:style>
    <style:style style:name="Tabla40.A" style:family="table-column">
      <style:table-column-properties style:column-width="1.011cm"/>
    </style:style>
    <style:style style:name="Tabla40.B" style:family="table-column">
      <style:table-column-properties style:column-width="5.579cm"/>
    </style:style>
    <style:style style:name="Tabla40.C" style:family="table-column">
      <style:table-column-properties style:column-width="8.149cm"/>
    </style:style>
    <style:style style:name="Tabla40.1" style:family="table-row">
      <style:table-row-properties style:min-row-height="0.601cm"/>
    </style:style>
    <style:style style:name="Tabla40.A1" style:family="table-cell">
      <style:table-cell-properties style:vertical-align="middle" fo:background-color="#7da7d8" fo:padding="0.097cm" fo:border-left="0.05pt solid #3465a4" fo:border-right="none" fo:border-top="0.05pt solid #3465a4" fo:border-bottom="0.05pt solid #3465a4">
        <style:background-image/>
      </style:table-cell-properties>
    </style:style>
    <style:style style:name="Tabla40.C1" style:family="table-cell">
      <style:table-cell-properties style:vertical-align="middle" fo:background-color="#7da7d8" fo:padding="0.097cm" fo:border="0.05pt solid #3465a4">
        <style:background-image/>
      </style:table-cell-properties>
    </style:style>
    <style:style style:name="Tabla40.A2" style:family="table-cell">
      <style:table-cell-properties style:vertical-align="middle" fo:padding="0.097cm" fo:border-left="0.05pt solid #3465a4" fo:border-right="none" fo:border-top="none" fo:border-bottom="0.05pt solid #3465a4"/>
    </style:style>
    <style:style style:name="Tabla40.B2" style:family="table-cell">
      <style:table-cell-properties style:vertical-align="middle" fo:padding="0.097cm" fo:border-left="0.05pt solid #3465a4" fo:border-right="none" fo:border-top="none" fo:border-bottom="0.05pt solid #3465a4"/>
    </style:style>
    <style:style style:name="Tabla40.C2" style:family="table-cell">
      <style:table-cell-properties style:vertical-align="middle" fo:padding="0.097cm" fo:border-left="0.05pt solid #3465a4" fo:border-right="0.05pt solid #3465a4" fo:border-top="none" fo:border-bottom="0.05pt solid #3465a4"/>
    </style:style>
    <style:style style:name="Tabla40.A3" style:family="table-cell">
      <style:table-cell-properties style:vertical-align="middle" fo:padding="0.097cm" fo:border-left="0.05pt solid #3465a4" fo:border-right="none" fo:border-top="none" fo:border-bottom="0.05pt solid #3465a4"/>
    </style:style>
    <style:style style:name="Tabla40.B3" style:family="table-cell">
      <style:table-cell-properties style:vertical-align="middle" fo:padding="0.097cm" fo:border-left="0.05pt solid #3465a4" fo:border-right="none" fo:border-top="none" fo:border-bottom="0.05pt solid #3465a4"/>
    </style:style>
    <style:style style:name="Tabla40.C3" style:family="table-cell">
      <style:table-cell-properties style:vertical-align="middle" fo:padding="0.097cm" fo:border-left="0.05pt solid #3465a4" fo:border-right="0.05pt solid #3465a4" fo:border-top="none" fo:border-bottom="0.05pt solid #3465a4"/>
    </style:style>
    <style:style style:name="Tabla40.A4" style:family="table-cell">
      <style:table-cell-properties style:vertical-align="middle" fo:padding="0.097cm" fo:border-left="0.05pt solid #3465a4" fo:border-right="none" fo:border-top="none" fo:border-bottom="0.05pt solid #3465a4"/>
    </style:style>
    <style:style style:name="Tabla40.B4" style:family="table-cell">
      <style:table-cell-properties style:vertical-align="middle" fo:padding="0.097cm" fo:border-left="0.05pt solid #3465a4" fo:border-right="none" fo:border-top="none" fo:border-bottom="0.05pt solid #3465a4"/>
    </style:style>
    <style:style style:name="Tabla40.C4" style:family="table-cell">
      <style:table-cell-properties style:vertical-align="middle" fo:padding="0.097cm" fo:border-left="0.05pt solid #3465a4" fo:border-right="0.05pt solid #3465a4" fo:border-top="none" fo:border-bottom="0.05pt solid #3465a4"/>
    </style:style>
    <style:style style:name="Tabla40.A5" style:family="table-cell">
      <style:table-cell-properties style:vertical-align="middle" fo:padding="0.097cm" fo:border-left="0.05pt solid #3465a4" fo:border-right="none" fo:border-top="none" fo:border-bottom="0.05pt solid #3465a4"/>
    </style:style>
    <style:style style:name="Tabla40.B5" style:family="table-cell">
      <style:table-cell-properties style:vertical-align="middle" fo:padding="0.097cm" fo:border-left="0.05pt solid #3465a4" fo:border-right="none" fo:border-top="none" fo:border-bottom="0.05pt solid #3465a4"/>
    </style:style>
    <style:style style:name="Tabla40.C5" style:family="table-cell">
      <style:table-cell-properties style:vertical-align="middle" fo:padding="0.097cm" fo:border-left="0.05pt solid #3465a4" fo:border-right="0.05pt solid #3465a4" fo:border-top="none" fo:border-bottom="0.05pt solid #3465a4"/>
    </style:style>
    <style:style style:name="Tabla40.A6" style:family="table-cell">
      <style:table-cell-properties style:vertical-align="middle" fo:padding="0.097cm" fo:border-left="0.05pt solid #3465a4" fo:border-right="none" fo:border-top="none" fo:border-bottom="0.05pt solid #3465a4"/>
    </style:style>
    <style:style style:name="Tabla40.B6" style:family="table-cell">
      <style:table-cell-properties style:vertical-align="middle" fo:padding="0.097cm" fo:border-left="0.05pt solid #3465a4" fo:border-right="none" fo:border-top="none" fo:border-bottom="0.05pt solid #3465a4"/>
    </style:style>
    <style:style style:name="Tabla40.C6" style:family="table-cell">
      <style:table-cell-properties style:vertical-align="middle" fo:padding="0.097cm" fo:border-left="0.05pt solid #3465a4" fo:border-right="0.05pt solid #3465a4" fo:border-top="none" fo:border-bottom="0.05pt solid #3465a4"/>
    </style:style>
    <style:style style:name="Tabla40.A7" style:family="table-cell">
      <style:table-cell-properties style:vertical-align="middle" fo:padding="0.097cm" fo:border-left="0.05pt solid #3465a4" fo:border-right="none" fo:border-top="none" fo:border-bottom="0.05pt solid #3465a4"/>
    </style:style>
    <style:style style:name="Tabla40.B7" style:family="table-cell">
      <style:table-cell-properties style:vertical-align="middle" fo:padding="0.097cm" fo:border-left="0.05pt solid #3465a4" fo:border-right="none" fo:border-top="none" fo:border-bottom="0.05pt solid #3465a4"/>
    </style:style>
    <style:style style:name="Tabla40.C7" style:family="table-cell">
      <style:table-cell-properties style:vertical-align="middle" fo:padding="0.097cm" fo:border-left="0.05pt solid #3465a4" fo:border-right="0.05pt solid #3465a4" fo:border-top="none" fo:border-bottom="0.05pt solid #3465a4"/>
    </style:style>
    <style:style style:name="Tabla40.A8" style:family="table-cell">
      <style:table-cell-properties style:vertical-align="middle" fo:padding="0.097cm" fo:border-left="0.05pt solid #3465a4" fo:border-right="none" fo:border-top="none" fo:border-bottom="0.05pt solid #3465a4"/>
    </style:style>
    <style:style style:name="Tabla40.B8" style:family="table-cell">
      <style:table-cell-properties style:vertical-align="middle" fo:padding="0.097cm" fo:border-left="0.05pt solid #3465a4" fo:border-right="none" fo:border-top="none" fo:border-bottom="0.05pt solid #3465a4"/>
    </style:style>
    <style:style style:name="Tabla40.C8" style:family="table-cell">
      <style:table-cell-properties style:vertical-align="middle" fo:padding="0.097cm" fo:border-left="0.05pt solid #3465a4" fo:border-right="0.05pt solid #3465a4" fo:border-top="none" fo:border-bottom="0.05pt solid #3465a4"/>
    </style:style>
    <style:style style:name="Tabla49" style:family="table">
      <style:table-properties style:width="14.739cm" table:align="right" style:writing-mode="lr-tb"/>
    </style:style>
    <style:style style:name="Tabla49.A" style:family="table-column">
      <style:table-column-properties style:column-width="0.649cm"/>
    </style:style>
    <style:style style:name="Tabla49.B" style:family="table-column">
      <style:table-column-properties style:column-width="5.854cm"/>
    </style:style>
    <style:style style:name="Tabla49.C" style:family="table-column">
      <style:table-column-properties style:column-width="0.596cm"/>
    </style:style>
    <style:style style:name="Tabla49.D" style:family="table-column">
      <style:table-column-properties style:column-width="7.639cm"/>
    </style:style>
    <style:style style:name="Tabla49.1" style:family="table-row">
      <style:table-row-properties style:min-row-height="0.601cm"/>
    </style:style>
    <style:style style:name="Tabla49.A1" style:family="table-cell">
      <style:table-cell-properties style:vertical-align="middle" fo:background-color="#7da7d8" fo:padding="0.097cm" fo:border-left="0.05pt solid #3465a4" fo:border-right="none" fo:border-top="0.05pt solid #3465a4" fo:border-bottom="0.05pt solid #3465a4">
        <style:background-image/>
      </style:table-cell-properties>
    </style:style>
    <style:style style:name="Tabla49.D1" style:family="table-cell">
      <style:table-cell-properties style:vertical-align="middle" fo:background-color="#7da7d8" fo:padding="0.097cm" fo:border="0.05pt solid #3465a4">
        <style:background-image/>
      </style:table-cell-properties>
    </style:style>
    <style:style style:name="Tabla49.A2" style:family="table-cell">
      <style:table-cell-properties style:vertical-align="middle" fo:padding="0.097cm" fo:border-left="0.05pt solid #3465a4" fo:border-right="none" fo:border-top="none" fo:border-bottom="0.05pt solid #3465a4"/>
    </style:style>
    <style:style style:name="Tabla49.B2" style:family="table-cell">
      <style:table-cell-properties style:vertical-align="middle" fo:padding="0.097cm" fo:border-left="0.05pt solid #3465a4" fo:border-right="none" fo:border-top="none" fo:border-bottom="0.05pt solid #3465a4"/>
    </style:style>
    <style:style style:name="Tabla49.C2" style:family="table-cell">
      <style:table-cell-properties style:vertical-align="middle" fo:padding="0.097cm" fo:border-left="0.05pt solid #3465a4" fo:border-right="none" fo:border-top="none" fo:border-bottom="0.05pt solid #3465a4"/>
    </style:style>
    <style:style style:name="Tabla49.D2" style:family="table-cell">
      <style:table-cell-properties fo:padding="0.097cm" fo:border-left="0.05pt solid #3465a4" fo:border-right="0.05pt solid #3465a4" fo:border-top="none" fo:border-bottom="0.05pt solid #3465a4"/>
    </style:style>
    <style:style style:name="Tabla49.A3" style:family="table-cell">
      <style:table-cell-properties style:vertical-align="middle" fo:padding="0.097cm" fo:border-left="0.05pt solid #3465a4" fo:border-right="none" fo:border-top="none" fo:border-bottom="0.05pt solid #3465a4"/>
    </style:style>
    <style:style style:name="Tabla49.B3" style:family="table-cell">
      <style:table-cell-properties style:vertical-align="middle" fo:padding="0.097cm" fo:border-left="0.05pt solid #3465a4" fo:border-right="none" fo:border-top="none" fo:border-bottom="0.05pt solid #3465a4"/>
    </style:style>
    <style:style style:name="Tabla49.C3" style:family="table-cell">
      <style:table-cell-properties style:vertical-align="middle" fo:padding="0.097cm" fo:border-left="0.05pt solid #3465a4" fo:border-right="none" fo:border-top="none" fo:border-bottom="0.05pt solid #3465a4"/>
    </style:style>
    <style:style style:name="Tabla49.D3" style:family="table-cell">
      <style:table-cell-properties fo:padding="0.097cm" fo:border-left="0.05pt solid #3465a4" fo:border-right="0.05pt solid #3465a4" fo:border-top="none" fo:border-bottom="0.05pt solid #3465a4"/>
    </style:style>
    <style:style style:name="Tabla49.A4" style:family="table-cell">
      <style:table-cell-properties style:vertical-align="middle" fo:padding="0.097cm" fo:border-left="0.05pt solid #3465a4" fo:border-right="none" fo:border-top="none" fo:border-bottom="0.05pt solid #3465a4"/>
    </style:style>
    <style:style style:name="Tabla49.B4" style:family="table-cell">
      <style:table-cell-properties style:vertical-align="middle" fo:padding="0.097cm" fo:border-left="0.05pt solid #3465a4" fo:border-right="none" fo:border-top="none" fo:border-bottom="0.05pt solid #3465a4"/>
    </style:style>
    <style:style style:name="Tabla49.C4" style:family="table-cell">
      <style:table-cell-properties style:vertical-align="middle" fo:padding="0.097cm" fo:border-left="0.05pt solid #3465a4" fo:border-right="none" fo:border-top="none" fo:border-bottom="0.05pt solid #3465a4"/>
    </style:style>
    <style:style style:name="Tabla49.D4" style:family="table-cell">
      <style:table-cell-properties fo:padding="0.097cm" fo:border-left="0.05pt solid #3465a4" fo:border-right="0.05pt solid #3465a4" fo:border-top="none" fo:border-bottom="0.05pt solid #3465a4"/>
    </style:style>
    <style:style style:name="Tabla50" style:family="table">
      <style:table-properties style:width="14.739cm" table:align="right" style:writing-mode="lr-tb"/>
    </style:style>
    <style:style style:name="Tabla50.A" style:family="table-column">
      <style:table-column-properties style:column-width="1.011cm"/>
    </style:style>
    <style:style style:name="Tabla50.B" style:family="table-column">
      <style:table-column-properties style:column-width="5.579cm"/>
    </style:style>
    <style:style style:name="Tabla50.C" style:family="table-column">
      <style:table-column-properties style:column-width="8.149cm"/>
    </style:style>
    <style:style style:name="Tabla50.1" style:family="table-row">
      <style:table-row-properties style:min-row-height="0.601cm"/>
    </style:style>
    <style:style style:name="Tabla50.A1" style:family="table-cell">
      <style:table-cell-properties style:vertical-align="middle" fo:background-color="#7da7d8" fo:padding="0.097cm" fo:border-left="0.05pt solid #3465a4" fo:border-right="none" fo:border-top="0.05pt solid #3465a4" fo:border-bottom="0.05pt solid #3465a4">
        <style:background-image/>
      </style:table-cell-properties>
    </style:style>
    <style:style style:name="Tabla50.C1" style:family="table-cell">
      <style:table-cell-properties style:vertical-align="middle" fo:background-color="#7da7d8" fo:padding="0.097cm" fo:border="0.05pt solid #3465a4">
        <style:background-image/>
      </style:table-cell-properties>
    </style:style>
    <style:style style:name="Tabla50.A2" style:family="table-cell">
      <style:table-cell-properties style:vertical-align="middle" fo:padding="0.097cm" fo:border-left="0.05pt solid #3465a4" fo:border-right="none" fo:border-top="none" fo:border-bottom="0.05pt solid #3465a4"/>
    </style:style>
    <style:style style:name="Tabla50.B2" style:family="table-cell">
      <style:table-cell-properties style:vertical-align="middle" fo:padding="0.097cm" fo:border-left="0.05pt solid #3465a4" fo:border-right="none" fo:border-top="none" fo:border-bottom="0.05pt solid #3465a4"/>
    </style:style>
    <style:style style:name="Tabla50.C2" style:family="table-cell">
      <style:table-cell-properties style:vertical-align="middle" fo:padding="0.097cm" fo:border-left="0.05pt solid #3465a4" fo:border-right="0.05pt solid #3465a4" fo:border-top="none" fo:border-bottom="0.05pt solid #3465a4"/>
    </style:style>
    <style:style style:name="Tabla50.A3" style:family="table-cell">
      <style:table-cell-properties style:vertical-align="middle" fo:padding="0.097cm" fo:border-left="0.05pt solid #3465a4" fo:border-right="none" fo:border-top="none" fo:border-bottom="0.05pt solid #3465a4"/>
    </style:style>
    <style:style style:name="Tabla50.B3" style:family="table-cell">
      <style:table-cell-properties style:vertical-align="middle" fo:padding="0.097cm" fo:border-left="0.05pt solid #3465a4" fo:border-right="none" fo:border-top="none" fo:border-bottom="0.05pt solid #3465a4"/>
    </style:style>
    <style:style style:name="Tabla50.C3" style:family="table-cell">
      <style:table-cell-properties style:vertical-align="middle" fo:padding="0.097cm" fo:border-left="0.05pt solid #3465a4" fo:border-right="0.05pt solid #3465a4" fo:border-top="none" fo:border-bottom="0.05pt solid #3465a4"/>
    </style:style>
    <style:style style:name="Tabla50.A4" style:family="table-cell">
      <style:table-cell-properties style:vertical-align="middle" fo:padding="0.097cm" fo:border-left="0.05pt solid #3465a4" fo:border-right="none" fo:border-top="none" fo:border-bottom="0.05pt solid #3465a4"/>
    </style:style>
    <style:style style:name="Tabla50.B4" style:family="table-cell">
      <style:table-cell-properties style:vertical-align="middle" fo:padding="0.097cm" fo:border-left="0.05pt solid #3465a4" fo:border-right="none" fo:border-top="none" fo:border-bottom="0.05pt solid #3465a4"/>
    </style:style>
    <style:style style:name="Tabla50.C4" style:family="table-cell">
      <style:table-cell-properties style:vertical-align="middle" fo:padding="0.097cm" fo:border-left="0.05pt solid #3465a4" fo:border-right="0.05pt solid #3465a4" fo:border-top="none" fo:border-bottom="0.05pt solid #3465a4"/>
    </style:style>
    <style:style style:name="Tabla50.A5" style:family="table-cell">
      <style:table-cell-properties style:vertical-align="middle" fo:padding="0.097cm" fo:border-left="0.05pt solid #3465a4" fo:border-right="none" fo:border-top="none" fo:border-bottom="0.05pt solid #3465a4"/>
    </style:style>
    <style:style style:name="Tabla50.B5" style:family="table-cell">
      <style:table-cell-properties style:vertical-align="middle" fo:padding="0.097cm" fo:border-left="0.05pt solid #3465a4" fo:border-right="none" fo:border-top="none" fo:border-bottom="0.05pt solid #3465a4"/>
    </style:style>
    <style:style style:name="Tabla50.C5" style:family="table-cell">
      <style:table-cell-properties style:vertical-align="middle" fo:padding="0.097cm" fo:border-left="0.05pt solid #3465a4" fo:border-right="0.05pt solid #3465a4" fo:border-top="none" fo:border-bottom="0.05pt solid #3465a4"/>
    </style:style>
    <style:style style:name="Tabla50.A6" style:family="table-cell">
      <style:table-cell-properties style:vertical-align="middle" fo:padding="0.097cm" fo:border-left="0.05pt solid #3465a4" fo:border-right="none" fo:border-top="none" fo:border-bottom="0.05pt solid #3465a4"/>
    </style:style>
    <style:style style:name="Tabla50.B6" style:family="table-cell">
      <style:table-cell-properties style:vertical-align="middle" fo:padding="0.097cm" fo:border-left="0.05pt solid #3465a4" fo:border-right="none" fo:border-top="none" fo:border-bottom="0.05pt solid #3465a4"/>
    </style:style>
    <style:style style:name="Tabla50.C6" style:family="table-cell">
      <style:table-cell-properties style:vertical-align="middle" fo:padding="0.097cm" fo:border-left="0.05pt solid #3465a4" fo:border-right="0.05pt solid #3465a4" fo:border-top="none" fo:border-bottom="0.05pt solid #3465a4"/>
    </style:style>
    <style:style style:name="Tabla50.A7" style:family="table-cell">
      <style:table-cell-properties style:vertical-align="middle" fo:padding="0.097cm" fo:border-left="0.05pt solid #3465a4" fo:border-right="none" fo:border-top="none" fo:border-bottom="0.05pt solid #3465a4"/>
    </style:style>
    <style:style style:name="Tabla50.B7" style:family="table-cell">
      <style:table-cell-properties style:vertical-align="middle" fo:padding="0.097cm" fo:border-left="0.05pt solid #3465a4" fo:border-right="none" fo:border-top="none" fo:border-bottom="0.05pt solid #3465a4"/>
    </style:style>
    <style:style style:name="Tabla50.C7" style:family="table-cell">
      <style:table-cell-properties style:vertical-align="middle" fo:padding="0.097cm" fo:border-left="0.05pt solid #3465a4" fo:border-right="0.05pt solid #3465a4" fo:border-top="none" fo:border-bottom="0.05pt solid #3465a4"/>
    </style:style>
    <style:style style:name="Tabla61" style:family="table">
      <style:table-properties style:width="14.739cm" table:align="right" style:writing-mode="lr-tb"/>
    </style:style>
    <style:style style:name="Tabla61.A" style:family="table-column">
      <style:table-column-properties style:column-width="0.649cm"/>
    </style:style>
    <style:style style:name="Tabla61.B" style:family="table-column">
      <style:table-column-properties style:column-width="5.759cm"/>
    </style:style>
    <style:style style:name="Tabla61.C" style:family="table-column">
      <style:table-column-properties style:column-width="0.596cm"/>
    </style:style>
    <style:style style:name="Tabla61.D" style:family="table-column">
      <style:table-column-properties style:column-width="7.735cm"/>
    </style:style>
    <style:style style:name="Tabla61.1" style:family="table-row">
      <style:table-row-properties style:min-row-height="0.601cm"/>
    </style:style>
    <style:style style:name="Tabla61.A1" style:family="table-cell">
      <style:table-cell-properties style:vertical-align="middle" fo:background-color="#7da7d8" fo:padding="0.097cm" fo:border-left="0.05pt solid #3465a4" fo:border-right="none" fo:border-top="0.05pt solid #3465a4" fo:border-bottom="0.05pt solid #3465a4">
        <style:background-image/>
      </style:table-cell-properties>
    </style:style>
    <style:style style:name="Tabla61.D1" style:family="table-cell">
      <style:table-cell-properties style:vertical-align="middle" fo:background-color="#7da7d8" fo:padding="0.097cm" fo:border="0.05pt solid #3465a4">
        <style:background-image/>
      </style:table-cell-properties>
    </style:style>
    <style:style style:name="Tabla61.A2" style:family="table-cell">
      <style:table-cell-properties style:vertical-align="middle" fo:padding="0.097cm" fo:border-left="0.05pt solid #3465a4" fo:border-right="none" fo:border-top="none" fo:border-bottom="0.05pt solid #3465a4"/>
    </style:style>
    <style:style style:name="Tabla61.B2" style:family="table-cell">
      <style:table-cell-properties style:vertical-align="middle" fo:padding="0.097cm" fo:border-left="0.05pt solid #3465a4" fo:border-right="none" fo:border-top="none" fo:border-bottom="0.05pt solid #3465a4"/>
    </style:style>
    <style:style style:name="Tabla61.C2" style:family="table-cell">
      <style:table-cell-properties style:vertical-align="middle" fo:padding="0.097cm" fo:border-left="0.05pt solid #3465a4" fo:border-right="none" fo:border-top="none" fo:border-bottom="0.05pt solid #3465a4"/>
    </style:style>
    <style:style style:name="Tabla61.D2" style:family="table-cell">
      <style:table-cell-properties fo:padding="0.097cm" fo:border-left="0.05pt solid #3465a4" fo:border-right="0.05pt solid #3465a4" fo:border-top="none" fo:border-bottom="0.05pt solid #3465a4"/>
    </style:style>
    <style:style style:name="Tabla61.A3" style:family="table-cell">
      <style:table-cell-properties style:vertical-align="middle" fo:padding="0.097cm" fo:border-left="0.05pt solid #3465a4" fo:border-right="none" fo:border-top="none" fo:border-bottom="0.05pt solid #3465a4"/>
    </style:style>
    <style:style style:name="Tabla61.B3" style:family="table-cell">
      <style:table-cell-properties style:vertical-align="middle" fo:padding="0.097cm" fo:border-left="0.05pt solid #3465a4" fo:border-right="none" fo:border-top="none" fo:border-bottom="0.05pt solid #3465a4"/>
    </style:style>
    <style:style style:name="Tabla61.C3" style:family="table-cell">
      <style:table-cell-properties style:vertical-align="middle" fo:padding="0.097cm" fo:border-left="0.05pt solid #3465a4" fo:border-right="none" fo:border-top="none" fo:border-bottom="0.05pt solid #3465a4"/>
    </style:style>
    <style:style style:name="Tabla61.D3" style:family="table-cell">
      <style:table-cell-properties fo:padding="0.097cm" fo:border-left="0.05pt solid #3465a4" fo:border-right="0.05pt solid #3465a4" fo:border-top="none" fo:border-bottom="0.05pt solid #3465a4"/>
    </style:style>
    <style:style style:name="Tabla61.A4" style:family="table-cell">
      <style:table-cell-properties style:vertical-align="middle" fo:padding="0.097cm" fo:border-left="0.05pt solid #3465a4" fo:border-right="none" fo:border-top="none" fo:border-bottom="0.05pt solid #3465a4"/>
    </style:style>
    <style:style style:name="Tabla61.B4" style:family="table-cell">
      <style:table-cell-properties style:vertical-align="middle" fo:padding="0.097cm" fo:border-left="0.05pt solid #3465a4" fo:border-right="none" fo:border-top="none" fo:border-bottom="0.05pt solid #3465a4"/>
    </style:style>
    <style:style style:name="Tabla61.C4" style:family="table-cell">
      <style:table-cell-properties style:vertical-align="middle" fo:padding="0.097cm" fo:border-left="0.05pt solid #3465a4" fo:border-right="none" fo:border-top="none" fo:border-bottom="0.05pt solid #3465a4"/>
    </style:style>
    <style:style style:name="Tabla61.D4" style:family="table-cell">
      <style:table-cell-properties fo:padding="0.097cm" fo:border-left="0.05pt solid #3465a4" fo:border-right="0.05pt solid #3465a4" fo:border-top="none" fo:border-bottom="0.05pt solid #3465a4"/>
    </style:style>
    <style:style style:name="Tabla62" style:family="table">
      <style:table-properties style:width="14.739cm" table:align="right" style:writing-mode="lr-tb"/>
    </style:style>
    <style:style style:name="Tabla62.A" style:family="table-column">
      <style:table-column-properties style:column-width="1.011cm"/>
    </style:style>
    <style:style style:name="Tabla62.B" style:family="table-column">
      <style:table-column-properties style:column-width="5.579cm"/>
    </style:style>
    <style:style style:name="Tabla62.C" style:family="table-column">
      <style:table-column-properties style:column-width="8.149cm"/>
    </style:style>
    <style:style style:name="Tabla62.1" style:family="table-row">
      <style:table-row-properties style:min-row-height="0.601cm"/>
    </style:style>
    <style:style style:name="Tabla62.A1" style:family="table-cell">
      <style:table-cell-properties style:vertical-align="middle" fo:background-color="#7da7d8" fo:padding="0.097cm" fo:border-left="0.05pt solid #3465a4" fo:border-right="none" fo:border-top="0.05pt solid #3465a4" fo:border-bottom="0.05pt solid #3465a4">
        <style:background-image/>
      </style:table-cell-properties>
    </style:style>
    <style:style style:name="Tabla62.C1" style:family="table-cell">
      <style:table-cell-properties style:vertical-align="middle" fo:background-color="#7da7d8" fo:padding="0.097cm" fo:border="0.05pt solid #3465a4">
        <style:background-image/>
      </style:table-cell-properties>
    </style:style>
    <style:style style:name="Tabla62.A2" style:family="table-cell">
      <style:table-cell-properties style:vertical-align="middle" fo:padding="0.097cm" fo:border-left="0.05pt solid #3465a4" fo:border-right="none" fo:border-top="none" fo:border-bottom="0.05pt solid #3465a4"/>
    </style:style>
    <style:style style:name="Tabla62.B2" style:family="table-cell">
      <style:table-cell-properties style:vertical-align="middle" fo:padding="0.097cm" fo:border-left="0.05pt solid #3465a4" fo:border-right="none" fo:border-top="none" fo:border-bottom="0.05pt solid #3465a4"/>
    </style:style>
    <style:style style:name="Tabla62.C2" style:family="table-cell">
      <style:table-cell-properties style:vertical-align="middle" fo:padding="0.097cm" fo:border-left="0.05pt solid #3465a4" fo:border-right="0.05pt solid #3465a4" fo:border-top="none" fo:border-bottom="0.05pt solid #3465a4"/>
    </style:style>
    <style:style style:name="Tabla62.A3" style:family="table-cell">
      <style:table-cell-properties style:vertical-align="middle" fo:padding="0.097cm" fo:border-left="0.05pt solid #3465a4" fo:border-right="none" fo:border-top="none" fo:border-bottom="0.05pt solid #3465a4"/>
    </style:style>
    <style:style style:name="Tabla62.B3" style:family="table-cell">
      <style:table-cell-properties style:vertical-align="middle" fo:padding="0.097cm" fo:border-left="0.05pt solid #3465a4" fo:border-right="none" fo:border-top="none" fo:border-bottom="0.05pt solid #3465a4"/>
    </style:style>
    <style:style style:name="Tabla62.C3" style:family="table-cell">
      <style:table-cell-properties style:vertical-align="middle" fo:padding="0.097cm" fo:border-left="0.05pt solid #3465a4" fo:border-right="0.05pt solid #3465a4" fo:border-top="none" fo:border-bottom="0.05pt solid #3465a4"/>
    </style:style>
    <style:style style:name="Tabla62.A4" style:family="table-cell">
      <style:table-cell-properties style:vertical-align="middle" fo:padding="0.097cm" fo:border-left="0.05pt solid #3465a4" fo:border-right="none" fo:border-top="none" fo:border-bottom="0.05pt solid #3465a4"/>
    </style:style>
    <style:style style:name="Tabla62.B4" style:family="table-cell">
      <style:table-cell-properties style:vertical-align="middle" fo:padding="0.097cm" fo:border-left="0.05pt solid #3465a4" fo:border-right="none" fo:border-top="none" fo:border-bottom="0.05pt solid #3465a4"/>
    </style:style>
    <style:style style:name="Tabla62.C4" style:family="table-cell">
      <style:table-cell-properties style:vertical-align="middle" fo:padding="0.097cm" fo:border-left="0.05pt solid #3465a4" fo:border-right="0.05pt solid #3465a4" fo:border-top="none" fo:border-bottom="0.05pt solid #3465a4"/>
    </style:style>
    <style:style style:name="Tabla62.A5" style:family="table-cell">
      <style:table-cell-properties style:vertical-align="middle" fo:padding="0.097cm" fo:border-left="0.05pt solid #3465a4" fo:border-right="none" fo:border-top="none" fo:border-bottom="0.05pt solid #3465a4"/>
    </style:style>
    <style:style style:name="Tabla62.B5" style:family="table-cell">
      <style:table-cell-properties style:vertical-align="middle" fo:padding="0.097cm" fo:border-left="0.05pt solid #3465a4" fo:border-right="none" fo:border-top="none" fo:border-bottom="0.05pt solid #3465a4"/>
    </style:style>
    <style:style style:name="Tabla62.C5" style:family="table-cell">
      <style:table-cell-properties style:vertical-align="middle" fo:padding="0.097cm" fo:border-left="0.05pt solid #3465a4" fo:border-right="0.05pt solid #3465a4" fo:border-top="none" fo:border-bottom="0.05pt solid #3465a4"/>
    </style:style>
    <style:style style:name="Tabla62.A6" style:family="table-cell">
      <style:table-cell-properties style:vertical-align="middle" fo:padding="0.097cm" fo:border-left="0.05pt solid #3465a4" fo:border-right="none" fo:border-top="none" fo:border-bottom="0.05pt solid #3465a4"/>
    </style:style>
    <style:style style:name="Tabla62.B6" style:family="table-cell">
      <style:table-cell-properties style:vertical-align="middle" fo:padding="0.097cm" fo:border-left="0.05pt solid #3465a4" fo:border-right="none" fo:border-top="none" fo:border-bottom="0.05pt solid #3465a4"/>
    </style:style>
    <style:style style:name="Tabla62.C6" style:family="table-cell">
      <style:table-cell-properties style:vertical-align="middle" fo:padding="0.097cm" fo:border-left="0.05pt solid #3465a4" fo:border-right="0.05pt solid #3465a4" fo:border-top="none" fo:border-bottom="0.05pt solid #3465a4"/>
    </style:style>
    <style:style style:name="Tabla75" style:family="table">
      <style:table-properties style:width="14.739cm" table:align="right" style:writing-mode="lr-tb"/>
    </style:style>
    <style:style style:name="Tabla75.A" style:family="table-column">
      <style:table-column-properties style:column-width="0.649cm"/>
    </style:style>
    <style:style style:name="Tabla75.B" style:family="table-column">
      <style:table-column-properties style:column-width="5.643cm"/>
    </style:style>
    <style:style style:name="Tabla75.C" style:family="table-column">
      <style:table-column-properties style:column-width="0.616cm"/>
    </style:style>
    <style:style style:name="Tabla75.D" style:family="table-column">
      <style:table-column-properties style:column-width="7.832cm"/>
    </style:style>
    <style:style style:name="Tabla75.1" style:family="table-row">
      <style:table-row-properties style:min-row-height="0.601cm"/>
    </style:style>
    <style:style style:name="Tabla75.A1" style:family="table-cell">
      <style:table-cell-properties style:vertical-align="middle" fo:background-color="#7da7d8" fo:padding="0.097cm" fo:border-left="0.05pt solid #3465a4" fo:border-right="none" fo:border-top="0.05pt solid #3465a4" fo:border-bottom="0.05pt solid #3465a4">
        <style:background-image/>
      </style:table-cell-properties>
    </style:style>
    <style:style style:name="Tabla75.D1" style:family="table-cell">
      <style:table-cell-properties style:vertical-align="middle" fo:background-color="#7da7d8" fo:padding="0.097cm" fo:border="0.05pt solid #3465a4">
        <style:background-image/>
      </style:table-cell-properties>
    </style:style>
    <style:style style:name="Tabla75.A2" style:family="table-cell">
      <style:table-cell-properties style:vertical-align="middle" fo:padding="0.097cm" fo:border-left="0.05pt solid #3465a4" fo:border-right="none" fo:border-top="none" fo:border-bottom="0.05pt solid #3465a4"/>
    </style:style>
    <style:style style:name="Tabla75.B2" style:family="table-cell">
      <style:table-cell-properties style:vertical-align="middle" fo:padding="0.097cm" fo:border-left="0.05pt solid #3465a4" fo:border-right="none" fo:border-top="none" fo:border-bottom="0.05pt solid #3465a4"/>
    </style:style>
    <style:style style:name="Tabla75.C2" style:family="table-cell">
      <style:table-cell-properties style:vertical-align="middle" fo:padding="0.097cm" fo:border-left="0.05pt solid #3465a4" fo:border-right="none" fo:border-top="none" fo:border-bottom="0.05pt solid #3465a4"/>
    </style:style>
    <style:style style:name="Tabla75.D2" style:family="table-cell">
      <style:table-cell-properties fo:padding="0.097cm" fo:border-left="0.05pt solid #3465a4" fo:border-right="0.05pt solid #3465a4" fo:border-top="none" fo:border-bottom="0.05pt solid #3465a4"/>
    </style:style>
    <style:style style:name="Tabla75.A3" style:family="table-cell">
      <style:table-cell-properties style:vertical-align="middle" fo:padding="0.097cm" fo:border-left="0.05pt solid #3465a4" fo:border-right="none" fo:border-top="none" fo:border-bottom="0.05pt solid #3465a4"/>
    </style:style>
    <style:style style:name="Tabla75.B3" style:family="table-cell">
      <style:table-cell-properties style:vertical-align="middle" fo:padding="0.097cm" fo:border-left="0.05pt solid #3465a4" fo:border-right="none" fo:border-top="none" fo:border-bottom="0.05pt solid #3465a4"/>
    </style:style>
    <style:style style:name="Tabla75.C3" style:family="table-cell">
      <style:table-cell-properties style:vertical-align="middle" fo:padding="0.097cm" fo:border-left="0.05pt solid #3465a4" fo:border-right="none" fo:border-top="none" fo:border-bottom="0.05pt solid #3465a4"/>
    </style:style>
    <style:style style:name="Tabla75.D3" style:family="table-cell">
      <style:table-cell-properties fo:padding="0.097cm" fo:border-left="0.05pt solid #3465a4" fo:border-right="0.05pt solid #3465a4" fo:border-top="none" fo:border-bottom="0.05pt solid #3465a4"/>
    </style:style>
    <style:style style:name="Tabla75.A4" style:family="table-cell">
      <style:table-cell-properties style:vertical-align="middle" fo:padding="0.097cm" fo:border-left="0.05pt solid #3465a4" fo:border-right="none" fo:border-top="none" fo:border-bottom="0.05pt solid #3465a4"/>
    </style:style>
    <style:style style:name="Tabla75.B4" style:family="table-cell">
      <style:table-cell-properties style:vertical-align="middle" fo:padding="0.097cm" fo:border-left="0.05pt solid #3465a4" fo:border-right="none" fo:border-top="none" fo:border-bottom="0.05pt solid #3465a4"/>
    </style:style>
    <style:style style:name="Tabla75.C4" style:family="table-cell">
      <style:table-cell-properties style:vertical-align="middle" fo:padding="0.097cm" fo:border-left="0.05pt solid #3465a4" fo:border-right="none" fo:border-top="none" fo:border-bottom="0.05pt solid #3465a4"/>
    </style:style>
    <style:style style:name="Tabla75.D4" style:family="table-cell">
      <style:table-cell-properties fo:padding="0.097cm" fo:border-left="0.05pt solid #3465a4" fo:border-right="0.05pt solid #3465a4" fo:border-top="none" fo:border-bottom="0.05pt solid #3465a4"/>
    </style:style>
    <style:style style:name="Tabla75.A5" style:family="table-cell">
      <style:table-cell-properties style:vertical-align="middle" fo:padding="0.097cm" fo:border-left="0.05pt solid #3465a4" fo:border-right="none" fo:border-top="none" fo:border-bottom="0.05pt solid #3465a4"/>
    </style:style>
    <style:style style:name="Tabla75.B5" style:family="table-cell">
      <style:table-cell-properties style:vertical-align="middle" fo:padding="0.097cm" fo:border-left="0.05pt solid #3465a4" fo:border-right="none" fo:border-top="none" fo:border-bottom="0.05pt solid #3465a4"/>
    </style:style>
    <style:style style:name="Tabla75.C5" style:family="table-cell">
      <style:table-cell-properties style:vertical-align="middle" fo:padding="0.097cm" fo:border-left="0.05pt solid #3465a4" fo:border-right="none" fo:border-top="none" fo:border-bottom="0.05pt solid #3465a4"/>
    </style:style>
    <style:style style:name="Tabla75.D5" style:family="table-cell">
      <style:table-cell-properties fo:padding="0.097cm" fo:border-left="0.05pt solid #3465a4" fo:border-right="0.05pt solid #3465a4" fo:border-top="none" fo:border-bottom="0.05pt solid #3465a4"/>
    </style:style>
    <style:style style:name="Tabla75.A6" style:family="table-cell">
      <style:table-cell-properties style:vertical-align="middle" fo:padding="0.097cm" fo:border-left="0.05pt solid #3465a4" fo:border-right="none" fo:border-top="none" fo:border-bottom="0.05pt solid #3465a4"/>
    </style:style>
    <style:style style:name="Tabla75.B6" style:family="table-cell">
      <style:table-cell-properties style:vertical-align="middle" fo:padding="0.097cm" fo:border-left="0.05pt solid #3465a4" fo:border-right="none" fo:border-top="none" fo:border-bottom="0.05pt solid #3465a4"/>
    </style:style>
    <style:style style:name="Tabla75.C6" style:family="table-cell">
      <style:table-cell-properties style:vertical-align="middle" fo:padding="0.097cm" fo:border-left="0.05pt solid #3465a4" fo:border-right="none" fo:border-top="none" fo:border-bottom="0.05pt solid #3465a4"/>
    </style:style>
    <style:style style:name="Tabla75.D6" style:family="table-cell">
      <style:table-cell-properties fo:padding="0.097cm" fo:border-left="0.05pt solid #3465a4" fo:border-right="0.05pt solid #3465a4" fo:border-top="none" fo:border-bottom="0.05pt solid #3465a4"/>
    </style:style>
    <style:style style:name="Tabla75.A7" style:family="table-cell">
      <style:table-cell-properties style:vertical-align="middle" fo:padding="0.097cm" fo:border-left="0.05pt solid #3465a4" fo:border-right="none" fo:border-top="none" fo:border-bottom="0.05pt solid #3465a4"/>
    </style:style>
    <style:style style:name="Tabla75.B7" style:family="table-cell">
      <style:table-cell-properties style:vertical-align="middle" fo:padding="0.097cm" fo:border-left="0.05pt solid #3465a4" fo:border-right="none" fo:border-top="none" fo:border-bottom="0.05pt solid #3465a4"/>
    </style:style>
    <style:style style:name="Tabla75.C7" style:family="table-cell">
      <style:table-cell-properties style:vertical-align="middle" fo:padding="0.097cm" fo:border-left="0.05pt solid #3465a4" fo:border-right="none" fo:border-top="none" fo:border-bottom="0.05pt solid #3465a4"/>
    </style:style>
    <style:style style:name="Tabla75.D7" style:family="table-cell">
      <style:table-cell-properties fo:padding="0.097cm" fo:border-left="0.05pt solid #3465a4" fo:border-right="0.05pt solid #3465a4" fo:border-top="none" fo:border-bottom="0.05pt solid #3465a4"/>
    </style:style>
    <style:style style:name="Tabla76" style:family="table">
      <style:table-properties style:width="14.739cm" table:align="right" style:writing-mode="lr-tb"/>
    </style:style>
    <style:style style:name="Tabla76.A" style:family="table-column">
      <style:table-column-properties style:column-width="1.011cm"/>
    </style:style>
    <style:style style:name="Tabla76.B" style:family="table-column">
      <style:table-column-properties style:column-width="5.579cm"/>
    </style:style>
    <style:style style:name="Tabla76.C" style:family="table-column">
      <style:table-column-properties style:column-width="8.149cm"/>
    </style:style>
    <style:style style:name="Tabla76.1" style:family="table-row">
      <style:table-row-properties style:min-row-height="0.601cm"/>
    </style:style>
    <style:style style:name="Tabla76.A1" style:family="table-cell">
      <style:table-cell-properties style:vertical-align="middle" fo:background-color="#7da7d8" fo:padding="0.097cm" fo:border-left="0.05pt solid #3465a4" fo:border-right="none" fo:border-top="0.05pt solid #3465a4" fo:border-bottom="0.05pt solid #3465a4">
        <style:background-image/>
      </style:table-cell-properties>
    </style:style>
    <style:style style:name="Tabla76.C1" style:family="table-cell">
      <style:table-cell-properties style:vertical-align="middle" fo:background-color="#7da7d8" fo:padding="0.097cm" fo:border="0.05pt solid #3465a4">
        <style:background-image/>
      </style:table-cell-properties>
    </style:style>
    <style:style style:name="Tabla76.A2" style:family="table-cell">
      <style:table-cell-properties style:vertical-align="middle" fo:padding="0.097cm" fo:border-left="0.05pt solid #3465a4" fo:border-right="none" fo:border-top="none" fo:border-bottom="0.05pt solid #3465a4"/>
    </style:style>
    <style:style style:name="Tabla76.B2" style:family="table-cell">
      <style:table-cell-properties style:vertical-align="middle" fo:padding="0.097cm" fo:border-left="0.05pt solid #3465a4" fo:border-right="none" fo:border-top="none" fo:border-bottom="0.05pt solid #3465a4"/>
    </style:style>
    <style:style style:name="Tabla76.C2" style:family="table-cell">
      <style:table-cell-properties style:vertical-align="middle" fo:padding="0.097cm" fo:border-left="0.05pt solid #3465a4" fo:border-right="0.05pt solid #3465a4" fo:border-top="none" fo:border-bottom="0.05pt solid #3465a4"/>
    </style:style>
    <style:style style:name="Tabla76.A3" style:family="table-cell">
      <style:table-cell-properties style:vertical-align="middle" fo:padding="0.097cm" fo:border-left="0.05pt solid #3465a4" fo:border-right="none" fo:border-top="none" fo:border-bottom="0.05pt solid #3465a4"/>
    </style:style>
    <style:style style:name="Tabla76.B3" style:family="table-cell">
      <style:table-cell-properties style:vertical-align="middle" fo:padding="0.097cm" fo:border-left="0.05pt solid #3465a4" fo:border-right="none" fo:border-top="none" fo:border-bottom="0.05pt solid #3465a4"/>
    </style:style>
    <style:style style:name="Tabla76.C3" style:family="table-cell">
      <style:table-cell-properties style:vertical-align="middle" fo:padding="0.097cm" fo:border-left="0.05pt solid #3465a4" fo:border-right="0.05pt solid #3465a4" fo:border-top="none" fo:border-bottom="0.05pt solid #3465a4"/>
    </style:style>
    <style:style style:name="Tabla76.A4" style:family="table-cell">
      <style:table-cell-properties style:vertical-align="middle" fo:padding="0.097cm" fo:border-left="0.05pt solid #3465a4" fo:border-right="none" fo:border-top="none" fo:border-bottom="0.05pt solid #3465a4"/>
    </style:style>
    <style:style style:name="Tabla76.B4" style:family="table-cell">
      <style:table-cell-properties style:vertical-align="middle" fo:padding="0.097cm" fo:border-left="0.05pt solid #3465a4" fo:border-right="none" fo:border-top="none" fo:border-bottom="0.05pt solid #3465a4"/>
    </style:style>
    <style:style style:name="Tabla76.C4" style:family="table-cell">
      <style:table-cell-properties style:vertical-align="middle" fo:padding="0.097cm" fo:border-left="0.05pt solid #3465a4" fo:border-right="0.05pt solid #3465a4" fo:border-top="none" fo:border-bottom="0.05pt solid #3465a4"/>
    </style:style>
    <style:style style:name="Tabla77" style:family="table">
      <style:table-properties style:width="14.739cm" table:align="right" style:writing-mode="lr-tb"/>
    </style:style>
    <style:style style:name="Tabla77.A" style:family="table-column">
      <style:table-column-properties style:column-width="0.649cm"/>
    </style:style>
    <style:style style:name="Tabla77.B" style:family="table-column">
      <style:table-column-properties style:column-width="5.643cm"/>
    </style:style>
    <style:style style:name="Tabla77.C" style:family="table-column">
      <style:table-column-properties style:column-width="0.616cm"/>
    </style:style>
    <style:style style:name="Tabla77.D" style:family="table-column">
      <style:table-column-properties style:column-width="7.832cm"/>
    </style:style>
    <style:style style:name="Tabla77.1" style:family="table-row">
      <style:table-row-properties style:min-row-height="0.601cm"/>
    </style:style>
    <style:style style:name="Tabla77.A1" style:family="table-cell">
      <style:table-cell-properties style:vertical-align="middle" fo:background-color="#7da7d8" fo:padding="0.097cm" fo:border-left="0.05pt solid #3465a4" fo:border-right="none" fo:border-top="0.05pt solid #3465a4" fo:border-bottom="0.05pt solid #3465a4">
        <style:background-image/>
      </style:table-cell-properties>
    </style:style>
    <style:style style:name="Tabla77.D1" style:family="table-cell">
      <style:table-cell-properties style:vertical-align="middle" fo:background-color="#7da7d8" fo:padding="0.097cm" fo:border="0.05pt solid #3465a4">
        <style:background-image/>
      </style:table-cell-properties>
    </style:style>
    <style:style style:name="Tabla77.A2" style:family="table-cell">
      <style:table-cell-properties style:vertical-align="middle" fo:padding="0.097cm" fo:border-left="0.05pt solid #3465a4" fo:border-right="none" fo:border-top="none" fo:border-bottom="0.05pt solid #3465a4"/>
    </style:style>
    <style:style style:name="Tabla77.B2" style:family="table-cell">
      <style:table-cell-properties style:vertical-align="middle" fo:padding="0.097cm" fo:border-left="0.05pt solid #3465a4" fo:border-right="none" fo:border-top="none" fo:border-bottom="0.05pt solid #3465a4"/>
    </style:style>
    <style:style style:name="Tabla77.C2" style:family="table-cell">
      <style:table-cell-properties style:vertical-align="middle" fo:padding="0.097cm" fo:border-left="0.05pt solid #3465a4" fo:border-right="none" fo:border-top="none" fo:border-bottom="0.05pt solid #3465a4"/>
    </style:style>
    <style:style style:name="Tabla77.D2" style:family="table-cell">
      <style:table-cell-properties fo:padding="0.097cm" fo:border-left="0.05pt solid #3465a4" fo:border-right="0.05pt solid #3465a4" fo:border-top="none" fo:border-bottom="0.05pt solid #3465a4"/>
    </style:style>
    <style:style style:name="Tabla77.A3" style:family="table-cell">
      <style:table-cell-properties style:vertical-align="middle" fo:padding="0.097cm" fo:border-left="0.05pt solid #3465a4" fo:border-right="none" fo:border-top="none" fo:border-bottom="0.05pt solid #3465a4"/>
    </style:style>
    <style:style style:name="Tabla77.B3" style:family="table-cell">
      <style:table-cell-properties style:vertical-align="middle" fo:padding="0.097cm" fo:border-left="0.05pt solid #3465a4" fo:border-right="none" fo:border-top="none" fo:border-bottom="0.05pt solid #3465a4"/>
    </style:style>
    <style:style style:name="Tabla77.C3" style:family="table-cell">
      <style:table-cell-properties style:vertical-align="middle" fo:padding="0.097cm" fo:border-left="0.05pt solid #3465a4" fo:border-right="none" fo:border-top="none" fo:border-bottom="0.05pt solid #3465a4"/>
    </style:style>
    <style:style style:name="Tabla77.D3" style:family="table-cell">
      <style:table-cell-properties style:vertical-align="middle" fo:padding="0.097cm" fo:border-left="0.05pt solid #3465a4" fo:border-right="0.05pt solid #3465a4" fo:border-top="none" fo:border-bottom="0.05pt solid #3465a4"/>
    </style:style>
    <style:style style:name="Tabla77.A4" style:family="table-cell">
      <style:table-cell-properties style:vertical-align="middle" fo:padding="0.097cm" fo:border-left="0.05pt solid #3465a4" fo:border-right="none" fo:border-top="none" fo:border-bottom="0.05pt solid #3465a4"/>
    </style:style>
    <style:style style:name="Tabla77.B4" style:family="table-cell">
      <style:table-cell-properties style:vertical-align="middle" fo:padding="0.097cm" fo:border-left="0.05pt solid #3465a4" fo:border-right="none" fo:border-top="none" fo:border-bottom="0.05pt solid #3465a4"/>
    </style:style>
    <style:style style:name="Tabla77.C4" style:family="table-cell">
      <style:table-cell-properties style:vertical-align="middle" fo:padding="0.097cm" fo:border-left="0.05pt solid #3465a4" fo:border-right="none" fo:border-top="none" fo:border-bottom="0.05pt solid #3465a4"/>
    </style:style>
    <style:style style:name="Tabla77.D4" style:family="table-cell">
      <style:table-cell-properties fo:padding="0.097cm" fo:border-left="0.05pt solid #3465a4" fo:border-right="0.05pt solid #3465a4" fo:border-top="none" fo:border-bottom="0.05pt solid #3465a4"/>
    </style:style>
    <style:style style:name="Tabla78" style:family="table">
      <style:table-properties style:width="14.739cm" table:align="right" style:writing-mode="lr-tb"/>
    </style:style>
    <style:style style:name="Tabla78.A" style:family="table-column">
      <style:table-column-properties style:column-width="1.011cm"/>
    </style:style>
    <style:style style:name="Tabla78.B" style:family="table-column">
      <style:table-column-properties style:column-width="5.579cm"/>
    </style:style>
    <style:style style:name="Tabla78.C" style:family="table-column">
      <style:table-column-properties style:column-width="8.149cm"/>
    </style:style>
    <style:style style:name="Tabla78.1" style:family="table-row">
      <style:table-row-properties style:min-row-height="0.601cm"/>
    </style:style>
    <style:style style:name="Tabla78.A1" style:family="table-cell">
      <style:table-cell-properties style:vertical-align="middle" fo:background-color="#7da7d8" fo:padding="0.097cm" fo:border-left="0.05pt solid #3465a4" fo:border-right="none" fo:border-top="0.05pt solid #3465a4" fo:border-bottom="0.05pt solid #3465a4">
        <style:background-image/>
      </style:table-cell-properties>
    </style:style>
    <style:style style:name="Tabla78.C1" style:family="table-cell">
      <style:table-cell-properties style:vertical-align="middle" fo:background-color="#7da7d8" fo:padding="0.097cm" fo:border="0.05pt solid #3465a4">
        <style:background-image/>
      </style:table-cell-properties>
    </style:style>
    <style:style style:name="Tabla78.A2" style:family="table-cell">
      <style:table-cell-properties style:vertical-align="middle" fo:padding="0.097cm" fo:border-left="0.05pt solid #3465a4" fo:border-right="none" fo:border-top="none" fo:border-bottom="0.05pt solid #3465a4"/>
    </style:style>
    <style:style style:name="Tabla78.B2" style:family="table-cell">
      <style:table-cell-properties style:vertical-align="middle" fo:padding="0.097cm" fo:border-left="0.05pt solid #3465a4" fo:border-right="none" fo:border-top="none" fo:border-bottom="0.05pt solid #3465a4"/>
    </style:style>
    <style:style style:name="Tabla78.C2" style:family="table-cell">
      <style:table-cell-properties fo:padding="0.097cm" fo:border-left="0.05pt solid #3465a4" fo:border-right="0.05pt solid #3465a4" fo:border-top="none" fo:border-bottom="0.05pt solid #3465a4"/>
    </style:style>
    <style:style style:name="Tabla78.A3" style:family="table-cell">
      <style:table-cell-properties style:vertical-align="middle" fo:padding="0.097cm" fo:border-left="0.05pt solid #3465a4" fo:border-right="none" fo:border-top="none" fo:border-bottom="0.05pt solid #3465a4"/>
    </style:style>
    <style:style style:name="Tabla78.B3" style:family="table-cell">
      <style:table-cell-properties style:vertical-align="middle" fo:padding="0.097cm" fo:border-left="0.05pt solid #3465a4" fo:border-right="none" fo:border-top="none" fo:border-bottom="0.05pt solid #3465a4"/>
    </style:style>
    <style:style style:name="Tabla78.C3" style:family="table-cell">
      <style:table-cell-properties fo:padding="0.097cm" fo:border-left="0.05pt solid #3465a4" fo:border-right="0.05pt solid #3465a4" fo:border-top="none" fo:border-bottom="0.05pt solid #3465a4"/>
    </style:style>
    <style:style style:name="Tabla78.A4" style:family="table-cell">
      <style:table-cell-properties style:vertical-align="middle" fo:padding="0.097cm" fo:border-left="0.05pt solid #3465a4" fo:border-right="none" fo:border-top="none" fo:border-bottom="0.05pt solid #3465a4"/>
    </style:style>
    <style:style style:name="Tabla78.B4" style:family="table-cell">
      <style:table-cell-properties style:vertical-align="middle" fo:padding="0.097cm" fo:border-left="0.05pt solid #3465a4" fo:border-right="none" fo:border-top="none" fo:border-bottom="0.05pt solid #3465a4"/>
    </style:style>
    <style:style style:name="Tabla78.C4" style:family="table-cell">
      <style:table-cell-properties fo:padding="0.097cm" fo:border-left="0.05pt solid #3465a4" fo:border-right="0.05pt solid #3465a4" fo:border-top="none" fo:border-bottom="0.05pt solid #3465a4"/>
    </style:style>
    <style:style style:name="Tabla79" style:family="table">
      <style:table-properties style:width="14.739cm" table:align="right" style:writing-mode="lr-tb"/>
    </style:style>
    <style:style style:name="Tabla79.A" style:family="table-column">
      <style:table-column-properties style:column-width="0.649cm"/>
    </style:style>
    <style:style style:name="Tabla79.B" style:family="table-column">
      <style:table-column-properties style:column-width="5.759cm"/>
    </style:style>
    <style:style style:name="Tabla79.C" style:family="table-column">
      <style:table-column-properties style:column-width="0.499cm"/>
    </style:style>
    <style:style style:name="Tabla79.D" style:family="table-column">
      <style:table-column-properties style:column-width="7.832cm"/>
    </style:style>
    <style:style style:name="Tabla79.1" style:family="table-row">
      <style:table-row-properties style:min-row-height="0.601cm"/>
    </style:style>
    <style:style style:name="Tabla79.A1" style:family="table-cell">
      <style:table-cell-properties style:vertical-align="middle" fo:background-color="#7da7d8" fo:padding="0.097cm" fo:border-left="0.05pt solid #3465a4" fo:border-right="none" fo:border-top="0.05pt solid #3465a4" fo:border-bottom="0.05pt solid #3465a4">
        <style:background-image/>
      </style:table-cell-properties>
    </style:style>
    <style:style style:name="Tabla79.D1" style:family="table-cell">
      <style:table-cell-properties style:vertical-align="middle" fo:background-color="#7da7d8" fo:padding="0.097cm" fo:border="0.05pt solid #3465a4">
        <style:background-image/>
      </style:table-cell-properties>
    </style:style>
    <style:style style:name="Tabla79.A2" style:family="table-cell">
      <style:table-cell-properties style:vertical-align="middle" fo:padding="0.097cm" fo:border-left="0.05pt solid #3465a4" fo:border-right="none" fo:border-top="none" fo:border-bottom="0.05pt solid #3465a4"/>
    </style:style>
    <style:style style:name="Tabla79.B2" style:family="table-cell">
      <style:table-cell-properties style:vertical-align="middle" fo:padding="0.097cm" fo:border-left="0.05pt solid #3465a4" fo:border-right="none" fo:border-top="none" fo:border-bottom="0.05pt solid #3465a4"/>
    </style:style>
    <style:style style:name="Tabla79.C2" style:family="table-cell">
      <style:table-cell-properties style:vertical-align="middle" fo:padding="0.097cm" fo:border-left="0.05pt solid #3465a4" fo:border-right="none" fo:border-top="none" fo:border-bottom="0.05pt solid #3465a4"/>
    </style:style>
    <style:style style:name="Tabla79.D2" style:family="table-cell">
      <style:table-cell-properties fo:padding="0.097cm" fo:border-left="0.05pt solid #3465a4" fo:border-right="0.05pt solid #3465a4" fo:border-top="none" fo:border-bottom="0.05pt solid #3465a4"/>
    </style:style>
    <style:style style:name="Tabla79.A3" style:family="table-cell">
      <style:table-cell-properties style:vertical-align="middle" fo:padding="0.097cm" fo:border-left="0.05pt solid #3465a4" fo:border-right="none" fo:border-top="none" fo:border-bottom="0.05pt solid #3465a4"/>
    </style:style>
    <style:style style:name="Tabla79.B3" style:family="table-cell">
      <style:table-cell-properties style:vertical-align="middle" fo:padding="0.097cm" fo:border-left="0.05pt solid #3465a4" fo:border-right="none" fo:border-top="none" fo:border-bottom="0.05pt solid #3465a4"/>
    </style:style>
    <style:style style:name="Tabla79.C3" style:family="table-cell">
      <style:table-cell-properties style:vertical-align="middle" fo:padding="0.097cm" fo:border-left="0.05pt solid #3465a4" fo:border-right="none" fo:border-top="none" fo:border-bottom="0.05pt solid #3465a4"/>
    </style:style>
    <style:style style:name="Tabla79.D3" style:family="table-cell">
      <style:table-cell-properties fo:padding="0.097cm" fo:border-left="0.05pt solid #3465a4" fo:border-right="0.05pt solid #3465a4" fo:border-top="none" fo:border-bottom="0.05pt solid #3465a4"/>
    </style:style>
    <style:style style:name="Tabla79.A4" style:family="table-cell">
      <style:table-cell-properties style:vertical-align="middle" fo:padding="0.097cm" fo:border-left="0.05pt solid #3465a4" fo:border-right="none" fo:border-top="none" fo:border-bottom="0.05pt solid #3465a4"/>
    </style:style>
    <style:style style:name="Tabla79.B4" style:family="table-cell">
      <style:table-cell-properties style:vertical-align="middle" fo:padding="0.097cm" fo:border-left="0.05pt solid #3465a4" fo:border-right="none" fo:border-top="none" fo:border-bottom="0.05pt solid #3465a4"/>
    </style:style>
    <style:style style:name="Tabla79.C4" style:family="table-cell">
      <style:table-cell-properties style:vertical-align="middle" fo:padding="0.097cm" fo:border-left="0.05pt solid #3465a4" fo:border-right="none" fo:border-top="none" fo:border-bottom="0.05pt solid #3465a4"/>
    </style:style>
    <style:style style:name="Tabla79.D4" style:family="table-cell">
      <style:table-cell-properties fo:padding="0.097cm" fo:border-left="0.05pt solid #3465a4" fo:border-right="0.05pt solid #3465a4" fo:border-top="none" fo:border-bottom="0.05pt solid #3465a4"/>
    </style:style>
    <style:style style:name="Tabla79.A5" style:family="table-cell">
      <style:table-cell-properties style:vertical-align="middle" fo:padding="0.097cm" fo:border-left="0.05pt solid #3465a4" fo:border-right="none" fo:border-top="none" fo:border-bottom="0.05pt solid #3465a4"/>
    </style:style>
    <style:style style:name="Tabla79.B5" style:family="table-cell">
      <style:table-cell-properties style:vertical-align="middle" fo:padding="0.097cm" fo:border-left="0.05pt solid #3465a4" fo:border-right="none" fo:border-top="none" fo:border-bottom="0.05pt solid #3465a4"/>
    </style:style>
    <style:style style:name="Tabla79.C5" style:family="table-cell">
      <style:table-cell-properties style:vertical-align="middle" fo:padding="0.097cm" fo:border-left="0.05pt solid #3465a4" fo:border-right="none" fo:border-top="none" fo:border-bottom="0.05pt solid #3465a4"/>
    </style:style>
    <style:style style:name="Tabla79.D5" style:family="table-cell">
      <style:table-cell-properties fo:padding="0.097cm" fo:border-left="0.05pt solid #3465a4" fo:border-right="0.05pt solid #3465a4" fo:border-top="none" fo:border-bottom="0.05pt solid #3465a4"/>
    </style:style>
    <style:style style:name="Tabla80" style:family="table">
      <style:table-properties style:width="14.739cm" table:align="right" style:writing-mode="lr-tb"/>
    </style:style>
    <style:style style:name="Tabla80.A" style:family="table-column">
      <style:table-column-properties style:column-width="1.011cm"/>
    </style:style>
    <style:style style:name="Tabla80.B" style:family="table-column">
      <style:table-column-properties style:column-width="5.579cm"/>
    </style:style>
    <style:style style:name="Tabla80.C" style:family="table-column">
      <style:table-column-properties style:column-width="8.149cm"/>
    </style:style>
    <style:style style:name="Tabla80.1" style:family="table-row">
      <style:table-row-properties style:min-row-height="0.601cm"/>
    </style:style>
    <style:style style:name="Tabla80.A1" style:family="table-cell">
      <style:table-cell-properties style:vertical-align="middle" fo:background-color="#7da7d8" fo:padding="0.097cm" fo:border-left="0.05pt solid #3465a4" fo:border-right="none" fo:border-top="0.05pt solid #3465a4" fo:border-bottom="0.05pt solid #3465a4">
        <style:background-image/>
      </style:table-cell-properties>
    </style:style>
    <style:style style:name="Tabla80.C1" style:family="table-cell">
      <style:table-cell-properties style:vertical-align="middle" fo:background-color="#7da7d8" fo:padding="0.097cm" fo:border="0.05pt solid #3465a4">
        <style:background-image/>
      </style:table-cell-properties>
    </style:style>
    <style:style style:name="Tabla80.A2" style:family="table-cell">
      <style:table-cell-properties style:vertical-align="middle" fo:padding="0.097cm" fo:border-left="0.05pt solid #3465a4" fo:border-right="none" fo:border-top="none" fo:border-bottom="0.05pt solid #3465a4"/>
    </style:style>
    <style:style style:name="Tabla80.B2" style:family="table-cell">
      <style:table-cell-properties style:vertical-align="middle" fo:padding="0.097cm" fo:border-left="0.05pt solid #3465a4" fo:border-right="none" fo:border-top="none" fo:border-bottom="0.05pt solid #3465a4"/>
    </style:style>
    <style:style style:name="Tabla80.C2" style:family="table-cell">
      <style:table-cell-properties fo:padding="0.097cm" fo:border-left="0.05pt solid #3465a4" fo:border-right="0.05pt solid #3465a4" fo:border-top="none" fo:border-bottom="0.05pt solid #3465a4"/>
    </style:style>
    <style:style style:name="Tabla80.A3" style:family="table-cell">
      <style:table-cell-properties style:vertical-align="middle" fo:padding="0.097cm" fo:border-left="0.05pt solid #3465a4" fo:border-right="none" fo:border-top="none" fo:border-bottom="0.05pt solid #3465a4"/>
    </style:style>
    <style:style style:name="Tabla80.B3" style:family="table-cell">
      <style:table-cell-properties style:vertical-align="middle" fo:padding="0.097cm" fo:border-left="0.05pt solid #3465a4" fo:border-right="none" fo:border-top="none" fo:border-bottom="0.05pt solid #3465a4"/>
    </style:style>
    <style:style style:name="Tabla80.C3" style:family="table-cell">
      <style:table-cell-properties fo:padding="0.097cm" fo:border-left="0.05pt solid #3465a4" fo:border-right="0.05pt solid #3465a4" fo:border-top="none" fo:border-bottom="0.05pt solid #3465a4"/>
    </style:style>
    <style:style style:name="Tabla80.A4" style:family="table-cell">
      <style:table-cell-properties style:vertical-align="middle" fo:padding="0.097cm" fo:border-left="0.05pt solid #3465a4" fo:border-right="none" fo:border-top="none" fo:border-bottom="0.05pt solid #3465a4"/>
    </style:style>
    <style:style style:name="Tabla80.B4" style:family="table-cell">
      <style:table-cell-properties style:vertical-align="middle" fo:padding="0.097cm" fo:border-left="0.05pt solid #3465a4" fo:border-right="none" fo:border-top="none" fo:border-bottom="0.05pt solid #3465a4"/>
    </style:style>
    <style:style style:name="Tabla80.C4" style:family="table-cell">
      <style:table-cell-properties fo:padding="0.097cm" fo:border-left="0.05pt solid #3465a4" fo:border-right="0.05pt solid #3465a4" fo:border-top="none" fo:border-bottom="0.05pt solid #3465a4"/>
    </style:style>
    <style:style style:name="Tabla81" style:family="table">
      <style:table-properties style:width="14.739cm" table:align="right" style:writing-mode="lr-tb"/>
    </style:style>
    <style:style style:name="Tabla81.A" style:family="table-column">
      <style:table-column-properties style:column-width="0.649cm"/>
    </style:style>
    <style:style style:name="Tabla81.B" style:family="table-column">
      <style:table-column-properties style:column-width="5.643cm"/>
    </style:style>
    <style:style style:name="Tabla81.C" style:family="table-column">
      <style:table-column-properties style:column-width="0.616cm"/>
    </style:style>
    <style:style style:name="Tabla81.D" style:family="table-column">
      <style:table-column-properties style:column-width="7.832cm"/>
    </style:style>
    <style:style style:name="Tabla81.1" style:family="table-row">
      <style:table-row-properties style:min-row-height="0.601cm"/>
    </style:style>
    <style:style style:name="Tabla81.A1" style:family="table-cell">
      <style:table-cell-properties style:vertical-align="middle" fo:background-color="#7da7d8" fo:padding="0.097cm" fo:border-left="0.05pt solid #3465a4" fo:border-right="none" fo:border-top="0.05pt solid #3465a4" fo:border-bottom="0.05pt solid #3465a4">
        <style:background-image/>
      </style:table-cell-properties>
    </style:style>
    <style:style style:name="Tabla81.D1" style:family="table-cell">
      <style:table-cell-properties style:vertical-align="middle" fo:background-color="#7da7d8" fo:padding="0.097cm" fo:border="0.05pt solid #3465a4">
        <style:background-image/>
      </style:table-cell-properties>
    </style:style>
    <style:style style:name="Tabla81.A2" style:family="table-cell">
      <style:table-cell-properties style:vertical-align="middle" fo:padding="0.097cm" fo:border-left="0.05pt solid #3465a4" fo:border-right="none" fo:border-top="none" fo:border-bottom="0.05pt solid #3465a4"/>
    </style:style>
    <style:style style:name="Tabla81.B2" style:family="table-cell">
      <style:table-cell-properties style:vertical-align="middle" fo:padding="0.097cm" fo:border-left="0.05pt solid #3465a4" fo:border-right="none" fo:border-top="none" fo:border-bottom="0.05pt solid #3465a4"/>
    </style:style>
    <style:style style:name="Tabla81.C2" style:family="table-cell">
      <style:table-cell-properties style:vertical-align="middle" fo:padding="0.097cm" fo:border-left="0.05pt solid #3465a4" fo:border-right="none" fo:border-top="none" fo:border-bottom="0.05pt solid #3465a4"/>
    </style:style>
    <style:style style:name="Tabla81.D2" style:family="table-cell">
      <style:table-cell-properties fo:padding="0.097cm" fo:border-left="0.05pt solid #3465a4" fo:border-right="0.05pt solid #3465a4" fo:border-top="none" fo:border-bottom="0.05pt solid #3465a4"/>
    </style:style>
    <style:style style:name="Tabla81.A3" style:family="table-cell">
      <style:table-cell-properties style:vertical-align="middle" fo:padding="0.097cm" fo:border-left="0.05pt solid #3465a4" fo:border-right="none" fo:border-top="none" fo:border-bottom="0.05pt solid #3465a4"/>
    </style:style>
    <style:style style:name="Tabla81.B3" style:family="table-cell">
      <style:table-cell-properties style:vertical-align="middle" fo:padding="0.097cm" fo:border-left="0.05pt solid #3465a4" fo:border-right="none" fo:border-top="none" fo:border-bottom="0.05pt solid #3465a4"/>
    </style:style>
    <style:style style:name="Tabla81.C3" style:family="table-cell">
      <style:table-cell-properties style:vertical-align="middle" fo:padding="0.097cm" fo:border-left="0.05pt solid #3465a4" fo:border-right="none" fo:border-top="none" fo:border-bottom="0.05pt solid #3465a4"/>
    </style:style>
    <style:style style:name="Tabla81.D3" style:family="table-cell">
      <style:table-cell-properties fo:padding="0.097cm" fo:border-left="0.05pt solid #3465a4" fo:border-right="0.05pt solid #3465a4" fo:border-top="none" fo:border-bottom="0.05pt solid #3465a4"/>
    </style:style>
    <style:style style:name="Tabla81.A4" style:family="table-cell">
      <style:table-cell-properties style:vertical-align="middle" fo:padding="0.097cm" fo:border-left="0.05pt solid #3465a4" fo:border-right="none" fo:border-top="none" fo:border-bottom="0.05pt solid #3465a4"/>
    </style:style>
    <style:style style:name="Tabla81.B4" style:family="table-cell">
      <style:table-cell-properties style:vertical-align="middle" fo:padding="0.097cm" fo:border-left="0.05pt solid #3465a4" fo:border-right="none" fo:border-top="none" fo:border-bottom="0.05pt solid #3465a4"/>
    </style:style>
    <style:style style:name="Tabla81.C4" style:family="table-cell">
      <style:table-cell-properties style:vertical-align="middle" fo:padding="0.097cm" fo:border-left="0.05pt solid #3465a4" fo:border-right="none" fo:border-top="none" fo:border-bottom="0.05pt solid #3465a4"/>
    </style:style>
    <style:style style:name="Tabla81.D4" style:family="table-cell">
      <style:table-cell-properties fo:padding="0.097cm" fo:border-left="0.05pt solid #3465a4" fo:border-right="0.05pt solid #3465a4" fo:border-top="none" fo:border-bottom="0.05pt solid #3465a4"/>
    </style:style>
    <style:style style:name="Tabla82" style:family="table">
      <style:table-properties style:width="14.739cm" table:align="right" style:writing-mode="lr-tb"/>
    </style:style>
    <style:style style:name="Tabla82.A" style:family="table-column">
      <style:table-column-properties style:column-width="1.011cm"/>
    </style:style>
    <style:style style:name="Tabla82.B" style:family="table-column">
      <style:table-column-properties style:column-width="5.579cm"/>
    </style:style>
    <style:style style:name="Tabla82.C" style:family="table-column">
      <style:table-column-properties style:column-width="8.149cm"/>
    </style:style>
    <style:style style:name="Tabla82.1" style:family="table-row">
      <style:table-row-properties style:min-row-height="0.601cm"/>
    </style:style>
    <style:style style:name="Tabla82.A1" style:family="table-cell">
      <style:table-cell-properties style:vertical-align="middle" fo:background-color="#7da7d8" fo:padding="0.097cm" fo:border-left="0.05pt solid #3465a4" fo:border-right="none" fo:border-top="0.05pt solid #3465a4" fo:border-bottom="0.05pt solid #3465a4">
        <style:background-image/>
      </style:table-cell-properties>
    </style:style>
    <style:style style:name="Tabla82.C1" style:family="table-cell">
      <style:table-cell-properties style:vertical-align="middle" fo:background-color="#7da7d8" fo:padding="0.097cm" fo:border="0.05pt solid #3465a4">
        <style:background-image/>
      </style:table-cell-properties>
    </style:style>
    <style:style style:name="Tabla82.A2" style:family="table-cell">
      <style:table-cell-properties style:vertical-align="middle" fo:padding="0.097cm" fo:border-left="0.05pt solid #3465a4" fo:border-right="none" fo:border-top="none" fo:border-bottom="0.05pt solid #3465a4"/>
    </style:style>
    <style:style style:name="Tabla82.B2" style:family="table-cell">
      <style:table-cell-properties style:vertical-align="middle" fo:padding="0.097cm" fo:border-left="0.05pt solid #3465a4" fo:border-right="none" fo:border-top="none" fo:border-bottom="0.05pt solid #3465a4"/>
    </style:style>
    <style:style style:name="Tabla82.C2" style:family="table-cell">
      <style:table-cell-properties style:vertical-align="middle" fo:padding="0.097cm" fo:border-left="0.05pt solid #3465a4" fo:border-right="0.05pt solid #3465a4" fo:border-top="none" fo:border-bottom="0.05pt solid #3465a4"/>
    </style:style>
    <style:style style:name="Tabla82.A3" style:family="table-cell">
      <style:table-cell-properties style:vertical-align="middle" fo:padding="0.097cm" fo:border-left="0.05pt solid #3465a4" fo:border-right="none" fo:border-top="none" fo:border-bottom="0.05pt solid #3465a4"/>
    </style:style>
    <style:style style:name="Tabla82.B3" style:family="table-cell">
      <style:table-cell-properties style:vertical-align="middle" fo:padding="0.097cm" fo:border-left="0.05pt solid #3465a4" fo:border-right="none" fo:border-top="none" fo:border-bottom="0.05pt solid #3465a4"/>
    </style:style>
    <style:style style:name="Tabla82.C3" style:family="table-cell">
      <style:table-cell-properties style:vertical-align="middle" fo:padding="0.097cm" fo:border-left="0.05pt solid #3465a4" fo:border-right="0.05pt solid #3465a4" fo:border-top="none" fo:border-bottom="0.05pt solid #3465a4"/>
    </style:style>
    <style:style style:name="Tabla82.A4" style:family="table-cell">
      <style:table-cell-properties style:vertical-align="middle" fo:padding="0.097cm" fo:border-left="0.05pt solid #3465a4" fo:border-right="none" fo:border-top="none" fo:border-bottom="0.05pt solid #3465a4"/>
    </style:style>
    <style:style style:name="Tabla82.B4" style:family="table-cell">
      <style:table-cell-properties style:vertical-align="middle" fo:padding="0.097cm" fo:border-left="0.05pt solid #3465a4" fo:border-right="none" fo:border-top="none" fo:border-bottom="0.05pt solid #3465a4"/>
    </style:style>
    <style:style style:name="Tabla82.C4" style:family="table-cell">
      <style:table-cell-properties style:vertical-align="middle" fo:padding="0.097cm" fo:border-left="0.05pt solid #3465a4" fo:border-right="0.05pt solid #3465a4" fo:border-top="none" fo:border-bottom="0.05pt solid #3465a4"/>
    </style:style>
    <style:style style:name="Tabla83" style:family="table">
      <style:table-properties style:width="14.739cm" table:align="right" style:writing-mode="lr-tb"/>
    </style:style>
    <style:style style:name="Tabla83.A" style:family="table-column">
      <style:table-column-properties style:column-width="0.649cm"/>
    </style:style>
    <style:style style:name="Tabla83.B" style:family="table-column">
      <style:table-column-properties style:column-width="5.643cm"/>
    </style:style>
    <style:style style:name="Tabla83.C" style:family="table-column">
      <style:table-column-properties style:column-width="0.616cm"/>
    </style:style>
    <style:style style:name="Tabla83.D" style:family="table-column">
      <style:table-column-properties style:column-width="7.832cm"/>
    </style:style>
    <style:style style:name="Tabla83.1" style:family="table-row">
      <style:table-row-properties style:min-row-height="0.601cm"/>
    </style:style>
    <style:style style:name="Tabla83.A1" style:family="table-cell">
      <style:table-cell-properties style:vertical-align="middle" fo:background-color="#7da7d8" fo:padding="0.097cm" fo:border-left="0.05pt solid #3465a4" fo:border-right="none" fo:border-top="0.05pt solid #3465a4" fo:border-bottom="0.05pt solid #3465a4">
        <style:background-image/>
      </style:table-cell-properties>
    </style:style>
    <style:style style:name="Tabla83.D1" style:family="table-cell">
      <style:table-cell-properties style:vertical-align="middle" fo:background-color="#7da7d8" fo:padding="0.097cm" fo:border="0.05pt solid #3465a4">
        <style:background-image/>
      </style:table-cell-properties>
    </style:style>
    <style:style style:name="Tabla83.A2" style:family="table-cell">
      <style:table-cell-properties style:vertical-align="middle" fo:padding="0.097cm" fo:border-left="0.05pt solid #3465a4" fo:border-right="none" fo:border-top="none" fo:border-bottom="0.05pt solid #3465a4"/>
    </style:style>
    <style:style style:name="Tabla83.B2" style:family="table-cell">
      <style:table-cell-properties style:vertical-align="middle" fo:padding="0.097cm" fo:border-left="0.05pt solid #3465a4" fo:border-right="none" fo:border-top="none" fo:border-bottom="0.05pt solid #3465a4"/>
    </style:style>
    <style:style style:name="Tabla83.C2" style:family="table-cell">
      <style:table-cell-properties style:vertical-align="middle" fo:padding="0.097cm" fo:border-left="0.05pt solid #3465a4" fo:border-right="none" fo:border-top="none" fo:border-bottom="0.05pt solid #3465a4"/>
    </style:style>
    <style:style style:name="Tabla83.D2" style:family="table-cell">
      <style:table-cell-properties style:vertical-align="middle" fo:padding="0.097cm" fo:border-left="0.05pt solid #3465a4" fo:border-right="0.05pt solid #3465a4" fo:border-top="none" fo:border-bottom="0.05pt solid #3465a4"/>
    </style:style>
    <style:style style:name="Tabla83.A3" style:family="table-cell">
      <style:table-cell-properties style:vertical-align="middle" fo:padding="0.097cm" fo:border-left="0.05pt solid #3465a4" fo:border-right="none" fo:border-top="none" fo:border-bottom="0.05pt solid #3465a4"/>
    </style:style>
    <style:style style:name="Tabla83.B3" style:family="table-cell">
      <style:table-cell-properties style:vertical-align="middle" fo:padding="0.097cm" fo:border-left="0.05pt solid #3465a4" fo:border-right="none" fo:border-top="none" fo:border-bottom="0.05pt solid #3465a4"/>
    </style:style>
    <style:style style:name="Tabla83.C3" style:family="table-cell">
      <style:table-cell-properties style:vertical-align="middle" fo:padding="0.097cm" fo:border-left="0.05pt solid #3465a4" fo:border-right="none" fo:border-top="none" fo:border-bottom="0.05pt solid #3465a4"/>
    </style:style>
    <style:style style:name="Tabla83.D3" style:family="table-cell">
      <style:table-cell-properties style:vertical-align="middle" fo:padding="0.097cm" fo:border-left="0.05pt solid #3465a4" fo:border-right="0.05pt solid #3465a4" fo:border-top="none" fo:border-bottom="0.05pt solid #3465a4"/>
    </style:style>
    <style:style style:name="Tabla83.A4" style:family="table-cell">
      <style:table-cell-properties style:vertical-align="middle" fo:padding="0.097cm" fo:border-left="0.05pt solid #3465a4" fo:border-right="none" fo:border-top="none" fo:border-bottom="0.05pt solid #3465a4"/>
    </style:style>
    <style:style style:name="Tabla83.B4" style:family="table-cell">
      <style:table-cell-properties style:vertical-align="middle" fo:padding="0.097cm" fo:border-left="0.05pt solid #3465a4" fo:border-right="none" fo:border-top="none" fo:border-bottom="0.05pt solid #3465a4"/>
    </style:style>
    <style:style style:name="Tabla83.C4" style:family="table-cell">
      <style:table-cell-properties style:vertical-align="middle" fo:padding="0.097cm" fo:border-left="0.05pt solid #3465a4" fo:border-right="none" fo:border-top="none" fo:border-bottom="0.05pt solid #3465a4"/>
    </style:style>
    <style:style style:name="Tabla83.D4" style:family="table-cell">
      <style:table-cell-properties style:vertical-align="middle" fo:padding="0.097cm" fo:border-left="0.05pt solid #3465a4" fo:border-right="0.05pt solid #3465a4" fo:border-top="none" fo:border-bottom="0.05pt solid #3465a4"/>
    </style:style>
    <style:style style:name="Tabla84" style:family="table">
      <style:table-properties style:width="14.739cm" table:align="right" style:writing-mode="lr-tb"/>
    </style:style>
    <style:style style:name="Tabla84.A" style:family="table-column">
      <style:table-column-properties style:column-width="1.011cm"/>
    </style:style>
    <style:style style:name="Tabla84.B" style:family="table-column">
      <style:table-column-properties style:column-width="5.579cm"/>
    </style:style>
    <style:style style:name="Tabla84.C" style:family="table-column">
      <style:table-column-properties style:column-width="8.149cm"/>
    </style:style>
    <style:style style:name="Tabla84.1" style:family="table-row">
      <style:table-row-properties style:min-row-height="0.601cm"/>
    </style:style>
    <style:style style:name="Tabla84.A1" style:family="table-cell">
      <style:table-cell-properties style:vertical-align="middle" fo:background-color="#7da7d8" fo:padding="0.097cm" fo:border-left="0.05pt solid #3465a4" fo:border-right="none" fo:border-top="0.05pt solid #3465a4" fo:border-bottom="0.05pt solid #3465a4">
        <style:background-image/>
      </style:table-cell-properties>
    </style:style>
    <style:style style:name="Tabla84.C1" style:family="table-cell">
      <style:table-cell-properties style:vertical-align="middle" fo:background-color="#7da7d8" fo:padding="0.097cm" fo:border="0.05pt solid #3465a4">
        <style:background-image/>
      </style:table-cell-properties>
    </style:style>
    <style:style style:name="Tabla84.A2" style:family="table-cell">
      <style:table-cell-properties style:vertical-align="middle" fo:padding="0.097cm" fo:border-left="0.05pt solid #3465a4" fo:border-right="none" fo:border-top="none" fo:border-bottom="0.05pt solid #3465a4"/>
    </style:style>
    <style:style style:name="Tabla84.B2" style:family="table-cell">
      <style:table-cell-properties style:vertical-align="middle" fo:padding="0.097cm" fo:border-left="0.05pt solid #3465a4" fo:border-right="none" fo:border-top="none" fo:border-bottom="0.05pt solid #3465a4"/>
    </style:style>
    <style:style style:name="Tabla84.C2" style:family="table-cell">
      <style:table-cell-properties style:vertical-align="middle" fo:padding="0.097cm" fo:border-left="0.05pt solid #3465a4" fo:border-right="0.05pt solid #3465a4" fo:border-top="none" fo:border-bottom="0.05pt solid #3465a4"/>
    </style:style>
    <style:style style:name="Tabla84.A3" style:family="table-cell">
      <style:table-cell-properties style:vertical-align="middle" fo:padding="0.097cm" fo:border-left="0.05pt solid #3465a4" fo:border-right="none" fo:border-top="none" fo:border-bottom="0.05pt solid #3465a4"/>
    </style:style>
    <style:style style:name="Tabla84.B3" style:family="table-cell">
      <style:table-cell-properties style:vertical-align="middle" fo:padding="0.097cm" fo:border-left="0.05pt solid #3465a4" fo:border-right="none" fo:border-top="none" fo:border-bottom="0.05pt solid #3465a4"/>
    </style:style>
    <style:style style:name="Tabla84.C3" style:family="table-cell">
      <style:table-cell-properties style:vertical-align="middle" fo:padding="0.097cm" fo:border-left="0.05pt solid #3465a4" fo:border-right="0.05pt solid #3465a4" fo:border-top="none" fo:border-bottom="0.05pt solid #3465a4"/>
    </style:style>
    <style:style style:name="Tabla84.A4" style:family="table-cell">
      <style:table-cell-properties style:vertical-align="middle" fo:padding="0.097cm" fo:border-left="0.05pt solid #3465a4" fo:border-right="none" fo:border-top="none" fo:border-bottom="0.05pt solid #3465a4"/>
    </style:style>
    <style:style style:name="Tabla84.B4" style:family="table-cell">
      <style:table-cell-properties style:vertical-align="middle" fo:padding="0.097cm" fo:border-left="0.05pt solid #3465a4" fo:border-right="none" fo:border-top="none" fo:border-bottom="0.05pt solid #3465a4"/>
    </style:style>
    <style:style style:name="Tabla84.C4" style:family="table-cell">
      <style:table-cell-properties style:vertical-align="middle" fo:padding="0.097cm" fo:border-left="0.05pt solid #3465a4" fo:border-right="0.05pt solid #3465a4" fo:border-top="none" fo:border-bottom="0.05pt solid #3465a4"/>
    </style:style>
    <style:style style:name="Tabla85" style:family="table">
      <style:table-properties style:width="14.739cm" table:align="right" style:writing-mode="lr-tb"/>
    </style:style>
    <style:style style:name="Tabla85.A" style:family="table-column">
      <style:table-column-properties style:column-width="0.649cm"/>
    </style:style>
    <style:style style:name="Tabla85.B" style:family="table-column">
      <style:table-column-properties style:column-width="5.643cm"/>
    </style:style>
    <style:style style:name="Tabla85.C" style:family="table-column">
      <style:table-column-properties style:column-width="0.616cm"/>
    </style:style>
    <style:style style:name="Tabla85.D" style:family="table-column">
      <style:table-column-properties style:column-width="7.832cm"/>
    </style:style>
    <style:style style:name="Tabla85.1" style:family="table-row">
      <style:table-row-properties style:min-row-height="0.601cm"/>
    </style:style>
    <style:style style:name="Tabla85.A1" style:family="table-cell">
      <style:table-cell-properties style:vertical-align="middle" fo:background-color="#7da7d8" fo:padding="0.097cm" fo:border-left="0.05pt solid #3465a4" fo:border-right="none" fo:border-top="0.05pt solid #3465a4" fo:border-bottom="0.05pt solid #3465a4">
        <style:background-image/>
      </style:table-cell-properties>
    </style:style>
    <style:style style:name="Tabla85.D1" style:family="table-cell">
      <style:table-cell-properties style:vertical-align="middle" fo:background-color="#7da7d8" fo:padding="0.097cm" fo:border="0.05pt solid #3465a4">
        <style:background-image/>
      </style:table-cell-properties>
    </style:style>
    <style:style style:name="Tabla85.A2" style:family="table-cell">
      <style:table-cell-properties style:vertical-align="middle" fo:padding="0.097cm" fo:border-left="0.05pt solid #3465a4" fo:border-right="none" fo:border-top="none" fo:border-bottom="0.05pt solid #3465a4"/>
    </style:style>
    <style:style style:name="Tabla85.B2" style:family="table-cell">
      <style:table-cell-properties style:vertical-align="middle" fo:padding="0.097cm" fo:border-left="0.05pt solid #3465a4" fo:border-right="none" fo:border-top="none" fo:border-bottom="0.05pt solid #3465a4"/>
    </style:style>
    <style:style style:name="Tabla85.C2" style:family="table-cell">
      <style:table-cell-properties style:vertical-align="middle" fo:padding="0.097cm" fo:border-left="0.05pt solid #3465a4" fo:border-right="none" fo:border-top="none" fo:border-bottom="0.05pt solid #3465a4"/>
    </style:style>
    <style:style style:name="Tabla85.D2" style:family="table-cell">
      <style:table-cell-properties fo:padding="0.097cm" fo:border-left="0.05pt solid #3465a4" fo:border-right="0.05pt solid #3465a4" fo:border-top="none" fo:border-bottom="0.05pt solid #3465a4"/>
    </style:style>
    <style:style style:name="Tabla85.A3" style:family="table-cell">
      <style:table-cell-properties style:vertical-align="middle" fo:padding="0.097cm" fo:border-left="0.05pt solid #3465a4" fo:border-right="none" fo:border-top="none" fo:border-bottom="0.05pt solid #3465a4"/>
    </style:style>
    <style:style style:name="Tabla85.B3" style:family="table-cell">
      <style:table-cell-properties style:vertical-align="middle" fo:padding="0.097cm" fo:border-left="0.05pt solid #3465a4" fo:border-right="none" fo:border-top="none" fo:border-bottom="0.05pt solid #3465a4"/>
    </style:style>
    <style:style style:name="Tabla85.C3" style:family="table-cell">
      <style:table-cell-properties style:vertical-align="middle" fo:padding="0.097cm" fo:border-left="0.05pt solid #3465a4" fo:border-right="none" fo:border-top="none" fo:border-bottom="0.05pt solid #3465a4"/>
    </style:style>
    <style:style style:name="Tabla85.D3" style:family="table-cell">
      <style:table-cell-properties fo:padding="0.097cm" fo:border-left="0.05pt solid #3465a4" fo:border-right="0.05pt solid #3465a4" fo:border-top="none" fo:border-bottom="0.05pt solid #3465a4"/>
    </style:style>
    <style:style style:name="Tabla85.A4" style:family="table-cell">
      <style:table-cell-properties style:vertical-align="middle" fo:padding="0.097cm" fo:border-left="0.05pt solid #3465a4" fo:border-right="none" fo:border-top="none" fo:border-bottom="0.05pt solid #3465a4"/>
    </style:style>
    <style:style style:name="Tabla85.B4" style:family="table-cell">
      <style:table-cell-properties style:vertical-align="middle" fo:padding="0.097cm" fo:border-left="0.05pt solid #3465a4" fo:border-right="none" fo:border-top="none" fo:border-bottom="0.05pt solid #3465a4"/>
    </style:style>
    <style:style style:name="Tabla85.C4" style:family="table-cell">
      <style:table-cell-properties style:vertical-align="middle" fo:padding="0.097cm" fo:border-left="0.05pt solid #3465a4" fo:border-right="none" fo:border-top="none" fo:border-bottom="0.05pt solid #3465a4"/>
    </style:style>
    <style:style style:name="Tabla85.D4" style:family="table-cell">
      <style:table-cell-properties fo:padding="0.097cm" fo:border-left="0.05pt solid #3465a4" fo:border-right="0.05pt solid #3465a4" fo:border-top="none" fo:border-bottom="0.05pt solid #3465a4"/>
    </style:style>
    <style:style style:name="Tabla85.A5" style:family="table-cell">
      <style:table-cell-properties style:vertical-align="middle" fo:padding="0.097cm" fo:border-left="0.05pt solid #3465a4" fo:border-right="none" fo:border-top="none" fo:border-bottom="0.05pt solid #3465a4"/>
    </style:style>
    <style:style style:name="Tabla85.B5" style:family="table-cell">
      <style:table-cell-properties style:vertical-align="middle" fo:padding="0.097cm" fo:border-left="0.05pt solid #3465a4" fo:border-right="none" fo:border-top="none" fo:border-bottom="0.05pt solid #3465a4"/>
    </style:style>
    <style:style style:name="Tabla85.C5" style:family="table-cell">
      <style:table-cell-properties style:vertical-align="middle" fo:padding="0.097cm" fo:border-left="0.05pt solid #3465a4" fo:border-right="none" fo:border-top="none" fo:border-bottom="0.05pt solid #3465a4"/>
    </style:style>
    <style:style style:name="Tabla85.D5" style:family="table-cell">
      <style:table-cell-properties fo:padding="0.097cm" fo:border-left="0.05pt solid #3465a4" fo:border-right="0.05pt solid #3465a4" fo:border-top="none" fo:border-bottom="0.05pt solid #3465a4"/>
    </style:style>
    <style:style style:name="Tabla86" style:family="table">
      <style:table-properties style:width="14.739cm" table:align="right" style:writing-mode="lr-tb"/>
    </style:style>
    <style:style style:name="Tabla86.A" style:family="table-column">
      <style:table-column-properties style:column-width="1.011cm"/>
    </style:style>
    <style:style style:name="Tabla86.B" style:family="table-column">
      <style:table-column-properties style:column-width="5.579cm"/>
    </style:style>
    <style:style style:name="Tabla86.C" style:family="table-column">
      <style:table-column-properties style:column-width="8.149cm"/>
    </style:style>
    <style:style style:name="Tabla86.1" style:family="table-row">
      <style:table-row-properties style:min-row-height="0.601cm"/>
    </style:style>
    <style:style style:name="Tabla86.A1" style:family="table-cell">
      <style:table-cell-properties style:vertical-align="middle" fo:background-color="#7da7d8" fo:padding="0.097cm" fo:border-left="0.05pt solid #3465a4" fo:border-right="none" fo:border-top="0.05pt solid #3465a4" fo:border-bottom="0.05pt solid #3465a4">
        <style:background-image/>
      </style:table-cell-properties>
    </style:style>
    <style:style style:name="Tabla86.C1" style:family="table-cell">
      <style:table-cell-properties style:vertical-align="middle" fo:background-color="#7da7d8" fo:padding="0.097cm" fo:border="0.05pt solid #3465a4">
        <style:background-image/>
      </style:table-cell-properties>
    </style:style>
    <style:style style:name="Tabla86.A2" style:family="table-cell">
      <style:table-cell-properties style:vertical-align="middle" fo:padding="0.097cm" fo:border-left="0.05pt solid #3465a4" fo:border-right="none" fo:border-top="none" fo:border-bottom="0.05pt solid #3465a4"/>
    </style:style>
    <style:style style:name="Tabla86.B2" style:family="table-cell">
      <style:table-cell-properties style:vertical-align="middle" fo:padding="0.097cm" fo:border-left="0.05pt solid #3465a4" fo:border-right="none" fo:border-top="none" fo:border-bottom="0.05pt solid #3465a4"/>
    </style:style>
    <style:style style:name="Tabla86.C2" style:family="table-cell">
      <style:table-cell-properties style:vertical-align="middle" fo:padding="0.097cm" fo:border-left="0.05pt solid #3465a4" fo:border-right="0.05pt solid #3465a4" fo:border-top="none" fo:border-bottom="0.05pt solid #3465a4"/>
    </style:style>
    <style:style style:name="Tabla86.A3" style:family="table-cell">
      <style:table-cell-properties style:vertical-align="middle" fo:padding="0.097cm" fo:border-left="0.05pt solid #3465a4" fo:border-right="none" fo:border-top="none" fo:border-bottom="0.05pt solid #3465a4"/>
    </style:style>
    <style:style style:name="Tabla86.B3" style:family="table-cell">
      <style:table-cell-properties style:vertical-align="middle" fo:padding="0.097cm" fo:border-left="0.05pt solid #3465a4" fo:border-right="none" fo:border-top="none" fo:border-bottom="0.05pt solid #3465a4"/>
    </style:style>
    <style:style style:name="Tabla86.C3" style:family="table-cell">
      <style:table-cell-properties style:vertical-align="middle" fo:padding="0.097cm" fo:border-left="0.05pt solid #3465a4" fo:border-right="0.05pt solid #3465a4" fo:border-top="none" fo:border-bottom="0.05pt solid #3465a4"/>
    </style:style>
    <style:style style:name="Tabla86.A4" style:family="table-cell">
      <style:table-cell-properties style:vertical-align="middle" fo:padding="0.097cm" fo:border-left="0.05pt solid #3465a4" fo:border-right="none" fo:border-top="none" fo:border-bottom="0.05pt solid #3465a4"/>
    </style:style>
    <style:style style:name="Tabla86.B4" style:family="table-cell">
      <style:table-cell-properties style:vertical-align="middle" fo:padding="0.097cm" fo:border-left="0.05pt solid #3465a4" fo:border-right="none" fo:border-top="none" fo:border-bottom="0.05pt solid #3465a4"/>
    </style:style>
    <style:style style:name="Tabla86.C4" style:family="table-cell">
      <style:table-cell-properties style:vertical-align="middle" fo:padding="0.097cm" fo:border-left="0.05pt solid #3465a4" fo:border-right="0.05pt solid #3465a4" fo:border-top="none" fo:border-bottom="0.05pt solid #3465a4"/>
    </style:style>
    <style:style style:name="Tabla86.A5" style:family="table-cell">
      <style:table-cell-properties style:vertical-align="middle" fo:padding="0.097cm" fo:border-left="0.05pt solid #3465a4" fo:border-right="none" fo:border-top="none" fo:border-bottom="0.05pt solid #3465a4"/>
    </style:style>
    <style:style style:name="Tabla86.B5" style:family="table-cell">
      <style:table-cell-properties style:vertical-align="middle" fo:padding="0.097cm" fo:border-left="0.05pt solid #3465a4" fo:border-right="none" fo:border-top="none" fo:border-bottom="0.05pt solid #3465a4"/>
    </style:style>
    <style:style style:name="Tabla86.C5" style:family="table-cell">
      <style:table-cell-properties style:vertical-align="middle" fo:padding="0.097cm" fo:border-left="0.05pt solid #3465a4" fo:border-right="0.05pt solid #3465a4" fo:border-top="none" fo:border-bottom="0.05pt solid #3465a4"/>
    </style:style>
    <style:style style:name="Tabla86.A6" style:family="table-cell">
      <style:table-cell-properties style:vertical-align="middle" fo:padding="0.097cm" fo:border-left="0.05pt solid #3465a4" fo:border-right="none" fo:border-top="none" fo:border-bottom="0.05pt solid #3465a4"/>
    </style:style>
    <style:style style:name="Tabla86.B6" style:family="table-cell">
      <style:table-cell-properties style:vertical-align="middle" fo:padding="0.097cm" fo:border-left="0.05pt solid #3465a4" fo:border-right="none" fo:border-top="none" fo:border-bottom="0.05pt solid #3465a4"/>
    </style:style>
    <style:style style:name="Tabla86.C6" style:family="table-cell">
      <style:table-cell-properties style:vertical-align="middle" fo:padding="0.097cm" fo:border-left="0.05pt solid #3465a4" fo:border-right="0.05pt solid #3465a4" fo:border-top="none" fo:border-bottom="0.05pt solid #3465a4"/>
    </style:style>
    <style:style style:name="Tabla87" style:family="table">
      <style:table-properties style:width="14.739cm" table:align="right" style:writing-mode="lr-tb"/>
    </style:style>
    <style:style style:name="Tabla87.A" style:family="table-column">
      <style:table-column-properties style:column-width="0.649cm"/>
    </style:style>
    <style:style style:name="Tabla87.B" style:family="table-column">
      <style:table-column-properties style:column-width="5.643cm"/>
    </style:style>
    <style:style style:name="Tabla87.C" style:family="table-column">
      <style:table-column-properties style:column-width="0.616cm"/>
    </style:style>
    <style:style style:name="Tabla87.D" style:family="table-column">
      <style:table-column-properties style:column-width="7.832cm"/>
    </style:style>
    <style:style style:name="Tabla87.1" style:family="table-row">
      <style:table-row-properties style:min-row-height="0.601cm"/>
    </style:style>
    <style:style style:name="Tabla87.A1" style:family="table-cell">
      <style:table-cell-properties style:vertical-align="middle" fo:background-color="#7da7d8" fo:padding="0.097cm" fo:border-left="0.05pt solid #3465a4" fo:border-right="none" fo:border-top="0.05pt solid #3465a4" fo:border-bottom="0.05pt solid #3465a4">
        <style:background-image/>
      </style:table-cell-properties>
    </style:style>
    <style:style style:name="Tabla87.D1" style:family="table-cell">
      <style:table-cell-properties style:vertical-align="middle" fo:background-color="#7da7d8" fo:padding="0.097cm" fo:border="0.05pt solid #3465a4">
        <style:background-image/>
      </style:table-cell-properties>
    </style:style>
    <style:style style:name="Tabla87.A2" style:family="table-cell">
      <style:table-cell-properties style:vertical-align="middle" fo:padding="0.097cm" fo:border-left="0.05pt solid #3465a4" fo:border-right="none" fo:border-top="none" fo:border-bottom="0.05pt solid #3465a4"/>
    </style:style>
    <style:style style:name="Tabla87.B2" style:family="table-cell">
      <style:table-cell-properties style:vertical-align="middle" fo:padding="0.097cm" fo:border-left="0.05pt solid #3465a4" fo:border-right="none" fo:border-top="none" fo:border-bottom="0.05pt solid #3465a4"/>
    </style:style>
    <style:style style:name="Tabla87.C2" style:family="table-cell">
      <style:table-cell-properties style:vertical-align="middle" fo:padding="0.097cm" fo:border-left="0.05pt solid #3465a4" fo:border-right="none" fo:border-top="none" fo:border-bottom="0.05pt solid #3465a4"/>
    </style:style>
    <style:style style:name="Tabla87.D2" style:family="table-cell">
      <style:table-cell-properties fo:padding="0.097cm" fo:border-left="0.05pt solid #3465a4" fo:border-right="0.05pt solid #3465a4" fo:border-top="none" fo:border-bottom="0.05pt solid #3465a4"/>
    </style:style>
    <style:style style:name="Tabla87.A3" style:family="table-cell">
      <style:table-cell-properties style:vertical-align="middle" fo:padding="0.097cm" fo:border-left="0.05pt solid #3465a4" fo:border-right="none" fo:border-top="none" fo:border-bottom="0.05pt solid #3465a4"/>
    </style:style>
    <style:style style:name="Tabla87.B3" style:family="table-cell">
      <style:table-cell-properties style:vertical-align="middle" fo:padding="0.097cm" fo:border-left="0.05pt solid #3465a4" fo:border-right="none" fo:border-top="none" fo:border-bottom="0.05pt solid #3465a4"/>
    </style:style>
    <style:style style:name="Tabla87.C3" style:family="table-cell">
      <style:table-cell-properties style:vertical-align="middle" fo:padding="0.097cm" fo:border-left="0.05pt solid #3465a4" fo:border-right="none" fo:border-top="none" fo:border-bottom="0.05pt solid #3465a4"/>
    </style:style>
    <style:style style:name="Tabla87.D3" style:family="table-cell">
      <style:table-cell-properties fo:padding="0.097cm" fo:border-left="0.05pt solid #3465a4" fo:border-right="0.05pt solid #3465a4" fo:border-top="none" fo:border-bottom="0.05pt solid #3465a4"/>
    </style:style>
    <style:style style:name="Tabla88" style:family="table">
      <style:table-properties style:width="14.739cm" table:align="right" style:writing-mode="lr-tb"/>
    </style:style>
    <style:style style:name="Tabla88.A" style:family="table-column">
      <style:table-column-properties style:column-width="1.011cm"/>
    </style:style>
    <style:style style:name="Tabla88.B" style:family="table-column">
      <style:table-column-properties style:column-width="5.579cm"/>
    </style:style>
    <style:style style:name="Tabla88.C" style:family="table-column">
      <style:table-column-properties style:column-width="8.149cm"/>
    </style:style>
    <style:style style:name="Tabla88.1" style:family="table-row">
      <style:table-row-properties style:min-row-height="0.601cm"/>
    </style:style>
    <style:style style:name="Tabla88.A1" style:family="table-cell">
      <style:table-cell-properties style:vertical-align="middle" fo:background-color="#7da7d8" fo:padding="0.097cm" fo:border-left="0.05pt solid #3465a4" fo:border-right="none" fo:border-top="0.05pt solid #3465a4" fo:border-bottom="0.05pt solid #3465a4">
        <style:background-image/>
      </style:table-cell-properties>
    </style:style>
    <style:style style:name="Tabla88.C1" style:family="table-cell">
      <style:table-cell-properties style:vertical-align="middle" fo:background-color="#7da7d8" fo:padding="0.097cm" fo:border="0.05pt solid #3465a4">
        <style:background-image/>
      </style:table-cell-properties>
    </style:style>
    <style:style style:name="Tabla88.A2" style:family="table-cell">
      <style:table-cell-properties style:vertical-align="middle" fo:padding="0.097cm" fo:border-left="0.05pt solid #3465a4" fo:border-right="none" fo:border-top="none" fo:border-bottom="0.05pt solid #3465a4"/>
    </style:style>
    <style:style style:name="Tabla88.B2" style:family="table-cell">
      <style:table-cell-properties style:vertical-align="middle" fo:padding="0.097cm" fo:border-left="0.05pt solid #3465a4" fo:border-right="none" fo:border-top="none" fo:border-bottom="0.05pt solid #3465a4"/>
    </style:style>
    <style:style style:name="Tabla88.C2" style:family="table-cell">
      <style:table-cell-properties fo:padding="0.097cm" fo:border-left="0.05pt solid #3465a4" fo:border-right="0.05pt solid #3465a4" fo:border-top="none" fo:border-bottom="0.05pt solid #3465a4"/>
    </style:style>
    <style:style style:name="Tabla88.A3" style:family="table-cell">
      <style:table-cell-properties style:vertical-align="middle" fo:padding="0.097cm" fo:border-left="0.05pt solid #3465a4" fo:border-right="none" fo:border-top="none" fo:border-bottom="0.05pt solid #3465a4"/>
    </style:style>
    <style:style style:name="Tabla88.B3" style:family="table-cell">
      <style:table-cell-properties style:vertical-align="middle" fo:padding="0.097cm" fo:border-left="0.05pt solid #3465a4" fo:border-right="none" fo:border-top="none" fo:border-bottom="0.05pt solid #3465a4"/>
    </style:style>
    <style:style style:name="Tabla88.C3" style:family="table-cell">
      <style:table-cell-properties fo:padding="0.097cm" fo:border-left="0.05pt solid #3465a4" fo:border-right="0.05pt solid #3465a4" fo:border-top="none" fo:border-bottom="0.05pt solid #3465a4"/>
    </style:style>
    <style:style style:name="Tabla88.A4" style:family="table-cell">
      <style:table-cell-properties style:vertical-align="middle" fo:padding="0.097cm" fo:border-left="0.05pt solid #3465a4" fo:border-right="none" fo:border-top="none" fo:border-bottom="0.05pt solid #3465a4"/>
    </style:style>
    <style:style style:name="Tabla88.B4" style:family="table-cell">
      <style:table-cell-properties style:vertical-align="middle" fo:padding="0.097cm" fo:border-left="0.05pt solid #3465a4" fo:border-right="none" fo:border-top="none" fo:border-bottom="0.05pt solid #3465a4"/>
    </style:style>
    <style:style style:name="Tabla88.C4" style:family="table-cell">
      <style:table-cell-properties fo:padding="0.097cm" fo:border-left="0.05pt solid #3465a4" fo:border-right="0.05pt solid #3465a4" fo:border-top="none" fo:border-bottom="0.05pt solid #3465a4"/>
    </style:style>
    <style:style style:name="Tabla99" style:family="table">
      <style:table-properties style:width="14.739cm" table:align="right" style:writing-mode="lr-tb"/>
    </style:style>
    <style:style style:name="Tabla99.A" style:family="table-column">
      <style:table-column-properties style:column-width="0.649cm"/>
    </style:style>
    <style:style style:name="Tabla99.B" style:family="table-column">
      <style:table-column-properties style:column-width="5.643cm"/>
    </style:style>
    <style:style style:name="Tabla99.C" style:family="table-column">
      <style:table-column-properties style:column-width="0.616cm"/>
    </style:style>
    <style:style style:name="Tabla99.D" style:family="table-column">
      <style:table-column-properties style:column-width="7.832cm"/>
    </style:style>
    <style:style style:name="Tabla99.1" style:family="table-row">
      <style:table-row-properties style:min-row-height="0.601cm"/>
    </style:style>
    <style:style style:name="Tabla99.A1" style:family="table-cell">
      <style:table-cell-properties style:vertical-align="middle" fo:background-color="#7da7d8" fo:padding="0.097cm" fo:border-left="0.05pt solid #3465a4" fo:border-right="none" fo:border-top="0.05pt solid #3465a4" fo:border-bottom="0.05pt solid #3465a4">
        <style:background-image/>
      </style:table-cell-properties>
    </style:style>
    <style:style style:name="Tabla99.D1" style:family="table-cell">
      <style:table-cell-properties style:vertical-align="middle" fo:background-color="#7da7d8" fo:padding="0.097cm" fo:border="0.05pt solid #3465a4">
        <style:background-image/>
      </style:table-cell-properties>
    </style:style>
    <style:style style:name="Tabla99.A2" style:family="table-cell">
      <style:table-cell-properties style:vertical-align="middle" fo:padding="0.097cm" fo:border-left="0.05pt solid #3465a4" fo:border-right="none" fo:border-top="none" fo:border-bottom="0.05pt solid #3465a4"/>
    </style:style>
    <style:style style:name="Tabla99.B2" style:family="table-cell">
      <style:table-cell-properties style:vertical-align="middle" fo:padding="0.097cm" fo:border-left="0.05pt solid #3465a4" fo:border-right="none" fo:border-top="none" fo:border-bottom="0.05pt solid #3465a4"/>
    </style:style>
    <style:style style:name="Tabla99.C2" style:family="table-cell">
      <style:table-cell-properties style:vertical-align="middle" fo:padding="0.097cm" fo:border-left="0.05pt solid #3465a4" fo:border-right="none" fo:border-top="none" fo:border-bottom="0.05pt solid #3465a4"/>
    </style:style>
    <style:style style:name="Tabla99.D2" style:family="table-cell">
      <style:table-cell-properties style:vertical-align="middle" fo:padding="0.097cm" fo:border-left="0.05pt solid #3465a4" fo:border-right="0.05pt solid #3465a4" fo:border-top="none" fo:border-bottom="0.05pt solid #3465a4"/>
    </style:style>
    <style:style style:name="Tabla99.A3" style:family="table-cell">
      <style:table-cell-properties style:vertical-align="middle" fo:padding="0.097cm" fo:border-left="0.05pt solid #3465a4" fo:border-right="none" fo:border-top="none" fo:border-bottom="0.05pt solid #3465a4"/>
    </style:style>
    <style:style style:name="Tabla99.B3" style:family="table-cell">
      <style:table-cell-properties style:vertical-align="middle" fo:padding="0.097cm" fo:border-left="0.05pt solid #3465a4" fo:border-right="none" fo:border-top="none" fo:border-bottom="0.05pt solid #3465a4"/>
    </style:style>
    <style:style style:name="Tabla99.C3" style:family="table-cell">
      <style:table-cell-properties style:vertical-align="middle" fo:padding="0.097cm" fo:border-left="0.05pt solid #3465a4" fo:border-right="none" fo:border-top="none" fo:border-bottom="0.05pt solid #3465a4"/>
    </style:style>
    <style:style style:name="Tabla99.D3" style:family="table-cell">
      <style:table-cell-properties style:vertical-align="middle" fo:padding="0.097cm" fo:border-left="0.05pt solid #3465a4" fo:border-right="0.05pt solid #3465a4" fo:border-top="none" fo:border-bottom="0.05pt solid #3465a4"/>
    </style:style>
    <style:style style:name="Tabla99.A4" style:family="table-cell">
      <style:table-cell-properties style:vertical-align="middle" fo:padding="0.097cm" fo:border-left="0.05pt solid #3465a4" fo:border-right="none" fo:border-top="none" fo:border-bottom="0.05pt solid #3465a4"/>
    </style:style>
    <style:style style:name="Tabla99.B4" style:family="table-cell">
      <style:table-cell-properties style:vertical-align="middle" fo:padding="0.097cm" fo:border-left="0.05pt solid #3465a4" fo:border-right="none" fo:border-top="none" fo:border-bottom="0.05pt solid #3465a4"/>
    </style:style>
    <style:style style:name="Tabla99.C4" style:family="table-cell">
      <style:table-cell-properties style:vertical-align="middle" fo:padding="0.097cm" fo:border-left="0.05pt solid #3465a4" fo:border-right="none" fo:border-top="none" fo:border-bottom="0.05pt solid #3465a4"/>
    </style:style>
    <style:style style:name="Tabla99.D4" style:family="table-cell">
      <style:table-cell-properties style:vertical-align="middle" fo:padding="0.097cm" fo:border-left="0.05pt solid #3465a4" fo:border-right="0.05pt solid #3465a4" fo:border-top="none" fo:border-bottom="0.05pt solid #3465a4"/>
    </style:style>
    <style:style style:name="Tabla100" style:family="table">
      <style:table-properties style:width="14.739cm" table:align="right" style:writing-mode="lr-tb"/>
    </style:style>
    <style:style style:name="Tabla100.A" style:family="table-column">
      <style:table-column-properties style:column-width="1.011cm"/>
    </style:style>
    <style:style style:name="Tabla100.B" style:family="table-column">
      <style:table-column-properties style:column-width="5.579cm"/>
    </style:style>
    <style:style style:name="Tabla100.C" style:family="table-column">
      <style:table-column-properties style:column-width="8.149cm"/>
    </style:style>
    <style:style style:name="Tabla100.1" style:family="table-row">
      <style:table-row-properties style:min-row-height="0.601cm"/>
    </style:style>
    <style:style style:name="Tabla100.A1" style:family="table-cell">
      <style:table-cell-properties style:vertical-align="middle" fo:background-color="#7da7d8" fo:padding="0.097cm" fo:border-left="0.05pt solid #3465a4" fo:border-right="none" fo:border-top="0.05pt solid #3465a4" fo:border-bottom="0.05pt solid #3465a4">
        <style:background-image/>
      </style:table-cell-properties>
    </style:style>
    <style:style style:name="Tabla100.C1" style:family="table-cell">
      <style:table-cell-properties style:vertical-align="middle" fo:background-color="#7da7d8" fo:padding="0.097cm" fo:border="0.05pt solid #3465a4">
        <style:background-image/>
      </style:table-cell-properties>
    </style:style>
    <style:style style:name="Tabla100.A2" style:family="table-cell">
      <style:table-cell-properties style:vertical-align="middle" fo:padding="0.097cm" fo:border-left="0.05pt solid #3465a4" fo:border-right="none" fo:border-top="none" fo:border-bottom="0.05pt solid #3465a4"/>
    </style:style>
    <style:style style:name="Tabla100.B2" style:family="table-cell">
      <style:table-cell-properties style:vertical-align="middle" fo:padding="0.097cm" fo:border-left="0.05pt solid #3465a4" fo:border-right="none" fo:border-top="none" fo:border-bottom="0.05pt solid #3465a4"/>
    </style:style>
    <style:style style:name="Tabla100.C2" style:family="table-cell">
      <style:table-cell-properties style:vertical-align="middle" fo:padding="0.097cm" fo:border-left="0.05pt solid #3465a4" fo:border-right="0.05pt solid #3465a4" fo:border-top="none" fo:border-bottom="0.05pt solid #3465a4"/>
    </style:style>
    <style:style style:name="Tabla100.A3" style:family="table-cell">
      <style:table-cell-properties style:vertical-align="middle" fo:padding="0.097cm" fo:border-left="0.05pt solid #3465a4" fo:border-right="none" fo:border-top="none" fo:border-bottom="0.05pt solid #3465a4"/>
    </style:style>
    <style:style style:name="Tabla100.B3" style:family="table-cell">
      <style:table-cell-properties style:vertical-align="middle" fo:padding="0.097cm" fo:border-left="0.05pt solid #3465a4" fo:border-right="none" fo:border-top="none" fo:border-bottom="0.05pt solid #3465a4"/>
    </style:style>
    <style:style style:name="Tabla100.C3" style:family="table-cell">
      <style:table-cell-properties style:vertical-align="middle" fo:padding="0.097cm" fo:border-left="0.05pt solid #3465a4" fo:border-right="0.05pt solid #3465a4" fo:border-top="none" fo:border-bottom="0.05pt solid #3465a4"/>
    </style:style>
    <style:style style:name="Tabla100.A4" style:family="table-cell">
      <style:table-cell-properties style:vertical-align="middle" fo:padding="0.097cm" fo:border-left="0.05pt solid #3465a4" fo:border-right="none" fo:border-top="none" fo:border-bottom="0.05pt solid #3465a4"/>
    </style:style>
    <style:style style:name="Tabla100.B4" style:family="table-cell">
      <style:table-cell-properties style:vertical-align="middle" fo:padding="0.097cm" fo:border-left="0.05pt solid #3465a4" fo:border-right="none" fo:border-top="none" fo:border-bottom="0.05pt solid #3465a4"/>
    </style:style>
    <style:style style:name="Tabla100.C4" style:family="table-cell">
      <style:table-cell-properties style:vertical-align="middle" fo:padding="0.097cm" fo:border-left="0.05pt solid #3465a4" fo:border-right="0.05pt solid #3465a4" fo:border-top="none" fo:border-bottom="0.05pt solid #3465a4"/>
    </style:style>
    <style:style style:name="Tabla101" style:family="table">
      <style:table-properties style:width="14.739cm" table:align="right" style:writing-mode="lr-tb"/>
    </style:style>
    <style:style style:name="Tabla101.A" style:family="table-column">
      <style:table-column-properties style:column-width="0.649cm"/>
    </style:style>
    <style:style style:name="Tabla101.B" style:family="table-column">
      <style:table-column-properties style:column-width="5.643cm"/>
    </style:style>
    <style:style style:name="Tabla101.C" style:family="table-column">
      <style:table-column-properties style:column-width="0.616cm"/>
    </style:style>
    <style:style style:name="Tabla101.D" style:family="table-column">
      <style:table-column-properties style:column-width="7.832cm"/>
    </style:style>
    <style:style style:name="Tabla101.1" style:family="table-row">
      <style:table-row-properties style:min-row-height="0.601cm"/>
    </style:style>
    <style:style style:name="Tabla101.A1" style:family="table-cell">
      <style:table-cell-properties style:vertical-align="middle" fo:background-color="#7da7d8" fo:padding="0.097cm" fo:border-left="0.05pt solid #3465a4" fo:border-right="none" fo:border-top="0.05pt solid #3465a4" fo:border-bottom="0.05pt solid #3465a4">
        <style:background-image/>
      </style:table-cell-properties>
    </style:style>
    <style:style style:name="Tabla101.D1" style:family="table-cell">
      <style:table-cell-properties style:vertical-align="middle" fo:background-color="#7da7d8" fo:padding="0.097cm" fo:border="0.05pt solid #3465a4">
        <style:background-image/>
      </style:table-cell-properties>
    </style:style>
    <style:style style:name="Tabla101.A2" style:family="table-cell">
      <style:table-cell-properties style:vertical-align="middle" fo:padding="0.097cm" fo:border-left="0.05pt solid #3465a4" fo:border-right="none" fo:border-top="none" fo:border-bottom="0.05pt solid #3465a4"/>
    </style:style>
    <style:style style:name="Tabla101.B2" style:family="table-cell">
      <style:table-cell-properties style:vertical-align="middle" fo:padding="0.097cm" fo:border-left="0.05pt solid #3465a4" fo:border-right="none" fo:border-top="none" fo:border-bottom="0.05pt solid #3465a4"/>
    </style:style>
    <style:style style:name="Tabla101.C2" style:family="table-cell">
      <style:table-cell-properties style:vertical-align="middle" fo:padding="0.097cm" fo:border-left="0.05pt solid #3465a4" fo:border-right="none" fo:border-top="none" fo:border-bottom="0.05pt solid #3465a4"/>
    </style:style>
    <style:style style:name="Tabla101.D2" style:family="table-cell">
      <style:table-cell-properties style:vertical-align="middle" fo:padding="0.097cm" fo:border-left="0.05pt solid #3465a4" fo:border-right="0.05pt solid #3465a4" fo:border-top="none" fo:border-bottom="0.05pt solid #3465a4"/>
    </style:style>
    <style:style style:name="Tabla101.A3" style:family="table-cell">
      <style:table-cell-properties style:vertical-align="middle" fo:padding="0.097cm" fo:border-left="0.05pt solid #3465a4" fo:border-right="none" fo:border-top="none" fo:border-bottom="0.05pt solid #3465a4"/>
    </style:style>
    <style:style style:name="Tabla101.B3" style:family="table-cell">
      <style:table-cell-properties style:vertical-align="middle" fo:padding="0.097cm" fo:border-left="0.05pt solid #3465a4" fo:border-right="none" fo:border-top="none" fo:border-bottom="0.05pt solid #3465a4"/>
    </style:style>
    <style:style style:name="Tabla101.C3" style:family="table-cell">
      <style:table-cell-properties style:vertical-align="middle" fo:padding="0.097cm" fo:border-left="0.05pt solid #3465a4" fo:border-right="none" fo:border-top="none" fo:border-bottom="0.05pt solid #3465a4"/>
    </style:style>
    <style:style style:name="Tabla101.D3" style:family="table-cell">
      <style:table-cell-properties style:vertical-align="middle" fo:padding="0.097cm" fo:border-left="0.05pt solid #3465a4" fo:border-right="0.05pt solid #3465a4" fo:border-top="none" fo:border-bottom="0.05pt solid #3465a4"/>
    </style:style>
    <style:style style:name="Tabla101.A4" style:family="table-cell">
      <style:table-cell-properties style:vertical-align="middle" fo:padding="0.097cm" fo:border-left="0.05pt solid #3465a4" fo:border-right="none" fo:border-top="none" fo:border-bottom="0.05pt solid #3465a4"/>
    </style:style>
    <style:style style:name="Tabla101.B4" style:family="table-cell">
      <style:table-cell-properties style:vertical-align="middle" fo:padding="0.097cm" fo:border-left="0.05pt solid #3465a4" fo:border-right="none" fo:border-top="none" fo:border-bottom="0.05pt solid #3465a4"/>
    </style:style>
    <style:style style:name="Tabla101.C4" style:family="table-cell">
      <style:table-cell-properties style:vertical-align="middle" fo:padding="0.097cm" fo:border-left="0.05pt solid #3465a4" fo:border-right="none" fo:border-top="none" fo:border-bottom="0.05pt solid #3465a4"/>
    </style:style>
    <style:style style:name="Tabla101.D4" style:family="table-cell">
      <style:table-cell-properties style:vertical-align="middle" fo:padding="0.097cm" fo:border-left="0.05pt solid #3465a4" fo:border-right="0.05pt solid #3465a4" fo:border-top="none" fo:border-bottom="0.05pt solid #3465a4"/>
    </style:style>
    <style:style style:name="Tabla102" style:family="table">
      <style:table-properties style:width="14.739cm" table:align="right" style:writing-mode="lr-tb"/>
    </style:style>
    <style:style style:name="Tabla102.A" style:family="table-column">
      <style:table-column-properties style:column-width="1.011cm"/>
    </style:style>
    <style:style style:name="Tabla102.B" style:family="table-column">
      <style:table-column-properties style:column-width="5.579cm"/>
    </style:style>
    <style:style style:name="Tabla102.C" style:family="table-column">
      <style:table-column-properties style:column-width="8.149cm"/>
    </style:style>
    <style:style style:name="Tabla102.1" style:family="table-row">
      <style:table-row-properties style:min-row-height="0.601cm"/>
    </style:style>
    <style:style style:name="Tabla102.A1" style:family="table-cell">
      <style:table-cell-properties style:vertical-align="middle" fo:background-color="#7da7d8" fo:padding="0.097cm" fo:border-left="0.05pt solid #3465a4" fo:border-right="none" fo:border-top="0.05pt solid #3465a4" fo:border-bottom="0.05pt solid #3465a4">
        <style:background-image/>
      </style:table-cell-properties>
    </style:style>
    <style:style style:name="Tabla102.C1" style:family="table-cell">
      <style:table-cell-properties style:vertical-align="middle" fo:background-color="#7da7d8" fo:padding="0.097cm" fo:border="0.05pt solid #3465a4">
        <style:background-image/>
      </style:table-cell-properties>
    </style:style>
    <style:style style:name="Tabla102.A2" style:family="table-cell">
      <style:table-cell-properties style:vertical-align="middle" fo:padding="0.097cm" fo:border-left="0.05pt solid #3465a4" fo:border-right="none" fo:border-top="none" fo:border-bottom="0.05pt solid #3465a4"/>
    </style:style>
    <style:style style:name="Tabla102.B2" style:family="table-cell">
      <style:table-cell-properties style:vertical-align="middle" fo:padding="0.097cm" fo:border-left="0.05pt solid #3465a4" fo:border-right="none" fo:border-top="none" fo:border-bottom="0.05pt solid #3465a4"/>
    </style:style>
    <style:style style:name="Tabla102.C2" style:family="table-cell">
      <style:table-cell-properties style:vertical-align="middle" fo:padding="0.097cm" fo:border-left="0.05pt solid #3465a4" fo:border-right="0.05pt solid #3465a4" fo:border-top="none" fo:border-bottom="0.05pt solid #3465a4"/>
    </style:style>
    <style:style style:name="Tabla102.A3" style:family="table-cell">
      <style:table-cell-properties style:vertical-align="middle" fo:padding="0.097cm" fo:border-left="0.05pt solid #3465a4" fo:border-right="none" fo:border-top="none" fo:border-bottom="0.05pt solid #3465a4"/>
    </style:style>
    <style:style style:name="Tabla102.B3" style:family="table-cell">
      <style:table-cell-properties style:vertical-align="middle" fo:padding="0.097cm" fo:border-left="0.05pt solid #3465a4" fo:border-right="none" fo:border-top="none" fo:border-bottom="0.05pt solid #3465a4"/>
    </style:style>
    <style:style style:name="Tabla102.C3" style:family="table-cell">
      <style:table-cell-properties style:vertical-align="middle" fo:padding="0.097cm" fo:border-left="0.05pt solid #3465a4" fo:border-right="0.05pt solid #3465a4" fo:border-top="none" fo:border-bottom="0.05pt solid #3465a4"/>
    </style:style>
    <style:style style:name="Tabla102.A4" style:family="table-cell">
      <style:table-cell-properties style:vertical-align="middle" fo:padding="0.097cm" fo:border-left="0.05pt solid #3465a4" fo:border-right="none" fo:border-top="none" fo:border-bottom="0.05pt solid #3465a4"/>
    </style:style>
    <style:style style:name="Tabla102.B4" style:family="table-cell">
      <style:table-cell-properties style:vertical-align="middle" fo:padding="0.097cm" fo:border-left="0.05pt solid #3465a4" fo:border-right="none" fo:border-top="none" fo:border-bottom="0.05pt solid #3465a4"/>
    </style:style>
    <style:style style:name="Tabla102.C4" style:family="table-cell">
      <style:table-cell-properties style:vertical-align="middle" fo:padding="0.097cm" fo:border-left="0.05pt solid #3465a4" fo:border-right="0.05pt solid #3465a4" fo:border-top="none" fo:border-bottom="0.05pt solid #3465a4"/>
    </style:style>
    <style:style style:name="Tabla105" style:family="table">
      <style:table-properties style:width="14.739cm" table:align="right" style:writing-mode="lr-tb"/>
    </style:style>
    <style:style style:name="Tabla105.A" style:family="table-column">
      <style:table-column-properties style:column-width="0.649cm"/>
    </style:style>
    <style:style style:name="Tabla105.B" style:family="table-column">
      <style:table-column-properties style:column-width="5.643cm"/>
    </style:style>
    <style:style style:name="Tabla105.C" style:family="table-column">
      <style:table-column-properties style:column-width="0.616cm"/>
    </style:style>
    <style:style style:name="Tabla105.D" style:family="table-column">
      <style:table-column-properties style:column-width="7.832cm"/>
    </style:style>
    <style:style style:name="Tabla105.1" style:family="table-row">
      <style:table-row-properties style:min-row-height="0.601cm"/>
    </style:style>
    <style:style style:name="Tabla105.A1" style:family="table-cell">
      <style:table-cell-properties style:vertical-align="middle" fo:background-color="#7da7d8" fo:padding="0.097cm" fo:border-left="0.05pt solid #3465a4" fo:border-right="none" fo:border-top="0.05pt solid #3465a4" fo:border-bottom="0.05pt solid #3465a4">
        <style:background-image/>
      </style:table-cell-properties>
    </style:style>
    <style:style style:name="Tabla105.D1" style:family="table-cell">
      <style:table-cell-properties style:vertical-align="middle" fo:background-color="#7da7d8" fo:padding="0.097cm" fo:border="0.05pt solid #3465a4">
        <style:background-image/>
      </style:table-cell-properties>
    </style:style>
    <style:style style:name="Tabla105.A2" style:family="table-cell">
      <style:table-cell-properties style:vertical-align="middle" fo:padding="0.097cm" fo:border-left="0.05pt solid #3465a4" fo:border-right="none" fo:border-top="none" fo:border-bottom="0.05pt solid #3465a4"/>
    </style:style>
    <style:style style:name="Tabla105.B2" style:family="table-cell">
      <style:table-cell-properties style:vertical-align="middle" fo:padding="0.097cm" fo:border-left="0.05pt solid #3465a4" fo:border-right="none" fo:border-top="none" fo:border-bottom="0.05pt solid #3465a4"/>
    </style:style>
    <style:style style:name="Tabla105.C2" style:family="table-cell">
      <style:table-cell-properties style:vertical-align="middle" fo:padding="0.097cm" fo:border-left="0.05pt solid #3465a4" fo:border-right="none" fo:border-top="none" fo:border-bottom="0.05pt solid #3465a4"/>
    </style:style>
    <style:style style:name="Tabla105.D2" style:family="table-cell">
      <style:table-cell-properties fo:padding="0.097cm" fo:border-left="0.05pt solid #3465a4" fo:border-right="0.05pt solid #3465a4" fo:border-top="none" fo:border-bottom="0.05pt solid #3465a4"/>
    </style:style>
    <style:style style:name="Tabla105.A3" style:family="table-cell">
      <style:table-cell-properties style:vertical-align="middle" fo:padding="0.097cm" fo:border-left="0.05pt solid #3465a4" fo:border-right="none" fo:border-top="none" fo:border-bottom="0.05pt solid #3465a4"/>
    </style:style>
    <style:style style:name="Tabla105.B3" style:family="table-cell">
      <style:table-cell-properties style:vertical-align="middle" fo:padding="0.097cm" fo:border-left="0.05pt solid #3465a4" fo:border-right="none" fo:border-top="none" fo:border-bottom="0.05pt solid #3465a4"/>
    </style:style>
    <style:style style:name="Tabla105.C3" style:family="table-cell">
      <style:table-cell-properties style:vertical-align="middle" fo:padding="0.097cm" fo:border-left="0.05pt solid #3465a4" fo:border-right="none" fo:border-top="none" fo:border-bottom="0.05pt solid #3465a4"/>
    </style:style>
    <style:style style:name="Tabla105.D3" style:family="table-cell">
      <style:table-cell-properties fo:padding="0.097cm" fo:border-left="0.05pt solid #3465a4" fo:border-right="0.05pt solid #3465a4" fo:border-top="none" fo:border-bottom="0.05pt solid #3465a4"/>
    </style:style>
    <style:style style:name="Tabla106" style:family="table">
      <style:table-properties style:width="14.739cm" table:align="right" style:writing-mode="lr-tb"/>
    </style:style>
    <style:style style:name="Tabla106.A" style:family="table-column">
      <style:table-column-properties style:column-width="1.011cm"/>
    </style:style>
    <style:style style:name="Tabla106.B" style:family="table-column">
      <style:table-column-properties style:column-width="5.579cm"/>
    </style:style>
    <style:style style:name="Tabla106.C" style:family="table-column">
      <style:table-column-properties style:column-width="8.149cm"/>
    </style:style>
    <style:style style:name="Tabla106.1" style:family="table-row">
      <style:table-row-properties style:min-row-height="0.601cm"/>
    </style:style>
    <style:style style:name="Tabla106.A1" style:family="table-cell">
      <style:table-cell-properties style:vertical-align="middle" fo:background-color="#7da7d8" fo:padding="0.097cm" fo:border-left="0.05pt solid #3465a4" fo:border-right="none" fo:border-top="0.05pt solid #3465a4" fo:border-bottom="0.05pt solid #3465a4">
        <style:background-image/>
      </style:table-cell-properties>
    </style:style>
    <style:style style:name="Tabla106.C1" style:family="table-cell">
      <style:table-cell-properties style:vertical-align="middle" fo:background-color="#7da7d8" fo:padding="0.097cm" fo:border="0.05pt solid #3465a4">
        <style:background-image/>
      </style:table-cell-properties>
    </style:style>
    <style:style style:name="Tabla106.A2" style:family="table-cell">
      <style:table-cell-properties style:vertical-align="middle" fo:padding="0.097cm" fo:border-left="0.05pt solid #3465a4" fo:border-right="none" fo:border-top="none" fo:border-bottom="0.05pt solid #3465a4"/>
    </style:style>
    <style:style style:name="Tabla106.B2" style:family="table-cell">
      <style:table-cell-properties style:vertical-align="middle" fo:padding="0.097cm" fo:border-left="0.05pt solid #3465a4" fo:border-right="none" fo:border-top="none" fo:border-bottom="0.05pt solid #3465a4"/>
    </style:style>
    <style:style style:name="Tabla106.C2" style:family="table-cell">
      <style:table-cell-properties fo:padding="0.097cm" fo:border-left="0.05pt solid #3465a4" fo:border-right="0.05pt solid #3465a4" fo:border-top="none" fo:border-bottom="0.05pt solid #3465a4"/>
    </style:style>
    <style:style style:name="Tabla6" style:family="table">
      <style:table-properties style:width="17.101cm" fo:margin-left="0.018cm" table:align="left" style:writing-mode="lr-tb"/>
    </style:style>
    <style:style style:name="Tabla6.A" style:family="table-column">
      <style:table-column-properties style:column-width="2.194cm"/>
    </style:style>
    <style:style style:name="Tabla6.B" style:family="table-column">
      <style:table-column-properties style:column-width="1.713cm"/>
    </style:style>
    <style:style style:name="Tabla6.C" style:family="table-column">
      <style:table-column-properties style:column-width="13.194cm"/>
    </style:style>
    <style:style style:name="Tabla6.A1" style:family="table-cell">
      <style:table-cell-properties style:vertical-align="middle" fo:background-color="#5e8ac7" fo:padding="0cm" fo:border="1pt solid #5b9bd5" style:writing-mode="lr-tb">
        <style:background-image/>
      </style:table-cell-properties>
    </style:style>
    <style:style style:name="Tabla6.A2" style:family="table-cell">
      <style:table-cell-properties style:vertical-align="middle" fo:padding="0cm" fo:border="1pt solid #5b9bd5" style:writing-mode="lr-tb"/>
    </style:style>
    <style:style style:name="Tabla6.B2" style:family="table-cell">
      <style:table-cell-properties style:vertical-align="middle" fo:padding="0cm" fo:border="1pt solid #5b9bd5" style:writing-mode="lr-tb"/>
    </style:style>
    <style:style style:name="Tabla6.C2" style:family="table-cell">
      <style:table-cell-properties style:vertical-align="middle" fo:padding="0cm" fo:border="1pt solid #5b9bd5" style:writing-mode="lr-tb"/>
    </style:style>
    <style:style style:name="Tabla6.A3" style:family="table-cell">
      <style:table-cell-properties style:vertical-align="middle" fo:padding="0cm" fo:border="1pt solid #5b9bd5" style:writing-mode="lr-tb"/>
    </style:style>
    <style:style style:name="Tabla6.B3" style:family="table-cell">
      <style:table-cell-properties style:vertical-align="middle" fo:padding="0cm" fo:border="1pt solid #5b9bd5" style:writing-mode="lr-tb"/>
    </style:style>
    <style:style style:name="Tabla6.C3" style:family="table-cell">
      <style:table-cell-properties style:vertical-align="middle" fo:padding="0cm" fo:border="1pt solid #5b9bd5" style:writing-mode="lr-tb"/>
    </style:style>
    <style:style style:name="Tabla6.A4" style:family="table-cell">
      <style:table-cell-properties style:vertical-align="middle" fo:padding="0cm" fo:border="1pt solid #5b9bd5" style:writing-mode="lr-tb"/>
    </style:style>
    <style:style style:name="Tabla6.B4" style:family="table-cell">
      <style:table-cell-properties style:vertical-align="middle" fo:padding="0cm" fo:border="1pt solid #5b9bd5" style:writing-mode="lr-tb"/>
    </style:style>
    <style:style style:name="Tabla6.C4" style:family="table-cell">
      <style:table-cell-properties style:vertical-align="middle" fo:padding="0cm" fo:border="1pt solid #5b9bd5" style:writing-mode="lr-tb"/>
    </style:style>
    <style:style style:name="Tabla6.A5" style:family="table-cell">
      <style:table-cell-properties style:vertical-align="middle" fo:padding="0cm" fo:border-left="1pt solid #5b9bd5" fo:border-right="1pt solid #5b9bd5" fo:border-top="none" fo:border-bottom="1pt solid #5b9bd5" style:writing-mode="lr-tb"/>
    </style:style>
    <style:style style:name="Tabla6.B5" style:family="table-cell">
      <style:table-cell-properties style:vertical-align="middle" fo:padding="0cm" fo:border-left="1pt solid #5b9bd5" fo:border-right="1pt solid #5b9bd5" fo:border-top="none" fo:border-bottom="1pt solid #5b9bd5" style:writing-mode="lr-tb"/>
    </style:style>
    <style:style style:name="Tabla6.C5" style:family="table-cell">
      <style:table-cell-properties style:vertical-align="middle" fo:padding="0cm" fo:border-left="1pt solid #5b9bd5" fo:border-right="1pt solid #5b9bd5" fo:border-top="none" fo:border-bottom="1pt solid #5b9bd5" style:writing-mode="lr-tb"/>
    </style:style>
    <style:style style:name="Tabla6.A6" style:family="table-cell">
      <style:table-cell-properties style:vertical-align="middle" fo:padding="0cm" fo:border-left="1pt solid #5b9bd5" fo:border-right="1pt solid #5b9bd5" fo:border-top="none" fo:border-bottom="1pt solid #5b9bd5" style:writing-mode="lr-tb"/>
    </style:style>
    <style:style style:name="Tabla6.B6" style:family="table-cell">
      <style:table-cell-properties style:vertical-align="middle" fo:padding="0cm" fo:border-left="1pt solid #5b9bd5" fo:border-right="1pt solid #5b9bd5" fo:border-top="none" fo:border-bottom="1pt solid #5b9bd5" style:writing-mode="lr-tb"/>
    </style:style>
    <style:style style:name="Tabla6.C6" style:family="table-cell">
      <style:table-cell-properties style:vertical-align="middle" fo:padding="0cm" fo:border-left="1pt solid #5b9bd5" fo:border-right="1pt solid #5b9bd5" fo:border-top="none" fo:border-bottom="1pt solid #5b9bd5" style:writing-mode="lr-tb"/>
    </style:style>
    <style:style style:name="Tabla6.A7" style:family="table-cell">
      <style:table-cell-properties style:vertical-align="middle" fo:padding="0cm" fo:border-left="1pt solid #5b9bd5" fo:border-right="1pt solid #5b9bd5" fo:border-top="none" fo:border-bottom="1pt solid #5b9bd5" style:writing-mode="lr-tb"/>
    </style:style>
    <style:style style:name="Tabla6.B7" style:family="table-cell">
      <style:table-cell-properties style:vertical-align="middle" fo:padding="0cm" fo:border-left="1pt solid #5b9bd5" fo:border-right="1pt solid #5b9bd5" fo:border-top="none" fo:border-bottom="1pt solid #5b9bd5" style:writing-mode="lr-tb"/>
    </style:style>
    <style:style style:name="Tabla6.C7" style:family="table-cell">
      <style:table-cell-properties style:vertical-align="middle" fo:padding="0cm" fo:border-left="1pt solid #5b9bd5" fo:border-right="1pt solid #5b9bd5" fo:border-top="none" fo:border-bottom="1pt solid #5b9bd5" style:writing-mode="lr-tb"/>
    </style:style>
    <style:style style:name="Tabla6.A8" style:family="table-cell">
      <style:table-cell-properties style:vertical-align="middle" fo:padding="0cm" fo:border-left="1pt solid #5b9bd5" fo:border-right="1pt solid #5b9bd5" fo:border-top="none" fo:border-bottom="1pt solid #5b9bd5" style:writing-mode="lr-tb"/>
    </style:style>
    <style:style style:name="Tabla6.B8" style:family="table-cell">
      <style:table-cell-properties style:vertical-align="middle" fo:padding="0cm" fo:border-left="1pt solid #5b9bd5" fo:border-right="1pt solid #5b9bd5" fo:border-top="none" fo:border-bottom="1pt solid #5b9bd5" style:writing-mode="lr-tb"/>
    </style:style>
    <style:style style:name="Tabla6.C8" style:family="table-cell">
      <style:table-cell-properties style:vertical-align="middle" fo:padding="0cm" fo:border-left="1pt solid #5b9bd5" fo:border-right="1pt solid #5b9bd5" fo:border-top="none" fo:border-bottom="1pt solid #5b9bd5" style:writing-mode="lr-tb"/>
    </style:style>
    <style:style style:name="Tabla6.A9" style:family="table-cell">
      <style:table-cell-properties style:vertical-align="middle" fo:padding="0cm" fo:border-left="1pt solid #5b9bd5" fo:border-right="1pt solid #5b9bd5" fo:border-top="none" fo:border-bottom="1pt solid #5b9bd5" style:writing-mode="lr-tb"/>
    </style:style>
    <style:style style:name="Tabla6.B9" style:family="table-cell">
      <style:table-cell-properties style:vertical-align="middle" fo:padding="0cm" fo:border-left="1pt solid #5b9bd5" fo:border-right="1pt solid #5b9bd5" fo:border-top="none" fo:border-bottom="1pt solid #5b9bd5" style:writing-mode="lr-tb"/>
    </style:style>
    <style:style style:name="Tabla6.C9" style:family="table-cell">
      <style:table-cell-properties style:vertical-align="middle" fo:padding="0cm" fo:border-left="1pt solid #5b9bd5" fo:border-right="1pt solid #5b9bd5" fo:border-top="none" fo:border-bottom="1pt solid #5b9bd5" style:writing-mode="lr-tb"/>
    </style:style>
    <style:style style:name="Tabla6.A10" style:family="table-cell">
      <style:table-cell-properties style:vertical-align="middle" fo:padding="0cm" fo:border-left="1pt solid #5b9bd5" fo:border-right="1pt solid #5b9bd5" fo:border-top="none" fo:border-bottom="1pt solid #5b9bd5" style:writing-mode="lr-tb"/>
    </style:style>
    <style:style style:name="Tabla6.B10" style:family="table-cell">
      <style:table-cell-properties style:vertical-align="middle" fo:padding="0cm" fo:border-left="1pt solid #5b9bd5" fo:border-right="1pt solid #5b9bd5" fo:border-top="none" fo:border-bottom="1pt solid #5b9bd5" style:writing-mode="lr-tb"/>
    </style:style>
    <style:style style:name="Tabla6.C10" style:family="table-cell">
      <style:table-cell-properties style:vertical-align="middle" fo:padding="0cm" fo:border-left="1pt solid #5b9bd5" fo:border-right="1pt solid #5b9bd5" fo:border-top="none" fo:border-bottom="1pt solid #5b9bd5" style:writing-mode="lr-tb"/>
    </style:style>
    <style:style style:name="Tabla6.A11" style:family="table-cell">
      <style:table-cell-properties style:vertical-align="middle" fo:padding="0cm" fo:border-left="1pt solid #5b9bd5" fo:border-right="1pt solid #5b9bd5" fo:border-top="none" fo:border-bottom="1pt solid #5b9bd5" style:writing-mode="lr-tb"/>
    </style:style>
    <style:style style:name="Tabla6.B11" style:family="table-cell">
      <style:table-cell-properties style:vertical-align="middle" fo:padding="0cm" fo:border-left="1pt solid #5b9bd5" fo:border-right="1pt solid #5b9bd5" fo:border-top="none" fo:border-bottom="1pt solid #5b9bd5" style:writing-mode="lr-tb"/>
    </style:style>
    <style:style style:name="Tabla6.C11" style:family="table-cell">
      <style:table-cell-properties style:vertical-align="middle" fo:padding="0cm" fo:border-left="1pt solid #5b9bd5" fo:border-right="1pt solid #5b9bd5" fo:border-top="none" fo:border-bottom="1pt solid #5b9bd5" style:writing-mode="lr-tb"/>
    </style:style>
    <style:style style:name="Tabla6.A12" style:family="table-cell">
      <style:table-cell-properties style:vertical-align="middle" fo:padding="0cm" fo:border-left="1pt solid #5b9bd5" fo:border-right="1pt solid #5b9bd5" fo:border-top="none" fo:border-bottom="1pt solid #5b9bd5" style:writing-mode="lr-tb"/>
    </style:style>
    <style:style style:name="Tabla6.B12" style:family="table-cell">
      <style:table-cell-properties style:vertical-align="middle" fo:padding="0cm" fo:border-left="1pt solid #5b9bd5" fo:border-right="1pt solid #5b9bd5" fo:border-top="none" fo:border-bottom="1pt solid #5b9bd5" style:writing-mode="lr-tb"/>
    </style:style>
    <style:style style:name="Tabla6.C12" style:family="table-cell">
      <style:table-cell-properties style:vertical-align="middle" fo:padding="0cm" fo:border-left="1pt solid #5b9bd5" fo:border-right="1pt solid #5b9bd5" fo:border-top="none" fo:border-bottom="1pt solid #5b9bd5" style:writing-mode="lr-tb"/>
    </style:style>
    <style:style style:name="Tabla6.A13" style:family="table-cell">
      <style:table-cell-properties style:vertical-align="middle" fo:padding="0cm" fo:border-left="1pt solid #5b9bd5" fo:border-right="1pt solid #5b9bd5" fo:border-top="none" fo:border-bottom="1pt solid #5b9bd5" style:writing-mode="lr-tb"/>
    </style:style>
    <style:style style:name="Tabla6.B13" style:family="table-cell">
      <style:table-cell-properties style:vertical-align="middle" fo:padding="0cm" fo:border-left="1pt solid #5b9bd5" fo:border-right="1pt solid #5b9bd5" fo:border-top="none" fo:border-bottom="1pt solid #5b9bd5" style:writing-mode="lr-tb"/>
    </style:style>
    <style:style style:name="Tabla6.C13" style:family="table-cell">
      <style:table-cell-properties style:vertical-align="middle" fo:padding="0cm" fo:border-left="1pt solid #5b9bd5" fo:border-right="1pt solid #5b9bd5" fo:border-top="none" fo:border-bottom="1pt solid #5b9bd5" style:writing-mode="lr-tb"/>
    </style:style>
    <style:style style:name="Tabla6.A14" style:family="table-cell">
      <style:table-cell-properties style:vertical-align="middle" fo:padding="0cm" fo:border-left="1pt solid #5b9bd5" fo:border-right="1pt solid #5b9bd5" fo:border-top="none" fo:border-bottom="1pt solid #5b9bd5" style:writing-mode="lr-tb"/>
    </style:style>
    <style:style style:name="Tabla6.B14" style:family="table-cell">
      <style:table-cell-properties style:vertical-align="middle" fo:padding="0cm" fo:border-left="1pt solid #5b9bd5" fo:border-right="1pt solid #5b9bd5" fo:border-top="none" fo:border-bottom="1pt solid #5b9bd5" style:writing-mode="lr-tb"/>
    </style:style>
    <style:style style:name="Tabla6.C14" style:family="table-cell">
      <style:table-cell-properties style:vertical-align="middle" fo:padding="0cm" fo:border-left="1pt solid #5b9bd5" fo:border-right="1pt solid #5b9bd5" fo:border-top="none" fo:border-bottom="1pt solid #5b9bd5" style:writing-mode="lr-tb"/>
    </style:style>
    <style:style style:name="Tabla6.A15" style:family="table-cell">
      <style:table-cell-properties style:vertical-align="middle" fo:padding="0cm" fo:border-left="1pt solid #5b9bd5" fo:border-right="1pt solid #5b9bd5" fo:border-top="none" fo:border-bottom="1pt solid #5b9bd5" style:writing-mode="lr-tb"/>
    </style:style>
    <style:style style:name="Tabla6.B15" style:family="table-cell">
      <style:table-cell-properties style:vertical-align="middle" fo:padding="0cm" fo:border-left="1pt solid #5b9bd5" fo:border-right="1pt solid #5b9bd5" fo:border-top="none" fo:border-bottom="1pt solid #5b9bd5" style:writing-mode="lr-tb"/>
    </style:style>
    <style:style style:name="Tabla6.C15" style:family="table-cell">
      <style:table-cell-properties style:vertical-align="middle" fo:padding="0cm" fo:border-left="1pt solid #5b9bd5" fo:border-right="1pt solid #5b9bd5" fo:border-top="none" fo:border-bottom="1pt solid #5b9bd5" style:writing-mode="lr-tb"/>
    </style:style>
    <style:style style:name="Tabla6.A16" style:family="table-cell">
      <style:table-cell-properties style:vertical-align="middle" fo:padding="0cm" fo:border-left="1pt solid #5b9bd5" fo:border-right="1pt solid #5b9bd5" fo:border-top="none" fo:border-bottom="1pt solid #5b9bd5" style:writing-mode="lr-tb"/>
    </style:style>
    <style:style style:name="Tabla6.B16" style:family="table-cell">
      <style:table-cell-properties style:vertical-align="middle" fo:padding="0cm" fo:border-left="1pt solid #5b9bd5" fo:border-right="1pt solid #5b9bd5" fo:border-top="none" fo:border-bottom="1pt solid #5b9bd5" style:writing-mode="lr-tb"/>
    </style:style>
    <style:style style:name="Tabla6.C16" style:family="table-cell">
      <style:table-cell-properties style:vertical-align="middle" fo:padding="0cm" fo:border-left="1pt solid #5b9bd5" fo:border-right="1pt solid #5b9bd5" fo:border-top="none" fo:border-bottom="1pt solid #5b9bd5" style:writing-mode="lr-tb"/>
    </style:style>
    <style:style style:name="Tabla6.A17" style:family="table-cell">
      <style:table-cell-properties style:vertical-align="middle" fo:padding="0cm" fo:border-left="1pt solid #5b9bd5" fo:border-right="1pt solid #5b9bd5" fo:border-top="none" fo:border-bottom="1pt solid #5b9bd5" style:writing-mode="lr-tb"/>
    </style:style>
    <style:style style:name="Tabla6.B17" style:family="table-cell">
      <style:table-cell-properties style:vertical-align="middle" fo:padding="0cm" fo:border-left="1pt solid #5b9bd5" fo:border-right="1pt solid #5b9bd5" fo:border-top="none" fo:border-bottom="1pt solid #5b9bd5" style:writing-mode="lr-tb"/>
    </style:style>
    <style:style style:name="Tabla6.C17" style:family="table-cell">
      <style:table-cell-properties style:vertical-align="middle" fo:padding="0cm" fo:border-left="1pt solid #5b9bd5" fo:border-right="1pt solid #5b9bd5" fo:border-top="none" fo:border-bottom="1pt solid #5b9bd5" style:writing-mode="lr-tb"/>
    </style:style>
    <style:style style:name="Tabla6.A18" style:family="table-cell">
      <style:table-cell-properties style:vertical-align="middle" fo:padding="0cm" fo:border-left="1pt solid #5b9bd5" fo:border-right="1pt solid #5b9bd5" fo:border-top="none" fo:border-bottom="1pt solid #5b9bd5" style:writing-mode="lr-tb"/>
    </style:style>
    <style:style style:name="Tabla6.B18" style:family="table-cell">
      <style:table-cell-properties style:vertical-align="middle" fo:padding="0cm" fo:border-left="1pt solid #5b9bd5" fo:border-right="1pt solid #5b9bd5" fo:border-top="none" fo:border-bottom="1pt solid #5b9bd5" style:writing-mode="lr-tb"/>
    </style:style>
    <style:style style:name="Tabla6.C18" style:family="table-cell">
      <style:table-cell-properties style:vertical-align="middle" fo:padding="0cm" fo:border-left="1pt solid #5b9bd5" fo:border-right="1pt solid #5b9bd5" fo:border-top="none" fo:border-bottom="1pt solid #5b9bd5" style:writing-mode="lr-tb"/>
    </style:style>
    <style:style style:name="Tabla6.A19" style:family="table-cell">
      <style:table-cell-properties style:vertical-align="middle" fo:padding="0cm" fo:border-left="1pt solid #5b9bd5" fo:border-right="1pt solid #5b9bd5" fo:border-top="none" fo:border-bottom="1pt solid #5b9bd5" style:writing-mode="lr-tb"/>
    </style:style>
    <style:style style:name="Tabla6.B19" style:family="table-cell">
      <style:table-cell-properties style:vertical-align="middle" fo:padding="0cm" fo:border-left="1pt solid #5b9bd5" fo:border-right="1pt solid #5b9bd5" fo:border-top="none" fo:border-bottom="1pt solid #5b9bd5" style:writing-mode="lr-tb"/>
    </style:style>
    <style:style style:name="Tabla6.C19" style:family="table-cell">
      <style:table-cell-properties style:vertical-align="middle" fo:padding="0cm" fo:border-left="1pt solid #5b9bd5" fo:border-right="1pt solid #5b9bd5" fo:border-top="none" fo:border-bottom="1pt solid #5b9bd5" style:writing-mode="lr-tb"/>
    </style:style>
    <style:style style:name="Tabla6.A20" style:family="table-cell">
      <style:table-cell-properties style:vertical-align="middle" fo:padding="0cm" fo:border-left="1pt solid #5b9bd5" fo:border-right="1pt solid #5b9bd5" fo:border-top="none" fo:border-bottom="1pt solid #5b9bd5" style:writing-mode="lr-tb"/>
    </style:style>
    <style:style style:name="Tabla6.B20" style:family="table-cell">
      <style:table-cell-properties style:vertical-align="middle" fo:padding="0cm" fo:border-left="1pt solid #5b9bd5" fo:border-right="1pt solid #5b9bd5" fo:border-top="none" fo:border-bottom="1pt solid #5b9bd5" style:writing-mode="lr-tb"/>
    </style:style>
    <style:style style:name="Tabla6.C20" style:family="table-cell">
      <style:table-cell-properties style:vertical-align="middle" fo:padding="0cm" fo:border-left="1pt solid #5b9bd5" fo:border-right="1pt solid #5b9bd5" fo:border-top="none" fo:border-bottom="1pt solid #5b9bd5" style:writing-mode="lr-tb"/>
    </style:style>
    <style:style style:name="Tabla6.A21" style:family="table-cell">
      <style:table-cell-properties style:vertical-align="middle" fo:padding="0cm" fo:border-left="1pt solid #5b9bd5" fo:border-right="1pt solid #5b9bd5" fo:border-top="none" fo:border-bottom="1pt solid #5b9bd5" style:writing-mode="lr-tb"/>
    </style:style>
    <style:style style:name="Tabla6.B21" style:family="table-cell">
      <style:table-cell-properties style:vertical-align="middle" fo:padding="0cm" fo:border-left="1pt solid #5b9bd5" fo:border-right="1pt solid #5b9bd5" fo:border-top="none" fo:border-bottom="1pt solid #5b9bd5" style:writing-mode="lr-tb"/>
    </style:style>
    <style:style style:name="Tabla6.C21" style:family="table-cell">
      <style:table-cell-properties style:vertical-align="middle" fo:padding="0cm" fo:border-left="1pt solid #5b9bd5" fo:border-right="1pt solid #5b9bd5" fo:border-top="none" fo:border-bottom="1pt solid #5b9bd5" style:writing-mode="lr-tb"/>
    </style:style>
    <style:style style:name="Tabla6.A22" style:family="table-cell">
      <style:table-cell-properties style:vertical-align="middle" fo:padding="0cm" fo:border-left="1pt solid #5b9bd5" fo:border-right="1pt solid #5b9bd5" fo:border-top="none" fo:border-bottom="1pt solid #5b9bd5" style:writing-mode="lr-tb"/>
    </style:style>
    <style:style style:name="Tabla6.B22" style:family="table-cell">
      <style:table-cell-properties style:vertical-align="middle" fo:padding="0cm" fo:border-left="1pt solid #5b9bd5" fo:border-right="1pt solid #5b9bd5" fo:border-top="none" fo:border-bottom="1pt solid #5b9bd5" style:writing-mode="lr-tb"/>
    </style:style>
    <style:style style:name="Tabla6.C22" style:family="table-cell">
      <style:table-cell-properties style:vertical-align="middle" fo:padding="0cm" fo:border-left="1pt solid #5b9bd5" fo:border-right="1pt solid #5b9bd5" fo:border-top="none" fo:border-bottom="1pt solid #5b9bd5" style:writing-mode="lr-tb"/>
    </style:style>
    <style:style style:name="Tabla6.A23" style:family="table-cell">
      <style:table-cell-properties style:vertical-align="middle" fo:padding="0cm" fo:border-left="1pt solid #5b9bd5" fo:border-right="1pt solid #5b9bd5" fo:border-top="none" fo:border-bottom="1pt solid #5b9bd5" style:writing-mode="lr-tb"/>
    </style:style>
    <style:style style:name="Tabla6.B23" style:family="table-cell">
      <style:table-cell-properties style:vertical-align="middle" fo:padding="0cm" fo:border-left="1pt solid #5b9bd5" fo:border-right="1pt solid #5b9bd5" fo:border-top="none" fo:border-bottom="1pt solid #5b9bd5" style:writing-mode="lr-tb"/>
    </style:style>
    <style:style style:name="Tabla6.C23" style:family="table-cell">
      <style:table-cell-properties style:vertical-align="middle" fo:padding="0cm" fo:border-left="1pt solid #5b9bd5" fo:border-right="1pt solid #5b9bd5" fo:border-top="none" fo:border-bottom="1pt solid #5b9bd5" style:writing-mode="lr-tb"/>
    </style:style>
    <style:style style:name="Tabla6.A24" style:family="table-cell">
      <style:table-cell-properties style:vertical-align="middle" fo:padding="0cm" fo:border-left="1pt solid #5b9bd5" fo:border-right="1pt solid #5b9bd5" fo:border-top="none" fo:border-bottom="1pt solid #5b9bd5" style:writing-mode="lr-tb"/>
    </style:style>
    <style:style style:name="Tabla6.B24" style:family="table-cell">
      <style:table-cell-properties style:vertical-align="middle" fo:padding="0cm" fo:border-left="1pt solid #5b9bd5" fo:border-right="1pt solid #5b9bd5" fo:border-top="none" fo:border-bottom="1pt solid #5b9bd5" style:writing-mode="lr-tb"/>
    </style:style>
    <style:style style:name="Tabla6.C24" style:family="table-cell">
      <style:table-cell-properties style:vertical-align="middle" fo:padding="0cm" fo:border-left="1pt solid #5b9bd5" fo:border-right="1pt solid #5b9bd5" fo:border-top="none" fo:border-bottom="1pt solid #5b9bd5" style:writing-mode="lr-tb"/>
    </style:style>
    <style:style style:name="Tabla6.A25" style:family="table-cell">
      <style:table-cell-properties style:vertical-align="middle" fo:padding="0cm" fo:border-left="1pt solid #5b9bd5" fo:border-right="1pt solid #5b9bd5" fo:border-top="none" fo:border-bottom="1pt solid #5b9bd5" style:writing-mode="lr-tb"/>
    </style:style>
    <style:style style:name="Tabla6.B25" style:family="table-cell">
      <style:table-cell-properties style:vertical-align="middle" fo:padding="0cm" fo:border-left="1pt solid #5b9bd5" fo:border-right="1pt solid #5b9bd5" fo:border-top="none" fo:border-bottom="1pt solid #5b9bd5" style:writing-mode="lr-tb"/>
    </style:style>
    <style:style style:name="Tabla6.C25" style:family="table-cell">
      <style:table-cell-properties style:vertical-align="middle" fo:padding="0cm" fo:border-left="1pt solid #5b9bd5" fo:border-right="1pt solid #5b9bd5" fo:border-top="none" fo:border-bottom="1pt solid #5b9bd5" style:writing-mode="lr-tb"/>
    </style:style>
    <style:style style:name="Tabla6.A26" style:family="table-cell">
      <style:table-cell-properties style:vertical-align="middle" fo:padding="0cm" fo:border-left="1pt solid #5b9bd5" fo:border-right="1pt solid #5b9bd5" fo:border-top="none" fo:border-bottom="1pt solid #5b9bd5" style:writing-mode="lr-tb"/>
    </style:style>
    <style:style style:name="Tabla6.B26" style:family="table-cell">
      <style:table-cell-properties style:vertical-align="middle" fo:padding="0cm" fo:border-left="1pt solid #5b9bd5" fo:border-right="1pt solid #5b9bd5" fo:border-top="none" fo:border-bottom="1pt solid #5b9bd5" style:writing-mode="lr-tb"/>
    </style:style>
    <style:style style:name="Tabla6.C26" style:family="table-cell">
      <style:table-cell-properties style:vertical-align="middle" fo:padding="0cm" fo:border-left="1pt solid #5b9bd5" fo:border-right="1pt solid #5b9bd5" fo:border-top="none" fo:border-bottom="1pt solid #5b9bd5" style:writing-mode="lr-tb"/>
    </style:style>
    <style:style style:name="Tabla6.A27" style:family="table-cell">
      <style:table-cell-properties style:vertical-align="middle" fo:padding="0cm" fo:border-left="1pt solid #5b9bd5" fo:border-right="1pt solid #5b9bd5" fo:border-top="none" fo:border-bottom="1pt solid #5b9bd5" style:writing-mode="lr-tb"/>
    </style:style>
    <style:style style:name="Tabla6.B27" style:family="table-cell">
      <style:table-cell-properties style:vertical-align="middle" fo:padding="0cm" fo:border-left="1pt solid #5b9bd5" fo:border-right="1pt solid #5b9bd5" fo:border-top="none" fo:border-bottom="1pt solid #5b9bd5" style:writing-mode="lr-tb"/>
    </style:style>
    <style:style style:name="Tabla6.C27" style:family="table-cell">
      <style:table-cell-properties style:vertical-align="middle" fo:padding="0cm" fo:border-left="1pt solid #5b9bd5" fo:border-right="1pt solid #5b9bd5" fo:border-top="none" fo:border-bottom="1pt solid #5b9bd5" style:writing-mode="lr-tb"/>
    </style:style>
    <style:style style:name="Tabla6.A28" style:family="table-cell">
      <style:table-cell-properties style:vertical-align="middle" fo:padding="0cm" fo:border-left="1pt solid #5b9bd5" fo:border-right="1pt solid #5b9bd5" fo:border-top="none" fo:border-bottom="1pt solid #5b9bd5" style:writing-mode="lr-tb"/>
    </style:style>
    <style:style style:name="Tabla6.B28" style:family="table-cell">
      <style:table-cell-properties style:vertical-align="middle" fo:padding="0cm" fo:border-left="1pt solid #5b9bd5" fo:border-right="1pt solid #5b9bd5" fo:border-top="none" fo:border-bottom="1pt solid #5b9bd5" style:writing-mode="lr-tb"/>
    </style:style>
    <style:style style:name="Tabla6.C28" style:family="table-cell">
      <style:table-cell-properties style:vertical-align="middle" fo:padding="0cm" fo:border-left="1pt solid #5b9bd5" fo:border-right="1pt solid #5b9bd5" fo:border-top="none" fo:border-bottom="1pt solid #5b9bd5" style:writing-mode="lr-tb"/>
    </style:style>
    <style:style style:name="Tabla6.A29" style:family="table-cell">
      <style:table-cell-properties style:vertical-align="middle" fo:padding="0cm" fo:border-left="1pt solid #5b9bd5" fo:border-right="1pt solid #5b9bd5" fo:border-top="none" fo:border-bottom="1pt solid #5b9bd5" style:writing-mode="lr-tb"/>
    </style:style>
    <style:style style:name="Tabla6.B29" style:family="table-cell">
      <style:table-cell-properties style:vertical-align="middle" fo:padding="0cm" fo:border-left="1pt solid #5b9bd5" fo:border-right="1pt solid #5b9bd5" fo:border-top="none" fo:border-bottom="1pt solid #5b9bd5" style:writing-mode="lr-tb"/>
    </style:style>
    <style:style style:name="Tabla6.C29" style:family="table-cell">
      <style:table-cell-properties style:vertical-align="middle" fo:padding="0cm" fo:border-left="1pt solid #5b9bd5" fo:border-right="1pt solid #5b9bd5" fo:border-top="none" fo:border-bottom="1pt solid #5b9bd5" style:writing-mode="lr-tb"/>
    </style:style>
    <style:style style:name="Tabla6.A30" style:family="table-cell">
      <style:table-cell-properties style:vertical-align="middle" fo:padding="0cm" fo:border-left="1pt solid #5b9bd5" fo:border-right="1pt solid #5b9bd5" fo:border-top="none" fo:border-bottom="1pt solid #5b9bd5" style:writing-mode="lr-tb"/>
    </style:style>
    <style:style style:name="Tabla6.B30" style:family="table-cell">
      <style:table-cell-properties style:vertical-align="middle" fo:padding="0cm" fo:border-left="1pt solid #5b9bd5" fo:border-right="1pt solid #5b9bd5" fo:border-top="none" fo:border-bottom="1pt solid #5b9bd5" style:writing-mode="lr-tb"/>
    </style:style>
    <style:style style:name="Tabla6.C30" style:family="table-cell">
      <style:table-cell-properties style:vertical-align="middle" fo:padding="0cm" fo:border-left="1pt solid #5b9bd5" fo:border-right="1pt solid #5b9bd5" fo:border-top="none" fo:border-bottom="1pt solid #5b9bd5" style:writing-mode="lr-tb"/>
    </style:style>
    <style:style style:name="Tabla6.31" style:family="table-row">
      <style:table-row-properties style:min-row-height="5.537cm"/>
    </style:style>
    <style:style style:name="Tabla6.A31" style:family="table-cell">
      <style:table-cell-properties style:vertical-align="middle" fo:padding="0cm" fo:border-left="1pt solid #5b9bd5" fo:border-right="1pt solid #5b9bd5" fo:border-top="none" fo:border-bottom="1pt solid #5b9bd5" style:writing-mode="lr-tb"/>
    </style:style>
    <style:style style:name="Tabla6.B31" style:family="table-cell">
      <style:table-cell-properties style:vertical-align="middle" fo:padding="0cm" fo:border-left="1pt solid #5b9bd5" fo:border-right="1pt solid #5b9bd5" fo:border-top="none" fo:border-bottom="1pt solid #5b9bd5" style:writing-mode="lr-tb"/>
    </style:style>
    <style:style style:name="Tabla6.C31" style:family="table-cell">
      <style:table-cell-properties style:vertical-align="middle" fo:padding="0cm" fo:border-left="1pt solid #5b9bd5" fo:border-right="1pt solid #5b9bd5" fo:border-top="none" fo:border-bottom="1pt solid #5b9bd5" style:writing-mode="lr-tb"/>
    </style:style>
    <style:style style:name="Tabla6.32" style:family="table-row">
      <style:table-row-properties style:min-row-height="1.198cm"/>
    </style:style>
    <style:style style:name="Tabla6.A32" style:family="table-cell">
      <style:table-cell-properties style:vertical-align="middle" fo:padding="0cm" fo:border-left="1pt solid #5b9bd5" fo:border-right="1pt solid #5b9bd5" fo:border-top="none" fo:border-bottom="1pt solid #5b9bd5" style:writing-mode="lr-tb"/>
    </style:style>
    <style:style style:name="Tabla6.B32" style:family="table-cell">
      <style:table-cell-properties style:vertical-align="middle" fo:padding="0cm" fo:border-left="1pt solid #5b9bd5" fo:border-right="1pt solid #5b9bd5" fo:border-top="none" fo:border-bottom="1pt solid #5b9bd5" style:writing-mode="lr-tb"/>
    </style:style>
    <style:style style:name="Tabla6.C32" style:family="table-cell">
      <style:table-cell-properties style:vertical-align="middle" fo:padding="0cm" fo:border-left="1pt solid #5b9bd5" fo:border-right="1pt solid #5b9bd5" fo:border-top="none" fo:border-bottom="1pt solid #5b9bd5" style:writing-mode="lr-tb"/>
    </style:style>
    <style:style style:name="Tabla6.A33" style:family="table-cell">
      <style:table-cell-properties style:vertical-align="middle" fo:padding="0cm" fo:border-left="1pt solid #5b9bd5" fo:border-right="1pt solid #5b9bd5" fo:border-top="none" fo:border-bottom="1pt solid #5b9bd5" style:writing-mode="lr-tb"/>
    </style:style>
    <style:style style:name="Tabla6.B33" style:family="table-cell">
      <style:table-cell-properties style:vertical-align="middle" fo:padding="0cm" fo:border-left="1pt solid #5b9bd5" fo:border-right="1pt solid #5b9bd5" fo:border-top="none" fo:border-bottom="1pt solid #5b9bd5" style:writing-mode="lr-tb"/>
    </style:style>
    <style:style style:name="Tabla6.C33" style:family="table-cell">
      <style:table-cell-properties style:vertical-align="middle" fo:padding="0cm" fo:border-left="1pt solid #5b9bd5" fo:border-right="1pt solid #5b9bd5" fo:border-top="none" fo:border-bottom="1pt solid #5b9bd5" style:writing-mode="lr-tb"/>
    </style:style>
    <style:style style:name="Tabla111" style:family="table">
      <style:table-properties style:width="14.739cm" table:align="right" style:writing-mode="lr-tb"/>
    </style:style>
    <style:style style:name="Tabla111.A" style:family="table-column">
      <style:table-column-properties style:column-width="0.649cm"/>
    </style:style>
    <style:style style:name="Tabla111.B" style:family="table-column">
      <style:table-column-properties style:column-width="5.854cm"/>
    </style:style>
    <style:style style:name="Tabla111.C" style:family="table-column">
      <style:table-column-properties style:column-width="0.596cm"/>
    </style:style>
    <style:style style:name="Tabla111.D" style:family="table-column">
      <style:table-column-properties style:column-width="7.639cm"/>
    </style:style>
    <style:style style:name="Tabla111.1" style:family="table-row">
      <style:table-row-properties style:min-row-height="0.601cm"/>
    </style:style>
    <style:style style:name="Tabla111.A1" style:family="table-cell">
      <style:table-cell-properties style:vertical-align="middle" fo:background-color="#7da7d8" fo:padding="0.097cm" fo:border-left="0.05pt solid #3465a4" fo:border-right="none" fo:border-top="0.05pt solid #3465a4" fo:border-bottom="0.05pt solid #3465a4">
        <style:background-image/>
      </style:table-cell-properties>
    </style:style>
    <style:style style:name="Tabla111.D1" style:family="table-cell">
      <style:table-cell-properties style:vertical-align="middle" fo:background-color="#7da7d8" fo:padding="0.097cm" fo:border="0.05pt solid #3465a4">
        <style:background-image/>
      </style:table-cell-properties>
    </style:style>
    <style:style style:name="Tabla111.A2" style:family="table-cell">
      <style:table-cell-properties style:vertical-align="middle" fo:padding="0.097cm" fo:border-left="0.05pt solid #3465a4" fo:border-right="none" fo:border-top="none" fo:border-bottom="0.05pt solid #3465a4"/>
    </style:style>
    <style:style style:name="Tabla111.B2" style:family="table-cell">
      <style:table-cell-properties style:vertical-align="middle" fo:padding="0.097cm" fo:border-left="0.05pt solid #3465a4" fo:border-right="none" fo:border-top="none" fo:border-bottom="0.05pt solid #3465a4"/>
    </style:style>
    <style:style style:name="Tabla111.C2" style:family="table-cell">
      <style:table-cell-properties fo:padding="0.097cm" fo:border-left="0.05pt solid #3465a4" fo:border-right="none" fo:border-top="none" fo:border-bottom="0.05pt solid #3465a4"/>
    </style:style>
    <style:style style:name="Tabla111.D2" style:family="table-cell">
      <style:table-cell-properties fo:padding="0.097cm" fo:border-left="0.05pt solid #3465a4" fo:border-right="0.05pt solid #3465a4" fo:border-top="none" fo:border-bottom="0.05pt solid #3465a4"/>
    </style:style>
    <style:style style:name="Tabla44" style:family="table">
      <style:table-properties style:width="14.739cm" table:align="right" style:writing-mode="lr-tb"/>
    </style:style>
    <style:style style:name="Tabla44.A" style:family="table-column">
      <style:table-column-properties style:column-width="1.011cm"/>
    </style:style>
    <style:style style:name="Tabla44.B" style:family="table-column">
      <style:table-column-properties style:column-width="5.579cm"/>
    </style:style>
    <style:style style:name="Tabla44.C" style:family="table-column">
      <style:table-column-properties style:column-width="8.149cm"/>
    </style:style>
    <style:style style:name="Tabla44.1" style:family="table-row">
      <style:table-row-properties style:min-row-height="0.601cm"/>
    </style:style>
    <style:style style:name="Tabla44.A1" style:family="table-cell">
      <style:table-cell-properties style:vertical-align="middle" fo:background-color="#7da7d8" fo:padding="0.097cm" fo:border-left="0.05pt solid #3465a4" fo:border-right="none" fo:border-top="0.05pt solid #3465a4" fo:border-bottom="0.05pt solid #3465a4">
        <style:background-image/>
      </style:table-cell-properties>
    </style:style>
    <style:style style:name="Tabla44.C1" style:family="table-cell">
      <style:table-cell-properties style:vertical-align="middle" fo:background-color="#7da7d8" fo:padding="0.097cm" fo:border="0.05pt solid #3465a4">
        <style:background-image/>
      </style:table-cell-properties>
    </style:style>
    <style:style style:name="Tabla44.A2" style:family="table-cell">
      <style:table-cell-properties style:vertical-align="middle" fo:padding="0.097cm" fo:border-left="0.05pt solid #3465a4" fo:border-right="none" fo:border-top="none" fo:border-bottom="0.05pt solid #3465a4"/>
    </style:style>
    <style:style style:name="Tabla44.B2" style:family="table-cell">
      <style:table-cell-properties style:vertical-align="middle" fo:padding="0.097cm" fo:border-left="0.05pt solid #3465a4" fo:border-right="none" fo:border-top="none" fo:border-bottom="0.05pt solid #3465a4"/>
    </style:style>
    <style:style style:name="Tabla44.C2" style:family="table-cell">
      <style:table-cell-properties fo:padding="0.097cm" fo:border-left="0.05pt solid #3465a4" fo:border-right="0.05pt solid #3465a4" fo:border-top="none" fo:border-bottom="0.05pt solid #3465a4"/>
    </style:style>
    <style:style style:name="Tabla11" style:family="table">
      <style:table-properties style:width="14.739cm" table:align="right" style:writing-mode="lr-tb"/>
    </style:style>
    <style:style style:name="Tabla11.A" style:family="table-column">
      <style:table-column-properties style:column-width="0.649cm"/>
    </style:style>
    <style:style style:name="Tabla11.B" style:family="table-column">
      <style:table-column-properties style:column-width="5.759cm"/>
    </style:style>
    <style:style style:name="Tabla11.C" style:family="table-column">
      <style:table-column-properties style:column-width="0.596cm"/>
    </style:style>
    <style:style style:name="Tabla11.D" style:family="table-column">
      <style:table-column-properties style:column-width="7.735cm"/>
    </style:style>
    <style:style style:name="Tabla11.1" style:family="table-row">
      <style:table-row-properties style:min-row-height="0.601cm"/>
    </style:style>
    <style:style style:name="Tabla11.A1" style:family="table-cell">
      <style:table-cell-properties style:vertical-align="middle" fo:background-color="#7da7d8" fo:padding="0.097cm" fo:border-left="0.05pt solid #3465a4" fo:border-right="none" fo:border-top="0.05pt solid #3465a4" fo:border-bottom="0.05pt solid #3465a4">
        <style:background-image/>
      </style:table-cell-properties>
    </style:style>
    <style:style style:name="Tabla11.D1" style:family="table-cell">
      <style:table-cell-properties style:vertical-align="middle" fo:background-color="#7da7d8" fo:padding="0.097cm" fo:border="0.05pt solid #3465a4">
        <style:background-image/>
      </style:table-cell-properties>
    </style:style>
    <style:style style:name="Tabla11.A2" style:family="table-cell">
      <style:table-cell-properties style:vertical-align="middle" fo:padding="0.097cm" fo:border-left="0.05pt solid #3465a4" fo:border-right="none" fo:border-top="none" fo:border-bottom="0.05pt solid #3465a4"/>
    </style:style>
    <style:style style:name="Tabla11.B2" style:family="table-cell">
      <style:table-cell-properties style:vertical-align="middle" fo:padding="0.097cm" fo:border-left="0.05pt solid #3465a4" fo:border-right="none" fo:border-top="none" fo:border-bottom="0.05pt solid #3465a4"/>
    </style:style>
    <style:style style:name="Tabla11.C2" style:family="table-cell">
      <style:table-cell-properties style:vertical-align="middle" fo:padding="0.097cm" fo:border-left="0.05pt solid #3465a4" fo:border-right="none" fo:border-top="none" fo:border-bottom="0.05pt solid #3465a4"/>
    </style:style>
    <style:style style:name="Tabla11.D2" style:family="table-cell">
      <style:table-cell-properties style:vertical-align="middle" fo:padding="0.097cm" fo:border-left="0.05pt solid #3465a4" fo:border-right="0.05pt solid #3465a4" fo:border-top="none" fo:border-bottom="0.05pt solid #3465a4"/>
    </style:style>
    <style:style style:name="Tabla43" style:family="table">
      <style:table-properties style:width="14.739cm" table:align="right" style:writing-mode="lr-tb"/>
    </style:style>
    <style:style style:name="Tabla43.A" style:family="table-column">
      <style:table-column-properties style:column-width="1.011cm"/>
    </style:style>
    <style:style style:name="Tabla43.B" style:family="table-column">
      <style:table-column-properties style:column-width="5.579cm"/>
    </style:style>
    <style:style style:name="Tabla43.C" style:family="table-column">
      <style:table-column-properties style:column-width="8.149cm"/>
    </style:style>
    <style:style style:name="Tabla43.1" style:family="table-row">
      <style:table-row-properties style:min-row-height="0.601cm"/>
    </style:style>
    <style:style style:name="Tabla43.A1" style:family="table-cell">
      <style:table-cell-properties style:vertical-align="middle" fo:background-color="#7da7d8" fo:padding="0.097cm" fo:border-left="0.05pt solid #3465a4" fo:border-right="none" fo:border-top="0.05pt solid #3465a4" fo:border-bottom="0.05pt solid #3465a4">
        <style:background-image/>
      </style:table-cell-properties>
    </style:style>
    <style:style style:name="Tabla43.C1" style:family="table-cell">
      <style:table-cell-properties style:vertical-align="middle" fo:background-color="#7da7d8" fo:padding="0.097cm" fo:border="0.05pt solid #3465a4">
        <style:background-image/>
      </style:table-cell-properties>
    </style:style>
    <style:style style:name="Tabla43.A2" style:family="table-cell">
      <style:table-cell-properties style:vertical-align="middle" fo:padding="0.097cm" fo:border-left="0.05pt solid #3465a4" fo:border-right="none" fo:border-top="none" fo:border-bottom="0.05pt solid #3465a4"/>
    </style:style>
    <style:style style:name="Tabla43.B2" style:family="table-cell">
      <style:table-cell-properties style:vertical-align="middle" fo:padding="0.097cm" fo:border-left="0.05pt solid #3465a4" fo:border-right="none" fo:border-top="none" fo:border-bottom="0.05pt solid #3465a4"/>
    </style:style>
    <style:style style:name="Tabla43.C2" style:family="table-cell">
      <style:table-cell-properties fo:padding="0.097cm" fo:border-left="0.05pt solid #3465a4" fo:border-right="0.05pt solid #3465a4" fo:border-top="none" fo:border-bottom="0.05pt solid #3465a4"/>
    </style:style>
    <style:style style:name="Tabla47" style:family="table">
      <style:table-properties style:width="14.739cm" table:align="right" style:writing-mode="lr-tb"/>
    </style:style>
    <style:style style:name="Tabla47.A" style:family="table-column">
      <style:table-column-properties style:column-width="0.649cm"/>
    </style:style>
    <style:style style:name="Tabla47.B" style:family="table-column">
      <style:table-column-properties style:column-width="5.643cm"/>
    </style:style>
    <style:style style:name="Tabla47.C" style:family="table-column">
      <style:table-column-properties style:column-width="0.616cm"/>
    </style:style>
    <style:style style:name="Tabla47.D" style:family="table-column">
      <style:table-column-properties style:column-width="7.832cm"/>
    </style:style>
    <style:style style:name="Tabla47.1" style:family="table-row">
      <style:table-row-properties style:min-row-height="0.601cm"/>
    </style:style>
    <style:style style:name="Tabla47.A1" style:family="table-cell">
      <style:table-cell-properties style:vertical-align="middle" fo:background-color="#7da7d8" fo:padding="0.097cm" fo:border-left="0.05pt solid #3465a4" fo:border-right="none" fo:border-top="0.05pt solid #3465a4" fo:border-bottom="0.05pt solid #3465a4">
        <style:background-image/>
      </style:table-cell-properties>
    </style:style>
    <style:style style:name="Tabla47.D1" style:family="table-cell">
      <style:table-cell-properties style:vertical-align="middle" fo:background-color="#7da7d8" fo:padding="0.097cm" fo:border="0.05pt solid #3465a4">
        <style:background-image/>
      </style:table-cell-properties>
    </style:style>
    <style:style style:name="Tabla47.A2" style:family="table-cell">
      <style:table-cell-properties style:vertical-align="middle" fo:padding="0.097cm" fo:border-left="0.05pt solid #3465a4" fo:border-right="none" fo:border-top="none" fo:border-bottom="0.05pt solid #3465a4"/>
    </style:style>
    <style:style style:name="Tabla47.B2" style:family="table-cell">
      <style:table-cell-properties style:vertical-align="middle" fo:padding="0.097cm" fo:border-left="0.05pt solid #3465a4" fo:border-right="none" fo:border-top="none" fo:border-bottom="0.05pt solid #3465a4"/>
    </style:style>
    <style:style style:name="Tabla47.C2" style:family="table-cell">
      <style:table-cell-properties style:vertical-align="middle" fo:padding="0.097cm" fo:border-left="0.05pt solid #3465a4" fo:border-right="none" fo:border-top="none" fo:border-bottom="0.05pt solid #3465a4"/>
    </style:style>
    <style:style style:name="Tabla47.D2" style:family="table-cell">
      <style:table-cell-properties fo:padding="0.097cm" fo:border-left="0.05pt solid #3465a4" fo:border-right="0.05pt solid #3465a4" fo:border-top="none" fo:border-bottom="0.05pt solid #3465a4"/>
    </style:style>
    <style:style style:name="Tabla48" style:family="table">
      <style:table-properties style:width="14.739cm" table:align="right" style:writing-mode="lr-tb"/>
    </style:style>
    <style:style style:name="Tabla48.A" style:family="table-column">
      <style:table-column-properties style:column-width="1.011cm"/>
    </style:style>
    <style:style style:name="Tabla48.B" style:family="table-column">
      <style:table-column-properties style:column-width="5.579cm"/>
    </style:style>
    <style:style style:name="Tabla48.C" style:family="table-column">
      <style:table-column-properties style:column-width="8.149cm"/>
    </style:style>
    <style:style style:name="Tabla48.1" style:family="table-row">
      <style:table-row-properties style:min-row-height="0.601cm"/>
    </style:style>
    <style:style style:name="Tabla48.A1" style:family="table-cell">
      <style:table-cell-properties style:vertical-align="middle" fo:background-color="#7da7d8" fo:padding="0.097cm" fo:border-left="0.05pt solid #3465a4" fo:border-right="none" fo:border-top="0.05pt solid #3465a4" fo:border-bottom="0.05pt solid #3465a4">
        <style:background-image/>
      </style:table-cell-properties>
    </style:style>
    <style:style style:name="Tabla48.C1" style:family="table-cell">
      <style:table-cell-properties style:vertical-align="middle" fo:background-color="#7da7d8" fo:padding="0.097cm" fo:border="0.05pt solid #3465a4">
        <style:background-image/>
      </style:table-cell-properties>
    </style:style>
    <style:style style:name="Tabla48.A2" style:family="table-cell">
      <style:table-cell-properties style:vertical-align="middle" fo:padding="0.097cm" fo:border-left="0.05pt solid #3465a4" fo:border-right="none" fo:border-top="none" fo:border-bottom="0.05pt solid #3465a4"/>
    </style:style>
    <style:style style:name="Tabla48.B2" style:family="table-cell">
      <style:table-cell-properties style:vertical-align="middle" fo:padding="0.097cm" fo:border-left="0.05pt solid #3465a4" fo:border-right="none" fo:border-top="none" fo:border-bottom="0.05pt solid #3465a4"/>
    </style:style>
    <style:style style:name="Tabla48.C2" style:family="table-cell">
      <style:table-cell-properties fo:padding="0.097cm" fo:border-left="0.05pt solid #3465a4" fo:border-right="0.05pt solid #3465a4" fo:border-top="none" fo:border-bottom="0.05pt solid #3465a4"/>
    </style:style>
    <style:style style:name="Tabla51" style:family="table">
      <style:table-properties style:width="14.739cm" table:align="right" style:writing-mode="lr-tb"/>
    </style:style>
    <style:style style:name="Tabla51.A" style:family="table-column">
      <style:table-column-properties style:column-width="0.649cm"/>
    </style:style>
    <style:style style:name="Tabla51.B" style:family="table-column">
      <style:table-column-properties style:column-width="5.842cm"/>
    </style:style>
    <style:style style:name="Tabla51.C" style:family="table-column">
      <style:table-column-properties style:column-width="0.706cm"/>
    </style:style>
    <style:style style:name="Tabla51.D" style:family="table-column">
      <style:table-column-properties style:column-width="7.542cm"/>
    </style:style>
    <style:style style:name="Tabla51.1" style:family="table-row">
      <style:table-row-properties style:min-row-height="0.601cm"/>
    </style:style>
    <style:style style:name="Tabla51.A1" style:family="table-cell">
      <style:table-cell-properties style:vertical-align="middle" fo:background-color="#7da7d8" fo:padding="0.097cm" fo:border-left="0.05pt solid #3465a4" fo:border-right="none" fo:border-top="0.05pt solid #3465a4" fo:border-bottom="0.05pt solid #3465a4">
        <style:background-image/>
      </style:table-cell-properties>
    </style:style>
    <style:style style:name="Tabla51.D1" style:family="table-cell">
      <style:table-cell-properties style:vertical-align="middle" fo:background-color="#7da7d8" fo:padding="0.097cm" fo:border="0.05pt solid #3465a4">
        <style:background-image/>
      </style:table-cell-properties>
    </style:style>
    <style:style style:name="Tabla51.A2" style:family="table-cell">
      <style:table-cell-properties style:vertical-align="middle" fo:padding="0.097cm" fo:border-left="0.05pt solid #3465a4" fo:border-right="none" fo:border-top="none" fo:border-bottom="0.05pt solid #3465a4"/>
    </style:style>
    <style:style style:name="Tabla51.B2" style:family="table-cell">
      <style:table-cell-properties style:vertical-align="middle" fo:padding="0.097cm" fo:border-left="0.05pt solid #3465a4" fo:border-right="none" fo:border-top="none" fo:border-bottom="0.05pt solid #3465a4"/>
    </style:style>
    <style:style style:name="Tabla51.C2" style:family="table-cell">
      <style:table-cell-properties style:vertical-align="middle" fo:padding="0.097cm" fo:border-left="0.05pt solid #3465a4" fo:border-right="none" fo:border-top="none" fo:border-bottom="0.05pt solid #3465a4"/>
    </style:style>
    <style:style style:name="Tabla51.D2" style:family="table-cell">
      <style:table-cell-properties fo:padding="0.097cm" fo:border-left="0.05pt solid #3465a4" fo:border-right="0.05pt solid #3465a4" fo:border-top="none" fo:border-bottom="0.05pt solid #3465a4"/>
    </style:style>
    <style:style style:name="Tabla51.A3" style:family="table-cell">
      <style:table-cell-properties style:vertical-align="middle" fo:padding="0.097cm" fo:border-left="0.05pt solid #3465a4" fo:border-right="none" fo:border-top="none" fo:border-bottom="0.05pt solid #3465a4"/>
    </style:style>
    <style:style style:name="Tabla51.B3" style:family="table-cell">
      <style:table-cell-properties style:vertical-align="middle" fo:padding="0.097cm" fo:border-left="0.05pt solid #3465a4" fo:border-right="none" fo:border-top="none" fo:border-bottom="0.05pt solid #3465a4"/>
    </style:style>
    <style:style style:name="Tabla51.C3" style:family="table-cell">
      <style:table-cell-properties style:vertical-align="middle" fo:padding="0.097cm" fo:border-left="0.05pt solid #3465a4" fo:border-right="none" fo:border-top="none" fo:border-bottom="0.05pt solid #3465a4"/>
    </style:style>
    <style:style style:name="Tabla51.D3" style:family="table-cell">
      <style:table-cell-properties fo:padding="0.097cm" fo:border-left="0.05pt solid #3465a4" fo:border-right="0.05pt solid #3465a4" fo:border-top="none" fo:border-bottom="0.05pt solid #3465a4"/>
    </style:style>
    <style:style style:name="Tabla51.A4" style:family="table-cell">
      <style:table-cell-properties style:vertical-align="middle" fo:padding="0.097cm" fo:border-left="0.05pt solid #3465a4" fo:border-right="none" fo:border-top="none" fo:border-bottom="0.05pt solid #3465a4"/>
    </style:style>
    <style:style style:name="Tabla51.B4" style:family="table-cell">
      <style:table-cell-properties style:vertical-align="middle" fo:padding="0.097cm" fo:border-left="0.05pt solid #3465a4" fo:border-right="none" fo:border-top="none" fo:border-bottom="0.05pt solid #3465a4"/>
    </style:style>
    <style:style style:name="Tabla51.C4" style:family="table-cell">
      <style:table-cell-properties style:vertical-align="middle" fo:padding="0.097cm" fo:border-left="0.05pt solid #3465a4" fo:border-right="none" fo:border-top="none" fo:border-bottom="0.05pt solid #3465a4"/>
    </style:style>
    <style:style style:name="Tabla51.D4" style:family="table-cell">
      <style:table-cell-properties fo:padding="0.097cm" fo:border-left="0.05pt solid #3465a4" fo:border-right="0.05pt solid #3465a4" fo:border-top="none" fo:border-bottom="0.05pt solid #3465a4"/>
    </style:style>
    <style:style style:name="Tabla52" style:family="table">
      <style:table-properties style:width="14.739cm" table:align="right" style:writing-mode="lr-tb"/>
    </style:style>
    <style:style style:name="Tabla52.A" style:family="table-column">
      <style:table-column-properties style:column-width="1.011cm"/>
    </style:style>
    <style:style style:name="Tabla52.B" style:family="table-column">
      <style:table-column-properties style:column-width="5.579cm"/>
    </style:style>
    <style:style style:name="Tabla52.C" style:family="table-column">
      <style:table-column-properties style:column-width="8.149cm"/>
    </style:style>
    <style:style style:name="Tabla52.1" style:family="table-row">
      <style:table-row-properties style:min-row-height="0.601cm"/>
    </style:style>
    <style:style style:name="Tabla52.A1" style:family="table-cell">
      <style:table-cell-properties style:vertical-align="middle" fo:background-color="#7da7d8" fo:padding="0.097cm" fo:border-left="0.05pt solid #3465a4" fo:border-right="none" fo:border-top="0.05pt solid #3465a4" fo:border-bottom="0.05pt solid #3465a4">
        <style:background-image/>
      </style:table-cell-properties>
    </style:style>
    <style:style style:name="Tabla52.C1" style:family="table-cell">
      <style:table-cell-properties style:vertical-align="middle" fo:background-color="#7da7d8" fo:padding="0.097cm" fo:border="0.05pt solid #3465a4">
        <style:background-image/>
      </style:table-cell-properties>
    </style:style>
    <style:style style:name="Tabla52.A2" style:family="table-cell">
      <style:table-cell-properties style:vertical-align="middle" fo:padding="0.097cm" fo:border-left="0.05pt solid #3465a4" fo:border-right="none" fo:border-top="none" fo:border-bottom="0.05pt solid #3465a4"/>
    </style:style>
    <style:style style:name="Tabla52.B2" style:family="table-cell">
      <style:table-cell-properties style:vertical-align="middle" fo:padding="0.097cm" fo:border-left="0.05pt solid #3465a4" fo:border-right="none" fo:border-top="none" fo:border-bottom="0.05pt solid #3465a4"/>
    </style:style>
    <style:style style:name="Tabla52.C2" style:family="table-cell">
      <style:table-cell-properties style:vertical-align="middle" fo:padding="0.097cm" fo:border-left="0.05pt solid #3465a4" fo:border-right="0.05pt solid #3465a4" fo:border-top="none" fo:border-bottom="0.05pt solid #3465a4"/>
    </style:style>
    <style:style style:name="Tabla52.A3" style:family="table-cell">
      <style:table-cell-properties style:vertical-align="middle" fo:padding="0.097cm" fo:border-left="0.05pt solid #3465a4" fo:border-right="none" fo:border-top="none" fo:border-bottom="0.05pt solid #3465a4"/>
    </style:style>
    <style:style style:name="Tabla52.B3" style:family="table-cell">
      <style:table-cell-properties style:vertical-align="middle" fo:padding="0.097cm" fo:border-left="0.05pt solid #3465a4" fo:border-right="none" fo:border-top="none" fo:border-bottom="0.05pt solid #3465a4"/>
    </style:style>
    <style:style style:name="Tabla52.C3" style:family="table-cell">
      <style:table-cell-properties style:vertical-align="middle" fo:padding="0.097cm" fo:border-left="0.05pt solid #3465a4" fo:border-right="0.05pt solid #3465a4" fo:border-top="none" fo:border-bottom="0.05pt solid #3465a4"/>
    </style:style>
    <style:style style:name="Tabla52.A4" style:family="table-cell">
      <style:table-cell-properties style:vertical-align="middle" fo:padding="0.097cm" fo:border-left="0.05pt solid #3465a4" fo:border-right="none" fo:border-top="none" fo:border-bottom="0.05pt solid #3465a4"/>
    </style:style>
    <style:style style:name="Tabla52.B4" style:family="table-cell">
      <style:table-cell-properties style:vertical-align="middle" fo:padding="0.097cm" fo:border-left="0.05pt solid #3465a4" fo:border-right="none" fo:border-top="none" fo:border-bottom="0.05pt solid #3465a4"/>
    </style:style>
    <style:style style:name="Tabla52.C4" style:family="table-cell">
      <style:table-cell-properties fo:padding="0.097cm" fo:border-left="0.05pt solid #3465a4" fo:border-right="0.05pt solid #3465a4" fo:border-top="none" fo:border-bottom="0.05pt solid #3465a4"/>
    </style:style>
    <style:style style:name="Tabla37" style:family="table">
      <style:table-properties style:width="14.739cm" table:align="right" style:writing-mode="lr-tb"/>
    </style:style>
    <style:style style:name="Tabla37.A" style:family="table-column">
      <style:table-column-properties style:column-width="0.649cm"/>
    </style:style>
    <style:style style:name="Tabla37.B" style:family="table-column">
      <style:table-column-properties style:column-width="5.842cm"/>
    </style:style>
    <style:style style:name="Tabla37.C" style:family="table-column">
      <style:table-column-properties style:column-width="0.609cm"/>
    </style:style>
    <style:style style:name="Tabla37.D" style:family="table-column">
      <style:table-column-properties style:column-width="7.639cm"/>
    </style:style>
    <style:style style:name="Tabla37.1" style:family="table-row">
      <style:table-row-properties style:min-row-height="0.601cm"/>
    </style:style>
    <style:style style:name="Tabla37.A1" style:family="table-cell">
      <style:table-cell-properties style:vertical-align="middle" fo:background-color="#7da7d8" fo:padding="0.097cm" fo:border-left="0.05pt solid #3465a4" fo:border-right="none" fo:border-top="0.05pt solid #3465a4" fo:border-bottom="0.05pt solid #3465a4">
        <style:background-image/>
      </style:table-cell-properties>
    </style:style>
    <style:style style:name="Tabla37.D1" style:family="table-cell">
      <style:table-cell-properties style:vertical-align="middle" fo:background-color="#7da7d8" fo:padding="0.097cm" fo:border="0.05pt solid #3465a4">
        <style:background-image/>
      </style:table-cell-properties>
    </style:style>
    <style:style style:name="Tabla37.A2" style:family="table-cell">
      <style:table-cell-properties style:vertical-align="middle" fo:padding="0.097cm" fo:border-left="0.05pt solid #3465a4" fo:border-right="none" fo:border-top="none" fo:border-bottom="0.05pt solid #3465a4"/>
    </style:style>
    <style:style style:name="Tabla37.B2" style:family="table-cell">
      <style:table-cell-properties style:vertical-align="middle" fo:padding="0.097cm" fo:border-left="0.05pt solid #3465a4" fo:border-right="none" fo:border-top="none" fo:border-bottom="0.05pt solid #3465a4"/>
    </style:style>
    <style:style style:name="Tabla37.C2" style:family="table-cell">
      <style:table-cell-properties style:vertical-align="middle" fo:padding="0.097cm" fo:border-left="0.05pt solid #3465a4" fo:border-right="none" fo:border-top="none" fo:border-bottom="0.05pt solid #3465a4"/>
    </style:style>
    <style:style style:name="Tabla37.D2" style:family="table-cell">
      <style:table-cell-properties fo:padding="0.097cm" fo:border-left="0.05pt solid #3465a4" fo:border-right="0.05pt solid #3465a4" fo:border-top="none" fo:border-bottom="0.05pt solid #3465a4"/>
    </style:style>
    <style:style style:name="Tabla37.A3" style:family="table-cell">
      <style:table-cell-properties style:vertical-align="middle" fo:padding="0.097cm" fo:border-left="0.05pt solid #3465a4" fo:border-right="none" fo:border-top="none" fo:border-bottom="0.05pt solid #3465a4"/>
    </style:style>
    <style:style style:name="Tabla37.B3" style:family="table-cell">
      <style:table-cell-properties style:vertical-align="middle" fo:padding="0.097cm" fo:border-left="0.05pt solid #3465a4" fo:border-right="none" fo:border-top="none" fo:border-bottom="0.05pt solid #3465a4"/>
    </style:style>
    <style:style style:name="Tabla37.C3" style:family="table-cell">
      <style:table-cell-properties style:vertical-align="middle" fo:padding="0.097cm" fo:border-left="0.05pt solid #3465a4" fo:border-right="none" fo:border-top="none" fo:border-bottom="0.05pt solid #3465a4"/>
    </style:style>
    <style:style style:name="Tabla37.D3" style:family="table-cell">
      <style:table-cell-properties fo:padding="0.097cm" fo:border-left="0.05pt solid #3465a4" fo:border-right="0.05pt solid #3465a4" fo:border-top="none" fo:border-bottom="0.05pt solid #3465a4"/>
    </style:style>
    <style:style style:name="Tabla37.A4" style:family="table-cell">
      <style:table-cell-properties style:vertical-align="middle" fo:padding="0.097cm" fo:border-left="0.05pt solid #3465a4" fo:border-right="none" fo:border-top="none" fo:border-bottom="0.05pt solid #3465a4"/>
    </style:style>
    <style:style style:name="Tabla37.B4" style:family="table-cell">
      <style:table-cell-properties style:vertical-align="middle" fo:padding="0.097cm" fo:border-left="0.05pt solid #3465a4" fo:border-right="none" fo:border-top="none" fo:border-bottom="0.05pt solid #3465a4"/>
    </style:style>
    <style:style style:name="Tabla37.C4" style:family="table-cell">
      <style:table-cell-properties style:vertical-align="middle" fo:padding="0.097cm" fo:border-left="0.05pt solid #3465a4" fo:border-right="none" fo:border-top="none" fo:border-bottom="0.05pt solid #3465a4"/>
    </style:style>
    <style:style style:name="Tabla37.D4" style:family="table-cell">
      <style:table-cell-properties fo:padding="0.097cm" fo:border-left="0.05pt solid #3465a4" fo:border-right="0.05pt solid #3465a4" fo:border-top="none" fo:border-bottom="0.05pt solid #3465a4"/>
    </style:style>
    <style:style style:name="Tabla37.A5" style:family="table-cell">
      <style:table-cell-properties style:vertical-align="middle" fo:padding="0.097cm" fo:border-left="0.05pt solid #3465a4" fo:border-right="none" fo:border-top="none" fo:border-bottom="0.05pt solid #3465a4"/>
    </style:style>
    <style:style style:name="Tabla37.B5" style:family="table-cell">
      <style:table-cell-properties style:vertical-align="middle" fo:padding="0.097cm" fo:border-left="0.05pt solid #3465a4" fo:border-right="none" fo:border-top="none" fo:border-bottom="0.05pt solid #3465a4"/>
    </style:style>
    <style:style style:name="Tabla37.C5" style:family="table-cell">
      <style:table-cell-properties style:vertical-align="middle" fo:padding="0.097cm" fo:border-left="0.05pt solid #3465a4" fo:border-right="none" fo:border-top="none" fo:border-bottom="0.05pt solid #3465a4"/>
    </style:style>
    <style:style style:name="Tabla37.D5" style:family="table-cell">
      <style:table-cell-properties fo:padding="0.097cm" fo:border-left="0.05pt solid #3465a4" fo:border-right="0.05pt solid #3465a4" fo:border-top="none" fo:border-bottom="0.05pt solid #3465a4"/>
    </style:style>
    <style:style style:name="Tabla38" style:family="table">
      <style:table-properties style:width="14.739cm" table:align="right" style:writing-mode="lr-tb"/>
    </style:style>
    <style:style style:name="Tabla38.A" style:family="table-column">
      <style:table-column-properties style:column-width="1.011cm"/>
    </style:style>
    <style:style style:name="Tabla38.B" style:family="table-column">
      <style:table-column-properties style:column-width="5.579cm"/>
    </style:style>
    <style:style style:name="Tabla38.C" style:family="table-column">
      <style:table-column-properties style:column-width="8.149cm"/>
    </style:style>
    <style:style style:name="Tabla38.1" style:family="table-row">
      <style:table-row-properties style:min-row-height="0.601cm"/>
    </style:style>
    <style:style style:name="Tabla38.A1" style:family="table-cell">
      <style:table-cell-properties style:vertical-align="middle" fo:background-color="#7da7d8" fo:padding="0.097cm" fo:border-left="0.05pt solid #3465a4" fo:border-right="none" fo:border-top="0.05pt solid #3465a4" fo:border-bottom="0.05pt solid #3465a4">
        <style:background-image/>
      </style:table-cell-properties>
    </style:style>
    <style:style style:name="Tabla38.C1" style:family="table-cell">
      <style:table-cell-properties style:vertical-align="middle" fo:background-color="#7da7d8" fo:padding="0.097cm" fo:border="0.05pt solid #3465a4">
        <style:background-image/>
      </style:table-cell-properties>
    </style:style>
    <style:style style:name="Tabla38.A2" style:family="table-cell">
      <style:table-cell-properties style:vertical-align="middle" fo:padding="0.097cm" fo:border-left="0.05pt solid #3465a4" fo:border-right="none" fo:border-top="none" fo:border-bottom="0.05pt solid #3465a4"/>
    </style:style>
    <style:style style:name="Tabla38.B2" style:family="table-cell">
      <style:table-cell-properties style:vertical-align="middle" fo:padding="0.097cm" fo:border-left="0.05pt solid #3465a4" fo:border-right="none" fo:border-top="none" fo:border-bottom="0.05pt solid #3465a4"/>
    </style:style>
    <style:style style:name="Tabla38.C2" style:family="table-cell">
      <style:table-cell-properties style:vertical-align="middle" fo:padding="0.097cm" fo:border-left="0.05pt solid #3465a4" fo:border-right="0.05pt solid #3465a4" fo:border-top="none" fo:border-bottom="0.05pt solid #3465a4"/>
    </style:style>
    <style:style style:name="Tabla38.A3" style:family="table-cell">
      <style:table-cell-properties style:vertical-align="middle" fo:padding="0.097cm" fo:border-left="0.05pt solid #3465a4" fo:border-right="none" fo:border-top="none" fo:border-bottom="0.05pt solid #3465a4"/>
    </style:style>
    <style:style style:name="Tabla38.B3" style:family="table-cell">
      <style:table-cell-properties style:vertical-align="middle" fo:padding="0.097cm" fo:border-left="0.05pt solid #3465a4" fo:border-right="none" fo:border-top="none" fo:border-bottom="0.05pt solid #3465a4"/>
    </style:style>
    <style:style style:name="Tabla38.C3" style:family="table-cell">
      <style:table-cell-properties style:vertical-align="middle" fo:padding="0.097cm" fo:border-left="0.05pt solid #3465a4" fo:border-right="0.05pt solid #3465a4" fo:border-top="none" fo:border-bottom="0.05pt solid #3465a4"/>
    </style:style>
    <style:style style:name="Tabla38.A4" style:family="table-cell">
      <style:table-cell-properties style:vertical-align="middle" fo:padding="0.097cm" fo:border-left="0.05pt solid #3465a4" fo:border-right="none" fo:border-top="none" fo:border-bottom="0.05pt solid #3465a4"/>
    </style:style>
    <style:style style:name="Tabla38.B4" style:family="table-cell">
      <style:table-cell-properties style:vertical-align="middle" fo:padding="0.097cm" fo:border-left="0.05pt solid #3465a4" fo:border-right="none" fo:border-top="none" fo:border-bottom="0.05pt solid #3465a4"/>
    </style:style>
    <style:style style:name="Tabla38.C4" style:family="table-cell">
      <style:table-cell-properties style:vertical-align="middle" fo:padding="0.097cm" fo:border-left="0.05pt solid #3465a4" fo:border-right="0.05pt solid #3465a4" fo:border-top="none" fo:border-bottom="0.05pt solid #3465a4"/>
    </style:style>
    <style:style style:name="Tabla41" style:family="table">
      <style:table-properties style:width="14.739cm" table:align="right" style:writing-mode="lr-tb"/>
    </style:style>
    <style:style style:name="Tabla41.A" style:family="table-column">
      <style:table-column-properties style:column-width="0.649cm"/>
    </style:style>
    <style:style style:name="Tabla41.B" style:family="table-column">
      <style:table-column-properties style:column-width="5.854cm"/>
    </style:style>
    <style:style style:name="Tabla41.C" style:family="table-column">
      <style:table-column-properties style:column-width="0.596cm"/>
    </style:style>
    <style:style style:name="Tabla41.D" style:family="table-column">
      <style:table-column-properties style:column-width="7.639cm"/>
    </style:style>
    <style:style style:name="Tabla41.1" style:family="table-row">
      <style:table-row-properties style:min-row-height="0.601cm"/>
    </style:style>
    <style:style style:name="Tabla41.A1" style:family="table-cell">
      <style:table-cell-properties style:vertical-align="middle" fo:background-color="#7da7d8" fo:padding="0.097cm" fo:border-left="0.05pt solid #3465a4" fo:border-right="none" fo:border-top="0.05pt solid #3465a4" fo:border-bottom="0.05pt solid #3465a4">
        <style:background-image/>
      </style:table-cell-properties>
    </style:style>
    <style:style style:name="Tabla41.D1" style:family="table-cell">
      <style:table-cell-properties style:vertical-align="middle" fo:background-color="#7da7d8" fo:padding="0.097cm" fo:border="0.05pt solid #3465a4">
        <style:background-image/>
      </style:table-cell-properties>
    </style:style>
    <style:style style:name="Tabla41.A2" style:family="table-cell">
      <style:table-cell-properties style:vertical-align="middle" fo:padding="0.097cm" fo:border-left="0.05pt solid #3465a4" fo:border-right="none" fo:border-top="none" fo:border-bottom="0.05pt solid #3465a4"/>
    </style:style>
    <style:style style:name="Tabla41.B2" style:family="table-cell">
      <style:table-cell-properties style:vertical-align="middle" fo:padding="0.097cm" fo:border-left="0.05pt solid #3465a4" fo:border-right="none" fo:border-top="none" fo:border-bottom="0.05pt solid #3465a4"/>
    </style:style>
    <style:style style:name="Tabla41.C2" style:family="table-cell">
      <style:table-cell-properties style:vertical-align="middle" fo:padding="0.097cm" fo:border-left="0.05pt solid #3465a4" fo:border-right="none" fo:border-top="none" fo:border-bottom="0.05pt solid #3465a4"/>
    </style:style>
    <style:style style:name="Tabla41.D2" style:family="table-cell">
      <style:table-cell-properties fo:padding="0.097cm" fo:border-left="0.05pt solid #3465a4" fo:border-right="0.05pt solid #3465a4" fo:border-top="none" fo:border-bottom="0.05pt solid #3465a4"/>
    </style:style>
    <style:style style:name="Tabla41.A3" style:family="table-cell">
      <style:table-cell-properties style:vertical-align="middle" fo:padding="0.097cm" fo:border-left="0.05pt solid #3465a4" fo:border-right="none" fo:border-top="none" fo:border-bottom="0.05pt solid #3465a4"/>
    </style:style>
    <style:style style:name="Tabla41.B3" style:family="table-cell">
      <style:table-cell-properties style:vertical-align="middle" fo:padding="0.097cm" fo:border-left="0.05pt solid #3465a4" fo:border-right="none" fo:border-top="none" fo:border-bottom="0.05pt solid #3465a4"/>
    </style:style>
    <style:style style:name="Tabla41.C3" style:family="table-cell">
      <style:table-cell-properties style:vertical-align="middle" fo:padding="0.097cm" fo:border-left="0.05pt solid #3465a4" fo:border-right="none" fo:border-top="none" fo:border-bottom="0.05pt solid #3465a4"/>
    </style:style>
    <style:style style:name="Tabla41.D3" style:family="table-cell">
      <style:table-cell-properties fo:padding="0.097cm" fo:border-left="0.05pt solid #3465a4" fo:border-right="0.05pt solid #3465a4" fo:border-top="none" fo:border-bottom="0.05pt solid #3465a4"/>
    </style:style>
    <style:style style:name="Tabla41.A4" style:family="table-cell">
      <style:table-cell-properties style:vertical-align="middle" fo:padding="0.097cm" fo:border-left="0.05pt solid #3465a4" fo:border-right="none" fo:border-top="none" fo:border-bottom="0.05pt solid #3465a4"/>
    </style:style>
    <style:style style:name="Tabla41.B4" style:family="table-cell">
      <style:table-cell-properties style:vertical-align="middle" fo:padding="0.097cm" fo:border-left="0.05pt solid #3465a4" fo:border-right="none" fo:border-top="none" fo:border-bottom="0.05pt solid #3465a4"/>
    </style:style>
    <style:style style:name="Tabla41.C4" style:family="table-cell">
      <style:table-cell-properties style:vertical-align="middle" fo:padding="0.097cm" fo:border-left="0.05pt solid #3465a4" fo:border-right="none" fo:border-top="none" fo:border-bottom="0.05pt solid #3465a4"/>
    </style:style>
    <style:style style:name="Tabla41.D4" style:family="table-cell">
      <style:table-cell-properties fo:padding="0.097cm" fo:border-left="0.05pt solid #3465a4" fo:border-right="0.05pt solid #3465a4" fo:border-top="none" fo:border-bottom="0.05pt solid #3465a4"/>
    </style:style>
    <style:style style:name="Tabla42" style:family="table">
      <style:table-properties style:width="14.739cm" table:align="right" style:writing-mode="lr-tb"/>
    </style:style>
    <style:style style:name="Tabla42.A" style:family="table-column">
      <style:table-column-properties style:column-width="1.011cm"/>
    </style:style>
    <style:style style:name="Tabla42.B" style:family="table-column">
      <style:table-column-properties style:column-width="5.579cm"/>
    </style:style>
    <style:style style:name="Tabla42.C" style:family="table-column">
      <style:table-column-properties style:column-width="8.149cm"/>
    </style:style>
    <style:style style:name="Tabla42.1" style:family="table-row">
      <style:table-row-properties style:min-row-height="0.601cm"/>
    </style:style>
    <style:style style:name="Tabla42.A1" style:family="table-cell">
      <style:table-cell-properties style:vertical-align="middle" fo:background-color="#7da7d8" fo:padding="0.097cm" fo:border-left="0.05pt solid #3465a4" fo:border-right="none" fo:border-top="0.05pt solid #3465a4" fo:border-bottom="0.05pt solid #3465a4">
        <style:background-image/>
      </style:table-cell-properties>
    </style:style>
    <style:style style:name="Tabla42.C1" style:family="table-cell">
      <style:table-cell-properties style:vertical-align="middle" fo:background-color="#7da7d8" fo:padding="0.097cm" fo:border="0.05pt solid #3465a4">
        <style:background-image/>
      </style:table-cell-properties>
    </style:style>
    <style:style style:name="Tabla42.A2" style:family="table-cell">
      <style:table-cell-properties style:vertical-align="middle" fo:padding="0.097cm" fo:border-left="0.05pt solid #3465a4" fo:border-right="none" fo:border-top="none" fo:border-bottom="0.05pt solid #3465a4"/>
    </style:style>
    <style:style style:name="Tabla42.B2" style:family="table-cell">
      <style:table-cell-properties style:vertical-align="middle" fo:padding="0.097cm" fo:border-left="0.05pt solid #3465a4" fo:border-right="none" fo:border-top="none" fo:border-bottom="0.05pt solid #3465a4"/>
    </style:style>
    <style:style style:name="Tabla42.C2" style:family="table-cell">
      <style:table-cell-properties style:vertical-align="middle" fo:padding="0.097cm" fo:border-left="0.05pt solid #3465a4" fo:border-right="0.05pt solid #3465a4" fo:border-top="none" fo:border-bottom="0.05pt solid #3465a4"/>
    </style:style>
    <style:style style:name="Tabla42.A3" style:family="table-cell">
      <style:table-cell-properties style:vertical-align="middle" fo:padding="0.097cm" fo:border-left="0.05pt solid #3465a4" fo:border-right="none" fo:border-top="none" fo:border-bottom="0.05pt solid #3465a4"/>
    </style:style>
    <style:style style:name="Tabla42.B3" style:family="table-cell">
      <style:table-cell-properties style:vertical-align="middle" fo:padding="0.097cm" fo:border-left="0.05pt solid #3465a4" fo:border-right="none" fo:border-top="none" fo:border-bottom="0.05pt solid #3465a4"/>
    </style:style>
    <style:style style:name="Tabla42.C3" style:family="table-cell">
      <style:table-cell-properties style:vertical-align="middle" fo:padding="0.097cm" fo:border-left="0.05pt solid #3465a4" fo:border-right="0.05pt solid #3465a4" fo:border-top="none" fo:border-bottom="0.05pt solid #3465a4"/>
    </style:style>
    <style:style style:name="Tabla42.A4" style:family="table-cell">
      <style:table-cell-properties style:vertical-align="middle" fo:padding="0.097cm" fo:border-left="0.05pt solid #3465a4" fo:border-right="none" fo:border-top="none" fo:border-bottom="0.05pt solid #3465a4"/>
    </style:style>
    <style:style style:name="Tabla42.B4" style:family="table-cell">
      <style:table-cell-properties style:vertical-align="middle" fo:padding="0.097cm" fo:border-left="0.05pt solid #3465a4" fo:border-right="none" fo:border-top="none" fo:border-bottom="0.05pt solid #3465a4"/>
    </style:style>
    <style:style style:name="Tabla42.C4" style:family="table-cell">
      <style:table-cell-properties style:vertical-align="middle" fo:padding="0.097cm" fo:border-left="0.05pt solid #3465a4" fo:border-right="0.05pt solid #3465a4" fo:border-top="none" fo:border-bottom="0.05pt solid #3465a4"/>
    </style:style>
    <style:style style:name="Tabla42.A5" style:family="table-cell">
      <style:table-cell-properties style:vertical-align="middle" fo:padding="0.097cm" fo:border-left="0.05pt solid #3465a4" fo:border-right="none" fo:border-top="none" fo:border-bottom="0.05pt solid #3465a4"/>
    </style:style>
    <style:style style:name="Tabla42.B5" style:family="table-cell">
      <style:table-cell-properties style:vertical-align="middle" fo:padding="0.097cm" fo:border-left="0.05pt solid #3465a4" fo:border-right="none" fo:border-top="none" fo:border-bottom="0.05pt solid #3465a4"/>
    </style:style>
    <style:style style:name="Tabla42.C5" style:family="table-cell">
      <style:table-cell-properties style:vertical-align="middle" fo:padding="0.097cm" fo:border-left="0.05pt solid #3465a4" fo:border-right="0.05pt solid #3465a4" fo:border-top="none" fo:border-bottom="0.05pt solid #3465a4"/>
    </style:style>
    <style:style style:name="Tabla42.A6" style:family="table-cell">
      <style:table-cell-properties style:vertical-align="middle" fo:padding="0.097cm" fo:border-left="0.05pt solid #3465a4" fo:border-right="none" fo:border-top="none" fo:border-bottom="0.05pt solid #3465a4"/>
    </style:style>
    <style:style style:name="Tabla42.B6" style:family="table-cell">
      <style:table-cell-properties style:vertical-align="middle" fo:padding="0.097cm" fo:border-left="0.05pt solid #3465a4" fo:border-right="none" fo:border-top="none" fo:border-bottom="0.05pt solid #3465a4"/>
    </style:style>
    <style:style style:name="Tabla42.C6" style:family="table-cell">
      <style:table-cell-properties style:vertical-align="middle" fo:padding="0.097cm" fo:border-left="0.05pt solid #3465a4" fo:border-right="0.05pt solid #3465a4" fo:border-top="none" fo:border-bottom="0.05pt solid #3465a4"/>
    </style:style>
    <style:style style:name="Tabla45" style:family="table">
      <style:table-properties style:width="14.739cm" table:align="right" style:writing-mode="lr-tb"/>
    </style:style>
    <style:style style:name="Tabla45.A" style:family="table-column">
      <style:table-column-properties style:column-width="0.649cm"/>
    </style:style>
    <style:style style:name="Tabla45.B" style:family="table-column">
      <style:table-column-properties style:column-width="5.643cm"/>
    </style:style>
    <style:style style:name="Tabla45.C" style:family="table-column">
      <style:table-column-properties style:column-width="0.616cm"/>
    </style:style>
    <style:style style:name="Tabla45.D" style:family="table-column">
      <style:table-column-properties style:column-width="7.832cm"/>
    </style:style>
    <style:style style:name="Tabla45.1" style:family="table-row">
      <style:table-row-properties style:min-row-height="0.601cm"/>
    </style:style>
    <style:style style:name="Tabla45.A1" style:family="table-cell">
      <style:table-cell-properties style:vertical-align="middle" fo:background-color="#7da7d8" fo:padding="0.097cm" fo:border-left="0.05pt solid #3465a4" fo:border-right="none" fo:border-top="0.05pt solid #3465a4" fo:border-bottom="0.05pt solid #3465a4">
        <style:background-image/>
      </style:table-cell-properties>
    </style:style>
    <style:style style:name="Tabla45.D1" style:family="table-cell">
      <style:table-cell-properties style:vertical-align="middle" fo:background-color="#7da7d8" fo:padding="0.097cm" fo:border="0.05pt solid #3465a4">
        <style:background-image/>
      </style:table-cell-properties>
    </style:style>
    <style:style style:name="Tabla45.A2" style:family="table-cell">
      <style:table-cell-properties style:vertical-align="middle" fo:padding="0.097cm" fo:border-left="0.05pt solid #3465a4" fo:border-right="none" fo:border-top="none" fo:border-bottom="0.05pt solid #3465a4"/>
    </style:style>
    <style:style style:name="Tabla45.B2" style:family="table-cell">
      <style:table-cell-properties style:vertical-align="middle" fo:padding="0.097cm" fo:border-left="0.05pt solid #3465a4" fo:border-right="none" fo:border-top="none" fo:border-bottom="0.05pt solid #3465a4"/>
    </style:style>
    <style:style style:name="Tabla45.C2" style:family="table-cell">
      <style:table-cell-properties style:vertical-align="middle" fo:padding="0.097cm" fo:border-left="0.05pt solid #3465a4" fo:border-right="none" fo:border-top="none" fo:border-bottom="0.05pt solid #3465a4"/>
    </style:style>
    <style:style style:name="Tabla45.D2" style:family="table-cell">
      <style:table-cell-properties fo:padding="0.097cm" fo:border-left="0.05pt solid #3465a4" fo:border-right="0.05pt solid #3465a4" fo:border-top="none" fo:border-bottom="0.05pt solid #3465a4"/>
    </style:style>
    <style:style style:name="Tabla45.A3" style:family="table-cell">
      <style:table-cell-properties style:vertical-align="middle" fo:padding="0.097cm" fo:border-left="0.05pt solid #3465a4" fo:border-right="none" fo:border-top="none" fo:border-bottom="0.05pt solid #3465a4"/>
    </style:style>
    <style:style style:name="Tabla45.B3" style:family="table-cell">
      <style:table-cell-properties style:vertical-align="middle" fo:padding="0.097cm" fo:border-left="0.05pt solid #3465a4" fo:border-right="none" fo:border-top="none" fo:border-bottom="0.05pt solid #3465a4"/>
    </style:style>
    <style:style style:name="Tabla45.C3" style:family="table-cell">
      <style:table-cell-properties style:vertical-align="middle" fo:padding="0.097cm" fo:border-left="0.05pt solid #3465a4" fo:border-right="none" fo:border-top="none" fo:border-bottom="0.05pt solid #3465a4"/>
    </style:style>
    <style:style style:name="Tabla45.D3" style:family="table-cell">
      <style:table-cell-properties fo:padding="0.097cm" fo:border-left="0.05pt solid #3465a4" fo:border-right="0.05pt solid #3465a4" fo:border-top="none" fo:border-bottom="0.05pt solid #3465a4"/>
    </style:style>
    <style:style style:name="Tabla45.A4" style:family="table-cell">
      <style:table-cell-properties style:vertical-align="middle" fo:padding="0.097cm" fo:border-left="0.05pt solid #3465a4" fo:border-right="none" fo:border-top="none" fo:border-bottom="0.05pt solid #3465a4"/>
    </style:style>
    <style:style style:name="Tabla45.B4" style:family="table-cell">
      <style:table-cell-properties style:vertical-align="middle" fo:padding="0.097cm" fo:border-left="0.05pt solid #3465a4" fo:border-right="none" fo:border-top="none" fo:border-bottom="0.05pt solid #3465a4"/>
    </style:style>
    <style:style style:name="Tabla45.C4" style:family="table-cell">
      <style:table-cell-properties style:vertical-align="middle" fo:padding="0.097cm" fo:border-left="0.05pt solid #3465a4" fo:border-right="none" fo:border-top="none" fo:border-bottom="0.05pt solid #3465a4"/>
    </style:style>
    <style:style style:name="Tabla45.D4" style:family="table-cell">
      <style:table-cell-properties fo:padding="0.097cm" fo:border-left="0.05pt solid #3465a4" fo:border-right="0.05pt solid #3465a4" fo:border-top="none" fo:border-bottom="0.05pt solid #3465a4"/>
    </style:style>
    <style:style style:name="Tabla46" style:family="table">
      <style:table-properties style:width="14.739cm" table:align="right" style:writing-mode="lr-tb"/>
    </style:style>
    <style:style style:name="Tabla46.A" style:family="table-column">
      <style:table-column-properties style:column-width="1.011cm"/>
    </style:style>
    <style:style style:name="Tabla46.B" style:family="table-column">
      <style:table-column-properties style:column-width="5.579cm"/>
    </style:style>
    <style:style style:name="Tabla46.C" style:family="table-column">
      <style:table-column-properties style:column-width="8.149cm"/>
    </style:style>
    <style:style style:name="Tabla46.1" style:family="table-row">
      <style:table-row-properties style:min-row-height="0.601cm"/>
    </style:style>
    <style:style style:name="Tabla46.A1" style:family="table-cell">
      <style:table-cell-properties style:vertical-align="middle" fo:background-color="#7da7d8" fo:padding="0.097cm" fo:border-left="0.05pt solid #3465a4" fo:border-right="none" fo:border-top="0.05pt solid #3465a4" fo:border-bottom="0.05pt solid #3465a4">
        <style:background-image/>
      </style:table-cell-properties>
    </style:style>
    <style:style style:name="Tabla46.C1" style:family="table-cell">
      <style:table-cell-properties style:vertical-align="middle" fo:background-color="#7da7d8" fo:padding="0.097cm" fo:border="0.05pt solid #3465a4">
        <style:background-image/>
      </style:table-cell-properties>
    </style:style>
    <style:style style:name="Tabla46.A2" style:family="table-cell">
      <style:table-cell-properties style:vertical-align="middle" fo:padding="0.097cm" fo:border-left="0.05pt solid #3465a4" fo:border-right="none" fo:border-top="none" fo:border-bottom="0.05pt solid #3465a4"/>
    </style:style>
    <style:style style:name="Tabla46.B2" style:family="table-cell">
      <style:table-cell-properties style:vertical-align="middle" fo:padding="0.097cm" fo:border-left="0.05pt solid #3465a4" fo:border-right="none" fo:border-top="none" fo:border-bottom="0.05pt solid #3465a4"/>
    </style:style>
    <style:style style:name="Tabla46.C2" style:family="table-cell">
      <style:table-cell-properties style:vertical-align="middle" fo:padding="0.097cm" fo:border-left="0.05pt solid #3465a4" fo:border-right="0.05pt solid #3465a4" fo:border-top="none" fo:border-bottom="0.05pt solid #3465a4"/>
    </style:style>
    <style:style style:name="Tabla46.A3" style:family="table-cell">
      <style:table-cell-properties style:vertical-align="middle" fo:padding="0.097cm" fo:border-left="0.05pt solid #3465a4" fo:border-right="none" fo:border-top="none" fo:border-bottom="0.05pt solid #3465a4"/>
    </style:style>
    <style:style style:name="Tabla46.B3" style:family="table-cell">
      <style:table-cell-properties style:vertical-align="middle" fo:padding="0.097cm" fo:border-left="0.05pt solid #3465a4" fo:border-right="none" fo:border-top="none" fo:border-bottom="0.05pt solid #3465a4"/>
    </style:style>
    <style:style style:name="Tabla46.C3" style:family="table-cell">
      <style:table-cell-properties style:vertical-align="middle" fo:padding="0.097cm" fo:border-left="0.05pt solid #3465a4" fo:border-right="0.05pt solid #3465a4" fo:border-top="none" fo:border-bottom="0.05pt solid #3465a4"/>
    </style:style>
    <style:style style:name="Tabla46.A4" style:family="table-cell">
      <style:table-cell-properties style:vertical-align="middle" fo:padding="0.097cm" fo:border-left="0.05pt solid #3465a4" fo:border-right="none" fo:border-top="none" fo:border-bottom="0.05pt solid #3465a4"/>
    </style:style>
    <style:style style:name="Tabla46.B4" style:family="table-cell">
      <style:table-cell-properties style:vertical-align="middle" fo:padding="0.097cm" fo:border-left="0.05pt solid #3465a4" fo:border-right="none" fo:border-top="none" fo:border-bottom="0.05pt solid #3465a4"/>
    </style:style>
    <style:style style:name="Tabla46.C4" style:family="table-cell">
      <style:table-cell-properties style:vertical-align="middle" fo:padding="0.097cm" fo:border-left="0.05pt solid #3465a4" fo:border-right="0.05pt solid #3465a4" fo:border-top="none" fo:border-bottom="0.05pt solid #3465a4"/>
    </style:style>
    <style:style style:name="Tabla46.A5" style:family="table-cell">
      <style:table-cell-properties style:vertical-align="middle" fo:padding="0.097cm" fo:border-left="0.05pt solid #3465a4" fo:border-right="none" fo:border-top="none" fo:border-bottom="0.05pt solid #3465a4"/>
    </style:style>
    <style:style style:name="Tabla46.B5" style:family="table-cell">
      <style:table-cell-properties style:vertical-align="middle" fo:padding="0.097cm" fo:border-left="0.05pt solid #3465a4" fo:border-right="none" fo:border-top="none" fo:border-bottom="0.05pt solid #3465a4"/>
    </style:style>
    <style:style style:name="Tabla46.C5" style:family="table-cell">
      <style:table-cell-properties style:vertical-align="middle" fo:padding="0.097cm" fo:border-left="0.05pt solid #3465a4" fo:border-right="0.05pt solid #3465a4" fo:border-top="none" fo:border-bottom="0.05pt solid #3465a4"/>
    </style:style>
    <style:style style:name="Tabla46.A6" style:family="table-cell">
      <style:table-cell-properties style:vertical-align="middle" fo:padding="0.097cm" fo:border-left="0.05pt solid #3465a4" fo:border-right="none" fo:border-top="none" fo:border-bottom="0.05pt solid #3465a4"/>
    </style:style>
    <style:style style:name="Tabla46.B6" style:family="table-cell">
      <style:table-cell-properties style:vertical-align="middle" fo:padding="0.097cm" fo:border-left="0.05pt solid #3465a4" fo:border-right="none" fo:border-top="none" fo:border-bottom="0.05pt solid #3465a4"/>
    </style:style>
    <style:style style:name="Tabla46.C6" style:family="table-cell">
      <style:table-cell-properties style:vertical-align="middle" fo:padding="0.097cm" fo:border-left="0.05pt solid #3465a4" fo:border-right="0.05pt solid #3465a4" fo:border-top="none" fo:border-bottom="0.05pt solid #3465a4"/>
    </style:style>
    <style:style style:name="P1" style:family="paragraph" style:parent-style-name="Header">
      <style:paragraph-properties fo:text-align="end" style:justify-single-word="false"/>
    </style:style>
    <style:style style:name="P2" style:family="paragraph" style:parent-style-name="Header">
      <style:text-properties fo:color="#1f4e79" fo:font-size="5pt" style:font-size-asian="5pt"/>
    </style:style>
    <style:style style:name="P3" style:family="paragraph" style:parent-style-name="Footer">
      <style:paragraph-properties fo:margin-top="0cm" fo:margin-bottom="0cm" loext:contextual-spacing="false" fo:line-height="100%" fo:text-align="start" style:justify-single-word="false">
        <style:tab-stops>
          <style:tab-stop style:position="1.298cm"/>
          <style:tab-stop style:position="7.5cm" style:type="center"/>
          <style:tab-stop style:position="15cm" style:type="right"/>
        </style:tab-stops>
      </style:paragraph-properties>
      <style:text-properties fo:color="#3465a4" style:font-name="Century Gothic" fo:font-weight="bold" style:font-weight-asian="bold" style:font-weight-complex="bold"/>
    </style:style>
    <style:style style:name="P4" style:family="paragraph" style:parent-style-name="Footer">
      <style:paragraph-properties fo:margin-top="0cm" fo:margin-bottom="0cm" loext:contextual-spacing="false" fo:line-height="100%"/>
      <style:text-properties fo:color="#3465a4" style:font-name="Century Gothic" fo:font-size="10pt" fo:font-weight="bold" officeooo:rsid="0001bc68" style:font-size-asian="10pt" style:font-weight-asian="bold" style:font-weight-complex="bold"/>
    </style:style>
    <style:style style:name="P5" style:family="paragraph" style:parent-style-name="Footer">
      <style:paragraph-properties fo:margin-top="0cm" fo:margin-bottom="0cm" loext:contextual-spacing="false" fo:line-height="100%" fo:text-align="center" style:justify-single-word="false"/>
      <style:text-properties fo:color="#1f4e79"/>
    </style:style>
    <style:style style:name="P6" style:family="paragraph" style:parent-style-name="Footer">
      <style:paragraph-properties fo:margin-top="0cm" fo:margin-bottom="0cm" loext:contextual-spacing="false" fo:line-height="100%" fo:text-align="end" style:justify-single-word="false"/>
      <style:text-properties fo:color="#1f4e79"/>
    </style:style>
    <style:style style:name="P7" style:family="paragraph" style:parent-style-name="Footer">
      <style:paragraph-properties fo:margin-top="0cm" fo:margin-bottom="0cm" loext:contextual-spacing="false" fo:line-height="100%" fo:text-align="end" style:justify-single-word="false"/>
      <style:text-properties fo:color="#1f4e79" style:font-name="Commerce Black SSi"/>
    </style:style>
    <style:style style:name="P8" style:family="paragraph" style:parent-style-name="Footer">
      <style:paragraph-properties fo:margin-top="0cm" fo:margin-bottom="0cm" loext:contextual-spacing="false" fo:line-height="100%"/>
      <style:text-properties fo:color="#1f4e79" fo:font-size="10pt" style:font-size-asian="10pt"/>
    </style:style>
    <style:style style:name="P9" style:family="paragraph" style:parent-style-name="Footer">
      <style:paragraph-properties fo:margin-top="0cm" fo:margin-bottom="0cm" loext:contextual-spacing="false" fo:line-height="100%" fo:text-align="center" style:justify-single-word="false"/>
      <style:text-properties fo:color="#1f4e79" fo:font-size="10pt" style:font-size-asian="10pt"/>
    </style:style>
    <style:style style:name="P10" style:family="paragraph" style:parent-style-name="Footer">
      <style:paragraph-properties fo:margin-top="0cm" fo:margin-bottom="0cm" loext:contextual-spacing="false" fo:line-height="100%" fo:text-align="end" style:justify-single-word="false"/>
      <style:text-properties fo:color="#1f4e79" fo:font-size="10pt" style:font-size-asian="10pt"/>
    </style:style>
    <style:style style:name="P11" style:family="paragraph" style:parent-style-name="Footer">
      <style:paragraph-properties fo:margin-top="0cm" fo:margin-bottom="0cm" loext:contextual-spacing="false" fo:line-height="100%" fo:text-align="end" style:justify-single-word="false"/>
      <style:text-properties fo:color="#1f4e79" style:font-name="Century Gothic" fo:font-size="10pt" officeooo:rsid="00a56c09" officeooo:paragraph-rsid="00a56c09" style:font-size-asian="10pt"/>
    </style:style>
    <style:style style:name="P12" style:family="paragraph" style:parent-style-name="Header">
      <style:paragraph-properties fo:margin-top="0cm" fo:margin-bottom="0cm" loext:contextual-spacing="false" fo:line-height="100%"/>
      <style:text-properties fo:color="#1f4e79"/>
    </style:style>
    <style:style style:name="P13" style:family="paragraph" style:parent-style-name="Header">
      <style:paragraph-properties fo:margin-top="0cm" fo:margin-bottom="0cm" loext:contextual-spacing="false" fo:line-height="100%" fo:text-align="end" style:justify-single-word="false"/>
      <style:text-properties fo:color="#1f4e79"/>
    </style:style>
    <style:style style:name="P14" style:family="paragraph" style:parent-style-name="Standard_20__28_user_29_">
      <loext:graphic-properties draw:fill="none"/>
      <style:paragraph-properties fo:margin-top="0cm" fo:margin-bottom="0cm" loext:contextual-spacing="false" fo:line-height="100%" fo:text-align="start" style:justify-single-word="false" fo:orphans="2" fo:widows="2" fo:hyphenation-ladder-count="no-limit" fo:background-color="transparent" style:vertical-align="baseline" style:writing-mode="lr-tb">
        <style:tab-stops>
          <style:tab-stop style:position="2.189cm"/>
        </style:tab-stops>
      </style:paragraph-properties>
      <style:text-properties style:font-name="CityBlueprint" officeooo:paragraph-rsid="00e92e9c" fo:hyphenate="false" fo:hyphenation-remain-char-count="2" fo:hyphenation-push-char-count="2"/>
    </style:style>
    <style:style style:name="P15" style:family="paragraph" style:parent-style-name="Standard_20__28_user_29_">
      <loext:graphic-properties draw:fill="none"/>
      <style:paragraph-properties fo:margin-top="0cm" fo:margin-bottom="0cm" loext:contextual-spacing="false" fo:line-height="100%" fo:text-align="start" style:justify-single-word="false" fo:orphans="2" fo:widows="2" fo:hyphenation-ladder-count="no-limit" fo:background-color="transparent" style:vertical-align="baseline" style:writing-mode="lr-tb">
        <style:tab-stops>
          <style:tab-stop style:position="2.189cm"/>
        </style:tab-stops>
      </style:paragraph-properties>
      <style:text-properties style:font-name="CityBlueprint" officeooo:paragraph-rsid="012030c7" fo:hyphenate="false" fo:hyphenation-remain-char-count="2" fo:hyphenation-push-char-count="2"/>
    </style:style>
    <style:style style:name="P16" style:family="paragraph" style:parent-style-name="Standard_20__28_user_29_">
      <loext:graphic-properties draw:fill="none"/>
      <style:paragraph-properties fo:margin-top="0cm" fo:margin-bottom="0cm" loext:contextual-spacing="false" fo:line-height="100%" fo:text-align="start" style:justify-single-word="false" fo:orphans="2" fo:widows="2" fo:hyphenation-ladder-count="no-limit" fo:background-color="transparent" style:vertical-align="baseline" style:writing-mode="lr-tb">
        <style:tab-stops>
          <style:tab-stop style:position="2.189cm"/>
        </style:tab-stops>
      </style:paragraph-properties>
      <style:text-properties style:font-name="CityBlueprint" officeooo:paragraph-rsid="0123638d" fo:hyphenate="false" fo:hyphenation-remain-char-count="2" fo:hyphenation-push-char-count="2"/>
    </style:style>
    <style:style style:name="P17" style:family="paragraph" style:parent-style-name="Standard_20__28_user_29_">
      <loext:graphic-properties draw:fill="none"/>
      <style:paragraph-properties fo:margin-top="0cm" fo:margin-bottom="0cm" loext:contextual-spacing="false" fo:line-height="100%" fo:text-align="start" style:justify-single-word="false" fo:orphans="2" fo:widows="2" fo:hyphenation-ladder-count="no-limit" fo:background-color="transparent" style:vertical-align="baseline" style:writing-mode="lr-tb">
        <style:tab-stops>
          <style:tab-stop style:position="2.189cm"/>
        </style:tab-stops>
      </style:paragraph-properties>
      <style:text-properties style:font-name="CityBlueprint" officeooo:paragraph-rsid="0129d7da" fo:hyphenate="false" fo:hyphenation-remain-char-count="2" fo:hyphenation-push-char-count="2"/>
    </style:style>
    <style:style style:name="P18" style:family="paragraph" style:parent-style-name="Standard_20__28_user_29_">
      <loext:graphic-properties draw:fill="none"/>
      <style:paragraph-properties fo:margin-top="0cm" fo:margin-bottom="0cm" loext:contextual-spacing="false" fo:line-height="100%" fo:text-align="start" style:justify-single-word="false" fo:orphans="2" fo:widows="2" fo:hyphenation-ladder-count="no-limit" fo:background-color="transparent" style:vertical-align="baseline" style:writing-mode="lr-tb">
        <style:tab-stops>
          <style:tab-stop style:position="2.189cm"/>
        </style:tab-stops>
      </style:paragraph-properties>
      <style:text-properties style:font-name="CityBlueprint" officeooo:paragraph-rsid="012c4200" fo:hyphenate="false" fo:hyphenation-remain-char-count="2" fo:hyphenation-push-char-count="2"/>
    </style:style>
    <style:style style:name="P19" style:family="paragraph" style:parent-style-name="Standard_20__28_user_29_">
      <loext:graphic-properties draw:fill="none"/>
      <style:paragraph-properties fo:margin-top="0cm" fo:margin-bottom="0cm" loext:contextual-spacing="false" fo:line-height="100%" fo:text-align="start" style:justify-single-word="false" fo:orphans="2" fo:widows="2" fo:hyphenation-ladder-count="no-limit" fo:background-color="transparent" style:vertical-align="baseline" style:writing-mode="lr-tb">
        <style:tab-stops>
          <style:tab-stop style:position="2.189cm"/>
        </style:tab-stops>
      </style:paragraph-properties>
      <style:text-properties style:font-name="CityBlueprint" officeooo:paragraph-rsid="012edca6" fo:hyphenate="false" fo:hyphenation-remain-char-count="2" fo:hyphenation-push-char-count="2"/>
    </style:style>
    <style:style style:name="P20" style:family="paragraph" style:parent-style-name="Standard_20__28_user_29_">
      <loext:graphic-properties draw:fill="none"/>
      <style:paragraph-properties fo:margin-top="0cm" fo:margin-bottom="0cm" loext:contextual-spacing="false" fo:line-height="100%" fo:text-align="start" style:justify-single-word="false" fo:orphans="2" fo:widows="2" fo:hyphenation-ladder-count="no-limit" fo:background-color="transparent" style:vertical-align="baseline" style:writing-mode="lr-tb">
        <style:tab-stops>
          <style:tab-stop style:position="2.189cm"/>
        </style:tab-stops>
      </style:paragraph-properties>
      <style:text-properties style:font-name="CityBlueprint" officeooo:paragraph-rsid="013184ce" fo:hyphenate="false" fo:hyphenation-remain-char-count="2" fo:hyphenation-push-char-count="2"/>
    </style:style>
    <style:style style:name="P21" style:family="paragraph" style:parent-style-name="Standard_20__28_user_29_">
      <loext:graphic-properties draw:fill="none"/>
      <style:paragraph-properties fo:margin-top="0cm" fo:margin-bottom="0cm" loext:contextual-spacing="false" fo:line-height="100%" fo:text-align="start" style:justify-single-word="false" fo:orphans="2" fo:widows="2" fo:hyphenation-ladder-count="no-limit" fo:background-color="transparent" style:vertical-align="baseline" style:writing-mode="lr-tb">
        <style:tab-stops>
          <style:tab-stop style:position="2.189cm"/>
        </style:tab-stops>
      </style:paragraph-properties>
      <style:text-properties style:font-name="CityBlueprint" officeooo:paragraph-rsid="0133d4b6" fo:hyphenate="false" fo:hyphenation-remain-char-count="2" fo:hyphenation-push-char-count="2"/>
    </style:style>
    <style:style style:name="P22" style:family="paragraph" style:parent-style-name="Standard_20__28_user_29_">
      <loext:graphic-properties draw:fill="none"/>
      <style:paragraph-properties fo:margin-top="0cm" fo:margin-bottom="0cm" loext:contextual-spacing="false" fo:line-height="100%" fo:text-align="start" style:justify-single-word="false" fo:orphans="2" fo:widows="2" fo:hyphenation-ladder-count="no-limit" fo:background-color="transparent" style:vertical-align="baseline" style:writing-mode="lr-tb">
        <style:tab-stops>
          <style:tab-stop style:position="2.189cm"/>
        </style:tab-stops>
      </style:paragraph-properties>
      <style:text-properties style:font-name="CityBlueprint" officeooo:paragraph-rsid="0136d717" fo:hyphenate="false" fo:hyphenation-remain-char-count="2" fo:hyphenation-push-char-count="2"/>
    </style:style>
    <style:style style:name="P23" style:family="paragraph" style:parent-style-name="Standard_20__28_user_29_">
      <loext:graphic-properties draw:fill="none"/>
      <style:paragraph-properties fo:margin-top="0cm" fo:margin-bottom="0cm" loext:contextual-spacing="false" fo:line-height="100%" fo:text-align="start" style:justify-single-word="false" fo:orphans="2" fo:widows="2" fo:hyphenation-ladder-count="no-limit" fo:background-color="transparent" style:vertical-align="baseline" style:writing-mode="lr-tb">
        <style:tab-stops>
          <style:tab-stop style:position="2.189cm"/>
        </style:tab-stops>
      </style:paragraph-properties>
      <style:text-properties style:font-name="CityBlueprint" officeooo:paragraph-rsid="01391af1" fo:hyphenate="false" fo:hyphenation-remain-char-count="2" fo:hyphenation-push-char-count="2"/>
    </style:style>
    <style:style style:name="P24" style:family="paragraph" style:parent-style-name="Standard_20__28_user_29_">
      <loext:graphic-properties draw:fill="none"/>
      <style:paragraph-properties fo:margin-top="0cm" fo:margin-bottom="0cm" loext:contextual-spacing="false" fo:line-height="100%" fo:text-align="start" style:justify-single-word="false" fo:orphans="2" fo:widows="2" fo:hyphenation-ladder-count="no-limit" fo:background-color="transparent" style:vertical-align="baseline" style:writing-mode="lr-tb">
        <style:tab-stops>
          <style:tab-stop style:position="2.189cm"/>
        </style:tab-stops>
      </style:paragraph-properties>
      <style:text-properties style:font-name="CityBlueprint" officeooo:paragraph-rsid="013ca530" fo:hyphenate="false" fo:hyphenation-remain-char-count="2" fo:hyphenation-push-char-count="2"/>
    </style:style>
    <style:style style:name="P25" style:family="paragraph" style:parent-style-name="Standard_20__28_user_29_">
      <loext:graphic-properties draw:fill="none"/>
      <style:paragraph-properties fo:margin-top="0cm" fo:margin-bottom="0cm" loext:contextual-spacing="false" fo:line-height="100%" fo:text-align="start" style:justify-single-word="false" fo:orphans="2" fo:widows="2" fo:hyphenation-ladder-count="no-limit" fo:background-color="transparent" style:vertical-align="baseline" style:writing-mode="lr-tb">
        <style:tab-stops>
          <style:tab-stop style:position="2.189cm"/>
        </style:tab-stops>
      </style:paragraph-properties>
      <style:text-properties style:font-name="CityBlueprint" fo:language="es" fo:country="ES" officeooo:rsid="000da50e" officeooo:paragraph-rsid="019b2502" fo:hyphenate="false" fo:hyphenation-remain-char-count="2" fo:hyphenation-push-char-count="2"/>
    </style:style>
    <style:style style:name="P26" style:family="paragraph" style:parent-style-name="Standard_20__28_user_29_">
      <loext:graphic-properties draw:fill="none"/>
      <style:paragraph-properties fo:margin-top="0cm" fo:margin-bottom="0cm" loext:contextual-spacing="false" fo:line-height="100%" fo:text-align="start" style:justify-single-word="false" fo:orphans="2" fo:widows="2" fo:hyphenation-ladder-count="no-limit" fo:background-color="transparent" style:vertical-align="baseline" style:writing-mode="lr-tb">
        <style:tab-stops>
          <style:tab-stop style:position="2.189cm"/>
        </style:tab-stops>
      </style:paragraph-properties>
      <style:text-properties fo:color="#3465a4" style:font-name="Century Gothic" fo:font-size="11pt" fo:font-weight="bold" officeooo:paragraph-rsid="01a35500" style:font-size-asian="11pt" style:font-weight-asian="bold" style:font-size-complex="11pt" style:font-weight-complex="bold" fo:hyphenate="false" fo:hyphenation-remain-char-count="2" fo:hyphenation-push-char-count="2"/>
    </style:style>
    <style:style style:name="P27" style:family="paragraph" style:parent-style-name="Table_20_Contents">
      <style:paragraph-properties fo:margin-top="0cm" fo:margin-bottom="0cm" loext:contextual-spacing="false" fo:line-height="100%" fo:text-align="center" style:justify-single-word="false" style:writing-mode="lr-tb"/>
      <style:text-properties fo:color="#3465a4" style:text-position="0% 100%" style:font-name="Calibri" fo:font-size="9pt" officeooo:rsid="02016a7c" officeooo:paragraph-rsid="02016a7c" style:font-name-asian="Times New Roman1" style:font-size-asian="9pt" style:font-name-complex="Tahoma1" style:font-size-complex="9pt"/>
    </style:style>
    <style:style style:name="P28" style:family="paragraph" style:parent-style-name="Table_20_Contents">
      <style:paragraph-properties fo:margin-top="0cm" fo:margin-bottom="0cm" loext:contextual-spacing="false" fo:line-height="100%" fo:text-align="center" style:justify-single-word="false" style:writing-mode="lr-tb"/>
      <style:text-properties fo:color="#3465a4" style:text-position="0% 100%" style:font-name="Calibri" fo:font-size="9pt" officeooo:rsid="0204b8c1" officeooo:paragraph-rsid="0204b8c1" style:font-name-asian="Times New Roman1" style:font-size-asian="9pt" style:font-name-complex="Tahoma1" style:font-size-complex="9pt"/>
    </style:style>
    <style:style style:name="P29" style:family="paragraph" style:parent-style-name="Standard">
      <style:paragraph-properties fo:margin-top="0cm" fo:margin-bottom="0cm" loext:contextual-spacing="false" fo:line-height="100%" fo:text-align="start" style:justify-single-word="false" fo:hyphenation-ladder-count="no-limit" style:vertical-align="baseline"/>
      <style:text-properties style:font-name="Calibri" fo:font-size="10pt" fo:language="es" fo:country="ES" style:letter-kerning="true" style:font-name-asian="Times New Roman1" style:font-size-asian="10pt" style:language-asian="zh" style:country-asian="CN" style:font-name-complex="Tahoma1" style:font-size-complex="12pt" style:font-weight-complex="bold" fo:hyphenate="false" fo:hyphenation-remain-char-count="2" fo:hyphenation-push-char-count="2"/>
    </style:style>
    <style:style style:name="P30" style:family="paragraph" style:parent-style-name="Table_20_Contents">
      <style:paragraph-properties fo:margin-top="0cm" fo:margin-bottom="0cm" loext:contextual-spacing="false" fo:line-height="100%" fo:text-align="center" style:justify-single-word="false"/>
      <style:text-properties fo:color="#ffffff" style:font-name="Calibri" fo:font-size="10pt" fo:font-weight="bold" officeooo:rsid="01435965" officeooo:paragraph-rsid="01435965" style:font-name-asian="Times New Roman1" style:font-size-asian="10pt" style:font-weight-asian="bold" style:font-name-complex="Tahoma1" style:font-size-complex="12pt" style:font-weight-complex="bold"/>
    </style:style>
    <style:style style:name="P31" style:family="paragraph" style:parent-style-name="Table_20_Contents">
      <style:paragraph-properties fo:margin-top="0cm" fo:margin-bottom="0cm" loext:contextual-spacing="false" fo:line-height="100%" fo:text-align="center" style:justify-single-word="false"/>
      <style:text-properties fo:color="#ffffff" style:font-name="Calibri" fo:font-size="10pt" fo:font-weight="bold" officeooo:rsid="01435965" officeooo:paragraph-rsid="01452d4d" style:font-name-asian="Times New Roman1" style:font-size-asian="10pt" style:font-weight-asian="bold" style:font-name-complex="Tahoma1" style:font-size-complex="12pt" style:font-weight-complex="bold"/>
    </style:style>
    <style:style style:name="P32" style:family="paragraph" style:parent-style-name="Table_20_Contents">
      <style:paragraph-properties fo:margin-top="0cm" fo:margin-bottom="0cm" loext:contextual-spacing="false" fo:line-height="100%" fo:text-align="center" style:justify-single-word="false"/>
      <style:text-properties fo:color="#ffffff" style:font-name="Calibri" fo:font-size="10pt" fo:font-weight="bold" officeooo:rsid="01435965" officeooo:paragraph-rsid="014c2f90" style:font-name-asian="Times New Roman1" style:font-size-asian="10pt" style:font-weight-asian="bold" style:font-name-complex="Tahoma1" style:font-size-complex="12pt" style:font-weight-complex="bold"/>
    </style:style>
    <style:style style:name="P33" style:family="paragraph" style:parent-style-name="Table_20_Contents">
      <style:paragraph-properties fo:margin-top="0cm" fo:margin-bottom="0cm" loext:contextual-spacing="false" fo:line-height="100%" fo:text-align="center" style:justify-single-word="false"/>
      <style:text-properties fo:color="#ffffff" style:font-name="Calibri" fo:font-size="10pt" fo:font-weight="bold" officeooo:rsid="01435965" officeooo:paragraph-rsid="01a35500" style:font-name-asian="Times New Roman1" style:font-size-asian="10pt" style:font-weight-asian="bold" style:font-name-complex="Tahoma1" style:font-size-complex="12pt" style:font-weight-complex="bold"/>
    </style:style>
    <style:style style:name="P34" style:family="paragraph" style:parent-style-name="Table_20_Contents">
      <style:paragraph-properties fo:margin-top="0cm" fo:margin-bottom="0cm" loext:contextual-spacing="false" fo:line-height="100%" fo:text-align="center" style:justify-single-word="false"/>
      <style:text-properties fo:color="#ffffff" style:font-name="Calibri" fo:font-size="10pt" fo:font-weight="bold" officeooo:rsid="01435965" officeooo:paragraph-rsid="019e7198" style:font-name-asian="Times New Roman1" style:font-size-asian="10pt" style:font-weight-asian="bold" style:font-name-complex="Tahoma1" style:font-size-complex="12pt" style:font-weight-complex="bold"/>
    </style:style>
    <style:style style:name="P35" style:family="paragraph" style:parent-style-name="Table_20_Contents">
      <style:paragraph-properties fo:margin-top="0cm" fo:margin-bottom="0cm" loext:contextual-spacing="false" fo:line-height="100%" fo:text-align="center" style:justify-single-word="false"/>
      <style:text-properties fo:color="#ffffff" style:font-name="Calibri" fo:font-size="10pt" fo:font-weight="bold" officeooo:rsid="01435965" officeooo:paragraph-rsid="0156f3b2" style:font-name-asian="Times New Roman1" style:font-size-asian="10pt" style:font-weight-asian="bold" style:font-name-complex="Tahoma1" style:font-size-complex="12pt" style:font-weight-complex="bold"/>
    </style:style>
    <style:style style:name="P36" style:family="paragraph" style:parent-style-name="Table_20_Contents">
      <style:paragraph-properties fo:margin-top="0cm" fo:margin-bottom="0cm" loext:contextual-spacing="false" fo:line-height="100%" fo:text-align="center" style:justify-single-word="false"/>
      <style:text-properties fo:color="#ffffff" style:font-name="Calibri" fo:font-size="10pt" fo:font-weight="bold" officeooo:rsid="01435965" officeooo:paragraph-rsid="01589070" style:font-name-asian="Times New Roman1" style:font-size-asian="10pt" style:font-weight-asian="bold" style:font-name-complex="Tahoma1" style:font-size-complex="12pt" style:font-weight-complex="bold"/>
    </style:style>
    <style:style style:name="P37" style:family="paragraph" style:parent-style-name="Table_20_Contents">
      <style:paragraph-properties fo:margin-top="0cm" fo:margin-bottom="0cm" loext:contextual-spacing="false" fo:line-height="100%" fo:text-align="center" style:justify-single-word="false"/>
      <style:text-properties fo:color="#ffffff" style:font-name="Calibri" fo:font-size="10pt" fo:font-weight="bold" officeooo:rsid="01435965" officeooo:paragraph-rsid="015a9cf8" style:font-name-asian="Times New Roman1" style:font-size-asian="10pt" style:font-weight-asian="bold" style:font-name-complex="Tahoma1" style:font-size-complex="12pt" style:font-weight-complex="bold"/>
    </style:style>
    <style:style style:name="P38" style:family="paragraph" style:parent-style-name="Table_20_Contents">
      <style:paragraph-properties fo:margin-top="0cm" fo:margin-bottom="0cm" loext:contextual-spacing="false" fo:line-height="100%" fo:text-align="center" style:justify-single-word="false"/>
      <style:text-properties fo:color="#ffffff" style:font-name="Calibri" fo:font-size="10pt" fo:font-weight="bold" officeooo:rsid="01435965" officeooo:paragraph-rsid="015df164" style:font-name-asian="Times New Roman1" style:font-size-asian="10pt" style:font-weight-asian="bold" style:font-name-complex="Tahoma1" style:font-size-complex="12pt" style:font-weight-complex="bold"/>
    </style:style>
    <style:style style:name="P39" style:family="paragraph" style:parent-style-name="Table_20_Contents">
      <style:paragraph-properties fo:margin-top="0cm" fo:margin-bottom="0cm" loext:contextual-spacing="false" fo:line-height="100%" fo:text-align="center" style:justify-single-word="false"/>
      <style:text-properties fo:color="#ffffff" style:font-name="Calibri" fo:font-size="10pt" fo:font-weight="bold" officeooo:rsid="01435965" officeooo:paragraph-rsid="0161b811" style:font-name-asian="Times New Roman1" style:font-size-asian="10pt" style:font-weight-asian="bold" style:font-name-complex="Tahoma1" style:font-size-complex="12pt" style:font-weight-complex="bold"/>
    </style:style>
    <style:style style:name="P40" style:family="paragraph" style:parent-style-name="Table_20_Contents">
      <style:paragraph-properties fo:margin-top="0cm" fo:margin-bottom="0cm" loext:contextual-spacing="false" fo:line-height="100%" fo:text-align="center" style:justify-single-word="false"/>
      <style:text-properties fo:color="#ffffff" style:font-name="Calibri" fo:font-size="10pt" fo:font-weight="bold" officeooo:rsid="01435965" officeooo:paragraph-rsid="0163337e" style:font-name-asian="Times New Roman1" style:font-size-asian="10pt" style:font-weight-asian="bold" style:font-name-complex="Tahoma1" style:font-size-complex="12pt" style:font-weight-complex="bold"/>
    </style:style>
    <style:style style:name="P41" style:family="paragraph" style:parent-style-name="Table_20_Contents">
      <style:paragraph-properties fo:margin-top="0cm" fo:margin-bottom="0cm" loext:contextual-spacing="false" fo:line-height="100%" fo:text-align="center" style:justify-single-word="false"/>
      <style:text-properties fo:color="#ffffff" style:font-name="Calibri" fo:font-size="10pt" fo:font-weight="bold" officeooo:rsid="01435965" officeooo:paragraph-rsid="01684646" style:font-name-asian="Times New Roman1" style:font-size-asian="10pt" style:font-weight-asian="bold" style:font-name-complex="Tahoma1" style:font-size-complex="12pt" style:font-weight-complex="bold"/>
    </style:style>
    <style:style style:name="P42" style:family="paragraph" style:parent-style-name="Table_20_Contents">
      <style:paragraph-properties fo:margin-top="0cm" fo:margin-bottom="0cm" loext:contextual-spacing="false" fo:line-height="100%" fo:text-align="center" style:justify-single-word="false"/>
      <style:text-properties fo:color="#ffffff" style:font-name="Calibri" fo:font-size="10pt" fo:font-weight="bold" officeooo:rsid="01435965" officeooo:paragraph-rsid="0188296a" style:font-name-asian="Times New Roman1" style:font-size-asian="10pt" style:font-weight-asian="bold" style:font-name-complex="Tahoma1" style:font-size-complex="12pt" style:font-weight-complex="bold"/>
    </style:style>
    <style:style style:name="P43" style:family="paragraph" style:parent-style-name="Table_20_Contents">
      <style:paragraph-properties fo:margin-top="0cm" fo:margin-bottom="0cm" loext:contextual-spacing="false" fo:line-height="100%" fo:text-align="center" style:justify-single-word="false"/>
      <style:text-properties fo:color="#ffffff" style:font-name="Calibri" fo:font-size="10pt" fo:font-weight="bold" officeooo:rsid="01435965" officeooo:paragraph-rsid="01687b9f" style:font-name-asian="Times New Roman1" style:font-size-asian="10pt" style:font-weight-asian="bold" style:font-name-complex="Tahoma1" style:font-size-complex="12pt" style:font-weight-complex="bold"/>
    </style:style>
    <style:style style:name="P44" style:family="paragraph" style:parent-style-name="Table_20_Contents">
      <style:paragraph-properties fo:margin-top="0cm" fo:margin-bottom="0cm" loext:contextual-spacing="false" fo:line-height="100%" fo:text-align="center" style:justify-single-word="false"/>
      <style:text-properties fo:color="#ffffff" style:font-name="Calibri" fo:font-size="10pt" fo:font-weight="bold" officeooo:rsid="01435965" officeooo:paragraph-rsid="019121f4" style:font-name-asian="Times New Roman1" style:font-size-asian="10pt" style:font-weight-asian="bold" style:font-name-complex="Tahoma1" style:font-size-complex="12pt" style:font-weight-complex="bold"/>
    </style:style>
    <style:style style:name="P45" style:family="paragraph" style:parent-style-name="Table_20_Contents">
      <style:paragraph-properties fo:margin-top="0cm" fo:margin-bottom="0cm" loext:contextual-spacing="false" fo:line-height="100%" fo:text-align="center" style:justify-single-word="false"/>
      <style:text-properties fo:color="#ffffff" style:font-name="Calibri" fo:font-size="10pt" fo:font-weight="bold" officeooo:rsid="01435965" officeooo:paragraph-rsid="0169aea7" style:font-name-asian="Times New Roman1" style:font-size-asian="10pt" style:font-weight-asian="bold" style:font-name-complex="Tahoma1" style:font-size-complex="12pt" style:font-weight-complex="bold"/>
    </style:style>
    <style:style style:name="P46" style:family="paragraph" style:parent-style-name="Table_20_Contents">
      <style:paragraph-properties fo:margin-top="0cm" fo:margin-bottom="0cm" loext:contextual-spacing="false" fo:line-height="100%" fo:text-align="center" style:justify-single-word="false"/>
      <style:text-properties fo:color="#ffffff" style:font-name="Calibri" fo:font-size="10pt" fo:font-weight="bold" officeooo:rsid="01435965" officeooo:paragraph-rsid="016ae0a6" style:font-name-asian="Times New Roman1" style:font-size-asian="10pt" style:font-weight-asian="bold" style:font-name-complex="Tahoma1" style:font-size-complex="12pt" style:font-weight-complex="bold"/>
    </style:style>
    <style:style style:name="P47" style:family="paragraph" style:parent-style-name="Table_20_Contents">
      <style:paragraph-properties fo:margin-top="0cm" fo:margin-bottom="0cm" loext:contextual-spacing="false" fo:line-height="100%" fo:text-align="center" style:justify-single-word="false"/>
      <style:text-properties fo:color="#ffffff" style:font-name="Calibri" fo:font-size="10pt" fo:font-weight="bold" officeooo:rsid="01435965" officeooo:paragraph-rsid="016cc80c" style:font-name-asian="Times New Roman1" style:font-size-asian="10pt" style:font-weight-asian="bold" style:font-name-complex="Tahoma1" style:font-size-complex="12pt" style:font-weight-complex="bold"/>
    </style:style>
    <style:style style:name="P48" style:family="paragraph" style:parent-style-name="Table_20_Contents">
      <style:paragraph-properties fo:margin-top="0cm" fo:margin-bottom="0cm" loext:contextual-spacing="false" fo:line-height="100%" fo:text-align="center" style:justify-single-word="false"/>
      <style:text-properties fo:color="#ffffff" style:font-name="Calibri" fo:font-size="10pt" fo:font-weight="bold" officeooo:rsid="01435965" officeooo:paragraph-rsid="01bcca19" style:font-name-asian="Times New Roman1" style:font-size-asian="10pt" style:font-weight-asian="bold" style:font-name-complex="Tahoma1" style:font-size-complex="12pt" style:font-weight-complex="bold"/>
    </style:style>
    <style:style style:name="P49" style:family="paragraph" style:parent-style-name="Table_20_Contents">
      <style:paragraph-properties fo:margin-top="0cm" fo:margin-bottom="0cm" loext:contextual-spacing="false" fo:line-height="100%" fo:text-align="center" style:justify-single-word="false"/>
      <style:text-properties fo:color="#ffffff" style:font-name="Calibri" fo:font-size="10pt" fo:font-weight="bold" officeooo:rsid="01435965" officeooo:paragraph-rsid="016df533" style:font-name-asian="Times New Roman1" style:font-size-asian="10pt" style:font-weight-asian="bold" style:font-name-complex="Tahoma1" style:font-size-complex="12pt" style:font-weight-complex="bold"/>
    </style:style>
    <style:style style:name="P50" style:family="paragraph" style:parent-style-name="Table_20_Contents">
      <style:paragraph-properties fo:margin-top="0cm" fo:margin-bottom="0cm" loext:contextual-spacing="false" fo:line-height="100%" fo:text-align="center" style:justify-single-word="false"/>
      <style:text-properties fo:color="#ffffff" style:font-name="Calibri" fo:font-size="10pt" fo:font-weight="bold" officeooo:rsid="01435965" officeooo:paragraph-rsid="0171850b" style:font-name-asian="Times New Roman1" style:font-size-asian="10pt" style:font-weight-asian="bold" style:font-name-complex="Tahoma1" style:font-size-complex="12pt" style:font-weight-complex="bold"/>
    </style:style>
    <style:style style:name="P51" style:family="paragraph" style:parent-style-name="Table_20_Contents">
      <style:paragraph-properties fo:margin-top="0cm" fo:margin-bottom="0cm" loext:contextual-spacing="false" fo:line-height="100%" fo:text-align="center" style:justify-single-word="false"/>
      <style:text-properties fo:color="#ffffff" style:font-name="Calibri" fo:font-size="10pt" fo:font-weight="bold" officeooo:rsid="01435965" officeooo:paragraph-rsid="01732d9d" style:font-name-asian="Times New Roman1" style:font-size-asian="10pt" style:font-weight-asian="bold" style:font-name-complex="Tahoma1" style:font-size-complex="12pt" style:font-weight-complex="bold"/>
    </style:style>
    <style:style style:name="P52" style:family="paragraph" style:parent-style-name="Table_20_Contents">
      <style:paragraph-properties fo:margin-top="0cm" fo:margin-bottom="0cm" loext:contextual-spacing="false" fo:line-height="100%" fo:text-align="center" style:justify-single-word="false"/>
      <style:text-properties fo:color="#ffffff" style:font-name="Calibri" fo:font-size="10pt" fo:font-weight="bold" officeooo:rsid="01435965" officeooo:paragraph-rsid="017607b5" style:font-name-asian="Times New Roman1" style:font-size-asian="10pt" style:font-weight-asian="bold" style:font-name-complex="Tahoma1" style:font-size-complex="12pt" style:font-weight-complex="bold"/>
    </style:style>
    <style:style style:name="P53" style:family="paragraph" style:parent-style-name="Table_20_Contents">
      <style:paragraph-properties fo:margin-top="0cm" fo:margin-bottom="0cm" loext:contextual-spacing="false" fo:line-height="100%" fo:text-align="center" style:justify-single-word="false"/>
      <style:text-properties fo:color="#ffffff" style:font-name="Calibri" fo:font-size="10pt" fo:font-weight="bold" officeooo:rsid="01435965" officeooo:paragraph-rsid="01761b07" style:font-name-asian="Times New Roman1" style:font-size-asian="10pt" style:font-weight-asian="bold" style:font-name-complex="Tahoma1" style:font-size-complex="12pt" style:font-weight-complex="bold"/>
    </style:style>
    <style:style style:name="P54" style:family="paragraph" style:parent-style-name="Table_20_Contents">
      <style:paragraph-properties fo:margin-top="0cm" fo:margin-bottom="0cm" loext:contextual-spacing="false" fo:line-height="100%" fo:text-align="center" style:justify-single-word="false"/>
      <style:text-properties fo:color="#ffffff" style:font-name="Calibri" fo:font-size="10pt" fo:font-weight="bold" officeooo:rsid="01435965" officeooo:paragraph-rsid="01783bfb" style:font-name-asian="Times New Roman1" style:font-size-asian="10pt" style:font-weight-asian="bold" style:font-name-complex="Tahoma1" style:font-size-complex="12pt" style:font-weight-complex="bold"/>
    </style:style>
    <style:style style:name="P55" style:family="paragraph" style:parent-style-name="Table_20_Contents">
      <style:paragraph-properties fo:margin-top="0cm" fo:margin-bottom="0cm" loext:contextual-spacing="false" fo:line-height="100%" fo:text-align="center" style:justify-single-word="false"/>
      <style:text-properties fo:color="#ffffff" style:font-name="Calibri" fo:font-size="10pt" fo:font-weight="bold" officeooo:rsid="01435965" officeooo:paragraph-rsid="0178d96d" style:font-name-asian="Times New Roman1" style:font-size-asian="10pt" style:font-weight-asian="bold" style:font-name-complex="Tahoma1" style:font-size-complex="12pt" style:font-weight-complex="bold"/>
    </style:style>
    <style:style style:name="P56" style:family="paragraph" style:parent-style-name="Table_20_Contents">
      <style:paragraph-properties fo:margin-top="0cm" fo:margin-bottom="0cm" loext:contextual-spacing="false" fo:line-height="100%" fo:text-align="center" style:justify-single-word="false"/>
      <style:text-properties fo:color="#ffffff" style:font-name="Calibri" fo:font-size="10pt" fo:font-weight="bold" officeooo:rsid="0227cf74" officeooo:paragraph-rsid="0227cf74" style:font-name-asian="Times New Roman1" style:font-size-asian="10pt" style:font-weight-asian="bold" style:font-name-complex="Tahoma1" style:font-size-complex="12pt" style:font-weight-complex="bold"/>
    </style:style>
    <style:style style:name="P57" style:family="paragraph" style:parent-style-name="Table_20_Contents">
      <style:paragraph-properties fo:margin-top="0cm" fo:margin-bottom="0cm" loext:contextual-spacing="false" fo:line-height="100%" fo:text-align="center" style:justify-single-word="false"/>
      <style:text-properties fo:color="#ffffff" style:font-name="Calibri" fo:font-size="10pt" fo:font-weight="bold" officeooo:rsid="0228330e" officeooo:paragraph-rsid="0228330e" style:font-name-asian="Times New Roman1" style:font-size-asian="10pt" style:font-weight-asian="bold" style:font-name-complex="Tahoma1" style:font-size-complex="12pt" style:font-weight-complex="bold"/>
    </style:style>
    <style:style style:name="P58" style:family="paragraph" style:parent-style-name="Table_20_Contents">
      <style:paragraph-properties fo:margin-top="0cm" fo:margin-bottom="0cm" loext:contextual-spacing="false" fo:line-height="100%" fo:text-align="center" style:justify-single-word="false"/>
      <style:text-properties fo:color="#ffffff" style:font-name="Calibri" fo:font-size="10pt" fo:font-weight="bold" officeooo:rsid="0228ff48" officeooo:paragraph-rsid="0228ff48" style:font-name-asian="Times New Roman1" style:font-size-asian="10pt" style:font-weight-asian="bold" style:font-name-complex="Tahoma1" style:font-size-complex="12pt" style:font-weight-complex="bold"/>
    </style:style>
    <style:style style:name="P59" style:family="paragraph" style:parent-style-name="Table_20_Contents">
      <style:paragraph-properties fo:margin-top="0cm" fo:margin-bottom="0cm" loext:contextual-spacing="false" fo:line-height="100%" fo:text-align="center" style:justify-single-word="false"/>
      <style:text-properties fo:color="#ffffff" style:font-name="Calibri" fo:font-size="10pt" fo:font-weight="bold" officeooo:rsid="022ad606" officeooo:paragraph-rsid="022ad606" style:font-name-asian="Times New Roman1" style:font-size-asian="10pt" style:font-weight-asian="bold" style:font-name-complex="Tahoma1" style:font-size-complex="12pt" style:font-weight-complex="bold"/>
    </style:style>
    <style:style style:name="P60" style:family="paragraph" style:parent-style-name="Table_20_Contents">
      <style:paragraph-properties fo:margin-top="0cm" fo:margin-bottom="0cm" loext:contextual-spacing="false" fo:line-height="100%" fo:text-align="center" style:justify-single-word="false"/>
      <style:text-properties fo:color="#ffffff" style:font-name="Calibri" fo:font-size="10pt" fo:font-weight="bold" officeooo:rsid="022cadba" officeooo:paragraph-rsid="022cadba" style:font-name-asian="Times New Roman1" style:font-size-asian="10pt" style:font-weight-asian="bold" style:font-name-complex="Tahoma1" style:font-size-complex="12pt" style:font-weight-complex="bold"/>
    </style:style>
    <style:style style:name="P61" style:family="paragraph" style:parent-style-name="Table_20_Contents">
      <style:paragraph-properties fo:margin-top="0cm" fo:margin-bottom="0cm" loext:contextual-spacing="false" fo:line-height="100%" fo:text-align="center" style:justify-single-word="false"/>
      <style:text-properties fo:color="#ffffff" style:font-name="Calibri" fo:font-size="10pt" fo:font-weight="bold" officeooo:rsid="022d0c4e" officeooo:paragraph-rsid="022d0c4e" style:font-name-asian="Times New Roman1" style:font-size-asian="10pt" style:font-weight-asian="bold" style:font-name-complex="Tahoma1" style:font-size-complex="12pt" style:font-weight-complex="bold"/>
    </style:style>
    <style:style style:name="P62" style:family="paragraph" style:parent-style-name="Table_20_Contents">
      <style:paragraph-properties fo:margin-top="0cm" fo:margin-bottom="0cm" loext:contextual-spacing="false" fo:line-height="100%" fo:text-align="center" style:justify-single-word="false"/>
      <style:text-properties fo:color="#ffffff" style:font-name="Calibri" fo:font-size="10pt" fo:font-weight="bold" officeooo:rsid="0230221f" officeooo:paragraph-rsid="0230221f" style:font-name-asian="Times New Roman1" style:font-size-asian="10pt" style:font-weight-asian="bold" style:font-name-complex="Tahoma1" style:font-size-complex="12pt" style:font-weight-complex="bold"/>
    </style:style>
    <style:style style:name="P63" style:family="paragraph" style:parent-style-name="Table_20_Contents">
      <style:paragraph-properties fo:margin-top="0cm" fo:margin-bottom="0cm" loext:contextual-spacing="false" fo:line-height="100%" fo:text-align="center" style:justify-single-word="false"/>
      <style:text-properties fo:color="#ffffff" style:font-name="Calibri" fo:font-size="10pt" fo:font-weight="bold" officeooo:rsid="0231e2c8" officeooo:paragraph-rsid="0231e2c8" style:font-name-asian="Times New Roman1" style:font-size-asian="10pt" style:font-weight-asian="bold" style:font-name-complex="Tahoma1" style:font-size-complex="12pt" style:font-weight-complex="bold"/>
    </style:style>
    <style:style style:name="P64" style:family="paragraph" style:parent-style-name="Table_20_Contents">
      <style:paragraph-properties fo:margin-top="0cm" fo:margin-bottom="0cm" loext:contextual-spacing="false" fo:line-height="100%" fo:text-align="center" style:justify-single-word="false"/>
      <style:text-properties fo:color="#ffffff" style:font-name="Calibri" fo:font-size="10pt" fo:font-weight="bold" officeooo:rsid="02332ee5" officeooo:paragraph-rsid="02332ee5" style:font-name-asian="Times New Roman1" style:font-size-asian="10pt" style:font-weight-asian="bold" style:font-name-complex="Tahoma1" style:font-size-complex="12pt" style:font-weight-complex="bold"/>
    </style:style>
    <style:style style:name="P65" style:family="paragraph" style:parent-style-name="Table_20_Contents">
      <style:paragraph-properties fo:margin-top="0cm" fo:margin-bottom="0cm" loext:contextual-spacing="false" fo:line-height="100%" fo:text-align="center" style:justify-single-word="false"/>
      <style:text-properties fo:color="#ffffff" style:font-name="Calibri" fo:font-size="10pt" fo:font-weight="bold" officeooo:rsid="02351f80" officeooo:paragraph-rsid="02351f80" style:font-name-asian="Times New Roman1" style:font-size-asian="10pt" style:font-weight-asian="bold" style:font-name-complex="Tahoma1" style:font-size-complex="12pt" style:font-weight-complex="bold"/>
    </style:style>
    <style:style style:name="P66" style:family="paragraph" style:parent-style-name="Table_20_Contents">
      <style:paragraph-properties fo:margin-top="0cm" fo:margin-bottom="0cm" loext:contextual-spacing="false" fo:line-height="100%" fo:text-align="center" style:justify-single-word="false"/>
      <style:text-properties fo:color="#ffffff" style:font-name="Calibri" fo:font-size="10pt" fo:font-weight="bold" officeooo:rsid="0239b9d7" officeooo:paragraph-rsid="0239b9d7" style:font-name-asian="Times New Roman1" style:font-size-asian="10pt" style:font-weight-asian="bold" style:font-name-complex="Tahoma1" style:font-size-complex="12pt" style:font-weight-complex="bold"/>
    </style:style>
    <style:style style:name="P67" style:family="paragraph" style:parent-style-name="Table_20_Contents">
      <style:paragraph-properties fo:margin-top="0cm" fo:margin-bottom="0cm" loext:contextual-spacing="false" fo:line-height="100%" fo:text-align="center" style:justify-single-word="false"/>
      <style:text-properties fo:color="#ffffff" style:font-name="Calibri" fo:font-size="10pt" fo:font-weight="bold" officeooo:rsid="023e3b06" officeooo:paragraph-rsid="023e3b06" style:font-name-asian="Times New Roman1" style:font-size-asian="10pt" style:font-weight-asian="bold" style:font-name-complex="Tahoma1" style:font-size-complex="12pt" style:font-weight-complex="bold"/>
    </style:style>
    <style:style style:name="P68" style:family="paragraph" style:parent-style-name="Table_20_Contents">
      <style:paragraph-properties fo:margin-top="0cm" fo:margin-bottom="0cm" loext:contextual-spacing="false" fo:line-height="100%" fo:text-align="center" style:justify-single-word="false"/>
      <style:text-properties fo:color="#ffffff" style:font-name="Calibri" fo:font-size="10pt" fo:font-weight="bold" officeooo:rsid="023f6e6f" officeooo:paragraph-rsid="023f6e6f" style:font-name-asian="Times New Roman1" style:font-size-asian="10pt" style:font-weight-asian="bold" style:font-name-complex="Tahoma1" style:font-size-complex="12pt" style:font-weight-complex="bold"/>
    </style:style>
    <style:style style:name="P69" style:family="paragraph" style:parent-style-name="Table_20_Contents">
      <style:paragraph-properties fo:margin-top="0cm" fo:margin-bottom="0cm" loext:contextual-spacing="false" fo:line-height="100%" fo:text-align="center" style:justify-single-word="false"/>
      <style:text-properties fo:color="#ffffff" style:font-name="Calibri" fo:font-size="10pt" fo:font-weight="bold" officeooo:rsid="023f7729" officeooo:paragraph-rsid="023f7729" style:font-name-asian="Times New Roman1" style:font-size-asian="10pt" style:font-weight-asian="bold" style:font-name-complex="Tahoma1" style:font-size-complex="12pt" style:font-weight-complex="bold"/>
    </style:style>
    <style:style style:name="P70" style:family="paragraph" style:parent-style-name="Table_20_Contents">
      <style:paragraph-properties fo:margin-top="0cm" fo:margin-bottom="0cm" loext:contextual-spacing="false" fo:line-height="100%" fo:text-align="center" style:justify-single-word="false"/>
      <style:text-properties fo:color="#ffffff" style:font-name="Calibri" fo:font-size="10pt" fo:font-weight="bold" officeooo:rsid="023fa238" officeooo:paragraph-rsid="023fa238" style:font-name-asian="Times New Roman1" style:font-size-asian="10pt" style:font-weight-asian="bold" style:font-name-complex="Tahoma1" style:font-size-complex="12pt" style:font-weight-complex="bold"/>
    </style:style>
    <style:style style:name="P71" style:family="paragraph" style:parent-style-name="Table_20_Contents">
      <style:paragraph-properties fo:margin-top="0cm" fo:margin-bottom="0cm" loext:contextual-spacing="false" fo:line-height="100%" fo:text-align="center" style:justify-single-word="false"/>
      <style:text-properties fo:color="#ffffff" style:font-name="Calibri" fo:font-size="10pt" fo:font-weight="bold" officeooo:rsid="024065e0" officeooo:paragraph-rsid="024065e0" style:font-name-asian="Times New Roman1" style:font-size-asian="10pt" style:font-weight-asian="bold" style:font-name-complex="Tahoma1" style:font-size-complex="12pt" style:font-weight-complex="bold"/>
    </style:style>
    <style:style style:name="P72" style:family="paragraph" style:parent-style-name="Table_20_Contents">
      <style:paragraph-properties fo:margin-top="0cm" fo:margin-bottom="0cm" loext:contextual-spacing="false" fo:line-height="100%" fo:text-align="center" style:justify-single-word="false"/>
      <style:text-properties fo:color="#ffffff" style:font-name="Calibri" fo:font-size="10pt" fo:font-weight="bold" officeooo:rsid="0240d7b7" officeooo:paragraph-rsid="0240d7b7" style:font-name-asian="Times New Roman1" style:font-size-asian="10pt" style:font-weight-asian="bold" style:font-name-complex="Tahoma1" style:font-size-complex="12pt" style:font-weight-complex="bold"/>
    </style:style>
    <style:style style:name="P73" style:family="paragraph" style:parent-style-name="Table_20_Contents">
      <style:paragraph-properties fo:margin-top="0cm" fo:margin-bottom="0cm" loext:contextual-spacing="false" fo:line-height="100%" fo:text-align="center" style:justify-single-word="false"/>
      <style:text-properties fo:color="#ffffff" style:font-name="Calibri" fo:font-size="10pt" fo:font-weight="bold" officeooo:rsid="024521b9" officeooo:paragraph-rsid="024521b9" style:font-name-asian="Times New Roman1" style:font-size-asian="10pt" style:font-weight-asian="bold" style:font-name-complex="Tahoma1" style:font-size-complex="12pt" style:font-weight-complex="bold"/>
    </style:style>
    <style:style style:name="P74" style:family="paragraph" style:parent-style-name="Table_20_Contents">
      <style:paragraph-properties fo:margin-top="0cm" fo:margin-bottom="0cm" loext:contextual-spacing="false" fo:line-height="100%" fo:text-align="center" style:justify-single-word="false"/>
      <style:text-properties fo:color="#ffffff" style:font-name="Calibri" fo:font-size="10pt" fo:font-weight="bold" officeooo:rsid="02452dd3" officeooo:paragraph-rsid="02452dd3" style:font-name-asian="Times New Roman1" style:font-size-asian="10pt" style:font-weight-asian="bold" style:font-name-complex="Tahoma1" style:font-size-complex="12pt" style:font-weight-complex="bold"/>
    </style:style>
    <style:style style:name="P75" style:family="paragraph" style:parent-style-name="Table_20_Contents">
      <style:paragraph-properties fo:margin-top="0cm" fo:margin-bottom="0cm" loext:contextual-spacing="false" fo:line-height="100%" fo:text-align="center" style:justify-single-word="false"/>
      <style:text-properties fo:color="#ffffff" style:font-name="Calibri" fo:font-size="10pt" fo:font-weight="bold" officeooo:rsid="02463462" officeooo:paragraph-rsid="02463462" style:font-name-asian="Times New Roman1" style:font-size-asian="10pt" style:font-weight-asian="bold" style:font-name-complex="Tahoma1" style:font-size-complex="12pt" style:font-weight-complex="bold"/>
    </style:style>
    <style:style style:name="P76" style:family="paragraph" style:parent-style-name="Table_20_Contents">
      <style:paragraph-properties fo:margin-top="0cm" fo:margin-bottom="0cm" loext:contextual-spacing="false" fo:line-height="100%" fo:text-align="center" style:justify-single-word="false"/>
      <style:text-properties fo:color="#3465a4" style:text-position="0% 100%" style:font-name="Calibri" fo:font-size="9pt" officeooo:rsid="01589070" officeooo:paragraph-rsid="01a35500" style:font-name-asian="Times New Roman1" style:font-size-asian="9pt" style:font-name-complex="Tahoma1" style:font-size-complex="9pt"/>
    </style:style>
    <style:style style:name="P77" style:family="paragraph" style:parent-style-name="Table_20_Contents">
      <style:paragraph-properties fo:margin-top="0cm" fo:margin-bottom="0cm" loext:contextual-spacing="false" fo:line-height="100%" fo:text-align="center" style:justify-single-word="false"/>
      <style:text-properties fo:color="#3465a4" style:text-position="0% 100%" style:font-name="Calibri" fo:font-size="9pt" officeooo:rsid="01589070" officeooo:paragraph-rsid="019e7198" style:font-name-asian="Times New Roman1" style:font-size-asian="9pt" style:font-name-complex="Tahoma1" style:font-size-complex="9pt"/>
    </style:style>
    <style:style style:name="P78" style:family="paragraph" style:parent-style-name="Table_20_Contents">
      <style:paragraph-properties fo:margin-top="0cm" fo:margin-bottom="0cm" loext:contextual-spacing="false" fo:line-height="100%" fo:text-align="center" style:justify-single-word="false"/>
      <style:text-properties fo:color="#3465a4" style:text-position="0% 100%" style:font-name="Calibri" fo:font-size="9pt" officeooo:rsid="01589070" officeooo:paragraph-rsid="01589070" style:font-name-asian="Times New Roman1" style:font-size-asian="9pt" style:font-name-complex="Tahoma1" style:font-size-complex="9pt"/>
    </style:style>
    <style:style style:name="P79" style:family="paragraph" style:parent-style-name="Table_20_Contents">
      <style:paragraph-properties fo:margin-top="0cm" fo:margin-bottom="0cm" loext:contextual-spacing="false" fo:line-height="100%" fo:text-align="center" style:justify-single-word="false"/>
      <style:text-properties fo:color="#3465a4" style:text-position="0% 100%" style:font-name="Calibri" fo:font-size="9pt" officeooo:rsid="01589070" officeooo:paragraph-rsid="015a9cf8" style:font-name-asian="Times New Roman1" style:font-size-asian="9pt" style:font-name-complex="Tahoma1" style:font-size-complex="9pt"/>
    </style:style>
    <style:style style:name="P80" style:family="paragraph" style:parent-style-name="Table_20_Contents">
      <style:paragraph-properties fo:margin-top="0cm" fo:margin-bottom="0cm" loext:contextual-spacing="false" fo:line-height="100%" fo:text-align="center" style:justify-single-word="false"/>
      <style:text-properties fo:color="#3465a4" style:text-position="0% 100%" style:font-name="Calibri" fo:font-size="9pt" officeooo:rsid="01589070" officeooo:paragraph-rsid="015df164" style:font-name-asian="Times New Roman1" style:font-size-asian="9pt" style:font-name-complex="Tahoma1" style:font-size-complex="9pt"/>
    </style:style>
    <style:style style:name="P81" style:family="paragraph" style:parent-style-name="Table_20_Contents">
      <style:paragraph-properties fo:margin-top="0cm" fo:margin-bottom="0cm" loext:contextual-spacing="false" fo:line-height="100%" fo:text-align="center" style:justify-single-word="false"/>
      <style:text-properties fo:color="#3465a4" style:text-position="0% 100%" style:font-name="Calibri" fo:font-size="9pt" officeooo:rsid="01548090" officeooo:paragraph-rsid="015a9cf8" style:font-name-asian="Times New Roman1" style:font-size-asian="9pt" style:font-name-complex="Tahoma1" style:font-size-complex="9pt"/>
    </style:style>
    <style:style style:name="P82" style:family="paragraph" style:parent-style-name="Table_20_Contents">
      <style:paragraph-properties fo:margin-top="0cm" fo:margin-bottom="0cm" loext:contextual-spacing="false" fo:line-height="100%" fo:text-align="center" style:justify-single-word="false"/>
      <style:text-properties fo:color="#3465a4" style:text-position="0% 100%" style:font-name="Calibri" fo:font-size="9pt" officeooo:rsid="01548090" officeooo:paragraph-rsid="015df164" style:font-name-asian="Times New Roman1" style:font-size-asian="9pt" style:font-name-complex="Tahoma1" style:font-size-complex="9pt"/>
    </style:style>
    <style:style style:name="P83" style:family="paragraph" style:parent-style-name="Table_20_Contents">
      <style:paragraph-properties fo:margin-top="0cm" fo:margin-bottom="0cm" loext:contextual-spacing="false" fo:line-height="100%" fo:text-align="center" style:justify-single-word="false"/>
      <style:text-properties fo:color="#3465a4" style:text-position="0% 100%" style:font-name="Calibri" fo:font-size="9pt" officeooo:rsid="01548090" officeooo:paragraph-rsid="0161b811" style:font-name-asian="Times New Roman1" style:font-size-asian="9pt" style:font-name-complex="Tahoma1" style:font-size-complex="9pt"/>
    </style:style>
    <style:style style:name="P84" style:family="paragraph" style:parent-style-name="Table_20_Contents">
      <style:paragraph-properties fo:margin-top="0cm" fo:margin-bottom="0cm" loext:contextual-spacing="false" fo:line-height="100%" fo:text-align="center" style:justify-single-word="false"/>
      <style:text-properties fo:color="#3465a4" style:text-position="0% 100%" style:font-name="Calibri" fo:font-size="9pt" officeooo:rsid="015a9cf8" officeooo:paragraph-rsid="015df164" style:font-name-asian="Times New Roman1" style:font-size-asian="9pt" style:font-name-complex="Tahoma1" style:font-size-complex="9pt"/>
    </style:style>
    <style:style style:name="P85" style:family="paragraph" style:parent-style-name="Table_20_Contents">
      <style:paragraph-properties fo:margin-top="0cm" fo:margin-bottom="0cm" loext:contextual-spacing="false" fo:line-height="100%" fo:text-align="center" style:justify-single-word="false"/>
      <style:text-properties fo:color="#3465a4" style:text-position="0% 100%" style:font-name="Calibri" fo:font-size="9pt" officeooo:rsid="0161f97e" officeooo:paragraph-rsid="0161f97e" style:font-name-asian="Times New Roman1" style:font-size-asian="9pt" style:font-name-complex="Tahoma1" style:font-size-complex="9pt"/>
    </style:style>
    <style:style style:name="P86" style:family="paragraph" style:parent-style-name="Table_20_Contents">
      <style:paragraph-properties fo:margin-top="0cm" fo:margin-bottom="0cm" loext:contextual-spacing="false" fo:line-height="100%" fo:text-align="center" style:justify-single-word="false"/>
      <style:text-properties fo:color="#3465a4" style:text-position="0% 100%" style:font-name="Calibri" fo:font-size="9pt" officeooo:rsid="0161f97e" officeooo:paragraph-rsid="0163337e" style:font-name-asian="Times New Roman1" style:font-size-asian="9pt" style:font-name-complex="Tahoma1" style:font-size-complex="9pt"/>
    </style:style>
    <style:style style:name="P87" style:family="paragraph" style:parent-style-name="Table_20_Contents">
      <style:paragraph-properties fo:margin-top="0cm" fo:margin-bottom="0cm" loext:contextual-spacing="false" fo:line-height="100%" fo:text-align="center" style:justify-single-word="false"/>
      <style:text-properties fo:color="#3465a4" style:text-position="0% 100%" style:font-name="Calibri" fo:font-size="9pt" officeooo:rsid="0161f97e" officeooo:paragraph-rsid="01684646" style:font-name-asian="Times New Roman1" style:font-size-asian="9pt" style:font-name-complex="Tahoma1" style:font-size-complex="9pt"/>
    </style:style>
    <style:style style:name="P88" style:family="paragraph" style:parent-style-name="Table_20_Contents">
      <style:paragraph-properties fo:margin-top="0cm" fo:margin-bottom="0cm" loext:contextual-spacing="false" fo:line-height="100%" fo:text-align="center" style:justify-single-word="false"/>
      <style:text-properties fo:color="#3465a4" style:text-position="0% 100%" style:font-name="Calibri" fo:font-size="9pt" officeooo:rsid="0161f97e" officeooo:paragraph-rsid="0188296a" style:font-name-asian="Times New Roman1" style:font-size-asian="9pt" style:font-name-complex="Tahoma1" style:font-size-complex="9pt"/>
    </style:style>
    <style:style style:name="P89" style:family="paragraph" style:parent-style-name="Table_20_Contents">
      <style:paragraph-properties fo:margin-top="0cm" fo:margin-bottom="0cm" loext:contextual-spacing="false" fo:line-height="100%" fo:text-align="center" style:justify-single-word="false"/>
      <style:text-properties fo:color="#3465a4" style:text-position="0% 100%" style:font-name="Calibri" fo:font-size="9pt" officeooo:rsid="0161f97e" officeooo:paragraph-rsid="01687b9f" style:font-name-asian="Times New Roman1" style:font-size-asian="9pt" style:font-name-complex="Tahoma1" style:font-size-complex="9pt"/>
    </style:style>
    <style:style style:name="P90" style:family="paragraph" style:parent-style-name="Table_20_Contents">
      <style:paragraph-properties fo:margin-top="0cm" fo:margin-bottom="0cm" loext:contextual-spacing="false" fo:line-height="100%" fo:text-align="center" style:justify-single-word="false"/>
      <style:text-properties fo:color="#3465a4" style:text-position="0% 100%" style:font-name="Calibri" fo:font-size="9pt" officeooo:rsid="0161f97e" officeooo:paragraph-rsid="019121f4" style:font-name-asian="Times New Roman1" style:font-size-asian="9pt" style:font-name-complex="Tahoma1" style:font-size-complex="9pt"/>
    </style:style>
    <style:style style:name="P91" style:family="paragraph" style:parent-style-name="Table_20_Contents">
      <style:paragraph-properties fo:margin-top="0cm" fo:margin-bottom="0cm" loext:contextual-spacing="false" fo:line-height="100%" fo:text-align="center" style:justify-single-word="false"/>
      <style:text-properties fo:color="#3465a4" style:text-position="0% 100%" style:font-name="Calibri" fo:font-size="9pt" officeooo:rsid="0161f97e" officeooo:paragraph-rsid="016ae0a6" style:font-name-asian="Times New Roman1" style:font-size-asian="9pt" style:font-name-complex="Tahoma1" style:font-size-complex="9pt"/>
    </style:style>
    <style:style style:name="P92" style:family="paragraph" style:parent-style-name="Table_20_Contents">
      <style:paragraph-properties fo:margin-top="0cm" fo:margin-bottom="0cm" loext:contextual-spacing="false" fo:line-height="100%" fo:text-align="center" style:justify-single-word="false"/>
      <style:text-properties fo:color="#3465a4" style:text-position="0% 100%" style:font-name="Calibri" fo:font-size="9pt" officeooo:rsid="0161f97e" officeooo:paragraph-rsid="016cc80c" style:font-name-asian="Times New Roman1" style:font-size-asian="9pt" style:font-name-complex="Tahoma1" style:font-size-complex="9pt"/>
    </style:style>
    <style:style style:name="P93" style:family="paragraph" style:parent-style-name="Table_20_Contents">
      <style:paragraph-properties fo:margin-top="0cm" fo:margin-bottom="0cm" loext:contextual-spacing="false" fo:line-height="100%" fo:text-align="center" style:justify-single-word="false"/>
      <style:text-properties fo:color="#3465a4" style:text-position="0% 100%" style:font-name="Calibri" fo:font-size="9pt" officeooo:rsid="0161f97e" officeooo:paragraph-rsid="016df533" style:font-name-asian="Times New Roman1" style:font-size-asian="9pt" style:font-name-complex="Tahoma1" style:font-size-complex="9pt"/>
    </style:style>
    <style:style style:name="P94" style:family="paragraph" style:parent-style-name="Table_20_Contents">
      <style:paragraph-properties fo:margin-top="0cm" fo:margin-bottom="0cm" loext:contextual-spacing="false" fo:line-height="100%" fo:text-align="center" style:justify-single-word="false"/>
      <style:text-properties fo:color="#3465a4" style:text-position="0% 100%" style:font-name="Calibri" fo:font-size="9pt" officeooo:rsid="0161f97e" officeooo:paragraph-rsid="0171850b" style:font-name-asian="Times New Roman1" style:font-size-asian="9pt" style:font-name-complex="Tahoma1" style:font-size-complex="9pt"/>
    </style:style>
    <style:style style:name="P95" style:family="paragraph" style:parent-style-name="Table_20_Contents">
      <style:paragraph-properties fo:margin-top="0cm" fo:margin-bottom="0cm" loext:contextual-spacing="false" fo:line-height="100%" fo:text-align="center" style:justify-single-word="false"/>
      <style:text-properties fo:color="#3465a4" style:text-position="0% 100%" style:font-name="Calibri" fo:font-size="9pt" officeooo:rsid="0161f97e" officeooo:paragraph-rsid="017607b5" style:font-name-asian="Times New Roman1" style:font-size-asian="9pt" style:font-name-complex="Tahoma1" style:font-size-complex="9pt"/>
    </style:style>
    <style:style style:name="P96" style:family="paragraph" style:parent-style-name="Table_20_Contents">
      <style:paragraph-properties fo:margin-top="0cm" fo:margin-bottom="0cm" loext:contextual-spacing="false" fo:line-height="100%" fo:text-align="center" style:justify-single-word="false"/>
      <style:text-properties fo:color="#3465a4" style:text-position="0% 100%" style:font-name="Calibri" fo:font-size="9pt" officeooo:rsid="0161f97e" officeooo:paragraph-rsid="01761b07" style:font-name-asian="Times New Roman1" style:font-size-asian="9pt" style:font-name-complex="Tahoma1" style:font-size-complex="9pt"/>
    </style:style>
    <style:style style:name="P97" style:family="paragraph" style:parent-style-name="Table_20_Contents">
      <style:paragraph-properties fo:margin-top="0cm" fo:margin-bottom="0cm" loext:contextual-spacing="false" fo:line-height="100%" fo:text-align="center" style:justify-single-word="false"/>
      <style:text-properties fo:color="#3465a4" style:text-position="0% 100%" style:font-name="Calibri" fo:font-size="9pt" officeooo:rsid="0161f97e" officeooo:paragraph-rsid="0178d96d" style:font-name-asian="Times New Roman1" style:font-size-asian="9pt" style:font-name-complex="Tahoma1" style:font-size-complex="9pt"/>
    </style:style>
    <style:style style:name="P98" style:family="paragraph" style:parent-style-name="Table_20_Contents">
      <style:paragraph-properties fo:margin-top="0cm" fo:margin-bottom="0cm" loext:contextual-spacing="false" fo:line-height="100%" fo:text-align="center" style:justify-single-word="false"/>
      <style:text-properties fo:color="#3465a4" style:text-position="0% 100%" style:font-name="Calibri" fo:font-size="9pt" officeooo:rsid="0228330e" officeooo:paragraph-rsid="0228330e" style:font-name-asian="Times New Roman1" style:font-size-asian="9pt" style:font-name-complex="Tahoma1" style:font-size-complex="9pt"/>
    </style:style>
    <style:style style:name="P99" style:family="paragraph" style:parent-style-name="Table_20_Contents">
      <style:paragraph-properties fo:margin-top="0cm" fo:margin-bottom="0cm" loext:contextual-spacing="false" fo:line-height="100%" fo:text-align="center" style:justify-single-word="false"/>
      <style:text-properties fo:color="#3465a4" style:text-position="0% 100%" style:font-name="Calibri" fo:font-size="9pt" officeooo:rsid="0163337e" officeooo:paragraph-rsid="0163337e" style:font-name-asian="Times New Roman1" style:font-size-asian="9pt" style:font-name-complex="Tahoma1" style:font-size-complex="9pt"/>
    </style:style>
    <style:style style:name="P100" style:family="paragraph" style:parent-style-name="Table_20_Contents">
      <style:paragraph-properties fo:margin-top="0cm" fo:margin-bottom="0cm" loext:contextual-spacing="false" fo:line-height="100%" fo:text-align="center" style:justify-single-word="false"/>
      <style:text-properties fo:color="#3465a4" style:text-position="0% 100%" style:font-name="Calibri" fo:font-size="9pt" officeooo:rsid="017fbd39" officeooo:paragraph-rsid="017fbd39" style:font-name-asian="Times New Roman1" style:font-size-asian="9pt" style:font-name-complex="Tahoma1" style:font-size-complex="9pt"/>
    </style:style>
    <style:style style:name="P101" style:family="paragraph" style:parent-style-name="Table_20_Contents">
      <style:paragraph-properties fo:margin-top="0cm" fo:margin-bottom="0cm" loext:contextual-spacing="false" fo:line-height="100%" fo:text-align="center" style:justify-single-word="false"/>
      <style:text-properties fo:color="#3465a4" style:text-position="0% 100%" style:font-name="Calibri" fo:font-size="9pt" officeooo:rsid="017fe43d" officeooo:paragraph-rsid="017fe43d" style:font-name-asian="Times New Roman1" style:font-size-asian="9pt" style:font-name-complex="Tahoma1" style:font-size-complex="9pt"/>
    </style:style>
    <style:style style:name="P102" style:family="paragraph" style:parent-style-name="Table_20_Contents">
      <style:paragraph-properties fo:margin-top="0cm" fo:margin-bottom="0cm" loext:contextual-spacing="false" fo:line-height="100%" fo:text-align="center" style:justify-single-word="false"/>
      <style:text-properties fo:color="#3465a4" style:text-position="0% 100%" style:font-name="Calibri" fo:font-size="9pt" officeooo:rsid="0184bf6e" officeooo:paragraph-rsid="0184bf6e" style:font-name-asian="Times New Roman1" style:font-size-asian="9pt" style:font-name-complex="Tahoma1" style:font-size-complex="9pt"/>
    </style:style>
    <style:style style:name="P103" style:family="paragraph" style:parent-style-name="Table_20_Contents">
      <style:paragraph-properties fo:margin-top="0cm" fo:margin-bottom="0cm" loext:contextual-spacing="false" fo:line-height="100%" fo:text-align="center" style:justify-single-word="false"/>
      <style:text-properties fo:color="#3465a4" style:text-position="0% 100%" style:font-name="Calibri" fo:font-size="9pt" officeooo:rsid="01866dc6" officeooo:paragraph-rsid="01866dc6" style:font-name-asian="Times New Roman1" style:font-size-asian="9pt" style:font-name-complex="Tahoma1" style:font-size-complex="9pt"/>
    </style:style>
    <style:style style:name="P104" style:family="paragraph" style:parent-style-name="Table_20_Contents">
      <style:paragraph-properties fo:margin-top="0cm" fo:margin-bottom="0cm" loext:contextual-spacing="false" fo:line-height="100%" fo:text-align="center" style:justify-single-word="false"/>
      <style:text-properties fo:color="#3465a4" style:text-position="0% 100%" style:font-name="Calibri" fo:font-size="9pt" officeooo:rsid="018daf62" officeooo:paragraph-rsid="018daf62" style:font-name-asian="Times New Roman1" style:font-size-asian="9pt" style:font-name-complex="Tahoma1" style:font-size-complex="9pt"/>
    </style:style>
    <style:style style:name="P105" style:family="paragraph" style:parent-style-name="Table_20_Contents">
      <style:paragraph-properties fo:margin-top="0cm" fo:margin-bottom="0cm" loext:contextual-spacing="false" fo:line-height="100%" fo:text-align="center" style:justify-single-word="false"/>
      <style:text-properties fo:color="#3465a4" style:text-position="0% 100%" style:font-name="Calibri" fo:font-size="9pt" officeooo:rsid="018ec824" officeooo:paragraph-rsid="018ec824" style:font-name-asian="Times New Roman1" style:font-size-asian="9pt" style:font-name-complex="Tahoma1" style:font-size-complex="9pt"/>
    </style:style>
    <style:style style:name="P106" style:family="paragraph" style:parent-style-name="Table_20_Contents">
      <style:paragraph-properties fo:margin-top="0cm" fo:margin-bottom="0cm" loext:contextual-spacing="false" fo:line-height="100%" fo:text-align="center" style:justify-single-word="false"/>
      <style:text-properties fo:color="#3465a4" style:text-position="0% 100%" style:font-name="Calibri" fo:font-size="9pt" officeooo:rsid="0198c5a4" officeooo:paragraph-rsid="0198c5a4" style:font-name-asian="Times New Roman1" style:font-size-asian="9pt" style:font-name-complex="Tahoma1" style:font-size-complex="9pt"/>
    </style:style>
    <style:style style:name="P107" style:family="paragraph" style:parent-style-name="Table_20_Contents">
      <style:paragraph-properties fo:margin-top="0cm" fo:margin-bottom="0cm" loext:contextual-spacing="false" fo:line-height="100%" fo:text-align="center" style:justify-single-word="false"/>
      <style:text-properties fo:color="#3465a4" style:text-position="0% 100%" style:font-name="Calibri" fo:font-size="9pt" officeooo:rsid="01af31df" officeooo:paragraph-rsid="01af31df" style:font-name-asian="Times New Roman1" style:font-size-asian="9pt" style:font-name-complex="Tahoma1" style:font-size-complex="9pt"/>
    </style:style>
    <style:style style:name="P108" style:family="paragraph" style:parent-style-name="Table_20_Contents">
      <style:paragraph-properties fo:margin-top="0cm" fo:margin-bottom="0cm" loext:contextual-spacing="false" fo:line-height="100%" fo:text-align="center" style:justify-single-word="false"/>
      <style:text-properties fo:color="#3465a4" style:text-position="0% 100%" style:font-name="Calibri" fo:font-size="9pt" officeooo:rsid="01b1b861" officeooo:paragraph-rsid="01b1b861" style:font-name-asian="Times New Roman1" style:font-size-asian="9pt" style:font-name-complex="Tahoma1" style:font-size-complex="9pt"/>
    </style:style>
    <style:style style:name="P109" style:family="paragraph" style:parent-style-name="Table_20_Contents">
      <style:paragraph-properties fo:margin-top="0cm" fo:margin-bottom="0cm" loext:contextual-spacing="false" fo:line-height="100%" fo:text-align="center" style:justify-single-word="false"/>
      <style:text-properties fo:color="#3465a4" style:text-position="0% 100%" style:font-name="Calibri" fo:font-size="9pt" officeooo:rsid="022d0c4e" officeooo:paragraph-rsid="022d0c4e" style:font-name-asian="Times New Roman1" style:font-size-asian="9pt" style:font-name-complex="Tahoma1" style:font-size-complex="9pt"/>
    </style:style>
    <style:style style:name="P110" style:family="paragraph" style:parent-style-name="Table_20_Contents">
      <style:paragraph-properties fo:margin-top="0cm" fo:margin-bottom="0cm" loext:contextual-spacing="false" fo:line-height="100%" fo:text-align="center" style:justify-single-word="false"/>
      <style:text-properties fo:color="#3465a4" style:text-position="0% 100%" style:font-name="Calibri" fo:font-size="9pt" officeooo:rsid="01b2ef21" officeooo:paragraph-rsid="01b2ef21" style:font-name-asian="Times New Roman1" style:font-size-asian="9pt" style:font-name-complex="Tahoma1" style:font-size-complex="9pt"/>
    </style:style>
    <style:style style:name="P111" style:family="paragraph" style:parent-style-name="Table_20_Contents">
      <style:paragraph-properties fo:margin-top="0cm" fo:margin-bottom="0cm" loext:contextual-spacing="false" fo:line-height="100%" fo:text-align="center" style:justify-single-word="false"/>
      <style:text-properties fo:color="#3465a4" style:text-position="0% 100%" style:font-name="Calibri" fo:font-size="9pt" officeooo:rsid="022ecb55" officeooo:paragraph-rsid="022ecb55" style:font-name-asian="Times New Roman1" style:font-size-asian="9pt" style:font-name-complex="Tahoma1" style:font-size-complex="9pt"/>
    </style:style>
    <style:style style:name="P112" style:family="paragraph" style:parent-style-name="Table_20_Contents">
      <style:paragraph-properties fo:margin-top="0cm" fo:margin-bottom="0cm" loext:contextual-spacing="false" fo:line-height="100%" fo:text-align="center" style:justify-single-word="false"/>
      <style:text-properties fo:color="#3465a4" style:text-position="0% 100%" style:font-name="Calibri" fo:font-size="9pt" officeooo:rsid="01b56cf3" officeooo:paragraph-rsid="01b56cf3" style:font-name-asian="Times New Roman1" style:font-size-asian="9pt" style:font-name-complex="Tahoma1" style:font-size-complex="9pt"/>
    </style:style>
    <style:style style:name="P113" style:family="paragraph" style:parent-style-name="Table_20_Contents">
      <style:paragraph-properties fo:margin-top="0cm" fo:margin-bottom="0cm" loext:contextual-spacing="false" fo:line-height="100%" fo:text-align="center" style:justify-single-word="false"/>
      <style:text-properties fo:color="#3465a4" style:text-position="0% 100%" style:font-name="Calibri" fo:font-size="9pt" officeooo:rsid="0230221f" officeooo:paragraph-rsid="0230221f" style:font-name-asian="Times New Roman1" style:font-size-asian="9pt" style:font-name-complex="Tahoma1" style:font-size-complex="9pt"/>
    </style:style>
    <style:style style:name="P114" style:family="paragraph" style:parent-style-name="Table_20_Contents">
      <style:paragraph-properties fo:margin-top="0cm" fo:margin-bottom="0cm" loext:contextual-spacing="false" fo:line-height="100%" fo:text-align="center" style:justify-single-word="false"/>
      <style:text-properties fo:color="#3465a4" style:text-position="0% 100%" style:font-name="Calibri" fo:font-size="9pt" officeooo:rsid="01ba188f" officeooo:paragraph-rsid="01ba188f" style:font-name-asian="Times New Roman1" style:font-size-asian="9pt" style:font-name-complex="Tahoma1" style:font-size-complex="9pt"/>
    </style:style>
    <style:style style:name="P115" style:family="paragraph" style:parent-style-name="Table_20_Contents">
      <style:paragraph-properties fo:margin-top="0cm" fo:margin-bottom="0cm" loext:contextual-spacing="false" fo:line-height="100%" fo:text-align="center" style:justify-single-word="false"/>
      <style:text-properties fo:color="#3465a4" style:text-position="0% 100%" style:font-name="Calibri" fo:font-size="9pt" officeooo:rsid="01ba188f" officeooo:paragraph-rsid="01bcca19" style:font-name-asian="Times New Roman1" style:font-size-asian="9pt" style:font-name-complex="Tahoma1" style:font-size-complex="9pt"/>
    </style:style>
    <style:style style:name="P116" style:family="paragraph" style:parent-style-name="Table_20_Contents">
      <style:paragraph-properties fo:margin-top="0cm" fo:margin-bottom="0cm" loext:contextual-spacing="false" fo:line-height="100%" fo:text-align="center" style:justify-single-word="false"/>
      <style:text-properties fo:color="#3465a4" style:text-position="0% 100%" style:font-name="Calibri" fo:font-size="9pt" officeooo:rsid="0231e2c8" officeooo:paragraph-rsid="0231e2c8" style:font-name-asian="Times New Roman1" style:font-size-asian="9pt" style:font-name-complex="Tahoma1" style:font-size-complex="9pt"/>
    </style:style>
    <style:style style:name="P117" style:family="paragraph" style:parent-style-name="Table_20_Contents">
      <style:paragraph-properties fo:margin-top="0cm" fo:margin-bottom="0cm" loext:contextual-spacing="false" fo:line-height="100%" fo:text-align="center" style:justify-single-word="false"/>
      <style:text-properties fo:color="#3465a4" style:text-position="0% 100%" style:font-name="Calibri" fo:font-size="9pt" officeooo:rsid="01c2f9c2" officeooo:paragraph-rsid="01c2f9c2" style:font-name-asian="Times New Roman1" style:font-size-asian="9pt" style:font-name-complex="Tahoma1" style:font-size-complex="9pt"/>
    </style:style>
    <style:style style:name="P118" style:family="paragraph" style:parent-style-name="Table_20_Contents">
      <style:paragraph-properties fo:margin-top="0cm" fo:margin-bottom="0cm" loext:contextual-spacing="false" fo:line-height="100%" fo:text-align="center" style:justify-single-word="false"/>
      <style:text-properties fo:color="#3465a4" style:text-position="0% 100%" style:font-name="Calibri" fo:font-size="9pt" officeooo:rsid="02332ee5" officeooo:paragraph-rsid="02332ee5" style:font-name-asian="Times New Roman1" style:font-size-asian="9pt" style:font-name-complex="Tahoma1" style:font-size-complex="9pt"/>
    </style:style>
    <style:style style:name="P119" style:family="paragraph" style:parent-style-name="Table_20_Contents">
      <style:paragraph-properties fo:margin-top="0cm" fo:margin-bottom="0cm" loext:contextual-spacing="false" fo:line-height="100%" fo:text-align="center" style:justify-single-word="false"/>
      <style:text-properties fo:color="#3465a4" style:text-position="0% 100%" style:font-name="Calibri" fo:font-size="9pt" officeooo:rsid="01c16b04" officeooo:paragraph-rsid="01c16b04" style:font-name-asian="Times New Roman1" style:font-size-asian="9pt" style:font-name-complex="Tahoma1" style:font-size-complex="9pt"/>
    </style:style>
    <style:style style:name="P120" style:family="paragraph" style:parent-style-name="Table_20_Contents">
      <style:paragraph-properties fo:margin-top="0cm" fo:margin-bottom="0cm" loext:contextual-spacing="false" fo:line-height="100%" fo:text-align="center" style:justify-single-word="false"/>
      <style:text-properties fo:color="#3465a4" style:text-position="0% 100%" style:font-name="Calibri" fo:font-size="9pt" officeooo:rsid="01c2e50c" officeooo:paragraph-rsid="01c2e50c" style:font-name-asian="Times New Roman1" style:font-size-asian="9pt" style:font-name-complex="Tahoma1" style:font-size-complex="9pt"/>
    </style:style>
    <style:style style:name="P121" style:family="paragraph" style:parent-style-name="Table_20_Contents">
      <style:paragraph-properties fo:margin-top="0cm" fo:margin-bottom="0cm" loext:contextual-spacing="false" fo:line-height="100%" fo:text-align="center" style:justify-single-word="false"/>
      <style:text-properties fo:color="#3465a4" style:text-position="0% 100%" style:font-name="Calibri" fo:font-size="9pt" officeooo:rsid="01c492af" officeooo:paragraph-rsid="01c492af" style:font-name-asian="Times New Roman1" style:font-size-asian="9pt" style:font-name-complex="Tahoma1" style:font-size-complex="9pt"/>
    </style:style>
    <style:style style:name="P122" style:family="paragraph" style:parent-style-name="Table_20_Contents">
      <style:paragraph-properties fo:margin-top="0cm" fo:margin-bottom="0cm" loext:contextual-spacing="false" fo:line-height="100%" fo:text-align="center" style:justify-single-word="false"/>
      <style:text-properties fo:color="#3465a4" style:text-position="0% 100%" style:font-name="Calibri" fo:font-size="9pt" officeooo:rsid="01c79546" officeooo:paragraph-rsid="01c79546" style:font-name-asian="Times New Roman1" style:font-size-asian="9pt" style:font-name-complex="Tahoma1" style:font-size-complex="9pt"/>
    </style:style>
    <style:style style:name="P123" style:family="paragraph" style:parent-style-name="Table_20_Contents">
      <style:paragraph-properties fo:margin-top="0cm" fo:margin-bottom="0cm" loext:contextual-spacing="false" fo:line-height="100%" fo:text-align="center" style:justify-single-word="false"/>
      <style:text-properties fo:color="#3465a4" style:text-position="0% 100%" style:font-name="Calibri" fo:font-size="9pt" officeooo:rsid="01e0ff17" officeooo:paragraph-rsid="01e0ff17" style:font-name-asian="Times New Roman1" style:font-size-asian="9pt" style:font-name-complex="Tahoma1" style:font-size-complex="9pt"/>
    </style:style>
    <style:style style:name="P124" style:family="paragraph" style:parent-style-name="Table_20_Contents">
      <style:paragraph-properties fo:margin-top="0cm" fo:margin-bottom="0cm" loext:contextual-spacing="false" fo:line-height="100%" fo:text-align="center" style:justify-single-word="false"/>
      <style:text-properties fo:color="#3465a4" style:text-position="0% 100%" style:font-name="Calibri" fo:font-size="9pt" officeooo:rsid="01e80eae" officeooo:paragraph-rsid="01e80eae" style:font-name-asian="Times New Roman1" style:font-size-asian="9pt" style:font-name-complex="Tahoma1" style:font-size-complex="9pt"/>
    </style:style>
    <style:style style:name="P125" style:family="paragraph" style:parent-style-name="Table_20_Contents">
      <style:paragraph-properties fo:margin-top="0cm" fo:margin-bottom="0cm" loext:contextual-spacing="false" fo:line-height="100%" fo:text-align="center" style:justify-single-word="false"/>
      <style:text-properties fo:color="#3465a4" style:text-position="0% 100%" style:font-name="Calibri" fo:font-size="9pt" officeooo:rsid="01f22fc9" officeooo:paragraph-rsid="01f22fc9" style:font-name-asian="Times New Roman1" style:font-size-asian="9pt" style:font-name-complex="Tahoma1" style:font-size-complex="9pt"/>
    </style:style>
    <style:style style:name="P126" style:family="paragraph" style:parent-style-name="Table_20_Contents">
      <style:paragraph-properties fo:margin-top="0cm" fo:margin-bottom="0cm" loext:contextual-spacing="false" fo:line-height="100%" fo:text-align="center" style:justify-single-word="false"/>
      <style:text-properties fo:color="#3465a4" style:text-position="0% 100%" style:font-name="Calibri" fo:font-size="9pt" officeooo:rsid="0202edca" officeooo:paragraph-rsid="0202edca" style:font-name-asian="Times New Roman1" style:font-size-asian="9pt" style:font-name-complex="Tahoma1" style:font-size-complex="9pt"/>
    </style:style>
    <style:style style:name="P127" style:family="paragraph" style:parent-style-name="Table_20_Contents">
      <style:paragraph-properties fo:margin-top="0cm" fo:margin-bottom="0cm" loext:contextual-spacing="false" fo:line-height="100%" fo:text-align="center" style:justify-single-word="false"/>
      <style:text-properties fo:color="#3465a4" style:text-position="0% 100%" style:font-name="Calibri" fo:font-size="9pt" officeooo:rsid="01f930a1" officeooo:paragraph-rsid="01f930a1" style:font-name-asian="Times New Roman1" style:font-size-asian="9pt" style:font-name-complex="Tahoma1" style:font-size-complex="9pt"/>
    </style:style>
    <style:style style:name="P128" style:family="paragraph" style:parent-style-name="Table_20_Contents">
      <style:paragraph-properties fo:margin-top="0cm" fo:margin-bottom="0cm" loext:contextual-spacing="false" fo:line-height="100%" fo:text-align="center" style:justify-single-word="false"/>
      <style:text-properties fo:color="#3465a4" style:text-position="0% 100%" style:font-name="Calibri" fo:font-size="9pt" officeooo:rsid="020147a1" officeooo:paragraph-rsid="020147a1" style:font-name-asian="Times New Roman1" style:font-size-asian="9pt" style:font-name-complex="Tahoma1" style:font-size-complex="9pt"/>
    </style:style>
    <style:style style:name="P129" style:family="paragraph" style:parent-style-name="Table_20_Contents">
      <style:paragraph-properties fo:margin-top="0cm" fo:margin-bottom="0cm" loext:contextual-spacing="false" fo:line-height="100%" fo:text-align="center" style:justify-single-word="false"/>
      <style:text-properties fo:color="#3465a4" style:text-position="0% 100%" style:font-name="Calibri" fo:font-size="9pt" officeooo:rsid="023f6e6f" officeooo:paragraph-rsid="023f6e6f" style:font-name-asian="Times New Roman1" style:font-size-asian="9pt" style:font-name-complex="Tahoma1" style:font-size-complex="9pt"/>
    </style:style>
    <style:style style:name="P130" style:family="paragraph" style:parent-style-name="Table_20_Contents">
      <style:paragraph-properties fo:margin-top="0cm" fo:margin-bottom="0cm" loext:contextual-spacing="false" fo:line-height="100%" fo:text-align="center" style:justify-single-word="false"/>
      <style:text-properties fo:color="#3465a4" style:text-position="0% 100%" style:font-name="Calibri" fo:font-size="9pt" officeooo:rsid="0206674e" officeooo:paragraph-rsid="0206674e" style:font-name-asian="Times New Roman1" style:font-size-asian="9pt" style:font-name-complex="Tahoma1" style:font-size-complex="9pt"/>
    </style:style>
    <style:style style:name="P131" style:family="paragraph" style:parent-style-name="Table_20_Contents">
      <style:paragraph-properties fo:margin-top="0cm" fo:margin-bottom="0cm" loext:contextual-spacing="false" fo:line-height="100%" fo:text-align="center" style:justify-single-word="false"/>
      <style:text-properties fo:color="#3465a4" style:text-position="0% 100%" style:font-name="Calibri" fo:font-size="9pt" officeooo:rsid="0206674e" officeooo:paragraph-rsid="01761b07" style:font-name-asian="Times New Roman1" style:font-size-asian="9pt" style:font-name-complex="Tahoma1" style:font-size-complex="9pt"/>
    </style:style>
    <style:style style:name="P132" style:family="paragraph" style:parent-style-name="Table_20_Contents">
      <style:paragraph-properties fo:margin-top="0cm" fo:margin-bottom="0cm" loext:contextual-spacing="false" fo:line-height="100%" fo:text-align="center" style:justify-single-word="false"/>
      <style:text-properties fo:color="#3465a4" style:text-position="0% 100%" style:font-name="Calibri" fo:font-size="9pt" officeooo:rsid="020669e9" officeooo:paragraph-rsid="020669e9" style:font-name-asian="Times New Roman1" style:font-size-asian="9pt" style:font-name-complex="Tahoma1" style:font-size-complex="9pt"/>
    </style:style>
    <style:style style:name="P133" style:family="paragraph" style:parent-style-name="Table_20_Contents">
      <style:paragraph-properties fo:margin-top="0cm" fo:margin-bottom="0cm" loext:contextual-spacing="false" fo:line-height="100%" fo:text-align="center" style:justify-single-word="false"/>
      <style:text-properties fo:color="#3465a4" style:text-position="0% 100%" style:font-name="Calibri" fo:font-size="9pt" officeooo:rsid="020669e9" officeooo:paragraph-rsid="01761b07" style:font-name-asian="Times New Roman1" style:font-size-asian="9pt" style:font-name-complex="Tahoma1" style:font-size-complex="9pt"/>
    </style:style>
    <style:style style:name="P134" style:family="paragraph" style:parent-style-name="Table_20_Contents">
      <style:paragraph-properties fo:margin-top="0cm" fo:margin-bottom="0cm" loext:contextual-spacing="false" fo:line-height="100%" fo:text-align="center" style:justify-single-word="false"/>
      <style:text-properties fo:color="#3465a4" style:text-position="0% 100%" style:font-name="Calibri" fo:font-size="9pt" officeooo:rsid="0206fb22" officeooo:paragraph-rsid="0206fb22" style:font-name-asian="Times New Roman1" style:font-size-asian="9pt" style:font-name-complex="Tahoma1" style:font-size-complex="9pt"/>
    </style:style>
    <style:style style:name="P135" style:family="paragraph" style:parent-style-name="Table_20_Contents">
      <style:paragraph-properties fo:margin-top="0cm" fo:margin-bottom="0cm" loext:contextual-spacing="false" fo:line-height="100%" fo:text-align="center" style:justify-single-word="false"/>
      <style:text-properties fo:color="#3465a4" style:text-position="0% 100%" style:font-name="Calibri" fo:font-size="9pt" officeooo:rsid="0207500e" officeooo:paragraph-rsid="0207500e" style:font-name-asian="Times New Roman1" style:font-size-asian="9pt" style:font-name-complex="Tahoma1" style:font-size-complex="9pt"/>
    </style:style>
    <style:style style:name="P136" style:family="paragraph" style:parent-style-name="Table_20_Contents">
      <style:paragraph-properties fo:margin-top="0cm" fo:margin-bottom="0cm" loext:contextual-spacing="false" fo:line-height="100%" fo:text-align="center" style:justify-single-word="false"/>
      <style:text-properties fo:color="#3465a4" style:text-position="0% 100%" style:font-name="Calibri" fo:font-size="9pt" officeooo:rsid="02087658" officeooo:paragraph-rsid="02087658" style:font-name-asian="Times New Roman1" style:font-size-asian="9pt" style:font-name-complex="Tahoma1" style:font-size-complex="9pt"/>
    </style:style>
    <style:style style:name="P137" style:family="paragraph" style:parent-style-name="Table_20_Contents">
      <style:paragraph-properties fo:margin-top="0cm" fo:margin-bottom="0cm" loext:contextual-spacing="false" fo:line-height="100%" fo:text-align="center" style:justify-single-word="false"/>
      <style:text-properties fo:color="#3465a4" style:text-position="0% 100%" style:font-name="Calibri" fo:font-size="9pt" officeooo:rsid="02184f63" officeooo:paragraph-rsid="02184f63" style:font-name-asian="Times New Roman1" style:font-size-asian="9pt" style:font-name-complex="Tahoma1" style:font-size-complex="9pt"/>
    </style:style>
    <style:style style:name="P138" style:family="paragraph" style:parent-style-name="Table_20_Contents">
      <style:paragraph-properties fo:margin-top="0cm" fo:margin-bottom="0cm" loext:contextual-spacing="false" fo:line-height="100%" fo:text-align="center" style:justify-single-word="false"/>
      <style:text-properties fo:color="#3465a4" style:text-position="0% 100%" style:font-name="Calibri" fo:font-size="9pt" officeooo:rsid="021340e6" officeooo:paragraph-rsid="021340e6" style:font-name-asian="Times New Roman1" style:font-size-asian="9pt" style:font-name-complex="Tahoma1" style:font-size-complex="9pt"/>
    </style:style>
    <style:style style:name="P139" style:family="paragraph" style:parent-style-name="Table_20_Contents">
      <style:paragraph-properties fo:margin-top="0cm" fo:margin-bottom="0cm" loext:contextual-spacing="false" fo:line-height="100%" fo:text-align="center" style:justify-single-word="false"/>
      <style:text-properties fo:color="#3465a4" style:font-name="Calibri" fo:font-size="9pt" officeooo:rsid="01435965" officeooo:paragraph-rsid="01435965" style:font-name-asian="Times New Roman1" style:font-size-asian="9pt" style:font-name-complex="Tahoma1" style:font-size-complex="9pt"/>
    </style:style>
    <style:style style:name="P140" style:family="paragraph" style:parent-style-name="Table_20_Contents">
      <style:paragraph-properties fo:margin-top="0cm" fo:margin-bottom="0cm" loext:contextual-spacing="false" fo:line-height="100%" fo:text-align="center" style:justify-single-word="false"/>
      <style:text-properties fo:color="#3465a4" style:font-name="Calibri" fo:font-size="9pt" officeooo:rsid="01435965" officeooo:paragraph-rsid="01452d4d" style:font-name-asian="Times New Roman1" style:font-size-asian="9pt" style:font-name-complex="Tahoma1" style:font-size-complex="9pt"/>
    </style:style>
    <style:style style:name="P141" style:family="paragraph" style:parent-style-name="Table_20_Contents">
      <style:paragraph-properties fo:margin-top="0cm" fo:margin-bottom="0cm" loext:contextual-spacing="false" fo:line-height="100%" fo:text-align="center" style:justify-single-word="false"/>
      <style:text-properties fo:color="#3465a4" style:font-name="Calibri" fo:font-size="9pt" officeooo:rsid="01435965" officeooo:paragraph-rsid="014c2f90" style:font-name-asian="Times New Roman1" style:font-size-asian="9pt" style:font-name-complex="Tahoma1" style:font-size-complex="9pt"/>
    </style:style>
    <style:style style:name="P142" style:family="paragraph" style:parent-style-name="Table_20_Contents">
      <style:paragraph-properties fo:margin-top="0cm" fo:margin-bottom="0cm" loext:contextual-spacing="false" fo:line-height="100%" fo:text-align="center" style:justify-single-word="false"/>
      <style:text-properties fo:color="#3465a4" style:font-name="Calibri" fo:font-size="9pt" officeooo:rsid="01435965" officeooo:paragraph-rsid="01589070" style:font-name-asian="Times New Roman1" style:font-size-asian="9pt" style:font-name-complex="Tahoma1" style:font-size-complex="9pt"/>
    </style:style>
    <style:style style:name="P143" style:family="paragraph" style:parent-style-name="Table_20_Contents">
      <style:paragraph-properties fo:margin-top="0cm" fo:margin-bottom="0cm" loext:contextual-spacing="false" fo:line-height="100%" fo:text-align="center" style:justify-single-word="false"/>
      <style:text-properties fo:color="#3465a4" style:font-name="Calibri" fo:font-size="9pt" officeooo:rsid="0227cf74" officeooo:paragraph-rsid="0227cf74" style:font-name-asian="Times New Roman1" style:font-size-asian="9pt" style:font-name-complex="Tahoma1" style:font-size-complex="9pt"/>
    </style:style>
    <style:style style:name="P144" style:family="paragraph" style:parent-style-name="Table_20_Contents">
      <style:paragraph-properties fo:margin-top="0cm" fo:margin-bottom="0cm" loext:contextual-spacing="false" fo:line-height="100%"/>
      <style:text-properties fo:color="#3465a4" style:font-name="Calibri" fo:font-size="9pt" officeooo:rsid="0227cf74" officeooo:paragraph-rsid="0227cf74" style:font-name-asian="Times New Roman1" style:font-size-asian="9pt" style:font-name-complex="Tahoma1" style:font-size-complex="9pt"/>
    </style:style>
    <style:style style:name="P145" style:family="paragraph" style:parent-style-name="Table_20_Contents">
      <style:paragraph-properties fo:margin-top="0cm" fo:margin-bottom="0cm" loext:contextual-spacing="false" fo:line-height="100%" fo:text-align="center" style:justify-single-word="false"/>
      <style:text-properties fo:color="#3465a4" style:font-name="Calibri" fo:font-size="9pt" officeooo:rsid="0148035c" officeooo:paragraph-rsid="0148035c" style:font-name-asian="Times New Roman1" style:font-size-asian="9pt" style:font-name-complex="Tahoma1" style:font-size-complex="9pt"/>
    </style:style>
    <style:style style:name="P146" style:family="paragraph" style:parent-style-name="Table_20_Contents">
      <style:paragraph-properties fo:margin-top="0cm" fo:margin-bottom="0cm" loext:contextual-spacing="false" fo:line-height="100%" fo:text-align="center" style:justify-single-word="false"/>
      <style:text-properties fo:color="#3465a4" style:font-name="Calibri" fo:font-size="9pt" officeooo:rsid="0146114e" officeooo:paragraph-rsid="0146114e" style:font-name-asian="Times New Roman1" style:font-size-asian="9pt" style:font-name-complex="Tahoma1" style:font-size-complex="9pt"/>
    </style:style>
    <style:style style:name="P147" style:family="paragraph" style:parent-style-name="Table_20_Contents">
      <style:paragraph-properties fo:margin-top="0cm" fo:margin-bottom="0cm" loext:contextual-spacing="false" fo:line-height="100%" fo:text-align="center" style:justify-single-word="false"/>
      <style:text-properties fo:color="#3465a4" style:font-name="Calibri" fo:font-size="9pt" officeooo:rsid="02230e3b" officeooo:paragraph-rsid="02230e3b" style:font-name-asian="Times New Roman1" style:font-size-asian="9pt" style:font-name-complex="Tahoma1" style:font-size-complex="9pt"/>
    </style:style>
    <style:style style:name="P148" style:family="paragraph" style:parent-style-name="Table_20_Contents">
      <style:paragraph-properties fo:margin-top="0cm" fo:margin-bottom="0cm" loext:contextual-spacing="false" fo:line-height="100%" fo:text-align="center" style:justify-single-word="false"/>
      <style:text-properties fo:color="#3465a4" style:font-name="Calibri" fo:font-size="9pt" officeooo:rsid="0149151b" officeooo:paragraph-rsid="0149151b" style:font-name-asian="Times New Roman1" style:font-size-asian="9pt" style:font-name-complex="Tahoma1" style:font-size-complex="9pt"/>
    </style:style>
    <style:style style:name="P149" style:family="paragraph" style:parent-style-name="Table_20_Contents">
      <style:paragraph-properties fo:margin-top="0cm" fo:margin-bottom="0cm" loext:contextual-spacing="false" fo:line-height="100%" fo:text-align="center" style:justify-single-word="false"/>
      <style:text-properties fo:color="#3465a4" style:font-name="Calibri" fo:font-size="9pt" officeooo:rsid="0228330e" officeooo:paragraph-rsid="0228330e" style:font-name-asian="Times New Roman1" style:font-size-asian="9pt" style:font-name-complex="Tahoma1" style:font-size-complex="9pt"/>
    </style:style>
    <style:style style:name="P150" style:family="paragraph" style:parent-style-name="Table_20_Contents">
      <style:paragraph-properties fo:margin-top="0cm" fo:margin-bottom="0cm" loext:contextual-spacing="false" fo:line-height="100%" fo:text-align="center" style:justify-single-word="false"/>
      <style:text-properties fo:color="#3465a4" style:font-name="Calibri" fo:font-size="9pt" officeooo:rsid="017c7e23" officeooo:paragraph-rsid="017c7e23" style:font-name-asian="Times New Roman1" style:font-size-asian="9pt" style:font-name-complex="Tahoma1" style:font-size-complex="9pt"/>
    </style:style>
    <style:style style:name="P151" style:family="paragraph" style:parent-style-name="Table_20_Contents">
      <style:paragraph-properties fo:margin-top="0cm" fo:margin-bottom="0cm" loext:contextual-spacing="false" fo:line-height="100%" fo:text-align="center" style:justify-single-word="false"/>
      <style:text-properties fo:color="#3465a4" style:font-name="Calibri" fo:font-size="9pt" officeooo:rsid="0228ff48" officeooo:paragraph-rsid="0228ff48" style:font-name-asian="Times New Roman1" style:font-size-asian="9pt" style:font-name-complex="Tahoma1" style:font-size-complex="9pt"/>
    </style:style>
    <style:style style:name="P152" style:family="paragraph" style:parent-style-name="Table_20_Contents">
      <style:paragraph-properties fo:margin-top="0cm" fo:margin-bottom="0cm" loext:contextual-spacing="false" fo:line-height="100%" fo:text-align="center" style:justify-single-word="false"/>
      <style:text-properties fo:color="#3465a4" style:font-name="Calibri" fo:font-size="9pt" officeooo:rsid="022ad606" officeooo:paragraph-rsid="022ad606" style:font-name-asian="Times New Roman1" style:font-size-asian="9pt" style:font-name-complex="Tahoma1" style:font-size-complex="9pt"/>
    </style:style>
    <style:style style:name="P153" style:family="paragraph" style:parent-style-name="Table_20_Contents">
      <style:paragraph-properties fo:margin-top="0cm" fo:margin-bottom="0cm" loext:contextual-spacing="false" fo:line-height="100%" fo:text-align="center" style:justify-single-word="false"/>
      <style:text-properties fo:color="#3465a4" style:font-name="Calibri" fo:font-size="9pt" officeooo:rsid="022cadba" officeooo:paragraph-rsid="022cadba" style:font-name-asian="Times New Roman1" style:font-size-asian="9pt" style:font-name-complex="Tahoma1" style:font-size-complex="9pt"/>
    </style:style>
    <style:style style:name="P154" style:family="paragraph" style:parent-style-name="Table_20_Contents">
      <style:paragraph-properties fo:margin-top="0cm" fo:margin-bottom="0cm" loext:contextual-spacing="false" fo:line-height="100%" fo:text-align="center" style:justify-single-word="false"/>
      <style:text-properties fo:color="#3465a4" style:font-name="Calibri" fo:font-size="9pt" officeooo:rsid="022d0c4e" officeooo:paragraph-rsid="022d0c4e" style:font-name-asian="Times New Roman1" style:font-size-asian="9pt" style:font-name-complex="Tahoma1" style:font-size-complex="9pt"/>
    </style:style>
    <style:style style:name="P155" style:family="paragraph" style:parent-style-name="Table_20_Contents">
      <style:paragraph-properties fo:margin-top="0cm" fo:margin-bottom="0cm" loext:contextual-spacing="false" fo:line-height="100%" fo:text-align="center" style:justify-single-word="false"/>
      <style:text-properties fo:color="#3465a4" style:font-name="Calibri" fo:font-size="9pt" officeooo:rsid="022ecb55" officeooo:paragraph-rsid="022ecb55" style:font-name-asian="Times New Roman1" style:font-size-asian="9pt" style:font-name-complex="Tahoma1" style:font-size-complex="9pt"/>
    </style:style>
    <style:style style:name="P156" style:family="paragraph" style:parent-style-name="Table_20_Contents">
      <style:paragraph-properties fo:margin-top="0cm" fo:margin-bottom="0cm" loext:contextual-spacing="false" fo:line-height="100%" fo:text-align="center" style:justify-single-word="false"/>
      <style:text-properties fo:color="#3465a4" style:font-name="Calibri" fo:font-size="9pt" officeooo:rsid="0230221f" officeooo:paragraph-rsid="0230221f" style:font-name-asian="Times New Roman1" style:font-size-asian="9pt" style:font-name-complex="Tahoma1" style:font-size-complex="9pt"/>
    </style:style>
    <style:style style:name="P157" style:family="paragraph" style:parent-style-name="Table_20_Contents">
      <style:paragraph-properties fo:margin-top="0cm" fo:margin-bottom="0cm" loext:contextual-spacing="false" fo:line-height="100%" fo:text-align="center" style:justify-single-word="false"/>
      <style:text-properties fo:color="#3465a4" style:font-name="Calibri" fo:font-size="9pt" officeooo:rsid="0231e2c8" officeooo:paragraph-rsid="0231e2c8" style:font-name-asian="Times New Roman1" style:font-size-asian="9pt" style:font-name-complex="Tahoma1" style:font-size-complex="9pt"/>
    </style:style>
    <style:style style:name="P158" style:family="paragraph" style:parent-style-name="Table_20_Contents">
      <style:paragraph-properties fo:margin-top="0cm" fo:margin-bottom="0cm" loext:contextual-spacing="false" fo:line-height="100%" fo:text-align="center" style:justify-single-word="false"/>
      <style:text-properties fo:color="#3465a4" style:font-name="Calibri" fo:font-size="9pt" officeooo:rsid="02332ee5" officeooo:paragraph-rsid="02332ee5" style:font-name-asian="Times New Roman1" style:font-size-asian="9pt" style:font-name-complex="Tahoma1" style:font-size-complex="9pt"/>
    </style:style>
    <style:style style:name="P159" style:family="paragraph" style:parent-style-name="Table_20_Contents">
      <style:paragraph-properties fo:margin-top="0cm" fo:margin-bottom="0cm" loext:contextual-spacing="false" fo:line-height="100%" fo:text-align="center" style:justify-single-word="false"/>
      <style:text-properties fo:color="#3465a4" style:font-name="Calibri" fo:font-size="9pt" officeooo:rsid="01c16b04" officeooo:paragraph-rsid="01c16b04" style:font-name-asian="Times New Roman1" style:font-size-asian="9pt" style:font-name-complex="Tahoma1" style:font-size-complex="9pt"/>
    </style:style>
    <style:style style:name="P160" style:family="paragraph" style:parent-style-name="Table_20_Contents">
      <style:paragraph-properties fo:margin-top="0cm" fo:margin-bottom="0cm" loext:contextual-spacing="false" fo:line-height="100%" fo:text-align="center" style:justify-single-word="false"/>
      <style:text-properties fo:color="#3465a4" style:font-name="Calibri" fo:font-size="9pt" officeooo:rsid="02351f80" officeooo:paragraph-rsid="02351f80" style:font-name-asian="Times New Roman1" style:font-size-asian="9pt" style:font-name-complex="Tahoma1" style:font-size-complex="9pt"/>
    </style:style>
    <style:style style:name="P161" style:family="paragraph" style:parent-style-name="Table_20_Contents">
      <style:paragraph-properties fo:margin-top="0cm" fo:margin-bottom="0cm" loext:contextual-spacing="false" fo:line-height="100%" fo:text-align="center" style:justify-single-word="false"/>
      <style:text-properties fo:color="#3465a4" style:font-name="Calibri" fo:font-size="9pt" officeooo:rsid="0239b9d7" officeooo:paragraph-rsid="0239b9d7" style:font-name-asian="Times New Roman1" style:font-size-asian="9pt" style:font-name-complex="Tahoma1" style:font-size-complex="9pt"/>
    </style:style>
    <style:style style:name="P162" style:family="paragraph" style:parent-style-name="Table_20_Contents">
      <style:paragraph-properties fo:margin-top="0cm" fo:margin-bottom="0cm" loext:contextual-spacing="false" fo:line-height="100%" fo:text-align="center" style:justify-single-word="false"/>
      <style:text-properties fo:color="#3465a4" style:font-name="Calibri" fo:font-size="9pt" officeooo:rsid="0161f97e" officeooo:paragraph-rsid="017607b5" style:font-name-asian="Times New Roman1" style:font-size-asian="9pt" style:font-name-complex="Tahoma1" style:font-size-complex="9pt"/>
    </style:style>
    <style:style style:name="P163" style:family="paragraph" style:parent-style-name="Table_20_Contents">
      <style:paragraph-properties fo:margin-top="0cm" fo:margin-bottom="0cm" loext:contextual-spacing="false" fo:line-height="100%" fo:text-align="center" style:justify-single-word="false"/>
      <style:text-properties fo:color="#3465a4" style:font-name="Calibri" fo:font-size="9pt" officeooo:rsid="0161f97e" officeooo:paragraph-rsid="01761b07" style:font-name-asian="Times New Roman1" style:font-size-asian="9pt" style:font-name-complex="Tahoma1" style:font-size-complex="9pt"/>
    </style:style>
    <style:style style:name="P164" style:family="paragraph" style:parent-style-name="Table_20_Contents">
      <style:paragraph-properties fo:margin-top="0cm" fo:margin-bottom="0cm" loext:contextual-spacing="false" fo:line-height="100%" fo:text-align="center" style:justify-single-word="false"/>
      <style:text-properties fo:color="#3465a4" style:font-name="Calibri" fo:font-size="9pt" officeooo:rsid="023e3b06" officeooo:paragraph-rsid="023e3b06" style:font-name-asian="Times New Roman1" style:font-size-asian="9pt" style:font-name-complex="Tahoma1" style:font-size-complex="9pt"/>
    </style:style>
    <style:style style:name="P165" style:family="paragraph" style:parent-style-name="Table_20_Contents">
      <style:paragraph-properties fo:margin-top="0cm" fo:margin-bottom="0cm" loext:contextual-spacing="false" fo:line-height="100%" fo:text-align="center" style:justify-single-word="false"/>
      <style:text-properties fo:color="#3465a4" style:font-name="Calibri" fo:font-size="9pt" officeooo:rsid="023f6e6f" officeooo:paragraph-rsid="023f6e6f" style:font-name-asian="Times New Roman1" style:font-size-asian="9pt" style:font-name-complex="Tahoma1" style:font-size-complex="9pt"/>
    </style:style>
    <style:style style:name="P166" style:family="paragraph" style:parent-style-name="Table_20_Contents">
      <style:paragraph-properties fo:margin-top="0cm" fo:margin-bottom="0cm" loext:contextual-spacing="false" fo:line-height="100%" fo:text-align="center" style:justify-single-word="false"/>
      <style:text-properties fo:color="#3465a4" style:font-name="Calibri" fo:font-size="9pt" officeooo:rsid="02728c7e" officeooo:paragraph-rsid="02728c7e" style:font-name-asian="Times New Roman1" style:font-size-asian="9pt" style:font-name-complex="Tahoma1" style:font-size-complex="9pt"/>
    </style:style>
    <style:style style:name="P167" style:family="paragraph" style:parent-style-name="Table_20_Contents">
      <style:paragraph-properties fo:margin-top="0cm" fo:margin-bottom="0cm" loext:contextual-spacing="false" fo:line-height="100%" fo:text-align="center" style:justify-single-word="false"/>
      <style:text-properties fo:color="#3465a4" style:font-name="Calibri" fo:font-size="9pt" officeooo:rsid="023f7729" officeooo:paragraph-rsid="023f7729" style:font-name-asian="Times New Roman1" style:font-size-asian="9pt" style:font-name-complex="Tahoma1" style:font-size-complex="9pt"/>
    </style:style>
    <style:style style:name="P168" style:family="paragraph" style:parent-style-name="Table_20_Contents">
      <style:paragraph-properties fo:margin-top="0cm" fo:margin-bottom="0cm" loext:contextual-spacing="false" fo:line-height="100%" fo:text-align="center" style:justify-single-word="false"/>
      <style:text-properties fo:color="#3465a4" style:font-name="Calibri" fo:font-size="9pt" officeooo:rsid="023fa238" officeooo:paragraph-rsid="023fa238" style:font-name-asian="Times New Roman1" style:font-size-asian="9pt" style:font-name-complex="Tahoma1" style:font-size-complex="9pt"/>
    </style:style>
    <style:style style:name="P169" style:family="paragraph" style:parent-style-name="Table_20_Contents">
      <style:paragraph-properties fo:margin-top="0cm" fo:margin-bottom="0cm" loext:contextual-spacing="false" fo:line-height="100%" fo:text-align="center" style:justify-single-word="false"/>
      <style:text-properties fo:color="#3465a4" style:font-name="Calibri" fo:font-size="9pt" officeooo:rsid="024065e0" officeooo:paragraph-rsid="024065e0" style:font-name-asian="Times New Roman1" style:font-size-asian="9pt" style:font-name-complex="Tahoma1" style:font-size-complex="9pt"/>
    </style:style>
    <style:style style:name="P170" style:family="paragraph" style:parent-style-name="Table_20_Contents">
      <style:paragraph-properties fo:margin-top="0cm" fo:margin-bottom="0cm" loext:contextual-spacing="false" fo:line-height="100%" fo:text-align="center" style:justify-single-word="false"/>
      <style:text-properties fo:color="#3465a4" style:font-name="Calibri" fo:font-size="9pt" officeooo:rsid="0240d7b7" officeooo:paragraph-rsid="0240d7b7" style:font-name-asian="Times New Roman1" style:font-size-asian="9pt" style:font-name-complex="Tahoma1" style:font-size-complex="9pt"/>
    </style:style>
    <style:style style:name="P171" style:family="paragraph" style:parent-style-name="Table_20_Contents">
      <style:paragraph-properties fo:margin-top="0cm" fo:margin-bottom="0cm" loext:contextual-spacing="false" fo:line-height="100%" fo:text-align="center" style:justify-single-word="false"/>
      <style:text-properties fo:color="#3465a4" style:font-name="Calibri" fo:font-size="9pt" officeooo:rsid="024521b9" officeooo:paragraph-rsid="024521b9" style:font-name-asian="Times New Roman1" style:font-size-asian="9pt" style:font-name-complex="Tahoma1" style:font-size-complex="9pt"/>
    </style:style>
    <style:style style:name="P172" style:family="paragraph" style:parent-style-name="Table_20_Contents">
      <style:paragraph-properties fo:margin-top="0cm" fo:margin-bottom="0cm" loext:contextual-spacing="false" fo:line-height="100%" fo:text-align="center" style:justify-single-word="false"/>
      <style:text-properties fo:color="#3465a4" style:font-name="Calibri" fo:font-size="9pt" officeooo:rsid="02452dd3" officeooo:paragraph-rsid="02452dd3" style:font-name-asian="Times New Roman1" style:font-size-asian="9pt" style:font-name-complex="Tahoma1" style:font-size-complex="9pt"/>
    </style:style>
    <style:style style:name="P173" style:family="paragraph" style:parent-style-name="Table_20_Contents">
      <style:paragraph-properties fo:margin-top="0cm" fo:margin-bottom="0cm" loext:contextual-spacing="false" fo:line-height="100%" fo:text-align="center" style:justify-single-word="false"/>
      <style:text-properties fo:color="#3465a4" style:font-name="Calibri" fo:font-size="9pt" officeooo:rsid="02463462" officeooo:paragraph-rsid="02463462" style:font-name-asian="Times New Roman1" style:font-size-asian="9pt" style:font-name-complex="Tahoma1" style:font-size-complex="9pt"/>
    </style:style>
    <style:style style:name="P174" style:family="paragraph" style:parent-style-name="Table_20_Contents">
      <style:paragraph-properties fo:margin-top="0cm" fo:margin-bottom="0cm" loext:contextual-spacing="false" fo:line-height="100%" fo:text-align="center" style:justify-single-word="false"/>
      <style:text-properties fo:color="#3465a4" style:font-name="Calibri" fo:font-size="9pt" officeooo:rsid="028159eb" officeooo:paragraph-rsid="028159eb" style:font-name-asian="Times New Roman1" style:font-size-asian="9pt" style:font-name-complex="Tahoma1" style:font-size-complex="9pt"/>
    </style:style>
    <style:style style:name="P175" style:family="paragraph" style:parent-style-name="Table_20_Contents">
      <style:paragraph-properties fo:margin-top="0cm" fo:margin-bottom="0cm" loext:contextual-spacing="false" fo:line-height="100%" fo:text-align="center" style:justify-single-word="false"/>
      <style:text-properties fo:color="#3465a4" style:font-name="Calibri" fo:font-size="10pt" fo:font-weight="bold" officeooo:rsid="022ecb55" officeooo:paragraph-rsid="022ecb55" style:font-name-asian="Times New Roman1" style:font-size-asian="10pt" style:font-weight-asian="bold" style:font-name-complex="Tahoma1" style:font-size-complex="12pt" style:font-weight-complex="bold"/>
    </style:style>
    <style:style style:name="P176" style:family="paragraph" style:parent-style-name="Table_20_Contents">
      <style:paragraph-properties fo:margin-top="0cm" fo:margin-bottom="0cm" loext:contextual-spacing="false" fo:line-height="100%"/>
      <style:text-properties style:font-name="Calibri" fo:font-size="9pt" officeooo:rsid="01435965" officeooo:paragraph-rsid="01435965" style:font-name-asian="Times New Roman1" style:font-size-asian="9pt" style:font-name-complex="Tahoma1" style:font-size-complex="9pt"/>
    </style:style>
    <style:style style:name="P177" style:family="paragraph" style:parent-style-name="Table_20_Contents">
      <style:paragraph-properties fo:margin-top="0cm" fo:margin-bottom="0cm" loext:contextual-spacing="false" fo:line-height="100%"/>
      <style:text-properties style:font-name="Calibri" fo:font-size="9pt" officeooo:rsid="01435965" officeooo:paragraph-rsid="0227cf74" style:font-name-asian="Times New Roman1" style:font-size-asian="9pt" style:font-name-complex="Tahoma1" style:font-size-complex="9pt"/>
    </style:style>
    <style:style style:name="P178" style:family="paragraph" style:parent-style-name="Table_20_Contents">
      <style:paragraph-properties fo:margin-top="0cm" fo:margin-bottom="0cm" loext:contextual-spacing="false" fo:line-height="100%"/>
      <style:text-properties style:font-name="Calibri" fo:font-size="9pt" officeooo:rsid="01435965" officeooo:paragraph-rsid="028159eb" style:font-name-asian="Times New Roman1" style:font-size-asian="9pt" style:font-name-complex="Tahoma1" style:font-size-complex="9pt"/>
    </style:style>
    <style:style style:name="P179" style:family="paragraph" style:parent-style-name="Table_20_Contents">
      <style:paragraph-properties fo:margin-top="0cm" fo:margin-bottom="0cm" loext:contextual-spacing="false" fo:line-height="100%"/>
      <style:text-properties style:font-name="Calibri" fo:font-size="9pt" officeooo:rsid="0146114e" officeooo:paragraph-rsid="0146114e" style:font-name-asian="Times New Roman1" style:font-size-asian="9pt" style:font-name-complex="Tahoma1" style:font-size-complex="9pt"/>
    </style:style>
    <style:style style:name="P180" style:family="paragraph" style:parent-style-name="Table_20_Contents">
      <style:paragraph-properties fo:margin-top="0cm" fo:margin-bottom="0cm" loext:contextual-spacing="false" fo:line-height="100%"/>
      <style:text-properties style:font-name="Calibri" fo:font-size="9pt" officeooo:rsid="0146114e" officeooo:paragraph-rsid="028159eb" style:font-name-asian="Times New Roman1" style:font-size-asian="9pt" style:font-name-complex="Tahoma1" style:font-size-complex="9pt"/>
    </style:style>
    <style:style style:name="P181" style:family="paragraph" style:parent-style-name="Table_20_Contents">
      <style:paragraph-properties fo:margin-top="0cm" fo:margin-bottom="0cm" loext:contextual-spacing="false" fo:line-height="100%"/>
      <style:text-properties style:font-name="Calibri" fo:font-size="9pt" officeooo:rsid="0148035c" officeooo:paragraph-rsid="0148035c" style:font-name-asian="Times New Roman1" style:font-size-asian="9pt" style:font-name-complex="Tahoma1" style:font-size-complex="9pt"/>
    </style:style>
    <style:style style:name="P182" style:family="paragraph" style:parent-style-name="Table_20_Contents">
      <style:paragraph-properties fo:margin-top="0cm" fo:margin-bottom="0cm" loext:contextual-spacing="false" fo:line-height="100%"/>
      <style:text-properties style:font-name="Calibri" fo:font-size="9pt" officeooo:rsid="02230e3b" officeooo:paragraph-rsid="02230e3b" style:font-name-asian="Times New Roman1" style:font-size-asian="9pt" style:font-name-complex="Tahoma1" style:font-size-complex="9pt"/>
    </style:style>
    <style:style style:name="P183" style:family="paragraph" style:parent-style-name="Table_20_Contents">
      <style:paragraph-properties fo:margin-top="0cm" fo:margin-bottom="0cm" loext:contextual-spacing="false" fo:line-height="100%"/>
      <style:text-properties style:font-name="Calibri" fo:font-size="9pt" officeooo:rsid="0149151b" officeooo:paragraph-rsid="0149151b" style:font-name-asian="Times New Roman1" style:font-size-asian="9pt" style:font-name-complex="Tahoma1" style:font-size-complex="9pt"/>
    </style:style>
    <style:style style:name="P184" style:family="paragraph" style:parent-style-name="Table_20_Contents">
      <style:paragraph-properties fo:margin-top="0cm" fo:margin-bottom="0cm" loext:contextual-spacing="false" fo:line-height="100%"/>
      <style:text-properties style:font-name="Calibri" fo:font-size="9pt" officeooo:rsid="014c2f90" officeooo:paragraph-rsid="014c2f90" style:font-name-asian="Times New Roman1" style:font-size-asian="9pt" style:font-name-complex="Tahoma1" style:font-size-complex="9pt"/>
    </style:style>
    <style:style style:name="P185" style:family="paragraph" style:parent-style-name="Table_20_Contents">
      <style:paragraph-properties fo:margin-top="0cm" fo:margin-bottom="0cm" loext:contextual-spacing="false" fo:line-height="100%"/>
      <style:text-properties style:font-name="Calibri" fo:font-size="9pt" officeooo:rsid="014c2f90" officeooo:paragraph-rsid="0227cf74" style:font-name-asian="Times New Roman1" style:font-size-asian="9pt" style:font-name-complex="Tahoma1" style:font-size-complex="9pt"/>
    </style:style>
    <style:style style:name="P186" style:family="paragraph" style:parent-style-name="Table_20_Contents">
      <style:paragraph-properties fo:margin-top="0cm" fo:margin-bottom="0cm" loext:contextual-spacing="false" fo:line-height="100%"/>
      <style:text-properties style:font-name="Calibri" fo:font-size="9pt" officeooo:rsid="01548090" officeooo:paragraph-rsid="01a35500" style:font-name-asian="Times New Roman1" style:font-size-asian="9pt" style:font-name-complex="Tahoma1" style:font-size-complex="9pt"/>
    </style:style>
    <style:style style:name="P187" style:family="paragraph" style:parent-style-name="Table_20_Contents">
      <style:paragraph-properties fo:margin-top="0cm" fo:margin-bottom="0cm" loext:contextual-spacing="false" fo:line-height="100%"/>
      <style:text-properties style:font-name="Calibri" fo:font-size="9pt" officeooo:rsid="01548090" officeooo:paragraph-rsid="019e7198" style:font-name-asian="Times New Roman1" style:font-size-asian="9pt" style:font-name-complex="Tahoma1" style:font-size-complex="9pt"/>
    </style:style>
    <style:style style:name="P188" style:family="paragraph" style:parent-style-name="Table_20_Contents">
      <style:paragraph-properties fo:margin-top="0cm" fo:margin-bottom="0cm" loext:contextual-spacing="false" fo:line-height="100%"/>
      <style:text-properties style:font-name="Calibri" fo:font-size="9pt" officeooo:rsid="01548090" officeooo:paragraph-rsid="0156f3b2" style:font-name-asian="Times New Roman1" style:font-size-asian="9pt" style:font-name-complex="Tahoma1" style:font-size-complex="9pt"/>
    </style:style>
    <style:style style:name="P189" style:family="paragraph" style:parent-style-name="Table_20_Contents">
      <style:paragraph-properties fo:margin-top="0cm" fo:margin-bottom="0cm" loext:contextual-spacing="false" fo:line-height="100%"/>
      <style:text-properties style:font-name="Calibri" fo:font-size="9pt" officeooo:rsid="01548090" officeooo:paragraph-rsid="0228330e" style:font-name-asian="Times New Roman1" style:font-size-asian="9pt" style:font-name-complex="Tahoma1" style:font-size-complex="9pt"/>
    </style:style>
    <style:style style:name="P190" style:family="paragraph" style:parent-style-name="Table_20_Contents">
      <style:paragraph-properties fo:margin-top="0cm" fo:margin-bottom="0cm" loext:contextual-spacing="false" fo:line-height="100%"/>
      <style:text-properties style:font-name="Calibri" fo:font-size="9pt" officeooo:rsid="01548090" officeooo:paragraph-rsid="01589070" style:font-name-asian="Times New Roman1" style:font-size-asian="9pt" style:font-name-complex="Tahoma1" style:font-size-complex="9pt"/>
    </style:style>
    <style:style style:name="P191" style:family="paragraph" style:parent-style-name="Table_20_Contents">
      <style:paragraph-properties fo:margin-top="0cm" fo:margin-bottom="0cm" loext:contextual-spacing="false" fo:line-height="100%"/>
      <style:text-properties style:font-name="Calibri" fo:font-size="9pt" officeooo:rsid="01548090" officeooo:paragraph-rsid="015a9cf8" style:font-name-asian="Times New Roman1" style:font-size-asian="9pt" style:font-name-complex="Tahoma1" style:font-size-complex="9pt"/>
    </style:style>
    <style:style style:name="P192" style:family="paragraph" style:parent-style-name="Table_20_Contents">
      <style:paragraph-properties fo:margin-top="0cm" fo:margin-bottom="0cm" loext:contextual-spacing="false" fo:line-height="100%"/>
      <style:text-properties style:font-name="Calibri" fo:font-size="9pt" officeooo:rsid="01548090" officeooo:paragraph-rsid="015df164" style:font-name-asian="Times New Roman1" style:font-size-asian="9pt" style:font-name-complex="Tahoma1" style:font-size-complex="9pt"/>
    </style:style>
    <style:style style:name="P193" style:family="paragraph" style:parent-style-name="Table_20_Contents">
      <style:paragraph-properties fo:margin-top="0cm" fo:margin-bottom="0cm" loext:contextual-spacing="false" fo:line-height="100%"/>
      <style:text-properties style:font-name="Calibri" fo:font-size="9pt" officeooo:rsid="015a9cf8" officeooo:paragraph-rsid="015a9cf8" style:font-name-asian="Times New Roman1" style:font-size-asian="9pt" style:font-name-complex="Tahoma1" style:font-size-complex="9pt"/>
    </style:style>
    <style:style style:name="P194" style:family="paragraph" style:parent-style-name="Table_20_Contents">
      <style:paragraph-properties fo:margin-top="0cm" fo:margin-bottom="0cm" loext:contextual-spacing="false" fo:line-height="100%"/>
      <style:text-properties style:font-name="Calibri" fo:font-size="9pt" officeooo:rsid="015a9cf8" officeooo:paragraph-rsid="0228330e" style:font-name-asian="Times New Roman1" style:font-size-asian="9pt" style:font-name-complex="Tahoma1" style:font-size-complex="9pt"/>
    </style:style>
    <style:style style:name="P195" style:family="paragraph" style:parent-style-name="Table_20_Contents">
      <style:paragraph-properties fo:margin-top="0cm" fo:margin-bottom="0cm" loext:contextual-spacing="false" fo:line-height="100%"/>
      <style:text-properties style:font-name="Calibri" fo:font-size="9pt" officeooo:rsid="015f4701" officeooo:paragraph-rsid="015f4701" style:font-name-asian="Times New Roman1" style:font-size-asian="9pt" style:font-name-complex="Tahoma1" style:font-size-complex="9pt"/>
    </style:style>
    <style:style style:name="P196" style:family="paragraph" style:parent-style-name="Table_20_Contents">
      <style:paragraph-properties fo:margin-top="0cm" fo:margin-bottom="0cm" loext:contextual-spacing="false" fo:line-height="100%"/>
      <style:text-properties style:font-name="Calibri" fo:font-size="9pt" officeooo:rsid="01603a7d" officeooo:paragraph-rsid="01603a7d" style:font-name-asian="Times New Roman1" style:font-size-asian="9pt" style:font-name-complex="Tahoma1" style:font-size-complex="9pt"/>
    </style:style>
    <style:style style:name="P197" style:family="paragraph" style:parent-style-name="Table_20_Contents">
      <style:paragraph-properties fo:margin-top="0cm" fo:margin-bottom="0cm" loext:contextual-spacing="false" fo:line-height="100%"/>
      <style:text-properties style:font-name="Calibri" fo:font-size="9pt" officeooo:rsid="0161f97e" officeooo:paragraph-rsid="0161f97e" style:font-name-asian="Times New Roman1" style:font-size-asian="9pt" style:font-name-complex="Tahoma1" style:font-size-complex="9pt"/>
    </style:style>
    <style:style style:name="P198" style:family="paragraph" style:parent-style-name="Table_20_Contents">
      <style:paragraph-properties fo:margin-top="0cm" fo:margin-bottom="0cm" loext:contextual-spacing="false" fo:line-height="100%"/>
      <style:text-properties style:font-name="Calibri" fo:font-size="9pt" officeooo:rsid="0161f97e" officeooo:paragraph-rsid="0163337e" style:font-name-asian="Times New Roman1" style:font-size-asian="9pt" style:font-name-complex="Tahoma1" style:font-size-complex="9pt"/>
    </style:style>
    <style:style style:name="P199" style:family="paragraph" style:parent-style-name="Table_20_Contents">
      <style:paragraph-properties fo:margin-top="0cm" fo:margin-bottom="0cm" loext:contextual-spacing="false" fo:line-height="100%"/>
      <style:text-properties style:font-name="Calibri" fo:font-size="9pt" officeooo:rsid="0161f97e" officeooo:paragraph-rsid="01684646" style:font-name-asian="Times New Roman1" style:font-size-asian="9pt" style:font-name-complex="Tahoma1" style:font-size-complex="9pt"/>
    </style:style>
    <style:style style:name="P200" style:family="paragraph" style:parent-style-name="Table_20_Contents">
      <style:paragraph-properties fo:margin-top="0cm" fo:margin-bottom="0cm" loext:contextual-spacing="false" fo:line-height="100%"/>
      <style:text-properties style:font-name="Calibri" fo:font-size="9pt" officeooo:rsid="0161f97e" officeooo:paragraph-rsid="01687b9f" style:font-name-asian="Times New Roman1" style:font-size-asian="9pt" style:font-name-complex="Tahoma1" style:font-size-complex="9pt"/>
    </style:style>
    <style:style style:name="P201" style:family="paragraph" style:parent-style-name="Table_20_Contents">
      <style:paragraph-properties fo:margin-top="0cm" fo:margin-bottom="0cm" loext:contextual-spacing="false" fo:line-height="100%"/>
      <style:text-properties style:font-name="Calibri" fo:font-size="9pt" officeooo:rsid="0161f97e" officeooo:paragraph-rsid="016ae0a6" style:font-name-asian="Times New Roman1" style:font-size-asian="9pt" style:font-name-complex="Tahoma1" style:font-size-complex="9pt"/>
    </style:style>
    <style:style style:name="P202" style:family="paragraph" style:parent-style-name="Table_20_Contents">
      <style:paragraph-properties fo:margin-top="0cm" fo:margin-bottom="0cm" loext:contextual-spacing="false" fo:line-height="100%"/>
      <style:text-properties style:font-name="Calibri" fo:font-size="9pt" officeooo:rsid="0161f97e" officeooo:paragraph-rsid="016df533" style:font-name-asian="Times New Roman1" style:font-size-asian="9pt" style:font-name-complex="Tahoma1" style:font-size-complex="9pt"/>
    </style:style>
    <style:style style:name="P203" style:family="paragraph" style:parent-style-name="Table_20_Contents">
      <style:paragraph-properties fo:margin-top="0cm" fo:margin-bottom="0cm" loext:contextual-spacing="false" fo:line-height="100%"/>
      <style:text-properties style:font-name="Calibri" fo:font-size="9pt" officeooo:rsid="0161f97e" officeooo:paragraph-rsid="0171850b" style:font-name-asian="Times New Roman1" style:font-size-asian="9pt" style:font-name-complex="Tahoma1" style:font-size-complex="9pt"/>
    </style:style>
    <style:style style:name="P204" style:family="paragraph" style:parent-style-name="Table_20_Contents">
      <style:paragraph-properties fo:margin-top="0cm" fo:margin-bottom="0cm" loext:contextual-spacing="false" fo:line-height="100%"/>
      <style:text-properties style:font-name="Calibri" fo:font-size="9pt" officeooo:rsid="0161f97e" officeooo:paragraph-rsid="017607b5" style:font-name-asian="Times New Roman1" style:font-size-asian="9pt" style:font-name-complex="Tahoma1" style:font-size-complex="9pt"/>
    </style:style>
    <style:style style:name="P205" style:family="paragraph" style:parent-style-name="Table_20_Contents">
      <style:paragraph-properties fo:margin-top="0cm" fo:margin-bottom="0cm" loext:contextual-spacing="false" fo:line-height="100%"/>
      <style:text-properties style:font-name="Calibri" fo:font-size="9pt" officeooo:rsid="0161f97e" officeooo:paragraph-rsid="01761b07" style:font-name-asian="Times New Roman1" style:font-size-asian="9pt" style:font-name-complex="Tahoma1" style:font-size-complex="9pt"/>
    </style:style>
    <style:style style:name="P206" style:family="paragraph" style:parent-style-name="Table_20_Contents">
      <style:paragraph-properties fo:margin-top="0cm" fo:margin-bottom="0cm" loext:contextual-spacing="false" fo:line-height="100%"/>
      <style:text-properties style:font-name="Calibri" fo:font-size="9pt" officeooo:rsid="0161f97e" officeooo:paragraph-rsid="01783bfb" style:font-name-asian="Times New Roman1" style:font-size-asian="9pt" style:font-name-complex="Tahoma1" style:font-size-complex="9pt"/>
    </style:style>
    <style:style style:name="P207" style:family="paragraph" style:parent-style-name="Table_20_Contents">
      <style:paragraph-properties fo:margin-top="0cm" fo:margin-bottom="0cm" loext:contextual-spacing="false" fo:line-height="100%"/>
      <style:text-properties style:font-name="Calibri" fo:font-size="9pt" officeooo:rsid="0161f97e" officeooo:paragraph-rsid="0178d96d" style:font-name-asian="Times New Roman1" style:font-size-asian="9pt" style:font-name-complex="Tahoma1" style:font-size-complex="9pt"/>
    </style:style>
    <style:style style:name="P208" style:family="paragraph" style:parent-style-name="Table_20_Contents">
      <style:paragraph-properties fo:margin-top="0cm" fo:margin-bottom="0cm" loext:contextual-spacing="false" fo:line-height="100%"/>
      <style:text-properties style:font-name="Calibri" fo:font-size="9pt" officeooo:rsid="017c7e23" officeooo:paragraph-rsid="017c7e23" style:font-name-asian="Times New Roman1" style:font-size-asian="9pt" style:font-name-complex="Tahoma1" style:font-size-complex="9pt"/>
    </style:style>
    <style:style style:name="P209" style:family="paragraph" style:parent-style-name="Table_20_Contents">
      <style:paragraph-properties fo:margin-top="0cm" fo:margin-bottom="0cm" loext:contextual-spacing="false" fo:line-height="100%"/>
      <style:text-properties style:font-name="Calibri" fo:font-size="9pt" officeooo:rsid="017c7e23" officeooo:paragraph-rsid="0228330e" style:font-name-asian="Times New Roman1" style:font-size-asian="9pt" style:font-name-complex="Tahoma1" style:font-size-complex="9pt"/>
    </style:style>
    <style:style style:name="P210" style:family="paragraph" style:parent-style-name="Table_20_Contents">
      <style:paragraph-properties fo:margin-top="0cm" fo:margin-bottom="0cm" loext:contextual-spacing="false" fo:line-height="100%"/>
      <style:text-properties style:font-name="Calibri" fo:font-size="9pt" officeooo:rsid="0181a502" officeooo:paragraph-rsid="0228330e" style:font-name-asian="Times New Roman1" style:font-size-asian="9pt" style:font-name-complex="Tahoma1" style:font-size-complex="9pt"/>
    </style:style>
    <style:style style:name="P211" style:family="paragraph" style:parent-style-name="Table_20_Contents">
      <style:paragraph-properties fo:margin-top="0cm" fo:margin-bottom="0cm" loext:contextual-spacing="false" fo:line-height="100%"/>
      <style:text-properties style:font-name="Calibri" fo:font-size="9pt" officeooo:rsid="017fbd39" officeooo:paragraph-rsid="017fbd39" style:font-name-asian="Times New Roman1" style:font-size-asian="9pt" style:font-name-complex="Tahoma1" style:font-size-complex="9pt"/>
    </style:style>
    <style:style style:name="P212" style:family="paragraph" style:parent-style-name="Table_20_Contents">
      <style:paragraph-properties fo:margin-top="0cm" fo:margin-bottom="0cm" loext:contextual-spacing="false" fo:line-height="100%"/>
      <style:text-properties style:font-name="Calibri" fo:font-size="9pt" officeooo:rsid="017fe43d" officeooo:paragraph-rsid="017fe43d" style:font-name-asian="Times New Roman1" style:font-size-asian="9pt" style:font-name-complex="Tahoma1" style:font-size-complex="9pt"/>
    </style:style>
    <style:style style:name="P213" style:family="paragraph" style:parent-style-name="Table_20_Contents">
      <style:paragraph-properties fo:margin-top="0cm" fo:margin-bottom="0cm" loext:contextual-spacing="false" fo:line-height="100%"/>
      <style:text-properties style:font-name="Calibri" fo:font-size="9pt" officeooo:rsid="0184bf6e" officeooo:paragraph-rsid="0184bf6e" style:font-name-asian="Times New Roman1" style:font-size-asian="9pt" style:font-name-complex="Tahoma1" style:font-size-complex="9pt"/>
    </style:style>
    <style:style style:name="P214" style:family="paragraph" style:parent-style-name="Table_20_Contents">
      <style:paragraph-properties fo:margin-top="0cm" fo:margin-bottom="0cm" loext:contextual-spacing="false" fo:line-height="100%"/>
      <style:text-properties style:font-name="Calibri" fo:font-size="9pt" officeooo:rsid="01866dc6" officeooo:paragraph-rsid="01866dc6" style:font-name-asian="Times New Roman1" style:font-size-asian="9pt" style:font-name-complex="Tahoma1" style:font-size-complex="9pt"/>
    </style:style>
    <style:style style:name="P215" style:family="paragraph" style:parent-style-name="Table_20_Contents">
      <style:paragraph-properties fo:margin-top="0cm" fo:margin-bottom="0cm" loext:contextual-spacing="false" fo:line-height="100%"/>
      <style:text-properties style:font-name="Calibri" fo:font-size="9pt" officeooo:rsid="018daf62" officeooo:paragraph-rsid="018daf62" style:font-name-asian="Times New Roman1" style:font-size-asian="9pt" style:font-name-complex="Tahoma1" style:font-size-complex="9pt"/>
    </style:style>
    <style:style style:name="P216" style:family="paragraph" style:parent-style-name="Table_20_Contents">
      <style:paragraph-properties fo:margin-top="0cm" fo:margin-bottom="0cm" loext:contextual-spacing="false" fo:line-height="100%"/>
      <style:text-properties style:font-name="Calibri" fo:font-size="9pt" officeooo:rsid="018ec824" officeooo:paragraph-rsid="018ec824" style:font-name-asian="Times New Roman1" style:font-size-asian="9pt" style:font-name-complex="Tahoma1" style:font-size-complex="9pt"/>
    </style:style>
    <style:style style:name="P217" style:family="paragraph" style:parent-style-name="Table_20_Contents">
      <style:paragraph-properties fo:margin-top="0cm" fo:margin-bottom="0cm" loext:contextual-spacing="false" fo:line-height="100%"/>
      <style:text-properties style:font-name="Calibri" fo:font-size="9pt" officeooo:rsid="0198c5a4" officeooo:paragraph-rsid="0198c5a4" style:font-name-asian="Times New Roman1" style:font-size-asian="9pt" style:font-name-complex="Tahoma1" style:font-size-complex="9pt"/>
    </style:style>
    <style:style style:name="P218" style:family="paragraph" style:parent-style-name="Table_20_Contents">
      <style:paragraph-properties fo:margin-top="0cm" fo:margin-bottom="0cm" loext:contextual-spacing="false" fo:line-height="100%"/>
      <style:text-properties style:font-name="Calibri" fo:font-size="9pt" officeooo:rsid="0198c5a4" officeooo:paragraph-rsid="022ad606" style:font-name-asian="Times New Roman1" style:font-size-asian="9pt" style:font-name-complex="Tahoma1" style:font-size-complex="9pt"/>
    </style:style>
    <style:style style:name="P219" style:family="paragraph" style:parent-style-name="Table_20_Contents">
      <style:paragraph-properties fo:margin-top="0cm" fo:margin-bottom="0cm" loext:contextual-spacing="false" fo:line-height="100%"/>
      <style:text-properties style:font-name="Calibri" fo:font-size="9pt" officeooo:rsid="01aee9d4" officeooo:paragraph-rsid="01aee9d4" style:font-name-asian="Times New Roman1" style:font-size-asian="9pt" style:font-name-complex="Tahoma1" style:font-size-complex="9pt"/>
    </style:style>
    <style:style style:name="P220" style:family="paragraph" style:parent-style-name="Table_20_Contents">
      <style:paragraph-properties fo:margin-top="0cm" fo:margin-bottom="0cm" loext:contextual-spacing="false" fo:line-height="100%"/>
      <style:text-properties style:font-name="Calibri" fo:font-size="9pt" officeooo:rsid="01aee9d4" officeooo:paragraph-rsid="022ad606" style:font-name-asian="Times New Roman1" style:font-size-asian="9pt" style:font-name-complex="Tahoma1" style:font-size-complex="9pt"/>
    </style:style>
    <style:style style:name="P221" style:family="paragraph" style:parent-style-name="Table_20_Contents">
      <style:paragraph-properties fo:margin-top="0cm" fo:margin-bottom="0cm" loext:contextual-spacing="false" fo:line-height="100%"/>
      <style:text-properties style:font-name="Calibri" fo:font-size="9pt" officeooo:rsid="01af31df" officeooo:paragraph-rsid="01af31df" style:font-name-asian="Times New Roman1" style:font-size-asian="9pt" style:font-name-complex="Tahoma1" style:font-size-complex="9pt"/>
    </style:style>
    <style:style style:name="P222" style:family="paragraph" style:parent-style-name="Table_20_Contents">
      <style:paragraph-properties fo:margin-top="0cm" fo:margin-bottom="0cm" loext:contextual-spacing="false" fo:line-height="100%"/>
      <style:text-properties style:font-name="Calibri" fo:font-size="9pt" officeooo:rsid="01b1b861" officeooo:paragraph-rsid="01b1b861" style:font-name-asian="Times New Roman1" style:font-size-asian="9pt" style:font-name-complex="Tahoma1" style:font-size-complex="9pt"/>
    </style:style>
    <style:style style:name="P223" style:family="paragraph" style:parent-style-name="Table_20_Contents">
      <style:paragraph-properties fo:margin-top="0cm" fo:margin-bottom="0cm" loext:contextual-spacing="false" fo:line-height="100%"/>
      <style:text-properties style:font-name="Calibri" fo:font-size="9pt" officeooo:rsid="01b1b861" officeooo:paragraph-rsid="022cadba" style:font-name-asian="Times New Roman1" style:font-size-asian="9pt" style:font-name-complex="Tahoma1" style:font-size-complex="9pt"/>
    </style:style>
    <style:style style:name="P224" style:family="paragraph" style:parent-style-name="Table_20_Contents">
      <style:paragraph-properties fo:margin-top="0cm" fo:margin-bottom="0cm" loext:contextual-spacing="false" fo:line-height="100%"/>
      <style:text-properties style:font-name="Calibri" fo:font-size="9pt" officeooo:rsid="01b2ef21" officeooo:paragraph-rsid="01b2ef21" style:font-name-asian="Times New Roman1" style:font-size-asian="9pt" style:font-name-complex="Tahoma1" style:font-size-complex="9pt"/>
    </style:style>
    <style:style style:name="P225" style:family="paragraph" style:parent-style-name="Table_20_Contents">
      <style:paragraph-properties fo:margin-top="0cm" fo:margin-bottom="0cm" loext:contextual-spacing="false" fo:line-height="100%"/>
      <style:text-properties style:font-name="Calibri" fo:font-size="9pt" officeooo:rsid="01b2ef21" officeooo:paragraph-rsid="022d0c4e" style:font-name-asian="Times New Roman1" style:font-size-asian="9pt" style:font-name-complex="Tahoma1" style:font-size-complex="9pt"/>
    </style:style>
    <style:style style:name="P226" style:family="paragraph" style:parent-style-name="Table_20_Contents">
      <style:paragraph-properties fo:margin-top="0cm" fo:margin-bottom="0cm" loext:contextual-spacing="false" fo:line-height="100%"/>
      <style:text-properties style:font-name="Calibri" fo:font-size="9pt" officeooo:rsid="01b56cf3" officeooo:paragraph-rsid="01b56cf3" style:font-name-asian="Times New Roman1" style:font-size-asian="9pt" style:font-name-complex="Tahoma1" style:font-size-complex="9pt"/>
    </style:style>
    <style:style style:name="P227" style:family="paragraph" style:parent-style-name="Table_20_Contents">
      <style:paragraph-properties fo:margin-top="0cm" fo:margin-bottom="0cm" loext:contextual-spacing="false" fo:line-height="100%"/>
      <style:text-properties style:font-name="Calibri" fo:font-size="9pt" officeooo:rsid="01b56cf3" officeooo:paragraph-rsid="022ecb55" style:font-name-asian="Times New Roman1" style:font-size-asian="9pt" style:font-name-complex="Tahoma1" style:font-size-complex="9pt"/>
    </style:style>
    <style:style style:name="P228" style:family="paragraph" style:parent-style-name="Table_20_Contents">
      <style:paragraph-properties fo:margin-top="0cm" fo:margin-bottom="0cm" loext:contextual-spacing="false" fo:line-height="100%"/>
      <style:text-properties style:font-name="Calibri" fo:font-size="9pt" officeooo:rsid="01ba188f" officeooo:paragraph-rsid="01ba188f" style:font-name-asian="Times New Roman1" style:font-size-asian="9pt" style:font-name-complex="Tahoma1" style:font-size-complex="9pt"/>
    </style:style>
    <style:style style:name="P229" style:family="paragraph" style:parent-style-name="Table_20_Contents">
      <style:paragraph-properties fo:margin-top="0cm" fo:margin-bottom="0cm" loext:contextual-spacing="false" fo:line-height="100%"/>
      <style:text-properties style:font-name="Calibri" fo:font-size="9pt" officeooo:rsid="01ba188f" officeooo:paragraph-rsid="0230221f" style:font-name-asian="Times New Roman1" style:font-size-asian="9pt" style:font-name-complex="Tahoma1" style:font-size-complex="9pt"/>
    </style:style>
    <style:style style:name="P230" style:family="paragraph" style:parent-style-name="Table_20_Contents">
      <style:paragraph-properties fo:margin-top="0cm" fo:margin-bottom="0cm" loext:contextual-spacing="false" fo:line-height="100%"/>
      <style:text-properties style:font-name="Calibri" fo:font-size="9pt" officeooo:rsid="01ba188f" officeooo:paragraph-rsid="01bcca19" style:font-name-asian="Times New Roman1" style:font-size-asian="9pt" style:font-name-complex="Tahoma1" style:font-size-complex="9pt"/>
    </style:style>
    <style:style style:name="P231" style:family="paragraph" style:parent-style-name="Table_20_Contents">
      <style:paragraph-properties fo:margin-top="0cm" fo:margin-bottom="0cm" loext:contextual-spacing="false" fo:line-height="100%"/>
      <style:text-properties style:font-name="Calibri" fo:font-size="9pt" officeooo:rsid="01bcca19" officeooo:paragraph-rsid="01bcca19" style:font-name-asian="Times New Roman1" style:font-size-asian="9pt" style:font-name-complex="Tahoma1" style:font-size-complex="9pt"/>
    </style:style>
    <style:style style:name="P232" style:family="paragraph" style:parent-style-name="Table_20_Contents">
      <style:paragraph-properties fo:margin-top="0cm" fo:margin-bottom="0cm" loext:contextual-spacing="false" fo:line-height="100%"/>
      <style:text-properties style:font-name="Calibri" fo:font-size="9pt" officeooo:rsid="01bcca19" officeooo:paragraph-rsid="0231e2c8" style:font-name-asian="Times New Roman1" style:font-size-asian="9pt" style:font-name-complex="Tahoma1" style:font-size-complex="9pt"/>
    </style:style>
    <style:style style:name="P233" style:family="paragraph" style:parent-style-name="Table_20_Contents">
      <style:paragraph-properties fo:margin-top="0cm" fo:margin-bottom="0cm" loext:contextual-spacing="false" fo:line-height="100%"/>
      <style:text-properties style:font-name="Calibri" fo:font-size="9pt" officeooo:rsid="01c2f9c2" officeooo:paragraph-rsid="01c2f9c2" style:font-name-asian="Times New Roman1" style:font-size-asian="9pt" style:font-name-complex="Tahoma1" style:font-size-complex="9pt"/>
    </style:style>
    <style:style style:name="P234" style:family="paragraph" style:parent-style-name="Table_20_Contents">
      <style:paragraph-properties fo:margin-top="0cm" fo:margin-bottom="0cm" loext:contextual-spacing="false" fo:line-height="100%"/>
      <style:text-properties style:font-name="Calibri" fo:font-size="9pt" officeooo:rsid="01c16b04" officeooo:paragraph-rsid="01c16b04" style:font-name-asian="Times New Roman1" style:font-size-asian="9pt" style:font-name-complex="Tahoma1" style:font-size-complex="9pt"/>
    </style:style>
    <style:style style:name="P235" style:family="paragraph" style:parent-style-name="Table_20_Contents">
      <style:paragraph-properties fo:margin-top="0cm" fo:margin-bottom="0cm" loext:contextual-spacing="false" fo:line-height="100%"/>
      <style:text-properties style:font-name="Calibri" fo:font-size="9pt" officeooo:rsid="01c16b04" officeooo:paragraph-rsid="02332ee5" style:font-name-asian="Times New Roman1" style:font-size-asian="9pt" style:font-name-complex="Tahoma1" style:font-size-complex="9pt"/>
    </style:style>
    <style:style style:name="P236" style:family="paragraph" style:parent-style-name="Table_20_Contents">
      <style:paragraph-properties fo:margin-top="0cm" fo:margin-bottom="0cm" loext:contextual-spacing="false" fo:line-height="100%"/>
      <style:text-properties style:font-name="Calibri" fo:font-size="9pt" officeooo:rsid="01c2e50c" officeooo:paragraph-rsid="01c2e50c" style:font-name-asian="Times New Roman1" style:font-size-asian="9pt" style:font-name-complex="Tahoma1" style:font-size-complex="9pt"/>
    </style:style>
    <style:style style:name="P237" style:family="paragraph" style:parent-style-name="Table_20_Contents">
      <style:paragraph-properties fo:margin-top="0cm" fo:margin-bottom="0cm" loext:contextual-spacing="false" fo:line-height="100%"/>
      <style:text-properties style:font-name="Calibri" fo:font-size="9pt" officeooo:rsid="01c492af" officeooo:paragraph-rsid="01c492af" style:font-name-asian="Times New Roman1" style:font-size-asian="9pt" style:font-name-complex="Tahoma1" style:font-size-complex="9pt"/>
    </style:style>
    <style:style style:name="P238" style:family="paragraph" style:parent-style-name="Table_20_Contents">
      <style:paragraph-properties fo:margin-top="0cm" fo:margin-bottom="0cm" loext:contextual-spacing="false" fo:line-height="100%"/>
      <style:text-properties style:font-name="Calibri" fo:font-size="9pt" officeooo:rsid="01c79546" officeooo:paragraph-rsid="01c79546" style:font-name-asian="Times New Roman1" style:font-size-asian="9pt" style:font-name-complex="Tahoma1" style:font-size-complex="9pt"/>
    </style:style>
    <style:style style:name="P239" style:family="paragraph" style:parent-style-name="Table_20_Contents">
      <style:paragraph-properties fo:margin-top="0cm" fo:margin-bottom="0cm" loext:contextual-spacing="false" fo:line-height="100%"/>
      <style:text-properties style:font-name="Calibri" fo:font-size="9pt" officeooo:rsid="01e0ff17" officeooo:paragraph-rsid="01e0ff17" style:font-name-asian="Times New Roman1" style:font-size-asian="9pt" style:font-name-complex="Tahoma1" style:font-size-complex="9pt"/>
    </style:style>
    <style:style style:name="P240" style:family="paragraph" style:parent-style-name="Table_20_Contents">
      <style:paragraph-properties fo:margin-top="0cm" fo:margin-bottom="0cm" loext:contextual-spacing="false" fo:line-height="100%"/>
      <style:text-properties style:font-name="Calibri" fo:font-size="9pt" officeooo:rsid="01e80eae" officeooo:paragraph-rsid="01e80eae" style:font-name-asian="Times New Roman1" style:font-size-asian="9pt" style:font-name-complex="Tahoma1" style:font-size-complex="9pt"/>
    </style:style>
    <style:style style:name="P241" style:family="paragraph" style:parent-style-name="Table_20_Contents">
      <style:paragraph-properties fo:margin-top="0cm" fo:margin-bottom="0cm" loext:contextual-spacing="false" fo:line-height="100%"/>
      <style:text-properties style:font-name="Calibri" fo:font-size="9pt" officeooo:rsid="01f22fc9" officeooo:paragraph-rsid="01f22fc9" style:font-name-asian="Times New Roman1" style:font-size-asian="9pt" style:font-name-complex="Tahoma1" style:font-size-complex="9pt"/>
    </style:style>
    <style:style style:name="P242" style:family="paragraph" style:parent-style-name="Table_20_Contents">
      <style:paragraph-properties fo:margin-top="0cm" fo:margin-bottom="0cm" loext:contextual-spacing="false" fo:line-height="100%"/>
      <style:text-properties style:font-name="Calibri" fo:font-size="9pt" officeooo:rsid="01f79462" officeooo:paragraph-rsid="01f79462" style:font-name-asian="Times New Roman1" style:font-size-asian="9pt" style:font-name-complex="Tahoma1" style:font-size-complex="9pt"/>
    </style:style>
    <style:style style:name="P243" style:family="paragraph" style:parent-style-name="Table_20_Contents">
      <style:paragraph-properties fo:margin-top="0cm" fo:margin-bottom="0cm" loext:contextual-spacing="false" fo:line-height="100%"/>
      <style:text-properties style:font-name="Calibri" fo:font-size="9pt" officeooo:rsid="0202edca" officeooo:paragraph-rsid="0202edca" style:font-name-asian="Times New Roman1" style:font-size-asian="9pt" style:font-name-complex="Tahoma1" style:font-size-complex="9pt"/>
    </style:style>
    <style:style style:name="P244" style:family="paragraph" style:parent-style-name="Table_20_Contents">
      <style:paragraph-properties fo:margin-top="0cm" fo:margin-bottom="0cm" loext:contextual-spacing="false" fo:line-height="100%"/>
      <style:text-properties style:font-name="Calibri" fo:font-size="9pt" officeooo:rsid="01f930a1" officeooo:paragraph-rsid="01f930a1" style:font-name-asian="Times New Roman1" style:font-size-asian="9pt" style:font-name-complex="Tahoma1" style:font-size-complex="9pt"/>
    </style:style>
    <style:style style:name="P245" style:family="paragraph" style:parent-style-name="Table_20_Contents">
      <style:paragraph-properties fo:margin-top="0cm" fo:margin-bottom="0cm" loext:contextual-spacing="false" fo:line-height="100%"/>
      <style:text-properties style:font-name="Calibri" fo:font-size="9pt" officeooo:rsid="01fb6ed2" officeooo:paragraph-rsid="01fb6ed2" style:font-name-asian="Times New Roman1" style:font-size-asian="9pt" style:font-name-complex="Tahoma1" style:font-size-complex="9pt"/>
    </style:style>
    <style:style style:name="P246" style:family="paragraph" style:parent-style-name="Table_20_Contents">
      <style:paragraph-properties fo:margin-top="0cm" fo:margin-bottom="0cm" loext:contextual-spacing="false" fo:line-height="100%"/>
      <style:text-properties style:font-name="Calibri" fo:font-size="9pt" officeooo:rsid="01fc6a30" officeooo:paragraph-rsid="02728c7e" style:font-name-asian="Times New Roman1" style:font-size-asian="9pt" style:font-name-complex="Tahoma1" style:font-size-complex="9pt"/>
    </style:style>
    <style:style style:name="P247" style:family="paragraph" style:parent-style-name="Table_20_Contents">
      <style:paragraph-properties fo:margin-top="0cm" fo:margin-bottom="0cm" loext:contextual-spacing="false" fo:line-height="100%"/>
      <style:text-properties style:font-name="Calibri" fo:font-size="9pt" officeooo:rsid="01fc6a30" officeooo:paragraph-rsid="01fc6a30" style:font-name-asian="Times New Roman1" style:font-size-asian="9pt" style:font-name-complex="Tahoma1" style:font-size-complex="9pt"/>
    </style:style>
    <style:style style:name="P248" style:family="paragraph" style:parent-style-name="Table_20_Contents">
      <style:paragraph-properties fo:margin-top="0cm" fo:margin-bottom="0cm" loext:contextual-spacing="false" fo:line-height="100%"/>
      <style:text-properties style:font-name="Calibri" fo:font-size="9pt" officeooo:rsid="020147a1" officeooo:paragraph-rsid="020147a1" style:font-name-asian="Times New Roman1" style:font-size-asian="9pt" style:font-name-complex="Tahoma1" style:font-size-complex="9pt"/>
    </style:style>
    <style:style style:name="P249" style:family="paragraph" style:parent-style-name="Table_20_Contents">
      <style:paragraph-properties fo:margin-top="0cm" fo:margin-bottom="0cm" loext:contextual-spacing="false" fo:line-height="100%"/>
      <style:text-properties style:font-name="Calibri" fo:font-size="9pt" officeooo:rsid="02016a7c" officeooo:paragraph-rsid="02016a7c" style:font-name-asian="Times New Roman1" style:font-size-asian="9pt" style:font-name-complex="Tahoma1" style:font-size-complex="9pt"/>
    </style:style>
    <style:style style:name="P250" style:family="paragraph" style:parent-style-name="Table_20_Contents">
      <style:paragraph-properties fo:margin-top="0cm" fo:margin-bottom="0cm" loext:contextual-spacing="false" fo:line-height="100%"/>
      <style:text-properties style:font-name="Calibri" fo:font-size="9pt" officeooo:rsid="0204b8c1" officeooo:paragraph-rsid="0204b8c1" style:font-name-asian="Times New Roman1" style:font-size-asian="9pt" style:font-name-complex="Tahoma1" style:font-size-complex="9pt"/>
    </style:style>
    <style:style style:name="P251" style:family="paragraph" style:parent-style-name="Table_20_Contents">
      <style:paragraph-properties fo:margin-top="0cm" fo:margin-bottom="0cm" loext:contextual-spacing="false" fo:line-height="100%"/>
      <style:text-properties style:font-name="Calibri" fo:font-size="9pt" officeooo:rsid="0204b8c1" officeooo:paragraph-rsid="023f6e6f" style:font-name-asian="Times New Roman1" style:font-size-asian="9pt" style:font-name-complex="Tahoma1" style:font-size-complex="9pt"/>
    </style:style>
    <style:style style:name="P252" style:family="paragraph" style:parent-style-name="Table_20_Contents">
      <style:paragraph-properties fo:margin-top="0cm" fo:margin-bottom="0cm" loext:contextual-spacing="false" fo:line-height="100%"/>
      <style:text-properties style:font-name="Calibri" fo:font-size="9pt" officeooo:rsid="0206674e" officeooo:paragraph-rsid="0206674e" style:font-name-asian="Times New Roman1" style:font-size-asian="9pt" style:font-name-complex="Tahoma1" style:font-size-complex="9pt"/>
    </style:style>
    <style:style style:name="P253" style:family="paragraph" style:parent-style-name="Table_20_Contents">
      <style:paragraph-properties fo:margin-top="0cm" fo:margin-bottom="0cm" loext:contextual-spacing="false" fo:line-height="100%"/>
      <style:text-properties style:font-name="Calibri" fo:font-size="9pt" officeooo:rsid="020669e9" officeooo:paragraph-rsid="020669e9" style:font-name-asian="Times New Roman1" style:font-size-asian="9pt" style:font-name-complex="Tahoma1" style:font-size-complex="9pt"/>
    </style:style>
    <style:style style:name="P254" style:family="paragraph" style:parent-style-name="Table_20_Contents">
      <style:paragraph-properties fo:margin-top="0cm" fo:margin-bottom="0cm" loext:contextual-spacing="false" fo:line-height="100%"/>
      <style:text-properties style:font-name="Calibri" fo:font-size="9pt" officeooo:rsid="0206fb22" officeooo:paragraph-rsid="0206fb22" style:font-name-asian="Times New Roman1" style:font-size-asian="9pt" style:font-name-complex="Tahoma1" style:font-size-complex="9pt"/>
    </style:style>
    <style:style style:name="P255" style:family="paragraph" style:parent-style-name="Table_20_Contents">
      <style:paragraph-properties fo:margin-top="0cm" fo:margin-bottom="0cm" loext:contextual-spacing="false" fo:line-height="100%"/>
      <style:text-properties style:font-name="Calibri" fo:font-size="9pt" officeooo:rsid="0207500e" officeooo:paragraph-rsid="0207500e" style:font-name-asian="Times New Roman1" style:font-size-asian="9pt" style:font-name-complex="Tahoma1" style:font-size-complex="9pt"/>
    </style:style>
    <style:style style:name="P256" style:family="paragraph" style:parent-style-name="Table_20_Contents">
      <style:paragraph-properties fo:margin-top="0cm" fo:margin-bottom="0cm" loext:contextual-spacing="false" fo:line-height="100%"/>
      <style:text-properties style:font-name="Calibri" fo:font-size="9pt" officeooo:rsid="0207500e" officeooo:paragraph-rsid="0240d7b7" style:font-name-asian="Times New Roman1" style:font-size-asian="9pt" style:font-name-complex="Tahoma1" style:font-size-complex="9pt"/>
    </style:style>
    <style:style style:name="P257" style:family="paragraph" style:parent-style-name="Table_20_Contents">
      <style:paragraph-properties fo:margin-top="0cm" fo:margin-bottom="0cm" loext:contextual-spacing="false" fo:line-height="100%"/>
      <style:text-properties style:font-name="Calibri" fo:font-size="9pt" officeooo:rsid="02087658" officeooo:paragraph-rsid="02087658" style:font-name-asian="Times New Roman1" style:font-size-asian="9pt" style:font-name-complex="Tahoma1" style:font-size-complex="9pt"/>
    </style:style>
    <style:style style:name="P258" style:family="paragraph" style:parent-style-name="Table_20_Contents">
      <style:paragraph-properties fo:margin-top="0cm" fo:margin-bottom="0cm" loext:contextual-spacing="false" fo:line-height="100%"/>
      <style:text-properties style:font-name="Calibri" fo:font-size="9pt" officeooo:rsid="021340e6" officeooo:paragraph-rsid="021340e6" style:font-name-asian="Times New Roman1" style:font-size-asian="9pt" style:font-name-complex="Tahoma1" style:font-size-complex="9pt"/>
    </style:style>
    <style:style style:name="P259" style:family="paragraph" style:parent-style-name="Table_20_Contents">
      <style:paragraph-properties fo:margin-top="0cm" fo:margin-bottom="0cm" loext:contextual-spacing="false" fo:line-height="100%"/>
      <style:text-properties style:font-name="Calibri" fo:font-size="9pt" officeooo:rsid="02184f63" officeooo:paragraph-rsid="02184f63" style:font-name-asian="Times New Roman1" style:font-size-asian="9pt" style:font-name-complex="Tahoma1" style:font-size-complex="9pt"/>
    </style:style>
    <style:style style:name="P260" style:family="paragraph" style:parent-style-name="Table_20_Contents">
      <style:paragraph-properties fo:margin-top="0cm" fo:margin-bottom="0cm" loext:contextual-spacing="false" fo:line-height="100%"/>
      <style:text-properties style:font-name="Calibri" fo:font-size="9pt" officeooo:rsid="02197f3b" officeooo:paragraph-rsid="02197f3b" style:font-name-asian="Times New Roman1" style:font-size-asian="9pt" style:font-name-complex="Tahoma1" style:font-size-complex="9pt"/>
    </style:style>
    <style:style style:name="P261" style:family="paragraph" style:parent-style-name="Table_20_Contents">
      <style:paragraph-properties fo:margin-top="0cm" fo:margin-bottom="0cm" loext:contextual-spacing="false" fo:line-height="100%"/>
      <style:text-properties style:font-name="Calibri" fo:font-size="9pt" officeooo:rsid="021c2ef2" officeooo:paragraph-rsid="021c2ef2" style:font-name-asian="Times New Roman1" style:font-size-asian="9pt" style:font-name-complex="Tahoma1" style:font-size-complex="9pt"/>
    </style:style>
    <style:style style:name="P262" style:family="paragraph" style:parent-style-name="Table_20_Contents">
      <style:paragraph-properties fo:margin-top="0cm" fo:margin-bottom="0cm" loext:contextual-spacing="false" fo:line-height="100%"/>
      <style:text-properties style:font-name="Calibri" fo:font-size="9pt" officeooo:rsid="021c2ef2" officeooo:paragraph-rsid="02463462" style:font-name-asian="Times New Roman1" style:font-size-asian="9pt" style:font-name-complex="Tahoma1" style:font-size-complex="9pt"/>
    </style:style>
    <style:style style:name="P263" style:family="paragraph" style:parent-style-name="Table_20_Contents">
      <style:paragraph-properties fo:margin-top="0cm" fo:margin-bottom="0cm" loext:contextual-spacing="false" fo:line-height="100%"/>
      <style:text-properties style:font-name="Calibri" fo:font-size="9pt" officeooo:rsid="021d81d2" officeooo:paragraph-rsid="021d81d2" style:font-name-asian="Times New Roman1" style:font-size-asian="9pt" style:font-name-complex="Tahoma1" style:font-size-complex="9pt"/>
    </style:style>
    <style:style style:name="P264" style:family="paragraph" style:parent-style-name="Table_20_Contents">
      <style:paragraph-properties fo:margin-top="0cm" fo:margin-bottom="0cm" loext:contextual-spacing="false" fo:line-height="100%"/>
      <style:text-properties style:font-name="Calibri" fo:font-size="9pt" officeooo:rsid="028b0018" officeooo:paragraph-rsid="028b0018" style:font-name-asian="Times New Roman1" style:font-size-asian="9pt" style:font-name-complex="Tahoma1" style:font-size-complex="9pt"/>
    </style:style>
    <style:style style:name="P265" style:family="paragraph" style:parent-style-name="Standard">
      <style:paragraph-properties fo:text-align="start" style:justify-single-word="false"/>
      <style:text-properties style:font-name="Calibri"/>
    </style:style>
    <style:style style:name="P266" style:family="paragraph" style:parent-style-name="Standard">
      <style:text-properties style:font-name="Calibri" fo:font-size="10.5pt" style:font-size-asian="10.5pt" style:font-size-complex="10.5pt"/>
    </style:style>
    <style:style style:name="P267" style:family="paragraph" style:parent-style-name="Footer">
      <style:paragraph-properties fo:text-align="end" style:justify-single-word="false"/>
    </style:style>
    <style:style style:name="P268" style:family="paragraph" style:parent-style-name="Footer">
      <style:text-properties fo:color="#1f4e79"/>
    </style:style>
    <style:style style:name="P269" style:family="paragraph" style:parent-style-name="Footer">
      <loext:graphic-properties draw:fill="none"/>
      <style:paragraph-properties fo:margin-left="0cm" fo:margin-right="0cm" fo:margin-top="0cm" fo:margin-bottom="0cm" loext:contextual-spacing="false" fo:line-height="100%" fo:text-align="start" style:justify-single-word="false" fo:orphans="2" fo:widows="2" fo:text-indent="0cm" style:auto-text-indent="false" fo:background-color="transparent" style:writing-mode="lr-tb">
        <style:tab-stops>
          <style:tab-stop style:position="0.905cm"/>
          <style:tab-stop style:position="7.5cm" style:type="center"/>
          <style:tab-stop style:position="15cm" style:type="right"/>
        </style:tab-stops>
      </style:paragraph-properties>
      <style:text-properties fo:color="#1f4e79" officeooo:rsid="0008ff63" officeooo:paragraph-rsid="0008ff63"/>
    </style:style>
    <style:style style:name="P270" style:family="paragraph" style:parent-style-name="Standard_20__28_user_29_">
      <loext:graphic-properties draw:fill="none"/>
      <style:paragraph-properties fo:margin-left="0cm" fo:margin-right="0cm" fo:margin-top="0cm" fo:margin-bottom="0cm" loext:contextual-spacing="false" fo:line-height="100%" fo:text-align="start" style:justify-single-word="false" fo:orphans="2" fo:widows="2" fo:hyphenation-ladder-count="no-limit" fo:text-indent="0cm" style:auto-text-indent="false" fo:background-color="transparent" style:vertical-align="baseline" style:writing-mode="lr-tb">
        <style:tab-stops>
          <style:tab-stop style:position="2.189cm"/>
        </style:tab-stops>
      </style:paragraph-properties>
      <style:text-properties fo:color="#3465a4" style:font-name="Calibri" fo:font-size="11pt" fo:font-weight="bold" officeooo:paragraph-rsid="015a9cf8" style:font-size-asian="11pt" style:font-weight-asian="bold" style:font-size-complex="11pt" style:font-weight-complex="bold" fo:hyphenate="false" fo:hyphenation-remain-char-count="2" fo:hyphenation-push-char-count="2"/>
    </style:style>
    <style:style style:name="P271" style:family="paragraph" style:parent-style-name="Standard_20__28_user_29_">
      <loext:graphic-properties draw:fill="none"/>
      <style:paragraph-properties fo:margin-left="0cm" fo:margin-right="0cm" fo:margin-top="0cm" fo:margin-bottom="0cm" loext:contextual-spacing="false" fo:line-height="100%" fo:text-align="start" style:justify-single-word="false" fo:orphans="2" fo:widows="2" fo:hyphenation-ladder-count="no-limit" fo:text-indent="0cm" style:auto-text-indent="false" fo:background-color="transparent" style:vertical-align="baseline" style:writing-mode="lr-tb">
        <style:tab-stops>
          <style:tab-stop style:position="2.189cm"/>
        </style:tab-stops>
      </style:paragraph-properties>
      <style:text-properties fo:color="#3465a4" style:font-name="Calibri" fo:font-size="11pt" fo:font-weight="bold" officeooo:paragraph-rsid="01684646" style:font-size-asian="11pt" style:font-weight-asian="bold" style:font-size-complex="11pt" style:font-weight-complex="bold" fo:hyphenate="false" fo:hyphenation-remain-char-count="2" fo:hyphenation-push-char-count="2"/>
    </style:style>
    <style:style style:name="P272" style:family="paragraph" style:parent-style-name="Standard_20__28_user_29_">
      <style:paragraph-properties fo:margin-left="0cm" fo:margin-right="0cm" fo:margin-top="0cm" fo:margin-bottom="0cm" loext:contextual-spacing="false" fo:text-align="start" style:justify-single-word="false" fo:text-indent="0cm" style:auto-text-indent="false">
        <style:tab-stops>
          <style:tab-stop style:position="2.189cm"/>
        </style:tab-stops>
      </style:paragraph-properties>
      <style:text-properties style:font-name="CityBlueprint" officeooo:paragraph-rsid="0163337e"/>
    </style:style>
    <style:style style:name="P273" style:family="paragraph" style:parent-style-name="Standard">
      <style:paragraph-properties fo:margin-left="0cm" fo:margin-right="0cm" fo:margin-top="0cm" fo:margin-bottom="0cm" loext:contextual-spacing="false" fo:line-height="100%" fo:text-align="start" style:justify-single-word="false" fo:text-indent="0cm" style:auto-text-indent="false">
        <style:tab-stops>
          <style:tab-stop style:position="2.189cm"/>
        </style:tab-stops>
      </style:paragraph-properties>
      <style:text-properties fo:color="#3465a4" style:font-name="Calibri" fo:font-weight="bold" officeooo:paragraph-rsid="014c2f90" style:font-weight-asian="bold" style:font-weight-complex="bold"/>
    </style:style>
    <style:style style:name="P274" style:family="paragraph" style:parent-style-name="Standard">
      <style:paragraph-properties fo:margin-left="0cm" fo:margin-right="0cm" fo:margin-top="0cm" fo:margin-bottom="0cm" loext:contextual-spacing="false" fo:text-align="start" style:justify-single-word="false" fo:text-indent="0cm" style:auto-text-indent="false">
        <style:tab-stops>
          <style:tab-stop style:position="2.309cm"/>
        </style:tab-stops>
      </style:paragraph-properties>
      <style:text-properties style:font-name="Calibri" officeooo:rsid="00b28a7d" officeooo:paragraph-rsid="01452d4d"/>
    </style:style>
    <style:style style:name="P275"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style:text-properties style:font-name="Calibri" fo:font-size="10pt" officeooo:rsid="0008ff63" officeooo:paragraph-rsid="00a9cc3c" style:font-size-asian="10pt" style:font-size-complex="10pt"/>
    </style:style>
    <style:style style:name="P276"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style:text-properties style:font-name="Calibri" fo:font-size="10pt" officeooo:rsid="001b1200" officeooo:paragraph-rsid="00a9cc3c" style:font-size-asian="10pt" style:font-size-complex="10pt"/>
    </style:style>
    <style:style style:name="P277"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style:text-properties style:font-name="Calibri" fo:font-size="10pt" officeooo:rsid="002d9e3f" officeooo:paragraph-rsid="00a9cc3c" style:font-size-asian="10pt" style:font-size-complex="10pt"/>
    </style:style>
    <style:style style:name="P278"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style:text-properties style:font-name="Calibri" fo:font-size="10pt" officeooo:rsid="0030d8d6" officeooo:paragraph-rsid="00a9cc3c" style:font-size-asian="10pt" style:font-size-complex="10pt"/>
    </style:style>
    <style:style style:name="P279"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style:text-properties style:font-name="Calibri" fo:font-size="10pt" officeooo:rsid="004e7285" officeooo:paragraph-rsid="00a9cc3c" style:font-size-asian="10pt" style:font-size-complex="10pt"/>
    </style:style>
    <style:style style:name="P280"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style:text-properties style:font-name="Calibri" fo:font-size="10pt" officeooo:rsid="00597572" officeooo:paragraph-rsid="00a9cc3c" style:font-size-asian="10pt" style:font-size-complex="10pt"/>
    </style:style>
    <style:style style:name="P281"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style:text-properties style:font-name="Calibri" fo:font-size="10pt" officeooo:rsid="00597572" officeooo:paragraph-rsid="00d4861c" style:font-size-asian="10pt" style:font-size-complex="10pt"/>
    </style:style>
    <style:style style:name="P282"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style:text-properties style:font-name="Calibri" fo:font-size="10pt" officeooo:rsid="00597572" officeooo:paragraph-rsid="00df1533" style:font-size-asian="10pt" style:font-size-complex="10pt"/>
    </style:style>
    <style:style style:name="P283"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style:text-properties style:font-name="Calibri" fo:font-size="10pt" officeooo:rsid="006cad03" officeooo:paragraph-rsid="00a9cc3c" style:font-size-asian="10pt" style:font-size-complex="10pt"/>
    </style:style>
    <style:style style:name="P284"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style:text-properties style:font-name="Calibri" fo:font-size="10pt" officeooo:rsid="00d4861c" officeooo:paragraph-rsid="00d4861c" style:font-size-asian="10pt" style:font-size-complex="10pt"/>
    </style:style>
    <style:style style:name="P285"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style:text-properties style:font-name="Calibri" fo:font-size="10pt" officeooo:rsid="00d97c0d" officeooo:paragraph-rsid="00d97c0d" style:font-size-asian="10pt" style:font-size-complex="10pt"/>
    </style:style>
    <style:style style:name="P286"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style:text-properties style:font-name="Calibri" fo:font-size="10pt" officeooo:rsid="00ec08e7" officeooo:paragraph-rsid="00ec08e7" style:font-size-asian="10pt" style:font-size-complex="10pt"/>
    </style:style>
    <style:style style:name="P287"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style:text-properties style:font-name="Calibri" fo:font-size="10pt" officeooo:rsid="00eda5d9" officeooo:paragraph-rsid="00eda5d9" style:font-size-asian="10pt" style:font-size-complex="10pt"/>
    </style:style>
    <style:style style:name="P288"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style:text-properties style:font-name="Calibri" fo:font-size="10pt" officeooo:rsid="00fc0cf2" officeooo:paragraph-rsid="00fc0cf2" style:font-size-asian="10pt" style:font-size-complex="10pt"/>
    </style:style>
    <style:style style:name="P289"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style:text-properties style:font-name="Calibri" fo:font-size="10pt" officeooo:rsid="0105c994" officeooo:paragraph-rsid="0105c994" style:font-size-asian="10pt" style:font-size-complex="10pt"/>
    </style:style>
    <style:style style:name="P290"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style:text-properties style:font-name="Calibri" fo:font-size="10pt" officeooo:rsid="01213534" officeooo:paragraph-rsid="01213534" style:font-size-asian="10pt" style:font-size-complex="10pt"/>
    </style:style>
    <style:style style:name="P291"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style:text-properties style:font-name="Calibri" fo:font-size="10pt" officeooo:rsid="0132dedb" officeooo:paragraph-rsid="0136d717" style:font-size-asian="10pt" style:font-size-complex="10pt"/>
    </style:style>
    <style:style style:name="P292"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style:text-properties style:font-name="Calibri" fo:font-size="10pt" officeooo:rsid="013901d4" officeooo:paragraph-rsid="013901d4" style:font-size-asian="10pt" style:font-size-complex="10pt"/>
    </style:style>
    <style:style style:name="P293"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style:text-properties style:font-name="Calibri" fo:font-size="10pt" officeooo:rsid="014b6121" officeooo:paragraph-rsid="01645d63" style:font-size-asian="10pt" style:font-size-complex="10pt"/>
    </style:style>
    <style:style style:name="P294"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style:text-properties style:font-name="Calibri" fo:font-size="10pt" officeooo:rsid="015388c7" officeooo:paragraph-rsid="015388c7" style:font-size-asian="10pt" style:font-size-complex="10pt"/>
    </style:style>
    <style:style style:name="P295"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style:text-properties style:font-name="Calibri" fo:font-size="10pt" officeooo:rsid="017e4150" officeooo:paragraph-rsid="017e4150" style:font-size-asian="10pt" style:font-size-complex="10pt"/>
    </style:style>
    <style:style style:name="P296"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style:text-properties style:font-name="Calibri" fo:font-size="10pt" officeooo:rsid="0194e8b9" officeooo:paragraph-rsid="0194e8b9" style:font-size-asian="10pt" style:font-size-complex="10pt"/>
    </style:style>
    <style:style style:name="P297"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style:text-properties style:font-name="Calibri" fo:font-size="10pt" officeooo:rsid="0198c5a4" officeooo:paragraph-rsid="0198c5a4" style:font-size-asian="10pt" style:font-size-complex="10pt"/>
    </style:style>
    <style:style style:name="P298"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style:text-properties style:font-name="Calibri" fo:font-size="10pt" officeooo:rsid="019b2502" officeooo:paragraph-rsid="019b2502" style:font-size-asian="10pt" style:font-size-complex="10pt"/>
    </style:style>
    <style:style style:name="P299"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style:text-properties style:font-name="Calibri" fo:font-size="10pt" officeooo:rsid="01b0a89d" officeooo:paragraph-rsid="01b0a89d" style:font-size-asian="10pt" style:font-size-complex="10pt"/>
    </style:style>
    <style:style style:name="P300"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style:text-properties style:font-name="Calibri" fo:font-size="10pt" officeooo:rsid="01b54577" officeooo:paragraph-rsid="01b54577" style:font-size-asian="10pt" style:font-size-complex="10pt"/>
    </style:style>
    <style:style style:name="P301"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style:text-properties style:font-name="Calibri" fo:font-size="10pt" officeooo:rsid="01bcca19" officeooo:paragraph-rsid="01bcca19" style:font-size-asian="10pt" style:font-size-complex="10pt"/>
    </style:style>
    <style:style style:name="P302"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style:text-properties style:font-name="Calibri" fo:font-size="10pt" officeooo:rsid="01da5d3e" officeooo:paragraph-rsid="01da5d3e" style:font-size-asian="10pt" style:font-size-complex="10pt"/>
    </style:style>
    <style:style style:name="P303"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style:text-properties style:font-name="Calibri" fo:font-size="10pt" officeooo:rsid="01e4a0e1" officeooo:paragraph-rsid="01e4a0e1" style:font-size-asian="10pt" style:font-size-complex="10pt"/>
    </style:style>
    <style:style style:name="P304"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style:text-properties style:font-name="Calibri" fo:font-size="10pt" officeooo:rsid="01ed9d1f" officeooo:paragraph-rsid="01ed9d1f" style:font-size-asian="10pt" style:font-size-complex="10pt"/>
    </style:style>
    <style:style style:name="P305"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style:text-properties style:font-name="Calibri" fo:font-size="10pt" officeooo:rsid="01fddea6" officeooo:paragraph-rsid="0202edca" style:font-size-asian="10pt" style:font-size-complex="10pt"/>
    </style:style>
    <style:style style:name="P306"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style:text-properties style:font-name="Calibri" fo:font-size="10pt" officeooo:rsid="02103e69" officeooo:paragraph-rsid="0214d829" style:font-size-asian="10pt" style:font-size-complex="10pt"/>
    </style:style>
    <style:style style:name="P307"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style:text-properties style:font-name="Calibri" fo:font-size="10pt" officeooo:rsid="02184f63" officeooo:paragraph-rsid="02184f63" style:font-size-asian="10pt" style:font-size-complex="10pt"/>
    </style:style>
    <style:style style:name="P308"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style:text-properties style:font-name="Calibri" fo:font-size="10pt" officeooo:rsid="02230e3b" officeooo:paragraph-rsid="02230e3b" style:font-size-asian="10pt" style:font-size-complex="10pt"/>
    </style:style>
    <style:style style:name="P309"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style:text-properties style:font-name="Calibri" fo:font-size="10pt" officeooo:rsid="0225503c" officeooo:paragraph-rsid="0225503c" style:font-size-asian="10pt" style:font-size-complex="10pt"/>
    </style:style>
    <style:style style:name="P310"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style:text-properties style:font-name="Calibri" fo:font-size="10pt" officeooo:rsid="022677c6" officeooo:paragraph-rsid="022677c6" style:font-size-asian="10pt" style:font-size-complex="10pt"/>
    </style:style>
    <style:style style:name="P311"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style:text-properties style:font-name="Calibri" fo:font-size="10pt" officeooo:rsid="02467c68" officeooo:paragraph-rsid="02467c68" style:font-size-asian="10pt" style:font-size-complex="10pt"/>
    </style:style>
    <style:style style:name="P312"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style:text-properties style:font-name="Calibri" fo:font-size="10pt" officeooo:rsid="024a3ce9" officeooo:paragraph-rsid="024a3ce9" style:font-size-asian="10pt" style:font-size-complex="10pt"/>
    </style:style>
    <style:style style:name="P313"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style:text-properties style:font-name="Calibri" fo:font-size="10pt" officeooo:rsid="0251d133" officeooo:paragraph-rsid="0251d133" style:font-size-asian="10pt" style:font-size-complex="10pt"/>
    </style:style>
    <style:style style:name="P314"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style:text-properties style:font-name="Calibri" fo:font-size="10pt" officeooo:rsid="02567c0c" officeooo:paragraph-rsid="02567c0c" style:font-size-asian="10pt" style:font-size-complex="10pt"/>
    </style:style>
    <style:style style:name="P315"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style:text-properties style:font-name="Calibri" fo:font-size="10pt" officeooo:rsid="025a7acb" officeooo:paragraph-rsid="025a7acb" style:font-size-asian="10pt" style:font-size-complex="10pt"/>
    </style:style>
    <style:style style:name="P316"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style:text-properties style:font-name="Calibri" fo:font-size="10pt" officeooo:rsid="02609b07" officeooo:paragraph-rsid="02609b07" style:font-size-asian="10pt" style:font-size-complex="10pt"/>
    </style:style>
    <style:style style:name="P317"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style:text-properties style:font-name="Calibri" fo:font-size="10pt" officeooo:rsid="0262a441" officeooo:paragraph-rsid="0262a441" style:font-size-asian="10pt" style:font-size-complex="10pt"/>
    </style:style>
    <style:style style:name="P318"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style:text-properties style:font-name="Calibri" fo:font-size="10pt" officeooo:rsid="02646283" officeooo:paragraph-rsid="02646283" style:font-size-asian="10pt" style:font-size-complex="10pt"/>
    </style:style>
    <style:style style:name="P319"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style:text-properties style:font-name="Calibri" fo:font-size="10pt" officeooo:rsid="02685ae8" officeooo:paragraph-rsid="02685ae8" style:font-size-asian="10pt" style:font-size-complex="10pt"/>
    </style:style>
    <style:style style:name="P320"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style:text-properties style:font-name="Calibri" fo:font-size="10pt" officeooo:rsid="026e3a4f" officeooo:paragraph-rsid="026e3a4f" style:font-size-asian="10pt" style:font-size-complex="10pt"/>
    </style:style>
    <style:style style:name="P321"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style:text-properties style:font-name="Calibri" fo:font-size="10pt" officeooo:rsid="02728c7e" officeooo:paragraph-rsid="0277f7bf" style:font-size-asian="10pt" style:font-size-complex="10pt"/>
    </style:style>
    <style:style style:name="P322"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style:text-properties style:font-name="Calibri" fo:font-size="10pt" officeooo:rsid="0277f7bf" officeooo:paragraph-rsid="0277f7bf" style:font-size-asian="10pt" style:font-size-complex="10pt"/>
    </style:style>
    <style:style style:name="P323"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style:text-properties style:font-name="Calibri" fo:font-size="10pt" officeooo:rsid="027f747d" officeooo:paragraph-rsid="027f747d" style:font-size-asian="10pt" style:font-size-complex="10pt"/>
    </style:style>
    <style:style style:name="P324"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style:text-properties style:font-name="Calibri" fo:font-size="10pt" officeooo:rsid="0283e1f7" officeooo:paragraph-rsid="0283e1f7" style:font-size-asian="10pt" style:font-size-complex="10pt"/>
    </style:style>
    <style:style style:name="P325"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style:text-properties style:font-name="Calibri" fo:font-size="10pt" fo:language="en" fo:country="US" officeooo:rsid="001b1200" officeooo:paragraph-rsid="00a9cc3c" style:font-size-asian="10pt" style:font-size-complex="10pt"/>
    </style:style>
    <style:style style:name="P326"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style:text-properties style:font-name="Calibri" fo:font-size="10pt" fo:language="en" fo:country="US" officeooo:rsid="028558f7" officeooo:paragraph-rsid="028558f7" style:font-size-asian="10pt" style:font-size-complex="10pt"/>
    </style:style>
    <style:style style:name="P327"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style:text-properties style:font-name="Calibri" fo:font-size="10pt" fo:language="en" fo:country="US" officeooo:rsid="0286d12a" officeooo:paragraph-rsid="0286d12a" style:font-size-asian="10pt" style:font-size-complex="10pt"/>
    </style:style>
    <style:style style:name="P328"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style:text-properties style:font-name="Calibri" fo:font-size="10pt" fo:language="en" fo:country="US" officeooo:rsid="028b0018" officeooo:paragraph-rsid="028b0018" style:font-size-asian="10pt" style:font-size-complex="10pt"/>
    </style:style>
    <style:style style:name="P329"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style:text-properties style:font-name="Calibri" fo:font-size="10pt" fo:language="es" fo:country="UY" officeooo:rsid="02567c0c" officeooo:paragraph-rsid="02567c0c" style:font-size-asian="10pt" style:font-size-complex="10pt"/>
    </style:style>
    <style:style style:name="P330"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style:text-properties style:font-name="Calibri" fo:font-size="10pt" fo:language="es" fo:country="UY" officeooo:rsid="02587ab4" officeooo:paragraph-rsid="02587ab4" style:font-size-asian="10pt" style:font-size-complex="10pt"/>
    </style:style>
    <style:style style:name="P331" style:family="paragraph" style:parent-style-name="Standard" style:master-page-name="">
      <loext:graphic-properties draw:fill="none"/>
      <style:paragraph-properties fo:margin-left="0cm" fo:margin-right="0cm" fo:margin-top="0cm" fo:margin-bottom="0cm" loext:contextual-spacing="false" fo:line-height="100%" fo:text-align="start" style:justify-single-word="false" fo:orphans="2" fo:widows="2" fo:text-indent="0cm" style:auto-text-indent="false" style:page-number="auto" fo:background-color="transparent" style:writing-mode="lr-tb"/>
      <style:text-properties style:font-name="Calibri" fo:font-size="10.5pt" style:font-size-asian="10.5pt" style:font-size-complex="10.5pt"/>
    </style:style>
    <style:style style:name="P332" style:family="paragraph" style:parent-style-name="Standard_20__28_user_29_">
      <style:paragraph-properties fo:margin-left="0cm" fo:margin-right="0cm" fo:text-align="start" style:justify-single-word="false" fo:text-indent="0cm" style:auto-text-indent="false">
        <style:tab-stops>
          <style:tab-stop style:position="2.189cm"/>
        </style:tab-stops>
      </style:paragraph-properties>
      <style:text-properties style:font-name="CityBlueprint" officeooo:paragraph-rsid="0161b811"/>
    </style:style>
    <style:style style:name="P333" style:family="paragraph" style:parent-style-name="Standard_20__28_user_29_">
      <style:paragraph-properties fo:margin-left="0cm" fo:margin-right="0cm" fo:text-align="start" style:justify-single-word="false" fo:text-indent="0cm" style:auto-text-indent="false">
        <style:tab-stops>
          <style:tab-stop style:position="2.309cm"/>
        </style:tab-stops>
      </style:paragraph-properties>
      <style:text-properties style:font-name="Calibri" officeooo:paragraph-rsid="00b28a7d"/>
    </style:style>
    <style:style style:name="P334" style:family="paragraph" style:parent-style-name="Standard">
      <style:paragraph-properties fo:margin-left="0cm" fo:margin-right="0cm" fo:margin-top="0cm" fo:margin-bottom="0.106cm" loext:contextual-spacing="false" fo:text-align="center" style:justify-single-word="false" fo:orphans="0" fo:widows="0" fo:text-indent="0cm" style:auto-text-indent="false"/>
      <style:text-properties fo:color="#ffffff" style:font-name="Calibri" fo:font-size="10pt" fo:font-weight="bold" officeooo:paragraph-rsid="00a9cc3c" style:font-name-asian="Verdana" style:font-size-asian="10pt" style:font-weight-asian="bold" style:font-name-complex="Verdana" style:font-size-complex="10pt" style:font-weight-complex="bold"/>
    </style:style>
    <style:style style:name="P335" style:family="paragraph" style:parent-style-name="Standard">
      <style:paragraph-properties fo:margin-left="0cm" fo:margin-right="0cm" fo:margin-top="0cm" fo:margin-bottom="0.106cm" loext:contextual-spacing="false" fo:text-align="center" style:justify-single-word="false" fo:orphans="0" fo:widows="0" fo:text-indent="0cm" style:auto-text-indent="false"/>
      <style:text-properties style:font-name="Calibri" fo:font-size="10pt" officeooo:paragraph-rsid="00a9cc3c" style:font-size-asian="10pt" style:font-size-complex="10pt"/>
    </style:style>
    <style:style style:name="P336" style:family="paragraph" style:parent-style-name="Standard">
      <style:paragraph-properties fo:margin-left="0cm" fo:margin-right="0cm" fo:margin-top="0cm" fo:margin-bottom="0.106cm" loext:contextual-spacing="false" fo:text-align="center" style:justify-single-word="false" fo:orphans="0" fo:widows="0" fo:text-indent="0cm" style:auto-text-indent="false"/>
      <style:text-properties style:font-name="Calibri" fo:font-size="10pt" officeooo:rsid="0008ff63" officeooo:paragraph-rsid="00a9cc3c" style:font-size-asian="10pt" style:font-size-complex="10pt"/>
    </style:style>
    <style:style style:name="P337" style:family="paragraph" style:parent-style-name="Standard">
      <style:paragraph-properties fo:margin-left="0cm" fo:margin-right="0cm" fo:margin-top="0cm" fo:margin-bottom="0.106cm" loext:contextual-spacing="false" fo:text-align="center" style:justify-single-word="false" fo:orphans="0" fo:widows="0" fo:text-indent="0cm" style:auto-text-indent="false"/>
      <style:text-properties style:font-name="Calibri" fo:font-size="10pt" officeooo:rsid="001b1200" officeooo:paragraph-rsid="00a9cc3c" style:font-size-asian="10pt" style:font-size-complex="10pt"/>
    </style:style>
    <style:style style:name="P338" style:family="paragraph" style:parent-style-name="Standard">
      <style:paragraph-properties fo:margin-left="0cm" fo:margin-right="0cm" fo:margin-top="0cm" fo:margin-bottom="0.106cm" loext:contextual-spacing="false" fo:text-align="center" style:justify-single-word="false" fo:orphans="0" fo:widows="0" fo:text-indent="0cm" style:auto-text-indent="false"/>
      <style:text-properties style:font-name="Calibri" fo:font-size="10pt" officeooo:rsid="002d9e3f" officeooo:paragraph-rsid="00a9cc3c" style:font-size-asian="10pt" style:font-size-complex="10pt"/>
    </style:style>
    <style:style style:name="P339" style:family="paragraph" style:parent-style-name="Standard">
      <style:paragraph-properties fo:margin-left="0cm" fo:margin-right="0cm" fo:margin-top="0cm" fo:margin-bottom="0.106cm" loext:contextual-spacing="false" fo:text-align="center" style:justify-single-word="false" fo:orphans="0" fo:widows="0" fo:text-indent="0cm" style:auto-text-indent="false"/>
      <style:text-properties style:font-name="Calibri" fo:font-size="10pt" officeooo:rsid="0030d8d6" officeooo:paragraph-rsid="00a9cc3c" style:font-size-asian="10pt" style:font-size-complex="10pt"/>
    </style:style>
    <style:style style:name="P340" style:family="paragraph" style:parent-style-name="Standard">
      <style:paragraph-properties fo:margin-left="0cm" fo:margin-right="0cm" fo:margin-top="0cm" fo:margin-bottom="0.106cm" loext:contextual-spacing="false" fo:text-align="center" style:justify-single-word="false" fo:orphans="0" fo:widows="0" fo:text-indent="0cm" style:auto-text-indent="false"/>
      <style:text-properties style:font-name="Calibri" fo:font-size="10pt" officeooo:rsid="004e7285" officeooo:paragraph-rsid="00a9cc3c" style:font-size-asian="10pt" style:font-size-complex="10pt"/>
    </style:style>
    <style:style style:name="P341" style:family="paragraph" style:parent-style-name="Standard">
      <style:paragraph-properties fo:margin-left="0cm" fo:margin-right="0cm" fo:margin-top="0cm" fo:margin-bottom="0.106cm" loext:contextual-spacing="false" fo:text-align="center" style:justify-single-word="false" fo:orphans="0" fo:widows="0" fo:text-indent="0cm" style:auto-text-indent="false"/>
      <style:text-properties style:font-name="Calibri" fo:font-size="10pt" officeooo:rsid="00597572" officeooo:paragraph-rsid="00a9cc3c" style:font-size-asian="10pt" style:font-size-complex="10pt"/>
    </style:style>
    <style:style style:name="P342" style:family="paragraph" style:parent-style-name="Standard">
      <style:paragraph-properties fo:margin-left="0cm" fo:margin-right="0cm" fo:margin-top="0cm" fo:margin-bottom="0.106cm" loext:contextual-spacing="false" fo:text-align="center" style:justify-single-word="false" fo:orphans="0" fo:widows="0" fo:text-indent="0cm" style:auto-text-indent="false"/>
      <style:text-properties style:font-name="Calibri" fo:font-size="10pt" officeooo:rsid="00df1533" officeooo:paragraph-rsid="00df1533" style:font-size-asian="10pt" style:font-size-complex="10pt"/>
    </style:style>
    <style:style style:name="P343" style:family="paragraph" style:parent-style-name="Standard">
      <style:paragraph-properties fo:margin-left="0cm" fo:margin-right="0cm" fo:margin-top="0cm" fo:margin-bottom="0.106cm" loext:contextual-spacing="false" fo:text-align="center" style:justify-single-word="false" fo:orphans="0" fo:widows="0" fo:text-indent="0cm" style:auto-text-indent="false"/>
      <style:text-properties style:font-name="Calibri" fo:font-size="10pt" officeooo:rsid="00eda5d9" officeooo:paragraph-rsid="00eda5d9" style:font-size-asian="10pt" style:font-size-complex="10pt"/>
    </style:style>
    <style:style style:name="P344" style:family="paragraph" style:parent-style-name="Standard">
      <style:paragraph-properties fo:margin-left="0cm" fo:margin-right="0cm" fo:margin-top="0cm" fo:margin-bottom="0.106cm" loext:contextual-spacing="false" fo:text-align="center" style:justify-single-word="false" fo:orphans="0" fo:widows="0" fo:text-indent="0cm" style:auto-text-indent="false"/>
      <style:text-properties style:font-name="Calibri" fo:font-size="10pt" officeooo:rsid="01213534" officeooo:paragraph-rsid="01213534" style:font-size-asian="10pt" style:font-size-complex="10pt"/>
    </style:style>
    <style:style style:name="P345" style:family="paragraph" style:parent-style-name="Standard">
      <style:paragraph-properties fo:margin-left="0cm" fo:margin-right="0cm" fo:margin-top="0cm" fo:margin-bottom="0.106cm" loext:contextual-spacing="false" fo:text-align="center" style:justify-single-word="false" fo:orphans="0" fo:widows="0" fo:text-indent="0cm" style:auto-text-indent="false"/>
      <style:text-properties style:font-name="Calibri" fo:font-size="10pt" officeooo:rsid="0132dedb" officeooo:paragraph-rsid="0132dedb" style:font-size-asian="10pt" style:font-size-complex="10pt"/>
    </style:style>
    <style:style style:name="P346" style:family="paragraph" style:parent-style-name="Standard">
      <style:paragraph-properties fo:margin-left="0cm" fo:margin-right="0cm" fo:margin-top="0cm" fo:margin-bottom="0.106cm" loext:contextual-spacing="false" fo:text-align="center" style:justify-single-word="false" fo:orphans="0" fo:widows="0" fo:text-indent="0cm" style:auto-text-indent="false"/>
      <style:text-properties style:font-name="Calibri" fo:font-size="10pt" officeooo:rsid="014b6121" officeooo:paragraph-rsid="014b6121" style:font-size-asian="10pt" style:font-size-complex="10pt"/>
    </style:style>
    <style:style style:name="P347" style:family="paragraph" style:parent-style-name="Standard">
      <style:paragraph-properties fo:margin-left="0cm" fo:margin-right="0cm" fo:margin-top="0cm" fo:margin-bottom="0.106cm" loext:contextual-spacing="false" fo:text-align="center" style:justify-single-word="false" fo:orphans="0" fo:widows="0" fo:text-indent="0cm" style:auto-text-indent="false"/>
      <style:text-properties style:font-name="Calibri" fo:font-size="10pt" officeooo:rsid="017e4150" officeooo:paragraph-rsid="017e4150" style:font-size-asian="10pt" style:font-size-complex="10pt"/>
    </style:style>
    <style:style style:name="P348" style:family="paragraph" style:parent-style-name="Standard">
      <style:paragraph-properties fo:margin-left="0cm" fo:margin-right="0cm" fo:margin-top="0cm" fo:margin-bottom="0.106cm" loext:contextual-spacing="false" fo:text-align="center" style:justify-single-word="false" fo:orphans="0" fo:widows="0" fo:text-indent="0cm" style:auto-text-indent="false"/>
      <style:text-properties style:font-name="Calibri" fo:font-size="10pt" officeooo:rsid="01b0a89d" officeooo:paragraph-rsid="01b0a89d" style:font-size-asian="10pt" style:font-size-complex="10pt"/>
    </style:style>
    <style:style style:name="P349" style:family="paragraph" style:parent-style-name="Standard">
      <style:paragraph-properties fo:margin-left="0cm" fo:margin-right="0cm" fo:margin-top="0cm" fo:margin-bottom="0.106cm" loext:contextual-spacing="false" fo:text-align="center" style:justify-single-word="false" fo:orphans="0" fo:widows="0" fo:text-indent="0cm" style:auto-text-indent="false"/>
      <style:text-properties style:font-name="Calibri" fo:font-size="10pt" officeooo:rsid="01bcca19" officeooo:paragraph-rsid="01bcca19" style:font-size-asian="10pt" style:font-size-complex="10pt"/>
    </style:style>
    <style:style style:name="P350" style:family="paragraph" style:parent-style-name="Standard">
      <style:paragraph-properties fo:margin-left="0cm" fo:margin-right="0cm" fo:margin-top="0cm" fo:margin-bottom="0.106cm" loext:contextual-spacing="false" fo:text-align="center" style:justify-single-word="false" fo:orphans="0" fo:widows="0" fo:text-indent="0cm" style:auto-text-indent="false"/>
      <style:text-properties style:font-name="Calibri" fo:font-size="10pt" officeooo:rsid="01da5d3e" officeooo:paragraph-rsid="01da5d3e" style:font-size-asian="10pt" style:font-size-complex="10pt"/>
    </style:style>
    <style:style style:name="P351" style:family="paragraph" style:parent-style-name="Standard">
      <style:paragraph-properties fo:margin-left="0cm" fo:margin-right="0cm" fo:margin-top="0cm" fo:margin-bottom="0.106cm" loext:contextual-spacing="false" fo:text-align="center" style:justify-single-word="false" fo:orphans="0" fo:widows="0" fo:text-indent="0cm" style:auto-text-indent="false"/>
      <style:text-properties style:font-name="Calibri" fo:font-size="10pt" officeooo:rsid="01ed9d1f" officeooo:paragraph-rsid="01ed9d1f" style:font-size-asian="10pt" style:font-size-complex="10pt"/>
    </style:style>
    <style:style style:name="P352" style:family="paragraph" style:parent-style-name="Standard">
      <style:paragraph-properties fo:margin-left="0cm" fo:margin-right="0cm" fo:margin-top="0cm" fo:margin-bottom="0.106cm" loext:contextual-spacing="false" fo:text-align="center" style:justify-single-word="false" fo:orphans="0" fo:widows="0" fo:text-indent="0cm" style:auto-text-indent="false"/>
      <style:text-properties style:font-name="Calibri" fo:font-size="10pt" officeooo:rsid="01fddea6" officeooo:paragraph-rsid="01fddea6" style:font-size-asian="10pt" style:font-size-complex="10pt"/>
    </style:style>
    <style:style style:name="P353" style:family="paragraph" style:parent-style-name="Standard">
      <style:paragraph-properties fo:margin-left="0cm" fo:margin-right="0cm" fo:margin-top="0cm" fo:margin-bottom="0.106cm" loext:contextual-spacing="false" fo:text-align="center" style:justify-single-word="false" fo:orphans="0" fo:widows="0" fo:text-indent="0cm" style:auto-text-indent="false"/>
      <style:text-properties style:font-name="Calibri" fo:font-size="10pt" officeooo:rsid="02103e69" officeooo:paragraph-rsid="02103e69" style:font-size-asian="10pt" style:font-size-complex="10pt"/>
    </style:style>
    <style:style style:name="P354" style:family="paragraph" style:parent-style-name="Standard">
      <style:paragraph-properties fo:margin-left="0cm" fo:margin-right="0cm" fo:margin-top="0cm" fo:margin-bottom="0.106cm" loext:contextual-spacing="false" fo:text-align="center" style:justify-single-word="false" fo:orphans="0" fo:widows="0" fo:text-indent="0cm" style:auto-text-indent="false"/>
      <style:text-properties style:font-name="Calibri" fo:font-size="10pt" officeooo:rsid="02184f63" officeooo:paragraph-rsid="02184f63" style:font-size-asian="10pt" style:font-size-complex="10pt"/>
    </style:style>
    <style:style style:name="P355" style:family="paragraph" style:parent-style-name="Standard">
      <style:paragraph-properties fo:margin-left="0cm" fo:margin-right="0cm" fo:margin-top="0cm" fo:margin-bottom="0.106cm" loext:contextual-spacing="false" fo:text-align="center" style:justify-single-word="false" fo:orphans="0" fo:widows="0" fo:text-indent="0cm" style:auto-text-indent="false"/>
      <style:text-properties style:font-name="Calibri" fo:font-size="10pt" officeooo:rsid="021e4803" officeooo:paragraph-rsid="021e4803" style:font-size-asian="10pt" style:font-size-complex="10pt"/>
    </style:style>
    <style:style style:name="P356" style:family="paragraph" style:parent-style-name="Standard">
      <style:paragraph-properties fo:margin-left="0cm" fo:margin-right="0cm" fo:margin-top="0cm" fo:margin-bottom="0.106cm" loext:contextual-spacing="false" fo:text-align="center" style:justify-single-word="false" fo:orphans="0" fo:widows="0" fo:text-indent="0cm" style:auto-text-indent="false"/>
      <style:text-properties style:font-name="Calibri" fo:font-size="10pt" officeooo:rsid="02230e3b" officeooo:paragraph-rsid="02230e3b" style:font-size-asian="10pt" style:font-size-complex="10pt"/>
    </style:style>
    <style:style style:name="P357" style:family="paragraph" style:parent-style-name="Standard">
      <style:paragraph-properties fo:margin-left="0cm" fo:margin-right="0cm" fo:margin-top="0cm" fo:margin-bottom="0.106cm" loext:contextual-spacing="false" fo:text-align="center" style:justify-single-word="false" fo:orphans="0" fo:widows="0" fo:text-indent="0cm" style:auto-text-indent="false"/>
      <style:text-properties style:font-name="Calibri" fo:font-size="10pt" officeooo:rsid="022677c6" officeooo:paragraph-rsid="022677c6" style:font-size-asian="10pt" style:font-size-complex="10pt"/>
    </style:style>
    <style:style style:name="P358" style:family="paragraph" style:parent-style-name="Standard">
      <style:paragraph-properties fo:margin-left="0cm" fo:margin-right="0cm" fo:margin-top="0cm" fo:margin-bottom="0.106cm" loext:contextual-spacing="false" fo:text-align="center" style:justify-single-word="false" fo:orphans="0" fo:widows="0" fo:text-indent="0cm" style:auto-text-indent="false"/>
      <style:text-properties style:font-name="Calibri" fo:font-size="10pt" officeooo:rsid="02467c68" officeooo:paragraph-rsid="02467c68" style:font-size-asian="10pt" style:font-size-complex="10pt"/>
    </style:style>
    <style:style style:name="P359" style:family="paragraph" style:parent-style-name="Standard">
      <style:paragraph-properties fo:margin-left="0cm" fo:margin-right="0cm" fo:margin-top="0cm" fo:margin-bottom="0.106cm" loext:contextual-spacing="false" fo:text-align="center" style:justify-single-word="false" fo:orphans="0" fo:widows="0" fo:text-indent="0cm" style:auto-text-indent="false"/>
      <style:text-properties style:font-name="Calibri" fo:font-size="10pt" officeooo:rsid="024a3ce9" officeooo:paragraph-rsid="024a3ce9" style:font-size-asian="10pt" style:font-size-complex="10pt"/>
    </style:style>
    <style:style style:name="P360" style:family="paragraph" style:parent-style-name="Standard">
      <style:paragraph-properties fo:margin-left="0cm" fo:margin-right="0cm" fo:margin-top="0cm" fo:margin-bottom="0.106cm" loext:contextual-spacing="false" fo:text-align="center" style:justify-single-word="false" fo:orphans="0" fo:widows="0" fo:text-indent="0cm" style:auto-text-indent="false"/>
      <style:text-properties style:font-name="Calibri" fo:font-size="10pt" officeooo:rsid="0251d133" officeooo:paragraph-rsid="0251d133" style:font-size-asian="10pt" style:font-size-complex="10pt"/>
    </style:style>
    <style:style style:name="P361" style:family="paragraph" style:parent-style-name="Standard">
      <style:paragraph-properties fo:margin-left="0cm" fo:margin-right="0cm" fo:margin-top="0cm" fo:margin-bottom="0.106cm" loext:contextual-spacing="false" fo:text-align="center" style:justify-single-word="false" fo:orphans="0" fo:widows="0" fo:text-indent="0cm" style:auto-text-indent="false"/>
      <style:text-properties style:font-name="Calibri" fo:font-size="10pt" officeooo:rsid="02567c0c" officeooo:paragraph-rsid="02567c0c" style:font-size-asian="10pt" style:font-size-complex="10pt"/>
    </style:style>
    <style:style style:name="P362" style:family="paragraph" style:parent-style-name="Standard">
      <style:paragraph-properties fo:margin-left="0cm" fo:margin-right="0cm" fo:margin-top="0cm" fo:margin-bottom="0.106cm" loext:contextual-spacing="false" fo:text-align="center" style:justify-single-word="false" fo:orphans="0" fo:widows="0" fo:text-indent="0cm" style:auto-text-indent="false"/>
      <style:text-properties style:font-name="Calibri" fo:font-size="10pt" officeooo:rsid="025a7acb" officeooo:paragraph-rsid="025a7acb" style:font-size-asian="10pt" style:font-size-complex="10pt"/>
    </style:style>
    <style:style style:name="P363" style:family="paragraph" style:parent-style-name="Standard">
      <style:paragraph-properties fo:margin-left="0cm" fo:margin-right="0cm" fo:margin-top="0cm" fo:margin-bottom="0.106cm" loext:contextual-spacing="false" fo:text-align="center" style:justify-single-word="false" fo:orphans="0" fo:widows="0" fo:text-indent="0cm" style:auto-text-indent="false"/>
      <style:text-properties style:font-name="Calibri" fo:font-size="10pt" officeooo:rsid="0262a441" officeooo:paragraph-rsid="0262a441" style:font-size-asian="10pt" style:font-size-complex="10pt"/>
    </style:style>
    <style:style style:name="P364" style:family="paragraph" style:parent-style-name="Standard">
      <style:paragraph-properties fo:margin-left="0cm" fo:margin-right="0cm" fo:margin-top="0cm" fo:margin-bottom="0.106cm" loext:contextual-spacing="false" fo:text-align="center" style:justify-single-word="false" fo:orphans="0" fo:widows="0" fo:text-indent="0cm" style:auto-text-indent="false"/>
      <style:text-properties style:font-name="Calibri" fo:font-size="10pt" officeooo:rsid="0262a441" officeooo:paragraph-rsid="025a7acb" style:font-size-asian="10pt" style:font-size-complex="10pt"/>
    </style:style>
    <style:style style:name="P365" style:family="paragraph" style:parent-style-name="Standard">
      <style:paragraph-properties fo:margin-left="0cm" fo:margin-right="0cm" fo:margin-top="0cm" fo:margin-bottom="0.106cm" loext:contextual-spacing="false" fo:text-align="center" style:justify-single-word="false" fo:orphans="0" fo:widows="0" fo:text-indent="0cm" style:auto-text-indent="false"/>
      <style:text-properties style:font-name="Calibri" fo:font-size="10pt" officeooo:rsid="02646283" officeooo:paragraph-rsid="02646283" style:font-size-asian="10pt" style:font-size-complex="10pt"/>
    </style:style>
    <style:style style:name="P366" style:family="paragraph" style:parent-style-name="Standard">
      <style:paragraph-properties fo:margin-left="0cm" fo:margin-right="0cm" fo:margin-top="0cm" fo:margin-bottom="0.106cm" loext:contextual-spacing="false" fo:text-align="center" style:justify-single-word="false" fo:orphans="0" fo:widows="0" fo:text-indent="0cm" style:auto-text-indent="false"/>
      <style:text-properties style:font-name="Calibri" fo:font-size="10pt" officeooo:rsid="02685ae8" officeooo:paragraph-rsid="02685ae8" style:font-size-asian="10pt" style:font-size-complex="10pt"/>
    </style:style>
    <style:style style:name="P367" style:family="paragraph" style:parent-style-name="Standard">
      <style:paragraph-properties fo:margin-left="0cm" fo:margin-right="0cm" fo:margin-top="0cm" fo:margin-bottom="0.106cm" loext:contextual-spacing="false" fo:text-align="center" style:justify-single-word="false" fo:orphans="0" fo:widows="0" fo:text-indent="0cm" style:auto-text-indent="false"/>
      <style:text-properties style:font-name="Calibri" fo:font-size="10pt" officeooo:rsid="026e3a4f" officeooo:paragraph-rsid="026e3a4f" style:font-size-asian="10pt" style:font-size-complex="10pt"/>
    </style:style>
    <style:style style:name="P368" style:family="paragraph" style:parent-style-name="Standard">
      <style:paragraph-properties fo:margin-left="0cm" fo:margin-right="0cm" fo:margin-top="0cm" fo:margin-bottom="0.106cm" loext:contextual-spacing="false" fo:text-align="center" style:justify-single-word="false" fo:orphans="0" fo:widows="0" fo:text-indent="0cm" style:auto-text-indent="false"/>
      <style:text-properties style:font-name="Calibri" fo:font-size="10pt" officeooo:rsid="027f747d" officeooo:paragraph-rsid="027f747d" style:font-size-asian="10pt" style:font-size-complex="10pt"/>
    </style:style>
    <style:style style:name="P369" style:family="paragraph" style:parent-style-name="Text_20_body" style:master-page-name="">
      <loext:graphic-properties draw:fill="none"/>
      <style:paragraph-properties fo:margin-left="0.741cm" fo:margin-right="0cm" fo:margin-top="0cm" fo:margin-bottom="0.247cm" loext:contextual-spacing="false" fo:line-height="100%" fo:text-align="start" style:justify-single-word="false" fo:orphans="2" fo:widows="2" fo:text-indent="0cm" style:auto-text-indent="false" style:page-number="auto" fo:background-color="transparent" style:writing-mode="lr-tb"/>
    </style:style>
    <style:style style:name="P370" style:family="paragraph" style:parent-style-name="Standard_20__28_user_29_">
      <loext:graphic-properties draw:fill="none"/>
      <style:paragraph-properties fo:margin-left="2.2cm" fo:margin-right="0cm" fo:margin-top="0cm" fo:margin-bottom="0cm" loext:contextual-spacing="false" fo:line-height="100%" fo:text-align="start" style:justify-single-word="false" fo:orphans="2" fo:widows="2" fo:hyphenation-ladder-count="no-limit" fo:text-indent="-0.6cm" style:auto-text-indent="false" fo:background-color="transparent" style:vertical-align="baseline" style:writing-mode="lr-tb">
        <style:tab-stops>
          <style:tab-stop style:position="2.189cm"/>
        </style:tab-stops>
      </style:paragraph-properties>
      <style:text-properties fo:color="#3465a4" style:font-name="CityBlueprint" fo:font-weight="bold" officeooo:paragraph-rsid="019e7198" style:font-weight-asian="bold" style:font-weight-complex="bold" fo:hyphenate="false" fo:hyphenation-remain-char-count="2" fo:hyphenation-push-char-count="2"/>
    </style:style>
    <style:style style:name="P371" style:family="paragraph" style:parent-style-name="Standard_20__28_user_29_">
      <loext:graphic-properties draw:fill="none"/>
      <style:paragraph-properties fo:margin-left="2.2cm" fo:margin-right="0cm" fo:margin-top="0cm" fo:margin-bottom="0cm" loext:contextual-spacing="false" fo:line-height="100%" fo:text-align="start" style:justify-single-word="false" fo:orphans="2" fo:widows="2" fo:hyphenation-ladder-count="no-limit" fo:text-indent="-0.6cm" style:auto-text-indent="false" fo:background-color="transparent" style:vertical-align="baseline" style:writing-mode="lr-tb">
        <style:tab-stops>
          <style:tab-stop style:position="2.189cm"/>
        </style:tab-stops>
      </style:paragraph-properties>
      <style:text-properties fo:color="#3465a4" style:font-name="Calibri" fo:font-size="11pt" fo:font-weight="bold" officeooo:paragraph-rsid="01a35500" fo:background-color="transparent" style:font-size-asian="11pt" style:font-weight-asian="bold" style:font-size-complex="11pt" style:font-weight-complex="bold" fo:hyphenate="false" fo:hyphenation-remain-char-count="2" fo:hyphenation-push-char-count="2"/>
    </style:style>
    <style:style style:name="P372" style:family="paragraph" style:parent-style-name="Standard_20__28_user_29_">
      <loext:graphic-properties draw:fill="none"/>
      <style:paragraph-properties fo:margin-left="2.2cm" fo:margin-right="0cm" fo:margin-top="0cm" fo:margin-bottom="0cm" loext:contextual-spacing="false" fo:line-height="100%" fo:text-align="start" style:justify-single-word="false" fo:orphans="2" fo:widows="2" fo:hyphenation-ladder-count="no-limit" fo:text-indent="-0.6cm" style:auto-text-indent="false" fo:background-color="transparent" style:vertical-align="baseline" style:writing-mode="lr-tb">
        <style:tab-stops>
          <style:tab-stop style:position="2.189cm"/>
        </style:tab-stops>
      </style:paragraph-properties>
      <style:text-properties fo:color="#3465a4" style:font-name="Calibri" fo:font-size="11pt" fo:font-weight="bold" officeooo:paragraph-rsid="01687b9f" style:font-size-asian="11pt" style:font-weight-asian="bold" style:font-size-complex="11pt" style:font-weight-complex="bold" fo:hyphenate="false" fo:hyphenation-remain-char-count="2" fo:hyphenation-push-char-count="2"/>
    </style:style>
    <style:style style:name="P373" style:family="paragraph" style:parent-style-name="Standard_20__28_user_29_">
      <loext:graphic-properties draw:fill="none"/>
      <style:paragraph-properties fo:margin-left="2.2cm" fo:margin-right="0cm" fo:margin-top="0cm" fo:margin-bottom="0cm" loext:contextual-spacing="false" fo:line-height="100%" fo:text-align="start" style:justify-single-word="false" fo:orphans="2" fo:widows="2" fo:hyphenation-ladder-count="no-limit" fo:text-indent="-0.6cm" style:auto-text-indent="false" fo:background-color="transparent" style:vertical-align="baseline" style:writing-mode="lr-tb">
        <style:tab-stops>
          <style:tab-stop style:position="2.189cm"/>
        </style:tab-stops>
      </style:paragraph-properties>
      <style:text-properties fo:color="#3465a4" style:font-name="Calibri" fo:font-size="11pt" fo:font-weight="bold" officeooo:paragraph-rsid="0169aea7" style:font-size-asian="11pt" style:font-weight-asian="bold" style:font-size-complex="11pt" style:font-weight-complex="bold" fo:hyphenate="false" fo:hyphenation-remain-char-count="2" fo:hyphenation-push-char-count="2"/>
    </style:style>
    <style:style style:name="P374" style:family="paragraph" style:parent-style-name="Standard_20__28_user_29_">
      <loext:graphic-properties draw:fill="none"/>
      <style:paragraph-properties fo:margin-left="2.2cm" fo:margin-right="0cm" fo:margin-top="0cm" fo:margin-bottom="0cm" loext:contextual-spacing="false" fo:line-height="100%" fo:text-align="start" style:justify-single-word="false" fo:orphans="2" fo:widows="2" fo:hyphenation-ladder-count="no-limit" fo:text-indent="-0.6cm" style:auto-text-indent="false" fo:background-color="transparent" style:vertical-align="baseline" style:writing-mode="lr-tb">
        <style:tab-stops>
          <style:tab-stop style:position="2.189cm"/>
        </style:tab-stops>
      </style:paragraph-properties>
      <style:text-properties fo:color="#3465a4" style:font-name="Calibri" fo:font-size="11pt" fo:font-weight="bold" officeooo:paragraph-rsid="016ae0a6" style:font-size-asian="11pt" style:font-weight-asian="bold" style:font-size-complex="11pt" style:font-weight-complex="bold" fo:hyphenate="false" fo:hyphenation-remain-char-count="2" fo:hyphenation-push-char-count="2"/>
    </style:style>
    <style:style style:name="P375" style:family="paragraph" style:parent-style-name="Standard_20__28_user_29_">
      <loext:graphic-properties draw:fill="none"/>
      <style:paragraph-properties fo:margin-left="2.2cm" fo:margin-right="0cm" fo:margin-top="0cm" fo:margin-bottom="0cm" loext:contextual-spacing="false" fo:line-height="100%" fo:text-align="start" style:justify-single-word="false" fo:orphans="2" fo:widows="2" fo:hyphenation-ladder-count="no-limit" fo:text-indent="-0.6cm" style:auto-text-indent="false" fo:background-color="transparent" style:vertical-align="baseline" style:writing-mode="lr-tb">
        <style:tab-stops>
          <style:tab-stop style:position="2.189cm"/>
          <style:tab-stop style:position="2.598cm"/>
        </style:tab-stops>
      </style:paragraph-properties>
      <style:text-properties fo:color="#3465a4" style:font-name="Calibri" fo:font-size="11pt" fo:font-weight="bold" officeooo:paragraph-rsid="016ae0a6" style:font-size-asian="11pt" style:font-weight-asian="bold" style:font-size-complex="11pt" style:font-weight-complex="bold" fo:hyphenate="false" fo:hyphenation-remain-char-count="2" fo:hyphenation-push-char-count="2"/>
    </style:style>
    <style:style style:name="P376" style:family="paragraph" style:parent-style-name="Standard_20__28_user_29_">
      <loext:graphic-properties draw:fill="none"/>
      <style:paragraph-properties fo:margin-left="2.2cm" fo:margin-right="0cm" fo:margin-top="0cm" fo:margin-bottom="0cm" loext:contextual-spacing="false" fo:line-height="100%" fo:text-align="start" style:justify-single-word="false" fo:orphans="2" fo:widows="2" fo:hyphenation-ladder-count="no-limit" fo:text-indent="-0.6cm" style:auto-text-indent="false" fo:background-color="transparent" style:vertical-align="baseline" style:writing-mode="lr-tb">
        <style:tab-stops>
          <style:tab-stop style:position="2.189cm"/>
        </style:tab-stops>
      </style:paragraph-properties>
      <style:text-properties fo:color="#3465a4" style:font-name="Calibri" fo:font-size="11pt" fo:language="es" fo:country="ES" fo:font-weight="bold" officeooo:paragraph-rsid="009d0710" style:letter-kerning="true" style:font-name-asian="Times New Roman1" style:font-size-asian="11pt" style:language-asian="zh" style:country-asian="CN" style:font-weight-asian="bold" style:font-name-complex="Tahoma1" style:font-size-complex="11pt" style:font-weight-complex="bold" fo:hyphenate="false" fo:hyphenation-remain-char-count="2" fo:hyphenation-push-char-count="2"/>
    </style:style>
    <style:style style:name="P377" style:family="paragraph" style:parent-style-name="Standard_20__28_user_29_">
      <loext:graphic-properties draw:fill="none"/>
      <style:paragraph-properties fo:margin-left="2.2cm" fo:margin-right="0cm" fo:margin-top="0cm" fo:margin-bottom="0cm" loext:contextual-spacing="false" fo:line-height="100%" fo:text-align="start" style:justify-single-word="false" fo:orphans="2" fo:widows="2" fo:hyphenation-ladder-count="no-limit" fo:text-indent="-0.6cm" style:auto-text-indent="false" fo:background-color="transparent" style:vertical-align="baseline" style:writing-mode="lr-tb">
        <style:tab-stops>
          <style:tab-stop style:position="2.189cm"/>
        </style:tab-stops>
      </style:paragraph-properties>
      <style:text-properties fo:color="#3465a4" style:font-name="Calibri" fo:font-size="11pt" fo:language="es" fo:country="ES" fo:font-weight="bold" officeooo:paragraph-rsid="016ae0a6" style:letter-kerning="true" style:font-name-asian="Times New Roman1" style:font-size-asian="11pt" style:language-asian="zh" style:country-asian="CN" style:font-weight-asian="bold" style:font-name-complex="Tahoma1" style:font-size-complex="11pt" style:font-weight-complex="bold" fo:hyphenate="false" fo:hyphenation-remain-char-count="2" fo:hyphenation-push-char-count="2"/>
    </style:style>
    <style:style style:name="P378" style:family="paragraph" style:parent-style-name="Standard_20__28_user_29_">
      <loext:graphic-properties draw:fill="none"/>
      <style:paragraph-properties fo:margin-left="2.2cm" fo:margin-right="0cm" fo:margin-top="0cm" fo:margin-bottom="0cm" loext:contextual-spacing="false" fo:line-height="100%" fo:text-align="start" style:justify-single-word="false" fo:orphans="2" fo:widows="2" fo:hyphenation-ladder-count="no-limit" fo:text-indent="-0.6cm" style:auto-text-indent="false" fo:background-color="transparent" style:vertical-align="baseline" style:writing-mode="lr-tb">
        <style:tab-stops>
          <style:tab-stop style:position="2.189cm"/>
        </style:tab-stops>
      </style:paragraph-properties>
      <style:text-properties fo:color="#3465a4" style:font-name="Calibri" fo:font-size="11pt" fo:language="es" fo:country="ES" fo:font-weight="bold" officeooo:paragraph-rsid="009feb98" style:letter-kerning="true" style:font-name-asian="Times New Roman1" style:font-size-asian="11pt" style:language-asian="zh" style:country-asian="CN" style:font-weight-asian="bold" style:font-name-complex="Tahoma1" style:font-size-complex="11pt" style:font-weight-complex="bold" fo:hyphenate="false" fo:hyphenation-remain-char-count="2" fo:hyphenation-push-char-count="2"/>
    </style:style>
    <style:style style:name="P379" style:family="paragraph" style:parent-style-name="Standard_20__28_user_29_">
      <loext:graphic-properties draw:fill="none"/>
      <style:paragraph-properties fo:margin-left="2.2cm" fo:margin-right="0cm" fo:margin-top="0cm" fo:margin-bottom="0cm" loext:contextual-spacing="false" fo:line-height="100%" fo:text-align="start" style:justify-single-word="false" fo:orphans="2" fo:widows="2" fo:hyphenation-ladder-count="no-limit" fo:text-indent="-0.6cm" style:auto-text-indent="false" fo:background-color="transparent" style:vertical-align="baseline" style:writing-mode="lr-tb">
        <style:tab-stops>
          <style:tab-stop style:position="2.189cm"/>
        </style:tab-stops>
      </style:paragraph-properties>
      <style:text-properties fo:color="#3465a4" style:font-name="Calibri" fo:font-size="11pt" fo:language="es" fo:country="ES" fo:font-weight="bold" officeooo:paragraph-rsid="00fa3d99" style:letter-kerning="true" style:font-name-asian="Times New Roman1" style:font-size-asian="11pt" style:language-asian="zh" style:country-asian="CN" style:font-weight-asian="bold" style:font-name-complex="Tahoma1" style:font-size-complex="11pt" style:font-weight-complex="bold" fo:hyphenate="false" fo:hyphenation-remain-char-count="2" fo:hyphenation-push-char-count="2"/>
    </style:style>
    <style:style style:name="P380" style:family="paragraph" style:parent-style-name="Standard_20__28_user_29_">
      <loext:graphic-properties draw:fill="none"/>
      <style:paragraph-properties fo:margin-left="2.2cm" fo:margin-right="0cm" fo:margin-top="0cm" fo:margin-bottom="0cm" loext:contextual-spacing="false" fo:line-height="100%" fo:text-align="start" style:justify-single-word="false" fo:orphans="2" fo:widows="2" fo:hyphenation-ladder-count="no-limit" fo:text-indent="-0.6cm" style:auto-text-indent="false" fo:background-color="transparent" style:vertical-align="baseline" style:writing-mode="lr-tb">
        <style:tab-stops>
          <style:tab-stop style:position="2.189cm"/>
        </style:tab-stops>
      </style:paragraph-properties>
      <style:text-properties fo:color="#3465a4" style:font-name="Calibri" fo:font-size="11pt" fo:language="es" fo:country="ES" fo:font-weight="bold" officeooo:paragraph-rsid="016df533" style:letter-kerning="true" style:font-name-asian="Times New Roman1" style:font-size-asian="11pt" style:language-asian="zh" style:country-asian="CN" style:font-weight-asian="bold" style:font-name-complex="Tahoma1" style:font-size-complex="11pt" style:font-weight-complex="bold" fo:hyphenate="false" fo:hyphenation-remain-char-count="2" fo:hyphenation-push-char-count="2"/>
    </style:style>
    <style:style style:name="P381" style:family="paragraph" style:parent-style-name="Standard_20__28_user_29_">
      <loext:graphic-properties draw:fill="none"/>
      <style:paragraph-properties fo:margin-left="2.2cm" fo:margin-right="0cm" fo:margin-top="0cm" fo:margin-bottom="0cm" loext:contextual-spacing="false" fo:line-height="100%" fo:text-align="start" style:justify-single-word="false" fo:orphans="2" fo:widows="2" fo:hyphenation-ladder-count="no-limit" fo:text-indent="-0.6cm" style:auto-text-indent="false" fo:background-color="transparent" style:vertical-align="baseline" style:writing-mode="lr-tb">
        <style:tab-stops>
          <style:tab-stop style:position="2.189cm"/>
        </style:tab-stops>
      </style:paragraph-properties>
      <style:text-properties fo:color="#3465a4" style:font-name="Calibri" fo:font-size="11pt" fo:language="es" fo:country="ES" fo:font-weight="bold" officeooo:paragraph-rsid="0104d379" style:letter-kerning="true" style:font-name-asian="Times New Roman1" style:font-size-asian="11pt" style:language-asian="zh" style:country-asian="CN" style:font-weight-asian="bold" style:font-name-complex="Tahoma1" style:font-size-complex="11pt" style:font-weight-complex="bold" fo:hyphenate="false" fo:hyphenation-remain-char-count="2" fo:hyphenation-push-char-count="2"/>
    </style:style>
    <style:style style:name="P382" style:family="paragraph" style:parent-style-name="Standard_20__28_user_29_">
      <loext:graphic-properties draw:fill="none"/>
      <style:paragraph-properties fo:margin-left="2.2cm" fo:margin-right="0cm" fo:margin-top="0cm" fo:margin-bottom="0cm" loext:contextual-spacing="false" fo:line-height="100%" fo:text-align="start" style:justify-single-word="false" fo:orphans="2" fo:widows="2" fo:hyphenation-ladder-count="no-limit" fo:text-indent="-0.6cm" style:auto-text-indent="false" fo:background-color="transparent" style:vertical-align="baseline" style:writing-mode="lr-tb">
        <style:tab-stops>
          <style:tab-stop style:position="2.189cm"/>
        </style:tab-stops>
      </style:paragraph-properties>
      <style:text-properties fo:color="#3465a4" style:font-name="Calibri" fo:font-size="11pt" fo:language="es" fo:country="ES" fo:font-weight="bold" officeooo:paragraph-rsid="0171850b" style:letter-kerning="true" style:font-name-asian="Times New Roman1" style:font-size-asian="11pt" style:language-asian="zh" style:country-asian="CN" style:font-weight-asian="bold" style:font-name-complex="Tahoma1" style:font-size-complex="11pt" style:font-weight-complex="bold" fo:hyphenate="false" fo:hyphenation-remain-char-count="2" fo:hyphenation-push-char-count="2"/>
    </style:style>
    <style:style style:name="P383" style:family="paragraph" style:parent-style-name="Standard_20__28_user_29_">
      <loext:graphic-properties draw:fill="none"/>
      <style:paragraph-properties fo:margin-left="2.2cm" fo:margin-right="0cm" fo:margin-top="0cm" fo:margin-bottom="0cm" loext:contextual-spacing="false" fo:line-height="100%" fo:text-align="start" style:justify-single-word="false" fo:orphans="2" fo:widows="2" fo:hyphenation-ladder-count="no-limit" fo:text-indent="-0.6cm" style:auto-text-indent="false" fo:background-color="transparent" style:vertical-align="baseline" style:writing-mode="lr-tb">
        <style:tab-stops>
          <style:tab-stop style:position="2.189cm"/>
        </style:tab-stops>
      </style:paragraph-properties>
      <style:text-properties fo:color="#3465a4" style:font-name="Calibri" fo:font-size="11pt" fo:language="es" fo:country="ES" fo:font-weight="bold" officeooo:paragraph-rsid="01732d9d" style:letter-kerning="true" style:font-name-asian="Times New Roman1" style:font-size-asian="11pt" style:language-asian="zh" style:country-asian="CN" style:font-weight-asian="bold" style:font-name-complex="Tahoma1" style:font-size-complex="11pt" style:font-weight-complex="bold" fo:hyphenate="false" fo:hyphenation-remain-char-count="2" fo:hyphenation-push-char-count="2"/>
    </style:style>
    <style:style style:name="P384" style:family="paragraph" style:parent-style-name="Standard_20__28_user_29_">
      <loext:graphic-properties draw:fill="none"/>
      <style:paragraph-properties fo:margin-left="2.2cm" fo:margin-right="0cm" fo:margin-top="0cm" fo:margin-bottom="0cm" loext:contextual-spacing="false" fo:line-height="100%" fo:text-align="start" style:justify-single-word="false" fo:orphans="2" fo:widows="2" fo:hyphenation-ladder-count="no-limit" fo:text-indent="-0.6cm" style:auto-text-indent="false" fo:background-color="transparent" style:vertical-align="baseline" style:writing-mode="lr-tb">
        <style:tab-stops>
          <style:tab-stop style:position="2.189cm"/>
        </style:tab-stops>
      </style:paragraph-properties>
      <style:text-properties fo:color="#3465a4" style:font-name="Calibri" fo:font-size="11pt" fo:language="es" fo:country="ES" fo:font-weight="bold" officeooo:paragraph-rsid="0114ce74" style:letter-kerning="true" style:font-name-asian="Times New Roman1" style:font-size-asian="11pt" style:language-asian="zh" style:country-asian="CN" style:font-weight-asian="bold" style:font-name-complex="Tahoma1" style:font-size-complex="11pt" style:font-weight-complex="bold" fo:hyphenate="false" fo:hyphenation-remain-char-count="2" fo:hyphenation-push-char-count="2"/>
    </style:style>
    <style:style style:name="P385" style:family="paragraph" style:parent-style-name="Standard_20__28_user_29_">
      <loext:graphic-properties draw:fill="none"/>
      <style:paragraph-properties fo:margin-left="2.2cm" fo:margin-right="0cm" fo:margin-top="0cm" fo:margin-bottom="0cm" loext:contextual-spacing="false" fo:line-height="100%" fo:text-align="start" style:justify-single-word="false" fo:orphans="2" fo:widows="2" fo:hyphenation-ladder-count="no-limit" fo:text-indent="-0.6cm" style:auto-text-indent="false" fo:background-color="transparent" style:vertical-align="baseline" style:writing-mode="lr-tb">
        <style:tab-stops>
          <style:tab-stop style:position="2.189cm"/>
        </style:tab-stops>
      </style:paragraph-properties>
      <style:text-properties fo:color="#3465a4" style:font-name="Calibri" fo:font-size="11pt" fo:language="es" fo:country="ES" fo:font-weight="bold" officeooo:paragraph-rsid="00a03def" style:letter-kerning="true" style:font-name-asian="Times New Roman1" style:font-size-asian="11pt" style:language-asian="zh" style:country-asian="CN" style:font-weight-asian="bold" style:font-name-complex="Tahoma1" style:font-size-complex="11pt" style:font-weight-complex="bold" fo:hyphenate="false" fo:hyphenation-remain-char-count="2" fo:hyphenation-push-char-count="2"/>
    </style:style>
    <style:style style:name="P386" style:family="paragraph" style:parent-style-name="Standard_20__28_user_29_">
      <loext:graphic-properties draw:fill="none"/>
      <style:paragraph-properties fo:margin-left="2.2cm" fo:margin-right="0cm" fo:margin-top="0cm" fo:margin-bottom="0cm" loext:contextual-spacing="false" fo:line-height="100%" fo:text-align="start" style:justify-single-word="false" fo:orphans="2" fo:widows="2" fo:hyphenation-ladder-count="no-limit" fo:text-indent="-0.6cm" style:auto-text-indent="false" fo:background-color="transparent" style:vertical-align="baseline" style:writing-mode="lr-tb">
        <style:tab-stops>
          <style:tab-stop style:position="2.189cm"/>
        </style:tab-stops>
      </style:paragraph-properties>
      <style:text-properties fo:color="#3465a4" style:font-name="Calibri" fo:font-size="11pt" fo:language="es" fo:country="ES" fo:font-weight="bold" officeooo:paragraph-rsid="01783bfb" style:letter-kerning="true" style:font-name-asian="Times New Roman1" style:font-size-asian="11pt" style:language-asian="zh" style:country-asian="CN" style:font-weight-asian="bold" style:font-name-complex="Tahoma1" style:font-size-complex="11pt" style:font-weight-complex="bold" fo:hyphenate="false" fo:hyphenation-remain-char-count="2" fo:hyphenation-push-char-count="2"/>
    </style:style>
    <style:style style:name="P387" style:family="paragraph" style:parent-style-name="Standard_20__28_user_29_">
      <loext:graphic-properties draw:fill="none"/>
      <style:paragraph-properties fo:margin-left="2.2cm" fo:margin-right="0cm" fo:margin-top="0cm" fo:margin-bottom="0cm" loext:contextual-spacing="false" fo:line-height="100%" fo:text-align="start" style:justify-single-word="false" fo:orphans="2" fo:widows="2" fo:hyphenation-ladder-count="no-limit" fo:text-indent="-0.6cm" style:auto-text-indent="false" fo:background-color="transparent" style:vertical-align="baseline" style:writing-mode="lr-tb">
        <style:tab-stops>
          <style:tab-stop style:position="2.189cm"/>
        </style:tab-stops>
      </style:paragraph-properties>
      <style:text-properties fo:color="#3465a4" style:font-name="Calibri" fo:font-size="11pt" fo:language="es" fo:country="ES" fo:font-weight="bold" officeooo:paragraph-rsid="00e92e9c" style:letter-kerning="true" style:font-name-asian="Times New Roman1" style:font-size-asian="11pt" style:language-asian="zh" style:country-asian="CN" style:font-weight-asian="bold" style:font-name-complex="Tahoma1" style:font-size-complex="11pt" style:font-weight-complex="bold" fo:hyphenate="false" fo:hyphenation-remain-char-count="2" fo:hyphenation-push-char-count="2"/>
    </style:style>
    <style:style style:name="P388" style:family="paragraph" style:parent-style-name="Standard_20__28_user_29_">
      <loext:graphic-properties draw:fill="none"/>
      <style:paragraph-properties fo:margin-left="2.2cm" fo:margin-right="0cm" fo:margin-top="0cm" fo:margin-bottom="0cm" loext:contextual-spacing="false" fo:line-height="100%" fo:text-align="start" style:justify-single-word="false" fo:orphans="2" fo:widows="2" fo:hyphenation-ladder-count="no-limit" fo:text-indent="-0.6cm" style:auto-text-indent="false" fo:background-color="transparent" style:vertical-align="baseline" style:writing-mode="lr-tb">
        <style:tab-stops>
          <style:tab-stop style:position="2.189cm"/>
        </style:tab-stops>
      </style:paragraph-properties>
      <style:text-properties fo:color="#3465a4" style:font-name="Calibri" fo:font-size="11pt" fo:language="es" fo:country="ES" fo:font-weight="bold" officeooo:paragraph-rsid="0178d96d" style:letter-kerning="true" style:font-name-asian="Times New Roman1" style:font-size-asian="11pt" style:language-asian="zh" style:country-asian="CN" style:font-weight-asian="bold" style:font-name-complex="Tahoma1" style:font-size-complex="11pt" style:font-weight-complex="bold" fo:hyphenate="false" fo:hyphenation-remain-char-count="2" fo:hyphenation-push-char-count="2"/>
    </style:style>
    <style:style style:name="P389" style:family="paragraph" style:parent-style-name="Standard_20__28_user_29_">
      <loext:graphic-properties draw:fill="none"/>
      <style:paragraph-properties fo:margin-left="2.2cm" fo:margin-right="0cm" fo:margin-top="0cm" fo:margin-bottom="0cm" loext:contextual-spacing="false" fo:line-height="100%" fo:text-align="start" style:justify-single-word="false" fo:orphans="2" fo:widows="2" fo:hyphenation-ladder-count="no-limit" fo:text-indent="-0.6cm" style:auto-text-indent="false" fo:background-color="transparent" style:vertical-align="baseline" style:writing-mode="lr-tb">
        <style:tab-stops>
          <style:tab-stop style:position="2.189cm"/>
        </style:tab-stops>
      </style:paragraph-properties>
      <style:text-properties fo:color="#3465a4" style:font-name="Calibri" fo:font-size="11pt" fo:language="es" fo:country="ES" fo:font-weight="bold" officeooo:paragraph-rsid="01bcca19" style:letter-kerning="true" style:font-name-asian="Times New Roman1" style:font-size-asian="11pt" style:language-asian="zh" style:country-asian="CN" style:font-weight-asian="bold" style:font-name-complex="Tahoma1" style:font-size-complex="11pt" style:font-weight-complex="bold" fo:hyphenate="false" fo:hyphenation-remain-char-count="2" fo:hyphenation-push-char-count="2"/>
    </style:style>
    <style:style style:name="P390" style:family="paragraph" style:parent-style-name="Standard">
      <loext:graphic-properties draw:fill="none"/>
      <style:paragraph-properties fo:margin-left="2.2cm" fo:margin-right="0cm" fo:margin-top="0cm" fo:margin-bottom="0cm" loext:contextual-spacing="false" fo:line-height="100%" fo:text-align="start" style:justify-single-word="false" fo:orphans="2" fo:widows="2" fo:hyphenation-ladder-count="no-limit" fo:text-indent="-0.6cm" style:auto-text-indent="false" fo:background-color="transparent" style:vertical-align="baseline" style:writing-mode="lr-tb">
        <style:tab-stops>
          <style:tab-stop style:position="2.189cm"/>
        </style:tab-stops>
      </style:paragraph-properties>
      <style:text-properties fo:color="#3465a4" style:font-name="Calibri" fo:font-size="11pt" fo:language="es" fo:country="ES" fo:font-weight="bold" officeooo:paragraph-rsid="01bcca19" style:letter-kerning="true" style:font-name-asian="Times New Roman1" style:font-size-asian="11pt" style:language-asian="zh" style:country-asian="CN" style:font-weight-asian="bold" style:font-name-complex="Tahoma1" style:font-size-complex="11pt" style:font-weight-complex="bold" fo:hyphenate="false" fo:hyphenation-remain-char-count="2" fo:hyphenation-push-char-count="2"/>
    </style:style>
    <style:style style:name="P391" style:family="paragraph" style:parent-style-name="Standard_20__28_user_29_">
      <style:paragraph-properties fo:margin-left="2.223cm" fo:margin-right="0cm" fo:text-align="start" style:justify-single-word="false" fo:text-indent="-0.635cm" style:auto-text-indent="false">
        <style:tab-stops>
          <style:tab-stop style:position="2.189cm"/>
        </style:tab-stops>
      </style:paragraph-properties>
      <style:text-properties fo:color="#3465a4" style:font-name="Calibri" fo:font-weight="bold" officeooo:paragraph-rsid="0156f3b2" style:font-weight-asian="bold" style:font-weight-complex="bold"/>
    </style:style>
    <style:style style:name="P392" style:family="paragraph" style:parent-style-name="Standard_20__28_user_29_">
      <style:paragraph-properties fo:margin-left="2.223cm" fo:margin-right="0cm" fo:text-align="start" style:justify-single-word="false" fo:text-indent="-0.635cm" style:auto-text-indent="false">
        <style:tab-stops>
          <style:tab-stop style:position="2.189cm"/>
        </style:tab-stops>
      </style:paragraph-properties>
      <style:text-properties fo:color="#3465a4" style:font-name="Calibri" fo:font-size="11pt" fo:font-weight="bold" officeooo:paragraph-rsid="015df164" style:font-size-asian="11pt" style:font-weight-asian="bold" style:font-size-complex="11pt" style:font-weight-complex="bold"/>
    </style:style>
    <style:style style:name="P393" style:family="paragraph" style:parent-style-name="Standard_20__28_user_29_">
      <style:paragraph-properties fo:margin-left="2.223cm" fo:margin-right="0cm" fo:text-align="start" style:justify-single-word="false" fo:text-indent="-0.635cm" style:auto-text-indent="false">
        <style:tab-stops>
          <style:tab-stop style:position="2.189cm"/>
        </style:tab-stops>
      </style:paragraph-properties>
      <style:text-properties fo:color="#3465a4" style:font-name="Calibri" fo:font-size="11pt" fo:font-weight="bold" officeooo:paragraph-rsid="0163337e" style:font-size-asian="11pt" style:font-weight-asian="bold" style:font-size-complex="11pt" style:font-weight-complex="bold"/>
    </style:style>
    <style:style style:name="P394" style:family="paragraph" style:parent-style-name="Standard_20__28_user_29_">
      <style:paragraph-properties fo:margin-left="2.223cm" fo:margin-right="0cm" fo:text-align="start" style:justify-single-word="false" fo:text-indent="-0.635cm" style:auto-text-indent="false">
        <style:tab-stops>
          <style:tab-stop style:position="2.189cm"/>
        </style:tab-stops>
      </style:paragraph-properties>
      <style:text-properties fo:color="#3465a4" style:font-name="Calibri" fo:font-size="11pt" fo:font-weight="bold" officeooo:paragraph-rsid="01684646" style:font-size-asian="11pt" style:font-weight-asian="bold" style:font-size-complex="11pt" style:font-weight-complex="bold"/>
    </style:style>
    <style:style style:name="P395" style:family="paragraph" style:parent-style-name="Standard_20__28_user_29_">
      <style:paragraph-properties fo:margin-left="2.223cm" fo:margin-right="0cm" fo:text-align="start" style:justify-single-word="false" fo:text-indent="-0.635cm" style:auto-text-indent="false">
        <style:tab-stops>
          <style:tab-stop style:position="2.189cm"/>
        </style:tab-stops>
      </style:paragraph-properties>
      <style:text-properties fo:color="#3465a4" style:font-name="Calibri" fo:font-size="9pt" fo:font-weight="bold" officeooo:rsid="01512649" officeooo:paragraph-rsid="00877bac" style:font-name-asian="Times New Roman1" style:font-size-asian="9pt" style:font-weight-asian="bold" style:font-name-complex="Tahoma1" style:font-size-complex="9pt" style:font-weight-complex="bold"/>
    </style:style>
    <style:style style:name="P396" style:family="paragraph" style:parent-style-name="Standard_20__28_user_29_">
      <loext:graphic-properties draw:fill="none"/>
      <style:paragraph-properties fo:margin-left="2.223cm" fo:margin-right="0cm" fo:margin-top="0cm" fo:margin-bottom="0cm" loext:contextual-spacing="false" fo:line-height="100%" fo:text-align="start" style:justify-single-word="false" fo:orphans="2" fo:widows="2" fo:hyphenation-ladder-count="no-limit" fo:text-indent="-0.635cm" style:auto-text-indent="false" fo:background-color="transparent" style:vertical-align="baseline" style:writing-mode="lr-tb">
        <style:tab-stops>
          <style:tab-stop style:position="2.189cm"/>
        </style:tab-stops>
      </style:paragraph-properties>
      <style:text-properties fo:color="#3465a4" style:font-name="Calibri" fo:font-size="11pt" fo:font-weight="bold" officeooo:paragraph-rsid="0093de48" style:font-size-asian="11pt" style:font-weight-asian="bold" style:font-size-complex="11pt" style:font-weight-complex="bold" fo:hyphenate="false" fo:hyphenation-remain-char-count="2" fo:hyphenation-push-char-count="2"/>
    </style:style>
    <style:style style:name="P397" style:family="paragraph" style:parent-style-name="Standard_20__28_user_29_">
      <loext:graphic-properties draw:fill="none"/>
      <style:paragraph-properties fo:margin-left="2.223cm" fo:margin-right="0cm" fo:margin-top="0cm" fo:margin-bottom="0cm" loext:contextual-spacing="false" fo:line-height="100%" fo:text-align="start" style:justify-single-word="false" fo:orphans="2" fo:widows="2" fo:hyphenation-ladder-count="no-limit" fo:text-indent="-0.635cm" style:auto-text-indent="false" fo:background-color="transparent" style:vertical-align="baseline" style:writing-mode="lr-tb">
        <style:tab-stops>
          <style:tab-stop style:position="2.189cm"/>
        </style:tab-stops>
      </style:paragraph-properties>
      <style:text-properties fo:color="#3465a4" style:font-name="Calibri" fo:font-size="11pt" fo:font-weight="bold" officeooo:paragraph-rsid="01687b9f" style:font-size-asian="11pt" style:font-weight-asian="bold" style:font-size-complex="11pt" style:font-weight-complex="bold" fo:hyphenate="false" fo:hyphenation-remain-char-count="2" fo:hyphenation-push-char-count="2"/>
    </style:style>
    <style:style style:name="P398" style:family="paragraph" style:parent-style-name="Standard_20__28_user_29_">
      <style:paragraph-properties fo:margin-left="1.588cm" fo:margin-right="0cm" fo:text-align="start" style:justify-single-word="false" fo:text-indent="0cm" style:auto-text-indent="false">
        <style:tab-stops>
          <style:tab-stop style:position="2.189cm"/>
        </style:tab-stops>
      </style:paragraph-properties>
      <style:text-properties fo:color="#3465a4" style:font-name="Calibri" fo:font-weight="bold" officeooo:paragraph-rsid="014c2f90" style:font-weight-asian="bold" style:font-weight-complex="bold"/>
    </style:style>
    <style:style style:name="P399" style:family="paragraph" style:parent-style-name="Standard_20__28_user_29_">
      <loext:graphic-properties draw:fill="none"/>
      <style:paragraph-properties fo:margin-left="2.223cm" fo:margin-right="0cm" fo:margin-top="0cm" fo:margin-bottom="0cm" loext:contextual-spacing="false" fo:line-height="100%" fo:text-align="start" style:justify-single-word="false" fo:orphans="2" fo:widows="2" fo:hyphenation-ladder-count="no-limit" fo:text-indent="-0.7cm" style:auto-text-indent="false" fo:background-color="transparent" style:vertical-align="baseline" style:writing-mode="lr-tb">
        <style:tab-stops>
          <style:tab-stop style:position="2.189cm"/>
        </style:tab-stops>
      </style:paragraph-properties>
      <style:text-properties fo:color="#3465a4" style:font-name="Calibri" fo:font-size="11pt" fo:font-weight="bold" officeooo:paragraph-rsid="01684646" style:font-size-asian="11pt" style:font-weight-asian="bold" style:font-size-complex="11pt" style:font-weight-complex="bold" fo:hyphenate="false" fo:hyphenation-remain-char-count="2" fo:hyphenation-push-char-count="2"/>
    </style:style>
    <style:style style:name="P400" style:family="paragraph" style:parent-style-name="Standard_20__28_user_29_">
      <loext:graphic-properties draw:fill="none"/>
      <style:paragraph-properties fo:margin-left="2.101cm" fo:margin-right="0cm" fo:margin-top="0cm" fo:margin-bottom="0cm" loext:contextual-spacing="false" fo:line-height="100%" fo:text-align="start" style:justify-single-word="false" fo:orphans="2" fo:widows="2" fo:hyphenation-ladder-count="no-limit" fo:text-indent="-0.6cm" style:auto-text-indent="false" fo:background-color="transparent" style:vertical-align="baseline" style:writing-mode="lr-tb">
        <style:tab-stops>
          <style:tab-stop style:position="2.189cm"/>
        </style:tab-stops>
      </style:paragraph-properties>
      <style:text-properties fo:color="#3465a4" style:font-name="Calibri" fo:font-size="11pt" fo:language="es" fo:country="ES" fo:font-weight="bold" officeooo:paragraph-rsid="017607b5" style:letter-kerning="true" style:font-name-asian="Times New Roman1" style:font-size-asian="11pt" style:language-asian="zh" style:country-asian="CN" style:font-weight-asian="bold" style:font-name-complex="Tahoma1" style:font-size-complex="11pt" style:font-weight-complex="bold" fo:hyphenate="false" fo:hyphenation-remain-char-count="2" fo:hyphenation-push-char-count="2"/>
    </style:style>
    <style:style style:name="P401" style:family="paragraph" style:parent-style-name="Standard_20__28_user_29_">
      <loext:graphic-properties draw:fill="none"/>
      <style:paragraph-properties fo:margin-left="2.101cm" fo:margin-right="0cm" fo:margin-top="0cm" fo:margin-bottom="0cm" loext:contextual-spacing="false" fo:line-height="100%" fo:text-align="start" style:justify-single-word="false" fo:orphans="2" fo:widows="2" fo:hyphenation-ladder-count="no-limit" fo:text-indent="-0.6cm" style:auto-text-indent="false" fo:background-color="transparent" style:vertical-align="baseline" style:writing-mode="lr-tb">
        <style:tab-stops>
          <style:tab-stop style:position="2.189cm"/>
        </style:tab-stops>
      </style:paragraph-properties>
      <style:text-properties fo:color="#3465a4" style:font-name="Calibri" fo:font-size="11pt" fo:language="es" fo:country="ES" fo:font-weight="bold" officeooo:paragraph-rsid="0121930c" style:letter-kerning="true" style:font-name-asian="Times New Roman1" style:font-size-asian="11pt" style:language-asian="zh" style:country-asian="CN" style:font-weight-asian="bold" style:font-name-complex="Tahoma1" style:font-size-complex="11pt" style:font-weight-complex="bold" fo:hyphenate="false" fo:hyphenation-remain-char-count="2" fo:hyphenation-push-char-count="2"/>
    </style:style>
    <style:style style:name="P402" style:family="paragraph" style:parent-style-name="Standard_20__28_user_29_">
      <loext:graphic-properties draw:fill="none"/>
      <style:paragraph-properties fo:margin-left="2.101cm" fo:margin-right="0cm" fo:margin-top="0cm" fo:margin-bottom="0cm" loext:contextual-spacing="false" fo:line-height="100%" fo:text-align="start" style:justify-single-word="false" fo:orphans="2" fo:widows="2" fo:hyphenation-ladder-count="no-limit" fo:text-indent="-0.6cm" style:auto-text-indent="false" fo:background-color="transparent" style:vertical-align="baseline" style:writing-mode="lr-tb">
        <style:tab-stops>
          <style:tab-stop style:position="2.189cm"/>
        </style:tab-stops>
      </style:paragraph-properties>
      <style:text-properties fo:color="#3465a4" style:font-name="Calibri" fo:font-size="11pt" fo:language="es" fo:country="ES" fo:font-weight="bold" officeooo:paragraph-rsid="01252694" style:letter-kerning="true" style:font-name-asian="Times New Roman1" style:font-size-asian="11pt" style:language-asian="zh" style:country-asian="CN" style:font-weight-asian="bold" style:font-name-complex="Tahoma1" style:font-size-complex="11pt" style:font-weight-complex="bold" fo:hyphenate="false" fo:hyphenation-remain-char-count="2" fo:hyphenation-push-char-count="2"/>
    </style:style>
    <style:style style:name="P403" style:family="paragraph" style:parent-style-name="Standard_20__28_user_29_">
      <loext:graphic-properties draw:fill="none"/>
      <style:paragraph-properties fo:margin-left="2.101cm" fo:margin-right="0cm" fo:margin-top="0cm" fo:margin-bottom="0cm" loext:contextual-spacing="false" fo:line-height="100%" fo:text-align="start" style:justify-single-word="false" fo:orphans="2" fo:widows="2" fo:hyphenation-ladder-count="no-limit" fo:text-indent="-0.6cm" style:auto-text-indent="false" fo:background-color="transparent" style:vertical-align="baseline" style:writing-mode="lr-tb">
        <style:tab-stops>
          <style:tab-stop style:position="2.189cm"/>
        </style:tab-stops>
      </style:paragraph-properties>
      <style:text-properties fo:color="#3465a4" style:font-name="Calibri" fo:font-size="11pt" fo:language="es" fo:country="ES" fo:font-weight="bold" officeooo:paragraph-rsid="01761b07" style:letter-kerning="true" style:font-name-asian="Times New Roman1" style:font-size-asian="11pt" style:language-asian="zh" style:country-asian="CN" style:font-weight-asian="bold" style:font-name-complex="Tahoma1" style:font-size-complex="11pt" style:font-weight-complex="bold" fo:hyphenate="false" fo:hyphenation-remain-char-count="2" fo:hyphenation-push-char-count="2"/>
    </style:style>
    <style:style style:name="P404" style:family="paragraph" style:parent-style-name="Standard_20__28_user_29_">
      <loext:graphic-properties draw:fill="none"/>
      <style:paragraph-properties fo:margin-left="2.101cm" fo:margin-right="0cm" fo:margin-top="0cm" fo:margin-bottom="0cm" loext:contextual-spacing="false" fo:line-height="100%" fo:text-align="start" style:justify-single-word="false" fo:orphans="2" fo:widows="2" fo:hyphenation-ladder-count="no-limit" fo:text-indent="-0.6cm" style:auto-text-indent="false" fo:background-color="transparent" style:vertical-align="baseline" style:writing-mode="lr-tb">
        <style:tab-stops>
          <style:tab-stop style:position="2.189cm"/>
        </style:tab-stops>
      </style:paragraph-properties>
      <style:text-properties fo:color="#3465a4" style:font-name="Calibri" fo:font-size="11pt" fo:language="es" fo:country="ES" fo:font-weight="bold" officeooo:paragraph-rsid="012c4200" style:letter-kerning="true" style:font-name-asian="Times New Roman1" style:font-size-asian="11pt" style:language-asian="zh" style:country-asian="CN" style:font-weight-asian="bold" style:font-name-complex="Tahoma1" style:font-size-complex="11pt" style:font-weight-complex="bold" fo:hyphenate="false" fo:hyphenation-remain-char-count="2" fo:hyphenation-push-char-count="2"/>
    </style:style>
    <style:style style:name="P405" style:family="paragraph" style:parent-style-name="Standard_20__28_user_29_">
      <loext:graphic-properties draw:fill="none"/>
      <style:paragraph-properties fo:margin-left="2.101cm" fo:margin-right="0cm" fo:margin-top="0cm" fo:margin-bottom="0cm" loext:contextual-spacing="false" fo:line-height="100%" fo:text-align="start" style:justify-single-word="false" fo:orphans="2" fo:widows="2" fo:hyphenation-ladder-count="no-limit" fo:text-indent="-0.6cm" style:auto-text-indent="false" fo:background-color="transparent" style:vertical-align="baseline" style:writing-mode="lr-tb">
        <style:tab-stops>
          <style:tab-stop style:position="2.189cm"/>
        </style:tab-stops>
      </style:paragraph-properties>
      <style:text-properties fo:color="#3465a4" style:font-name="Calibri" fo:font-size="11pt" fo:language="es" fo:country="ES" fo:font-weight="bold" officeooo:paragraph-rsid="012edca6" style:letter-kerning="true" style:font-name-asian="Times New Roman1" style:font-size-asian="11pt" style:language-asian="zh" style:country-asian="CN" style:font-weight-asian="bold" style:font-name-complex="Tahoma1" style:font-size-complex="11pt" style:font-weight-complex="bold" fo:hyphenate="false" fo:hyphenation-remain-char-count="2" fo:hyphenation-push-char-count="2"/>
    </style:style>
    <style:style style:name="P406" style:family="paragraph" style:parent-style-name="Standard_20__28_user_29_">
      <style:paragraph-properties fo:margin-left="0cm" fo:margin-right="0cm" fo:text-align="start" style:justify-single-word="false" fo:text-indent="-0.751cm" style:auto-text-indent="false"/>
      <style:text-properties style:font-name="Calibri" style:font-name-asian="Tahoma1"/>
    </style:style>
    <style:style style:name="P407" style:family="paragraph" style:parent-style-name="Standard_20__28_user_29_">
      <loext:graphic-properties draw:fill="none"/>
      <style:paragraph-properties fo:margin-left="1.623cm" fo:margin-right="0cm" fo:margin-top="0cm" fo:margin-bottom="0cm" loext:contextual-spacing="false" fo:line-height="100%" fo:text-align="start" style:justify-single-word="false" fo:orphans="2" fo:widows="2" fo:hyphenation-ladder-count="no-limit" fo:text-indent="0cm" style:auto-text-indent="false" fo:background-color="transparent" style:vertical-align="baseline" style:writing-mode="lr-tb">
        <style:tab-stops>
          <style:tab-stop style:position="2.189cm"/>
        </style:tab-stops>
      </style:paragraph-properties>
      <style:text-properties fo:color="#3465a4" style:font-name="Calibri" fo:font-size="11pt" fo:font-weight="bold" officeooo:paragraph-rsid="015a9cf8" style:font-size-asian="11pt" style:font-weight-asian="bold" style:font-size-complex="11pt" style:font-weight-complex="bold" fo:hyphenate="false" fo:hyphenation-remain-char-count="2" fo:hyphenation-push-char-count="2"/>
    </style:style>
    <style:style style:name="P408" style:family="paragraph" style:parent-style-name="DP_20_Titulo_20_2" style:list-style-name="L1">
      <style:paragraph-properties fo:margin-left="0.741cm" fo:margin-right="0cm" fo:margin-top="0cm" fo:margin-bottom="0cm" loext:contextual-spacing="false" fo:text-align="start" style:justify-single-word="false" fo:text-indent="-0.635cm" style:auto-text-indent="false">
        <style:tab-stops>
          <style:tab-stop style:position="1.011cm"/>
          <style:tab-stop style:position="1.083cm"/>
          <style:tab-stop style:position="1.443cm"/>
        </style:tab-stops>
      </style:paragraph-properties>
      <style:text-properties officeooo:paragraph-rsid="007376bb"/>
    </style:style>
    <style:style style:name="P409" style:family="paragraph" style:parent-style-name="DP_20_Titulo_20_2" style:list-style-name="L1">
      <style:paragraph-properties fo:margin-left="0.741cm" fo:margin-right="0cm" fo:margin-top="0cm" fo:margin-bottom="0cm" loext:contextual-spacing="false" fo:text-align="start" style:justify-single-word="false" fo:text-indent="-0.635cm" style:auto-text-indent="false">
        <style:tab-stops>
          <style:tab-stop style:position="1.011cm"/>
        </style:tab-stops>
      </style:paragraph-properties>
      <style:text-properties officeooo:paragraph-rsid="007376bb"/>
    </style:style>
    <style:style style:name="P410" style:family="paragraph" style:parent-style-name="DP_20_Titulo_20_2" style:list-style-name="L1">
      <style:paragraph-properties fo:margin-left="0.741cm" fo:margin-right="0cm" fo:margin-top="0cm" fo:margin-bottom="0cm" loext:contextual-spacing="false" fo:text-align="start" style:justify-single-word="false" fo:text-indent="-0.635cm" style:auto-text-indent="false">
        <style:tab-stops>
          <style:tab-stop style:position="1.011cm"/>
        </style:tab-stops>
      </style:paragraph-properties>
      <style:text-properties officeooo:paragraph-rsid="00740f26"/>
    </style:style>
    <style:style style:name="P411" style:family="paragraph" style:parent-style-name="DP_20_Titulo_20_2" style:list-style-name="L1">
      <style:paragraph-properties fo:margin-left="0.741cm" fo:margin-right="0cm" fo:text-align="start" style:justify-single-word="false" fo:text-indent="-0.635cm" style:auto-text-indent="false" fo:padding="0.049cm" fo:border-left="none" fo:border-right="none" fo:border-top="none" fo:border-bottom="0.06pt solid #3465a4" style:writing-mode="page"/>
    </style:style>
    <style:style style:name="P412" style:family="paragraph" style:parent-style-name="DP_20_Titulo_20_2" style:list-style-name="L1">
      <style:paragraph-properties fo:margin-left="0.741cm" fo:margin-right="0cm" fo:text-align="start" style:justify-single-word="false" fo:text-indent="-0.635cm" style:auto-text-indent="false" fo:padding="0.049cm" fo:border-left="none" fo:border-right="none" fo:border-top="none" fo:border-bottom="0.06pt solid #3465a4" style:writing-mode="page"/>
      <style:text-properties officeooo:paragraph-rsid="00a03881"/>
    </style:style>
    <style:style style:name="P413" style:family="paragraph" style:parent-style-name="DP_20_Titulo_20_2" style:list-style-name="L1">
      <style:paragraph-properties fo:margin-left="0.741cm" fo:margin-right="0cm" fo:text-align="start" style:justify-single-word="false" fo:text-indent="-0.635cm" style:auto-text-indent="false" fo:padding="0.049cm" fo:border-left="none" fo:border-right="none" fo:border-top="none" fo:border-bottom="0.06pt solid #3465a4" style:writing-mode="page"/>
      <style:text-properties officeooo:paragraph-rsid="00a03def"/>
    </style:style>
    <style:style style:name="P414" style:family="paragraph" style:parent-style-name="DP_20_Titulo_20_2" style:list-style-name="L1">
      <style:paragraph-properties fo:margin-left="0.741cm" fo:margin-right="0cm" fo:text-align="start" style:justify-single-word="false" fo:text-indent="-0.635cm" style:auto-text-indent="false" fo:padding="0.049cm" fo:border-left="none" fo:border-right="none" fo:border-top="none" fo:border-bottom="0.06pt solid #3465a4" style:writing-mode="page"/>
      <style:text-properties officeooo:paragraph-rsid="0297d804"/>
    </style:style>
    <style:style style:name="P415" style:family="paragraph" style:parent-style-name="DP_20_Titulo_20_2" style:list-style-name="L1">
      <style:paragraph-properties fo:margin-left="0.741cm" fo:margin-right="0cm" fo:text-align="start" style:justify-single-word="false" fo:text-indent="-0.635cm" style:auto-text-indent="false" fo:padding="0.049cm" fo:border-left="none" fo:border-right="none" fo:border-top="none" fo:border-bottom="0.06pt solid #3465a4" style:writing-mode="page"/>
      <style:text-properties officeooo:paragraph-rsid="02bb60de"/>
    </style:style>
    <style:style style:name="P416" style:family="paragraph" style:parent-style-name="DP_20_Titulo_20_2" style:list-style-name="L1">
      <style:paragraph-properties fo:margin-left="0cm" fo:margin-right="0cm" fo:text-align="start" style:justify-single-word="false" fo:text-indent="-0.635cm" style:auto-text-indent="false" style:border-line-width-bottom="0.018cm 0.004cm 0.018cm" fo:padding="0.049cm" fo:border-left="none" fo:border-right="none" fo:border-top="none" fo:border-bottom="1.11pt double-thin #3465a4" style:writing-mode="page"/>
      <style:text-properties officeooo:paragraph-rsid="00786831"/>
    </style:style>
    <style:style style:name="P417" style:family="paragraph" style:parent-style-name="DP_20_Titulo_20_2" style:list-style-name="L1">
      <style:paragraph-properties fo:margin-left="0cm" fo:margin-right="0cm" fo:text-align="start" style:justify-single-word="false" fo:text-indent="-0.635cm" style:auto-text-indent="false" style:border-line-width-bottom="0.018cm 0.004cm 0.018cm" fo:padding="0.049cm" fo:border-left="none" fo:border-right="none" fo:border-top="none" fo:border-bottom="1.11pt double-thin #3465a4" style:writing-mode="page"/>
      <style:text-properties officeooo:paragraph-rsid="0248705a"/>
    </style:style>
    <style:style style:name="P418" style:family="paragraph" style:parent-style-name="DP_20_Titulo_20_2" style:list-style-name="L1">
      <style:paragraph-properties fo:margin-left="0cm" fo:margin-right="0cm" fo:text-align="start" style:justify-single-word="false" fo:text-indent="-0.635cm" style:auto-text-indent="false" style:border-line-width-bottom="0.018cm 0.004cm 0.018cm" fo:padding="0.049cm" fo:border-left="none" fo:border-right="none" fo:border-top="none" fo:border-bottom="1.11pt double-thin #3465a4" style:writing-mode="page"/>
      <style:text-properties officeooo:paragraph-rsid="00a9cc3c"/>
    </style:style>
    <style:style style:name="P419" style:family="paragraph" style:parent-style-name="DP_20_Titulo_20_2" style:list-style-name="L1">
      <style:paragraph-properties fo:margin-left="0cm" fo:margin-right="0cm" fo:text-align="start" style:justify-single-word="false" fo:text-indent="-0.635cm" style:auto-text-indent="false" style:border-line-width-bottom="0.018cm 0.004cm 0.018cm" fo:padding="0.049cm" fo:border-left="none" fo:border-right="none" fo:border-top="none" fo:border-bottom="1.11pt double-thin #3465a4" style:writing-mode="page"/>
      <style:text-properties officeooo:paragraph-rsid="02958c43"/>
    </style:style>
    <style:style style:name="P420" style:family="paragraph" style:parent-style-name="DP_20_Titulo_20_2" style:list-style-name="L1">
      <style:paragraph-properties fo:margin-left="0cm" fo:margin-right="0cm" fo:text-align="start" style:justify-single-word="false" fo:text-indent="-0.635cm" style:auto-text-indent="false" style:border-line-width-bottom="0.018cm 0.004cm 0.018cm" fo:padding="0.049cm" fo:border-left="none" fo:border-right="none" fo:border-top="none" fo:border-bottom="1.11pt double-thin #3465a4" style:writing-mode="page"/>
      <style:text-properties officeooo:paragraph-rsid="02962ace"/>
    </style:style>
    <style:style style:name="P421" style:family="paragraph" style:parent-style-name="DP_20_Titulo_20_2" style:list-style-name="L1" style:master-page-name="">
      <loext:graphic-properties draw:fill="none"/>
      <style:paragraph-properties fo:margin-left="1.3cm" fo:margin-right="0cm" fo:margin-top="0cm" fo:margin-bottom="0.282cm" loext:contextual-spacing="false" fo:line-height="108%" fo:text-align="start" style:justify-single-word="false" fo:orphans="2" fo:widows="2" fo:text-indent="-0.6cm" style:auto-text-indent="false" style:page-number="auto" fo:background-color="transparent" fo:padding="0.049cm" fo:border-left="none" fo:border-right="none" fo:border-top="none" fo:border-bottom="0.06pt solid #3465a4" style:shadow="none" style:writing-mode="page">
        <style:tab-stops/>
      </style:paragraph-properties>
      <style:text-properties officeooo:paragraph-rsid="025a1631"/>
    </style:style>
    <style:style style:name="P422" style:family="paragraph" style:parent-style-name="DP_20_Titulo_20_2" style:master-page-name="">
      <loext:graphic-properties draw:fill="none"/>
      <style:paragraph-properties fo:margin-left="2.2cm" fo:margin-right="0cm" fo:margin-top="0cm" fo:margin-bottom="0.282cm" loext:contextual-spacing="false" fo:line-height="108%" fo:text-align="start" style:justify-single-word="false" fo:orphans="2" fo:widows="2" fo:text-indent="0cm" style:auto-text-indent="false" style:page-number="auto" fo:background-color="transparent" fo:padding="0.049cm" fo:border="none" style:shadow="none" style:writing-mode="page">
        <style:tab-stops/>
      </style:paragraph-properties>
      <style:text-properties officeooo:paragraph-rsid="025a1631"/>
    </style:style>
    <style:style style:name="P423" style:family="paragraph" style:parent-style-name="DP_20_Subtítulo">
      <style:paragraph-properties fo:margin-left="1.482cm" fo:margin-right="0cm" fo:margin-top="0cm" fo:margin-bottom="0cm" loext:contextual-spacing="false" fo:text-align="start" style:justify-single-word="false" fo:text-indent="-0.635cm" style:auto-text-indent="false">
        <style:tab-stops>
          <style:tab-stop style:position="1.997cm"/>
        </style:tab-stops>
      </style:paragraph-properties>
      <style:text-properties officeooo:paragraph-rsid="0255afd8"/>
    </style:style>
    <style:style style:name="P424" style:family="paragraph" style:parent-style-name="DP_20_Subtítulo" style:list-style-name="L2">
      <style:paragraph-properties fo:margin-left="1.482cm" fo:margin-right="0cm" fo:margin-top="0cm" fo:margin-bottom="0cm" loext:contextual-spacing="false" fo:text-align="start" style:justify-single-word="false" fo:text-indent="-0.635cm" style:auto-text-indent="false">
        <style:tab-stops>
          <style:tab-stop style:position="1.997cm"/>
        </style:tab-stops>
      </style:paragraph-properties>
      <style:text-properties officeooo:paragraph-rsid="0255afd8"/>
    </style:style>
    <style:style style:name="P425" style:family="paragraph" style:parent-style-name="DP_20_Subtítulo" style:list-style-name="L1">
      <style:paragraph-properties fo:margin-left="1.482cm" fo:margin-right="0cm" fo:margin-top="0cm" fo:margin-bottom="0cm" loext:contextual-spacing="false" fo:text-align="start" style:justify-single-word="false" fo:text-indent="-0.635cm" style:auto-text-indent="false">
        <style:tab-stops>
          <style:tab-stop style:position="1.997cm"/>
        </style:tab-stops>
      </style:paragraph-properties>
    </style:style>
    <style:style style:name="P426" style:family="paragraph" style:parent-style-name="DP_20_Subtítulo" style:list-style-name="L1">
      <style:paragraph-properties fo:margin-left="1.482cm" fo:margin-right="0cm" fo:margin-top="0cm" fo:margin-bottom="0cm" loext:contextual-spacing="false" fo:text-align="start" style:justify-single-word="false" fo:text-indent="-0.635cm" style:auto-text-indent="false">
        <style:tab-stops>
          <style:tab-stop style:position="1.997cm"/>
        </style:tab-stops>
      </style:paragraph-properties>
      <style:text-properties officeooo:paragraph-rsid="007cf7da"/>
    </style:style>
    <style:style style:name="P427" style:family="paragraph" style:parent-style-name="DP_20_Subtítulo" style:list-style-name="L1">
      <style:paragraph-properties fo:margin-left="1.482cm" fo:margin-right="0cm" fo:margin-top="0cm" fo:margin-bottom="0cm" loext:contextual-spacing="false" fo:text-align="start" style:justify-single-word="false" fo:text-indent="-0.635cm" style:auto-text-indent="false">
        <style:tab-stops>
          <style:tab-stop style:position="1.997cm"/>
        </style:tab-stops>
      </style:paragraph-properties>
      <style:text-properties officeooo:paragraph-rsid="019cbd3b"/>
    </style:style>
    <style:style style:name="P428" style:family="paragraph" style:parent-style-name="DP_20_Subtítulo" style:list-style-name="L1">
      <style:paragraph-properties fo:margin-left="1.482cm" fo:margin-right="0cm" fo:margin-top="0cm" fo:margin-bottom="0cm" loext:contextual-spacing="false" fo:text-align="start" style:justify-single-word="false" fo:text-indent="-0.635cm" style:auto-text-indent="false">
        <style:tab-stops>
          <style:tab-stop style:position="1.997cm"/>
        </style:tab-stops>
      </style:paragraph-properties>
      <style:text-properties officeooo:paragraph-rsid="008ba8da"/>
    </style:style>
    <style:style style:name="P429" style:family="paragraph" style:parent-style-name="DP_20_Subtítulo" style:list-style-name="L1">
      <style:paragraph-properties fo:margin-left="1.482cm" fo:margin-right="0cm" fo:margin-top="0cm" fo:margin-bottom="0cm" loext:contextual-spacing="false" fo:text-align="start" style:justify-single-word="false" fo:text-indent="-0.635cm" style:auto-text-indent="false">
        <style:tab-stops>
          <style:tab-stop style:position="1.997cm"/>
        </style:tab-stops>
      </style:paragraph-properties>
      <style:text-properties officeooo:paragraph-rsid="00927b50"/>
    </style:style>
    <style:style style:name="P430" style:family="paragraph" style:parent-style-name="DP_20_Subtítulo" style:list-style-name="L1">
      <style:paragraph-properties fo:margin-left="1.482cm" fo:margin-right="0cm" fo:margin-top="0cm" fo:margin-bottom="0cm" loext:contextual-spacing="false" fo:text-align="start" style:justify-single-word="false" fo:text-indent="-0.635cm" style:auto-text-indent="false">
        <style:tab-stops>
          <style:tab-stop style:position="1.997cm"/>
        </style:tab-stops>
      </style:paragraph-properties>
      <style:text-properties officeooo:paragraph-rsid="0093de48"/>
    </style:style>
    <style:style style:name="P431" style:family="paragraph" style:parent-style-name="DP_20_Subtítulo" style:list-style-name="L1">
      <style:paragraph-properties fo:margin-left="1.482cm" fo:margin-right="0cm" fo:margin-top="0cm" fo:margin-bottom="0cm" loext:contextual-spacing="false" fo:text-align="start" style:justify-single-word="false" fo:text-indent="-0.635cm" style:auto-text-indent="false">
        <style:tab-stops>
          <style:tab-stop style:position="1.997cm"/>
        </style:tab-stops>
      </style:paragraph-properties>
      <style:text-properties officeooo:paragraph-rsid="0095a0bb"/>
    </style:style>
    <style:style style:name="P432" style:family="paragraph" style:parent-style-name="DP_20_Subtítulo" style:list-style-name="L1">
      <style:paragraph-properties fo:margin-left="1.482cm" fo:margin-right="0cm" fo:margin-top="0cm" fo:margin-bottom="0cm" loext:contextual-spacing="false" fo:text-align="start" style:justify-single-word="false" fo:text-indent="-0.635cm" style:auto-text-indent="false">
        <style:tab-stops>
          <style:tab-stop style:position="1.997cm"/>
        </style:tab-stops>
      </style:paragraph-properties>
      <style:text-properties officeooo:paragraph-rsid="009981bb"/>
    </style:style>
    <style:style style:name="P433" style:family="paragraph" style:parent-style-name="DP_20_Subtítulo" style:list-style-name="L1">
      <style:paragraph-properties fo:margin-left="1.482cm" fo:margin-right="0cm" fo:margin-top="0cm" fo:margin-bottom="0cm" loext:contextual-spacing="false" fo:text-align="start" style:justify-single-word="false" fo:text-indent="-0.635cm" style:auto-text-indent="false">
        <style:tab-stops>
          <style:tab-stop style:position="1.997cm"/>
        </style:tab-stops>
      </style:paragraph-properties>
      <style:text-properties officeooo:paragraph-rsid="009a05a0"/>
    </style:style>
    <style:style style:name="P434" style:family="paragraph" style:parent-style-name="DP_20_Subtítulo" style:list-style-name="L1">
      <style:paragraph-properties fo:margin-left="1.482cm" fo:margin-right="0cm" fo:margin-top="0cm" fo:margin-bottom="0cm" loext:contextual-spacing="false" fo:text-align="start" style:justify-single-word="false" fo:text-indent="-0.635cm" style:auto-text-indent="false">
        <style:tab-stops>
          <style:tab-stop style:position="1.997cm"/>
        </style:tab-stops>
      </style:paragraph-properties>
      <style:text-properties officeooo:paragraph-rsid="009c199f"/>
    </style:style>
    <style:style style:name="P435" style:family="paragraph" style:parent-style-name="DP_20_Subtítulo" style:list-style-name="L1">
      <style:paragraph-properties fo:margin-left="1.482cm" fo:margin-right="0cm" fo:margin-top="0cm" fo:margin-bottom="0cm" loext:contextual-spacing="false" fo:text-align="start" style:justify-single-word="false" fo:text-indent="-0.635cm" style:auto-text-indent="false">
        <style:tab-stops>
          <style:tab-stop style:position="1.997cm"/>
        </style:tab-stops>
      </style:paragraph-properties>
      <style:text-properties officeooo:paragraph-rsid="009d0710"/>
    </style:style>
    <style:style style:name="P436" style:family="paragraph" style:parent-style-name="DP_20_Subtítulo" style:list-style-name="L1">
      <style:paragraph-properties fo:margin-left="1.482cm" fo:margin-right="0cm" fo:margin-top="0cm" fo:margin-bottom="0cm" loext:contextual-spacing="false" fo:text-align="start" style:justify-single-word="false" fo:text-indent="-0.635cm" style:auto-text-indent="false">
        <style:tab-stops>
          <style:tab-stop style:position="1.997cm"/>
        </style:tab-stops>
      </style:paragraph-properties>
      <style:text-properties officeooo:paragraph-rsid="009feb98"/>
    </style:style>
    <style:style style:name="P437" style:family="paragraph" style:parent-style-name="DP_20_Subtítulo" style:list-style-name="L1">
      <style:paragraph-properties fo:margin-left="1.482cm" fo:margin-right="0cm" fo:margin-top="0cm" fo:margin-bottom="0cm" loext:contextual-spacing="false" fo:text-align="start" style:justify-single-word="false" fo:text-indent="-0.635cm" style:auto-text-indent="false">
        <style:tab-stops>
          <style:tab-stop style:position="1.997cm"/>
        </style:tab-stops>
      </style:paragraph-properties>
      <style:text-properties officeooo:paragraph-rsid="00d84bd5"/>
    </style:style>
    <style:style style:name="P438" style:family="paragraph" style:parent-style-name="DP_20_Subtítulo" style:list-style-name="L1">
      <style:paragraph-properties fo:margin-left="1.482cm" fo:margin-right="0cm" fo:margin-top="0cm" fo:margin-bottom="0cm" loext:contextual-spacing="false" fo:text-align="start" style:justify-single-word="false" fo:text-indent="-0.635cm" style:auto-text-indent="false">
        <style:tab-stops>
          <style:tab-stop style:position="1.997cm"/>
        </style:tab-stops>
      </style:paragraph-properties>
      <style:text-properties officeooo:paragraph-rsid="00f6e706"/>
    </style:style>
    <style:style style:name="P439" style:family="paragraph" style:parent-style-name="DP_20_Subtítulo" style:list-style-name="L1">
      <style:paragraph-properties fo:margin-left="1.482cm" fo:margin-right="0cm" fo:margin-top="0cm" fo:margin-bottom="0cm" loext:contextual-spacing="false" fo:text-align="start" style:justify-single-word="false" fo:text-indent="-0.635cm" style:auto-text-indent="false">
        <style:tab-stops>
          <style:tab-stop style:position="1.997cm"/>
        </style:tab-stops>
      </style:paragraph-properties>
      <style:text-properties officeooo:paragraph-rsid="0136d717"/>
    </style:style>
    <style:style style:name="P440" style:family="paragraph" style:parent-style-name="DP_20_Subtítulo" style:list-style-name="L1">
      <style:paragraph-properties fo:margin-left="1.482cm" fo:margin-right="0cm" fo:margin-top="0cm" fo:margin-bottom="0cm" loext:contextual-spacing="false" fo:text-align="start" style:justify-single-word="false" fo:text-indent="-0.635cm" style:auto-text-indent="false">
        <style:tab-stops>
          <style:tab-stop style:position="1.997cm"/>
        </style:tab-stops>
      </style:paragraph-properties>
      <style:text-properties officeooo:paragraph-rsid="00a03def"/>
    </style:style>
    <style:style style:name="P441" style:family="paragraph" style:parent-style-name="DP_20_Subtítulo" style:list-style-name="L1">
      <style:paragraph-properties fo:margin-left="1.482cm" fo:margin-right="0cm" fo:margin-top="0cm" fo:margin-bottom="0cm" loext:contextual-spacing="false" fo:text-align="start" style:justify-single-word="false" fo:text-indent="-0.635cm" style:auto-text-indent="false">
        <style:tab-stops>
          <style:tab-stop style:position="1.997cm"/>
        </style:tab-stops>
      </style:paragraph-properties>
      <style:text-properties officeooo:paragraph-rsid="00e92e9c"/>
    </style:style>
    <style:style style:name="P442" style:family="paragraph" style:parent-style-name="DP_20_Subtítulo" style:list-style-name="L1">
      <style:paragraph-properties fo:margin-left="1.482cm" fo:margin-right="0cm" fo:margin-top="0cm" fo:margin-bottom="0cm" loext:contextual-spacing="false" fo:text-align="start" style:justify-single-word="false" fo:text-indent="-0.635cm" style:auto-text-indent="false">
        <style:tab-stops>
          <style:tab-stop style:position="1.997cm"/>
        </style:tab-stops>
      </style:paragraph-properties>
      <style:text-properties officeooo:paragraph-rsid="00cab03c"/>
    </style:style>
    <style:style style:name="P443" style:family="paragraph" style:parent-style-name="DP_20_Subtítulo" style:list-style-name="L1">
      <style:paragraph-properties fo:margin-left="1.482cm" fo:margin-right="0cm" fo:margin-top="0cm" fo:margin-bottom="0cm" loext:contextual-spacing="false" fo:text-align="start" style:justify-single-word="false" fo:text-indent="-0.635cm" style:auto-text-indent="false">
        <style:tab-stops>
          <style:tab-stop style:position="1.997cm"/>
        </style:tab-stops>
      </style:paragraph-properties>
      <style:text-properties officeooo:paragraph-rsid="00d61480"/>
    </style:style>
    <style:style style:name="P444" style:family="paragraph" style:parent-style-name="DP_20_Subtítulo" style:list-style-name="L1">
      <style:paragraph-properties fo:margin-left="1.482cm" fo:margin-right="0cm" fo:margin-top="0cm" fo:margin-bottom="0cm" loext:contextual-spacing="false" fo:text-align="start" style:justify-single-word="false" fo:text-indent="-0.635cm" style:auto-text-indent="false">
        <style:tab-stops>
          <style:tab-stop style:position="1.997cm"/>
        </style:tab-stops>
      </style:paragraph-properties>
      <style:text-properties officeooo:paragraph-rsid="02a6561d"/>
    </style:style>
    <style:style style:name="P445" style:family="paragraph" style:parent-style-name="DP_20_Subtítulo" style:list-style-name="L1">
      <style:paragraph-properties fo:margin-left="1.482cm" fo:margin-right="0cm" fo:margin-top="0cm" fo:margin-bottom="0cm" loext:contextual-spacing="false" fo:text-align="start" style:justify-single-word="false" fo:text-indent="-0.635cm" style:auto-text-indent="false">
        <style:tab-stops>
          <style:tab-stop style:position="1.997cm"/>
        </style:tab-stops>
      </style:paragraph-properties>
      <style:text-properties officeooo:paragraph-rsid="02a74b12"/>
    </style:style>
    <style:style style:name="P446" style:family="paragraph" style:parent-style-name="DP_20_Subtítulo" style:list-style-name="L1">
      <style:paragraph-properties fo:margin-left="1.482cm" fo:margin-right="0cm" fo:margin-top="0cm" fo:margin-bottom="0cm" loext:contextual-spacing="false" fo:text-align="start" style:justify-single-word="false" fo:text-indent="-0.635cm" style:auto-text-indent="false">
        <style:tab-stops>
          <style:tab-stop style:position="1.997cm"/>
        </style:tab-stops>
      </style:paragraph-properties>
      <style:text-properties officeooo:paragraph-rsid="02a75bc4"/>
    </style:style>
    <style:style style:name="P447" style:family="paragraph" style:parent-style-name="DP_20_Subtítulo" style:list-style-name="L1">
      <style:paragraph-properties fo:margin-left="1.482cm" fo:margin-right="0cm" fo:margin-top="0cm" fo:margin-bottom="0cm" loext:contextual-spacing="false" fo:text-align="start" style:justify-single-word="false" fo:text-indent="-0.635cm" style:auto-text-indent="false">
        <style:tab-stops>
          <style:tab-stop style:position="2.189cm"/>
        </style:tab-stops>
      </style:paragraph-properties>
    </style:style>
    <style:style style:name="P448" style:family="paragraph" style:parent-style-name="DP_20_Subtítulo" style:list-style-name="L1">
      <style:paragraph-properties fo:margin-left="1.482cm" fo:margin-right="0cm" fo:margin-top="0cm" fo:margin-bottom="0cm" loext:contextual-spacing="false" fo:text-align="start" style:justify-single-word="false" fo:text-indent="-0.635cm" style:auto-text-indent="false">
        <style:tab-stops>
          <style:tab-stop style:position="2.189cm"/>
        </style:tab-stops>
      </style:paragraph-properties>
      <style:text-properties officeooo:paragraph-rsid="008d09f2"/>
    </style:style>
    <style:style style:name="P449" style:family="paragraph" style:parent-style-name="DP_20_Subtítulo" style:list-style-name="L1">
      <style:paragraph-properties fo:margin-left="1.482cm" fo:margin-right="0cm" fo:margin-top="0cm" fo:margin-bottom="0cm" loext:contextual-spacing="false" fo:text-align="start" style:justify-single-word="false" fo:text-indent="-0.635cm" style:auto-text-indent="false">
        <style:tab-stops>
          <style:tab-stop style:position="2.189cm"/>
        </style:tab-stops>
      </style:paragraph-properties>
      <style:text-properties officeooo:paragraph-rsid="02988fe2"/>
    </style:style>
    <style:style style:name="P450" style:family="paragraph" style:parent-style-name="DP_20_Subtítulo" style:list-style-name="L1">
      <style:paragraph-properties fo:margin-left="1.482cm" fo:margin-right="0cm" fo:margin-top="0cm" fo:margin-bottom="0cm" loext:contextual-spacing="false" fo:text-align="start" style:justify-single-word="false" fo:text-indent="-0.635cm" style:auto-text-indent="false">
        <style:tab-stops>
          <style:tab-stop style:position="2.092cm"/>
        </style:tab-stops>
      </style:paragraph-properties>
      <style:text-properties officeooo:paragraph-rsid="008d09f2"/>
    </style:style>
    <style:style style:name="P451" style:family="paragraph" style:parent-style-name="DP_20_Subtítulo" style:list-style-name="L1">
      <style:paragraph-properties fo:margin-left="1.482cm" fo:margin-right="0cm" fo:margin-top="0cm" fo:margin-bottom="0cm" loext:contextual-spacing="false" fo:text-align="start" style:justify-single-word="false" fo:text-indent="-0.635cm" style:auto-text-indent="false">
        <style:tab-stops>
          <style:tab-stop style:position="2.189cm"/>
        </style:tab-stops>
      </style:paragraph-properties>
      <style:text-properties officeooo:rsid="0297d804" officeooo:paragraph-rsid="0297d804"/>
    </style:style>
    <style:style style:name="P452" style:family="paragraph" style:parent-style-name="DP_20_Subtítulo" style:list-style-name="L1" style:master-page-name="">
      <loext:graphic-properties draw:fill="none"/>
      <style:paragraph-properties fo:margin-left="2cm" fo:margin-right="0cm" fo:margin-top="0cm" fo:margin-bottom="0cm" loext:contextual-spacing="false" fo:line-height="108%" fo:text-align="start" style:justify-single-word="false" fo:orphans="2" fo:widows="2" fo:text-indent="-1.101cm" style:auto-text-indent="false" style:page-number="auto" fo:background-color="transparent" fo:padding="0.049cm" fo:border="none" style:shadow="none" style:writing-mode="page">
        <style:tab-stops>
          <style:tab-stop style:position="2.189cm"/>
        </style:tab-stops>
      </style:paragraph-properties>
      <style:text-properties officeooo:paragraph-rsid="019bdaa7"/>
    </style:style>
    <style:style style:name="P453" style:family="paragraph" style:parent-style-name="DP_20_Subtítulo" style:list-style-name="L1" style:master-page-name="">
      <loext:graphic-properties draw:fill="none"/>
      <style:paragraph-properties fo:margin-left="2cm" fo:margin-right="0cm" fo:margin-top="0cm" fo:margin-bottom="0cm" loext:contextual-spacing="false" fo:line-height="108%" fo:text-align="start" style:justify-single-word="false" fo:orphans="2" fo:widows="2" fo:text-indent="-1.101cm" style:auto-text-indent="false" style:page-number="auto" fo:background-color="transparent" fo:padding="0.049cm" fo:border="none" style:shadow="none" style:writing-mode="page">
        <style:tab-stops>
          <style:tab-stop style:position="1.997cm"/>
        </style:tab-stops>
      </style:paragraph-properties>
      <style:text-properties officeooo:paragraph-rsid="0277f7bf"/>
    </style:style>
    <style:style style:name="P454" style:family="paragraph" style:parent-style-name="DP_20_Titulo_20_1" style:list-style-name="L1">
      <style:paragraph-properties fo:margin-left="0cm" fo:margin-right="0cm" fo:text-align="start" style:justify-single-word="false" fo:text-indent="-0.635cm" style:auto-text-indent="false" fo:break-before="page" style:border-line-width-bottom="0.018cm 0.004cm 0.018cm" fo:padding="0.049cm" fo:border-left="none" fo:border-right="none" fo:border-top="none" fo:border-bottom="1.11pt double-thin #3465a4" style:writing-mode="page"/>
      <style:text-properties style:font-name="Calibri" fo:font-size="11pt" style:font-size-asian="11pt" style:font-size-complex="11pt"/>
    </style:style>
    <style:style style:name="P455" style:family="paragraph" style:parent-style-name="Standard" style:master-page-name="Standard">
      <style:paragraph-properties fo:margin-top="0.106cm" fo:margin-bottom="0.212cm" loext:contextual-spacing="false" fo:line-height="100%" fo:text-align="start" style:justify-single-word="false" fo:hyphenation-ladder-count="no-limit" style:page-number="auto" style:vertical-align="baseline"/>
      <style:text-properties fo:text-transform="uppercase" fo:color="#3465a4" style:font-name="Calibri" fo:font-size="24pt" fo:language="es" fo:country="ES" style:text-underline-style="solid" style:text-underline-width="auto" style:text-underline-color="font-color" fo:font-weight="bold" style:letter-kerning="true" style:font-name-asian="Times New Roman1" style:font-size-asian="24pt" style:language-asian="zh" style:country-asian="CN" style:font-weight-asian="bold" style:font-name-complex="Arial" style:font-size-complex="18pt" style:font-weight-complex="bold" fo:hyphenate="false" fo:hyphenation-remain-char-count="2" fo:hyphenation-push-char-count="2"/>
    </style:style>
    <style:style style:name="P456"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style:text-properties style:font-name="Calibri" fo:font-size="10pt" fo:language="es" fo:country="UY" officeooo:rsid="028e2288" officeooo:paragraph-rsid="028e2288" style:font-size-asian="10pt" style:font-size-complex="10pt"/>
    </style:style>
    <style:style style:name="P457"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style:text-properties style:font-name="Calibri" fo:font-size="10pt" officeooo:rsid="02923725" officeooo:paragraph-rsid="02923725" style:font-size-asian="10pt" style:font-size-complex="10pt"/>
    </style:style>
    <style:style style:name="P458"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style:text-properties style:font-name="Calibri" fo:font-size="10pt" officeooo:rsid="02942fd3" officeooo:paragraph-rsid="02942fd3" style:font-size-asian="10pt" style:font-size-complex="10pt"/>
    </style:style>
    <style:style style:name="P459"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style:text-properties style:font-name="Calibri" fo:font-size="10pt" officeooo:rsid="02962ace" officeooo:paragraph-rsid="02962ace" style:font-size-asian="10pt" style:font-size-complex="10pt"/>
    </style:style>
    <style:style style:name="P460"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style:text-properties style:font-name="Calibri" fo:font-size="10pt" officeooo:rsid="02988fe2" officeooo:paragraph-rsid="02988fe2" style:font-size-asian="10pt" style:font-size-complex="10pt"/>
    </style:style>
    <style:style style:name="P461"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style:text-properties style:font-name="Calibri" fo:font-size="10pt" officeooo:rsid="029e2d2a" officeooo:paragraph-rsid="029e2d2a" style:font-size-asian="10pt" style:font-size-complex="10pt"/>
    </style:style>
    <style:style style:name="P462"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style:text-properties style:font-name="Calibri" fo:font-size="10pt" officeooo:rsid="02a2eb83" officeooo:paragraph-rsid="02a2eb83" style:font-size-asian="10pt" style:font-size-complex="10pt"/>
    </style:style>
    <style:style style:name="P463"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style:text-properties style:font-name="Calibri" fo:font-size="10pt" officeooo:rsid="02b2b06b" officeooo:paragraph-rsid="02b2b06b" style:font-size-asian="10pt" style:font-size-complex="10pt"/>
    </style:style>
    <style:style style:name="P464"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style:text-properties style:font-name="Calibri" fo:font-size="10pt" officeooo:rsid="02b6b11e" officeooo:paragraph-rsid="02b6b11e" style:font-size-asian="10pt" style:font-size-complex="10pt"/>
    </style:style>
    <style:style style:name="P465"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style:text-properties style:font-name="Calibri" fo:font-size="10pt" officeooo:rsid="02bfafa2" officeooo:paragraph-rsid="02bfafa2" style:font-size-asian="10pt" style:font-size-complex="10pt"/>
    </style:style>
    <style:style style:name="P466" style:family="paragraph" style:parent-style-name="Standard">
      <style:paragraph-properties fo:margin-left="0cm" fo:margin-right="0cm" fo:margin-top="0cm" fo:margin-bottom="0.106cm" loext:contextual-spacing="false" fo:text-align="center" style:justify-single-word="false" fo:orphans="0" fo:widows="0" fo:text-indent="0cm" style:auto-text-indent="false"/>
      <style:text-properties style:font-name="Calibri" fo:font-size="10pt" officeooo:rsid="02923725" officeooo:paragraph-rsid="02923725" style:font-size-asian="10pt" style:font-size-complex="10pt"/>
    </style:style>
    <style:style style:name="P467" style:family="paragraph" style:parent-style-name="Standard">
      <style:paragraph-properties fo:margin-left="2.223cm" fo:margin-right="0cm" fo:margin-top="0cm" fo:margin-bottom="0cm" loext:contextual-spacing="false" fo:text-align="start" style:justify-single-word="false" fo:text-indent="-0.635cm" style:auto-text-indent="false"/>
      <style:text-properties style:font-name="CityBlueprint" officeooo:paragraph-rsid="0297d804"/>
    </style:style>
    <style:style style:name="P468" style:family="paragraph" style:parent-style-name="Standard">
      <loext:graphic-properties draw:fill="none"/>
      <style:paragraph-properties fo:margin-left="2.2cm" fo:margin-right="0cm" fo:margin-top="0cm" fo:margin-bottom="0cm" loext:contextual-spacing="false" fo:line-height="100%" fo:text-align="start" style:justify-single-word="false" fo:orphans="2" fo:widows="2" fo:hyphenation-ladder-count="no-limit" fo:text-indent="-0.6cm" style:auto-text-indent="false" fo:background-color="transparent" style:vertical-align="baseline" style:writing-mode="lr-tb">
        <style:tab-stops>
          <style:tab-stop style:position="2.189cm"/>
        </style:tab-stops>
      </style:paragraph-properties>
      <style:text-properties style:font-name="Calibri" officeooo:paragraph-rsid="0297d804" fo:hyphenate="false" fo:hyphenation-remain-char-count="2" fo:hyphenation-push-char-count="2"/>
    </style:style>
    <style:style style:name="P469" style:family="paragraph" style:parent-style-name="Standard">
      <loext:graphic-properties draw:fill="none"/>
      <style:paragraph-properties fo:margin-left="2.2cm" fo:margin-right="0cm" fo:margin-top="0cm" fo:margin-bottom="0cm" loext:contextual-spacing="false" fo:line-height="100%" fo:text-align="start" style:justify-single-word="false" fo:orphans="2" fo:widows="2" fo:hyphenation-ladder-count="no-limit" fo:text-indent="-0.6cm" style:auto-text-indent="false" fo:background-color="transparent" style:vertical-align="baseline" style:writing-mode="lr-tb">
        <style:tab-stops>
          <style:tab-stop style:position="2.189cm"/>
        </style:tab-stops>
      </style:paragraph-properties>
      <style:text-properties style:font-name="Calibri" officeooo:rsid="0297d804" officeooo:paragraph-rsid="0297d804" fo:hyphenate="false" fo:hyphenation-remain-char-count="2" fo:hyphenation-push-char-count="2"/>
    </style:style>
    <style:style style:name="P470" style:family="paragraph" style:parent-style-name="Standard">
      <loext:graphic-properties draw:fill="none"/>
      <style:paragraph-properties fo:margin-left="1.6cm" fo:margin-right="0cm" fo:margin-top="0cm" fo:margin-bottom="0cm" loext:contextual-spacing="false" fo:line-height="100%" fo:text-align="start" style:justify-single-word="false" fo:orphans="2" fo:widows="2" fo:hyphenation-ladder-count="no-limit" fo:text-indent="0cm" style:auto-text-indent="false" fo:background-color="transparent" style:vertical-align="baseline" style:writing-mode="lr-tb">
        <style:tab-stops>
          <style:tab-stop style:position="2.189cm"/>
        </style:tab-stops>
      </style:paragraph-properties>
      <style:text-properties style:font-name="Calibri" fo:language="es" fo:country="ES" officeooo:paragraph-rsid="02988fe2" style:letter-kerning="true" style:font-name-asian="Times New Roman1" style:language-asian="zh" style:country-asian="CN" style:font-name-complex="Tahoma1" fo:hyphenate="false" fo:hyphenation-remain-char-count="2" fo:hyphenation-push-char-count="2"/>
    </style:style>
    <style:style style:name="P471" style:family="paragraph" style:parent-style-name="Standard">
      <loext:graphic-properties draw:fill="none"/>
      <style:paragraph-properties fo:margin-left="1.6cm" fo:margin-right="0cm" fo:margin-top="0cm" fo:margin-bottom="0cm" loext:contextual-spacing="false" fo:line-height="100%" fo:text-align="start" style:justify-single-word="false" fo:orphans="2" fo:widows="2" fo:hyphenation-ladder-count="no-limit" fo:text-indent="0cm" style:auto-text-indent="false" fo:background-color="transparent" style:vertical-align="baseline" style:writing-mode="lr-tb">
        <style:tab-stops>
          <style:tab-stop style:position="2.189cm"/>
        </style:tab-stops>
      </style:paragraph-properties>
      <style:text-properties style:font-name="Calibri" fo:language="es" fo:country="ES" officeooo:paragraph-rsid="02a6561d" style:letter-kerning="true" style:font-name-asian="Times New Roman1" style:language-asian="zh" style:country-asian="CN" style:font-name-complex="Tahoma1" fo:hyphenate="false" fo:hyphenation-remain-char-count="2" fo:hyphenation-push-char-count="2"/>
    </style:style>
    <style:style style:name="P472" style:family="paragraph" style:parent-style-name="Standard">
      <loext:graphic-properties draw:fill="none"/>
      <style:paragraph-properties fo:margin-left="1.6cm" fo:margin-right="0cm" fo:margin-top="0cm" fo:margin-bottom="0cm" loext:contextual-spacing="false" fo:line-height="100%" fo:text-align="start" style:justify-single-word="false" fo:orphans="2" fo:widows="2" fo:hyphenation-ladder-count="no-limit" fo:text-indent="0cm" style:auto-text-indent="false" fo:background-color="transparent" style:vertical-align="baseline" style:writing-mode="lr-tb">
        <style:tab-stops>
          <style:tab-stop style:position="2.189cm"/>
        </style:tab-stops>
      </style:paragraph-properties>
      <style:text-properties fo:color="#3465a4" style:font-name="Calibri" fo:font-size="11pt" fo:language="es" fo:country="ES" fo:font-weight="bold" officeooo:paragraph-rsid="029a2b9e" style:letter-kerning="true" style:font-name-asian="Times New Roman1" style:font-size-asian="11pt" style:language-asian="zh" style:country-asian="CN" style:font-weight-asian="bold" style:font-name-complex="Tahoma1" style:font-size-complex="11pt" style:font-weight-complex="bold" fo:hyphenate="false" fo:hyphenation-remain-char-count="2" fo:hyphenation-push-char-count="2"/>
    </style:style>
    <style:style style:name="P473" style:family="paragraph" style:parent-style-name="Standard">
      <loext:graphic-properties draw:fill="none"/>
      <style:paragraph-properties fo:margin-left="2.101cm" fo:margin-right="0cm" fo:margin-top="0cm" fo:margin-bottom="0cm" loext:contextual-spacing="false" fo:line-height="100%" fo:text-align="start" style:justify-single-word="false" fo:orphans="2" fo:widows="2" fo:hyphenation-ladder-count="no-limit" fo:text-indent="-0.6cm" style:auto-text-indent="false" fo:background-color="transparent" style:vertical-align="baseline" style:writing-mode="lr-tb">
        <style:tab-stops>
          <style:tab-stop style:position="2.189cm"/>
        </style:tab-stops>
      </style:paragraph-properties>
      <style:text-properties style:font-name="Calibri" fo:language="es" fo:country="ES" officeooo:paragraph-rsid="02a74b12" style:letter-kerning="true" style:font-name-asian="Times New Roman1" style:language-asian="zh" style:country-asian="CN" style:font-name-complex="Tahoma1" fo:hyphenate="false" fo:hyphenation-remain-char-count="2" fo:hyphenation-push-char-count="2"/>
    </style:style>
    <style:style style:name="P474" style:family="paragraph" style:parent-style-name="Standard">
      <loext:graphic-properties draw:fill="none"/>
      <style:paragraph-properties fo:margin-left="1.501cm" fo:margin-right="0cm" fo:margin-top="0cm" fo:margin-bottom="0cm" loext:contextual-spacing="false" fo:line-height="100%" fo:text-align="start" style:justify-single-word="false" fo:orphans="2" fo:widows="2" fo:hyphenation-ladder-count="no-limit" fo:text-indent="0cm" style:auto-text-indent="false" fo:background-color="transparent" style:vertical-align="baseline" style:writing-mode="lr-tb">
        <style:tab-stops>
          <style:tab-stop style:position="2.189cm"/>
        </style:tab-stops>
      </style:paragraph-properties>
      <style:text-properties style:font-name="Calibri" fo:language="es" fo:country="ES" officeooo:paragraph-rsid="02a74b12" style:letter-kerning="true" style:font-name-asian="Times New Roman1" style:language-asian="zh" style:country-asian="CN" style:font-name-complex="Tahoma1" fo:hyphenate="false" fo:hyphenation-remain-char-count="2" fo:hyphenation-push-char-count="2"/>
    </style:style>
    <style:style style:name="P475" style:family="paragraph" style:parent-style-name="Standard">
      <loext:graphic-properties draw:fill="none"/>
      <style:paragraph-properties fo:margin-left="1.501cm" fo:margin-right="0cm" fo:margin-top="0cm" fo:margin-bottom="0cm" loext:contextual-spacing="false" fo:line-height="100%" fo:text-align="start" style:justify-single-word="false" fo:orphans="2" fo:widows="2" fo:hyphenation-ladder-count="no-limit" fo:text-indent="0cm" style:auto-text-indent="false" fo:background-color="transparent" style:vertical-align="baseline" style:writing-mode="lr-tb">
        <style:tab-stops>
          <style:tab-stop style:position="2.189cm"/>
        </style:tab-stops>
      </style:paragraph-properties>
      <style:text-properties style:font-name="Calibri" fo:language="es" fo:country="ES" officeooo:paragraph-rsid="02a75bc4" style:letter-kerning="true" style:font-name-asian="Times New Roman1" style:language-asian="zh" style:country-asian="CN" style:font-name-complex="Tahoma1" fo:hyphenate="false" fo:hyphenation-remain-char-count="2" fo:hyphenation-push-char-count="2"/>
    </style:style>
    <style:style style:name="P476" style:family="paragraph" style:parent-style-name="Standard">
      <loext:graphic-properties draw:fill="none"/>
      <style:paragraph-properties fo:margin-left="1.501cm" fo:margin-right="0cm" fo:margin-top="0cm" fo:margin-bottom="0cm" loext:contextual-spacing="false" fo:line-height="100%" fo:text-align="start" style:justify-single-word="false" fo:orphans="2" fo:widows="2" fo:hyphenation-ladder-count="no-limit" fo:text-indent="0cm" style:auto-text-indent="false" fo:background-color="transparent" style:vertical-align="baseline" style:writing-mode="lr-tb">
        <style:tab-stops>
          <style:tab-stop style:position="2.189cm"/>
        </style:tab-stops>
      </style:paragraph-properties>
      <style:text-properties style:font-name="Calibri" fo:language="es" fo:country="ES" officeooo:paragraph-rsid="02a78696" style:letter-kerning="true" style:font-name-asian="Times New Roman1" style:language-asian="zh" style:country-asian="CN" style:font-name-complex="Tahoma1" fo:hyphenate="false" fo:hyphenation-remain-char-count="2" fo:hyphenation-push-char-count="2"/>
    </style:style>
    <style:style style:name="P477" style:family="paragraph" style:parent-style-name="Standard">
      <loext:graphic-properties draw:fill="none"/>
      <style:paragraph-properties fo:margin-left="1.501cm" fo:margin-right="0cm" fo:margin-top="0cm" fo:margin-bottom="0cm" loext:contextual-spacing="false" fo:line-height="100%" fo:text-align="start" style:justify-single-word="false" fo:orphans="2" fo:widows="2" fo:hyphenation-ladder-count="no-limit" fo:text-indent="0cm" style:auto-text-indent="false" fo:background-color="transparent" style:vertical-align="baseline" style:writing-mode="lr-tb">
        <style:tab-stops>
          <style:tab-stop style:position="2.189cm"/>
        </style:tab-stops>
      </style:paragraph-properties>
      <style:text-properties style:font-name="Calibri" fo:language="es" fo:country="UY" officeooo:rsid="02a78696" officeooo:paragraph-rsid="02a78696" style:letter-kerning="true" style:font-name-asian="Times New Roman1" style:language-asian="zh" style:country-asian="CN" style:font-name-complex="Tahoma1" fo:hyphenate="false" fo:hyphenation-remain-char-count="2" fo:hyphenation-push-char-count="2"/>
    </style:style>
    <style:style style:name="P478" style:family="paragraph" style:parent-style-name="Standard">
      <style:paragraph-properties fo:margin-left="0cm" fo:margin-right="0cm" fo:text-align="start" style:justify-single-word="false" fo:text-indent="1.249cm" style:auto-text-indent="false"/>
      <style:text-properties style:font-name="Calibri" fo:font-size="10pt" officeooo:rsid="0277f7bf" officeooo:paragraph-rsid="00a9cc3c" style:font-size-asian="10pt" style:font-size-complex="10pt"/>
    </style:style>
    <style:style style:name="P479" style:family="paragraph" style:parent-style-name="Standard_20__28_user_29_" style:list-style-name="L3">
      <style:paragraph-properties fo:margin-left="2.223cm" fo:margin-right="0cm" fo:text-align="start" style:justify-single-word="false" fo:text-indent="-0.635cm" style:auto-text-indent="false">
        <style:tab-stops>
          <style:tab-stop style:position="2.309cm"/>
        </style:tab-stops>
      </style:paragraph-properties>
    </style:style>
    <style:style style:name="P480" style:family="paragraph" style:parent-style-name="Standard_20__28_user_29_" style:list-style-name="L1">
      <style:paragraph-properties fo:margin-left="2.223cm" fo:margin-right="0cm" fo:text-align="start" style:justify-single-word="false" fo:text-indent="-0.635cm" style:auto-text-indent="false">
        <style:tab-stops>
          <style:tab-stop style:position="2.189cm"/>
        </style:tab-stops>
      </style:paragraph-properties>
    </style:style>
    <style:style style:name="P481" style:family="paragraph" style:parent-style-name="Standard_20__28_user_29_" style:list-style-name="L1">
      <style:paragraph-properties fo:margin-left="2.223cm" fo:margin-right="0cm" fo:text-align="start" style:justify-single-word="false" fo:text-indent="-0.635cm" style:auto-text-indent="false">
        <style:tab-stops>
          <style:tab-stop style:position="2.189cm"/>
        </style:tab-stops>
      </style:paragraph-properties>
      <style:text-properties officeooo:paragraph-rsid="00877bac"/>
    </style:style>
    <style:style style:name="P482" style:family="paragraph" style:parent-style-name="Standard_20__28_user_29_" style:list-style-name="L1">
      <style:paragraph-properties fo:margin-left="2.223cm" fo:margin-right="0cm" fo:text-align="start" style:justify-single-word="false" fo:text-indent="-0.635cm" style:auto-text-indent="false">
        <style:tab-stops>
          <style:tab-stop style:position="2.189cm"/>
        </style:tab-stops>
      </style:paragraph-properties>
      <style:text-properties officeooo:paragraph-rsid="01589070"/>
    </style:style>
    <style:style style:name="P483" style:family="paragraph" style:parent-style-name="Standard_20__28_user_29_" style:list-style-name="L1">
      <style:paragraph-properties fo:margin-left="2.223cm" fo:margin-right="0cm" fo:text-align="start" style:justify-single-word="false" fo:text-indent="-0.635cm" style:auto-text-indent="false">
        <style:tab-stops>
          <style:tab-stop style:position="2.189cm"/>
        </style:tab-stops>
      </style:paragraph-properties>
      <style:text-properties officeooo:paragraph-rsid="008d09f2"/>
    </style:style>
    <style:style style:name="P484" style:family="paragraph" style:parent-style-name="Standard_20__28_user_29_" style:list-style-name="L1">
      <style:paragraph-properties fo:margin-left="2.223cm" fo:margin-right="0cm" fo:text-align="start" style:justify-single-word="false" fo:text-indent="-0.635cm" style:auto-text-indent="false">
        <style:tab-stops>
          <style:tab-stop style:position="2.189cm"/>
        </style:tab-stops>
      </style:paragraph-properties>
      <style:text-properties officeooo:paragraph-rsid="008debd0"/>
    </style:style>
    <style:style style:name="P485" style:family="paragraph" style:parent-style-name="Standard_20__28_user_29_" style:list-style-name="L1">
      <style:paragraph-properties fo:margin-left="2.223cm" fo:margin-right="0cm" fo:text-align="start" style:justify-single-word="false" fo:text-indent="-0.635cm" style:auto-text-indent="false">
        <style:tab-stops>
          <style:tab-stop style:position="2.189cm"/>
        </style:tab-stops>
      </style:paragraph-properties>
      <style:text-properties officeooo:paragraph-rsid="0090d77f"/>
    </style:style>
    <style:style style:name="P486" style:family="paragraph" style:parent-style-name="Standard_20__28_user_29_" style:list-style-name="L1">
      <style:paragraph-properties fo:margin-left="2.223cm" fo:margin-right="0cm" fo:text-align="start" style:justify-single-word="false" fo:text-indent="-0.635cm" style:auto-text-indent="false"/>
    </style:style>
    <style:style style:name="P487" style:family="paragraph" style:parent-style-name="Standard_20__28_user_29_" style:list-style-name="L3">
      <style:paragraph-properties fo:margin-left="2.223cm" fo:margin-right="0cm" fo:text-align="start" style:justify-single-word="false" fo:text-indent="-0.635cm" style:auto-text-indent="false">
        <style:tab-stops>
          <style:tab-stop style:position="2.309cm"/>
        </style:tab-stops>
      </style:paragraph-properties>
      <style:text-properties style:font-name="Calibri"/>
    </style:style>
    <style:style style:name="P488" style:family="paragraph" style:parent-style-name="Standard_20__28_user_29_" style:list-style-name="L3">
      <style:paragraph-properties fo:margin-left="2.223cm" fo:margin-right="0cm" fo:text-align="start" style:justify-single-word="false" fo:text-indent="-0.635cm" style:auto-text-indent="false">
        <style:tab-stops>
          <style:tab-stop style:position="2.309cm"/>
        </style:tab-stops>
      </style:paragraph-properties>
      <style:text-properties style:font-name="Calibri" officeooo:paragraph-rsid="01452d4d"/>
    </style:style>
    <style:style style:name="P489" style:family="paragraph" style:parent-style-name="Standard_20__28_user_29_" style:list-style-name="L1">
      <style:paragraph-properties fo:margin-left="2.223cm" fo:margin-right="0cm" fo:text-align="start" style:justify-single-word="false" fo:text-indent="-0.635cm" style:auto-text-indent="false">
        <style:tab-stops>
          <style:tab-stop style:position="2.189cm"/>
        </style:tab-stops>
      </style:paragraph-properties>
      <style:text-properties style:font-name="Calibri"/>
    </style:style>
    <style:style style:name="P490" style:family="paragraph" style:parent-style-name="Standard_20__28_user_29_" style:list-style-name="L1">
      <style:paragraph-properties fo:margin-left="2.223cm" fo:margin-right="0cm" fo:text-align="start" style:justify-single-word="false" fo:text-indent="-0.635cm" style:auto-text-indent="false">
        <style:tab-stops>
          <style:tab-stop style:position="2.189cm"/>
        </style:tab-stops>
      </style:paragraph-properties>
      <style:text-properties style:font-name="Calibri" officeooo:paragraph-rsid="00877bac"/>
    </style:style>
    <style:style style:name="P491" style:family="paragraph" style:parent-style-name="Standard_20__28_user_29_" style:list-style-name="L1">
      <style:paragraph-properties fo:margin-left="2.223cm" fo:margin-right="0cm" fo:text-align="start" style:justify-single-word="false" fo:text-indent="-0.635cm" style:auto-text-indent="false">
        <style:tab-stops>
          <style:tab-stop style:position="2.189cm"/>
        </style:tab-stops>
      </style:paragraph-properties>
      <style:text-properties style:font-name="Calibri" officeooo:paragraph-rsid="008d09f2"/>
    </style:style>
    <style:style style:name="P492" style:family="paragraph" style:parent-style-name="Standard_20__28_user_29_" style:list-style-name="L1">
      <style:paragraph-properties fo:margin-left="2.223cm" fo:margin-right="0cm" fo:text-align="start" style:justify-single-word="false" fo:text-indent="-0.635cm" style:auto-text-indent="false">
        <style:tab-stops>
          <style:tab-stop style:position="2.189cm"/>
        </style:tab-stops>
      </style:paragraph-properties>
      <style:text-properties style:font-name="Calibri" officeooo:paragraph-rsid="008debd0"/>
    </style:style>
    <style:style style:name="P493" style:family="paragraph" style:parent-style-name="Standard_20__28_user_29_" style:list-style-name="L1">
      <style:paragraph-properties fo:margin-left="2.223cm" fo:margin-right="0cm" fo:text-align="start" style:justify-single-word="false" fo:text-indent="-0.635cm" style:auto-text-indent="false">
        <style:tab-stops>
          <style:tab-stop style:position="2.189cm"/>
        </style:tab-stops>
      </style:paragraph-properties>
      <style:text-properties style:font-name="Calibri" officeooo:paragraph-rsid="0090d77f"/>
    </style:style>
    <style:style style:name="P494" style:family="paragraph" style:parent-style-name="Standard_20__28_user_29_" style:list-style-name="L3">
      <style:paragraph-properties fo:margin-left="2.223cm" fo:margin-right="0cm" fo:text-align="start" style:justify-single-word="false" fo:text-indent="-0.635cm" style:auto-text-indent="false"/>
      <style:text-properties style:font-name="Calibri" fo:font-size="10.5pt" fo:language="es" fo:country="ES" officeooo:rsid="007b9292" style:font-size-asian="10.5pt" style:font-size-complex="10.5pt"/>
    </style:style>
    <style:style style:name="P495" style:family="paragraph" style:parent-style-name="Standard_20__28_user_29_" style:list-style-name="L3">
      <style:paragraph-properties fo:margin-left="2.223cm" fo:margin-right="0cm" fo:text-align="start" style:justify-single-word="false" fo:text-indent="-0.635cm" style:auto-text-indent="false">
        <style:tab-stops>
          <style:tab-stop style:position="2.309cm"/>
        </style:tab-stops>
      </style:paragraph-properties>
      <style:text-properties style:font-name="CityBlueprint" officeooo:paragraph-rsid="00b28a7d"/>
    </style:style>
    <style:style style:name="P496" style:family="paragraph" style:parent-style-name="Standard_20__28_user_29_" style:list-style-name="L1">
      <style:paragraph-properties fo:margin-left="2.223cm" fo:margin-right="0cm" fo:text-align="start" style:justify-single-word="false" fo:text-indent="-0.635cm" style:auto-text-indent="false">
        <style:tab-stops>
          <style:tab-stop style:position="2.189cm"/>
        </style:tab-stops>
      </style:paragraph-properties>
      <style:text-properties style:font-name="CityBlueprint" officeooo:paragraph-rsid="0161b811"/>
    </style:style>
    <style:style style:name="P497" style:family="paragraph" style:parent-style-name="Standard_20__28_user_29_" style:list-style-name="L3">
      <style:paragraph-properties fo:margin-left="2.223cm" fo:margin-right="0cm" fo:text-align="start" style:justify-single-word="false" fo:text-indent="-0.635cm" style:auto-text-indent="false">
        <style:tab-stops>
          <style:tab-stop style:position="2.309cm"/>
        </style:tab-stops>
      </style:paragraph-properties>
      <style:text-properties style:font-name="CityBlueprint" officeooo:rsid="00b28a7d" officeooo:paragraph-rsid="00b28a7d"/>
    </style:style>
    <style:style style:name="P498" style:family="paragraph" style:parent-style-name="Standard_20__28_user_29_" style:list-style-name="L1">
      <style:paragraph-properties fo:margin-left="2.223cm" fo:margin-right="0cm" fo:text-align="start" style:justify-single-word="false" fo:text-indent="-0.635cm" style:auto-text-indent="false">
        <style:tab-stops>
          <style:tab-stop style:position="2.189cm"/>
        </style:tab-stops>
      </style:paragraph-properties>
      <style:text-properties fo:color="#3465a4" style:font-name="CityBlueprint" fo:font-weight="bold" style:font-weight-asian="bold" style:font-weight-complex="bold"/>
    </style:style>
    <style:style style:name="P499" style:family="paragraph" style:parent-style-name="Standard_20__28_user_29_" style:list-style-name="L1">
      <style:paragraph-properties fo:margin-left="2.223cm" fo:margin-right="0cm" fo:text-align="start" style:justify-single-word="false" fo:text-indent="-0.635cm" style:auto-text-indent="false">
        <style:tab-stops>
          <style:tab-stop style:position="2.189cm"/>
        </style:tab-stops>
      </style:paragraph-properties>
      <style:text-properties fo:color="#3465a4" style:font-name="CityBlueprint" fo:font-weight="bold" officeooo:paragraph-rsid="014c2f90" style:font-weight-asian="bold" style:font-weight-complex="bold"/>
    </style:style>
    <style:style style:name="P500" style:family="paragraph" style:parent-style-name="Standard_20__28_user_29_" style:list-style-name="L1">
      <style:paragraph-properties fo:margin-left="2.223cm" fo:margin-right="0cm" fo:text-align="start" style:justify-single-word="false" fo:text-indent="-0.635cm" style:auto-text-indent="false">
        <style:tab-stops>
          <style:tab-stop style:position="2.189cm"/>
        </style:tab-stops>
      </style:paragraph-properties>
      <style:text-properties fo:color="#3465a4" style:font-name="Calibri" fo:font-weight="bold" officeooo:paragraph-rsid="00877bac" style:font-weight-asian="bold" style:font-weight-complex="bold"/>
    </style:style>
    <style:style style:name="P501" style:family="paragraph" style:parent-style-name="Standard_20__28_user_29_" style:list-style-name="L1">
      <style:paragraph-properties fo:margin-left="2.223cm" fo:margin-right="0cm" fo:text-align="start" style:justify-single-word="false" fo:text-indent="-0.635cm" style:auto-text-indent="false">
        <style:tab-stops>
          <style:tab-stop style:position="2.189cm"/>
        </style:tab-stops>
      </style:paragraph-properties>
      <style:text-properties fo:color="#3465a4" style:font-name="Calibri" fo:font-weight="bold" officeooo:paragraph-rsid="0156f3b2" style:font-weight-asian="bold" style:font-weight-complex="bold"/>
    </style:style>
    <style:style style:name="P502" style:family="paragraph" style:parent-style-name="Standard_20__28_user_29_" style:list-style-name="L1">
      <style:paragraph-properties fo:margin-left="2.223cm" fo:margin-right="0cm" fo:text-align="start" style:justify-single-word="false" fo:text-indent="-0.635cm" style:auto-text-indent="false">
        <style:tab-stops>
          <style:tab-stop style:position="2.189cm"/>
        </style:tab-stops>
      </style:paragraph-properties>
      <style:text-properties fo:color="#3465a4" style:font-name="Calibri" fo:font-size="11pt" fo:font-weight="bold" officeooo:paragraph-rsid="008d09f2" style:font-size-asian="11pt" style:font-weight-asian="bold" style:font-size-complex="11pt" style:font-weight-complex="bold"/>
    </style:style>
    <style:style style:name="P503" style:family="paragraph" style:parent-style-name="Standard_20__28_user_29_" style:list-style-name="L1">
      <style:paragraph-properties fo:margin-left="2.223cm" fo:margin-right="0cm" fo:text-align="start" style:justify-single-word="false" fo:text-indent="-0.635cm" style:auto-text-indent="false">
        <style:tab-stops>
          <style:tab-stop style:position="2.189cm"/>
        </style:tab-stops>
      </style:paragraph-properties>
      <style:text-properties fo:color="#3465a4" style:font-name="Calibri" fo:font-size="11pt" fo:font-weight="bold" officeooo:paragraph-rsid="015df164" style:font-size-asian="11pt" style:font-weight-asian="bold" style:font-size-complex="11pt" style:font-weight-complex="bold"/>
    </style:style>
    <style:style style:name="P504" style:family="paragraph" style:parent-style-name="Standard_20__28_user_29_" style:list-style-name="L1">
      <style:paragraph-properties fo:margin-left="2.223cm" fo:margin-right="0cm" fo:text-align="start" style:justify-single-word="false" fo:text-indent="-0.635cm" style:auto-text-indent="false">
        <style:tab-stops>
          <style:tab-stop style:position="2.189cm"/>
        </style:tab-stops>
      </style:paragraph-properties>
      <style:text-properties fo:color="#3465a4" style:font-name="Calibri" fo:font-size="11pt" fo:font-weight="bold" officeooo:paragraph-rsid="008debd0" style:font-size-asian="11pt" style:font-weight-asian="bold" style:font-size-complex="11pt" style:font-weight-complex="bold"/>
    </style:style>
    <style:style style:name="P505" style:family="paragraph" style:parent-style-name="Standard_20__28_user_29_" style:list-style-name="L1">
      <style:paragraph-properties fo:margin-left="2.223cm" fo:margin-right="0cm" fo:text-align="start" style:justify-single-word="false" fo:text-indent="-0.635cm" style:auto-text-indent="false">
        <style:tab-stops>
          <style:tab-stop style:position="2.189cm"/>
        </style:tab-stops>
      </style:paragraph-properties>
      <style:text-properties fo:color="#3465a4" style:font-name="Calibri" fo:font-size="11pt" fo:font-weight="bold" officeooo:paragraph-rsid="0163337e" style:font-size-asian="11pt" style:font-weight-asian="bold" style:font-size-complex="11pt" style:font-weight-complex="bold"/>
    </style:style>
    <style:style style:name="P506" style:family="paragraph" style:parent-style-name="Standard_20__28_user_29_" style:list-style-name="L1">
      <style:paragraph-properties fo:margin-left="2.223cm" fo:margin-right="0cm" fo:text-align="start" style:justify-single-word="false" fo:text-indent="-0.635cm" style:auto-text-indent="false">
        <style:tab-stops>
          <style:tab-stop style:position="2.189cm"/>
        </style:tab-stops>
      </style:paragraph-properties>
      <style:text-properties fo:color="#3465a4" style:font-name="Calibri" fo:font-size="11pt" fo:font-weight="bold" officeooo:paragraph-rsid="0090d77f" style:font-size-asian="11pt" style:font-weight-asian="bold" style:font-size-complex="11pt" style:font-weight-complex="bold"/>
    </style:style>
    <style:style style:name="P507" style:family="paragraph" style:parent-style-name="Standard_20__28_user_29_" style:list-style-name="L1">
      <style:paragraph-properties fo:margin-left="2.223cm" fo:margin-right="0cm" fo:text-align="start" style:justify-single-word="false" fo:text-indent="-0.635cm" style:auto-text-indent="false">
        <style:tab-stops>
          <style:tab-stop style:position="2.189cm"/>
        </style:tab-stops>
      </style:paragraph-properties>
      <style:text-properties fo:color="#3465a4" style:font-name="Calibri" fo:font-size="11pt" fo:font-weight="bold" officeooo:paragraph-rsid="01684646" style:font-size-asian="11pt" style:font-weight-asian="bold" style:font-size-complex="11pt" style:font-weight-complex="bold"/>
    </style:style>
    <style:style style:name="P508" style:family="paragraph" style:parent-style-name="Standard_20__28_user_29_" style:list-style-name="L1">
      <style:paragraph-properties fo:margin-left="2.223cm" fo:margin-right="0cm" fo:margin-top="0cm" fo:margin-bottom="0cm" loext:contextual-spacing="false" fo:text-align="start" style:justify-single-word="false" fo:text-indent="-0.635cm" style:auto-text-indent="false">
        <style:tab-stops>
          <style:tab-stop style:position="2.189cm"/>
        </style:tab-stops>
      </style:paragraph-properties>
      <style:text-properties style:font-name="CityBlueprint" officeooo:paragraph-rsid="0163337e"/>
    </style:style>
    <style:style style:name="P509" style:family="paragraph" style:parent-style-name="Standard_20__28_user_29_">
      <style:paragraph-properties fo:margin-left="2.223cm" fo:margin-right="0cm" fo:margin-top="0cm" fo:margin-bottom="0cm" loext:contextual-spacing="false" fo:text-align="start" style:justify-single-word="false" fo:text-indent="-0.635cm" style:auto-text-indent="false"/>
      <style:text-properties style:font-name="CityBlueprint" officeooo:paragraph-rsid="0297d804"/>
    </style:style>
    <style:style style:name="P510" style:family="paragraph" style:parent-style-name="Standard_20__28_user_29_" style:list-style-name="L1">
      <style:paragraph-properties fo:margin-left="2.223cm" fo:margin-right="0cm" fo:margin-top="0cm" fo:margin-bottom="0cm" loext:contextual-spacing="false" fo:text-align="start" style:justify-single-word="false" fo:text-indent="-0.635cm" style:auto-text-indent="false" style:writing-mode="lr-tb">
        <style:tab-stops>
          <style:tab-stop style:position="2.189cm"/>
        </style:tab-stops>
      </style:paragraph-properties>
      <style:text-properties style:font-name="CityBlueprint" officeooo:paragraph-rsid="01684646"/>
    </style:style>
    <style:style style:name="P511" style:family="paragraph" style:parent-style-name="Standard_20__28_user_29_" style:list-style-name="L1">
      <loext:graphic-properties draw:fill="none"/>
      <style:paragraph-properties fo:margin-left="2.223cm" fo:margin-right="0cm" fo:margin-top="0cm" fo:margin-bottom="0cm" loext:contextual-spacing="false" fo:line-height="100%" fo:text-align="start" style:justify-single-word="false" fo:orphans="2" fo:widows="2" fo:hyphenation-ladder-count="no-limit" fo:text-indent="-0.635cm" style:auto-text-indent="false" fo:background-color="transparent" style:vertical-align="baseline" style:writing-mode="lr-tb">
        <style:tab-stops>
          <style:tab-stop style:position="2.189cm"/>
        </style:tab-stops>
      </style:paragraph-properties>
      <style:text-properties style:font-name="CityBlueprint" officeooo:paragraph-rsid="019121f4" fo:hyphenate="false" fo:hyphenation-remain-char-count="2" fo:hyphenation-push-char-count="2"/>
    </style:style>
    <style:style style:name="P512" style:family="paragraph" style:parent-style-name="Standard_20__28_user_29_" style:list-style-name="L1">
      <loext:graphic-properties draw:fill="none"/>
      <style:paragraph-properties fo:margin-left="2.223cm" fo:margin-right="0cm" fo:margin-top="0cm" fo:margin-bottom="0cm" loext:contextual-spacing="false" fo:line-height="100%" fo:text-align="start" style:justify-single-word="false" fo:orphans="2" fo:widows="2" fo:hyphenation-ladder-count="no-limit" fo:text-indent="-0.635cm" style:auto-text-indent="false" fo:background-color="transparent" style:vertical-align="baseline" style:writing-mode="lr-tb">
        <style:tab-stops>
          <style:tab-stop style:position="2.189cm"/>
        </style:tab-stops>
      </style:paragraph-properties>
      <style:text-properties style:font-name="CityBlueprint" officeooo:paragraph-rsid="01687b9f" fo:hyphenate="false" fo:hyphenation-remain-char-count="2" fo:hyphenation-push-char-count="2"/>
    </style:style>
    <style:style style:name="P513" style:family="paragraph" style:parent-style-name="Standard_20__28_user_29_" style:list-style-name="L1">
      <loext:graphic-properties draw:fill="none"/>
      <style:paragraph-properties fo:margin-left="2.223cm" fo:margin-right="0cm" fo:margin-top="0cm" fo:margin-bottom="0cm" loext:contextual-spacing="false" fo:line-height="100%" fo:text-align="start" style:justify-single-word="false" fo:orphans="2" fo:widows="2" fo:hyphenation-ladder-count="no-limit" fo:text-indent="-0.635cm" style:auto-text-indent="false" fo:background-color="transparent" style:vertical-align="baseline" style:writing-mode="lr-tb">
        <style:tab-stops>
          <style:tab-stop style:position="2.189cm"/>
        </style:tab-stops>
      </style:paragraph-properties>
      <style:text-properties style:font-name="Calibri" officeooo:paragraph-rsid="0093de48" fo:hyphenate="false" fo:hyphenation-remain-char-count="2" fo:hyphenation-push-char-count="2"/>
    </style:style>
    <style:style style:name="P514" style:family="paragraph" style:parent-style-name="Standard_20__28_user_29_" style:list-style-name="L1">
      <loext:graphic-properties draw:fill="none"/>
      <style:paragraph-properties fo:margin-left="2.223cm" fo:margin-right="0cm" fo:margin-top="0cm" fo:margin-bottom="0cm" loext:contextual-spacing="false" fo:line-height="100%" fo:text-align="start" style:justify-single-word="false" fo:orphans="2" fo:widows="2" fo:hyphenation-ladder-count="no-limit" fo:text-indent="-0.635cm" style:auto-text-indent="false" fo:background-color="transparent" style:vertical-align="baseline" style:writing-mode="lr-tb">
        <style:tab-stops>
          <style:tab-stop style:position="2.189cm"/>
        </style:tab-stops>
      </style:paragraph-properties>
      <style:text-properties style:font-name="Calibri" officeooo:paragraph-rsid="0095a0bb" fo:hyphenate="false" fo:hyphenation-remain-char-count="2" fo:hyphenation-push-char-count="2"/>
    </style:style>
    <style:style style:name="P515" style:family="paragraph" style:parent-style-name="Standard_20__28_user_29_" style:list-style-name="L1">
      <loext:graphic-properties draw:fill="none"/>
      <style:paragraph-properties fo:margin-left="2.223cm" fo:margin-right="0cm" fo:margin-top="0cm" fo:margin-bottom="0cm" loext:contextual-spacing="false" fo:line-height="100%" fo:text-align="start" style:justify-single-word="false" fo:orphans="2" fo:widows="2" fo:hyphenation-ladder-count="no-limit" fo:text-indent="-0.635cm" style:auto-text-indent="false" fo:background-color="transparent" style:vertical-align="baseline" style:writing-mode="lr-tb"/>
      <style:text-properties style:font-name="Calibri" fo:language="es" fo:country="ES" officeooo:rsid="001f5958" officeooo:paragraph-rsid="0093de48" fo:hyphenate="false" fo:hyphenation-remain-char-count="2" fo:hyphenation-push-char-count="2"/>
    </style:style>
    <style:style style:name="P516" style:family="paragraph" style:parent-style-name="Standard_20__28_user_29_" style:list-style-name="L1">
      <loext:graphic-properties draw:fill="none"/>
      <style:paragraph-properties fo:margin-left="2.223cm" fo:margin-right="0cm" fo:margin-top="0cm" fo:margin-bottom="0cm" loext:contextual-spacing="false" fo:line-height="100%" fo:text-align="start" style:justify-single-word="false" fo:orphans="2" fo:widows="2" fo:hyphenation-ladder-count="no-limit" fo:text-indent="-0.635cm" style:auto-text-indent="false" fo:background-color="transparent" style:vertical-align="baseline" style:writing-mode="lr-tb">
        <style:tab-stops>
          <style:tab-stop style:position="2.189cm"/>
        </style:tab-stops>
      </style:paragraph-properties>
      <style:text-properties fo:color="#3465a4" style:font-name="Calibri" fo:font-weight="bold" officeooo:paragraph-rsid="0093de48" style:font-weight-asian="bold" style:font-weight-complex="bold" fo:hyphenate="false" fo:hyphenation-remain-char-count="2" fo:hyphenation-push-char-count="2"/>
    </style:style>
    <style:style style:name="P517" style:family="paragraph" style:parent-style-name="Standard_20__28_user_29_" style:list-style-name="L1">
      <loext:graphic-properties draw:fill="none"/>
      <style:paragraph-properties fo:margin-left="2.223cm" fo:margin-right="0cm" fo:margin-top="0cm" fo:margin-bottom="0cm" loext:contextual-spacing="false" fo:line-height="100%" fo:text-align="start" style:justify-single-word="false" fo:orphans="2" fo:widows="2" fo:hyphenation-ladder-count="no-limit" fo:text-indent="-0.635cm" style:auto-text-indent="false" fo:background-color="transparent" style:vertical-align="baseline" style:writing-mode="lr-tb">
        <style:tab-stops>
          <style:tab-stop style:position="2.189cm"/>
        </style:tab-stops>
      </style:paragraph-properties>
      <style:text-properties fo:color="#3465a4" style:font-name="Calibri" fo:font-size="11pt" fo:font-weight="bold" officeooo:paragraph-rsid="01687b9f" style:font-size-asian="11pt" style:font-weight-asian="bold" style:font-size-complex="11pt" style:font-weight-complex="bold" fo:hyphenate="false" fo:hyphenation-remain-char-count="2" fo:hyphenation-push-char-count="2"/>
    </style:style>
    <style:style style:name="P518" style:family="paragraph" style:parent-style-name="Standard_20__28_user_29_" style:list-style-name="L1">
      <loext:graphic-properties draw:fill="none"/>
      <style:paragraph-properties fo:margin-left="2.223cm" fo:margin-right="0cm" fo:margin-top="0cm" fo:margin-bottom="0cm" loext:contextual-spacing="false" fo:line-height="100%" fo:text-align="start" style:justify-single-word="false" fo:orphans="2" fo:widows="2" fo:hyphenation-ladder-count="no-limit" fo:text-indent="-0.635cm" style:auto-text-indent="false" fo:background-color="transparent" style:vertical-align="baseline" style:writing-mode="lr-tb">
        <style:tab-stops>
          <style:tab-stop style:position="2.189cm"/>
        </style:tab-stops>
      </style:paragraph-properties>
      <style:text-properties fo:color="#3465a4" style:font-name="Calibri" fo:font-size="11pt" fo:font-weight="bold" officeooo:paragraph-rsid="0095a0bb" style:font-size-asian="11pt" style:font-weight-asian="bold" style:font-size-complex="11pt" style:font-weight-complex="bold" fo:hyphenate="false" fo:hyphenation-remain-char-count="2" fo:hyphenation-push-char-count="2"/>
    </style:style>
    <style:style style:name="P519" style:family="paragraph" style:parent-style-name="Standard_20__28_user_29_" style:list-style-name="L1" style:master-page-name="">
      <loext:graphic-properties draw:fill="none"/>
      <style:paragraph-properties fo:margin-left="2.223cm" fo:margin-right="0cm" fo:margin-top="0cm" fo:margin-bottom="0cm" loext:contextual-spacing="false" fo:line-height="100%" fo:text-align="start" style:justify-single-word="false" fo:orphans="2" fo:widows="2" fo:hyphenation-ladder-count="no-limit" fo:text-indent="-0.635cm" style:auto-text-indent="false" style:page-number="auto" fo:background-color="transparent" style:vertical-align="baseline" style:writing-mode="lr-tb">
        <style:tab-stops>
          <style:tab-stop style:position="2.189cm"/>
        </style:tab-stops>
      </style:paragraph-properties>
      <style:text-properties officeooo:paragraph-rsid="0093de48" fo:hyphenate="false" fo:hyphenation-remain-char-count="2" fo:hyphenation-push-char-count="2"/>
    </style:style>
    <style:style style:name="P520" style:family="paragraph" style:parent-style-name="Standard_20__28_user_29_" style:list-style-name="L1" style:master-page-name="">
      <loext:graphic-properties draw:fill="none"/>
      <style:paragraph-properties fo:margin-left="2.223cm" fo:margin-right="0cm" fo:margin-top="0cm" fo:margin-bottom="0cm" loext:contextual-spacing="false" fo:line-height="100%" fo:text-align="start" style:justify-single-word="false" fo:orphans="2" fo:widows="2" fo:hyphenation-ladder-count="no-limit" fo:text-indent="-0.635cm" style:auto-text-indent="false" style:page-number="auto" fo:background-color="transparent" style:vertical-align="baseline" style:writing-mode="lr-tb">
        <style:tab-stops>
          <style:tab-stop style:position="2.189cm"/>
        </style:tab-stops>
      </style:paragraph-properties>
      <style:text-properties officeooo:paragraph-rsid="0095a0bb" fo:hyphenate="false" fo:hyphenation-remain-char-count="2" fo:hyphenation-push-char-count="2"/>
    </style:style>
    <style:style style:name="P521" style:family="paragraph" style:parent-style-name="Standard_20__28_user_29_" style:list-style-name="L1" style:master-page-name="">
      <loext:graphic-properties draw:fill="none"/>
      <style:paragraph-properties fo:margin-left="2.2cm" fo:margin-right="0cm" fo:margin-top="0cm" fo:margin-bottom="0cm" loext:contextual-spacing="false" fo:line-height="100%" fo:text-align="start" style:justify-single-word="false" fo:orphans="2" fo:widows="2" fo:hyphenation-ladder-count="no-limit" fo:text-indent="-0.6cm" style:auto-text-indent="false" style:page-number="auto" fo:background-color="transparent" style:vertical-align="baseline" style:writing-mode="lr-tb">
        <style:tab-stops>
          <style:tab-stop style:position="2.189cm"/>
        </style:tab-stops>
      </style:paragraph-properties>
      <style:text-properties officeooo:paragraph-rsid="019cbd3b" fo:hyphenate="false" fo:hyphenation-remain-char-count="2" fo:hyphenation-push-char-count="2"/>
    </style:style>
    <style:style style:name="P522" style:family="paragraph" style:parent-style-name="Standard_20__28_user_29_" style:list-style-name="L1" style:master-page-name="">
      <loext:graphic-properties draw:fill="none"/>
      <style:paragraph-properties fo:margin-left="2.2cm" fo:margin-right="0cm" fo:margin-top="0cm" fo:margin-bottom="0cm" loext:contextual-spacing="false" fo:line-height="100%" fo:text-align="start" style:justify-single-word="false" fo:orphans="2" fo:widows="2" fo:hyphenation-ladder-count="no-limit" fo:text-indent="-0.6cm" style:auto-text-indent="false" style:page-number="auto" fo:background-color="transparent" style:vertical-align="baseline" style:writing-mode="lr-tb">
        <style:tab-stops>
          <style:tab-stop style:position="2.189cm"/>
        </style:tab-stops>
      </style:paragraph-properties>
      <style:text-properties officeooo:paragraph-rsid="019e7198" fo:hyphenate="false" fo:hyphenation-remain-char-count="2" fo:hyphenation-push-char-count="2"/>
    </style:style>
    <style:style style:name="P523" style:family="paragraph" style:parent-style-name="Standard_20__28_user_29_" style:list-style-name="L1" style:master-page-name="">
      <loext:graphic-properties draw:fill="none"/>
      <style:paragraph-properties fo:margin-left="2.2cm" fo:margin-right="0cm" fo:margin-top="0cm" fo:margin-bottom="0cm" loext:contextual-spacing="false" fo:line-height="100%" fo:text-align="start" style:justify-single-word="false" fo:orphans="2" fo:widows="2" fo:hyphenation-ladder-count="no-limit" fo:text-indent="-0.6cm" style:auto-text-indent="false" style:page-number="auto" fo:background-color="transparent" style:vertical-align="baseline" style:writing-mode="lr-tb">
        <style:tab-stops>
          <style:tab-stop style:position="2.189cm"/>
        </style:tab-stops>
      </style:paragraph-properties>
      <style:text-properties officeooo:paragraph-rsid="009981bb" fo:hyphenate="false" fo:hyphenation-remain-char-count="2" fo:hyphenation-push-char-count="2"/>
    </style:style>
    <style:style style:name="P524" style:family="paragraph" style:parent-style-name="Standard_20__28_user_29_" style:list-style-name="L1" style:master-page-name="">
      <loext:graphic-properties draw:fill="none"/>
      <style:paragraph-properties fo:margin-left="2.2cm" fo:margin-right="0cm" fo:margin-top="0cm" fo:margin-bottom="0cm" loext:contextual-spacing="false" fo:line-height="100%" fo:text-align="start" style:justify-single-word="false" fo:orphans="2" fo:widows="2" fo:hyphenation-ladder-count="no-limit" fo:text-indent="-0.6cm" style:auto-text-indent="false" style:page-number="auto" fo:background-color="transparent" style:vertical-align="baseline" style:writing-mode="lr-tb">
        <style:tab-stops>
          <style:tab-stop style:position="2.189cm"/>
        </style:tab-stops>
      </style:paragraph-properties>
      <style:text-properties officeooo:paragraph-rsid="009d0710" fo:hyphenate="false" fo:hyphenation-remain-char-count="2" fo:hyphenation-push-char-count="2"/>
    </style:style>
    <style:style style:name="P525" style:family="paragraph" style:parent-style-name="Standard_20__28_user_29_" style:list-style-name="L1" style:master-page-name="">
      <loext:graphic-properties draw:fill="none"/>
      <style:paragraph-properties fo:margin-left="2.2cm" fo:margin-right="0cm" fo:margin-top="0cm" fo:margin-bottom="0cm" loext:contextual-spacing="false" fo:line-height="100%" fo:text-align="start" style:justify-single-word="false" fo:orphans="2" fo:widows="2" fo:hyphenation-ladder-count="no-limit" fo:text-indent="-0.6cm" style:auto-text-indent="false" style:page-number="auto" fo:background-color="transparent" style:vertical-align="baseline" style:writing-mode="lr-tb">
        <style:tab-stops>
          <style:tab-stop style:position="2.189cm"/>
        </style:tab-stops>
      </style:paragraph-properties>
      <style:text-properties officeooo:paragraph-rsid="009feb98" fo:hyphenate="false" fo:hyphenation-remain-char-count="2" fo:hyphenation-push-char-count="2"/>
    </style:style>
    <style:style style:name="P526" style:family="paragraph" style:parent-style-name="Standard_20__28_user_29_" style:list-style-name="L1" style:master-page-name="">
      <loext:graphic-properties draw:fill="none"/>
      <style:paragraph-properties fo:margin-left="2.2cm" fo:margin-right="0cm" fo:margin-top="0cm" fo:margin-bottom="0cm" loext:contextual-spacing="false" fo:line-height="100%" fo:text-align="start" style:justify-single-word="false" fo:orphans="2" fo:widows="2" fo:hyphenation-ladder-count="no-limit" fo:text-indent="-0.6cm" style:auto-text-indent="false" style:page-number="auto" fo:background-color="transparent" style:vertical-align="baseline" style:writing-mode="lr-tb">
        <style:tab-stops>
          <style:tab-stop style:position="2.189cm"/>
        </style:tab-stops>
      </style:paragraph-properties>
      <style:text-properties officeooo:paragraph-rsid="00fa3d99" fo:hyphenate="false" fo:hyphenation-remain-char-count="2" fo:hyphenation-push-char-count="2"/>
    </style:style>
    <style:style style:name="P527" style:family="paragraph" style:parent-style-name="Standard_20__28_user_29_" style:list-style-name="L1" style:master-page-name="">
      <loext:graphic-properties draw:fill="none"/>
      <style:paragraph-properties fo:margin-left="2.2cm" fo:margin-right="0cm" fo:margin-top="0cm" fo:margin-bottom="0cm" loext:contextual-spacing="false" fo:line-height="100%" fo:text-align="start" style:justify-single-word="false" fo:orphans="2" fo:widows="2" fo:hyphenation-ladder-count="no-limit" fo:text-indent="-0.6cm" style:auto-text-indent="false" style:page-number="auto" fo:background-color="transparent" style:vertical-align="baseline" style:writing-mode="lr-tb">
        <style:tab-stops>
          <style:tab-stop style:position="2.189cm"/>
        </style:tab-stops>
      </style:paragraph-properties>
      <style:text-properties officeooo:paragraph-rsid="0104d379" fo:hyphenate="false" fo:hyphenation-remain-char-count="2" fo:hyphenation-push-char-count="2"/>
    </style:style>
    <style:style style:name="P528" style:family="paragraph" style:parent-style-name="Standard_20__28_user_29_" style:list-style-name="L1" style:master-page-name="">
      <loext:graphic-properties draw:fill="none"/>
      <style:paragraph-properties fo:margin-left="2.2cm" fo:margin-right="0cm" fo:margin-top="0cm" fo:margin-bottom="0cm" loext:contextual-spacing="false" fo:line-height="100%" fo:text-align="start" style:justify-single-word="false" fo:orphans="2" fo:widows="2" fo:hyphenation-ladder-count="no-limit" fo:text-indent="-0.6cm" style:auto-text-indent="false" style:page-number="auto" fo:background-color="transparent" style:vertical-align="baseline" style:writing-mode="lr-tb">
        <style:tab-stops>
          <style:tab-stop style:position="2.189cm"/>
        </style:tab-stops>
      </style:paragraph-properties>
      <style:text-properties officeooo:paragraph-rsid="010e047e" fo:hyphenate="false" fo:hyphenation-remain-char-count="2" fo:hyphenation-push-char-count="2"/>
    </style:style>
    <style:style style:name="P529" style:family="paragraph" style:parent-style-name="Standard_20__28_user_29_" style:list-style-name="L1" style:master-page-name="">
      <loext:graphic-properties draw:fill="none"/>
      <style:paragraph-properties fo:margin-left="2.2cm" fo:margin-right="0cm" fo:margin-top="0cm" fo:margin-bottom="0cm" loext:contextual-spacing="false" fo:line-height="100%" fo:text-align="start" style:justify-single-word="false" fo:orphans="2" fo:widows="2" fo:hyphenation-ladder-count="no-limit" fo:text-indent="-0.6cm" style:auto-text-indent="false" style:page-number="auto" fo:background-color="transparent" style:vertical-align="baseline" style:writing-mode="lr-tb">
        <style:tab-stops>
          <style:tab-stop style:position="2.189cm"/>
        </style:tab-stops>
      </style:paragraph-properties>
      <style:text-properties officeooo:paragraph-rsid="0114ce74" fo:hyphenate="false" fo:hyphenation-remain-char-count="2" fo:hyphenation-push-char-count="2"/>
    </style:style>
    <style:style style:name="P530" style:family="paragraph" style:parent-style-name="Standard_20__28_user_29_" style:list-style-name="L1" style:master-page-name="">
      <loext:graphic-properties draw:fill="none"/>
      <style:paragraph-properties fo:margin-left="2.2cm" fo:margin-right="0cm" fo:margin-top="0cm" fo:margin-bottom="0cm" loext:contextual-spacing="false" fo:line-height="100%" fo:text-align="start" style:justify-single-word="false" fo:orphans="2" fo:widows="2" fo:hyphenation-ladder-count="no-limit" fo:text-indent="-0.6cm" style:auto-text-indent="false" style:page-number="auto" fo:background-color="transparent" style:vertical-align="baseline" style:writing-mode="lr-tb">
        <style:tab-stops>
          <style:tab-stop style:position="2.189cm"/>
        </style:tab-stops>
      </style:paragraph-properties>
      <style:text-properties officeooo:paragraph-rsid="00a03def" fo:hyphenate="false" fo:hyphenation-remain-char-count="2" fo:hyphenation-push-char-count="2"/>
    </style:style>
    <style:style style:name="P531" style:family="paragraph" style:parent-style-name="Standard_20__28_user_29_" style:list-style-name="L1" style:master-page-name="">
      <loext:graphic-properties draw:fill="none"/>
      <style:paragraph-properties fo:margin-left="2.2cm" fo:margin-right="0cm" fo:margin-top="0cm" fo:margin-bottom="0cm" loext:contextual-spacing="false" fo:line-height="100%" fo:text-align="start" style:justify-single-word="false" fo:orphans="2" fo:widows="2" fo:hyphenation-ladder-count="no-limit" fo:text-indent="-0.6cm" style:auto-text-indent="false" style:page-number="auto" fo:background-color="transparent" style:vertical-align="baseline" style:writing-mode="lr-tb">
        <style:tab-stops>
          <style:tab-stop style:position="2.189cm"/>
        </style:tab-stops>
      </style:paragraph-properties>
      <style:text-properties officeooo:paragraph-rsid="00e92e9c" fo:hyphenate="false" fo:hyphenation-remain-char-count="2" fo:hyphenation-push-char-count="2"/>
    </style:style>
    <style:style style:name="P532" style:family="paragraph" style:parent-style-name="Standard_20__28_user_29_" style:list-style-name="L1" style:master-page-name="">
      <loext:graphic-properties draw:fill="none"/>
      <style:paragraph-properties fo:margin-left="2.2cm" fo:margin-right="0cm" fo:margin-top="0cm" fo:margin-bottom="0cm" loext:contextual-spacing="false" fo:line-height="100%" fo:text-align="start" style:justify-single-word="false" fo:orphans="2" fo:widows="2" fo:hyphenation-ladder-count="no-limit" fo:text-indent="-0.6cm" style:auto-text-indent="false" style:page-number="auto" fo:background-color="transparent" style:vertical-align="baseline" style:writing-mode="lr-tb">
        <style:tab-stops>
          <style:tab-stop style:position="2.189cm"/>
        </style:tab-stops>
      </style:paragraph-properties>
      <style:text-properties officeooo:paragraph-rsid="00cab03c" fo:hyphenate="false" fo:hyphenation-remain-char-count="2" fo:hyphenation-push-char-count="2"/>
    </style:style>
    <style:style style:name="P533" style:family="paragraph" style:parent-style-name="Standard_20__28_user_29_" style:list-style-name="L1" style:master-page-name="">
      <loext:graphic-properties draw:fill="none"/>
      <style:paragraph-properties fo:margin-left="2.2cm" fo:margin-right="0cm" fo:margin-top="0cm" fo:margin-bottom="0cm" loext:contextual-spacing="false" fo:line-height="100%" fo:text-align="start" style:justify-single-word="false" fo:orphans="2" fo:widows="2" fo:hyphenation-ladder-count="no-limit" fo:text-indent="-0.6cm" style:auto-text-indent="false" style:page-number="auto" fo:background-color="transparent" style:vertical-align="baseline" style:writing-mode="lr-tb">
        <style:tab-stops>
          <style:tab-stop style:position="2.189cm"/>
        </style:tab-stops>
      </style:paragraph-properties>
      <style:text-properties officeooo:paragraph-rsid="00d61480" fo:hyphenate="false" fo:hyphenation-remain-char-count="2" fo:hyphenation-push-char-count="2"/>
    </style:style>
    <style:style style:name="P534" style:family="paragraph" style:parent-style-name="Standard_20__28_user_29_" style:list-style-name="L4" style:master-page-name="">
      <loext:graphic-properties draw:fill="none"/>
      <style:paragraph-properties fo:margin-left="2.2cm" fo:margin-right="0cm" fo:margin-top="0cm" fo:margin-bottom="0cm" loext:contextual-spacing="false" fo:line-height="100%" fo:text-align="start" style:justify-single-word="false" fo:orphans="2" fo:widows="2" fo:hyphenation-ladder-count="no-limit" fo:text-indent="-0.6cm" style:auto-text-indent="false" style:page-number="auto" fo:background-color="transparent" style:vertical-align="baseline" style:writing-mode="lr-tb">
        <style:tab-stops>
          <style:tab-stop style:position="2.189cm"/>
        </style:tab-stops>
      </style:paragraph-properties>
      <style:text-properties officeooo:paragraph-rsid="009c199f" fo:hyphenate="false" fo:hyphenation-remain-char-count="2" fo:hyphenation-push-char-count="2"/>
    </style:style>
    <style:style style:name="P535" style:family="paragraph" style:parent-style-name="Standard_20__28_user_29_" style:list-style-name="L1" style:master-page-name="">
      <loext:graphic-properties draw:fill="none"/>
      <style:paragraph-properties fo:margin-left="2.2cm" fo:margin-right="0cm" fo:margin-top="0cm" fo:margin-bottom="0cm" loext:contextual-spacing="false" fo:line-height="100%" fo:text-align="start" style:justify-single-word="false" fo:orphans="2" fo:widows="2" fo:hyphenation-ladder-count="no-limit" fo:text-indent="-0.6cm" style:auto-text-indent="false" style:page-number="auto" fo:background-color="transparent" style:vertical-align="baseline" style:writing-mode="lr-tb">
        <style:tab-stops>
          <style:tab-stop style:position="2.189cm"/>
          <style:tab-stop style:position="2.598cm"/>
        </style:tab-stops>
      </style:paragraph-properties>
      <style:text-properties officeooo:paragraph-rsid="009a05a0" fo:hyphenate="false" fo:hyphenation-remain-char-count="2" fo:hyphenation-push-char-count="2"/>
    </style:style>
    <style:style style:name="P536" style:family="paragraph" style:parent-style-name="Standard_20__28_user_29_" style:list-style-name="L1" style:master-page-name="">
      <loext:graphic-properties draw:fill="none"/>
      <style:paragraph-properties fo:margin-left="2.2cm" fo:margin-right="0cm" fo:margin-top="0cm" fo:margin-bottom="0cm" loext:contextual-spacing="false" fo:line-height="100%" fo:text-align="start" style:justify-single-word="false" fo:orphans="2" fo:widows="2" fo:hyphenation-ladder-count="no-limit" fo:text-indent="-0.6cm" style:auto-text-indent="false" style:page-number="auto" fo:background-color="transparent" style:vertical-align="baseline" style:writing-mode="lr-tb">
        <style:tab-stops>
          <style:tab-stop style:position="2.189cm"/>
        </style:tab-stops>
      </style:paragraph-properties>
      <style:text-properties fo:color="#3465a4" style:font-name="Calibri" fo:font-size="11pt" fo:language="es" fo:country="ES" fo:font-weight="bold" officeooo:paragraph-rsid="029a2b9e" style:letter-kerning="true" style:font-name-asian="Times New Roman1" style:font-size-asian="11pt" style:language-asian="zh" style:country-asian="CN" style:font-weight-asian="bold" style:font-name-complex="Tahoma1" style:font-size-complex="11pt" style:font-weight-complex="bold" fo:hyphenate="false" fo:hyphenation-remain-char-count="2" fo:hyphenation-push-char-count="2"/>
    </style:style>
    <style:style style:name="P537" style:family="paragraph" style:parent-style-name="Standard_20__28_user_29_" style:list-style-name="L1" style:master-page-name="">
      <loext:graphic-properties draw:fill="none"/>
      <style:paragraph-properties fo:margin-left="2.2cm" fo:margin-right="0cm" fo:margin-top="0cm" fo:margin-bottom="0cm" loext:contextual-spacing="false" fo:line-height="100%" fo:text-align="start" style:justify-single-word="false" fo:orphans="2" fo:widows="2" fo:hyphenation-ladder-count="no-limit" fo:text-indent="-0.6cm" style:auto-text-indent="false" style:page-number="auto" fo:background-color="transparent" style:vertical-align="baseline" style:writing-mode="lr-tb">
        <style:tab-stops>
          <style:tab-stop style:position="2.189cm"/>
        </style:tab-stops>
      </style:paragraph-properties>
      <style:text-properties style:font-name="Calibri" fo:language="es" fo:country="UY" officeooo:rsid="02a78696" officeooo:paragraph-rsid="02a78696" style:letter-kerning="true" style:font-name-asian="Times New Roman1" style:language-asian="zh" style:country-asian="CN" style:font-name-complex="Tahoma1" fo:hyphenate="false" fo:hyphenation-remain-char-count="2" fo:hyphenation-push-char-count="2"/>
    </style:style>
    <style:style style:name="P538" style:family="paragraph" style:parent-style-name="Standard_20__28_user_29_" style:list-style-name="L1">
      <loext:graphic-properties draw:fill="none"/>
      <style:paragraph-properties fo:margin-left="2.2cm" fo:margin-right="0cm" fo:margin-top="0cm" fo:margin-bottom="0cm" loext:contextual-spacing="false" fo:line-height="100%" fo:text-align="start" style:justify-single-word="false" fo:orphans="2" fo:widows="2" fo:hyphenation-ladder-count="no-limit" fo:text-indent="-0.6cm" style:auto-text-indent="false" fo:background-color="transparent" style:vertical-align="baseline" style:writing-mode="lr-tb">
        <style:tab-stops>
          <style:tab-stop style:position="2.189cm"/>
        </style:tab-stops>
      </style:paragraph-properties>
      <style:text-properties style:font-name="Calibri" officeooo:paragraph-rsid="019bdaa7" fo:background-color="transparent" fo:hyphenate="false" fo:hyphenation-remain-char-count="2" fo:hyphenation-push-char-count="2"/>
    </style:style>
    <style:style style:name="P539" style:family="paragraph" style:parent-style-name="Standard_20__28_user_29_" style:list-style-name="L1">
      <loext:graphic-properties draw:fill="none"/>
      <style:paragraph-properties fo:margin-left="2.2cm" fo:margin-right="0cm" fo:margin-top="0cm" fo:margin-bottom="0cm" loext:contextual-spacing="false" fo:line-height="100%" fo:text-align="start" style:justify-single-word="false" fo:orphans="2" fo:widows="2" fo:hyphenation-ladder-count="no-limit" fo:text-indent="-0.6cm" style:auto-text-indent="false" fo:background-color="transparent" style:vertical-align="baseline" style:writing-mode="lr-tb">
        <style:tab-stops>
          <style:tab-stop style:position="2.189cm"/>
        </style:tab-stops>
      </style:paragraph-properties>
      <style:text-properties style:font-name="Calibri" officeooo:paragraph-rsid="019e7198" fo:hyphenate="false" fo:hyphenation-remain-char-count="2" fo:hyphenation-push-char-count="2"/>
    </style:style>
    <style:style style:name="P540" style:family="paragraph" style:parent-style-name="Standard_20__28_user_29_" style:list-style-name="L1">
      <loext:graphic-properties draw:fill="none"/>
      <style:paragraph-properties fo:margin-left="2.2cm" fo:margin-right="0cm" fo:margin-top="0cm" fo:margin-bottom="0cm" loext:contextual-spacing="false" fo:line-height="100%" fo:text-align="start" style:justify-single-word="false" fo:orphans="2" fo:widows="2" fo:hyphenation-ladder-count="no-limit" fo:text-indent="-0.6cm" style:auto-text-indent="false" fo:background-color="transparent" style:vertical-align="baseline" style:writing-mode="lr-tb">
        <style:tab-stops>
          <style:tab-stop style:position="2.189cm"/>
        </style:tab-stops>
      </style:paragraph-properties>
      <style:text-properties style:font-name="Calibri" officeooo:paragraph-rsid="009981bb" fo:hyphenate="false" fo:hyphenation-remain-char-count="2" fo:hyphenation-push-char-count="2"/>
    </style:style>
    <style:style style:name="P541" style:family="paragraph" style:parent-style-name="Standard_20__28_user_29_" style:list-style-name="L1">
      <loext:graphic-properties draw:fill="none"/>
      <style:paragraph-properties fo:margin-left="2.2cm" fo:margin-right="0cm" fo:margin-top="0cm" fo:margin-bottom="0cm" loext:contextual-spacing="false" fo:line-height="100%" fo:text-align="start" style:justify-single-word="false" fo:orphans="2" fo:widows="2" fo:hyphenation-ladder-count="no-limit" fo:text-indent="-0.6cm" style:auto-text-indent="false" fo:background-color="transparent" style:vertical-align="baseline" style:writing-mode="lr-tb">
        <style:tab-stops>
          <style:tab-stop style:position="2.189cm"/>
        </style:tab-stops>
      </style:paragraph-properties>
      <style:text-properties style:font-name="Calibri" officeooo:paragraph-rsid="0297d804" fo:hyphenate="false" fo:hyphenation-remain-char-count="2" fo:hyphenation-push-char-count="2"/>
    </style:style>
    <style:style style:name="P542" style:family="paragraph" style:parent-style-name="Standard_20__28_user_29_" style:list-style-name="L1">
      <loext:graphic-properties draw:fill="none"/>
      <style:paragraph-properties fo:margin-left="2.2cm" fo:margin-right="0cm" fo:margin-top="0cm" fo:margin-bottom="0cm" loext:contextual-spacing="false" fo:line-height="100%" fo:text-align="start" style:justify-single-word="false" fo:orphans="2" fo:widows="2" fo:hyphenation-ladder-count="no-limit" fo:text-indent="-0.6cm" style:auto-text-indent="false" fo:background-color="transparent" style:vertical-align="baseline" style:writing-mode="lr-tb">
        <style:tab-stops>
          <style:tab-stop style:position="2.189cm"/>
        </style:tab-stops>
      </style:paragraph-properties>
      <style:text-properties style:font-name="Calibri" officeooo:paragraph-rsid="010e047e" fo:hyphenate="false" fo:hyphenation-remain-char-count="2" fo:hyphenation-push-char-count="2"/>
    </style:style>
    <style:style style:name="P543" style:family="paragraph" style:parent-style-name="Standard_20__28_user_29_" style:list-style-name="L1">
      <loext:graphic-properties draw:fill="none"/>
      <style:paragraph-properties fo:margin-left="2.2cm" fo:margin-right="0cm" fo:margin-top="0cm" fo:margin-bottom="0cm" loext:contextual-spacing="false" fo:line-height="100%" fo:text-align="start" style:justify-single-word="false" fo:orphans="2" fo:widows="2" fo:hyphenation-ladder-count="no-limit" fo:text-indent="-0.6cm" style:auto-text-indent="false" fo:background-color="transparent" style:vertical-align="baseline" style:writing-mode="lr-tb">
        <style:tab-stops>
          <style:tab-stop style:position="2.189cm"/>
        </style:tab-stops>
      </style:paragraph-properties>
      <style:text-properties style:font-name="Calibri" officeooo:paragraph-rsid="00cab03c" fo:hyphenate="false" fo:hyphenation-remain-char-count="2" fo:hyphenation-push-char-count="2"/>
    </style:style>
    <style:style style:name="P544" style:family="paragraph" style:parent-style-name="Standard_20__28_user_29_" style:list-style-name="L4">
      <loext:graphic-properties draw:fill="none"/>
      <style:paragraph-properties fo:margin-left="2.2cm" fo:margin-right="0cm" fo:margin-top="0cm" fo:margin-bottom="0cm" loext:contextual-spacing="false" fo:line-height="100%" fo:text-align="start" style:justify-single-word="false" fo:orphans="2" fo:widows="2" fo:hyphenation-ladder-count="no-limit" fo:text-indent="-0.6cm" style:auto-text-indent="false" fo:background-color="transparent" style:vertical-align="baseline" style:writing-mode="lr-tb">
        <style:tab-stops>
          <style:tab-stop style:position="2.189cm"/>
        </style:tab-stops>
      </style:paragraph-properties>
      <style:text-properties style:font-name="Calibri" officeooo:paragraph-rsid="009c199f" fo:hyphenate="false" fo:hyphenation-remain-char-count="2" fo:hyphenation-push-char-count="2"/>
    </style:style>
    <style:style style:name="P545" style:family="paragraph" style:parent-style-name="Standard_20__28_user_29_">
      <loext:graphic-properties draw:fill="none"/>
      <style:paragraph-properties fo:margin-left="2.2cm" fo:margin-right="0cm" fo:margin-top="0cm" fo:margin-bottom="0cm" loext:contextual-spacing="false" fo:line-height="100%" fo:text-align="start" style:justify-single-word="false" fo:orphans="2" fo:widows="2" fo:hyphenation-ladder-count="no-limit" fo:text-indent="-0.6cm" style:auto-text-indent="false" fo:background-color="transparent" style:vertical-align="baseline" style:writing-mode="lr-tb">
        <style:tab-stops>
          <style:tab-stop style:position="2.189cm"/>
        </style:tab-stops>
      </style:paragraph-properties>
      <style:text-properties style:font-name="Calibri" officeooo:paragraph-rsid="0297d804" fo:hyphenate="false" fo:hyphenation-remain-char-count="2" fo:hyphenation-push-char-count="2"/>
    </style:style>
    <style:style style:name="P546" style:family="paragraph" style:parent-style-name="Standard_20__28_user_29_" style:list-style-name="L1">
      <loext:graphic-properties draw:fill="none"/>
      <style:paragraph-properties fo:margin-left="2.2cm" fo:margin-right="0cm" fo:margin-top="0cm" fo:margin-bottom="0cm" loext:contextual-spacing="false" fo:line-height="100%" fo:text-align="start" style:justify-single-word="false" fo:orphans="2" fo:widows="2" fo:hyphenation-ladder-count="no-limit" fo:text-indent="-0.6cm" style:auto-text-indent="false" fo:background-color="transparent" style:vertical-align="baseline" style:writing-mode="lr-tb">
        <style:tab-stops>
          <style:tab-stop style:position="2.189cm"/>
          <style:tab-stop style:position="2.598cm"/>
        </style:tab-stops>
      </style:paragraph-properties>
      <style:text-properties style:font-name="Calibri" officeooo:paragraph-rsid="009a05a0" fo:hyphenate="false" fo:hyphenation-remain-char-count="2" fo:hyphenation-push-char-count="2"/>
    </style:style>
    <style:style style:name="P547" style:family="paragraph" style:parent-style-name="Standard_20__28_user_29_" style:list-style-name="L1">
      <loext:graphic-properties draw:fill="none"/>
      <style:paragraph-properties fo:margin-left="2.2cm" fo:margin-right="0cm" fo:margin-top="0cm" fo:margin-bottom="0cm" loext:contextual-spacing="false" fo:line-height="100%" fo:text-align="start" style:justify-single-word="false" fo:orphans="2" fo:widows="2" fo:hyphenation-ladder-count="no-limit" fo:text-indent="-0.6cm" style:auto-text-indent="false" fo:background-color="transparent" style:vertical-align="baseline" style:writing-mode="lr-tb">
        <style:tab-stops>
          <style:tab-stop style:position="2.189cm"/>
          <style:tab-stop style:position="2.598cm"/>
        </style:tab-stops>
      </style:paragraph-properties>
      <style:text-properties style:font-name="Calibri" officeooo:paragraph-rsid="00b85c9b" fo:hyphenate="false" fo:hyphenation-remain-char-count="2" fo:hyphenation-push-char-count="2"/>
    </style:style>
    <style:style style:name="P548" style:family="paragraph" style:parent-style-name="Standard_20__28_user_29_" style:list-style-name="L1">
      <loext:graphic-properties draw:fill="none"/>
      <style:paragraph-properties fo:margin-left="2.2cm" fo:margin-right="0cm" fo:margin-top="0cm" fo:margin-bottom="0cm" loext:contextual-spacing="false" fo:line-height="100%" fo:text-align="start" style:justify-single-word="false" fo:orphans="2" fo:widows="2" fo:hyphenation-ladder-count="no-limit" fo:text-indent="-0.6cm" style:auto-text-indent="false" fo:background-color="transparent" style:vertical-align="baseline" style:writing-mode="lr-tb">
        <style:tab-stops>
          <style:tab-stop style:position="2.189cm"/>
        </style:tab-stops>
      </style:paragraph-properties>
      <style:text-properties style:font-name="Calibri" fo:language="es" fo:country="ES" officeooo:paragraph-rsid="009d0710" style:letter-kerning="true" style:font-name-asian="Times New Roman1" style:language-asian="zh" style:country-asian="CN" style:font-name-complex="Tahoma1" fo:hyphenate="false" fo:hyphenation-remain-char-count="2" fo:hyphenation-push-char-count="2"/>
    </style:style>
    <style:style style:name="P549" style:family="paragraph" style:parent-style-name="Standard_20__28_user_29_" style:list-style-name="L1">
      <loext:graphic-properties draw:fill="none"/>
      <style:paragraph-properties fo:margin-left="2.2cm" fo:margin-right="0cm" fo:margin-top="0cm" fo:margin-bottom="0cm" loext:contextual-spacing="false" fo:line-height="100%" fo:text-align="start" style:justify-single-word="false" fo:orphans="2" fo:widows="2" fo:hyphenation-ladder-count="no-limit" fo:text-indent="-0.6cm" style:auto-text-indent="false" fo:background-color="transparent" style:vertical-align="baseline" style:writing-mode="lr-tb">
        <style:tab-stops>
          <style:tab-stop style:position="2.189cm"/>
        </style:tab-stops>
      </style:paragraph-properties>
      <style:text-properties style:font-name="Calibri" fo:language="es" fo:country="ES" officeooo:paragraph-rsid="009feb98" style:letter-kerning="true" style:font-name-asian="Times New Roman1" style:language-asian="zh" style:country-asian="CN" style:font-name-complex="Tahoma1" fo:hyphenate="false" fo:hyphenation-remain-char-count="2" fo:hyphenation-push-char-count="2"/>
    </style:style>
    <style:style style:name="P550" style:family="paragraph" style:parent-style-name="Standard_20__28_user_29_" style:list-style-name="L1">
      <loext:graphic-properties draw:fill="none"/>
      <style:paragraph-properties fo:margin-left="2.2cm" fo:margin-right="0cm" fo:margin-top="0cm" fo:margin-bottom="0cm" loext:contextual-spacing="false" fo:line-height="100%" fo:text-align="start" style:justify-single-word="false" fo:orphans="2" fo:widows="2" fo:hyphenation-ladder-count="no-limit" fo:text-indent="-0.6cm" style:auto-text-indent="false" fo:background-color="transparent" style:vertical-align="baseline" style:writing-mode="lr-tb">
        <style:tab-stops>
          <style:tab-stop style:position="2.189cm"/>
        </style:tab-stops>
      </style:paragraph-properties>
      <style:text-properties style:font-name="Calibri" fo:language="es" fo:country="ES" officeooo:paragraph-rsid="00fa3d99" style:letter-kerning="true" style:font-name-asian="Times New Roman1" style:language-asian="zh" style:country-asian="CN" style:font-name-complex="Tahoma1" fo:hyphenate="false" fo:hyphenation-remain-char-count="2" fo:hyphenation-push-char-count="2"/>
    </style:style>
    <style:style style:name="P551" style:family="paragraph" style:parent-style-name="Standard_20__28_user_29_" style:list-style-name="L1">
      <loext:graphic-properties draw:fill="none"/>
      <style:paragraph-properties fo:margin-left="2.2cm" fo:margin-right="0cm" fo:margin-top="0cm" fo:margin-bottom="0cm" loext:contextual-spacing="false" fo:line-height="100%" fo:text-align="start" style:justify-single-word="false" fo:orphans="2" fo:widows="2" fo:hyphenation-ladder-count="no-limit" fo:text-indent="-0.6cm" style:auto-text-indent="false" fo:background-color="transparent" style:vertical-align="baseline" style:writing-mode="lr-tb">
        <style:tab-stops>
          <style:tab-stop style:position="2.189cm"/>
        </style:tab-stops>
      </style:paragraph-properties>
      <style:text-properties style:font-name="Calibri" fo:language="es" fo:country="ES" officeooo:paragraph-rsid="0104d379" style:letter-kerning="true" style:font-name-asian="Times New Roman1" style:language-asian="zh" style:country-asian="CN" style:font-name-complex="Tahoma1" fo:hyphenate="false" fo:hyphenation-remain-char-count="2" fo:hyphenation-push-char-count="2"/>
    </style:style>
    <style:style style:name="P552" style:family="paragraph" style:parent-style-name="Standard_20__28_user_29_" style:list-style-name="L1">
      <loext:graphic-properties draw:fill="none"/>
      <style:paragraph-properties fo:margin-left="2.2cm" fo:margin-right="0cm" fo:margin-top="0cm" fo:margin-bottom="0cm" loext:contextual-spacing="false" fo:line-height="100%" fo:text-align="start" style:justify-single-word="false" fo:orphans="2" fo:widows="2" fo:hyphenation-ladder-count="no-limit" fo:text-indent="-0.6cm" style:auto-text-indent="false" fo:background-color="transparent" style:vertical-align="baseline" style:writing-mode="lr-tb">
        <style:tab-stops>
          <style:tab-stop style:position="2.189cm"/>
        </style:tab-stops>
      </style:paragraph-properties>
      <style:text-properties style:font-name="Calibri" fo:language="es" fo:country="ES" officeooo:paragraph-rsid="010e047e" style:letter-kerning="true" style:font-name-asian="Times New Roman1" style:language-asian="zh" style:country-asian="CN" style:font-name-complex="Tahoma1" fo:hyphenate="false" fo:hyphenation-remain-char-count="2" fo:hyphenation-push-char-count="2"/>
    </style:style>
    <style:style style:name="P553" style:family="paragraph" style:parent-style-name="Standard_20__28_user_29_" style:list-style-name="L1">
      <loext:graphic-properties draw:fill="none"/>
      <style:paragraph-properties fo:margin-left="2.2cm" fo:margin-right="0cm" fo:margin-top="0cm" fo:margin-bottom="0cm" loext:contextual-spacing="false" fo:line-height="100%" fo:text-align="start" style:justify-single-word="false" fo:orphans="2" fo:widows="2" fo:hyphenation-ladder-count="no-limit" fo:text-indent="-0.6cm" style:auto-text-indent="false" fo:background-color="transparent" style:vertical-align="baseline" style:writing-mode="lr-tb">
        <style:tab-stops>
          <style:tab-stop style:position="2.189cm"/>
        </style:tab-stops>
      </style:paragraph-properties>
      <style:text-properties style:font-name="Calibri" fo:language="es" fo:country="ES" officeooo:paragraph-rsid="0114ce74" style:letter-kerning="true" style:font-name-asian="Times New Roman1" style:language-asian="zh" style:country-asian="CN" style:font-name-complex="Tahoma1" fo:hyphenate="false" fo:hyphenation-remain-char-count="2" fo:hyphenation-push-char-count="2"/>
    </style:style>
    <style:style style:name="P554" style:family="paragraph" style:parent-style-name="Standard_20__28_user_29_" style:list-style-name="L1">
      <loext:graphic-properties draw:fill="none"/>
      <style:paragraph-properties fo:margin-left="2.2cm" fo:margin-right="0cm" fo:margin-top="0cm" fo:margin-bottom="0cm" loext:contextual-spacing="false" fo:line-height="100%" fo:text-align="start" style:justify-single-word="false" fo:orphans="2" fo:widows="2" fo:hyphenation-ladder-count="no-limit" fo:text-indent="-0.6cm" style:auto-text-indent="false" fo:background-color="transparent" style:vertical-align="baseline" style:writing-mode="lr-tb">
        <style:tab-stops>
          <style:tab-stop style:position="2.189cm"/>
        </style:tab-stops>
      </style:paragraph-properties>
      <style:text-properties style:font-name="Calibri" fo:language="es" fo:country="ES" officeooo:paragraph-rsid="0297d804" style:letter-kerning="true" style:font-name-asian="Times New Roman1" style:language-asian="zh" style:country-asian="CN" style:font-name-complex="Tahoma1" fo:hyphenate="false" fo:hyphenation-remain-char-count="2" fo:hyphenation-push-char-count="2"/>
    </style:style>
    <style:style style:name="P555" style:family="paragraph" style:parent-style-name="Standard_20__28_user_29_" style:list-style-name="L1">
      <loext:graphic-properties draw:fill="none"/>
      <style:paragraph-properties fo:margin-left="2.2cm" fo:margin-right="0cm" fo:margin-top="0cm" fo:margin-bottom="0cm" loext:contextual-spacing="false" fo:line-height="100%" fo:text-align="start" style:justify-single-word="false" fo:orphans="2" fo:widows="2" fo:hyphenation-ladder-count="no-limit" fo:text-indent="-0.6cm" style:auto-text-indent="false" fo:background-color="transparent" style:vertical-align="baseline" style:writing-mode="lr-tb">
        <style:tab-stops>
          <style:tab-stop style:position="2.189cm"/>
        </style:tab-stops>
      </style:paragraph-properties>
      <style:text-properties style:font-name="Calibri" fo:language="es" fo:country="ES" officeooo:paragraph-rsid="02988fe2" style:letter-kerning="true" style:font-name-asian="Times New Roman1" style:language-asian="zh" style:country-asian="CN" style:font-name-complex="Tahoma1" fo:hyphenate="false" fo:hyphenation-remain-char-count="2" fo:hyphenation-push-char-count="2"/>
    </style:style>
    <style:style style:name="P556" style:family="paragraph" style:parent-style-name="Standard_20__28_user_29_" style:list-style-name="L1">
      <loext:graphic-properties draw:fill="none"/>
      <style:paragraph-properties fo:margin-left="2.2cm" fo:margin-right="0cm" fo:margin-top="0cm" fo:margin-bottom="0cm" loext:contextual-spacing="false" fo:line-height="100%" fo:text-align="start" style:justify-single-word="false" fo:orphans="2" fo:widows="2" fo:hyphenation-ladder-count="no-limit" fo:text-indent="-0.6cm" style:auto-text-indent="false" fo:background-color="transparent" style:vertical-align="baseline" style:writing-mode="lr-tb">
        <style:tab-stops>
          <style:tab-stop style:position="2.189cm"/>
        </style:tab-stops>
      </style:paragraph-properties>
      <style:text-properties style:font-name="Calibri" fo:language="es" fo:country="ES" officeooo:paragraph-rsid="029a2b9e" style:letter-kerning="true" style:font-name-asian="Times New Roman1" style:language-asian="zh" style:country-asian="CN" style:font-name-complex="Tahoma1" fo:hyphenate="false" fo:hyphenation-remain-char-count="2" fo:hyphenation-push-char-count="2"/>
    </style:style>
    <style:style style:name="P557" style:family="paragraph" style:parent-style-name="Standard_20__28_user_29_" style:list-style-name="L1">
      <loext:graphic-properties draw:fill="none"/>
      <style:paragraph-properties fo:margin-left="2.2cm" fo:margin-right="0cm" fo:margin-top="0cm" fo:margin-bottom="0cm" loext:contextual-spacing="false" fo:line-height="100%" fo:text-align="start" style:justify-single-word="false" fo:orphans="2" fo:widows="2" fo:hyphenation-ladder-count="no-limit" fo:text-indent="-0.6cm" style:auto-text-indent="false" fo:background-color="transparent" style:vertical-align="baseline" style:writing-mode="lr-tb">
        <style:tab-stops>
          <style:tab-stop style:position="2.189cm"/>
        </style:tab-stops>
      </style:paragraph-properties>
      <style:text-properties style:font-name="Calibri" fo:language="es" fo:country="ES" officeooo:paragraph-rsid="029dc446" style:letter-kerning="true" style:font-name-asian="Times New Roman1" style:language-asian="zh" style:country-asian="CN" style:font-name-complex="Tahoma1" fo:hyphenate="false" fo:hyphenation-remain-char-count="2" fo:hyphenation-push-char-count="2"/>
    </style:style>
    <style:style style:name="P558" style:family="paragraph" style:parent-style-name="Standard_20__28_user_29_" style:list-style-name="L1">
      <loext:graphic-properties draw:fill="none"/>
      <style:paragraph-properties fo:margin-left="2.2cm" fo:margin-right="0cm" fo:margin-top="0cm" fo:margin-bottom="0cm" loext:contextual-spacing="false" fo:line-height="100%" fo:text-align="start" style:justify-single-word="false" fo:orphans="2" fo:widows="2" fo:hyphenation-ladder-count="no-limit" fo:text-indent="-0.6cm" style:auto-text-indent="false" fo:background-color="transparent" style:vertical-align="baseline" style:writing-mode="lr-tb">
        <style:tab-stops>
          <style:tab-stop style:position="2.189cm"/>
        </style:tab-stops>
      </style:paragraph-properties>
      <style:text-properties style:font-name="Calibri" fo:language="es" fo:country="ES" officeooo:paragraph-rsid="02a6561d" style:letter-kerning="true" style:font-name-asian="Times New Roman1" style:language-asian="zh" style:country-asian="CN" style:font-name-complex="Tahoma1" fo:hyphenate="false" fo:hyphenation-remain-char-count="2" fo:hyphenation-push-char-count="2"/>
    </style:style>
    <style:style style:name="P559" style:family="paragraph" style:parent-style-name="Standard_20__28_user_29_" style:list-style-name="L1">
      <loext:graphic-properties draw:fill="none"/>
      <style:paragraph-properties fo:margin-left="2.2cm" fo:margin-right="0cm" fo:margin-top="0cm" fo:margin-bottom="0cm" loext:contextual-spacing="false" fo:line-height="100%" fo:text-align="start" style:justify-single-word="false" fo:orphans="2" fo:widows="2" fo:hyphenation-ladder-count="no-limit" fo:text-indent="-0.6cm" style:auto-text-indent="false" fo:background-color="transparent" style:vertical-align="baseline" style:writing-mode="lr-tb">
        <style:tab-stops>
          <style:tab-stop style:position="2.189cm"/>
          <style:tab-stop style:position="2.194cm"/>
        </style:tab-stops>
      </style:paragraph-properties>
      <style:text-properties style:font-name="Calibri" fo:language="es" fo:country="ES" officeooo:paragraph-rsid="029dc446" style:letter-kerning="true" style:font-name-asian="Times New Roman1" style:language-asian="zh" style:country-asian="CN" style:font-name-complex="Tahoma1" fo:hyphenate="false" fo:hyphenation-remain-char-count="2" fo:hyphenation-push-char-count="2"/>
    </style:style>
    <style:style style:name="P560" style:family="paragraph" style:parent-style-name="Standard_20__28_user_29_" style:list-style-name="L1">
      <loext:graphic-properties draw:fill="none"/>
      <style:paragraph-properties fo:margin-left="2.2cm" fo:margin-right="0cm" fo:margin-top="0cm" fo:margin-bottom="0cm" loext:contextual-spacing="false" fo:line-height="100%" fo:text-align="start" style:justify-single-word="false" fo:orphans="2" fo:widows="2" fo:hyphenation-ladder-count="no-limit" fo:text-indent="-0.6cm" style:auto-text-indent="false" fo:background-color="transparent" style:vertical-align="baseline" style:writing-mode="lr-tb">
        <style:tab-stops>
          <style:tab-stop style:position="2.189cm"/>
        </style:tab-stops>
      </style:paragraph-properties>
      <style:text-properties style:font-name="Calibri" officeooo:rsid="0297d804" officeooo:paragraph-rsid="0297d804" fo:hyphenate="false" fo:hyphenation-remain-char-count="2" fo:hyphenation-push-char-count="2"/>
    </style:style>
    <style:style style:name="P561" style:family="paragraph" style:parent-style-name="Standard_20__28_user_29_">
      <loext:graphic-properties draw:fill="none"/>
      <style:paragraph-properties fo:margin-left="2.2cm" fo:margin-right="0cm" fo:margin-top="0cm" fo:margin-bottom="0cm" loext:contextual-spacing="false" fo:line-height="100%" fo:text-align="start" style:justify-single-word="false" fo:orphans="2" fo:widows="2" fo:hyphenation-ladder-count="no-limit" fo:text-indent="-0.6cm" style:auto-text-indent="false" fo:background-color="transparent" style:vertical-align="baseline" style:writing-mode="lr-tb">
        <style:tab-stops>
          <style:tab-stop style:position="2.189cm"/>
        </style:tab-stops>
      </style:paragraph-properties>
      <style:text-properties style:font-name="Calibri" officeooo:rsid="0297d804" officeooo:paragraph-rsid="0297d804" fo:hyphenate="false" fo:hyphenation-remain-char-count="2" fo:hyphenation-push-char-count="2"/>
    </style:style>
    <style:style style:name="P562" style:family="paragraph" style:parent-style-name="Standard_20__28_user_29_" style:list-style-name="L1">
      <loext:graphic-properties draw:fill="none"/>
      <style:paragraph-properties fo:margin-left="2.2cm" fo:margin-right="0cm" fo:margin-top="0cm" fo:margin-bottom="0cm" loext:contextual-spacing="false" fo:line-height="100%" fo:text-align="start" style:justify-single-word="false" fo:orphans="2" fo:widows="2" fo:hyphenation-ladder-count="no-limit" fo:text-indent="-0.6cm" style:auto-text-indent="false" fo:background-color="transparent" style:vertical-align="baseline" style:writing-mode="lr-tb">
        <style:tab-stops>
          <style:tab-stop style:position="2.189cm"/>
        </style:tab-stops>
      </style:paragraph-properties>
      <style:text-properties fo:color="#3465a4" style:font-name="Calibri" fo:font-size="11pt" fo:font-weight="bold" officeooo:paragraph-rsid="019bdaa7" fo:background-color="transparent" style:font-size-asian="11pt" style:font-weight-asian="bold" style:font-size-complex="11pt" style:font-weight-complex="bold" fo:hyphenate="false" fo:hyphenation-remain-char-count="2" fo:hyphenation-push-char-count="2"/>
    </style:style>
    <style:style style:name="P563" style:family="paragraph" style:parent-style-name="Standard_20__28_user_29_" style:list-style-name="L1">
      <loext:graphic-properties draw:fill="none"/>
      <style:paragraph-properties fo:margin-left="2.2cm" fo:margin-right="0cm" fo:margin-top="0cm" fo:margin-bottom="0cm" loext:contextual-spacing="false" fo:line-height="100%" fo:text-align="start" style:justify-single-word="false" fo:orphans="2" fo:widows="2" fo:hyphenation-ladder-count="no-limit" fo:text-indent="-0.6cm" style:auto-text-indent="false" fo:background-color="transparent" style:vertical-align="baseline" style:writing-mode="lr-tb">
        <style:tab-stops>
          <style:tab-stop style:position="2.189cm"/>
        </style:tab-stops>
      </style:paragraph-properties>
      <style:text-properties fo:color="#3465a4" style:font-name="Calibri" fo:font-size="11pt" fo:font-weight="bold" officeooo:paragraph-rsid="01a35500" fo:background-color="transparent" style:font-size-asian="11pt" style:font-weight-asian="bold" style:font-size-complex="11pt" style:font-weight-complex="bold" fo:hyphenate="false" fo:hyphenation-remain-char-count="2" fo:hyphenation-push-char-count="2"/>
    </style:style>
    <style:style style:name="P564" style:family="paragraph" style:parent-style-name="Standard_20__28_user_29_" style:list-style-name="L1">
      <loext:graphic-properties draw:fill="none"/>
      <style:paragraph-properties fo:margin-left="2.2cm" fo:margin-right="0cm" fo:margin-top="0cm" fo:margin-bottom="0cm" loext:contextual-spacing="false" fo:line-height="100%" fo:text-align="start" style:justify-single-word="false" fo:orphans="2" fo:widows="2" fo:hyphenation-ladder-count="no-limit" fo:text-indent="-0.6cm" style:auto-text-indent="false" fo:background-color="transparent" style:vertical-align="baseline" style:writing-mode="lr-tb">
        <style:tab-stops>
          <style:tab-stop style:position="2.189cm"/>
        </style:tab-stops>
      </style:paragraph-properties>
      <style:text-properties fo:color="#3465a4" style:font-name="Calibri" fo:font-size="11pt" fo:font-weight="bold" officeooo:paragraph-rsid="009981bb" style:font-size-asian="11pt" style:font-weight-asian="bold" style:font-size-complex="11pt" style:font-weight-complex="bold" fo:hyphenate="false" fo:hyphenation-remain-char-count="2" fo:hyphenation-push-char-count="2"/>
    </style:style>
    <style:style style:name="P565" style:family="paragraph" style:parent-style-name="Standard_20__28_user_29_" style:list-style-name="L1">
      <loext:graphic-properties draw:fill="none"/>
      <style:paragraph-properties fo:margin-left="2.2cm" fo:margin-right="0cm" fo:margin-top="0cm" fo:margin-bottom="0cm" loext:contextual-spacing="false" fo:line-height="100%" fo:text-align="start" style:justify-single-word="false" fo:orphans="2" fo:widows="2" fo:hyphenation-ladder-count="no-limit" fo:text-indent="-0.6cm" style:auto-text-indent="false" fo:background-color="transparent" style:vertical-align="baseline" style:writing-mode="lr-tb">
        <style:tab-stops>
          <style:tab-stop style:position="2.189cm"/>
        </style:tab-stops>
      </style:paragraph-properties>
      <style:text-properties fo:color="#3465a4" style:font-name="Calibri" fo:font-size="11pt" fo:font-weight="bold" officeooo:paragraph-rsid="01687b9f" style:font-size-asian="11pt" style:font-weight-asian="bold" style:font-size-complex="11pt" style:font-weight-complex="bold" fo:hyphenate="false" fo:hyphenation-remain-char-count="2" fo:hyphenation-push-char-count="2"/>
    </style:style>
    <style:style style:name="P566" style:family="paragraph" style:parent-style-name="Standard_20__28_user_29_" style:list-style-name="L4">
      <loext:graphic-properties draw:fill="none"/>
      <style:paragraph-properties fo:margin-left="2.2cm" fo:margin-right="0cm" fo:margin-top="0cm" fo:margin-bottom="0cm" loext:contextual-spacing="false" fo:line-height="100%" fo:text-align="start" style:justify-single-word="false" fo:orphans="2" fo:widows="2" fo:hyphenation-ladder-count="no-limit" fo:text-indent="-0.6cm" style:auto-text-indent="false" fo:background-color="transparent" style:vertical-align="baseline" style:writing-mode="lr-tb">
        <style:tab-stops>
          <style:tab-stop style:position="2.189cm"/>
        </style:tab-stops>
      </style:paragraph-properties>
      <style:text-properties fo:color="#3465a4" style:font-name="Calibri" fo:font-size="11pt" fo:font-weight="bold" officeooo:paragraph-rsid="009c199f" style:font-size-asian="11pt" style:font-weight-asian="bold" style:font-size-complex="11pt" style:font-weight-complex="bold" fo:hyphenate="false" fo:hyphenation-remain-char-count="2" fo:hyphenation-push-char-count="2"/>
    </style:style>
    <style:style style:name="P567" style:family="paragraph" style:parent-style-name="Standard_20__28_user_29_" style:list-style-name="L4">
      <loext:graphic-properties draw:fill="none"/>
      <style:paragraph-properties fo:margin-left="2.2cm" fo:margin-right="0cm" fo:margin-top="0cm" fo:margin-bottom="0cm" loext:contextual-spacing="false" fo:line-height="100%" fo:text-align="start" style:justify-single-word="false" fo:orphans="2" fo:widows="2" fo:hyphenation-ladder-count="no-limit" fo:text-indent="-0.6cm" style:auto-text-indent="false" fo:background-color="transparent" style:vertical-align="baseline" style:writing-mode="lr-tb">
        <style:tab-stops>
          <style:tab-stop style:position="2.189cm"/>
        </style:tab-stops>
      </style:paragraph-properties>
      <style:text-properties fo:color="#3465a4" style:font-name="Calibri" fo:font-size="11pt" fo:font-weight="bold" officeooo:paragraph-rsid="016ae0a6" style:font-size-asian="11pt" style:font-weight-asian="bold" style:font-size-complex="11pt" style:font-weight-complex="bold" fo:hyphenate="false" fo:hyphenation-remain-char-count="2" fo:hyphenation-push-char-count="2"/>
    </style:style>
    <style:style style:name="P568" style:family="paragraph" style:parent-style-name="Standard_20__28_user_29_" style:list-style-name="L1">
      <loext:graphic-properties draw:fill="none"/>
      <style:paragraph-properties fo:margin-left="2.2cm" fo:margin-right="0cm" fo:margin-top="0cm" fo:margin-bottom="0cm" loext:contextual-spacing="false" fo:line-height="100%" fo:text-align="start" style:justify-single-word="false" fo:orphans="2" fo:widows="2" fo:hyphenation-ladder-count="no-limit" fo:text-indent="-0.6cm" style:auto-text-indent="false" fo:background-color="transparent" style:vertical-align="baseline" style:writing-mode="lr-tb">
        <style:tab-stops>
          <style:tab-stop style:position="2.189cm"/>
          <style:tab-stop style:position="2.598cm"/>
        </style:tab-stops>
      </style:paragraph-properties>
      <style:text-properties fo:color="#3465a4" style:font-name="Calibri" fo:font-size="11pt" fo:font-weight="bold" officeooo:paragraph-rsid="016ae0a6" style:font-size-asian="11pt" style:font-weight-asian="bold" style:font-size-complex="11pt" style:font-weight-complex="bold" fo:hyphenate="false" fo:hyphenation-remain-char-count="2" fo:hyphenation-push-char-count="2"/>
    </style:style>
    <style:style style:name="P569" style:family="paragraph" style:parent-style-name="Standard_20__28_user_29_" style:list-style-name="L1">
      <loext:graphic-properties draw:fill="none"/>
      <style:paragraph-properties fo:margin-left="2.2cm" fo:margin-right="0cm" fo:margin-top="0cm" fo:margin-bottom="0cm" loext:contextual-spacing="false" fo:line-height="100%" fo:text-align="start" style:justify-single-word="false" fo:orphans="2" fo:widows="2" fo:hyphenation-ladder-count="no-limit" fo:text-indent="-0.6cm" style:auto-text-indent="false" fo:background-color="transparent" style:vertical-align="baseline" style:writing-mode="lr-tb">
        <style:tab-stops>
          <style:tab-stop style:position="2.189cm"/>
        </style:tab-stops>
      </style:paragraph-properties>
      <style:text-properties fo:color="#3465a4" style:font-name="Calibri" fo:font-size="11pt" fo:language="es" fo:country="ES" fo:font-weight="bold" officeooo:paragraph-rsid="009d0710" style:letter-kerning="true" style:font-name-asian="Times New Roman1" style:font-size-asian="11pt" style:language-asian="zh" style:country-asian="CN" style:font-weight-asian="bold" style:font-name-complex="Tahoma1" style:font-size-complex="11pt" style:font-weight-complex="bold" fo:hyphenate="false" fo:hyphenation-remain-char-count="2" fo:hyphenation-push-char-count="2"/>
    </style:style>
    <style:style style:name="P570" style:family="paragraph" style:parent-style-name="Standard_20__28_user_29_" style:list-style-name="L1">
      <loext:graphic-properties draw:fill="none"/>
      <style:paragraph-properties fo:margin-left="2.2cm" fo:margin-right="0cm" fo:margin-top="0cm" fo:margin-bottom="0cm" loext:contextual-spacing="false" fo:line-height="100%" fo:text-align="start" style:justify-single-word="false" fo:orphans="2" fo:widows="2" fo:hyphenation-ladder-count="no-limit" fo:text-indent="-0.6cm" style:auto-text-indent="false" fo:background-color="transparent" style:vertical-align="baseline" style:writing-mode="lr-tb">
        <style:tab-stops>
          <style:tab-stop style:position="2.189cm"/>
        </style:tab-stops>
      </style:paragraph-properties>
      <style:text-properties fo:color="#3465a4" style:font-name="Calibri" fo:font-size="11pt" fo:language="es" fo:country="ES" fo:font-weight="bold" officeooo:paragraph-rsid="016ae0a6" style:letter-kerning="true" style:font-name-asian="Times New Roman1" style:font-size-asian="11pt" style:language-asian="zh" style:country-asian="CN" style:font-weight-asian="bold" style:font-name-complex="Tahoma1" style:font-size-complex="11pt" style:font-weight-complex="bold" fo:hyphenate="false" fo:hyphenation-remain-char-count="2" fo:hyphenation-push-char-count="2"/>
    </style:style>
    <style:style style:name="P571" style:family="paragraph" style:parent-style-name="Standard_20__28_user_29_" style:list-style-name="L1">
      <loext:graphic-properties draw:fill="none"/>
      <style:paragraph-properties fo:margin-left="2.2cm" fo:margin-right="0cm" fo:margin-top="0cm" fo:margin-bottom="0cm" loext:contextual-spacing="false" fo:line-height="100%" fo:text-align="start" style:justify-single-word="false" fo:orphans="2" fo:widows="2" fo:hyphenation-ladder-count="no-limit" fo:text-indent="-0.6cm" style:auto-text-indent="false" fo:background-color="transparent" style:vertical-align="baseline" style:writing-mode="lr-tb">
        <style:tab-stops>
          <style:tab-stop style:position="2.189cm"/>
        </style:tab-stops>
      </style:paragraph-properties>
      <style:text-properties fo:color="#3465a4" style:font-name="Calibri" fo:font-size="11pt" fo:language="es" fo:country="ES" fo:font-weight="bold" officeooo:paragraph-rsid="009feb98" style:letter-kerning="true" style:font-name-asian="Times New Roman1" style:font-size-asian="11pt" style:language-asian="zh" style:country-asian="CN" style:font-weight-asian="bold" style:font-name-complex="Tahoma1" style:font-size-complex="11pt" style:font-weight-complex="bold" fo:hyphenate="false" fo:hyphenation-remain-char-count="2" fo:hyphenation-push-char-count="2"/>
    </style:style>
    <style:style style:name="P572" style:family="paragraph" style:parent-style-name="Standard_20__28_user_29_" style:list-style-name="L1">
      <loext:graphic-properties draw:fill="none"/>
      <style:paragraph-properties fo:margin-left="2.2cm" fo:margin-right="0cm" fo:margin-top="0cm" fo:margin-bottom="0cm" loext:contextual-spacing="false" fo:line-height="100%" fo:text-align="start" style:justify-single-word="false" fo:orphans="2" fo:widows="2" fo:hyphenation-ladder-count="no-limit" fo:text-indent="-0.6cm" style:auto-text-indent="false" fo:background-color="transparent" style:vertical-align="baseline" style:writing-mode="lr-tb">
        <style:tab-stops>
          <style:tab-stop style:position="2.189cm"/>
        </style:tab-stops>
      </style:paragraph-properties>
      <style:text-properties fo:color="#3465a4" style:font-name="Calibri" fo:font-size="11pt" fo:language="es" fo:country="ES" fo:font-weight="bold" officeooo:paragraph-rsid="016cc80c" style:letter-kerning="true" style:font-name-asian="Times New Roman1" style:font-size-asian="11pt" style:language-asian="zh" style:country-asian="CN" style:font-weight-asian="bold" style:font-name-complex="Tahoma1" style:font-size-complex="11pt" style:font-weight-complex="bold" fo:hyphenate="false" fo:hyphenation-remain-char-count="2" fo:hyphenation-push-char-count="2"/>
    </style:style>
    <style:style style:name="P573" style:family="paragraph" style:parent-style-name="Standard_20__28_user_29_" style:list-style-name="L1">
      <loext:graphic-properties draw:fill="none"/>
      <style:paragraph-properties fo:margin-left="2.2cm" fo:margin-right="0cm" fo:margin-top="0cm" fo:margin-bottom="0cm" loext:contextual-spacing="false" fo:line-height="100%" fo:text-align="start" style:justify-single-word="false" fo:orphans="2" fo:widows="2" fo:hyphenation-ladder-count="no-limit" fo:text-indent="-0.6cm" style:auto-text-indent="false" fo:background-color="transparent" style:vertical-align="baseline" style:writing-mode="lr-tb">
        <style:tab-stops>
          <style:tab-stop style:position="2.189cm"/>
        </style:tab-stops>
      </style:paragraph-properties>
      <style:text-properties fo:color="#3465a4" style:font-name="Calibri" fo:font-size="11pt" fo:language="es" fo:country="ES" fo:font-weight="bold" officeooo:paragraph-rsid="00fa3d99" style:letter-kerning="true" style:font-name-asian="Times New Roman1" style:font-size-asian="11pt" style:language-asian="zh" style:country-asian="CN" style:font-weight-asian="bold" style:font-name-complex="Tahoma1" style:font-size-complex="11pt" style:font-weight-complex="bold" fo:hyphenate="false" fo:hyphenation-remain-char-count="2" fo:hyphenation-push-char-count="2"/>
    </style:style>
    <style:style style:name="P574" style:family="paragraph" style:parent-style-name="Standard_20__28_user_29_" style:list-style-name="L1">
      <loext:graphic-properties draw:fill="none"/>
      <style:paragraph-properties fo:margin-left="2.2cm" fo:margin-right="0cm" fo:margin-top="0cm" fo:margin-bottom="0cm" loext:contextual-spacing="false" fo:line-height="100%" fo:text-align="start" style:justify-single-word="false" fo:orphans="2" fo:widows="2" fo:hyphenation-ladder-count="no-limit" fo:text-indent="-0.6cm" style:auto-text-indent="false" fo:background-color="transparent" style:vertical-align="baseline" style:writing-mode="lr-tb">
        <style:tab-stops>
          <style:tab-stop style:position="2.189cm"/>
        </style:tab-stops>
      </style:paragraph-properties>
      <style:text-properties fo:color="#3465a4" style:font-name="Calibri" fo:font-size="11pt" fo:language="es" fo:country="ES" fo:font-weight="bold" officeooo:paragraph-rsid="016df533" style:letter-kerning="true" style:font-name-asian="Times New Roman1" style:font-size-asian="11pt" style:language-asian="zh" style:country-asian="CN" style:font-weight-asian="bold" style:font-name-complex="Tahoma1" style:font-size-complex="11pt" style:font-weight-complex="bold" fo:hyphenate="false" fo:hyphenation-remain-char-count="2" fo:hyphenation-push-char-count="2"/>
    </style:style>
    <style:style style:name="P575" style:family="paragraph" style:parent-style-name="Standard_20__28_user_29_" style:list-style-name="L1">
      <loext:graphic-properties draw:fill="none"/>
      <style:paragraph-properties fo:margin-left="2.2cm" fo:margin-right="0cm" fo:margin-top="0cm" fo:margin-bottom="0cm" loext:contextual-spacing="false" fo:line-height="100%" fo:text-align="start" style:justify-single-word="false" fo:orphans="2" fo:widows="2" fo:hyphenation-ladder-count="no-limit" fo:text-indent="-0.6cm" style:auto-text-indent="false" fo:background-color="transparent" style:vertical-align="baseline" style:writing-mode="lr-tb">
        <style:tab-stops>
          <style:tab-stop style:position="2.189cm"/>
        </style:tab-stops>
      </style:paragraph-properties>
      <style:text-properties fo:color="#3465a4" style:font-name="Calibri" fo:font-size="11pt" fo:language="es" fo:country="ES" fo:font-weight="bold" officeooo:paragraph-rsid="0104d379" style:letter-kerning="true" style:font-name-asian="Times New Roman1" style:font-size-asian="11pt" style:language-asian="zh" style:country-asian="CN" style:font-weight-asian="bold" style:font-name-complex="Tahoma1" style:font-size-complex="11pt" style:font-weight-complex="bold" fo:hyphenate="false" fo:hyphenation-remain-char-count="2" fo:hyphenation-push-char-count="2"/>
    </style:style>
    <style:style style:name="P576" style:family="paragraph" style:parent-style-name="Standard_20__28_user_29_" style:list-style-name="L1">
      <loext:graphic-properties draw:fill="none"/>
      <style:paragraph-properties fo:margin-left="2.2cm" fo:margin-right="0cm" fo:margin-top="0cm" fo:margin-bottom="0cm" loext:contextual-spacing="false" fo:line-height="100%" fo:text-align="start" style:justify-single-word="false" fo:orphans="2" fo:widows="2" fo:hyphenation-ladder-count="no-limit" fo:text-indent="-0.6cm" style:auto-text-indent="false" fo:background-color="transparent" style:vertical-align="baseline" style:writing-mode="lr-tb">
        <style:tab-stops>
          <style:tab-stop style:position="2.189cm"/>
        </style:tab-stops>
      </style:paragraph-properties>
      <style:text-properties fo:color="#3465a4" style:font-name="Calibri" fo:font-size="11pt" fo:language="es" fo:country="ES" fo:font-weight="bold" officeooo:paragraph-rsid="0171850b" style:letter-kerning="true" style:font-name-asian="Times New Roman1" style:font-size-asian="11pt" style:language-asian="zh" style:country-asian="CN" style:font-weight-asian="bold" style:font-name-complex="Tahoma1" style:font-size-complex="11pt" style:font-weight-complex="bold" fo:hyphenate="false" fo:hyphenation-remain-char-count="2" fo:hyphenation-push-char-count="2"/>
    </style:style>
    <style:style style:name="P577" style:family="paragraph" style:parent-style-name="Standard_20__28_user_29_" style:list-style-name="L1">
      <loext:graphic-properties draw:fill="none"/>
      <style:paragraph-properties fo:margin-left="2.2cm" fo:margin-right="0cm" fo:margin-top="0cm" fo:margin-bottom="0cm" loext:contextual-spacing="false" fo:line-height="100%" fo:text-align="start" style:justify-single-word="false" fo:orphans="2" fo:widows="2" fo:hyphenation-ladder-count="no-limit" fo:text-indent="-0.6cm" style:auto-text-indent="false" fo:background-color="transparent" style:vertical-align="baseline" style:writing-mode="lr-tb">
        <style:tab-stops>
          <style:tab-stop style:position="2.189cm"/>
        </style:tab-stops>
      </style:paragraph-properties>
      <style:text-properties fo:color="#3465a4" style:font-name="Calibri" fo:font-size="11pt" fo:language="es" fo:country="ES" fo:font-weight="bold" officeooo:paragraph-rsid="01732d9d" style:letter-kerning="true" style:font-name-asian="Times New Roman1" style:font-size-asian="11pt" style:language-asian="zh" style:country-asian="CN" style:font-weight-asian="bold" style:font-name-complex="Tahoma1" style:font-size-complex="11pt" style:font-weight-complex="bold" fo:hyphenate="false" fo:hyphenation-remain-char-count="2" fo:hyphenation-push-char-count="2"/>
    </style:style>
    <style:style style:name="P578" style:family="paragraph" style:parent-style-name="Standard_20__28_user_29_" style:list-style-name="L1">
      <loext:graphic-properties draw:fill="none"/>
      <style:paragraph-properties fo:margin-left="2.2cm" fo:margin-right="0cm" fo:margin-top="0cm" fo:margin-bottom="0cm" loext:contextual-spacing="false" fo:line-height="100%" fo:text-align="start" style:justify-single-word="false" fo:orphans="2" fo:widows="2" fo:hyphenation-ladder-count="no-limit" fo:text-indent="-0.6cm" style:auto-text-indent="false" fo:background-color="transparent" style:vertical-align="baseline" style:writing-mode="lr-tb">
        <style:tab-stops>
          <style:tab-stop style:position="2.189cm"/>
        </style:tab-stops>
      </style:paragraph-properties>
      <style:text-properties fo:color="#3465a4" style:font-name="Calibri" fo:font-size="11pt" fo:language="es" fo:country="ES" fo:font-weight="bold" officeooo:paragraph-rsid="0114ce74" style:letter-kerning="true" style:font-name-asian="Times New Roman1" style:font-size-asian="11pt" style:language-asian="zh" style:country-asian="CN" style:font-weight-asian="bold" style:font-name-complex="Tahoma1" style:font-size-complex="11pt" style:font-weight-complex="bold" fo:hyphenate="false" fo:hyphenation-remain-char-count="2" fo:hyphenation-push-char-count="2"/>
    </style:style>
    <style:style style:name="P579" style:family="paragraph" style:parent-style-name="Standard_20__28_user_29_" style:list-style-name="L1">
      <loext:graphic-properties draw:fill="none"/>
      <style:paragraph-properties fo:margin-left="2.2cm" fo:margin-right="0cm" fo:margin-top="0cm" fo:margin-bottom="0cm" loext:contextual-spacing="false" fo:line-height="100%" fo:text-align="start" style:justify-single-word="false" fo:orphans="2" fo:widows="2" fo:hyphenation-ladder-count="no-limit" fo:text-indent="-0.6cm" style:auto-text-indent="false" fo:background-color="transparent" style:vertical-align="baseline" style:writing-mode="lr-tb">
        <style:tab-stops>
          <style:tab-stop style:position="2.189cm"/>
        </style:tab-stops>
      </style:paragraph-properties>
      <style:text-properties fo:color="#3465a4" style:font-name="Calibri" fo:font-size="11pt" fo:language="es" fo:country="ES" fo:font-weight="bold" officeooo:paragraph-rsid="00a03def" style:letter-kerning="true" style:font-name-asian="Times New Roman1" style:font-size-asian="11pt" style:language-asian="zh" style:country-asian="CN" style:font-weight-asian="bold" style:font-name-complex="Tahoma1" style:font-size-complex="11pt" style:font-weight-complex="bold" fo:hyphenate="false" fo:hyphenation-remain-char-count="2" fo:hyphenation-push-char-count="2"/>
    </style:style>
    <style:style style:name="P580" style:family="paragraph" style:parent-style-name="Standard_20__28_user_29_" style:list-style-name="L1">
      <loext:graphic-properties draw:fill="none"/>
      <style:paragraph-properties fo:margin-left="2.2cm" fo:margin-right="0cm" fo:margin-top="0cm" fo:margin-bottom="0cm" loext:contextual-spacing="false" fo:line-height="100%" fo:text-align="start" style:justify-single-word="false" fo:orphans="2" fo:widows="2" fo:hyphenation-ladder-count="no-limit" fo:text-indent="-0.6cm" style:auto-text-indent="false" fo:background-color="transparent" style:vertical-align="baseline" style:writing-mode="lr-tb">
        <style:tab-stops>
          <style:tab-stop style:position="2.189cm"/>
        </style:tab-stops>
      </style:paragraph-properties>
      <style:text-properties fo:color="#3465a4" style:font-name="Calibri" fo:font-size="11pt" fo:language="es" fo:country="ES" fo:font-weight="bold" officeooo:paragraph-rsid="01783bfb" style:letter-kerning="true" style:font-name-asian="Times New Roman1" style:font-size-asian="11pt" style:language-asian="zh" style:country-asian="CN" style:font-weight-asian="bold" style:font-name-complex="Tahoma1" style:font-size-complex="11pt" style:font-weight-complex="bold" fo:hyphenate="false" fo:hyphenation-remain-char-count="2" fo:hyphenation-push-char-count="2"/>
    </style:style>
    <style:style style:name="P581" style:family="paragraph" style:parent-style-name="Standard_20__28_user_29_" style:list-style-name="L1">
      <loext:graphic-properties draw:fill="none"/>
      <style:paragraph-properties fo:margin-left="2.2cm" fo:margin-right="0cm" fo:margin-top="0cm" fo:margin-bottom="0cm" loext:contextual-spacing="false" fo:line-height="100%" fo:text-align="start" style:justify-single-word="false" fo:orphans="2" fo:widows="2" fo:hyphenation-ladder-count="no-limit" fo:text-indent="-0.6cm" style:auto-text-indent="false" fo:background-color="transparent" style:vertical-align="baseline" style:writing-mode="lr-tb">
        <style:tab-stops>
          <style:tab-stop style:position="2.189cm"/>
        </style:tab-stops>
      </style:paragraph-properties>
      <style:text-properties fo:color="#3465a4" style:font-name="Calibri" fo:font-size="11pt" fo:language="es" fo:country="ES" fo:font-weight="bold" officeooo:paragraph-rsid="00e92e9c" style:letter-kerning="true" style:font-name-asian="Times New Roman1" style:font-size-asian="11pt" style:language-asian="zh" style:country-asian="CN" style:font-weight-asian="bold" style:font-name-complex="Tahoma1" style:font-size-complex="11pt" style:font-weight-complex="bold" fo:hyphenate="false" fo:hyphenation-remain-char-count="2" fo:hyphenation-push-char-count="2"/>
    </style:style>
    <style:style style:name="P582" style:family="paragraph" style:parent-style-name="Standard_20__28_user_29_" style:list-style-name="L1">
      <loext:graphic-properties draw:fill="none"/>
      <style:paragraph-properties fo:margin-left="2.2cm" fo:margin-right="0cm" fo:margin-top="0cm" fo:margin-bottom="0cm" loext:contextual-spacing="false" fo:line-height="100%" fo:text-align="start" style:justify-single-word="false" fo:orphans="2" fo:widows="2" fo:hyphenation-ladder-count="no-limit" fo:text-indent="-0.6cm" style:auto-text-indent="false" fo:background-color="transparent" style:vertical-align="baseline" style:writing-mode="lr-tb">
        <style:tab-stops>
          <style:tab-stop style:position="2.189cm"/>
        </style:tab-stops>
      </style:paragraph-properties>
      <style:text-properties fo:color="#3465a4" style:font-name="Calibri" fo:font-size="11pt" fo:language="es" fo:country="ES" fo:font-weight="bold" officeooo:paragraph-rsid="0178d96d" style:letter-kerning="true" style:font-name-asian="Times New Roman1" style:font-size-asian="11pt" style:language-asian="zh" style:country-asian="CN" style:font-weight-asian="bold" style:font-name-complex="Tahoma1" style:font-size-complex="11pt" style:font-weight-complex="bold" fo:hyphenate="false" fo:hyphenation-remain-char-count="2" fo:hyphenation-push-char-count="2"/>
    </style:style>
    <style:style style:name="P583" style:family="paragraph" style:parent-style-name="Standard_20__28_user_29_" style:list-style-name="L1">
      <loext:graphic-properties draw:fill="none"/>
      <style:paragraph-properties fo:margin-left="2.2cm" fo:margin-right="0cm" fo:margin-top="0cm" fo:margin-bottom="0cm" loext:contextual-spacing="false" fo:line-height="100%" fo:text-align="start" style:justify-single-word="false" fo:orphans="2" fo:widows="2" fo:hyphenation-ladder-count="no-limit" fo:text-indent="-0.6cm" style:auto-text-indent="false" fo:background-color="transparent" style:vertical-align="baseline" style:writing-mode="lr-tb">
        <style:tab-stops>
          <style:tab-stop style:position="2.189cm"/>
        </style:tab-stops>
      </style:paragraph-properties>
      <style:text-properties fo:color="#3465a4" style:font-name="Calibri" fo:font-size="11pt" fo:language="es" fo:country="ES" fo:font-weight="bold" officeooo:paragraph-rsid="00cab03c" style:letter-kerning="true" style:font-name-asian="Times New Roman1" style:font-size-asian="11pt" style:language-asian="zh" style:country-asian="CN" style:font-weight-asian="bold" style:font-name-complex="Tahoma1" style:font-size-complex="11pt" style:font-weight-complex="bold" fo:hyphenate="false" fo:hyphenation-remain-char-count="2" fo:hyphenation-push-char-count="2"/>
    </style:style>
    <style:style style:name="P584" style:family="paragraph" style:parent-style-name="Standard_20__28_user_29_" style:list-style-name="L1">
      <loext:graphic-properties draw:fill="none"/>
      <style:paragraph-properties fo:margin-left="2.2cm" fo:margin-right="0cm" fo:margin-top="0cm" fo:margin-bottom="0cm" loext:contextual-spacing="false" fo:line-height="100%" fo:text-align="start" style:justify-single-word="false" fo:orphans="2" fo:widows="2" fo:hyphenation-ladder-count="no-limit" fo:text-indent="-0.6cm" style:auto-text-indent="false" fo:background-color="transparent" style:vertical-align="baseline" style:writing-mode="lr-tb">
        <style:tab-stops>
          <style:tab-stop style:position="2.189cm"/>
        </style:tab-stops>
      </style:paragraph-properties>
      <style:text-properties fo:color="#3465a4" style:font-name="Calibri" fo:font-size="11pt" fo:language="es" fo:country="ES" fo:font-weight="bold" officeooo:paragraph-rsid="00d61480" style:letter-kerning="true" style:font-name-asian="Times New Roman1" style:font-size-asian="11pt" style:language-asian="zh" style:country-asian="CN" style:font-weight-asian="bold" style:font-name-complex="Tahoma1" style:font-size-complex="11pt" style:font-weight-complex="bold" fo:hyphenate="false" fo:hyphenation-remain-char-count="2" fo:hyphenation-push-char-count="2"/>
    </style:style>
    <style:style style:name="P585" style:family="paragraph" style:parent-style-name="Standard_20__28_user_29_" style:list-style-name="L1">
      <loext:graphic-properties draw:fill="none"/>
      <style:paragraph-properties fo:margin-left="2.2cm" fo:margin-right="0cm" fo:margin-top="0cm" fo:margin-bottom="0cm" loext:contextual-spacing="false" fo:line-height="100%" fo:text-align="start" style:justify-single-word="false" fo:orphans="2" fo:widows="2" fo:hyphenation-ladder-count="no-limit" fo:text-indent="-0.6cm" style:auto-text-indent="false" fo:background-color="transparent" style:vertical-align="baseline" style:writing-mode="lr-tb">
        <style:tab-stops>
          <style:tab-stop style:position="2.189cm"/>
        </style:tab-stops>
      </style:paragraph-properties>
      <style:text-properties fo:color="#3465a4" style:font-name="Calibri" fo:font-size="11pt" fo:language="es" fo:country="ES" fo:font-weight="bold" officeooo:paragraph-rsid="029a2b9e" style:letter-kerning="true" style:font-name-asian="Times New Roman1" style:font-size-asian="11pt" style:language-asian="zh" style:country-asian="CN" style:font-weight-asian="bold" style:font-name-complex="Tahoma1" style:font-size-complex="11pt" style:font-weight-complex="bold" fo:hyphenate="false" fo:hyphenation-remain-char-count="2" fo:hyphenation-push-char-count="2"/>
    </style:style>
    <style:style style:name="P586" style:family="paragraph" style:parent-style-name="Standard_20__28_user_29_" style:list-style-name="L1">
      <loext:graphic-properties draw:fill="none"/>
      <style:paragraph-properties fo:margin-left="2.2cm" fo:margin-right="0cm" fo:margin-top="0cm" fo:margin-bottom="0cm" loext:contextual-spacing="false" fo:line-height="100%" fo:text-align="start" style:justify-single-word="false" fo:orphans="2" fo:widows="2" fo:hyphenation-ladder-count="no-limit" fo:text-indent="-0.6cm" style:auto-text-indent="false" fo:background-color="transparent" style:vertical-align="baseline" style:writing-mode="lr-tb">
        <style:tab-stops>
          <style:tab-stop style:position="2.189cm"/>
        </style:tab-stops>
      </style:paragraph-properties>
      <style:text-properties fo:color="#3465a4" style:font-name="Calibri" fo:font-size="11pt" fo:language="es" fo:country="ES" fo:font-weight="bold" officeooo:rsid="007a548d" officeooo:paragraph-rsid="00a03def" style:letter-kerning="true" style:font-name-asian="Times New Roman1" style:font-size-asian="11pt" style:language-asian="zh" style:country-asian="CN" style:font-weight-asian="bold" style:font-name-complex="Tahoma1" style:font-size-complex="11pt" style:font-weight-complex="bold" fo:hyphenate="false" fo:hyphenation-remain-char-count="2" fo:hyphenation-push-char-count="2"/>
    </style:style>
    <style:style style:name="P587" style:family="paragraph" style:parent-style-name="Standard_20__28_user_29_" style:list-style-name="L1">
      <loext:graphic-properties draw:fill="none"/>
      <style:paragraph-properties fo:margin-left="2.2cm" fo:margin-right="0cm" fo:margin-top="0cm" fo:margin-bottom="0cm" loext:contextual-spacing="false" fo:line-height="100%" fo:text-align="start" style:justify-single-word="false" fo:orphans="2" fo:widows="2" fo:hyphenation-ladder-count="no-limit" fo:text-indent="-0.6cm" style:auto-text-indent="false" fo:background-color="transparent" style:vertical-align="baseline" style:writing-mode="lr-tb">
        <style:tab-stops>
          <style:tab-stop style:position="2.189cm"/>
        </style:tab-stops>
      </style:paragraph-properties>
      <style:text-properties fo:color="#3465a4" style:font-name="Calibri" fo:font-size="11pt" fo:language="es" fo:country="ES" fo:font-weight="bold" officeooo:rsid="007a548d" officeooo:paragraph-rsid="00e92e9c" style:letter-kerning="true" style:font-name-asian="Times New Roman1" style:font-size-asian="11pt" style:language-asian="zh" style:country-asian="CN" style:font-weight-asian="bold" style:font-name-complex="Tahoma1" style:font-size-complex="11pt" style:font-weight-complex="bold" fo:hyphenate="false" fo:hyphenation-remain-char-count="2" fo:hyphenation-push-char-count="2"/>
    </style:style>
    <style:style style:name="P588" style:family="paragraph" style:parent-style-name="Standard_20__28_user_29_" style:list-style-name="L1">
      <loext:graphic-properties draw:fill="none"/>
      <style:paragraph-properties fo:margin-left="2.2cm" fo:margin-right="0cm" fo:margin-top="0cm" fo:margin-bottom="0cm" loext:contextual-spacing="false" fo:line-height="100%" fo:text-align="start" style:justify-single-word="false" fo:orphans="2" fo:widows="2" fo:hyphenation-ladder-count="no-limit" fo:text-indent="-0.6cm" style:auto-text-indent="false" fo:background-color="transparent" style:vertical-align="baseline" style:writing-mode="lr-tb">
        <style:tab-stops>
          <style:tab-stop style:position="2.189cm"/>
        </style:tab-stops>
      </style:paragraph-properties>
      <style:text-properties fo:color="#3465a4" style:font-name="Calibri" fo:font-size="11pt" fo:language="es" fo:country="ES" fo:font-weight="bold" officeooo:rsid="007a548d" officeooo:paragraph-rsid="00d61480" style:letter-kerning="true" style:font-name-asian="Times New Roman1" style:font-size-asian="11pt" style:language-asian="zh" style:country-asian="CN" style:font-weight-asian="bold" style:font-name-complex="Tahoma1" style:font-size-complex="11pt" style:font-weight-complex="bold" fo:hyphenate="false" fo:hyphenation-remain-char-count="2" fo:hyphenation-push-char-count="2"/>
    </style:style>
    <style:style style:name="P589" style:family="paragraph" style:parent-style-name="Standard_20__28_user_29_" style:list-style-name="L1">
      <loext:graphic-properties draw:fill="none"/>
      <style:paragraph-properties fo:margin-left="2.2cm" fo:margin-right="0cm" fo:margin-top="0cm" fo:margin-bottom="0cm" loext:contextual-spacing="false" fo:line-height="100%" fo:text-align="start" style:justify-single-word="false" fo:orphans="2" fo:widows="2" fo:hyphenation-ladder-count="no-limit" fo:text-indent="-0.6cm" style:auto-text-indent="false" fo:background-color="transparent" style:vertical-align="baseline" style:writing-mode="lr-tb">
        <style:tab-stops>
          <style:tab-stop style:position="2.189cm"/>
        </style:tab-stops>
      </style:paragraph-properties>
      <style:text-properties fo:color="#3465a4" style:font-name="CityBlueprint" fo:font-weight="bold" officeooo:paragraph-rsid="019e7198" style:font-weight-asian="bold" style:font-weight-complex="bold" fo:hyphenate="false" fo:hyphenation-remain-char-count="2" fo:hyphenation-push-char-count="2"/>
    </style:style>
    <style:style style:name="P590" style:family="paragraph" style:parent-style-name="Standard_20__28_user_29_" style:list-style-name="L1">
      <loext:graphic-properties draw:fill="none"/>
      <style:paragraph-properties fo:margin-left="2.2cm" fo:margin-right="0cm" fo:margin-top="0cm" fo:margin-bottom="0cm" loext:contextual-spacing="false" fo:line-height="100%" fo:text-align="start" style:justify-single-word="false" fo:orphans="2" fo:widows="2" fo:hyphenation-ladder-count="no-limit" fo:text-indent="-0.6cm" style:auto-text-indent="false" fo:background-color="transparent" style:vertical-align="baseline" style:writing-mode="lr-tb">
        <style:tab-stops>
          <style:tab-stop style:position="2.189cm"/>
        </style:tab-stops>
      </style:paragraph-properties>
      <style:text-properties officeooo:paragraph-rsid="019bdaa7" fo:hyphenate="false" fo:hyphenation-remain-char-count="2" fo:hyphenation-push-char-count="2"/>
    </style:style>
    <style:style style:name="P591" style:family="paragraph" style:parent-style-name="Standard_20__28_user_29_" style:list-style-name="L1">
      <loext:graphic-properties draw:fill="none"/>
      <style:paragraph-properties fo:margin-left="2.2cm" fo:margin-right="0cm" fo:margin-top="0cm" fo:margin-bottom="0cm" loext:contextual-spacing="false" fo:line-height="100%" fo:text-align="start" style:justify-single-word="false" fo:orphans="2" fo:widows="2" fo:hyphenation-ladder-count="no-limit" fo:text-indent="-0.6cm" style:auto-text-indent="false" fo:background-color="transparent" style:vertical-align="baseline" style:writing-mode="lr-tb">
        <style:tab-stops>
          <style:tab-stop style:position="2.189cm"/>
        </style:tab-stops>
      </style:paragraph-properties>
      <style:text-properties officeooo:paragraph-rsid="029dc446" fo:hyphenate="false" fo:hyphenation-remain-char-count="2" fo:hyphenation-push-char-count="2"/>
    </style:style>
    <style:style style:name="P592" style:family="paragraph" style:parent-style-name="Standard_20__28_user_29_" style:list-style-name="L1">
      <loext:graphic-properties draw:fill="none"/>
      <style:paragraph-properties fo:margin-left="2.2cm" fo:margin-right="0cm" fo:margin-top="0cm" fo:margin-bottom="0cm" loext:contextual-spacing="false" fo:line-height="100%" fo:text-align="start" style:justify-single-word="false" fo:orphans="2" fo:widows="2" fo:hyphenation-ladder-count="no-limit" fo:text-indent="-0.6cm" style:auto-text-indent="false" fo:background-color="transparent" style:vertical-align="baseline" style:writing-mode="lr-tb">
        <style:tab-stops>
          <style:tab-stop style:position="2.189cm"/>
        </style:tab-stops>
      </style:paragraph-properties>
      <style:text-properties style:font-name="CityBlueprint" officeooo:paragraph-rsid="0169aea7" fo:hyphenate="false" fo:hyphenation-remain-char-count="2" fo:hyphenation-push-char-count="2"/>
    </style:style>
    <style:style style:name="P593" style:family="paragraph" style:parent-style-name="Standard_20__28_user_29_" style:list-style-name="L1">
      <loext:graphic-properties draw:fill="none"/>
      <style:paragraph-properties fo:margin-left="2.2cm" fo:margin-right="0cm" fo:margin-top="0cm" fo:margin-bottom="0cm" loext:contextual-spacing="false" fo:line-height="100%" fo:text-align="start" style:justify-single-word="false" fo:orphans="2" fo:widows="2" fo:hyphenation-ladder-count="no-limit" fo:text-indent="-0.6cm" style:auto-text-indent="false" fo:background-color="transparent" style:vertical-align="baseline" style:writing-mode="lr-tb">
        <style:tab-stops>
          <style:tab-stop style:position="2.189cm"/>
        </style:tab-stops>
      </style:paragraph-properties>
      <style:text-properties style:font-name="CityBlueprint" officeooo:paragraph-rsid="016ae0a6" fo:hyphenate="false" fo:hyphenation-remain-char-count="2" fo:hyphenation-push-char-count="2"/>
    </style:style>
    <style:style style:name="P594" style:family="paragraph" style:parent-style-name="Standard_20__28_user_29_" style:list-style-name="L1">
      <loext:graphic-properties draw:fill="none"/>
      <style:paragraph-properties fo:margin-left="2.2cm" fo:margin-right="0cm" fo:margin-top="0cm" fo:margin-bottom="0cm" loext:contextual-spacing="false" fo:line-height="100%" fo:text-align="start" style:justify-single-word="false" fo:orphans="2" fo:widows="2" fo:hyphenation-ladder-count="no-limit" fo:text-indent="-0.6cm" style:auto-text-indent="false" fo:background-color="transparent" style:vertical-align="baseline" style:writing-mode="lr-tb">
        <style:tab-stops>
          <style:tab-stop style:position="2.189cm"/>
        </style:tab-stops>
      </style:paragraph-properties>
      <style:text-properties style:font-name="CityBlueprint" officeooo:paragraph-rsid="009feb98" fo:hyphenate="false" fo:hyphenation-remain-char-count="2" fo:hyphenation-push-char-count="2"/>
    </style:style>
    <style:style style:name="P595" style:family="paragraph" style:parent-style-name="Standard_20__28_user_29_" style:list-style-name="L1">
      <loext:graphic-properties draw:fill="none"/>
      <style:paragraph-properties fo:margin-left="2.2cm" fo:margin-right="0cm" fo:margin-top="0cm" fo:margin-bottom="0cm" loext:contextual-spacing="false" fo:line-height="100%" fo:text-align="start" style:justify-single-word="false" fo:orphans="2" fo:widows="2" fo:hyphenation-ladder-count="no-limit" fo:text-indent="-0.6cm" style:auto-text-indent="false" fo:background-color="transparent" style:vertical-align="baseline" style:writing-mode="lr-tb">
        <style:tab-stops>
          <style:tab-stop style:position="2.189cm"/>
        </style:tab-stops>
      </style:paragraph-properties>
      <style:text-properties style:font-name="CityBlueprint" officeooo:paragraph-rsid="016df533" fo:hyphenate="false" fo:hyphenation-remain-char-count="2" fo:hyphenation-push-char-count="2"/>
    </style:style>
    <style:style style:name="P596" style:family="paragraph" style:parent-style-name="Standard_20__28_user_29_" style:list-style-name="L1">
      <loext:graphic-properties draw:fill="none"/>
      <style:paragraph-properties fo:margin-left="2.2cm" fo:margin-right="0cm" fo:margin-top="0cm" fo:margin-bottom="0cm" loext:contextual-spacing="false" fo:line-height="100%" fo:text-align="start" style:justify-single-word="false" fo:orphans="2" fo:widows="2" fo:hyphenation-ladder-count="no-limit" fo:text-indent="-0.6cm" style:auto-text-indent="false" fo:background-color="transparent" style:vertical-align="baseline" style:writing-mode="lr-tb">
        <style:tab-stops>
          <style:tab-stop style:position="2.189cm"/>
        </style:tab-stops>
      </style:paragraph-properties>
      <style:text-properties style:font-name="CityBlueprint" officeooo:paragraph-rsid="0171850b" fo:hyphenate="false" fo:hyphenation-remain-char-count="2" fo:hyphenation-push-char-count="2"/>
    </style:style>
    <style:style style:name="P597" style:family="paragraph" style:parent-style-name="Standard_20__28_user_29_" style:list-style-name="L1">
      <loext:graphic-properties draw:fill="none"/>
      <style:paragraph-properties fo:margin-left="2.2cm" fo:margin-right="0cm" fo:margin-top="0cm" fo:margin-bottom="0cm" loext:contextual-spacing="false" fo:line-height="100%" fo:text-align="start" style:justify-single-word="false" fo:orphans="2" fo:widows="2" fo:hyphenation-ladder-count="no-limit" fo:text-indent="-0.6cm" style:auto-text-indent="false" fo:background-color="transparent" style:vertical-align="baseline" style:writing-mode="lr-tb">
        <style:tab-stops>
          <style:tab-stop style:position="2.189cm"/>
        </style:tab-stops>
      </style:paragraph-properties>
      <style:text-properties style:font-name="CityBlueprint" officeooo:paragraph-rsid="017269aa" fo:hyphenate="false" fo:hyphenation-remain-char-count="2" fo:hyphenation-push-char-count="2"/>
    </style:style>
    <style:style style:name="P598" style:family="paragraph" style:parent-style-name="Standard_20__28_user_29_" style:list-style-name="L1">
      <loext:graphic-properties draw:fill="none"/>
      <style:paragraph-properties fo:margin-left="2.2cm" fo:margin-right="0cm" fo:margin-top="0cm" fo:margin-bottom="0cm" loext:contextual-spacing="false" fo:line-height="100%" fo:text-align="start" style:justify-single-word="false" fo:orphans="2" fo:widows="2" fo:hyphenation-ladder-count="no-limit" fo:text-indent="-0.6cm" style:auto-text-indent="false" fo:background-color="transparent" style:vertical-align="baseline" style:writing-mode="lr-tb">
        <style:tab-stops>
          <style:tab-stop style:position="2.189cm"/>
        </style:tab-stops>
      </style:paragraph-properties>
      <style:text-properties style:font-name="CityBlueprint" officeooo:paragraph-rsid="01732d9d" fo:hyphenate="false" fo:hyphenation-remain-char-count="2" fo:hyphenation-push-char-count="2"/>
    </style:style>
    <style:style style:name="P599" style:family="paragraph" style:parent-style-name="Standard_20__28_user_29_" style:list-style-name="L1">
      <loext:graphic-properties draw:fill="none"/>
      <style:paragraph-properties fo:margin-left="2.2cm" fo:margin-right="0cm" fo:margin-top="0cm" fo:margin-bottom="0cm" loext:contextual-spacing="false" fo:line-height="100%" fo:text-align="start" style:justify-single-word="false" fo:orphans="2" fo:widows="2" fo:hyphenation-ladder-count="no-limit" fo:text-indent="-0.6cm" style:auto-text-indent="false" fo:background-color="transparent" style:vertical-align="baseline" style:writing-mode="lr-tb">
        <style:tab-stops>
          <style:tab-stop style:position="2.189cm"/>
        </style:tab-stops>
      </style:paragraph-properties>
      <style:text-properties style:font-name="CityBlueprint" officeooo:paragraph-rsid="0277f7bf" fo:hyphenate="false" fo:hyphenation-remain-char-count="2" fo:hyphenation-push-char-count="2"/>
    </style:style>
    <style:style style:name="P600" style:family="paragraph" style:parent-style-name="Standard_20__28_user_29_" style:list-style-name="L1">
      <loext:graphic-properties draw:fill="none"/>
      <style:paragraph-properties fo:margin-left="2.2cm" fo:margin-right="0cm" fo:margin-top="0cm" fo:margin-bottom="0cm" loext:contextual-spacing="false" fo:line-height="100%" fo:text-align="start" style:justify-single-word="false" fo:orphans="2" fo:widows="2" fo:hyphenation-ladder-count="no-limit" fo:text-indent="-0.6cm" style:auto-text-indent="false" fo:background-color="transparent" style:vertical-align="baseline" style:writing-mode="lr-tb">
        <style:tab-stops>
          <style:tab-stop style:position="2.189cm"/>
        </style:tab-stops>
      </style:paragraph-properties>
      <style:text-properties style:font-name="CityBlueprint" officeooo:paragraph-rsid="01783bfb" fo:hyphenate="false" fo:hyphenation-remain-char-count="2" fo:hyphenation-push-char-count="2"/>
    </style:style>
    <style:style style:name="P601" style:family="paragraph" style:parent-style-name="Standard_20__28_user_29_" style:list-style-name="L1">
      <loext:graphic-properties draw:fill="none"/>
      <style:paragraph-properties fo:margin-left="2.2cm" fo:margin-right="0cm" fo:margin-top="0cm" fo:margin-bottom="0cm" loext:contextual-spacing="false" fo:line-height="100%" fo:text-align="start" style:justify-single-word="false" fo:orphans="2" fo:widows="2" fo:hyphenation-ladder-count="no-limit" fo:text-indent="-0.6cm" style:auto-text-indent="false" fo:background-color="transparent" style:vertical-align="baseline" style:writing-mode="lr-tb">
        <style:tab-stops>
          <style:tab-stop style:position="2.189cm"/>
        </style:tab-stops>
      </style:paragraph-properties>
      <style:text-properties style:font-name="CityBlueprint" officeooo:paragraph-rsid="00a03def" fo:hyphenate="false" fo:hyphenation-remain-char-count="2" fo:hyphenation-push-char-count="2"/>
    </style:style>
    <style:style style:name="P602" style:family="paragraph" style:parent-style-name="Standard_20__28_user_29_" style:list-style-name="L1">
      <loext:graphic-properties draw:fill="none"/>
      <style:paragraph-properties fo:margin-left="2.2cm" fo:margin-right="0cm" fo:margin-top="0cm" fo:margin-bottom="0cm" loext:contextual-spacing="false" fo:line-height="100%" fo:text-align="start" style:justify-single-word="false" fo:orphans="2" fo:widows="2" fo:hyphenation-ladder-count="no-limit" fo:text-indent="-0.6cm" style:auto-text-indent="false" fo:background-color="transparent" style:vertical-align="baseline" style:writing-mode="lr-tb">
        <style:tab-stops>
          <style:tab-stop style:position="2.189cm"/>
        </style:tab-stops>
      </style:paragraph-properties>
      <style:text-properties style:font-name="CityBlueprint" officeooo:paragraph-rsid="0178d96d" fo:hyphenate="false" fo:hyphenation-remain-char-count="2" fo:hyphenation-push-char-count="2"/>
    </style:style>
    <style:style style:name="P603" style:family="paragraph" style:parent-style-name="Standard_20__28_user_29_" style:list-style-name="L4">
      <loext:graphic-properties draw:fill="none"/>
      <style:paragraph-properties fo:margin-left="2.2cm" fo:margin-right="0cm" fo:margin-top="0cm" fo:margin-bottom="0cm" loext:contextual-spacing="false" fo:line-height="100%" fo:text-align="start" style:justify-single-word="false" fo:orphans="2" fo:widows="2" fo:hyphenation-ladder-count="no-limit" fo:text-indent="-0.6cm" style:auto-text-indent="false" fo:background-color="transparent" style:vertical-align="baseline" style:writing-mode="lr-tb">
        <style:tab-stops>
          <style:tab-stop style:position="2.189cm"/>
        </style:tab-stops>
      </style:paragraph-properties>
      <style:text-properties style:font-name="CityBlueprint" officeooo:paragraph-rsid="016ae0a6" fo:hyphenate="false" fo:hyphenation-remain-char-count="2" fo:hyphenation-push-char-count="2"/>
    </style:style>
    <style:style style:name="P604" style:family="paragraph" style:parent-style-name="Standard_20__28_user_29_" style:list-style-name="L1">
      <loext:graphic-properties draw:fill="none"/>
      <style:paragraph-properties fo:margin-left="2.2cm" fo:margin-right="0cm" fo:margin-top="0cm" fo:margin-bottom="0cm" loext:contextual-spacing="false" fo:line-height="100%" fo:text-align="start" style:justify-single-word="false" fo:orphans="2" fo:widows="2" fo:hyphenation-ladder-count="no-limit" fo:text-indent="-0.6cm" style:auto-text-indent="false" fo:background-color="transparent" style:vertical-align="baseline" style:writing-mode="lr-tb">
        <style:tab-stops>
          <style:tab-stop style:position="2.189cm"/>
          <style:tab-stop style:position="2.598cm"/>
        </style:tab-stops>
      </style:paragraph-properties>
      <style:text-properties style:font-name="CityBlueprint" officeooo:paragraph-rsid="016ae0a6" fo:hyphenate="false" fo:hyphenation-remain-char-count="2" fo:hyphenation-push-char-count="2"/>
    </style:style>
    <style:style style:name="P605" style:family="paragraph" style:parent-style-name="Standard_20__28_user_29_" style:list-style-name="L1">
      <loext:graphic-properties draw:fill="none"/>
      <style:paragraph-properties fo:margin-left="2.2cm" fo:margin-right="0cm" fo:margin-top="0cm" fo:margin-bottom="0cm" loext:contextual-spacing="false" fo:line-height="100%" fo:text-align="start" style:justify-single-word="false" fo:orphans="2" fo:widows="2" fo:hyphenation-ladder-count="no-limit" fo:text-indent="-0.6cm" style:auto-text-indent="false" fo:background-color="transparent" style:vertical-align="baseline" style:writing-mode="lr-tb">
        <style:tab-stops>
          <style:tab-stop style:position="2.189cm"/>
        </style:tab-stops>
      </style:paragraph-properties>
      <style:text-properties style:font-name="Century Gothic" officeooo:paragraph-rsid="0178d96d" fo:hyphenate="false" fo:hyphenation-remain-char-count="2" fo:hyphenation-push-char-count="2"/>
    </style:style>
    <style:style style:name="P606" style:family="paragraph" style:parent-style-name="Standard_20__28_user_29_" style:list-style-name="L1" style:master-page-name="">
      <loext:graphic-properties draw:fill="none"/>
      <style:paragraph-properties fo:margin-left="2.2cm" fo:margin-right="0cm" fo:margin-top="0cm" fo:margin-bottom="0cm" loext:contextual-spacing="false" fo:line-height="100%" fo:text-align="start" style:justify-single-word="false" fo:orphans="2" fo:widows="2" fo:hyphenation-ladder-count="no-limit" fo:text-indent="-0.6cm" style:auto-text-indent="false" style:page-number="auto" fo:background-color="transparent" style:vertical-align="baseline" style:writing-mode="lr-tb">
        <style:tab-stops>
          <style:tab-stop style:position="2.189cm"/>
        </style:tab-stops>
      </style:paragraph-properties>
      <style:text-properties officeooo:paragraph-rsid="0297d804" fo:hyphenate="false" fo:hyphenation-remain-char-count="2" fo:hyphenation-push-char-count="2"/>
    </style:style>
    <style:style style:name="P607" style:family="paragraph" style:parent-style-name="Standard_20__28_user_29_" style:list-style-name="L1" style:master-page-name="">
      <loext:graphic-properties draw:fill="none"/>
      <style:paragraph-properties fo:margin-left="2.2cm" fo:margin-right="0cm" fo:margin-top="0cm" fo:margin-bottom="0cm" loext:contextual-spacing="false" fo:line-height="100%" fo:text-align="start" style:justify-single-word="false" fo:orphans="2" fo:widows="2" fo:hyphenation-ladder-count="no-limit" fo:text-indent="-0.6cm" style:auto-text-indent="false" style:page-number="auto" fo:background-color="transparent" style:vertical-align="baseline" style:writing-mode="lr-tb">
        <style:tab-stops>
          <style:tab-stop style:position="2.189cm"/>
        </style:tab-stops>
      </style:paragraph-properties>
      <style:text-properties style:font-name="Calibri" officeooo:rsid="0297d804" officeooo:paragraph-rsid="0297d804" fo:hyphenate="false" fo:hyphenation-remain-char-count="2" fo:hyphenation-push-char-count="2"/>
    </style:style>
    <style:style style:name="P608" style:family="paragraph" style:parent-style-name="Standard_20__28_user_29_" style:list-style-name="L1" style:master-page-name="">
      <loext:graphic-properties draw:fill="none"/>
      <style:paragraph-properties fo:margin-left="2.2cm" fo:margin-right="0cm" fo:margin-top="0cm" fo:margin-bottom="0cm" loext:contextual-spacing="false" fo:line-height="100%" fo:text-align="start" style:justify-single-word="false" fo:orphans="2" fo:widows="2" fo:hyphenation-ladder-count="no-limit" fo:text-indent="-0.6cm" style:auto-text-indent="false" style:page-number="auto" fo:background-color="transparent" style:vertical-align="baseline" style:writing-mode="lr-tb">
        <style:tab-stops>
          <style:tab-stop style:position="2.189cm"/>
        </style:tab-stops>
      </style:paragraph-properties>
      <style:text-properties officeooo:paragraph-rsid="02988fe2" fo:hyphenate="false" fo:hyphenation-remain-char-count="2" fo:hyphenation-push-char-count="2"/>
    </style:style>
    <style:style style:name="P609" style:family="paragraph" style:parent-style-name="Standard_20__28_user_29_" style:list-style-name="L1" style:master-page-name="">
      <loext:graphic-properties draw:fill="none"/>
      <style:paragraph-properties fo:margin-left="2.2cm" fo:margin-right="0cm" fo:margin-top="0cm" fo:margin-bottom="0cm" loext:contextual-spacing="false" fo:line-height="100%" fo:text-align="start" style:justify-single-word="false" fo:orphans="2" fo:widows="2" fo:hyphenation-ladder-count="no-limit" fo:text-indent="-0.6cm" style:auto-text-indent="false" style:page-number="auto" fo:background-color="transparent" style:vertical-align="baseline" style:writing-mode="lr-tb">
        <style:tab-stops>
          <style:tab-stop style:position="2.189cm"/>
        </style:tab-stops>
      </style:paragraph-properties>
      <style:text-properties officeooo:paragraph-rsid="029a2b9e" fo:hyphenate="false" fo:hyphenation-remain-char-count="2" fo:hyphenation-push-char-count="2"/>
    </style:style>
    <style:style style:name="P610" style:family="paragraph" style:parent-style-name="Standard_20__28_user_29_" style:list-style-name="L1" style:master-page-name="">
      <loext:graphic-properties draw:fill="none"/>
      <style:paragraph-properties fo:margin-left="2.2cm" fo:margin-right="0cm" fo:margin-top="0cm" fo:margin-bottom="0cm" loext:contextual-spacing="false" fo:line-height="100%" fo:text-align="start" style:justify-single-word="false" fo:orphans="2" fo:widows="2" fo:hyphenation-ladder-count="no-limit" fo:text-indent="-0.6cm" style:auto-text-indent="false" style:page-number="auto" fo:background-color="transparent" style:vertical-align="baseline" style:writing-mode="lr-tb">
        <style:tab-stops>
          <style:tab-stop style:position="2.189cm"/>
        </style:tab-stops>
      </style:paragraph-properties>
      <style:text-properties officeooo:paragraph-rsid="029dc446" fo:hyphenate="false" fo:hyphenation-remain-char-count="2" fo:hyphenation-push-char-count="2"/>
    </style:style>
    <style:style style:name="P611" style:family="paragraph" style:parent-style-name="Standard_20__28_user_29_" style:list-style-name="L1" style:master-page-name="">
      <loext:graphic-properties draw:fill="none"/>
      <style:paragraph-properties fo:margin-left="2.2cm" fo:margin-right="0cm" fo:margin-top="0cm" fo:margin-bottom="0cm" loext:contextual-spacing="false" fo:line-height="100%" fo:text-align="start" style:justify-single-word="false" fo:orphans="2" fo:widows="2" fo:hyphenation-ladder-count="no-limit" fo:text-indent="-0.6cm" style:auto-text-indent="false" style:page-number="auto" fo:background-color="transparent" style:vertical-align="baseline" style:writing-mode="lr-tb">
        <style:tab-stops>
          <style:tab-stop style:position="2.189cm"/>
        </style:tab-stops>
      </style:paragraph-properties>
      <style:text-properties officeooo:paragraph-rsid="02a6561d" fo:hyphenate="false" fo:hyphenation-remain-char-count="2" fo:hyphenation-push-char-count="2"/>
    </style:style>
    <style:style style:name="P612" style:family="paragraph" style:parent-style-name="Standard_20__28_user_29_" style:list-style-name="L1">
      <loext:graphic-properties draw:fill="none"/>
      <style:paragraph-properties fo:margin-left="1.6cm" fo:margin-right="0cm" fo:margin-top="0cm" fo:margin-bottom="0cm" loext:contextual-spacing="false" fo:line-height="100%" fo:text-align="start" style:justify-single-word="false" fo:orphans="2" fo:widows="2" fo:hyphenation-ladder-count="no-limit" fo:text-indent="0cm" style:auto-text-indent="false" fo:background-color="transparent" style:vertical-align="baseline" style:writing-mode="lr-tb">
        <style:tab-stops>
          <style:tab-stop style:position="2.189cm"/>
        </style:tab-stops>
      </style:paragraph-properties>
      <style:text-properties fo:color="#3465a4" style:font-name="Calibri" fo:font-size="11pt" fo:font-weight="bold" officeooo:paragraph-rsid="01a35500" fo:background-color="transparent" style:font-size-asian="11pt" style:font-weight-asian="bold" style:font-size-complex="11pt" style:font-weight-complex="bold" fo:hyphenate="false" fo:hyphenation-remain-char-count="2" fo:hyphenation-push-char-count="2"/>
    </style:style>
    <style:style style:name="P613" style:family="paragraph" style:parent-style-name="Standard_20__28_user_29_">
      <loext:graphic-properties draw:fill="none"/>
      <style:paragraph-properties fo:margin-left="1.6cm" fo:margin-right="0cm" fo:margin-top="0cm" fo:margin-bottom="0cm" loext:contextual-spacing="false" fo:line-height="100%" fo:text-align="start" style:justify-single-word="false" fo:orphans="2" fo:widows="2" fo:hyphenation-ladder-count="no-limit" fo:text-indent="0cm" style:auto-text-indent="false" fo:background-color="transparent" style:vertical-align="baseline" style:writing-mode="lr-tb">
        <style:tab-stops>
          <style:tab-stop style:position="2.189cm"/>
        </style:tab-stops>
      </style:paragraph-properties>
      <style:text-properties fo:color="#3465a4" style:font-name="Calibri" fo:font-size="11pt" fo:language="es" fo:country="ES" fo:font-weight="bold" officeooo:paragraph-rsid="029a2b9e" style:letter-kerning="true" style:font-name-asian="Times New Roman1" style:font-size-asian="11pt" style:language-asian="zh" style:country-asian="CN" style:font-weight-asian="bold" style:font-name-complex="Tahoma1" style:font-size-complex="11pt" style:font-weight-complex="bold" fo:hyphenate="false" fo:hyphenation-remain-char-count="2" fo:hyphenation-push-char-count="2"/>
    </style:style>
    <style:style style:name="P614" style:family="paragraph" style:parent-style-name="Standard_20__28_user_29_">
      <loext:graphic-properties draw:fill="none"/>
      <style:paragraph-properties fo:margin-left="1.6cm" fo:margin-right="0cm" fo:margin-top="0cm" fo:margin-bottom="0cm" loext:contextual-spacing="false" fo:line-height="100%" fo:text-align="start" style:justify-single-word="false" fo:orphans="2" fo:widows="2" fo:hyphenation-ladder-count="no-limit" fo:text-indent="0cm" style:auto-text-indent="false" fo:background-color="transparent" style:vertical-align="baseline" style:writing-mode="lr-tb">
        <style:tab-stops>
          <style:tab-stop style:position="2.189cm"/>
        </style:tab-stops>
      </style:paragraph-properties>
      <style:text-properties style:font-name="Calibri" fo:language="es" fo:country="ES" officeooo:paragraph-rsid="02988fe2" style:letter-kerning="true" style:font-name-asian="Times New Roman1" style:language-asian="zh" style:country-asian="CN" style:font-name-complex="Tahoma1" fo:hyphenate="false" fo:hyphenation-remain-char-count="2" fo:hyphenation-push-char-count="2"/>
    </style:style>
    <style:style style:name="P615" style:family="paragraph" style:parent-style-name="Standard_20__28_user_29_">
      <loext:graphic-properties draw:fill="none"/>
      <style:paragraph-properties fo:margin-left="1.6cm" fo:margin-right="0cm" fo:margin-top="0cm" fo:margin-bottom="0cm" loext:contextual-spacing="false" fo:line-height="100%" fo:text-align="start" style:justify-single-word="false" fo:orphans="2" fo:widows="2" fo:hyphenation-ladder-count="no-limit" fo:text-indent="0cm" style:auto-text-indent="false" fo:background-color="transparent" style:vertical-align="baseline" style:writing-mode="lr-tb">
        <style:tab-stops>
          <style:tab-stop style:position="2.189cm"/>
        </style:tab-stops>
      </style:paragraph-properties>
      <style:text-properties style:font-name="Calibri" fo:language="es" fo:country="ES" officeooo:paragraph-rsid="02a6561d" style:letter-kerning="true" style:font-name-asian="Times New Roman1" style:language-asian="zh" style:country-asian="CN" style:font-name-complex="Tahoma1" fo:hyphenate="false" fo:hyphenation-remain-char-count="2" fo:hyphenation-push-char-count="2"/>
    </style:style>
    <style:style style:name="P616" style:family="paragraph" style:parent-style-name="Standard_20__28_user_29_" style:list-style-name="L1">
      <loext:graphic-properties draw:fill="none"/>
      <style:paragraph-properties fo:margin-left="0cm" fo:margin-right="0cm" fo:margin-top="0cm" fo:margin-bottom="0cm" loext:contextual-spacing="false" fo:line-height="100%" fo:text-align="start" style:justify-single-word="false" fo:orphans="2" fo:widows="2" fo:hyphenation-ladder-count="no-limit" fo:text-indent="0cm" style:auto-text-indent="false" fo:background-color="transparent" style:vertical-align="baseline" style:writing-mode="lr-tb">
        <style:tab-stops>
          <style:tab-stop style:position="2.189cm"/>
        </style:tab-stops>
      </style:paragraph-properties>
      <style:text-properties fo:color="#3465a4" style:font-name="CityBlueprint" fo:font-weight="bold" officeooo:paragraph-rsid="019e7198" style:font-weight-asian="bold" style:font-weight-complex="bold" fo:hyphenate="false" fo:hyphenation-remain-char-count="2" fo:hyphenation-push-char-count="2"/>
    </style:style>
    <style:style style:name="P617" style:family="paragraph" style:parent-style-name="Standard_20__28_user_29_" style:list-style-name="L1">
      <loext:graphic-properties draw:fill="none"/>
      <style:paragraph-properties fo:margin-left="0cm" fo:margin-right="0cm" fo:margin-top="0cm" fo:margin-bottom="0cm" loext:contextual-spacing="false" fo:line-height="100%" fo:text-align="start" style:justify-single-word="false" fo:orphans="2" fo:widows="2" fo:hyphenation-ladder-count="no-limit" fo:text-indent="0cm" style:auto-text-indent="false" fo:background-color="transparent" style:vertical-align="baseline" style:writing-mode="lr-tb">
        <style:tab-stops>
          <style:tab-stop style:position="2.189cm"/>
        </style:tab-stops>
      </style:paragraph-properties>
      <style:text-properties fo:color="#3465a4" style:font-name="Calibri" fo:font-size="11pt" fo:font-weight="bold" officeooo:paragraph-rsid="01687b9f" style:font-size-asian="11pt" style:font-weight-asian="bold" style:font-size-complex="11pt" style:font-weight-complex="bold" fo:hyphenate="false" fo:hyphenation-remain-char-count="2" fo:hyphenation-push-char-count="2"/>
    </style:style>
    <style:style style:name="P618" style:family="paragraph" style:parent-style-name="Standard_20__28_user_29_" style:list-style-name="L4">
      <loext:graphic-properties draw:fill="none"/>
      <style:paragraph-properties fo:margin-left="0cm" fo:margin-right="0cm" fo:margin-top="0cm" fo:margin-bottom="0cm" loext:contextual-spacing="false" fo:line-height="100%" fo:text-align="start" style:justify-single-word="false" fo:orphans="2" fo:widows="2" fo:hyphenation-ladder-count="no-limit" fo:text-indent="0cm" style:auto-text-indent="false" fo:background-color="transparent" style:vertical-align="baseline" style:writing-mode="lr-tb">
        <style:tab-stops>
          <style:tab-stop style:position="2.189cm"/>
        </style:tab-stops>
      </style:paragraph-properties>
      <style:text-properties fo:color="#3465a4" style:font-name="Calibri" fo:font-size="11pt" fo:font-weight="bold" officeooo:paragraph-rsid="016ae0a6" style:font-size-asian="11pt" style:font-weight-asian="bold" style:font-size-complex="11pt" style:font-weight-complex="bold" fo:hyphenate="false" fo:hyphenation-remain-char-count="2" fo:hyphenation-push-char-count="2"/>
    </style:style>
    <style:style style:name="P619" style:family="paragraph" style:parent-style-name="Standard_20__28_user_29_" style:list-style-name="L1">
      <loext:graphic-properties draw:fill="none"/>
      <style:paragraph-properties fo:margin-left="0cm" fo:margin-right="0cm" fo:margin-top="0cm" fo:margin-bottom="0cm" loext:contextual-spacing="false" fo:line-height="100%" fo:text-align="start" style:justify-single-word="false" fo:orphans="2" fo:widows="2" fo:hyphenation-ladder-count="no-limit" fo:text-indent="0cm" style:auto-text-indent="false" fo:background-color="transparent" style:vertical-align="baseline" style:writing-mode="lr-tb">
        <style:tab-stops>
          <style:tab-stop style:position="2.189cm"/>
          <style:tab-stop style:position="2.598cm"/>
        </style:tab-stops>
      </style:paragraph-properties>
      <style:text-properties fo:color="#3465a4" style:font-name="Calibri" fo:font-size="11pt" fo:font-weight="bold" officeooo:paragraph-rsid="016ae0a6" style:font-size-asian="11pt" style:font-weight-asian="bold" style:font-size-complex="11pt" style:font-weight-complex="bold" fo:hyphenate="false" fo:hyphenation-remain-char-count="2" fo:hyphenation-push-char-count="2"/>
    </style:style>
    <style:style style:name="P620" style:family="paragraph" style:parent-style-name="Standard_20__28_user_29_" style:list-style-name="L1">
      <loext:graphic-properties draw:fill="none"/>
      <style:paragraph-properties fo:margin-left="0cm" fo:margin-right="0cm" fo:margin-top="0cm" fo:margin-bottom="0cm" loext:contextual-spacing="false" fo:line-height="100%" fo:text-align="start" style:justify-single-word="false" fo:orphans="2" fo:widows="2" fo:hyphenation-ladder-count="no-limit" fo:text-indent="0cm" style:auto-text-indent="false" fo:background-color="transparent" style:vertical-align="baseline" style:writing-mode="lr-tb">
        <style:tab-stops>
          <style:tab-stop style:position="2.189cm"/>
        </style:tab-stops>
      </style:paragraph-properties>
      <style:text-properties fo:color="#3465a4" style:font-name="Calibri" fo:font-size="11pt" fo:language="es" fo:country="ES" fo:font-weight="bold" officeooo:paragraph-rsid="016ae0a6" style:letter-kerning="true" style:font-name-asian="Times New Roman1" style:font-size-asian="11pt" style:language-asian="zh" style:country-asian="CN" style:font-weight-asian="bold" style:font-name-complex="Tahoma1" style:font-size-complex="11pt" style:font-weight-complex="bold" fo:hyphenate="false" fo:hyphenation-remain-char-count="2" fo:hyphenation-push-char-count="2"/>
    </style:style>
    <style:style style:name="P621" style:family="paragraph" style:parent-style-name="Standard_20__28_user_29_" style:list-style-name="L1">
      <loext:graphic-properties draw:fill="none"/>
      <style:paragraph-properties fo:margin-left="0cm" fo:margin-right="0cm" fo:margin-top="0cm" fo:margin-bottom="0cm" loext:contextual-spacing="false" fo:line-height="100%" fo:text-align="start" style:justify-single-word="false" fo:orphans="2" fo:widows="2" fo:hyphenation-ladder-count="no-limit" fo:text-indent="0cm" style:auto-text-indent="false" fo:background-color="transparent" style:vertical-align="baseline" style:writing-mode="lr-tb">
        <style:tab-stops>
          <style:tab-stop style:position="2.189cm"/>
        </style:tab-stops>
      </style:paragraph-properties>
      <style:text-properties fo:color="#3465a4" style:font-name="Calibri" fo:font-size="11pt" fo:language="es" fo:country="ES" fo:font-weight="bold" officeooo:paragraph-rsid="016cc80c" style:letter-kerning="true" style:font-name-asian="Times New Roman1" style:font-size-asian="11pt" style:language-asian="zh" style:country-asian="CN" style:font-weight-asian="bold" style:font-name-complex="Tahoma1" style:font-size-complex="11pt" style:font-weight-complex="bold" fo:hyphenate="false" fo:hyphenation-remain-char-count="2" fo:hyphenation-push-char-count="2"/>
    </style:style>
    <style:style style:name="P622" style:family="paragraph" style:parent-style-name="Standard_20__28_user_29_" style:list-style-name="L1">
      <loext:graphic-properties draw:fill="none"/>
      <style:paragraph-properties fo:margin-left="0cm" fo:margin-right="0cm" fo:margin-top="0cm" fo:margin-bottom="0cm" loext:contextual-spacing="false" fo:line-height="100%" fo:text-align="start" style:justify-single-word="false" fo:orphans="2" fo:widows="2" fo:hyphenation-ladder-count="no-limit" fo:text-indent="0cm" style:auto-text-indent="false" fo:background-color="transparent" style:vertical-align="baseline" style:writing-mode="lr-tb">
        <style:tab-stops>
          <style:tab-stop style:position="2.189cm"/>
        </style:tab-stops>
      </style:paragraph-properties>
      <style:text-properties fo:color="#3465a4" style:font-name="Calibri" fo:font-size="11pt" fo:language="es" fo:country="ES" fo:font-weight="bold" officeooo:paragraph-rsid="016df533" style:letter-kerning="true" style:font-name-asian="Times New Roman1" style:font-size-asian="11pt" style:language-asian="zh" style:country-asian="CN" style:font-weight-asian="bold" style:font-name-complex="Tahoma1" style:font-size-complex="11pt" style:font-weight-complex="bold" fo:hyphenate="false" fo:hyphenation-remain-char-count="2" fo:hyphenation-push-char-count="2"/>
    </style:style>
    <style:style style:name="P623" style:family="paragraph" style:parent-style-name="Standard_20__28_user_29_" style:list-style-name="L1">
      <loext:graphic-properties draw:fill="none"/>
      <style:paragraph-properties fo:margin-left="0cm" fo:margin-right="0cm" fo:margin-top="0cm" fo:margin-bottom="0cm" loext:contextual-spacing="false" fo:line-height="100%" fo:text-align="start" style:justify-single-word="false" fo:orphans="2" fo:widows="2" fo:hyphenation-ladder-count="no-limit" fo:text-indent="0cm" style:auto-text-indent="false" fo:background-color="transparent" style:vertical-align="baseline" style:writing-mode="lr-tb">
        <style:tab-stops>
          <style:tab-stop style:position="2.189cm"/>
        </style:tab-stops>
      </style:paragraph-properties>
      <style:text-properties fo:color="#3465a4" style:font-name="Calibri" fo:font-size="11pt" fo:language="es" fo:country="ES" fo:font-weight="bold" officeooo:paragraph-rsid="0171850b" style:letter-kerning="true" style:font-name-asian="Times New Roman1" style:font-size-asian="11pt" style:language-asian="zh" style:country-asian="CN" style:font-weight-asian="bold" style:font-name-complex="Tahoma1" style:font-size-complex="11pt" style:font-weight-complex="bold" fo:hyphenate="false" fo:hyphenation-remain-char-count="2" fo:hyphenation-push-char-count="2"/>
    </style:style>
    <style:style style:name="P624" style:family="paragraph" style:parent-style-name="Standard_20__28_user_29_" style:list-style-name="L1">
      <loext:graphic-properties draw:fill="none"/>
      <style:paragraph-properties fo:margin-left="0cm" fo:margin-right="0cm" fo:margin-top="0cm" fo:margin-bottom="0cm" loext:contextual-spacing="false" fo:line-height="100%" fo:text-align="start" style:justify-single-word="false" fo:orphans="2" fo:widows="2" fo:hyphenation-ladder-count="no-limit" fo:text-indent="0cm" style:auto-text-indent="false" fo:background-color="transparent" style:vertical-align="baseline" style:writing-mode="lr-tb">
        <style:tab-stops>
          <style:tab-stop style:position="2.189cm"/>
        </style:tab-stops>
      </style:paragraph-properties>
      <style:text-properties fo:color="#3465a4" style:font-name="Calibri" fo:font-size="11pt" fo:language="es" fo:country="ES" fo:font-weight="bold" officeooo:paragraph-rsid="01732d9d" style:letter-kerning="true" style:font-name-asian="Times New Roman1" style:font-size-asian="11pt" style:language-asian="zh" style:country-asian="CN" style:font-weight-asian="bold" style:font-name-complex="Tahoma1" style:font-size-complex="11pt" style:font-weight-complex="bold" fo:hyphenate="false" fo:hyphenation-remain-char-count="2" fo:hyphenation-push-char-count="2"/>
    </style:style>
    <style:style style:name="P625" style:family="paragraph" style:parent-style-name="Standard_20__28_user_29_" style:list-style-name="L1">
      <loext:graphic-properties draw:fill="none"/>
      <style:paragraph-properties fo:margin-left="0cm" fo:margin-right="0cm" fo:margin-top="0cm" fo:margin-bottom="0cm" loext:contextual-spacing="false" fo:line-height="100%" fo:text-align="start" style:justify-single-word="false" fo:orphans="2" fo:widows="2" fo:hyphenation-ladder-count="no-limit" fo:text-indent="0cm" style:auto-text-indent="false" fo:background-color="transparent" style:vertical-align="baseline" style:writing-mode="lr-tb">
        <style:tab-stops>
          <style:tab-stop style:position="2.189cm"/>
        </style:tab-stops>
      </style:paragraph-properties>
      <style:text-properties fo:color="#3465a4" style:font-name="Calibri" fo:font-size="11pt" fo:language="es" fo:country="ES" fo:font-weight="bold" officeooo:paragraph-rsid="017607b5" style:letter-kerning="true" style:font-name-asian="Times New Roman1" style:font-size-asian="11pt" style:language-asian="zh" style:country-asian="CN" style:font-weight-asian="bold" style:font-name-complex="Tahoma1" style:font-size-complex="11pt" style:font-weight-complex="bold" fo:hyphenate="false" fo:hyphenation-remain-char-count="2" fo:hyphenation-push-char-count="2"/>
    </style:style>
    <style:style style:name="P626" style:family="paragraph" style:parent-style-name="Standard_20__28_user_29_" style:list-style-name="L1">
      <loext:graphic-properties draw:fill="none"/>
      <style:paragraph-properties fo:margin-left="0cm" fo:margin-right="0cm" fo:margin-top="0cm" fo:margin-bottom="0cm" loext:contextual-spacing="false" fo:line-height="100%" fo:text-align="start" style:justify-single-word="false" fo:orphans="2" fo:widows="2" fo:hyphenation-ladder-count="no-limit" fo:text-indent="0cm" style:auto-text-indent="false" fo:background-color="transparent" style:vertical-align="baseline" style:writing-mode="lr-tb">
        <style:tab-stops>
          <style:tab-stop style:position="2.189cm"/>
        </style:tab-stops>
      </style:paragraph-properties>
      <style:text-properties fo:color="#3465a4" style:font-name="Calibri" fo:font-size="11pt" fo:language="es" fo:country="ES" fo:font-weight="bold" officeooo:paragraph-rsid="01761b07" style:letter-kerning="true" style:font-name-asian="Times New Roman1" style:font-size-asian="11pt" style:language-asian="zh" style:country-asian="CN" style:font-weight-asian="bold" style:font-name-complex="Tahoma1" style:font-size-complex="11pt" style:font-weight-complex="bold" fo:hyphenate="false" fo:hyphenation-remain-char-count="2" fo:hyphenation-push-char-count="2"/>
    </style:style>
    <style:style style:name="P627" style:family="paragraph" style:parent-style-name="Standard_20__28_user_29_" style:list-style-name="L1">
      <loext:graphic-properties draw:fill="none"/>
      <style:paragraph-properties fo:margin-left="0cm" fo:margin-right="0cm" fo:margin-top="0cm" fo:margin-bottom="0cm" loext:contextual-spacing="false" fo:line-height="100%" fo:text-align="start" style:justify-single-word="false" fo:orphans="2" fo:widows="2" fo:hyphenation-ladder-count="no-limit" fo:text-indent="0cm" style:auto-text-indent="false" fo:background-color="transparent" style:vertical-align="baseline" style:writing-mode="lr-tb">
        <style:tab-stops>
          <style:tab-stop style:position="2.189cm"/>
        </style:tab-stops>
      </style:paragraph-properties>
      <style:text-properties fo:color="#3465a4" style:font-name="Calibri" fo:font-size="11pt" fo:language="es" fo:country="ES" fo:font-weight="bold" officeooo:paragraph-rsid="01783bfb" style:letter-kerning="true" style:font-name-asian="Times New Roman1" style:font-size-asian="11pt" style:language-asian="zh" style:country-asian="CN" style:font-weight-asian="bold" style:font-name-complex="Tahoma1" style:font-size-complex="11pt" style:font-weight-complex="bold" fo:hyphenate="false" fo:hyphenation-remain-char-count="2" fo:hyphenation-push-char-count="2"/>
    </style:style>
    <style:style style:name="P628" style:family="paragraph" style:parent-style-name="Standard_20__28_user_29_" style:list-style-name="L1">
      <loext:graphic-properties draw:fill="none"/>
      <style:paragraph-properties fo:margin-left="0cm" fo:margin-right="0cm" fo:margin-top="0cm" fo:margin-bottom="0cm" loext:contextual-spacing="false" fo:line-height="100%" fo:text-align="start" style:justify-single-word="false" fo:orphans="2" fo:widows="2" fo:hyphenation-ladder-count="no-limit" fo:text-indent="0cm" style:auto-text-indent="false" fo:background-color="transparent" style:vertical-align="baseline" style:writing-mode="lr-tb">
        <style:tab-stops>
          <style:tab-stop style:position="2.189cm"/>
        </style:tab-stops>
      </style:paragraph-properties>
      <style:text-properties fo:color="#3465a4" style:font-name="Calibri" fo:font-size="11pt" fo:language="es" fo:country="ES" fo:font-weight="bold" officeooo:paragraph-rsid="0178d96d" style:letter-kerning="true" style:font-name-asian="Times New Roman1" style:font-size-asian="11pt" style:language-asian="zh" style:country-asian="CN" style:font-weight-asian="bold" style:font-name-complex="Tahoma1" style:font-size-complex="11pt" style:font-weight-complex="bold" fo:hyphenate="false" fo:hyphenation-remain-char-count="2" fo:hyphenation-push-char-count="2"/>
    </style:style>
    <style:style style:name="P629" style:family="paragraph" style:parent-style-name="Standard_20__28_user_29_">
      <loext:graphic-properties draw:fill="none"/>
      <style:paragraph-properties fo:margin-left="0cm" fo:margin-right="0cm" fo:margin-top="0cm" fo:margin-bottom="0cm" loext:contextual-spacing="false" fo:line-height="100%" fo:text-align="start" style:justify-single-word="false" fo:orphans="2" fo:widows="2" fo:hyphenation-ladder-count="no-limit" fo:text-indent="0cm" style:auto-text-indent="false" fo:background-color="transparent" style:vertical-align="baseline" style:writing-mode="lr-tb">
        <style:tab-stops>
          <style:tab-stop style:position="2.189cm"/>
        </style:tab-stops>
      </style:paragraph-properties>
      <style:text-properties fo:color="#3465a4" style:font-name="Calibri" fo:font-size="11pt" fo:language="es" fo:country="ES" fo:font-weight="bold" officeooo:paragraph-rsid="017607b5" style:letter-kerning="true" style:font-name-asian="Times New Roman1" style:font-size-asian="11pt" style:language-asian="zh" style:country-asian="CN" style:font-weight-asian="bold" style:font-name-complex="Tahoma1" style:font-size-complex="11pt" style:font-weight-complex="bold" fo:hyphenate="false" fo:hyphenation-remain-char-count="2" fo:hyphenation-push-char-count="2"/>
    </style:style>
    <style:style style:name="P630" style:family="paragraph" style:parent-style-name="Standard_20__28_user_29_" style:list-style-name="L1">
      <style:paragraph-properties fo:margin-left="0cm" fo:margin-right="0cm" fo:margin-top="0cm" fo:margin-bottom="0cm" loext:contextual-spacing="false" fo:text-align="start" style:justify-single-word="false" fo:text-indent="0cm" style:auto-text-indent="false" style:writing-mode="lr-tb">
        <style:tab-stops>
          <style:tab-stop style:position="2.189cm"/>
        </style:tab-stops>
      </style:paragraph-properties>
      <style:text-properties style:font-name="CityBlueprint" officeooo:paragraph-rsid="01684646"/>
    </style:style>
    <style:style style:name="P631" style:family="paragraph" style:parent-style-name="Standard_20__28_user_29_" style:list-style-name="L1">
      <loext:graphic-properties draw:fill="none"/>
      <style:paragraph-properties fo:margin-left="0cm" fo:margin-right="0cm" fo:margin-top="0cm" fo:margin-bottom="0cm" loext:contextual-spacing="false" fo:line-height="100%" fo:text-align="start" style:justify-single-word="false" fo:orphans="2" fo:widows="2" fo:hyphenation-ladder-count="no-limit" fo:text-indent="0cm" style:auto-text-indent="false" fo:background-color="transparent" style:vertical-align="baseline" style:writing-mode="lr-tb">
        <style:tab-stops>
          <style:tab-stop style:position="2.189cm"/>
        </style:tab-stops>
      </style:paragraph-properties>
      <style:text-properties style:font-name="CityBlueprint" officeooo:paragraph-rsid="019121f4" fo:hyphenate="false" fo:hyphenation-remain-char-count="2" fo:hyphenation-push-char-count="2"/>
    </style:style>
    <style:style style:name="P632" style:family="paragraph" style:parent-style-name="Standard_20__28_user_29_" style:list-style-name="L1">
      <loext:graphic-properties draw:fill="none"/>
      <style:paragraph-properties fo:margin-left="0cm" fo:margin-right="0cm" fo:margin-top="0cm" fo:margin-bottom="0cm" loext:contextual-spacing="false" fo:line-height="100%" fo:text-align="start" style:justify-single-word="false" fo:orphans="2" fo:widows="2" fo:hyphenation-ladder-count="no-limit" fo:text-indent="0cm" style:auto-text-indent="false" fo:background-color="transparent" style:vertical-align="baseline" style:writing-mode="lr-tb">
        <style:tab-stops>
          <style:tab-stop style:position="2.189cm"/>
        </style:tab-stops>
      </style:paragraph-properties>
      <style:text-properties style:font-name="CityBlueprint" officeooo:paragraph-rsid="01687b9f" fo:hyphenate="false" fo:hyphenation-remain-char-count="2" fo:hyphenation-push-char-count="2"/>
    </style:style>
    <style:style style:name="P633" style:family="paragraph" style:parent-style-name="Standard_20__28_user_29_" style:list-style-name="L1">
      <loext:graphic-properties draw:fill="none"/>
      <style:paragraph-properties fo:margin-left="0cm" fo:margin-right="0cm" fo:margin-top="0cm" fo:margin-bottom="0cm" loext:contextual-spacing="false" fo:line-height="100%" fo:text-align="start" style:justify-single-word="false" fo:orphans="2" fo:widows="2" fo:hyphenation-ladder-count="no-limit" fo:text-indent="0cm" style:auto-text-indent="false" fo:background-color="transparent" style:vertical-align="baseline" style:writing-mode="lr-tb">
        <style:tab-stops>
          <style:tab-stop style:position="2.189cm"/>
        </style:tab-stops>
      </style:paragraph-properties>
      <style:text-properties style:font-name="CityBlueprint" officeooo:paragraph-rsid="0169aea7" fo:hyphenate="false" fo:hyphenation-remain-char-count="2" fo:hyphenation-push-char-count="2"/>
    </style:style>
    <style:style style:name="P634" style:family="paragraph" style:parent-style-name="Standard_20__28_user_29_" style:list-style-name="L1">
      <loext:graphic-properties draw:fill="none"/>
      <style:paragraph-properties fo:margin-left="0cm" fo:margin-right="0cm" fo:margin-top="0cm" fo:margin-bottom="0cm" loext:contextual-spacing="false" fo:line-height="100%" fo:text-align="start" style:justify-single-word="false" fo:orphans="2" fo:widows="2" fo:hyphenation-ladder-count="no-limit" fo:text-indent="0cm" style:auto-text-indent="false" fo:background-color="transparent" style:vertical-align="baseline" style:writing-mode="lr-tb">
        <style:tab-stops>
          <style:tab-stop style:position="2.189cm"/>
        </style:tab-stops>
      </style:paragraph-properties>
      <style:text-properties style:font-name="CityBlueprint" officeooo:paragraph-rsid="016ae0a6" fo:hyphenate="false" fo:hyphenation-remain-char-count="2" fo:hyphenation-push-char-count="2"/>
    </style:style>
    <style:style style:name="P635" style:family="paragraph" style:parent-style-name="Standard_20__28_user_29_" style:list-style-name="L1">
      <loext:graphic-properties draw:fill="none"/>
      <style:paragraph-properties fo:margin-left="0cm" fo:margin-right="0cm" fo:margin-top="0cm" fo:margin-bottom="0cm" loext:contextual-spacing="false" fo:line-height="100%" fo:text-align="start" style:justify-single-word="false" fo:orphans="2" fo:widows="2" fo:hyphenation-ladder-count="no-limit" fo:text-indent="0cm" style:auto-text-indent="false" fo:background-color="transparent" style:vertical-align="baseline" style:writing-mode="lr-tb">
        <style:tab-stops>
          <style:tab-stop style:position="2.189cm"/>
        </style:tab-stops>
      </style:paragraph-properties>
      <style:text-properties style:font-name="CityBlueprint" officeooo:paragraph-rsid="016df533" fo:hyphenate="false" fo:hyphenation-remain-char-count="2" fo:hyphenation-push-char-count="2"/>
    </style:style>
    <style:style style:name="P636" style:family="paragraph" style:parent-style-name="Standard_20__28_user_29_" style:list-style-name="L1">
      <loext:graphic-properties draw:fill="none"/>
      <style:paragraph-properties fo:margin-left="0cm" fo:margin-right="0cm" fo:margin-top="0cm" fo:margin-bottom="0cm" loext:contextual-spacing="false" fo:line-height="100%" fo:text-align="start" style:justify-single-word="false" fo:orphans="2" fo:widows="2" fo:hyphenation-ladder-count="no-limit" fo:text-indent="0cm" style:auto-text-indent="false" fo:background-color="transparent" style:vertical-align="baseline" style:writing-mode="lr-tb">
        <style:tab-stops>
          <style:tab-stop style:position="2.189cm"/>
        </style:tab-stops>
      </style:paragraph-properties>
      <style:text-properties style:font-name="CityBlueprint" officeooo:paragraph-rsid="0171850b" fo:hyphenate="false" fo:hyphenation-remain-char-count="2" fo:hyphenation-push-char-count="2"/>
    </style:style>
    <style:style style:name="P637" style:family="paragraph" style:parent-style-name="Standard_20__28_user_29_" style:list-style-name="L1">
      <loext:graphic-properties draw:fill="none"/>
      <style:paragraph-properties fo:margin-left="0cm" fo:margin-right="0cm" fo:margin-top="0cm" fo:margin-bottom="0cm" loext:contextual-spacing="false" fo:line-height="100%" fo:text-align="start" style:justify-single-word="false" fo:orphans="2" fo:widows="2" fo:hyphenation-ladder-count="no-limit" fo:text-indent="0cm" style:auto-text-indent="false" fo:background-color="transparent" style:vertical-align="baseline" style:writing-mode="lr-tb">
        <style:tab-stops>
          <style:tab-stop style:position="2.189cm"/>
        </style:tab-stops>
      </style:paragraph-properties>
      <style:text-properties style:font-name="CityBlueprint" officeooo:paragraph-rsid="01732d9d" fo:hyphenate="false" fo:hyphenation-remain-char-count="2" fo:hyphenation-push-char-count="2"/>
    </style:style>
    <style:style style:name="P638" style:family="paragraph" style:parent-style-name="Standard_20__28_user_29_" style:list-style-name="L1">
      <loext:graphic-properties draw:fill="none"/>
      <style:paragraph-properties fo:margin-left="0cm" fo:margin-right="0cm" fo:margin-top="0cm" fo:margin-bottom="0cm" loext:contextual-spacing="false" fo:line-height="100%" fo:text-align="start" style:justify-single-word="false" fo:orphans="2" fo:widows="2" fo:hyphenation-ladder-count="no-limit" fo:text-indent="0cm" style:auto-text-indent="false" fo:background-color="transparent" style:vertical-align="baseline" style:writing-mode="lr-tb">
        <style:tab-stops>
          <style:tab-stop style:position="2.189cm"/>
        </style:tab-stops>
      </style:paragraph-properties>
      <style:text-properties style:font-name="CityBlueprint" officeooo:paragraph-rsid="017607b5" fo:hyphenate="false" fo:hyphenation-remain-char-count="2" fo:hyphenation-push-char-count="2"/>
    </style:style>
    <style:style style:name="P639" style:family="paragraph" style:parent-style-name="Standard_20__28_user_29_" style:list-style-name="L1">
      <loext:graphic-properties draw:fill="none"/>
      <style:paragraph-properties fo:margin-left="0cm" fo:margin-right="0cm" fo:margin-top="0cm" fo:margin-bottom="0cm" loext:contextual-spacing="false" fo:line-height="100%" fo:text-align="start" style:justify-single-word="false" fo:orphans="2" fo:widows="2" fo:hyphenation-ladder-count="no-limit" fo:text-indent="0cm" style:auto-text-indent="false" fo:background-color="transparent" style:vertical-align="baseline" style:writing-mode="lr-tb">
        <style:tab-stops>
          <style:tab-stop style:position="2.189cm"/>
        </style:tab-stops>
      </style:paragraph-properties>
      <style:text-properties style:font-name="CityBlueprint" officeooo:paragraph-rsid="01761b07" fo:hyphenate="false" fo:hyphenation-remain-char-count="2" fo:hyphenation-push-char-count="2"/>
    </style:style>
    <style:style style:name="P640" style:family="paragraph" style:parent-style-name="Standard_20__28_user_29_" style:list-style-name="L1">
      <loext:graphic-properties draw:fill="none"/>
      <style:paragraph-properties fo:margin-left="0cm" fo:margin-right="0cm" fo:margin-top="0cm" fo:margin-bottom="0cm" loext:contextual-spacing="false" fo:line-height="100%" fo:text-align="start" style:justify-single-word="false" fo:orphans="2" fo:widows="2" fo:hyphenation-ladder-count="no-limit" fo:text-indent="0cm" style:auto-text-indent="false" fo:background-color="transparent" style:vertical-align="baseline" style:writing-mode="lr-tb">
        <style:tab-stops>
          <style:tab-stop style:position="2.189cm"/>
        </style:tab-stops>
      </style:paragraph-properties>
      <style:text-properties style:font-name="CityBlueprint" officeooo:paragraph-rsid="01783bfb" fo:hyphenate="false" fo:hyphenation-remain-char-count="2" fo:hyphenation-push-char-count="2"/>
    </style:style>
    <style:style style:name="P641" style:family="paragraph" style:parent-style-name="Standard_20__28_user_29_" style:list-style-name="L1">
      <loext:graphic-properties draw:fill="none"/>
      <style:paragraph-properties fo:margin-left="0cm" fo:margin-right="0cm" fo:margin-top="0cm" fo:margin-bottom="0cm" loext:contextual-spacing="false" fo:line-height="100%" fo:text-align="start" style:justify-single-word="false" fo:orphans="2" fo:widows="2" fo:hyphenation-ladder-count="no-limit" fo:text-indent="0cm" style:auto-text-indent="false" fo:background-color="transparent" style:vertical-align="baseline" style:writing-mode="lr-tb">
        <style:tab-stops>
          <style:tab-stop style:position="2.189cm"/>
        </style:tab-stops>
      </style:paragraph-properties>
      <style:text-properties style:font-name="CityBlueprint" officeooo:paragraph-rsid="0178d96d" fo:hyphenate="false" fo:hyphenation-remain-char-count="2" fo:hyphenation-push-char-count="2"/>
    </style:style>
    <style:style style:name="P642" style:family="paragraph" style:parent-style-name="Standard_20__28_user_29_" style:list-style-name="L4">
      <loext:graphic-properties draw:fill="none"/>
      <style:paragraph-properties fo:margin-left="0cm" fo:margin-right="0cm" fo:margin-top="0cm" fo:margin-bottom="0cm" loext:contextual-spacing="false" fo:line-height="100%" fo:text-align="start" style:justify-single-word="false" fo:orphans="2" fo:widows="2" fo:hyphenation-ladder-count="no-limit" fo:text-indent="0cm" style:auto-text-indent="false" fo:background-color="transparent" style:vertical-align="baseline" style:writing-mode="lr-tb">
        <style:tab-stops>
          <style:tab-stop style:position="2.189cm"/>
        </style:tab-stops>
      </style:paragraph-properties>
      <style:text-properties style:font-name="CityBlueprint" officeooo:paragraph-rsid="016ae0a6" fo:hyphenate="false" fo:hyphenation-remain-char-count="2" fo:hyphenation-push-char-count="2"/>
    </style:style>
    <style:style style:name="P643" style:family="paragraph" style:parent-style-name="Standard_20__28_user_29_" style:list-style-name="L1">
      <loext:graphic-properties draw:fill="none"/>
      <style:paragraph-properties fo:margin-left="0cm" fo:margin-right="0cm" fo:margin-top="0cm" fo:margin-bottom="0cm" loext:contextual-spacing="false" fo:line-height="100%" fo:text-align="start" style:justify-single-word="false" fo:orphans="2" fo:widows="2" fo:hyphenation-ladder-count="no-limit" fo:text-indent="0cm" style:auto-text-indent="false" fo:background-color="transparent" style:vertical-align="baseline" style:writing-mode="lr-tb">
        <style:tab-stops>
          <style:tab-stop style:position="2.189cm"/>
          <style:tab-stop style:position="2.598cm"/>
        </style:tab-stops>
      </style:paragraph-properties>
      <style:text-properties style:font-name="CityBlueprint" officeooo:paragraph-rsid="016ae0a6" fo:hyphenate="false" fo:hyphenation-remain-char-count="2" fo:hyphenation-push-char-count="2"/>
    </style:style>
    <style:style style:name="P644" style:family="paragraph" style:parent-style-name="Standard_20__28_user_29_" style:list-style-name="L4">
      <loext:graphic-properties draw:fill="none"/>
      <style:paragraph-properties fo:margin-left="0cm" fo:margin-right="0cm" fo:margin-top="0cm" fo:margin-bottom="0cm" loext:contextual-spacing="false" fo:line-height="100%" fo:text-align="start" style:justify-single-word="false" fo:orphans="2" fo:widows="2" fo:hyphenation-ladder-count="no-limit" fo:text-indent="0cm" style:auto-text-indent="false" fo:background-color="transparent" style:vertical-align="baseline" style:writing-mode="lr-tb"/>
      <style:text-properties officeooo:paragraph-rsid="00066d31" fo:hyphenate="false" fo:hyphenation-remain-char-count="2" fo:hyphenation-push-char-count="2"/>
    </style:style>
    <style:style style:name="P645" style:family="paragraph" style:parent-style-name="Standard_20__28_user_29_" style:list-style-name="L4">
      <loext:graphic-properties draw:fill="none"/>
      <style:paragraph-properties fo:margin-left="0cm" fo:margin-right="0cm" fo:margin-top="0cm" fo:margin-bottom="0cm" loext:contextual-spacing="false" fo:line-height="100%" fo:text-align="start" style:justify-single-word="false" fo:orphans="2" fo:widows="2" fo:hyphenation-ladder-count="no-limit" fo:text-indent="0cm" style:auto-text-indent="false" fo:background-color="transparent" style:vertical-align="baseline" style:writing-mode="lr-tb">
        <style:tab-stops>
          <style:tab-stop style:position="2.189cm"/>
        </style:tab-stops>
      </style:paragraph-properties>
      <style:text-properties style:font-name="Century Gothic" officeooo:paragraph-rsid="0188296a" fo:hyphenate="false" fo:hyphenation-remain-char-count="2" fo:hyphenation-push-char-count="2"/>
    </style:style>
    <style:style style:name="P646" style:family="paragraph" style:parent-style-name="Standard_20__28_user_29_" style:list-style-name="L1">
      <loext:graphic-properties draw:fill="none"/>
      <style:paragraph-properties fo:margin-left="0cm" fo:margin-right="0cm" fo:margin-top="0cm" fo:margin-bottom="0cm" loext:contextual-spacing="false" fo:line-height="100%" fo:text-align="start" style:justify-single-word="false" fo:orphans="2" fo:widows="2" fo:hyphenation-ladder-count="no-limit" fo:text-indent="0cm" style:auto-text-indent="false" fo:background-color="transparent" style:vertical-align="baseline" style:writing-mode="lr-tb">
        <style:tab-stops>
          <style:tab-stop style:position="2.189cm"/>
        </style:tab-stops>
      </style:paragraph-properties>
      <style:text-properties style:font-name="Century Gothic" officeooo:paragraph-rsid="0178d96d" fo:hyphenate="false" fo:hyphenation-remain-char-count="2" fo:hyphenation-push-char-count="2"/>
    </style:style>
    <style:style style:name="P647" style:family="paragraph" style:parent-style-name="Standard_20__28_user_29_" style:list-style-name="L1">
      <style:paragraph-properties fo:margin-left="0cm" fo:margin-right="0cm" fo:text-align="start" style:justify-single-word="false" fo:text-indent="0cm" style:auto-text-indent="false">
        <style:tab-stops>
          <style:tab-stop style:position="2.189cm"/>
        </style:tab-stops>
      </style:paragraph-properties>
      <style:text-properties officeooo:paragraph-rsid="01589070"/>
    </style:style>
    <style:style style:name="P648" style:family="paragraph" style:parent-style-name="Standard_20__28_user_29_" style:list-style-name="L1">
      <style:paragraph-properties fo:margin-left="0cm" fo:margin-right="0cm" fo:text-align="start" style:justify-single-word="false" fo:text-indent="0cm" style:auto-text-indent="false">
        <style:tab-stops>
          <style:tab-stop style:position="2.189cm"/>
        </style:tab-stops>
      </style:paragraph-properties>
      <style:text-properties fo:color="#3465a4" style:font-name="Calibri" fo:font-size="11pt" fo:font-weight="bold" officeooo:paragraph-rsid="015df164" style:font-size-asian="11pt" style:font-weight-asian="bold" style:font-size-complex="11pt" style:font-weight-complex="bold"/>
    </style:style>
    <style:style style:name="P649" style:family="paragraph" style:parent-style-name="Standard_20__28_user_29_" style:list-style-name="L1">
      <style:paragraph-properties fo:margin-left="0cm" fo:margin-right="0cm" fo:text-align="start" style:justify-single-word="false" fo:text-indent="0cm" style:auto-text-indent="false">
        <style:tab-stops>
          <style:tab-stop style:position="2.189cm"/>
        </style:tab-stops>
      </style:paragraph-properties>
      <style:text-properties fo:color="#3465a4" style:font-name="Calibri" fo:font-size="11pt" fo:font-weight="bold" officeooo:paragraph-rsid="0163337e" style:font-size-asian="11pt" style:font-weight-asian="bold" style:font-size-complex="11pt" style:font-weight-complex="bold"/>
    </style:style>
    <style:style style:name="P650" style:family="paragraph" style:parent-style-name="Standard_20__28_user_29_" style:list-style-name="L1">
      <style:paragraph-properties fo:margin-left="0cm" fo:margin-right="0cm" fo:text-align="start" style:justify-single-word="false" fo:text-indent="0cm" style:auto-text-indent="false">
        <style:tab-stops>
          <style:tab-stop style:position="2.189cm"/>
        </style:tab-stops>
      </style:paragraph-properties>
      <style:text-properties fo:color="#3465a4" style:font-name="Calibri" fo:font-size="11pt" fo:font-weight="bold" officeooo:paragraph-rsid="01684646" style:font-size-asian="11pt" style:font-weight-asian="bold" style:font-size-complex="11pt" style:font-weight-complex="bold"/>
    </style:style>
    <style:style style:name="P651" style:family="paragraph" style:parent-style-name="Standard_20__28_user_29_" style:list-style-name="L1">
      <style:paragraph-properties fo:margin-left="1.588cm" fo:margin-right="0cm" fo:text-align="start" style:justify-single-word="false" fo:text-indent="0cm" style:auto-text-indent="false">
        <style:tab-stops>
          <style:tab-stop style:position="2.189cm"/>
        </style:tab-stops>
      </style:paragraph-properties>
      <style:text-properties fo:color="#3465a4" style:font-name="Calibri" fo:font-size="11pt" fo:font-weight="bold" officeooo:paragraph-rsid="0156f3b2" style:font-size-asian="11pt" style:font-weight-asian="bold" style:font-size-complex="11pt" style:font-weight-complex="bold"/>
    </style:style>
    <style:style style:name="P652" style:family="paragraph" style:parent-style-name="Standard_20__28_user_29_" style:list-style-name="L1">
      <style:paragraph-properties fo:margin-left="1.588cm" fo:margin-right="0cm" fo:margin-top="0cm" fo:margin-bottom="0cm" loext:contextual-spacing="false" fo:text-align="start" style:justify-single-word="false" fo:text-indent="0cm" style:auto-text-indent="false">
        <style:tab-stops>
          <style:tab-stop style:position="2.189cm"/>
        </style:tab-stops>
      </style:paragraph-properties>
      <style:text-properties style:font-name="CityBlueprint" officeooo:paragraph-rsid="0163337e"/>
    </style:style>
    <style:style style:name="P653" style:family="paragraph" style:parent-style-name="Standard_20__28_user_29_" style:list-style-name="L4" style:master-page-name="">
      <loext:graphic-properties draw:fill="none"/>
      <style:paragraph-properties fo:margin-left="2.223cm" fo:margin-right="0cm" fo:margin-top="0cm" fo:margin-bottom="0cm" loext:contextual-spacing="false" fo:line-height="100%" fo:text-align="start" style:justify-single-word="false" fo:orphans="2" fo:widows="2" fo:hyphenation-ladder-count="no-limit" fo:text-indent="-0.6cm" style:auto-text-indent="false" style:page-number="auto" fo:background-color="transparent" style:vertical-align="baseline" style:writing-mode="lr-tb">
        <style:tab-stops>
          <style:tab-stop style:position="2.189cm"/>
        </style:tab-stops>
      </style:paragraph-properties>
      <style:text-properties officeooo:paragraph-rsid="008ba8da" fo:hyphenate="false" fo:hyphenation-remain-char-count="2" fo:hyphenation-push-char-count="2"/>
    </style:style>
    <style:style style:name="P654" style:family="paragraph" style:parent-style-name="Standard_20__28_user_29_" style:list-style-name="L4">
      <loext:graphic-properties draw:fill="none"/>
      <style:paragraph-properties fo:margin-left="2.223cm" fo:margin-right="0cm" fo:margin-top="0cm" fo:margin-bottom="0cm" loext:contextual-spacing="false" fo:line-height="100%" fo:text-align="start" style:justify-single-word="false" fo:orphans="2" fo:widows="2" fo:hyphenation-ladder-count="no-limit" fo:text-indent="-0.6cm" style:auto-text-indent="false" fo:background-color="transparent" style:vertical-align="baseline" style:writing-mode="lr-tb">
        <style:tab-stops>
          <style:tab-stop style:position="2.189cm"/>
        </style:tab-stops>
      </style:paragraph-properties>
      <style:text-properties style:font-name="Calibri" officeooo:paragraph-rsid="008ba8da" fo:hyphenate="false" fo:hyphenation-remain-char-count="2" fo:hyphenation-push-char-count="2"/>
    </style:style>
    <style:style style:name="P655" style:family="paragraph" style:parent-style-name="Standard_20__28_user_29_" style:list-style-name="L4">
      <loext:graphic-properties draw:fill="none"/>
      <style:paragraph-properties fo:margin-left="2.223cm" fo:margin-right="0cm" fo:margin-top="0cm" fo:margin-bottom="0cm" loext:contextual-spacing="false" fo:line-height="100%" fo:text-align="start" style:justify-single-word="false" fo:orphans="2" fo:widows="2" fo:hyphenation-ladder-count="no-limit" fo:text-indent="-0.6cm" style:auto-text-indent="false" fo:background-color="transparent" style:vertical-align="baseline" style:writing-mode="lr-tb">
        <style:tab-stops>
          <style:tab-stop style:position="2.189cm"/>
        </style:tab-stops>
      </style:paragraph-properties>
      <style:text-properties fo:color="#3465a4" style:font-name="Calibri" fo:font-size="11pt" fo:font-weight="bold" officeooo:paragraph-rsid="008ba8da" style:font-size-asian="11pt" style:font-weight-asian="bold" style:font-size-complex="11pt" style:font-weight-complex="bold" fo:hyphenate="false" fo:hyphenation-remain-char-count="2" fo:hyphenation-push-char-count="2"/>
    </style:style>
    <style:style style:name="P656" style:family="paragraph" style:parent-style-name="Standard_20__28_user_29_" style:list-style-name="L4">
      <loext:graphic-properties draw:fill="none"/>
      <style:paragraph-properties fo:margin-left="2.223cm" fo:margin-right="0cm" fo:margin-top="0cm" fo:margin-bottom="0cm" loext:contextual-spacing="false" fo:line-height="100%" fo:text-align="start" style:justify-single-word="false" fo:orphans="2" fo:widows="2" fo:hyphenation-ladder-count="no-limit" fo:text-indent="-0.6cm" style:auto-text-indent="false" fo:background-color="transparent" style:vertical-align="baseline" style:writing-mode="lr-tb">
        <style:tab-stops>
          <style:tab-stop style:position="2.189cm"/>
        </style:tab-stops>
      </style:paragraph-properties>
      <style:text-properties fo:color="#3465a4" style:font-name="Calibri" fo:font-size="11pt" fo:font-weight="bold" officeooo:paragraph-rsid="015a9cf8" style:font-size-asian="11pt" style:font-weight-asian="bold" style:font-size-complex="11pt" style:font-weight-complex="bold" fo:hyphenate="false" fo:hyphenation-remain-char-count="2" fo:hyphenation-push-char-count="2"/>
    </style:style>
    <style:style style:name="P657" style:family="paragraph" style:parent-style-name="Standard_20__28_user_29_" style:list-style-name="L4">
      <loext:graphic-properties draw:fill="none"/>
      <style:paragraph-properties fo:margin-left="2.223cm" fo:margin-right="0cm" fo:margin-top="0cm" fo:margin-bottom="0cm" loext:contextual-spacing="false" fo:line-height="100%" fo:text-align="start" style:justify-single-word="false" fo:orphans="2" fo:widows="2" fo:hyphenation-ladder-count="no-limit" fo:text-indent="-0.6cm" style:auto-text-indent="false" fo:background-color="transparent" style:vertical-align="baseline" style:writing-mode="lr-tb">
        <style:tab-stops>
          <style:tab-stop style:position="2.189cm"/>
        </style:tab-stops>
      </style:paragraph-properties>
      <style:text-properties style:font-name="CityBlueprint" fo:language="es" fo:country="ES" officeooo:rsid="000da50e" officeooo:paragraph-rsid="008ba8da" fo:hyphenate="false" fo:hyphenation-remain-char-count="2" fo:hyphenation-push-char-count="2"/>
    </style:style>
    <style:style style:name="P658" style:family="paragraph" style:parent-style-name="Standard_20__28_user_29_" style:list-style-name="L4">
      <loext:graphic-properties draw:fill="none"/>
      <style:paragraph-properties fo:margin-left="1.482cm" fo:margin-right="0cm" fo:margin-top="0cm" fo:margin-bottom="0cm" loext:contextual-spacing="false" fo:line-height="100%" fo:text-align="start" style:justify-single-word="false" fo:orphans="2" fo:widows="2" fo:hyphenation-ladder-count="no-limit" fo:text-indent="-0.635cm" style:auto-text-indent="false" fo:background-color="transparent" style:vertical-align="baseline" style:writing-mode="lr-tb"/>
      <style:text-properties style:font-name="Calibri" fo:language="es" fo:country="ES" officeooo:rsid="0058de21" officeooo:paragraph-rsid="00174cd5" fo:hyphenate="false" fo:hyphenation-remain-char-count="2" fo:hyphenation-push-char-count="2"/>
    </style:style>
    <style:style style:name="P659" style:family="paragraph" style:parent-style-name="Standard_20__28_user_29_" style:list-style-name="L4">
      <loext:graphic-properties draw:fill="none"/>
      <style:paragraph-properties fo:margin-left="1.482cm" fo:margin-right="0cm" fo:margin-top="0cm" fo:margin-bottom="0cm" loext:contextual-spacing="false" fo:line-height="100%" fo:text-align="start" style:justify-single-word="false" fo:orphans="2" fo:widows="2" fo:hyphenation-ladder-count="no-limit" fo:text-indent="-0.635cm" style:auto-text-indent="false" fo:background-color="transparent" style:vertical-align="baseline" style:writing-mode="lr-tb"/>
      <style:text-properties style:font-name="Calibri" fo:language="es" fo:country="ES" officeooo:rsid="001f5958" officeooo:paragraph-rsid="001f5958" fo:hyphenate="false" fo:hyphenation-remain-char-count="2" fo:hyphenation-push-char-count="2"/>
    </style:style>
    <style:style style:name="P660" style:family="paragraph" style:parent-style-name="Standard_20__28_user_29_" style:list-style-name="L4">
      <loext:graphic-properties draw:fill="none"/>
      <style:paragraph-properties fo:margin-left="1.482cm" fo:margin-right="0cm" fo:margin-top="0cm" fo:margin-bottom="0cm" loext:contextual-spacing="false" fo:line-height="100%" fo:text-align="start" style:justify-single-word="false" fo:orphans="2" fo:widows="2" fo:hyphenation-ladder-count="no-limit" fo:text-indent="-0.635cm" style:auto-text-indent="false" fo:background-color="transparent" style:vertical-align="baseline" style:writing-mode="lr-tb"/>
      <style:text-properties style:font-name="Calibri" fo:language="es" fo:country="ES" officeooo:rsid="0049eeef" officeooo:paragraph-rsid="0021934b" fo:hyphenate="false" fo:hyphenation-remain-char-count="2" fo:hyphenation-push-char-count="2"/>
    </style:style>
    <style:style style:name="P661" style:family="paragraph" style:parent-style-name="Standard_20__28_user_29_" style:list-style-name="L4">
      <loext:graphic-properties draw:fill="none"/>
      <style:paragraph-properties fo:margin-left="1.482cm" fo:margin-right="0cm" fo:margin-top="0cm" fo:margin-bottom="0cm" loext:contextual-spacing="false" fo:line-height="100%" fo:text-align="start" style:justify-single-word="false" fo:orphans="2" fo:widows="2" fo:hyphenation-ladder-count="no-limit" fo:text-indent="-0.635cm" style:auto-text-indent="false" fo:background-color="transparent" style:vertical-align="baseline" style:writing-mode="lr-tb"/>
      <style:text-properties style:font-name="Calibri" fo:language="es" fo:country="UY" officeooo:rsid="00554610" officeooo:paragraph-rsid="0049eeef" fo:hyphenate="false" fo:hyphenation-remain-char-count="2" fo:hyphenation-push-char-count="2"/>
    </style:style>
    <style:style style:name="P662" style:family="paragraph" style:parent-style-name="Standard_20__28_user_29_" style:list-style-name="L4">
      <loext:graphic-properties draw:fill="none"/>
      <style:paragraph-properties fo:margin-left="1.482cm" fo:margin-right="0cm" fo:margin-top="0cm" fo:margin-bottom="0cm" loext:contextual-spacing="false" fo:line-height="100%" fo:text-align="start" style:justify-single-word="false" fo:orphans="2" fo:widows="2" fo:hyphenation-ladder-count="no-limit" fo:text-indent="-0.635cm" style:auto-text-indent="false" fo:background-color="transparent" style:vertical-align="baseline" style:writing-mode="lr-tb"/>
      <style:text-properties fo:color="#2e74b5" style:font-name="Calibri" fo:font-size="13pt" fo:language="es" fo:country="UY" officeooo:rsid="005701bf" officeooo:paragraph-rsid="0058de21" style:letter-kerning="true" style:font-name-asian="Calibri1" style:font-size-asian="13pt" style:language-asian="zh" style:country-asian="CN" style:font-name-complex="Tahoma1" style:font-size-complex="13pt" fo:hyphenate="false" fo:hyphenation-remain-char-count="2" fo:hyphenation-push-char-count="2"/>
    </style:style>
    <style:style style:name="P663" style:family="paragraph" style:parent-style-name="Standard_20__28_user_29_" style:list-style-name="L4" style:master-page-name="">
      <loext:graphic-properties draw:fill="none"/>
      <style:paragraph-properties fo:margin-left="2.223cm" fo:margin-right="0cm" fo:margin-top="0cm" fo:margin-bottom="0cm" loext:contextual-spacing="false" fo:line-height="100%" fo:text-align="start" style:justify-single-word="false" fo:orphans="2" fo:widows="2" fo:hyphenation-ladder-count="no-limit" fo:text-indent="-0.7cm" style:auto-text-indent="false" style:page-number="auto" fo:background-color="transparent" style:vertical-align="baseline" style:writing-mode="lr-tb">
        <style:tab-stops>
          <style:tab-stop style:position="2.189cm"/>
        </style:tab-stops>
      </style:paragraph-properties>
      <style:text-properties officeooo:paragraph-rsid="00927b50" fo:hyphenate="false" fo:hyphenation-remain-char-count="2" fo:hyphenation-push-char-count="2"/>
    </style:style>
    <style:style style:name="P664" style:family="paragraph" style:parent-style-name="Standard_20__28_user_29_" style:list-style-name="L4">
      <loext:graphic-properties draw:fill="none"/>
      <style:paragraph-properties fo:margin-left="2.223cm" fo:margin-right="0cm" fo:margin-top="0cm" fo:margin-bottom="0cm" loext:contextual-spacing="false" fo:line-height="100%" fo:text-align="start" style:justify-single-word="false" fo:orphans="2" fo:widows="2" fo:hyphenation-ladder-count="no-limit" fo:text-indent="-0.7cm" style:auto-text-indent="false" fo:background-color="transparent" style:vertical-align="baseline" style:writing-mode="lr-tb">
        <style:tab-stops>
          <style:tab-stop style:position="2.189cm"/>
        </style:tab-stops>
      </style:paragraph-properties>
      <style:text-properties style:font-name="Calibri" officeooo:paragraph-rsid="00927b50" fo:hyphenate="false" fo:hyphenation-remain-char-count="2" fo:hyphenation-push-char-count="2"/>
    </style:style>
    <style:style style:name="P665" style:family="paragraph" style:parent-style-name="Standard_20__28_user_29_" style:list-style-name="L4">
      <loext:graphic-properties draw:fill="none"/>
      <style:paragraph-properties fo:margin-left="2.223cm" fo:margin-right="0cm" fo:margin-top="0cm" fo:margin-bottom="0cm" loext:contextual-spacing="false" fo:line-height="100%" fo:text-align="start" style:justify-single-word="false" fo:orphans="2" fo:widows="2" fo:hyphenation-ladder-count="no-limit" fo:text-indent="-0.7cm" style:auto-text-indent="false" fo:background-color="transparent" style:vertical-align="baseline" style:writing-mode="lr-tb">
        <style:tab-stops>
          <style:tab-stop style:position="2.189cm"/>
        </style:tab-stops>
      </style:paragraph-properties>
      <style:text-properties fo:color="#3465a4" style:font-name="Calibri" fo:font-size="11pt" fo:font-weight="bold" officeooo:paragraph-rsid="00927b50" style:font-size-asian="11pt" style:font-weight-asian="bold" style:font-size-complex="11pt" style:font-weight-complex="bold" fo:hyphenate="false" fo:hyphenation-remain-char-count="2" fo:hyphenation-push-char-count="2"/>
    </style:style>
    <style:style style:name="P666" style:family="paragraph" style:parent-style-name="Standard_20__28_user_29_" style:list-style-name="L4">
      <loext:graphic-properties draw:fill="none"/>
      <style:paragraph-properties fo:margin-left="2.223cm" fo:margin-right="0cm" fo:margin-top="0cm" fo:margin-bottom="0cm" loext:contextual-spacing="false" fo:line-height="100%" fo:text-align="start" style:justify-single-word="false" fo:orphans="2" fo:widows="2" fo:hyphenation-ladder-count="no-limit" fo:text-indent="-0.7cm" style:auto-text-indent="false" fo:background-color="transparent" style:vertical-align="baseline" style:writing-mode="lr-tb">
        <style:tab-stops>
          <style:tab-stop style:position="2.189cm"/>
        </style:tab-stops>
      </style:paragraph-properties>
      <style:text-properties fo:color="#3465a4" style:font-name="Calibri" fo:font-size="11pt" fo:font-weight="bold" officeooo:paragraph-rsid="01684646" style:font-size-asian="11pt" style:font-weight-asian="bold" style:font-size-complex="11pt" style:font-weight-complex="bold" fo:hyphenate="false" fo:hyphenation-remain-char-count="2" fo:hyphenation-push-char-count="2"/>
    </style:style>
    <style:style style:name="P667" style:family="paragraph" style:parent-style-name="Standard_20__28_user_29_" style:list-style-name="L4">
      <loext:graphic-properties draw:fill="none"/>
      <style:paragraph-properties fo:margin-left="2.223cm" fo:margin-right="0cm" fo:margin-top="0cm" fo:margin-bottom="0cm" loext:contextual-spacing="false" fo:line-height="100%" fo:text-align="start" style:justify-single-word="false" fo:orphans="2" fo:widows="2" fo:hyphenation-ladder-count="no-limit" fo:text-indent="-0.7cm" style:auto-text-indent="false" fo:background-color="transparent" style:vertical-align="baseline" style:writing-mode="lr-tb">
        <style:tab-stops>
          <style:tab-stop style:position="2.189cm"/>
        </style:tab-stops>
      </style:paragraph-properties>
      <style:text-properties style:font-name="Century Gothic" officeooo:paragraph-rsid="0188296a" fo:hyphenate="false" fo:hyphenation-remain-char-count="2" fo:hyphenation-push-char-count="2"/>
    </style:style>
    <style:style style:name="P668" style:family="paragraph" style:parent-style-name="Standard_20__28_user_29_" style:list-style-name="L4">
      <loext:graphic-properties draw:fill="none"/>
      <style:paragraph-properties fo:margin-left="0.741cm" fo:margin-right="0cm" fo:margin-top="0cm" fo:margin-bottom="0cm" loext:contextual-spacing="false" fo:line-height="100%" fo:text-align="start" style:justify-single-word="false" fo:orphans="2" fo:widows="2" fo:hyphenation-ladder-count="no-limit" fo:text-indent="-0.199cm" style:auto-text-indent="false" fo:background-color="transparent" style:vertical-align="baseline" style:writing-mode="lr-tb"/>
      <style:text-properties style:font-name="Calibri" fo:language="es" fo:country="ES" officeooo:rsid="001f5958" officeooo:paragraph-rsid="001f5958" fo:hyphenate="false" fo:hyphenation-remain-char-count="2" fo:hyphenation-push-char-count="2"/>
    </style:style>
    <style:style style:name="P669" style:family="paragraph" style:parent-style-name="Standard_20__28_user_29_" style:list-style-name="L1">
      <loext:graphic-properties draw:fill="none"/>
      <style:paragraph-properties fo:margin-left="1.7cm" fo:margin-right="0cm" fo:margin-top="0cm" fo:margin-bottom="0cm" loext:contextual-spacing="false" fo:line-height="100%" fo:text-align="start" style:justify-single-word="false" fo:orphans="2" fo:widows="2" fo:hyphenation-ladder-count="no-limit" fo:text-indent="0cm" style:auto-text-indent="false" fo:background-color="transparent" style:vertical-align="baseline" style:writing-mode="lr-tb">
        <style:tab-stops>
          <style:tab-stop style:position="2.189cm"/>
        </style:tab-stops>
      </style:paragraph-properties>
      <style:text-properties style:font-name="CityBlueprint" officeooo:paragraph-rsid="009a05a0" fo:hyphenate="false" fo:hyphenation-remain-char-count="2" fo:hyphenation-push-char-count="2"/>
    </style:style>
    <style:style style:name="P670" style:family="paragraph" style:parent-style-name="Standard_20__28_user_29_" style:list-style-name="L1">
      <loext:graphic-properties draw:fill="none"/>
      <style:paragraph-properties fo:margin-left="1.7cm" fo:margin-right="0cm" fo:margin-top="0cm" fo:margin-bottom="0cm" loext:contextual-spacing="false" fo:line-height="100%" fo:text-align="start" style:justify-single-word="false" fo:orphans="2" fo:widows="2" fo:hyphenation-ladder-count="no-limit" fo:text-indent="0cm" style:auto-text-indent="false" fo:background-color="transparent" style:vertical-align="baseline" style:writing-mode="lr-tb">
        <style:tab-stops>
          <style:tab-stop style:position="2.189cm"/>
        </style:tab-stops>
      </style:paragraph-properties>
      <style:text-properties officeooo:paragraph-rsid="029c45fe" fo:hyphenate="false" fo:hyphenation-remain-char-count="2" fo:hyphenation-push-char-count="2"/>
    </style:style>
    <style:style style:name="P671" style:family="paragraph" style:parent-style-name="Standard_20__28_user_29_" style:list-style-name="L4">
      <loext:graphic-properties draw:fill="none"/>
      <style:paragraph-properties fo:margin-left="0.741cm" fo:margin-right="0cm" fo:margin-top="0cm" fo:margin-bottom="0cm" loext:contextual-spacing="false" fo:line-height="100%" fo:text-align="start" style:justify-single-word="false" fo:orphans="2" fo:widows="2" fo:hyphenation-ladder-count="no-limit" fo:text-indent="-0.9cm" style:auto-text-indent="false" fo:background-color="transparent" style:vertical-align="baseline" style:writing-mode="lr-tb"/>
      <style:text-properties style:font-name="Calibri" fo:language="es" fo:country="ES" officeooo:rsid="0007173d" officeooo:paragraph-rsid="0007173d" fo:hyphenate="false" fo:hyphenation-remain-char-count="2" fo:hyphenation-push-char-count="2"/>
    </style:style>
    <style:style style:name="P672" style:family="paragraph" style:parent-style-name="Standard_20__28_user_29_" style:list-style-name="L4">
      <loext:graphic-properties draw:fill="none"/>
      <style:paragraph-properties fo:margin-left="0.741cm" fo:margin-right="0cm" fo:margin-top="0cm" fo:margin-bottom="0cm" loext:contextual-spacing="false" fo:line-height="100%" fo:text-align="start" style:justify-single-word="false" fo:orphans="2" fo:widows="2" fo:hyphenation-ladder-count="no-limit" fo:text-indent="-0.9cm" style:auto-text-indent="false" fo:background-color="transparent" style:vertical-align="baseline" style:writing-mode="lr-tb"/>
      <style:text-properties fo:color="#1f4e79" style:font-name="Calibri" fo:font-weight="bold" officeooo:paragraph-rsid="00a9cc3c" style:font-weight-asian="bold" fo:hyphenate="false" fo:hyphenation-remain-char-count="2" fo:hyphenation-push-char-count="2"/>
    </style:style>
    <style:style style:name="P673" style:family="paragraph" style:parent-style-name="Standard_20__28_user_29_" style:list-style-name="L1">
      <loext:graphic-properties draw:fill="none"/>
      <style:paragraph-properties fo:margin-top="0cm" fo:margin-bottom="0cm" loext:contextual-spacing="false" fo:line-height="100%" fo:text-align="start" style:justify-single-word="false" fo:orphans="2" fo:widows="2" fo:hyphenation-ladder-count="no-limit" fo:background-color="transparent" style:vertical-align="baseline" style:writing-mode="lr-tb">
        <style:tab-stops>
          <style:tab-stop style:position="2.189cm"/>
        </style:tab-stops>
      </style:paragraph-properties>
      <style:text-properties style:font-name="CityBlueprint" officeooo:paragraph-rsid="00e19130" fo:hyphenate="false" fo:hyphenation-remain-char-count="2" fo:hyphenation-push-char-count="2"/>
    </style:style>
    <style:style style:name="P674" style:family="paragraph" style:parent-style-name="Standard_20__28_user_29_" style:list-style-name="L1">
      <loext:graphic-properties draw:fill="none"/>
      <style:paragraph-properties fo:margin-top="0cm" fo:margin-bottom="0cm" loext:contextual-spacing="false" fo:line-height="100%" fo:text-align="start" style:justify-single-word="false" fo:orphans="2" fo:widows="2" fo:hyphenation-ladder-count="no-limit" fo:background-color="transparent" style:vertical-align="baseline" style:writing-mode="lr-tb">
        <style:tab-stops>
          <style:tab-stop style:position="2.189cm"/>
        </style:tab-stops>
      </style:paragraph-properties>
      <style:text-properties style:font-name="CityBlueprint" officeooo:paragraph-rsid="0121930c" fo:hyphenate="false" fo:hyphenation-remain-char-count="2" fo:hyphenation-push-char-count="2"/>
    </style:style>
    <style:style style:name="P675" style:family="paragraph" style:parent-style-name="Standard_20__28_user_29_" style:list-style-name="L1">
      <loext:graphic-properties draw:fill="none"/>
      <style:paragraph-properties fo:margin-top="0cm" fo:margin-bottom="0cm" loext:contextual-spacing="false" fo:line-height="100%" fo:text-align="start" style:justify-single-word="false" fo:orphans="2" fo:widows="2" fo:hyphenation-ladder-count="no-limit" fo:background-color="transparent" style:vertical-align="baseline" style:writing-mode="lr-tb">
        <style:tab-stops>
          <style:tab-stop style:position="2.189cm"/>
        </style:tab-stops>
      </style:paragraph-properties>
      <style:text-properties style:font-name="CityBlueprint" officeooo:paragraph-rsid="01252694" fo:hyphenate="false" fo:hyphenation-remain-char-count="2" fo:hyphenation-push-char-count="2"/>
    </style:style>
    <style:style style:name="P676" style:family="paragraph" style:parent-style-name="Standard_20__28_user_29_" style:list-style-name="L1">
      <loext:graphic-properties draw:fill="none"/>
      <style:paragraph-properties fo:margin-top="0cm" fo:margin-bottom="0cm" loext:contextual-spacing="false" fo:line-height="100%" fo:text-align="start" style:justify-single-word="false" fo:orphans="2" fo:widows="2" fo:hyphenation-ladder-count="no-limit" fo:background-color="transparent" style:vertical-align="baseline" style:writing-mode="lr-tb">
        <style:tab-stops>
          <style:tab-stop style:position="2.189cm"/>
        </style:tab-stops>
      </style:paragraph-properties>
      <style:text-properties style:font-name="CityBlueprint" officeooo:paragraph-rsid="00d61480" fo:hyphenate="false" fo:hyphenation-remain-char-count="2" fo:hyphenation-push-char-count="2"/>
    </style:style>
    <style:style style:name="P677" style:family="paragraph" style:parent-style-name="Standard_20__28_user_29_">
      <loext:graphic-properties draw:fill="none"/>
      <style:paragraph-properties fo:margin-top="0cm" fo:margin-bottom="0cm" loext:contextual-spacing="false" fo:line-height="100%" fo:text-align="start" style:justify-single-word="false" fo:orphans="2" fo:widows="2" fo:hyphenation-ladder-count="no-limit" fo:background-color="transparent" style:vertical-align="baseline" style:writing-mode="lr-tb">
        <style:tab-stops>
          <style:tab-stop style:position="2.189cm"/>
        </style:tab-stops>
      </style:paragraph-properties>
      <style:text-properties style:font-name="CityBlueprint" officeooo:paragraph-rsid="010ae848" fo:hyphenate="false" fo:hyphenation-remain-char-count="2" fo:hyphenation-push-char-count="2"/>
    </style:style>
    <style:style style:name="P678" style:family="paragraph" style:parent-style-name="Standard_20__28_user_29_">
      <loext:graphic-properties draw:fill="none"/>
      <style:paragraph-properties fo:margin-top="0cm" fo:margin-bottom="0cm" loext:contextual-spacing="false" fo:line-height="100%" fo:text-align="start" style:justify-single-word="false" fo:orphans="2" fo:widows="2" fo:hyphenation-ladder-count="no-limit" fo:background-color="transparent" style:vertical-align="baseline" style:writing-mode="lr-tb">
        <style:tab-stops>
          <style:tab-stop style:position="2.189cm"/>
        </style:tab-stops>
      </style:paragraph-properties>
      <style:text-properties style:font-name="CityBlueprint" officeooo:paragraph-rsid="010e047e" fo:hyphenate="false" fo:hyphenation-remain-char-count="2" fo:hyphenation-push-char-count="2"/>
    </style:style>
    <style:style style:name="P679" style:family="paragraph" style:parent-style-name="Standard_20__28_user_29_">
      <loext:graphic-properties draw:fill="none"/>
      <style:paragraph-properties fo:margin-top="0cm" fo:margin-bottom="0cm" loext:contextual-spacing="false" fo:line-height="100%" fo:text-align="start" style:justify-single-word="false" fo:orphans="2" fo:widows="2" fo:hyphenation-ladder-count="no-limit" fo:background-color="transparent" style:vertical-align="baseline" style:writing-mode="lr-tb">
        <style:tab-stops>
          <style:tab-stop style:position="2.189cm"/>
        </style:tab-stops>
      </style:paragraph-properties>
      <style:text-properties style:font-name="CityBlueprint" officeooo:paragraph-rsid="0114ce74" fo:hyphenate="false" fo:hyphenation-remain-char-count="2" fo:hyphenation-push-char-count="2"/>
    </style:style>
    <style:style style:name="P680" style:family="paragraph" style:parent-style-name="Standard_20__28_user_29_">
      <loext:graphic-properties draw:fill="none"/>
      <style:paragraph-properties fo:margin-top="0cm" fo:margin-bottom="0cm" loext:contextual-spacing="false" fo:line-height="100%" fo:text-align="start" style:justify-single-word="false" fo:orphans="2" fo:widows="2" fo:hyphenation-ladder-count="no-limit" fo:background-color="transparent" style:vertical-align="baseline" style:writing-mode="lr-tb">
        <style:tab-stops>
          <style:tab-stop style:position="2.189cm"/>
        </style:tab-stops>
      </style:paragraph-properties>
      <style:text-properties style:font-name="Calibri" fo:language="es" fo:country="ES" officeooo:paragraph-rsid="02a75bc4" style:letter-kerning="true" style:font-name-asian="Times New Roman1" style:language-asian="zh" style:country-asian="CN" style:font-name-complex="Tahoma1" fo:hyphenate="false" fo:hyphenation-remain-char-count="2" fo:hyphenation-push-char-count="2"/>
    </style:style>
    <style:style style:name="P681" style:family="paragraph" style:parent-style-name="Standard_20__28_user_29_">
      <loext:graphic-properties draw:fill="none"/>
      <style:paragraph-properties fo:margin-top="0cm" fo:margin-bottom="0cm" loext:contextual-spacing="false" fo:line-height="100%" fo:text-align="start" style:justify-single-word="false" fo:orphans="2" fo:widows="2" fo:hyphenation-ladder-count="no-limit" fo:background-color="transparent" style:vertical-align="baseline" style:writing-mode="lr-tb">
        <style:tab-stops>
          <style:tab-stop style:position="2.189cm"/>
        </style:tab-stops>
      </style:paragraph-properties>
      <style:text-properties style:font-name="Calibri" officeooo:paragraph-rsid="02a98820" fo:hyphenate="false" fo:hyphenation-remain-char-count="2" fo:hyphenation-push-char-count="2"/>
    </style:style>
    <style:style style:name="P682" style:family="paragraph" style:parent-style-name="Standard_20__28_user_29_">
      <loext:graphic-properties draw:fill="none"/>
      <style:paragraph-properties fo:margin-top="0cm" fo:margin-bottom="0cm" loext:contextual-spacing="false" fo:line-height="100%" fo:text-align="start" style:justify-single-word="false" fo:orphans="2" fo:widows="2" fo:hyphenation-ladder-count="no-limit" fo:background-color="transparent" style:vertical-align="baseline" style:writing-mode="lr-tb">
        <style:tab-stops>
          <style:tab-stop style:position="2.189cm"/>
        </style:tab-stops>
      </style:paragraph-properties>
      <style:text-properties style:font-name="Calibri" officeooo:paragraph-rsid="02a9c4df" fo:hyphenate="false" fo:hyphenation-remain-char-count="2" fo:hyphenation-push-char-count="2"/>
    </style:style>
    <style:style style:name="P683" style:family="paragraph" style:parent-style-name="Standard_20__28_user_29_">
      <loext:graphic-properties draw:fill="none"/>
      <style:paragraph-properties fo:margin-top="0cm" fo:margin-bottom="0cm" loext:contextual-spacing="false" fo:line-height="100%" fo:text-align="start" style:justify-single-word="false" fo:orphans="2" fo:widows="2" fo:hyphenation-ladder-count="no-limit" fo:background-color="transparent" style:vertical-align="baseline" style:writing-mode="lr-tb">
        <style:tab-stops>
          <style:tab-stop style:position="2.189cm"/>
        </style:tab-stops>
      </style:paragraph-properties>
      <style:text-properties style:font-name="Calibri" officeooo:paragraph-rsid="02aaa713" fo:hyphenate="false" fo:hyphenation-remain-char-count="2" fo:hyphenation-push-char-count="2"/>
    </style:style>
    <style:style style:name="P684" style:family="paragraph" style:parent-style-name="Standard_20__28_user_29_">
      <loext:graphic-properties draw:fill="none"/>
      <style:paragraph-properties fo:margin-top="0cm" fo:margin-bottom="0cm" loext:contextual-spacing="false" fo:line-height="100%" fo:text-align="start" style:justify-single-word="false" fo:orphans="2" fo:widows="2" fo:hyphenation-ladder-count="no-limit" fo:background-color="transparent" style:vertical-align="baseline" style:writing-mode="lr-tb">
        <style:tab-stops>
          <style:tab-stop style:position="2.189cm"/>
        </style:tab-stops>
      </style:paragraph-properties>
      <style:text-properties style:font-name="Calibri" officeooo:paragraph-rsid="02ac7d97" fo:hyphenate="false" fo:hyphenation-remain-char-count="2" fo:hyphenation-push-char-count="2"/>
    </style:style>
    <style:style style:name="P685" style:family="paragraph" style:parent-style-name="Standard_20__28_user_29_" style:list-style-name="L1" style:master-page-name="">
      <loext:graphic-properties draw:fill="none"/>
      <style:paragraph-properties fo:margin-left="2.101cm" fo:margin-right="0cm" fo:margin-top="0cm" fo:margin-bottom="0cm" loext:contextual-spacing="false" fo:line-height="100%" fo:text-align="start" style:justify-single-word="false" fo:orphans="2" fo:widows="2" fo:hyphenation-ladder-count="no-limit" fo:text-indent="-0.6cm" style:auto-text-indent="false" style:page-number="auto" fo:background-color="transparent" style:vertical-align="baseline" style:writing-mode="lr-tb">
        <style:tab-stops>
          <style:tab-stop style:position="2.189cm"/>
        </style:tab-stops>
      </style:paragraph-properties>
      <style:text-properties officeooo:paragraph-rsid="012030c7" fo:hyphenate="false" fo:hyphenation-remain-char-count="2" fo:hyphenation-push-char-count="2"/>
    </style:style>
    <style:style style:name="P686" style:family="paragraph" style:parent-style-name="Standard_20__28_user_29_" style:list-style-name="L1" style:master-page-name="">
      <loext:graphic-properties draw:fill="none"/>
      <style:paragraph-properties fo:margin-left="2.101cm" fo:margin-right="0cm" fo:margin-top="0cm" fo:margin-bottom="0cm" loext:contextual-spacing="false" fo:line-height="100%" fo:text-align="start" style:justify-single-word="false" fo:orphans="2" fo:widows="2" fo:hyphenation-ladder-count="no-limit" fo:text-indent="-0.6cm" style:auto-text-indent="false" style:page-number="auto" fo:background-color="transparent" style:vertical-align="baseline" style:writing-mode="lr-tb">
        <style:tab-stops>
          <style:tab-stop style:position="2.189cm"/>
        </style:tab-stops>
      </style:paragraph-properties>
      <style:text-properties officeooo:paragraph-rsid="0121930c" fo:hyphenate="false" fo:hyphenation-remain-char-count="2" fo:hyphenation-push-char-count="2"/>
    </style:style>
    <style:style style:name="P687" style:family="paragraph" style:parent-style-name="Standard_20__28_user_29_" style:list-style-name="L1" style:master-page-name="">
      <loext:graphic-properties draw:fill="none"/>
      <style:paragraph-properties fo:margin-left="2.101cm" fo:margin-right="0cm" fo:margin-top="0cm" fo:margin-bottom="0cm" loext:contextual-spacing="false" fo:line-height="100%" fo:text-align="start" style:justify-single-word="false" fo:orphans="2" fo:widows="2" fo:hyphenation-ladder-count="no-limit" fo:text-indent="-0.6cm" style:auto-text-indent="false" style:page-number="auto" fo:background-color="transparent" style:vertical-align="baseline" style:writing-mode="lr-tb">
        <style:tab-stops>
          <style:tab-stop style:position="2.189cm"/>
        </style:tab-stops>
      </style:paragraph-properties>
      <style:text-properties officeooo:paragraph-rsid="0123638d" fo:hyphenate="false" fo:hyphenation-remain-char-count="2" fo:hyphenation-push-char-count="2"/>
    </style:style>
    <style:style style:name="P688" style:family="paragraph" style:parent-style-name="Standard_20__28_user_29_" style:list-style-name="L1" style:master-page-name="">
      <loext:graphic-properties draw:fill="none"/>
      <style:paragraph-properties fo:margin-left="2.101cm" fo:margin-right="0cm" fo:margin-top="0cm" fo:margin-bottom="0cm" loext:contextual-spacing="false" fo:line-height="100%" fo:text-align="start" style:justify-single-word="false" fo:orphans="2" fo:widows="2" fo:hyphenation-ladder-count="no-limit" fo:text-indent="-0.6cm" style:auto-text-indent="false" style:page-number="auto" fo:background-color="transparent" style:vertical-align="baseline" style:writing-mode="lr-tb">
        <style:tab-stops>
          <style:tab-stop style:position="2.189cm"/>
        </style:tab-stops>
      </style:paragraph-properties>
      <style:text-properties officeooo:paragraph-rsid="01252694" fo:hyphenate="false" fo:hyphenation-remain-char-count="2" fo:hyphenation-push-char-count="2"/>
    </style:style>
    <style:style style:name="P689" style:family="paragraph" style:parent-style-name="Standard_20__28_user_29_" style:list-style-name="L1" style:master-page-name="">
      <loext:graphic-properties draw:fill="none"/>
      <style:paragraph-properties fo:margin-left="2.101cm" fo:margin-right="0cm" fo:margin-top="0cm" fo:margin-bottom="0cm" loext:contextual-spacing="false" fo:line-height="100%" fo:text-align="start" style:justify-single-word="false" fo:orphans="2" fo:widows="2" fo:hyphenation-ladder-count="no-limit" fo:text-indent="-0.6cm" style:auto-text-indent="false" style:page-number="auto" fo:background-color="transparent" style:vertical-align="baseline" style:writing-mode="lr-tb">
        <style:tab-stops>
          <style:tab-stop style:position="2.189cm"/>
        </style:tab-stops>
      </style:paragraph-properties>
      <style:text-properties officeooo:paragraph-rsid="0129d7da" fo:hyphenate="false" fo:hyphenation-remain-char-count="2" fo:hyphenation-push-char-count="2"/>
    </style:style>
    <style:style style:name="P690" style:family="paragraph" style:parent-style-name="Standard_20__28_user_29_" style:list-style-name="L1" style:master-page-name="">
      <loext:graphic-properties draw:fill="none"/>
      <style:paragraph-properties fo:margin-left="2.101cm" fo:margin-right="0cm" fo:margin-top="0cm" fo:margin-bottom="0cm" loext:contextual-spacing="false" fo:line-height="100%" fo:text-align="start" style:justify-single-word="false" fo:orphans="2" fo:widows="2" fo:hyphenation-ladder-count="no-limit" fo:text-indent="-0.6cm" style:auto-text-indent="false" style:page-number="auto" fo:background-color="transparent" style:vertical-align="baseline" style:writing-mode="lr-tb">
        <style:tab-stops>
          <style:tab-stop style:position="2.189cm"/>
        </style:tab-stops>
      </style:paragraph-properties>
      <style:text-properties officeooo:paragraph-rsid="012c4200" fo:hyphenate="false" fo:hyphenation-remain-char-count="2" fo:hyphenation-push-char-count="2"/>
    </style:style>
    <style:style style:name="P691" style:family="paragraph" style:parent-style-name="Standard_20__28_user_29_" style:list-style-name="L1" style:master-page-name="">
      <loext:graphic-properties draw:fill="none"/>
      <style:paragraph-properties fo:margin-left="2.101cm" fo:margin-right="0cm" fo:margin-top="0cm" fo:margin-bottom="0cm" loext:contextual-spacing="false" fo:line-height="100%" fo:text-align="start" style:justify-single-word="false" fo:orphans="2" fo:widows="2" fo:hyphenation-ladder-count="no-limit" fo:text-indent="-0.6cm" style:auto-text-indent="false" style:page-number="auto" fo:background-color="transparent" style:vertical-align="baseline" style:writing-mode="lr-tb">
        <style:tab-stops>
          <style:tab-stop style:position="2.189cm"/>
        </style:tab-stops>
      </style:paragraph-properties>
      <style:text-properties officeooo:paragraph-rsid="012edca6" fo:hyphenate="false" fo:hyphenation-remain-char-count="2" fo:hyphenation-push-char-count="2"/>
    </style:style>
    <style:style style:name="P692" style:family="paragraph" style:parent-style-name="Standard_20__28_user_29_" style:list-style-name="L1" style:master-page-name="">
      <loext:graphic-properties draw:fill="none"/>
      <style:paragraph-properties fo:margin-left="2.101cm" fo:margin-right="0cm" fo:margin-top="0cm" fo:margin-bottom="0cm" loext:contextual-spacing="false" fo:line-height="100%" fo:text-align="start" style:justify-single-word="false" fo:orphans="2" fo:widows="2" fo:hyphenation-ladder-count="no-limit" fo:text-indent="-0.6cm" style:auto-text-indent="false" style:page-number="auto" fo:background-color="transparent" style:vertical-align="baseline" style:writing-mode="lr-tb">
        <style:tab-stops>
          <style:tab-stop style:position="2.189cm"/>
        </style:tab-stops>
      </style:paragraph-properties>
      <style:text-properties officeooo:paragraph-rsid="0133d4b6" fo:hyphenate="false" fo:hyphenation-remain-char-count="2" fo:hyphenation-push-char-count="2"/>
    </style:style>
    <style:style style:name="P693" style:family="paragraph" style:parent-style-name="Standard_20__28_user_29_" style:list-style-name="L1" style:master-page-name="">
      <loext:graphic-properties draw:fill="none"/>
      <style:paragraph-properties fo:margin-left="2.101cm" fo:margin-right="0cm" fo:margin-top="0cm" fo:margin-bottom="0cm" loext:contextual-spacing="false" fo:line-height="100%" fo:text-align="start" style:justify-single-word="false" fo:orphans="2" fo:widows="2" fo:hyphenation-ladder-count="no-limit" fo:text-indent="-0.6cm" style:auto-text-indent="false" style:page-number="auto" fo:background-color="transparent" style:vertical-align="baseline" style:writing-mode="lr-tb">
        <style:tab-stops>
          <style:tab-stop style:position="2.189cm"/>
        </style:tab-stops>
      </style:paragraph-properties>
      <style:text-properties officeooo:paragraph-rsid="0136d717" fo:hyphenate="false" fo:hyphenation-remain-char-count="2" fo:hyphenation-push-char-count="2"/>
    </style:style>
    <style:style style:name="P694" style:family="paragraph" style:parent-style-name="Standard_20__28_user_29_" style:list-style-name="L1" style:master-page-name="">
      <loext:graphic-properties draw:fill="none"/>
      <style:paragraph-properties fo:margin-left="2.101cm" fo:margin-right="0cm" fo:margin-top="0cm" fo:margin-bottom="0cm" loext:contextual-spacing="false" fo:line-height="100%" fo:text-align="start" style:justify-single-word="false" fo:orphans="2" fo:widows="2" fo:hyphenation-ladder-count="no-limit" fo:text-indent="-0.6cm" style:auto-text-indent="false" style:page-number="auto" fo:background-color="transparent" style:vertical-align="baseline" style:writing-mode="lr-tb">
        <style:tab-stops>
          <style:tab-stop style:position="2.189cm"/>
        </style:tab-stops>
      </style:paragraph-properties>
      <style:text-properties officeooo:paragraph-rsid="013184ce" fo:hyphenate="false" fo:hyphenation-remain-char-count="2" fo:hyphenation-push-char-count="2"/>
    </style:style>
    <style:style style:name="P695" style:family="paragraph" style:parent-style-name="Standard_20__28_user_29_" style:list-style-name="L1" style:master-page-name="">
      <loext:graphic-properties draw:fill="none"/>
      <style:paragraph-properties fo:margin-left="2.101cm" fo:margin-right="0cm" fo:margin-top="0cm" fo:margin-bottom="0cm" loext:contextual-spacing="false" fo:line-height="100%" fo:text-align="start" style:justify-single-word="false" fo:orphans="2" fo:widows="2" fo:hyphenation-ladder-count="no-limit" fo:text-indent="-0.6cm" style:auto-text-indent="false" style:page-number="auto" fo:background-color="transparent" style:vertical-align="baseline" style:writing-mode="lr-tb">
        <style:tab-stops>
          <style:tab-stop style:position="2.189cm"/>
        </style:tab-stops>
      </style:paragraph-properties>
      <style:text-properties officeooo:paragraph-rsid="0277f7bf" fo:hyphenate="false" fo:hyphenation-remain-char-count="2" fo:hyphenation-push-char-count="2"/>
    </style:style>
    <style:style style:name="P696" style:family="paragraph" style:parent-style-name="Standard_20__28_user_29_" style:list-style-name="L1" style:master-page-name="">
      <loext:graphic-properties draw:fill="none"/>
      <style:paragraph-properties fo:margin-left="2.101cm" fo:margin-right="0cm" fo:margin-top="0cm" fo:margin-bottom="0cm" loext:contextual-spacing="false" fo:line-height="100%" fo:text-align="start" style:justify-single-word="false" fo:orphans="2" fo:widows="2" fo:hyphenation-ladder-count="no-limit" fo:text-indent="-0.6cm" style:auto-text-indent="false" style:page-number="auto" fo:background-color="transparent" style:vertical-align="baseline" style:writing-mode="lr-tb">
        <style:tab-stops>
          <style:tab-stop style:position="2.189cm"/>
        </style:tab-stops>
      </style:paragraph-properties>
      <style:text-properties officeooo:paragraph-rsid="020f282a" fo:hyphenate="false" fo:hyphenation-remain-char-count="2" fo:hyphenation-push-char-count="2"/>
    </style:style>
    <style:style style:name="P697" style:family="paragraph" style:parent-style-name="Standard_20__28_user_29_" style:list-style-name="L1" style:master-page-name="">
      <loext:graphic-properties draw:fill="none"/>
      <style:paragraph-properties fo:margin-left="2.101cm" fo:margin-right="0cm" fo:margin-top="0cm" fo:margin-bottom="0cm" loext:contextual-spacing="false" fo:line-height="100%" fo:text-align="start" style:justify-single-word="false" fo:orphans="2" fo:widows="2" fo:hyphenation-ladder-count="no-limit" fo:text-indent="-0.6cm" style:auto-text-indent="false" style:page-number="auto" fo:background-color="transparent" style:vertical-align="baseline" style:writing-mode="lr-tb">
        <style:tab-stops>
          <style:tab-stop style:position="2.189cm"/>
        </style:tab-stops>
      </style:paragraph-properties>
      <style:text-properties officeooo:paragraph-rsid="013ca530" fo:hyphenate="false" fo:hyphenation-remain-char-count="2" fo:hyphenation-push-char-count="2"/>
    </style:style>
    <style:style style:name="P698" style:family="paragraph" style:parent-style-name="Standard_20__28_user_29_" style:list-style-name="L1">
      <loext:graphic-properties draw:fill="none"/>
      <style:paragraph-properties fo:margin-left="2.101cm" fo:margin-right="0cm" fo:margin-top="0cm" fo:margin-bottom="0cm" loext:contextual-spacing="false" fo:line-height="100%" fo:text-align="start" style:justify-single-word="false" fo:orphans="2" fo:widows="2" fo:hyphenation-ladder-count="no-limit" fo:text-indent="-0.6cm" style:auto-text-indent="false" fo:background-color="transparent" style:vertical-align="baseline" style:writing-mode="lr-tb">
        <style:tab-stops>
          <style:tab-stop style:position="2.189cm"/>
        </style:tab-stops>
      </style:paragraph-properties>
      <style:text-properties style:font-name="Calibri" fo:language="es" fo:country="ES" officeooo:paragraph-rsid="012030c7" style:letter-kerning="true" style:font-name-asian="Times New Roman1" style:language-asian="zh" style:country-asian="CN" style:font-name-complex="Tahoma1" fo:hyphenate="false" fo:hyphenation-remain-char-count="2" fo:hyphenation-push-char-count="2"/>
    </style:style>
    <style:style style:name="P699" style:family="paragraph" style:parent-style-name="Standard_20__28_user_29_" style:list-style-name="L1">
      <loext:graphic-properties draw:fill="none"/>
      <style:paragraph-properties fo:margin-left="2.101cm" fo:margin-right="0cm" fo:margin-top="0cm" fo:margin-bottom="0cm" loext:contextual-spacing="false" fo:line-height="100%" fo:text-align="start" style:justify-single-word="false" fo:orphans="2" fo:widows="2" fo:hyphenation-ladder-count="no-limit" fo:text-indent="-0.6cm" style:auto-text-indent="false" fo:background-color="transparent" style:vertical-align="baseline" style:writing-mode="lr-tb">
        <style:tab-stops>
          <style:tab-stop style:position="2.189cm"/>
        </style:tab-stops>
      </style:paragraph-properties>
      <style:text-properties style:font-name="Calibri" fo:language="es" fo:country="ES" officeooo:paragraph-rsid="0121930c" style:letter-kerning="true" style:font-name-asian="Times New Roman1" style:language-asian="zh" style:country-asian="CN" style:font-name-complex="Tahoma1" fo:hyphenate="false" fo:hyphenation-remain-char-count="2" fo:hyphenation-push-char-count="2"/>
    </style:style>
    <style:style style:name="P700" style:family="paragraph" style:parent-style-name="Standard_20__28_user_29_" style:list-style-name="L1">
      <loext:graphic-properties draw:fill="none"/>
      <style:paragraph-properties fo:margin-left="2.101cm" fo:margin-right="0cm" fo:margin-top="0cm" fo:margin-bottom="0cm" loext:contextual-spacing="false" fo:line-height="100%" fo:text-align="start" style:justify-single-word="false" fo:orphans="2" fo:widows="2" fo:hyphenation-ladder-count="no-limit" fo:text-indent="-0.6cm" style:auto-text-indent="false" fo:background-color="transparent" style:vertical-align="baseline" style:writing-mode="lr-tb">
        <style:tab-stops>
          <style:tab-stop style:position="2.189cm"/>
        </style:tab-stops>
      </style:paragraph-properties>
      <style:text-properties style:font-name="Calibri" fo:language="es" fo:country="ES" officeooo:paragraph-rsid="0123638d" style:letter-kerning="true" style:font-name-asian="Times New Roman1" style:language-asian="zh" style:country-asian="CN" style:font-name-complex="Tahoma1" fo:hyphenate="false" fo:hyphenation-remain-char-count="2" fo:hyphenation-push-char-count="2"/>
    </style:style>
    <style:style style:name="P701" style:family="paragraph" style:parent-style-name="Standard_20__28_user_29_" style:list-style-name="L1">
      <loext:graphic-properties draw:fill="none"/>
      <style:paragraph-properties fo:margin-left="2.101cm" fo:margin-right="0cm" fo:margin-top="0cm" fo:margin-bottom="0cm" loext:contextual-spacing="false" fo:line-height="100%" fo:text-align="start" style:justify-single-word="false" fo:orphans="2" fo:widows="2" fo:hyphenation-ladder-count="no-limit" fo:text-indent="-0.6cm" style:auto-text-indent="false" fo:background-color="transparent" style:vertical-align="baseline" style:writing-mode="lr-tb">
        <style:tab-stops>
          <style:tab-stop style:position="2.189cm"/>
        </style:tab-stops>
      </style:paragraph-properties>
      <style:text-properties style:font-name="Calibri" fo:language="es" fo:country="ES" officeooo:paragraph-rsid="01252694" style:letter-kerning="true" style:font-name-asian="Times New Roman1" style:language-asian="zh" style:country-asian="CN" style:font-name-complex="Tahoma1" fo:hyphenate="false" fo:hyphenation-remain-char-count="2" fo:hyphenation-push-char-count="2"/>
    </style:style>
    <style:style style:name="P702" style:family="paragraph" style:parent-style-name="Standard_20__28_user_29_" style:list-style-name="L1">
      <loext:graphic-properties draw:fill="none"/>
      <style:paragraph-properties fo:margin-left="2.101cm" fo:margin-right="0cm" fo:margin-top="0cm" fo:margin-bottom="0cm" loext:contextual-spacing="false" fo:line-height="100%" fo:text-align="start" style:justify-single-word="false" fo:orphans="2" fo:widows="2" fo:hyphenation-ladder-count="no-limit" fo:text-indent="-0.6cm" style:auto-text-indent="false" fo:background-color="transparent" style:vertical-align="baseline" style:writing-mode="lr-tb">
        <style:tab-stops>
          <style:tab-stop style:position="2.189cm"/>
        </style:tab-stops>
      </style:paragraph-properties>
      <style:text-properties style:font-name="Calibri" fo:language="es" fo:country="ES" officeooo:paragraph-rsid="0129d7da" style:letter-kerning="true" style:font-name-asian="Times New Roman1" style:language-asian="zh" style:country-asian="CN" style:font-name-complex="Tahoma1" fo:hyphenate="false" fo:hyphenation-remain-char-count="2" fo:hyphenation-push-char-count="2"/>
    </style:style>
    <style:style style:name="P703" style:family="paragraph" style:parent-style-name="Standard_20__28_user_29_" style:list-style-name="L1">
      <loext:graphic-properties draw:fill="none"/>
      <style:paragraph-properties fo:margin-left="2.101cm" fo:margin-right="0cm" fo:margin-top="0cm" fo:margin-bottom="0cm" loext:contextual-spacing="false" fo:line-height="100%" fo:text-align="start" style:justify-single-word="false" fo:orphans="2" fo:widows="2" fo:hyphenation-ladder-count="no-limit" fo:text-indent="-0.6cm" style:auto-text-indent="false" fo:background-color="transparent" style:vertical-align="baseline" style:writing-mode="lr-tb">
        <style:tab-stops>
          <style:tab-stop style:position="2.189cm"/>
        </style:tab-stops>
      </style:paragraph-properties>
      <style:text-properties style:font-name="Calibri" fo:language="es" fo:country="ES" officeooo:paragraph-rsid="012c4200" style:letter-kerning="true" style:font-name-asian="Times New Roman1" style:language-asian="zh" style:country-asian="CN" style:font-name-complex="Tahoma1" fo:hyphenate="false" fo:hyphenation-remain-char-count="2" fo:hyphenation-push-char-count="2"/>
    </style:style>
    <style:style style:name="P704" style:family="paragraph" style:parent-style-name="Standard_20__28_user_29_" style:list-style-name="L1">
      <loext:graphic-properties draw:fill="none"/>
      <style:paragraph-properties fo:margin-left="2.101cm" fo:margin-right="0cm" fo:margin-top="0cm" fo:margin-bottom="0cm" loext:contextual-spacing="false" fo:line-height="100%" fo:text-align="start" style:justify-single-word="false" fo:orphans="2" fo:widows="2" fo:hyphenation-ladder-count="no-limit" fo:text-indent="-0.6cm" style:auto-text-indent="false" fo:background-color="transparent" style:vertical-align="baseline" style:writing-mode="lr-tb">
        <style:tab-stops>
          <style:tab-stop style:position="2.189cm"/>
        </style:tab-stops>
      </style:paragraph-properties>
      <style:text-properties style:font-name="Calibri" fo:language="es" fo:country="ES" officeooo:paragraph-rsid="012edca6" style:letter-kerning="true" style:font-name-asian="Times New Roman1" style:language-asian="zh" style:country-asian="CN" style:font-name-complex="Tahoma1" fo:hyphenate="false" fo:hyphenation-remain-char-count="2" fo:hyphenation-push-char-count="2"/>
    </style:style>
    <style:style style:name="P705" style:family="paragraph" style:parent-style-name="Standard_20__28_user_29_" style:list-style-name="L1">
      <loext:graphic-properties draw:fill="none"/>
      <style:paragraph-properties fo:margin-left="2.101cm" fo:margin-right="0cm" fo:margin-top="0cm" fo:margin-bottom="0cm" loext:contextual-spacing="false" fo:line-height="100%" fo:text-align="start" style:justify-single-word="false" fo:orphans="2" fo:widows="2" fo:hyphenation-ladder-count="no-limit" fo:text-indent="-0.6cm" style:auto-text-indent="false" fo:background-color="transparent" style:vertical-align="baseline" style:writing-mode="lr-tb">
        <style:tab-stops>
          <style:tab-stop style:position="2.189cm"/>
        </style:tab-stops>
      </style:paragraph-properties>
      <style:text-properties style:font-name="Calibri" fo:language="es" fo:country="ES" officeooo:paragraph-rsid="0133d4b6" style:letter-kerning="true" style:font-name-asian="Times New Roman1" style:language-asian="zh" style:country-asian="CN" style:font-name-complex="Tahoma1" fo:hyphenate="false" fo:hyphenation-remain-char-count="2" fo:hyphenation-push-char-count="2"/>
    </style:style>
    <style:style style:name="P706" style:family="paragraph" style:parent-style-name="Standard_20__28_user_29_" style:list-style-name="L1">
      <loext:graphic-properties draw:fill="none"/>
      <style:paragraph-properties fo:margin-left="2.101cm" fo:margin-right="0cm" fo:margin-top="0cm" fo:margin-bottom="0cm" loext:contextual-spacing="false" fo:line-height="100%" fo:text-align="start" style:justify-single-word="false" fo:orphans="2" fo:widows="2" fo:hyphenation-ladder-count="no-limit" fo:text-indent="-0.6cm" style:auto-text-indent="false" fo:background-color="transparent" style:vertical-align="baseline" style:writing-mode="lr-tb">
        <style:tab-stops>
          <style:tab-stop style:position="2.189cm"/>
        </style:tab-stops>
      </style:paragraph-properties>
      <style:text-properties style:font-name="Calibri" fo:language="es" fo:country="ES" officeooo:paragraph-rsid="0136d717" style:letter-kerning="true" style:font-name-asian="Times New Roman1" style:language-asian="zh" style:country-asian="CN" style:font-name-complex="Tahoma1" fo:hyphenate="false" fo:hyphenation-remain-char-count="2" fo:hyphenation-push-char-count="2"/>
    </style:style>
    <style:style style:name="P707" style:family="paragraph" style:parent-style-name="Standard_20__28_user_29_" style:list-style-name="L1">
      <loext:graphic-properties draw:fill="none"/>
      <style:paragraph-properties fo:margin-left="2.101cm" fo:margin-right="0cm" fo:margin-top="0cm" fo:margin-bottom="0cm" loext:contextual-spacing="false" fo:line-height="100%" fo:text-align="start" style:justify-single-word="false" fo:orphans="2" fo:widows="2" fo:hyphenation-ladder-count="no-limit" fo:text-indent="-0.6cm" style:auto-text-indent="false" fo:background-color="transparent" style:vertical-align="baseline" style:writing-mode="lr-tb">
        <style:tab-stops>
          <style:tab-stop style:position="2.189cm"/>
        </style:tab-stops>
      </style:paragraph-properties>
      <style:text-properties style:font-name="Calibri" fo:language="es" fo:country="ES" officeooo:paragraph-rsid="013184ce" style:letter-kerning="true" style:font-name-asian="Times New Roman1" style:language-asian="zh" style:country-asian="CN" style:font-name-complex="Tahoma1" fo:hyphenate="false" fo:hyphenation-remain-char-count="2" fo:hyphenation-push-char-count="2"/>
    </style:style>
    <style:style style:name="P708" style:family="paragraph" style:parent-style-name="Standard_20__28_user_29_" style:list-style-name="L1">
      <loext:graphic-properties draw:fill="none"/>
      <style:paragraph-properties fo:margin-left="2.101cm" fo:margin-right="0cm" fo:margin-top="0cm" fo:margin-bottom="0cm" loext:contextual-spacing="false" fo:line-height="100%" fo:text-align="start" style:justify-single-word="false" fo:orphans="2" fo:widows="2" fo:hyphenation-ladder-count="no-limit" fo:text-indent="-0.6cm" style:auto-text-indent="false" fo:background-color="transparent" style:vertical-align="baseline" style:writing-mode="lr-tb">
        <style:tab-stops>
          <style:tab-stop style:position="2.189cm"/>
        </style:tab-stops>
      </style:paragraph-properties>
      <style:text-properties style:font-name="Calibri" fo:language="es" fo:country="ES" officeooo:paragraph-rsid="0277f7bf" style:letter-kerning="true" style:font-name-asian="Times New Roman1" style:language-asian="zh" style:country-asian="CN" style:font-name-complex="Tahoma1" fo:hyphenate="false" fo:hyphenation-remain-char-count="2" fo:hyphenation-push-char-count="2"/>
    </style:style>
    <style:style style:name="P709" style:family="paragraph" style:parent-style-name="Standard_20__28_user_29_" style:list-style-name="L1">
      <loext:graphic-properties draw:fill="none"/>
      <style:paragraph-properties fo:margin-left="2.101cm" fo:margin-right="0cm" fo:margin-top="0cm" fo:margin-bottom="0cm" loext:contextual-spacing="false" fo:line-height="100%" fo:text-align="start" style:justify-single-word="false" fo:orphans="2" fo:widows="2" fo:hyphenation-ladder-count="no-limit" fo:text-indent="-0.6cm" style:auto-text-indent="false" fo:background-color="transparent" style:vertical-align="baseline" style:writing-mode="lr-tb">
        <style:tab-stops>
          <style:tab-stop style:position="2.189cm"/>
        </style:tab-stops>
      </style:paragraph-properties>
      <style:text-properties style:font-name="Calibri" fo:language="es" fo:country="ES" officeooo:paragraph-rsid="01391af1" style:letter-kerning="true" style:font-name-asian="Times New Roman1" style:language-asian="zh" style:country-asian="CN" style:font-name-complex="Tahoma1" fo:hyphenate="false" fo:hyphenation-remain-char-count="2" fo:hyphenation-push-char-count="2"/>
    </style:style>
    <style:style style:name="P710" style:family="paragraph" style:parent-style-name="Standard_20__28_user_29_" style:list-style-name="L1">
      <loext:graphic-properties draw:fill="none"/>
      <style:paragraph-properties fo:margin-left="2.101cm" fo:margin-right="0cm" fo:margin-top="0cm" fo:margin-bottom="0cm" loext:contextual-spacing="false" fo:line-height="100%" fo:text-align="start" style:justify-single-word="false" fo:orphans="2" fo:widows="2" fo:hyphenation-ladder-count="no-limit" fo:text-indent="-0.6cm" style:auto-text-indent="false" fo:background-color="transparent" style:vertical-align="baseline" style:writing-mode="lr-tb">
        <style:tab-stops>
          <style:tab-stop style:position="2.189cm"/>
        </style:tab-stops>
      </style:paragraph-properties>
      <style:text-properties style:font-name="Calibri" fo:language="es" fo:country="ES" officeooo:paragraph-rsid="013ca530" style:letter-kerning="true" style:font-name-asian="Times New Roman1" style:language-asian="zh" style:country-asian="CN" style:font-name-complex="Tahoma1" fo:hyphenate="false" fo:hyphenation-remain-char-count="2" fo:hyphenation-push-char-count="2"/>
    </style:style>
    <style:style style:name="P711" style:family="paragraph" style:parent-style-name="Standard_20__28_user_29_" style:list-style-name="L1">
      <loext:graphic-properties draw:fill="none"/>
      <style:paragraph-properties fo:margin-left="2.101cm" fo:margin-right="0cm" fo:margin-top="0cm" fo:margin-bottom="0cm" loext:contextual-spacing="false" fo:line-height="100%" fo:text-align="start" style:justify-single-word="false" fo:orphans="2" fo:widows="2" fo:hyphenation-ladder-count="no-limit" fo:text-indent="-0.6cm" style:auto-text-indent="false" fo:background-color="transparent" style:vertical-align="baseline" style:writing-mode="lr-tb">
        <style:tab-stops>
          <style:tab-stop style:position="2.189cm"/>
        </style:tab-stops>
      </style:paragraph-properties>
      <style:text-properties style:font-name="Calibri" fo:language="es" fo:country="ES" officeooo:paragraph-rsid="02a74b12" style:letter-kerning="true" style:font-name-asian="Times New Roman1" style:language-asian="zh" style:country-asian="CN" style:font-name-complex="Tahoma1" fo:hyphenate="false" fo:hyphenation-remain-char-count="2" fo:hyphenation-push-char-count="2"/>
    </style:style>
    <style:style style:name="P712" style:family="paragraph" style:parent-style-name="Standard_20__28_user_29_" style:list-style-name="L1">
      <loext:graphic-properties draw:fill="none"/>
      <style:paragraph-properties fo:margin-left="2.101cm" fo:margin-right="0cm" fo:margin-top="0cm" fo:margin-bottom="0cm" loext:contextual-spacing="false" fo:line-height="100%" fo:text-align="start" style:justify-single-word="false" fo:orphans="2" fo:widows="2" fo:hyphenation-ladder-count="no-limit" fo:text-indent="-0.6cm" style:auto-text-indent="false" fo:background-color="transparent" style:vertical-align="baseline" style:writing-mode="lr-tb">
        <style:tab-stops>
          <style:tab-stop style:position="2.189cm"/>
        </style:tab-stops>
      </style:paragraph-properties>
      <style:text-properties style:font-name="Calibri" fo:language="es" fo:country="ES" officeooo:paragraph-rsid="02a75bc4" style:letter-kerning="true" style:font-name-asian="Times New Roman1" style:language-asian="zh" style:country-asian="CN" style:font-name-complex="Tahoma1" fo:hyphenate="false" fo:hyphenation-remain-char-count="2" fo:hyphenation-push-char-count="2"/>
    </style:style>
    <style:style style:name="P713" style:family="paragraph" style:parent-style-name="Standard_20__28_user_29_" style:list-style-name="L1">
      <loext:graphic-properties draw:fill="none"/>
      <style:paragraph-properties fo:margin-left="2.101cm" fo:margin-right="0cm" fo:margin-top="0cm" fo:margin-bottom="0cm" loext:contextual-spacing="false" fo:line-height="100%" fo:text-align="start" style:justify-single-word="false" fo:orphans="2" fo:widows="2" fo:hyphenation-ladder-count="no-limit" fo:text-indent="-0.6cm" style:auto-text-indent="false" fo:background-color="transparent" style:vertical-align="baseline" style:writing-mode="lr-tb">
        <style:tab-stops>
          <style:tab-stop style:position="2.189cm"/>
        </style:tab-stops>
      </style:paragraph-properties>
      <style:text-properties style:font-name="Calibri" fo:language="es" fo:country="ES" officeooo:paragraph-rsid="02a78696" style:letter-kerning="true" style:font-name-asian="Times New Roman1" style:language-asian="zh" style:country-asian="CN" style:font-name-complex="Tahoma1" fo:hyphenate="false" fo:hyphenation-remain-char-count="2" fo:hyphenation-push-char-count="2"/>
    </style:style>
    <style:style style:name="P714" style:family="paragraph" style:parent-style-name="Standard_20__28_user_29_" style:list-style-name="L1">
      <loext:graphic-properties draw:fill="none"/>
      <style:paragraph-properties fo:margin-left="2.101cm" fo:margin-right="0cm" fo:margin-top="0cm" fo:margin-bottom="0cm" loext:contextual-spacing="false" fo:line-height="100%" fo:text-align="start" style:justify-single-word="false" fo:orphans="2" fo:widows="2" fo:hyphenation-ladder-count="no-limit" fo:text-indent="-0.6cm" style:auto-text-indent="false" fo:background-color="transparent" style:vertical-align="baseline" style:writing-mode="lr-tb">
        <style:tab-stops>
          <style:tab-stop style:position="2.189cm"/>
        </style:tab-stops>
      </style:paragraph-properties>
      <style:text-properties style:font-name="Calibri" fo:language="es" fo:country="ES" officeooo:paragraph-rsid="02a98820" style:letter-kerning="true" style:font-name-asian="Times New Roman1" style:language-asian="zh" style:country-asian="CN" style:font-name-complex="Tahoma1" fo:hyphenate="false" fo:hyphenation-remain-char-count="2" fo:hyphenation-push-char-count="2"/>
    </style:style>
    <style:style style:name="P715" style:family="paragraph" style:parent-style-name="Standard_20__28_user_29_" style:list-style-name="L1">
      <loext:graphic-properties draw:fill="none"/>
      <style:paragraph-properties fo:margin-left="2.101cm" fo:margin-right="0cm" fo:margin-top="0cm" fo:margin-bottom="0cm" loext:contextual-spacing="false" fo:line-height="100%" fo:text-align="start" style:justify-single-word="false" fo:orphans="2" fo:widows="2" fo:hyphenation-ladder-count="no-limit" fo:text-indent="-0.6cm" style:auto-text-indent="false" fo:background-color="transparent" style:vertical-align="baseline" style:writing-mode="lr-tb">
        <style:tab-stops>
          <style:tab-stop style:position="2.189cm"/>
        </style:tab-stops>
      </style:paragraph-properties>
      <style:text-properties style:font-name="Calibri" fo:language="es" fo:country="ES" officeooo:paragraph-rsid="02aaa713" style:letter-kerning="true" style:font-name-asian="Times New Roman1" style:language-asian="zh" style:country-asian="CN" style:font-name-complex="Tahoma1" fo:hyphenate="false" fo:hyphenation-remain-char-count="2" fo:hyphenation-push-char-count="2"/>
    </style:style>
    <style:style style:name="P716" style:family="paragraph" style:parent-style-name="Standard_20__28_user_29_" style:list-style-name="L1">
      <loext:graphic-properties draw:fill="none"/>
      <style:paragraph-properties fo:margin-left="2.101cm" fo:margin-right="0cm" fo:margin-top="0cm" fo:margin-bottom="0cm" loext:contextual-spacing="false" fo:line-height="100%" fo:text-align="start" style:justify-single-word="false" fo:orphans="2" fo:widows="2" fo:hyphenation-ladder-count="no-limit" fo:text-indent="-0.6cm" style:auto-text-indent="false" fo:background-color="transparent" style:vertical-align="baseline" style:writing-mode="lr-tb">
        <style:tab-stops>
          <style:tab-stop style:position="2.189cm"/>
        </style:tab-stops>
      </style:paragraph-properties>
      <style:text-properties style:font-name="Calibri" fo:language="es" fo:country="ES" officeooo:paragraph-rsid="02ac7d97" style:letter-kerning="true" style:font-name-asian="Times New Roman1" style:language-asian="zh" style:country-asian="CN" style:font-name-complex="Tahoma1" fo:hyphenate="false" fo:hyphenation-remain-char-count="2" fo:hyphenation-push-char-count="2"/>
    </style:style>
    <style:style style:name="P717" style:family="paragraph" style:parent-style-name="Standard_20__28_user_29_" style:list-style-name="L1">
      <loext:graphic-properties draw:fill="none"/>
      <style:paragraph-properties fo:margin-left="2.101cm" fo:margin-right="0cm" fo:margin-top="0cm" fo:margin-bottom="0cm" loext:contextual-spacing="false" fo:line-height="100%" fo:text-align="start" style:justify-single-word="false" fo:orphans="2" fo:widows="2" fo:hyphenation-ladder-count="no-limit" fo:text-indent="-0.6cm" style:auto-text-indent="false" fo:background-color="transparent" style:vertical-align="baseline" style:writing-mode="lr-tb">
        <style:tab-stops>
          <style:tab-stop style:position="2.189cm"/>
        </style:tab-stops>
      </style:paragraph-properties>
      <style:text-properties style:font-name="Calibri" fo:language="es" fo:country="ES" officeooo:paragraph-rsid="02aeab80" style:letter-kerning="true" style:font-name-asian="Times New Roman1" style:language-asian="zh" style:country-asian="CN" style:font-name-complex="Tahoma1" fo:hyphenate="false" fo:hyphenation-remain-char-count="2" fo:hyphenation-push-char-count="2"/>
    </style:style>
    <style:style style:name="P718" style:family="paragraph" style:parent-style-name="Standard_20__28_user_29_">
      <loext:graphic-properties draw:fill="none"/>
      <style:paragraph-properties fo:margin-left="2.101cm" fo:margin-right="0cm" fo:margin-top="0cm" fo:margin-bottom="0cm" loext:contextual-spacing="false" fo:line-height="100%" fo:text-align="start" style:justify-single-word="false" fo:orphans="2" fo:widows="2" fo:hyphenation-ladder-count="no-limit" fo:text-indent="-0.6cm" style:auto-text-indent="false" fo:background-color="transparent" style:vertical-align="baseline" style:writing-mode="lr-tb">
        <style:tab-stops>
          <style:tab-stop style:position="2.189cm"/>
        </style:tab-stops>
      </style:paragraph-properties>
      <style:text-properties style:font-name="Calibri" fo:language="es" fo:country="ES" officeooo:paragraph-rsid="02a74b12" style:letter-kerning="true" style:font-name-asian="Times New Roman1" style:language-asian="zh" style:country-asian="CN" style:font-name-complex="Tahoma1" fo:hyphenate="false" fo:hyphenation-remain-char-count="2" fo:hyphenation-push-char-count="2"/>
    </style:style>
    <style:style style:name="P719" style:family="paragraph" style:parent-style-name="Standard_20__28_user_29_" style:list-style-name="L1">
      <loext:graphic-properties draw:fill="none"/>
      <style:paragraph-properties fo:margin-left="2.101cm" fo:margin-right="0cm" fo:margin-top="0cm" fo:margin-bottom="0cm" loext:contextual-spacing="false" fo:line-height="100%" fo:text-align="start" style:justify-single-word="false" fo:orphans="2" fo:widows="2" fo:hyphenation-ladder-count="no-limit" fo:text-indent="-0.6cm" style:auto-text-indent="false" fo:background-color="transparent" style:vertical-align="baseline" style:writing-mode="lr-tb">
        <style:tab-stops>
          <style:tab-stop style:position="2.189cm"/>
          <style:tab-stop style:position="3.194cm"/>
        </style:tab-stops>
      </style:paragraph-properties>
      <style:text-properties style:font-name="Calibri" fo:language="es" fo:country="ES" officeooo:paragraph-rsid="02a9c4df" style:letter-kerning="true" style:font-name-asian="Times New Roman1" style:language-asian="zh" style:country-asian="CN" style:font-name-complex="Tahoma1" fo:hyphenate="false" fo:hyphenation-remain-char-count="2" fo:hyphenation-push-char-count="2"/>
    </style:style>
    <style:style style:name="P720" style:family="paragraph" style:parent-style-name="Standard_20__28_user_29_" style:list-style-name="L1">
      <loext:graphic-properties draw:fill="none"/>
      <style:paragraph-properties fo:margin-left="2.101cm" fo:margin-right="0cm" fo:margin-top="0cm" fo:margin-bottom="0cm" loext:contextual-spacing="false" fo:line-height="100%" fo:text-align="start" style:justify-single-word="false" fo:orphans="2" fo:widows="2" fo:hyphenation-ladder-count="no-limit" fo:text-indent="-0.6cm" style:auto-text-indent="false" fo:background-color="transparent" style:vertical-align="baseline" style:writing-mode="lr-tb">
        <style:tab-stops>
          <style:tab-stop style:position="2.189cm"/>
        </style:tab-stops>
      </style:paragraph-properties>
      <style:text-properties style:font-name="Calibri" officeooo:paragraph-rsid="02a98820" fo:hyphenate="false" fo:hyphenation-remain-char-count="2" fo:hyphenation-push-char-count="2"/>
    </style:style>
    <style:style style:name="P721" style:family="paragraph" style:parent-style-name="Standard_20__28_user_29_" style:list-style-name="L1">
      <loext:graphic-properties draw:fill="none"/>
      <style:paragraph-properties fo:margin-left="2.101cm" fo:margin-right="0cm" fo:margin-top="0cm" fo:margin-bottom="0cm" loext:contextual-spacing="false" fo:line-height="100%" fo:text-align="start" style:justify-single-word="false" fo:orphans="2" fo:widows="2" fo:hyphenation-ladder-count="no-limit" fo:text-indent="-0.6cm" style:auto-text-indent="false" fo:background-color="transparent" style:vertical-align="baseline" style:writing-mode="lr-tb">
        <style:tab-stops>
          <style:tab-stop style:position="2.189cm"/>
        </style:tab-stops>
      </style:paragraph-properties>
      <style:text-properties style:font-name="Calibri" officeooo:paragraph-rsid="02aaa713" fo:hyphenate="false" fo:hyphenation-remain-char-count="2" fo:hyphenation-push-char-count="2"/>
    </style:style>
    <style:style style:name="P722" style:family="paragraph" style:parent-style-name="Standard_20__28_user_29_" style:list-style-name="L1">
      <loext:graphic-properties draw:fill="none"/>
      <style:paragraph-properties fo:margin-left="2.101cm" fo:margin-right="0cm" fo:margin-top="0cm" fo:margin-bottom="0cm" loext:contextual-spacing="false" fo:line-height="100%" fo:text-align="start" style:justify-single-word="false" fo:orphans="2" fo:widows="2" fo:hyphenation-ladder-count="no-limit" fo:text-indent="-0.6cm" style:auto-text-indent="false" fo:background-color="transparent" style:vertical-align="baseline" style:writing-mode="lr-tb">
        <style:tab-stops>
          <style:tab-stop style:position="2.189cm"/>
        </style:tab-stops>
      </style:paragraph-properties>
      <style:text-properties style:font-name="Calibri" officeooo:paragraph-rsid="02ac7d97" fo:hyphenate="false" fo:hyphenation-remain-char-count="2" fo:hyphenation-push-char-count="2"/>
    </style:style>
    <style:style style:name="P723" style:family="paragraph" style:parent-style-name="Standard_20__28_user_29_" style:list-style-name="L1">
      <loext:graphic-properties draw:fill="none"/>
      <style:paragraph-properties fo:margin-left="2.101cm" fo:margin-right="0cm" fo:margin-top="0cm" fo:margin-bottom="0cm" loext:contextual-spacing="false" fo:line-height="100%" fo:text-align="start" style:justify-single-word="false" fo:orphans="2" fo:widows="2" fo:hyphenation-ladder-count="no-limit" fo:text-indent="-0.6cm" style:auto-text-indent="false" fo:background-color="transparent" style:vertical-align="baseline" style:writing-mode="lr-tb">
        <style:tab-stops>
          <style:tab-stop style:position="2.189cm"/>
        </style:tab-stops>
      </style:paragraph-properties>
      <style:text-properties style:font-name="Calibri" officeooo:paragraph-rsid="02aeab80" fo:hyphenate="false" fo:hyphenation-remain-char-count="2" fo:hyphenation-push-char-count="2"/>
    </style:style>
    <style:style style:name="P724" style:family="paragraph" style:parent-style-name="Standard_20__28_user_29_" style:list-style-name="L1">
      <loext:graphic-properties draw:fill="none"/>
      <style:paragraph-properties fo:margin-left="2.101cm" fo:margin-right="0cm" fo:margin-top="0cm" fo:margin-bottom="0cm" loext:contextual-spacing="false" fo:line-height="100%" fo:text-align="start" style:justify-single-word="false" fo:orphans="2" fo:widows="2" fo:hyphenation-ladder-count="no-limit" fo:text-indent="-0.6cm" style:auto-text-indent="false" fo:background-color="transparent" style:vertical-align="baseline" style:writing-mode="lr-tb">
        <style:tab-stops>
          <style:tab-stop style:position="2.189cm"/>
        </style:tab-stops>
      </style:paragraph-properties>
      <style:text-properties style:font-name="Calibri" officeooo:paragraph-rsid="0133d4b6" fo:hyphenate="false" fo:hyphenation-remain-char-count="2" fo:hyphenation-push-char-count="2"/>
    </style:style>
    <style:style style:name="P725" style:family="paragraph" style:parent-style-name="Standard_20__28_user_29_" style:list-style-name="L1">
      <loext:graphic-properties draw:fill="none"/>
      <style:paragraph-properties fo:margin-left="2.101cm" fo:margin-right="0cm" fo:margin-top="0cm" fo:margin-bottom="0cm" loext:contextual-spacing="false" fo:line-height="100%" fo:text-align="start" style:justify-single-word="false" fo:orphans="2" fo:widows="2" fo:hyphenation-ladder-count="no-limit" fo:text-indent="-0.6cm" style:auto-text-indent="false" fo:background-color="transparent" style:vertical-align="baseline" style:writing-mode="lr-tb">
        <style:tab-stops>
          <style:tab-stop style:position="2.189cm"/>
        </style:tab-stops>
      </style:paragraph-properties>
      <style:text-properties style:font-name="Calibri" officeooo:paragraph-rsid="0136d717" fo:hyphenate="false" fo:hyphenation-remain-char-count="2" fo:hyphenation-push-char-count="2"/>
    </style:style>
    <style:style style:name="P726" style:family="paragraph" style:parent-style-name="Standard_20__28_user_29_" style:list-style-name="L1">
      <loext:graphic-properties draw:fill="none"/>
      <style:paragraph-properties fo:margin-left="2.101cm" fo:margin-right="0cm" fo:margin-top="0cm" fo:margin-bottom="0cm" loext:contextual-spacing="false" fo:line-height="100%" fo:text-align="start" style:justify-single-word="false" fo:orphans="2" fo:widows="2" fo:hyphenation-ladder-count="no-limit" fo:text-indent="-0.6cm" style:auto-text-indent="false" fo:background-color="transparent" style:vertical-align="baseline" style:writing-mode="lr-tb">
        <style:tab-stops>
          <style:tab-stop style:position="2.189cm"/>
        </style:tab-stops>
      </style:paragraph-properties>
      <style:text-properties style:font-name="Calibri" officeooo:paragraph-rsid="013184ce" fo:hyphenate="false" fo:hyphenation-remain-char-count="2" fo:hyphenation-push-char-count="2"/>
    </style:style>
    <style:style style:name="P727" style:family="paragraph" style:parent-style-name="Standard_20__28_user_29_" style:list-style-name="L1">
      <loext:graphic-properties draw:fill="none"/>
      <style:paragraph-properties fo:margin-left="2.101cm" fo:margin-right="0cm" fo:margin-top="0cm" fo:margin-bottom="0cm" loext:contextual-spacing="false" fo:line-height="100%" fo:text-align="start" style:justify-single-word="false" fo:orphans="2" fo:widows="2" fo:hyphenation-ladder-count="no-limit" fo:text-indent="-0.6cm" style:auto-text-indent="false" fo:background-color="transparent" style:vertical-align="baseline" style:writing-mode="lr-tb">
        <style:tab-stops>
          <style:tab-stop style:position="2.189cm"/>
        </style:tab-stops>
      </style:paragraph-properties>
      <style:text-properties style:font-name="Calibri" officeooo:paragraph-rsid="0277f7bf" fo:hyphenate="false" fo:hyphenation-remain-char-count="2" fo:hyphenation-push-char-count="2"/>
    </style:style>
    <style:style style:name="P728" style:family="paragraph" style:parent-style-name="Standard_20__28_user_29_" style:list-style-name="L1">
      <loext:graphic-properties draw:fill="none"/>
      <style:paragraph-properties fo:margin-left="2.101cm" fo:margin-right="0cm" fo:margin-top="0cm" fo:margin-bottom="0cm" loext:contextual-spacing="false" fo:line-height="100%" fo:text-align="start" style:justify-single-word="false" fo:orphans="2" fo:widows="2" fo:hyphenation-ladder-count="no-limit" fo:text-indent="-0.6cm" style:auto-text-indent="false" fo:background-color="transparent" style:vertical-align="baseline" style:writing-mode="lr-tb">
        <style:tab-stops>
          <style:tab-stop style:position="2.189cm"/>
        </style:tab-stops>
      </style:paragraph-properties>
      <style:text-properties style:font-name="Calibri" officeooo:paragraph-rsid="01391af1" fo:hyphenate="false" fo:hyphenation-remain-char-count="2" fo:hyphenation-push-char-count="2"/>
    </style:style>
    <style:style style:name="P729" style:family="paragraph" style:parent-style-name="Standard_20__28_user_29_" style:list-style-name="L1">
      <loext:graphic-properties draw:fill="none"/>
      <style:paragraph-properties fo:margin-left="2.101cm" fo:margin-right="0cm" fo:margin-top="0cm" fo:margin-bottom="0cm" loext:contextual-spacing="false" fo:line-height="100%" fo:text-align="start" style:justify-single-word="false" fo:orphans="2" fo:widows="2" fo:hyphenation-ladder-count="no-limit" fo:text-indent="-0.6cm" style:auto-text-indent="false" fo:background-color="transparent" style:vertical-align="baseline" style:writing-mode="lr-tb">
        <style:tab-stops>
          <style:tab-stop style:position="2.189cm"/>
        </style:tab-stops>
      </style:paragraph-properties>
      <style:text-properties style:font-name="Calibri" officeooo:paragraph-rsid="013ca530" fo:hyphenate="false" fo:hyphenation-remain-char-count="2" fo:hyphenation-push-char-count="2"/>
    </style:style>
    <style:style style:name="P730" style:family="paragraph" style:parent-style-name="Standard_20__28_user_29_" style:list-style-name="L1">
      <loext:graphic-properties draw:fill="none"/>
      <style:paragraph-properties fo:margin-left="2.101cm" fo:margin-right="0cm" fo:margin-top="0cm" fo:margin-bottom="0cm" loext:contextual-spacing="false" fo:line-height="100%" fo:text-align="start" style:justify-single-word="false" fo:orphans="2" fo:widows="2" fo:hyphenation-ladder-count="no-limit" fo:text-indent="-0.6cm" style:auto-text-indent="false" fo:background-color="transparent" style:vertical-align="baseline" style:writing-mode="lr-tb">
        <style:tab-stops>
          <style:tab-stop style:position="2.189cm"/>
          <style:tab-stop style:position="3.194cm"/>
        </style:tab-stops>
      </style:paragraph-properties>
      <style:text-properties style:font-name="Calibri" officeooo:paragraph-rsid="02a9c4df" fo:hyphenate="false" fo:hyphenation-remain-char-count="2" fo:hyphenation-push-char-count="2"/>
    </style:style>
    <style:style style:name="P731" style:family="paragraph" style:parent-style-name="Standard_20__28_user_29_" style:list-style-name="L1">
      <loext:graphic-properties draw:fill="none"/>
      <style:paragraph-properties fo:margin-left="2.101cm" fo:margin-right="0cm" fo:margin-top="0cm" fo:margin-bottom="0cm" loext:contextual-spacing="false" fo:line-height="100%" fo:text-align="start" style:justify-single-word="false" fo:orphans="2" fo:widows="2" fo:hyphenation-ladder-count="no-limit" fo:text-indent="-0.6cm" style:auto-text-indent="false" fo:background-color="transparent" style:vertical-align="baseline" style:writing-mode="lr-tb">
        <style:tab-stops>
          <style:tab-stop style:position="2.189cm"/>
        </style:tab-stops>
      </style:paragraph-properties>
      <style:text-properties style:font-name="Calibri" fo:language="es" fo:country="UY" officeooo:rsid="02a78696" officeooo:paragraph-rsid="02a78696" style:letter-kerning="true" style:font-name-asian="Times New Roman1" style:language-asian="zh" style:country-asian="CN" style:font-name-complex="Tahoma1" fo:hyphenate="false" fo:hyphenation-remain-char-count="2" fo:hyphenation-push-char-count="2"/>
    </style:style>
    <style:style style:name="P732" style:family="paragraph" style:parent-style-name="Standard_20__28_user_29_" style:list-style-name="L1">
      <loext:graphic-properties draw:fill="none"/>
      <style:paragraph-properties fo:margin-left="2.101cm" fo:margin-right="0cm" fo:margin-top="0cm" fo:margin-bottom="0cm" loext:contextual-spacing="false" fo:line-height="100%" fo:text-align="start" style:justify-single-word="false" fo:orphans="2" fo:widows="2" fo:hyphenation-ladder-count="no-limit" fo:text-indent="-0.6cm" style:auto-text-indent="false" fo:background-color="transparent" style:vertical-align="baseline" style:writing-mode="lr-tb">
        <style:tab-stops>
          <style:tab-stop style:position="2.189cm"/>
        </style:tab-stops>
      </style:paragraph-properties>
      <style:text-properties fo:color="#3465a4" style:font-name="Calibri" fo:font-size="11pt" fo:language="es" fo:country="ES" fo:font-weight="bold" officeooo:paragraph-rsid="012030c7" style:letter-kerning="true" style:font-name-asian="Times New Roman1" style:font-size-asian="11pt" style:language-asian="zh" style:country-asian="CN" style:font-weight-asian="bold" style:font-name-complex="Tahoma1" style:font-size-complex="11pt" style:font-weight-complex="bold" fo:hyphenate="false" fo:hyphenation-remain-char-count="2" fo:hyphenation-push-char-count="2"/>
    </style:style>
    <style:style style:name="P733" style:family="paragraph" style:parent-style-name="Standard_20__28_user_29_" style:list-style-name="L1">
      <loext:graphic-properties draw:fill="none"/>
      <style:paragraph-properties fo:margin-left="2.101cm" fo:margin-right="0cm" fo:margin-top="0cm" fo:margin-bottom="0cm" loext:contextual-spacing="false" fo:line-height="100%" fo:text-align="start" style:justify-single-word="false" fo:orphans="2" fo:widows="2" fo:hyphenation-ladder-count="no-limit" fo:text-indent="-0.6cm" style:auto-text-indent="false" fo:background-color="transparent" style:vertical-align="baseline" style:writing-mode="lr-tb">
        <style:tab-stops>
          <style:tab-stop style:position="2.189cm"/>
        </style:tab-stops>
      </style:paragraph-properties>
      <style:text-properties fo:color="#3465a4" style:font-name="Calibri" fo:font-size="11pt" fo:language="es" fo:country="ES" fo:font-weight="bold" officeooo:paragraph-rsid="017607b5" style:letter-kerning="true" style:font-name-asian="Times New Roman1" style:font-size-asian="11pt" style:language-asian="zh" style:country-asian="CN" style:font-weight-asian="bold" style:font-name-complex="Tahoma1" style:font-size-complex="11pt" style:font-weight-complex="bold" fo:hyphenate="false" fo:hyphenation-remain-char-count="2" fo:hyphenation-push-char-count="2"/>
    </style:style>
    <style:style style:name="P734" style:family="paragraph" style:parent-style-name="Standard_20__28_user_29_" style:list-style-name="L1">
      <loext:graphic-properties draw:fill="none"/>
      <style:paragraph-properties fo:margin-left="2.101cm" fo:margin-right="0cm" fo:margin-top="0cm" fo:margin-bottom="0cm" loext:contextual-spacing="false" fo:line-height="100%" fo:text-align="start" style:justify-single-word="false" fo:orphans="2" fo:widows="2" fo:hyphenation-ladder-count="no-limit" fo:text-indent="-0.6cm" style:auto-text-indent="false" fo:background-color="transparent" style:vertical-align="baseline" style:writing-mode="lr-tb">
        <style:tab-stops>
          <style:tab-stop style:position="2.189cm"/>
        </style:tab-stops>
      </style:paragraph-properties>
      <style:text-properties fo:color="#3465a4" style:font-name="Calibri" fo:font-size="11pt" fo:language="es" fo:country="ES" fo:font-weight="bold" officeooo:paragraph-rsid="0121930c" style:letter-kerning="true" style:font-name-asian="Times New Roman1" style:font-size-asian="11pt" style:language-asian="zh" style:country-asian="CN" style:font-weight-asian="bold" style:font-name-complex="Tahoma1" style:font-size-complex="11pt" style:font-weight-complex="bold" fo:hyphenate="false" fo:hyphenation-remain-char-count="2" fo:hyphenation-push-char-count="2"/>
    </style:style>
    <style:style style:name="P735" style:family="paragraph" style:parent-style-name="Standard_20__28_user_29_" style:list-style-name="L1">
      <loext:graphic-properties draw:fill="none"/>
      <style:paragraph-properties fo:margin-left="2.101cm" fo:margin-right="0cm" fo:margin-top="0cm" fo:margin-bottom="0cm" loext:contextual-spacing="false" fo:line-height="100%" fo:text-align="start" style:justify-single-word="false" fo:orphans="2" fo:widows="2" fo:hyphenation-ladder-count="no-limit" fo:text-indent="-0.6cm" style:auto-text-indent="false" fo:background-color="transparent" style:vertical-align="baseline" style:writing-mode="lr-tb">
        <style:tab-stops>
          <style:tab-stop style:position="2.189cm"/>
        </style:tab-stops>
      </style:paragraph-properties>
      <style:text-properties fo:color="#3465a4" style:font-name="Calibri" fo:font-size="11pt" fo:language="es" fo:country="ES" fo:font-weight="bold" officeooo:paragraph-rsid="0123638d" style:letter-kerning="true" style:font-name-asian="Times New Roman1" style:font-size-asian="11pt" style:language-asian="zh" style:country-asian="CN" style:font-weight-asian="bold" style:font-name-complex="Tahoma1" style:font-size-complex="11pt" style:font-weight-complex="bold" fo:hyphenate="false" fo:hyphenation-remain-char-count="2" fo:hyphenation-push-char-count="2"/>
    </style:style>
    <style:style style:name="P736" style:family="paragraph" style:parent-style-name="Standard_20__28_user_29_" style:list-style-name="L1">
      <loext:graphic-properties draw:fill="none"/>
      <style:paragraph-properties fo:margin-left="2.101cm" fo:margin-right="0cm" fo:margin-top="0cm" fo:margin-bottom="0cm" loext:contextual-spacing="false" fo:line-height="100%" fo:text-align="start" style:justify-single-word="false" fo:orphans="2" fo:widows="2" fo:hyphenation-ladder-count="no-limit" fo:text-indent="-0.6cm" style:auto-text-indent="false" fo:background-color="transparent" style:vertical-align="baseline" style:writing-mode="lr-tb">
        <style:tab-stops>
          <style:tab-stop style:position="2.189cm"/>
        </style:tab-stops>
      </style:paragraph-properties>
      <style:text-properties fo:color="#3465a4" style:font-name="Calibri" fo:font-size="11pt" fo:language="es" fo:country="ES" fo:font-weight="bold" officeooo:paragraph-rsid="01252694" style:letter-kerning="true" style:font-name-asian="Times New Roman1" style:font-size-asian="11pt" style:language-asian="zh" style:country-asian="CN" style:font-weight-asian="bold" style:font-name-complex="Tahoma1" style:font-size-complex="11pt" style:font-weight-complex="bold" fo:hyphenate="false" fo:hyphenation-remain-char-count="2" fo:hyphenation-push-char-count="2"/>
    </style:style>
    <style:style style:name="P737" style:family="paragraph" style:parent-style-name="Standard_20__28_user_29_" style:list-style-name="L1">
      <loext:graphic-properties draw:fill="none"/>
      <style:paragraph-properties fo:margin-left="2.101cm" fo:margin-right="0cm" fo:margin-top="0cm" fo:margin-bottom="0cm" loext:contextual-spacing="false" fo:line-height="100%" fo:text-align="start" style:justify-single-word="false" fo:orphans="2" fo:widows="2" fo:hyphenation-ladder-count="no-limit" fo:text-indent="-0.6cm" style:auto-text-indent="false" fo:background-color="transparent" style:vertical-align="baseline" style:writing-mode="lr-tb">
        <style:tab-stops>
          <style:tab-stop style:position="2.189cm"/>
        </style:tab-stops>
      </style:paragraph-properties>
      <style:text-properties fo:color="#3465a4" style:font-name="Calibri" fo:font-size="11pt" fo:language="es" fo:country="ES" fo:font-weight="bold" officeooo:paragraph-rsid="01761b07" style:letter-kerning="true" style:font-name-asian="Times New Roman1" style:font-size-asian="11pt" style:language-asian="zh" style:country-asian="CN" style:font-weight-asian="bold" style:font-name-complex="Tahoma1" style:font-size-complex="11pt" style:font-weight-complex="bold" fo:hyphenate="false" fo:hyphenation-remain-char-count="2" fo:hyphenation-push-char-count="2"/>
    </style:style>
    <style:style style:name="P738" style:family="paragraph" style:parent-style-name="Standard_20__28_user_29_" style:list-style-name="L1">
      <loext:graphic-properties draw:fill="none"/>
      <style:paragraph-properties fo:margin-left="2.101cm" fo:margin-right="0cm" fo:margin-top="0cm" fo:margin-bottom="0cm" loext:contextual-spacing="false" fo:line-height="100%" fo:text-align="start" style:justify-single-word="false" fo:orphans="2" fo:widows="2" fo:hyphenation-ladder-count="no-limit" fo:text-indent="-0.6cm" style:auto-text-indent="false" fo:background-color="transparent" style:vertical-align="baseline" style:writing-mode="lr-tb">
        <style:tab-stops>
          <style:tab-stop style:position="2.189cm"/>
        </style:tab-stops>
      </style:paragraph-properties>
      <style:text-properties fo:color="#3465a4" style:font-name="Calibri" fo:font-size="11pt" fo:language="es" fo:country="ES" fo:font-weight="bold" officeooo:paragraph-rsid="0129d7da" style:letter-kerning="true" style:font-name-asian="Times New Roman1" style:font-size-asian="11pt" style:language-asian="zh" style:country-asian="CN" style:font-weight-asian="bold" style:font-name-complex="Tahoma1" style:font-size-complex="11pt" style:font-weight-complex="bold" fo:hyphenate="false" fo:hyphenation-remain-char-count="2" fo:hyphenation-push-char-count="2"/>
    </style:style>
    <style:style style:name="P739" style:family="paragraph" style:parent-style-name="Standard_20__28_user_29_" style:list-style-name="L1">
      <loext:graphic-properties draw:fill="none"/>
      <style:paragraph-properties fo:margin-left="2.101cm" fo:margin-right="0cm" fo:margin-top="0cm" fo:margin-bottom="0cm" loext:contextual-spacing="false" fo:line-height="100%" fo:text-align="start" style:justify-single-word="false" fo:orphans="2" fo:widows="2" fo:hyphenation-ladder-count="no-limit" fo:text-indent="-0.6cm" style:auto-text-indent="false" fo:background-color="transparent" style:vertical-align="baseline" style:writing-mode="lr-tb">
        <style:tab-stops>
          <style:tab-stop style:position="2.189cm"/>
        </style:tab-stops>
      </style:paragraph-properties>
      <style:text-properties fo:color="#3465a4" style:font-name="Calibri" fo:font-size="11pt" fo:language="es" fo:country="ES" fo:font-weight="bold" officeooo:paragraph-rsid="012c4200" style:letter-kerning="true" style:font-name-asian="Times New Roman1" style:font-size-asian="11pt" style:language-asian="zh" style:country-asian="CN" style:font-weight-asian="bold" style:font-name-complex="Tahoma1" style:font-size-complex="11pt" style:font-weight-complex="bold" fo:hyphenate="false" fo:hyphenation-remain-char-count="2" fo:hyphenation-push-char-count="2"/>
    </style:style>
    <style:style style:name="P740" style:family="paragraph" style:parent-style-name="Standard_20__28_user_29_" style:list-style-name="L1">
      <loext:graphic-properties draw:fill="none"/>
      <style:paragraph-properties fo:margin-left="2.101cm" fo:margin-right="0cm" fo:margin-top="0cm" fo:margin-bottom="0cm" loext:contextual-spacing="false" fo:line-height="100%" fo:text-align="start" style:justify-single-word="false" fo:orphans="2" fo:widows="2" fo:hyphenation-ladder-count="no-limit" fo:text-indent="-0.6cm" style:auto-text-indent="false" fo:background-color="transparent" style:vertical-align="baseline" style:writing-mode="lr-tb">
        <style:tab-stops>
          <style:tab-stop style:position="2.189cm"/>
        </style:tab-stops>
      </style:paragraph-properties>
      <style:text-properties fo:color="#3465a4" style:font-name="Calibri" fo:font-size="11pt" fo:language="es" fo:country="ES" fo:font-weight="bold" officeooo:paragraph-rsid="012edca6" style:letter-kerning="true" style:font-name-asian="Times New Roman1" style:font-size-asian="11pt" style:language-asian="zh" style:country-asian="CN" style:font-weight-asian="bold" style:font-name-complex="Tahoma1" style:font-size-complex="11pt" style:font-weight-complex="bold" fo:hyphenate="false" fo:hyphenation-remain-char-count="2" fo:hyphenation-push-char-count="2"/>
    </style:style>
    <style:style style:name="P741" style:family="paragraph" style:parent-style-name="Standard_20__28_user_29_">
      <loext:graphic-properties draw:fill="none"/>
      <style:paragraph-properties fo:margin-left="2.101cm" fo:margin-right="0cm" fo:margin-top="0cm" fo:margin-bottom="0cm" loext:contextual-spacing="false" fo:line-height="100%" fo:text-align="start" style:justify-single-word="false" fo:orphans="2" fo:widows="2" fo:hyphenation-ladder-count="no-limit" fo:text-indent="-0.6cm" style:auto-text-indent="false" fo:background-color="transparent" style:vertical-align="baseline" style:writing-mode="lr-tb">
        <style:tab-stops>
          <style:tab-stop style:position="2.189cm"/>
        </style:tab-stops>
      </style:paragraph-properties>
      <style:text-properties fo:color="#3465a4" style:font-name="Calibri" fo:font-size="11pt" fo:language="es" fo:country="ES" fo:font-weight="bold" officeooo:paragraph-rsid="017607b5" style:letter-kerning="true" style:font-name-asian="Times New Roman1" style:font-size-asian="11pt" style:language-asian="zh" style:country-asian="CN" style:font-weight-asian="bold" style:font-name-complex="Tahoma1" style:font-size-complex="11pt" style:font-weight-complex="bold" fo:hyphenate="false" fo:hyphenation-remain-char-count="2" fo:hyphenation-push-char-count="2"/>
    </style:style>
    <style:style style:name="P742" style:family="paragraph" style:parent-style-name="Standard_20__28_user_29_">
      <loext:graphic-properties draw:fill="none"/>
      <style:paragraph-properties fo:margin-left="2.101cm" fo:margin-right="0cm" fo:margin-top="0cm" fo:margin-bottom="0cm" loext:contextual-spacing="false" fo:line-height="100%" fo:text-align="start" style:justify-single-word="false" fo:orphans="2" fo:widows="2" fo:hyphenation-ladder-count="no-limit" fo:text-indent="-0.6cm" style:auto-text-indent="false" fo:background-color="transparent" style:vertical-align="baseline" style:writing-mode="lr-tb">
        <style:tab-stops>
          <style:tab-stop style:position="2.189cm"/>
        </style:tab-stops>
      </style:paragraph-properties>
      <style:text-properties fo:color="#3465a4" style:font-name="Calibri" fo:font-size="11pt" fo:language="es" fo:country="ES" fo:font-weight="bold" officeooo:paragraph-rsid="012030c7" style:letter-kerning="true" style:font-name-asian="Times New Roman1" style:font-size-asian="11pt" style:language-asian="zh" style:country-asian="CN" style:font-weight-asian="bold" style:font-name-complex="Tahoma1" style:font-size-complex="11pt" style:font-weight-complex="bold" fo:hyphenate="false" fo:hyphenation-remain-char-count="2" fo:hyphenation-push-char-count="2"/>
    </style:style>
    <style:style style:name="P743" style:family="paragraph" style:parent-style-name="Standard_20__28_user_29_" style:list-style-name="L1">
      <loext:graphic-properties draw:fill="none"/>
      <style:paragraph-properties fo:margin-left="2.101cm" fo:margin-right="0cm" fo:margin-top="0cm" fo:margin-bottom="0cm" loext:contextual-spacing="false" fo:line-height="100%" fo:text-align="start" style:justify-single-word="false" fo:orphans="2" fo:widows="2" fo:hyphenation-ladder-count="no-limit" fo:text-indent="-0.6cm" style:auto-text-indent="false" fo:background-color="transparent" style:vertical-align="baseline" style:writing-mode="lr-tb">
        <style:tab-stops>
          <style:tab-stop style:position="2.189cm"/>
        </style:tab-stops>
      </style:paragraph-properties>
      <style:text-properties style:font-name="CityBlueprint" officeooo:paragraph-rsid="017607b5" fo:hyphenate="false" fo:hyphenation-remain-char-count="2" fo:hyphenation-push-char-count="2"/>
    </style:style>
    <style:style style:name="P744" style:family="paragraph" style:parent-style-name="Standard_20__28_user_29_" style:list-style-name="L1">
      <loext:graphic-properties draw:fill="none"/>
      <style:paragraph-properties fo:margin-left="2.101cm" fo:margin-right="0cm" fo:margin-top="0cm" fo:margin-bottom="0cm" loext:contextual-spacing="false" fo:line-height="100%" fo:text-align="start" style:justify-single-word="false" fo:orphans="2" fo:widows="2" fo:hyphenation-ladder-count="no-limit" fo:text-indent="-0.6cm" style:auto-text-indent="false" fo:background-color="transparent" style:vertical-align="baseline" style:writing-mode="lr-tb">
        <style:tab-stops>
          <style:tab-stop style:position="2.189cm"/>
        </style:tab-stops>
      </style:paragraph-properties>
      <style:text-properties style:font-name="CityBlueprint" officeooo:paragraph-rsid="01761b07" fo:hyphenate="false" fo:hyphenation-remain-char-count="2" fo:hyphenation-push-char-count="2"/>
    </style:style>
    <style:style style:name="P745" style:family="paragraph" style:parent-style-name="Standard_20__28_user_29_" style:list-style-name="L1">
      <loext:graphic-properties draw:fill="none"/>
      <style:paragraph-properties fo:margin-left="2.101cm" fo:margin-right="0cm" fo:margin-top="0cm" fo:margin-bottom="0cm" loext:contextual-spacing="false" fo:line-height="100%" fo:text-align="start" style:justify-single-word="false" fo:orphans="2" fo:widows="2" fo:hyphenation-ladder-count="no-limit" fo:text-indent="-0.6cm" style:auto-text-indent="false" fo:background-color="transparent" style:vertical-align="baseline" style:writing-mode="lr-tb">
        <style:tab-stops>
          <style:tab-stop style:position="2.189cm"/>
        </style:tab-stops>
      </style:paragraph-properties>
      <style:text-properties style:font-name="CityBlueprint" officeooo:paragraph-rsid="01765ca1" fo:hyphenate="false" fo:hyphenation-remain-char-count="2" fo:hyphenation-push-char-count="2"/>
    </style:style>
    <style:style style:name="P746" style:family="paragraph" style:parent-style-name="Standard_20__28_user_29_" style:list-style-name="L1">
      <loext:graphic-properties draw:fill="none"/>
      <style:paragraph-properties fo:margin-left="2.101cm" fo:margin-right="0cm" fo:margin-top="0cm" fo:margin-bottom="0cm" loext:contextual-spacing="false" fo:line-height="100%" fo:text-align="start" style:justify-single-word="false" fo:orphans="2" fo:widows="2" fo:hyphenation-ladder-count="no-limit" fo:text-indent="-0.6cm" style:auto-text-indent="false" fo:background-color="transparent" style:vertical-align="baseline" style:writing-mode="lr-tb">
        <style:tab-stops>
          <style:tab-stop style:position="2.189cm"/>
        </style:tab-stops>
      </style:paragraph-properties>
      <style:text-properties style:font-name="CityBlueprint" officeooo:paragraph-rsid="01774298" fo:hyphenate="false" fo:hyphenation-remain-char-count="2" fo:hyphenation-push-char-count="2"/>
    </style:style>
    <style:style style:name="P747" style:family="paragraph" style:parent-style-name="Standard_20__28_user_29_" style:list-style-name="L1">
      <loext:graphic-properties draw:fill="none"/>
      <style:paragraph-properties fo:margin-left="2.101cm" fo:margin-right="0cm" fo:margin-top="0cm" fo:margin-bottom="0cm" loext:contextual-spacing="false" fo:line-height="100%" fo:text-align="start" style:justify-single-word="false" fo:orphans="2" fo:widows="2" fo:hyphenation-ladder-count="no-limit" fo:text-indent="-0.6cm" style:auto-text-indent="false" fo:background-color="transparent" style:vertical-align="baseline" style:writing-mode="lr-tb">
        <style:tab-stops>
          <style:tab-stop style:position="2.189cm"/>
        </style:tab-stops>
      </style:paragraph-properties>
      <style:text-properties style:font-name="CityBlueprint" officeooo:paragraph-rsid="01783bfb" fo:hyphenate="false" fo:hyphenation-remain-char-count="2" fo:hyphenation-push-char-count="2"/>
    </style:style>
    <style:style style:name="P748" style:family="paragraph" style:parent-style-name="Standard_20__28_user_29_" style:list-style-name="L1">
      <loext:graphic-properties draw:fill="none"/>
      <style:paragraph-properties fo:margin-left="2.101cm" fo:margin-right="0cm" fo:margin-top="0cm" fo:margin-bottom="0cm" loext:contextual-spacing="false" fo:line-height="100%" fo:text-align="start" style:justify-single-word="false" fo:orphans="2" fo:widows="2" fo:hyphenation-ladder-count="no-limit" fo:text-indent="-0.6cm" style:auto-text-indent="false" fo:background-color="transparent" style:vertical-align="baseline" style:writing-mode="lr-tb">
        <style:tab-stops>
          <style:tab-stop style:position="2.189cm"/>
        </style:tab-stops>
      </style:paragraph-properties>
      <style:text-properties officeooo:paragraph-rsid="02aeab80" fo:hyphenate="false" fo:hyphenation-remain-char-count="2" fo:hyphenation-push-char-count="2"/>
    </style:style>
    <style:style style:name="P749" style:family="paragraph" style:parent-style-name="Standard_20__28_user_29_" style:list-style-name="L1" style:master-page-name="">
      <loext:graphic-properties draw:fill="none"/>
      <style:paragraph-properties fo:margin-left="2.101cm" fo:margin-right="0cm" fo:margin-top="0cm" fo:margin-bottom="0cm" loext:contextual-spacing="false" fo:line-height="100%" fo:text-align="start" style:justify-single-word="false" fo:orphans="2" fo:widows="2" fo:hyphenation-ladder-count="no-limit" fo:text-indent="-0.6cm" style:auto-text-indent="false" style:page-number="auto" fo:background-color="transparent" style:vertical-align="baseline" style:writing-mode="lr-tb">
        <style:tab-stops>
          <style:tab-stop style:position="2.189cm"/>
        </style:tab-stops>
      </style:paragraph-properties>
      <style:text-properties officeooo:paragraph-rsid="02a74b12" fo:hyphenate="false" fo:hyphenation-remain-char-count="2" fo:hyphenation-push-char-count="2"/>
    </style:style>
    <style:style style:name="P750" style:family="paragraph" style:parent-style-name="Standard_20__28_user_29_" style:list-style-name="L1" style:master-page-name="">
      <loext:graphic-properties draw:fill="none"/>
      <style:paragraph-properties fo:margin-left="2.101cm" fo:margin-right="0cm" fo:margin-top="0cm" fo:margin-bottom="0cm" loext:contextual-spacing="false" fo:line-height="100%" fo:text-align="start" style:justify-single-word="false" fo:orphans="2" fo:widows="2" fo:hyphenation-ladder-count="no-limit" fo:text-indent="-0.6cm" style:auto-text-indent="false" style:page-number="auto" fo:background-color="transparent" style:vertical-align="baseline" style:writing-mode="lr-tb">
        <style:tab-stops>
          <style:tab-stop style:position="2.189cm"/>
        </style:tab-stops>
      </style:paragraph-properties>
      <style:text-properties officeooo:paragraph-rsid="02a75bc4" fo:hyphenate="false" fo:hyphenation-remain-char-count="2" fo:hyphenation-push-char-count="2"/>
    </style:style>
    <style:style style:name="P751" style:family="paragraph" style:parent-style-name="Standard_20__28_user_29_" style:list-style-name="L1" style:master-page-name="">
      <loext:graphic-properties draw:fill="none"/>
      <style:paragraph-properties fo:margin-left="2.101cm" fo:margin-right="0cm" fo:margin-top="0cm" fo:margin-bottom="0cm" loext:contextual-spacing="false" fo:line-height="100%" fo:text-align="start" style:justify-single-word="false" fo:orphans="2" fo:widows="2" fo:hyphenation-ladder-count="no-limit" fo:text-indent="-0.6cm" style:auto-text-indent="false" style:page-number="auto" fo:background-color="transparent" style:vertical-align="baseline" style:writing-mode="lr-tb">
        <style:tab-stops>
          <style:tab-stop style:position="2.189cm"/>
        </style:tab-stops>
      </style:paragraph-properties>
      <style:text-properties officeooo:paragraph-rsid="02a78696" fo:hyphenate="false" fo:hyphenation-remain-char-count="2" fo:hyphenation-push-char-count="2"/>
    </style:style>
    <style:style style:name="P752" style:family="paragraph" style:parent-style-name="Standard_20__28_user_29_" style:list-style-name="L1" style:master-page-name="">
      <loext:graphic-properties draw:fill="none"/>
      <style:paragraph-properties fo:margin-left="2.101cm" fo:margin-right="0cm" fo:margin-top="0cm" fo:margin-bottom="0cm" loext:contextual-spacing="false" fo:line-height="100%" fo:text-align="start" style:justify-single-word="false" fo:orphans="2" fo:widows="2" fo:hyphenation-ladder-count="no-limit" fo:text-indent="-0.6cm" style:auto-text-indent="false" style:page-number="auto" fo:background-color="transparent" style:vertical-align="baseline" style:writing-mode="lr-tb">
        <style:tab-stops>
          <style:tab-stop style:position="2.189cm"/>
        </style:tab-stops>
      </style:paragraph-properties>
      <style:text-properties officeooo:paragraph-rsid="02a98820" fo:hyphenate="false" fo:hyphenation-remain-char-count="2" fo:hyphenation-push-char-count="2"/>
    </style:style>
    <style:style style:name="P753" style:family="paragraph" style:parent-style-name="Standard_20__28_user_29_" style:list-style-name="L1" style:master-page-name="">
      <loext:graphic-properties draw:fill="none"/>
      <style:paragraph-properties fo:margin-left="2.101cm" fo:margin-right="0cm" fo:margin-top="0cm" fo:margin-bottom="0cm" loext:contextual-spacing="false" fo:line-height="100%" fo:text-align="start" style:justify-single-word="false" fo:orphans="2" fo:widows="2" fo:hyphenation-ladder-count="no-limit" fo:text-indent="-0.6cm" style:auto-text-indent="false" style:page-number="auto" fo:background-color="transparent" style:vertical-align="baseline" style:writing-mode="lr-tb">
        <style:tab-stops>
          <style:tab-stop style:position="2.189cm"/>
          <style:tab-stop style:position="3.194cm"/>
        </style:tab-stops>
      </style:paragraph-properties>
      <style:text-properties officeooo:paragraph-rsid="02a9c4df" fo:hyphenate="false" fo:hyphenation-remain-char-count="2" fo:hyphenation-push-char-count="2"/>
    </style:style>
    <style:style style:name="P754" style:family="paragraph" style:parent-style-name="Standard_20__28_user_29_" style:list-style-name="L1" style:master-page-name="">
      <loext:graphic-properties draw:fill="none"/>
      <style:paragraph-properties fo:margin-left="2.101cm" fo:margin-right="0cm" fo:margin-top="0cm" fo:margin-bottom="0cm" loext:contextual-spacing="false" fo:line-height="100%" fo:text-align="start" style:justify-single-word="false" fo:orphans="2" fo:widows="2" fo:hyphenation-ladder-count="no-limit" fo:text-indent="-0.6cm" style:auto-text-indent="false" style:page-number="auto" fo:background-color="transparent" style:vertical-align="baseline" style:writing-mode="lr-tb">
        <style:tab-stops>
          <style:tab-stop style:position="2.189cm"/>
        </style:tab-stops>
      </style:paragraph-properties>
      <style:text-properties officeooo:paragraph-rsid="02aaa713" fo:hyphenate="false" fo:hyphenation-remain-char-count="2" fo:hyphenation-push-char-count="2"/>
    </style:style>
    <style:style style:name="P755" style:family="paragraph" style:parent-style-name="Standard_20__28_user_29_" style:list-style-name="L1" style:master-page-name="">
      <loext:graphic-properties draw:fill="none"/>
      <style:paragraph-properties fo:margin-left="2.101cm" fo:margin-right="0cm" fo:margin-top="0cm" fo:margin-bottom="0cm" loext:contextual-spacing="false" fo:line-height="100%" fo:text-align="start" style:justify-single-word="false" fo:orphans="2" fo:widows="2" fo:hyphenation-ladder-count="no-limit" fo:text-indent="-0.6cm" style:auto-text-indent="false" style:page-number="auto" fo:background-color="transparent" style:vertical-align="baseline" style:writing-mode="lr-tb">
        <style:tab-stops>
          <style:tab-stop style:position="2.189cm"/>
        </style:tab-stops>
      </style:paragraph-properties>
      <style:text-properties officeooo:paragraph-rsid="02ac7d97" fo:hyphenate="false" fo:hyphenation-remain-char-count="2" fo:hyphenation-push-char-count="2"/>
    </style:style>
    <style:style style:name="P756" style:family="paragraph" style:parent-style-name="Standard_20__28_user_29_" style:list-style-name="L1" style:master-page-name="">
      <loext:graphic-properties draw:fill="none"/>
      <style:paragraph-properties fo:margin-left="2.101cm" fo:margin-right="0cm" fo:margin-top="0cm" fo:margin-bottom="0cm" loext:contextual-spacing="false" fo:line-height="100%" fo:text-align="start" style:justify-single-word="false" fo:orphans="2" fo:widows="2" fo:hyphenation-ladder-count="no-limit" fo:text-indent="-0.6cm" style:auto-text-indent="false" style:page-number="auto" fo:background-color="transparent" style:vertical-align="baseline" style:writing-mode="lr-tb">
        <style:tab-stops>
          <style:tab-stop style:position="2.189cm"/>
        </style:tab-stops>
      </style:paragraph-properties>
      <style:text-properties officeooo:paragraph-rsid="02aeab80" fo:hyphenate="false" fo:hyphenation-remain-char-count="2" fo:hyphenation-push-char-count="2"/>
    </style:style>
    <style:style style:name="P757" style:family="paragraph" style:parent-style-name="Standard_20__28_user_29_" style:list-style-name="L1">
      <loext:graphic-properties draw:fill="none"/>
      <style:paragraph-properties fo:margin-left="1.501cm" fo:margin-right="0cm" fo:margin-top="0cm" fo:margin-bottom="0cm" loext:contextual-spacing="false" fo:line-height="100%" fo:text-align="start" style:justify-single-word="false" fo:orphans="2" fo:widows="2" fo:hyphenation-ladder-count="no-limit" fo:text-indent="0cm" style:auto-text-indent="false" fo:background-color="transparent" style:vertical-align="baseline" style:writing-mode="lr-tb">
        <style:tab-stops>
          <style:tab-stop style:position="2.189cm"/>
        </style:tab-stops>
      </style:paragraph-properties>
      <style:text-properties style:font-name="CityBlueprint" officeooo:paragraph-rsid="01774298" fo:hyphenate="false" fo:hyphenation-remain-char-count="2" fo:hyphenation-push-char-count="2"/>
    </style:style>
    <style:style style:name="P758" style:family="paragraph" style:parent-style-name="Standard_20__28_user_29_">
      <loext:graphic-properties draw:fill="none"/>
      <style:paragraph-properties fo:margin-left="1.501cm" fo:margin-right="0cm" fo:margin-top="0cm" fo:margin-bottom="0cm" loext:contextual-spacing="false" fo:line-height="100%" fo:text-align="start" style:justify-single-word="false" fo:orphans="2" fo:widows="2" fo:hyphenation-ladder-count="no-limit" fo:text-indent="0cm" style:auto-text-indent="false" fo:background-color="transparent" style:vertical-align="baseline" style:writing-mode="lr-tb">
        <style:tab-stops>
          <style:tab-stop style:position="2.189cm"/>
        </style:tab-stops>
      </style:paragraph-properties>
      <style:text-properties style:font-name="Calibri" fo:language="es" fo:country="ES" officeooo:paragraph-rsid="02a74b12" style:letter-kerning="true" style:font-name-asian="Times New Roman1" style:language-asian="zh" style:country-asian="CN" style:font-name-complex="Tahoma1" fo:hyphenate="false" fo:hyphenation-remain-char-count="2" fo:hyphenation-push-char-count="2"/>
    </style:style>
    <style:style style:name="P759" style:family="paragraph" style:parent-style-name="Standard_20__28_user_29_">
      <loext:graphic-properties draw:fill="none"/>
      <style:paragraph-properties fo:margin-left="1.501cm" fo:margin-right="0cm" fo:margin-top="0cm" fo:margin-bottom="0cm" loext:contextual-spacing="false" fo:line-height="100%" fo:text-align="start" style:justify-single-word="false" fo:orphans="2" fo:widows="2" fo:hyphenation-ladder-count="no-limit" fo:text-indent="0cm" style:auto-text-indent="false" fo:background-color="transparent" style:vertical-align="baseline" style:writing-mode="lr-tb">
        <style:tab-stops>
          <style:tab-stop style:position="2.189cm"/>
        </style:tab-stops>
      </style:paragraph-properties>
      <style:text-properties style:font-name="Calibri" fo:language="es" fo:country="ES" officeooo:paragraph-rsid="02a75bc4" style:letter-kerning="true" style:font-name-asian="Times New Roman1" style:language-asian="zh" style:country-asian="CN" style:font-name-complex="Tahoma1" fo:hyphenate="false" fo:hyphenation-remain-char-count="2" fo:hyphenation-push-char-count="2"/>
    </style:style>
    <style:style style:name="P760" style:family="paragraph" style:parent-style-name="Standard_20__28_user_29_">
      <loext:graphic-properties draw:fill="none"/>
      <style:paragraph-properties fo:margin-left="1.501cm" fo:margin-right="0cm" fo:margin-top="0cm" fo:margin-bottom="0cm" loext:contextual-spacing="false" fo:line-height="100%" fo:text-align="start" style:justify-single-word="false" fo:orphans="2" fo:widows="2" fo:hyphenation-ladder-count="no-limit" fo:text-indent="0cm" style:auto-text-indent="false" fo:background-color="transparent" style:vertical-align="baseline" style:writing-mode="lr-tb">
        <style:tab-stops>
          <style:tab-stop style:position="2.189cm"/>
        </style:tab-stops>
      </style:paragraph-properties>
      <style:text-properties style:font-name="Calibri" fo:language="es" fo:country="ES" officeooo:paragraph-rsid="02a78696" style:letter-kerning="true" style:font-name-asian="Times New Roman1" style:language-asian="zh" style:country-asian="CN" style:font-name-complex="Tahoma1" fo:hyphenate="false" fo:hyphenation-remain-char-count="2" fo:hyphenation-push-char-count="2"/>
    </style:style>
    <style:style style:name="P761" style:family="paragraph" style:parent-style-name="Standard_20__28_user_29_">
      <loext:graphic-properties draw:fill="none"/>
      <style:paragraph-properties fo:margin-left="1.501cm" fo:margin-right="0cm" fo:margin-top="0cm" fo:margin-bottom="0cm" loext:contextual-spacing="false" fo:line-height="100%" fo:text-align="start" style:justify-single-word="false" fo:orphans="2" fo:widows="2" fo:hyphenation-ladder-count="no-limit" fo:text-indent="0cm" style:auto-text-indent="false" fo:background-color="transparent" style:vertical-align="baseline" style:writing-mode="lr-tb">
        <style:tab-stops>
          <style:tab-stop style:position="2.189cm"/>
        </style:tab-stops>
      </style:paragraph-properties>
      <style:text-properties style:font-name="Calibri" fo:language="es" fo:country="UY" officeooo:rsid="02a78696" officeooo:paragraph-rsid="02a78696" style:letter-kerning="true" style:font-name-asian="Times New Roman1" style:language-asian="zh" style:country-asian="CN" style:font-name-complex="Tahoma1" fo:hyphenate="false" fo:hyphenation-remain-char-count="2" fo:hyphenation-push-char-count="2"/>
    </style:style>
    <style:style style:name="P762" style:family="paragraph" style:parent-style-name="Standard_20__28_user_29_" style:list-style-name="L1">
      <loext:graphic-properties draw:fill="none"/>
      <style:paragraph-properties fo:margin-left="0cm" fo:margin-right="0cm" fo:margin-top="0cm" fo:margin-bottom="0cm" loext:contextual-spacing="false" fo:line-height="100%" fo:text-align="start" style:justify-single-word="false" fo:orphans="2" fo:widows="2" fo:hyphenation-ladder-count="no-limit" fo:text-indent="0cm" style:auto-text-indent="false" fo:background-color="transparent" style:vertical-align="baseline" style:writing-mode="lr-tb">
        <style:tab-stops>
          <style:tab-stop style:position="2.189cm"/>
        </style:tab-stops>
      </style:paragraph-properties>
      <style:text-properties style:font-name="Calibri" fo:language="es" fo:country="ES" officeooo:paragraph-rsid="02988fe2" style:letter-kerning="true" style:font-name-asian="Times New Roman1" style:language-asian="zh" style:country-asian="CN" style:font-name-complex="Tahoma1" fo:hyphenate="false" fo:hyphenation-remain-char-count="2" fo:hyphenation-push-char-count="2"/>
    </style:style>
    <style:style style:name="P763" style:family="paragraph" style:parent-style-name="Standard_20__28_user_29_" style:list-style-name="L1">
      <loext:graphic-properties draw:fill="none"/>
      <style:paragraph-properties fo:margin-left="0cm" fo:margin-right="0cm" fo:margin-top="0cm" fo:margin-bottom="0cm" loext:contextual-spacing="false" fo:line-height="100%" fo:text-align="start" style:justify-single-word="false" fo:orphans="2" fo:widows="2" fo:hyphenation-ladder-count="no-limit" fo:text-indent="0cm" style:auto-text-indent="false" fo:background-color="transparent" style:vertical-align="baseline" style:writing-mode="lr-tb">
        <style:tab-stops>
          <style:tab-stop style:position="2.189cm"/>
        </style:tab-stops>
      </style:paragraph-properties>
      <style:text-properties style:font-name="Calibri" fo:language="es" fo:country="ES" officeooo:paragraph-rsid="02a6561d" style:letter-kerning="true" style:font-name-asian="Times New Roman1" style:language-asian="zh" style:country-asian="CN" style:font-name-complex="Tahoma1" fo:hyphenate="false" fo:hyphenation-remain-char-count="2" fo:hyphenation-push-char-count="2"/>
    </style:style>
    <style:style style:name="P764" style:family="paragraph" style:parent-style-name="Standard_20__28_user_29_" style:list-style-name="L1">
      <loext:graphic-properties draw:fill="none"/>
      <style:paragraph-properties fo:margin-left="0cm" fo:margin-right="0cm" fo:margin-top="0cm" fo:margin-bottom="0cm" loext:contextual-spacing="false" fo:line-height="100%" fo:text-align="start" style:justify-single-word="false" fo:orphans="2" fo:widows="2" fo:hyphenation-ladder-count="no-limit" fo:text-indent="0cm" style:auto-text-indent="false" fo:background-color="transparent" style:vertical-align="baseline" style:writing-mode="lr-tb">
        <style:tab-stops>
          <style:tab-stop style:position="2.189cm"/>
        </style:tab-stops>
      </style:paragraph-properties>
      <style:text-properties style:font-name="Calibri" fo:language="es" fo:country="ES" officeooo:paragraph-rsid="02a74b12" style:letter-kerning="true" style:font-name-asian="Times New Roman1" style:language-asian="zh" style:country-asian="CN" style:font-name-complex="Tahoma1" fo:hyphenate="false" fo:hyphenation-remain-char-count="2" fo:hyphenation-push-char-count="2"/>
    </style:style>
    <style:style style:name="P765" style:family="paragraph" style:parent-style-name="Standard_20__28_user_29_" style:list-style-name="L1">
      <loext:graphic-properties draw:fill="none"/>
      <style:paragraph-properties fo:margin-left="0cm" fo:margin-right="0cm" fo:margin-top="0cm" fo:margin-bottom="0cm" loext:contextual-spacing="false" fo:line-height="100%" fo:text-align="start" style:justify-single-word="false" fo:orphans="2" fo:widows="2" fo:hyphenation-ladder-count="no-limit" fo:text-indent="0cm" style:auto-text-indent="false" fo:background-color="transparent" style:vertical-align="baseline" style:writing-mode="lr-tb">
        <style:tab-stops>
          <style:tab-stop style:position="2.189cm"/>
          <style:tab-stop style:position="2.194cm"/>
        </style:tab-stops>
      </style:paragraph-properties>
      <style:text-properties style:font-name="Calibri" fo:language="es" fo:country="ES" officeooo:paragraph-rsid="029c45fe" style:letter-kerning="true" style:font-name-asian="Times New Roman1" style:language-asian="zh" style:country-asian="CN" style:font-name-complex="Tahoma1" fo:hyphenate="false" fo:hyphenation-remain-char-count="2" fo:hyphenation-push-char-count="2"/>
    </style:style>
    <style:style style:name="P766" style:family="paragraph" style:parent-style-name="Standard_20__28_user_29_" style:list-style-name="L1">
      <loext:graphic-properties draw:fill="none"/>
      <style:paragraph-properties fo:margin-left="0cm" fo:margin-right="0cm" fo:margin-top="0cm" fo:margin-bottom="0cm" loext:contextual-spacing="false" fo:line-height="100%" fo:text-align="start" style:justify-single-word="false" fo:orphans="2" fo:widows="2" fo:hyphenation-ladder-count="no-limit" fo:text-indent="0cm" style:auto-text-indent="false" fo:background-color="transparent" style:vertical-align="baseline" style:writing-mode="lr-tb">
        <style:tab-stops>
          <style:tab-stop style:position="2.189cm"/>
        </style:tab-stops>
      </style:paragraph-properties>
      <style:text-properties style:font-name="Calibri" fo:language="es" fo:country="UY" officeooo:rsid="02a78696" officeooo:paragraph-rsid="02a78696" style:letter-kerning="true" style:font-name-asian="Times New Roman1" style:language-asian="zh" style:country-asian="CN" style:font-name-complex="Tahoma1" fo:hyphenate="false" fo:hyphenation-remain-char-count="2" fo:hyphenation-push-char-count="2"/>
    </style:style>
    <style:style style:name="P767" style:family="paragraph" style:parent-style-name="Standard_20__28_user_29_" style:list-style-name="L1">
      <loext:graphic-properties draw:fill="none"/>
      <style:paragraph-properties fo:margin-left="0cm" fo:margin-right="0cm" fo:margin-top="0cm" fo:margin-bottom="0cm" loext:contextual-spacing="false" fo:line-height="100%" fo:text-align="start" style:justify-single-word="false" fo:orphans="2" fo:widows="2" fo:hyphenation-ladder-count="no-limit" fo:text-indent="0cm" style:auto-text-indent="false" fo:background-color="transparent" style:vertical-align="baseline" style:writing-mode="lr-tb">
        <style:tab-stops>
          <style:tab-stop style:position="2.189cm"/>
        </style:tab-stops>
      </style:paragraph-properties>
      <style:text-properties officeooo:paragraph-rsid="02aeab80" fo:hyphenate="false" fo:hyphenation-remain-char-count="2" fo:hyphenation-push-char-count="2"/>
    </style:style>
    <style:style style:name="P768" style:family="paragraph" style:parent-style-name="Standard_20__28_user_29_" style:list-style-name="L1">
      <loext:graphic-properties draw:fill="none"/>
      <style:paragraph-properties fo:margin-left="0cm" fo:margin-right="0cm" fo:margin-top="0cm" fo:margin-bottom="0cm" loext:contextual-spacing="false" fo:line-height="100%" fo:text-align="start" style:justify-single-word="false" fo:orphans="2" fo:widows="2" fo:hyphenation-ladder-count="no-limit" fo:text-indent="0cm" style:auto-text-indent="false" fo:background-color="transparent" style:vertical-align="baseline" style:writing-mode="lr-tb">
        <style:tab-stops>
          <style:tab-stop style:position="2.189cm"/>
        </style:tab-stops>
      </style:paragraph-properties>
      <style:text-properties fo:color="#3465a4" style:font-name="Calibri" fo:font-size="11pt" fo:language="es" fo:country="ES" fo:font-weight="bold" officeooo:paragraph-rsid="029a2b9e" style:letter-kerning="true" style:font-name-asian="Times New Roman1" style:font-size-asian="11pt" style:language-asian="zh" style:country-asian="CN" style:font-weight-asian="bold" style:font-name-complex="Tahoma1" style:font-size-complex="11pt" style:font-weight-complex="bold" fo:hyphenate="false" fo:hyphenation-remain-char-count="2" fo:hyphenation-push-char-count="2"/>
    </style:style>
    <style:style style:name="P769" style:family="paragraph" style:parent-style-name="Standard_20__28_user_29_" style:list-style-name="L1" style:master-page-name="">
      <loext:graphic-properties draw:fill="none"/>
      <style:paragraph-properties fo:margin-left="2.3cm" fo:margin-right="0cm" fo:margin-top="0cm" fo:margin-bottom="0cm" loext:contextual-spacing="false" fo:line-height="100%" fo:text-align="start" style:justify-single-word="false" fo:orphans="2" fo:widows="2" fo:hyphenation-ladder-count="no-limit" fo:text-indent="-0.6cm" style:auto-text-indent="false" style:page-number="auto" fo:background-color="transparent" style:vertical-align="baseline" style:writing-mode="lr-tb">
        <style:tab-stops>
          <style:tab-stop style:position="2.189cm"/>
        </style:tab-stops>
      </style:paragraph-properties>
      <style:text-properties officeooo:paragraph-rsid="029c45fe" fo:hyphenate="false" fo:hyphenation-remain-char-count="2" fo:hyphenation-push-char-count="2"/>
    </style:style>
    <style:style style:name="P770" style:family="paragraph" style:parent-style-name="Standard_20__28_user_29_" style:list-style-name="L1">
      <loext:graphic-properties draw:fill="none"/>
      <style:paragraph-properties fo:margin-left="2.3cm" fo:margin-right="0cm" fo:margin-top="0cm" fo:margin-bottom="0cm" loext:contextual-spacing="false" fo:line-height="100%" fo:text-align="start" style:justify-single-word="false" fo:orphans="2" fo:widows="2" fo:hyphenation-ladder-count="no-limit" fo:text-indent="-0.6cm" style:auto-text-indent="false" fo:background-color="transparent" style:vertical-align="baseline" style:writing-mode="lr-tb">
        <style:tab-stops>
          <style:tab-stop style:position="2.189cm"/>
        </style:tab-stops>
      </style:paragraph-properties>
      <style:text-properties style:font-name="Calibri" fo:language="es" fo:country="ES" officeooo:paragraph-rsid="029c45fe" style:letter-kerning="true" style:font-name-asian="Times New Roman1" style:language-asian="zh" style:country-asian="CN" style:font-name-complex="Tahoma1" fo:hyphenate="false" fo:hyphenation-remain-char-count="2" fo:hyphenation-push-char-count="2"/>
    </style:style>
    <style:style style:name="P771" style:family="paragraph" style:parent-style-name="Standard_20__28_user_29_" style:list-style-name="L1">
      <loext:graphic-properties draw:fill="none"/>
      <style:paragraph-properties fo:margin-left="2.3cm" fo:margin-right="0cm" fo:margin-top="0cm" fo:margin-bottom="0cm" loext:contextual-spacing="false" fo:line-height="100%" fo:text-align="start" style:justify-single-word="false" fo:orphans="2" fo:widows="2" fo:hyphenation-ladder-count="no-limit" fo:text-indent="-0.6cm" style:auto-text-indent="false" fo:background-color="transparent" style:vertical-align="baseline" style:writing-mode="lr-tb">
        <style:tab-stops>
          <style:tab-stop style:position="2.189cm"/>
          <style:tab-stop style:position="2.194cm"/>
        </style:tab-stops>
      </style:paragraph-properties>
      <style:text-properties style:font-name="Calibri" fo:language="es" fo:country="ES" officeooo:paragraph-rsid="029c45fe" style:letter-kerning="true" style:font-name-asian="Times New Roman1" style:language-asian="zh" style:country-asian="CN" style:font-name-complex="Tahoma1" fo:hyphenate="false" fo:hyphenation-remain-char-count="2" fo:hyphenation-push-char-count="2"/>
    </style:style>
    <style:style style:name="P772" style:family="paragraph" style:parent-style-name="Standard_20__28_user_29_" style:list-style-name="L1" style:master-page-name="">
      <loext:graphic-properties draw:fill="none"/>
      <style:paragraph-properties fo:margin-left="3.2cm" fo:margin-right="0cm" fo:margin-top="0cm" fo:margin-bottom="0cm" loext:contextual-spacing="false" fo:line-height="100%" fo:text-align="start" style:justify-single-word="false" fo:orphans="2" fo:widows="2" fo:hyphenation-ladder-count="no-limit" fo:text-indent="-1.6cm" style:auto-text-indent="false" style:page-number="auto" fo:background-color="transparent" style:vertical-align="baseline" style:writing-mode="lr-tb">
        <style:tab-stops>
          <style:tab-stop style:position="2.189cm"/>
        </style:tab-stops>
      </style:paragraph-properties>
      <style:text-properties style:font-name="Calibri" fo:language="es" fo:country="ES" officeooo:paragraph-rsid="02988fe2" style:letter-kerning="true" style:font-name-asian="Times New Roman1" style:language-asian="zh" style:country-asian="CN" style:font-name-complex="Tahoma1" fo:hyphenate="false" fo:hyphenation-remain-char-count="2" fo:hyphenation-push-char-count="2"/>
    </style:style>
    <style:style style:name="P773" style:family="paragraph" style:parent-style-name="Standard_20__28_user_29_" style:list-style-name="L1" style:master-page-name="">
      <loext:graphic-properties draw:fill="none"/>
      <style:paragraph-properties fo:margin-left="3.2cm" fo:margin-right="0cm" fo:margin-top="0cm" fo:margin-bottom="0cm" loext:contextual-spacing="false" fo:line-height="100%" fo:text-align="start" style:justify-single-word="false" fo:orphans="2" fo:widows="2" fo:hyphenation-ladder-count="no-limit" fo:text-indent="-1.6cm" style:auto-text-indent="false" style:page-number="auto" fo:background-color="transparent" style:vertical-align="baseline" style:writing-mode="lr-tb">
        <style:tab-stops>
          <style:tab-stop style:position="2.189cm"/>
        </style:tab-stops>
      </style:paragraph-properties>
      <style:text-properties style:font-name="Calibri" fo:language="es" fo:country="ES" officeooo:paragraph-rsid="02a6561d" style:letter-kerning="true" style:font-name-asian="Times New Roman1" style:language-asian="zh" style:country-asian="CN" style:font-name-complex="Tahoma1" fo:hyphenate="false" fo:hyphenation-remain-char-count="2" fo:hyphenation-push-char-count="2"/>
    </style:style>
    <style:style style:name="P774" style:family="paragraph" style:parent-style-name="Standard_20__28_user_29_" style:list-style-name="L1" style:master-page-name="">
      <loext:graphic-properties draw:fill="none"/>
      <style:paragraph-properties fo:margin-left="3.2cm" fo:margin-right="0cm" fo:margin-top="0cm" fo:margin-bottom="0cm" loext:contextual-spacing="false" fo:line-height="100%" fo:text-align="start" style:justify-single-word="false" fo:orphans="2" fo:widows="2" fo:hyphenation-ladder-count="no-limit" fo:text-indent="-1.6cm" style:auto-text-indent="false" style:page-number="auto" fo:background-color="transparent" style:vertical-align="baseline" style:writing-mode="lr-tb">
        <style:tab-stops>
          <style:tab-stop style:position="2.189cm"/>
        </style:tab-stops>
      </style:paragraph-properties>
      <style:text-properties style:font-name="Calibri" fo:language="es" fo:country="ES" officeooo:paragraph-rsid="02a75bc4" style:letter-kerning="true" style:font-name-asian="Times New Roman1" style:language-asian="zh" style:country-asian="CN" style:font-name-complex="Tahoma1" fo:hyphenate="false" fo:hyphenation-remain-char-count="2" fo:hyphenation-push-char-count="2"/>
    </style:style>
    <style:style style:name="P775" style:family="paragraph" style:parent-style-name="Standard_20__28_user_29_" style:list-style-name="L1" style:master-page-name="">
      <loext:graphic-properties draw:fill="none"/>
      <style:paragraph-properties fo:margin-left="3.2cm" fo:margin-right="0cm" fo:margin-top="0cm" fo:margin-bottom="0cm" loext:contextual-spacing="false" fo:line-height="100%" fo:text-align="start" style:justify-single-word="false" fo:orphans="2" fo:widows="2" fo:hyphenation-ladder-count="no-limit" fo:text-indent="-1.7cm" style:auto-text-indent="false" style:page-number="auto" fo:background-color="transparent" style:vertical-align="baseline" style:writing-mode="lr-tb">
        <style:tab-stops>
          <style:tab-stop style:position="2.189cm"/>
        </style:tab-stops>
      </style:paragraph-properties>
      <style:text-properties style:font-name="Calibri" fo:language="es" fo:country="ES" officeooo:paragraph-rsid="02a74b12" style:letter-kerning="true" style:font-name-asian="Times New Roman1" style:language-asian="zh" style:country-asian="CN" style:font-name-complex="Tahoma1" fo:hyphenate="false" fo:hyphenation-remain-char-count="2" fo:hyphenation-push-char-count="2"/>
    </style:style>
    <style:style style:name="P776" style:family="paragraph" style:parent-style-name="Table_20_Contents">
      <style:paragraph-properties fo:margin-top="0cm" fo:margin-bottom="0cm" loext:contextual-spacing="false" fo:line-height="100%"/>
      <style:text-properties style:font-name="Calibri" fo:font-size="9pt" officeooo:rsid="018daf62" officeooo:paragraph-rsid="018daf62" style:font-name-asian="Times New Roman1" style:font-size-asian="9pt" style:font-name-complex="Tahoma1" style:font-size-complex="9pt"/>
    </style:style>
    <style:style style:name="P777" style:family="paragraph" style:parent-style-name="Table_20_Contents">
      <style:paragraph-properties fo:margin-top="0cm" fo:margin-bottom="0cm" loext:contextual-spacing="false" fo:line-height="100%"/>
      <style:text-properties style:font-name="Calibri" fo:font-size="9pt" officeooo:rsid="018daf62" officeooo:paragraph-rsid="02923725" style:font-name-asian="Times New Roman1" style:font-size-asian="9pt" style:font-name-complex="Tahoma1" style:font-size-complex="9pt"/>
    </style:style>
    <style:style style:name="P778" style:family="paragraph" style:parent-style-name="Table_20_Contents">
      <style:paragraph-properties fo:margin-top="0cm" fo:margin-bottom="0cm" loext:contextual-spacing="false" fo:line-height="100%"/>
      <style:text-properties style:font-name="Calibri" fo:font-size="9pt" officeooo:rsid="02923725" officeooo:paragraph-rsid="02923725" style:font-name-asian="Times New Roman1" style:font-size-asian="9pt" style:font-name-complex="Tahoma1" style:font-size-complex="9pt"/>
    </style:style>
    <style:style style:name="P779" style:family="paragraph" style:parent-style-name="Table_20_Contents">
      <style:paragraph-properties fo:margin-top="0cm" fo:margin-bottom="0cm" loext:contextual-spacing="false" fo:line-height="100%"/>
      <style:text-properties style:font-name="Calibri" fo:font-size="9pt" officeooo:rsid="01d0dfbc" officeooo:paragraph-rsid="0297d804" style:font-name-asian="Times New Roman1" style:font-size-asian="9pt" style:font-name-complex="Tahoma1" style:font-size-complex="9pt"/>
    </style:style>
    <style:style style:name="P780" style:family="paragraph" style:parent-style-name="Table_20_Contents">
      <style:paragraph-properties fo:margin-top="0cm" fo:margin-bottom="0cm" loext:contextual-spacing="false" fo:line-height="100%"/>
      <style:text-properties style:font-name="Calibri" fo:font-size="9pt" officeooo:rsid="01d29e6a" officeooo:paragraph-rsid="0297d804" style:font-name-asian="Times New Roman1" style:font-size-asian="9pt" style:font-name-complex="Tahoma1" style:font-size-complex="9pt"/>
    </style:style>
    <style:style style:name="P781" style:family="paragraph" style:parent-style-name="Table_20_Contents">
      <style:paragraph-properties fo:margin-top="0cm" fo:margin-bottom="0cm" loext:contextual-spacing="false" fo:line-height="100%"/>
      <style:text-properties style:font-name="Calibri" fo:font-size="9pt" officeooo:rsid="0161f97e" officeooo:paragraph-rsid="02988fe2" style:font-name-asian="Times New Roman1" style:font-size-asian="9pt" style:font-name-complex="Tahoma1" style:font-size-complex="9pt"/>
    </style:style>
    <style:style style:name="P782" style:family="paragraph" style:parent-style-name="Table_20_Contents">
      <style:paragraph-properties fo:margin-top="0cm" fo:margin-bottom="0cm" loext:contextual-spacing="false" fo:line-height="100%"/>
      <style:text-properties style:font-name="Calibri" fo:font-size="9pt" officeooo:rsid="0161f97e" officeooo:paragraph-rsid="029a2b9e" style:font-name-asian="Times New Roman1" style:font-size-asian="9pt" style:font-name-complex="Tahoma1" style:font-size-complex="9pt"/>
    </style:style>
    <style:style style:name="P783" style:family="paragraph" style:parent-style-name="Table_20_Contents">
      <style:paragraph-properties fo:margin-top="0cm" fo:margin-bottom="0cm" loext:contextual-spacing="false" fo:line-height="100%"/>
      <style:text-properties style:font-name="Calibri" fo:font-size="9pt" officeooo:rsid="0161f97e" officeooo:paragraph-rsid="02a6561d" style:font-name-asian="Times New Roman1" style:font-size-asian="9pt" style:font-name-complex="Tahoma1" style:font-size-complex="9pt"/>
    </style:style>
    <style:style style:name="P784" style:family="paragraph" style:parent-style-name="Table_20_Contents">
      <style:paragraph-properties fo:margin-top="0cm" fo:margin-bottom="0cm" loext:contextual-spacing="false" fo:line-height="100%"/>
      <style:text-properties style:font-name="Calibri" fo:font-size="9pt" officeooo:rsid="0161f97e" officeooo:paragraph-rsid="02a74b12" style:font-name-asian="Times New Roman1" style:font-size-asian="9pt" style:font-name-complex="Tahoma1" style:font-size-complex="9pt"/>
    </style:style>
    <style:style style:name="P785" style:family="paragraph" style:parent-style-name="Table_20_Contents">
      <style:paragraph-properties fo:margin-top="0cm" fo:margin-bottom="0cm" loext:contextual-spacing="false" fo:line-height="100%"/>
      <style:text-properties style:font-name="Calibri" fo:font-size="9pt" officeooo:rsid="0161f97e" officeooo:paragraph-rsid="02a75bc4" style:font-name-asian="Times New Roman1" style:font-size-asian="9pt" style:font-name-complex="Tahoma1" style:font-size-complex="9pt"/>
    </style:style>
    <style:style style:name="P786" style:family="paragraph" style:parent-style-name="Table_20_Contents">
      <style:paragraph-properties fo:margin-top="0cm" fo:margin-bottom="0cm" loext:contextual-spacing="false" fo:line-height="100%"/>
      <style:text-properties style:font-name="Calibri" fo:font-size="9pt" officeooo:rsid="0161f97e" officeooo:paragraph-rsid="02a78696" style:font-name-asian="Times New Roman1" style:font-size-asian="9pt" style:font-name-complex="Tahoma1" style:font-size-complex="9pt"/>
    </style:style>
    <style:style style:name="P787" style:family="paragraph" style:parent-style-name="Table_20_Contents">
      <style:paragraph-properties fo:margin-top="0cm" fo:margin-bottom="0cm" loext:contextual-spacing="false" fo:line-height="100%"/>
      <style:text-properties style:font-name="Calibri" fo:font-size="9pt" officeooo:rsid="01df2aae" officeooo:paragraph-rsid="02988fe2" style:font-name-asian="Times New Roman1" style:font-size-asian="9pt" style:font-name-complex="Tahoma1" style:font-size-complex="9pt"/>
    </style:style>
    <style:style style:name="P788" style:family="paragraph" style:parent-style-name="Table_20_Contents">
      <style:paragraph-properties fo:margin-top="0cm" fo:margin-bottom="0cm" loext:contextual-spacing="false" fo:line-height="100%"/>
      <style:text-properties style:font-name="Calibri" fo:font-size="9pt" officeooo:rsid="01e4c0f3" officeooo:paragraph-rsid="029a2b9e" style:font-name-asian="Times New Roman1" style:font-size-asian="9pt" style:font-name-complex="Tahoma1" style:font-size-complex="9pt"/>
    </style:style>
    <style:style style:name="P789" style:family="paragraph" style:parent-style-name="Table_20_Contents">
      <style:paragraph-properties fo:margin-top="0cm" fo:margin-bottom="0cm" loext:contextual-spacing="false" fo:line-height="100%"/>
      <style:text-properties style:font-name="Calibri" fo:font-size="9pt" officeooo:rsid="01e4c0f3" officeooo:paragraph-rsid="02a75bc4" style:font-name-asian="Times New Roman1" style:font-size-asian="9pt" style:font-name-complex="Tahoma1" style:font-size-complex="9pt"/>
    </style:style>
    <style:style style:name="P790" style:family="paragraph" style:parent-style-name="Table_20_Contents">
      <style:paragraph-properties fo:margin-top="0cm" fo:margin-bottom="0cm" loext:contextual-spacing="false" fo:line-height="100%"/>
      <style:text-properties style:font-name="Calibri" fo:font-size="9pt" officeooo:rsid="01e4c0f3" officeooo:paragraph-rsid="02a78696" style:font-name-asian="Times New Roman1" style:font-size-asian="9pt" style:font-name-complex="Tahoma1" style:font-size-complex="9pt"/>
    </style:style>
    <style:style style:name="P791" style:family="paragraph" style:parent-style-name="Table_20_Contents">
      <style:paragraph-properties fo:margin-top="0cm" fo:margin-bottom="0cm" loext:contextual-spacing="false" fo:line-height="100%"/>
      <style:text-properties style:font-name="Calibri" fo:font-size="9pt" officeooo:rsid="01c0762e" officeooo:paragraph-rsid="02a6561d" style:font-name-asian="Times New Roman1" style:font-size-asian="9pt" style:font-name-complex="Tahoma1" style:font-size-complex="9pt"/>
    </style:style>
    <style:style style:name="P792" style:family="paragraph" style:parent-style-name="Table_20_Contents">
      <style:paragraph-properties fo:margin-top="0cm" fo:margin-bottom="0cm" loext:contextual-spacing="false" fo:line-height="100%"/>
      <style:text-properties style:font-name="Calibri" fo:font-size="9pt" officeooo:rsid="01c2f9c2" officeooo:paragraph-rsid="02a6561d" style:font-name-asian="Times New Roman1" style:font-size-asian="9pt" style:font-name-complex="Tahoma1" style:font-size-complex="9pt"/>
    </style:style>
    <style:style style:name="P793" style:family="paragraph" style:parent-style-name="Table_20_Contents">
      <style:paragraph-properties fo:margin-top="0cm" fo:margin-bottom="0cm" loext:contextual-spacing="false" fo:line-height="100%"/>
      <style:text-properties style:font-name="Calibri" fo:font-size="9pt" officeooo:rsid="01cd9712" officeooo:paragraph-rsid="02a74b12" style:font-name-asian="Times New Roman1" style:font-size-asian="9pt" style:font-name-complex="Tahoma1" style:font-size-complex="9pt"/>
    </style:style>
    <style:style style:name="P794" style:family="paragraph" style:parent-style-name="Table_20_Contents">
      <style:paragraph-properties fo:margin-top="0cm" fo:margin-bottom="0cm" loext:contextual-spacing="false" fo:line-height="100%"/>
      <style:text-properties style:font-name="Calibri" fo:font-size="9pt" officeooo:rsid="026d008d" officeooo:paragraph-rsid="02a74b12" style:font-name-asian="Times New Roman1" style:font-size-asian="9pt" style:font-name-complex="Tahoma1" style:font-size-complex="9pt"/>
    </style:style>
    <style:style style:name="P795" style:family="paragraph" style:parent-style-name="Table_20_Contents">
      <style:paragraph-properties fo:margin-top="0cm" fo:margin-bottom="0cm" loext:contextual-spacing="false" fo:line-height="100%"/>
      <style:text-properties style:font-name="Calibri" fo:font-size="9pt" officeooo:rsid="01ce77f8" officeooo:paragraph-rsid="02a74b12" style:font-name-asian="Times New Roman1" style:font-size-asian="9pt" style:font-name-complex="Tahoma1" style:font-size-complex="9pt"/>
    </style:style>
    <style:style style:name="P796" style:family="paragraph" style:parent-style-name="Table_20_Contents">
      <style:paragraph-properties fo:margin-top="0cm" fo:margin-bottom="0cm" loext:contextual-spacing="false" fo:line-height="100%"/>
      <style:text-properties style:font-name="Calibri" fo:font-size="9pt" officeooo:rsid="01d8b753" officeooo:paragraph-rsid="02a75bc4" style:font-name-asian="Times New Roman1" style:font-size-asian="9pt" style:font-name-complex="Tahoma1" style:font-size-complex="9pt"/>
    </style:style>
    <style:style style:name="P797" style:family="paragraph" style:parent-style-name="Table_20_Contents">
      <style:paragraph-properties fo:margin-top="0cm" fo:margin-bottom="0cm" loext:contextual-spacing="false" fo:line-height="100%"/>
      <style:text-properties style:font-name="Calibri" fo:font-size="9pt" officeooo:rsid="01e92623" officeooo:paragraph-rsid="02a75bc4" style:font-name-asian="Times New Roman1" style:font-size-asian="9pt" style:font-name-complex="Tahoma1" style:font-size-complex="9pt"/>
    </style:style>
    <style:style style:name="P798" style:family="paragraph" style:parent-style-name="Table_20_Contents">
      <style:paragraph-properties fo:margin-top="0cm" fo:margin-bottom="0cm" loext:contextual-spacing="false" fo:line-height="100%"/>
      <style:text-properties style:font-name="Calibri" fo:font-size="9pt" officeooo:rsid="01e5e682" officeooo:paragraph-rsid="02a78696" style:font-name-asian="Times New Roman1" style:font-size-asian="9pt" style:font-name-complex="Tahoma1" style:font-size-complex="9pt"/>
    </style:style>
    <style:style style:name="P799" style:family="paragraph" style:parent-style-name="Table_20_Contents">
      <style:paragraph-properties fo:margin-top="0cm" fo:margin-bottom="0cm" loext:contextual-spacing="false" fo:line-height="100%"/>
      <style:text-properties style:font-name="Calibri" fo:font-size="9pt" officeooo:rsid="01e80eae" officeooo:paragraph-rsid="02a78696" style:font-name-asian="Times New Roman1" style:font-size-asian="9pt" style:font-name-complex="Tahoma1" style:font-size-complex="9pt"/>
    </style:style>
    <style:style style:name="P800" style:family="paragraph" style:parent-style-name="Table_20_Contents">
      <style:paragraph-properties fo:margin-top="0cm" fo:margin-bottom="0cm" loext:contextual-spacing="false" fo:line-height="100%" fo:text-align="center" style:justify-single-word="false"/>
      <style:text-properties fo:color="#3465a4" style:text-position="0% 100%" style:font-name="Calibri" fo:font-size="9pt" officeooo:rsid="02923725" officeooo:paragraph-rsid="02923725" style:font-name-asian="Times New Roman1" style:font-size-asian="9pt" style:font-name-complex="Tahoma1" style:font-size-complex="9pt"/>
    </style:style>
    <style:style style:name="P801" style:family="paragraph" style:parent-style-name="Table_20_Contents">
      <style:paragraph-properties fo:margin-top="0cm" fo:margin-bottom="0cm" loext:contextual-spacing="false" fo:line-height="100%" fo:text-align="center" style:justify-single-word="false"/>
      <style:text-properties fo:color="#3465a4" style:text-position="0% 100%" style:font-name="Calibri" fo:font-size="9pt" officeooo:rsid="0161f97e" officeooo:paragraph-rsid="0297d804" style:font-name-asian="Times New Roman1" style:font-size-asian="9pt" style:font-name-complex="Tahoma1" style:font-size-complex="9pt"/>
    </style:style>
    <style:style style:name="P802" style:family="paragraph" style:parent-style-name="Table_20_Contents">
      <style:paragraph-properties fo:margin-top="0cm" fo:margin-bottom="0cm" loext:contextual-spacing="false" fo:line-height="100%" fo:text-align="center" style:justify-single-word="false"/>
      <style:text-properties fo:color="#3465a4" style:text-position="0% 100%" style:font-name="Calibri" fo:font-size="9pt" officeooo:rsid="0161f97e" officeooo:paragraph-rsid="02988fe2" style:font-name-asian="Times New Roman1" style:font-size-asian="9pt" style:font-name-complex="Tahoma1" style:font-size-complex="9pt"/>
    </style:style>
    <style:style style:name="P803" style:family="paragraph" style:parent-style-name="Table_20_Contents">
      <style:paragraph-properties fo:margin-top="0cm" fo:margin-bottom="0cm" loext:contextual-spacing="false" fo:line-height="100%" fo:text-align="center" style:justify-single-word="false"/>
      <style:text-properties fo:color="#3465a4" style:text-position="0% 100%" style:font-name="Calibri" fo:font-size="9pt" officeooo:rsid="0161f97e" officeooo:paragraph-rsid="029a2b9e" style:font-name-asian="Times New Roman1" style:font-size-asian="9pt" style:font-name-complex="Tahoma1" style:font-size-complex="9pt"/>
    </style:style>
    <style:style style:name="P804" style:family="paragraph" style:parent-style-name="Table_20_Contents">
      <style:paragraph-properties fo:margin-top="0cm" fo:margin-bottom="0cm" loext:contextual-spacing="false" fo:line-height="100%" fo:text-align="center" style:justify-single-word="false"/>
      <style:text-properties fo:color="#3465a4" style:text-position="0% 100%" style:font-name="Calibri" fo:font-size="9pt" officeooo:rsid="0161f97e" officeooo:paragraph-rsid="02a6561d" style:font-name-asian="Times New Roman1" style:font-size-asian="9pt" style:font-name-complex="Tahoma1" style:font-size-complex="9pt"/>
    </style:style>
    <style:style style:name="P805" style:family="paragraph" style:parent-style-name="Table_20_Contents">
      <style:paragraph-properties fo:margin-top="0cm" fo:margin-bottom="0cm" loext:contextual-spacing="false" fo:line-height="100%" fo:text-align="center" style:justify-single-word="false"/>
      <style:text-properties fo:color="#3465a4" style:text-position="0% 100%" style:font-name="Calibri" fo:font-size="9pt" officeooo:rsid="0161f97e" officeooo:paragraph-rsid="02a74b12" style:font-name-asian="Times New Roman1" style:font-size-asian="9pt" style:font-name-complex="Tahoma1" style:font-size-complex="9pt"/>
    </style:style>
    <style:style style:name="P806" style:family="paragraph" style:parent-style-name="Table_20_Contents">
      <style:paragraph-properties fo:margin-top="0cm" fo:margin-bottom="0cm" loext:contextual-spacing="false" fo:line-height="100%" fo:text-align="center" style:justify-single-word="false"/>
      <style:text-properties fo:color="#3465a4" style:text-position="0% 100%" style:font-name="Calibri" fo:font-size="9pt" officeooo:rsid="0161f97e" officeooo:paragraph-rsid="02a75bc4" style:font-name-asian="Times New Roman1" style:font-size-asian="9pt" style:font-name-complex="Tahoma1" style:font-size-complex="9pt"/>
    </style:style>
    <style:style style:name="P807" style:family="paragraph" style:parent-style-name="Table_20_Contents">
      <style:paragraph-properties fo:margin-top="0cm" fo:margin-bottom="0cm" loext:contextual-spacing="false" fo:line-height="100%" fo:text-align="center" style:justify-single-word="false"/>
      <style:text-properties fo:color="#3465a4" style:text-position="0% 100%" style:font-name="Calibri" fo:font-size="9pt" officeooo:rsid="0161f97e" officeooo:paragraph-rsid="02a78696" style:font-name-asian="Times New Roman1" style:font-size-asian="9pt" style:font-name-complex="Tahoma1" style:font-size-complex="9pt"/>
    </style:style>
    <style:style style:name="P808" style:family="paragraph" style:parent-style-name="Table_20_Contents">
      <style:paragraph-properties fo:margin-top="0cm" fo:margin-bottom="0cm" loext:contextual-spacing="false" fo:line-height="100%" fo:text-align="center" style:justify-single-word="false"/>
      <style:text-properties fo:color="#3465a4" style:text-position="0% 100%" style:font-name="Calibri" fo:font-size="9pt" officeooo:rsid="01c0762e" officeooo:paragraph-rsid="02a6561d" style:font-name-asian="Times New Roman1" style:font-size-asian="9pt" style:font-name-complex="Tahoma1" style:font-size-complex="9pt"/>
    </style:style>
    <style:style style:name="P809" style:family="paragraph" style:parent-style-name="Table_20_Contents">
      <style:paragraph-properties fo:margin-top="0cm" fo:margin-bottom="0cm" loext:contextual-spacing="false" fo:line-height="100%" fo:text-align="center" style:justify-single-word="false"/>
      <style:text-properties fo:color="#3465a4" style:text-position="0% 100%" style:font-name="Calibri" fo:font-size="9pt" officeooo:rsid="01c2f9c2" officeooo:paragraph-rsid="02a6561d" style:font-name-asian="Times New Roman1" style:font-size-asian="9pt" style:font-name-complex="Tahoma1" style:font-size-complex="9pt"/>
    </style:style>
    <style:style style:name="P810" style:family="paragraph" style:parent-style-name="Table_20_Contents">
      <style:paragraph-properties fo:margin-top="0cm" fo:margin-bottom="0cm" loext:contextual-spacing="false" fo:line-height="100%" fo:text-align="center" style:justify-single-word="false"/>
      <style:text-properties fo:color="#3465a4" style:text-position="0% 100%" style:font-name="Calibri" fo:font-size="9pt" officeooo:rsid="0234224f" officeooo:paragraph-rsid="02a74b12" style:font-name-asian="Times New Roman1" style:font-size-asian="9pt" style:font-name-complex="Tahoma1" style:font-size-complex="9pt"/>
    </style:style>
    <style:style style:name="P811" style:family="paragraph" style:parent-style-name="Table_20_Contents">
      <style:paragraph-properties fo:margin-top="0cm" fo:margin-bottom="0cm" loext:contextual-spacing="false" fo:line-height="100%" fo:text-align="center" style:justify-single-word="false"/>
      <style:text-properties fo:color="#3465a4" style:text-position="0% 100%" style:font-name="Calibri" fo:font-size="9pt" officeooo:rsid="026d008d" officeooo:paragraph-rsid="02a74b12" style:font-name-asian="Times New Roman1" style:font-size-asian="9pt" style:font-name-complex="Tahoma1" style:font-size-complex="9pt"/>
    </style:style>
    <style:style style:name="P812" style:family="paragraph" style:parent-style-name="Table_20_Contents">
      <style:paragraph-properties fo:margin-top="0cm" fo:margin-bottom="0cm" loext:contextual-spacing="false" fo:line-height="100%" fo:text-align="center" style:justify-single-word="false"/>
      <style:text-properties fo:color="#3465a4" style:text-position="0% 100%" style:font-name="Calibri" fo:font-size="9pt" officeooo:rsid="01ce77f8" officeooo:paragraph-rsid="02a74b12" style:font-name-asian="Times New Roman1" style:font-size-asian="9pt" style:font-name-complex="Tahoma1" style:font-size-complex="9pt"/>
    </style:style>
    <style:style style:name="P813" style:family="paragraph" style:parent-style-name="Table_20_Contents">
      <style:paragraph-properties fo:margin-top="0cm" fo:margin-bottom="0cm" loext:contextual-spacing="false" fo:line-height="100%" fo:text-align="center" style:justify-single-word="false"/>
      <style:text-properties fo:color="#3465a4" style:text-position="0% 100%" style:font-name="Calibri" fo:font-size="9pt" officeooo:rsid="01d8b753" officeooo:paragraph-rsid="02a75bc4" style:font-name-asian="Times New Roman1" style:font-size-asian="9pt" style:font-name-complex="Tahoma1" style:font-size-complex="9pt"/>
    </style:style>
    <style:style style:name="P814" style:family="paragraph" style:parent-style-name="Table_20_Contents">
      <style:paragraph-properties fo:margin-top="0cm" fo:margin-bottom="0cm" loext:contextual-spacing="false" fo:line-height="100%" fo:text-align="center" style:justify-single-word="false"/>
      <style:text-properties fo:color="#3465a4" style:text-position="0% 100%" style:font-name="Calibri" fo:font-size="9pt" officeooo:rsid="01e4c0f3" officeooo:paragraph-rsid="02a75bc4" style:font-name-asian="Times New Roman1" style:font-size-asian="9pt" style:font-name-complex="Tahoma1" style:font-size-complex="9pt"/>
    </style:style>
    <style:style style:name="P815" style:family="paragraph" style:parent-style-name="Table_20_Contents">
      <style:paragraph-properties fo:margin-top="0cm" fo:margin-bottom="0cm" loext:contextual-spacing="false" fo:line-height="100%" fo:text-align="center" style:justify-single-word="false"/>
      <style:text-properties fo:color="#3465a4" style:text-position="0% 100%" style:font-name="Calibri" fo:font-size="9pt" officeooo:rsid="01e4c0f3" officeooo:paragraph-rsid="02a78696" style:font-name-asian="Times New Roman1" style:font-size-asian="9pt" style:font-name-complex="Tahoma1" style:font-size-complex="9pt"/>
    </style:style>
    <style:style style:name="P816" style:family="paragraph" style:parent-style-name="Table_20_Contents">
      <style:paragraph-properties fo:margin-top="0cm" fo:margin-bottom="0cm" loext:contextual-spacing="false" fo:line-height="100%" fo:text-align="center" style:justify-single-word="false"/>
      <style:text-properties fo:color="#3465a4" style:text-position="0% 100%" style:font-name="Calibri" fo:font-size="9pt" officeooo:rsid="01e92623" officeooo:paragraph-rsid="02a75bc4" style:font-name-asian="Times New Roman1" style:font-size-asian="9pt" style:font-name-complex="Tahoma1" style:font-size-complex="9pt"/>
    </style:style>
    <style:style style:name="P817" style:family="paragraph" style:parent-style-name="Table_20_Contents">
      <style:paragraph-properties fo:margin-top="0cm" fo:margin-bottom="0cm" loext:contextual-spacing="false" fo:line-height="100%" fo:text-align="center" style:justify-single-word="false"/>
      <style:text-properties fo:color="#3465a4" style:text-position="0% 100%" style:font-name="Calibri" fo:font-size="9pt" officeooo:rsid="01e5e682" officeooo:paragraph-rsid="02a78696" style:font-name-asian="Times New Roman1" style:font-size-asian="9pt" style:font-name-complex="Tahoma1" style:font-size-complex="9pt"/>
    </style:style>
    <style:style style:name="P818" style:family="paragraph" style:parent-style-name="Table_20_Contents">
      <style:paragraph-properties fo:margin-top="0cm" fo:margin-bottom="0cm" loext:contextual-spacing="false" fo:line-height="100%" fo:text-align="center" style:justify-single-word="false"/>
      <style:text-properties fo:color="#3465a4" style:text-position="0% 100%" style:font-name="Calibri" fo:font-size="9pt" officeooo:rsid="01e80eae" officeooo:paragraph-rsid="02a78696" style:font-name-asian="Times New Roman1" style:font-size-asian="9pt" style:font-name-complex="Tahoma1" style:font-size-complex="9pt"/>
    </style:style>
    <style:style style:name="P819" style:family="paragraph" style:parent-style-name="Table_20_Contents">
      <style:paragraph-properties fo:margin-top="0cm" fo:margin-bottom="0cm" loext:contextual-spacing="false" fo:line-height="100%" fo:text-align="center" style:justify-single-word="false"/>
      <style:text-properties fo:color="#3465a4" style:font-name="Calibri" fo:font-size="9pt" officeooo:rsid="0234c2f7" officeooo:paragraph-rsid="02988fe2" style:font-name-asian="Times New Roman1" style:font-size-asian="9pt" style:font-name-complex="Tahoma1" style:font-size-complex="9pt"/>
    </style:style>
    <style:style style:name="P820" style:family="paragraph" style:parent-style-name="Table_20_Contents">
      <style:paragraph-properties fo:margin-top="0cm" fo:margin-bottom="0cm" loext:contextual-spacing="false" fo:line-height="100%" fo:text-align="center" style:justify-single-word="false"/>
      <style:text-properties fo:color="#3465a4" style:font-name="Calibri" fo:font-size="9pt" officeooo:rsid="02365bec" officeooo:paragraph-rsid="029a2b9e" style:font-name-asian="Times New Roman1" style:font-size-asian="9pt" style:font-name-complex="Tahoma1" style:font-size-complex="9pt"/>
    </style:style>
    <style:style style:name="P821" style:family="paragraph" style:parent-style-name="Table_20_Contents">
      <style:paragraph-properties fo:margin-top="0cm" fo:margin-bottom="0cm" loext:contextual-spacing="false" fo:line-height="100%" fo:text-align="center" style:justify-single-word="false"/>
      <style:text-properties fo:color="#3465a4" style:font-name="Calibri" fo:font-size="9pt" officeooo:rsid="02365bec" officeooo:paragraph-rsid="02a78696" style:font-name-asian="Times New Roman1" style:font-size-asian="9pt" style:font-name-complex="Tahoma1" style:font-size-complex="9pt"/>
    </style:style>
    <style:style style:name="P822" style:family="paragraph" style:parent-style-name="Table_20_Contents">
      <style:paragraph-properties fo:margin-top="0cm" fo:margin-bottom="0cm" loext:contextual-spacing="false" fo:line-height="100%" fo:text-align="center" style:justify-single-word="false"/>
      <style:text-properties fo:color="#3465a4" style:font-name="Calibri" fo:font-size="9pt" officeooo:rsid="02323d00" officeooo:paragraph-rsid="02a6561d" style:font-name-asian="Times New Roman1" style:font-size-asian="9pt" style:font-name-complex="Tahoma1" style:font-size-complex="9pt"/>
    </style:style>
    <style:style style:name="P823" style:family="paragraph" style:parent-style-name="Table_20_Contents">
      <style:paragraph-properties fo:margin-top="0cm" fo:margin-bottom="0cm" loext:contextual-spacing="false" fo:line-height="100%" fo:text-align="center" style:justify-single-word="false"/>
      <style:text-properties fo:color="#3465a4" style:font-name="Calibri" fo:font-size="9pt" officeooo:rsid="0234224f" officeooo:paragraph-rsid="02a74b12" style:font-name-asian="Times New Roman1" style:font-size-asian="9pt" style:font-name-complex="Tahoma1" style:font-size-complex="9pt"/>
    </style:style>
    <style:style style:name="P824" style:family="paragraph" style:parent-style-name="Table_20_Contents">
      <style:paragraph-properties fo:margin-top="0cm" fo:margin-bottom="0cm" loext:contextual-spacing="false" fo:line-height="100%" fo:text-align="center" style:justify-single-word="false"/>
      <style:text-properties fo:color="#3465a4" style:font-name="Calibri" fo:font-size="9pt" officeooo:rsid="026d008d" officeooo:paragraph-rsid="02a74b12" style:font-name-asian="Times New Roman1" style:font-size-asian="9pt" style:font-name-complex="Tahoma1" style:font-size-complex="9pt"/>
    </style:style>
    <style:style style:name="P825" style:family="paragraph" style:parent-style-name="Table_20_Contents">
      <style:paragraph-properties fo:margin-top="0cm" fo:margin-bottom="0cm" loext:contextual-spacing="false" fo:line-height="100%" fo:text-align="center" style:justify-single-word="false"/>
      <style:text-properties fo:color="#3465a4" style:font-name="Calibri" fo:font-size="9pt" officeooo:rsid="02346213" officeooo:paragraph-rsid="02a75bc4" style:font-name-asian="Times New Roman1" style:font-size-asian="9pt" style:font-name-complex="Tahoma1" style:font-size-complex="9pt"/>
    </style:style>
    <style:style style:name="P826" style:family="paragraph" style:parent-style-name="Table_20_Contents">
      <style:paragraph-properties fo:margin-top="0cm" fo:margin-bottom="0cm" loext:contextual-spacing="false" fo:line-height="100%" fo:text-align="center" style:justify-single-word="false"/>
      <style:text-properties fo:color="#ffffff" style:font-name="Calibri" fo:font-size="10pt" fo:font-weight="bold" officeooo:rsid="01435965" officeooo:paragraph-rsid="0297d804" style:font-name-asian="Times New Roman1" style:font-size-asian="10pt" style:font-weight-asian="bold" style:font-name-complex="Tahoma1" style:font-size-complex="12pt" style:font-weight-complex="bold"/>
    </style:style>
    <style:style style:name="P827" style:family="paragraph" style:parent-style-name="Table_20_Contents">
      <style:paragraph-properties fo:margin-top="0cm" fo:margin-bottom="0cm" loext:contextual-spacing="false" fo:line-height="100%" fo:text-align="center" style:justify-single-word="false"/>
      <style:text-properties fo:color="#ffffff" style:font-name="Calibri" fo:font-size="10pt" fo:font-weight="bold" officeooo:rsid="01435965" officeooo:paragraph-rsid="02988fe2" style:font-name-asian="Times New Roman1" style:font-size-asian="10pt" style:font-weight-asian="bold" style:font-name-complex="Tahoma1" style:font-size-complex="12pt" style:font-weight-complex="bold"/>
    </style:style>
    <style:style style:name="P828" style:family="paragraph" style:parent-style-name="Table_20_Contents">
      <style:paragraph-properties fo:margin-top="0cm" fo:margin-bottom="0cm" loext:contextual-spacing="false" fo:line-height="100%" fo:text-align="center" style:justify-single-word="false"/>
      <style:text-properties fo:color="#ffffff" style:font-name="Calibri" fo:font-size="10pt" fo:font-weight="bold" officeooo:rsid="01435965" officeooo:paragraph-rsid="029a2b9e" style:font-name-asian="Times New Roman1" style:font-size-asian="10pt" style:font-weight-asian="bold" style:font-name-complex="Tahoma1" style:font-size-complex="12pt" style:font-weight-complex="bold"/>
    </style:style>
    <style:style style:name="P829" style:family="paragraph" style:parent-style-name="Table_20_Contents">
      <style:paragraph-properties fo:margin-top="0cm" fo:margin-bottom="0cm" loext:contextual-spacing="false" fo:line-height="100%" fo:text-align="center" style:justify-single-word="false"/>
      <style:text-properties fo:color="#ffffff" style:font-name="Calibri" fo:font-size="10pt" fo:font-weight="bold" officeooo:rsid="01435965" officeooo:paragraph-rsid="02a6561d" style:font-name-asian="Times New Roman1" style:font-size-asian="10pt" style:font-weight-asian="bold" style:font-name-complex="Tahoma1" style:font-size-complex="12pt" style:font-weight-complex="bold"/>
    </style:style>
    <style:style style:name="P830" style:family="paragraph" style:parent-style-name="Table_20_Contents">
      <style:paragraph-properties fo:margin-top="0cm" fo:margin-bottom="0cm" loext:contextual-spacing="false" fo:line-height="100%" fo:text-align="center" style:justify-single-word="false"/>
      <style:text-properties fo:color="#ffffff" style:font-name="Calibri" fo:font-size="10pt" fo:font-weight="bold" officeooo:rsid="01435965" officeooo:paragraph-rsid="02a74b12" style:font-name-asian="Times New Roman1" style:font-size-asian="10pt" style:font-weight-asian="bold" style:font-name-complex="Tahoma1" style:font-size-complex="12pt" style:font-weight-complex="bold"/>
    </style:style>
    <style:style style:name="P831" style:family="paragraph" style:parent-style-name="Table_20_Contents">
      <style:paragraph-properties fo:margin-top="0cm" fo:margin-bottom="0cm" loext:contextual-spacing="false" fo:line-height="100%" fo:text-align="center" style:justify-single-word="false"/>
      <style:text-properties fo:color="#ffffff" style:font-name="Calibri" fo:font-size="10pt" fo:font-weight="bold" officeooo:rsid="01435965" officeooo:paragraph-rsid="02a75bc4" style:font-name-asian="Times New Roman1" style:font-size-asian="10pt" style:font-weight-asian="bold" style:font-name-complex="Tahoma1" style:font-size-complex="12pt" style:font-weight-complex="bold"/>
    </style:style>
    <style:style style:name="P832" style:family="paragraph" style:parent-style-name="Table_20_Contents">
      <style:paragraph-properties fo:margin-top="0cm" fo:margin-bottom="0cm" loext:contextual-spacing="false" fo:line-height="100%" fo:text-align="center" style:justify-single-word="false"/>
      <style:text-properties fo:color="#ffffff" style:font-name="Calibri" fo:font-size="10pt" fo:font-weight="bold" officeooo:rsid="01435965" officeooo:paragraph-rsid="02a78696" style:font-name-asian="Times New Roman1" style:font-size-asian="10pt" style:font-weight-asian="bold" style:font-name-complex="Tahoma1" style:font-size-complex="12pt" style:font-weight-complex="bold"/>
    </style:style>
    <style:style style:name="P833" style:family="paragraph" style:parent-style-name="Table_20_Contents">
      <style:paragraph-properties fo:margin-top="0cm" fo:margin-bottom="0cm" loext:contextual-spacing="false" fo:line-height="100%" fo:text-align="center" style:justify-single-word="false"/>
      <style:text-properties fo:color="#ffffff" style:font-name="Calibri" fo:font-size="10pt" fo:font-weight="bold" officeooo:rsid="02346213" officeooo:paragraph-rsid="0297d804" style:font-name-asian="Times New Roman1" style:font-size-asian="10pt" style:font-weight-asian="bold" style:font-name-complex="Tahoma1" style:font-size-complex="12pt" style:font-weight-complex="bold"/>
    </style:style>
    <style:style style:name="P834" style:family="paragraph" style:parent-style-name="Table_20_Contents">
      <style:paragraph-properties fo:margin-top="0cm" fo:margin-bottom="0cm" loext:contextual-spacing="false" fo:line-height="100%" fo:text-align="center" style:justify-single-word="false"/>
      <style:text-properties fo:color="#ffffff" style:font-name="Calibri" fo:font-size="10pt" fo:font-weight="bold" officeooo:rsid="02346213" officeooo:paragraph-rsid="02a75bc4" style:font-name-asian="Times New Roman1" style:font-size-asian="10pt" style:font-weight-asian="bold" style:font-name-complex="Tahoma1" style:font-size-complex="12pt" style:font-weight-complex="bold"/>
    </style:style>
    <style:style style:name="P835" style:family="paragraph" style:parent-style-name="Table_20_Contents">
      <style:paragraph-properties fo:margin-top="0cm" fo:margin-bottom="0cm" loext:contextual-spacing="false" fo:line-height="100%" fo:text-align="center" style:justify-single-word="false"/>
      <style:text-properties fo:color="#ffffff" style:font-name="Calibri" fo:font-size="10pt" fo:font-weight="bold" officeooo:rsid="0262a441" officeooo:paragraph-rsid="029a2b9e" style:font-name-asian="Times New Roman1" style:font-size-asian="10pt" style:font-weight-asian="bold" style:font-name-complex="Tahoma1" style:font-size-complex="12pt" style:font-weight-complex="bold"/>
    </style:style>
    <style:style style:name="P836" style:family="paragraph" style:parent-style-name="Table_20_Contents">
      <style:paragraph-properties fo:margin-top="0cm" fo:margin-bottom="0cm" loext:contextual-spacing="false" fo:line-height="100%" fo:text-align="center" style:justify-single-word="false"/>
      <style:text-properties fo:color="#ffffff" style:font-name="Calibri" fo:font-size="10pt" fo:font-weight="bold" officeooo:rsid="02323d00" officeooo:paragraph-rsid="02a6561d" style:font-name-asian="Times New Roman1" style:font-size-asian="10pt" style:font-weight-asian="bold" style:font-name-complex="Tahoma1" style:font-size-complex="12pt" style:font-weight-complex="bold"/>
    </style:style>
    <style:style style:name="P837" style:family="paragraph" style:parent-style-name="Table_20_Contents">
      <style:paragraph-properties fo:margin-top="0cm" fo:margin-bottom="0cm" loext:contextual-spacing="false" fo:line-height="100%" fo:text-align="center" style:justify-single-word="false"/>
      <style:text-properties fo:color="#ffffff" style:font-name="Calibri" fo:font-size="10pt" fo:font-weight="bold" officeooo:rsid="0234224f" officeooo:paragraph-rsid="02a74b12" style:font-name-asian="Times New Roman1" style:font-size-asian="10pt" style:font-weight-asian="bold" style:font-name-complex="Tahoma1" style:font-size-complex="12pt" style:font-weight-complex="bold"/>
    </style:style>
    <style:style style:name="P838" style:family="paragraph" style:parent-style-name="Table_20_Contents">
      <style:paragraph-properties fo:margin-top="0cm" fo:margin-bottom="0cm" loext:contextual-spacing="false" fo:line-height="100%" fo:text-align="center" style:justify-single-word="false"/>
      <style:text-properties fo:color="#ffffff" style:font-name="Calibri" fo:font-size="10pt" fo:font-weight="bold" officeooo:rsid="02365bec" officeooo:paragraph-rsid="02a78696" style:font-name-asian="Times New Roman1" style:font-size-asian="10pt" style:font-weight-asian="bold" style:font-name-complex="Tahoma1" style:font-size-complex="12pt" style:font-weight-complex="bold"/>
    </style:style>
    <style:style style:name="P839" style:family="paragraph" style:parent-style-name="Contents_20_2">
      <style:paragraph-properties>
        <style:tab-stops>
          <style:tab-stop style:position="17.011cm" style:type="right" style:leader-style="dotted" style:leader-text="."/>
        </style:tab-stops>
      </style:paragraph-properties>
    </style:style>
    <style:style style:name="P840" style:family="paragraph" style:parent-style-name="Contents_20_3">
      <style:paragraph-properties>
        <style:tab-stops>
          <style:tab-stop style:position="17.011cm" style:type="right" style:leader-style="dotted" style:leader-text="."/>
        </style:tab-stops>
      </style:paragraph-properties>
    </style:style>
    <style:style style:name="P841" style:family="paragraph" style:parent-style-name="Contents_20_1">
      <style:paragraph-properties>
        <style:tab-stops>
          <style:tab-stop style:position="17.011cm" style:type="right" style:leader-style="dotted" style:leader-text="."/>
        </style:tab-stops>
      </style:paragraph-properties>
    </style:style>
    <style:style style:name="P842" style:family="paragraph" style:parent-style-name="Text_20_body" style:list-style-name="L1" style:master-page-name="">
      <loext:graphic-properties draw:fill="none"/>
      <style:paragraph-properties fo:margin-left="0.741cm" fo:margin-right="0cm" fo:margin-top="0cm" fo:margin-bottom="0.28cm" loext:contextual-spacing="false" fo:line-height="100%" fo:text-align="start" style:justify-single-word="false" fo:orphans="2" fo:widows="2" fo:text-indent="-0.6cm" style:auto-text-indent="false" style:page-number="auto" fo:background-color="transparent" style:writing-mode="lr-tb"/>
    </style:style>
    <style:style style:name="P843" style:family="paragraph" style:parent-style-name="Text_20_body" style:list-style-name="L1" style:master-page-name="">
      <loext:graphic-properties draw:fill="none"/>
      <style:paragraph-properties fo:margin-left="0.801cm" fo:margin-right="0cm" fo:margin-top="0cm" fo:margin-bottom="0.28cm" loext:contextual-spacing="false" fo:line-height="100%" fo:text-align="start" style:justify-single-word="false" fo:orphans="2" fo:widows="2" fo:text-indent="-0.6cm" style:auto-text-indent="false" style:page-number="auto" fo:background-color="transparent" style:writing-mode="lr-tb"/>
    </style:style>
    <style:style style:name="P844" style:family="paragraph">
      <loext:graphic-properties draw:fill="none"/>
      <style:paragraph-properties fo:text-align="start"/>
      <style:text-properties fo:font-size="18pt"/>
    </style:style>
    <style:style style:name="T1" style:family="text">
      <style:text-properties style:font-name="Century Gothic"/>
    </style:style>
    <style:style style:name="T2" style:family="text">
      <style:text-properties fo:font-size="10pt" style:font-size-asian="10pt" style:font-size-complex="10pt"/>
    </style:style>
    <style:style style:name="T3" style:family="text">
      <style:text-properties fo:font-size="10pt" officeooo:rsid="007e755a" style:font-size-asian="10pt" style:font-size-complex="10pt"/>
    </style:style>
    <style:style style:name="T4" style:family="text">
      <style:text-properties fo:font-size="10pt" officeooo:rsid="007a548d" style:font-size-asian="10pt" style:font-size-complex="10pt"/>
    </style:style>
    <style:style style:name="T5" style:family="text">
      <style:text-properties fo:font-size="10pt" officeooo:rsid="00c5a838" style:font-size-asian="10pt" style:font-size-complex="10pt"/>
    </style:style>
    <style:style style:name="T6" style:family="text">
      <style:text-properties fo:font-size="10pt" officeooo:rsid="00de9b78" style:font-size-asian="10pt" style:font-size-complex="10pt"/>
    </style:style>
    <style:style style:name="T7" style:family="text">
      <style:text-properties fo:font-size="10pt" officeooo:rsid="00fa3d99" style:font-size-asian="10pt" style:font-size-complex="10pt"/>
    </style:style>
    <style:style style:name="T8" style:family="text">
      <style:text-properties fo:font-size="10pt" officeooo:rsid="01010321" style:font-size-asian="10pt" style:font-size-complex="10pt"/>
    </style:style>
    <style:style style:name="T9" style:family="text">
      <style:text-properties fo:font-size="10pt" officeooo:rsid="0104d379" style:font-size-asian="10pt" style:font-size-complex="10pt"/>
    </style:style>
    <style:style style:name="T10" style:family="text">
      <style:text-properties fo:font-size="10pt" officeooo:rsid="00fe29dd" style:font-size-asian="10pt" style:font-size-complex="10pt"/>
    </style:style>
    <style:style style:name="T11" style:family="text">
      <style:text-properties fo:font-size="10pt" officeooo:rsid="010b40df" style:font-size-asian="10pt" style:font-size-complex="10pt"/>
    </style:style>
    <style:style style:name="T12" style:family="text">
      <style:text-properties fo:font-size="10pt" officeooo:rsid="012030c7" style:font-size-asian="10pt" style:font-size-complex="10pt"/>
    </style:style>
    <style:style style:name="T13" style:family="text">
      <style:text-properties fo:font-size="10pt" officeooo:rsid="01217198" style:font-size-asian="10pt" style:font-size-complex="10pt"/>
    </style:style>
    <style:style style:name="T14" style:family="text">
      <style:text-properties fo:font-size="10pt" officeooo:rsid="0121930c" style:font-size-asian="10pt" style:font-size-complex="10pt"/>
    </style:style>
    <style:style style:name="T15" style:family="text">
      <style:text-properties fo:font-size="10pt" officeooo:rsid="012c4200" style:font-size-asian="10pt" style:font-size-complex="10pt"/>
    </style:style>
    <style:style style:name="T16" style:family="text">
      <style:text-properties fo:font-size="10pt" officeooo:rsid="012edca6" style:font-size-asian="10pt" style:font-size-complex="10pt"/>
    </style:style>
    <style:style style:name="T17" style:family="text">
      <style:text-properties fo:font-size="10pt" officeooo:rsid="0165f64f" style:font-size-asian="10pt" style:font-size-complex="10pt"/>
    </style:style>
    <style:style style:name="T18" style:family="text">
      <style:text-properties fo:font-size="10pt" officeooo:rsid="0198c5a4" style:font-size-asian="10pt" style:font-size-complex="10pt"/>
    </style:style>
    <style:style style:name="T19" style:family="text">
      <style:text-properties fo:font-size="10pt" officeooo:rsid="01bcca19" style:font-size-asian="10pt" style:font-size-complex="10pt"/>
    </style:style>
    <style:style style:name="T20" style:family="text">
      <style:text-properties fo:font-size="10pt" officeooo:rsid="01cd9712" style:font-size-asian="10pt" style:font-size-complex="10pt"/>
    </style:style>
    <style:style style:name="T21" style:family="text">
      <style:text-properties fo:font-size="10pt" officeooo:rsid="01dbf68b" style:font-size-asian="10pt" style:font-size-complex="10pt"/>
    </style:style>
    <style:style style:name="T22" style:family="text">
      <style:text-properties fo:font-size="10pt" officeooo:rsid="01e0ff17" style:font-size-asian="10pt" style:font-size-complex="10pt"/>
    </style:style>
    <style:style style:name="T23" style:family="text">
      <style:text-properties fo:font-size="10pt" officeooo:rsid="0206d50c" style:font-size-asian="10pt" style:font-size-complex="10pt"/>
    </style:style>
    <style:style style:name="T24" style:family="text">
      <style:text-properties fo:font-size="10pt" officeooo:rsid="0206fb22" style:font-size-asian="10pt" style:font-size-complex="10pt"/>
    </style:style>
    <style:style style:name="T25" style:family="text">
      <style:text-properties fo:font-size="10pt" officeooo:rsid="027575c5" style:font-size-asian="10pt" style:font-size-complex="10pt"/>
    </style:style>
    <style:style style:name="T26" style:family="text">
      <style:text-properties fo:font-size="10pt" officeooo:rsid="0292c745" style:font-size-asian="10pt" style:font-size-complex="10pt"/>
    </style:style>
    <style:style style:name="T27" style:family="text">
      <style:text-properties fo:font-size="10pt" fo:language="es" fo:country="ES" officeooo:rsid="000f9771" style:font-size-asian="10pt" style:font-size-complex="10pt"/>
    </style:style>
    <style:style style:name="T28" style:family="text">
      <style:text-properties fo:font-size="10pt" fo:language="es" fo:country="ES" officeooo:rsid="007e755a" style:font-size-asian="10pt" style:font-size-complex="10pt"/>
    </style:style>
    <style:style style:name="T29" style:family="text">
      <style:text-properties fo:font-size="10pt" fo:language="es" fo:country="ES" officeooo:rsid="007b9292" style:font-size-asian="10pt" style:font-size-complex="10pt"/>
    </style:style>
    <style:style style:name="T30" style:family="text">
      <style:text-properties fo:font-size="10pt" fo:language="es" fo:country="ES" officeooo:rsid="0105c239" style:font-size-asian="10pt" style:font-size-complex="10pt"/>
    </style:style>
    <style:style style:name="T31" style:family="text">
      <style:text-properties fo:font-size="10pt" fo:language="es" fo:country="ES" officeooo:rsid="01b56cf3" style:font-size-asian="10pt" style:font-size-complex="10pt"/>
    </style:style>
    <style:style style:name="T32" style:family="text">
      <style:text-properties fo:font-size="10pt" fo:language="es" fo:country="ES" officeooo:rsid="02230e3b" style:font-size-asian="10pt" style:font-size-complex="10pt"/>
    </style:style>
    <style:style style:name="T33" style:family="text">
      <style:text-properties fo:font-size="10pt" fo:language="es" fo:country="ES" officeooo:rsid="0291e184" style:font-size-asian="10pt" style:font-size-complex="10pt"/>
    </style:style>
    <style:style style:name="T34" style:family="text">
      <style:text-properties fo:font-size="10pt" fo:language="es" fo:country="ES" officeooo:rsid="02923725" style:font-size-asian="10pt" style:font-size-complex="10pt"/>
    </style:style>
    <style:style style:name="T35" style:family="text">
      <style:text-properties fo:font-size="10pt" fo:language="es" fo:country="ES" officeooo:rsid="0292c745" style:font-size-asian="10pt" style:font-size-complex="10pt"/>
    </style:style>
    <style:style style:name="T36" style:family="text">
      <style:text-properties fo:font-size="10pt" fo:language="es" fo:country="ES" officeooo:rsid="00df3438" style:letter-kerning="true" style:font-name-asian="Times New Roman1" style:font-size-asian="10pt" style:language-asian="zh" style:country-asian="CN" style:font-name-complex="Tahoma1" style:font-size-complex="10pt"/>
    </style:style>
    <style:style style:name="T37" style:family="text">
      <style:text-properties fo:font-size="10pt" fo:language="es" fo:country="ES" officeooo:rsid="01359cea" style:letter-kerning="true" style:font-name-asian="Times New Roman1" style:font-size-asian="10pt" style:language-asian="zh" style:country-asian="CN" style:font-name-complex="Tahoma1" style:font-size-complex="10pt"/>
    </style:style>
    <style:style style:name="T38" style:family="text">
      <style:text-properties fo:font-size="10pt" fo:language="es" fo:country="ES" officeooo:rsid="0137348b" style:letter-kerning="true" style:font-name-asian="Times New Roman1" style:font-size-asian="10pt" style:language-asian="zh" style:country-asian="CN" style:font-name-complex="Tahoma1" style:font-size-complex="10pt"/>
    </style:style>
    <style:style style:name="T39" style:family="text">
      <style:text-properties fo:font-size="10pt" fo:language="es" fo:country="ES" officeooo:rsid="0277f7bf" style:letter-kerning="true" style:font-name-asian="Times New Roman1" style:font-size-asian="10pt" style:language-asian="zh" style:country-asian="CN" style:font-name-complex="Tahoma1" style:font-size-complex="10pt"/>
    </style:style>
    <style:style style:name="T40" style:family="text">
      <style:text-properties fo:font-size="10pt" fo:language="es" fo:country="ES" officeooo:rsid="027adcc8" style:letter-kerning="true" style:font-name-asian="Times New Roman1" style:font-size-asian="10pt" style:language-asian="zh" style:country-asian="CN" style:font-name-complex="Tahoma1" style:font-size-complex="10pt"/>
    </style:style>
    <style:style style:name="T41" style:family="text">
      <style:text-properties fo:font-size="10pt" fo:language="es" fo:country="ES" officeooo:rsid="012edca6" style:letter-kerning="true" style:font-name-asian="Times New Roman1" style:font-size-asian="10pt" style:language-asian="zh" style:country-asian="CN" style:font-name-complex="Tahoma1" style:font-size-complex="10pt"/>
    </style:style>
    <style:style style:name="T42" style:family="text">
      <style:text-properties fo:font-size="10pt" fo:language="es" fo:country="ES" officeooo:rsid="013ea094" style:letter-kerning="true" style:font-name-asian="Times New Roman1" style:font-size-asian="10pt" style:language-asian="zh" style:country-asian="CN" style:font-name-complex="Tahoma1" style:font-size-complex="10pt"/>
    </style:style>
    <style:style style:name="T43" style:family="text">
      <style:text-properties fo:font-size="10pt" fo:language="es" fo:country="ES" officeooo:rsid="02ba353a" style:letter-kerning="true" style:font-name-asian="Times New Roman1" style:font-size-asian="10pt" style:language-asian="zh" style:country-asian="CN" style:font-name-complex="Tahoma1" style:font-size-complex="10pt"/>
    </style:style>
    <style:style style:name="T44" style:family="text">
      <style:text-properties fo:font-size="10pt" fo:language="es" fo:country="UY" officeooo:rsid="01152f48" style:font-size-asian="10pt" style:font-size-complex="10pt"/>
    </style:style>
    <style:style style:name="T45" style:family="text">
      <style:text-properties fo:font-size="10pt" fo:language="es" fo:country="UY" officeooo:rsid="010fbe52" style:letter-kerning="true" style:font-name-asian="Times New Roman1" style:font-size-asian="10pt" style:language-asian="zh" style:country-asian="CN" style:font-name-complex="Tahoma1" style:font-size-complex="10pt"/>
    </style:style>
    <style:style style:name="T46" style:family="text">
      <style:text-properties fo:font-size="10pt" fo:language="es" fo:country="UY" officeooo:rsid="01137e19" style:letter-kerning="true" style:font-name-asian="Times New Roman1" style:font-size-asian="10pt" style:language-asian="zh" style:country-asian="CN" style:font-name-complex="Tahoma1" style:font-size-complex="10pt"/>
    </style:style>
    <style:style style:name="T47" style:family="text">
      <style:text-properties style:use-window-font-color="true" fo:font-size="10pt" fo:language="es" fo:country="ES" fo:font-style="normal" style:text-underline-style="none" fo:font-weight="normal" officeooo:rsid="01010321" style:letter-kerning="true" style:font-name-asian="Times New Roman1" style:font-size-asian="10pt" style:language-asian="zh" style:country-asian="CN" style:font-style-asian="normal" style:font-weight-asian="normal" style:font-name-complex="Tahoma1" style:font-size-complex="10pt" style:font-style-complex="normal" style:font-weight-complex="normal"/>
    </style:style>
    <style:style style:name="T48" style:family="text">
      <style:text-properties style:use-window-font-color="true" fo:font-size="10pt" fo:language="es" fo:country="ES" fo:font-style="normal" style:text-underline-style="none" fo:font-weight="normal" officeooo:rsid="007a548d" style:letter-kerning="true" style:font-name-asian="Times New Roman1" style:font-size-asian="10pt" style:language-asian="zh" style:country-asian="CN" style:font-style-asian="normal" style:font-weight-asian="normal" style:font-name-complex="Tahoma1" style:font-size-complex="10pt" style:font-style-complex="normal" style:font-weight-complex="normal"/>
    </style:style>
    <style:style style:name="T49" style:family="text">
      <style:text-properties style:use-window-font-color="true" fo:font-size="10pt" fo:language="es" fo:country="ES" fo:font-style="normal" style:text-underline-style="none" fo:font-weight="normal" officeooo:rsid="00de9b78" style:letter-kerning="true" style:font-name-asian="Times New Roman1" style:font-size-asian="10pt" style:language-asian="zh" style:country-asian="CN" style:font-style-asian="normal" style:font-weight-asian="normal" style:font-name-complex="Tahoma1" style:font-size-complex="10pt" style:font-style-complex="normal" style:font-weight-complex="normal"/>
    </style:style>
    <style:style style:name="T50" style:family="text">
      <style:text-properties style:use-window-font-color="true" fo:font-size="10pt" fo:language="es" fo:country="ES" fo:font-style="normal" style:text-underline-style="none" fo:font-weight="normal" officeooo:rsid="00df3438" style:letter-kerning="true" style:font-name-asian="Times New Roman1" style:font-size-asian="10pt" style:language-asian="zh" style:country-asian="CN" style:font-style-asian="normal" style:font-weight-asian="normal" style:font-name-complex="Tahoma1" style:font-size-complex="10pt" style:font-style-complex="normal" style:font-weight-complex="normal"/>
    </style:style>
    <style:style style:name="T51" style:family="text">
      <style:text-properties style:use-window-font-color="true" fo:font-size="10pt" fo:language="es" fo:country="ES" fo:font-style="normal" style:text-underline-style="none" fo:font-weight="normal" officeooo:rsid="02ac7d97" style:letter-kerning="true" style:font-name-asian="Times New Roman1" style:font-size-asian="10pt" style:language-asian="zh" style:country-asian="CN" style:font-style-asian="normal" style:font-weight-asian="normal" style:font-name-complex="Tahoma1" style:font-size-complex="10pt" style:font-style-complex="normal" style:font-weight-complex="normal"/>
    </style:style>
    <style:style style:name="T52" style:family="text">
      <style:text-properties style:use-window-font-color="true" fo:font-size="10pt" fo:language="es" fo:country="ES" fo:font-style="normal" style:text-underline-style="none" fo:font-weight="normal" officeooo:rsid="007a548d" style:font-size-asian="10pt" style:font-style-asian="normal" style:font-weight-asian="normal" style:font-size-complex="10pt" style:font-style-complex="normal" style:font-weight-complex="normal"/>
    </style:style>
    <style:style style:name="T53" style:family="text">
      <style:text-properties style:use-window-font-color="true" fo:font-size="10pt" fo:language="es" fo:country="ES" fo:font-style="normal" style:text-underline-style="none" fo:font-weight="normal" officeooo:rsid="00de9b78" style:font-size-asian="10pt" style:font-style-asian="normal" style:font-weight-asian="normal" style:font-size-complex="10pt" style:font-style-complex="normal" style:font-weight-complex="normal"/>
    </style:style>
    <style:style style:name="T54" style:family="text">
      <style:text-properties style:use-window-font-color="true" fo:font-size="10pt" fo:language="es" fo:country="ES" fo:font-style="normal" style:text-underline-style="none" fo:font-weight="normal" officeooo:rsid="00e19130" style:font-size-asian="10pt" style:font-style-asian="normal" style:font-weight-asian="normal" style:font-size-complex="10pt" style:font-style-complex="normal" style:font-weight-complex="normal"/>
    </style:style>
    <style:style style:name="T55" style:family="text">
      <style:text-properties style:use-window-font-color="true" fo:font-size="10pt" fo:language="es" fo:country="ES" fo:font-style="normal" style:text-underline-style="none" fo:font-weight="normal" officeooo:rsid="010b40df" style:font-size-asian="10pt" style:font-style-asian="normal" style:font-weight-asian="normal" style:font-size-complex="10pt" style:font-style-complex="normal" style:font-weight-complex="normal"/>
    </style:style>
    <style:style style:name="T56" style:family="text">
      <style:text-properties style:use-window-font-color="true" fo:font-size="10pt" fo:language="es" fo:country="ES" fo:font-weight="normal" officeooo:rsid="00d41784" style:letter-kerning="true" style:font-name-asian="Times New Roman1" style:font-size-asian="10pt" style:language-asian="zh" style:country-asian="CN" style:font-weight-asian="normal" style:font-name-complex="Tahoma1" style:font-size-complex="10pt" style:font-weight-complex="normal"/>
    </style:style>
    <style:style style:name="T57" style:family="text">
      <style:text-properties style:use-window-font-color="true" fo:font-size="10pt" fo:font-weight="normal" officeooo:rsid="015a9cf8" style:font-size-asian="10pt" style:font-weight-asian="normal" style:font-size-complex="10pt" style:font-weight-complex="normal"/>
    </style:style>
    <style:style style:name="T58" style:family="text">
      <style:text-properties style:use-window-font-color="true" fo:font-size="10pt" fo:font-weight="normal" officeooo:rsid="00ceb45a" style:font-size-asian="10pt" style:font-weight-asian="normal" style:font-size-complex="10pt" style:font-weight-complex="normal"/>
    </style:style>
    <style:style style:name="T59" style:family="text">
      <style:text-properties style:use-window-font-color="true" fo:font-size="10pt" fo:font-weight="normal" officeooo:rsid="00d41784" style:font-size-asian="10pt" style:font-weight-asian="normal" style:font-size-complex="10pt" style:font-weight-complex="normal"/>
    </style:style>
    <style:style style:name="T60" style:family="text">
      <style:text-properties style:use-window-font-color="true" fo:font-size="10pt" fo:font-weight="normal" officeooo:rsid="00d2305d" style:font-size-asian="10pt" style:font-weight-asian="normal" style:font-size-complex="10pt" style:font-weight-complex="normal"/>
    </style:style>
    <style:style style:name="T61" style:family="text">
      <style:text-properties style:use-window-font-color="true" fo:font-size="10pt" fo:font-weight="normal" officeooo:rsid="00d3e14f" style:font-size-asian="10pt" style:font-weight-asian="normal" style:font-size-complex="10pt" style:font-weight-complex="normal"/>
    </style:style>
    <style:style style:name="T62" style:family="text">
      <style:text-properties style:use-window-font-color="true" fo:font-size="10pt" fo:font-weight="normal" officeooo:rsid="00d61480" style:font-size-asian="10pt" style:font-weight-asian="normal" style:font-size-complex="10pt" style:font-weight-complex="normal"/>
    </style:style>
    <style:style style:name="T63" style:family="text">
      <style:text-properties style:use-window-font-color="true" fo:font-size="10pt" fo:font-weight="normal" officeooo:rsid="00ceb45a" style:font-size-asian="8.75pt" style:font-weight-asian="normal" style:font-size-complex="10pt" style:font-weight-complex="normal"/>
    </style:style>
    <style:style style:name="T64" style:family="text">
      <style:text-properties style:use-window-font-color="true" fo:font-size="10pt" fo:font-weight="normal" officeooo:rsid="00d3e14f" style:font-size-asian="8.75pt" style:font-weight-asian="normal" style:font-size-complex="10pt" style:font-weight-complex="normal"/>
    </style:style>
    <style:style style:name="T65" style:family="text">
      <style:text-properties style:use-window-font-color="true" fo:font-size="10pt" fo:font-weight="normal" officeooo:rsid="00cfe63d" style:font-size-asian="8.75pt" style:font-weight-asian="normal" style:font-size-complex="10pt" style:font-weight-complex="normal"/>
    </style:style>
    <style:style style:name="T66" style:family="text">
      <style:text-properties style:use-window-font-color="true" fo:font-size="10pt" fo:font-style="normal" style:text-underline-style="none" fo:font-weight="normal" officeooo:rsid="01010321" style:font-size-asian="10pt" style:font-style-asian="normal" style:font-weight-asian="normal" style:font-size-complex="10pt" style:font-style-complex="normal" style:font-weight-complex="normal"/>
    </style:style>
    <style:style style:name="T67" style:family="text">
      <style:text-properties style:use-window-font-color="true" fo:font-size="10pt" fo:font-style="normal" style:text-underline-style="none" fo:font-weight="normal" officeooo:rsid="0102128c" style:font-size-asian="10pt" style:font-style-asian="normal" style:font-weight-asian="normal" style:font-size-complex="10pt" style:font-style-complex="normal" style:font-weight-complex="normal"/>
    </style:style>
    <style:style style:name="T68" style:family="text">
      <style:text-properties style:use-window-font-color="true" fo:font-size="10pt" fo:font-style="normal" style:text-underline-style="none" fo:font-weight="normal" officeooo:rsid="01e07896" style:font-size-asian="10pt" style:font-style-asian="normal" style:font-weight-asian="normal" style:font-size-complex="10pt" style:font-style-complex="normal" style:font-weight-complex="normal"/>
    </style:style>
    <style:style style:name="T69" style:family="text">
      <style:text-properties style:use-window-font-color="true" fo:font-size="10pt" fo:font-style="normal" style:text-underline-style="none" fo:font-weight="normal" officeooo:rsid="01074e39" style:font-size-asian="10pt" style:font-style-asian="normal" style:font-weight-asian="normal" style:font-size-complex="10pt" style:font-style-complex="normal" style:font-weight-complex="normal"/>
    </style:style>
    <style:style style:name="T70" style:family="text">
      <style:text-properties style:use-window-font-color="true" fo:font-size="10pt" fo:font-style="normal" style:text-underline-style="none" fo:font-weight="normal" officeooo:rsid="01e4c0f3" style:font-size-asian="10pt" style:font-style-asian="normal" style:font-weight-asian="normal" style:font-size-complex="10pt" style:font-style-complex="normal" style:font-weight-complex="normal"/>
    </style:style>
    <style:style style:name="T71" style:family="text">
      <style:text-properties style:use-window-font-color="true" fo:font-size="10pt" fo:font-style="normal" style:text-underline-style="none" fo:font-weight="normal" officeooo:rsid="029dc446" style:font-size-asian="10pt" style:font-style-asian="normal" style:font-weight-asian="normal" style:font-size-complex="10pt" style:font-style-complex="normal" style:font-weight-complex="normal"/>
    </style:style>
    <style:style style:name="T72" style:family="text">
      <style:text-properties style:use-window-font-color="true" fo:font-size="10pt" fo:font-style="normal" style:text-underline-style="none" fo:font-weight="normal" officeooo:rsid="007a548d" style:font-size-asian="10pt" style:font-style-asian="normal" style:font-weight-asian="normal" style:font-size-complex="10pt" style:font-style-complex="normal" style:font-weight-complex="normal"/>
    </style:style>
    <style:style style:name="T73" style:family="text">
      <style:text-properties style:use-window-font-color="true" fo:font-size="10pt" fo:font-style="normal" style:text-underline-style="none" fo:font-weight="normal" officeooo:rsid="00de9b78" style:font-size-asian="10pt" style:font-style-asian="normal" style:font-weight-asian="normal" style:font-size-complex="10pt" style:font-style-complex="normal" style:font-weight-complex="normal"/>
    </style:style>
    <style:style style:name="T74" style:family="text">
      <style:text-properties style:use-window-font-color="true" fo:font-size="10pt" fo:font-style="normal" style:text-underline-style="none" fo:font-weight="normal" officeooo:rsid="00fe29dd" style:font-size-asian="10pt" style:font-style-asian="normal" style:font-weight-asian="normal" style:font-size-complex="10pt" style:font-style-complex="normal" style:font-weight-complex="normal"/>
    </style:style>
    <style:style style:name="T75" style:family="text">
      <style:text-properties style:use-window-font-color="true" fo:font-size="10pt" fo:font-style="normal" style:text-underline-style="none" fo:font-weight="normal" officeooo:rsid="01cac314" style:font-size-asian="10pt" style:font-style-asian="normal" style:font-weight-asian="normal" style:font-size-complex="10pt" style:font-style-complex="normal" style:font-weight-complex="normal"/>
    </style:style>
    <style:style style:name="T76" style:family="text">
      <style:text-properties style:use-window-font-color="true" fo:font-size="10pt" fo:font-style="normal" style:text-underline-style="none" fo:font-weight="normal" officeooo:rsid="00e19130" style:font-size-asian="10pt" style:font-style-asian="normal" style:font-weight-asian="normal" style:font-size-complex="10pt" style:font-style-complex="normal" style:font-weight-complex="normal"/>
    </style:style>
    <style:style style:name="T77" style:family="text">
      <style:text-properties style:use-window-font-color="true" fo:font-size="10pt" fo:language="es" fo:country="UY" fo:font-style="normal" style:text-underline-style="none" fo:font-weight="normal" officeooo:rsid="01137e19" style:letter-kerning="true" style:font-name-asian="Times New Roman1" style:font-size-asian="10pt" style:language-asian="zh" style:country-asian="CN" style:font-style-asian="normal" style:font-weight-asian="normal" style:font-name-complex="Tahoma1" style:font-size-complex="10pt" style:font-style-complex="normal" style:font-weight-complex="normal"/>
    </style:style>
    <style:style style:name="T78" style:family="text">
      <style:text-properties style:use-window-font-color="true" fo:font-size="10pt" fo:language="es" fo:country="UY" fo:font-style="normal" style:text-underline-style="none" fo:font-weight="normal" officeooo:rsid="010fbe52" style:letter-kerning="true" style:font-name-asian="Times New Roman1" style:font-size-asian="10pt" style:language-asian="zh" style:country-asian="CN" style:font-style-asian="normal" style:font-weight-asian="normal" style:font-name-complex="Tahoma1" style:font-size-complex="10pt" style:font-style-complex="normal" style:font-weight-complex="normal"/>
    </style:style>
    <style:style style:name="T79" style:family="text">
      <style:text-properties style:use-window-font-color="true" fo:font-size="10pt" fo:language="es" fo:country="UY" fo:font-style="normal" style:text-underline-style="none" fo:font-weight="normal" officeooo:rsid="02251f5f" style:letter-kerning="true" style:font-name-asian="Times New Roman1" style:font-size-asian="10pt" style:language-asian="zh" style:country-asian="CN" style:font-style-asian="normal" style:font-weight-asian="normal" style:font-name-complex="Tahoma1" style:font-size-complex="10pt" style:font-style-complex="normal" style:font-weight-complex="normal"/>
    </style:style>
    <style:style style:name="T80" style:family="text">
      <style:text-properties style:use-window-font-color="true" fo:font-size="10pt" fo:language="es" fo:country="UY" fo:font-style="normal" style:text-underline-style="none" fo:font-weight="normal" officeooo:rsid="00e718ba" style:letter-kerning="true" style:font-name-asian="Times New Roman1" style:font-size-asian="10pt" style:language-asian="zh" style:country-asian="CN" style:font-style-asian="normal" style:font-weight-asian="normal" style:font-name-complex="Tahoma1" style:font-size-complex="10pt" style:font-style-complex="normal" style:font-weight-complex="normal"/>
    </style:style>
    <style:style style:name="T81" style:family="text">
      <style:text-properties style:use-window-font-color="true" fo:font-size="10pt" fo:language="es" fo:country="UY" fo:font-style="normal" style:text-underline-style="none" fo:font-weight="normal" officeooo:rsid="02aaa713" style:letter-kerning="true" style:font-name-asian="Times New Roman1" style:font-size-asian="10pt" style:language-asian="zh" style:country-asian="CN" style:font-style-asian="normal" style:font-weight-asian="normal" style:font-name-complex="Tahoma1" style:font-size-complex="10pt" style:font-style-complex="normal" style:font-weight-complex="normal"/>
    </style:style>
    <style:style style:name="T82" style:family="text">
      <style:text-properties style:use-window-font-color="true" fo:font-size="10pt" fo:language="es" fo:country="UY" fo:font-style="normal" style:text-underline-style="none" fo:font-weight="normal" officeooo:rsid="00e5c5b8" style:letter-kerning="true" style:font-name-asian="Times New Roman1" style:font-size-asian="10pt" style:language-asian="zh" style:country-asian="CN" style:font-style-asian="normal" style:font-weight-asian="normal" style:font-name-complex="Tahoma1" style:font-size-complex="10pt" style:font-style-complex="normal" style:font-weight-complex="normal"/>
    </style:style>
    <style:style style:name="T83" style:family="text">
      <style:text-properties style:use-window-font-color="true" fo:font-size="10pt" fo:language="es" fo:country="UY" fo:font-style="normal" style:text-underline-style="none" fo:font-weight="normal" officeooo:rsid="02ac7d97" style:letter-kerning="true" style:font-name-asian="Times New Roman1" style:font-size-asian="10pt" style:language-asian="zh" style:country-asian="CN" style:font-style-asian="normal" style:font-weight-asian="normal" style:font-name-complex="Tahoma1" style:font-size-complex="10pt" style:font-style-complex="normal" style:font-weight-complex="normal"/>
    </style:style>
    <style:style style:name="T84" style:family="text">
      <style:text-properties style:use-window-font-color="true" style:font-name="Calibri" fo:font-size="10pt" fo:font-style="normal" fo:font-weight="normal" style:font-size-asian="10pt" style:font-style-asian="normal" style:font-weight-asian="normal" style:font-size-complex="10pt" style:font-style-complex="normal" style:font-weight-complex="normal"/>
    </style:style>
    <style:style style:name="T85" style:family="text">
      <style:text-properties style:use-window-font-color="true" style:font-name="Calibri" fo:font-size="10pt" fo:font-style="normal" fo:font-weight="normal" officeooo:rsid="000ae8e1" style:font-size-asian="10pt" style:font-style-asian="normal" style:font-weight-asian="normal" style:font-size-complex="10pt" style:font-style-complex="normal" style:font-weight-complex="normal"/>
    </style:style>
    <style:style style:name="T86" style:family="text">
      <style:text-properties style:use-window-font-color="true" style:font-name="Calibri" fo:font-size="10pt" fo:font-style="normal" fo:font-weight="normal" officeooo:rsid="0008a6db" style:font-size-asian="10pt" style:font-style-asian="normal" style:font-weight-asian="normal" style:font-size-complex="10pt" style:font-style-complex="normal" style:font-weight-complex="normal"/>
    </style:style>
    <style:style style:name="T87" style:family="text">
      <style:text-properties style:use-window-font-color="true" style:font-name="Calibri" fo:font-size="10pt" fo:font-style="normal" fo:font-weight="normal" officeooo:rsid="0255afd8" style:font-size-asian="10pt" style:font-style-asian="normal" style:font-weight-asian="normal" style:font-size-complex="10pt" style:font-style-complex="normal" style:font-weight-complex="normal"/>
    </style:style>
    <style:style style:name="T88" style:family="text">
      <style:text-properties style:use-window-font-color="true" style:font-name="Calibri" fo:font-size="10pt" fo:font-style="normal" fo:font-weight="normal" officeooo:rsid="02bcf33c" style:font-size-asian="10pt" style:font-style-asian="normal" style:font-weight-asian="normal" style:font-size-complex="10pt" style:font-style-complex="normal" style:font-weight-complex="normal"/>
    </style:style>
    <style:style style:name="T89" style:family="text">
      <style:text-properties style:use-window-font-color="true" style:font-name="Calibri" fo:font-size="10pt" fo:font-style="normal" fo:font-weight="normal" officeooo:rsid="02be566f" style:font-size-asian="10pt" style:font-style-asian="normal" style:font-weight-asian="normal" style:font-size-complex="10pt" style:font-style-complex="normal" style:font-weight-complex="normal"/>
    </style:style>
    <style:style style:name="T90" style:family="text">
      <style:text-properties style:use-window-font-color="true" style:font-name="Calibri" fo:font-size="10pt" fo:language="es" fo:country="ES" fo:font-style="normal" fo:font-weight="normal" officeooo:rsid="000f9771" style:font-size-asian="10pt" style:font-style-asian="normal" style:font-weight-asian="normal" style:font-size-complex="10pt" style:font-style-complex="normal" style:font-weight-complex="normal"/>
    </style:style>
    <style:style style:name="T91" style:family="text">
      <style:text-properties style:use-window-font-color="true" style:font-name="Calibri" fo:font-size="10pt" fo:language="es" fo:country="ES" fo:font-style="normal" fo:font-weight="normal" officeooo:rsid="007b9292" style:font-size-asian="10pt" style:font-style-asian="normal" style:font-weight-asian="normal" style:font-size-complex="10pt" style:font-style-complex="normal" style:font-weight-complex="normal"/>
    </style:style>
    <style:style style:name="T92" style:family="text">
      <style:text-properties style:use-window-font-color="true" style:font-name="Calibri" fo:font-size="10pt" fo:language="es" fo:country="ES" fo:font-style="normal" fo:font-weight="normal" officeooo:rsid="028159eb" style:font-size-asian="10pt" style:font-style-asian="normal" style:font-weight-asian="normal" style:font-size-complex="10pt" style:font-style-complex="normal" style:font-weight-complex="normal"/>
    </style:style>
    <style:style style:name="T93" style:family="text">
      <style:text-properties style:use-window-font-color="true" style:font-name="Calibri" fo:font-size="10pt" fo:language="es" fo:country="ES" fo:font-style="normal" fo:font-weight="normal" officeooo:rsid="007b9292" fo:background-color="transparent" loext:char-shading-value="0" style:font-size-asian="10pt" style:font-style-asian="normal" style:font-weight-asian="normal" style:font-size-complex="10pt" style:font-style-complex="normal" style:font-weight-complex="normal"/>
    </style:style>
    <style:style style:name="T94" style:family="text">
      <style:text-properties style:use-window-font-color="true" style:font-name="Calibri" fo:font-size="10pt" fo:language="es" fo:country="ES" fo:font-style="normal" fo:font-weight="normal" officeooo:rsid="019bdaa7" fo:background-color="transparent" loext:char-shading-value="0" style:font-size-asian="10pt" style:font-style-asian="normal" style:font-weight-asian="normal" style:font-size-complex="10pt" style:font-style-complex="normal" style:font-weight-complex="normal"/>
    </style:style>
    <style:style style:name="T95" style:family="text">
      <style:text-properties style:use-window-font-color="true" style:font-name="Calibri" fo:font-size="10pt" fo:language="es" fo:country="ES" fo:font-style="normal" fo:font-weight="normal" officeooo:rsid="019cbd3b" style:letter-kerning="true" style:font-name-asian="Times New Roman1" style:font-size-asian="10pt" style:language-asian="zh" style:country-asian="CN" style:font-style-asian="normal" style:font-weight-asian="normal" style:font-name-complex="Tahoma1" style:font-size-complex="10pt" style:font-style-complex="normal" style:font-weight-complex="normal"/>
    </style:style>
    <style:style style:name="T96" style:family="text">
      <style:text-properties style:use-window-font-color="true" style:font-name="Calibri" fo:font-size="10pt" fo:language="es" fo:country="ES" fo:font-style="normal" fo:font-weight="normal" officeooo:rsid="019ed858" style:letter-kerning="true" style:font-name-asian="Times New Roman1" style:font-size-asian="10pt" style:language-asian="zh" style:country-asian="CN" style:font-style-asian="normal" style:font-weight-asian="normal" style:font-name-complex="Tahoma1" style:font-size-complex="10pt" style:font-style-complex="normal" style:font-weight-complex="normal"/>
    </style:style>
    <style:style style:name="T97" style:family="text">
      <style:text-properties style:use-window-font-color="true" style:font-name="Calibri" fo:font-size="10pt" fo:language="es" fo:country="ES" fo:font-style="normal" fo:font-weight="normal" officeooo:rsid="007a548d" style:letter-kerning="true" style:font-name-asian="Times New Roman1" style:font-size-asian="10pt" style:language-asian="zh" style:country-asian="CN" style:font-style-asian="normal" style:font-weight-asian="normal" style:font-name-complex="Tahoma1" style:font-size-complex="10pt" style:font-style-complex="normal" style:font-weight-complex="normal"/>
    </style:style>
    <style:style style:name="T98" style:family="text">
      <style:text-properties style:use-window-font-color="true" style:font-name="Calibri" fo:font-size="10pt" fo:language="es" fo:country="ES" fo:font-style="normal" fo:font-weight="normal" officeooo:rsid="00ceb45a" style:letter-kerning="true" style:font-name-asian="Times New Roman1" style:font-size-asian="10pt" style:language-asian="zh" style:country-asian="CN" style:font-style-asian="normal" style:font-weight-asian="normal" style:font-name-complex="Tahoma1" style:font-size-complex="10pt" style:font-style-complex="normal" style:font-weight-complex="normal"/>
    </style:style>
    <style:style style:name="T99" style:family="text">
      <style:text-properties style:use-window-font-color="true" style:font-name="Calibri" fo:font-size="10pt" fo:language="es" fo:country="ES" fo:font-style="normal" fo:font-weight="normal" officeooo:rsid="00cfe63d" style:letter-kerning="true" style:font-name-asian="Times New Roman1" style:font-size-asian="10pt" style:language-asian="zh" style:country-asian="CN" style:font-style-asian="normal" style:font-weight-asian="normal" style:font-name-complex="Tahoma1" style:font-size-complex="10pt" style:font-style-complex="normal" style:font-weight-complex="normal"/>
    </style:style>
    <style:style style:name="T100" style:family="text">
      <style:text-properties style:use-window-font-color="true" style:font-name="Calibri" fo:font-size="10pt" fo:language="es" fo:country="ES" fo:font-style="normal" fo:font-weight="normal" officeooo:rsid="021340e6" style:letter-kerning="true" style:font-name-asian="Times New Roman1" style:font-size-asian="10pt" style:language-asian="zh" style:country-asian="CN" style:font-style-asian="normal" style:font-weight-asian="normal" style:font-name-complex="Tahoma1" style:font-size-complex="10pt" style:font-style-complex="normal" style:font-weight-complex="normal"/>
    </style:style>
    <style:style style:name="T101" style:family="text">
      <style:text-properties style:use-window-font-color="true" style:font-name="Calibri" fo:font-size="10pt" fo:language="es" fo:country="ES" fo:font-style="normal" fo:font-weight="normal" officeooo:rsid="00d2305d" style:letter-kerning="true" style:font-name-asian="Times New Roman1" style:font-size-asian="10pt" style:language-asian="zh" style:country-asian="CN" style:font-style-asian="normal" style:font-weight-asian="normal" style:font-name-complex="Tahoma1" style:font-size-complex="10pt" style:font-style-complex="normal" style:font-weight-complex="normal"/>
    </style:style>
    <style:style style:name="T102" style:family="text">
      <style:text-properties style:use-window-font-color="true" style:font-name="Calibri" fo:font-size="10pt" fo:language="es" fo:country="ES" fo:font-style="normal" fo:font-weight="normal" officeooo:rsid="02184f63" style:letter-kerning="true" style:font-name-asian="Times New Roman1" style:font-size-asian="10pt" style:language-asian="zh" style:country-asian="CN" style:font-style-asian="normal" style:font-weight-asian="normal" style:font-name-complex="Tahoma1" style:font-size-complex="10pt" style:font-style-complex="normal" style:font-weight-complex="normal"/>
    </style:style>
    <style:style style:name="T103" style:family="text">
      <style:text-properties style:use-window-font-color="true" style:font-name="Calibri" fo:font-size="10pt" fo:language="es" fo:country="ES" fo:font-style="normal" fo:font-weight="normal" officeooo:rsid="00d41784" style:letter-kerning="true" style:font-name-asian="Times New Roman1" style:font-size-asian="10pt" style:language-asian="zh" style:country-asian="CN" style:font-style-asian="normal" style:font-weight-asian="normal" style:font-name-complex="Tahoma1" style:font-size-complex="10pt" style:font-style-complex="normal" style:font-weight-complex="normal"/>
    </style:style>
    <style:style style:name="T104" style:family="text">
      <style:text-properties style:use-window-font-color="true" style:font-name="Calibri" fo:font-size="10pt" fo:language="es" fo:country="ES" fo:font-style="normal" fo:font-weight="normal" officeooo:rsid="00d61480" style:letter-kerning="true" style:font-name-asian="Times New Roman1" style:font-size-asian="10pt" style:language-asian="zh" style:country-asian="CN" style:font-style-asian="normal" style:font-weight-asian="normal" style:font-name-complex="Tahoma1" style:font-size-complex="10pt" style:font-style-complex="normal" style:font-weight-complex="normal"/>
    </style:style>
    <style:style style:name="T105" style:family="text">
      <style:text-properties style:use-window-font-color="true" style:font-name="Calibri" fo:font-size="10pt" fo:language="es" fo:country="ES" fo:font-style="normal" fo:font-weight="normal" officeooo:rsid="00cece3e" style:letter-kerning="true" style:font-name-asian="Times New Roman1" style:font-size-asian="8.75pt" style:language-asian="zh" style:country-asian="CN" style:font-style-asian="normal" style:font-weight-asian="normal" style:font-name-complex="Tahoma1" style:font-size-complex="10pt" style:font-style-complex="normal" style:font-weight-complex="normal"/>
    </style:style>
    <style:style style:name="T106" style:family="text">
      <style:text-properties style:use-window-font-color="true" style:font-name="Calibri" fo:font-size="10pt" fo:language="es" fo:country="ES" fo:font-style="normal" fo:font-weight="normal" officeooo:rsid="00cfe63d" style:letter-kerning="true" style:font-name-asian="Times New Roman1" style:font-size-asian="8.75pt" style:language-asian="zh" style:country-asian="CN" style:font-style-asian="normal" style:font-weight-asian="normal" style:font-name-complex="Tahoma1" style:font-size-complex="10pt" style:font-style-complex="normal" style:font-weight-complex="normal"/>
    </style:style>
    <style:style style:name="T107" style:family="text">
      <style:text-properties style:use-window-font-color="true" style:font-name="Calibri" fo:font-size="10pt" fo:language="es" fo:country="ES" fo:font-style="normal" fo:font-weight="normal" officeooo:rsid="00d2305d" style:letter-kerning="true" style:font-name-asian="Times New Roman1" style:font-size-asian="8.75pt" style:language-asian="zh" style:country-asian="CN" style:font-style-asian="normal" style:font-weight-asian="normal" style:font-name-complex="Tahoma1" style:font-size-complex="10pt" style:font-style-complex="normal" style:font-weight-complex="normal"/>
    </style:style>
    <style:style style:name="T108" style:family="text">
      <style:text-properties style:use-window-font-color="true" style:font-name="Calibri" fo:font-size="10pt" fo:language="es" fo:country="ES" fo:font-style="normal" fo:font-weight="normal" officeooo:rsid="021980a0" style:letter-kerning="true" style:font-name-asian="Times New Roman1" style:font-size-asian="8.75pt" style:language-asian="zh" style:country-asian="CN" style:font-style-asian="normal" style:font-weight-asian="normal" style:font-name-complex="Tahoma1" style:font-size-complex="10pt" style:font-style-complex="normal" style:font-weight-complex="normal"/>
    </style:style>
    <style:style style:name="T109" style:family="text">
      <style:text-properties style:use-window-font-color="true" style:font-name="Calibri" fo:font-size="10pt" fo:language="es" fo:country="ES" fo:font-style="normal" fo:font-weight="normal" officeooo:rsid="00d61480" style:letter-kerning="true" style:font-name-asian="Times New Roman1" style:font-size-asian="8.75pt" style:language-asian="zh" style:country-asian="CN" style:font-style-asian="normal" style:font-weight-asian="normal" style:font-name-complex="Tahoma1" style:font-size-complex="10pt" style:font-style-complex="normal" style:font-weight-complex="normal"/>
    </style:style>
    <style:style style:name="T110" style:family="text">
      <style:text-properties style:use-window-font-color="true" style:font-name="Calibri" fo:font-size="10pt" fo:language="es" fo:country="ES" fo:font-style="normal" style:text-underline-style="none" fo:font-weight="normal" officeooo:rsid="007a548d" style:letter-kerning="true" style:font-name-asian="Times New Roman1" style:font-size-asian="10pt" style:language-asian="zh" style:country-asian="CN" style:font-style-asian="normal" style:font-weight-asian="normal" style:font-name-complex="Tahoma1" style:font-size-complex="10pt" style:font-style-complex="normal" style:font-weight-complex="normal"/>
    </style:style>
    <style:style style:name="T111" style:family="text">
      <style:text-properties style:use-window-font-color="true" style:font-name="Calibri" fo:font-size="10pt" fo:language="es" fo:country="ES" fo:font-style="normal" style:text-underline-style="none" fo:font-weight="normal" officeooo:rsid="00de9b78" style:letter-kerning="true" style:font-name-asian="Times New Roman1" style:font-size-asian="10pt" style:language-asian="zh" style:country-asian="CN" style:font-style-asian="normal" style:font-weight-asian="normal" style:font-name-complex="Tahoma1" style:font-size-complex="10pt" style:font-style-complex="normal" style:font-weight-complex="normal"/>
    </style:style>
    <style:style style:name="T112" style:family="text">
      <style:text-properties style:use-window-font-color="true" style:font-name="Calibri" fo:font-size="10pt" fo:language="es" fo:country="ES" fo:font-style="normal" style:text-underline-style="none" fo:font-weight="normal" officeooo:rsid="00fa3d99" style:letter-kerning="true" style:font-name-asian="Times New Roman1" style:font-size-asian="10pt" style:language-asian="zh" style:country-asian="CN" style:font-style-asian="normal" style:font-weight-asian="normal" style:font-name-complex="Tahoma1" style:font-size-complex="10pt" style:font-style-complex="normal" style:font-weight-complex="normal"/>
    </style:style>
    <style:style style:name="T113" style:family="text">
      <style:text-properties style:use-window-font-color="true" style:font-name="Calibri" fo:font-size="10pt" fo:language="es" fo:country="ES" fo:font-style="normal" style:text-underline-style="none" fo:font-weight="normal" officeooo:rsid="00fe29dd" style:letter-kerning="true" style:font-name-asian="Times New Roman1" style:font-size-asian="10pt" style:language-asian="zh" style:country-asian="CN" style:font-style-asian="normal" style:font-weight-asian="normal" style:font-name-complex="Tahoma1" style:font-size-complex="10pt" style:font-style-complex="normal" style:font-weight-complex="normal"/>
    </style:style>
    <style:style style:name="T114" style:family="text">
      <style:text-properties style:use-window-font-color="true" style:font-name="Calibri" fo:font-size="10pt" fo:language="es" fo:country="ES" fo:font-style="normal" style:text-underline-style="none" fo:font-weight="normal" officeooo:rsid="01010321" style:letter-kerning="true" style:font-name-asian="Times New Roman1" style:font-size-asian="10pt" style:language-asian="zh" style:country-asian="CN" style:font-style-asian="normal" style:font-weight-asian="normal" style:font-name-complex="Tahoma1" style:font-size-complex="10pt" style:font-style-complex="normal" style:font-weight-complex="normal"/>
    </style:style>
    <style:style style:name="T115" style:family="text">
      <style:text-properties style:use-window-font-color="true" style:font-name="Calibri" fo:font-size="10pt" fo:language="es" fo:country="ES" fo:font-style="normal" style:text-underline-style="none" fo:font-weight="normal" officeooo:rsid="00e19130" style:letter-kerning="true" style:font-name-asian="Times New Roman1" style:font-size-asian="10pt" style:language-asian="zh" style:country-asian="CN" style:font-style-asian="normal" style:font-weight-asian="normal" style:font-name-complex="Tahoma1" style:font-size-complex="10pt" style:font-style-complex="normal" style:font-weight-complex="normal"/>
    </style:style>
    <style:style style:name="T116" style:family="text">
      <style:text-properties style:use-window-font-color="true" style:font-name="Calibri" fo:font-size="10pt" fo:language="es" fo:country="ES" fo:font-style="normal" style:text-underline-style="none" fo:font-weight="normal" officeooo:rsid="0102128c" style:letter-kerning="true" style:font-name-asian="Times New Roman1" style:font-size-asian="10pt" style:language-asian="zh" style:country-asian="CN" style:font-style-asian="normal" style:font-weight-asian="normal" style:font-name-complex="Tahoma1" style:font-size-complex="10pt" style:font-style-complex="normal" style:font-weight-complex="normal"/>
    </style:style>
    <style:style style:name="T117" style:family="text">
      <style:text-properties style:use-window-font-color="true" style:font-name="Calibri" fo:font-size="10pt" fo:language="es" fo:country="ES" fo:font-style="normal" style:text-underline-style="none" fo:font-weight="normal" officeooo:rsid="0104d379" style:letter-kerning="true" style:font-name-asian="Times New Roman1" style:font-size-asian="10pt" style:language-asian="zh" style:country-asian="CN" style:font-style-asian="normal" style:font-weight-asian="normal" style:font-name-complex="Tahoma1" style:font-size-complex="10pt" style:font-style-complex="normal" style:font-weight-complex="normal"/>
    </style:style>
    <style:style style:name="T118" style:family="text">
      <style:text-properties style:use-window-font-color="true" style:font-name="Calibri" fo:font-size="10pt" fo:language="es" fo:country="ES" fo:font-style="normal" style:text-underline-style="none" fo:font-weight="normal" officeooo:rsid="00df3438" style:letter-kerning="true" style:font-name-asian="Times New Roman1" style:font-size-asian="10pt" style:language-asian="zh" style:country-asian="CN" style:font-style-asian="normal" style:font-weight-asian="normal" style:font-name-complex="Tahoma1" style:font-size-complex="10pt" style:font-style-complex="normal" style:font-weight-complex="normal"/>
    </style:style>
    <style:style style:name="T119" style:family="text">
      <style:text-properties style:use-window-font-color="true" style:font-name="Calibri" fo:font-size="10pt" fo:language="es" fo:country="ES" fo:font-style="normal" style:text-underline-style="none" fo:font-weight="normal" officeooo:rsid="012030c7" style:letter-kerning="true" style:font-name-asian="Times New Roman1" style:font-size-asian="10pt" style:language-asian="zh" style:country-asian="CN" style:font-style-asian="normal" style:font-weight-asian="normal" style:font-name-complex="Tahoma1" style:font-size-complex="10pt" style:font-style-complex="normal" style:font-weight-complex="normal"/>
    </style:style>
    <style:style style:name="T120" style:family="text">
      <style:text-properties style:use-window-font-color="true" style:font-name="Calibri" fo:font-size="10pt" fo:language="es" fo:country="ES" fo:font-style="normal" style:text-underline-style="none" fo:font-weight="normal" officeooo:rsid="02728c7e" style:letter-kerning="true" style:font-name-asian="Times New Roman1" style:font-size-asian="10pt" style:language-asian="zh" style:country-asian="CN" style:font-style-asian="normal" style:font-weight-asian="normal" style:font-name-complex="Tahoma1" style:font-size-complex="10pt" style:font-style-complex="normal" style:font-weight-complex="normal"/>
    </style:style>
    <style:style style:name="T121" style:family="text">
      <style:text-properties style:use-window-font-color="true" style:font-name="Calibri" fo:font-size="10pt" fo:language="es" fo:country="ES" fo:font-style="normal" style:text-underline-style="none" fo:font-weight="normal" officeooo:rsid="01245f81" style:letter-kerning="true" style:font-name-asian="Times New Roman1" style:font-size-asian="10pt" style:language-asian="zh" style:country-asian="CN" style:font-style-asian="normal" style:font-weight-asian="normal" style:font-name-complex="Tahoma1" style:font-size-complex="10pt" style:font-style-complex="normal" style:font-weight-complex="normal"/>
    </style:style>
    <style:style style:name="T122" style:family="text">
      <style:text-properties style:use-window-font-color="true" style:font-name="Calibri" fo:font-size="10pt" fo:language="es" fo:country="ES" fo:font-style="normal" style:text-underline-style="none" fo:font-weight="normal" officeooo:rsid="01272030" style:letter-kerning="true" style:font-name-asian="Times New Roman1" style:font-size-asian="10pt" style:language-asian="zh" style:country-asian="CN" style:font-style-asian="normal" style:font-weight-asian="normal" style:font-name-complex="Tahoma1" style:font-size-complex="10pt" style:font-style-complex="normal" style:font-weight-complex="normal"/>
    </style:style>
    <style:style style:name="T123" style:family="text">
      <style:text-properties style:use-window-font-color="true" style:font-name="Calibri" fo:font-size="10pt" fo:language="es" fo:country="ES" fo:font-style="normal" style:text-underline-style="none" fo:font-weight="normal" officeooo:rsid="012b5f12" style:letter-kerning="true" style:font-name-asian="Times New Roman1" style:font-size-asian="10pt" style:language-asian="zh" style:country-asian="CN" style:font-style-asian="normal" style:font-weight-asian="normal" style:font-name-complex="Tahoma1" style:font-size-complex="10pt" style:font-style-complex="normal" style:font-weight-complex="normal"/>
    </style:style>
    <style:style style:name="T124" style:family="text">
      <style:text-properties style:use-window-font-color="true" style:font-name="Calibri" fo:font-size="10pt" fo:language="es" fo:country="ES" fo:font-style="normal" style:text-underline-style="none" fo:font-weight="normal" officeooo:rsid="012c4200" style:letter-kerning="true" style:font-name-asian="Times New Roman1" style:font-size-asian="10pt" style:language-asian="zh" style:country-asian="CN" style:font-style-asian="normal" style:font-weight-asian="normal" style:font-name-complex="Tahoma1" style:font-size-complex="10pt" style:font-style-complex="normal" style:font-weight-complex="normal"/>
    </style:style>
    <style:style style:name="T125" style:family="text">
      <style:text-properties style:use-window-font-color="true" style:font-name="Calibri" fo:font-size="10pt" fo:language="es" fo:country="ES" fo:font-style="normal" style:text-underline-style="none" fo:font-weight="normal" officeooo:rsid="012edca6" style:letter-kerning="true" style:font-name-asian="Times New Roman1" style:font-size-asian="10pt" style:language-asian="zh" style:country-asian="CN" style:font-style-asian="normal" style:font-weight-asian="normal" style:font-name-complex="Tahoma1" style:font-size-complex="10pt" style:font-style-complex="normal" style:font-weight-complex="normal"/>
    </style:style>
    <style:style style:name="T126" style:family="text">
      <style:text-properties style:use-window-font-color="true" style:font-name="Calibri" fo:font-size="10pt" fo:language="es" fo:country="ES" fo:font-style="normal" style:text-underline-style="none" fo:font-weight="normal" officeooo:rsid="0207500e" style:letter-kerning="true" style:font-name-asian="Times New Roman1" style:font-size-asian="10pt" style:language-asian="zh" style:country-asian="CN" style:font-style-asian="normal" style:font-weight-asian="normal" style:font-name-complex="Tahoma1" style:font-size-complex="10pt" style:font-style-complex="normal" style:font-weight-complex="normal"/>
    </style:style>
    <style:style style:name="T127" style:family="text">
      <style:text-properties style:use-window-font-color="true" style:font-name="Calibri" fo:font-size="10pt" fo:language="es" fo:country="ES" fo:font-style="normal" style:text-underline-style="none" fo:font-weight="normal" officeooo:rsid="020979b2" style:letter-kerning="true" style:font-name-asian="Times New Roman1" style:font-size-asian="10pt" style:language-asian="zh" style:country-asian="CN" style:font-style-asian="normal" style:font-weight-asian="normal" style:font-name-complex="Tahoma1" style:font-size-complex="10pt" style:font-style-complex="normal" style:font-weight-complex="normal"/>
    </style:style>
    <style:style style:name="T128" style:family="text">
      <style:text-properties style:use-window-font-color="true" style:font-name="Calibri" fo:font-size="10pt" fo:language="es" fo:country="ES" fo:font-style="normal" style:text-underline-style="none" fo:font-weight="normal" officeooo:rsid="0225503c" style:letter-kerning="true" style:font-name-asian="Times New Roman1" style:font-size-asian="10pt" style:language-asian="zh" style:country-asian="CN" style:font-style-asian="normal" style:font-weight-asian="normal" style:font-name-complex="Tahoma1" style:font-size-complex="10pt" style:font-style-complex="normal" style:font-weight-complex="normal"/>
    </style:style>
    <style:style style:name="T129" style:family="text">
      <style:text-properties style:use-window-font-color="true" style:font-name="Calibri" fo:font-size="10pt" fo:language="es" fo:country="ES" fo:font-style="normal" style:text-underline-style="none" fo:font-weight="normal" officeooo:rsid="02767c1b" style:letter-kerning="true" style:font-name-asian="Times New Roman1" style:font-size-asian="10pt" style:language-asian="zh" style:country-asian="CN" style:font-style-asian="normal" style:font-weight-asian="normal" style:font-name-complex="Tahoma1" style:font-size-complex="10pt" style:font-style-complex="normal" style:font-weight-complex="normal"/>
    </style:style>
    <style:style style:name="T130" style:family="text">
      <style:text-properties style:use-window-font-color="true" style:font-name="Calibri" fo:font-size="10pt" fo:language="es" fo:country="ES" fo:font-style="normal" style:text-underline-style="none" fo:font-weight="normal" officeooo:rsid="01391af1" style:letter-kerning="true" style:font-name-asian="Times New Roman1" style:font-size-asian="10pt" style:language-asian="zh" style:country-asian="CN" style:font-style-asian="normal" style:font-weight-asian="normal" style:font-name-complex="Tahoma1" style:font-size-complex="10pt" style:font-style-complex="normal" style:font-weight-complex="normal"/>
    </style:style>
    <style:style style:name="T131" style:family="text">
      <style:text-properties style:use-window-font-color="true" style:font-name="Calibri" fo:font-size="10pt" fo:language="es" fo:country="ES" fo:font-style="normal" style:text-underline-style="none" fo:font-weight="normal" officeooo:rsid="013ea094" style:letter-kerning="true" style:font-name-asian="Times New Roman1" style:font-size-asian="10pt" style:language-asian="zh" style:country-asian="CN" style:font-style-asian="normal" style:font-weight-asian="normal" style:font-name-complex="Tahoma1" style:font-size-complex="10pt" style:font-style-complex="normal" style:font-weight-complex="normal"/>
    </style:style>
    <style:style style:name="T132" style:family="text">
      <style:text-properties style:use-window-font-color="true" style:font-name="Calibri" fo:font-size="10pt" fo:language="es" fo:country="ES" fo:font-style="normal" style:text-underline-style="none" fo:font-weight="normal" officeooo:rsid="029dc446" style:letter-kerning="true" style:font-name-asian="Times New Roman1" style:font-size-asian="10pt" style:language-asian="zh" style:country-asian="CN" style:font-style-asian="normal" style:font-weight-asian="normal" style:font-name-complex="Tahoma1" style:font-size-complex="10pt" style:font-style-complex="normal" style:font-weight-complex="normal"/>
    </style:style>
    <style:style style:name="T133" style:family="text">
      <style:text-properties style:use-window-font-color="true" style:font-name="Calibri" fo:font-size="10pt" fo:language="es" fo:country="ES" fo:font-style="normal" style:text-underline-style="none" fo:font-weight="normal" officeooo:rsid="02ba353a" style:letter-kerning="true" style:font-name-asian="Times New Roman1" style:font-size-asian="10pt" style:language-asian="zh" style:country-asian="CN" style:font-style-asian="normal" style:font-weight-asian="normal" style:font-name-complex="Tahoma1" style:font-size-complex="10pt" style:font-style-complex="normal" style:font-weight-complex="normal"/>
    </style:style>
    <style:style style:name="T134" style:family="text">
      <style:text-properties style:use-window-font-color="true" style:font-name="Calibri" fo:font-size="10pt" fo:language="es" fo:country="ES" fo:font-weight="normal" officeooo:rsid="014c2f90" style:letter-kerning="true" style:font-name-asian="Times New Roman1" style:font-size-asian="10pt" style:language-asian="zh" style:country-asian="CN" style:font-weight-asian="normal" style:font-name-complex="Tahoma1" style:font-size-complex="12pt" style:font-weight-complex="normal"/>
    </style:style>
    <style:style style:name="T135" style:family="text">
      <style:text-properties style:use-window-font-color="true" style:font-name="Calibri" fo:font-size="10pt" fo:language="es" fo:country="UY" fo:font-style="normal" style:text-underline-style="none" fo:font-weight="normal" officeooo:rsid="010fbe52" style:letter-kerning="true" style:font-name-asian="Times New Roman1" style:font-size-asian="10pt" style:language-asian="zh" style:country-asian="CN" style:font-style-asian="normal" style:font-weight-asian="normal" style:font-name-complex="Tahoma1" style:font-size-complex="10pt" style:font-style-complex="normal" style:font-weight-complex="normal"/>
    </style:style>
    <style:style style:name="T136" style:family="text">
      <style:text-properties style:use-window-font-color="true" style:font-name="Calibri" fo:font-size="10pt" fo:language="es" fo:country="UY" fo:font-style="normal" style:text-underline-style="none" fo:font-weight="normal" officeooo:rsid="01152f48" style:letter-kerning="true" style:font-name-asian="Times New Roman1" style:font-size-asian="10pt" style:language-asian="zh" style:country-asian="CN" style:font-style-asian="normal" style:font-weight-asian="normal" style:font-name-complex="Tahoma1" style:font-size-complex="10pt" style:font-style-complex="normal" style:font-weight-complex="normal"/>
    </style:style>
    <style:style style:name="T137" style:family="text">
      <style:text-properties style:use-window-font-color="true" style:font-name="Calibri" fo:font-size="10pt" fo:language="es" fo:country="UY" fo:font-style="normal" style:text-underline-style="none" fo:font-weight="normal" officeooo:rsid="00e5c5b8" style:letter-kerning="true" style:font-name-asian="Times New Roman1" style:font-size-asian="10pt" style:language-asian="zh" style:country-asian="CN" style:font-style-asian="normal" style:font-weight-asian="normal" style:font-name-complex="Tahoma1" style:font-size-complex="10pt" style:font-style-complex="normal" style:font-weight-complex="normal"/>
    </style:style>
    <style:style style:name="T138" style:family="text">
      <style:text-properties style:use-window-font-color="true" style:font-name="Calibri" fo:font-size="10pt" fo:language="es" fo:country="UY" fo:font-style="normal" style:text-underline-style="none" fo:font-weight="normal" officeooo:rsid="00e718ba" style:letter-kerning="true" style:font-name-asian="Times New Roman1" style:font-size-asian="10pt" style:language-asian="zh" style:country-asian="CN" style:font-style-asian="normal" style:font-weight-asian="normal" style:font-name-complex="Tahoma1" style:font-size-complex="10pt" style:font-style-complex="normal" style:font-weight-complex="normal"/>
    </style:style>
    <style:style style:name="T139" style:family="text">
      <style:text-properties style:use-window-font-color="true" style:font-name="Calibri" fo:font-size="10pt" fo:language="es" fo:country="UY" fo:font-style="normal" style:text-underline-style="none" fo:font-weight="normal" officeooo:rsid="011b2499" style:letter-kerning="true" style:font-name-asian="Times New Roman1" style:font-size-asian="10pt" style:language-asian="zh" style:country-asian="CN" style:font-style-asian="normal" style:font-weight-asian="normal" style:font-name-complex="Tahoma1" style:font-size-complex="10pt" style:font-style-complex="normal" style:font-weight-complex="normal"/>
    </style:style>
    <style:style style:name="T140" style:family="text">
      <style:text-properties style:use-window-font-color="true" style:font-name="Calibri" fo:font-size="10pt" fo:language="es" fo:country="UY" fo:font-style="normal" style:text-underline-style="none" fo:font-weight="normal" officeooo:rsid="011cf4ac" style:letter-kerning="true" style:font-name-asian="Times New Roman1" style:font-size-asian="10pt" style:language-asian="zh" style:country-asian="CN" style:font-style-asian="normal" style:font-weight-asian="normal" style:font-name-complex="Tahoma1" style:font-size-complex="10pt" style:font-style-complex="normal" style:font-weight-complex="normal"/>
    </style:style>
    <style:style style:name="T141" style:family="text">
      <style:text-properties style:use-window-font-color="true" style:font-name="Calibri" fo:font-size="10pt" fo:language="es" fo:country="UY" fo:font-style="normal" style:text-underline-style="none" fo:font-weight="normal" officeooo:rsid="01360aca" style:letter-kerning="true" style:font-name-asian="Times New Roman1" style:font-size-asian="10pt" style:language-asian="zh" style:country-asian="CN" style:font-style-asian="normal" style:font-weight-asian="normal" style:font-name-complex="Tahoma1" style:font-size-complex="10pt" style:font-style-complex="normal" style:font-weight-complex="normal"/>
    </style:style>
    <style:style style:name="T142" style:family="text">
      <style:text-properties style:use-window-font-color="true" style:font-name="Calibri" fo:font-size="10pt" fo:language="es" fo:country="UY" fo:font-style="normal" style:text-underline-style="none" fo:font-weight="normal" officeooo:rsid="0225503c" style:letter-kerning="true" style:font-name-asian="Times New Roman1" style:font-size-asian="10pt" style:language-asian="zh" style:country-asian="CN" style:font-style-asian="normal" style:font-weight-asian="normal" style:font-name-complex="Tahoma1" style:font-size-complex="10pt" style:font-style-complex="normal" style:font-weight-complex="normal"/>
    </style:style>
    <style:style style:name="T143" style:family="text">
      <style:text-properties style:use-window-font-color="true" style:font-name="Calibri" fo:font-size="10pt" fo:language="es" fo:country="UY" fo:font-style="normal" style:text-underline-style="none" fo:font-weight="normal" officeooo:rsid="0137348b" style:letter-kerning="true" style:font-name-asian="Times New Roman1" style:font-size-asian="10pt" style:language-asian="zh" style:country-asian="CN" style:font-style-asian="normal" style:font-weight-asian="normal" style:font-name-complex="Tahoma1" style:font-size-complex="10pt" style:font-style-complex="normal" style:font-weight-complex="normal"/>
    </style:style>
    <style:style style:name="T144" style:family="text">
      <style:text-properties style:use-window-font-color="true" style:font-name="Calibri" fo:font-size="10pt" fo:language="es" fo:country="UY" fo:font-style="normal" style:text-underline-style="none" fo:font-weight="normal" officeooo:rsid="02b04498" style:letter-kerning="true" style:font-name-asian="Times New Roman1" style:font-size-asian="10pt" style:language-asian="zh" style:country-asian="CN" style:font-style-asian="normal" style:font-weight-asian="normal" style:font-name-complex="Tahoma1" style:font-size-complex="10pt" style:font-style-complex="normal" style:font-weight-complex="normal"/>
    </style:style>
    <style:style style:name="T145" style:family="text">
      <style:text-properties style:use-window-font-color="true" style:font-name="Calibri" fo:font-size="10pt" fo:language="es" fo:country="UY" fo:font-style="normal" fo:font-weight="normal" officeooo:rsid="00e92e9c" style:letter-kerning="true" style:font-name-asian="Times New Roman1" style:font-size-asian="10pt" style:language-asian="zh" style:country-asian="CN" style:font-style-asian="normal" style:font-weight-asian="normal" style:font-name-complex="Tahoma1" style:font-size-complex="10pt" style:font-style-complex="normal" style:font-weight-complex="normal"/>
    </style:style>
    <style:style style:name="T146" style:family="text">
      <style:text-properties style:use-window-font-color="true" style:font-name="Calibri" fo:font-size="10pt" fo:language="es" fo:country="UY" fo:font-style="normal" fo:font-weight="normal" officeooo:rsid="028837e4" style:letter-kerning="true" style:font-name-asian="Times New Roman1" style:font-size-asian="10pt" style:language-asian="zh" style:country-asian="CN" style:font-style-asian="normal" style:font-weight-asian="normal" style:font-name-complex="Tahoma1" style:font-size-complex="10pt" style:font-style-complex="normal" style:font-weight-complex="normal"/>
    </style:style>
    <style:style style:name="T147" style:family="text">
      <style:text-properties style:use-window-font-color="true" style:font-name="Calibri" fo:font-size="10pt" fo:language="es" fo:country="UY" fo:font-style="normal" fo:font-weight="normal" officeooo:rsid="00e92e9c" style:letter-kerning="true" style:font-name-asian="Times New Roman1" style:font-size-asian="8.75pt" style:language-asian="zh" style:country-asian="CN" style:font-style-asian="normal" style:font-weight-asian="normal" style:font-name-complex="Tahoma1" style:font-size-complex="10pt" style:font-style-complex="normal" style:font-weight-complex="normal"/>
    </style:style>
    <style:style style:name="T148" style:family="text">
      <style:text-properties style:use-window-font-color="true" style:font-name="Calibri" fo:font-size="10pt" fo:font-weight="normal" officeooo:rsid="025a1631" style:font-size-asian="10pt" style:font-weight-asian="normal" style:font-size-complex="10pt" style:font-weight-complex="normal"/>
    </style:style>
    <style:style style:name="T149" style:family="text">
      <style:text-properties fo:color="#1f4d78" style:font-name="Calibri" fo:font-style="normal" style:font-style-asian="normal" style:font-style-complex="normal"/>
    </style:style>
    <style:style style:name="T150" style:family="text">
      <style:text-properties officeooo:rsid="0008ff63"/>
    </style:style>
    <style:style style:name="T151" style:family="text">
      <style:text-properties officeooo:rsid="001b1200"/>
    </style:style>
    <style:style style:name="T152" style:family="text">
      <style:text-properties officeooo:rsid="002d9e3f"/>
    </style:style>
    <style:style style:name="T153" style:family="text">
      <style:text-properties officeooo:rsid="002e529b"/>
    </style:style>
    <style:style style:name="T154" style:family="text">
      <style:text-properties officeooo:rsid="00454407"/>
    </style:style>
    <style:style style:name="T155" style:family="text">
      <style:text-properties officeooo:rsid="00528430"/>
    </style:style>
    <style:style style:name="T156" style:family="text">
      <style:text-properties officeooo:rsid="006cad03"/>
    </style:style>
    <style:style style:name="T157" style:family="text">
      <style:text-properties fo:font-size="10.5pt" officeooo:rsid="007a548d" style:font-size-asian="10.5pt" style:font-size-complex="10.5pt"/>
    </style:style>
    <style:style style:name="T158" style:family="text">
      <style:text-properties fo:font-size="10.5pt" officeooo:rsid="00de9b78" style:font-size-asian="10.5pt" style:font-size-complex="10.5pt"/>
    </style:style>
    <style:style style:name="T159" style:family="text">
      <style:text-properties fo:font-size="10.5pt" officeooo:rsid="0291e184" style:font-size-asian="10.5pt" style:font-size-complex="10.5pt"/>
    </style:style>
    <style:style style:name="T160" style:family="text">
      <style:text-properties fo:font-size="10.5pt" fo:language="es" fo:country="ES" officeooo:rsid="007a548d" style:letter-kerning="true" style:font-name-asian="Times New Roman1" style:font-size-asian="10.5pt" style:language-asian="zh" style:country-asian="CN" style:font-name-complex="Tahoma1" style:font-size-complex="10.5pt"/>
    </style:style>
    <style:style style:name="T161" style:family="text">
      <style:text-properties fo:font-size="11pt" style:font-size-asian="11pt" style:font-size-complex="11pt"/>
    </style:style>
    <style:style style:name="T162" style:family="text">
      <style:text-properties fo:color="#3465a4" fo:font-weight="bold" style:font-weight-asian="bold" style:font-weight-complex="bold"/>
    </style:style>
    <style:style style:name="T163" style:family="text">
      <style:text-properties fo:color="#3465a4" fo:font-size="10pt" fo:font-weight="bold" officeooo:rsid="007a548d" style:font-size-asian="10pt" style:font-weight-asian="bold" style:font-size-complex="10pt" style:font-weight-complex="bold"/>
    </style:style>
    <style:style style:name="T164" style:family="text">
      <style:text-properties fo:color="#3465a4" fo:font-size="11pt" fo:language="es" fo:country="ES" fo:font-weight="bold" style:letter-kerning="true" style:font-name-asian="Times New Roman1" style:font-size-asian="11pt" style:language-asian="zh" style:country-asian="CN" style:font-weight-asian="bold" style:font-name-complex="Tahoma1" style:font-size-complex="11pt" style:font-weight-complex="bold"/>
    </style:style>
    <style:style style:name="T165" style:family="text">
      <style:text-properties fo:color="#3465a4" fo:font-size="11pt" fo:language="es" fo:country="ES" fo:font-weight="bold" officeooo:rsid="007a548d" style:letter-kerning="true" style:font-name-asian="Times New Roman1" style:font-size-asian="11pt" style:language-asian="zh" style:country-asian="CN" style:font-weight-asian="bold" style:font-name-complex="Tahoma1" style:font-size-complex="11pt" style:font-weight-complex="bold"/>
    </style:style>
    <style:style style:name="T166" style:family="text">
      <style:text-properties fo:color="#3465a4" fo:font-size="11pt" fo:language="es" fo:country="ES" fo:font-weight="bold" officeooo:rsid="0297d804" style:letter-kerning="true" style:font-name-asian="Times New Roman1" style:font-size-asian="11pt" style:language-asian="zh" style:country-asian="CN" style:font-weight-asian="bold" style:font-name-complex="Tahoma1" style:font-size-complex="11pt" style:font-weight-complex="bold"/>
    </style:style>
    <style:style style:name="T167" style:family="text">
      <style:text-properties fo:color="#3465a4" fo:font-size="11pt" fo:language="es" fo:country="ES" fo:font-style="normal" style:text-underline-style="none" fo:font-weight="bold" officeooo:rsid="007a548d" style:letter-kerning="true" style:font-name-asian="Times New Roman1" style:font-size-asian="11pt" style:language-asian="zh" style:country-asian="CN" style:font-style-asian="normal" style:font-weight-asian="bold" style:font-name-complex="Tahoma1" style:font-size-complex="11pt" style:font-style-complex="normal" style:font-weight-complex="bold"/>
    </style:style>
    <style:style style:name="T168" style:family="text">
      <style:text-properties fo:color="#3465a4" fo:font-size="11pt" fo:font-weight="bold" style:font-size-asian="11pt" style:font-weight-asian="bold" style:font-size-complex="11pt" style:font-weight-complex="bold"/>
    </style:style>
    <style:style style:name="T169" style:family="text">
      <style:text-properties fo:color="#3465a4" fo:font-size="11pt" fo:font-weight="bold" officeooo:rsid="007a548d" style:font-size-asian="11pt" style:font-weight-asian="bold" style:font-size-complex="11pt" style:font-weight-complex="bold"/>
    </style:style>
    <style:style style:name="T170" style:family="text">
      <style:text-properties fo:color="#3465a4" fo:font-size="11pt" fo:font-style="normal" fo:font-weight="bold" officeooo:rsid="02988fe2" style:font-size-asian="11pt" style:font-style-asian="normal" style:font-weight-asian="bold" style:font-size-complex="11pt" style:font-style-complex="normal" style:font-weight-complex="bold"/>
    </style:style>
    <style:style style:name="T171" style:family="text">
      <style:text-properties fo:color="#3465a4" fo:font-size="11pt" fo:font-style="normal" fo:font-weight="bold" officeooo:rsid="029c45fe" style:font-size-asian="11pt" style:font-style-asian="normal" style:font-weight-asian="bold" style:font-size-complex="11pt" style:font-style-complex="normal" style:font-weight-complex="bold"/>
    </style:style>
    <style:style style:name="T172" style:family="text">
      <style:text-properties fo:color="#3465a4" fo:font-size="11pt" fo:font-style="normal" fo:font-weight="bold" officeooo:rsid="02a6561d" style:font-size-asian="11pt" style:font-style-asian="normal" style:font-weight-asian="bold" style:font-size-complex="11pt" style:font-style-complex="normal" style:font-weight-complex="bold"/>
    </style:style>
    <style:style style:name="T173" style:family="text">
      <style:text-properties fo:color="#3465a4" fo:font-size="11pt" fo:font-style="normal" fo:font-weight="bold" officeooo:rsid="02a74b12" style:font-size-asian="11pt" style:font-style-asian="normal" style:font-weight-asian="bold" style:font-size-complex="11pt" style:font-style-complex="normal" style:font-weight-complex="bold"/>
    </style:style>
    <style:style style:name="T174" style:family="text">
      <style:text-properties fo:color="#3465a4" fo:font-size="11pt" fo:language="es" fo:country="UY" fo:font-style="normal" fo:font-weight="bold" officeooo:rsid="02a74b12" style:font-size-asian="11pt" style:font-style-asian="normal" style:font-weight-asian="bold" style:font-size-complex="11pt" style:font-style-complex="normal" style:font-weight-complex="bold"/>
    </style:style>
    <style:style style:name="T175" style:family="text">
      <style:text-properties fo:color="#3465a4" fo:font-size="11pt" fo:language="es" fo:country="UY" fo:font-style="normal" fo:font-weight="bold" officeooo:rsid="02a75bc4" style:font-size-asian="11pt" style:font-style-asian="normal" style:font-weight-asian="bold" style:font-size-complex="11pt" style:font-style-complex="normal" style:font-weight-complex="bold"/>
    </style:style>
    <style:style style:name="T176" style:family="text">
      <style:text-properties fo:color="#3465a4" style:font-name="Calibri" fo:font-size="11pt" fo:font-style="normal" fo:font-weight="bold" style:font-size-asian="11pt" style:font-style-asian="normal" style:font-weight-asian="bold" style:font-size-complex="11pt" style:font-style-complex="normal" style:font-weight-complex="bold"/>
    </style:style>
    <style:style style:name="T177" style:family="text">
      <style:text-properties fo:color="#3465a4" style:font-name="Calibri" fo:font-size="11pt" fo:font-style="normal" fo:font-weight="bold" officeooo:rsid="000ae8e1" style:font-size-asian="11pt" style:font-style-asian="normal" style:font-weight-asian="bold" style:font-size-complex="11pt" style:font-style-complex="normal" style:font-weight-complex="bold"/>
    </style:style>
    <style:style style:name="T178" style:family="text">
      <style:text-properties fo:color="#3465a4" style:font-name="Calibri" fo:font-size="11pt" fo:font-style="normal" fo:font-weight="bold" officeooo:rsid="007cf7da" style:font-size-asian="11pt" style:font-style-asian="normal" style:font-weight-asian="bold" style:font-size-complex="11pt" style:font-style-complex="normal" style:font-weight-complex="bold"/>
    </style:style>
    <style:style style:name="T179" style:family="text">
      <style:text-properties fo:color="#3465a4" style:font-name="Calibri" fo:font-size="11pt" fo:font-style="normal" fo:font-weight="bold" officeooo:rsid="0079e963" style:font-size-asian="11pt" style:font-style-asian="normal" style:font-weight-asian="bold" style:font-size-complex="11pt" style:font-style-complex="normal" style:font-weight-complex="bold"/>
    </style:style>
    <style:style style:name="T180" style:family="text">
      <style:text-properties fo:color="#3465a4" style:font-name="Calibri" fo:font-size="11pt" fo:font-style="normal" fo:font-weight="bold" officeooo:rsid="019cbd3b" style:font-size-asian="11pt" style:font-style-asian="normal" style:font-weight-asian="bold" style:font-size-complex="11pt" style:font-style-complex="normal" style:font-weight-complex="bold"/>
    </style:style>
    <style:style style:name="T181" style:family="text">
      <style:text-properties fo:color="#3465a4" style:font-name="Calibri" fo:font-size="11pt" fo:font-style="normal" fo:font-weight="bold" officeooo:rsid="01a16520" style:font-size-asian="11pt" style:font-style-asian="normal" style:font-weight-asian="bold" style:font-size-complex="11pt" style:font-style-complex="normal" style:font-weight-complex="bold"/>
    </style:style>
    <style:style style:name="T182" style:family="text">
      <style:text-properties fo:color="#3465a4" style:font-name="Calibri" fo:font-size="11pt" fo:font-style="normal" fo:font-weight="bold" officeooo:rsid="01a00167" style:font-size-asian="11pt" style:font-style-asian="normal" style:font-weight-asian="bold" style:font-size-complex="11pt" style:font-style-complex="normal" style:font-weight-complex="bold"/>
    </style:style>
    <style:style style:name="T183" style:family="text">
      <style:text-properties fo:color="#3465a4" style:font-name="Calibri" fo:font-size="11pt" fo:font-style="normal" fo:font-weight="bold" officeooo:rsid="00be93cd" style:font-size-asian="11pt" style:font-style-asian="normal" style:font-weight-asian="bold" style:font-size-complex="11pt" style:font-style-complex="normal" style:font-weight-complex="bold"/>
    </style:style>
    <style:style style:name="T184" style:family="text">
      <style:text-properties fo:color="#3465a4" style:font-name="Calibri" fo:font-size="11pt" fo:font-style="normal" fo:font-weight="bold" officeooo:rsid="008ba8da" style:font-size-asian="11pt" style:font-style-asian="normal" style:font-weight-asian="bold" style:font-size-complex="11pt" style:font-style-complex="normal" style:font-weight-complex="bold"/>
    </style:style>
    <style:style style:name="T185" style:family="text">
      <style:text-properties fo:color="#3465a4" style:font-name="Calibri" fo:font-size="11pt" fo:font-style="normal" fo:font-weight="bold" officeooo:rsid="007a548d" style:font-size-asian="11pt" style:font-style-asian="normal" style:font-weight-asian="bold" style:font-size-complex="11pt" style:font-style-complex="normal" style:font-weight-complex="bold"/>
    </style:style>
    <style:style style:name="T186" style:family="text">
      <style:text-properties fo:color="#3465a4" style:font-name="Calibri" fo:font-size="11pt" fo:font-style="normal" fo:font-weight="bold" officeooo:rsid="008d09f2" style:font-size-asian="11pt" style:font-style-asian="normal" style:font-weight-asian="bold" style:font-size-complex="11pt" style:font-style-complex="normal" style:font-weight-complex="bold"/>
    </style:style>
    <style:style style:name="T187" style:family="text">
      <style:text-properties fo:color="#3465a4" style:font-name="Calibri" fo:font-size="11pt" fo:font-style="normal" fo:font-weight="bold" officeooo:rsid="0165f64f" style:font-size-asian="11pt" style:font-style-asian="normal" style:font-weight-asian="bold" style:font-size-complex="11pt" style:font-style-complex="normal" style:font-weight-complex="bold"/>
    </style:style>
    <style:style style:name="T188" style:family="text">
      <style:text-properties fo:color="#3465a4" style:font-name="Calibri" fo:font-size="11pt" fo:font-style="normal" fo:font-weight="bold" officeooo:rsid="00927b50" style:font-size-asian="11pt" style:font-style-asian="normal" style:font-weight-asian="bold" style:font-size-complex="11pt" style:font-style-complex="normal" style:font-weight-complex="bold"/>
    </style:style>
    <style:style style:name="T189" style:family="text">
      <style:text-properties fo:color="#3465a4" style:font-name="Calibri" fo:font-size="11pt" fo:font-style="normal" fo:font-weight="bold" officeooo:rsid="00c05397" style:font-size-asian="11pt" style:font-style-asian="normal" style:font-weight-asian="bold" style:font-size-complex="11pt" style:font-style-complex="normal" style:font-weight-complex="bold"/>
    </style:style>
    <style:style style:name="T190" style:family="text">
      <style:text-properties fo:color="#3465a4" style:font-name="Calibri" fo:font-size="11pt" fo:font-style="normal" fo:font-weight="bold" officeooo:rsid="0093de48" style:font-size-asian="11pt" style:font-style-asian="normal" style:font-weight-asian="bold" style:font-size-complex="11pt" style:font-style-complex="normal" style:font-weight-complex="bold"/>
    </style:style>
    <style:style style:name="T191" style:family="text">
      <style:text-properties fo:color="#3465a4" style:font-name="Calibri" fo:font-size="11pt" fo:font-style="normal" fo:font-weight="bold" officeooo:rsid="0095a0bb" style:font-size-asian="11pt" style:font-style-asian="normal" style:font-weight-asian="bold" style:font-size-complex="11pt" style:font-style-complex="normal" style:font-weight-complex="bold"/>
    </style:style>
    <style:style style:name="T192" style:family="text">
      <style:text-properties fo:color="#3465a4" style:font-name="Calibri" fo:font-size="11pt" fo:font-style="normal" fo:font-weight="bold" officeooo:rsid="009981bb" style:font-size-asian="11pt" style:font-style-asian="normal" style:font-weight-asian="bold" style:font-size-complex="11pt" style:font-style-complex="normal" style:font-weight-complex="bold"/>
    </style:style>
    <style:style style:name="T193" style:family="text">
      <style:text-properties fo:color="#3465a4" style:font-name="Calibri" fo:font-size="11pt" fo:font-style="normal" fo:font-weight="bold" officeooo:rsid="009a05a0" style:font-size-asian="11pt" style:font-style-asian="normal" style:font-weight-asian="bold" style:font-size-complex="11pt" style:font-style-complex="normal" style:font-weight-complex="bold"/>
    </style:style>
    <style:style style:name="T194" style:family="text">
      <style:text-properties fo:color="#3465a4" style:font-name="Calibri" fo:font-size="11pt" fo:font-style="normal" fo:font-weight="bold" officeooo:rsid="009c199f" style:font-size-asian="11pt" style:font-style-asian="normal" style:font-weight-asian="bold" style:font-size-complex="11pt" style:font-style-complex="normal" style:font-weight-complex="bold"/>
    </style:style>
    <style:style style:name="T195" style:family="text">
      <style:text-properties fo:color="#3465a4" style:font-name="Calibri" fo:font-size="11pt" fo:font-style="normal" fo:font-weight="bold" officeooo:rsid="009d0710" style:font-size-asian="11pt" style:font-style-asian="normal" style:font-weight-asian="bold" style:font-size-complex="11pt" style:font-style-complex="normal" style:font-weight-complex="bold"/>
    </style:style>
    <style:style style:name="T196" style:family="text">
      <style:text-properties fo:color="#3465a4" style:font-name="Calibri" fo:font-size="11pt" fo:font-style="normal" fo:font-weight="bold" officeooo:rsid="009feb98" style:font-size-asian="11pt" style:font-style-asian="normal" style:font-weight-asian="bold" style:font-size-complex="11pt" style:font-style-complex="normal" style:font-weight-complex="bold"/>
    </style:style>
    <style:style style:name="T197" style:family="text">
      <style:text-properties fo:color="#3465a4" style:font-name="Calibri" fo:font-size="11pt" fo:font-style="normal" fo:font-weight="bold" officeooo:rsid="00d84bd5" style:font-size-asian="11pt" style:font-style-asian="normal" style:font-weight-asian="bold" style:font-size-complex="11pt" style:font-style-complex="normal" style:font-weight-complex="bold"/>
    </style:style>
    <style:style style:name="T198" style:family="text">
      <style:text-properties fo:color="#3465a4" style:font-name="Calibri" fo:font-size="11pt" fo:font-style="normal" fo:font-weight="bold" officeooo:rsid="02728c7e" style:font-size-asian="11pt" style:font-style-asian="normal" style:font-weight-asian="bold" style:font-size-complex="11pt" style:font-style-complex="normal" style:font-weight-complex="bold"/>
    </style:style>
    <style:style style:name="T199" style:family="text">
      <style:text-properties fo:color="#3465a4" style:font-name="Calibri" fo:font-size="11pt" fo:font-style="normal" fo:font-weight="bold" officeooo:rsid="01245f81" style:font-size-asian="11pt" style:font-style-asian="normal" style:font-weight-asian="bold" style:font-size-complex="11pt" style:font-style-complex="normal" style:font-weight-complex="bold"/>
    </style:style>
    <style:style style:name="T200" style:family="text">
      <style:text-properties fo:color="#3465a4" style:font-name="Calibri" fo:font-size="11pt" fo:font-style="normal" fo:font-weight="bold" officeooo:rsid="0202a2b7" style:font-size-asian="11pt" style:font-style-asian="normal" style:font-weight-asian="bold" style:font-size-complex="11pt" style:font-style-complex="normal" style:font-weight-complex="bold"/>
    </style:style>
    <style:style style:name="T201" style:family="text">
      <style:text-properties fo:color="#3465a4" style:font-name="Calibri" fo:font-size="11pt" fo:font-style="normal" fo:font-weight="bold" officeooo:rsid="027575c5" style:font-size-asian="11pt" style:font-style-asian="normal" style:font-weight-asian="bold" style:font-size-complex="11pt" style:font-style-complex="normal" style:font-weight-complex="bold"/>
    </style:style>
    <style:style style:name="T202" style:family="text">
      <style:text-properties fo:color="#3465a4" style:font-name="Calibri" fo:font-size="11pt" fo:font-style="normal" fo:font-weight="bold" officeooo:rsid="012c4200" style:font-size-asian="11pt" style:font-style-asian="normal" style:font-weight-asian="bold" style:font-size-complex="11pt" style:font-style-complex="normal" style:font-weight-complex="bold"/>
    </style:style>
    <style:style style:name="T203" style:family="text">
      <style:text-properties fo:color="#3465a4" style:font-name="Calibri" fo:font-size="11pt" fo:font-style="normal" fo:font-weight="bold" officeooo:rsid="013184ce" style:font-size-asian="11pt" style:font-style-asian="normal" style:font-weight-asian="bold" style:font-size-complex="11pt" style:font-style-complex="normal" style:font-weight-complex="bold"/>
    </style:style>
    <style:style style:name="T204" style:family="text">
      <style:text-properties fo:color="#3465a4" style:font-name="Calibri" fo:font-size="11pt" fo:font-style="normal" fo:font-weight="bold" officeooo:rsid="025ee5ba" style:font-size-asian="11pt" style:font-style-asian="normal" style:font-weight-asian="bold" style:font-size-complex="11pt" style:font-style-complex="normal" style:font-weight-complex="bold"/>
    </style:style>
    <style:style style:name="T205" style:family="text">
      <style:text-properties fo:color="#3465a4" style:font-name="Calibri" fo:font-size="11pt" fo:font-style="normal" fo:font-weight="bold" officeooo:rsid="00f6e706" style:font-size-asian="11pt" style:font-style-asian="normal" style:font-weight-asian="bold" style:font-size-complex="11pt" style:font-style-complex="normal" style:font-weight-complex="bold"/>
    </style:style>
    <style:style style:name="T206" style:family="text">
      <style:text-properties fo:color="#3465a4" style:font-name="Calibri" fo:font-size="11pt" fo:font-style="normal" fo:font-weight="bold" officeooo:rsid="01382275" style:font-size-asian="11pt" style:font-style-asian="normal" style:font-weight-asian="bold" style:font-size-complex="11pt" style:font-style-complex="normal" style:font-weight-complex="bold"/>
    </style:style>
    <style:style style:name="T207" style:family="text">
      <style:text-properties fo:color="#3465a4" style:font-name="Calibri" fo:font-size="11pt" fo:font-style="normal" fo:font-weight="bold" officeooo:rsid="0136d717" style:font-size-asian="11pt" style:font-style-asian="normal" style:font-weight-asian="bold" style:font-size-complex="11pt" style:font-style-complex="normal" style:font-weight-complex="bold"/>
    </style:style>
    <style:style style:name="T208" style:family="text">
      <style:text-properties fo:color="#3465a4" style:font-name="Calibri" fo:font-size="11pt" fo:font-style="normal" fo:font-weight="bold" officeooo:rsid="02767c1b" style:font-size-asian="11pt" style:font-style-asian="normal" style:font-weight-asian="bold" style:font-size-complex="11pt" style:font-style-complex="normal" style:font-weight-complex="bold"/>
    </style:style>
    <style:style style:name="T209" style:family="text">
      <style:text-properties fo:color="#3465a4" style:font-name="Calibri" fo:font-size="11pt" fo:font-style="normal" fo:font-weight="bold" officeooo:rsid="025dfe02" style:font-size-asian="11pt" style:font-style-asian="normal" style:font-weight-asian="bold" style:font-size-complex="11pt" style:font-style-complex="normal" style:font-weight-complex="bold"/>
    </style:style>
    <style:style style:name="T210" style:family="text">
      <style:text-properties fo:color="#3465a4" style:font-name="Calibri" fo:font-size="11pt" fo:font-style="normal" fo:font-weight="bold" officeooo:rsid="0277f7bf" style:font-size-asian="11pt" style:font-style-asian="normal" style:font-weight-asian="bold" style:font-size-complex="11pt" style:font-style-complex="normal" style:font-weight-complex="bold"/>
    </style:style>
    <style:style style:name="T211" style:family="text">
      <style:text-properties fo:color="#3465a4" style:font-name="Calibri" fo:font-size="11pt" fo:font-style="normal" fo:font-weight="bold" officeooo:rsid="020d4a94" style:font-size-asian="11pt" style:font-style-asian="normal" style:font-weight-asian="bold" style:font-size-complex="11pt" style:font-style-complex="normal" style:font-weight-complex="bold"/>
    </style:style>
    <style:style style:name="T212" style:family="text">
      <style:text-properties fo:color="#3465a4" style:font-name="Calibri" fo:font-size="11pt" fo:font-style="normal" fo:font-weight="bold" officeooo:rsid="013ca530" style:font-size-asian="11pt" style:font-style-asian="normal" style:font-weight-asian="bold" style:font-size-complex="11pt" style:font-style-complex="normal" style:font-weight-complex="bold"/>
    </style:style>
    <style:style style:name="T213" style:family="text">
      <style:text-properties fo:color="#3465a4" style:font-name="Calibri" fo:font-size="11pt" fo:font-style="normal" fo:font-weight="bold" officeooo:rsid="02105dba" style:font-size-asian="11pt" style:font-style-asian="normal" style:font-weight-asian="bold" style:font-size-complex="11pt" style:font-style-complex="normal" style:font-weight-complex="bold"/>
    </style:style>
    <style:style style:name="T214" style:family="text">
      <style:text-properties fo:color="#3465a4" style:font-name="Calibri" fo:font-size="11pt" fo:font-style="normal" fo:font-weight="bold" officeooo:rsid="00a03def" style:font-size-asian="11pt" style:font-style-asian="normal" style:font-weight-asian="bold" style:font-size-complex="11pt" style:font-style-complex="normal" style:font-weight-complex="bold"/>
    </style:style>
    <style:style style:name="T215" style:family="text">
      <style:text-properties fo:color="#3465a4" style:font-name="Calibri" fo:font-size="11pt" fo:font-style="normal" fo:font-weight="bold" officeooo:rsid="00cfe63d" style:font-size-asian="11pt" style:font-style-asian="normal" style:font-weight-asian="bold" style:font-size-complex="11pt" style:font-style-complex="normal" style:font-weight-complex="bold"/>
    </style:style>
    <style:style style:name="T216" style:family="text">
      <style:text-properties fo:color="#3465a4" style:font-name="Calibri" fo:font-size="11pt" fo:font-style="normal" fo:font-weight="bold" officeooo:rsid="021340e6" style:font-size-asian="11pt" style:font-style-asian="normal" style:font-weight-asian="bold" style:font-size-complex="11pt" style:font-style-complex="normal" style:font-weight-complex="bold"/>
    </style:style>
    <style:style style:name="T217" style:family="text">
      <style:text-properties fo:color="#3465a4" style:font-name="Calibri" fo:font-size="11pt" fo:font-style="normal" fo:font-weight="bold" officeooo:rsid="00e92e9c" style:font-size-asian="11pt" style:font-style-asian="normal" style:font-weight-asian="bold" style:font-size-complex="11pt" style:font-style-complex="normal" style:font-weight-complex="bold"/>
    </style:style>
    <style:style style:name="T218" style:family="text">
      <style:text-properties fo:color="#3465a4" style:font-name="Calibri" fo:font-size="11pt" fo:font-style="normal" fo:font-weight="bold" officeooo:rsid="02184f63" style:font-size-asian="11pt" style:font-style-asian="normal" style:font-weight-asian="bold" style:font-size-complex="11pt" style:font-style-complex="normal" style:font-weight-complex="bold"/>
    </style:style>
    <style:style style:name="T219" style:family="text">
      <style:text-properties fo:color="#3465a4" style:font-name="Calibri" fo:font-size="11pt" fo:font-style="normal" fo:font-weight="bold" officeooo:rsid="00d2305d" style:font-size-asian="11pt" style:font-style-asian="normal" style:font-weight-asian="bold" style:font-size-complex="11pt" style:font-style-complex="normal" style:font-weight-complex="bold"/>
    </style:style>
    <style:style style:name="T220" style:family="text">
      <style:text-properties fo:color="#3465a4" style:font-name="Calibri" fo:font-size="11pt" fo:font-style="normal" fo:font-weight="bold" officeooo:rsid="00cab03c" style:font-size-asian="11pt" style:font-style-asian="normal" style:font-weight-asian="bold" style:font-size-complex="11pt" style:font-style-complex="normal" style:font-weight-complex="bold"/>
    </style:style>
    <style:style style:name="T221" style:family="text">
      <style:text-properties fo:color="#3465a4" style:font-name="Calibri" fo:font-size="11pt" fo:font-style="normal" fo:font-weight="bold" officeooo:rsid="00d61480" style:font-size-asian="11pt" style:font-style-asian="normal" style:font-weight-asian="bold" style:font-size-complex="11pt" style:font-style-complex="normal" style:font-weight-complex="bold"/>
    </style:style>
    <style:style style:name="T222" style:family="text">
      <style:text-properties fo:color="#3465a4" style:font-name="Calibri" fo:font-size="11pt" fo:font-style="normal" fo:font-weight="bold" officeooo:rsid="021a52bf" style:font-size-asian="11pt" style:font-style-asian="normal" style:font-weight-asian="bold" style:font-size-complex="11pt" style:font-style-complex="normal" style:font-weight-complex="bold"/>
    </style:style>
    <style:style style:name="T223" style:family="text">
      <style:text-properties fo:color="#3465a4" style:font-name="Calibri" fo:font-size="11pt" fo:font-style="normal" fo:font-weight="bold" officeooo:rsid="0248705a" style:font-size-asian="11pt" style:font-style-asian="normal" style:font-weight-asian="bold" style:font-size-complex="11pt" style:font-style-complex="normal" style:font-weight-complex="bold"/>
    </style:style>
    <style:style style:name="T224" style:family="text">
      <style:text-properties fo:color="#3465a4" style:font-name="Calibri" fo:font-size="11pt" fo:font-style="normal" fo:font-weight="bold" officeooo:rsid="00a9cc3c" style:font-size-asian="11pt" style:font-style-asian="normal" style:font-weight-asian="bold" style:font-size-complex="11pt" style:font-style-complex="normal" style:font-weight-complex="bold"/>
    </style:style>
    <style:style style:name="T225" style:family="text">
      <style:text-properties fo:color="#3465a4" style:font-name="Calibri" fo:font-size="11pt" fo:font-style="normal" fo:font-weight="bold" officeooo:rsid="02875491" style:font-size-asian="11pt" style:font-style-asian="normal" style:font-weight-asian="bold" style:font-size-complex="11pt" style:font-style-complex="normal" style:font-weight-complex="bold"/>
    </style:style>
    <style:style style:name="T226" style:family="text">
      <style:text-properties fo:color="#3465a4" style:font-name="Calibri" fo:font-size="11pt" fo:font-style="normal" fo:font-weight="bold" officeooo:rsid="02923725" style:font-size-asian="11pt" style:font-style-asian="normal" style:font-weight-asian="bold" style:font-size-complex="11pt" style:font-style-complex="normal" style:font-weight-complex="bold"/>
    </style:style>
    <style:style style:name="T227" style:family="text">
      <style:text-properties fo:color="#3465a4" style:font-name="Calibri" fo:font-size="11pt" fo:font-style="normal" fo:font-weight="bold" officeooo:rsid="02958c43" style:font-size-asian="11pt" style:font-style-asian="normal" style:font-weight-asian="bold" style:font-size-complex="11pt" style:font-style-complex="normal" style:font-weight-complex="bold"/>
    </style:style>
    <style:style style:name="T228" style:family="text">
      <style:text-properties fo:color="#3465a4" style:font-name="Calibri" fo:font-size="11pt" fo:font-style="normal" fo:font-weight="bold" officeooo:rsid="02962ace" style:font-size-asian="11pt" style:font-style-asian="normal" style:font-weight-asian="bold" style:font-size-complex="11pt" style:font-style-complex="normal" style:font-weight-complex="bold"/>
    </style:style>
    <style:style style:name="T229" style:family="text">
      <style:text-properties fo:color="#3465a4" style:font-name="Calibri" fo:font-size="11pt" fo:font-style="normal" fo:font-weight="bold" officeooo:rsid="02988fe2" style:font-size-asian="11pt" style:font-style-asian="normal" style:font-weight-asian="bold" style:font-size-complex="11pt" style:font-style-complex="normal" style:font-weight-complex="bold"/>
    </style:style>
    <style:style style:name="T230" style:family="text">
      <style:text-properties fo:color="#3465a4" style:font-name="Calibri" fo:font-size="11pt" fo:font-style="normal" fo:font-weight="bold" officeooo:rsid="02a6561d" style:font-size-asian="11pt" style:font-style-asian="normal" style:font-weight-asian="bold" style:font-size-complex="11pt" style:font-style-complex="normal" style:font-weight-complex="bold"/>
    </style:style>
    <style:style style:name="T231" style:family="text">
      <style:text-properties fo:color="#3465a4" style:font-name="Calibri" fo:font-size="11pt" fo:font-style="normal" fo:font-weight="bold" officeooo:rsid="02a74b12" style:font-size-asian="11pt" style:font-style-asian="normal" style:font-weight-asian="bold" style:font-size-complex="11pt" style:font-style-complex="normal" style:font-weight-complex="bold"/>
    </style:style>
    <style:style style:name="T232" style:family="text">
      <style:text-properties fo:color="#3465a4" style:font-name="Calibri" fo:font-size="11pt" fo:font-style="normal" fo:font-weight="bold" officeooo:rsid="02ba353a" style:font-size-asian="11pt" style:font-style-asian="normal" style:font-weight-asian="bold" style:font-size-complex="11pt" style:font-style-complex="normal" style:font-weight-complex="bold"/>
    </style:style>
    <style:style style:name="T233" style:family="text">
      <style:text-properties fo:color="#3465a4" style:font-name="Calibri" fo:font-size="11pt" fo:font-style="normal" fo:font-weight="bold" officeooo:rsid="02bb60de" style:font-size-asian="11pt" style:font-style-asian="normal" style:font-weight-asian="bold" style:font-size-complex="11pt" style:font-style-complex="normal" style:font-weight-complex="bold"/>
    </style:style>
    <style:style style:name="T234" style:family="text">
      <style:text-properties fo:color="#3465a4" style:font-name="Calibri" fo:font-size="11pt" fo:font-style="normal" fo:font-weight="bold" officeooo:rsid="019b2502" fo:background-color="transparent" loext:char-shading-value="0" style:font-size-asian="11pt" style:font-style-asian="normal" style:font-weight-asian="bold" style:font-size-complex="11pt" style:font-style-complex="normal" style:font-weight-complex="bold"/>
    </style:style>
    <style:style style:name="T235" style:family="text">
      <style:text-properties fo:color="#3465a4" style:font-name="Calibri" fo:font-size="11pt" fo:font-style="normal" fo:font-weight="bold" officeooo:rsid="0079e963" fo:background-color="transparent" loext:char-shading-value="0" style:font-size-asian="11pt" style:font-style-asian="normal" style:font-weight-asian="bold" style:font-size-complex="11pt" style:font-style-complex="normal" style:font-weight-complex="bold"/>
    </style:style>
    <style:style style:name="T236" style:family="text">
      <style:text-properties fo:color="#3465a4" style:font-name="Calibri" fo:font-size="11pt" fo:font-style="normal" style:text-underline-style="none" fo:font-weight="bold" officeooo:rsid="00a03881" style:font-size-asian="11pt" style:font-style-asian="normal" style:font-weight-asian="bold" style:font-size-complex="11pt" style:font-style-complex="normal" style:font-weight-complex="bold"/>
    </style:style>
    <style:style style:name="T237" style:family="text">
      <style:text-properties fo:color="#3465a4" style:font-name="Calibri" fo:font-size="11pt" fo:font-style="normal" style:text-underline-style="none" fo:font-weight="bold" officeooo:rsid="00a03def" style:font-size-asian="11pt" style:font-style-asian="normal" style:font-weight-asian="bold" style:font-size-complex="11pt" style:font-style-complex="normal" style:font-weight-complex="bold"/>
    </style:style>
    <style:style style:name="T238" style:family="text">
      <style:text-properties fo:color="#3465a4" style:font-name="Calibri" fo:font-size="11pt" fo:font-style="normal" style:text-underline-style="none" fo:font-weight="bold" officeooo:rsid="025a1631" style:font-size-asian="11pt" style:font-style-asian="normal" style:font-weight-asian="bold" style:font-size-complex="11pt" style:font-style-complex="normal" style:font-weight-complex="bold"/>
    </style:style>
    <style:style style:name="T239" style:family="text">
      <style:text-properties fo:color="#3465a4" style:font-name="Calibri" fo:font-size="11pt" fo:language="es" fo:country="ES" fo:font-style="normal" fo:font-weight="bold" style:letter-kerning="true" style:font-name-asian="Times New Roman1" style:font-size-asian="11pt" style:language-asian="zh" style:country-asian="CN" style:font-style-asian="normal" style:font-weight-asian="bold" style:font-name-complex="Tahoma1" style:font-size-complex="11pt" style:font-style-complex="normal" style:font-weight-complex="bold"/>
    </style:style>
    <style:style style:name="T240" style:family="text">
      <style:text-properties fo:color="#3465a4" style:font-name="Calibri" fo:font-size="11pt" fo:language="es" fo:country="ES" fo:font-style="normal" fo:font-weight="bold" officeooo:rsid="0079e963" style:letter-kerning="true" style:font-name-asian="Times New Roman1" style:font-size-asian="11pt" style:language-asian="zh" style:country-asian="CN" style:font-style-asian="normal" style:font-weight-asian="bold" style:font-name-complex="Tahoma1" style:font-size-complex="11pt" style:font-style-complex="normal" style:font-weight-complex="bold"/>
    </style:style>
    <style:style style:name="T241" style:family="text">
      <style:text-properties fo:color="#3465a4" style:font-name="Calibri" fo:font-size="11pt" fo:language="es" fo:country="ES" fo:font-style="normal" fo:font-weight="bold" officeooo:rsid="007a548d" style:letter-kerning="true" style:font-name-asian="Times New Roman1" style:font-size-asian="11pt" style:language-asian="zh" style:country-asian="CN" style:font-style-asian="normal" style:font-weight-asian="bold" style:font-name-complex="Tahoma1" style:font-size-complex="11pt" style:font-style-complex="normal" style:font-weight-complex="bold"/>
    </style:style>
    <style:style style:name="T242" style:family="text">
      <style:text-properties fo:color="#3465a4" style:font-name="Calibri" fo:font-size="11pt" fo:language="es" fo:country="ES" fo:font-style="normal" fo:font-weight="bold" officeooo:rsid="029c45fe" style:letter-kerning="true" style:font-name-asian="Times New Roman1" style:font-size-asian="11pt" style:language-asian="zh" style:country-asian="CN" style:font-style-asian="normal" style:font-weight-asian="bold" style:font-name-complex="Tahoma1" style:font-size-complex="11pt" style:font-style-complex="normal" style:font-weight-complex="bold"/>
    </style:style>
    <style:style style:name="T243" style:family="text">
      <style:text-properties fo:color="#3465a4" style:font-name="Calibri" fo:font-size="11pt" fo:language="es" fo:country="ES" fo:font-style="normal" fo:font-weight="bold" officeooo:rsid="007a548d" style:font-size-asian="11pt" style:font-style-asian="normal" style:font-weight-asian="bold" style:font-size-complex="11pt" style:font-style-complex="normal" style:font-weight-complex="bold"/>
    </style:style>
    <style:style style:name="T244" style:family="text">
      <style:text-properties fo:color="#3465a4" style:font-name="Calibri" fo:font-size="11pt" fo:language="es" fo:country="ES" fo:font-style="normal" fo:font-weight="bold" officeooo:rsid="007a548d" fo:background-color="transparent" loext:char-shading-value="0" style:font-size-asian="11pt" style:font-style-asian="normal" style:font-weight-asian="bold" style:font-size-complex="11pt" style:font-style-complex="normal" style:font-weight-complex="bold"/>
    </style:style>
    <style:style style:name="T245" style:family="text">
      <style:text-properties fo:color="#3465a4" style:font-name="Calibri" fo:font-size="11pt" fo:language="es" fo:country="ES" fo:font-style="normal" style:text-underline-style="none" fo:font-weight="bold" officeooo:rsid="007a548d" style:letter-kerning="true" style:font-name-asian="Times New Roman1" style:font-size-asian="11pt" style:language-asian="zh" style:country-asian="CN" style:font-style-asian="normal" style:font-weight-asian="bold" style:font-name-complex="Tahoma1" style:font-size-complex="11pt" style:font-style-complex="normal" style:font-weight-complex="bold"/>
    </style:style>
    <style:style style:name="T246" style:family="text">
      <style:text-properties fo:color="#3465a4" style:font-name="Calibri" fo:font-size="11pt" fo:language="en" fo:country="US" fo:font-style="normal" fo:font-weight="bold" officeooo:rsid="0284d374" fo:background-color="transparent" loext:char-shading-value="0" style:font-size-asian="11pt" style:font-style-asian="normal" style:font-weight-asian="bold" style:font-size-complex="11pt" style:font-style-complex="normal" style:font-weight-complex="bold"/>
    </style:style>
    <style:style style:name="T247" style:family="text">
      <style:text-properties fo:color="#3465a4" style:font-name="Calibri" fo:font-size="11pt" fo:language="en" fo:country="US" fo:font-style="normal" fo:font-weight="bold" officeooo:rsid="02875491" style:font-size-asian="11pt" style:font-style-asian="normal" style:font-weight-asian="bold" style:font-size-complex="11pt" style:font-style-complex="normal" style:font-weight-complex="bold"/>
    </style:style>
    <style:style style:name="T248" style:family="text">
      <style:text-properties fo:color="#3465a4" style:font-name="Calibri" fo:font-size="11pt" fo:language="en" fo:country="US" fo:font-style="normal" fo:font-weight="bold" officeooo:rsid="02a74b12" style:font-size-asian="11pt" style:font-style-asian="normal" style:font-weight-asian="bold" style:font-size-complex="11pt" style:font-style-complex="normal" style:font-weight-complex="bold"/>
    </style:style>
    <style:style style:name="T249" style:family="text">
      <style:text-properties fo:color="#3465a4" style:font-name="Calibri" fo:font-size="11pt" fo:language="es" fo:country="UY" fo:font-style="normal" fo:font-weight="bold" officeooo:rsid="02875491" style:font-size-asian="11pt" style:font-style-asian="normal" style:font-weight-asian="bold" style:font-size-complex="11pt" style:font-style-complex="normal" style:font-weight-complex="bold"/>
    </style:style>
    <style:style style:name="T250" style:family="text">
      <style:text-properties fo:color="#3465a4" style:font-name="Calibri" fo:font-size="11pt" fo:language="es" fo:country="UY" fo:font-style="normal" fo:font-weight="bold" officeooo:rsid="02a74b12" style:font-size-asian="11pt" style:font-style-asian="normal" style:font-weight-asian="bold" style:font-size-complex="11pt" style:font-style-complex="normal" style:font-weight-complex="bold"/>
    </style:style>
    <style:style style:name="T251" style:family="text">
      <style:text-properties fo:color="#3465a4" style:font-name="Calibri" fo:font-size="11pt" fo:language="es" fo:country="UY" fo:font-style="normal" style:text-underline-style="none" fo:font-weight="bold" officeooo:rsid="02a74b12" style:letter-kerning="true" style:font-name-asian="Times New Roman1" style:font-size-asian="11pt" style:language-asian="zh" style:country-asian="CN" style:font-style-asian="normal" style:font-weight-asian="bold" style:font-name-complex="Tahoma1" style:font-size-complex="11pt" style:font-style-complex="normal" style:font-weight-complex="bold"/>
    </style:style>
    <style:style style:name="T252" style:family="text">
      <style:text-properties fo:color="#3465a4" style:font-name="Calibri" fo:font-style="normal" fo:font-weight="bold" style:font-style-asian="normal" style:font-weight-asian="bold" style:font-style-complex="normal" style:font-weight-complex="bold"/>
    </style:style>
    <style:style style:name="T253" style:family="text">
      <style:text-properties fo:color="#3465a4" style:font-name="Calibri" fo:font-size="10.5pt" fo:language="es" fo:country="ES" fo:font-style="normal" fo:font-weight="bold" officeooo:rsid="007a548d" style:font-size-asian="10.5pt" style:font-style-asian="normal" style:font-weight-asian="bold" style:font-size-complex="10.5pt" style:font-style-complex="normal" style:font-weight-complex="bold"/>
    </style:style>
    <style:style style:name="T254" style:family="text">
      <style:text-properties fo:color="#3465a4" style:font-name="Calibri" fo:font-size="10.5pt" fo:language="es" fo:country="ES" fo:font-style="normal" fo:font-weight="bold" officeooo:rsid="007a548d" style:letter-kerning="true" style:font-name-asian="Times New Roman1" style:font-size-asian="10.5pt" style:language-asian="zh" style:country-asian="CN" style:font-style-asian="normal" style:font-weight-asian="bold" style:font-name-complex="Tahoma1" style:font-size-complex="10.5pt" style:font-style-complex="normal" style:font-weight-complex="bold"/>
    </style:style>
    <style:style style:name="T255" style:family="text">
      <style:text-properties fo:color="#3465a4" style:font-name="Calibri" fo:font-size="10.5pt" fo:language="es" fo:country="ES" fo:font-style="normal" fo:font-weight="bold" officeooo:rsid="007a548d" fo:background-color="transparent" loext:char-shading-value="0" style:font-size-asian="10.5pt" style:font-style-asian="normal" style:font-weight-asian="bold" style:font-size-complex="10.5pt" style:font-style-complex="normal" style:font-weight-complex="bold"/>
    </style:style>
    <style:style style:name="T256" style:family="text">
      <style:text-properties fo:color="#3465a4" style:font-name="Calibri" fo:font-size="10.5pt" fo:language="es" fo:country="ES" fo:font-style="normal" style:text-underline-style="none" fo:font-weight="bold" officeooo:rsid="007a548d" style:letter-kerning="true" style:font-name-asian="Times New Roman1" style:font-size-asian="10.5pt" style:language-asian="zh" style:country-asian="CN" style:font-style-asian="normal" style:font-weight-asian="bold" style:font-name-complex="Tahoma1" style:font-size-complex="10.5pt" style:font-style-complex="normal" style:font-weight-complex="bold"/>
    </style:style>
    <style:style style:name="T257" style:family="text">
      <style:text-properties fo:color="#3465a4" style:font-name="Calibri" fo:font-size="10pt" fo:language="es" fo:country="ES" fo:font-style="normal" fo:font-weight="bold" officeooo:rsid="007a548d" style:font-size-asian="10pt" style:font-style-asian="normal" style:font-weight-asian="bold" style:font-size-complex="10pt" style:font-style-complex="normal" style:font-weight-complex="bold"/>
    </style:style>
    <style:style style:name="T258" style:family="text">
      <style:text-properties fo:color="#3465a4" style:font-name="Calibri" fo:font-size="10pt" fo:language="es" fo:country="ES" fo:font-style="normal" fo:font-weight="bold" officeooo:rsid="007b9292" style:font-size-asian="10pt" style:font-style-asian="normal" style:font-weight-asian="bold" style:font-size-complex="10pt" style:font-style-complex="normal" style:font-weight-complex="bold"/>
    </style:style>
    <style:style style:name="T259" style:family="text">
      <style:text-properties fo:color="#3465a4" fo:font-size="10.5pt" fo:language="es" fo:country="ES" fo:font-style="normal" style:text-underline-style="none" fo:font-weight="bold" officeooo:rsid="007a548d" style:letter-kerning="true" style:font-name-asian="Times New Roman1" style:font-size-asian="10.5pt" style:language-asian="zh" style:country-asian="CN" style:font-style-asian="normal" style:font-weight-asian="bold" style:font-name-complex="Tahoma1" style:font-size-complex="10.5pt" style:font-style-complex="normal" style:font-weight-complex="bold"/>
    </style:style>
    <style:style style:name="T260" style:family="text">
      <style:text-properties fo:font-weight="bold" style:font-weight-asian="bold" style:font-weight-complex="bold"/>
    </style:style>
    <style:style style:name="T261" style:family="text">
      <style:text-properties officeooo:rsid="00597572"/>
    </style:style>
    <style:style style:name="T262" style:family="text">
      <style:text-properties officeooo:rsid="00d658e1"/>
    </style:style>
    <style:style style:name="T263" style:family="text">
      <style:text-properties officeooo:rsid="00df1533"/>
    </style:style>
    <style:style style:name="T264" style:family="text">
      <style:text-properties officeooo:rsid="00df3438"/>
    </style:style>
    <style:style style:name="T265" style:family="text">
      <style:text-properties officeooo:rsid="00e19130"/>
    </style:style>
    <style:style style:name="T266" style:family="text">
      <style:text-properties fo:language="es" fo:country="UY"/>
    </style:style>
    <style:style style:name="T267" style:family="text">
      <style:text-properties fo:language="es" fo:country="UY" officeooo:rsid="00e5c5b8"/>
    </style:style>
    <style:style style:name="T268" style:family="text">
      <style:text-properties fo:language="es" fo:country="UY" officeooo:rsid="00e718ba"/>
    </style:style>
    <style:style style:name="T269" style:family="text">
      <style:text-properties fo:language="es" fo:country="UY" officeooo:rsid="010fbe52"/>
    </style:style>
    <style:style style:name="T270" style:family="text">
      <style:text-properties fo:language="es" fo:country="UY" officeooo:rsid="01137e19"/>
    </style:style>
    <style:style style:name="T271" style:family="text">
      <style:text-properties fo:language="es" fo:country="UY" officeooo:rsid="01152f48"/>
    </style:style>
    <style:style style:name="T272" style:family="text">
      <style:text-properties fo:language="es" fo:country="UY" officeooo:rsid="011b2499"/>
    </style:style>
    <style:style style:name="T273" style:family="text">
      <style:text-properties fo:language="es" fo:country="UY" officeooo:rsid="011cf4ac"/>
    </style:style>
    <style:style style:name="T274" style:family="text">
      <style:text-properties fo:language="es" fo:country="UY" officeooo:rsid="01359cea"/>
    </style:style>
    <style:style style:name="T275" style:family="text">
      <style:text-properties fo:language="es" fo:country="UY" officeooo:rsid="0137348b"/>
    </style:style>
    <style:style style:name="T276" style:family="text">
      <style:text-properties fo:language="es" fo:country="UY" officeooo:rsid="0289d10c"/>
    </style:style>
    <style:style style:name="T277" style:family="text">
      <style:text-properties fo:language="es" fo:country="UY" officeooo:rsid="02a38301"/>
    </style:style>
    <style:style style:name="T278" style:family="text">
      <style:text-properties fo:language="es" fo:country="UY" officeooo:rsid="02aaa713"/>
    </style:style>
    <style:style style:name="T279" style:family="text">
      <style:text-properties fo:language="es" fo:country="UY" officeooo:rsid="02b04498"/>
    </style:style>
    <style:style style:name="T280" style:family="text">
      <style:text-properties fo:language="es" fo:country="UY" officeooo:rsid="02b5c603"/>
    </style:style>
    <style:style style:name="T281" style:family="text">
      <style:text-properties fo:language="es" fo:country="UY" officeooo:rsid="0121930c"/>
    </style:style>
    <style:style style:name="T282" style:family="text">
      <style:text-properties fo:language="es" fo:country="UY" officeooo:rsid="02ba353a"/>
    </style:style>
    <style:style style:name="T283" style:family="text">
      <style:text-properties officeooo:rsid="00f2e78c"/>
    </style:style>
    <style:style style:name="T284" style:family="text">
      <style:text-properties officeooo:rsid="00ffc2a4"/>
    </style:style>
    <style:style style:name="T285" style:family="text">
      <style:text-properties officeooo:rsid="01010321"/>
    </style:style>
    <style:style style:name="T286" style:family="text">
      <style:text-properties officeooo:rsid="010a606c"/>
    </style:style>
    <style:style style:name="T287" style:family="text">
      <style:text-properties officeooo:rsid="012030c7"/>
    </style:style>
    <style:style style:name="T288" style:family="text">
      <style:text-properties officeooo:rsid="01224f94"/>
    </style:style>
    <style:style style:name="T289" style:family="text">
      <style:text-properties officeooo:rsid="01245f81"/>
    </style:style>
    <style:style style:name="T290" style:family="text">
      <style:text-properties officeooo:rsid="01272030"/>
    </style:style>
    <style:style style:name="T291" style:family="text">
      <style:text-properties officeooo:rsid="0136d717"/>
    </style:style>
    <style:style style:name="T292" style:family="text">
      <style:text-properties officeooo:rsid="013ea094"/>
    </style:style>
    <style:style style:name="T293" style:family="text">
      <style:text-properties officeooo:rsid="0146114e"/>
    </style:style>
    <style:style style:name="T294" style:family="text">
      <style:text-properties style:text-position="0% 100%"/>
    </style:style>
    <style:style style:name="T295" style:family="text">
      <style:text-properties style:text-position="0% 100%" officeooo:rsid="01548090"/>
    </style:style>
    <style:style style:name="T296" style:family="text">
      <style:text-properties style:text-position="0% 100%" officeooo:rsid="028159eb"/>
    </style:style>
    <style:style style:name="T297" style:family="text">
      <style:text-properties officeooo:rsid="014da41f"/>
    </style:style>
    <style:style style:name="T298" style:family="text">
      <style:text-properties officeooo:rsid="01548090"/>
    </style:style>
    <style:style style:name="T299" style:family="text">
      <style:text-properties officeooo:rsid="015a4d19"/>
    </style:style>
    <style:style style:name="T300" style:family="text">
      <style:text-properties officeooo:rsid="0161f97e"/>
    </style:style>
    <style:style style:name="T301" style:family="text">
      <style:text-properties style:text-position="super 58%"/>
    </style:style>
    <style:style style:name="T302" style:family="text">
      <style:text-properties officeooo:rsid="0163337e"/>
    </style:style>
    <style:style style:name="T303" style:family="text">
      <style:text-properties officeooo:rsid="01645d63"/>
    </style:style>
    <style:style style:name="T304" style:family="text">
      <style:text-properties officeooo:rsid="0165f64f"/>
    </style:style>
    <style:style style:name="T305" style:family="text">
      <style:text-properties officeooo:rsid="017fbd39"/>
    </style:style>
    <style:style style:name="T306" style:family="text">
      <style:text-properties officeooo:rsid="017fe43d"/>
    </style:style>
    <style:style style:name="T307" style:family="text">
      <style:text-properties officeooo:rsid="01866dc6"/>
    </style:style>
    <style:style style:name="T308" style:family="text">
      <style:text-properties officeooo:rsid="018daf62"/>
    </style:style>
    <style:style style:name="T309" style:family="text">
      <style:text-properties officeooo:rsid="01905a27"/>
    </style:style>
    <style:style style:name="T310" style:family="text">
      <style:text-properties officeooo:rsid="0198c5a4"/>
    </style:style>
    <style:style style:name="T311" style:family="text">
      <style:text-properties officeooo:rsid="019ed858"/>
    </style:style>
    <style:style style:name="T312" style:family="text">
      <style:text-properties officeooo:rsid="01a30c5b"/>
    </style:style>
    <style:style style:name="T313" style:family="text">
      <style:text-properties officeooo:rsid="01a32584"/>
    </style:style>
    <style:style style:name="T314" style:family="text">
      <style:text-properties officeooo:rsid="01a527b9"/>
    </style:style>
    <style:style style:name="T315" style:family="text">
      <style:text-properties officeooo:rsid="01a67f8f"/>
    </style:style>
    <style:style style:name="T316" style:family="text">
      <style:text-properties officeooo:rsid="01ab9755"/>
    </style:style>
    <style:style style:name="T317" style:family="text">
      <style:text-properties officeooo:rsid="01af31df"/>
    </style:style>
    <style:style style:name="T318" style:family="text">
      <style:text-properties officeooo:rsid="01b1b861"/>
    </style:style>
    <style:style style:name="T319" style:family="text">
      <style:text-properties officeooo:rsid="01b929bb"/>
    </style:style>
    <style:style style:name="T320" style:family="text">
      <style:text-properties officeooo:rsid="01be88b6"/>
    </style:style>
    <style:style style:name="T321" style:family="text">
      <style:text-properties officeooo:rsid="01c0762e"/>
    </style:style>
    <style:style style:name="T322" style:family="text">
      <style:text-properties officeooo:rsid="01c2f9c2"/>
    </style:style>
    <style:style style:name="T323" style:family="text">
      <style:text-properties officeooo:rsid="01c79546"/>
    </style:style>
    <style:style style:name="T324" style:family="text">
      <style:text-properties officeooo:rsid="01cc103f"/>
    </style:style>
    <style:style style:name="T325" style:family="text">
      <style:text-properties officeooo:rsid="01ce77f8"/>
    </style:style>
    <style:style style:name="T326" style:family="text">
      <style:text-properties officeooo:rsid="01d29e6a"/>
    </style:style>
    <style:style style:name="T327" style:family="text">
      <style:text-properties officeooo:rsid="01d8b753"/>
    </style:style>
    <style:style style:name="T328" style:family="text">
      <style:text-properties officeooo:rsid="01df2aae"/>
    </style:style>
    <style:style style:name="T329" style:family="text">
      <style:text-properties officeooo:rsid="01e032cb"/>
    </style:style>
    <style:style style:name="T330" style:family="text">
      <style:text-properties officeooo:rsid="01e0ff17"/>
    </style:style>
    <style:style style:name="T331" style:family="text">
      <style:text-properties officeooo:rsid="01e4c0f3"/>
    </style:style>
    <style:style style:name="T332" style:family="text">
      <style:text-properties officeooo:rsid="01e5e682"/>
    </style:style>
    <style:style style:name="T333" style:family="text">
      <style:text-properties officeooo:rsid="01eb1177"/>
    </style:style>
    <style:style style:name="T334" style:family="text">
      <style:text-properties officeooo:rsid="01f22fc9"/>
    </style:style>
    <style:style style:name="T335" style:family="text">
      <style:text-properties officeooo:rsid="01f17e58"/>
    </style:style>
    <style:style style:name="T336" style:family="text">
      <style:text-properties officeooo:rsid="01f930a1"/>
    </style:style>
    <style:style style:name="T337" style:family="text">
      <style:text-properties officeooo:rsid="01fc6a30"/>
    </style:style>
    <style:style style:name="T338" style:family="text">
      <style:text-properties officeooo:rsid="01ff0ba6"/>
    </style:style>
    <style:style style:name="T339" style:family="text">
      <style:text-properties officeooo:rsid="020147a1"/>
    </style:style>
    <style:style style:name="T340" style:family="text">
      <style:text-properties officeooo:rsid="02016a7c"/>
    </style:style>
    <style:style style:name="T341" style:family="text">
      <style:text-properties officeooo:rsid="0202edca"/>
    </style:style>
    <style:style style:name="T342" style:family="text">
      <style:text-properties officeooo:rsid="0204b8c1"/>
    </style:style>
    <style:style style:name="T343" style:family="text">
      <style:text-properties officeooo:rsid="0206674e"/>
    </style:style>
    <style:style style:name="T344" style:family="text">
      <style:text-properties officeooo:rsid="020669e9"/>
    </style:style>
    <style:style style:name="T345" style:family="text">
      <style:text-properties officeooo:rsid="0206fb22"/>
    </style:style>
    <style:style style:name="T346" style:family="text">
      <style:text-properties officeooo:rsid="0214d829"/>
    </style:style>
    <style:style style:name="T347" style:family="text">
      <style:text-properties officeooo:rsid="02184f63"/>
    </style:style>
    <style:style style:name="T348" style:family="text">
      <style:text-properties officeooo:rsid="021980a0"/>
    </style:style>
    <style:style style:name="T349" style:family="text">
      <style:text-properties officeooo:rsid="021d81d2"/>
    </style:style>
    <style:style style:name="T350" style:family="text">
      <style:text-properties officeooo:rsid="021e4803"/>
    </style:style>
    <style:style style:name="T351" style:family="text">
      <style:text-properties officeooo:rsid="022677c6"/>
    </style:style>
    <style:style style:name="T352" style:family="text">
      <style:text-properties officeooo:rsid="0234c2f7"/>
    </style:style>
    <style:style style:name="T353" style:family="text">
      <style:text-properties fo:language="en" fo:country="US"/>
    </style:style>
    <style:style style:name="T354" style:family="text">
      <style:text-properties officeooo:rsid="0264cf30"/>
    </style:style>
    <style:style style:name="T355" style:family="text">
      <style:text-properties officeooo:rsid="02665dfa"/>
    </style:style>
    <style:style style:name="T356" style:family="text">
      <style:text-properties officeooo:rsid="026f1b70"/>
    </style:style>
    <style:style style:name="T357" style:family="text">
      <style:text-properties officeooo:rsid="02728c7e"/>
    </style:style>
    <style:style style:name="T358" style:family="text">
      <style:text-properties officeooo:rsid="027410cf"/>
    </style:style>
    <style:style style:name="T359" style:family="text">
      <style:text-properties officeooo:rsid="027575c5"/>
    </style:style>
    <style:style style:name="T360" style:family="text">
      <style:text-properties officeooo:rsid="0277f7bf"/>
    </style:style>
    <style:style style:name="T361" style:family="text">
      <style:text-properties style:font-name="Calibri"/>
    </style:style>
    <style:style style:name="T362" style:family="text">
      <style:text-properties style:font-name="Calibri" fo:font-size="10pt" fo:font-style="normal" style:font-size-asian="10pt" style:font-style-asian="normal" style:font-size-complex="10pt" style:font-style-complex="normal"/>
    </style:style>
    <style:style style:name="T363" style:family="text">
      <style:text-properties style:font-name="Calibri" fo:font-size="10pt" fo:font-style="normal" officeooo:rsid="007b9292" style:font-size-asian="10pt" style:font-style-asian="normal" style:font-size-complex="10pt" style:font-style-complex="normal"/>
    </style:style>
    <style:style style:name="T364" style:family="text">
      <style:text-properties style:font-name="Calibri" fo:font-size="10pt" fo:font-style="normal" officeooo:rsid="0138d4ca" style:font-size-asian="10pt" style:font-style-asian="normal" style:font-size-complex="10pt" style:font-style-complex="normal"/>
    </style:style>
    <style:style style:name="T365" style:family="text">
      <style:text-properties style:font-name="Calibri" fo:font-size="10pt" fo:font-style="normal" officeooo:rsid="0079e963" style:font-size-asian="10pt" style:font-style-asian="normal" style:font-size-complex="10pt" style:font-style-complex="normal"/>
    </style:style>
    <style:style style:name="T366" style:family="text">
      <style:text-properties style:font-name="Calibri" fo:font-size="10pt" fo:font-style="normal" officeooo:rsid="01b2ef21" style:font-size-asian="10pt" style:font-style-asian="normal" style:font-size-complex="10pt" style:font-style-complex="normal"/>
    </style:style>
    <style:style style:name="T367" style:family="text">
      <style:text-properties style:font-name="Calibri" fo:font-size="10pt" fo:font-style="normal" officeooo:rsid="01b1b861" style:font-size-asian="10pt" style:font-style-asian="normal" style:font-size-complex="10pt" style:font-style-complex="normal"/>
    </style:style>
    <style:style style:name="T368" style:family="text">
      <style:text-properties style:font-name="Calibri" fo:font-size="10pt" fo:font-style="normal" officeooo:rsid="01b44b4f" style:font-size-asian="10pt" style:font-style-asian="normal" style:font-size-complex="10pt" style:font-style-complex="normal"/>
    </style:style>
    <style:style style:name="T369" style:family="text">
      <style:text-properties style:font-name="Calibri" fo:font-size="10pt" fo:language="es" fo:country="ES" fo:font-style="normal" officeooo:rsid="000f9771" style:font-size-asian="10pt" style:font-style-asian="normal" style:font-size-complex="10pt" style:font-style-complex="normal"/>
    </style:style>
    <style:style style:name="T370" style:family="text">
      <style:text-properties style:font-name="Calibri" fo:font-size="10pt" fo:language="es" fo:country="ES" fo:font-style="normal" officeooo:rsid="007b9292" style:font-size-asian="10pt" style:font-style-asian="normal" style:font-size-complex="10pt" style:font-style-complex="normal"/>
    </style:style>
    <style:style style:name="T371" style:family="text">
      <style:text-properties style:font-name="Calibri" fo:font-size="10pt" fo:language="es" fo:country="ES" fo:font-style="normal" officeooo:rsid="019e7198" style:font-size-asian="10pt" style:font-style-asian="normal" style:font-size-complex="10pt" style:font-style-complex="normal"/>
    </style:style>
    <style:style style:name="T372" style:family="text">
      <style:text-properties style:font-name="Calibri" fo:font-size="10pt" fo:language="es" fo:country="ES" fo:font-style="normal" officeooo:rsid="01a00167" style:font-size-asian="10pt" style:font-style-asian="normal" style:font-size-complex="10pt" style:font-style-complex="normal"/>
    </style:style>
    <style:style style:name="T373" style:family="text">
      <style:text-properties style:font-name="Calibri" fo:font-size="10pt" fo:language="es" fo:country="ES" fo:font-style="normal" officeooo:rsid="007a548d" style:font-size-asian="10pt" style:font-style-asian="normal" style:font-size-complex="10pt" style:font-style-complex="normal"/>
    </style:style>
    <style:style style:name="T374" style:family="text">
      <style:text-properties style:font-name="Calibri" fo:font-size="10pt" fo:language="es" fo:country="ES" fo:font-style="normal" officeooo:rsid="0165f64f" style:font-size-asian="10pt" style:font-style-asian="normal" style:font-size-complex="10pt" style:font-style-complex="normal"/>
    </style:style>
    <style:style style:name="T375" style:family="text">
      <style:text-properties style:font-name="Calibri" fo:font-size="10pt" fo:language="es" fo:country="ES" fo:font-style="normal" officeooo:rsid="015f4701" style:font-size-asian="10pt" style:font-style-asian="normal" style:font-size-complex="10pt" style:font-style-complex="normal"/>
    </style:style>
    <style:style style:name="T376" style:family="text">
      <style:text-properties style:font-name="Calibri" fo:font-size="10pt" fo:language="es" fo:country="ES" fo:font-style="normal" officeooo:rsid="0105c994" style:font-size-asian="10pt" style:font-style-asian="normal" style:font-size-complex="10pt" style:font-style-complex="normal"/>
    </style:style>
    <style:style style:name="T377" style:family="text">
      <style:text-properties style:font-name="Calibri" fo:font-size="10pt" fo:language="es" fo:country="ES" fo:font-style="normal" officeooo:rsid="026f1b70" style:font-size-asian="10pt" style:font-style-asian="normal" style:font-size-complex="10pt" style:font-style-complex="normal"/>
    </style:style>
    <style:style style:name="T378" style:family="text">
      <style:text-properties style:font-name="Calibri" fo:font-size="10pt" fo:language="es" fo:country="ES" fo:font-style="normal" officeooo:rsid="02631d4a" style:font-size-asian="10pt" style:font-style-asian="normal" style:font-size-complex="10pt" style:font-style-complex="normal"/>
    </style:style>
    <style:style style:name="T379" style:family="text">
      <style:text-properties style:font-name="Calibri" fo:font-size="10pt" fo:language="es" fo:country="ES" fo:font-style="normal" officeooo:rsid="01a9c1f9" style:font-size-asian="10pt" style:font-style-asian="normal" style:font-size-complex="10pt" style:font-style-complex="normal"/>
    </style:style>
    <style:style style:name="T380" style:family="text">
      <style:text-properties style:font-name="Calibri" fo:font-size="10pt" fo:language="es" fo:country="ES" fo:font-style="normal" officeooo:rsid="0291e184" style:font-size-asian="10pt" style:font-style-asian="normal" style:font-size-complex="10pt" style:font-style-complex="normal"/>
    </style:style>
    <style:style style:name="T381" style:family="text">
      <style:text-properties style:font-name="Calibri" fo:font-size="10pt" fo:language="es" fo:country="ES" fo:font-style="normal" officeooo:rsid="02923725" style:font-size-asian="10pt" style:font-style-asian="normal" style:font-size-complex="10pt" style:font-style-complex="normal"/>
    </style:style>
    <style:style style:name="T382" style:family="text">
      <style:text-properties style:font-name="Calibri" fo:font-size="10pt" fo:language="es" fo:country="ES" fo:font-style="normal" officeooo:rsid="000f9771" fo:background-color="transparent" loext:char-shading-value="0" style:font-size-asian="10pt" style:font-style-asian="normal" style:font-size-complex="10pt" style:font-style-complex="normal"/>
    </style:style>
    <style:style style:name="T383" style:family="text">
      <style:text-properties style:font-name="Calibri" fo:font-size="10pt" fo:language="es" fo:country="ES" fo:font-style="normal" officeooo:rsid="019bdaa7" fo:background-color="transparent" loext:char-shading-value="0" style:font-size-asian="10pt" style:font-style-asian="normal" style:font-size-complex="10pt" style:font-style-complex="normal"/>
    </style:style>
    <style:style style:name="T384" style:family="text">
      <style:text-properties style:font-name="Calibri" fo:font-size="10pt" fo:language="es" fo:country="ES" fo:font-style="normal" officeooo:rsid="0157c671" fo:background-color="transparent" loext:char-shading-value="0" style:font-size-asian="10pt" style:font-style-asian="normal" style:font-size-complex="10pt" style:font-style-complex="normal"/>
    </style:style>
    <style:style style:name="T385" style:family="text">
      <style:text-properties style:font-name="Calibri" fo:font-size="10pt" fo:language="es" fo:country="ES" fo:font-style="normal" officeooo:rsid="0151e879" fo:background-color="transparent" loext:char-shading-value="0" style:font-size-asian="10pt" style:font-style-asian="normal" style:font-size-complex="10pt" style:font-style-complex="normal"/>
    </style:style>
    <style:style style:name="T386" style:family="text">
      <style:text-properties style:font-name="Calibri" fo:font-size="10pt" fo:language="es" fo:country="ES" fo:font-style="normal" officeooo:rsid="019cbd3b" fo:background-color="transparent" loext:char-shading-value="0" style:font-size-asian="10pt" style:font-style-asian="normal" style:font-size-complex="10pt" style:font-style-complex="normal"/>
    </style:style>
    <style:style style:name="T387" style:family="text">
      <style:text-properties style:font-name="Calibri" fo:font-size="10pt" fo:language="es" fo:country="ES" fo:font-style="normal" officeooo:rsid="0284d374" fo:background-color="transparent" loext:char-shading-value="0" style:font-size-asian="10pt" style:font-style-asian="normal" style:font-size-complex="10pt" style:font-style-complex="normal"/>
    </style:style>
    <style:style style:name="T388" style:family="text">
      <style:text-properties style:font-name="Calibri" fo:font-size="10pt" fo:language="es" fo:country="ES" fo:font-style="normal" officeooo:rsid="000f9771" style:letter-kerning="true" style:font-name-asian="Times New Roman1" style:font-size-asian="10pt" style:language-asian="zh" style:country-asian="CN" style:font-style-asian="normal" style:font-name-complex="Tahoma1" style:font-size-complex="10pt" style:font-style-complex="normal"/>
    </style:style>
    <style:style style:name="T389" style:family="text">
      <style:text-properties style:font-name="Calibri" fo:font-size="10pt" fo:language="es" fo:country="ES" fo:font-style="normal" officeooo:rsid="0079e963" style:letter-kerning="true" style:font-name-asian="Times New Roman1" style:font-size-asian="10pt" style:language-asian="zh" style:country-asian="CN" style:font-style-asian="normal" style:font-name-complex="Tahoma1" style:font-size-complex="10pt" style:font-style-complex="normal"/>
    </style:style>
    <style:style style:name="T390" style:family="text">
      <style:text-properties style:font-name="Calibri" fo:font-size="10pt" fo:language="es" fo:country="ES" fo:font-style="normal" officeooo:rsid="01b929bb" style:letter-kerning="true" style:font-name-asian="Times New Roman1" style:font-size-asian="10pt" style:language-asian="zh" style:country-asian="CN" style:font-style-asian="normal" style:font-name-complex="Tahoma1" style:font-size-complex="10pt" style:font-style-complex="normal"/>
    </style:style>
    <style:style style:name="T391" style:family="text">
      <style:text-properties style:font-name="Calibri" fo:font-size="10pt" fo:language="es" fo:country="ES" fo:font-style="normal" officeooo:rsid="01bcca19" style:letter-kerning="true" style:font-name-asian="Times New Roman1" style:font-size-asian="10pt" style:language-asian="zh" style:country-asian="CN" style:font-style-asian="normal" style:font-name-complex="Tahoma1" style:font-size-complex="10pt" style:font-style-complex="normal"/>
    </style:style>
    <style:style style:name="T392" style:family="text">
      <style:text-properties style:font-name="Calibri" fo:font-size="10pt" fo:language="es" fo:country="ES" fo:font-style="normal" officeooo:rsid="0165f64f" style:letter-kerning="true" style:font-name-asian="Times New Roman1" style:font-size-asian="10pt" style:language-asian="zh" style:country-asian="CN" style:font-style-asian="normal" style:font-name-complex="Tahoma1" style:font-size-complex="10pt" style:font-style-complex="normal"/>
    </style:style>
    <style:style style:name="T393" style:family="text">
      <style:text-properties style:font-name="Calibri" fo:font-size="10pt" fo:language="es" fo:country="ES" fo:font-style="normal" officeooo:rsid="00de9b78" style:letter-kerning="true" style:font-name-asian="Times New Roman1" style:font-size-asian="10pt" style:language-asian="zh" style:country-asian="CN" style:font-style-asian="normal" style:font-name-complex="Tahoma1" style:font-size-complex="10pt" style:font-style-complex="normal"/>
    </style:style>
    <style:style style:name="T394" style:family="text">
      <style:text-properties style:font-name="Calibri" fo:font-size="10pt" fo:language="es" fo:country="ES" fo:font-style="normal" officeooo:rsid="00fa3d99" style:letter-kerning="true" style:font-name-asian="Times New Roman1" style:font-size-asian="10pt" style:language-asian="zh" style:country-asian="CN" style:font-style-asian="normal" style:font-name-complex="Tahoma1" style:font-size-complex="10pt" style:font-style-complex="normal"/>
    </style:style>
    <style:style style:name="T395" style:family="text">
      <style:text-properties style:font-name="Calibri" fo:font-size="10pt" fo:language="es" fo:country="ES" fo:font-style="normal" officeooo:rsid="00fe06e2" style:letter-kerning="true" style:font-name-asian="Times New Roman1" style:font-size-asian="10pt" style:language-asian="zh" style:country-asian="CN" style:font-style-asian="normal" style:font-name-complex="Tahoma1" style:font-size-complex="10pt" style:font-style-complex="normal"/>
    </style:style>
    <style:style style:name="T396" style:family="text">
      <style:text-properties style:font-name="Calibri" fo:font-size="10pt" fo:language="es" fo:country="ES" fo:font-style="normal" officeooo:rsid="01c8e573" style:letter-kerning="true" style:font-name-asian="Times New Roman1" style:font-size-asian="10pt" style:language-asian="zh" style:country-asian="CN" style:font-style-asian="normal" style:font-name-complex="Tahoma1" style:font-size-complex="10pt" style:font-style-complex="normal"/>
    </style:style>
    <style:style style:name="T397" style:family="text">
      <style:text-properties style:font-name="Calibri" fo:font-size="10pt" fo:language="es" fo:country="ES" fo:font-style="normal" officeooo:rsid="026d008d" style:letter-kerning="true" style:font-name-asian="Times New Roman1" style:font-size-asian="10pt" style:language-asian="zh" style:country-asian="CN" style:font-style-asian="normal" style:font-name-complex="Tahoma1" style:font-size-complex="10pt" style:font-style-complex="normal"/>
    </style:style>
    <style:style style:name="T398" style:family="text">
      <style:text-properties style:font-name="Calibri" fo:font-size="10pt" fo:language="es" fo:country="ES" fo:font-style="normal" officeooo:rsid="01010321" style:letter-kerning="true" style:font-name-asian="Times New Roman1" style:font-size-asian="10pt" style:language-asian="zh" style:country-asian="CN" style:font-style-asian="normal" style:font-name-complex="Tahoma1" style:font-size-complex="10pt" style:font-style-complex="normal"/>
    </style:style>
    <style:style style:name="T399" style:family="text">
      <style:text-properties style:font-name="Calibri" fo:font-size="10pt" fo:language="es" fo:country="ES" fo:font-style="normal" officeooo:rsid="00e19130" style:letter-kerning="true" style:font-name-asian="Times New Roman1" style:font-size-asian="10pt" style:language-asian="zh" style:country-asian="CN" style:font-style-asian="normal" style:font-name-complex="Tahoma1" style:font-size-complex="10pt" style:font-style-complex="normal"/>
    </style:style>
    <style:style style:name="T400" style:family="text">
      <style:text-properties style:font-name="Calibri" fo:font-size="10pt" fo:language="es" fo:country="ES" fo:font-style="normal" officeooo:rsid="010390a2" style:letter-kerning="true" style:font-name-asian="Times New Roman1" style:font-size-asian="10pt" style:language-asian="zh" style:country-asian="CN" style:font-style-asian="normal" style:font-name-complex="Tahoma1" style:font-size-complex="10pt" style:font-style-complex="normal"/>
    </style:style>
    <style:style style:name="T401" style:family="text">
      <style:text-properties style:font-name="Calibri" fo:font-size="10pt" fo:language="es" fo:country="ES" fo:font-style="normal" officeooo:rsid="0102128c" style:letter-kerning="true" style:font-name-asian="Times New Roman1" style:font-size-asian="10pt" style:language-asian="zh" style:country-asian="CN" style:font-style-asian="normal" style:font-name-complex="Tahoma1" style:font-size-complex="10pt" style:font-style-complex="normal"/>
    </style:style>
    <style:style style:name="T402" style:family="text">
      <style:text-properties style:font-name="Calibri" fo:font-size="10pt" fo:language="es" fo:country="ES" fo:font-style="normal" officeooo:rsid="01074e39" style:letter-kerning="true" style:font-name-asian="Times New Roman1" style:font-size-asian="10pt" style:language-asian="zh" style:country-asian="CN" style:font-style-asian="normal" style:font-name-complex="Tahoma1" style:font-size-complex="10pt" style:font-style-complex="normal"/>
    </style:style>
    <style:style style:name="T403" style:family="text">
      <style:text-properties style:font-name="Calibri" fo:font-size="10pt" fo:language="es" fo:country="ES" fo:font-style="normal" officeooo:rsid="01df2aae" style:letter-kerning="true" style:font-name-asian="Times New Roman1" style:font-size-asian="10pt" style:language-asian="zh" style:country-asian="CN" style:font-style-asian="normal" style:font-name-complex="Tahoma1" style:font-size-complex="10pt" style:font-style-complex="normal"/>
    </style:style>
    <style:style style:name="T404" style:family="text">
      <style:text-properties style:font-name="Calibri" fo:font-size="10pt" fo:language="es" fo:country="ES" fo:font-style="normal" officeooo:rsid="0104d379" style:letter-kerning="true" style:font-name-asian="Times New Roman1" style:font-size-asian="10pt" style:language-asian="zh" style:country-asian="CN" style:font-style-asian="normal" style:font-name-complex="Tahoma1" style:font-size-complex="10pt" style:font-style-complex="normal"/>
    </style:style>
    <style:style style:name="T405" style:family="text">
      <style:text-properties style:font-name="Calibri" fo:font-size="10pt" fo:language="es" fo:country="ES" fo:font-style="normal" officeooo:rsid="01e4a0e1" style:letter-kerning="true" style:font-name-asian="Times New Roman1" style:font-size-asian="10pt" style:language-asian="zh" style:country-asian="CN" style:font-style-asian="normal" style:font-name-complex="Tahoma1" style:font-size-complex="10pt" style:font-style-complex="normal"/>
    </style:style>
    <style:style style:name="T406" style:family="text">
      <style:text-properties style:font-name="Calibri" fo:font-size="10pt" fo:language="es" fo:country="ES" fo:font-style="normal" officeooo:rsid="010b40df" style:letter-kerning="true" style:font-name-asian="Times New Roman1" style:font-size-asian="10pt" style:language-asian="zh" style:country-asian="CN" style:font-style-asian="normal" style:font-name-complex="Tahoma1" style:font-size-complex="10pt" style:font-style-complex="normal"/>
    </style:style>
    <style:style style:name="T407" style:family="text">
      <style:text-properties style:font-name="Calibri" fo:font-size="10pt" fo:language="es" fo:country="ES" fo:font-style="normal" officeooo:rsid="00df1533" style:letter-kerning="true" style:font-name-asian="Times New Roman1" style:font-size-asian="10pt" style:language-asian="zh" style:country-asian="CN" style:font-style-asian="normal" style:font-name-complex="Tahoma1" style:font-size-complex="10pt" style:font-style-complex="normal"/>
    </style:style>
    <style:style style:name="T408" style:family="text">
      <style:text-properties style:font-name="Calibri" fo:font-size="10pt" fo:language="es" fo:country="ES" fo:font-style="normal" officeooo:rsid="012030c7" style:letter-kerning="true" style:font-name-asian="Times New Roman1" style:font-size-asian="10pt" style:language-asian="zh" style:country-asian="CN" style:font-style-asian="normal" style:font-name-complex="Tahoma1" style:font-size-complex="10pt" style:font-style-complex="normal"/>
    </style:style>
    <style:style style:name="T409" style:family="text">
      <style:text-properties style:font-name="Calibri" fo:font-size="10pt" fo:language="es" fo:country="ES" fo:font-style="normal" officeooo:rsid="02728c7e" style:letter-kerning="true" style:font-name-asian="Times New Roman1" style:font-size-asian="10pt" style:language-asian="zh" style:country-asian="CN" style:font-style-asian="normal" style:font-name-complex="Tahoma1" style:font-size-complex="10pt" style:font-style-complex="normal"/>
    </style:style>
    <style:style style:name="T410" style:family="text">
      <style:text-properties style:font-name="Calibri" fo:font-size="10pt" fo:language="es" fo:country="ES" fo:font-style="normal" officeooo:rsid="0202edca" style:letter-kerning="true" style:font-name-asian="Times New Roman1" style:font-size-asian="10pt" style:language-asian="zh" style:country-asian="CN" style:font-style-asian="normal" style:font-name-complex="Tahoma1" style:font-size-complex="10pt" style:font-style-complex="normal"/>
    </style:style>
    <style:style style:name="T411" style:family="text">
      <style:text-properties style:font-name="Calibri" fo:font-size="10pt" fo:language="es" fo:country="ES" fo:font-style="normal" officeooo:rsid="0121930c" style:letter-kerning="true" style:font-name-asian="Times New Roman1" style:font-size-asian="10pt" style:language-asian="zh" style:country-asian="CN" style:font-style-asian="normal" style:font-name-complex="Tahoma1" style:font-size-complex="10pt" style:font-style-complex="normal"/>
    </style:style>
    <style:style style:name="T412" style:family="text">
      <style:text-properties style:font-name="Calibri" fo:font-size="10pt" fo:language="es" fo:country="ES" fo:font-style="normal" officeooo:rsid="01245f81" style:letter-kerning="true" style:font-name-asian="Times New Roman1" style:font-size-asian="10pt" style:language-asian="zh" style:country-asian="CN" style:font-style-asian="normal" style:font-name-complex="Tahoma1" style:font-size-complex="10pt" style:font-style-complex="normal"/>
    </style:style>
    <style:style style:name="T413" style:family="text">
      <style:text-properties style:font-name="Calibri" fo:font-size="10pt" fo:language="es" fo:country="ES" fo:font-style="normal" officeooo:rsid="01268e5d" style:letter-kerning="true" style:font-name-asian="Times New Roman1" style:font-size-asian="10pt" style:language-asian="zh" style:country-asian="CN" style:font-style-asian="normal" style:font-name-complex="Tahoma1" style:font-size-complex="10pt" style:font-style-complex="normal"/>
    </style:style>
    <style:style style:name="T414" style:family="text">
      <style:text-properties style:font-name="Calibri" fo:font-size="10pt" fo:language="es" fo:country="ES" fo:font-style="normal" officeooo:rsid="01272030" style:letter-kerning="true" style:font-name-asian="Times New Roman1" style:font-size-asian="10pt" style:language-asian="zh" style:country-asian="CN" style:font-style-asian="normal" style:font-name-complex="Tahoma1" style:font-size-complex="10pt" style:font-style-complex="normal"/>
    </style:style>
    <style:style style:name="T415" style:family="text">
      <style:text-properties style:font-name="Calibri" fo:font-size="10pt" fo:language="es" fo:country="ES" fo:font-style="normal" officeooo:rsid="012c4200" style:letter-kerning="true" style:font-name-asian="Times New Roman1" style:font-size-asian="10pt" style:language-asian="zh" style:country-asian="CN" style:font-style-asian="normal" style:font-name-complex="Tahoma1" style:font-size-complex="10pt" style:font-style-complex="normal"/>
    </style:style>
    <style:style style:name="T416" style:family="text">
      <style:text-properties style:font-name="Calibri" fo:font-size="10pt" fo:language="es" fo:country="ES" fo:font-style="normal" officeooo:rsid="027575c5" style:letter-kerning="true" style:font-name-asian="Times New Roman1" style:font-size-asian="10pt" style:language-asian="zh" style:country-asian="CN" style:font-style-asian="normal" style:font-name-complex="Tahoma1" style:font-size-complex="10pt" style:font-style-complex="normal"/>
    </style:style>
    <style:style style:name="T417" style:family="text">
      <style:text-properties style:font-name="Calibri" fo:font-size="10pt" fo:language="es" fo:country="ES" fo:font-style="normal" officeooo:rsid="012b5f12" style:letter-kerning="true" style:font-name-asian="Times New Roman1" style:font-size-asian="10pt" style:language-asian="zh" style:country-asian="CN" style:font-style-asian="normal" style:font-name-complex="Tahoma1" style:font-size-complex="10pt" style:font-style-complex="normal"/>
    </style:style>
    <style:style style:name="T418" style:family="text">
      <style:text-properties style:font-name="Calibri" fo:font-size="10pt" fo:language="es" fo:country="ES" fo:font-style="normal" officeooo:rsid="012edca6" style:letter-kerning="true" style:font-name-asian="Times New Roman1" style:font-size-asian="10pt" style:language-asian="zh" style:country-asian="CN" style:font-style-asian="normal" style:font-name-complex="Tahoma1" style:font-size-complex="10pt" style:font-style-complex="normal"/>
    </style:style>
    <style:style style:name="T419" style:family="text">
      <style:text-properties style:font-name="Calibri" fo:font-size="10pt" fo:language="es" fo:country="ES" fo:font-style="normal" officeooo:rsid="02767c1b" style:letter-kerning="true" style:font-name-asian="Times New Roman1" style:font-size-asian="10pt" style:language-asian="zh" style:country-asian="CN" style:font-style-asian="normal" style:font-name-complex="Tahoma1" style:font-size-complex="10pt" style:font-style-complex="normal"/>
    </style:style>
    <style:style style:name="T420" style:family="text">
      <style:text-properties style:font-name="Calibri" fo:font-size="10pt" fo:language="es" fo:country="ES" fo:font-style="normal" officeooo:rsid="020d4a94" style:letter-kerning="true" style:font-name-asian="Times New Roman1" style:font-size-asian="10pt" style:language-asian="zh" style:country-asian="CN" style:font-style-asian="normal" style:font-name-complex="Tahoma1" style:font-size-complex="10pt" style:font-style-complex="normal"/>
    </style:style>
    <style:style style:name="T421" style:family="text">
      <style:text-properties style:font-name="Calibri" fo:font-size="10pt" fo:language="es" fo:country="ES" fo:font-style="normal" officeooo:rsid="0277f7bf" style:letter-kerning="true" style:font-name-asian="Times New Roman1" style:font-size-asian="10pt" style:language-asian="zh" style:country-asian="CN" style:font-style-asian="normal" style:font-name-complex="Tahoma1" style:font-size-complex="10pt" style:font-style-complex="normal"/>
    </style:style>
    <style:style style:name="T422" style:family="text">
      <style:text-properties style:font-name="Calibri" fo:font-size="10pt" fo:language="es" fo:country="ES" fo:font-style="normal" officeooo:rsid="01391af1" style:letter-kerning="true" style:font-name-asian="Times New Roman1" style:font-size-asian="10pt" style:language-asian="zh" style:country-asian="CN" style:font-style-asian="normal" style:font-name-complex="Tahoma1" style:font-size-complex="10pt" style:font-style-complex="normal"/>
    </style:style>
    <style:style style:name="T423" style:family="text">
      <style:text-properties style:font-name="Calibri" fo:font-size="10pt" fo:language="es" fo:country="ES" fo:font-style="normal" officeooo:rsid="020f282a" style:letter-kerning="true" style:font-name-asian="Times New Roman1" style:font-size-asian="10pt" style:language-asian="zh" style:country-asian="CN" style:font-style-asian="normal" style:font-name-complex="Tahoma1" style:font-size-complex="10pt" style:font-style-complex="normal"/>
    </style:style>
    <style:style style:name="T424" style:family="text">
      <style:text-properties style:font-name="Calibri" fo:font-size="10pt" fo:language="es" fo:country="ES" fo:font-style="normal" officeooo:rsid="013ca530" style:letter-kerning="true" style:font-name-asian="Times New Roman1" style:font-size-asian="10pt" style:language-asian="zh" style:country-asian="CN" style:font-style-asian="normal" style:font-name-complex="Tahoma1" style:font-size-complex="10pt" style:font-style-complex="normal"/>
    </style:style>
    <style:style style:name="T425" style:family="text">
      <style:text-properties style:font-name="Calibri" fo:font-size="10pt" fo:language="es" fo:country="ES" fo:font-style="normal" officeooo:rsid="02105dba" style:letter-kerning="true" style:font-name-asian="Times New Roman1" style:font-size-asian="10pt" style:language-asian="zh" style:country-asian="CN" style:font-style-asian="normal" style:font-name-complex="Tahoma1" style:font-size-complex="10pt" style:font-style-complex="normal"/>
    </style:style>
    <style:style style:name="T426" style:family="text">
      <style:text-properties style:font-name="Calibri" fo:font-size="10pt" fo:language="es" fo:country="ES" fo:font-style="normal" officeooo:rsid="013d8312" style:letter-kerning="true" style:font-name-asian="Times New Roman1" style:font-size-asian="10pt" style:language-asian="zh" style:country-asian="CN" style:font-style-asian="normal" style:font-name-complex="Tahoma1" style:font-size-complex="10pt" style:font-style-complex="normal"/>
    </style:style>
    <style:style style:name="T427" style:family="text">
      <style:text-properties style:font-name="Calibri" fo:font-size="10pt" fo:language="es" fo:country="ES" fo:font-style="normal" officeooo:rsid="0297d804" style:letter-kerning="true" style:font-name-asian="Times New Roman1" style:font-size-asian="10pt" style:language-asian="zh" style:country-asian="CN" style:font-style-asian="normal" style:font-name-complex="Tahoma1" style:font-size-complex="10pt" style:font-style-complex="normal"/>
    </style:style>
    <style:style style:name="T428" style:family="text">
      <style:text-properties style:font-name="Calibri" fo:font-size="10pt" fo:language="es" fo:country="ES" fo:font-style="normal" officeooo:rsid="029c45fe" style:letter-kerning="true" style:font-name-asian="Times New Roman1" style:font-size-asian="10pt" style:language-asian="zh" style:country-asian="CN" style:font-style-asian="normal" style:font-name-complex="Tahoma1" style:font-size-complex="10pt" style:font-style-complex="normal"/>
    </style:style>
    <style:style style:name="T429" style:family="text">
      <style:text-properties style:font-name="Calibri" fo:font-size="10pt" fo:language="es" fo:country="ES" fo:font-style="normal" officeooo:rsid="029dc446" style:letter-kerning="true" style:font-name-asian="Times New Roman1" style:font-size-asian="10pt" style:language-asian="zh" style:country-asian="CN" style:font-style-asian="normal" style:font-name-complex="Tahoma1" style:font-size-complex="10pt" style:font-style-complex="normal"/>
    </style:style>
    <style:style style:name="T430" style:family="text">
      <style:text-properties style:font-name="Calibri" fo:font-size="10pt" fo:language="es" fo:country="ES" fo:font-style="normal" officeooo:rsid="02a42dab" style:letter-kerning="true" style:font-name-asian="Times New Roman1" style:font-size-asian="10pt" style:language-asian="zh" style:country-asian="CN" style:font-style-asian="normal" style:font-name-complex="Tahoma1" style:font-size-complex="10pt" style:font-style-complex="normal"/>
    </style:style>
    <style:style style:name="T431" style:family="text">
      <style:text-properties style:font-name="Calibri" fo:font-size="10pt" fo:language="es" fo:country="ES" fo:font-style="normal" officeooo:rsid="02a55857" style:letter-kerning="true" style:font-name-asian="Times New Roman1" style:font-size-asian="10pt" style:language-asian="zh" style:country-asian="CN" style:font-style-asian="normal" style:font-name-complex="Tahoma1" style:font-size-complex="10pt" style:font-style-complex="normal"/>
    </style:style>
    <style:style style:name="T432" style:family="text">
      <style:text-properties style:font-name="Calibri" fo:font-size="10pt" fo:language="es" fo:country="ES" fo:font-style="normal" officeooo:rsid="02b04498" style:letter-kerning="true" style:font-name-asian="Times New Roman1" style:font-size-asian="10pt" style:language-asian="zh" style:country-asian="CN" style:font-style-asian="normal" style:font-name-complex="Tahoma1" style:font-size-complex="10pt" style:font-style-complex="normal"/>
    </style:style>
    <style:style style:name="T433" style:family="text">
      <style:text-properties style:font-name="Calibri" fo:font-size="10pt" fo:language="es" fo:country="ES" fo:font-style="normal" officeooo:rsid="02ba353a" style:letter-kerning="true" style:font-name-asian="Times New Roman1" style:font-size-asian="10pt" style:language-asian="zh" style:country-asian="CN" style:font-style-asian="normal" style:font-name-complex="Tahoma1" style:font-size-complex="10pt" style:font-style-complex="normal"/>
    </style:style>
    <style:style style:name="T434" style:family="text">
      <style:text-properties style:font-name="Calibri" fo:font-size="10pt" fo:language="es" fo:country="UY" fo:font-style="normal" officeooo:rsid="00e59454" style:letter-kerning="true" style:font-name-asian="Times New Roman1" style:font-size-asian="10pt" style:language-asian="zh" style:country-asian="CN" style:font-style-asian="normal" style:font-name-complex="Tahoma1" style:font-size-complex="10pt" style:font-style-complex="normal"/>
    </style:style>
    <style:style style:name="T435" style:family="text">
      <style:text-properties style:font-name="Calibri" fo:font-size="10pt" fo:language="es" fo:country="UY" fo:font-style="normal" officeooo:rsid="01e92623" style:letter-kerning="true" style:font-name-asian="Times New Roman1" style:font-size-asian="10pt" style:language-asian="zh" style:country-asian="CN" style:font-style-asian="normal" style:font-name-complex="Tahoma1" style:font-size-complex="10pt" style:font-style-complex="normal"/>
    </style:style>
    <style:style style:name="T436" style:family="text">
      <style:text-properties style:font-name="Calibri" fo:font-size="10pt" fo:language="es" fo:country="UY" fo:font-style="normal" officeooo:rsid="0104d379" style:letter-kerning="true" style:font-name-asian="Times New Roman1" style:font-size-asian="10pt" style:language-asian="zh" style:country-asian="CN" style:font-style-asian="normal" style:font-name-complex="Tahoma1" style:font-size-complex="10pt" style:font-style-complex="normal"/>
    </style:style>
    <style:style style:name="T437" style:family="text">
      <style:text-properties style:font-name="Calibri" fo:font-size="10pt" fo:language="es" fo:country="UY" fo:font-style="normal" officeooo:rsid="01e80eae" style:letter-kerning="true" style:font-name-asian="Times New Roman1" style:font-size-asian="10pt" style:language-asian="zh" style:country-asian="CN" style:font-style-asian="normal" style:font-name-complex="Tahoma1" style:font-size-complex="10pt" style:font-style-complex="normal"/>
    </style:style>
    <style:style style:name="T438" style:family="text">
      <style:text-properties style:font-name="Calibri" fo:font-size="10pt" fo:language="es" fo:country="UY" fo:font-style="normal" officeooo:rsid="010b40df" style:letter-kerning="true" style:font-name-asian="Times New Roman1" style:font-size-asian="10pt" style:language-asian="zh" style:country-asian="CN" style:font-style-asian="normal" style:font-name-complex="Tahoma1" style:font-size-complex="10pt" style:font-style-complex="normal"/>
    </style:style>
    <style:style style:name="T439" style:family="text">
      <style:text-properties style:font-name="Calibri" fo:font-size="10pt" fo:language="es" fo:country="UY" fo:font-style="normal" officeooo:rsid="010fbe52" style:letter-kerning="true" style:font-name-asian="Times New Roman1" style:font-size-asian="10pt" style:language-asian="zh" style:country-asian="CN" style:font-style-asian="normal" style:font-name-complex="Tahoma1" style:font-size-complex="10pt" style:font-style-complex="normal"/>
    </style:style>
    <style:style style:name="T440" style:family="text">
      <style:text-properties style:font-name="Calibri" fo:font-size="10pt" fo:language="es" fo:country="UY" fo:font-style="normal" officeooo:rsid="01137e19" style:letter-kerning="true" style:font-name-asian="Times New Roman1" style:font-size-asian="10pt" style:language-asian="zh" style:country-asian="CN" style:font-style-asian="normal" style:font-name-complex="Tahoma1" style:font-size-complex="10pt" style:font-style-complex="normal"/>
    </style:style>
    <style:style style:name="T441" style:family="text">
      <style:text-properties style:font-name="Calibri" fo:font-size="10pt" fo:language="es" fo:country="UY" fo:font-style="normal" officeooo:rsid="01152f48" style:letter-kerning="true" style:font-name-asian="Times New Roman1" style:font-size-asian="10pt" style:language-asian="zh" style:country-asian="CN" style:font-style-asian="normal" style:font-name-complex="Tahoma1" style:font-size-complex="10pt" style:font-style-complex="normal"/>
    </style:style>
    <style:style style:name="T442" style:family="text">
      <style:text-properties style:font-name="Calibri" fo:font-size="10pt" fo:language="es" fo:country="UY" fo:font-style="normal" officeooo:rsid="00e5c5b8" style:letter-kerning="true" style:font-name-asian="Times New Roman1" style:font-size-asian="10pt" style:language-asian="zh" style:country-asian="CN" style:font-style-asian="normal" style:font-name-complex="Tahoma1" style:font-size-complex="10pt" style:font-style-complex="normal"/>
    </style:style>
    <style:style style:name="T443" style:family="text">
      <style:text-properties style:font-name="Calibri" fo:font-size="10pt" fo:language="es" fo:country="UY" fo:font-style="normal" officeooo:rsid="0119369e" style:letter-kerning="true" style:font-name-asian="Times New Roman1" style:font-size-asian="10pt" style:language-asian="zh" style:country-asian="CN" style:font-style-asian="normal" style:font-name-complex="Tahoma1" style:font-size-complex="10pt" style:font-style-complex="normal"/>
    </style:style>
    <style:style style:name="T444" style:family="text">
      <style:text-properties style:font-name="Calibri" fo:font-size="10pt" fo:language="es" fo:country="UY" fo:font-style="normal" officeooo:rsid="00e718ba" style:letter-kerning="true" style:font-name-asian="Times New Roman1" style:font-size-asian="10pt" style:language-asian="zh" style:country-asian="CN" style:font-style-asian="normal" style:font-name-complex="Tahoma1" style:font-size-complex="10pt" style:font-style-complex="normal"/>
    </style:style>
    <style:style style:name="T445" style:family="text">
      <style:text-properties style:font-name="Calibri" fo:font-size="10pt" fo:language="es" fo:country="UY" fo:font-style="normal" officeooo:rsid="011b2499" style:letter-kerning="true" style:font-name-asian="Times New Roman1" style:font-size-asian="10pt" style:language-asian="zh" style:country-asian="CN" style:font-style-asian="normal" style:font-name-complex="Tahoma1" style:font-size-complex="10pt" style:font-style-complex="normal"/>
    </style:style>
    <style:style style:name="T446" style:family="text">
      <style:text-properties style:font-name="Calibri" fo:font-size="10pt" fo:language="es" fo:country="UY" fo:font-style="normal" officeooo:rsid="011cf4ac" style:letter-kerning="true" style:font-name-asian="Times New Roman1" style:font-size-asian="10pt" style:language-asian="zh" style:country-asian="CN" style:font-style-asian="normal" style:font-name-complex="Tahoma1" style:font-size-complex="10pt" style:font-style-complex="normal"/>
    </style:style>
    <style:style style:name="T447" style:family="text">
      <style:text-properties style:font-name="Calibri" fo:font-size="10pt" fo:language="es" fo:country="UY" fo:font-style="normal" officeooo:rsid="01359cea" style:letter-kerning="true" style:font-name-asian="Times New Roman1" style:font-size-asian="10pt" style:language-asian="zh" style:country-asian="CN" style:font-style-asian="normal" style:font-name-complex="Tahoma1" style:font-size-complex="10pt" style:font-style-complex="normal"/>
    </style:style>
    <style:style style:name="T448" style:family="text">
      <style:text-properties style:font-name="Calibri" fo:font-size="10pt" fo:language="es" fo:country="UY" fo:font-style="normal" officeooo:rsid="0137348b" style:letter-kerning="true" style:font-name-asian="Times New Roman1" style:font-size-asian="10pt" style:language-asian="zh" style:country-asian="CN" style:font-style-asian="normal" style:font-name-complex="Tahoma1" style:font-size-complex="10pt" style:font-style-complex="normal"/>
    </style:style>
    <style:style style:name="T449" style:family="text">
      <style:text-properties style:font-name="Calibri" fo:font-size="10pt" fo:language="es" fo:country="UY" fo:font-style="normal" officeooo:rsid="029ff49f" style:letter-kerning="true" style:font-name-asian="Times New Roman1" style:font-size-asian="10pt" style:language-asian="zh" style:country-asian="CN" style:font-style-asian="normal" style:font-name-complex="Tahoma1" style:font-size-complex="10pt" style:font-style-complex="normal"/>
    </style:style>
    <style:style style:name="T450" style:family="text">
      <style:text-properties style:font-name="Calibri" fo:font-size="10pt" fo:language="es" fo:country="UY" fo:font-style="normal" officeooo:rsid="02a17587" style:letter-kerning="true" style:font-name-asian="Times New Roman1" style:font-size-asian="10pt" style:language-asian="zh" style:country-asian="CN" style:font-style-asian="normal" style:font-name-complex="Tahoma1" style:font-size-complex="10pt" style:font-style-complex="normal"/>
    </style:style>
    <style:style style:name="T451" style:family="text">
      <style:text-properties style:font-name="Calibri" fo:font-size="10pt" fo:language="es" fo:country="UY" fo:font-style="normal" officeooo:rsid="02a4cb69" style:letter-kerning="true" style:font-name-asian="Times New Roman1" style:font-size-asian="10pt" style:language-asian="zh" style:country-asian="CN" style:font-style-asian="normal" style:font-name-complex="Tahoma1" style:font-size-complex="10pt" style:font-style-complex="normal"/>
    </style:style>
    <style:style style:name="T452" style:family="text">
      <style:text-properties style:font-name="Calibri" fo:font-size="10pt" fo:language="es" fo:country="UY" fo:font-style="normal" officeooo:rsid="02a55857" style:letter-kerning="true" style:font-name-asian="Times New Roman1" style:font-size-asian="10pt" style:language-asian="zh" style:country-asian="CN" style:font-style-asian="normal" style:font-name-complex="Tahoma1" style:font-size-complex="10pt" style:font-style-complex="normal"/>
    </style:style>
    <style:style style:name="T453" style:family="text">
      <style:text-properties style:font-name="Calibri" fo:font-size="10pt" fo:language="es" fo:country="UY" fo:font-style="normal" officeooo:rsid="02aaa713" style:letter-kerning="true" style:font-name-asian="Times New Roman1" style:font-size-asian="10pt" style:language-asian="zh" style:country-asian="CN" style:font-style-asian="normal" style:font-name-complex="Tahoma1" style:font-size-complex="10pt" style:font-style-complex="normal"/>
    </style:style>
    <style:style style:name="T454" style:family="text">
      <style:text-properties style:font-name="Calibri" fo:font-size="10pt" fo:language="es" fo:country="UY" fo:font-style="normal" officeooo:rsid="02ac7d97" style:letter-kerning="true" style:font-name-asian="Times New Roman1" style:font-size-asian="10pt" style:language-asian="zh" style:country-asian="CN" style:font-style-asian="normal" style:font-name-complex="Tahoma1" style:font-size-complex="10pt" style:font-style-complex="normal"/>
    </style:style>
    <style:style style:name="T455" style:family="text">
      <style:text-properties style:font-name="Calibri" fo:font-size="10pt" fo:language="es" fo:country="UY" fo:font-style="normal" officeooo:rsid="02acb858" style:letter-kerning="true" style:font-name-asian="Times New Roman1" style:font-size-asian="10pt" style:language-asian="zh" style:country-asian="CN" style:font-style-asian="normal" style:font-name-complex="Tahoma1" style:font-size-complex="10pt" style:font-style-complex="normal"/>
    </style:style>
    <style:style style:name="T456" style:family="text">
      <style:text-properties style:font-name="Calibri" fo:font-size="10pt" fo:language="es" fo:country="UY" fo:font-style="normal" officeooo:rsid="02b04498" style:letter-kerning="true" style:font-name-asian="Times New Roman1" style:font-size-asian="10pt" style:language-asian="zh" style:country-asian="CN" style:font-style-asian="normal" style:font-name-complex="Tahoma1" style:font-size-complex="10pt" style:font-style-complex="normal"/>
    </style:style>
    <style:style style:name="T457" style:family="text">
      <style:text-properties style:font-name="Calibri" fo:font-size="10pt" fo:language="es" fo:country="UY" fo:font-style="normal" officeooo:rsid="02ba353a" style:letter-kerning="true" style:font-name-asian="Times New Roman1" style:font-size-asian="10pt" style:language-asian="zh" style:country-asian="CN" style:font-style-asian="normal" style:font-name-complex="Tahoma1" style:font-size-complex="10pt" style:font-style-complex="normal"/>
    </style:style>
    <style:style style:name="T458" style:family="text">
      <style:text-properties style:font-name="Calibri" fo:font-size="10pt" fo:language="es" fo:country="UY" fo:font-style="normal" officeooo:rsid="02875491" style:font-size-asian="10pt" style:font-style-asian="normal" style:font-size-complex="10pt" style:font-style-complex="normal"/>
    </style:style>
    <style:style style:name="T459" style:family="text">
      <style:text-properties style:font-name="Calibri" fo:font-size="10pt" fo:language="es" fo:country="UY" fo:font-style="normal" officeooo:rsid="028b0018" style:font-size-asian="10pt" style:font-style-asian="normal" style:font-size-complex="10pt" style:font-style-complex="normal"/>
    </style:style>
    <style:style style:name="T460" style:family="text">
      <style:text-properties style:font-name="Calibri" fo:font-size="10pt" fo:language="es" fo:country="UY" fo:font-style="normal" officeooo:rsid="028c7b4e" style:font-size-asian="10pt" style:font-style-asian="normal" style:font-size-complex="10pt" style:font-style-complex="normal"/>
    </style:style>
    <style:style style:name="T461" style:family="text">
      <style:text-properties style:font-name="Calibri" fo:font-style="normal" style:font-style-asian="normal" style:font-style-complex="normal"/>
    </style:style>
    <style:style style:name="T462" style:family="text">
      <style:text-properties style:font-name="Calibri" fo:font-size="11pt" fo:font-style="normal" style:font-size-asian="11pt" style:font-style-asian="normal" style:font-size-complex="11pt" style:font-style-complex="normal"/>
    </style:style>
    <style:style style:name="T463" style:family="text">
      <style:text-properties style:font-name="Calibri" fo:font-size="11pt" fo:font-style="normal" officeooo:rsid="0079e963" style:font-size-asian="11pt" style:font-style-asian="normal" style:font-size-complex="11pt" style:font-style-complex="normal"/>
    </style:style>
    <style:style style:name="T464" style:family="text">
      <style:text-properties style:font-name="Calibri" fo:font-size="11pt" fo:font-style="normal" officeooo:rsid="007cf7da" style:font-size-asian="11pt" style:font-style-asian="normal" style:font-size-complex="11pt" style:font-style-complex="normal"/>
    </style:style>
    <style:style style:name="T465" style:family="text">
      <style:text-properties style:font-name="Calibri" fo:font-size="11pt" fo:font-style="normal" officeooo:rsid="019cbd3b" style:font-size-asian="11pt" style:font-style-asian="normal" style:font-size-complex="11pt" style:font-style-complex="normal"/>
    </style:style>
    <style:style style:name="T466" style:family="text">
      <style:text-properties style:font-name="Calibri" fo:font-size="11pt" fo:font-style="normal" officeooo:rsid="0090d77f" style:font-size-asian="11pt" style:font-style-asian="normal" style:font-size-complex="11pt" style:font-style-complex="normal"/>
    </style:style>
    <style:style style:name="T467" style:family="text">
      <style:text-properties style:font-name="Calibri" fo:font-size="11pt" fo:font-style="normal" officeooo:rsid="0079e963" fo:background-color="transparent" loext:char-shading-value="0" style:font-size-asian="11pt" style:font-style-asian="normal" style:font-size-complex="11pt" style:font-style-complex="normal"/>
    </style:style>
    <style:style style:name="T468" style:family="text">
      <style:text-properties style:font-name="Calibri" fo:font-size="11pt" fo:font-style="normal" style:text-underline-style="none" officeooo:rsid="00d84bd5" style:font-size-asian="11pt" style:font-style-asian="normal" style:font-size-complex="11pt" style:font-style-complex="normal"/>
    </style:style>
    <style:style style:name="T469" style:family="text">
      <style:text-properties style:font-name="Calibri" fo:font-size="11pt" fo:font-style="normal" style:text-underline-style="none" officeooo:rsid="0104a695" style:font-size-asian="11pt" style:font-style-asian="normal" style:font-size-complex="11pt" style:font-style-complex="normal"/>
    </style:style>
    <style:style style:name="T470" style:family="text">
      <style:text-properties style:font-name="Calibri" fo:font-size="11pt" fo:font-style="normal" style:text-underline-style="none" officeooo:rsid="0104d379" style:font-size-asian="11pt" style:font-style-asian="normal" style:font-size-complex="11pt" style:font-style-complex="normal"/>
    </style:style>
    <style:style style:name="T471" style:family="text">
      <style:text-properties style:font-name="Calibri" fo:font-size="11pt" fo:font-style="normal" style:text-underline-style="none" officeooo:rsid="01edc8a8" style:font-size-asian="11pt" style:font-style-asian="normal" style:font-size-complex="11pt" style:font-style-complex="normal"/>
    </style:style>
    <style:style style:name="T472" style:family="text">
      <style:text-properties style:font-name="Calibri" fo:font-size="11pt" fo:font-style="normal" style:text-underline-style="none" officeooo:rsid="0114ce74" style:font-size-asian="11pt" style:font-style-asian="normal" style:font-size-complex="11pt" style:font-style-complex="normal"/>
    </style:style>
    <style:style style:name="T473" style:family="text">
      <style:text-properties style:font-name="Calibri" fo:font-size="11pt" fo:language="es" fo:country="ES" fo:font-style="normal" style:letter-kerning="true" style:font-name-asian="Times New Roman1" style:font-size-asian="11pt" style:language-asian="zh" style:country-asian="CN" style:font-style-asian="normal" style:font-name-complex="Tahoma1" style:font-size-complex="11pt" style:font-style-complex="normal"/>
    </style:style>
    <style:style style:name="T474" style:family="text">
      <style:text-properties style:font-name="Calibri" fo:font-size="11pt" fo:language="es" fo:country="ES" fo:font-style="normal" officeooo:rsid="019cbd3b" style:letter-kerning="true" style:font-name-asian="Times New Roman1" style:font-size-asian="11pt" style:language-asian="zh" style:country-asian="CN" style:font-style-asian="normal" style:font-name-complex="Tahoma1" style:font-size-complex="11pt" style:font-style-complex="normal"/>
    </style:style>
    <style:style style:name="T475" style:family="text">
      <style:text-properties style:font-name="Calibri" fo:font-size="11pt" fo:language="es" fo:country="ES" fo:font-style="normal" officeooo:rsid="0079e963" style:letter-kerning="true" style:font-name-asian="Times New Roman1" style:font-size-asian="11pt" style:language-asian="zh" style:country-asian="CN" style:font-style-asian="normal" style:font-name-complex="Tahoma1" style:font-size-complex="11pt" style:font-style-complex="normal"/>
    </style:style>
    <style:style style:name="T476" style:family="text">
      <style:text-properties style:font-name="Calibri" fo:font-size="11pt" style:font-size-asian="11pt" style:font-size-complex="11pt"/>
    </style:style>
    <style:style style:name="T477" style:family="text">
      <style:text-properties style:font-name="Calibri" fo:font-size="11pt" fo:language="en" fo:country="US" fo:font-style="normal" style:text-underline-style="none" officeooo:rsid="010e047e" style:font-size-asian="11pt" style:font-style-asian="normal" style:font-size-complex="11pt" style:font-style-complex="normal"/>
    </style:style>
    <style:style style:name="T478" style:family="text">
      <style:text-properties style:font-name="Calibri" fo:font-size="11pt" fo:language="en" fo:country="US" fo:font-style="normal" style:text-underline-style="none" officeooo:rsid="02a2cdb2" style:font-size-asian="11pt" style:font-style-asian="normal" style:font-size-complex="11pt" style:font-style-complex="normal"/>
    </style:style>
    <style:style style:name="T479" style:family="text">
      <style:text-properties style:font-name="Calibri" fo:font-size="10.5pt" fo:language="es" fo:country="ES" fo:font-style="normal" officeooo:rsid="007b9292" style:font-size-asian="10.5pt" style:font-style-asian="normal" style:font-size-complex="10.5pt" style:font-style-complex="normal"/>
    </style:style>
    <style:style style:name="T480" style:family="text">
      <style:text-properties style:font-name="Calibri" fo:font-size="10.5pt" fo:language="es" fo:country="ES" fo:font-style="normal" officeooo:rsid="007a548d" style:font-size-asian="10.5pt" style:font-style-asian="normal" style:font-size-complex="10.5pt" style:font-style-complex="normal"/>
    </style:style>
    <style:style style:name="T481" style:family="text">
      <style:text-properties style:font-name="Calibri" fo:font-size="10.5pt" fo:font-style="normal" officeooo:rsid="007a548d" style:font-size-asian="10.5pt" style:font-style-asian="normal" style:font-size-complex="10.5pt" style:font-style-complex="normal"/>
    </style:style>
    <style:style style:name="T482" style:family="text">
      <style:text-properties officeooo:rsid="027f747d"/>
    </style:style>
    <style:style style:name="T483" style:family="text">
      <style:text-properties officeooo:rsid="028159eb"/>
    </style:style>
    <style:style style:name="T484" style:family="text">
      <style:text-properties officeooo:rsid="0281f1a2"/>
    </style:style>
    <style:style style:name="T485" style:family="text">
      <style:text-properties officeooo:rsid="028837e4"/>
    </style:style>
    <style:style style:name="T486" style:family="text">
      <style:text-properties officeooo:rsid="02923725"/>
    </style:style>
    <style:style style:name="T487" style:family="text">
      <style:text-properties officeooo:rsid="0292c745"/>
    </style:style>
    <style:style style:name="T488" style:family="text">
      <style:text-properties officeooo:rsid="0297d804"/>
    </style:style>
    <style:style style:name="T489" style:family="text">
      <style:text-properties fo:font-style="normal" officeooo:rsid="02988fe2" style:font-style-asian="normal" style:font-style-complex="normal"/>
    </style:style>
    <style:style style:name="T490" style:family="text">
      <style:text-properties fo:font-style="normal" officeooo:rsid="029a2b9e" style:font-style-asian="normal" style:font-style-complex="normal"/>
    </style:style>
    <style:style style:name="T491" style:family="text">
      <style:text-properties officeooo:rsid="029c45fe"/>
    </style:style>
    <style:style style:name="T492" style:family="text">
      <style:text-properties officeooo:rsid="02a17587"/>
    </style:style>
    <style:style style:name="T493" style:family="text">
      <style:text-properties officeooo:rsid="02a64752"/>
    </style:style>
    <style:style style:name="T494" style:family="text">
      <style:text-properties officeooo:rsid="02a85e42"/>
    </style:style>
    <style:style style:name="T495" style:family="text">
      <style:text-properties officeooo:rsid="02b44d59"/>
    </style:style>
    <style:style style:name="T496" style:family="text">
      <style:text-properties officeooo:rsid="02b92fc4"/>
    </style:style>
    <style:style style:name="T497" style:family="text">
      <style:text-properties style:font-name="Calibri"/>
    </style:style>
    <style:style style:name="T498" style:family="text">
      <style:text-properties style:font-name="Calibri" fo:font-style="normal" style:font-style-asian="normal" style:font-style-complex="normal"/>
    </style:style>
    <style:style style:name="T499" style:family="text">
      <style:text-properties style:font-name="Calibri" fo:font-size="10.5pt" style:font-size-asian="10.5pt" style:font-size-complex="10.5pt"/>
    </style:style>
    <style:style style:name="T500" style:family="text">
      <style:text-properties style:font-name="Calibri" fo:font-size="10.5pt" fo:font-style="normal" style:font-size-asian="10.5pt" style:font-style-asian="normal" style:font-size-complex="10.5pt" style:font-style-complex="normal"/>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style:style style:name="gr1" style:family="graphic">
      <style:graphic-properties draw:stroke="solid" svg:stroke-width="0.018cm" svg:stroke-color="#5b9bd5" draw:stroke-linejoin="miter" draw:fill="none" draw:textarea-horizontal-align="center" draw:textarea-vertical-align="top" draw:auto-grow-height="false" fo:padding-top="0.125cm" fo:padding-bottom="0.125cm" fo:padding-left="0.25cm" fo:padding-right="0.25cm" fo:wrap-option="wrap" fo:margin-left="0.318cm" fo:margin-right="0.37cm" fo:margin-top="0cm" fo:margin-bottom="0.053cm" style:run-through="background" style:wrap="run-through" style:number-wrapped-paragraphs="no-limit" style:vertical-pos="from-top" style:vertical-rel="paragraph" style:horizontal-pos="center" style:horizontal-rel="page-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5">Documento de casos de uso</text:p>
      <text:p text:style-name="P29"/>
      <text:p text:style-name="P265"/>
      <text:table-of-content text:style-name="Sect1" text:name="Sumario1">
        <text:table-of-content-source text:outline-level="5">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Sumario</text:p>
          </text:index-title>
          <text:p text:style-name="P841"><text:a xlink:type="simple" xlink:href="#__RefHeading___Toc70311571" text:style-name="Index_20_Link" text:visited-style-name="Index_20_Link"><text:span text:style-name="T499">1. Actores<text:tab/>4</text:span></text:a></text:p>
          <text:p text:style-name="P839"><text:a xlink:type="simple" xlink:href="#__RefHeading___Toc1681_119258343" text:style-name="Index_20_Link" text:visited-style-name="Index_20_Link"><text:span text:style-name="T499">1.1. </text:span></text:a><text:a xlink:type="simple" xlink:href="#__RefHeading___Toc1681_119258343" text:style-name="Index_20_Link" text:visited-style-name="Index_20_Link"><text:span text:style-name="T500">Administrador:<text:tab/>4</text:span></text:a></text:p>
          <text:p text:style-name="P839"><text:a xlink:type="simple" xlink:href="#__RefHeading___Toc1683_119258343" text:style-name="Index_20_Link" text:visited-style-name="Index_20_Link"><text:span text:style-name="T499">1.2. </text:span></text:a><text:a xlink:type="simple" xlink:href="#__RefHeading___Toc1683_119258343" text:style-name="Index_20_Link" text:visited-style-name="Index_20_Link"><text:span text:style-name="T500">Analista:<text:tab/>4</text:span></text:a></text:p>
          <text:p text:style-name="P839"><text:a xlink:type="simple" xlink:href="#__RefHeading___Toc1685_119258343" text:style-name="Index_20_Link" text:visited-style-name="Index_20_Link"><text:span text:style-name="T499">1.3. </text:span></text:a><text:a xlink:type="simple" xlink:href="#__RefHeading___Toc1685_119258343" text:style-name="Index_20_Link" text:visited-style-name="Index_20_Link"><text:span text:style-name="T500">Verificador:<text:tab/>4</text:span></text:a></text:p>
          <text:p text:style-name="P839"><text:a xlink:type="simple" xlink:href="#__RefHeading___Toc1687_119258343" text:style-name="Index_20_Link" text:visited-style-name="Index_20_Link"><text:span text:style-name="T499">1.4. </text:span></text:a><text:a xlink:type="simple" xlink:href="#__RefHeading___Toc1687_119258343" text:style-name="Index_20_Link" text:visited-style-name="Index_20_Link"><text:span text:style-name="T500">Monitor:<text:tab/>4</text:span></text:a></text:p>
          <text:p text:style-name="P839"><text:a xlink:type="simple" xlink:href="#__RefHeading___Toc1689_119258343" text:style-name="Index_20_Link" text:visited-style-name="Index_20_Link"><text:span text:style-name="T499">1.5. </text:span></text:a><text:a xlink:type="simple" xlink:href="#__RefHeading___Toc1689_119258343" text:style-name="Index_20_Link" text:visited-style-name="Index_20_Link"><text:span text:style-name="T500">Visitante:</text:span></text:a><text:a xlink:type="simple" xlink:href="#__RefHeading___Toc1689_119258343" text:style-name="Index_20_Link" text:visited-style-name="Index_20_Link"><text:span text:style-name="T499"><text:tab/>4</text:span></text:a></text:p>
          <text:p text:style-name="P841"><text:a xlink:type="simple" xlink:href="#__RefHeading___Toc1691_119258343" text:style-name="Index_20_Link" text:visited-style-name="Index_20_Link"><text:span text:style-name="T499">2. </text:span></text:a><text:a xlink:type="simple" xlink:href="#__RefHeading___Toc1691_119258343" text:style-name="Index_20_Link" text:visited-style-name="Index_20_Link"><text:span text:style-name="T500">Casos de Uso</text:span></text:a><text:a xlink:type="simple" xlink:href="#__RefHeading___Toc1691_119258343" text:style-name="Index_20_Link" text:visited-style-name="Index_20_Link"><text:span text:style-name="T499"><text:tab/>4</text:span></text:a></text:p>
          <text:p text:style-name="P839"><text:a xlink:type="simple" xlink:href="#__RefHeading___Toc1693_119258343" text:style-name="Index_20_Link" text:visited-style-name="Index_20_Link"><text:span text:style-name="T499">2.1. </text:span></text:a><text:a xlink:type="simple" xlink:href="#__RefHeading___Toc1693_119258343" text:style-name="Index_20_Link" text:visited-style-name="Index_20_Link"><text:span text:style-name="T500">Diagrama de Casos de Uso</text:span></text:a><text:a xlink:type="simple" xlink:href="#__RefHeading___Toc1693_119258343" text:style-name="Index_20_Link" text:visited-style-name="Index_20_Link"><text:span text:style-name="T499"><text:tab/>4</text:span></text:a></text:p>
          <text:p text:style-name="P839"><text:a xlink:type="simple" xlink:href="#__RefHeading___Toc1697_119258343" text:style-name="Index_20_Link" text:visited-style-name="Index_20_Link"><text:span text:style-name="T499">2.2. </text:span></text:a><text:a xlink:type="simple" xlink:href="#__RefHeading___Toc1697_119258343" text:style-name="Index_20_Link" text:visited-style-name="Index_20_Link"><text:span text:style-name="T500">Visitante</text:span></text:a><text:a xlink:type="simple" xlink:href="#__RefHeading___Toc1697_119258343" text:style-name="Index_20_Link" text:visited-style-name="Index_20_Link"><text:span text:style-name="T499"><text:tab/>4</text:span></text:a></text:p>
          <text:p text:style-name="P840"><text:a xlink:type="simple" xlink:href="#__RefHeading___Toc1699_119258343" text:style-name="Index_20_Link" text:visited-style-name="Index_20_Link"><text:span text:style-name="T499">2.2.1. </text:span></text:a><text:a xlink:type="simple" xlink:href="#__RefHeading___Toc1699_119258343" text:style-name="Index_20_Link" text:visited-style-name="Index_20_Link"><text:span text:style-name="T500">Ingresar a Sistema</text:span></text:a><text:a xlink:type="simple" xlink:href="#__RefHeading___Toc1699_119258343" text:style-name="Index_20_Link" text:visited-style-name="Index_20_Link"><text:span text:style-name="T499"><text:tab/>4</text:span></text:a></text:p>
          <text:p text:style-name="P840"><text:a xlink:type="simple" xlink:href="#__RefHeading___Toc1701_119258343" text:style-name="Index_20_Link" text:visited-style-name="Index_20_Link"><text:span text:style-name="T499">2.2.2. </text:span></text:a><text:a xlink:type="simple" xlink:href="#__RefHeading___Toc1701_119258343" text:style-name="Index_20_Link" text:visited-style-name="Index_20_Link"><text:span text:style-name="T500">Salir de Sistema</text:span></text:a><text:a xlink:type="simple" xlink:href="#__RefHeading___Toc1701_119258343" text:style-name="Index_20_Link" text:visited-style-name="Index_20_Link"><text:span text:style-name="T499"><text:tab/>5</text:span></text:a></text:p>
          <text:p text:style-name="P840"><text:a xlink:type="simple" xlink:href="#__RefHeading___Toc19311_1056065426" text:style-name="Index_20_Link" text:visited-style-name="Index_20_Link"><text:span text:style-name="T499">2.2.3. </text:span></text:a><text:a xlink:type="simple" xlink:href="#__RefHeading___Toc19311_1056065426" text:style-name="Index_20_Link" text:visited-style-name="Index_20_Link"><text:span text:style-name="T500">Listar Muestreos</text:span></text:a><text:a xlink:type="simple" xlink:href="#__RefHeading___Toc19311_1056065426" text:style-name="Index_20_Link" text:visited-style-name="Index_20_Link"><text:span text:style-name="T499"><text:tab/>5</text:span></text:a></text:p>
          <text:p text:style-name="P840"><text:a xlink:type="simple" xlink:href="#__RefHeading___Toc19313_1056065426" text:style-name="Index_20_Link" text:visited-style-name="Index_20_Link"><text:span text:style-name="T499">2.2.4. </text:span></text:a><text:a xlink:type="simple" xlink:href="#__RefHeading___Toc19313_1056065426" text:style-name="Index_20_Link" text:visited-style-name="Index_20_Link"><text:span text:style-name="T500">Ver Muestreos y Resultados &lt;&lt;extiende&gt;&gt; Listar Muestreos</text:span></text:a><text:a xlink:type="simple" xlink:href="#__RefHeading___Toc19313_1056065426" text:style-name="Index_20_Link" text:visited-style-name="Index_20_Link"><text:span text:style-name="T499"><text:tab/>6</text:span></text:a></text:p>
          <text:p text:style-name="P840"><text:a xlink:type="simple" xlink:href="#__RefHeading___Toc1705_119258343" text:style-name="Index_20_Link" text:visited-style-name="Index_20_Link"><text:span text:style-name="T499">2.2.5. </text:span></text:a><text:a xlink:type="simple" xlink:href="#__RefHeading___Toc1705_119258343" text:style-name="Index_20_Link" text:visited-style-name="Index_20_Link"><text:span text:style-name="T500">Filtrar Muestreos y Resultados &lt;&lt;extiende&gt;&gt; Listar Muestreos<text:tab/>6</text:span></text:a></text:p>
          <text:p text:style-name="P840"><text:a xlink:type="simple" xlink:href="#__RefHeading___Toc1707_119258343" text:style-name="Index_20_Link" text:visited-style-name="Index_20_Link"><text:span text:style-name="T499">2.2.6. </text:span></text:a><text:a xlink:type="simple" xlink:href="#__RefHeading___Toc1707_119258343" text:style-name="Index_20_Link" text:visited-style-name="Index_20_Link"><text:span text:style-name="T500">Ver Requisitos</text:span></text:a><text:a xlink:type="simple" xlink:href="#__RefHeading___Toc1707_119258343" text:style-name="Index_20_Link" text:visited-style-name="Index_20_Link"><text:span text:style-name="T499"><text:tab/>6</text:span></text:a></text:p>
          <text:p text:style-name="P840"><text:a xlink:type="simple" xlink:href="#__RefHeading___Toc1709_119258343" text:style-name="Index_20_Link" text:visited-style-name="Index_20_Link"><text:span text:style-name="T499">2.2.7. </text:span></text:a><text:a xlink:type="simple" xlink:href="#__RefHeading___Toc1709_119258343" text:style-name="Index_20_Link" text:visited-style-name="Index_20_Link"><text:span text:style-name="T500">Cambiar datos de Usuario</text:span></text:a><text:a xlink:type="simple" xlink:href="#__RefHeading___Toc1709_119258343" text:style-name="Index_20_Link" text:visited-style-name="Index_20_Link"><text:span text:style-name="T499"><text:tab/>7</text:span></text:a></text:p>
          <text:p text:style-name="P840"><text:a xlink:type="simple" xlink:href="#__RefHeading___Toc1711_119258343" text:style-name="Index_20_Link" text:visited-style-name="Index_20_Link"><text:span text:style-name="T499">2.2.8. </text:span></text:a><text:a xlink:type="simple" xlink:href="#__RefHeading___Toc1711_119258343" text:style-name="Index_20_Link" text:visited-style-name="Index_20_Link"><text:span text:style-name="T500">Cambiar credenciales de Usuario &lt;&lt;extiende&gt;&gt; Cambiar Datos de Usuario</text:span></text:a><text:a xlink:type="simple" xlink:href="#__RefHeading___Toc1711_119258343" text:style-name="Index_20_Link" text:visited-style-name="Index_20_Link"><text:span text:style-name="T499"><text:tab/>7</text:span></text:a></text:p>
          <text:p text:style-name="P840"><text:a xlink:type="simple" xlink:href="#__RefHeading___Toc13611_2628543055" text:style-name="Index_20_Link" text:visited-style-name="Index_20_Link"><text:span text:style-name="T499">2.2.9. </text:span></text:a><text:a xlink:type="simple" xlink:href="#__RefHeading___Toc13611_2628543055" text:style-name="Index_20_Link" text:visited-style-name="Index_20_Link"><text:span text:style-name="T500">Listar Áreas</text:span></text:a><text:a xlink:type="simple" xlink:href="#__RefHeading___Toc13611_2628543055" text:style-name="Index_20_Link" text:visited-style-name="Index_20_Link"><text:span text:style-name="T499"><text:tab/>8</text:span></text:a></text:p>
          <text:p text:style-name="P840"><text:a xlink:type="simple" xlink:href="#__RefHeading___Toc13613_2628543055" text:style-name="Index_20_Link" text:visited-style-name="Index_20_Link"><text:span text:style-name="T499">2.2.10. </text:span></text:a><text:a xlink:type="simple" xlink:href="#__RefHeading___Toc13613_2628543055" text:style-name="Index_20_Link" text:visited-style-name="Index_20_Link"><text:span text:style-name="T500">Listar Usuarios</text:span></text:a><text:a xlink:type="simple" xlink:href="#__RefHeading___Toc13613_2628543055" text:style-name="Index_20_Link" text:visited-style-name="Index_20_Link"><text:span text:style-name="T499"><text:tab/>8</text:span></text:a></text:p>
          <text:p text:style-name="P840"><text:a xlink:type="simple" xlink:href="#__RefHeading___Toc13615_2628543055" text:style-name="Index_20_Link" text:visited-style-name="Index_20_Link"><text:span text:style-name="T499">2.2.11. </text:span></text:a><text:a xlink:type="simple" xlink:href="#__RefHeading___Toc13615_2628543055" text:style-name="Index_20_Link" text:visited-style-name="Index_20_Link"><text:span text:style-name="T500">Listar Muestras</text:span></text:a><text:a xlink:type="simple" xlink:href="#__RefHeading___Toc13615_2628543055" text:style-name="Index_20_Link" text:visited-style-name="Index_20_Link"><text:span text:style-name="T499"><text:tab/>9</text:span></text:a></text:p>
          <text:p text:style-name="P840"><text:a xlink:type="simple" xlink:href="#__RefHeading___Toc13617_2628543055" text:style-name="Index_20_Link" text:visited-style-name="Index_20_Link"><text:span text:style-name="T499">2.2.12. </text:span></text:a><text:a xlink:type="simple" xlink:href="#__RefHeading___Toc13617_2628543055" text:style-name="Index_20_Link" text:visited-style-name="Index_20_Link"><text:span text:style-name="T500">Listar Laboratorios</text:span></text:a><text:a xlink:type="simple" xlink:href="#__RefHeading___Toc13617_2628543055" text:style-name="Index_20_Link" text:visited-style-name="Index_20_Link"><text:span text:style-name="T499"><text:tab/>9</text:span></text:a></text:p>
          <text:p text:style-name="P840"><text:a xlink:type="simple" xlink:href="#__RefHeading___Toc13619_2628543055" text:style-name="Index_20_Link" text:visited-style-name="Index_20_Link"><text:span text:style-name="T499">2.2.13. </text:span></text:a><text:a xlink:type="simple" xlink:href="#__RefHeading___Toc13619_2628543055" text:style-name="Index_20_Link" text:visited-style-name="Index_20_Link"><text:span text:style-name="T500">Listar Ensayos</text:span></text:a><text:a xlink:type="simple" xlink:href="#__RefHeading___Toc13619_2628543055" text:style-name="Index_20_Link" text:visited-style-name="Index_20_Link"><text:span text:style-name="T499"><text:tab/>9</text:span></text:a></text:p>
          <text:p text:style-name="P839"><text:a xlink:type="simple" xlink:href="#__RefHeading___Toc1713_119258343" text:style-name="Index_20_Link" text:visited-style-name="Index_20_Link"><text:span text:style-name="T499">2.3. </text:span></text:a><text:a xlink:type="simple" xlink:href="#__RefHeading___Toc1713_119258343" text:style-name="Index_20_Link" text:visited-style-name="Index_20_Link"><text:span text:style-name="T500">Monitor</text:span></text:a><text:a xlink:type="simple" xlink:href="#__RefHeading___Toc1713_119258343" text:style-name="Index_20_Link" text:visited-style-name="Index_20_Link"><text:span text:style-name="T499"><text:tab/>10</text:span></text:a></text:p>
          <text:p text:style-name="P840"><text:a xlink:type="simple" xlink:href="#__RefHeading___Toc1715_119258343" text:style-name="Index_20_Link" text:visited-style-name="Index_20_Link"><text:span text:style-name="T499">2.3.1. </text:span></text:a><text:a xlink:type="simple" xlink:href="#__RefHeading___Toc1715_119258343" text:style-name="Index_20_Link" text:visited-style-name="Index_20_Link"><text:span text:style-name="T500">Ingresar Muestreo</text:span></text:a><text:a xlink:type="simple" xlink:href="#__RefHeading___Toc1715_119258343" text:style-name="Index_20_Link" text:visited-style-name="Index_20_Link"><text:span text:style-name="T499"><text:tab/>10</text:span></text:a></text:p>
          <text:p text:style-name="P840"><text:a xlink:type="simple" xlink:href="#__RefHeading___Toc1717_119258343" text:style-name="Index_20_Link" text:visited-style-name="Index_20_Link"><text:span text:style-name="T499">2.3.2. </text:span></text:a><text:a xlink:type="simple" xlink:href="#__RefHeading___Toc1717_119258343" text:style-name="Index_20_Link" text:visited-style-name="Index_20_Link"><text:span text:style-name="T500">Nuevo Pool &lt;&lt;incluye&gt;&gt; Agregar Muestreo a Pool</text:span></text:a><text:a xlink:type="simple" xlink:href="#__RefHeading___Toc1717_119258343" text:style-name="Index_20_Link" text:visited-style-name="Index_20_Link"><text:span text:style-name="T499"><text:tab/>10</text:span></text:a></text:p>
          <text:p text:style-name="P840"><text:a xlink:type="simple" xlink:href="#__RefHeading___Toc1719_119258343" text:style-name="Index_20_Link" text:visited-style-name="Index_20_Link"><text:span text:style-name="T499">2.3.3. </text:span></text:a><text:a xlink:type="simple" xlink:href="#__RefHeading___Toc1719_119258343" text:style-name="Index_20_Link" text:visited-style-name="Index_20_Link"><text:span text:style-name="T500">Editar Muestreo</text:span></text:a><text:a xlink:type="simple" xlink:href="#__RefHeading___Toc1719_119258343" text:style-name="Index_20_Link" text:visited-style-name="Index_20_Link"><text:span text:style-name="T499"><text:tab/>11</text:span></text:a></text:p>
          <text:p text:style-name="P840"><text:a xlink:type="simple" xlink:href="#__RefHeading___Toc1721_119258343" text:style-name="Index_20_Link" text:visited-style-name="Index_20_Link"><text:span text:style-name="T499">2.3.4. </text:span></text:a><text:a xlink:type="simple" xlink:href="#__RefHeading___Toc1721_119258343" text:style-name="Index_20_Link" text:visited-style-name="Index_20_Link"><text:span text:style-name="T500">Editar Pool &lt;&lt;incluye&gt;&gt; Agregar Muestreo, Editar Muestreo y Quitar Muestreo de Pool</text:span></text:a><text:a xlink:type="simple" xlink:href="#__RefHeading___Toc1721_119258343" text:style-name="Index_20_Link" text:visited-style-name="Index_20_Link"><text:span text:style-name="T499"><text:tab/>12</text:span></text:a></text:p>
          <text:p text:style-name="P840"><text:a xlink:type="simple" xlink:href="#__RefHeading___Toc1723_119258343" text:style-name="Index_20_Link" text:visited-style-name="Index_20_Link"><text:span text:style-name="T499">2.3.5. </text:span></text:a><text:a xlink:type="simple" xlink:href="#__RefHeading___Toc1723_119258343" text:style-name="Index_20_Link" text:visited-style-name="Index_20_Link"><text:span text:style-name="T500">Agregar Muestreo a Pool</text:span></text:a><text:a xlink:type="simple" xlink:href="#__RefHeading___Toc1723_119258343" text:style-name="Index_20_Link" text:visited-style-name="Index_20_Link"><text:span text:style-name="T499"><text:tab/>12</text:span></text:a></text:p>
          <text:p text:style-name="P840"><text:a xlink:type="simple" xlink:href="#__RefHeading___Toc1725_119258343" text:style-name="Index_20_Link" text:visited-style-name="Index_20_Link"><text:span text:style-name="T499">2.3.6. </text:span></text:a><text:a xlink:type="simple" xlink:href="#__RefHeading___Toc1725_119258343" text:style-name="Index_20_Link" text:visited-style-name="Index_20_Link"><text:span text:style-name="T500">Quitar Muestreo de Pool</text:span></text:a><text:a xlink:type="simple" xlink:href="#__RefHeading___Toc1725_119258343" text:style-name="Index_20_Link" text:visited-style-name="Index_20_Link"><text:span text:style-name="T499"><text:tab/>13</text:span></text:a></text:p>
          <text:p text:style-name="P840"><text:a xlink:type="simple" xlink:href="#__RefHeading___Toc1727_119258343" text:style-name="Index_20_Link" text:visited-style-name="Index_20_Link"><text:span text:style-name="T499">2.3.7. </text:span></text:a><text:a xlink:type="simple" xlink:href="#__RefHeading___Toc1727_119258343" text:style-name="Index_20_Link" text:visited-style-name="Index_20_Link"><text:span text:style-name="T500">Eliminar Muestreo del Sistema</text:span></text:a><text:a xlink:type="simple" xlink:href="#__RefHeading___Toc1727_119258343" text:style-name="Index_20_Link" text:visited-style-name="Index_20_Link"><text:span text:style-name="T499"><text:tab/>13</text:span></text:a></text:p>
          <text:p text:style-name="P840"><text:a xlink:type="simple" xlink:href="#__RefHeading___Toc1729_119258343" text:style-name="Index_20_Link" text:visited-style-name="Index_20_Link"><text:span text:style-name="T499">2.3.8. </text:span></text:a><text:a xlink:type="simple" xlink:href="#__RefHeading___Toc1729_119258343" text:style-name="Index_20_Link" text:visited-style-name="Index_20_Link"><text:span text:style-name="T500">Eliminar Pool del Sistema</text:span></text:a><text:a xlink:type="simple" xlink:href="#__RefHeading___Toc1729_119258343" text:style-name="Index_20_Link" text:visited-style-name="Index_20_Link"><text:span text:style-name="T499"><text:tab/>14</text:span></text:a></text:p>
          <text:p text:style-name="P840"><text:a xlink:type="simple" xlink:href="#__RefHeading___Toc1731_119258343" text:style-name="Index_20_Link" text:visited-style-name="Index_20_Link"><text:span text:style-name="T499">2.3.9. </text:span></text:a><text:a xlink:type="simple" xlink:href="#__RefHeading___Toc1731_119258343" text:style-name="Index_20_Link" text:visited-style-name="Index_20_Link"><text:span text:style-name="T500">Imprimir Rótulo</text:span></text:a><text:a xlink:type="simple" xlink:href="#__RefHeading___Toc1731_119258343" text:style-name="Index_20_Link" text:visited-style-name="Index_20_Link"><text:span text:style-name="T499"><text:tab/>14</text:span></text:a></text:p>
          <text:p text:style-name="P839"><text:soft-page-break/><text:a xlink:type="simple" xlink:href="#__RefHeading___Toc1733_119258343" text:style-name="Index_20_Link" text:visited-style-name="Index_20_Link"><text:span text:style-name="T499">2.4. </text:span></text:a><text:a xlink:type="simple" xlink:href="#__RefHeading___Toc1733_119258343" text:style-name="Index_20_Link" text:visited-style-name="Index_20_Link"><text:span text:style-name="T500">Administrador</text:span></text:a><text:a xlink:type="simple" xlink:href="#__RefHeading___Toc1733_119258343" text:style-name="Index_20_Link" text:visited-style-name="Index_20_Link"><text:span text:style-name="T499"><text:tab/>15</text:span></text:a></text:p>
          <text:p text:style-name="P840"><text:a xlink:type="simple" xlink:href="#__RefHeading___Toc2532_2883130625" text:style-name="Index_20_Link" text:visited-style-name="Index_20_Link"><text:span text:style-name="T499">2.4.1. </text:span></text:a><text:a xlink:type="simple" xlink:href="#__RefHeading___Toc2532_2883130625" text:style-name="Index_20_Link" text:visited-style-name="Index_20_Link"><text:span text:style-name="T500">Registrar Usuario</text:span></text:a><text:a xlink:type="simple" xlink:href="#__RefHeading___Toc2532_2883130625" text:style-name="Index_20_Link" text:visited-style-name="Index_20_Link"><text:span text:style-name="T499"><text:tab/>15</text:span></text:a></text:p>
          <text:p text:style-name="P840"><text:a xlink:type="simple" xlink:href="#__RefHeading___Toc2538_2883130625" text:style-name="Index_20_Link" text:visited-style-name="Index_20_Link"><text:span text:style-name="T499">2.4.2. </text:span></text:a><text:a xlink:type="simple" xlink:href="#__RefHeading___Toc2538_2883130625" text:style-name="Index_20_Link" text:visited-style-name="Index_20_Link"><text:span text:style-name="T500">Editar Usuario &lt;&lt;incluye&gt;&gt; Listar Usuarios, Cambiar Credenciales de Usuario</text:span></text:a><text:a xlink:type="simple" xlink:href="#__RefHeading___Toc2538_2883130625" text:style-name="Index_20_Link" text:visited-style-name="Index_20_Link"><text:span text:style-name="T499"><text:tab/>15</text:span></text:a></text:p>
          <text:p text:style-name="P840"><text:a xlink:type="simple" xlink:href="#__RefHeading___Toc2544_2883130625" text:style-name="Index_20_Link" text:visited-style-name="Index_20_Link"><text:span text:style-name="T499">2.4.3. </text:span></text:a><text:a xlink:type="simple" xlink:href="#__RefHeading___Toc2544_2883130625" text:style-name="Index_20_Link" text:visited-style-name="Index_20_Link"><text:span text:style-name="T500">Eliminar Usuario &lt;&lt;incluye&gt;&gt; Listar Usuarios</text:span></text:a><text:a xlink:type="simple" xlink:href="#__RefHeading___Toc2544_2883130625" text:style-name="Index_20_Link" text:visited-style-name="Index_20_Link"><text:span text:style-name="T499"><text:tab/>16</text:span></text:a></text:p>
          <text:p text:style-name="P840"><text:a xlink:type="simple" xlink:href="#__RefHeading___Toc2548_2883130625" text:style-name="Index_20_Link" text:visited-style-name="Index_20_Link"><text:span text:style-name="T499">2.4.4. </text:span></text:a><text:a xlink:type="simple" xlink:href="#__RefHeading___Toc2548_2883130625" text:style-name="Index_20_Link" text:visited-style-name="Index_20_Link"><text:span text:style-name="T500">Cambiar Credenciales de Otro Usuario &lt;&lt;extiende&gt;&gt; Editar Usuario</text:span></text:a><text:a xlink:type="simple" xlink:href="#__RefHeading___Toc2548_2883130625" text:style-name="Index_20_Link" text:visited-style-name="Index_20_Link"><text:span text:style-name="T499"><text:tab/>16</text:span></text:a></text:p>
          <text:p text:style-name="P839"><text:a xlink:type="simple" xlink:href="#__RefHeading___Toc1735_119258343" text:style-name="Index_20_Link" text:visited-style-name="Index_20_Link"><text:span text:style-name="T499">2.5. </text:span></text:a><text:a xlink:type="simple" xlink:href="#__RefHeading___Toc1735_119258343" text:style-name="Index_20_Link" text:visited-style-name="Index_20_Link"><text:span text:style-name="T500">Verificador</text:span></text:a><text:a xlink:type="simple" xlink:href="#__RefHeading___Toc1735_119258343" text:style-name="Index_20_Link" text:visited-style-name="Index_20_Link"><text:span text:style-name="T499"><text:tab/>17</text:span></text:a></text:p>
          <text:p text:style-name="P840"><text:a xlink:type="simple" xlink:href="#__RefHeading___Toc13621_2628543055" text:style-name="Index_20_Link" text:visited-style-name="Index_20_Link"><text:span text:style-name="T499">2.5.1. </text:span></text:a><text:a xlink:type="simple" xlink:href="#__RefHeading___Toc13621_2628543055" text:style-name="Index_20_Link" text:visited-style-name="Index_20_Link"><text:span text:style-name="T500">Registrar Área</text:span></text:a><text:a xlink:type="simple" xlink:href="#__RefHeading___Toc13621_2628543055" text:style-name="Index_20_Link" text:visited-style-name="Index_20_Link"><text:span text:style-name="T499"><text:tab/>17</text:span></text:a></text:p>
          <text:p text:style-name="P840"><text:a xlink:type="simple" xlink:href="#__RefHeading___Toc13623_2628543055" text:style-name="Index_20_Link" text:visited-style-name="Index_20_Link"><text:span text:style-name="T499">2.5.2. </text:span></text:a><text:a xlink:type="simple" xlink:href="#__RefHeading___Toc13623_2628543055" text:style-name="Index_20_Link" text:visited-style-name="Index_20_Link"><text:span text:style-name="T500">Registrar Muestra</text:span></text:a><text:a xlink:type="simple" xlink:href="#__RefHeading___Toc13623_2628543055" text:style-name="Index_20_Link" text:visited-style-name="Index_20_Link"><text:span text:style-name="T499"><text:tab/>18</text:span></text:a></text:p>
          <text:p text:style-name="P840"><text:a xlink:type="simple" xlink:href="#__RefHeading___Toc13625_2628543055" text:style-name="Index_20_Link" text:visited-style-name="Index_20_Link"><text:span text:style-name="T499">2.5.3. </text:span></text:a><text:a xlink:type="simple" xlink:href="#__RefHeading___Toc13625_2628543055" text:style-name="Index_20_Link" text:visited-style-name="Index_20_Link"><text:span text:style-name="T500">Editar Área &lt;&lt;incluye&gt;&gt; Listar Áreas</text:span></text:a><text:a xlink:type="simple" xlink:href="#__RefHeading___Toc13625_2628543055" text:style-name="Index_20_Link" text:visited-style-name="Index_20_Link"><text:span text:style-name="T499"><text:tab/>18</text:span></text:a></text:p>
          <text:p text:style-name="P840"><text:a xlink:type="simple" xlink:href="#__RefHeading___Toc13627_2628543055" text:style-name="Index_20_Link" text:visited-style-name="Index_20_Link"><text:span text:style-name="T499">2.5.4. </text:span></text:a><text:a xlink:type="simple" xlink:href="#__RefHeading___Toc13627_2628543055" text:style-name="Index_20_Link" text:visited-style-name="Index_20_Link"><text:span text:style-name="T500">Editar Muestra &lt;&lt;incluye&gt;&gt; Listar Muestras</text:span></text:a><text:a xlink:type="simple" xlink:href="#__RefHeading___Toc13627_2628543055" text:style-name="Index_20_Link" text:visited-style-name="Index_20_Link"><text:span text:style-name="T499"><text:tab/>19</text:span></text:a></text:p>
          <text:p text:style-name="P840"><text:a xlink:type="simple" xlink:href="#__RefHeading___Toc13629_2628543055" text:style-name="Index_20_Link" text:visited-style-name="Index_20_Link"><text:span text:style-name="T499">2.5.5. </text:span></text:a><text:a xlink:type="simple" xlink:href="#__RefHeading___Toc13629_2628543055" text:style-name="Index_20_Link" text:visited-style-name="Index_20_Link"><text:span text:style-name="T500">Eliminar Área &lt;&lt;incluye&gt;&gt; Listar Áreas</text:span></text:a><text:a xlink:type="simple" xlink:href="#__RefHeading___Toc13629_2628543055" text:style-name="Index_20_Link" text:visited-style-name="Index_20_Link"><text:span text:style-name="T499"><text:tab/>19</text:span></text:a></text:p>
          <text:p text:style-name="P840"><text:a xlink:type="simple" xlink:href="#__RefHeading___Toc13631_2628543055" text:style-name="Index_20_Link" text:visited-style-name="Index_20_Link"><text:span text:style-name="T499">2.5.6. </text:span></text:a><text:a xlink:type="simple" xlink:href="#__RefHeading___Toc13631_2628543055" text:style-name="Index_20_Link" text:visited-style-name="Index_20_Link"><text:span text:style-name="T500">Eliminar Muestra &lt;&lt;incluye&gt;&gt; Listar Muestras</text:span></text:a><text:a xlink:type="simple" xlink:href="#__RefHeading___Toc13631_2628543055" text:style-name="Index_20_Link" text:visited-style-name="Index_20_Link"><text:span text:style-name="T499"><text:tab/>20</text:span></text:a></text:p>
          <text:p text:style-name="P840"><text:a xlink:type="simple" xlink:href="#__RefHeading___Toc13633_2628543055" text:style-name="Index_20_Link" text:visited-style-name="Index_20_Link"><text:span text:style-name="T499">2.5.7. </text:span></text:a><text:a xlink:type="simple" xlink:href="#__RefHeading___Toc13633_2628543055" text:style-name="Index_20_Link" text:visited-style-name="Index_20_Link"><text:span text:style-name="T500">Cambiar Vigencia de Usuario &lt;&lt;incluye&gt;&gt; Listar Usuarios</text:span></text:a><text:a xlink:type="simple" xlink:href="#__RefHeading___Toc13633_2628543055" text:style-name="Index_20_Link" text:visited-style-name="Index_20_Link"><text:span text:style-name="T499"><text:tab/>20</text:span></text:a></text:p>
          <text:p text:style-name="P840"><text:a xlink:type="simple" xlink:href="#__RefHeading___Toc13635_2628543055" text:style-name="Index_20_Link" text:visited-style-name="Index_20_Link"><text:span text:style-name="T499">2.5.8. </text:span></text:a><text:a xlink:type="simple" xlink:href="#__RefHeading___Toc13635_2628543055" text:style-name="Index_20_Link" text:visited-style-name="Index_20_Link"><text:span text:style-name="T500">Cambiar Vigencia de Área &lt;&lt;incluye&gt;&gt; Listar Áreas</text:span></text:a><text:a xlink:type="simple" xlink:href="#__RefHeading___Toc13635_2628543055" text:style-name="Index_20_Link" text:visited-style-name="Index_20_Link"><text:span text:style-name="T499"><text:tab/>20</text:span></text:a></text:p>
          <text:p text:style-name="P840"><text:a xlink:type="simple" xlink:href="#__RefHeading___Toc13637_2628543055" text:style-name="Index_20_Link" text:visited-style-name="Index_20_Link"><text:span text:style-name="T499">2.5.9. </text:span></text:a><text:a xlink:type="simple" xlink:href="#__RefHeading___Toc13637_2628543055" text:style-name="Index_20_Link" text:visited-style-name="Index_20_Link"><text:span text:style-name="T500">Cambiar Vigencia de Muestra &lt;&lt;incluye&gt;&gt; Listar Muestras</text:span></text:a><text:a xlink:type="simple" xlink:href="#__RefHeading___Toc13637_2628543055" text:style-name="Index_20_Link" text:visited-style-name="Index_20_Link"><text:span text:style-name="T499"><text:tab/>20</text:span></text:a></text:p>
          <text:p text:style-name="P840"><text:a xlink:type="simple" xlink:href="#__RefHeading___Toc2550_2883130625" text:style-name="Index_20_Link" text:visited-style-name="Index_20_Link"><text:span text:style-name="T499">2.5.10. </text:span></text:a><text:a xlink:type="simple" xlink:href="#__RefHeading___Toc2550_2883130625" text:style-name="Index_20_Link" text:visited-style-name="Index_20_Link"><text:span text:style-name="T500">Registrar Requisito</text:span></text:a><text:a xlink:type="simple" xlink:href="#__RefHeading___Toc2550_2883130625" text:style-name="Index_20_Link" text:visited-style-name="Index_20_Link"><text:span text:style-name="T499"><text:tab/>20</text:span></text:a></text:p>
          <text:p text:style-name="P840"><text:a xlink:type="simple" xlink:href="#__RefHeading___Toc2552_2883130625" text:style-name="Index_20_Link" text:visited-style-name="Index_20_Link"><text:span text:style-name="T499">2.5.11. </text:span></text:a><text:a xlink:type="simple" xlink:href="#__RefHeading___Toc2552_2883130625" text:style-name="Index_20_Link" text:visited-style-name="Index_20_Link"><text:span text:style-name="T500">Registrar Ensayo</text:span></text:a><text:a xlink:type="simple" xlink:href="#__RefHeading___Toc2552_2883130625" text:style-name="Index_20_Link" text:visited-style-name="Index_20_Link"><text:span text:style-name="T499"><text:tab/>21</text:span></text:a></text:p>
          <text:p text:style-name="P840"><text:a xlink:type="simple" xlink:href="#__RefHeading___Toc2554_2883130625" text:style-name="Index_20_Link" text:visited-style-name="Index_20_Link"><text:span text:style-name="T499">2.5.12. </text:span></text:a><text:a xlink:type="simple" xlink:href="#__RefHeading___Toc2554_2883130625" text:style-name="Index_20_Link" text:visited-style-name="Index_20_Link"><text:span text:style-name="T500">Registrar Límite &lt;&lt;incluye&gt;&gt; Editar Requisito, Registrar Requisito</text:span></text:a><text:a xlink:type="simple" xlink:href="#__RefHeading___Toc2554_2883130625" text:style-name="Index_20_Link" text:visited-style-name="Index_20_Link"><text:span text:style-name="T499"><text:tab/>22</text:span></text:a></text:p>
          <text:p text:style-name="P840"><text:a xlink:type="simple" xlink:href="#__RefHeading___Toc2556_2883130625" text:style-name="Index_20_Link" text:visited-style-name="Index_20_Link"><text:span text:style-name="T499">2.5.13. </text:span></text:a><text:a xlink:type="simple" xlink:href="#__RefHeading___Toc2556_2883130625" text:style-name="Index_20_Link" text:visited-style-name="Index_20_Link"><text:span text:style-name="T500">Editar Requisito</text:span></text:a><text:a xlink:type="simple" xlink:href="#__RefHeading___Toc2556_2883130625" text:style-name="Index_20_Link" text:visited-style-name="Index_20_Link"><text:span text:style-name="T499"><text:tab/>22</text:span></text:a></text:p>
          <text:p text:style-name="P840"><text:a xlink:type="simple" xlink:href="#__RefHeading___Toc2558_2883130625" text:style-name="Index_20_Link" text:visited-style-name="Index_20_Link"><text:span text:style-name="T499">2.5.14. </text:span></text:a><text:a xlink:type="simple" xlink:href="#__RefHeading___Toc2558_2883130625" text:style-name="Index_20_Link" text:visited-style-name="Index_20_Link"><text:span text:style-name="T500">Editar Ensayo</text:span></text:a><text:a xlink:type="simple" xlink:href="#__RefHeading___Toc2558_2883130625" text:style-name="Index_20_Link" text:visited-style-name="Index_20_Link"><text:span text:style-name="T499"><text:tab/>23</text:span></text:a></text:p>
          <text:p text:style-name="P840"><text:a xlink:type="simple" xlink:href="#__RefHeading___Toc2560_2883130625" text:style-name="Index_20_Link" text:visited-style-name="Index_20_Link"><text:span text:style-name="T499">2.5.15. </text:span></text:a><text:a xlink:type="simple" xlink:href="#__RefHeading___Toc2560_2883130625" text:style-name="Index_20_Link" text:visited-style-name="Index_20_Link"><text:span text:style-name="T500">Editar Límite &lt;&lt;incluye&gt;&gt; Editar Requisito</text:span></text:a><text:a xlink:type="simple" xlink:href="#__RefHeading___Toc2560_2883130625" text:style-name="Index_20_Link" text:visited-style-name="Index_20_Link"><text:span text:style-name="T499"><text:tab/>23</text:span></text:a></text:p>
          <text:p text:style-name="P840"><text:a xlink:type="simple" xlink:href="#__RefHeading___Toc2562_2883130625" text:style-name="Index_20_Link" text:visited-style-name="Index_20_Link"><text:span text:style-name="T499">2.5.16. </text:span></text:a><text:a xlink:type="simple" xlink:href="#__RefHeading___Toc2562_2883130625" text:style-name="Index_20_Link" text:visited-style-name="Index_20_Link"><text:span text:style-name="T500">Eliminar Requisito &lt;&lt;extiende&gt;&gt; Editar Requisito</text:span></text:a><text:a xlink:type="simple" xlink:href="#__RefHeading___Toc2562_2883130625" text:style-name="Index_20_Link" text:visited-style-name="Index_20_Link"><text:span text:style-name="T499"><text:tab/>24</text:span></text:a></text:p>
          <text:p text:style-name="P840"><text:a xlink:type="simple" xlink:href="#__RefHeading___Toc5313_1107466001" text:style-name="Index_20_Link" text:visited-style-name="Index_20_Link"><text:span text:style-name="T499">2.5.17. </text:span></text:a><text:a xlink:type="simple" xlink:href="#__RefHeading___Toc5313_1107466001" text:style-name="Index_20_Link" text:visited-style-name="Index_20_Link"><text:span text:style-name="T500">Dar de Baja Límite &lt;&lt;extiende&gt;&gt; Editar Límite</text:span></text:a><text:a xlink:type="simple" xlink:href="#__RefHeading___Toc5313_1107466001" text:style-name="Index_20_Link" text:visited-style-name="Index_20_Link"><text:span text:style-name="T499"><text:tab/>25</text:span></text:a></text:p>
          <text:p text:style-name="P840"><text:a xlink:type="simple" xlink:href="#__RefHeading___Toc6622_3121795491" text:style-name="Index_20_Link" text:visited-style-name="Index_20_Link"><text:span text:style-name="T499">2.5.18. </text:span></text:a><text:a xlink:type="simple" xlink:href="#__RefHeading___Toc6622_3121795491" text:style-name="Index_20_Link" text:visited-style-name="Index_20_Link"><text:span text:style-name="T500">Dar de Alta Límite &lt;&lt;extiende&gt;&gt; Editar Límite</text:span></text:a><text:a xlink:type="simple" xlink:href="#__RefHeading___Toc6622_3121795491" text:style-name="Index_20_Link" text:visited-style-name="Index_20_Link"><text:span text:style-name="T499"><text:tab/>25</text:span></text:a></text:p>
          <text:p text:style-name="P840"><text:a xlink:type="simple" xlink:href="#__RefHeading___Toc2564_2883130625" text:style-name="Index_20_Link" text:visited-style-name="Index_20_Link"><text:span text:style-name="T499">2.5.19. </text:span></text:a><text:a xlink:type="simple" xlink:href="#__RefHeading___Toc2564_2883130625" text:style-name="Index_20_Link" text:visited-style-name="Index_20_Link"><text:span text:style-name="T500">Eliminar Ensayo &lt;&lt;extiende&gt;&gt; Editar Ensayo</text:span></text:a><text:a xlink:type="simple" xlink:href="#__RefHeading___Toc2564_2883130625" text:style-name="Index_20_Link" text:visited-style-name="Index_20_Link"><text:span text:style-name="T499"><text:tab/>25</text:span></text:a></text:p>
          <text:p text:style-name="P840"><text:a xlink:type="simple" xlink:href="#__RefHeading___Toc12529_2160995450" text:style-name="Index_20_Link" text:visited-style-name="Index_20_Link"><text:span text:style-name="T499">2.5.20. </text:span></text:a><text:a xlink:type="simple" xlink:href="#__RefHeading___Toc12529_2160995450" text:style-name="Index_20_Link" text:visited-style-name="Index_20_Link"><text:span text:style-name="T500">Eliminar Análisis &lt;&lt;extiende&gt;&gt; Editar Muestreo</text:span></text:a><text:a xlink:type="simple" xlink:href="#__RefHeading___Toc12529_2160995450" text:style-name="Index_20_Link" text:visited-style-name="Index_20_Link"><text:span text:style-name="T499"><text:tab/>25</text:span></text:a></text:p>
          <text:p text:style-name="P840"><text:a xlink:type="simple" xlink:href="#__RefHeading___Toc2566_2883130625" text:style-name="Index_20_Link" text:visited-style-name="Index_20_Link"><text:span text:style-name="T499">2.5.21. </text:span></text:a><text:a xlink:type="simple" xlink:href="#__RefHeading___Toc2566_2883130625" text:style-name="Index_20_Link" text:visited-style-name="Index_20_Link"><text:span text:style-name="T500">Eliminar Límite &lt;&lt;extiende&gt;&gt; Editar Límite</text:span></text:a><text:a xlink:type="simple" xlink:href="#__RefHeading___Toc2566_2883130625" text:style-name="Index_20_Link" text:visited-style-name="Index_20_Link"><text:span text:style-name="T499"><text:tab/>25</text:span></text:a></text:p>
          <text:p text:style-name="P840"><text:a xlink:type="simple" xlink:href="#__RefHeading___Toc2568_2883130625" text:style-name="Index_20_Link" text:visited-style-name="Index_20_Link"><text:span text:style-name="T499">2.5.22. </text:span></text:a><text:a xlink:type="simple" xlink:href="#__RefHeading___Toc2568_2883130625" text:style-name="Index_20_Link" text:visited-style-name="Index_20_Link"><text:span text:style-name="T500">Verificar Resultado &lt;&lt;incluye&gt;&gt; Ver Resultados de Muestreo</text:span></text:a><text:a xlink:type="simple" xlink:href="#__RefHeading___Toc2568_2883130625" text:style-name="Index_20_Link" text:visited-style-name="Index_20_Link"><text:span text:style-name="T499"><text:tab/>25</text:span></text:a></text:p>
          <text:p text:style-name="P839"><text:a xlink:type="simple" xlink:href="#__RefHeading___Toc1737_119258343" text:style-name="Index_20_Link" text:visited-style-name="Index_20_Link"><text:span text:style-name="T499">2.6. </text:span></text:a><text:a xlink:type="simple" xlink:href="#__RefHeading___Toc1737_119258343" text:style-name="Index_20_Link" text:visited-style-name="Index_20_Link"><text:span text:style-name="T500">Analista</text:span></text:a><text:a xlink:type="simple" xlink:href="#__RefHeading___Toc1737_119258343" text:style-name="Index_20_Link" text:visited-style-name="Index_20_Link"><text:span text:style-name="T499"><text:tab/>26</text:span></text:a></text:p>
          <text:p text:style-name="P840"><text:a xlink:type="simple" xlink:href="#__RefHeading___Toc1739_119258343" text:style-name="Index_20_Link" text:visited-style-name="Index_20_Link"><text:span text:style-name="T499">2.6.1. </text:span></text:a><text:a xlink:type="simple" xlink:href="#__RefHeading___Toc1739_119258343" text:style-name="Index_20_Link" text:visited-style-name="Index_20_Link"><text:span text:style-name="T500">Ingresar Resultado de Muestreo o Pool &lt;&lt;extiende&gt;&gt; Ver Resultados de Muestreos<text:tab/>26</text:span></text:a></text:p>
          <text:p text:style-name="P840"><text:a xlink:type="simple" xlink:href="#__RefHeading___Toc5315_1107466001" text:style-name="Index_20_Link" text:visited-style-name="Index_20_Link"><text:span text:style-name="T499">2.6.2. </text:span></text:a><text:a xlink:type="simple" xlink:href="#__RefHeading___Toc5315_1107466001" text:style-name="Index_20_Link" text:visited-style-name="Index_20_Link"><text:span text:style-name="T500">Editar Resultado de Muestreo o Pool &lt;&lt;extiende&gt;&gt; Ver Resultados de Muestreos</text:span></text:a><text:a xlink:type="simple" xlink:href="#__RefHeading___Toc5315_1107466001" text:style-name="Index_20_Link" text:visited-style-name="Index_20_Link"><text:span text:style-name="T499"><text:tab/>26</text:span></text:a></text:p>
          <text:p text:style-name="P840"><text:a xlink:type="simple" xlink:href="#__RefHeading___Toc2570_2883130625" text:style-name="Index_20_Link" text:visited-style-name="Index_20_Link"><text:span text:style-name="T499">2.6.3. </text:span></text:a><text:a xlink:type="simple" xlink:href="#__RefHeading___Toc2570_2883130625" text:style-name="Index_20_Link" text:visited-style-name="Index_20_Link"><text:span text:style-name="T500">Eliminar Resultado de Muestreo o Pool &lt;&lt;extiende&gt;&gt; Editar Resultado de Muestreo o Pool</text:span></text:a><text:a xlink:type="simple" xlink:href="#__RefHeading___Toc2570_2883130625" text:style-name="Index_20_Link" text:visited-style-name="Index_20_Link"><text:span text:style-name="T499"><text:tab/>27</text:span></text:a></text:p>
          <text:p text:style-name="P840"><text:a xlink:type="simple" xlink:href="#__RefHeading___Toc2572_2883130625" text:style-name="Index_20_Link" text:visited-style-name="Index_20_Link"><text:span text:style-name="T499">2.6.4. </text:span></text:a><text:a xlink:type="simple" xlink:href="#__RefHeading___Toc2572_2883130625" text:style-name="Index_20_Link" text:visited-style-name="Index_20_Link"><text:span text:style-name="T500">Separar Pool de Muestreo &lt;&lt;extiende&gt;&gt; Ver Resultados de Muestreos</text:span></text:a><text:a xlink:type="simple" xlink:href="#__RefHeading___Toc2572_2883130625" text:style-name="Index_20_Link" text:visited-style-name="Index_20_Link"><text:span text:style-name="T499"><text:tab/>27</text:span></text:a></text:p>
          <text:p text:style-name="P840"><text:a xlink:type="simple" xlink:href="#__RefHeading___Toc15021_3416741611" text:style-name="Index_20_Link" text:visited-style-name="Index_20_Link"><text:span text:style-name="T499">2.6.5. </text:span></text:a><text:a xlink:type="simple" xlink:href="#__RefHeading___Toc15021_3416741611" text:style-name="Index_20_Link" text:visited-style-name="Index_20_Link"><text:span text:style-name="T500">Ver Resultado de Muestreos</text:span></text:a><text:a xlink:type="simple" xlink:href="#__RefHeading___Toc15021_3416741611" text:style-name="Index_20_Link" text:visited-style-name="Index_20_Link"><text:span text:style-name="T499"><text:tab/>27</text:span></text:a></text:p>
          <text:p text:style-name="P841"><text:a xlink:type="simple" xlink:href="#__RefHeading___Toc12222_2937465219" text:style-name="Index_20_Link" text:visited-style-name="Index_20_Link"><text:span text:style-name="T499">3. </text:span></text:a><text:a xlink:type="simple" xlink:href="#__RefHeading___Toc12222_2937465219" text:style-name="Index_20_Link" text:visited-style-name="Index_20_Link"><text:span text:style-name="T500">Referencias Bibliográficas y Documentos Asociados</text:span></text:a><text:a xlink:type="simple" xlink:href="#__RefHeading___Toc12222_2937465219" text:style-name="Index_20_Link" text:visited-style-name="Index_20_Link"><text:span text:style-name="T499"><text:tab/>27</text:span></text:a></text:p>
          <text:p text:style-name="P841"><text:a xlink:type="simple" xlink:href="#__RefHeading___Toc12224_2937465219" text:style-name="Index_20_Link" text:visited-style-name="Index_20_Link"><text:span text:style-name="T499">3.1. </text:span></text:a><text:a xlink:type="simple" xlink:href="#__RefHeading___Toc12224_2937465219" text:style-name="Index_20_Link" text:visited-style-name="Index_20_Link"><text:span text:style-name="T500">UML y Patrones – Craig Larman Ed. Pearson</text:span></text:a><text:a xlink:type="simple" xlink:href="#__RefHeading___Toc12224_2937465219" text:style-name="Index_20_Link" text:visited-style-name="Index_20_Link"><text:span text:style-name="T499"><text:tab/>28</text:span></text:a></text:p>
          <text:p text:style-name="P841"><text:a xlink:type="simple" xlink:href="#__RefHeading___Toc13639_2628543055" text:style-name="Index_20_Link" text:visited-style-name="Index_20_Link"><text:span text:style-name="T499">3.2. </text:span></text:a><text:a xlink:type="simple" xlink:href="#__RefHeading___Toc13639_2628543055" text:style-name="Index_20_Link" text:visited-style-name="Index_20_Link"><text:span text:style-name="T500">SRS – Especificación de Requisitos del Software</text:span></text:a><text:a xlink:type="simple" xlink:href="#__RefHeading___Toc13639_2628543055" text:style-name="Index_20_Link" text:visited-style-name="Index_20_Link"><text:span text:style-name="T499"><text:tab/>28</text:span></text:a></text:p>
          <text:p text:style-name="P841"><text:a xlink:type="simple" xlink:href="#__RefHeading___Toc13641_2628543055" text:style-name="Index_20_Link" text:visited-style-name="Index_20_Link"><text:span text:style-name="T499">3.3. </text:span></text:a><text:a xlink:type="simple" xlink:href="#__RefHeading___Toc13641_2628543055" text:style-name="Index_20_Link" text:visited-style-name="Index_20_Link"><text:span text:style-name="T500">Listado de Acciones por Permiso</text:span></text:a><text:a xlink:type="simple" xlink:href="#__RefHeading___Toc13641_2628543055" text:style-name="Index_20_Link" text:visited-style-name="Index_20_Link"><text:span text:style-name="T499"><text:tab/>28</text:span></text:a></text:p>
          <text:p text:style-name="P841"><text:soft-page-break/><text:a xlink:type="simple" xlink:href="#__RefHeading___Toc13643_2628543055" text:style-name="Index_20_Link" text:visited-style-name="Index_20_Link"><text:span text:style-name="T499">3.4. </text:span></text:a><text:a xlink:type="simple" xlink:href="#__RefHeading___Toc13643_2628543055" text:style-name="Index_20_Link" text:visited-style-name="Index_20_Link"><text:span text:style-name="T500">Listado de Errores y Funcionalidades</text:span></text:a><text:a xlink:type="simple" xlink:href="#__RefHeading___Toc13643_2628543055" text:style-name="Index_20_Link" text:visited-style-name="Index_20_Link"><text:span text:style-name="T499"><text:tab/>28</text:span></text:a></text:p>
          <text:p text:style-name="P841"><text:a xlink:type="simple" xlink:href="#__RefHeading___Toc2273_119258343" text:style-name="Index_20_Link" text:visited-style-name="Index_20_Link"><text:span text:style-name="T499">4. </text:span></text:a><text:a xlink:type="simple" xlink:href="#__RefHeading___Toc2273_119258343" text:style-name="Index_20_Link" text:visited-style-name="Index_20_Link"><text:span text:style-name="T500">Historial de Revisiones</text:span></text:a><text:a xlink:type="simple" xlink:href="#__RefHeading___Toc2273_119258343" text:style-name="Index_20_Link" text:visited-style-name="Index_20_Link"><text:span text:style-name="T499"><text:tab/>28</text:span></text:a></text:p>
        </text:index-body>
      </text:table-of-content>
      <text:p text:style-name="P266"/>
      <text:list xml:id="list3669651397" text:style-name="L1">
        <text:list-item>
          <text:h text:style-name="P454" text:outline-level="1"><text:bookmark-start text:name="__RefHeading___Toc70311571"/>Actores<text:bookmark-end text:name="__RefHeading___Toc70311571"/></text:h>
        </text:list-item>
      </text:list>
      <text:p text:style-name="P331"><text:span text:style-name="T2">A continuación se enumeran los agentes externos que interactúan con el Sistema </text:span><text:s text:c="6"/></text:p>
      <text:p text:style-name="P406"><text:s text:c="2"/></text:p>
      <text:list xml:id="list205854764134494" text:continue-numbering="true" text:style-name="L1">
        <text:list-item>
          <text:list>
            <text:list-item>
              <text:h text:style-name="P408" text:outline-level="2"><text:bookmark-start text:name="__RefHeading___Toc1681_119258343"/><text:span text:style-name="Énfasis"><text:span text:style-name="T176">Administrador</text:span></text:span><text:span text:style-name="Énfasis"><text:span text:style-name="T149">: </text:span></text:span><text:bookmark-end text:name="__RefHeading___Toc1681_119258343"/></text:h>
            </text:list-item>
          </text:list>
        </text:list-item>
      </text:list>
      <text:p text:style-name="P369"><text:span text:style-name="Énfasis"><text:span text:style-name="T362">Usuario logueado en el sistema con privilegios sobre el control de usuarios, permisos y otras opciones de configuración.</text:span></text:span></text:p>
      <text:list xml:id="list205855769971799" text:continue-numbering="true" text:style-name="L1">
        <text:list-item>
          <text:list>
            <text:list-item>
              <text:h text:style-name="P409" text:outline-level="2"><text:bookmark-start text:name="__RefHeading___Toc1683_119258343"/><text:span text:style-name="Énfasis"><text:span text:style-name="T176">Analista</text:span></text:span><text:span text:style-name="Énfasis"><text:span text:style-name="T461">: </text:span></text:span><text:bookmark-end text:name="__RefHeading___Toc1683_119258343"/></text:h>
              <text:p text:style-name="P842"><text:span text:style-name="Énfasis"><text:span text:style-name="T362">Usuario logueado en el sistema con los privilegios de ingresar resultados y modificar análisis asociados a muestras (agregar, editar, eliminar). Corresponde a operarios que realizan los análisis de laboratorio y registran sus resultados.</text:span></text:span></text:p>
            </text:list-item>
            <text:list-item>
              <text:h text:style-name="P410" text:outline-level="2"><text:bookmark-start text:name="__RefHeading___Toc1685_119258343"/><text:span text:style-name="Énfasis"><text:span text:style-name="T176">Verificador</text:span></text:span><text:span text:style-name="Énfasis"><text:span text:style-name="T461">: </text:span></text:span><text:bookmark-end text:name="__RefHeading___Toc1685_119258343"/></text:h>
              <text:p text:style-name="P842"><text:span text:style-name="Énfasis"><text:span text:style-name="T85">Usuario logueado en el sistema con los privilegios del manejo de requisitos, análisis y límites. Valida los resultados para indicar que están disponibles para liberación de productos analizados.</text:span></text:span></text:p>
            </text:list-item>
            <text:list-item>
              <text:h text:style-name="P410" text:outline-level="2"><text:bookmark-start text:name="__RefHeading___Toc1687_119258343"/><text:span text:style-name="Énfasis"><text:span text:style-name="T176">Monitor</text:span></text:span><text:span text:style-name="Énfasis"><text:span text:style-name="T461">: </text:span></text:span><text:bookmark-end text:name="__RefHeading___Toc1687_119258343"/></text:h>
              <text:p text:style-name="P843"><text:span text:style-name="Énfasis"><text:span text:style-name="T362">Usuario logueado en el sistema con los privilegios sobre el ingreso de muestreos para realizar análisis. Puede realizar impresiones de etiquetas para almacenamiento de muestreos. Corresponde a los operarios que realizan la toma de muestra de productos.</text:span></text:span></text:p>
            </text:list-item>
            <text:list-item>
              <text:h text:style-name="P410" text:outline-level="2"><text:bookmark-start text:name="__RefHeading___Toc1689_119258343"/><text:span text:style-name="Énfasis"><text:span text:style-name="T176">Visitante</text:span></text:span><text:span text:style-name="Énfasis"><text:span text:style-name="T461">:</text:span></text:span><text:bookmark-end text:name="__RefHeading___Toc1689_119258343"/></text:h>
              <text:p text:style-name="P843"><text:span text:style-name="Énfasis"><text:span text:style-name="T84">Usuario registrado en el sistema con los privilegios de acceder listados de productos muestreados, resultados </text:span></text:span><text:span text:style-name="Énfasis"><text:span text:style-name="T86">y requisitos. </text:span></text:span><text:span text:style-name="Énfasis"><text:span text:style-name="T88">Todos los usuarios registrados </text:span></text:span><text:span text:style-name="Énfasis"><text:span text:style-name="T89">pueden realizar como mínimo a los casos de uso del Visitante.</text:span></text:span></text:p>
            </text:list-item>
          </text:list>
        </text:list-item>
        <text:list-item>
          <text:h text:style-name="P416" text:outline-level="1"><text:bookmark-start text:name="__RefHeading___Toc1691_119258343"/><text:span text:style-name="Énfasis"><text:span text:style-name="T177">Casos de Uso</text:span></text:span><text:bookmark-end text:name="__RefHeading___Toc1691_119258343"/></text:h>
          <text:list>
            <text:list-item>
              <text:h text:style-name="P411" text:outline-level="2"><text:bookmark-start text:name="__RefHeading___Toc1693_119258343"/><text:span text:style-name="Énfasis"><text:span text:style-name="T177">Diagrama de Casos de Uso</text:span></text:span><text:bookmark-end text:name="__RefHeading___Toc1693_119258343"/></text:h>
            </text:list-item>
          </text:list>
        </text:list-item>
      </text:list>
      <text:p text:style-name="P423"><text:span text:style-name="Énfasis"><text:span text:style-name="T87">Ver documentos anexos:</text:span></text:span></text:p>
      <text:list xml:id="list1699406205" text:style-name="L2">
        <text:list-item>
          <text:list>
            <text:list-item>
              <text:p text:style-name="P424"><text:span text:style-name="Énfasis"><text:span text:style-name="T87">CU Generales</text:span></text:span></text:p>
            </text:list-item>
            <text:list-item>
              <text:p text:style-name="P424"><text:span text:style-name="Énfasis"><text:span text:style-name="T87">CU Monitor</text:span></text:span></text:p>
            </text:list-item>
            <text:list-item>
              <text:p text:style-name="P424"><text:span text:style-name="Énfasis"><text:span text:style-name="T87">CU Administrador</text:span></text:span></text:p>
            </text:list-item>
            <text:list-item>
              <text:p text:style-name="P424"><text:span text:style-name="Énfasis"><text:span text:style-name="T87">CU Verificador</text:span></text:span></text:p>
            </text:list-item>
            <text:list-item>
              <text:p text:style-name="P424"><text:span text:style-name="Énfasis"><text:span text:style-name="T87">CU Analista</text:span></text:span></text:p>
            </text:list-item>
          </text:list>
        </text:list-item>
      </text:list>
      <text:list xml:id="list205855116057570" text:continue-list="list205855769971799" text:style-name="L1">
        <text:list-item>
          <text:list>
            <text:list-item>
              <text:h text:style-name="P415" text:outline-level="2"><text:bookmark-start text:name="__RefHeading___Toc1697_119258343"/><text:span text:style-name="Énfasis"><text:span text:style-name="T233">Visitante</text:span></text:span><text:bookmark-end text:name="__RefHeading___Toc1697_119258343"/></text:h>
              <text:list>
                <text:list-item>
                  <text:h text:style-name="P425" text:outline-level="3"><text:bookmark-start text:name="__RefHeading___Toc1699_119258343"/><text:span text:style-name="Énfasis"><text:span text:style-name="T177">Ingresar a Sistema</text:span></text:span><text:bookmark-end text:name="__RefHeading___Toc1699_119258343"/></text:h>
                </text:list-item>
              </text:list>
            </text:list-item>
          </text:list>
        </text:list-item>
      </text:list>
      <text:list xml:id="list3031506531" text:style-name="L3">
        <text:list-item>
          <text:list>
            <text:list-item>
              <text:list>
                <text:list-item>
                  <text:list>
                    <text:list-item>
                      <text:p text:style-name="P479"><text:span text:style-name="Énfasis"><text:span text:style-name="T176">Descripción</text:span></text:span><text:span text:style-name="Énfasis"><text:span text:style-name="T463">: </text:span></text:span><text:span text:style-name="Énfasis"><text:span text:style-name="T90">El caso de uso comienza cuando un usuario visitante desea ingresar al sistema para utilizar sus privilegios (monitor, verificador, administrador, analista, </text:span></text:span><text:span text:style-name="Énfasis"><text:span text:style-name="T92">visitante</text:span></text:span><text:span text:style-name="Énfasis"><text:span text:style-name="T90">). El usuario se identifica e ingresa sus credenciales. El sistema verifica la validez de los datos ingresados, <text:s/>si los datos no son válidos el sistema informa al usuario que debe re ingresarlos. El caso de uso finaliza cuando los datos comprobados por el sistema y el usuario es autenticado y autorizado.</text:span></text:span><text:span text:style-name="Énfasis"><text:span text:style-name="T369"> <text:s/></text:span></text:span></text:p>
                    </text:list-item>
                    <text:list-item>
                      <text:p text:style-name="P487"><text:span text:style-name="T168">Precondiciones</text:span>: <text:span text:style-name="T27">El usuario debe estar registrado en el sistema. </text:span><text:span text:style-name="T32">El usuario debe estar vigente.</text:span></text:p>
                    </text:list-item>
                    <text:list-item>
                      <text:p text:style-name="P487"><text:span text:style-name="T169">Restricciones</text:span><text:span text:style-name="T157">: </text:span>No Definidas.</text:p>
                    </text:list-item>
                    <text:list-item>
                      <text:p text:style-name="P495"><text:span text:style-name="Énfasis"><text:span text:style-name="T239">Flujo Principal:</text:span></text:span><text:span text:style-name="T361"> </text:span></text:p>
                      <text:p text:style-name="P495"><text:span text:style-name="T361"/></text:p>
                    </text:list-item>
                  </text:list>
                </text:list-item>
              </text:list>
            </text:list-item>
          </text:list>
        </text:list-item>
      </text:list>
      <table:table table:name="Tabla7" table:style-name="Tabla7">
        <table:table-column table:style-name="Tabla7.A"/>
        <table:table-column table:style-name="Tabla7.B"/>
        <table:table-column table:style-name="Tabla7.C"/>
        <table:table-column table:style-name="Tabla7.D"/>
        <table:table-header-rows>
          <table:table-row table:style-name="Tabla7.1">
            <table:table-cell table:style-name="Tabla7.A1" office:value-type="string">
              <text:p text:style-name="P30">#</text:p>
            </table:table-cell>
            <table:table-cell table:style-name="Tabla7.A1" office:value-type="string">
              <text:p text:style-name="P30">Usuario</text:p>
            </table:table-cell>
            <table:table-cell table:style-name="Tabla7.A1" office:value-type="string">
              <text:p text:style-name="P56">#</text:p>
            </table:table-cell>
            <table:table-cell table:style-name="Tabla7.D1" office:value-type="string">
              <text:p text:style-name="P30">Sistema</text:p>
            </table:table-cell>
          </table:table-row>
        </table:table-header-rows>
        <table:table-row>
          <table:table-cell table:style-name="Tabla7.A3" office:value-type="string">
            <text:p text:style-name="P139">1</text:p>
          </table:table-cell>
          <table:table-cell table:style-name="Tabla7.B3" office:value-type="string">
            <text:p text:style-name="P176">Ingresa padrón.</text:p>
          </table:table-cell>
          <table:table-cell table:style-name="Tabla7.C2" office:value-type="string">
            <text:p text:style-name="P143"/>
          </table:table-cell>
          <table:table-cell table:style-name="Tabla7.D2" office:value-type="string">
            <text:p text:style-name="P177"/>
          </table:table-cell>
        </table:table-row>
        <table:table-row>
          <table:table-cell table:style-name="Tabla7.A3" office:value-type="string">
            <text:p text:style-name="P174">2</text:p>
          </table:table-cell>
          <table:table-cell table:style-name="Tabla7.B3" office:value-type="string">
            <text:p text:style-name="P177">Ingresa contraseña.</text:p>
          </table:table-cell>
          <table:table-cell table:style-name="Tabla7.C3" office:value-type="string">
            <text:p text:style-name="P143">3</text:p>
          </table:table-cell>
          <table:table-cell table:style-name="Tabla7.D3" office:value-type="string">
            <text:p text:style-name="P178">Comprueba validez.</text:p>
          </table:table-cell>
        </table:table-row>
        <text:soft-page-break/>
        <table:table-row>
          <table:table-cell table:style-name="Tabla7.A4" office:value-type="string">
            <text:p text:style-name="P143"/>
          </table:table-cell>
          <table:table-cell table:style-name="Tabla7.B4" office:value-type="string">
            <text:p text:style-name="P177"/>
          </table:table-cell>
          <table:table-cell table:style-name="Tabla7.C4" office:value-type="string">
            <text:p text:style-name="P174">4</text:p>
          </table:table-cell>
          <table:table-cell table:style-name="Tabla7.D4" office:value-type="string">
            <text:p text:style-name="P177">Autoriza al usuario.</text:p>
          </table:table-cell>
        </table:table-row>
      </table:table>
      <text:p text:style-name="P333"/>
      <text:list xml:id="list205854196403048" text:continue-numbering="true" text:style-name="L3">
        <text:list-item>
          <text:list>
            <text:list-item>
              <text:list>
                <text:list-item>
                  <text:list>
                    <text:list-item>
                      <text:p text:style-name="P497"><text:span text:style-name="Énfasis"><text:span text:style-name="T239">Flujo Alternativo: </text:span></text:span></text:p>
                      <text:p text:style-name="P497"><text:span text:style-name="Énfasis"><text:span text:style-name="T239"/></text:span></text:p>
                    </text:list-item>
                  </text:list>
                </text:list-item>
              </text:list>
            </text:list-item>
          </text:list>
        </text:list-item>
      </text:list>
      <table:table table:name="Tabla9" table:style-name="Tabla9">
        <table:table-column table:style-name="Tabla9.A"/>
        <table:table-column table:style-name="Tabla9.B"/>
        <table:table-column table:style-name="Tabla9.C"/>
        <table:table-header-rows>
          <table:table-row table:style-name="Tabla9.1">
            <table:table-cell table:style-name="Tabla9.A1" office:value-type="string">
              <text:p text:style-name="P31">#</text:p>
            </table:table-cell>
            <table:table-cell table:style-name="Tabla9.A1" office:value-type="string">
              <text:p text:style-name="P31">Usuario</text:p>
            </table:table-cell>
            <table:table-cell table:style-name="Tabla9.C1" office:value-type="string">
              <text:p text:style-name="P31">Sistema</text:p>
            </table:table-cell>
          </table:table-row>
        </table:table-header-rows>
        <table:table-row>
          <table:table-cell table:style-name="Tabla9.A4" office:value-type="string">
            <text:p text:style-name="P140"><text:span text:style-name="T483">3</text:span>.<text:span text:style-name="T293">a</text:span></text:p>
          </table:table-cell>
          <table:table-cell table:style-name="Tabla9.B4" office:value-type="string">
            <text:p text:style-name="P179">El padrón ingresado no es un número <text:span text:style-name="T484">o está vacío</text:span>.</text:p>
          </table:table-cell>
          <table:table-cell table:style-name="Tabla9.C4" office:value-type="string">
            <text:p text:style-name="P179">Mensaje de datos no <text:span text:style-name="T484">válido</text:span>.</text:p>
          </table:table-cell>
        </table:table-row>
        <table:table-row>
          <table:table-cell table:style-name="Tabla9.A4" office:value-type="string">
            <text:p text:style-name="P145"><text:span text:style-name="T296">3</text:span><text:span text:style-name="T294">.</text:span>a.1</text:p>
          </table:table-cell>
          <table:table-cell table:style-name="Tabla9.B4" office:value-type="string">
            <text:p text:style-name="P181">Corrige el padrón ingresado.</text:p>
          </table:table-cell>
          <table:table-cell table:style-name="Tabla9.C4" office:value-type="string">
            <text:p text:style-name="P179"/>
          </table:table-cell>
        </table:table-row>
        <table:table-row>
          <table:table-cell table:style-name="Tabla9.A4" office:value-type="string">
            <text:p text:style-name="P146"><text:span text:style-name="T483">3</text:span>.b</text:p>
          </table:table-cell>
          <table:table-cell table:style-name="Tabla9.B4" office:value-type="string">
            <text:p text:style-name="P179">El padrón no corresponde a <text:span text:style-name="T483">ningún</text:span> usuario registrado.</text:p>
          </table:table-cell>
          <table:table-cell table:style-name="Tabla9.C4" office:value-type="string">
            <text:p text:style-name="P180">Mensaje de datos no correctos.</text:p>
          </table:table-cell>
        </table:table-row>
        <table:table-row>
          <table:table-cell table:style-name="Tabla9.A5" office:value-type="string">
            <text:p text:style-name="P145"><text:span text:style-name="T483">3</text:span>.b.2</text:p>
          </table:table-cell>
          <table:table-cell table:style-name="Tabla9.B5" office:value-type="string">
            <text:p text:style-name="P181">Corrige el padrón ingresado.</text:p>
          </table:table-cell>
          <table:table-cell table:style-name="Tabla9.C5" office:value-type="string">
            <text:p text:style-name="P179"/>
          </table:table-cell>
        </table:table-row>
        <table:table-row>
          <table:table-cell table:style-name="Tabla9.A8" office:value-type="string">
            <text:p text:style-name="P147"><text:span text:style-name="T483">3</text:span>.<text:span text:style-name="T484">c</text:span></text:p>
          </table:table-cell>
          <table:table-cell table:style-name="Tabla9.B8" office:value-type="string">
            <text:p text:style-name="P182">El padrón corresponde a un usuario no vigente.</text:p>
          </table:table-cell>
          <table:table-cell table:style-name="Tabla9.C8" office:value-type="string">
            <text:p text:style-name="P182">Mensaje de usuario no <text:span text:style-name="T484">autorizado.</text:span></text:p>
          </table:table-cell>
        </table:table-row>
        <table:table-row>
          <table:table-cell table:style-name="Tabla9.A8" office:value-type="string">
            <text:p text:style-name="P145">4.a</text:p>
          </table:table-cell>
          <table:table-cell table:style-name="Tabla9.B8" office:value-type="string">
            <text:p text:style-name="P181">La contraseña ingresada no coincide con la del <text:span text:style-name="T304">usuario</text:span>.</text:p>
          </table:table-cell>
          <table:table-cell table:style-name="Tabla9.C8" office:value-type="string">
            <text:p text:style-name="P181">Mensaje de contraseña incorrecta.</text:p>
          </table:table-cell>
        </table:table-row>
        <table:table-row>
          <table:table-cell table:style-name="Tabla9.A8" office:value-type="string">
            <text:p text:style-name="P145">4.a.1</text:p>
          </table:table-cell>
          <table:table-cell table:style-name="Tabla9.B8" office:value-type="string">
            <text:p text:style-name="P181">Ingresa nuevamente la contraseña.</text:p>
          </table:table-cell>
          <table:table-cell table:style-name="Tabla9.C8" office:value-type="string">
            <text:p text:style-name="P181"/>
          </table:table-cell>
        </table:table-row>
        <table:table-row>
          <table:table-cell table:style-name="Tabla9.A10" office:value-type="string">
            <text:p text:style-name="P145">4.b</text:p>
          </table:table-cell>
          <table:table-cell table:style-name="Tabla9.B10" office:value-type="string">
            <text:p text:style-name="P181">El campo de contraseña está vacío.</text:p>
          </table:table-cell>
          <table:table-cell table:style-name="Tabla9.C10" office:value-type="string">
            <text:p text:style-name="P181">Mensaje de datos obligatorios.</text:p>
          </table:table-cell>
        </table:table-row>
        <table:table-row>
          <table:table-cell table:style-name="Tabla9.A10" office:value-type="string">
            <text:p text:style-name="P145">4.b.1</text:p>
          </table:table-cell>
          <table:table-cell table:style-name="Tabla9.B10" office:value-type="string">
            <text:p text:style-name="P181">Ingresa contraseña en campo vacío.</text:p>
          </table:table-cell>
          <table:table-cell table:style-name="Tabla9.C10" office:value-type="string">
            <text:p text:style-name="P181"/>
          </table:table-cell>
        </table:table-row>
        <table:table-row>
          <table:table-cell table:style-name="Tabla9.A11" office:value-type="string">
            <text:p text:style-name="P148">2<text:span text:style-name="T294">.a</text:span>.2</text:p>
            <text:p text:style-name="P148">2.b.3</text:p>
            <text:p text:style-name="P148">2.c.2</text:p>
            <text:p text:style-name="P148">4.b.2</text:p>
          </table:table-cell>
          <table:table-cell table:style-name="Tabla9.B11" office:value-type="string">
            <text:p text:style-name="P183">Cancela el caso de uso.</text:p>
          </table:table-cell>
          <table:table-cell table:style-name="Tabla9.C11" office:value-type="string">
            <text:p text:style-name="P183">Oculta la vista de ingresar a sistema.</text:p>
          </table:table-cell>
        </table:table-row>
      </table:table>
      <text:p text:style-name="P274"/>
      <text:list xml:id="list205854816228674" text:continue-numbering="true" text:style-name="L3">
        <text:list-item>
          <text:list>
            <text:list-item>
              <text:list>
                <text:list-item>
                  <text:list>
                    <text:list-item>
                      <text:p text:style-name="P488"><text:span text:style-name="T169">Postcondiciones</text:span><text:span text:style-name="T157">: </text:span><text:span text:style-name="T29">El usuario fue autenticado y autorizado.</text:span></text:p>
                      <text:p text:style-name="P494"/>
                    </text:list-item>
                  </text:list>
                </text:list-item>
              </text:list>
            </text:list-item>
          </text:list>
        </text:list-item>
      </text:list>
      <text:list xml:id="list205855984689415" text:continue-list="list205855116057570" text:style-name="L1">
        <text:list-item>
          <text:list>
            <text:list-item>
              <text:list>
                <text:list-item>
                  <text:h text:style-name="P426" text:outline-level="3"><text:bookmark-start text:name="__RefHeading___Toc1701_119258343"/><text:span text:style-name="Énfasis"><text:span text:style-name="T178">Salir</text:span></text:span><text:span text:style-name="Énfasis"><text:span text:style-name="T464"> </text:span></text:span><text:span text:style-name="Énfasis"><text:span text:style-name="T178">de</text:span></text:span><text:span text:style-name="Énfasis"><text:span text:style-name="T464"> </text:span></text:span><text:span text:style-name="Énfasis"><text:span text:style-name="T178">Sistema</text:span></text:span><text:bookmark-end text:name="__RefHeading___Toc1701_119258343"/></text:h>
                  <text:list>
                    <text:list-item>
                      <text:p text:style-name="P480"><text:span text:style-name="Énfasis"><text:span text:style-name="T179">Descripción</text:span></text:span><text:span text:style-name="Énfasis"><text:span text:style-name="T463">: </text:span></text:span><text:span text:style-name="Énfasis"><text:span text:style-name="T461">El caso de uso comienza cuando un usuario logueado desea salir del sistema. Selecciona la opción correspondiente. El sistema cierra la sesión del usuario. <text:s/></text:span></text:span></text:p>
                    </text:list-item>
                    <text:list-item>
                      <text:p text:style-name="P489"><text:span text:style-name="T168">Precondiciones</text:span><text:span text:style-name="T260">:</text:span> El usuario se encuentra logueado en el sistema.</text:p>
                    </text:list-item>
                    <text:list-item>
                      <text:p text:style-name="P489"><text:span text:style-name="T168">Restricciones</text:span><text:span text:style-name="T162">:</text:span> No Definidas.</text:p>
                    </text:list-item>
                    <text:list-item>
                      <text:p text:style-name="P498"><text:span text:style-name="Énfasis"><text:span text:style-name="T473">Flujo</text:span></text:span><text:span text:style-name="T361"> </text:span><text:span text:style-name="T476">Principal</text:span><text:span text:style-name="T361">:</text:span></text:p>
                    </text:list-item>
                  </text:list>
                </text:list-item>
              </text:list>
            </text:list-item>
          </text:list>
        </text:list-item>
      </text:list>
      <text:p text:style-name="P398"/>
      <table:table table:name="Tabla10" table:style-name="Tabla10">
        <table:table-column table:style-name="Tabla10.A"/>
        <table:table-column table:style-name="Tabla10.B"/>
        <table:table-column table:style-name="Tabla10.C"/>
        <table:table-column table:style-name="Tabla10.D"/>
        <table:table-header-rows>
          <table:table-row table:style-name="Tabla10.1">
            <table:table-cell table:style-name="Tabla10.A1" office:value-type="string">
              <text:p text:style-name="P32">#</text:p>
            </table:table-cell>
            <table:table-cell table:style-name="Tabla10.A1" office:value-type="string">
              <text:p text:style-name="P32">Usuario</text:p>
            </table:table-cell>
            <table:table-cell table:style-name="Tabla10.A1" office:value-type="string">
              <text:p text:style-name="P56">#</text:p>
            </table:table-cell>
            <table:table-cell table:style-name="Tabla10.D1" office:value-type="string">
              <text:p text:style-name="P32">Sistema</text:p>
            </table:table-cell>
          </table:table-row>
        </table:table-header-rows>
        <table:table-row>
          <table:table-cell table:style-name="Tabla10.A2" office:value-type="string">
            <text:p text:style-name="P141">1</text:p>
          </table:table-cell>
          <table:table-cell table:style-name="Tabla10.B2" office:value-type="string">
            <text:p text:style-name="P184">Selecciona <text:span text:style-name="T484">opción</text:span> correspondiente.</text:p>
          </table:table-cell>
          <table:table-cell table:style-name="Tabla10.C2" office:value-type="string">
            <text:p text:style-name="P144">2</text:p>
          </table:table-cell>
          <table:table-cell table:style-name="Tabla10.D2" office:value-type="string">
            <text:p text:style-name="P185">Cierra sesión.</text:p>
          </table:table-cell>
        </table:table-row>
      </table:table>
      <text:p text:style-name="P273"/>
      <text:list xml:id="list205855824778164" text:continue-numbering="true" text:style-name="L1">
        <text:list-item>
          <text:list>
            <text:list-item>
              <text:list>
                <text:list-item>
                  <text:list>
                    <text:list-item>
                      <text:p text:style-name="P499"><text:span text:style-name="Énfasis"><text:span text:style-name="T473">Flujo</text:span></text:span><text:span text:style-name="T361"> </text:span><text:span text:style-name="T476">Alternativo</text:span><text:span text:style-name="T361">: </text:span><text:span text:style-name="T134">No Definido.</text:span></text:p>
                    </text:list-item>
                    <text:list-item>
                      <text:p text:style-name="P480"><text:span text:style-name="T176">Postcondiciones</text:span><text:span text:style-name="T252">:</text:span><text:span text:style-name="T461"> </text:span><text:span text:style-name="Énfasis"><text:span text:style-name="T461">Se quitó el usuario de la sesión.</text:span></text:span></text:p>
                      <text:p text:style-name="P486"><text:span text:style-name="Énfasis"><text:span text:style-name="T361"/></text:span></text:p>
                    </text:list-item>
                  </text:list>
                </text:list-item>
                <text:list-item>
                  <text:h text:style-name="P452" text:outline-level="3"><text:bookmark-start text:name="__RefHeading___Toc19311_1056065426"/><text:span text:style-name="Énfasis"><text:span text:style-name="T246">Listar</text:span></text:span><text:span text:style-name="Énfasis"><text:span text:style-name="T234"> Muestreos</text:span></text:span><text:bookmark-end text:name="__RefHeading___Toc19311_1056065426"/></text:h>
                  <text:list>
                    <text:list-item>
                      <text:p text:style-name="P521"><text:span text:style-name="Énfasis"><text:span text:style-name="T235">Descripción</text:span></text:span><text:span text:style-name="Énfasis"><text:span text:style-name="T467">: </text:span></text:span><text:span text:style-name="Énfasis"><text:span text:style-name="T382">El caso de uso comienza cuando el usuario </text:span></text:span><text:span text:style-name="Énfasis"><text:span text:style-name="T383">ingres</text:span></text:span><text:span text:style-name="Énfasis"><text:span text:style-name="T387">ó</text:span></text:span><text:span text:style-name="Énfasis"><text:span text:style-name="T383"> al sistema </text:span></text:span><text:span text:style-name="Énfasis"><text:span text:style-name="T387">y</text:span></text:span><text:span text:style-name="Énfasis"><text:span text:style-name="T383"> </text:span></text:span><text:span text:style-name="Énfasis"><text:span text:style-name="T382">selecciona la opción correspondiente. El sistema muestra una vista con todos los </text:span></text:span><text:span text:style-name="Énfasis"><text:span text:style-name="T383">muestreos </text:span></text:span><text:span text:style-name="Énfasis"><text:span text:style-name="T382">registrados en el sistema </text:span></text:span><text:span text:style-name="Énfasis"><text:span text:style-name="T387">del tipo seleccionado</text:span></text:span><text:span text:style-name="Énfasis"><text:span text:style-name="T382">. El caso de uso finaliza cuando el sistema muestra los </text:span></text:span><text:span text:style-name="Énfasis"><text:span text:style-name="T383">muestreos</text:span></text:span><text:span text:style-name="Énfasis"><text:span text:style-name="T382">. </text:span></text:span><text:span text:style-name="Énfasis"><text:span text:style-name="T384">Si el</text:span></text:span><text:span text:style-name="Énfasis"><text:span text:style-name="T385"> Usuario </text:span></text:span><text:span text:style-name="Énfasis"><text:span text:style-name="T384">decide utilizar </text:span></text:span><text:span text:style-name="Énfasis"><text:span text:style-name="T385">filtro</text:span></text:span><text:span text:style-name="Énfasis"><text:span text:style-name="T384">s</text:span></text:span><text:span text:style-name="Énfasis"><text:span text:style-name="T385"> </text:span></text:span><text:span text:style-name="Énfasis"><text:span text:style-name="T384">el sistema continua con el caso de uso Filtrar </text:span></text:span><text:span text:style-name="Énfasis"><text:span text:style-name="T386">Muestreos</text:span></text:span><text:span text:style-name="Énfasis"><text:span text:style-name="T384">.</text:span></text:span></text:p>
                    </text:list-item>
                    <text:list-item>
                      <text:p text:style-name="P538"><text:span text:style-name="T168">Precondiciones</text:span><text:span text:style-name="T162">:</text:span> <text:span text:style-name="T28">No Definidas.</text:span></text:p>
                    </text:list-item>
                    <text:list-item>
                      <text:p text:style-name="P538"><text:span text:style-name="T169">Restricciones</text:span><text:span text:style-name="T163">:</text:span><text:span text:style-name="T157"> </text:span>No Definidas.</text:p>
                    </text:list-item>
                    <text:list-item>
                      <text:p text:style-name="P562">Flujo Principal:</text:p>
                    </text:list-item>
                  </text:list>
                </text:list-item>
              </text:list>
            </text:list-item>
          </text:list>
        </text:list-item>
      </text:list>
      <text:p text:style-name="P371"/>
      <table:table table:name="Tabla110" table:style-name="Tabla110">
        <table:table-column table:style-name="Tabla110.A"/>
        <table:table-column table:style-name="Tabla110.B"/>
        <table:table-column table:style-name="Tabla110.C"/>
        <table:table-header-rows>
          <text:soft-page-break/>
          <table:table-row table:style-name="Tabla110.1">
            <table:table-cell table:style-name="Tabla110.A1" office:value-type="string">
              <text:p text:style-name="P33">#</text:p>
            </table:table-cell>
            <table:table-cell table:style-name="Tabla110.A1" office:value-type="string">
              <text:p text:style-name="P33">Usuario</text:p>
            </table:table-cell>
            <table:table-cell table:style-name="Tabla110.C1" office:value-type="string">
              <text:p text:style-name="P33">Sistema</text:p>
            </table:table-cell>
          </table:table-row>
        </table:table-header-rows>
        <table:table-row>
          <table:table-cell table:style-name="Tabla110.A2" office:value-type="string">
            <text:p text:style-name="P76">1</text:p>
          </table:table-cell>
          <table:table-cell table:style-name="Tabla110.B2" office:value-type="string">
            <text:p text:style-name="P186"/>
          </table:table-cell>
          <table:table-cell table:style-name="Tabla110.C2" office:value-type="string">
            <text:p text:style-name="P186">Muestra los <text:span text:style-name="T311">muestreos registrados.</text:span></text:p>
          </table:table-cell>
        </table:table-row>
      </table:table>
      <text:list xml:id="list205854085978912" text:continue-numbering="true" text:style-name="L1">
        <text:list-item>
          <text:list>
            <text:list-item>
              <text:list>
                <text:list-item>
                  <text:list>
                    <text:list-header>
                      <text:p text:style-name="P612"/>
                    </text:list-header>
                    <text:list-item>
                      <text:p text:style-name="P563">Flujo Alternativo: <text:span text:style-name="T57">No definido</text:span></text:p>
                    </text:list-item>
                    <text:list-item>
                      <text:p text:style-name="P590"><text:span text:style-name="Énfasis"><text:span text:style-name="T244">Postcondiciones:</text:span></text:span><text:span text:style-name="Énfasis"><text:span text:style-name="T255"> </text:span></text:span><text:span text:style-name="Énfasis"><text:span text:style-name="T93">Se generó una vista con los </text:span></text:span><text:span text:style-name="Énfasis"><text:span text:style-name="T94">muestreos</text:span></text:span><text:span text:style-name="Énfasis"><text:span text:style-name="T93"> registrados en el sistema.</text:span></text:span></text:p>
                      <text:p text:style-name="P486"><text:span text:style-name="Énfasis"><text:span text:style-name="T479"/></text:span></text:p>
                    </text:list-item>
                  </text:list>
                </text:list-item>
                <text:list-item>
                  <text:h text:style-name="P427" text:outline-level="3"><text:bookmark-start text:name="__RefHeading___Toc19313_1056065426"/><text:span text:style-name="Énfasis"><text:span text:style-name="T180">Ver Muestreos y Resultados </text:span></text:span><text:span text:style-name="Énfasis"><text:span text:style-name="T247">&lt;&lt;</text:span></text:span><text:span text:style-name="Énfasis"><text:span text:style-name="T249">extiende</text:span></text:span><text:span text:style-name="Énfasis"><text:span text:style-name="T247">&gt;&gt; </text:span></text:span><text:span text:style-name="Énfasis"><text:span text:style-name="T249">Listar Muestreos</text:span></text:span><text:bookmark-end text:name="__RefHeading___Toc19313_1056065426"/></text:h>
                  <text:list>
                    <text:list-item>
                      <text:p text:style-name="P522"><text:span text:style-name="Énfasis"><text:span text:style-name="T179">Descripción</text:span></text:span><text:span text:style-name="Énfasis"><text:span text:style-name="T463">: </text:span></text:span><text:span text:style-name="Énfasis"><text:span text:style-name="T369">El caso de uso comienza cuando el usuario selecciona </text:span></text:span><text:span text:style-name="Énfasis"><text:span text:style-name="T371">la opción correspondiente </text:span></text:span><text:span text:style-name="Énfasis"><text:span text:style-name="T458">sobre un muestreo de la lista. </text:span></text:span><text:span text:style-name="Énfasis"><text:span text:style-name="T369">El caso de uso finaliza cuando el sistema muestra </text:span></text:span><text:span text:style-name="Énfasis"><text:span text:style-name="T458">el</text:span></text:span><text:span text:style-name="Énfasis"><text:span text:style-name="T369"> muestreo </text:span></text:span><text:span text:style-name="Énfasis"><text:span text:style-name="T458">con los datos asociados a sus análisis y resultados</text:span></text:span><text:span text:style-name="Énfasis"><text:span text:style-name="T369">. </text:span></text:span></text:p>
                    </text:list-item>
                    <text:list-item>
                      <text:p text:style-name="P539"><text:span text:style-name="T168">Precondiciones</text:span><text:span text:style-name="T162">:</text:span> <text:span text:style-name="T28">No Definidas.</text:span></text:p>
                    </text:list-item>
                    <text:list-item>
                      <text:p text:style-name="P539"><text:span text:style-name="T169">Restricciones</text:span><text:span text:style-name="T163">:</text:span><text:span text:style-name="T157"> </text:span>No Definidas.</text:p>
                    </text:list-item>
                    <text:list-item>
                      <text:p text:style-name="P589"><text:span text:style-name="Énfasis"><text:span text:style-name="T465">Flujo Principal:</text:span></text:span></text:p>
                    </text:list-item>
                  </text:list>
                </text:list-item>
              </text:list>
            </text:list-item>
          </text:list>
        </text:list-item>
      </text:list>
      <text:p text:style-name="P370"><text:span text:style-name="Énfasis"><text:span text:style-name="T465"/></text:span></text:p>
      <table:table table:name="Tabla109" table:style-name="Tabla109">
        <table:table-column table:style-name="Tabla109.A"/>
        <table:table-column table:style-name="Tabla109.B"/>
        <table:table-column table:style-name="Tabla109.C"/>
        <table:table-header-rows>
          <table:table-row table:style-name="Tabla109.1">
            <table:table-cell table:style-name="Tabla109.A1" office:value-type="string">
              <text:p text:style-name="P34">#</text:p>
            </table:table-cell>
            <table:table-cell table:style-name="Tabla109.A1" office:value-type="string">
              <text:p text:style-name="P34">Usuario</text:p>
            </table:table-cell>
            <table:table-cell table:style-name="Tabla109.C1" office:value-type="string">
              <text:p text:style-name="P34">Sistema</text:p>
            </table:table-cell>
          </table:table-row>
        </table:table-header-rows>
        <table:table-row>
          <table:table-cell table:style-name="Tabla109.A2" office:value-type="string">
            <text:p text:style-name="P77">1</text:p>
          </table:table-cell>
          <table:table-cell table:style-name="Tabla109.B2" office:value-type="string">
            <text:p text:style-name="P187"/>
          </table:table-cell>
          <table:table-cell table:style-name="Tabla109.C2" office:value-type="string">
            <text:p text:style-name="P187">Muestra <text:span text:style-name="T485">el</text:span> <text:span text:style-name="T311">muestreo y </text:span>resultados <text:span text:style-name="T311">asociados.</text:span></text:p>
          </table:table-cell>
        </table:table-row>
      </table:table>
      <text:list xml:id="list205854960920187" text:continue-numbering="true" text:style-name="L1">
        <text:list-item>
          <text:list>
            <text:list-item>
              <text:list>
                <text:list-item>
                  <text:list>
                    <text:list-header>
                      <text:p text:style-name="P616"><text:span text:style-name="Énfasis"><text:span text:style-name="T474"/></text:span></text:p>
                    </text:list-header>
                    <text:list-item>
                      <text:p text:style-name="P589"><text:span text:style-name="Énfasis"><text:span text:style-name="T474">Flujo Alternativo:</text:span></text:span><text:span text:style-name="Énfasis"><text:span text:style-name="T95"> </text:span></text:span><text:span text:style-name="Énfasis"><text:span text:style-name="T96">No definido.</text:span></text:span></text:p>
                    </text:list-item>
                    <text:list-item>
                      <text:p text:style-name="P589"><text:span text:style-name="Énfasis"><text:span text:style-name="T474">Postcondiciones: </text:span></text:span><text:span text:style-name="Énfasis"><text:span text:style-name="T146">Se generó nueva vista con los datos del muestreo seleccionado.</text:span></text:span></text:p>
                      <text:p text:style-name="P616"><text:span text:style-name="Énfasis"><text:span text:style-name="T474"/></text:span></text:p>
                    </text:list-item>
                  </text:list>
                </text:list-item>
                <text:list-item>
                  <text:h text:style-name="P425" text:outline-level="3"><text:bookmark-start text:name="__RefHeading___Toc1705_119258343"/><text:span text:style-name="Énfasis"><text:span text:style-name="T176">Filtrar </text:span></text:span><text:span text:style-name="Énfasis"><text:span text:style-name="T181">Muestreos y</text:span></text:span><text:span text:style-name="Énfasis"><text:span text:style-name="T176"> </text:span></text:span><text:span text:style-name="Énfasis"><text:span text:style-name="T182">Resultados</text:span></text:span><text:span text:style-name="Énfasis"><text:span text:style-name="T176"> </text:span></text:span><text:span text:style-name="Énfasis"><text:span text:style-name="T183">&lt;&lt;</text:span></text:span><text:span text:style-name="Énfasis"><text:span text:style-name="T176">extiende</text:span></text:span><text:span text:style-name="Énfasis"><text:span text:style-name="T183">&gt;&gt;</text:span></text:span><text:span text:style-name="Énfasis"><text:span text:style-name="T176"> <text:s/></text:span></text:span><text:span text:style-name="Énfasis"><text:span text:style-name="T225">Listar</text:span></text:span><text:span text:style-name="Énfasis"><text:span text:style-name="T176"> </text:span></text:span><text:span text:style-name="Énfasis"><text:span text:style-name="T182">Muestreos </text:span></text:span><text:bookmark-end text:name="__RefHeading___Toc1705_119258343"/></text:h>
                  <text:list>
                    <text:list-item>
                      <text:p text:style-name="P481"><text:span text:style-name="Énfasis"><text:span text:style-name="T179">Descripción</text:span></text:span><text:span text:style-name="Énfasis"><text:span text:style-name="T463">: </text:span></text:span><text:span text:style-name="Énfasis"><text:span text:style-name="T369">El caso de uso comienza cuando el usuario selecciona criterios en la sección filtros de la vista </text:span></text:span><text:span text:style-name="Énfasis"><text:span text:style-name="T459">Listar</text:span></text:span><text:span text:style-name="Énfasis"><text:span text:style-name="T369"> </text:span></text:span><text:span text:style-name="Énfasis"><text:span text:style-name="T372">Muestreos</text:span></text:span><text:span text:style-name="Énfasis"><text:span text:style-name="T369">. El sistema recibe las condiciones, clasifica los muestreos/pooles con resultados verificados. El caso de uso finaliza cuando se prepararon los datos o no se encontraron según los criterios seleccionados y se actualiza la vista.</text:span></text:span></text:p>
                    </text:list-item>
                    <text:list-item>
                      <text:p text:style-name="P490"><text:span text:style-name="T168">Precondiciones</text:span><text:span text:style-name="T162">:</text:span> <text:span text:style-name="T28">No Definidas.</text:span></text:p>
                    </text:list-item>
                    <text:list-item>
                      <text:p text:style-name="P490"><text:span text:style-name="T169">Restricciones</text:span><text:span text:style-name="T163">:</text:span><text:span text:style-name="T157"> </text:span>No Definidas.</text:p>
                    </text:list-item>
                    <text:list-item>
                      <text:p text:style-name="P500"><text:span text:style-name="T161">Flujo</text:span> <text:span text:style-name="T161">Principal</text:span>:</text:p>
                    </text:list-item>
                  </text:list>
                </text:list-item>
              </text:list>
            </text:list-item>
          </text:list>
        </text:list-item>
      </text:list>
      <text:p text:style-name="P395"/>
      <table:table table:name="Tabla13" table:style-name="Tabla13">
        <table:table-column table:style-name="Tabla13.A"/>
        <table:table-column table:style-name="Tabla13.B"/>
        <table:table-column table:style-name="Tabla13.C"/>
        <table:table-column table:style-name="Tabla13.D"/>
        <table:table-header-rows>
          <table:table-row table:style-name="Tabla13.1">
            <table:table-cell table:style-name="Tabla13.A1" office:value-type="string">
              <text:p text:style-name="P35">#</text:p>
            </table:table-cell>
            <table:table-cell table:style-name="Tabla13.A1" office:value-type="string">
              <text:p text:style-name="P35">Usuario</text:p>
            </table:table-cell>
            <table:table-cell table:style-name="Tabla13.A1" office:value-type="string">
              <text:p text:style-name="P57">#</text:p>
            </table:table-cell>
            <table:table-cell table:style-name="Tabla13.D1" office:value-type="string">
              <text:p text:style-name="P35">Sistema</text:p>
            </table:table-cell>
          </table:table-row>
        </table:table-header-rows>
        <table:table-row>
          <table:table-cell table:style-name="Tabla13.A2" office:value-type="string">
            <text:p text:style-name="P78">1</text:p>
          </table:table-cell>
          <table:table-cell table:style-name="Tabla13.B2" office:value-type="string">
            <text:p text:style-name="P188">Selecciona un filtro</text:p>
          </table:table-cell>
          <table:table-cell table:style-name="Tabla13.C2" office:value-type="string">
            <text:p text:style-name="P149">2</text:p>
          </table:table-cell>
          <table:table-cell table:style-name="Tabla13.D2" office:value-type="string">
            <text:p text:style-name="P189">Muestra los resultados de acuerdo al filtro seleccionado.</text:p>
          </table:table-cell>
        </table:table-row>
      </table:table>
      <text:list xml:id="list205854219896596" text:continue-numbering="true" text:style-name="L1">
        <text:list-item>
          <text:list>
            <text:list-item>
              <text:list>
                <text:list-item>
                  <text:list>
                    <text:list-header>
                      <text:p text:style-name="P651"/>
                    </text:list-header>
                    <text:list-item>
                      <text:p text:style-name="P501"><text:span text:style-name="T161">Flujo</text:span> <text:span text:style-name="T161">Alternativo</text:span>:</text:p>
                    </text:list-item>
                  </text:list>
                </text:list-item>
              </text:list>
            </text:list-item>
          </text:list>
        </text:list-item>
      </text:list>
      <text:p text:style-name="P391"/>
      <table:table table:name="Tabla12" table:style-name="Tabla12">
        <table:table-column table:style-name="Tabla12.A"/>
        <table:table-column table:style-name="Tabla12.B"/>
        <table:table-column table:style-name="Tabla12.C"/>
        <table:table-header-rows>
          <table:table-row table:style-name="Tabla12.1">
            <table:table-cell table:style-name="Tabla12.A1" office:value-type="string">
              <text:p text:style-name="P36">#</text:p>
            </table:table-cell>
            <table:table-cell table:style-name="Tabla12.A1" office:value-type="string">
              <text:p text:style-name="P36">Usuario</text:p>
            </table:table-cell>
            <table:table-cell table:style-name="Tabla12.C1" office:value-type="string">
              <text:p text:style-name="P36">Sistema</text:p>
            </table:table-cell>
          </table:table-row>
        </table:table-header-rows>
        <table:table-row>
          <table:table-cell table:style-name="Tabla12.A2" office:value-type="string">
            <text:p text:style-name="P142">2<text:span text:style-name="T294">.</text:span><text:span text:style-name="T295">a</text:span></text:p>
          </table:table-cell>
          <table:table-cell table:style-name="Tabla12.B2" office:value-type="string">
            <text:p text:style-name="P190">No hay datos según el filtro seleccionado.</text:p>
          </table:table-cell>
          <table:table-cell table:style-name="Tabla12.C2" office:value-type="string">
            <text:p text:style-name="P264">Se muestra la lista vacía.</text:p>
          </table:table-cell>
        </table:table-row>
        <table:table-row>
          <table:table-cell table:style-name="Tabla12.A3" office:value-type="string">
            <text:p text:style-name="P142">2<text:span text:style-name="T294">.</text:span><text:span text:style-name="T295">a</text:span><text:span text:style-name="T298">.1</text:span></text:p>
          </table:table-cell>
          <table:table-cell table:style-name="Tabla12.B3" office:value-type="string">
            <text:p text:style-name="P190">Cambia los filtros.</text:p>
          </table:table-cell>
          <table:table-cell table:style-name="Tabla12.C3" office:value-type="string">
            <text:p text:style-name="P190">Muestra los resultados de acuerdo al nuevo filtro.</text:p>
          </table:table-cell>
        </table:table-row>
      </table:table>
      <text:list xml:id="list205854251268813" text:continue-numbering="true" text:style-name="L1">
        <text:list-item>
          <text:list>
            <text:list-item>
              <text:list>
                <text:list-item>
                  <text:list>
                    <text:list-header>
                      <text:p text:style-name="P647"><text:span text:style-name="Énfasis"><text:span text:style-name="T243"/></text:span></text:p>
                    </text:list-header>
                    <text:list-item>
                      <text:p text:style-name="P482"><text:span text:style-name="Énfasis"><text:span text:style-name="T243">Postcondiciones</text:span></text:span><text:span text:style-name="Énfasis"><text:span text:style-name="T257">:</text:span></text:span><text:span text:style-name="Énfasis"><text:span text:style-name="T480"> </text:span></text:span><text:span text:style-name="Énfasis"><text:span text:style-name="T370">Se actualizo la colección de datos para la vista Ver Resultados.</text:span></text:span></text:p>
                    </text:list-item>
                  </text:list>
                </text:list-item>
              </text:list>
            </text:list-item>
          </text:list>
        </text:list-item>
      </text:list>
      <text:p text:style-name="P26"><text:span text:style-name="Énfasis"><text:span text:style-name="T91"/></text:span></text:p>
      <text:list xml:id="list205854595596899" text:continue-numbering="true" text:style-name="L1">
        <text:list-item>
          <text:list>
            <text:list-item>
              <text:list>
                <text:list-item>
                  <text:h text:style-name="P428" text:outline-level="3"><text:bookmark-start text:name="__RefHeading___Toc1707_119258343"/><text:span text:style-name="Énfasis"><text:span text:style-name="T184">Ver Requisitos</text:span></text:span><text:bookmark-end text:name="__RefHeading___Toc1707_119258343"/></text:h>
                </text:list-item>
              </text:list>
            </text:list-item>
          </text:list>
        </text:list-item>
      </text:list>
      <text:list xml:id="list2374665388" text:style-name="L4">
        <text:list-item>
          <text:list>
            <text:list-item>
              <text:list>
                <text:list-item>
                  <text:list>
                    <text:list-item>
                      <text:p text:style-name="P653"><text:span text:style-name="Énfasis"><text:span text:style-name="T179">Descripción</text:span></text:span><text:span text:style-name="Énfasis"><text:span text:style-name="T463">: </text:span></text:span><text:span text:style-name="Énfasis"><text:span text:style-name="T369">El caso de uso comienza cuando el usuario selecciona la opción correspondiente. El sistema muestra una vista con todos los nombres de Requisitos registrados en el sistema. El usuario selecciona un requisito para ver sus límites. El caso de uso finaliza cuando el sistema muestra los límites asociados al requisito seleccionado.</text:span></text:span></text:p>
                    </text:list-item>
                    <text:list-item>
                      <text:p text:style-name="P654"><text:span text:style-name="T168">Precondiciones</text:span><text:span text:style-name="T162">:</text:span> <text:span text:style-name="T28">No Definidas.</text:span></text:p>
                    </text:list-item>
                    <text:list-item>
                      <text:p text:style-name="P654"><text:span text:style-name="T169">Restricciones</text:span><text:span text:style-name="T163">:</text:span><text:span text:style-name="T157"> </text:span>No Definidas.</text:p>
                    </text:list-item>
                    <text:list-item>
                      <text:p text:style-name="P655">Flujo Principal:</text:p>
                    </text:list-item>
                  </text:list>
                </text:list-item>
              </text:list>
            </text:list-item>
          </text:list>
        </text:list-item>
      </text:list>
      <text:p text:style-name="P407"/>
      <table:table table:name="Tabla14" table:style-name="Tabla14">
        <table:table-column table:style-name="Tabla14.A"/>
        <table:table-column table:style-name="Tabla14.B"/>
        <table:table-column table:style-name="Tabla14.C"/>
        <table:table-column table:style-name="Tabla14.D"/>
        <text:soft-page-break/>
        <table:table-row table:style-name="Tabla14.1">
          <table:table-cell table:style-name="Tabla14.A1" office:value-type="string">
            <text:p text:style-name="P37">#</text:p>
          </table:table-cell>
          <table:table-cell table:style-name="Tabla14.A1" office:value-type="string">
            <text:p text:style-name="P37">Usuario</text:p>
          </table:table-cell>
          <table:table-cell table:style-name="Tabla14.A1" office:value-type="string">
            <text:p text:style-name="P57">#</text:p>
          </table:table-cell>
          <table:table-cell table:style-name="Tabla14.D1" office:value-type="string">
            <text:p text:style-name="P37">Sistema</text:p>
          </table:table-cell>
        </table:table-row>
        <table:table-row>
          <table:table-cell table:style-name="Tabla14.A2" office:value-type="string">
            <text:p text:style-name="P79"/>
          </table:table-cell>
          <table:table-cell table:style-name="Tabla14.B2" office:value-type="string">
            <text:p text:style-name="P191"/>
          </table:table-cell>
          <table:table-cell table:style-name="Tabla14.C2" office:value-type="string">
            <text:p text:style-name="P149">1</text:p>
          </table:table-cell>
          <table:table-cell table:style-name="Tabla14.D2" office:value-type="string">
            <text:p text:style-name="P193">Lista los requisitos registrados.</text:p>
          </table:table-cell>
        </table:table-row>
        <table:table-row>
          <table:table-cell table:style-name="Tabla14.A3" office:value-type="string">
            <text:p text:style-name="P81">2</text:p>
          </table:table-cell>
          <table:table-cell table:style-name="Tabla14.B3" office:value-type="string">
            <text:p text:style-name="P193">Selecciona un requisito.</text:p>
          </table:table-cell>
          <table:table-cell table:style-name="Tabla14.C3" office:value-type="string">
            <text:p text:style-name="P149">3</text:p>
          </table:table-cell>
          <table:table-cell table:style-name="Tabla14.D3" office:value-type="string">
            <text:p text:style-name="P194">Lista los limites asociados al requisito.</text:p>
          </table:table-cell>
        </table:table-row>
      </table:table>
      <text:p text:style-name="P270"/>
      <text:list xml:id="list205854654584956" text:continue-numbering="true" text:style-name="L4">
        <text:list-item>
          <text:list>
            <text:list-item>
              <text:list>
                <text:list-item>
                  <text:list>
                    <text:list-item>
                      <text:p text:style-name="P656">Flujo Alternativo: <text:span text:style-name="T57">No definido</text:span></text:p>
                    </text:list-item>
                    <text:list-item>
                      <text:p text:style-name="P657"><text:span text:style-name="Énfasis"><text:span text:style-name="T185">Postcondiciones:</text:span></text:span><text:span text:style-name="Énfasis"><text:span text:style-name="T481"> </text:span></text:span><text:span text:style-name="Énfasis"><text:span text:style-name="T363">Se generó una vista con los requisitos registrados en el sistema. </text:span></text:span><text:span text:style-name="Énfasis"><text:span text:style-name="T460">Actualizó la </text:span></text:span><text:span text:style-name="Énfasis"><text:span text:style-name="T363">vista con los límites registrados </text:span></text:span><text:span text:style-name="Énfasis"><text:span text:style-name="T364">y vigentes </text:span></text:span><text:span text:style-name="Énfasis"><text:span text:style-name="T363">para el requisito seleccionado.</text:span></text:span></text:p>
                    </text:list-item>
                  </text:list>
                </text:list-item>
              </text:list>
            </text:list-item>
          </text:list>
        </text:list-item>
      </text:list>
      <text:p text:style-name="P25"><text:span text:style-name="Énfasis"><text:span text:style-name="T258"/></text:span></text:p>
      <text:list xml:id="list205854361824563" text:continue-list="list205854595596899" text:style-name="L1">
        <text:list-item>
          <text:list>
            <text:list-item>
              <text:list>
                <text:list-item>
                  <text:h text:style-name="P448" text:outline-level="3"><text:bookmark-start text:name="__RefHeading___Toc1709_119258343"/><text:span text:style-name="Énfasis"><text:span text:style-name="T186">Cambiar datos de </text:span></text:span><text:span text:style-name="Énfasis"><text:span text:style-name="T187">Usuario</text:span></text:span><text:bookmark-end text:name="__RefHeading___Toc1709_119258343"/></text:h>
                  <text:list>
                    <text:list-item>
                      <text:p text:style-name="P483"><text:span text:style-name="Énfasis"><text:span text:style-name="T179">Descripción: </text:span></text:span><text:span text:style-name="Énfasis"><text:span text:style-name="T369">El caso de uso comienza cuando un usuario logueado desea cambiar sus datos. El usuario selecciona la opción correspondiente y el sistema presenta los datos modificables. El </text:span></text:span><text:span text:style-name="Énfasis"><text:span text:style-name="T374">usuario</text:span></text:span><text:span text:style-name="Énfasis"><text:span text:style-name="T369"> actualiza los datos, </text:span></text:span><text:span text:style-name="Énfasis"><text:span text:style-name="T375">si</text:span></text:span><text:span text:style-name="Énfasis"><text:span text:style-name="T369"> el usuario desea cambiar sus credenciales el caso el sistema continua con el caso de uso Camb</text:span></text:span><text:span text:style-name="Énfasis"><text:span text:style-name="T374">i</text:span></text:span><text:span text:style-name="Énfasis"><text:span text:style-name="T369">ar Credenciales de </text:span></text:span><text:span text:style-name="Énfasis"><text:span text:style-name="T374">Usuario</text:span></text:span><text:span text:style-name="Énfasis"><text:span text:style-name="T369">, </text:span></text:span><text:span text:style-name="Énfasis"><text:span text:style-name="T375">e</text:span></text:span><text:span text:style-name="Énfasis"><text:span text:style-name="T369">l sistema verifica que los datos sean válidos y el caso de uso finaliza cuando el sistema guarda los cambios realizados o el usuario cancela.</text:span></text:span></text:p>
                    </text:list-item>
                    <text:list-item>
                      <text:p text:style-name="P491"><text:span text:style-name="T168">Precondiciones:</text:span> <text:span text:style-name="T28">El usuario a modificar es el mismo usuario que se encuentra logueado.</text:span></text:p>
                    </text:list-item>
                    <text:list-item>
                      <text:p text:style-name="P491"><text:span text:style-name="T169">Restricciones:</text:span><text:span text:style-name="T157"> </text:span><text:span text:style-name="T4">No se permite modificar numero de </text:span><text:span text:style-name="T17">usuario</text:span><text:span text:style-name="T4">. </text:span><text:span text:style-name="T5">No se permite cambiar el permiso del </text:span><text:span text:style-name="T17">usuario</text:span><text:span text:style-name="T5">. </text:span></text:p>
                    </text:list-item>
                    <text:list-item>
                      <text:p text:style-name="P502">Flujo Principal:</text:p>
                    </text:list-item>
                  </text:list>
                </text:list-item>
              </text:list>
            </text:list-item>
          </text:list>
        </text:list-item>
      </text:list>
      <text:p text:style-name="P392"/>
      <table:table table:name="Tabla15" table:style-name="Tabla15">
        <table:table-column table:style-name="Tabla15.A"/>
        <table:table-column table:style-name="Tabla15.B"/>
        <table:table-column table:style-name="Tabla15.C"/>
        <table:table-column table:style-name="Tabla15.D"/>
        <table:table-header-rows>
          <table:table-row table:style-name="Tabla15.1">
            <table:table-cell table:style-name="Tabla15.A1" office:value-type="string">
              <text:p text:style-name="P38">#</text:p>
            </table:table-cell>
            <table:table-cell table:style-name="Tabla15.A1" office:value-type="string">
              <text:p text:style-name="P38">Usuario</text:p>
            </table:table-cell>
            <table:table-cell table:style-name="Tabla15.A1" office:value-type="string">
              <text:p text:style-name="P57">#</text:p>
            </table:table-cell>
            <table:table-cell table:style-name="Tabla15.D1" office:value-type="string">
              <text:p text:style-name="P38">Sistema</text:p>
            </table:table-cell>
          </table:table-row>
        </table:table-header-rows>
        <table:table-row>
          <table:table-cell table:style-name="Tabla15.A2" office:value-type="string">
            <text:p text:style-name="P80"/>
          </table:table-cell>
          <table:table-cell table:style-name="Tabla15.B2" office:value-type="string">
            <text:p text:style-name="P192"/>
          </table:table-cell>
          <table:table-cell table:style-name="Tabla15.C2" office:value-type="string">
            <text:p text:style-name="P149">1</text:p>
          </table:table-cell>
          <table:table-cell table:style-name="Tabla15.D2" office:value-type="string">
            <text:p text:style-name="P195">Muestra los datos actuales del usuario</text:p>
          </table:table-cell>
        </table:table-row>
        <table:table-row>
          <table:table-cell table:style-name="Tabla15.A3" office:value-type="string">
            <text:p text:style-name="P82">2</text:p>
          </table:table-cell>
          <table:table-cell table:style-name="Tabla15.B3" office:value-type="string">
            <text:p text:style-name="P195">Edita datos disponibles: nombre, apellido, correo.</text:p>
          </table:table-cell>
          <table:table-cell table:style-name="Tabla15.C3" office:value-type="string">
            <text:p text:style-name="P174">3</text:p>
          </table:table-cell>
          <table:table-cell table:style-name="Tabla15.D3" office:value-type="string">
            <text:p text:style-name="P196">Verifica los datos ingresados.</text:p>
          </table:table-cell>
        </table:table-row>
        <table:table-row>
          <table:table-cell table:style-name="Tabla15.A4" office:value-type="string">
            <text:p text:style-name="P84"/>
          </table:table-cell>
          <table:table-cell table:style-name="Tabla15.B4" office:value-type="string">
            <text:p text:style-name="P192"/>
          </table:table-cell>
          <table:table-cell table:style-name="Tabla15.C4" office:value-type="string">
            <text:p text:style-name="P149">4</text:p>
          </table:table-cell>
          <table:table-cell table:style-name="Tabla15.D4" office:value-type="string">
            <text:p text:style-name="P196">Guarda los datos actualizados.</text:p>
          </table:table-cell>
        </table:table-row>
      </table:table>
      <text:list xml:id="list205854602213128" text:continue-numbering="true" text:style-name="L1">
        <text:list-item>
          <text:list>
            <text:list-item>
              <text:list>
                <text:list-item>
                  <text:list>
                    <text:list-header>
                      <text:p text:style-name="P648"/>
                    </text:list-header>
                    <text:list-item>
                      <text:p text:style-name="P503">Flujo Alternativo:</text:p>
                    </text:list-item>
                  </text:list>
                </text:list-item>
              </text:list>
            </text:list-item>
          </text:list>
        </text:list-item>
      </text:list>
      <text:p text:style-name="P392"/>
      <table:table table:name="Tabla16" table:style-name="Tabla16">
        <table:table-column table:style-name="Tabla16.A"/>
        <table:table-column table:style-name="Tabla16.B"/>
        <table:table-column table:style-name="Tabla16.C"/>
        <table:table-header-rows>
          <table:table-row table:style-name="Tabla16.1">
            <table:table-cell table:style-name="Tabla16.A1" office:value-type="string">
              <text:p text:style-name="P39">#</text:p>
            </table:table-cell>
            <table:table-cell table:style-name="Tabla16.A1" office:value-type="string">
              <text:p text:style-name="P39">Usuario</text:p>
            </table:table-cell>
            <table:table-cell table:style-name="Tabla16.C1" office:value-type="string">
              <text:p text:style-name="P39">Sistema</text:p>
            </table:table-cell>
          </table:table-row>
        </table:table-header-rows>
        <table:table-row>
          <table:table-cell table:style-name="Tabla16.A2" office:value-type="string">
            <text:p text:style-name="P85">2.a</text:p>
          </table:table-cell>
          <table:table-cell table:style-name="Tabla16.B2" office:value-type="string">
            <text:p text:style-name="P197">Los datos no son correctos (nombre o apellido no son texto o el campo está vacío).</text:p>
          </table:table-cell>
          <table:table-cell table:style-name="Tabla16.C2" office:value-type="string">
            <text:p text:style-name="P197">Informa al usuario de datos no válidos.</text:p>
          </table:table-cell>
        </table:table-row>
        <table:table-row>
          <table:table-cell table:style-name="Tabla16.A3" office:value-type="string">
            <text:p text:style-name="P83">2.<text:span text:style-name="T300">a.1</text:span></text:p>
          </table:table-cell>
          <table:table-cell table:style-name="Tabla16.B3" office:value-type="string">
            <text:p text:style-name="P197">Corrige los datos ingresados.</text:p>
          </table:table-cell>
          <table:table-cell table:style-name="Tabla16.C3" office:value-type="string">
            <text:p text:style-name="P197">Verifica los nuevos datos ingresados. <text:span text:style-name="T302">Guarda los datos actualizados.</text:span></text:p>
          </table:table-cell>
        </table:table-row>
        <table:table-row>
          <table:table-cell table:style-name="Tabla16.A4" office:value-type="string">
            <text:p text:style-name="P85">2<text:span text:style-name="T301">.</text:span>a.<text:span text:style-name="T302">2</text:span></text:p>
          </table:table-cell>
          <table:table-cell table:style-name="Tabla16.B4" office:value-type="string">
            <text:p text:style-name="P197">Cancela el caso de uso.</text:p>
          </table:table-cell>
          <table:table-cell table:style-name="Tabla16.C4" office:value-type="string">
            <text:p text:style-name="P197">Vuelva a vista <text:span text:style-name="T316">Ver Muestreos</text:span>.</text:p>
          </table:table-cell>
        </table:table-row>
      </table:table>
      <text:p text:style-name="P332"><text:span text:style-name="Énfasis"><text:span text:style-name="T243"/></text:span></text:p>
      <text:list xml:id="list205854448889855" text:continue-numbering="true" text:style-name="L1">
        <text:list-item>
          <text:list>
            <text:list-item>
              <text:list>
                <text:list-item>
                  <text:list>
                    <text:list-item>
                      <text:p text:style-name="P496"><text:span text:style-name="Énfasis"><text:span text:style-name="T243">Postcondiciones:</text:span></text:span><text:span text:style-name="Énfasis"><text:span text:style-name="T480"> </text:span></text:span><text:span text:style-name="Énfasis"><text:span text:style-name="T370">Se actualizaron los datos correspondientes del usuario.</text:span></text:span></text:p>
                    </text:list-item>
                  </text:list>
                </text:list-item>
              </text:list>
            </text:list-item>
          </text:list>
        </text:list-item>
      </text:list>
      <text:list xml:id="list205854309945958" text:continue-list="list205854654584956" text:style-name="L4">
        <text:list-item>
          <text:list>
            <text:list-item>
              <text:list>
                <text:list-item>
                  <text:list>
                    <text:list-header>
                      <text:p text:style-name="P658"/>
                    </text:list-header>
                  </text:list>
                </text:list-item>
              </text:list>
            </text:list-item>
          </text:list>
        </text:list-item>
      </text:list>
      <text:list xml:id="list205856165320639" text:continue-list="list205854448889855" text:style-name="L1">
        <text:list-item>
          <text:list>
            <text:list-item>
              <text:list>
                <text:list-item>
                  <text:h text:style-name="P450" text:outline-level="3"><text:bookmark-start text:name="__RefHeading___Toc1711_119258343"/><text:span text:style-name="Énfasis"><text:span text:style-name="T176">Cambiar credenciales de </text:span></text:span><text:span text:style-name="Énfasis"><text:span text:style-name="T187">Usuario</text:span></text:span><text:span text:style-name="Énfasis"><text:span text:style-name="T176"> </text:span></text:span><text:span text:style-name="Énfasis"><text:span text:style-name="T183">&lt;&lt;</text:span></text:span><text:span text:style-name="Énfasis"><text:span text:style-name="T176">extiende</text:span></text:span><text:span text:style-name="Énfasis"><text:span text:style-name="T183">&gt;&gt;</text:span></text:span><text:span text:style-name="Énfasis"><text:span text:style-name="T176"> Cambiar Datos de </text:span></text:span><text:span text:style-name="Énfasis"><text:span text:style-name="T187">Usuario</text:span></text:span><text:bookmark-end text:name="__RefHeading___Toc1711_119258343"/></text:h>
                  <text:list>
                    <text:list-item>
                      <text:p text:style-name="P484"><text:span text:style-name="Énfasis"><text:span text:style-name="T179">Descripción:</text:span></text:span><text:span text:style-name="Énfasis"><text:span text:style-name="T463"> </text:span></text:span><text:span text:style-name="Énfasis"><text:span text:style-name="T369">El caso de uso comienza cuando el usuario desea cambiar </text:span></text:span><text:span text:style-name="Énfasis"><text:span text:style-name="T376">las</text:span></text:span><text:span text:style-name="Énfasis"><text:span text:style-name="T369"> credenciales. El usuario selecciona la opción correspondiente. El usuario ingresa la contraseña actual, el sistema verifica que sea correcta, luego el usuario ingresa su nueva contraseña y confirmación. El caso de uso finaliza cuando el sistema comprueba la validez de la nueva contraseña y confirmación y guarda los cambios o el usuario cancela el caso de uso.</text:span></text:span></text:p>
                    </text:list-item>
                    <text:list-item>
                      <text:p text:style-name="P492"><text:span text:style-name="T168">Precondiciones:</text:span> <text:span text:style-name="T28">El usuario a modificar es el mismo usuario que se encuentra logueado, </text:span><text:span text:style-name="T30">con excepción del administrador</text:span><text:span text:style-name="T28">.</text:span></text:p>
                    </text:list-item>
                    <text:list-item>
                      <text:p text:style-name="P492"><text:span text:style-name="T169">Restricciones:</text:span><text:span text:style-name="T157"> </text:span><text:span text:style-name="T4">No definidas.</text:span></text:p>
                    </text:list-item>
                    <text:list-item>
                      <text:p text:style-name="P504">Flujo Principal:</text:p>
                    </text:list-item>
                  </text:list>
                </text:list-item>
              </text:list>
            </text:list-item>
          </text:list>
        </text:list-item>
      </text:list>
      <text:p text:style-name="P393"/>
      <table:table table:name="Tabla17" table:style-name="Tabla17">
        <table:table-column table:style-name="Tabla17.A"/>
        <table:table-column table:style-name="Tabla17.B"/>
        <table:table-column table:style-name="Tabla17.C"/>
        <table:table-column table:style-name="Tabla17.D"/>
        <table:table-header-rows>
          <text:soft-page-break/>
          <table:table-row table:style-name="Tabla17.1">
            <table:table-cell table:style-name="Tabla17.A1" office:value-type="string">
              <text:p text:style-name="P40">#</text:p>
            </table:table-cell>
            <table:table-cell table:style-name="Tabla17.A1" office:value-type="string">
              <text:p text:style-name="P40">Usuario</text:p>
            </table:table-cell>
            <table:table-cell table:style-name="Tabla17.A1" office:value-type="string">
              <text:p text:style-name="P57">#</text:p>
            </table:table-cell>
            <table:table-cell table:style-name="Tabla17.D1" office:value-type="string">
              <text:p text:style-name="P40">Sistema</text:p>
            </table:table-cell>
          </table:table-row>
        </table:table-header-rows>
        <table:table-row>
          <table:table-cell table:style-name="Tabla17.A2" office:value-type="string">
            <text:p text:style-name="P86"/>
          </table:table-cell>
          <table:table-cell table:style-name="Tabla17.B2" office:value-type="string">
            <text:p text:style-name="P198"/>
          </table:table-cell>
          <table:table-cell table:style-name="Tabla17.C2" office:value-type="string">
            <text:p text:style-name="P149">1</text:p>
          </table:table-cell>
          <table:table-cell table:style-name="Tabla17.D2" office:value-type="string">
            <text:p text:style-name="P198">Muestra campo para contraseña actual, nueva contraseña y confirmación de nueva contraseña.</text:p>
          </table:table-cell>
        </table:table-row>
        <table:table-row>
          <table:table-cell table:style-name="Tabla17.A4" office:value-type="string">
            <text:p text:style-name="P86">2</text:p>
          </table:table-cell>
          <table:table-cell table:style-name="Tabla17.B3" office:value-type="string">
            <text:p text:style-name="P198">Ingresa contraseña actual correcta.</text:p>
          </table:table-cell>
          <table:table-cell table:style-name="Tabla17.C3" office:value-type="string">
            <text:p text:style-name="P149">3</text:p>
          </table:table-cell>
          <table:table-cell table:style-name="Tabla17.D3" office:value-type="string">
            <text:p text:style-name="P198">Verifica contraseña actual. Indica que es correcta.</text:p>
          </table:table-cell>
        </table:table-row>
        <table:table-row>
          <table:table-cell table:style-name="Tabla17.A4" office:value-type="string">
            <text:p text:style-name="P98">4</text:p>
          </table:table-cell>
          <table:table-cell table:style-name="Tabla17.B4" office:value-type="string">
            <text:p text:style-name="P198">Ingresa nueva contraseña.</text:p>
          </table:table-cell>
          <table:table-cell table:style-name="Tabla17.C4" office:value-type="string">
            <text:p text:style-name="P149"/>
          </table:table-cell>
          <table:table-cell table:style-name="Tabla17.D4" office:value-type="string">
            <text:p text:style-name="P198"/>
          </table:table-cell>
        </table:table-row>
        <table:table-row>
          <table:table-cell table:style-name="Tabla17.A5" office:value-type="string">
            <text:p text:style-name="P98">5</text:p>
          </table:table-cell>
          <table:table-cell table:style-name="Tabla17.B5" office:value-type="string">
            <text:p text:style-name="P198">Ingresa comprobación de contraseña coincidente con nueva contraseña.</text:p>
          </table:table-cell>
          <table:table-cell table:style-name="Tabla17.C5" office:value-type="string">
            <text:p text:style-name="P149">6</text:p>
          </table:table-cell>
          <table:table-cell table:style-name="Tabla17.D5" office:value-type="string">
            <text:p text:style-name="P198">Verifica nueva contraseña y comprobación. Cambia la contraseña del usuario.</text:p>
          </table:table-cell>
        </table:table-row>
      </table:table>
      <text:list xml:id="list205855639312778" text:continue-numbering="true" text:style-name="L1">
        <text:list-item>
          <text:list>
            <text:list-item>
              <text:list>
                <text:list-item>
                  <text:list>
                    <text:list-header>
                      <text:p text:style-name="P649"/>
                    </text:list-header>
                    <text:list-item>
                      <text:p text:style-name="P505">Flujo Alternativo:</text:p>
                    </text:list-item>
                  </text:list>
                </text:list-item>
              </text:list>
            </text:list-item>
          </text:list>
        </text:list-item>
      </text:list>
      <text:p text:style-name="P393"/>
      <table:table table:name="Tabla18" table:style-name="Tabla18">
        <table:table-column table:style-name="Tabla18.A"/>
        <table:table-column table:style-name="Tabla18.B"/>
        <table:table-column table:style-name="Tabla18.C"/>
        <table:table-header-rows>
          <table:table-row table:style-name="Tabla18.1">
            <table:table-cell table:style-name="Tabla18.A1" office:value-type="string">
              <text:p text:style-name="P40">#</text:p>
            </table:table-cell>
            <table:table-cell table:style-name="Tabla18.A1" office:value-type="string">
              <text:p text:style-name="P40">Usuario</text:p>
            </table:table-cell>
            <table:table-cell table:style-name="Tabla18.C1" office:value-type="string">
              <text:p text:style-name="P40">Sistema</text:p>
            </table:table-cell>
          </table:table-row>
        </table:table-header-rows>
        <table:table-row>
          <table:table-cell table:style-name="Tabla18.A3" office:value-type="string">
            <text:p text:style-name="P86">2.c</text:p>
          </table:table-cell>
          <table:table-cell table:style-name="Tabla18.B3" office:value-type="string">
            <text:p text:style-name="P198">Ingresa contraseña actual incorrecta.</text:p>
          </table:table-cell>
          <table:table-cell table:style-name="Tabla18.C3" office:value-type="string">
            <text:p text:style-name="P198">Verifica contraseña actual. Indica que no es correcta.</text:p>
          </table:table-cell>
        </table:table-row>
        <table:table-row>
          <table:table-cell table:style-name="Tabla18.A3" office:value-type="string">
            <text:p text:style-name="P86">2.c.1</text:p>
          </table:table-cell>
          <table:table-cell table:style-name="Tabla18.B3" office:value-type="string">
            <text:p text:style-name="P198">Corrige contraseña actual.</text:p>
          </table:table-cell>
          <table:table-cell table:style-name="Tabla18.C3" office:value-type="string">
            <text:p text:style-name="P198">Verifica contraseña actual. Indica que es correcta.</text:p>
          </table:table-cell>
        </table:table-row>
        <table:table-row>
          <table:table-cell table:style-name="Tabla18.A5" office:value-type="string">
            <text:p text:style-name="P99">4.a</text:p>
          </table:table-cell>
          <table:table-cell table:style-name="Tabla18.B5" office:value-type="string">
            <text:p text:style-name="P198">Ingresa comprobación de contraseña <text:s/>no coincidente con nueva contraseña.</text:p>
          </table:table-cell>
          <table:table-cell table:style-name="Tabla18.C5" office:value-type="string">
            <text:p text:style-name="P198">Verifica nueva contraseña y comprobación. Indica que no son coincidentes.</text:p>
          </table:table-cell>
        </table:table-row>
        <table:table-row>
          <table:table-cell table:style-name="Tabla18.A5" office:value-type="string">
            <text:p text:style-name="P86">2<text:span text:style-name="T301">.</text:span><text:span text:style-name="T302">a.1</text:span></text:p>
          </table:table-cell>
          <table:table-cell table:style-name="Tabla18.B5" office:value-type="string">
            <text:p text:style-name="P198">Corrige nueva contraseña y/o comprobación.</text:p>
          </table:table-cell>
          <table:table-cell table:style-name="Tabla18.C5" office:value-type="string">
            <text:p text:style-name="P198">Verifica nueva contraseña y comprobación. Cambia la contraseña del usuario.</text:p>
          </table:table-cell>
        </table:table-row>
        <table:table-row>
          <table:table-cell table:style-name="Tabla18.A6" office:value-type="string">
            <text:p text:style-name="P86">2.<text:span text:style-name="T302">c</text:span></text:p>
            <text:p text:style-name="P86">2.<text:span text:style-name="T302">a</text:span></text:p>
          </table:table-cell>
          <table:table-cell table:style-name="Tabla18.B6" office:value-type="string">
            <text:p text:style-name="P198">Cancela el caso de uso.</text:p>
          </table:table-cell>
          <table:table-cell table:style-name="Tabla18.C6" office:value-type="string">
            <text:p text:style-name="P198">Vuelva a vista principal.</text:p>
          </table:table-cell>
        </table:table-row>
      </table:table>
      <text:p text:style-name="P272"><text:span text:style-name="Énfasis"><text:span text:style-name="T243"/></text:span></text:p>
      <text:list xml:id="list205855253469010" text:continue-numbering="true" text:style-name="L1">
        <text:list-item>
          <text:list>
            <text:list-item>
              <text:list>
                <text:list-item>
                  <text:list>
                    <text:list-item>
                      <text:p text:style-name="P508"><text:span text:style-name="Énfasis"><text:span text:style-name="T243">Postcondiciones:</text:span></text:span><text:span text:style-name="Énfasis"><text:span text:style-name="T480"> </text:span></text:span><text:span text:style-name="Énfasis"><text:span text:style-name="T373">Se actualizaron los datos de credenciales del usuario</text:span></text:span><text:span text:style-name="Énfasis"><text:span text:style-name="T370">.</text:span></text:span></text:p>
                    </text:list-item>
                  </text:list>
                  <text:p text:style-name="P652"><text:span text:style-name="Énfasis"><text:span text:style-name="T370"/></text:span></text:p>
                </text:list-item>
                <text:list-item>
                  <text:h text:style-name="P451" text:outline-level="3"><text:bookmark-start text:name="__RefHeading___Toc13611_2628543055"/><text:span text:style-name="Énfasis"><text:span text:style-name="T177">Listar Áreas</text:span></text:span><text:bookmark-end text:name="__RefHeading___Toc13611_2628543055"/></text:h>
                  <text:list>
                    <text:list-item text:start-value="1">
                      <text:p text:style-name="P606"><text:span text:style-name="Énfasis"><text:span text:style-name="T240">Descripción:</text:span></text:span><text:span text:style-name="Énfasis"><text:span text:style-name="T475"> </text:span></text:span><text:span text:style-name="Énfasis"><text:span text:style-name="T393">El caso de uso comienza cuando el usuario desea </text:span></text:span><text:span text:style-name="Énfasis"><text:span text:style-name="T398">ver todas las áreas registradas en el sistema.</text:span></text:span><text:span text:style-name="Énfasis"><text:span text:style-name="T393"> </text:span></text:span><text:span text:style-name="Énfasis"><text:span text:style-name="T398">El usuario </text:span></text:span><text:span text:style-name="Énfasis"><text:span text:style-name="T393">selecciona la opción correspondiente y el sistema muestra la vista con </text:span></text:span><text:span text:style-name="Énfasis"><text:span text:style-name="T398">las áreas registradas (sin distinción de vigencia)</text:span></text:span><text:span text:style-name="Énfasis"><text:span text:style-name="T393">. El usuario </text:span></text:span><text:span text:style-name="Énfasis"><text:span text:style-name="T398">puede seleccionar ver solo áreas vigentes y el sistema actualiza la vista de acuerdo al requirimiento.</text:span></text:span><text:span text:style-name="Énfasis"><text:span text:style-name="T393"> El caso de uso finaliza cuando el </text:span></text:span><text:span text:style-name="Énfasis"><text:span text:style-name="T398">sistema muestra la información solicitada.</text:span></text:span></text:p>
                    </text:list-item>
                    <text:list-item>
                      <text:p text:style-name="P554"><text:span text:style-name="T168">Precondiciones:</text:span> <text:span text:style-name="T285">Existen áreas registradas en el sistema (sin distinción de vigencia).</text:span></text:p>
                    </text:list-item>
                    <text:list-item>
                      <text:p text:style-name="P554"><text:span text:style-name="T169">Restricciones:</text:span><text:span text:style-name="T157"> </text:span><text:span text:style-name="T8">No Definidas</text:span></text:p>
                    </text:list-item>
                    <text:list-item>
                      <text:p text:style-name="P541"><text:span text:style-name="T166">Flujo Principal:</text:span></text:p>
                    </text:list-item>
                  </text:list>
                </text:list-item>
              </text:list>
            </text:list-item>
          </text:list>
        </text:list-item>
      </text:list>
      <text:p text:style-name="P545"><text:span text:style-name="T166"/></text:p>
      <table:table table:name="Tabla111" table:style-name="Tabla111">
        <table:table-column table:style-name="Tabla111.A"/>
        <table:table-column table:style-name="Tabla111.B"/>
        <table:table-column table:style-name="Tabla111.C"/>
        <table:table-column table:style-name="Tabla111.D"/>
        <table:table-header-rows>
          <table:table-row table:style-name="Tabla111.1">
            <table:table-cell table:style-name="Tabla111.A1" office:value-type="string">
              <text:p text:style-name="P826">#</text:p>
            </table:table-cell>
            <table:table-cell table:style-name="Tabla111.A1" office:value-type="string">
              <text:p text:style-name="P826">Usuario</text:p>
            </table:table-cell>
            <table:table-cell table:style-name="Tabla111.A1" office:value-type="string">
              <text:p text:style-name="P833">#</text:p>
            </table:table-cell>
            <table:table-cell table:style-name="Tabla111.D1" office:value-type="string">
              <text:p text:style-name="P826">Sistema</text:p>
            </table:table-cell>
          </table:table-row>
        </table:table-header-rows>
        <table:table-row>
          <table:table-cell table:style-name="Tabla111.A2" office:value-type="string">
            <text:p text:style-name="P801">1</text:p>
          </table:table-cell>
          <table:table-cell table:style-name="Tabla111.B2" office:value-type="string">
            <text:p text:style-name="P779"/>
          </table:table-cell>
          <table:table-cell table:style-name="Tabla111.C2" office:value-type="string">
            <text:p text:style-name="P779"/>
          </table:table-cell>
          <table:table-cell table:style-name="Tabla111.D2" office:value-type="string">
            <text:p text:style-name="P779">Muestra vista<text:span text:style-name="T326"> </text:span>con las áreas registradas vigentes.</text:p>
          </table:table-cell>
        </table:table-row>
      </table:table>
      <text:p text:style-name="P468"><text:span text:style-name="T166"/></text:p>
      <text:list xml:id="list205855180402737" text:continue-numbering="true" text:style-name="L1">
        <text:list-item>
          <text:list>
            <text:list-item>
              <text:list>
                <text:list-item>
                  <text:list>
                    <text:list-item>
                      <text:p text:style-name="P560"><text:span text:style-name="T164">Flujo Alternativo:</text:span></text:p>
                    </text:list-item>
                  </text:list>
                </text:list-item>
              </text:list>
            </text:list-item>
          </text:list>
        </text:list-item>
      </text:list>
      <text:p text:style-name="P561"><text:span text:style-name="T164"/></text:p>
      <table:table table:name="Tabla44" table:style-name="Tabla44">
        <table:table-column table:style-name="Tabla44.A"/>
        <table:table-column table:style-name="Tabla44.B"/>
        <table:table-column table:style-name="Tabla44.C"/>
        <table:table-header-rows>
          <table:table-row table:style-name="Tabla44.1">
            <table:table-cell table:style-name="Tabla44.A1" office:value-type="string">
              <text:p text:style-name="P826">#</text:p>
            </table:table-cell>
            <table:table-cell table:style-name="Tabla44.A1" office:value-type="string">
              <text:p text:style-name="P826">Usuario</text:p>
            </table:table-cell>
            <table:table-cell table:style-name="Tabla44.C1" office:value-type="string">
              <text:p text:style-name="P826">Sistema</text:p>
            </table:table-cell>
          </table:table-row>
        </table:table-header-rows>
        <table:table-row>
          <table:table-cell table:style-name="Tabla44.A2" office:value-type="string">
            <text:p text:style-name="P801">1.<text:span text:style-name="T326">a</text:span></text:p>
          </table:table-cell>
          <table:table-cell table:style-name="Tabla44.B2" office:value-type="string">
            <text:p text:style-name="P780">Selecciona ver todas las áreas registradas.</text:p>
          </table:table-cell>
          <table:table-cell table:style-name="Tabla44.C2" office:value-type="string">
            <text:p text:style-name="P780">Muestra vista con todas las áreas registradas sin distinción de vigencia.</text:p>
          </table:table-cell>
        </table:table-row>
      </table:table>
      <text:p text:style-name="P469"><text:span text:style-name="T164"/></text:p>
      <text:list xml:id="list205855867509856" text:continue-numbering="true" text:style-name="L1">
        <text:list-item>
          <text:list>
            <text:list-item>
              <text:list>
                <text:list-item>
                  <text:list>
                    <text:list-item>
                      <text:p text:style-name="P607"><text:span text:style-name="T164">Postcondiciones: </text:span><text:span text:style-name="Énfasis"><text:span text:style-name="T47">El sistema muestra la vista con las áreas registradas.</text:span></text:span></text:p>
                    </text:list-item>
                  </text:list>
                </text:list-item>
              </text:list>
            </text:list-item>
          </text:list>
        </text:list-item>
      </text:list>
      <text:p text:style-name="P509"/>
      <text:list xml:id="list205856311602384" text:continue-numbering="true" text:style-name="L1">
        <text:list-item>
          <text:list>
            <text:list-item>
              <text:list>
                <text:list-item>
                  <text:h text:style-name="P449" text:outline-level="3"><text:bookmark-start text:name="__RefHeading___Toc13613_2628543055"/><text:span text:style-name="Énfasis"><text:span text:style-name="T229">Listar Usuarios</text:span></text:span><text:bookmark-end text:name="__RefHeading___Toc13613_2628543055"/></text:h>
                  <text:list>
                    <text:list-item text:start-value="1">
                      <text:p text:style-name="P608"><text:span text:style-name="Énfasis"><text:span text:style-name="T240">Descripción:</text:span></text:span><text:span text:style-name="Énfasis"><text:span text:style-name="T475"> </text:span></text:span><text:span text:style-name="Énfasis"><text:span text:style-name="T393">El caso de uso comienza cuando el </text:span></text:span><text:span text:style-name="Énfasis"><text:span text:style-name="T401">administrado</text:span></text:span><text:span text:style-name="Énfasis"><text:span text:style-name="T402">r</text:span></text:span><text:span text:style-name="Énfasis"><text:span text:style-name="T393"> desea </text:span></text:span><text:span text:style-name="Énfasis"><text:span text:style-name="T398">ver </text:span></text:span><text:span text:style-name="Énfasis"><text:span text:style-name="T401">todos los usuarios</text:span></text:span><text:span text:style-name="Énfasis"><text:span text:style-name="T398"> registrad</text:span></text:span><text:span text:style-name="Énfasis"><text:span text:style-name="T402">o</text:span></text:span><text:span text:style-name="Énfasis"><text:span text:style-name="T398">s en el sistema.</text:span></text:span><text:span text:style-name="Énfasis"><text:span text:style-name="T393"> </text:span></text:span><text:span text:style-name="Énfasis"><text:span text:style-name="T398">El </text:span></text:span><text:span text:style-name="Énfasis"><text:span text:style-name="T401">administrador</text:span></text:span><text:span text:style-name="Énfasis"><text:span text:style-name="T398"> </text:span></text:span><text:span text:style-name="Énfasis"><text:span text:style-name="T393">selecciona la opción correspondiente y el sistema muestra la vista con </text:span></text:span><text:span text:style-name="Énfasis"><text:span text:style-name="T401">todos los usuarios registrados</text:span></text:span><text:span text:style-name="Énfasis"><text:span text:style-name="T398"> </text:span></text:span><text:span text:style-name="Énfasis"><text:span text:style-name="T403">vigentes.</text:span></text:span><text:span text:style-name="Énfasis"><text:span text:style-name="T393"> El usuario </text:span></text:span><text:span text:style-name="Énfasis"><text:span text:style-name="T398">puede seleccionar ver </text:span></text:span><text:span text:style-name="Énfasis"><text:span text:style-name="T403">todos los</text:span></text:span><text:span text:style-name="Énfasis"><text:span text:style-name="T398"> </text:span></text:span><text:span text:style-name="Énfasis"><text:span text:style-name="T401">usuarios </text:span></text:span><text:span text:style-name="Énfasis"><text:span text:style-name="T403">sin distinción de vigencia </text:span></text:span><text:span text:style-name="Énfasis"><text:span text:style-name="T398">y el sistema actualiza la vista de acuerdo al requirimiento.</text:span></text:span><text:span text:style-name="Énfasis"><text:span text:style-name="T393"> El caso de uso finaliza cuando el </text:span></text:span><text:span text:style-name="Énfasis"><text:span text:style-name="T398">sistema muestra la información solicitada.</text:span></text:span></text:p>
                    </text:list-item>
                    <text:list-item>
                      <text:p text:style-name="P555"><text:soft-page-break/><text:span text:style-name="T168">Precondiciones:</text:span> <text:span text:style-name="T285">Existen usuarios registrados en el sistema además el administrador (sin distinción de vigencia).</text:span></text:p>
                    </text:list-item>
                    <text:list-item>
                      <text:p text:style-name="P555"><text:span text:style-name="T169">Restricciones:</text:span><text:span text:style-name="T157"> </text:span><text:span text:style-name="T8">No Definidas</text:span></text:p>
                    </text:list-item>
                    <text:list-item>
                      <text:p text:style-name="P555"><text:span text:style-name="Énfasis"><text:span text:style-name="T170">Flujo Principal:</text:span></text:span></text:p>
                    </text:list-item>
                  </text:list>
                </text:list-item>
              </text:list>
            </text:list-item>
          </text:list>
        </text:list-item>
      </text:list>
      <text:p text:style-name="P614"/>
      <table:table table:name="Tabla11" table:style-name="Tabla11">
        <table:table-column table:style-name="Tabla11.A"/>
        <table:table-column table:style-name="Tabla11.B"/>
        <table:table-column table:style-name="Tabla11.C"/>
        <table:table-column table:style-name="Tabla11.D"/>
        <table:table-header-rows>
          <table:table-row table:style-name="Tabla11.1">
            <table:table-cell table:style-name="Tabla11.A1" office:value-type="string">
              <text:p text:style-name="P827">#</text:p>
            </table:table-cell>
            <table:table-cell table:style-name="Tabla11.A1" office:value-type="string">
              <text:p text:style-name="P827">Usuario</text:p>
            </table:table-cell>
            <table:table-cell table:style-name="Tabla11.A1" office:value-type="string">
              <text:p text:style-name="P827"/>
            </table:table-cell>
            <table:table-cell table:style-name="Tabla11.D1" office:value-type="string">
              <text:p text:style-name="P827">Sistema</text:p>
            </table:table-cell>
          </table:table-row>
        </table:table-header-rows>
        <table:table-row>
          <table:table-cell table:style-name="Tabla11.A2" office:value-type="string">
            <text:p text:style-name="P802"/>
          </table:table-cell>
          <table:table-cell table:style-name="Tabla11.B2" office:value-type="string">
            <text:p text:style-name="P781"/>
          </table:table-cell>
          <table:table-cell table:style-name="Tabla11.C2" office:value-type="string">
            <text:p text:style-name="P819">1</text:p>
          </table:table-cell>
          <table:table-cell table:style-name="Tabla11.D2" office:value-type="string">
            <text:p text:style-name="P787">Muestra vista con los usuarios registrados vigentes.</text:p>
          </table:table-cell>
        </table:table-row>
      </table:table>
      <text:p text:style-name="P470"/>
      <text:list xml:id="list205855535220546" text:continue-numbering="true" text:style-name="L1">
        <text:list-item>
          <text:list>
            <text:list-item>
              <text:list>
                <text:list-item>
                  <text:list>
                    <text:list-item>
                      <text:p text:style-name="P555"><text:span text:style-name="Énfasis"><text:span text:style-name="T170">Flujo Alternativo:</text:span></text:span></text:p>
                    </text:list-item>
                  </text:list>
                </text:list-item>
              </text:list>
            </text:list-item>
          </text:list>
        </text:list-item>
      </text:list>
      <text:p text:style-name="P614"><text:span text:style-name="Énfasis"><text:span text:style-name="T170"/></text:span></text:p>
      <table:table table:name="Tabla43" table:style-name="Tabla43">
        <table:table-column table:style-name="Tabla43.A"/>
        <table:table-column table:style-name="Tabla43.B"/>
        <table:table-column table:style-name="Tabla43.C"/>
        <table:table-row table:style-name="Tabla43.1">
          <table:table-cell table:style-name="Tabla43.A1" office:value-type="string">
            <text:p text:style-name="P827">#</text:p>
          </table:table-cell>
          <table:table-cell table:style-name="Tabla43.A1" office:value-type="string">
            <text:p text:style-name="P827">Usuario</text:p>
          </table:table-cell>
          <table:table-cell table:style-name="Tabla43.C1" office:value-type="string">
            <text:p text:style-name="P827">Sistema</text:p>
          </table:table-cell>
        </table:table-row>
        <table:table-row>
          <table:table-cell table:style-name="Tabla43.A2" office:value-type="string">
            <text:p text:style-name="P802">1.<text:span text:style-name="T352">a</text:span></text:p>
          </table:table-cell>
          <table:table-cell table:style-name="Tabla43.B2" office:value-type="string">
            <text:p text:style-name="P787">Selecciona ver todos los usuarios registrados.</text:p>
          </table:table-cell>
          <table:table-cell table:style-name="Tabla43.C2" office:value-type="string">
            <text:p text:style-name="P787">Muestra vista con todos los usuarios registrados sin distinción de vigencia.</text:p>
          </table:table-cell>
        </table:table-row>
      </table:table>
      <text:p text:style-name="P470"><text:span text:style-name="Énfasis"><text:span text:style-name="T170"/></text:span></text:p>
      <text:list xml:id="list205855123082584" text:continue-numbering="true" text:style-name="L1">
        <text:list-item>
          <text:list>
            <text:list-item>
              <text:list>
                <text:list-item>
                  <text:list>
                    <text:list-item>
                      <text:p text:style-name="P772"><text:span text:style-name="Énfasis"><text:span text:style-name="T170">Postcondiciones: </text:span></text:span><text:span text:style-name="Énfasis"><text:span text:style-name="T66">El sistema muestra la vista con l</text:span></text:span><text:span text:style-name="Énfasis"><text:span text:style-name="T67">os usuarios</text:span></text:span><text:span text:style-name="Énfasis"><text:span text:style-name="T66"> registrad</text:span></text:span><text:span text:style-name="Énfasis"><text:span text:style-name="T67">os </text:span></text:span><text:span text:style-name="Énfasis"><text:span text:style-name="T68">vigentes</text:span></text:span><text:span text:style-name="Énfasis"><text:span text:style-name="T67">.</text:span></text:span></text:p>
                      <text:p text:style-name="P762"><text:span text:style-name="Énfasis"><text:span text:style-name="T170"/></text:span></text:p>
                    </text:list-item>
                  </text:list>
                </text:list-item>
                <text:list-item>
                  <text:h text:style-name="P449" text:outline-level="3"><text:bookmark-start text:name="__RefHeading___Toc13615_2628543055"/><text:span text:style-name="Énfasis"><text:span text:style-name="T229">Listar Muestras</text:span></text:span><text:bookmark-end text:name="__RefHeading___Toc13615_2628543055"/></text:h>
                  <text:list>
                    <text:list-item text:start-value="1">
                      <text:p text:style-name="P609"><text:span text:style-name="Énfasis"><text:span text:style-name="T240">Descripción:</text:span></text:span><text:span text:style-name="Énfasis"><text:span text:style-name="T475"> </text:span></text:span><text:span text:style-name="Énfasis"><text:span text:style-name="T393">El caso de uso comienza cuando el </text:span></text:span><text:span text:style-name="Énfasis"><text:span text:style-name="T401">administrado</text:span></text:span><text:span text:style-name="Énfasis"><text:span text:style-name="T402">r</text:span></text:span><text:span text:style-name="Énfasis"><text:span text:style-name="T393"> desea </text:span></text:span><text:span text:style-name="Énfasis"><text:span text:style-name="T398">ver </text:span></text:span><text:span text:style-name="Énfasis"><text:span text:style-name="T401">todos </text:span></text:span><text:span text:style-name="Énfasis"><text:span text:style-name="T402">las muestras </text:span></text:span><text:span text:style-name="Énfasis"><text:span text:style-name="T398"><text:s/>registradas en el sistema.</text:span></text:span><text:span text:style-name="Énfasis"><text:span text:style-name="T393"> </text:span></text:span><text:span text:style-name="Énfasis"><text:span text:style-name="T398">El </text:span></text:span><text:span text:style-name="Énfasis"><text:span text:style-name="T401">administrador</text:span></text:span><text:span text:style-name="Énfasis"><text:span text:style-name="T398"> </text:span></text:span><text:span text:style-name="Énfasis"><text:span text:style-name="T393">selecciona la opción correspondiente y el sistema muestra la vista con </text:span></text:span><text:span text:style-name="Énfasis"><text:span text:style-name="T401">todos l</text:span></text:span><text:span text:style-name="Énfasis"><text:span text:style-name="T402">as muestras</text:span></text:span><text:span text:style-name="Énfasis"><text:span text:style-name="T401"> registrad</text:span></text:span><text:span text:style-name="Énfasis"><text:span text:style-name="T402">a</text:span></text:span><text:span text:style-name="Énfasis"><text:span text:style-name="T401">s</text:span></text:span><text:span text:style-name="Énfasis"><text:span text:style-name="T398"> </text:span></text:span><text:span text:style-name="Énfasis"><text:span text:style-name="T405">vigentes</text:span></text:span><text:span text:style-name="Énfasis"><text:span text:style-name="T393">. El usuario </text:span></text:span><text:span text:style-name="Énfasis"><text:span text:style-name="T398">puede seleccionar ver <text:s/></text:span></text:span><text:span text:style-name="Énfasis"><text:span text:style-name="T402">muestras</text:span></text:span><text:span text:style-name="Énfasis"><text:span text:style-name="T401"> </text:span></text:span><text:span text:style-name="Énfasis"><text:span text:style-name="T405">sin distinción de vigencia y </text:span></text:span><text:span text:style-name="Énfasis"><text:span text:style-name="T398">el sistema actualiza la vista de acuerdo al </text:span></text:span><text:span text:style-name="Énfasis"><text:span text:style-name="T428">requerimiento.</text:span></text:span><text:span text:style-name="Énfasis"><text:span text:style-name="T393"> El caso de uso finaliza cuando el </text:span></text:span><text:span text:style-name="Énfasis"><text:span text:style-name="T398">sistema muestra la información solicitada.</text:span></text:span></text:p>
                    </text:list-item>
                    <text:list-item>
                      <text:p text:style-name="P556"><text:span text:style-name="T168">Precondiciones:</text:span> <text:span text:style-name="T285">Existen muestras registradas en el sistema (sin distinción de vigencia).</text:span></text:p>
                    </text:list-item>
                    <text:list-item>
                      <text:p text:style-name="P556"><text:span text:style-name="T169">Restricciones:</text:span><text:span text:style-name="T157"> </text:span><text:span text:style-name="T8">No Definidas</text:span></text:p>
                    </text:list-item>
                    <text:list-item>
                      <text:p text:style-name="P585"><text:span text:style-name="Énfasis"><text:span text:style-name="T489">Flujo Principal:</text:span></text:span></text:p>
                    </text:list-item>
                  </text:list>
                </text:list-item>
              </text:list>
            </text:list-item>
          </text:list>
        </text:list-item>
      </text:list>
      <text:p text:style-name="P613"/>
      <table:table table:name="Tabla47" table:style-name="Tabla47">
        <table:table-column table:style-name="Tabla47.A"/>
        <table:table-column table:style-name="Tabla47.B"/>
        <table:table-column table:style-name="Tabla47.C"/>
        <table:table-column table:style-name="Tabla47.D"/>
        <table:table-header-rows>
          <table:table-row table:style-name="Tabla47.1">
            <table:table-cell table:style-name="Tabla47.A1" office:value-type="string">
              <text:p text:style-name="P828">#</text:p>
            </table:table-cell>
            <table:table-cell table:style-name="Tabla47.A1" office:value-type="string">
              <text:p text:style-name="P828">Usuario</text:p>
            </table:table-cell>
            <table:table-cell table:style-name="Tabla47.A1" office:value-type="string">
              <text:p text:style-name="P835">#</text:p>
            </table:table-cell>
            <table:table-cell table:style-name="Tabla47.D1" office:value-type="string">
              <text:p text:style-name="P828">Sistema</text:p>
            </table:table-cell>
          </table:table-row>
        </table:table-header-rows>
        <table:table-row>
          <table:table-cell table:style-name="Tabla47.A2" office:value-type="string">
            <text:p text:style-name="P803"/>
          </table:table-cell>
          <table:table-cell table:style-name="Tabla47.B2" office:value-type="string">
            <text:p text:style-name="P782"/>
          </table:table-cell>
          <table:table-cell table:style-name="Tabla47.C2" office:value-type="string">
            <text:p text:style-name="P820">1</text:p>
          </table:table-cell>
          <table:table-cell table:style-name="Tabla47.D2" office:value-type="string">
            <text:p text:style-name="P788">Muestra vista con muestras vigentes registradas en el sistema.</text:p>
          </table:table-cell>
        </table:table-row>
      </table:table>
      <text:p text:style-name="P472"/>
      <text:list xml:id="list205854440428223" text:continue-numbering="true" text:style-name="L1">
        <text:list-item>
          <text:list>
            <text:list-item>
              <text:list>
                <text:list-item>
                  <text:list>
                    <text:list-item>
                      <text:p text:style-name="P585"><text:span text:style-name="Énfasis"><text:span text:style-name="T490">Flujo Alternativo:</text:span></text:span></text:p>
                    </text:list-item>
                  </text:list>
                </text:list-item>
              </text:list>
            </text:list-item>
          </text:list>
        </text:list-item>
      </text:list>
      <text:p text:style-name="P613"><text:span text:style-name="Énfasis"><text:span text:style-name="T490"/></text:span></text:p>
      <table:table table:name="Tabla48" table:style-name="Tabla48">
        <table:table-column table:style-name="Tabla48.A"/>
        <table:table-column table:style-name="Tabla48.B"/>
        <table:table-column table:style-name="Tabla48.C"/>
        <table:table-header-rows>
          <table:table-row table:style-name="Tabla48.1">
            <table:table-cell table:style-name="Tabla48.A1" office:value-type="string">
              <text:p text:style-name="P828">#</text:p>
            </table:table-cell>
            <table:table-cell table:style-name="Tabla48.A1" office:value-type="string">
              <text:p text:style-name="P828">Usuario</text:p>
            </table:table-cell>
            <table:table-cell table:style-name="Tabla48.C1" office:value-type="string">
              <text:p text:style-name="P828">Sistema</text:p>
            </table:table-cell>
          </table:table-row>
        </table:table-header-rows>
        <table:table-row>
          <table:table-cell table:style-name="Tabla48.A2" office:value-type="string">
            <text:p text:style-name="P803">1.<text:span text:style-name="T331">a</text:span></text:p>
          </table:table-cell>
          <table:table-cell table:style-name="Tabla48.B2" office:value-type="string">
            <text:p text:style-name="P788">Selecciona ver todas las muestras registradas.</text:p>
          </table:table-cell>
          <table:table-cell table:style-name="Tabla48.C2" office:value-type="string">
            <text:p text:style-name="P788">Muestra vista con todas las muestras registradas en el sistema sin distinción de vigencia.</text:p>
          </table:table-cell>
        </table:table-row>
      </table:table>
      <text:p text:style-name="P472"><text:span text:style-name="Énfasis"><text:span text:style-name="T490"/></text:span></text:p>
      <text:list xml:id="list205855104182425" text:continue-numbering="true" text:style-name="L1">
        <text:list-item>
          <text:list>
            <text:list-item>
              <text:list>
                <text:list-item>
                  <text:list>
                    <text:list-item>
                      <text:p text:style-name="P536"><text:span text:style-name="Énfasis"><text:span text:style-name="T490">Postcondiciones: </text:span></text:span><text:span text:style-name="Énfasis"><text:span text:style-name="T66">El sistema muestra la vista con </text:span></text:span><text:span text:style-name="Énfasis"><text:span text:style-name="T69">muestras registradas </text:span></text:span><text:span text:style-name="Énfasis"><text:span text:style-name="T70">vigentes.</text:span></text:span></text:p>
                      <text:p text:style-name="P768"><text:span text:style-name="Énfasis"><text:span text:style-name="T70"/></text:span></text:p>
                    </text:list-item>
                  </text:list>
                </text:list-item>
                <text:list-item>
                  <text:h text:style-name="P449" text:outline-level="3"><text:bookmark-start text:name="__RefHeading___Toc13617_2628543055"/><text:span text:style-name="Énfasis"><text:span text:style-name="T229">Listar Laboratorios</text:span></text:span><text:bookmark-end text:name="__RefHeading___Toc13617_2628543055"/></text:h>
                  <text:list>
                    <text:list-item text:start-value="1">
                      <text:p text:style-name="P769"><text:span text:style-name="Énfasis"><text:span text:style-name="T240">Descripción:</text:span></text:span><text:span text:style-name="Énfasis"><text:span text:style-name="T475"> </text:span></text:span><text:span text:style-name="Énfasis"><text:span text:style-name="T393">El caso de uso comienza cuando el </text:span></text:span><text:span text:style-name="Énfasis"><text:span text:style-name="T428">usuario</text:span></text:span><text:span text:style-name="Énfasis"><text:span text:style-name="T393"> desea </text:span></text:span><text:span text:style-name="Énfasis"><text:span text:style-name="T398">ver </text:span></text:span><text:span text:style-name="Énfasis"><text:span text:style-name="T401">todos </text:span></text:span><text:span text:style-name="Énfasis"><text:span text:style-name="T428">laboratorios registrados.</text:span></text:span></text:p>
                      <text:p text:style-name="P670"><text:span text:style-name="Énfasis"><text:span text:style-name="T428">Selecciona la opción correspondiente y el sistema muestra todos los laboratorios registrados.</text:span></text:span></text:p>
                    </text:list-item>
                    <text:list-item>
                      <text:p text:style-name="P770"><text:span text:style-name="T168">Precondiciones:</text:span> <text:span text:style-name="T491">Existen laboratorios registrados en el sistema.</text:span></text:p>
                    </text:list-item>
                    <text:list-item>
                      <text:p text:style-name="P770"><text:span text:style-name="T169">Restricciones:</text:span><text:span text:style-name="T157"> </text:span><text:span text:style-name="T8">No Definidas</text:span></text:p>
                    </text:list-item>
                    <text:list-item>
                      <text:p text:style-name="P771"><text:span text:style-name="Énfasis"><text:span text:style-name="T171">Postcondiciones: </text:span></text:span><text:span text:style-name="Énfasis"><text:span text:style-name="T66">El sistema muestra </text:span></text:span><text:span text:style-name="Énfasis"><text:span text:style-name="T71">la vista con los laboratorios registrados.</text:span></text:span></text:p>
                      <text:p text:style-name="P765"><text:span text:style-name="Énfasis"><text:span text:style-name="T171"/></text:span></text:p>
                    </text:list-item>
                  </text:list>
                </text:list-item>
                <text:list-item>
                  <text:h text:style-name="P449" text:outline-level="3"><text:bookmark-start text:name="__RefHeading___Toc13619_2628543055"/><text:span text:style-name="Énfasis"><text:span text:style-name="T229">Listar Ensayos</text:span></text:span><text:bookmark-end text:name="__RefHeading___Toc13619_2628543055"/></text:h>
                  <text:list>
                    <text:list-item text:start-value="1">
                      <text:p text:style-name="P610"><text:span text:style-name="Énfasis"><text:span text:style-name="T240">Descripción:</text:span></text:span><text:span text:style-name="Énfasis"><text:span text:style-name="T475"> </text:span></text:span><text:span text:style-name="Énfasis"><text:span text:style-name="T393">El caso de uso comienza cuando el </text:span></text:span><text:span text:style-name="Énfasis"><text:span text:style-name="T428">usuario</text:span></text:span><text:span text:style-name="Énfasis"><text:span text:style-name="T393"> desea </text:span></text:span><text:span text:style-name="Énfasis"><text:span text:style-name="T398">ver </text:span></text:span><text:span text:style-name="Énfasis"><text:span text:style-name="T401">todos </text:span></text:span><text:span text:style-name="Énfasis"><text:span text:style-name="T429">ensayos</text:span></text:span><text:span text:style-name="Énfasis"><text:span text:style-name="T428"> registrados.</text:span></text:span></text:p>
                      <text:p text:style-name="P591"><text:span text:style-name="Énfasis"><text:span text:style-name="T428">Selecciona la opción correspondiente y el sistema muestra todos los </text:span></text:span><text:span text:style-name="Énfasis"><text:span text:style-name="T429">ensayos</text:span></text:span><text:span text:style-name="Énfasis"><text:span text:style-name="T428"> registrados.</text:span></text:span></text:p>
                    </text:list-item>
                    <text:list-item>
                      <text:p text:style-name="P557"><text:span text:style-name="T168">Precondiciones:</text:span> <text:span text:style-name="T491">Existen ensayos registrados en el sistema.</text:span></text:p>
                    </text:list-item>
                    <text:list-item>
                      <text:p text:style-name="P557"><text:soft-page-break/><text:span text:style-name="T169">Restricciones:</text:span><text:span text:style-name="T157"> </text:span><text:span text:style-name="T8">No Definidas</text:span></text:p>
                      <text:p text:style-name="P559"><text:span text:style-name="Énfasis"><text:span text:style-name="T242">Postcondiciones: </text:span></text:span><text:span text:style-name="Énfasis"><text:span text:style-name="T114">El sistema muestra </text:span></text:span><text:span text:style-name="Énfasis"><text:span text:style-name="T132">la vista con los </text:span></text:span><text:span text:style-name="Énfasis"><text:span text:style-name="T71">ensayos</text:span></text:span><text:span text:style-name="Énfasis"><text:span text:style-name="T132"> registrados.</text:span></text:span></text:p>
                    </text:list-item>
                  </text:list>
                </text:list-item>
              </text:list>
            </text:list-item>
          </text:list>
        </text:list-item>
      </text:list>
      <text:p text:style-name="P467"/>
      <text:list xml:id="list205855185230066" text:continue-numbering="true" text:style-name="L1">
        <text:list-item>
          <text:list>
            <text:list-item>
              <text:h text:style-name="P414" text:outline-level="2"><text:bookmark-start text:name="__RefHeading___Toc1713_119258343"/><text:span text:style-name="Énfasis"><text:span text:style-name="T176">Monitor</text:span></text:span><text:bookmark-end text:name="__RefHeading___Toc1713_119258343"/></text:h>
              <text:list>
                <text:list-item>
                  <text:h text:style-name="P447" text:outline-level="3"><text:bookmark-start text:name="__RefHeading___Toc1715_119258343"/><text:span text:style-name="Énfasis"><text:span text:style-name="T176">Ingresar Muestreo</text:span></text:span><text:bookmark-end text:name="__RefHeading___Toc1715_119258343"/></text:h>
                  <text:list>
                    <text:list-item>
                      <text:p text:style-name="P485"><text:span text:style-name="Énfasis"><text:span text:style-name="T179">Descripción: </text:span></text:span><text:span text:style-name="Énfasis"><text:span text:style-name="T466">E</text:span></text:span><text:span text:style-name="Énfasis"><text:span text:style-name="T369">l caso de uso comienza cuando un monitor desea registrar un nuevo muestreo para ser analizado, selecciona la opción correspondiente </text:span></text:span><text:span text:style-name="Énfasis"><text:span text:style-name="T377">según el tipo de muestra. </text:span></text:span><text:span text:style-name="Énfasis"><text:span text:style-name="T380">El sistema muestra las áreas disponibles para muestrear y las </text:span></text:span><text:span text:style-name="Énfasis"><text:span text:style-name="T369">muestra</text:span></text:span><text:span text:style-name="Énfasis"><text:span text:style-name="T380">s</text:span></text:span><text:span text:style-name="Énfasis"><text:span text:style-name="T369"> </text:span></text:span><text:span text:style-name="Énfasis"><text:span text:style-name="T380">disponibles en cada una.</text:span></text:span><text:span text:style-name="Énfasis"><text:span text:style-name="T369"> El monitor selecciona un</text:span></text:span><text:span text:style-name="Énfasis"><text:span text:style-name="T380">a</text:span></text:span><text:span text:style-name="Énfasis"><text:span text:style-name="T369">, ingresa </text:span></text:span><text:span text:style-name="Énfasis"><text:span text:style-name="T380">identificación</text:span></text:span><text:span text:style-name="Énfasis"><text:span text:style-name="T369"> </text:span></text:span><text:span text:style-name="Énfasis"><text:span text:style-name="T378">del muestreo</text:span></text:span><text:span text:style-name="Énfasis"><text:span text:style-name="T369"> e indica numero de muestreos a registrar. Luego el sistema presenta los atributos restantes para identificación del muestreo. </text:span></text:span><text:span text:style-name="Énfasis"><text:span text:style-name="T388">El caso de uso finaliza cuando el sistema genera el muestreo según el tipo seleccionado y número indicado o el usuario cancela.</text:span></text:span></text:p>
                    </text:list-item>
                    <text:list-item>
                      <text:p text:style-name="P493"><text:span text:style-name="T168">Precondiciones: </text:span><text:span text:style-name="T28">El usuario tiene los privilegios de monitor </text:span><text:span text:style-name="T33">o administrador</text:span><text:span text:style-name="T28">. Existen </text:span><text:span text:style-name="T33">áreas y</text:span><text:span text:style-name="T28"> muestras registradas en el sistema.</text:span></text:p>
                    </text:list-item>
                    <text:list-item>
                      <text:p text:style-name="P493"><text:span text:style-name="T169">Restricciones:</text:span><text:span text:style-name="T157"> </text:span><text:span text:style-name="T159">La identificación</text:span><text:span text:style-name="T4"> de la muestra debe contener entre 3 y 255 caracteres. <text:s/>Dependiendo del tipo de muestra se deben completar campos obligatorios (atributos). Todos los campos son obligatorios con excepción de Observaciones.</text:span></text:p>
                    </text:list-item>
                    <text:list-item>
                      <text:p text:style-name="P506">Flujo Principal:</text:p>
                    </text:list-item>
                  </text:list>
                </text:list-item>
              </text:list>
            </text:list-item>
          </text:list>
        </text:list-item>
      </text:list>
      <text:p text:style-name="P394"/>
      <table:table table:name="Tabla19" table:style-name="Tabla19">
        <table:table-column table:style-name="Tabla19.A"/>
        <table:table-column table:style-name="Tabla19.B"/>
        <table:table-column table:style-name="Tabla19.C"/>
        <table:table-column table:style-name="Tabla19.D"/>
        <table:table-row table:style-name="Tabla19.1">
          <table:table-cell table:style-name="Tabla19.A1" office:value-type="string">
            <text:p text:style-name="P41">#</text:p>
          </table:table-cell>
          <table:table-cell table:style-name="Tabla19.A1" office:value-type="string">
            <text:p text:style-name="P41">Usuario</text:p>
          </table:table-cell>
          <table:table-cell table:style-name="Tabla19.A1" office:value-type="string">
            <text:p text:style-name="P57">#</text:p>
          </table:table-cell>
          <table:table-cell table:style-name="Tabla19.D1" office:value-type="string">
            <text:p text:style-name="P41">Sistema</text:p>
          </table:table-cell>
        </table:table-row>
        <table:table-row>
          <table:table-cell table:style-name="Tabla19.A2" office:value-type="string">
            <text:p text:style-name="P87"/>
          </table:table-cell>
          <table:table-cell table:style-name="Tabla19.B2" office:value-type="string">
            <text:p text:style-name="P199"/>
          </table:table-cell>
          <table:table-cell table:style-name="Tabla19.C2" office:value-type="string">
            <text:p text:style-name="P149">1</text:p>
          </table:table-cell>
          <table:table-cell table:style-name="Tabla19.D2" office:value-type="string">
            <text:p text:style-name="P208">Muestra los campos para identificación de muestreo: <text:span text:style-name="T356">área</text:span> <text:span text:style-name="T356">de </text:span>muestra, fecha de muestreo, número y observaciones, <text:span text:style-name="T356">hora, almacenamiento y tipo de muestreo.</text:span></text:p>
          </table:table-cell>
        </table:table-row>
        <table:table-row>
          <table:table-cell table:style-name="Tabla19.A4" office:value-type="string">
            <text:p text:style-name="P87">2</text:p>
          </table:table-cell>
          <table:table-cell table:style-name="Tabla19.B3" office:value-type="string">
            <text:p text:style-name="P208">Ingresa los datos y selecciona <text:span text:style-name="T356">área de muestra.</text:span></text:p>
          </table:table-cell>
          <table:table-cell table:style-name="Tabla19.C3" office:value-type="string">
            <text:p text:style-name="P149">3</text:p>
          </table:table-cell>
          <table:table-cell table:style-name="Tabla19.D3" office:value-type="string">
            <text:p text:style-name="P209">Según el <text:span text:style-name="T356">área seleccionada presenta</text:span> <text:span text:style-name="T356">la lista de muestras.</text:span></text:p>
          </table:table-cell>
        </table:table-row>
        <table:table-row>
          <table:table-cell table:style-name="Tabla19.A4" office:value-type="string">
            <text:p text:style-name="P98">4</text:p>
          </table:table-cell>
          <table:table-cell table:style-name="Tabla19.B4" office:value-type="string">
            <text:p text:style-name="P210">Selecciona Muestra.</text:p>
          </table:table-cell>
          <table:table-cell table:style-name="Tabla19.C4" office:value-type="string">
            <text:p text:style-name="P150"/>
          </table:table-cell>
          <table:table-cell table:style-name="Tabla19.D4" office:value-type="string">
            <text:p text:style-name="P208"/>
          </table:table-cell>
        </table:table-row>
        <table:table-row>
          <table:table-cell table:style-name="Tabla19.A5" office:value-type="string">
            <text:p text:style-name="P98">5</text:p>
          </table:table-cell>
          <table:table-cell table:style-name="Tabla19.B5" office:value-type="string">
            <text:p text:style-name="P209">Completa los nuevos datos solicitados.</text:p>
          </table:table-cell>
          <table:table-cell table:style-name="Tabla19.C5" office:value-type="string">
            <text:p text:style-name="P149">6</text:p>
          </table:table-cell>
          <table:table-cell table:style-name="Tabla19.D5" office:value-type="string">
            <text:p text:style-name="P209">Verifica validez de datos ingresados. Crea el muestreo.</text:p>
          </table:table-cell>
        </table:table-row>
      </table:table>
      <text:list xml:id="list205854336770331" text:continue-numbering="true" text:style-name="L1">
        <text:list-item>
          <text:list>
            <text:list-item>
              <text:list>
                <text:list-item>
                  <text:list>
                    <text:list-header>
                      <text:p text:style-name="P650"/>
                    </text:list-header>
                    <text:list-item>
                      <text:p text:style-name="P507">Flujo Alternativo:</text:p>
                    </text:list-item>
                  </text:list>
                </text:list-item>
              </text:list>
            </text:list-item>
          </text:list>
        </text:list-item>
      </text:list>
      <text:p text:style-name="P394"/>
      <table:table table:name="Tabla20" table:style-name="Tabla20">
        <table:table-column table:style-name="Tabla20.A"/>
        <table:table-column table:style-name="Tabla20.B"/>
        <table:table-column table:style-name="Tabla20.C"/>
        <table:table-header-rows>
          <table:table-row table:style-name="Tabla20.1">
            <table:table-cell table:style-name="Tabla20.A1" office:value-type="string">
              <text:p text:style-name="P41">#</text:p>
            </table:table-cell>
            <table:table-cell table:style-name="Tabla20.A1" office:value-type="string">
              <text:p text:style-name="P41">Usuario</text:p>
            </table:table-cell>
            <table:table-cell table:style-name="Tabla20.C1" office:value-type="string">
              <text:p text:style-name="P41">Sistema</text:p>
            </table:table-cell>
          </table:table-row>
        </table:table-header-rows>
        <table:table-row>
          <table:table-cell table:style-name="Tabla20.A2" office:value-type="string">
            <text:p text:style-name="P100"><text:span text:style-name="T356">1</text:span>.a</text:p>
          </table:table-cell>
          <table:table-cell table:style-name="Tabla20.B2" office:value-type="string">
            <text:p text:style-name="P211">Selecciona tipo de muestra <text:span text:style-name="T351">Producto.</text:span></text:p>
          </table:table-cell>
          <table:table-cell table:style-name="Tabla20.C2" office:value-type="string">
            <text:p text:style-name="P211">Muestra los campos Fecha de Producción, Fecha de Faena y <text:span text:style-name="T354">Especificacion del Producto</text:span>.</text:p>
          </table:table-cell>
        </table:table-row>
        <table:table-row>
          <table:table-cell table:style-name="Tabla20.A4" office:value-type="string">
            <text:p text:style-name="P87"><text:span text:style-name="T356">1</text:span>.<text:span text:style-name="T305">b</text:span></text:p>
          </table:table-cell>
          <table:table-cell table:style-name="Tabla20.B4" office:value-type="string">
            <text:p text:style-name="P211">Selecciona tipo de muestra Ambiente.</text:p>
          </table:table-cell>
          <table:table-cell table:style-name="Tabla20.C4" office:value-type="string">
            <text:p text:style-name="P211">Muestra el campo Horario.</text:p>
          </table:table-cell>
        </table:table-row>
        <table:table-row>
          <table:table-cell table:style-name="Tabla20.A4" office:value-type="string">
            <text:p text:style-name="P100"><text:span text:style-name="T356">1</text:span>.c</text:p>
          </table:table-cell>
          <table:table-cell table:style-name="Tabla20.B4" office:value-type="string">
            <text:p text:style-name="P211">Selecciona el tipo de muestra <text:span text:style-name="T306">Superficie.</text:span></text:p>
          </table:table-cell>
          <table:table-cell table:style-name="Tabla20.C4" office:value-type="string">
            <text:p text:style-name="P212">Muestra el campo Horario, Contacto con Producto.</text:p>
          </table:table-cell>
        </table:table-row>
        <table:table-row>
          <table:table-cell table:style-name="Tabla20.A5" office:value-type="string">
            <text:p text:style-name="P101"><text:span text:style-name="T356">1</text:span>.d</text:p>
          </table:table-cell>
          <table:table-cell table:style-name="Tabla20.B5" office:value-type="string">
            <text:p text:style-name="P212">Selecciona el tipo de muestra Operario.</text:p>
          </table:table-cell>
          <table:table-cell table:style-name="Tabla20.C5" office:value-type="string">
            <text:p text:style-name="P212">Muestra el campo Padrón y Horario.</text:p>
          </table:table-cell>
        </table:table-row>
        <table:table-row>
          <table:table-cell table:style-name="Tabla20.A6" office:value-type="string">
            <text:p text:style-name="P102">6.a</text:p>
          </table:table-cell>
          <table:table-cell table:style-name="Tabla20.B6" office:value-type="string">
            <text:p text:style-name="P213">Ingresa datos no válidos.</text:p>
          </table:table-cell>
          <table:table-cell table:style-name="Tabla20.C6" office:value-type="string">
            <text:p text:style-name="P213">Muestra el mensaje correspondiente (formato de fecha, atributos obligatorios, tipo de datos, etc).</text:p>
          </table:table-cell>
        </table:table-row>
        <table:table-row>
          <table:table-cell table:style-name="Tabla20.A8" office:value-type="string">
            <text:p text:style-name="P102">6.a.1</text:p>
          </table:table-cell>
          <table:table-cell table:style-name="Tabla20.B8" office:value-type="string">
            <text:p text:style-name="P213">Corrige los datos ingresados.</text:p>
          </table:table-cell>
          <table:table-cell table:style-name="Tabla20.C8" office:value-type="string">
            <text:p text:style-name="P213">Valida los nuevos datos y crea el muestreo.</text:p>
          </table:table-cell>
        </table:table-row>
        <table:table-row>
          <table:table-cell table:style-name="Tabla20.A8" office:value-type="string">
            <text:p text:style-name="P102">6.a.<text:span text:style-name="T307">3</text:span></text:p>
          </table:table-cell>
          <table:table-cell table:style-name="Tabla20.B8" office:value-type="string">
            <text:p text:style-name="P213">Cancela el caso de uso.</text:p>
          </table:table-cell>
          <table:table-cell table:style-name="Tabla20.C8" office:value-type="string">
            <text:p text:style-name="P213">Vuelve a vista principal.</text:p>
          </table:table-cell>
        </table:table-row>
        <table:table-row>
          <table:table-cell table:style-name="Tabla20.A9" office:value-type="string">
            <text:p text:style-name="P103">6.b</text:p>
          </table:table-cell>
          <table:table-cell table:style-name="Tabla20.B9" office:value-type="string">
            <text:p text:style-name="P214">Ingresó un número de muestreo mayor que 1.</text:p>
          </table:table-cell>
          <table:table-cell table:style-name="Tabla20.C9" office:value-type="string">
            <text:p text:style-name="P214">Valida datos y crea muestreos en la cantidad indicada, completando en cada uno el atributo número de forma correlativa.</text:p>
          </table:table-cell>
        </table:table-row>
      </table:table>
      <text:list xml:id="list205854424345546" text:continue-numbering="true" text:style-name="L1">
        <text:list-item>
          <text:list>
            <text:list-item>
              <text:list>
                <text:list-item>
                  <text:list>
                    <text:list-header>
                      <text:p text:style-name="P630"><text:span text:style-name="Énfasis"><text:span text:style-name="T243"/></text:span></text:p>
                    </text:list-header>
                    <text:list-item>
                      <text:p text:style-name="P510"><text:span text:style-name="Énfasis"><text:span text:style-name="T243">Postcondiciones:</text:span></text:span><text:span text:style-name="Énfasis"><text:span text:style-name="T480"> </text:span></text:span><text:span text:style-name="Énfasis"><text:span text:style-name="T370">Se generó el muestreo del tipo seleccionado. Se muestra la vista de Ver </text:span></text:span><text:span text:style-name="Énfasis"><text:span text:style-name="T379">Muestreos</text:span></text:span><text:span text:style-name="Énfasis"><text:span text:style-name="T370">.</text:span></text:span></text:p>
                    </text:list-item>
                  </text:list>
                </text:list-item>
              </text:list>
            </text:list-item>
          </text:list>
        </text:list-item>
      </text:list>
      <text:list xml:id="list205854720999375" text:continue-list="list205854309945958" text:style-name="L4">
        <text:list-item>
          <text:list>
            <text:list-item>
              <text:list>
                <text:list-header>
                  <text:p text:style-name="P644"><text:span text:style-name="Énfasis"><text:span text:style-name="T462"/></text:span></text:p>
                </text:list-header>
              </text:list>
            </text:list-item>
          </text:list>
        </text:list-item>
      </text:list>
      <text:list xml:id="list205855162586940" text:continue-list="list205854424345546" text:style-name="L1">
        <text:list-item>
          <text:list>
            <text:list-item>
              <text:list>
                <text:list-item>
                  <text:h text:style-name="P429" text:outline-level="3"><text:bookmark-start text:name="__RefHeading___Toc1717_119258343"/><text:span text:style-name="Énfasis"><text:span text:style-name="T226">Nuevo</text:span></text:span><text:span text:style-name="Énfasis"><text:span text:style-name="T188"> Pool <text:s/></text:span></text:span><text:span text:style-name="Énfasis"><text:span text:style-name="T189">&lt;&lt;</text:span></text:span><text:span text:style-name="Énfasis"><text:span text:style-name="T188">incluye</text:span></text:span><text:span text:style-name="Énfasis"><text:span text:style-name="T189">&gt;&gt;</text:span></text:span><text:span text:style-name="Énfasis"><text:span text:style-name="T188"> Agregar Muestreo a Pool</text:span></text:span><text:bookmark-end text:name="__RefHeading___Toc1717_119258343"/></text:h>
                </text:list-item>
              </text:list>
            </text:list-item>
          </text:list>
        </text:list-item>
      </text:list>
      <text:list xml:id="list205854467361197" text:continue-list="list205854720999375" text:style-name="L4">
        <text:list-item>
          <text:list>
            <text:list-item>
              <text:list>
                <text:list-item>
                  <text:list>
                    <text:list-item text:start-value="1">
                      <text:p text:style-name="P663"><text:soft-page-break/><text:span text:style-name="Énfasis"><text:span text:style-name="T179">Descripción: </text:span></text:span><text:span text:style-name="Énfasis"><text:span text:style-name="T365">El caso de uso comienza cuando un monitor desea registrar un nuevo pool de muestreo para ser analizado y selecciona la opción correspondiente. El usuario ingresa nombre del pool y fecha, para agregar luego selecciona la opción correspondiente y el sistema continua con el caso de uso Agregar Muestreo a Pool. El caso de uso finaliza cuando el sistema crea el pool y agrega los muestreos o el usuario cancela.</text:span></text:span></text:p>
                    </text:list-item>
                    <text:list-item>
                      <text:p text:style-name="P664"><text:span text:style-name="T168">Precondiciones:</text:span> <text:span text:style-name="T28">El usuario tiene los privilegios de monitor </text:span><text:span text:style-name="T34">o administrador</text:span><text:span text:style-name="T28">. Existen muestras registradas en el sistema. Existen muestreos registrados en el sistema sin analizar que no pertenecen a ningún pool.</text:span></text:p>
                    </text:list-item>
                    <text:list-item>
                      <text:p text:style-name="P664"><text:span text:style-name="T169">Restricciones:</text:span><text:span text:style-name="T157"> </text:span><text:span text:style-name="T4">El nombre del pool debe contener entre 3 y 60 caracteres.</text:span></text:p>
                    </text:list-item>
                    <text:list-item>
                      <text:p text:style-name="P665">Flujo Principal:</text:p>
                    </text:list-item>
                  </text:list>
                </text:list-item>
              </text:list>
            </text:list-item>
          </text:list>
        </text:list-item>
      </text:list>
      <text:p text:style-name="P399"/>
      <table:table table:name="Tabla21" table:style-name="Tabla21">
        <table:table-column table:style-name="Tabla21.A"/>
        <table:table-column table:style-name="Tabla21.B"/>
        <table:table-column table:style-name="Tabla21.C"/>
        <table:table-column table:style-name="Tabla21.D"/>
        <table:table-header-rows>
          <table:table-row table:style-name="Tabla21.1">
            <table:table-cell table:style-name="Tabla21.A1" office:value-type="string">
              <text:p text:style-name="P41">#</text:p>
            </table:table-cell>
            <table:table-cell table:style-name="Tabla21.A1" office:value-type="string">
              <text:p text:style-name="P41">Usuario</text:p>
            </table:table-cell>
            <table:table-cell table:style-name="Tabla21.A1" office:value-type="string">
              <text:p text:style-name="P58">#</text:p>
            </table:table-cell>
            <table:table-cell table:style-name="Tabla21.D1" office:value-type="string">
              <text:p text:style-name="P41">Sistema</text:p>
            </table:table-cell>
          </table:table-row>
        </table:table-header-rows>
        <table:table-row>
          <table:table-cell table:style-name="Tabla21.A2" office:value-type="string">
            <text:p text:style-name="P87"/>
          </table:table-cell>
          <table:table-cell table:style-name="Tabla21.B2" office:value-type="string">
            <text:p text:style-name="P199"/>
          </table:table-cell>
          <table:table-cell table:style-name="Tabla21.C2" office:value-type="string">
            <text:p text:style-name="P151">1</text:p>
          </table:table-cell>
          <table:table-cell table:style-name="Tabla21.D2" office:value-type="string">
            <text:p text:style-name="P215">Muestra los campos disponibles.</text:p>
          </table:table-cell>
        </table:table-row>
        <table:table-row>
          <table:table-cell table:style-name="Tabla21.A3" office:value-type="string">
            <text:p text:style-name="P87">2</text:p>
          </table:table-cell>
          <table:table-cell table:style-name="Tabla21.B3" office:value-type="string">
            <text:p text:style-name="P215">Ingresa nombre y fecha.</text:p>
          </table:table-cell>
          <table:table-cell table:style-name="Tabla21.C3" office:value-type="string">
            <text:p text:style-name="P151">3</text:p>
          </table:table-cell>
          <table:table-cell table:style-name="Tabla21.D3" office:value-type="string">
            <text:p text:style-name="P215">Continua con caso de uso Agregar Muestreo a Pool.</text:p>
          </table:table-cell>
        </table:table-row>
        <table:table-row>
          <table:table-cell table:style-name="Tabla21.A4" office:value-type="string">
            <text:p text:style-name="P800"/>
          </table:table-cell>
          <table:table-cell table:style-name="Tabla21.B4" office:value-type="string">
            <text:p text:style-name="P199"/>
          </table:table-cell>
          <table:table-cell table:style-name="Tabla21.C4" office:value-type="string">
            <text:p text:style-name="P151">4</text:p>
          </table:table-cell>
          <table:table-cell table:style-name="Tabla21.D4" office:value-type="string">
            <text:p text:style-name="P777">Valida los datos (campos no <text:span text:style-name="T486">vacíos</text:span> y tipo de datos).</text:p>
            <text:p text:style-name="P215">Crea pool y agrega muestreos seleccionados.</text:p>
          </table:table-cell>
        </table:table-row>
      </table:table>
      <text:p text:style-name="P271"/>
      <text:list xml:id="list205854433059902" text:continue-numbering="true" text:style-name="L4">
        <text:list-item>
          <text:list>
            <text:list-item>
              <text:list>
                <text:list-item>
                  <text:list>
                    <text:list-item>
                      <text:p text:style-name="P666">Flujo Alternativo:</text:p>
                    </text:list-item>
                  </text:list>
                </text:list-item>
              </text:list>
            </text:list-item>
          </text:list>
        </text:list-item>
      </text:list>
      <text:p text:style-name="P399"/>
      <table:table table:name="Tabla107" table:style-name="Tabla107">
        <table:table-column table:style-name="Tabla107.A"/>
        <table:table-column table:style-name="Tabla107.B"/>
        <table:table-column table:style-name="Tabla107.C"/>
        <table:table-header-rows>
          <table:table-row table:style-name="Tabla107.1">
            <table:table-cell table:style-name="Tabla107.A1" office:value-type="string">
              <text:p text:style-name="P42">#</text:p>
            </table:table-cell>
            <table:table-cell table:style-name="Tabla107.A1" office:value-type="string">
              <text:p text:style-name="P42">Usuario</text:p>
            </table:table-cell>
            <table:table-cell table:style-name="Tabla107.C1" office:value-type="string">
              <text:p text:style-name="P42">Sistema</text:p>
            </table:table-cell>
          </table:table-row>
        </table:table-header-rows>
        <table:table-row>
          <table:table-cell table:style-name="Tabla107.A2" office:value-type="string">
            <text:p text:style-name="P104">2.a</text:p>
          </table:table-cell>
          <table:table-cell table:style-name="Tabla107.B2" office:value-type="string">
            <text:p text:style-name="P215">Ingresa datos no válidos o incompletos</text:p>
          </table:table-cell>
          <table:table-cell table:style-name="Tabla107.C2" office:value-type="string">
            <text:p text:style-name="P215">Muestra mensaje en la vista correspondiente.</text:p>
          </table:table-cell>
        </table:table-row>
        <table:table-row>
          <table:table-cell table:style-name="Tabla107.A4" office:value-type="string">
            <text:p text:style-name="P88">2.<text:span text:style-name="T308">a.1</text:span></text:p>
          </table:table-cell>
          <table:table-cell table:style-name="Tabla107.B4" office:value-type="string">
            <text:p text:style-name="P215">Corrige datos no válidos o ingresa los datos faltantes</text:p>
          </table:table-cell>
          <table:table-cell table:style-name="Tabla107.C4" office:value-type="string">
            <text:p text:style-name="P215">Valida los datos y Continua con caso de uso Agregar Muestreo a Pool.</text:p>
          </table:table-cell>
        </table:table-row>
        <table:table-row>
          <table:table-cell table:style-name="Tabla107.A4" office:value-type="string">
            <text:p text:style-name="P105">2.a.2</text:p>
          </table:table-cell>
          <table:table-cell table:style-name="Tabla107.B4" office:value-type="string">
            <text:p text:style-name="P216">Cancela el caso de uso.</text:p>
          </table:table-cell>
          <table:table-cell table:style-name="Tabla107.C4" office:value-type="string">
            <text:p text:style-name="P216">Vuelve a la vista principal.</text:p>
          </table:table-cell>
        </table:table-row>
        <table:table-row>
          <table:table-cell table:style-name="Tabla107.A5" office:value-type="string">
            <text:p text:style-name="P105">4.a</text:p>
          </table:table-cell>
          <table:table-cell table:style-name="Tabla107.B5" office:value-type="string">
            <text:p text:style-name="P216">Cancela caso de uso Agregar Muestreo a Pool.</text:p>
          </table:table-cell>
          <table:table-cell table:style-name="Tabla107.C5" office:value-type="string">
            <text:p text:style-name="P778">Se cierra la vista de Nuevo Pool.</text:p>
          </table:table-cell>
        </table:table-row>
      </table:table>
      <text:list xml:id="list205855996272031" text:continue-numbering="true" text:style-name="L4">
        <text:list-item>
          <text:list>
            <text:list-item>
              <text:list>
                <text:list-item>
                  <text:list>
                    <text:list-header>
                      <text:p text:style-name="P645"><text:span text:style-name="Énfasis"><text:span text:style-name="T243"/></text:span></text:p>
                    </text:list-header>
                    <text:list-item>
                      <text:p text:style-name="P667"><text:span text:style-name="Énfasis"><text:span text:style-name="T243">Postcondiciones: </text:span></text:span><text:span text:style-name="Énfasis"><text:span text:style-name="T370">Se generó el nuevo pool con los muestreos seleccionados. Se </text:span></text:span><text:span text:style-name="Énfasis"><text:span text:style-name="T381">cierra </text:span></text:span><text:span text:style-name="Énfasis"><text:span text:style-name="T370">la vista de </text:span></text:span><text:span text:style-name="Énfasis"><text:span text:style-name="T381">Nuevo pool.</text:span></text:span></text:p>
                      <text:p text:style-name="P668"/>
                    </text:list-item>
                  </text:list>
                </text:list-item>
              </text:list>
            </text:list-item>
          </text:list>
        </text:list-item>
      </text:list>
      <text:list xml:id="list205854571562928" text:continue-list="list205855162586940" text:style-name="L1">
        <text:list-item>
          <text:list>
            <text:list-item>
              <text:list>
                <text:list-item>
                  <text:h text:style-name="P430" text:outline-level="3"><text:bookmark-start text:name="__RefHeading___Toc1719_119258343"/><text:span text:style-name="Énfasis"><text:span text:style-name="T190">Editar Muestreo</text:span></text:span><text:bookmark-end text:name="__RefHeading___Toc1719_119258343"/></text:h>
                  <text:list>
                    <text:list-item text:start-value="1">
                      <text:p text:style-name="P519"><text:span text:style-name="Énfasis"><text:span text:style-name="T179">Descripción:</text:span></text:span><text:span text:style-name="Énfasis"><text:span text:style-name="T463"> </text:span></text:span><text:span text:style-name="Énfasis"><text:span text:style-name="T365">El caso de uso comienza cuando el monitor desea modificar los datos de un muestreo seleccionándolo desde la vista. El sistema muestra los datos modificables. El monitor edita los datos y selecciona guardar. El sistema valida los datos. El caso de uso finaliza cuando se actualiza el muestreo o se cancela por datos no válidos o por el usuario. </text:span></text:span></text:p>
                    </text:list-item>
                    <text:list-item>
                      <text:p text:style-name="P513"><text:span text:style-name="T168">Precondiciones: </text:span><text:span text:style-name="T28">El usuario tiene los privilegios de monitor </text:span><text:span text:style-name="T34">o administrador</text:span><text:span text:style-name="T28">. No existen resultados asociados verificados.</text:span></text:p>
                    </text:list-item>
                    <text:list-item>
                      <text:p text:style-name="P513"><text:span text:style-name="T169">Restricciones: </text:span><text:span text:style-name="T4">No se permite modificar el tipo de muestra. Si el muestreo fue analizado (tiene resultados asociados), la fecha de muestreo ingresada no puede ser posterior a la del resultado. </text:span><text:span text:style-name="T18">El número de muestreo no puede ser modificado. Todos los campos son obligatorios con excepción de Observaciones.</text:span></text:p>
                    </text:list-item>
                    <text:list-item>
                      <text:p text:style-name="P516"><text:span text:style-name="T161">Flujo</text:span> <text:span text:style-name="T161">Principal:</text:span></text:p>
                    </text:list-item>
                  </text:list>
                </text:list-item>
              </text:list>
            </text:list-item>
          </text:list>
        </text:list-item>
      </text:list>
      <text:p text:style-name="P396"/>
      <table:table table:name="Tabla22" table:style-name="Tabla22">
        <table:table-column table:style-name="Tabla22.A"/>
        <table:table-column table:style-name="Tabla22.B"/>
        <table:table-column table:style-name="Tabla22.C"/>
        <table:table-column table:style-name="Tabla22.D"/>
        <table:table-header-rows>
          <table:table-row table:style-name="Tabla22.1">
            <table:table-cell table:style-name="Tabla22.A1" office:value-type="string">
              <text:p text:style-name="P43">#</text:p>
            </table:table-cell>
            <table:table-cell table:style-name="Tabla22.A1" office:value-type="string">
              <text:p text:style-name="P43">Usuario</text:p>
            </table:table-cell>
            <table:table-cell table:style-name="Tabla22.A1" office:value-type="string">
              <text:p text:style-name="P59">#</text:p>
            </table:table-cell>
            <table:table-cell table:style-name="Tabla22.D1" office:value-type="string">
              <text:p text:style-name="P43">Sistema</text:p>
            </table:table-cell>
          </table:table-row>
        </table:table-header-rows>
        <table:table-row>
          <table:table-cell table:style-name="Tabla22.A2" office:value-type="string">
            <text:p text:style-name="P89"/>
          </table:table-cell>
          <table:table-cell table:style-name="Tabla22.B2" office:value-type="string">
            <text:p text:style-name="P200"/>
          </table:table-cell>
          <table:table-cell table:style-name="Tabla22.C2" office:value-type="string">
            <text:p text:style-name="P152">1</text:p>
          </table:table-cell>
          <table:table-cell table:style-name="Tabla22.D2" office:value-type="string">
            <text:p text:style-name="P217">Muestra vista con los datos modificables.</text:p>
          </table:table-cell>
        </table:table-row>
        <table:table-row>
          <table:table-cell table:style-name="Tabla22.A3" office:value-type="string">
            <text:p text:style-name="P89">2</text:p>
          </table:table-cell>
          <table:table-cell table:style-name="Tabla22.B3" office:value-type="string">
            <text:p text:style-name="P217">Actualiza datos presentados (fecha de muestreo, hora, observaciones, área y otros dependiendo del tipo de muestra)</text:p>
          </table:table-cell>
          <table:table-cell table:style-name="Tabla22.C3" office:value-type="string">
            <text:p text:style-name="P152">3</text:p>
          </table:table-cell>
          <table:table-cell table:style-name="Tabla22.D3" office:value-type="string">
            <text:p text:style-name="P218">Valida datos ingresados y guarda cambios.</text:p>
          </table:table-cell>
        </table:table-row>
      </table:table>
      <text:list xml:id="list205855340682767" text:continue-numbering="true" text:style-name="L1">
        <text:list-item>
          <text:list>
            <text:list-item>
              <text:list>
                <text:list-item>
                  <text:list>
                    <text:list-header>
                      <text:p text:style-name="P617"/>
                    </text:list-header>
                    <text:list-item>
                      <text:p text:style-name="P517">Flujo Alternativo:</text:p>
                    </text:list-item>
                  </text:list>
                </text:list-item>
              </text:list>
            </text:list-item>
          </text:list>
        </text:list-item>
      </text:list>
      <text:p text:style-name="P397"><text:soft-page-break/></text:p>
      <table:table table:name="Tabla108" table:style-name="Tabla108">
        <table:table-column table:style-name="Tabla108.A"/>
        <table:table-column table:style-name="Tabla108.B"/>
        <table:table-column table:style-name="Tabla108.C"/>
        <table:table-header-rows>
          <table:table-row table:style-name="Tabla108.1">
            <table:table-cell table:style-name="Tabla108.A1" office:value-type="string">
              <text:p text:style-name="P44">#</text:p>
            </table:table-cell>
            <table:table-cell table:style-name="Tabla108.A1" office:value-type="string">
              <text:p text:style-name="P44">Usuario</text:p>
            </table:table-cell>
            <table:table-cell table:style-name="Tabla108.C1" office:value-type="string">
              <text:p text:style-name="P44">Sistema</text:p>
            </table:table-cell>
          </table:table-row>
        </table:table-header-rows>
        <table:table-row>
          <table:table-cell table:style-name="Tabla108.A2" office:value-type="string">
            <text:p text:style-name="P106">2.a</text:p>
          </table:table-cell>
          <table:table-cell table:style-name="Tabla108.B2" office:value-type="string">
            <text:p text:style-name="P217">Ingresa datos no válidos o deja campos obligatorios vacíos.</text:p>
          </table:table-cell>
          <table:table-cell table:style-name="Tabla108.C2" office:value-type="string">
            <text:p text:style-name="P217">Muestra el mensaje correspondiente según el caso que aplique.</text:p>
          </table:table-cell>
        </table:table-row>
        <table:table-row>
          <table:table-cell table:style-name="Tabla108.A3" office:value-type="string">
            <text:p text:style-name="P90">2.<text:span text:style-name="T310">a.1</text:span></text:p>
          </table:table-cell>
          <table:table-cell table:style-name="Tabla108.B3" office:value-type="string">
            <text:p text:style-name="P217">Corrige los datos ingresados o completa los obligatorios.</text:p>
          </table:table-cell>
          <table:table-cell table:style-name="Tabla108.C3" office:value-type="string">
            <text:p text:style-name="P217">Valida datos ingresados y guarda cambios.</text:p>
          </table:table-cell>
        </table:table-row>
        <table:table-row>
          <table:table-cell table:style-name="Tabla108.A4" office:value-type="string">
            <text:p text:style-name="P106">2.a.2</text:p>
          </table:table-cell>
          <table:table-cell table:style-name="Tabla108.B4" office:value-type="string">
            <text:p text:style-name="P217">Cancela el caso de uso.</text:p>
          </table:table-cell>
          <table:table-cell table:style-name="Tabla108.C4" office:value-type="string">
            <text:p text:style-name="P778">Cierra la vista Editar Muestreo.</text:p>
          </table:table-cell>
        </table:table-row>
      </table:table>
      <text:list xml:id="list205855803332793" text:continue-numbering="true" text:style-name="L1">
        <text:list-item>
          <text:list>
            <text:list-item>
              <text:list>
                <text:list-item>
                  <text:list>
                    <text:list-header>
                      <text:p text:style-name="P631"><text:span text:style-name="Énfasis"><text:span text:style-name="T243"/></text:span></text:p>
                    </text:list-header>
                    <text:list-item>
                      <text:p text:style-name="P511"><text:span text:style-name="Énfasis"><text:span text:style-name="T243">Postcondiciones</text:span></text:span><text:span text:style-name="Énfasis"><text:span text:style-name="T257">:</text:span></text:span><text:span text:style-name="Énfasis"><text:span text:style-name="T480"> </text:span></text:span><text:span text:style-name="Énfasis"><text:span text:style-name="T370">Se actualizo el muestreo.</text:span></text:span></text:p>
                      <text:p text:style-name="P515"/>
                    </text:list-item>
                  </text:list>
                </text:list-item>
                <text:list-item>
                  <text:h text:style-name="P431" text:outline-level="3"><text:bookmark-start text:name="__RefHeading___Toc1721_119258343"/><text:span text:style-name="Énfasis"><text:span text:style-name="T191">Editar Pool </text:span></text:span><text:span text:style-name="Énfasis"><text:span text:style-name="T189">&lt;&lt;</text:span></text:span><text:span text:style-name="Énfasis"><text:span text:style-name="T191">incluye</text:span></text:span><text:span text:style-name="Énfasis"><text:span text:style-name="T189">&gt;&gt; Agre</text:span></text:span><text:span text:style-name="Énfasis"><text:span text:style-name="T191">gar Muestreo, Editar Muestreo y Quitar Muestreo de Pool</text:span></text:span><text:bookmark-end text:name="__RefHeading___Toc1721_119258343"/></text:h>
                  <text:list>
                    <text:list-item text:start-value="1">
                      <text:p text:style-name="P520"><text:span text:style-name="Énfasis"><text:span text:style-name="T179">Descripción:</text:span></text:span><text:span text:style-name="Énfasis"><text:span text:style-name="T463"> </text:span></text:span><text:span text:style-name="Énfasis"><text:span text:style-name="T365">El caso de uso inicia cuando el usuario desea cambiar los datos de un pool ya ingresado y selecciona la opción correspondiente en la vista Ver Resultados. El sistema muestra los campos modificables del pool y la lista de muestreos que lo conforman. Si el usuario desea modificar datos de algún muestreo el sistema continua con el caso de uso Editar Muestreo. Si el usuario desea quitar muestreos el sistema continua con el caso de uso Quitar Muestreo de Pool. Si el usuario desea agregar nuevos muestreos el sistema continua con el caso de uso Agregar Muestreo a Pool. El caso de uso finaliza cuando se actualizaron los datos o es cancelado por el usuario.</text:span></text:span></text:p>
                    </text:list-item>
                    <text:list-item>
                      <text:p text:style-name="P514"><text:span text:style-name="T168">Precondiciones: </text:span><text:span text:style-name="T28">El usuario tiene los privilegios de monitor. El pool editado no tiene resultados asociados verificados.</text:span></text:p>
                    </text:list-item>
                    <text:list-item>
                      <text:p text:style-name="P514"><text:span text:style-name="T169">Restricciones: </text:span><text:span text:style-name="T4">No definidas.</text:span></text:p>
                    </text:list-item>
                    <text:list-item>
                      <text:p text:style-name="P518">Flujo Principal:</text:p>
                    </text:list-item>
                  </text:list>
                </text:list-item>
              </text:list>
            </text:list-item>
          </text:list>
        </text:list-item>
      </text:list>
      <text:p text:style-name="P397"/>
      <table:table table:name="Tabla26" table:style-name="Tabla26">
        <table:table-column table:style-name="Tabla26.A"/>
        <table:table-column table:style-name="Tabla26.B"/>
        <table:table-column table:style-name="Tabla26.C"/>
        <table:table-column table:style-name="Tabla26.D"/>
        <table:table-header-rows>
          <table:table-row table:style-name="Tabla26.1">
            <table:table-cell table:style-name="Tabla26.A1" office:value-type="string">
              <text:p text:style-name="P43">#</text:p>
            </table:table-cell>
            <table:table-cell table:style-name="Tabla26.A1" office:value-type="string">
              <text:p text:style-name="P43">Usuario</text:p>
            </table:table-cell>
            <table:table-cell table:style-name="Tabla26.A1" office:value-type="string">
              <text:p text:style-name="P59">#</text:p>
            </table:table-cell>
            <table:table-cell table:style-name="Tabla26.D1" office:value-type="string">
              <text:p text:style-name="P43">Sistema</text:p>
            </table:table-cell>
          </table:table-row>
        </table:table-header-rows>
        <table:table-row>
          <table:table-cell table:style-name="Tabla26.A2" office:value-type="string">
            <text:p text:style-name="P89"/>
          </table:table-cell>
          <table:table-cell table:style-name="Tabla26.B2" office:value-type="string">
            <text:p text:style-name="P200"/>
          </table:table-cell>
          <table:table-cell table:style-name="Tabla26.C2" office:value-type="string">
            <text:p text:style-name="P152">1</text:p>
          </table:table-cell>
          <table:table-cell table:style-name="Tabla26.D2" office:value-type="string">
            <text:p text:style-name="P219">Muestra vista con información modificable de pool y muestreos que lo integran.</text:p>
          </table:table-cell>
        </table:table-row>
        <table:table-row>
          <table:table-cell table:style-name="Tabla26.A3" office:value-type="string">
            <text:p text:style-name="P89">2</text:p>
          </table:table-cell>
          <table:table-cell table:style-name="Tabla26.B3" office:value-type="string">
            <text:p text:style-name="P219">Actualiza los datos (nombre, fecha).</text:p>
          </table:table-cell>
          <table:table-cell table:style-name="Tabla26.C3" office:value-type="string">
            <text:p text:style-name="P152">3</text:p>
          </table:table-cell>
          <table:table-cell table:style-name="Tabla26.D3" office:value-type="string">
            <text:p text:style-name="P220">Valida datos ingresados y guarda.</text:p>
          </table:table-cell>
        </table:table-row>
      </table:table>
      <text:list xml:id="list205854313924262" text:continue-numbering="true" text:style-name="L1">
        <text:list-item>
          <text:list>
            <text:list-item>
              <text:list>
                <text:list-item>
                  <text:list>
                    <text:list-header>
                      <text:p text:style-name="P617"/>
                    </text:list-header>
                    <text:list-item>
                      <text:p text:style-name="P517">Flujo Alternativo:</text:p>
                    </text:list-item>
                  </text:list>
                </text:list-item>
              </text:list>
            </text:list-item>
          </text:list>
        </text:list-item>
      </text:list>
      <text:p text:style-name="P397"/>
      <table:table table:name="Tabla27" table:style-name="Tabla27">
        <table:table-column table:style-name="Tabla27.A"/>
        <table:table-column table:style-name="Tabla27.B"/>
        <table:table-column table:style-name="Tabla27.C"/>
        <table:table-row table:style-name="Tabla27.1">
          <table:table-cell table:style-name="Tabla27.A1" office:value-type="string">
            <text:p text:style-name="P43">#</text:p>
          </table:table-cell>
          <table:table-cell table:style-name="Tabla27.A1" office:value-type="string">
            <text:p text:style-name="P43">Usuario</text:p>
          </table:table-cell>
          <table:table-cell table:style-name="Tabla27.C1" office:value-type="string">
            <text:p text:style-name="P43">Sistema</text:p>
          </table:table-cell>
        </table:table-row>
        <table:table-row>
          <table:table-cell table:style-name="Tabla27.A2" office:value-type="string">
            <text:p text:style-name="P107">2.a</text:p>
          </table:table-cell>
          <table:table-cell table:style-name="Tabla27.B2" office:value-type="string">
            <text:p text:style-name="P221">Ingresa datos no válidos (formato fecha o texto) o deja campos obligatorios vacíos.</text:p>
          </table:table-cell>
          <table:table-cell table:style-name="Tabla27.C2" office:value-type="string">
            <text:p text:style-name="P221">Muestra el mensaje correspondiente s<text:span text:style-name="T310">egún el caso que aplique.</text:span></text:p>
          </table:table-cell>
        </table:table-row>
        <table:table-row>
          <table:table-cell table:style-name="Tabla27.A3" office:value-type="string">
            <text:p text:style-name="P89">2.<text:span text:style-name="T317">a.1</text:span></text:p>
          </table:table-cell>
          <table:table-cell table:style-name="Tabla27.B3" office:value-type="string">
            <text:p text:style-name="P217">Corrige los datos ingresados o completa los obligatorios.</text:p>
          </table:table-cell>
          <table:table-cell table:style-name="Tabla27.C3" office:value-type="string">
            <text:p text:style-name="P217">Valida datos ingresados y guarda cambios.</text:p>
          </table:table-cell>
        </table:table-row>
        <table:table-row>
          <table:table-cell table:style-name="Tabla27.A4" office:value-type="string">
            <text:p text:style-name="P107">2.a.2</text:p>
          </table:table-cell>
          <table:table-cell table:style-name="Tabla27.B4" office:value-type="string">
            <text:p text:style-name="P217">Cancela el caso de uso.</text:p>
          </table:table-cell>
          <table:table-cell table:style-name="Tabla27.C4" office:value-type="string">
            <text:p text:style-name="P217">Vuelva a la vista <text:span text:style-name="T315">Ver Muestreos</text:span>.</text:p>
          </table:table-cell>
        </table:table-row>
      </table:table>
      <text:list xml:id="list205854720349512" text:continue-numbering="true" text:style-name="L1">
        <text:list-item>
          <text:list>
            <text:list-item>
              <text:list>
                <text:list-item>
                  <text:list>
                    <text:list-header>
                      <text:p text:style-name="P632"><text:span text:style-name="Énfasis"><text:span text:style-name="T243"/></text:span></text:p>
                    </text:list-header>
                    <text:list-item>
                      <text:p text:style-name="P512"><text:span text:style-name="Énfasis"><text:span text:style-name="T243">Postcondiciones: </text:span></text:span><text:span text:style-name="Énfasis"><text:span text:style-name="T370">Se actualizaron los datos del pool. El sistema </text:span></text:span><text:span text:style-name="Énfasis"><text:span text:style-name="T381">cierra la vista Editar Pool.</text:span></text:span></text:p>
                    </text:list-item>
                  </text:list>
                </text:list-item>
              </text:list>
            </text:list-item>
          </text:list>
        </text:list-item>
      </text:list>
      <text:list xml:id="list205856205067658" text:continue-list="list205855996272031" text:style-name="L4">
        <text:list-item>
          <text:list>
            <text:list-item>
              <text:list>
                <text:list-item>
                  <text:list>
                    <text:list-header>
                      <text:p text:style-name="P659"/>
                    </text:list-header>
                  </text:list>
                </text:list-item>
              </text:list>
            </text:list-item>
          </text:list>
        </text:list-item>
      </text:list>
      <text:list xml:id="list205856215613379" text:continue-list="list205854720349512" text:style-name="L1">
        <text:list-item>
          <text:list>
            <text:list-item>
              <text:list>
                <text:list-item>
                  <text:h text:style-name="P432" text:outline-level="3"><text:bookmark-start text:name="__RefHeading___Toc1723_119258343"/><text:span text:style-name="Énfasis"><text:span text:style-name="T192">Agregar Muestreo a Pool</text:span></text:span><text:bookmark-end text:name="__RefHeading___Toc1723_119258343"/></text:h>
                  <text:list>
                    <text:list-item text:start-value="1">
                      <text:p text:style-name="P523"><text:span text:style-name="Énfasis"><text:span text:style-name="T179">Descripción:</text:span></text:span><text:span text:style-name="Énfasis"><text:span text:style-name="T463"> </text:span></text:span><text:span text:style-name="Énfasis"><text:span text:style-name="T365">el caso de uso comienza cuando el usuario desea agregar muestreos existentes a un pool </text:span></text:span><text:span text:style-name="Énfasis"><text:span text:style-name="T366">y selecciona la opción correspondiente en la vista Editar Pool. </text:span></text:span><text:span text:style-name="Énfasis"><text:span text:style-name="T367">E</text:span></text:span><text:span text:style-name="Énfasis"><text:span text:style-name="T365">l sistema muestra una lista de los muestreos ingresados en el sistema, el usuario selecciona el/los muestreos a agregar. El caso de uso finaliza cuando se agregan los muestreos o el usuario cancela.</text:span></text:span></text:p>
                    </text:list-item>
                    <text:list-item>
                      <text:p text:style-name="P540"><text:span text:style-name="T168">Precondiciones:</text:span> <text:span text:style-name="T28">el usuario tiene los privilegios de monitor </text:span><text:span text:style-name="T34">o administrador</text:span><text:span text:style-name="T28">. Existen muestreos que no pertenecen a ningún pool, sin resultados asociados </text:span><text:span text:style-name="T34">y si tienen ensayos asociados deben ser los mismos.</text:span></text:p>
                    </text:list-item>
                    <text:list-item>
                      <text:p text:style-name="P540"><text:span text:style-name="T169">Restricciones: </text:span><text:span text:style-name="T4">No definidas.</text:span></text:p>
                    </text:list-item>
                    <text:list-item>
                      <text:p text:style-name="P564">Flujo Principal:</text:p>
                    </text:list-item>
                  </text:list>
                </text:list-item>
              </text:list>
            </text:list-item>
          </text:list>
        </text:list-item>
      </text:list>
      <text:p text:style-name="P372"/>
      <table:table table:name="Tabla28" table:style-name="Tabla28">
        <table:table-column table:style-name="Tabla28.A"/>
        <table:table-column table:style-name="Tabla28.B"/>
        <table:table-column table:style-name="Tabla28.C"/>
        <table:table-column table:style-name="Tabla28.D"/>
        <table:table-row table:style-name="Tabla28.1">
          <table:table-cell table:style-name="Tabla28.A1" office:value-type="string">
            <text:p text:style-name="P43">#</text:p>
          </table:table-cell>
          <table:table-cell table:style-name="Tabla28.A1" office:value-type="string">
            <text:p text:style-name="P43">Usuario</text:p>
          </table:table-cell>
          <table:table-cell table:style-name="Tabla28.A1" office:value-type="string">
            <text:p text:style-name="P60">#</text:p>
          </table:table-cell>
          <table:table-cell table:style-name="Tabla28.D1" office:value-type="string">
            <text:p text:style-name="P43">Sistema</text:p>
          </table:table-cell>
        </table:table-row>
        <text:soft-page-break/>
        <table:table-row>
          <table:table-cell table:style-name="Tabla28.A2" office:value-type="string">
            <text:p text:style-name="P89"/>
          </table:table-cell>
          <table:table-cell table:style-name="Tabla28.B2" office:value-type="string">
            <text:p text:style-name="P200"/>
          </table:table-cell>
          <table:table-cell table:style-name="Tabla28.C2" office:value-type="string">
            <text:p text:style-name="P153">1</text:p>
          </table:table-cell>
          <table:table-cell table:style-name="Tabla28.D2" office:value-type="string">
            <text:p text:style-name="P222">Muestra vista con lista de muestreos ingresados en el sistema.</text:p>
          </table:table-cell>
        </table:table-row>
        <table:table-row>
          <table:table-cell table:style-name="Tabla28.A3" office:value-type="string">
            <text:p text:style-name="P89">2</text:p>
          </table:table-cell>
          <table:table-cell table:style-name="Tabla28.B3" office:value-type="string">
            <text:p text:style-name="P222">Selecciona muestreos para agregar al pool.</text:p>
          </table:table-cell>
          <table:table-cell table:style-name="Tabla28.C3" office:value-type="string">
            <text:p text:style-name="P153">3</text:p>
          </table:table-cell>
          <table:table-cell table:style-name="Tabla28.D3" office:value-type="string">
            <text:p text:style-name="P223">El sistema asocia los muestreos seleccionados al pool.</text:p>
          </table:table-cell>
        </table:table-row>
      </table:table>
      <text:list xml:id="list205855075205306" text:continue-numbering="true" text:style-name="L1">
        <text:list-item>
          <text:list>
            <text:list-item>
              <text:list>
                <text:list-item>
                  <text:list>
                    <text:list-header>
                      <text:p text:style-name="P617"/>
                    </text:list-header>
                    <text:list-item>
                      <text:p text:style-name="P565">Flujo Alternativo:</text:p>
                    </text:list-item>
                  </text:list>
                </text:list-item>
              </text:list>
            </text:list-item>
          </text:list>
        </text:list-item>
      </text:list>
      <text:p text:style-name="P373"/>
      <table:table table:name="Tabla29" table:style-name="Tabla29">
        <table:table-column table:style-name="Tabla29.A"/>
        <table:table-column table:style-name="Tabla29.B"/>
        <table:table-column table:style-name="Tabla29.C"/>
        <table:table-header-rows>
          <table:table-row table:style-name="Tabla29.1">
            <table:table-cell table:style-name="Tabla29.A1" office:value-type="string">
              <text:p text:style-name="P45">#</text:p>
            </table:table-cell>
            <table:table-cell table:style-name="Tabla29.A1" office:value-type="string">
              <text:p text:style-name="P45">Usuario</text:p>
            </table:table-cell>
            <table:table-cell table:style-name="Tabla29.C1" office:value-type="string">
              <text:p text:style-name="P45">Sistema</text:p>
            </table:table-cell>
          </table:table-row>
        </table:table-header-rows>
        <table:table-row>
          <table:table-cell table:style-name="Tabla29.A2" office:value-type="string">
            <text:p text:style-name="P108">2.a</text:p>
          </table:table-cell>
          <table:table-cell table:style-name="Tabla29.B2" office:value-type="string">
            <text:p text:style-name="P222">Cancela el caso de uso.</text:p>
          </table:table-cell>
          <table:table-cell table:style-name="Tabla29.C2" office:value-type="string">
            <text:p text:style-name="P222">Muestra la vista Ver Muestreos.</text:p>
          </table:table-cell>
        </table:table-row>
      </table:table>
      <text:list xml:id="list205856268679611" text:continue-numbering="true" text:style-name="L1">
        <text:list-item>
          <text:list>
            <text:list-item>
              <text:list>
                <text:list-item>
                  <text:list>
                    <text:list-header>
                      <text:p text:style-name="P633"><text:span text:style-name="Énfasis"><text:span text:style-name="T243"/></text:span></text:p>
                    </text:list-header>
                    <text:list-item>
                      <text:p text:style-name="P592"><text:span text:style-name="Énfasis"><text:span text:style-name="T243">Postcondiciones:</text:span></text:span><text:span text:style-name="Énfasis"><text:span text:style-name="T253"> </text:span></text:span><text:span text:style-name="Énfasis"><text:span text:style-name="T370">Se relacionaron los muestreos seleccionados con el pool correspondiente.</text:span></text:span></text:p>
                    </text:list-item>
                  </text:list>
                </text:list-item>
              </text:list>
            </text:list-item>
          </text:list>
        </text:list-item>
      </text:list>
      <text:list xml:id="list205855431538395" text:continue-list="list205856205067658" text:style-name="L4">
        <text:list-item>
          <text:list>
            <text:list-item>
              <text:list>
                <text:list-item>
                  <text:list>
                    <text:list-header>
                      <text:p text:style-name="P659"/>
                    </text:list-header>
                  </text:list>
                </text:list-item>
              </text:list>
            </text:list-item>
          </text:list>
        </text:list-item>
      </text:list>
      <text:list xml:id="list205856295008486" text:continue-list="list205856268679611" text:style-name="L1">
        <text:list-item>
          <text:list>
            <text:list-item>
              <text:list>
                <text:list-item>
                  <text:h text:style-name="P433" text:outline-level="3"><text:bookmark-start text:name="__RefHeading___Toc1725_119258343"/><text:span text:style-name="Énfasis"><text:span text:style-name="T193">Quitar Muestreo de Pool</text:span></text:span><text:bookmark-end text:name="__RefHeading___Toc1725_119258343"/></text:h>
                  <text:list>
                    <text:list-item text:start-value="1">
                      <text:p text:style-name="P535"><text:span text:style-name="Énfasis"><text:span text:style-name="T179">Descripción: </text:span></text:span><text:span text:style-name="Énfasis"><text:span text:style-name="T365">El caso de uso comienza cuando el usuario desea quitar un muestreo del pool y selecciona la opción correspondiente de la lista de muest</text:span></text:span><text:span text:style-name="Énfasis"><text:span text:style-name="T366">r</text:span></text:span><text:span text:style-name="Énfasis"><text:span text:style-name="T365">eos pertenecientes al pool </text:span></text:span><text:span text:style-name="Énfasis"><text:span text:style-name="T366">en la vista Editar Pool</text:span></text:span><text:span text:style-name="Énfasis"><text:span text:style-name="T365">. El sistema pide confirmación y el caso de uso finaliza con la separación del muestreo del pool o cuando el usuario cancela.</text:span></text:span></text:p>
                    </text:list-item>
                    <text:list-item>
                      <text:p text:style-name="P546"><text:span text:style-name="T168">Precondiciones: </text:span><text:span text:style-name="T28">El usuario tiene los privilegios de monitor </text:span><text:span text:style-name="T35">o administrador</text:span><text:span text:style-name="T28">. Los muestreos no tienen resultados asociados.</text:span></text:p>
                    </text:list-item>
                    <text:list-item>
                      <text:p text:style-name="P547"><text:span text:style-name="T169">Restricciones: </text:span><text:span text:style-name="T4">No definidas.</text:span></text:p>
                    </text:list-item>
                    <text:list-item>
                      <text:p text:style-name="P547"><text:span text:style-name="T168">Flujo </text:span><text:span text:style-name="T165">Principal</text:span><text:span text:style-name="T168">:</text:span></text:p>
                    </text:list-item>
                  </text:list>
                </text:list-item>
              </text:list>
            </text:list-item>
          </text:list>
        </text:list-item>
      </text:list>
      <text:p text:style-name="P375"/>
      <table:table table:name="Tabla30" table:style-name="Tabla30">
        <table:table-column table:style-name="Tabla30.A"/>
        <table:table-column table:style-name="Tabla30.B"/>
        <table:table-column table:style-name="Tabla30.C"/>
        <table:table-column table:style-name="Tabla30.D"/>
        <table:table-row table:style-name="Tabla30.1">
          <table:table-cell table:style-name="Tabla30.A1" office:value-type="string">
            <text:p text:style-name="P46">#</text:p>
          </table:table-cell>
          <table:table-cell table:style-name="Tabla30.A1" office:value-type="string">
            <text:p text:style-name="P46">Usuario</text:p>
          </table:table-cell>
          <table:table-cell table:style-name="Tabla30.A1" office:value-type="string">
            <text:p text:style-name="P61">#</text:p>
          </table:table-cell>
          <table:table-cell table:style-name="Tabla30.D1" office:value-type="string">
            <text:p text:style-name="P46">Sistema</text:p>
          </table:table-cell>
        </table:table-row>
        <table:table-row>
          <table:table-cell table:style-name="Tabla30.A2" office:value-type="string">
            <text:p text:style-name="P91">1</text:p>
          </table:table-cell>
          <table:table-cell table:style-name="Tabla30.B2" office:value-type="string">
            <text:p text:style-name="P224">Selecciona muestreo.</text:p>
          </table:table-cell>
          <table:table-cell table:style-name="Tabla30.C2" office:value-type="string">
            <text:p text:style-name="P154">2</text:p>
          </table:table-cell>
          <table:table-cell table:style-name="Tabla30.D2" office:value-type="string">
            <text:p text:style-name="P224">Pide confirmación de la acción.</text:p>
          </table:table-cell>
        </table:table-row>
        <table:table-row>
          <table:table-cell table:style-name="Tabla30.A3" office:value-type="string">
            <text:p text:style-name="P109">3</text:p>
          </table:table-cell>
          <table:table-cell table:style-name="Tabla30.B3" office:value-type="string">
            <text:p text:style-name="P225">Confirma eliminación.</text:p>
          </table:table-cell>
          <table:table-cell table:style-name="Tabla30.C3" office:value-type="string">
            <text:p text:style-name="P154">4</text:p>
          </table:table-cell>
          <table:table-cell table:style-name="Tabla30.D3" office:value-type="string">
            <text:p text:style-name="P225">Quita muestreo del pool.</text:p>
          </table:table-cell>
        </table:table-row>
      </table:table>
      <text:list xml:id="list205855547231312" text:continue-numbering="true" text:style-name="L1">
        <text:list-item>
          <text:list>
            <text:list-item>
              <text:list>
                <text:list-item>
                  <text:list>
                    <text:list-header>
                      <text:p text:style-name="P619"/>
                    </text:list-header>
                    <text:list-item>
                      <text:p text:style-name="P568">Flujo Alternativo:</text:p>
                    </text:list-item>
                  </text:list>
                </text:list-item>
              </text:list>
            </text:list-item>
          </text:list>
        </text:list-item>
      </text:list>
      <text:p text:style-name="P375"/>
      <table:table table:name="Tabla31" table:style-name="Tabla31">
        <table:table-column table:style-name="Tabla31.A"/>
        <table:table-column table:style-name="Tabla31.B"/>
        <table:table-column table:style-name="Tabla31.C"/>
        <table:table-row table:style-name="Tabla31.1">
          <table:table-cell table:style-name="Tabla31.A1" office:value-type="string">
            <text:p text:style-name="P46">#</text:p>
          </table:table-cell>
          <table:table-cell table:style-name="Tabla31.A1" office:value-type="string">
            <text:p text:style-name="P46">Usuario</text:p>
          </table:table-cell>
          <table:table-cell table:style-name="Tabla31.C1" office:value-type="string">
            <text:p text:style-name="P46">Sistema</text:p>
          </table:table-cell>
        </table:table-row>
        <table:table-row>
          <table:table-cell table:style-name="Tabla31.A2" office:value-type="string">
            <text:p text:style-name="P110">3.a</text:p>
          </table:table-cell>
          <table:table-cell table:style-name="Tabla31.B2" office:value-type="string">
            <text:p text:style-name="P224">No confirma eliminación.</text:p>
          </table:table-cell>
          <table:table-cell table:style-name="Tabla31.C2" office:value-type="string">
            <text:p text:style-name="P224">Finaliza el caso de uso.</text:p>
          </table:table-cell>
        </table:table-row>
      </table:table>
      <text:list xml:id="list205855729492330" text:continue-numbering="true" text:style-name="L1">
        <text:list-item>
          <text:list>
            <text:list-item>
              <text:list>
                <text:list-item>
                  <text:list>
                    <text:list-header>
                      <text:p text:style-name="P643"><text:span text:style-name="Énfasis"><text:span text:style-name="T243"/></text:span></text:p>
                    </text:list-header>
                    <text:list-item>
                      <text:p text:style-name="P604"><text:span text:style-name="Énfasis"><text:span text:style-name="T243">Postcondiciones:</text:span></text:span><text:span text:style-name="Énfasis"><text:span text:style-name="T253"> </text:span></text:span><text:span text:style-name="Énfasis"><text:span text:style-name="T97">Se eliminó relación entre el muestreo y el pool.</text:span></text:span></text:p>
                      <text:p text:style-name="P669"><text:span text:style-name="Énfasis"><text:span text:style-name="T97"/></text:span></text:p>
                    </text:list-item>
                  </text:list>
                </text:list-item>
                <text:list-item>
                  <text:h text:style-name="P434" text:outline-level="3"><text:bookmark-start text:name="__RefHeading___Toc1727_119258343"/><text:span text:style-name="Énfasis"><text:span text:style-name="T194">Eliminar Muestreo del Sistema</text:span></text:span><text:bookmark-end text:name="__RefHeading___Toc1727_119258343"/></text:h>
                </text:list-item>
              </text:list>
            </text:list-item>
          </text:list>
        </text:list-item>
      </text:list>
      <text:list xml:id="list205854606786870" text:continue-list="list205855431538395" text:style-name="L4">
        <text:list-item>
          <text:list>
            <text:list-item>
              <text:list>
                <text:list-item>
                  <text:list>
                    <text:list-item text:start-value="1">
                      <text:p text:style-name="P534"><text:span text:style-name="Énfasis"><text:span text:style-name="T179">Descripción: </text:span></text:span><text:span text:style-name="Énfasis"><text:span text:style-name="T365">El caso de uso comienza cuando el usuario desea eliminar un muestreo registrado, para esto selecciona la opción correspondiente de la </text:span></text:span><text:span text:style-name="Énfasis"><text:span text:style-name="T368">vista Ver Muestreos</text:span></text:span><text:span text:style-name="Énfasis"><text:span text:style-name="T365">. El sistema pide confirmación y el caso de uso finaliza cuando se elimina el muestreo o el usuario cancela.</text:span></text:span></text:p>
                    </text:list-item>
                    <text:list-item>
                      <text:p text:style-name="P544"><text:span text:style-name="T168">Precondiciones: </text:span><text:span text:style-name="T28">El usuario tiene los privilegios de monitor </text:span><text:span text:style-name="T35">o administrador o verificador</text:span><text:span text:style-name="T28">. Los muestreos no tienen resultados asociados. </text:span><text:span text:style-name="T31">El muestreo no pertenece a un pool.</text:span></text:p>
                    </text:list-item>
                    <text:list-item>
                      <text:p text:style-name="P544"><text:span text:style-name="T169">Restricciones: </text:span><text:span text:style-name="T4">No definidas.</text:span></text:p>
                    </text:list-item>
                    <text:list-item>
                      <text:p text:style-name="P566">Flujo Principal:</text:p>
                    </text:list-item>
                  </text:list>
                </text:list-item>
              </text:list>
            </text:list-item>
          </text:list>
        </text:list-item>
      </text:list>
      <text:p text:style-name="P374"/>
      <table:table table:name="Tabla32" table:style-name="Tabla32">
        <table:table-column table:style-name="Tabla32.A"/>
        <table:table-column table:style-name="Tabla32.B"/>
        <table:table-column table:style-name="Tabla32.C"/>
        <table:table-column table:style-name="Tabla32.D"/>
        <table:table-row table:style-name="Tabla32.1">
          <table:table-cell table:style-name="Tabla32.A1" office:value-type="string">
            <text:p text:style-name="P46">#</text:p>
          </table:table-cell>
          <table:table-cell table:style-name="Tabla32.A1" office:value-type="string">
            <text:p text:style-name="P46">Usuario</text:p>
          </table:table-cell>
          <table:table-cell table:style-name="Tabla32.A1" office:value-type="string">
            <text:p text:style-name="P175">#</text:p>
          </table:table-cell>
          <table:table-cell table:style-name="Tabla32.D1" office:value-type="string">
            <text:p text:style-name="P46">Sistema</text:p>
          </table:table-cell>
        </table:table-row>
        <table:table-row>
          <table:table-cell table:style-name="Tabla32.A2" office:value-type="string">
            <text:p text:style-name="P91">1</text:p>
          </table:table-cell>
          <table:table-cell table:style-name="Tabla32.B2" office:value-type="string">
            <text:p text:style-name="P226">Selecciona muestreo.</text:p>
          </table:table-cell>
          <table:table-cell table:style-name="Tabla32.C2" office:value-type="string">
            <text:p text:style-name="P155">2</text:p>
          </table:table-cell>
          <table:table-cell table:style-name="Tabla32.D2" office:value-type="string">
            <text:p text:style-name="P227">Pide confirmación de la acción.</text:p>
          </table:table-cell>
        </table:table-row>
        <table:table-row>
          <table:table-cell table:style-name="Tabla32.A3" office:value-type="string">
            <text:p text:style-name="P111">3</text:p>
          </table:table-cell>
          <table:table-cell table:style-name="Tabla32.B3" office:value-type="string">
            <text:p text:style-name="P226">Confirma <text:span text:style-name="T487">eliminación.</text:span></text:p>
          </table:table-cell>
          <table:table-cell table:style-name="Tabla32.C3" office:value-type="string">
            <text:p text:style-name="P155">4</text:p>
          </table:table-cell>
          <table:table-cell table:style-name="Tabla32.D3" office:value-type="string">
            <text:p text:style-name="P227">Elimina el muestreo del sistema.</text:p>
          </table:table-cell>
        </table:table-row>
      </table:table>
      <text:list xml:id="list205856190408337" text:continue-numbering="true" text:style-name="L4">
        <text:list-item>
          <text:list>
            <text:list-item>
              <text:list>
                <text:list-item>
                  <text:list>
                    <text:list-header>
                      <text:p text:style-name="P618"/>
                    </text:list-header>
                    <text:list-item>
                      <text:p text:style-name="P567">Flujo Alternativo:</text:p>
                    </text:list-item>
                  </text:list>
                </text:list-item>
              </text:list>
            </text:list-item>
          </text:list>
        </text:list-item>
      </text:list>
      <text:p text:style-name="P374"/>
      <table:table table:name="Tabla33" table:style-name="Tabla33">
        <table:table-column table:style-name="Tabla33.A"/>
        <table:table-column table:style-name="Tabla33.B"/>
        <table:table-column table:style-name="Tabla33.C"/>
        <table:table-row table:style-name="Tabla33.1">
          <table:table-cell table:style-name="Tabla33.A1" office:value-type="string">
            <text:p text:style-name="P46">#</text:p>
          </table:table-cell>
          <table:table-cell table:style-name="Tabla33.A1" office:value-type="string">
            <text:p text:style-name="P46">Usuario</text:p>
          </table:table-cell>
          <table:table-cell table:style-name="Tabla33.C1" office:value-type="string">
            <text:p text:style-name="P46">Sistema</text:p>
          </table:table-cell>
        </table:table-row>
        <text:soft-page-break/>
        <table:table-row>
          <table:table-cell table:style-name="Tabla33.A2" office:value-type="string">
            <text:p text:style-name="P112">3.a</text:p>
          </table:table-cell>
          <table:table-cell table:style-name="Tabla33.B2" office:value-type="string">
            <text:p text:style-name="P226">No confirma eliminación.</text:p>
          </table:table-cell>
          <table:table-cell table:style-name="Tabla33.C2" office:value-type="string">
            <text:p text:style-name="P226">Finaliza el caso de uso.</text:p>
          </table:table-cell>
        </table:table-row>
      </table:table>
      <text:list xml:id="list205855109334031" text:continue-numbering="true" text:style-name="L4">
        <text:list-item>
          <text:list>
            <text:list-item>
              <text:list>
                <text:list-item>
                  <text:list>
                    <text:list-header>
                      <text:p text:style-name="P642"><text:span text:style-name="Énfasis"><text:span text:style-name="T243"/></text:span></text:p>
                    </text:list-header>
                    <text:list-item>
                      <text:p text:style-name="P603"><text:span text:style-name="Énfasis"><text:span text:style-name="T243">Postcondiciones: </text:span></text:span><text:span text:style-name="Énfasis"><text:span text:style-name="T97">Se eliminó relación entre el muestreo y el pool (si existía). Se eliminó muestreo del sistema.</text:span></text:span></text:p>
                      <text:p text:style-name="P660"/>
                    </text:list-item>
                  </text:list>
                </text:list-item>
              </text:list>
            </text:list-item>
          </text:list>
        </text:list-item>
      </text:list>
      <text:list xml:id="list205854475593424" text:continue-list="list205855729492330" text:style-name="L1">
        <text:list-item>
          <text:list>
            <text:list-item>
              <text:list>
                <text:list-item>
                  <text:h text:style-name="P435" text:outline-level="3"><text:bookmark-start text:name="__RefHeading___Toc1729_119258343"/><text:span text:style-name="Énfasis"><text:span text:style-name="T195">Eliminar Pool del Sistema</text:span></text:span><text:bookmark-end text:name="__RefHeading___Toc1729_119258343"/></text:h>
                  <text:list>
                    <text:list-item text:start-value="1">
                      <text:p text:style-name="P524"><text:span text:style-name="Énfasis"><text:span text:style-name="T240">Descripción: </text:span></text:span><text:span text:style-name="Énfasis"><text:span text:style-name="T389">El caso de uso comienza cuando el usuario desea eliminar un pool del sistema y selecciona la opción correspondiente </text:span></text:span><text:span text:style-name="Énfasis"><text:span text:style-name="T390">desde la vista Ver Muestreo</text:span></text:span><text:span text:style-name="Énfasis"><text:span text:style-name="T389">. El sistema pide confirmación y el caso de uso finaliza cuando se elimina el pool <text:s/>(junto a los muestreos que lo forman) o el usuario cancela.</text:span></text:span></text:p>
                    </text:list-item>
                    <text:list-item>
                      <text:p text:style-name="P548"><text:span text:style-name="T168">Precondiciones: </text:span><text:span text:style-name="T3">El usuario tiene los privilegios de monitor</text:span><text:span text:style-name="T26"> o administrador</text:span><text:span text:style-name="T3">. Los muestreos no tiene resultados asociados</text:span> <text:s text:c="6"/></text:p>
                    </text:list-item>
                    <text:list-item>
                      <text:p text:style-name="P548"><text:span text:style-name="T169">Restricciones:</text:span><text:span text:style-name="T157"> </text:span><text:span text:style-name="T4">No definidas.</text:span></text:p>
                    </text:list-item>
                    <text:list-item>
                      <text:p text:style-name="P569">Flujo Principal:</text:p>
                    </text:list-item>
                  </text:list>
                </text:list-item>
              </text:list>
            </text:list-item>
          </text:list>
        </text:list-item>
      </text:list>
      <text:p text:style-name="P376"/>
      <table:table table:name="Tabla34" table:style-name="Tabla34">
        <table:table-column table:style-name="Tabla34.A"/>
        <table:table-column table:style-name="Tabla34.B"/>
        <table:table-column table:style-name="Tabla34.C"/>
        <table:table-column table:style-name="Tabla34.D"/>
        <table:table-header-rows>
          <table:table-row table:style-name="Tabla34.1">
            <table:table-cell table:style-name="Tabla34.A1" office:value-type="string">
              <text:p text:style-name="P46">#</text:p>
            </table:table-cell>
            <table:table-cell table:style-name="Tabla34.A1" office:value-type="string">
              <text:p text:style-name="P46">Usuario</text:p>
            </table:table-cell>
            <table:table-cell table:style-name="Tabla34.A1" office:value-type="string">
              <text:p text:style-name="P62">#</text:p>
            </table:table-cell>
            <table:table-cell table:style-name="Tabla34.D1" office:value-type="string">
              <text:p text:style-name="P46">Sistema</text:p>
            </table:table-cell>
          </table:table-row>
        </table:table-header-rows>
        <table:table-row>
          <table:table-cell table:style-name="Tabla34.A2" office:value-type="string">
            <text:p text:style-name="P91">1</text:p>
          </table:table-cell>
          <table:table-cell table:style-name="Tabla34.B2" office:value-type="string">
            <text:p text:style-name="P228">Selecciona la opcón correspondiente.</text:p>
          </table:table-cell>
          <table:table-cell table:style-name="Tabla34.C2" office:value-type="string">
            <text:p text:style-name="P156">2</text:p>
          </table:table-cell>
          <table:table-cell table:style-name="Tabla34.D2" office:value-type="string">
            <text:p text:style-name="P229">Pide confirmación de la acción.</text:p>
          </table:table-cell>
        </table:table-row>
        <table:table-row>
          <table:table-cell table:style-name="Tabla34.A4" office:value-type="string">
            <text:p text:style-name="P113">3</text:p>
          </table:table-cell>
          <table:table-cell table:style-name="Tabla34.B3" office:value-type="string">
            <text:p text:style-name="P228">Confirma la eliminación.</text:p>
          </table:table-cell>
          <table:table-cell table:style-name="Tabla34.C3" office:value-type="string">
            <text:p text:style-name="P156">4</text:p>
          </table:table-cell>
          <table:table-cell table:style-name="Tabla34.D3" office:value-type="string">
            <text:p text:style-name="P228">Quita los muestreos del pool. </text:p>
          </table:table-cell>
        </table:table-row>
        <table:table-row>
          <table:table-cell table:style-name="Tabla34.A4" office:value-type="string">
            <text:p text:style-name="P91"/>
          </table:table-cell>
          <table:table-cell table:style-name="Tabla34.B4" office:value-type="string">
            <text:p text:style-name="P228"/>
          </table:table-cell>
          <table:table-cell table:style-name="Tabla34.C4" office:value-type="string">
            <text:p text:style-name="P156">5</text:p>
          </table:table-cell>
          <table:table-cell table:style-name="Tabla34.D4" office:value-type="string">
            <text:p text:style-name="P228">Elimina los muestreos.</text:p>
          </table:table-cell>
        </table:table-row>
        <table:table-row>
          <table:table-cell table:style-name="Tabla34.A5" office:value-type="string">
            <text:p text:style-name="P91"/>
          </table:table-cell>
          <table:table-cell table:style-name="Tabla34.B5" office:value-type="string">
            <text:p text:style-name="P201"/>
          </table:table-cell>
          <table:table-cell table:style-name="Tabla34.C5" office:value-type="string">
            <text:p text:style-name="P156">6</text:p>
          </table:table-cell>
          <table:table-cell table:style-name="Tabla34.D5" office:value-type="string">
            <text:p text:style-name="P228">Elimina el pool.</text:p>
          </table:table-cell>
        </table:table-row>
      </table:table>
      <text:list xml:id="list205855041971130" text:continue-numbering="true" text:style-name="L1">
        <text:list-item>
          <text:list>
            <text:list-item>
              <text:list>
                <text:list-item>
                  <text:list>
                    <text:list-header>
                      <text:p text:style-name="P620"/>
                    </text:list-header>
                    <text:list-item>
                      <text:p text:style-name="P570">Flujo Alternativo:</text:p>
                    </text:list-item>
                  </text:list>
                </text:list-item>
              </text:list>
            </text:list-item>
          </text:list>
        </text:list-item>
      </text:list>
      <text:p text:style-name="P377"/>
      <table:table table:name="Tabla35" table:style-name="Tabla35">
        <table:table-column table:style-name="Tabla35.A"/>
        <table:table-column table:style-name="Tabla35.B"/>
        <table:table-column table:style-name="Tabla35.C"/>
        <table:table-row table:style-name="Tabla35.1">
          <table:table-cell table:style-name="Tabla35.A1" office:value-type="string">
            <text:p text:style-name="P46">#</text:p>
          </table:table-cell>
          <table:table-cell table:style-name="Tabla35.A1" office:value-type="string">
            <text:p text:style-name="P46">Usuario</text:p>
          </table:table-cell>
          <table:table-cell table:style-name="Tabla35.C1" office:value-type="string">
            <text:p text:style-name="P46">Sistema</text:p>
          </table:table-cell>
        </table:table-row>
        <table:table-row>
          <table:table-cell table:style-name="Tabla35.A2" office:value-type="string">
            <text:p text:style-name="P114">3.a</text:p>
          </table:table-cell>
          <table:table-cell table:style-name="Tabla35.B2" office:value-type="string">
            <text:p text:style-name="P228">No confirma eliminación.</text:p>
          </table:table-cell>
          <table:table-cell table:style-name="Tabla35.C2" office:value-type="string">
            <text:p text:style-name="P228">Finaliza el caso de uso.</text:p>
          </table:table-cell>
        </table:table-row>
        <table:table-row>
          <table:table-cell table:style-name="Tabla35.A3" office:value-type="string">
            <text:p text:style-name="P114">4.a</text:p>
          </table:table-cell>
          <table:table-cell table:style-name="Tabla35.B3" office:value-type="string">
            <text:p text:style-name="P201"/>
          </table:table-cell>
          <table:table-cell table:style-name="Tabla35.C3" office:value-type="string">
            <text:p text:style-name="P228">No se pudo quitar los muestreos del pool.</text:p>
          </table:table-cell>
        </table:table-row>
        <table:table-row>
          <table:table-cell table:style-name="Tabla35.A4" office:value-type="string">
            <text:p text:style-name="P114">4.a.1</text:p>
          </table:table-cell>
          <table:table-cell table:style-name="Tabla35.B4" office:value-type="string">
            <text:p text:style-name="P201"/>
          </table:table-cell>
          <table:table-cell table:style-name="Tabla35.C4" office:value-type="string">
            <text:p text:style-name="P228">Se cancela el caso de uso y muestra mensaje de error.</text:p>
          </table:table-cell>
        </table:table-row>
      </table:table>
      <text:list xml:id="list205855133653831" text:continue-numbering="true" text:style-name="L1">
        <text:list-item>
          <text:list>
            <text:list-item>
              <text:list>
                <text:list-item>
                  <text:list>
                    <text:list-header>
                      <text:p text:style-name="P634"><text:span text:style-name="Énfasis"><text:span text:style-name="T241"/></text:span></text:p>
                    </text:list-header>
                    <text:list-item>
                      <text:p text:style-name="P593"><text:span text:style-name="Énfasis"><text:span text:style-name="T241">Postcondiciones: </text:span></text:span><text:span text:style-name="Énfasis"><text:span text:style-name="T97">Se eliminaron las relaciones entre los muestreos y el pool. Se eliminaron todos los muestreos asociados anteriormente al pool. Se eliminó el pool del sistema.</text:span></text:span></text:p>
                    </text:list-item>
                  </text:list>
                </text:list-item>
              </text:list>
            </text:list-item>
          </text:list>
        </text:list-item>
      </text:list>
      <text:list xml:id="list205854673392595" text:continue-list="list205855109334031" text:style-name="L4">
        <text:list-item>
          <text:list>
            <text:list-item>
              <text:list>
                <text:list-item>
                  <text:list>
                    <text:list-header>
                      <text:p text:style-name="P661"/>
                    </text:list-header>
                  </text:list>
                </text:list-item>
              </text:list>
            </text:list-item>
          </text:list>
        </text:list-item>
      </text:list>
      <text:list xml:id="list205855170367679" text:continue-list="list205855133653831" text:style-name="L1">
        <text:list-item>
          <text:list>
            <text:list-item>
              <text:list>
                <text:list-item>
                  <text:h text:style-name="P436" text:outline-level="3"><text:bookmark-start text:name="__RefHeading___Toc1731_119258343"/><text:span text:style-name="Énfasis"><text:span text:style-name="T196">Imprimir Rótulo</text:span></text:span><text:bookmark-end text:name="__RefHeading___Toc1731_119258343"/></text:h>
                  <text:list>
                    <text:list-item text:start-value="1">
                      <text:p text:style-name="P525"><text:span text:style-name="Énfasis"><text:span text:style-name="T240">Descripción:</text:span></text:span><text:span text:style-name="Énfasis"><text:span text:style-name="T475"> </text:span></text:span><text:span text:style-name="Énfasis"><text:span text:style-name="T389">El caso de uso inicia cuando un usuario desea realizar una impresión con los datos de un muestreo registrado. El usuario selecciona el muestreo </text:span></text:span><text:span text:style-name="Énfasis"><text:span text:style-name="T391">desde la vista Ver Muestreos</text:span></text:span><text:span text:style-name="Énfasis"><text:span text:style-name="T389">, el sistema prepara la etiqueta a imprimir. Luego el usuario indica la cantidad de etiquetas a imprimir. La impresora realiza la impresión. El caso de uso finaliza luego que el </text:span></text:span><text:span text:style-name="Énfasis"><text:span text:style-name="T392">usuario</text:span></text:span><text:span text:style-name="Énfasis"><text:span text:style-name="T389"> cierra la vista de la etiqueta generada o cancela.</text:span></text:span></text:p>
                    </text:list-item>
                    <text:list-item>
                      <text:p text:style-name="P549"><text:span text:style-name="T168">Precondiciones:</text:span> Existen muestreos ingresados en el sistema. <text:span text:style-name="T280">El usuario tiene cualquier privilegio excepto Visitante.</text:span></text:p>
                    </text:list-item>
                    <text:list-item>
                      <text:p text:style-name="P549"><text:span text:style-name="T169">Restricciones:</text:span><text:span text:style-name="T157"> </text:span><text:span text:style-name="T4">El caso de uso depende de de la disponibilidad de la impresora. </text:span><text:span text:style-name="T19">El número de impresiones debe ser mayor o igual a 1.</text:span></text:p>
                    </text:list-item>
                    <text:list-item>
                      <text:p text:style-name="P571">Flujo Principal:</text:p>
                    </text:list-item>
                  </text:list>
                </text:list-item>
              </text:list>
            </text:list-item>
          </text:list>
        </text:list-item>
      </text:list>
      <text:p text:style-name="P378"/>
      <table:table table:name="Tabla36" table:style-name="Tabla36">
        <table:table-column table:style-name="Tabla36.A"/>
        <table:table-column table:style-name="Tabla36.B"/>
        <table:table-column table:style-name="Tabla36.C"/>
        <table:table-column table:style-name="Tabla36.D"/>
        <table:table-header-rows>
          <table:table-row table:style-name="Tabla36.1">
            <table:table-cell table:style-name="Tabla36.A1" office:value-type="string">
              <text:p text:style-name="P47">#</text:p>
            </table:table-cell>
            <table:table-cell table:style-name="Tabla36.A1" office:value-type="string">
              <text:p text:style-name="P47">Usuario</text:p>
            </table:table-cell>
            <table:table-cell table:style-name="Tabla36.A1" office:value-type="string">
              <text:p text:style-name="P63">#</text:p>
            </table:table-cell>
            <table:table-cell table:style-name="Tabla36.D1" office:value-type="string">
              <text:p text:style-name="P47">Sistema</text:p>
            </table:table-cell>
          </table:table-row>
        </table:table-header-rows>
        <table:table-row>
          <table:table-cell table:style-name="Tabla36.A2" office:value-type="string">
            <text:p text:style-name="P92">1</text:p>
          </table:table-cell>
          <table:table-cell table:style-name="Tabla36.B2" office:value-type="string">
            <text:p text:style-name="P231">Selecciona la opción correspondiente.</text:p>
          </table:table-cell>
          <table:table-cell table:style-name="Tabla36.C2" office:value-type="string">
            <text:p text:style-name="P157">2</text:p>
          </table:table-cell>
          <table:table-cell table:style-name="Tabla36.D2" office:value-type="string">
            <text:p text:style-name="P232">Genera etiqueta y presenta vista previa.</text:p>
          </table:table-cell>
        </table:table-row>
        <table:table-row>
          <table:table-cell table:style-name="Tabla36.A3" office:value-type="string">
            <text:p text:style-name="P116">3</text:p>
          </table:table-cell>
          <table:table-cell table:style-name="Tabla36.B3" office:value-type="string">
            <text:p text:style-name="P232">Ingresa número de impresiones.</text:p>
          </table:table-cell>
          <table:table-cell table:style-name="Tabla36.C3" office:value-type="string">
            <text:p text:style-name="P157">4</text:p>
          </table:table-cell>
          <table:table-cell table:style-name="Tabla36.D3" office:value-type="string">
            <text:p text:style-name="P232">Envia impresión a impresora.</text:p>
          </table:table-cell>
        </table:table-row>
      </table:table>
      <text:list xml:id="list205855493539589" text:continue-numbering="true" text:style-name="L1">
        <text:list-item>
          <text:list>
            <text:list-item>
              <text:list>
                <text:list-item>
                  <text:list>
                    <text:list-header>
                      <text:p text:style-name="P621"/>
                    </text:list-header>
                    <text:list-item>
                      <text:p text:style-name="P572">Flujo Alternativo: </text:p>
                    </text:list-item>
                  </text:list>
                </text:list-item>
              </text:list>
            </text:list-item>
          </text:list>
        </text:list-item>
      </text:list>
      <text:p text:style-name="P389"/>
      <table:table table:name="Tabla4" table:style-name="Tabla4">
        <table:table-column table:style-name="Tabla4.A"/>
        <table:table-column table:style-name="Tabla4.B"/>
        <table:table-column table:style-name="Tabla4.C"/>
        <text:soft-page-break/>
        <table:table-row table:style-name="Tabla4.1">
          <table:table-cell table:style-name="Tabla4.A1" office:value-type="string">
            <text:p text:style-name="P48">#</text:p>
          </table:table-cell>
          <table:table-cell table:style-name="Tabla4.A1" office:value-type="string">
            <text:p text:style-name="P48">Usuario</text:p>
          </table:table-cell>
          <table:table-cell table:style-name="Tabla4.C1" office:value-type="string">
            <text:p text:style-name="P48">Sistema</text:p>
          </table:table-cell>
        </table:table-row>
        <table:table-row>
          <table:table-cell table:style-name="Tabla4.A2" office:value-type="string">
            <text:p text:style-name="P115">3.a</text:p>
          </table:table-cell>
          <table:table-cell table:style-name="Tabla4.B2" office:value-type="string">
            <text:p text:style-name="P231">Cancela el caso de uso.</text:p>
          </table:table-cell>
          <table:table-cell table:style-name="Tabla4.C2" office:value-type="string">
            <text:p text:style-name="P230">Finaliza el caso de uso.</text:p>
          </table:table-cell>
        </table:table-row>
      </table:table>
      <text:p text:style-name="P390"/>
      <text:list xml:id="list205855738136231" text:continue-numbering="true" text:style-name="L1">
        <text:list-item>
          <text:list>
            <text:list-item>
              <text:list>
                <text:list-item>
                  <text:list>
                    <text:list-item>
                      <text:p text:style-name="P594"><text:span text:style-name="Énfasis"><text:span text:style-name="T241">Postcondiciones:</text:span></text:span><text:span text:style-name="Énfasis"><text:span text:style-name="T254"> </text:span></text:span><text:span text:style-name="Énfasis"><text:span text:style-name="T97">Se gener</text:span></text:span><text:span text:style-name="Énfasis"><text:span text:style-name="T98">ó</text:span></text:span><text:span text:style-name="Énfasis"><text:span text:style-name="T97"> muestra de etiqueta a imprimir. Se elimino vista de la etiqueta a imprimir.</text:span></text:span></text:p>
                    </text:list-item>
                  </text:list>
                </text:list-item>
              </text:list>
            </text:list-item>
          </text:list>
        </text:list-item>
      </text:list>
      <text:list xml:id="list205854616988368" text:continue-list="list205854673392595" text:style-name="L4">
        <text:list-item>
          <text:list>
            <text:list-item>
              <text:list>
                <text:list-header>
                  <text:p text:style-name="P671"/>
                </text:list-header>
              </text:list>
            </text:list-item>
          </text:list>
        </text:list-item>
      </text:list>
      <text:list xml:id="list205854661085266" text:continue-list="list205855738136231" text:style-name="L1">
        <text:list-item>
          <text:list>
            <text:list-item>
              <text:h text:style-name="P412" text:outline-level="2"><text:bookmark-start text:name="__RefHeading___Toc1733_119258343"/><text:span text:style-name="Énfasis"><text:span text:style-name="T236">Administrador</text:span></text:span><text:bookmark-end text:name="__RefHeading___Toc1733_119258343"/></text:h>
              <text:list>
                <text:list-item>
                  <text:h text:style-name="P437" text:outline-level="3"><text:bookmark-start text:name="__RefHeading___Toc2532_2883130625"/><text:span text:style-name="Énfasis"><text:span text:style-name="T468">Registrar Usuario</text:span></text:span><text:bookmark-end text:name="__RefHeading___Toc2532_2883130625"/></text:h>
                  <text:list>
                    <text:list-item text:start-value="1">
                      <text:p text:style-name="P526"><text:span text:style-name="Énfasis"><text:span text:style-name="T240">Descripción:</text:span></text:span><text:span text:style-name="Énfasis"><text:span text:style-name="T475"> </text:span></text:span><text:span text:style-name="Énfasis"><text:span text:style-name="T393">El caso de uso comienza cuando el usuario </text:span></text:span><text:span text:style-name="Énfasis"><text:span text:style-name="T394">administrador </text:span></text:span><text:span text:style-name="Énfasis"><text:span text:style-name="T393">desea registrar un </text:span></text:span><text:span text:style-name="Énfasis"><text:span text:style-name="T394">nuevo usuario. El sistema muestra todos los campos disponibles. El usuario completa los datos correspondientes incluyendo contraseña, confirmación de contraseña y selecciona el permiso del nuevo usuario creado. El sistema comprueba la validez de los datos ingresados y el caso de uso finaliza con la creación del nuevo usuario o la cancelación del caso de uso por parte del administrador.</text:span></text:span></text:p>
                    </text:list-item>
                    <text:list-item>
                      <text:p text:style-name="P550"><text:span text:style-name="T168">Precondiciones:</text:span> <text:span text:style-name="T488">El usuario tiene privilegios de administrador.</text:span></text:p>
                    </text:list-item>
                    <text:list-item>
                      <text:p text:style-name="P550"><text:span text:style-name="T169">Restricciones:</text:span><text:span text:style-name="T157"> </text:span><text:span text:style-name="T158">E</text:span><text:span text:style-name="T7">l numero de </text:span><text:span text:style-name="T17">usuario</text:span><text:span text:style-name="T7"> debe ser único. La contraseña debe coincidir con la confirmación.</text:span></text:p>
                    </text:list-item>
                    <text:list-item>
                      <text:p text:style-name="P573">Flujo Principal:</text:p>
                    </text:list-item>
                  </text:list>
                </text:list-item>
              </text:list>
            </text:list-item>
          </text:list>
        </text:list-item>
      </text:list>
      <text:p text:style-name="P379"/>
      <table:table table:name="Tabla39" table:style-name="Tabla39">
        <table:table-column table:style-name="Tabla39.A"/>
        <table:table-column table:style-name="Tabla39.B"/>
        <table:table-column table:style-name="Tabla39.C"/>
        <table:table-column table:style-name="Tabla39.D"/>
        <table:table-header-rows>
          <table:table-row table:style-name="Tabla39.1">
            <table:table-cell table:style-name="Tabla39.A1" office:value-type="string">
              <text:p text:style-name="P49">#</text:p>
            </table:table-cell>
            <table:table-cell table:style-name="Tabla39.A1" office:value-type="string">
              <text:p text:style-name="P49">Usuario</text:p>
            </table:table-cell>
            <table:table-cell table:style-name="Tabla39.A1" office:value-type="string">
              <text:p text:style-name="P64">#</text:p>
            </table:table-cell>
            <table:table-cell table:style-name="Tabla39.D1" office:value-type="string">
              <text:p text:style-name="P49">Sistema</text:p>
            </table:table-cell>
          </table:table-row>
        </table:table-header-rows>
        <table:table-row>
          <table:table-cell table:style-name="Tabla39.A2" office:value-type="string">
            <text:p text:style-name="P93"/>
          </table:table-cell>
          <table:table-cell table:style-name="Tabla39.B2" office:value-type="string">
            <text:p text:style-name="P202"/>
          </table:table-cell>
          <table:table-cell table:style-name="Tabla39.C2" office:value-type="string">
            <text:p text:style-name="P158">1</text:p>
          </table:table-cell>
          <table:table-cell table:style-name="Tabla39.D2" office:value-type="string">
            <text:p text:style-name="P234">Muestra vista con los campos disponibles para el usuario y credenciales. <text:span text:style-name="T322">Indica selección por defecto del permiso de Monitor.</text:span></text:p>
          </table:table-cell>
        </table:table-row>
        <table:table-row>
          <table:table-cell table:style-name="Tabla39.A5" office:value-type="string">
            <text:p text:style-name="P93">2</text:p>
          </table:table-cell>
          <table:table-cell table:style-name="Tabla39.B3" office:value-type="string">
            <text:p text:style-name="P234">Ingresa los datos correspondientes al usuario.</text:p>
          </table:table-cell>
          <table:table-cell table:style-name="Tabla39.C3" office:value-type="string">
            <text:p text:style-name="P158">3</text:p>
          </table:table-cell>
          <table:table-cell table:style-name="Tabla39.D3" office:value-type="string">
            <text:p text:style-name="P235">Valida los datos ingresados.</text:p>
          </table:table-cell>
        </table:table-row>
        <table:table-row>
          <table:table-cell table:style-name="Tabla39.A5" office:value-type="string">
            <text:p text:style-name="P118">4</text:p>
          </table:table-cell>
          <table:table-cell table:style-name="Tabla39.B4" office:value-type="string">
            <text:p text:style-name="P234">Selecciona el permiso del nuevo usuario.</text:p>
          </table:table-cell>
          <table:table-cell table:style-name="Tabla39.C4" office:value-type="string">
            <text:p text:style-name="P159"/>
          </table:table-cell>
          <table:table-cell table:style-name="Tabla39.D4" office:value-type="string">
            <text:p text:style-name="P234"/>
          </table:table-cell>
        </table:table-row>
        <table:table-row>
          <table:table-cell table:style-name="Tabla39.A5" office:value-type="string">
            <text:p text:style-name="P118">5</text:p>
          </table:table-cell>
          <table:table-cell table:style-name="Tabla39.B5" office:value-type="string">
            <text:p text:style-name="P234">Ingresa contraseña y confirmación.</text:p>
          </table:table-cell>
          <table:table-cell table:style-name="Tabla39.C5" office:value-type="string">
            <text:p text:style-name="P158">6</text:p>
          </table:table-cell>
          <table:table-cell table:style-name="Tabla39.D5" office:value-type="string">
            <text:p text:style-name="P234">Valida contraseña.</text:p>
          </table:table-cell>
        </table:table-row>
        <table:table-row>
          <table:table-cell table:style-name="Tabla39.A6" office:value-type="string">
            <text:p text:style-name="P119"/>
          </table:table-cell>
          <table:table-cell table:style-name="Tabla39.B6" office:value-type="string">
            <text:p text:style-name="P234"/>
          </table:table-cell>
          <table:table-cell table:style-name="Tabla39.C6" office:value-type="string">
            <text:p text:style-name="P158">7</text:p>
          </table:table-cell>
          <table:table-cell table:style-name="Tabla39.D6" office:value-type="string">
            <text:p text:style-name="P234">Registra nuevo usuario.</text:p>
          </table:table-cell>
        </table:table-row>
      </table:table>
      <text:list xml:id="list205854866349434" text:continue-numbering="true" text:style-name="L1">
        <text:list-item>
          <text:list>
            <text:list-item>
              <text:list>
                <text:list-item>
                  <text:list>
                    <text:list-header>
                      <text:p text:style-name="P622"/>
                    </text:list-header>
                    <text:list-item>
                      <text:p text:style-name="P574">Flujo Alternativo:</text:p>
                    </text:list-item>
                  </text:list>
                </text:list-item>
              </text:list>
            </text:list-item>
          </text:list>
        </text:list-item>
      </text:list>
      <text:p text:style-name="P380"/>
      <table:table table:name="Tabla40" table:style-name="Tabla40">
        <table:table-column table:style-name="Tabla40.A"/>
        <table:table-column table:style-name="Tabla40.B"/>
        <table:table-column table:style-name="Tabla40.C"/>
        <table:table-row table:style-name="Tabla40.1">
          <table:table-cell table:style-name="Tabla40.A1" office:value-type="string">
            <text:p text:style-name="P49">#</text:p>
          </table:table-cell>
          <table:table-cell table:style-name="Tabla40.A1" office:value-type="string">
            <text:p text:style-name="P49">Usuario</text:p>
          </table:table-cell>
          <table:table-cell table:style-name="Tabla40.C1" office:value-type="string">
            <text:p text:style-name="P49">Sistema</text:p>
          </table:table-cell>
        </table:table-row>
        <table:table-row>
          <table:table-cell table:style-name="Tabla40.A2" office:value-type="string">
            <text:p text:style-name="P120">2.a</text:p>
          </table:table-cell>
          <table:table-cell table:style-name="Tabla40.B2" office:value-type="string">
            <text:p text:style-name="P236">Los datos no son válidos (formato de texto, campos vacíos, número de operario no es único<text:span text:style-name="T322">)</text:span>. </text:p>
          </table:table-cell>
          <table:table-cell table:style-name="Tabla40.C2" office:value-type="string">
            <text:p text:style-name="P233">Muestra el mensaje correspondiente al error de validación detectado.</text:p>
          </table:table-cell>
        </table:table-row>
        <table:table-row>
          <table:table-cell table:style-name="Tabla40.A5" office:value-type="string">
            <text:p text:style-name="P93">2.<text:span text:style-name="T322">a.1</text:span></text:p>
          </table:table-cell>
          <table:table-cell table:style-name="Tabla40.B5" office:value-type="string">
            <text:p text:style-name="P233">Corrige los datos ingresados o completa campos vacíos.</text:p>
          </table:table-cell>
          <table:table-cell table:style-name="Tabla40.C5" office:value-type="string">
            <text:p text:style-name="P233">Valida nuevos datos.</text:p>
          </table:table-cell>
        </table:table-row>
        <table:table-row>
          <table:table-cell table:style-name="Tabla40.A5" office:value-type="string">
            <text:p text:style-name="P117">5.a</text:p>
          </table:table-cell>
          <table:table-cell table:style-name="Tabla40.B5" office:value-type="string">
            <text:p text:style-name="P237">Confirmación de contraseña no coincide con contraseña.</text:p>
          </table:table-cell>
          <table:table-cell table:style-name="Tabla40.C5" office:value-type="string">
            <text:p text:style-name="P237">Muestra el mensaje correspondiente.</text:p>
          </table:table-cell>
        </table:table-row>
        <table:table-row>
          <table:table-cell table:style-name="Tabla40.A5" office:value-type="string">
            <text:p text:style-name="P121">5.a.1</text:p>
          </table:table-cell>
          <table:table-cell table:style-name="Tabla40.B5" office:value-type="string">
            <text:p text:style-name="P237">Corrige los datos ingresados.</text:p>
          </table:table-cell>
          <table:table-cell table:style-name="Tabla40.C5" office:value-type="string">
            <text:p text:style-name="P237">Valida nuevos datos.</text:p>
          </table:table-cell>
        </table:table-row>
        <table:table-row>
          <table:table-cell table:style-name="Tabla40.A6" office:value-type="string">
            <text:p text:style-name="P121">5.b</text:p>
          </table:table-cell>
          <table:table-cell table:style-name="Tabla40.B6" office:value-type="string">
            <text:p text:style-name="P237">Contraseña vacía.</text:p>
          </table:table-cell>
          <table:table-cell table:style-name="Tabla40.C6" office:value-type="string">
            <text:p text:style-name="P237">Muestra el mensaje correspondiente.</text:p>
          </table:table-cell>
        </table:table-row>
        <table:table-row>
          <table:table-cell table:style-name="Tabla40.A7" office:value-type="string">
            <text:p text:style-name="P121">5.b.1</text:p>
          </table:table-cell>
          <table:table-cell table:style-name="Tabla40.B7" office:value-type="string">
            <text:p text:style-name="P237">Completa datos obligatorios.</text:p>
          </table:table-cell>
          <table:table-cell table:style-name="Tabla40.C7" office:value-type="string">
            <text:p text:style-name="P237">Valida nuevos datos.</text:p>
          </table:table-cell>
        </table:table-row>
        <table:table-row>
          <table:table-cell table:style-name="Tabla40.A8" office:value-type="string">
            <text:p text:style-name="P122">2.a.2</text:p>
            <text:p text:style-name="P121">5.a.<text:span text:style-name="T323">2</text:span></text:p>
            <text:p text:style-name="P121">5.b.<text:span text:style-name="T323">2</text:span></text:p>
          </table:table-cell>
          <table:table-cell table:style-name="Tabla40.B8" office:value-type="string">
            <text:p text:style-name="P238">Cancela el caso de uso.</text:p>
          </table:table-cell>
          <table:table-cell table:style-name="Tabla40.C8" office:value-type="string">
            <text:p text:style-name="P238">Finaliza el caso de uso.</text:p>
          </table:table-cell>
        </table:table-row>
      </table:table>
      <text:list xml:id="list205855907280041" text:continue-numbering="true" text:style-name="L1">
        <text:list-item>
          <text:list>
            <text:list-item>
              <text:list>
                <text:list-item>
                  <text:list>
                    <text:list-header>
                      <text:p text:style-name="P635"><text:span text:style-name="Énfasis"><text:span text:style-name="T245"/></text:span></text:p>
                    </text:list-header>
                    <text:list-item>
                      <text:p text:style-name="P595"><text:span text:style-name="Énfasis"><text:span text:style-name="T245">Postcondiciones:</text:span></text:span><text:span text:style-name="Énfasis"><text:span text:style-name="T256"> </text:span></text:span><text:span text:style-name="Énfasis"><text:span text:style-name="T110">S</text:span></text:span><text:span text:style-name="Énfasis"><text:span text:style-name="T111">e guardó nuev</text:span></text:span><text:span text:style-name="Énfasis"><text:span text:style-name="T112">o usuario. Se creó credenciales del usuario.</text:span></text:span></text:p>
                      <text:p text:style-name="P673"><text:span text:style-name="Énfasis"><text:span text:style-name="T111"/></text:span></text:p>
                    </text:list-item>
                  </text:list>
                </text:list-item>
                <text:list-item>
                  <text:h text:style-name="P437" text:outline-level="3"><text:bookmark-start text:name="__RefHeading___Toc2538_2883130625"/><text:span text:style-name="Énfasis"><text:span text:style-name="T468">Editar Usuario </text:span></text:span><text:span text:style-name="Énfasis"><text:span text:style-name="T469">&lt;&lt;incluye&gt;&gt; Listar Usuarios, </text:span></text:span><text:span text:style-name="Énfasis"><text:span text:style-name="T470">Cambiar Credenciales de Usuario</text:span></text:span><text:bookmark-end text:name="__RefHeading___Toc2538_2883130625"/></text:h>
                  <text:list>
                    <text:list-item text:start-value="1">
                      <text:p text:style-name="P527"><text:span text:style-name="Énfasis"><text:span text:style-name="T240">Descripción:</text:span></text:span><text:span text:style-name="Énfasis"><text:span text:style-name="T475"> </text:span></text:span><text:span text:style-name="Énfasis"><text:span text:style-name="T393">El caso de uso comienza cuando el </text:span></text:span><text:span text:style-name="Énfasis"><text:span text:style-name="T404">administrador</text:span></text:span><text:span text:style-name="Énfasis"><text:span text:style-name="T393"> desea </text:span></text:span><text:span text:style-name="Énfasis"><text:span text:style-name="T399">editar un </text:span></text:span><text:span text:style-name="Énfasis"><text:span text:style-name="T404">usuario</text:span></text:span><text:span text:style-name="Énfasis"><text:span text:style-name="T399"> existente</text:span></text:span><text:span text:style-name="Énfasis"><text:span text:style-name="T393">, selecciona la opción correspondiente </text:span></text:span><text:span text:style-name="Énfasis"><text:span text:style-name="T400">en Listar </text:span></text:span><text:span text:style-name="Énfasis"><text:span text:style-name="T404">Usuarios</text:span></text:span><text:span text:style-name="Énfasis"><text:span text:style-name="T393"> y el sistema muestra la vista con los campos </text:span></text:span><text:soft-page-break/><text:span text:style-name="Énfasis"><text:span text:style-name="T393">disponibles </text:span></text:span><text:span text:style-name="Énfasis"><text:span text:style-name="T399">para modificar con los datos actuales del </text:span></text:span><text:span text:style-name="Énfasis"><text:span text:style-name="T404">usuario</text:span></text:span><text:span text:style-name="Énfasis"><text:span text:style-name="T393">. El usuario </text:span></text:span><text:span text:style-name="Énfasis"><text:span text:style-name="T399">modifica</text:span></text:span><text:span text:style-name="Énfasis"><text:span text:style-name="T393"> los datos necesarios y selecciona guardar, el sistema comprueba que los datos ingresados sean correctos </text:span></text:span><text:span text:style-name="Énfasis"><text:span text:style-name="T434">(si el </text:span></text:span><text:span text:style-name="Énfasis"><text:span text:style-name="T436">administrador</text:span></text:span><text:span text:style-name="Énfasis"><text:span text:style-name="T434"> desea dar de baja el </text:span></text:span><text:span text:style-name="Énfasis"><text:span text:style-name="T436">usuario</text:span></text:span><text:span text:style-name="Énfasis"><text:span text:style-name="T434"> el sistema continua con el caso de uso Dar de Baja </text:span></text:span><text:span text:style-name="Énfasis"><text:span text:style-name="T436">Usuario, si el </text:span></text:span><text:span text:style-name="Énfasis"><text:span text:style-name="T449">administrador</text:span></text:span><text:span text:style-name="Énfasis"><text:span text:style-name="T436"> desea cambiar contraseña del usuario el sistema continua con el caso de uso Cambiar Credenciales de Usuario, </text:span></text:span><text:span text:style-name="Énfasis"><text:span text:style-name="T437">si desea eliminar el usuario el sistema continua con el caso de uso Eliminar Usuario</text:span></text:span><text:span text:style-name="Énfasis"><text:span text:style-name="T434">). </text:span></text:span><text:span text:style-name="Énfasis"><text:span text:style-name="T393">El caso de uso finaliza cuando el sistema valida los datos y </text:span></text:span><text:span text:style-name="Énfasis"><text:span text:style-name="T399">actualiza</text:span></text:span><text:span text:style-name="Énfasis"><text:span text:style-name="T393"> el </text:span></text:span><text:span text:style-name="Énfasis"><text:span text:style-name="T404">usuario</text:span></text:span><text:span text:style-name="Énfasis"><text:span text:style-name="T393"> o el </text:span></text:span><text:span text:style-name="Énfasis"><text:span text:style-name="T404">administrador</text:span></text:span><text:span text:style-name="Énfasis"><text:span text:style-name="T393"> cancela el caso de uso.</text:span></text:span></text:p>
                    </text:list-item>
                    <text:list-item>
                      <text:p text:style-name="P551"><text:span text:style-name="T168">Precondiciones:</text:span> <text:span text:style-name="T265">Existe al menos un usuario registrado además del administrador.</text:span></text:p>
                    </text:list-item>
                    <text:list-item>
                      <text:p text:style-name="P551"><text:span text:style-name="T169">Restricciones:</text:span><text:span text:style-name="T157"> </text:span><text:span text:style-name="T6">El </text:span><text:span text:style-name="T9">número de usuario debe ser único. El número de usuario no puede ser modificado. </text:span><text:span text:style-name="T22">Las credenciales no pueden ser modificadas en este caso de uso.</text:span></text:p>
                    </text:list-item>
                    <text:list-item>
                      <text:p text:style-name="P575">Flujo Principal:</text:p>
                    </text:list-item>
                  </text:list>
                </text:list-item>
              </text:list>
            </text:list-item>
          </text:list>
        </text:list-item>
      </text:list>
      <text:p text:style-name="P381"/>
      <table:table table:name="Tabla49" table:style-name="Tabla49">
        <table:table-column table:style-name="Tabla49.A"/>
        <table:table-column table:style-name="Tabla49.B"/>
        <table:table-column table:style-name="Tabla49.C"/>
        <table:table-column table:style-name="Tabla49.D"/>
        <table:table-header-rows>
          <table:table-row table:style-name="Tabla49.1">
            <table:table-cell table:style-name="Tabla49.A1" office:value-type="string">
              <text:p text:style-name="P50">#</text:p>
            </table:table-cell>
            <table:table-cell table:style-name="Tabla49.A1" office:value-type="string">
              <text:p text:style-name="P50">Usuario</text:p>
            </table:table-cell>
            <table:table-cell table:style-name="Tabla49.A1" office:value-type="string">
              <text:p text:style-name="P65">#</text:p>
            </table:table-cell>
            <table:table-cell table:style-name="Tabla49.D1" office:value-type="string">
              <text:p text:style-name="P50">Sistema</text:p>
            </table:table-cell>
          </table:table-row>
        </table:table-header-rows>
        <table:table-row>
          <table:table-cell table:style-name="Tabla49.A2" office:value-type="string">
            <text:p text:style-name="P94"/>
          </table:table-cell>
          <table:table-cell table:style-name="Tabla49.B2" office:value-type="string">
            <text:p text:style-name="P203"/>
          </table:table-cell>
          <table:table-cell table:style-name="Tabla49.C2" office:value-type="string">
            <text:p text:style-name="P160">1</text:p>
          </table:table-cell>
          <table:table-cell table:style-name="Tabla49.D2" office:value-type="string">
            <text:p text:style-name="P239"><text:span text:style-name="T492">Muestra</text:span> vista con los campos disponibles para modificar con los datos actuales del usuario.</text:p>
          </table:table-cell>
        </table:table-row>
        <table:table-row>
          <table:table-cell table:style-name="Tabla49.A3" office:value-type="string">
            <text:p text:style-name="P94">2</text:p>
          </table:table-cell>
          <table:table-cell table:style-name="Tabla49.B3" office:value-type="string">
            <text:p text:style-name="P239">Modifica los datos.</text:p>
          </table:table-cell>
          <table:table-cell table:style-name="Tabla49.C3" office:value-type="string">
            <text:p text:style-name="P160">3</text:p>
          </table:table-cell>
          <table:table-cell table:style-name="Tabla49.D3" office:value-type="string">
            <text:p text:style-name="P239">Valida datos ingresados.</text:p>
          </table:table-cell>
        </table:table-row>
        <table:table-row>
          <table:table-cell table:style-name="Tabla49.A4" office:value-type="string">
            <text:p text:style-name="P94"/>
          </table:table-cell>
          <table:table-cell table:style-name="Tabla49.B4" office:value-type="string">
            <text:p text:style-name="P203"/>
          </table:table-cell>
          <table:table-cell table:style-name="Tabla49.C4" office:value-type="string">
            <text:p text:style-name="P160">4</text:p>
          </table:table-cell>
          <table:table-cell table:style-name="Tabla49.D4" office:value-type="string">
            <text:p text:style-name="P239">Se actualiza los datos del usuario.</text:p>
          </table:table-cell>
        </table:table-row>
      </table:table>
      <text:list xml:id="list205856079174202" text:continue-numbering="true" text:style-name="L1">
        <text:list-item>
          <text:list>
            <text:list-item>
              <text:list>
                <text:list-item>
                  <text:list>
                    <text:list-header>
                      <text:p text:style-name="P623"/>
                    </text:list-header>
                    <text:list-item>
                      <text:p text:style-name="P576">Flujo Alternativo:</text:p>
                    </text:list-item>
                  </text:list>
                </text:list-item>
              </text:list>
            </text:list-item>
          </text:list>
        </text:list-item>
      </text:list>
      <text:p text:style-name="P382"/>
      <table:table table:name="Tabla50" table:style-name="Tabla50">
        <table:table-column table:style-name="Tabla50.A"/>
        <table:table-column table:style-name="Tabla50.B"/>
        <table:table-column table:style-name="Tabla50.C"/>
        <table:table-header-rows>
          <table:table-row table:style-name="Tabla50.1">
            <table:table-cell table:style-name="Tabla50.A1" office:value-type="string">
              <text:p text:style-name="P50">#</text:p>
            </table:table-cell>
            <table:table-cell table:style-name="Tabla50.A1" office:value-type="string">
              <text:p text:style-name="P50">Usuario</text:p>
            </table:table-cell>
            <table:table-cell table:style-name="Tabla50.C1" office:value-type="string">
              <text:p text:style-name="P50">Sistema</text:p>
            </table:table-cell>
          </table:table-row>
        </table:table-header-rows>
        <table:table-row>
          <table:table-cell table:style-name="Tabla50.A2" office:value-type="string">
            <text:p text:style-name="P123">2.a</text:p>
          </table:table-cell>
          <table:table-cell table:style-name="Tabla50.B2" office:value-type="string">
            <text:p text:style-name="P239">Los datos ingresados no son correctos (número de usuario ya existente, campos obligatorios vacíos o con formato incorrecto).</text:p>
          </table:table-cell>
          <table:table-cell table:style-name="Tabla50.C2" office:value-type="string">
            <text:p text:style-name="P239">Muestra el mensaje correspondiente según el error detectado.</text:p>
          </table:table-cell>
        </table:table-row>
        <table:table-row>
          <table:table-cell table:style-name="Tabla50.A5" office:value-type="string">
            <text:p text:style-name="P94">2.<text:span text:style-name="T330">a.1</text:span></text:p>
          </table:table-cell>
          <table:table-cell table:style-name="Tabla50.B5" office:value-type="string">
            <text:p text:style-name="P239">Corrige los datos no válidos o completa los campos vacíos.</text:p>
          </table:table-cell>
          <table:table-cell table:style-name="Tabla50.C5" office:value-type="string">
            <text:p text:style-name="P239">Valida los datos ingresados.</text:p>
          </table:table-cell>
        </table:table-row>
        <table:table-row>
          <table:table-cell table:style-name="Tabla50.A5" office:value-type="string">
            <text:p text:style-name="P123">2.a.2</text:p>
          </table:table-cell>
          <table:table-cell table:style-name="Tabla50.B5" office:value-type="string">
            <text:p text:style-name="P239">Cancela el caso de uso.</text:p>
          </table:table-cell>
          <table:table-cell table:style-name="Tabla50.C5" office:value-type="string">
            <text:p text:style-name="P239">Finaliza el caso de uso.</text:p>
          </table:table-cell>
        </table:table-row>
        <table:table-row>
          <table:table-cell table:style-name="Tabla50.A5" office:value-type="string">
            <text:p text:style-name="P123">2.b</text:p>
          </table:table-cell>
          <table:table-cell table:style-name="Tabla50.B5" office:value-type="string">
            <text:p text:style-name="P239">Selecciona dar de baja.</text:p>
          </table:table-cell>
          <table:table-cell table:style-name="Tabla50.C5" office:value-type="string">
            <text:p text:style-name="P239">Inicia caso de uso Dar de Baja Usuario.</text:p>
          </table:table-cell>
        </table:table-row>
        <table:table-row>
          <table:table-cell table:style-name="Tabla50.A6" office:value-type="string">
            <text:p text:style-name="P123">2.c</text:p>
          </table:table-cell>
          <table:table-cell table:style-name="Tabla50.B6" office:value-type="string">
            <text:p text:style-name="P239">Selecciona cambiar contraseña.</text:p>
          </table:table-cell>
          <table:table-cell table:style-name="Tabla50.C6" office:value-type="string">
            <text:p text:style-name="P239">Inicia caso de uso Cambiar Credenciales de Usuario.</text:p>
          </table:table-cell>
        </table:table-row>
        <table:table-row>
          <table:table-cell table:style-name="Tabla50.A7" office:value-type="string">
            <text:p text:style-name="P124">2.d</text:p>
          </table:table-cell>
          <table:table-cell table:style-name="Tabla50.B7" office:value-type="string">
            <text:p text:style-name="P240">Selecciona <text:span text:style-name="T494">eliminar</text:span> usuario.</text:p>
          </table:table-cell>
          <table:table-cell table:style-name="Tabla50.C7" office:value-type="string">
            <text:p text:style-name="P240">Inicia caso de uso Eliminar Usuario.</text:p>
          </table:table-cell>
        </table:table-row>
      </table:table>
      <text:list xml:id="list205854581579949" text:continue-numbering="true" text:style-name="L1">
        <text:list-item>
          <text:list>
            <text:list-item>
              <text:list>
                <text:list-item>
                  <text:list>
                    <text:list-header>
                      <text:p text:style-name="P636"><text:span text:style-name="Énfasis"><text:span text:style-name="T245"/></text:span></text:p>
                    </text:list-header>
                    <text:list-item>
                      <text:p text:style-name="P596"><text:span text:style-name="Énfasis"><text:span text:style-name="T245">Postcondiciones:</text:span></text:span><text:span text:style-name="Énfasis"><text:span text:style-name="T256"> </text:span></text:span><text:span text:style-name="Énfasis"><text:span text:style-name="T110">S</text:span></text:span><text:span text:style-name="Énfasis"><text:span text:style-name="T111">e </text:span></text:span><text:span text:style-name="Énfasis"><text:span text:style-name="T115">actualizo</text:span></text:span><text:span text:style-name="Énfasis"><text:span text:style-name="T111"> </text:span></text:span><text:span text:style-name="Énfasis"><text:span text:style-name="T117">el usuario</text:span></text:span><text:span text:style-name="Énfasis"><text:span text:style-name="T111">.</text:span></text:span></text:p>
                    </text:list-item>
                  </text:list>
                </text:list-item>
              </text:list>
            </text:list-item>
          </text:list>
        </text:list-item>
      </text:list>
      <text:p text:style-name="P677"/>
      <text:list xml:id="list205855849847405" text:continue-numbering="true" text:style-name="L1">
        <text:list-item>
          <text:list>
            <text:list-item>
              <text:list>
                <text:list-item>
                  <text:h text:style-name="P437" text:outline-level="3"><text:bookmark-start text:name="__RefHeading___Toc2544_2883130625"/><text:span text:style-name="Énfasis"><text:span text:style-name="T468">Eliminar Usuario </text:span></text:span><text:span text:style-name="Énfasis"><text:span text:style-name="T477">&lt;&lt;</text:span></text:span><text:span text:style-name="Énfasis"><text:span text:style-name="T478">incluye</text:span></text:span><text:span text:style-name="Énfasis"><text:span text:style-name="T477">&gt;&gt; </text:span></text:span><text:span text:style-name="Énfasis"><text:span text:style-name="T478">Listar</text:span></text:span><text:span text:style-name="Énfasis"><text:span text:style-name="T477"> Usuario</text:span></text:span><text:span text:style-name="Énfasis"><text:span text:style-name="T478">s</text:span></text:span><text:bookmark-end text:name="__RefHeading___Toc2544_2883130625"/></text:h>
                  <text:list>
                    <text:list-item text:start-value="1">
                      <text:p text:style-name="P528"><text:span text:style-name="Énfasis"><text:span text:style-name="T240">Descripción:</text:span></text:span><text:span text:style-name="Énfasis"><text:span text:style-name="T475"> </text:span></text:span><text:span text:style-name="Énfasis"><text:span text:style-name="T393">El caso de uso comienza cuando el </text:span></text:span><text:span text:style-name="Énfasis"><text:span text:style-name="T439">administrador</text:span></text:span><text:span text:style-name="Énfasis"><text:span text:style-name="T393"> desea </text:span></text:span><text:span text:style-name="Énfasis"><text:span text:style-name="T407">eliminar </text:span></text:span><text:span text:style-name="Énfasis"><text:span text:style-name="T439">otro</text:span></text:span><text:span text:style-name="Énfasis"><text:span text:style-name="T407"> </text:span></text:span><text:span text:style-name="Énfasis"><text:span text:style-name="T439">usuario</text:span></text:span><text:span text:style-name="Énfasis"><text:span text:style-name="T407"> del sistema. El usuario selecciona la opción correspondiente, el sistema pide confirmación y el caso de uso finaliza cuando el sistema elimina el </text:span></text:span><text:span text:style-name="Énfasis"><text:span text:style-name="T439">usuario</text:span></text:span><text:span text:style-name="Énfasis"><text:span text:style-name="T407"> o el </text:span></text:span><text:span text:style-name="Énfasis"><text:span text:style-name="T439">administrador</text:span></text:span><text:span text:style-name="Énfasis"><text:span text:style-name="T407"> cancela.</text:span></text:span></text:p>
                    </text:list-item>
                    <text:list-item>
                      <text:p text:style-name="P552"><text:span text:style-name="T168">Precondiciones:</text:span> <text:span text:style-name="T269">El usuario no tiene registros asociados en ninguno de sus roles. </text:span><text:span text:style-name="T277">El usuario tiene los privilegios de Administrador.</text:span></text:p>
                    </text:list-item>
                    <text:list-item>
                      <text:p text:style-name="P542"><text:span text:style-name="T165">Restricciones:</text:span><text:span text:style-name="T160"> </text:span><text:span text:style-name="T45">El administrador no puede eliminarse a sí mismo.</text:span></text:p>
                    </text:list-item>
                    <text:list-item>
                      <text:p text:style-name="P597"><text:span text:style-name="Énfasis"><text:span text:style-name="T245">Postcondiciones:</text:span></text:span><text:span text:style-name="Énfasis"><text:span text:style-name="T256"> </text:span></text:span><text:span text:style-name="Énfasis"><text:span text:style-name="T110">S</text:span></text:span><text:span text:style-name="Énfasis"><text:span text:style-name="T111">e </text:span></text:span><text:span text:style-name="Énfasis"><text:span text:style-name="T118">eliminó el </text:span></text:span><text:span text:style-name="Énfasis"><text:span text:style-name="T135">usuario.</text:span></text:span></text:p>
                    </text:list-item>
                  </text:list>
                </text:list-item>
              </text:list>
            </text:list-item>
          </text:list>
        </text:list-item>
      </text:list>
      <text:p text:style-name="P678"><text:span text:style-name="Énfasis"><text:span text:style-name="T135"/></text:span></text:p>
      <text:list xml:id="list205855522859162" text:continue-numbering="true" text:style-name="L1">
        <text:list-item>
          <text:list>
            <text:list-item>
              <text:list>
                <text:list-item>
                  <text:h text:style-name="P437" text:outline-level="3"><text:bookmark-start text:name="__RefHeading___Toc2548_2883130625"/><text:span text:style-name="Énfasis"><text:span text:style-name="T468">Cambiar Credenciales </text:span></text:span><text:span text:style-name="Énfasis"><text:span text:style-name="T471">de Otro </text:span></text:span><text:span text:style-name="Énfasis"><text:span text:style-name="T468">Usuario </text:span></text:span><text:span text:style-name="Énfasis"><text:span text:style-name="T472">&lt;&lt;extiende&gt;&gt; Editar Usuario</text:span></text:span><text:bookmark-end text:name="__RefHeading___Toc2548_2883130625"/></text:h>
                  <text:list>
                    <text:list-item text:start-value="1">
                      <text:p text:style-name="P529"><text:span text:style-name="Énfasis"><text:span text:style-name="T240">Descripción:</text:span></text:span><text:span text:style-name="Énfasis"><text:span text:style-name="T475"> </text:span></text:span><text:span text:style-name="Énfasis"><text:span text:style-name="T393">El caso de uso comienza cuando el </text:span></text:span><text:span text:style-name="Énfasis"><text:span text:style-name="T439">administrador</text:span></text:span><text:span text:style-name="Énfasis"><text:span text:style-name="T393"> desea </text:span></text:span><text:span text:style-name="Énfasis"><text:span text:style-name="T441">cambiar las credenciales de</text:span></text:span><text:span text:style-name="Énfasis"><text:span text:style-name="T407"> </text:span></text:span><text:span text:style-name="Énfasis"><text:span text:style-name="T439">otro</text:span></text:span><text:span text:style-name="Énfasis"><text:span text:style-name="T407"> </text:span></text:span><text:span text:style-name="Énfasis"><text:span text:style-name="T439">usuario</text:span></text:span><text:span text:style-name="Énfasis"><text:span text:style-name="T407"> del sistema. El </text:span></text:span><text:span text:style-name="Énfasis"><text:span text:style-name="T441">administrador</text:span></text:span><text:span text:style-name="Énfasis"><text:span text:style-name="T407"> selecciona la opción correspondiente </text:span></text:span><text:span text:style-name="Énfasis"><text:span text:style-name="T430">desde la vista de editar el usuario</text:span></text:span><text:span text:style-name="Énfasis"><text:span text:style-name="T407">, </text:span></text:span><text:span text:style-name="Énfasis"><text:span text:style-name="T441">el sistema presenta los campos para ingresar la nueva contraseña y <text:s/>su confirmación. E</text:span></text:span><text:span text:style-name="Énfasis"><text:span text:style-name="T407">l sistema </text:span></text:span><text:span text:style-name="Énfasis"><text:span text:style-name="T441">verifica los datos ingresados </text:span></text:span><text:span text:style-name="Énfasis"><text:span text:style-name="T407">y el caso de uso finaliza cuando el sistema </text:span></text:span><text:span text:style-name="Énfasis"><text:span text:style-name="T441">actualiza las credenciales del</text:span></text:span><text:span text:style-name="Énfasis"><text:span text:style-name="T407"> </text:span></text:span><text:span text:style-name="Énfasis"><text:span text:style-name="T439">usuario</text:span></text:span><text:span text:style-name="Énfasis"><text:span text:style-name="T407"> o el </text:span></text:span><text:span text:style-name="Énfasis"><text:span text:style-name="T439">administrador</text:span></text:span><text:span text:style-name="Énfasis"><text:span text:style-name="T407"> cancela </text:span></text:span><text:span text:style-name="Énfasis"><text:span text:style-name="T441">el caso de uso.</text:span></text:span></text:p>
                    </text:list-item>
                    <text:list-item>
                      <text:p text:style-name="P553"><text:span text:style-name="T168">Precondiciones:</text:span> <text:span text:style-name="T271">Existe al menos un usuario registrado en el sistema además del administrador.</text:span></text:p>
                    </text:list-item>
                    <text:list-item>
                      <text:p text:style-name="P553"><text:soft-page-break/><text:span text:style-name="T169">Restricciones:</text:span><text:span text:style-name="T157"> </text:span><text:span text:style-name="T44">No definidas.</text:span></text:p>
                    </text:list-item>
                    <text:list-item>
                      <text:p text:style-name="P578">Flujo Principal:</text:p>
                    </text:list-item>
                  </text:list>
                </text:list-item>
              </text:list>
            </text:list-item>
          </text:list>
        </text:list-item>
      </text:list>
      <text:p text:style-name="P384"/>
      <table:table table:name="Tabla61" table:style-name="Tabla61">
        <table:table-column table:style-name="Tabla61.A"/>
        <table:table-column table:style-name="Tabla61.B"/>
        <table:table-column table:style-name="Tabla61.C"/>
        <table:table-column table:style-name="Tabla61.D"/>
        <table:table-header-rows>
          <table:table-row table:style-name="Tabla61.1">
            <table:table-cell table:style-name="Tabla61.A1" office:value-type="string">
              <text:p text:style-name="P51">#</text:p>
            </table:table-cell>
            <table:table-cell table:style-name="Tabla61.A1" office:value-type="string">
              <text:p text:style-name="P51">Usuario</text:p>
            </table:table-cell>
            <table:table-cell table:style-name="Tabla61.A1" office:value-type="string">
              <text:p text:style-name="P66">#</text:p>
            </table:table-cell>
            <table:table-cell table:style-name="Tabla61.D1" office:value-type="string">
              <text:p text:style-name="P51">Sistema</text:p>
            </table:table-cell>
          </table:table-row>
        </table:table-header-rows>
        <table:table-row>
          <table:table-cell table:style-name="Tabla61.A2" office:value-type="string">
            <text:p text:style-name="P86"/>
          </table:table-cell>
          <table:table-cell table:style-name="Tabla61.B2" office:value-type="string">
            <text:p text:style-name="P198"/>
          </table:table-cell>
          <table:table-cell table:style-name="Tabla61.C2" office:value-type="string">
            <text:p text:style-name="P161">1</text:p>
          </table:table-cell>
          <table:table-cell table:style-name="Tabla61.D2" office:value-type="string">
            <text:p text:style-name="P198">Muestra campo para contraseña actual, nueva contraseña y confirmación de nueva contraseña.</text:p>
          </table:table-cell>
        </table:table-row>
        <table:table-row>
          <table:table-cell table:style-name="Tabla61.A3" office:value-type="string">
            <text:p text:style-name="P125">2</text:p>
          </table:table-cell>
          <table:table-cell table:style-name="Tabla61.B3" office:value-type="string">
            <text:p text:style-name="P198">Ingresa nueva contraseña.</text:p>
          </table:table-cell>
          <table:table-cell table:style-name="Tabla61.C3" office:value-type="string">
            <text:p text:style-name="P161"/>
          </table:table-cell>
          <table:table-cell table:style-name="Tabla61.D3" office:value-type="string">
            <text:p text:style-name="P198"/>
          </table:table-cell>
        </table:table-row>
        <table:table-row>
          <table:table-cell table:style-name="Tabla61.A4" office:value-type="string">
            <text:p text:style-name="P125">3</text:p>
          </table:table-cell>
          <table:table-cell table:style-name="Tabla61.B4" office:value-type="string">
            <text:p text:style-name="P198">Ingresa comprobación de contraseña coincidente con nueva contraseña.</text:p>
          </table:table-cell>
          <table:table-cell table:style-name="Tabla61.C4" office:value-type="string">
            <text:p text:style-name="P161">4</text:p>
          </table:table-cell>
          <table:table-cell table:style-name="Tabla61.D4" office:value-type="string">
            <text:p text:style-name="P198">Verifica nueva contraseña y comprobación. Cambia la contraseña del usuario.</text:p>
          </table:table-cell>
        </table:table-row>
      </table:table>
      <text:list xml:id="list205856061601938" text:continue-numbering="true" text:style-name="L1">
        <text:list-item>
          <text:list>
            <text:list-item>
              <text:list>
                <text:list-item>
                  <text:list>
                    <text:list-header>
                      <text:p text:style-name="P624"/>
                    </text:list-header>
                    <text:list-item>
                      <text:p text:style-name="P577">Flujo Alternativo:</text:p>
                    </text:list-item>
                  </text:list>
                </text:list-item>
              </text:list>
            </text:list-item>
          </text:list>
        </text:list-item>
      </text:list>
      <text:p text:style-name="P383"/>
      <table:table table:name="Tabla62" table:style-name="Tabla62">
        <table:table-column table:style-name="Tabla62.A"/>
        <table:table-column table:style-name="Tabla62.B"/>
        <table:table-column table:style-name="Tabla62.C"/>
        <table:table-row table:style-name="Tabla62.1">
          <table:table-cell table:style-name="Tabla62.A1" office:value-type="string">
            <text:p text:style-name="P51">#</text:p>
          </table:table-cell>
          <table:table-cell table:style-name="Tabla62.A1" office:value-type="string">
            <text:p text:style-name="P51">Usuario</text:p>
          </table:table-cell>
          <table:table-cell table:style-name="Tabla62.C1" office:value-type="string">
            <text:p text:style-name="P51">Sistema</text:p>
          </table:table-cell>
        </table:table-row>
        <table:table-row>
          <table:table-cell table:style-name="Tabla62.A2" office:value-type="string">
            <text:p text:style-name="P86"><text:span text:style-name="T334">2</text:span>.<text:span text:style-name="T334">a</text:span></text:p>
          </table:table-cell>
          <table:table-cell table:style-name="Tabla62.B2" office:value-type="string">
            <text:p text:style-name="P241">Deja el campo de nueva contraseña vacío.</text:p>
          </table:table-cell>
          <table:table-cell table:style-name="Tabla62.C2" office:value-type="string">
            <text:p text:style-name="P198">Indica que <text:span text:style-name="T334">es campo obligatorio.</text:span></text:p>
          </table:table-cell>
        </table:table-row>
        <table:table-row>
          <table:table-cell table:style-name="Tabla62.A4" office:value-type="string">
            <text:p text:style-name="P86"><text:span text:style-name="T334">2</text:span>.<text:span text:style-name="T334">a.</text:span>1</text:p>
          </table:table-cell>
          <table:table-cell table:style-name="Tabla62.B4" office:value-type="string">
            <text:p text:style-name="P198">Corrige contraseña <text:span text:style-name="T334">nueva</text:span>.</text:p>
          </table:table-cell>
          <table:table-cell table:style-name="Tabla62.C4" office:value-type="string">
            <text:p text:style-name="P198">Verifica <text:span text:style-name="T334">que haya ingresado contraseña.</text:span></text:p>
          </table:table-cell>
        </table:table-row>
        <table:table-row>
          <table:table-cell table:style-name="Tabla62.A4" office:value-type="string">
            <text:p text:style-name="P99"><text:span text:style-name="T334">3</text:span>.a</text:p>
          </table:table-cell>
          <table:table-cell table:style-name="Tabla62.B4" office:value-type="string">
            <text:p text:style-name="P198">Ingresa comprobación de contraseña <text:s/>no coincidente con nueva contraseña.</text:p>
          </table:table-cell>
          <table:table-cell table:style-name="Tabla62.C4" office:value-type="string">
            <text:p text:style-name="P198">Verifica nueva contraseña y comprobación. Indica que no son coincidentes.</text:p>
          </table:table-cell>
        </table:table-row>
        <table:table-row>
          <table:table-cell table:style-name="Tabla62.A5" office:value-type="string">
            <text:p text:style-name="P86"><text:span text:style-name="T334">3</text:span>.<text:span text:style-name="T302">a.1</text:span></text:p>
          </table:table-cell>
          <table:table-cell table:style-name="Tabla62.B5" office:value-type="string">
            <text:p text:style-name="P198">Corrige nueva contraseña y/o comprobación.</text:p>
          </table:table-cell>
          <table:table-cell table:style-name="Tabla62.C5" office:value-type="string">
            <text:p text:style-name="P198">Verifica nueva contraseña y comprobación. Cambia la contraseña del usuario.</text:p>
          </table:table-cell>
        </table:table-row>
        <table:table-row>
          <table:table-cell table:style-name="Tabla62.A6" office:value-type="string">
            <text:p text:style-name="P86">2.<text:span text:style-name="T334">b</text:span></text:p>
            <text:p text:style-name="P86"><text:span text:style-name="T334">3</text:span>.<text:span text:style-name="T302">a</text:span></text:p>
          </table:table-cell>
          <table:table-cell table:style-name="Tabla62.B6" office:value-type="string">
            <text:p text:style-name="P198">Cancela el caso de uso.</text:p>
          </table:table-cell>
          <table:table-cell table:style-name="Tabla62.C6" office:value-type="string">
            <text:p text:style-name="P198">Vuelva a vista principal.</text:p>
          </table:table-cell>
        </table:table-row>
      </table:table>
      <text:list xml:id="list205855284964425" text:continue-numbering="true" text:style-name="L1">
        <text:list-item>
          <text:list>
            <text:list-item>
              <text:list>
                <text:list-item>
                  <text:list>
                    <text:list-header>
                      <text:p text:style-name="P637"><text:span text:style-name="Énfasis"><text:span text:style-name="T245"/></text:span></text:p>
                    </text:list-header>
                    <text:list-item>
                      <text:p text:style-name="P598"><text:span text:style-name="Énfasis"><text:span text:style-name="T245">Postcondiciones:</text:span></text:span><text:span text:style-name="Énfasis"><text:span text:style-name="T256"> </text:span></text:span><text:span text:style-name="Énfasis"><text:span text:style-name="T110">S</text:span></text:span><text:span text:style-name="Énfasis"><text:span text:style-name="T111">e </text:span></text:span><text:span text:style-name="Énfasis"><text:span text:style-name="T136">actualizaron las credenciales d</text:span></text:span><text:span text:style-name="Énfasis"><text:span text:style-name="T118">el </text:span></text:span><text:span text:style-name="Énfasis"><text:span text:style-name="T135">usuario.</text:span></text:span></text:p>
                    </text:list-item>
                  </text:list>
                </text:list-item>
              </text:list>
            </text:list-item>
          </text:list>
        </text:list-item>
      </text:list>
      <text:p text:style-name="P679"><text:span text:style-name="Énfasis"><text:span text:style-name="T138"/></text:span></text:p>
      <text:list xml:id="list205856455273274" text:continue-numbering="true" text:style-name="L1">
        <text:list-item>
          <text:list>
            <text:list-item>
              <text:h text:style-name="P413" text:outline-level="2"><text:bookmark-start text:name="__RefHeading___Toc1735_119258343"/><text:span text:style-name="Énfasis"><text:span text:style-name="T237">Verificador</text:span></text:span><text:bookmark-end text:name="__RefHeading___Toc1735_119258343"/></text:h>
              <text:list>
                <text:list-item>
                  <text:h text:style-name="P444" text:outline-level="3"><text:bookmark-start text:name="__RefHeading___Toc13621_2628543055"/><text:span text:style-name="Énfasis"><text:span text:style-name="T230">Registrar Área</text:span></text:span><text:bookmark-end text:name="__RefHeading___Toc13621_2628543055"/></text:h>
                  <text:list>
                    <text:list-item text:start-value="1">
                      <text:p text:style-name="P611"><text:span text:style-name="Énfasis"><text:span text:style-name="T240">Descripción:</text:span></text:span><text:span text:style-name="Énfasis"><text:span text:style-name="T475"> </text:span></text:span><text:span text:style-name="Énfasis"><text:span text:style-name="T393">El caso de uso comienza cuando el usuario desea registrar una nueva área, selecciona la opción correspondiente y el sistema muestra la vista con los campos disponibles. El usuario ingresa los datos necesarios y selecciona guardar, el sistema comprueba que los datos ingresados sean correctos. El caso de uso finaliza cuando el sistema valida los datos y crea el área o el usuario cancela el caso de uso.</text:span></text:span></text:p>
                    </text:list-item>
                    <text:list-item>
                      <text:p text:style-name="P558"><text:span text:style-name="T168">Precondiciones:</text:span> <text:span text:style-name="T493">No definidas.</text:span></text:p>
                    </text:list-item>
                    <text:list-item>
                      <text:p text:style-name="P558"><text:span text:style-name="T169">Restricciones:</text:span><text:span text:style-name="T157"> </text:span><text:span text:style-name="T6">El nombre del área debe ser único</text:span><text:span text:style-name="T4">.</text:span></text:p>
                    </text:list-item>
                    <text:list-item>
                      <text:p text:style-name="P558"><text:span text:style-name="Énfasis"><text:span text:style-name="T172">Flujo Principal:</text:span></text:span></text:p>
                    </text:list-item>
                  </text:list>
                </text:list-item>
              </text:list>
            </text:list-item>
          </text:list>
        </text:list-item>
      </text:list>
      <text:p text:style-name="P615"><text:span text:style-name="Énfasis"><text:span text:style-name="T172"/></text:span></text:p>
      <table:table table:name="Tabla51" table:style-name="Tabla51">
        <table:table-column table:style-name="Tabla51.A"/>
        <table:table-column table:style-name="Tabla51.B"/>
        <table:table-column table:style-name="Tabla51.C"/>
        <table:table-column table:style-name="Tabla51.D"/>
        <table:table-row table:style-name="Tabla51.1">
          <table:table-cell table:style-name="Tabla51.A1" office:value-type="string">
            <text:p text:style-name="P829">#</text:p>
          </table:table-cell>
          <table:table-cell table:style-name="Tabla51.A1" office:value-type="string">
            <text:p text:style-name="P829">Usuario</text:p>
          </table:table-cell>
          <table:table-cell table:style-name="Tabla51.A1" office:value-type="string">
            <text:p text:style-name="P836">#</text:p>
          </table:table-cell>
          <table:table-cell table:style-name="Tabla51.D1" office:value-type="string">
            <text:p text:style-name="P829">Sistema</text:p>
          </table:table-cell>
        </table:table-row>
        <table:table-row>
          <table:table-cell table:style-name="Tabla51.A2" office:value-type="string">
            <text:p text:style-name="P804"/>
          </table:table-cell>
          <table:table-cell table:style-name="Tabla51.B2" office:value-type="string">
            <text:p text:style-name="P783"/>
          </table:table-cell>
          <table:table-cell table:style-name="Tabla51.C2" office:value-type="string">
            <text:p text:style-name="P822">2</text:p>
          </table:table-cell>
          <table:table-cell table:style-name="Tabla51.D2" office:value-type="string">
            <text:p text:style-name="P791">Muestra vista con los campos disponibles.</text:p>
          </table:table-cell>
        </table:table-row>
        <table:table-row>
          <table:table-cell table:style-name="Tabla51.A3" office:value-type="string">
            <text:p text:style-name="P804">2</text:p>
          </table:table-cell>
          <table:table-cell table:style-name="Tabla51.B3" office:value-type="string">
            <text:p text:style-name="P791">Ingresa nombre de área.</text:p>
          </table:table-cell>
          <table:table-cell table:style-name="Tabla51.C3" office:value-type="string">
            <text:p text:style-name="P822">3</text:p>
          </table:table-cell>
          <table:table-cell table:style-name="Tabla51.D3" office:value-type="string">
            <text:p text:style-name="P791">Valida datos.</text:p>
          </table:table-cell>
        </table:table-row>
        <table:table-row>
          <table:table-cell table:style-name="Tabla51.A4" office:value-type="string">
            <text:p text:style-name="P804"/>
          </table:table-cell>
          <table:table-cell table:style-name="Tabla51.B4" office:value-type="string">
            <text:p text:style-name="P783"/>
          </table:table-cell>
          <table:table-cell table:style-name="Tabla51.C4" office:value-type="string">
            <text:p text:style-name="P822">4</text:p>
          </table:table-cell>
          <table:table-cell table:style-name="Tabla51.D4" office:value-type="string">
            <text:p text:style-name="P791">Registra nueva área.</text:p>
          </table:table-cell>
        </table:table-row>
      </table:table>
      <text:p text:style-name="P471"><text:span text:style-name="Énfasis"><text:span text:style-name="T172"/></text:span></text:p>
      <text:list xml:id="list205855068400270" text:continue-numbering="true" text:style-name="L1">
        <text:list-item>
          <text:list>
            <text:list-item>
              <text:list>
                <text:list-item>
                  <text:list>
                    <text:list-item>
                      <text:p text:style-name="P558"><text:span text:style-name="Énfasis"><text:span text:style-name="T172">Flujo Alternativo:</text:span></text:span></text:p>
                    </text:list-item>
                  </text:list>
                </text:list-item>
              </text:list>
            </text:list-item>
          </text:list>
        </text:list-item>
      </text:list>
      <text:p text:style-name="P615"><text:span text:style-name="Énfasis"><text:span text:style-name="T172"/></text:span></text:p>
      <table:table table:name="Tabla52" table:style-name="Tabla52">
        <table:table-column table:style-name="Tabla52.A"/>
        <table:table-column table:style-name="Tabla52.B"/>
        <table:table-column table:style-name="Tabla52.C"/>
        <table:table-header-rows>
          <table:table-row table:style-name="Tabla52.1">
            <table:table-cell table:style-name="Tabla52.A1" office:value-type="string">
              <text:p text:style-name="P829">#</text:p>
            </table:table-cell>
            <table:table-cell table:style-name="Tabla52.A1" office:value-type="string">
              <text:p text:style-name="P829">Usuario</text:p>
            </table:table-cell>
            <table:table-cell table:style-name="Tabla52.C1" office:value-type="string">
              <text:p text:style-name="P829">Sistema</text:p>
            </table:table-cell>
          </table:table-row>
        </table:table-header-rows>
        <table:table-row>
          <table:table-cell table:style-name="Tabla52.A3" office:value-type="string">
            <text:p text:style-name="P808">2.a</text:p>
          </table:table-cell>
          <table:table-cell table:style-name="Tabla52.B3" office:value-type="string">
            <text:p text:style-name="P791">El nombre del área no es válido (no es formato texto, está vacío o está duplicado).</text:p>
          </table:table-cell>
          <table:table-cell table:style-name="Tabla52.C2" office:value-type="string">
            <text:p text:style-name="P791">Muestra el mensaje correspondiente al error de validación detectado.</text:p>
          </table:table-cell>
        </table:table-row>
        <table:table-row>
          <table:table-cell table:style-name="Tabla52.A3" office:value-type="string">
            <text:p text:style-name="P809">2.a.1</text:p>
          </table:table-cell>
          <table:table-cell table:style-name="Tabla52.B3" office:value-type="string">
            <text:p text:style-name="P792">Corrige los datos ingresados o completa <text:soft-page-break/>campos vacíos.</text:p>
          </table:table-cell>
          <table:table-cell table:style-name="Tabla52.C3" office:value-type="string">
            <text:p text:style-name="P792">Valida los nuevos datos.</text:p>
          </table:table-cell>
        </table:table-row>
        <table:table-row>
          <table:table-cell table:style-name="Tabla52.A4" office:value-type="string">
            <text:p text:style-name="P804">2.<text:span text:style-name="T321">a.2</text:span></text:p>
          </table:table-cell>
          <table:table-cell table:style-name="Tabla52.B4" office:value-type="string">
            <text:p text:style-name="P791">Cancela el caso de uso.</text:p>
          </table:table-cell>
          <table:table-cell table:style-name="Tabla52.C4" office:value-type="string">
            <text:p text:style-name="P791">Finaliza el caso de uso.</text:p>
          </table:table-cell>
        </table:table-row>
      </table:table>
      <text:p text:style-name="P471"><text:span text:style-name="Énfasis"><text:span text:style-name="T172"/></text:span></text:p>
      <text:list xml:id="list205855929350081" text:continue-numbering="true" text:style-name="L1">
        <text:list-item>
          <text:list>
            <text:list-item>
              <text:list>
                <text:list-item>
                  <text:list>
                    <text:list-item>
                      <text:p text:style-name="P773"><text:span text:style-name="Énfasis"><text:span text:style-name="T172">Postcondiciones: </text:span></text:span><text:span text:style-name="Énfasis"><text:span text:style-name="T72">S</text:span></text:span><text:span text:style-name="Énfasis"><text:span text:style-name="T73">e guardó nueva área con fecha de vigencia vacía.</text:span></text:span></text:p>
                      <text:p text:style-name="P763"><text:span text:style-name="Énfasis"><text:span text:style-name="T172"/></text:span></text:p>
                    </text:list-item>
                  </text:list>
                </text:list-item>
                <text:list-item>
                  <text:h text:style-name="P445" text:outline-level="3"><text:bookmark-start text:name="__RefHeading___Toc13623_2628543055"/><text:span text:style-name="Énfasis"><text:span text:style-name="T231">Registrar Muestra</text:span></text:span><text:bookmark-end text:name="__RefHeading___Toc13623_2628543055"/></text:h>
                  <text:list>
                    <text:list-item text:start-value="1">
                      <text:p text:style-name="P749"><text:span text:style-name="Énfasis"><text:span text:style-name="T240">Descripción:</text:span></text:span><text:span text:style-name="Énfasis"><text:span text:style-name="T475"> </text:span></text:span><text:span text:style-name="Énfasis"><text:span text:style-name="T393">El caso de uso comienza cuando el usuario desea registrar una </text:span></text:span><text:span text:style-name="Énfasis"><text:span text:style-name="T395">muestra</text:span></text:span><text:span text:style-name="Énfasis"><text:span text:style-name="T393">, selecciona la opción correspondiente </text:span></text:span><text:span text:style-name="Énfasis"><text:span text:style-name="T396">en la vista Ver Muestr</text:span></text:span><text:span text:style-name="Énfasis"><text:span text:style-name="T397">a</text:span></text:span><text:span text:style-name="Énfasis"><text:span text:style-name="T396">s</text:span></text:span><text:span text:style-name="Énfasis"><text:span text:style-name="T393"> y el sistema muestra la vista con los campos disponibles. El usuario ingresa </text:span></text:span><text:span text:style-name="Énfasis"><text:span text:style-name="T395">el nombre y selecciona el tipo de muestra de la lista</text:span></text:span><text:span text:style-name="Énfasis"><text:span text:style-name="T393">, </text:span></text:span><text:span text:style-name="Énfasis"><text:span text:style-name="T397">luego selecciona el </text:span></text:span><text:span text:style-name="Énfasis"><text:span text:style-name="T427">o las</text:span></text:span><text:span text:style-name="Énfasis"><text:span text:style-name="T397"> área</text:span></text:span><text:span text:style-name="Énfasis"><text:span text:style-name="T427">s</text:span></text:span><text:span text:style-name="Énfasis"><text:span text:style-name="T397"> a la que pertenece, </text:span></text:span><text:span text:style-name="Énfasis"><text:span text:style-name="T393">el sistema comprueba que los datos ingresados sean correctos. El caso de uso finaliza cuando el sistema valida los datos y crea </text:span></text:span><text:span text:style-name="Énfasis"><text:span text:style-name="T395">la muestra</text:span></text:span><text:span text:style-name="Énfasis"><text:span text:style-name="T393"> o el usuario cancela el caso de uso.</text:span></text:span></text:p>
                    </text:list-item>
                    <text:list-item>
                      <text:p text:style-name="P711"><text:span text:style-name="T168">Precondiciones:</text:span> <text:span text:style-name="T493">No definidas.</text:span></text:p>
                    </text:list-item>
                    <text:list-item>
                      <text:p text:style-name="P711"><text:span text:style-name="T169">Restricciones:</text:span><text:span text:style-name="T157"> </text:span><text:span text:style-name="T6">El nombre de </text:span><text:span text:style-name="T10">la </text:span><text:span text:style-name="T11">muestra</text:span><text:span text:style-name="T6"> debe ser único</text:span><text:span text:style-name="T4">. </text:span><text:span text:style-name="T20">La muestra creada será vigente.</text:span></text:p>
                    </text:list-item>
                    <text:list-item>
                      <text:p text:style-name="P711"><text:span text:style-name="Énfasis"><text:span text:style-name="T173">Flujo Principal:</text:span></text:span></text:p>
                    </text:list-item>
                  </text:list>
                </text:list-item>
              </text:list>
            </text:list-item>
          </text:list>
        </text:list-item>
      </text:list>
      <text:p text:style-name="P718"><text:span text:style-name="Énfasis"><text:span text:style-name="T173"/></text:span></text:p>
      <table:table table:name="Tabla37" table:style-name="Tabla37">
        <table:table-column table:style-name="Tabla37.A"/>
        <table:table-column table:style-name="Tabla37.B"/>
        <table:table-column table:style-name="Tabla37.C"/>
        <table:table-column table:style-name="Tabla37.D"/>
        <table:table-header-rows>
          <table:table-row table:style-name="Tabla37.1">
            <table:table-cell table:style-name="Tabla37.A1" office:value-type="string">
              <text:p text:style-name="P830">#</text:p>
            </table:table-cell>
            <table:table-cell table:style-name="Tabla37.A1" office:value-type="string">
              <text:p text:style-name="P830">Usuario</text:p>
            </table:table-cell>
            <table:table-cell table:style-name="Tabla37.A1" office:value-type="string">
              <text:p text:style-name="P837">#</text:p>
            </table:table-cell>
            <table:table-cell table:style-name="Tabla37.D1" office:value-type="string">
              <text:p text:style-name="P830">Sistema</text:p>
            </table:table-cell>
          </table:table-row>
        </table:table-header-rows>
        <table:table-row>
          <table:table-cell table:style-name="Tabla37.A2" office:value-type="string">
            <text:p text:style-name="P810"/>
          </table:table-cell>
          <table:table-cell table:style-name="Tabla37.B2" office:value-type="string">
            <text:p text:style-name="P784"/>
          </table:table-cell>
          <table:table-cell table:style-name="Tabla37.C2" office:value-type="string">
            <text:p text:style-name="P823">1</text:p>
          </table:table-cell>
          <table:table-cell table:style-name="Tabla37.D2" office:value-type="string">
            <text:p text:style-name="P793">Muestra los campos disponibles.</text:p>
          </table:table-cell>
        </table:table-row>
        <table:table-row>
          <table:table-cell table:style-name="Tabla37.A3" office:value-type="string">
            <text:p text:style-name="P805">2</text:p>
          </table:table-cell>
          <table:table-cell table:style-name="Tabla37.B3" office:value-type="string">
            <text:p text:style-name="P793">Ingresa nombre.</text:p>
          </table:table-cell>
          <table:table-cell table:style-name="Tabla37.C3" office:value-type="string">
            <text:p text:style-name="P823">3</text:p>
          </table:table-cell>
          <table:table-cell table:style-name="Tabla37.D3" office:value-type="string">
            <text:p text:style-name="P793">Valida datos ingresados.</text:p>
          </table:table-cell>
        </table:table-row>
        <table:table-row>
          <table:table-cell table:style-name="Tabla37.A4" office:value-type="string">
            <text:p text:style-name="P810">4</text:p>
          </table:table-cell>
          <table:table-cell table:style-name="Tabla37.B4" office:value-type="string">
            <text:p text:style-name="P793">Selecciona tipo de muestra.</text:p>
          </table:table-cell>
          <table:table-cell table:style-name="Tabla37.C4" office:value-type="string">
            <text:p text:style-name="P823">5</text:p>
          </table:table-cell>
          <table:table-cell table:style-name="Tabla37.D4" office:value-type="string">
            <text:p text:style-name="P793"/>
          </table:table-cell>
        </table:table-row>
        <table:table-row>
          <table:table-cell table:style-name="Tabla37.A5" office:value-type="string">
            <text:p text:style-name="P811">5</text:p>
          </table:table-cell>
          <table:table-cell table:style-name="Tabla37.B5" office:value-type="string">
            <text:p text:style-name="P794">Selecciona el/<text:span text:style-name="T488">las</text:span> área<text:span text:style-name="T488">s</text:span></text:p>
          </table:table-cell>
          <table:table-cell table:style-name="Tabla37.C5" office:value-type="string">
            <text:p text:style-name="P824">6</text:p>
          </table:table-cell>
          <table:table-cell table:style-name="Tabla37.D5" office:value-type="string">
            <text:p text:style-name="P793">Registra nueva muestra.</text:p>
          </table:table-cell>
        </table:table-row>
      </table:table>
      <text:p text:style-name="P473"><text:span text:style-name="Énfasis"><text:span text:style-name="T173"/></text:span></text:p>
      <text:list xml:id="list205856326958808" text:continue-numbering="true" text:style-name="L1">
        <text:list-item>
          <text:list>
            <text:list-item>
              <text:list>
                <text:list-item>
                  <text:list>
                    <text:list-item>
                      <text:p text:style-name="P711"><text:span text:style-name="Énfasis"><text:span text:style-name="T174">Flujo Alternativo:</text:span></text:span></text:p>
                    </text:list-item>
                  </text:list>
                </text:list-item>
              </text:list>
            </text:list-item>
          </text:list>
        </text:list-item>
      </text:list>
      <text:p text:style-name="P758"><text:span text:style-name="Énfasis"><text:span text:style-name="T174"/></text:span></text:p>
      <table:table table:name="Tabla38" table:style-name="Tabla38">
        <table:table-column table:style-name="Tabla38.A"/>
        <table:table-column table:style-name="Tabla38.B"/>
        <table:table-column table:style-name="Tabla38.C"/>
        <table:table-header-rows>
          <table:table-row table:style-name="Tabla38.1">
            <table:table-cell table:style-name="Tabla38.A1" office:value-type="string">
              <text:p text:style-name="P830">#</text:p>
            </table:table-cell>
            <table:table-cell table:style-name="Tabla38.A1" office:value-type="string">
              <text:p text:style-name="P830">Usuario</text:p>
            </table:table-cell>
            <table:table-cell table:style-name="Tabla38.C1" office:value-type="string">
              <text:p text:style-name="P830">Sistema</text:p>
            </table:table-cell>
          </table:table-row>
        </table:table-header-rows>
        <table:table-row>
          <table:table-cell table:style-name="Tabla38.A2" office:value-type="string">
            <text:p text:style-name="P812">2.a</text:p>
          </table:table-cell>
          <table:table-cell table:style-name="Tabla38.B2" office:value-type="string">
            <text:p text:style-name="P795">Ingresa nombre ya existente en el sistema o deja el campo vacío.</text:p>
          </table:table-cell>
          <table:table-cell table:style-name="Tabla38.C2" office:value-type="string">
            <text:p text:style-name="P795">Muestra el mensaje correspondiente.</text:p>
          </table:table-cell>
        </table:table-row>
        <table:table-row>
          <table:table-cell table:style-name="Tabla38.A3" office:value-type="string">
            <text:p text:style-name="P805">2.<text:span text:style-name="T325">a.1</text:span></text:p>
          </table:table-cell>
          <table:table-cell table:style-name="Tabla38.B3" office:value-type="string">
            <text:p text:style-name="P795">Corrige los datos no válidos.</text:p>
          </table:table-cell>
          <table:table-cell table:style-name="Tabla38.C3" office:value-type="string">
            <text:p text:style-name="P795">Valida los nuevos datos.</text:p>
          </table:table-cell>
        </table:table-row>
        <table:table-row>
          <table:table-cell table:style-name="Tabla38.A4" office:value-type="string">
            <text:p text:style-name="P812">2.a.2</text:p>
          </table:table-cell>
          <table:table-cell table:style-name="Tabla38.B4" office:value-type="string">
            <text:p text:style-name="P795">Cancela el caso de uso.</text:p>
          </table:table-cell>
          <table:table-cell table:style-name="Tabla38.C4" office:value-type="string">
            <text:p text:style-name="P795">Finaliza el caso de uso.</text:p>
          </table:table-cell>
        </table:table-row>
      </table:table>
      <text:p text:style-name="P474"><text:span text:style-name="Énfasis"><text:span text:style-name="T174"/></text:span></text:p>
      <text:list xml:id="list205854816384191" text:continue-numbering="true" text:style-name="L1">
        <text:list-item>
          <text:list>
            <text:list-item>
              <text:list>
                <text:list-item>
                  <text:list>
                    <text:list-item>
                      <text:p text:style-name="P775"><text:span text:style-name="Énfasis"><text:span text:style-name="T174">Postcondiciones: </text:span></text:span><text:span text:style-name="Énfasis"><text:span text:style-name="T72">S</text:span></text:span><text:span text:style-name="Énfasis"><text:span text:style-name="T73">e guardó nueva </text:span></text:span><text:span text:style-name="Énfasis"><text:span text:style-name="T74">muestra. La nueva muestra se crea </text:span></text:span><text:span text:style-name="Énfasis"><text:span text:style-name="T75">vigente</text:span></text:span><text:span text:style-name="Énfasis"><text:span text:style-name="T74">.</text:span></text:span></text:p>
                      <text:p text:style-name="P764"><text:span text:style-name="Énfasis"><text:span text:style-name="T174"/></text:span></text:p>
                    </text:list-item>
                  </text:list>
                </text:list-item>
                <text:list-item>
                  <text:h text:style-name="P445" text:outline-level="3"><text:bookmark-start text:name="__RefHeading___Toc13625_2628543055"/><text:span text:style-name="Énfasis"><text:span text:style-name="T231">Editar Área </text:span></text:span><text:span text:style-name="Énfasis"><text:span text:style-name="T248">&lt;&lt;incluye&gt;&gt; Listar </text:span></text:span><text:span text:style-name="Énfasis"><text:span text:style-name="T250">Áreas</text:span></text:span><text:bookmark-end text:name="__RefHeading___Toc13625_2628543055"/></text:h>
                  <text:list>
                    <text:list-item text:start-value="1">
                      <text:p text:style-name="P750"><text:span text:style-name="Énfasis"><text:span text:style-name="T240">Descripción:</text:span></text:span><text:span text:style-name="Énfasis"><text:span text:style-name="T475"> </text:span></text:span><text:span text:style-name="Énfasis"><text:span text:style-name="T393">El caso de uso comienza cuando el usuario desea </text:span></text:span><text:span text:style-name="Énfasis"><text:span text:style-name="T399">editar un área existente</text:span></text:span><text:span text:style-name="Énfasis"><text:span text:style-name="T393">, selecciona la opción correspondiente </text:span></text:span><text:span text:style-name="Énfasis"><text:span text:style-name="T400">en Listar Áreas</text:span></text:span><text:span text:style-name="Énfasis"><text:span text:style-name="T393"> y el sistema muestra la vista con los campos disponibles </text:span></text:span><text:span text:style-name="Énfasis"><text:span text:style-name="T399">para modificar con los datos actuales del área</text:span></text:span><text:span text:style-name="Énfasis"><text:span text:style-name="T393">. El usuario </text:span></text:span><text:span text:style-name="Énfasis"><text:span text:style-name="T399">modifica</text:span></text:span><text:span text:style-name="Énfasis"><text:span text:style-name="T393"> los datos necesarios y selecciona guardar, el sistema comprueba que los datos ingresados sean correctos </text:span></text:span><text:span text:style-name="Énfasis"><text:span text:style-name="T434">(si el usuario desea dar de baja el área el sistema continua con el caso de uso Dar de Baja Área, </text:span></text:span><text:span text:style-name="Énfasis"><text:span text:style-name="T435">si desea eliminar el área, continua con el caso de uso Eliminar Área</text:span></text:span><text:span text:style-name="Énfasis"><text:span text:style-name="T434">). </text:span></text:span><text:span text:style-name="Énfasis"><text:span text:style-name="T393">El caso de uso finaliza cuando el sistema valida los datos y </text:span></text:span><text:span text:style-name="Énfasis"><text:span text:style-name="T399">actualiza</text:span></text:span><text:span text:style-name="Énfasis"><text:span text:style-name="T393"> el área o el usuario cancela el caso de uso.</text:span></text:span></text:p>
                    </text:list-item>
                    <text:list-item>
                      <text:p text:style-name="P712"><text:span text:style-name="T168">Precondiciones:</text:span> <text:span text:style-name="T265">Existe al menos un área registrada. </text:span></text:p>
                    </text:list-item>
                    <text:list-item>
                      <text:p text:style-name="P712"><text:span text:style-name="T169">Restricciones:</text:span><text:span text:style-name="T157"> </text:span><text:span text:style-name="T6">El nombre del área debe ser único</text:span><text:span text:style-name="T4">. </text:span><text:span text:style-name="T21">El nombre de área es un campo obligatorio.</text:span></text:p>
                    </text:list-item>
                    <text:list-item>
                      <text:p text:style-name="P712"><text:span text:style-name="Énfasis"><text:span text:style-name="T173">Flujo Principal:</text:span></text:span></text:p>
                    </text:list-item>
                  </text:list>
                </text:list-item>
              </text:list>
            </text:list-item>
          </text:list>
        </text:list-item>
      </text:list>
      <text:p text:style-name="P759"><text:span text:style-name="Énfasis"><text:span text:style-name="T173"/></text:span></text:p>
      <table:table table:name="Tabla41" table:style-name="Tabla41">
        <table:table-column table:style-name="Tabla41.A"/>
        <table:table-column table:style-name="Tabla41.B"/>
        <table:table-column table:style-name="Tabla41.C"/>
        <table:table-column table:style-name="Tabla41.D"/>
        <table:table-header-rows>
          <table:table-row table:style-name="Tabla41.1">
            <table:table-cell table:style-name="Tabla41.A1" office:value-type="string">
              <text:p text:style-name="P831">#</text:p>
            </table:table-cell>
            <table:table-cell table:style-name="Tabla41.A1" office:value-type="string">
              <text:p text:style-name="P831">Usuario</text:p>
            </table:table-cell>
            <table:table-cell table:style-name="Tabla41.A1" office:value-type="string">
              <text:p text:style-name="P834">#</text:p>
            </table:table-cell>
            <table:table-cell table:style-name="Tabla41.D1" office:value-type="string">
              <text:p text:style-name="P831">Sistema</text:p>
            </table:table-cell>
          </table:table-row>
        </table:table-header-rows>
        <table:table-row>
          <table:table-cell table:style-name="Tabla41.A2" office:value-type="string">
            <text:p text:style-name="P806"/>
          </table:table-cell>
          <table:table-cell table:style-name="Tabla41.B2" office:value-type="string">
            <text:p text:style-name="P785"/>
          </table:table-cell>
          <table:table-cell table:style-name="Tabla41.C2" office:value-type="string">
            <text:p text:style-name="P825">1</text:p>
          </table:table-cell>
          <table:table-cell table:style-name="Tabla41.D2" office:value-type="string">
            <text:p text:style-name="P796">Muestra vista con los campos disponibles para modificar con la información actual del área seleccionada.</text:p>
          </table:table-cell>
        </table:table-row>
        <table:table-row>
          <table:table-cell table:style-name="Tabla41.A3" office:value-type="string">
            <text:p text:style-name="P806">2</text:p>
          </table:table-cell>
          <table:table-cell table:style-name="Tabla41.B3" office:value-type="string">
            <text:p text:style-name="P796">Modifica los datos necesarios.</text:p>
          </table:table-cell>
          <table:table-cell table:style-name="Tabla41.C3" office:value-type="string">
            <text:p text:style-name="P825">3</text:p>
          </table:table-cell>
          <table:table-cell table:style-name="Tabla41.D3" office:value-type="string">
            <text:p text:style-name="P796">Valida los nuevos datos.</text:p>
          </table:table-cell>
        </table:table-row>
        <text:soft-page-break/>
        <table:table-row>
          <table:table-cell table:style-name="Tabla41.A4" office:value-type="string">
            <text:p text:style-name="P806"/>
          </table:table-cell>
          <table:table-cell table:style-name="Tabla41.B4" office:value-type="string">
            <text:p text:style-name="P785"/>
          </table:table-cell>
          <table:table-cell table:style-name="Tabla41.C4" office:value-type="string">
            <text:p text:style-name="P825">4</text:p>
          </table:table-cell>
          <table:table-cell table:style-name="Tabla41.D4" office:value-type="string">
            <text:p text:style-name="P796">Actualiza el área.</text:p>
          </table:table-cell>
        </table:table-row>
      </table:table>
      <text:p text:style-name="P475"><text:span text:style-name="Énfasis"><text:span text:style-name="T173"/></text:span></text:p>
      <text:list xml:id="list205854554676695" text:continue-numbering="true" text:style-name="L1">
        <text:list-item>
          <text:list>
            <text:list-item>
              <text:list>
                <text:list-item>
                  <text:list>
                    <text:list-item>
                      <text:p text:style-name="P712"><text:span text:style-name="Énfasis"><text:span text:style-name="T175">Flujo Alternativo:</text:span></text:span></text:p>
                    </text:list-item>
                  </text:list>
                </text:list-item>
              </text:list>
            </text:list-item>
          </text:list>
        </text:list-item>
      </text:list>
      <text:p text:style-name="P759"><text:span text:style-name="Énfasis"><text:span text:style-name="T175"/></text:span></text:p>
      <table:table table:name="Tabla42" table:style-name="Tabla42">
        <table:table-column table:style-name="Tabla42.A"/>
        <table:table-column table:style-name="Tabla42.B"/>
        <table:table-column table:style-name="Tabla42.C"/>
        <table:table-header-rows>
          <table:table-row table:style-name="Tabla42.1">
            <table:table-cell table:style-name="Tabla42.A1" office:value-type="string">
              <text:p text:style-name="P831">#</text:p>
            </table:table-cell>
            <table:table-cell table:style-name="Tabla42.A1" office:value-type="string">
              <text:p text:style-name="P831">Usuario</text:p>
            </table:table-cell>
            <table:table-cell table:style-name="Tabla42.C1" office:value-type="string">
              <text:p text:style-name="P831">Sistema</text:p>
            </table:table-cell>
          </table:table-row>
        </table:table-header-rows>
        <table:table-row>
          <table:table-cell table:style-name="Tabla42.A2" office:value-type="string">
            <text:p text:style-name="P813">2.a</text:p>
          </table:table-cell>
          <table:table-cell table:style-name="Tabla42.B2" office:value-type="string">
            <text:p text:style-name="P796">Ingresa nombre ya existente en el sistema o deja campo obligatorio vacío.</text:p>
          </table:table-cell>
          <table:table-cell table:style-name="Tabla42.C2" office:value-type="string">
            <text:p text:style-name="P796">Muestra el mensaje correspondiente al error detectado.</text:p>
          </table:table-cell>
        </table:table-row>
        <table:table-row>
          <table:table-cell table:style-name="Tabla42.A3" office:value-type="string">
            <text:p text:style-name="P806">2.<text:span text:style-name="T327">a.1</text:span></text:p>
          </table:table-cell>
          <table:table-cell table:style-name="Tabla42.B3" office:value-type="string">
            <text:p text:style-name="P796">Corri<text:span text:style-name="T328">g</text:span>e los datos no válidos o completa los obligatorios.</text:p>
          </table:table-cell>
          <table:table-cell table:style-name="Tabla42.C3" office:value-type="string">
            <text:p text:style-name="P796">Valida los nuevos datos.</text:p>
          </table:table-cell>
        </table:table-row>
        <table:table-row>
          <table:table-cell table:style-name="Tabla42.A4" office:value-type="string">
            <text:p text:style-name="P813">2.a.2</text:p>
          </table:table-cell>
          <table:table-cell table:style-name="Tabla42.B4" office:value-type="string">
            <text:p text:style-name="P796">Cancela el caso de uso.</text:p>
          </table:table-cell>
          <table:table-cell table:style-name="Tabla42.C4" office:value-type="string">
            <text:p text:style-name="P796">Finaliza el caso de uso.</text:p>
          </table:table-cell>
        </table:table-row>
        <table:table-row>
          <table:table-cell table:style-name="Tabla42.A5" office:value-type="string">
            <text:p text:style-name="P814">2.b</text:p>
          </table:table-cell>
          <table:table-cell table:style-name="Tabla42.B5" office:value-type="string">
            <text:p text:style-name="P789">Selecciona dar de baja.</text:p>
          </table:table-cell>
          <table:table-cell table:style-name="Tabla42.C5" office:value-type="string">
            <text:p text:style-name="P789">Inicia el caso de uso Dar de Baja Área.</text:p>
          </table:table-cell>
        </table:table-row>
        <table:table-row>
          <table:table-cell table:style-name="Tabla42.A6" office:value-type="string">
            <text:p text:style-name="P816">2.c</text:p>
          </table:table-cell>
          <table:table-cell table:style-name="Tabla42.B6" office:value-type="string">
            <text:p text:style-name="P797">Selecciona eliminar área.</text:p>
          </table:table-cell>
          <table:table-cell table:style-name="Tabla42.C6" office:value-type="string">
            <text:p text:style-name="P797">Inicia el caso de uso Eliminar Área.</text:p>
          </table:table-cell>
        </table:table-row>
      </table:table>
      <text:p text:style-name="P475"><text:span text:style-name="Énfasis"><text:span text:style-name="T175"/></text:span></text:p>
      <text:list xml:id="list205856249412028" text:continue-numbering="true" text:style-name="L1">
        <text:list-item>
          <text:list>
            <text:list-item>
              <text:list>
                <text:list-item>
                  <text:list>
                    <text:list-item>
                      <text:p text:style-name="P774"><text:span text:style-name="Énfasis"><text:span text:style-name="T175">Postcondiciones: </text:span></text:span><text:span text:style-name="Énfasis"><text:span text:style-name="T72">S</text:span></text:span><text:span text:style-name="Énfasis"><text:span text:style-name="T73">e </text:span></text:span><text:span text:style-name="Énfasis"><text:span text:style-name="T76">actualizo</text:span></text:span><text:span text:style-name="Énfasis"><text:span text:style-name="T73"> área.</text:span></text:span></text:p>
                    </text:list-item>
                  </text:list>
                </text:list-item>
              </text:list>
            </text:list-item>
          </text:list>
        </text:list-item>
      </text:list>
      <text:p text:style-name="P680"><text:span text:style-name="Énfasis"><text:span text:style-name="T175"/></text:span></text:p>
      <text:list xml:id="list205855616918468" text:continue-numbering="true" text:style-name="L1">
        <text:list-item>
          <text:list>
            <text:list-item>
              <text:list>
                <text:list-item>
                  <text:h text:style-name="P445" text:outline-level="3"><text:bookmark-start text:name="__RefHeading___Toc13627_2628543055"/><text:span text:style-name="Énfasis"><text:span text:style-name="T250">Editar Muestra &lt;&lt;incluye&gt;&gt; Listar Muestras</text:span></text:span><text:bookmark-end text:name="__RefHeading___Toc13627_2628543055"/></text:h>
                  <text:list>
                    <text:list-item text:start-value="1">
                      <text:p text:style-name="P751"><text:span text:style-name="Énfasis"><text:span text:style-name="T240">Descripción:</text:span></text:span><text:span text:style-name="Énfasis"><text:span text:style-name="T475"> </text:span></text:span><text:span text:style-name="Énfasis"><text:span text:style-name="T393">El caso de uso comienza cuando el </text:span></text:span><text:span text:style-name="Énfasis"><text:span text:style-name="T431">usuario</text:span></text:span><text:span text:style-name="Énfasis"><text:span text:style-name="T393"> desea </text:span></text:span><text:span text:style-name="Énfasis"><text:span text:style-name="T399">editar un</text:span></text:span><text:span text:style-name="Énfasis"><text:span text:style-name="T406">a muestra</text:span></text:span><text:span text:style-name="Énfasis"><text:span text:style-name="T399"> <text:s/>existente</text:span></text:span><text:span text:style-name="Énfasis"><text:span text:style-name="T393">, selecciona la opción correspondiente </text:span></text:span><text:span text:style-name="Énfasis"><text:span text:style-name="T400">en Listar </text:span></text:span><text:span text:style-name="Énfasis"><text:span text:style-name="T406">Muestras</text:span></text:span><text:span text:style-name="Énfasis"><text:span text:style-name="T393"> y el sistema muestra la vista con los campos disponibles </text:span></text:span><text:span text:style-name="Énfasis"><text:span text:style-name="T399">para modificar con los datos actuales de </text:span></text:span><text:span text:style-name="Énfasis"><text:span text:style-name="T406">la muestra</text:span></text:span><text:span text:style-name="Énfasis"><text:span text:style-name="T393">. El usuario </text:span></text:span><text:span text:style-name="Énfasis"><text:span text:style-name="T399">modifica</text:span></text:span><text:span text:style-name="Énfasis"><text:span text:style-name="T393"> los datos necesarios y selecciona guardar, el sistema comprueba que los datos ingresados sean correctos </text:span></text:span><text:span text:style-name="Énfasis"><text:span text:style-name="T434">(si el </text:span></text:span><text:span text:style-name="Énfasis"><text:span text:style-name="T450">usuario</text:span></text:span><text:span text:style-name="Énfasis"><text:span text:style-name="T434"> desea dar de baja </text:span></text:span><text:span text:style-name="Énfasis"><text:span text:style-name="T438">la muestra</text:span></text:span><text:span text:style-name="Énfasis"><text:span text:style-name="T434"> el sistema continua con el caso de uso Dar de Baja </text:span></text:span><text:span text:style-name="Énfasis"><text:span text:style-name="T438">Muestra, </text:span></text:span><text:span text:style-name="Énfasis"><text:span text:style-name="T437">si desea eliminar el sistema continua con el caso de uso Eliminar Muestra</text:span></text:span><text:span text:style-name="Énfasis"><text:span text:style-name="T434">. </text:span></text:span><text:span text:style-name="Énfasis"><text:span text:style-name="T393">El caso de uso finaliza cuando el sistema valida los datos y </text:span></text:span><text:span text:style-name="Énfasis"><text:span text:style-name="T399">actualiza</text:span></text:span><text:span text:style-name="Énfasis"><text:span text:style-name="T393"> </text:span></text:span><text:span text:style-name="Énfasis"><text:span text:style-name="T406">la muestra</text:span></text:span><text:span text:style-name="Énfasis"><text:span text:style-name="T393"> o el </text:span></text:span><text:span text:style-name="Énfasis"><text:span text:style-name="T431">usuario</text:span></text:span><text:span text:style-name="Énfasis"><text:span text:style-name="T393"> cancela el caso de uso.</text:span></text:span></text:p>
                    </text:list-item>
                    <text:list-item>
                      <text:p text:style-name="P713"><text:span text:style-name="T168">Precondiciones:</text:span> <text:span text:style-name="T265">Existe al menos una muestra registrada en el sistema. </text:span></text:p>
                    </text:list-item>
                    <text:list-item>
                      <text:p text:style-name="P713"><text:span text:style-name="T169">Restricciones:</text:span><text:span text:style-name="T157"> </text:span><text:span text:style-name="T9">El </text:span><text:span text:style-name="T11">nombre de la muestra debe ser único. El tipo de muestra no puede modificarse.</text:span></text:p>
                    </text:list-item>
                    <text:list-item>
                      <text:p text:style-name="P713"><text:span text:style-name="T168">Flujo Principal:</text:span></text:p>
                    </text:list-item>
                  </text:list>
                </text:list-item>
              </text:list>
            </text:list-item>
          </text:list>
        </text:list-item>
      </text:list>
      <text:p text:style-name="P760"><text:span text:style-name="T168"/></text:p>
      <table:table table:name="Tabla45" table:style-name="Tabla45">
        <table:table-column table:style-name="Tabla45.A"/>
        <table:table-column table:style-name="Tabla45.B"/>
        <table:table-column table:style-name="Tabla45.C"/>
        <table:table-column table:style-name="Tabla45.D"/>
        <table:table-header-rows>
          <table:table-row table:style-name="Tabla45.1">
            <table:table-cell table:style-name="Tabla45.A1" office:value-type="string">
              <text:p text:style-name="P832">#</text:p>
            </table:table-cell>
            <table:table-cell table:style-name="Tabla45.A1" office:value-type="string">
              <text:p text:style-name="P832">Usuario</text:p>
            </table:table-cell>
            <table:table-cell table:style-name="Tabla45.A1" office:value-type="string">
              <text:p text:style-name="P838">#</text:p>
            </table:table-cell>
            <table:table-cell table:style-name="Tabla45.D1" office:value-type="string">
              <text:p text:style-name="P832">Sistema</text:p>
            </table:table-cell>
          </table:table-row>
        </table:table-header-rows>
        <table:table-row>
          <table:table-cell table:style-name="Tabla45.A2" office:value-type="string">
            <text:p text:style-name="P807"/>
          </table:table-cell>
          <table:table-cell table:style-name="Tabla45.B2" office:value-type="string">
            <text:p text:style-name="P786"/>
          </table:table-cell>
          <table:table-cell table:style-name="Tabla45.C2" office:value-type="string">
            <text:p text:style-name="P821">1</text:p>
          </table:table-cell>
          <table:table-cell table:style-name="Tabla45.D2" office:value-type="string">
            <text:p text:style-name="P790">Muestra vista con los campos disponibles para su modificación con los datos actuales de la muestra.</text:p>
          </table:table-cell>
        </table:table-row>
        <table:table-row>
          <table:table-cell table:style-name="Tabla45.A3" office:value-type="string">
            <text:p text:style-name="P807">2</text:p>
          </table:table-cell>
          <table:table-cell table:style-name="Tabla45.B3" office:value-type="string">
            <text:p text:style-name="P790">Modifica los datos.</text:p>
          </table:table-cell>
          <table:table-cell table:style-name="Tabla45.C3" office:value-type="string">
            <text:p text:style-name="P821">3</text:p>
          </table:table-cell>
          <table:table-cell table:style-name="Tabla45.D3" office:value-type="string">
            <text:p text:style-name="P790">Valida los nuevos datos.</text:p>
          </table:table-cell>
        </table:table-row>
        <table:table-row>
          <table:table-cell table:style-name="Tabla45.A4" office:value-type="string">
            <text:p text:style-name="P807"/>
          </table:table-cell>
          <table:table-cell table:style-name="Tabla45.B4" office:value-type="string">
            <text:p text:style-name="P786"/>
          </table:table-cell>
          <table:table-cell table:style-name="Tabla45.C4" office:value-type="string">
            <text:p text:style-name="P821">4</text:p>
          </table:table-cell>
          <table:table-cell table:style-name="Tabla45.D4" office:value-type="string">
            <text:p text:style-name="P790">Actualiza la muestra.</text:p>
          </table:table-cell>
        </table:table-row>
      </table:table>
      <text:p text:style-name="P476"><text:span text:style-name="T168"/></text:p>
      <text:list xml:id="list205855526973435" text:continue-numbering="true" text:style-name="L1">
        <text:list-item>
          <text:list>
            <text:list-item>
              <text:list>
                <text:list-item>
                  <text:list>
                    <text:list-item>
                      <text:p text:style-name="P731"><text:span text:style-name="T168">Flujo Alternativo:</text:span></text:p>
                    </text:list-item>
                  </text:list>
                </text:list-item>
              </text:list>
            </text:list-item>
          </text:list>
        </text:list-item>
      </text:list>
      <text:p text:style-name="P761"><text:span text:style-name="T168"/></text:p>
      <table:table table:name="Tabla46" table:style-name="Tabla46">
        <table:table-column table:style-name="Tabla46.A"/>
        <table:table-column table:style-name="Tabla46.B"/>
        <table:table-column table:style-name="Tabla46.C"/>
        <table:table-header-rows>
          <table:table-row table:style-name="Tabla46.1">
            <table:table-cell table:style-name="Tabla46.A1" office:value-type="string">
              <text:p text:style-name="P832">#</text:p>
            </table:table-cell>
            <table:table-cell table:style-name="Tabla46.A1" office:value-type="string">
              <text:p text:style-name="P832">Usuario</text:p>
            </table:table-cell>
            <table:table-cell table:style-name="Tabla46.C1" office:value-type="string">
              <text:p text:style-name="P832">Sistema</text:p>
            </table:table-cell>
          </table:table-row>
        </table:table-header-rows>
        <table:table-row>
          <table:table-cell table:style-name="Tabla46.A2" office:value-type="string">
            <text:p text:style-name="P815">2.a</text:p>
          </table:table-cell>
          <table:table-cell table:style-name="Tabla46.B2" office:value-type="string">
            <text:p text:style-name="P790">Ingresa datos no válidos (<text:span text:style-name="T332">nombre ya ingresado en el sistema, formato incorrecto o campo vacío).</text:span></text:p>
          </table:table-cell>
          <table:table-cell table:style-name="Tabla46.C2" office:value-type="string">
            <text:p text:style-name="P798">Muestra el mensaje correspondiente según el error detectado.</text:p>
          </table:table-cell>
        </table:table-row>
        <table:table-row>
          <table:table-cell table:style-name="Tabla46.A4" office:value-type="string">
            <text:p text:style-name="P807">2.<text:span text:style-name="T332">a.1</text:span></text:p>
          </table:table-cell>
          <table:table-cell table:style-name="Tabla46.B4" office:value-type="string">
            <text:p text:style-name="P798">Corrige los datos.</text:p>
          </table:table-cell>
          <table:table-cell table:style-name="Tabla46.C4" office:value-type="string">
            <text:p text:style-name="P798">Valida los nuevos datos.</text:p>
          </table:table-cell>
        </table:table-row>
        <table:table-row>
          <table:table-cell table:style-name="Tabla46.A4" office:value-type="string">
            <text:p text:style-name="P817">2.a.2</text:p>
          </table:table-cell>
          <table:table-cell table:style-name="Tabla46.B4" office:value-type="string">
            <text:p text:style-name="P798">Cancela el caso de uso.</text:p>
          </table:table-cell>
          <table:table-cell table:style-name="Tabla46.C4" office:value-type="string">
            <text:p text:style-name="P798">Finaliza el caso de uso.</text:p>
          </table:table-cell>
        </table:table-row>
        <table:table-row>
          <table:table-cell table:style-name="Tabla46.A5" office:value-type="string">
            <text:p text:style-name="P817">2.b</text:p>
          </table:table-cell>
          <table:table-cell table:style-name="Tabla46.B5" office:value-type="string">
            <text:p text:style-name="P798">Selecciona dar de baja.</text:p>
          </table:table-cell>
          <table:table-cell table:style-name="Tabla46.C5" office:value-type="string">
            <text:p text:style-name="P798">Inicia el caso de uso Dar de Baja Muestra.</text:p>
          </table:table-cell>
        </table:table-row>
        <table:table-row>
          <table:table-cell table:style-name="Tabla46.A6" office:value-type="string">
            <text:p text:style-name="P818">2.c</text:p>
          </table:table-cell>
          <table:table-cell table:style-name="Tabla46.B6" office:value-type="string">
            <text:p text:style-name="P799">Selecciona eliminar muestra.</text:p>
          </table:table-cell>
          <table:table-cell table:style-name="Tabla46.C6" office:value-type="string">
            <text:p text:style-name="P799">Inicia el caso de uso Eliminar Muestra.</text:p>
          </table:table-cell>
        </table:table-row>
      </table:table>
      <text:p text:style-name="P477"><text:span text:style-name="T168"/></text:p>
      <text:list xml:id="list205854677611874" text:continue-numbering="true" text:style-name="L1">
        <text:list-item>
          <text:list>
            <text:list-item>
              <text:list>
                <text:list-item>
                  <text:list>
                    <text:list-item>
                      <text:p text:style-name="P537"><text:span text:style-name="T168">Postcondiciones: </text:span><text:span text:style-name="Énfasis"><text:span text:style-name="T52">S</text:span></text:span><text:span text:style-name="Énfasis"><text:span text:style-name="T53">e </text:span></text:span><text:span text:style-name="Énfasis"><text:span text:style-name="T54">actualizo</text:span></text:span><text:span text:style-name="Énfasis"><text:span text:style-name="T53"> </text:span></text:span><text:span text:style-name="Énfasis"><text:span text:style-name="T55">la muestra</text:span></text:span><text:span text:style-name="Énfasis"><text:span text:style-name="T53">.</text:span></text:span></text:p>
                      <text:p text:style-name="P766"><text:span text:style-name="Énfasis"><text:span text:style-name="T53"/></text:span></text:p>
                    </text:list-item>
                  </text:list>
                </text:list-item>
                <text:list-item>
                  <text:h text:style-name="P446" text:outline-level="3"><text:bookmark-start text:name="__RefHeading___Toc13629_2628543055"/><text:span text:style-name="Énfasis"><text:span text:style-name="T250">Eliminar Área &lt;&lt;incluye&gt;&gt; Listar Áreas</text:span></text:span><text:bookmark-end text:name="__RefHeading___Toc13629_2628543055"/></text:h>
                  <text:list>
                    <text:list-item text:start-value="1">
                      <text:p text:style-name="P752"><text:soft-page-break/><text:span text:style-name="Énfasis"><text:span text:style-name="T240">Descripción:</text:span></text:span><text:span text:style-name="Énfasis"><text:span text:style-name="T475"> </text:span></text:span><text:span text:style-name="Énfasis"><text:span text:style-name="T393">El caso de uso comienza cuando el usuario desea </text:span></text:span><text:span text:style-name="Énfasis"><text:span text:style-name="T407">eliminar un área del sistema. El usuario selecciona la opción correspondiente, el sistema pide confirmación y el caso de uso finaliza cuando el sistema elimina el área o el usuario cancela.</text:span></text:span></text:p>
                    </text:list-item>
                    <text:list-item>
                      <text:p text:style-name="P714"><text:span text:style-name="T168">Precondiciones:</text:span> <text:span text:style-name="T264">El área no tiene muestras relacionadas.</text:span></text:p>
                    </text:list-item>
                    <text:list-item>
                      <text:p text:style-name="P720"><text:span text:style-name="T165">Restricciones:</text:span><text:span text:style-name="T160"> </text:span><text:span text:style-name="T36">No definidas.</text:span></text:p>
                    </text:list-item>
                    <text:list-item>
                      <text:p text:style-name="P720"><text:span text:style-name="Énfasis"><text:span text:style-name="T167">Postcondiciones:</text:span></text:span><text:span text:style-name="Énfasis"><text:span text:style-name="T259"> </text:span></text:span><text:span text:style-name="Énfasis"><text:span text:style-name="T48">S</text:span></text:span><text:span text:style-name="Énfasis"><text:span text:style-name="T49">e </text:span></text:span><text:span text:style-name="Énfasis"><text:span text:style-name="T50">eliminó el área seleccionada. </text:span></text:span></text:p>
                    </text:list-item>
                  </text:list>
                </text:list-item>
              </text:list>
            </text:list-item>
          </text:list>
        </text:list-item>
      </text:list>
      <text:p text:style-name="P681"><text:span text:style-name="Énfasis"><text:span text:style-name="T50"/></text:span></text:p>
      <text:list xml:id="list205856522233181" text:continue-numbering="true" text:style-name="L1">
        <text:list-item>
          <text:list>
            <text:list-item>
              <text:list>
                <text:list-item>
                  <text:h text:style-name="P445" text:outline-level="3"><text:bookmark-start text:name="__RefHeading___Toc13631_2628543055"/><text:span text:style-name="Énfasis"><text:span text:style-name="T250">Eliminar Muestra &lt;&lt;incluye&gt;&gt; Listar Muestras</text:span></text:span><text:bookmark-end text:name="__RefHeading___Toc13631_2628543055"/></text:h>
                  <text:list>
                    <text:list-item text:start-value="1">
                      <text:p text:style-name="P753"><text:span text:style-name="Énfasis"><text:span text:style-name="T240">Descripción:</text:span></text:span><text:span text:style-name="Énfasis"><text:span text:style-name="T475"> </text:span></text:span><text:span text:style-name="Énfasis"><text:span text:style-name="T393">El caso de uso comienza cuando el </text:span></text:span><text:span text:style-name="Énfasis"><text:span text:style-name="T452">usuario</text:span></text:span><text:span text:style-name="Énfasis"><text:span text:style-name="T393"> desea </text:span></text:span><text:span text:style-name="Énfasis"><text:span text:style-name="T407">eliminar </text:span></text:span><text:span text:style-name="Énfasis"><text:span text:style-name="T440">una muestra registrada en el </text:span></text:span><text:span text:style-name="Énfasis"><text:span text:style-name="T407">sistema. El usuario selecciona la opción correspondiente, el sistema pide confirmación y el caso de uso finaliza cuando el sistema elimina </text:span></text:span><text:span text:style-name="Énfasis"><text:span text:style-name="T440">la muestra</text:span></text:span><text:span text:style-name="Énfasis"><text:span text:style-name="T407"> o el </text:span></text:span><text:span text:style-name="Énfasis"><text:span text:style-name="T452">usuario</text:span></text:span><text:span text:style-name="Énfasis"><text:span text:style-name="T407"> cancela.</text:span></text:span></text:p>
                    </text:list-item>
                    <text:list-item>
                      <text:p text:style-name="P719"><text:span text:style-name="T168">Precondiciones:</text:span> <text:span text:style-name="T270">La muestra</text:span><text:span text:style-name="T269"> no tiene registros asociados. </text:span></text:p>
                    </text:list-item>
                    <text:list-item>
                      <text:p text:style-name="P730"><text:span text:style-name="T165">Restricciones:</text:span><text:span text:style-name="T160"> </text:span><text:span text:style-name="T46">No definidas.</text:span></text:p>
                    </text:list-item>
                    <text:list-item>
                      <text:p text:style-name="P730"><text:span text:style-name="Énfasis"><text:span text:style-name="T167">Postcondiciones:</text:span></text:span><text:span text:style-name="Énfasis"><text:span text:style-name="T259"> </text:span></text:span><text:span text:style-name="Énfasis"><text:span text:style-name="T48">S</text:span></text:span><text:span text:style-name="Énfasis"><text:span text:style-name="T49">e </text:span></text:span><text:span text:style-name="Énfasis"><text:span text:style-name="T50">eliminó </text:span></text:span><text:span text:style-name="Énfasis"><text:span text:style-name="T77">la muestra</text:span></text:span><text:span text:style-name="Énfasis"><text:span text:style-name="T78">.</text:span></text:span></text:p>
                    </text:list-item>
                  </text:list>
                </text:list-item>
              </text:list>
            </text:list-item>
          </text:list>
        </text:list-item>
      </text:list>
      <text:p text:style-name="P682"><text:span text:style-name="Énfasis"><text:span text:style-name="T78"/></text:span></text:p>
      <text:list xml:id="list205856214213796" text:continue-numbering="true" text:style-name="L1">
        <text:list-item>
          <text:list>
            <text:list-item>
              <text:list>
                <text:list-item>
                  <text:h text:style-name="P445" text:outline-level="3"><text:bookmark-start text:name="__RefHeading___Toc13633_2628543055"/><text:span text:style-name="Énfasis"><text:span text:style-name="T250">Cambiar Vigencia de Usuario &lt;&lt;incluye&gt;&gt; Listar Usuarios</text:span></text:span><text:bookmark-end text:name="__RefHeading___Toc13633_2628543055"/></text:h>
                  <text:list>
                    <text:list-item text:start-value="1">
                      <text:p text:style-name="P754"><text:span text:style-name="Énfasis"><text:span text:style-name="T240">Descripción:</text:span></text:span><text:span text:style-name="Énfasis"><text:span text:style-name="T475"> </text:span></text:span><text:span text:style-name="Énfasis"><text:span text:style-name="T393">El caso de uso comienza cuando el </text:span></text:span><text:span text:style-name="Énfasis"><text:span text:style-name="T452">usuario</text:span></text:span><text:span text:style-name="Énfasis"><text:span text:style-name="T393"> desea </text:span></text:span><text:span text:style-name="Énfasis"><text:span text:style-name="T453">cambiar la vigencia de un usuario registrado, para que no puede acceder al sistema (usuario no vigente) o para </text:span></text:span><text:span text:style-name="Énfasis"><text:span text:style-name="T444">volver a </text:span></text:span><text:span text:style-name="Énfasis"><text:span text:style-name="T453">permitírselo</text:span></text:span><text:span text:style-name="Énfasis"><text:span text:style-name="T443"> (vigente) </text:span></text:span><text:span text:style-name="Énfasis"><text:span text:style-name="T455">siempre conservando los datos relacionados</text:span></text:span><text:span text:style-name="Énfasis"><text:span text:style-name="T443">.</text:span></text:span><text:span text:style-name="Énfasis"><text:span text:style-name="T407"> El </text:span></text:span><text:span text:style-name="Énfasis"><text:span text:style-name="T452">usuario</text:span></text:span><text:span text:style-name="Énfasis"><text:span text:style-name="T407"> selecciona la opción correspondiente, el sistema pide confirmación y el caso de uso finaliza cuando el sistema </text:span></text:span><text:span text:style-name="Énfasis"><text:span text:style-name="T453">cambia la vigencia del usuario o se cancela el caso de uso.</text:span></text:span></text:p>
                    </text:list-item>
                    <text:list-item>
                      <text:p text:style-name="P715"><text:span text:style-name="T168">Precondiciones:</text:span> <text:span text:style-name="T278">Un usuario no puede darse de baja a sí mismo.</text:span></text:p>
                    </text:list-item>
                    <text:list-item>
                      <text:p text:style-name="P721"><text:span text:style-name="T165">Restricciones:</text:span><text:span text:style-name="T160"> </text:span><text:span text:style-name="T36">No definidas.</text:span></text:p>
                    </text:list-item>
                    <text:list-item>
                      <text:p text:style-name="P721"><text:span text:style-name="Énfasis"><text:span text:style-name="T167">Postcondiciones:</text:span></text:span><text:span text:style-name="Énfasis"><text:span text:style-name="T259"> </text:span></text:span><text:span text:style-name="Énfasis"><text:span text:style-name="T48">S</text:span></text:span><text:span text:style-name="Énfasis"><text:span text:style-name="T79">e </text:span></text:span><text:span text:style-name="Énfasis"><text:span text:style-name="T81">cambio la fecha de no vigencia del usuario.</text:span></text:span></text:p>
                    </text:list-item>
                  </text:list>
                </text:list-item>
              </text:list>
            </text:list-item>
          </text:list>
        </text:list-item>
      </text:list>
      <text:p text:style-name="P683"><text:span text:style-name="Énfasis"><text:span text:style-name="T80"/></text:span></text:p>
      <text:list xml:id="list205855821003388" text:continue-numbering="true" text:style-name="L1">
        <text:list-item>
          <text:list>
            <text:list-item>
              <text:list>
                <text:list-item>
                  <text:h text:style-name="P445" text:outline-level="3"><text:bookmark-start text:name="__RefHeading___Toc13635_2628543055"/><text:span text:style-name="Énfasis"><text:span text:style-name="T250">Cambiar Vigencia de Área &lt;&lt;incluye&gt;&gt; Listar Áreas</text:span></text:span><text:bookmark-end text:name="__RefHeading___Toc13635_2628543055"/></text:h>
                  <text:list>
                    <text:list-item text:start-value="1">
                      <text:p text:style-name="P755"><text:span text:style-name="Énfasis"><text:span text:style-name="T240">Descripción:</text:span></text:span><text:span text:style-name="Énfasis"><text:span text:style-name="T475"> </text:span></text:span><text:span text:style-name="Énfasis"><text:span text:style-name="T393">El caso de uso comienza cuando el usuario desea </text:span></text:span><text:span text:style-name="Énfasis"><text:span text:style-name="T454">cambiar la vigencia de un área</text:span></text:span><text:span text:style-name="Énfasis"><text:span text:style-name="T442"> para no ser </text:span></text:span><text:span text:style-name="Énfasis"><text:span text:style-name="T454">utilizada (no vigente) o para volver a utilizarse (vigente) siempre</text:span></text:span><text:span text:style-name="Énfasis"><text:span text:style-name="T442"> conservando los datos relacionados.</text:span></text:span><text:span text:style-name="Énfasis"><text:span text:style-name="T407"> El usuario selecciona la opción correspondiente, el sistema pide confirmación y el caso de uso finaliza cuando el sistema </text:span></text:span><text:span text:style-name="Énfasis"><text:span text:style-name="T454">cambia la vigencia del área </text:span></text:span><text:span text:style-name="Énfasis"><text:span text:style-name="T407">o el usuario cancela.</text:span></text:span></text:p>
                    </text:list-item>
                    <text:list-item>
                      <text:p text:style-name="P716"><text:span text:style-name="T168">Precondiciones:</text:span> <text:span text:style-name="T279">Existe al menos un área registrada.</text:span></text:p>
                    </text:list-item>
                    <text:list-item>
                      <text:p text:style-name="P722"><text:span text:style-name="T165">Restricciones:</text:span><text:span text:style-name="T160"> </text:span><text:span text:style-name="T36">No definidas.</text:span></text:p>
                    </text:list-item>
                    <text:list-item>
                      <text:p text:style-name="P722"><text:span text:style-name="Énfasis"><text:span text:style-name="T167">Postcondiciones:</text:span></text:span><text:span text:style-name="Énfasis"><text:span text:style-name="T259"> </text:span></text:span><text:span text:style-name="Énfasis"><text:span text:style-name="T48">S</text:span></text:span><text:span text:style-name="Énfasis"><text:span text:style-name="T49">e </text:span></text:span><text:span text:style-name="Énfasis"><text:span text:style-name="T51">c</text:span></text:span><text:span text:style-name="Énfasis"><text:span text:style-name="T83">ambió</text:span></text:span><text:span text:style-name="Énfasis"><text:span text:style-name="T82"> fecha de </text:span></text:span><text:span text:style-name="Énfasis"><text:span text:style-name="T79">no </text:span></text:span><text:span text:style-name="Énfasis"><text:span text:style-name="T82">vigencia.</text:span></text:span></text:p>
                    </text:list-item>
                  </text:list>
                </text:list-item>
              </text:list>
            </text:list-item>
          </text:list>
        </text:list-item>
      </text:list>
      <text:p text:style-name="P684"><text:span text:style-name="Énfasis"><text:span text:style-name="T82"/></text:span></text:p>
      <text:list xml:id="list205854838169072" text:continue-numbering="true" text:style-name="L1">
        <text:list-item>
          <text:list>
            <text:list-item>
              <text:list>
                <text:list-item>
                  <text:h text:style-name="P445" text:outline-level="3"><text:bookmark-start text:name="__RefHeading___Toc13637_2628543055"/><text:span text:style-name="Énfasis"><text:span text:style-name="T250">Cambiar Vigencia de Muestra &lt;&lt;incluye&gt;&gt; Listar Muestras</text:span></text:span><text:bookmark-end text:name="__RefHeading___Toc13637_2628543055"/></text:h>
                  <text:list>
                    <text:list-item text:start-value="1">
                      <text:p text:style-name="P756"><text:span text:style-name="Énfasis"><text:span text:style-name="T240">Descripción:</text:span></text:span><text:span text:style-name="Énfasis"><text:span text:style-name="T475"> </text:span></text:span><text:span text:style-name="Énfasis"><text:span text:style-name="T393">El caso de uso comienza cuando el </text:span></text:span><text:span text:style-name="Énfasis"><text:span text:style-name="T452">usuario</text:span></text:span><text:span text:style-name="Énfasis"><text:span text:style-name="T393"> desea </text:span></text:span><text:span text:style-name="Énfasis"><text:span text:style-name="T456">cambiar la vigencia de una muestra </text:span></text:span><text:span text:style-name="Énfasis"><text:span text:style-name="T442"><text:s/>para no ser </text:span></text:span><text:span text:style-name="Énfasis"><text:span text:style-name="T451">utilizada </text:span></text:span><text:span text:style-name="Énfasis"><text:span text:style-name="T456">(no vigente) o para volver a utilizarse (vigente) siempre</text:span></text:span><text:span text:style-name="Énfasis"><text:span text:style-name="T442"> conservando los datos relacionados.</text:span></text:span><text:span text:style-name="Énfasis"><text:span text:style-name="T407"> El </text:span></text:span><text:span text:style-name="Énfasis"><text:span text:style-name="T452">usuario</text:span></text:span><text:span text:style-name="Énfasis"><text:span text:style-name="T407"> selecciona la opción correspondiente, el sistema pide confirmación y el caso de uso finaliza cuando el sistema </text:span></text:span><text:span text:style-name="Énfasis"><text:span text:style-name="T432">c</text:span></text:span><text:span text:style-name="Énfasis"><text:span text:style-name="T456">ambia la vigencia de la</text:span></text:span><text:span text:style-name="Énfasis"><text:span text:style-name="T445"> muestra</text:span></text:span><text:span text:style-name="Énfasis"><text:span text:style-name="T407"> o el </text:span></text:span><text:span text:style-name="Énfasis"><text:span text:style-name="T432">u</text:span></text:span><text:span text:style-name="Énfasis"><text:span text:style-name="T456">suario</text:span></text:span><text:span text:style-name="Énfasis"><text:span text:style-name="T445"> cancela el caso de uso.</text:span></text:span></text:p>
                    </text:list-item>
                    <text:list-item>
                      <text:p text:style-name="P717"><text:span text:style-name="T168">Precondiciones:</text:span> <text:span text:style-name="T279">Existe al menos una muestra registrada.</text:span></text:p>
                    </text:list-item>
                    <text:list-item>
                      <text:p text:style-name="P723"><text:span text:style-name="T165">Restricciones:</text:span><text:span text:style-name="T160"> </text:span><text:span text:style-name="T36">No definidas.</text:span></text:p>
                    </text:list-item>
                    <text:list-item>
                      <text:p text:style-name="P748"><text:span text:style-name="Énfasis"><text:span text:style-name="T245">Postcondiciones:</text:span></text:span><text:span text:style-name="Énfasis"><text:span text:style-name="T256"> </text:span></text:span><text:span text:style-name="Énfasis"><text:span text:style-name="T110">S</text:span></text:span><text:span text:style-name="Énfasis"><text:span text:style-name="T139">e </text:span></text:span><text:span text:style-name="Énfasis"><text:span text:style-name="T144">cambió fecha de no vigencia.</text:span></text:span></text:p>
                      <text:p text:style-name="P767"><text:span text:style-name="Énfasis"><text:span text:style-name="T251"/></text:span></text:p>
                    </text:list-item>
                  </text:list>
                </text:list-item>
                <text:list-item>
                  <text:h text:style-name="P437" text:outline-level="3"><text:bookmark-start text:name="__RefHeading___Toc2550_2883130625"/><text:span text:style-name="Énfasis"><text:span text:style-name="T197">Registrar Requisito</text:span></text:span><text:bookmark-end text:name="__RefHeading___Toc2550_2883130625"/></text:h>
                  <text:list>
                    <text:list-item text:start-value="1">
                      <text:p text:style-name="P685"><text:span text:style-name="Énfasis"><text:span text:style-name="T240">Descripción:</text:span></text:span><text:span text:style-name="Énfasis"><text:span text:style-name="T475"> </text:span></text:span><text:span text:style-name="Énfasis"><text:span text:style-name="T393">El caso de uso comienza cuando el usuario desea registrar un </text:span></text:span><text:span text:style-name="Énfasis"><text:span text:style-name="T408">requisito</text:span></text:span><text:span text:style-name="Énfasis"><text:span text:style-name="T393">, selecciona la opción correspondiente y el sistema muestra la vista con los campos disponibles. El usuario ingresa </text:span></text:span><text:span text:style-name="Énfasis"><text:span text:style-name="T395">el nombre, </text:span></text:span><text:span text:style-name="Énfasis"><text:span text:style-name="T408">selecciona los </text:span></text:span><text:span text:style-name="Énfasis"><text:span text:style-name="T409">ensayos</text:span></text:span><text:span text:style-name="Énfasis"><text:span text:style-name="T408"> que desea asociar al nuevo requisito. El sistema </text:span></text:span><text:span text:style-name="Énfasis"><text:span text:style-name="T410">continua con caso de uso Registrar Límite</text:span></text:span><text:span text:style-name="Énfasis"><text:span text:style-name="T408">. E</text:span></text:span><text:span text:style-name="Énfasis"><text:span text:style-name="T393">l sistema comprueba que los datos ingresados sean correctos. </text:span></text:span><text:span text:style-name="Énfasis"><text:span text:style-name="T408">E</text:span></text:span><text:span text:style-name="Énfasis"><text:span text:style-name="T393">l caso de uso finaliza cuando el sistema valida los datos y crea </text:span></text:span><text:span text:style-name="Énfasis"><text:span text:style-name="T408">el requisito</text:span></text:span><text:span text:style-name="Énfasis"><text:span text:style-name="T393"> o el usuario cancela el caso de uso.</text:span></text:span></text:p>
                    </text:list-item>
                    <text:list-item>
                      <text:p text:style-name="P698"><text:span text:style-name="T168">Precondiciones:</text:span> <text:span text:style-name="T287">Existen ensayos registrados en el sistema.</text:span></text:p>
                    </text:list-item>
                    <text:list-item>
                      <text:p text:style-name="P698"><text:soft-page-break/><text:span text:style-name="T169">Restricciones:</text:span><text:span text:style-name="T157"> </text:span><text:span text:style-name="T6">El nombre </text:span><text:span text:style-name="T12">del requisito debe ser único</text:span><text:span text:style-name="T4">. </text:span><text:span text:style-name="T13">El nuevo requisito debe tener asociado <text:s/>por lo menos un análisis con su límite correspondiente.</text:span></text:p>
                    </text:list-item>
                    <text:list-item>
                      <text:p text:style-name="P732">Flujo Principal:</text:p>
                    </text:list-item>
                  </text:list>
                </text:list-item>
              </text:list>
            </text:list-item>
          </text:list>
        </text:list-item>
      </text:list>
      <text:p text:style-name="P742"/>
      <table:table table:name="Tabla75" table:style-name="Tabla75">
        <table:table-column table:style-name="Tabla75.A"/>
        <table:table-column table:style-name="Tabla75.B"/>
        <table:table-column table:style-name="Tabla75.C"/>
        <table:table-column table:style-name="Tabla75.D"/>
        <table:table-header-rows>
          <table:table-row table:style-name="Tabla75.1">
            <table:table-cell table:style-name="Tabla75.A1" office:value-type="string">
              <text:p text:style-name="P52">#</text:p>
            </table:table-cell>
            <table:table-cell table:style-name="Tabla75.A1" office:value-type="string">
              <text:p text:style-name="P52">Usuario</text:p>
            </table:table-cell>
            <table:table-cell table:style-name="Tabla75.A1" office:value-type="string">
              <text:p text:style-name="P67">#</text:p>
            </table:table-cell>
            <table:table-cell table:style-name="Tabla75.D1" office:value-type="string">
              <text:p text:style-name="P52">Sistema</text:p>
            </table:table-cell>
          </table:table-row>
        </table:table-header-rows>
        <table:table-row>
          <table:table-cell table:style-name="Tabla75.A2" office:value-type="string">
            <text:p text:style-name="P95"/>
          </table:table-cell>
          <table:table-cell table:style-name="Tabla75.B2" office:value-type="string">
            <text:p text:style-name="P204"/>
          </table:table-cell>
          <table:table-cell table:style-name="Tabla75.C2" office:value-type="string">
            <text:p text:style-name="P164">1</text:p>
          </table:table-cell>
          <table:table-cell table:style-name="Tabla75.D2" office:value-type="string">
            <text:p text:style-name="P242">Muestra vista con los campos disponibles.</text:p>
          </table:table-cell>
        </table:table-row>
        <table:table-row>
          <table:table-cell table:style-name="Tabla75.A4" office:value-type="string">
            <text:p text:style-name="P95">2</text:p>
          </table:table-cell>
          <table:table-cell table:style-name="Tabla75.B3" office:value-type="string">
            <text:p text:style-name="P242">Ingresa nombre del Requisito.</text:p>
          </table:table-cell>
          <table:table-cell table:style-name="Tabla75.C3" office:value-type="string">
            <text:p text:style-name="P162"/>
          </table:table-cell>
          <table:table-cell table:style-name="Tabla75.D3" office:value-type="string">
            <text:p text:style-name="P204"/>
          </table:table-cell>
        </table:table-row>
        <table:table-row>
          <table:table-cell table:style-name="Tabla75.A4" office:value-type="string">
            <text:p text:style-name="P95">3</text:p>
          </table:table-cell>
          <table:table-cell table:style-name="Tabla75.B4" office:value-type="string">
            <text:p text:style-name="P242">Selecciona agregar <text:span text:style-name="T357">ensayos</text:span>.</text:p>
          </table:table-cell>
          <table:table-cell table:style-name="Tabla75.C4" office:value-type="string">
            <text:p text:style-name="P164">4</text:p>
          </table:table-cell>
          <table:table-cell table:style-name="Tabla75.D4" office:value-type="string">
            <text:p text:style-name="P242">Muestra lista de <text:span text:style-name="T357">ensayos</text:span> registrados.</text:p>
          </table:table-cell>
        </table:table-row>
        <table:table-row>
          <table:table-cell table:style-name="Tabla75.A5" office:value-type="string">
            <text:p text:style-name="P95"/>
          </table:table-cell>
          <table:table-cell table:style-name="Tabla75.B5" office:value-type="string">
            <text:p text:style-name="P204"/>
          </table:table-cell>
          <table:table-cell table:style-name="Tabla75.C5" office:value-type="string">
            <text:p text:style-name="P164">5</text:p>
          </table:table-cell>
          <table:table-cell table:style-name="Tabla75.D5" office:value-type="string">
            <text:p text:style-name="P243">Continua con caso de uso Registrar Límite.</text:p>
          </table:table-cell>
        </table:table-row>
        <table:table-row>
          <table:table-cell table:style-name="Tabla75.A6" office:value-type="string">
            <text:p text:style-name="P126"/>
          </table:table-cell>
          <table:table-cell table:style-name="Tabla75.B6" office:value-type="string">
            <text:p text:style-name="P242"/>
          </table:table-cell>
          <table:table-cell table:style-name="Tabla75.C6" office:value-type="string">
            <text:p text:style-name="P164">6</text:p>
          </table:table-cell>
          <table:table-cell table:style-name="Tabla75.D6" office:value-type="string">
            <text:p text:style-name="P242">Valida los datos ingresados.</text:p>
          </table:table-cell>
        </table:table-row>
        <table:table-row>
          <table:table-cell table:style-name="Tabla75.A7" office:value-type="string">
            <text:p text:style-name="P126"/>
          </table:table-cell>
          <table:table-cell table:style-name="Tabla75.B7" office:value-type="string">
            <text:p text:style-name="P242"/>
          </table:table-cell>
          <table:table-cell table:style-name="Tabla75.C7" office:value-type="string">
            <text:p text:style-name="P164">7</text:p>
          </table:table-cell>
          <table:table-cell table:style-name="Tabla75.D7" office:value-type="string">
            <text:p text:style-name="P242">Crea el Requisito.</text:p>
          </table:table-cell>
        </table:table-row>
      </table:table>
      <text:p text:style-name="P629"/>
      <text:list xml:id="list205855006441460" text:continue-numbering="true" text:style-name="L1">
        <text:list-item>
          <text:list>
            <text:list-item>
              <text:list>
                <text:list-item>
                  <text:list>
                    <text:list-item>
                      <text:p text:style-name="P733">Flujo Alternativo:</text:p>
                    </text:list-item>
                  </text:list>
                </text:list-item>
              </text:list>
            </text:list-item>
          </text:list>
        </text:list-item>
      </text:list>
      <text:p text:style-name="P400"/>
      <table:table table:name="Tabla76" table:style-name="Tabla76">
        <table:table-column table:style-name="Tabla76.A"/>
        <table:table-column table:style-name="Tabla76.B"/>
        <table:table-column table:style-name="Tabla76.C"/>
        <table:table-header-rows>
          <table:table-row table:style-name="Tabla76.1">
            <table:table-cell table:style-name="Tabla76.A1" office:value-type="string">
              <text:p text:style-name="P52">#</text:p>
            </table:table-cell>
            <table:table-cell table:style-name="Tabla76.A1" office:value-type="string">
              <text:p text:style-name="P52">Usuario</text:p>
            </table:table-cell>
            <table:table-cell table:style-name="Tabla76.C1" office:value-type="string">
              <text:p text:style-name="P52">Sistema</text:p>
            </table:table-cell>
          </table:table-row>
        </table:table-header-rows>
        <table:table-row>
          <table:table-cell table:style-name="Tabla76.A2" office:value-type="string">
            <text:p text:style-name="P127">2.a</text:p>
          </table:table-cell>
          <table:table-cell table:style-name="Tabla76.B2" office:value-type="string">
            <text:p text:style-name="P244">Ingresa un nombre ya registrado en el <text:s/>sistema o deja el campo vacio.</text:p>
          </table:table-cell>
          <table:table-cell table:style-name="Tabla76.C2" office:value-type="string">
            <text:p text:style-name="P244">Muestra el mensaje correspondiente según el error detectado.</text:p>
          </table:table-cell>
        </table:table-row>
        <table:table-row>
          <table:table-cell table:style-name="Tabla76.A3" office:value-type="string">
            <text:p text:style-name="P95">2.<text:span text:style-name="T336">a.1</text:span></text:p>
          </table:table-cell>
          <table:table-cell table:style-name="Tabla76.B3" office:value-type="string">
            <text:p text:style-name="P244">Corrige el nombre.</text:p>
          </table:table-cell>
          <table:table-cell table:style-name="Tabla76.C3" office:value-type="string">
            <text:p text:style-name="P204"/>
          </table:table-cell>
        </table:table-row>
        <table:table-row>
          <table:table-cell table:style-name="Tabla76.A4" office:value-type="string">
            <text:p text:style-name="P127">2.a.2</text:p>
            <text:p text:style-name="P127">5.a.1</text:p>
            <text:p text:style-name="P127">7.a.<text:span text:style-name="T341">1</text:span></text:p>
          </table:table-cell>
          <table:table-cell table:style-name="Tabla76.B4" office:value-type="string">
            <text:p text:style-name="P244">Cancela el caso de uso.</text:p>
          </table:table-cell>
          <table:table-cell table:style-name="Tabla76.C4" office:value-type="string">
            <text:p text:style-name="P244">Finaliza el caso de uso y vuelv<text:span text:style-name="T341">e</text:span> a la vista Ver Requisitos.</text:p>
          </table:table-cell>
        </table:table-row>
      </table:table>
      <text:list xml:id="list205855449195050" text:continue-numbering="true" text:style-name="L1">
        <text:list-item>
          <text:list>
            <text:list-item>
              <text:list>
                <text:list-item>
                  <text:list>
                    <text:list-header>
                      <text:p text:style-name="P638"><text:span text:style-name="Énfasis"><text:span text:style-name="T245"/></text:span></text:p>
                    </text:list-header>
                    <text:list-item>
                      <text:p text:style-name="P743"><text:span text:style-name="Énfasis"><text:span text:style-name="T245">Postcondiciones:</text:span></text:span><text:span text:style-name="Énfasis"><text:span text:style-name="T256"> </text:span></text:span><text:span text:style-name="Énfasis"><text:span text:style-name="T110">S</text:span></text:span><text:span text:style-name="Énfasis"><text:span text:style-name="T111">e guardó </text:span></text:span><text:span text:style-name="Énfasis"><text:span text:style-name="T119">nuevo requisito. Se crearon uno o más límites asociados a análisis seleccionados y requisito creado.</text:span></text:span></text:p>
                    </text:list-item>
                  </text:list>
                </text:list-item>
              </text:list>
            </text:list-item>
          </text:list>
        </text:list-item>
      </text:list>
      <text:p text:style-name="P15"><text:span text:style-name="Énfasis"><text:span text:style-name="T113"/></text:span></text:p>
      <text:list xml:id="list205856317122331" text:continue-numbering="true" text:style-name="L1">
        <text:list-item>
          <text:list>
            <text:list-item>
              <text:list>
                <text:list-item>
                  <text:h text:style-name="P437" text:outline-level="3"><text:bookmark-start text:name="__RefHeading___Toc2552_2883130625"/><text:span text:style-name="Énfasis"><text:span text:style-name="T197">Registrar </text:span></text:span><text:span text:style-name="Énfasis"><text:span text:style-name="T198">Ensayo</text:span></text:span><text:bookmark-end text:name="__RefHeading___Toc2552_2883130625"/></text:h>
                  <text:list>
                    <text:list-item text:start-value="1">
                      <text:p text:style-name="P686"><text:span text:style-name="Énfasis"><text:span text:style-name="T240">Descripción:</text:span></text:span><text:span text:style-name="Énfasis"><text:span text:style-name="T475"> </text:span></text:span><text:span text:style-name="Énfasis"><text:span text:style-name="T393">El caso de uso comienza cuando el usuario desea registrar un </text:span></text:span><text:span text:style-name="Énfasis"><text:span text:style-name="T411">nuevo </text:span></text:span><text:span text:style-name="Énfasis"><text:span text:style-name="T409">ensayo</text:span></text:span><text:span text:style-name="Énfasis"><text:span text:style-name="T393">, selecciona la opción correspondiente y el sistema muestra la vista con los campos disponibles. El usuario ingresa </text:span></text:span><text:span text:style-name="Énfasis"><text:span text:style-name="T395">el nombre </text:span></text:span><text:span text:style-name="Énfasis"><text:span text:style-name="T409">y</text:span></text:span><text:span text:style-name="Énfasis"><text:span text:style-name="T395"> </text:span></text:span><text:span text:style-name="Énfasis"><text:span text:style-name="T411">método</text:span></text:span><text:span text:style-name="Énfasis"><text:span text:style-name="T408">. E</text:span></text:span><text:span text:style-name="Énfasis"><text:span text:style-name="T393">l sistema comprueba que los datos ingresados sean correctos. </text:span></text:span><text:span text:style-name="Énfasis"><text:span text:style-name="T408">E</text:span></text:span><text:span text:style-name="Énfasis"><text:span text:style-name="T393">l caso de uso finaliza cuando el sistema valida los datos y crea </text:span></text:span><text:span text:style-name="Énfasis"><text:span text:style-name="T408">el </text:span></text:span><text:span text:style-name="Énfasis"><text:span text:style-name="T409">ensayo</text:span></text:span><text:span text:style-name="Énfasis"><text:span text:style-name="T393"> o el usuario cancela el caso de uso.</text:span></text:span></text:p>
                    </text:list-item>
                    <text:list-item>
                      <text:p text:style-name="P699"><text:span text:style-name="T168">Precondiciones:</text:span> <text:span text:style-name="T281">No definidas.</text:span></text:p>
                    </text:list-item>
                    <text:list-item>
                      <text:p text:style-name="P699"><text:span text:style-name="T169">Restricciones:</text:span><text:span text:style-name="T157"> </text:span><text:span text:style-name="T6">El nombre </text:span><text:span text:style-name="T12">del </text:span><text:span text:style-name="T14">análisis</text:span><text:span text:style-name="T12"> debe ser único</text:span><text:span text:style-name="T4">. </text:span></text:p>
                    </text:list-item>
                    <text:list-item>
                      <text:p text:style-name="P734">Flujo Principal:</text:p>
                    </text:list-item>
                  </text:list>
                </text:list-item>
              </text:list>
            </text:list-item>
          </text:list>
        </text:list-item>
      </text:list>
      <text:p text:style-name="P401"/>
      <table:table table:name="Tabla77" table:style-name="Tabla77">
        <table:table-column table:style-name="Tabla77.A"/>
        <table:table-column table:style-name="Tabla77.B"/>
        <table:table-column table:style-name="Tabla77.C"/>
        <table:table-column table:style-name="Tabla77.D"/>
        <table:table-header-rows>
          <table:table-row table:style-name="Tabla77.1">
            <table:table-cell table:style-name="Tabla77.A1" office:value-type="string">
              <text:p text:style-name="P52">#</text:p>
            </table:table-cell>
            <table:table-cell table:style-name="Tabla77.A1" office:value-type="string">
              <text:p text:style-name="P52">Usuario</text:p>
            </table:table-cell>
            <table:table-cell table:style-name="Tabla77.A1" office:value-type="string">
              <text:p text:style-name="P68">#</text:p>
            </table:table-cell>
            <table:table-cell table:style-name="Tabla77.D1" office:value-type="string">
              <text:p text:style-name="P52">Sistema</text:p>
            </table:table-cell>
          </table:table-row>
        </table:table-header-rows>
        <table:table-row>
          <table:table-cell table:style-name="Tabla77.A2" office:value-type="string">
            <text:p text:style-name="P95"/>
          </table:table-cell>
          <table:table-cell table:style-name="Tabla77.B2" office:value-type="string">
            <text:p text:style-name="P204"/>
          </table:table-cell>
          <table:table-cell table:style-name="Tabla77.C2" office:value-type="string">
            <text:p text:style-name="P165">1</text:p>
          </table:table-cell>
          <table:table-cell table:style-name="Tabla77.D2" office:value-type="string">
            <text:p text:style-name="P245">Muestra vista con los campos disponibles.</text:p>
          </table:table-cell>
        </table:table-row>
        <table:table-row>
          <table:table-cell table:style-name="Tabla77.A3" office:value-type="string">
            <text:p text:style-name="P95">2</text:p>
          </table:table-cell>
          <table:table-cell table:style-name="Tabla77.B3" office:value-type="string">
            <text:p text:style-name="P245">Ingresa los datos en los campos <text:span text:style-name="T337">nombre y método.</text:span></text:p>
          </table:table-cell>
          <table:table-cell table:style-name="Tabla77.C3" office:value-type="string">
            <text:p text:style-name="P166">3</text:p>
          </table:table-cell>
          <table:table-cell table:style-name="Tabla77.D3" office:value-type="string">
            <text:p text:style-name="P246">Valida datos ingresados</text:p>
          </table:table-cell>
        </table:table-row>
        <table:table-row>
          <table:table-cell table:style-name="Tabla77.A4" office:value-type="string">
            <text:p text:style-name="P95"/>
          </table:table-cell>
          <table:table-cell table:style-name="Tabla77.B4" office:value-type="string">
            <text:p text:style-name="P204"/>
          </table:table-cell>
          <table:table-cell table:style-name="Tabla77.C4" office:value-type="string">
            <text:p text:style-name="P165">5</text:p>
          </table:table-cell>
          <table:table-cell table:style-name="Tabla77.D4" office:value-type="string">
            <text:p text:style-name="P247">Crea el <text:span text:style-name="T496">Ensayo</text:span>.</text:p>
          </table:table-cell>
        </table:table-row>
      </table:table>
      <text:list xml:id="list205856627661093" text:continue-numbering="true" text:style-name="L1">
        <text:list-item>
          <text:list>
            <text:list-item>
              <text:list>
                <text:list-item>
                  <text:list>
                    <text:list-header>
                      <text:p text:style-name="P625"/>
                    </text:list-header>
                    <text:list-item>
                      <text:p text:style-name="P733">Flujo Alternativo:</text:p>
                    </text:list-item>
                  </text:list>
                </text:list-item>
              </text:list>
            </text:list-item>
          </text:list>
        </text:list-item>
      </text:list>
      <text:p text:style-name="P400"/>
      <table:table table:name="Tabla78" table:style-name="Tabla78">
        <table:table-column table:style-name="Tabla78.A"/>
        <table:table-column table:style-name="Tabla78.B"/>
        <table:table-column table:style-name="Tabla78.C"/>
        <table:table-header-rows>
          <table:table-row table:style-name="Tabla78.1">
            <table:table-cell table:style-name="Tabla78.A1" office:value-type="string">
              <text:p text:style-name="P52">#</text:p>
            </table:table-cell>
            <table:table-cell table:style-name="Tabla78.A1" office:value-type="string">
              <text:p text:style-name="P52">Usuario</text:p>
            </table:table-cell>
            <table:table-cell table:style-name="Tabla78.C1" office:value-type="string">
              <text:p text:style-name="P52">Sistema</text:p>
            </table:table-cell>
          </table:table-row>
        </table:table-header-rows>
        <table:table-row>
          <table:table-cell table:style-name="Tabla78.A2" office:value-type="string">
            <text:p text:style-name="P128">2.a</text:p>
          </table:table-cell>
          <table:table-cell table:style-name="Tabla78.B2" office:value-type="string">
            <text:p text:style-name="P248">Ingresa nombre ya <text:span text:style-name="T496">registrado</text:span> en el sistema o deja campo vacío.</text:p>
          </table:table-cell>
          <table:table-cell table:style-name="Tabla78.C2" office:value-type="string">
            <text:p text:style-name="P248">Muestra el mensaje correspondiente según error detectado.</text:p>
          </table:table-cell>
        </table:table-row>
        <table:table-row>
          <table:table-cell table:style-name="Tabla78.A3" office:value-type="string">
            <text:p text:style-name="P95">2.<text:span text:style-name="T339">a.1</text:span></text:p>
          </table:table-cell>
          <table:table-cell table:style-name="Tabla78.B3" office:value-type="string">
            <text:p text:style-name="P248">Corrige o completa los datos <text:span text:style-name="T340">obligatorios.</text:span></text:p>
          </table:table-cell>
          <table:table-cell table:style-name="Tabla78.C3" office:value-type="string">
            <text:p text:style-name="P204"/>
          </table:table-cell>
        </table:table-row>
        <table:table-row>
          <table:table-cell table:style-name="Tabla78.A4" office:value-type="string">
            <text:p text:style-name="P27">2.a.2</text:p>
          </table:table-cell>
          <table:table-cell table:style-name="Tabla78.B4" office:value-type="string">
            <text:p text:style-name="P249">Cancela el caso de uso.</text:p>
          </table:table-cell>
          <table:table-cell table:style-name="Tabla78.C4" office:value-type="string">
            <text:p text:style-name="P249">Finaliza el caso de uso.</text:p>
          </table:table-cell>
        </table:table-row>
      </table:table>
      <text:list xml:id="list205856045831066" text:continue-numbering="true" text:style-name="L1">
        <text:list-item>
          <text:list>
            <text:list-item>
              <text:list>
                <text:list-item>
                  <text:list>
                    <text:list-header>
                      <text:p text:style-name="P638"><text:span text:style-name="Énfasis"><text:span text:style-name="T245"/></text:span></text:p>
                    </text:list-header>
                    <text:list-item>
                      <text:p text:style-name="P743"><text:soft-page-break/><text:span text:style-name="Énfasis"><text:span text:style-name="T245">Postcondiciones:</text:span></text:span><text:span text:style-name="Énfasis"><text:span text:style-name="T256"> </text:span></text:span><text:span text:style-name="Énfasis"><text:span text:style-name="T110">S</text:span></text:span><text:span text:style-name="Énfasis"><text:span text:style-name="T111">e guardó </text:span></text:span><text:span text:style-name="Énfasis"><text:span text:style-name="T119">nuevo </text:span></text:span><text:span text:style-name="Énfasis"><text:span text:style-name="T120">ensayo</text:span></text:span><text:span text:style-name="Énfasis"><text:span text:style-name="T119">. </text:span></text:span></text:p>
                      <text:p text:style-name="P674"><text:span text:style-name="Énfasis"><text:span text:style-name="T119"/></text:span></text:p>
                    </text:list-item>
                  </text:list>
                </text:list-item>
                <text:list-item>
                  <text:h text:style-name="P437" text:outline-level="3"><text:bookmark-start text:name="__RefHeading___Toc2554_2883130625"/><text:span text:style-name="Énfasis"><text:span text:style-name="T197">Registrar Límite </text:span></text:span><text:span text:style-name="Énfasis"><text:span text:style-name="T199">&lt;&lt;incluye&gt;&gt; Editar Requisito, </text:span></text:span><text:span text:style-name="Énfasis"><text:span text:style-name="T200">Registrar Requisito</text:span></text:span><text:bookmark-end text:name="__RefHeading___Toc2554_2883130625"/></text:h>
                  <text:list>
                    <text:list-item text:start-value="1">
                      <text:p text:style-name="P687"><text:span text:style-name="Énfasis"><text:span text:style-name="T240">Descripción:</text:span></text:span><text:span text:style-name="Énfasis"><text:span text:style-name="T475"> </text:span></text:span><text:span text:style-name="Énfasis"><text:span text:style-name="T393">El caso de uso comienza cuando el usuario desea registrar un </text:span></text:span><text:span text:style-name="Énfasis"><text:span text:style-name="T411">nuevo </text:span></text:span><text:span text:style-name="Énfasis"><text:span text:style-name="T412">límite en el sistema</text:span></text:span><text:span text:style-name="Énfasis"><text:span text:style-name="T393">, selecciona la opción correspondiente </text:span></text:span><text:span text:style-name="Énfasis"><text:span text:style-name="T412">en el caso de uso Editar Requisito </text:span></text:span><text:span text:style-name="Énfasis"><text:span text:style-name="T410">o Registrar Requisito</text:span></text:span><text:span text:style-name="Énfasis"><text:span text:style-name="T412"> </text:span></text:span><text:span text:style-name="Énfasis"><text:span text:style-name="T393">y el sistema muestra la vista con los campos disponibles. El usuario </text:span></text:span><text:span text:style-name="Énfasis"><text:span text:style-name="T412">selecciona el nuevo </text:span></text:span><text:span text:style-name="Énfasis"><text:span text:style-name="T409">ensayo</text:span></text:span><text:span text:style-name="Énfasis"><text:span text:style-name="T412"> a asociar e </text:span></text:span><text:span text:style-name="Énfasis"><text:span text:style-name="T393">ingresa </text:span></text:span><text:span text:style-name="Énfasis"><text:span text:style-name="T412">los valores correspondientes</text:span></text:span><text:span text:style-name="Énfasis"><text:span text:style-name="T408">. E</text:span></text:span><text:span text:style-name="Énfasis"><text:span text:style-name="T393">l sistema comprueba que los datos ingresados sean correctos. </text:span></text:span><text:span text:style-name="Énfasis"><text:span text:style-name="T408">E</text:span></text:span><text:span text:style-name="Énfasis"><text:span text:style-name="T393">l caso de uso finaliza cuando el sistema valida los datos y crea </text:span></text:span><text:span text:style-name="Énfasis"><text:span text:style-name="T408">el </text:span></text:span><text:span text:style-name="Énfasis"><text:span text:style-name="T412">límite</text:span></text:span><text:span text:style-name="Énfasis"><text:span text:style-name="T393"> o el usuario cancela el caso de uso.</text:span></text:span></text:p>
                    </text:list-item>
                    <text:list-item>
                      <text:p text:style-name="P700"><text:span text:style-name="T168">Precondiciones:</text:span> <text:span text:style-name="T289">Existen requisitos registrados en el sistema. Existen ensayos registrados en el sistema.</text:span></text:p>
                    </text:list-item>
                    <text:list-item>
                      <text:p text:style-name="P700"><text:span text:style-name="T169">Restricciones:</text:span><text:span text:style-name="T157"> </text:span><text:span text:style-name="T24">El campo Referencia es obligatorio.</text:span></text:p>
                    </text:list-item>
                    <text:list-item>
                      <text:p text:style-name="P735">Flujo Principal:</text:p>
                    </text:list-item>
                  </text:list>
                </text:list-item>
              </text:list>
            </text:list-item>
          </text:list>
        </text:list-item>
      </text:list>
      <text:p text:style-name="P400"/>
      <table:table table:name="Tabla79" table:style-name="Tabla79">
        <table:table-column table:style-name="Tabla79.A"/>
        <table:table-column table:style-name="Tabla79.B"/>
        <table:table-column table:style-name="Tabla79.C"/>
        <table:table-column table:style-name="Tabla79.D"/>
        <table:table-header-rows>
          <table:table-row table:style-name="Tabla79.1">
            <table:table-cell table:style-name="Tabla79.A1" office:value-type="string">
              <text:p text:style-name="P52">#</text:p>
            </table:table-cell>
            <table:table-cell table:style-name="Tabla79.A1" office:value-type="string">
              <text:p text:style-name="P52">Usuario</text:p>
            </table:table-cell>
            <table:table-cell table:style-name="Tabla79.A1" office:value-type="string">
              <text:p text:style-name="P68">#</text:p>
            </table:table-cell>
            <table:table-cell table:style-name="Tabla79.D1" office:value-type="string">
              <text:p text:style-name="P52">Sistema</text:p>
            </table:table-cell>
          </table:table-row>
        </table:table-header-rows>
        <table:table-row>
          <table:table-cell table:style-name="Tabla79.A2" office:value-type="string">
            <text:p text:style-name="P95"/>
          </table:table-cell>
          <table:table-cell table:style-name="Tabla79.B2" office:value-type="string">
            <text:p text:style-name="P204"/>
          </table:table-cell>
          <table:table-cell table:style-name="Tabla79.C2" office:value-type="string">
            <text:p text:style-name="P165">1</text:p>
          </table:table-cell>
          <table:table-cell table:style-name="Tabla79.D2" office:value-type="string">
            <text:p text:style-name="P250">Muestra lista de <text:span text:style-name="T357">Ensayos</text:span>.</text:p>
          </table:table-cell>
        </table:table-row>
        <table:table-row>
          <table:table-cell table:style-name="Tabla79.A4" office:value-type="string">
            <text:p text:style-name="P95">2</text:p>
          </table:table-cell>
          <table:table-cell table:style-name="Tabla79.B3" office:value-type="string">
            <text:p text:style-name="P250">Selecciona un <text:span text:style-name="T357">ensayo</text:span>.</text:p>
          </table:table-cell>
          <table:table-cell table:style-name="Tabla79.C3" office:value-type="string">
            <text:p text:style-name="P165">3</text:p>
          </table:table-cell>
          <table:table-cell table:style-name="Tabla79.D3" office:value-type="string">
            <text:p text:style-name="P250">Muestra los campos disponibles para ingresar datos del límite.</text:p>
          </table:table-cell>
        </table:table-row>
        <table:table-row>
          <table:table-cell table:style-name="Tabla79.A4" office:value-type="string">
            <text:p text:style-name="P129">4</text:p>
          </table:table-cell>
          <table:table-cell table:style-name="Tabla79.B4" office:value-type="string">
            <text:p text:style-name="P251">Ingresa datos del límite.</text:p>
          </table:table-cell>
          <table:table-cell table:style-name="Tabla79.C4" office:value-type="string">
            <text:p text:style-name="P165">5</text:p>
          </table:table-cell>
          <table:table-cell table:style-name="Tabla79.D4" office:value-type="string">
            <text:p text:style-name="P250">Valida los datos ingresados.</text:p>
          </table:table-cell>
        </table:table-row>
        <table:table-row>
          <table:table-cell table:style-name="Tabla79.A5" office:value-type="string">
            <text:p text:style-name="P95"/>
          </table:table-cell>
          <table:table-cell table:style-name="Tabla79.B5" office:value-type="string">
            <text:p text:style-name="P250"/>
          </table:table-cell>
          <table:table-cell table:style-name="Tabla79.C5" office:value-type="string">
            <text:p text:style-name="P165">6</text:p>
          </table:table-cell>
          <table:table-cell table:style-name="Tabla79.D5" office:value-type="string">
            <text:p text:style-name="P251">Crea el Límite y asocia al requisito.</text:p>
          </table:table-cell>
        </table:table-row>
      </table:table>
      <text:list xml:id="list205854747837442" text:continue-numbering="true" text:style-name="L1">
        <text:list-item>
          <text:list>
            <text:list-item>
              <text:list>
                <text:list-item>
                  <text:list>
                    <text:list-header>
                      <text:p text:style-name="P625"/>
                    </text:list-header>
                    <text:list-item>
                      <text:p text:style-name="P733">Flujo Alternativo:</text:p>
                    </text:list-item>
                  </text:list>
                </text:list-item>
              </text:list>
            </text:list-item>
          </text:list>
        </text:list-item>
      </text:list>
      <text:p text:style-name="P400"/>
      <table:table table:name="Tabla80" table:style-name="Tabla80">
        <table:table-column table:style-name="Tabla80.A"/>
        <table:table-column table:style-name="Tabla80.B"/>
        <table:table-column table:style-name="Tabla80.C"/>
        <table:table-header-rows>
          <table:table-row table:style-name="Tabla80.1">
            <table:table-cell table:style-name="Tabla80.A1" office:value-type="string">
              <text:p text:style-name="P52">#</text:p>
            </table:table-cell>
            <table:table-cell table:style-name="Tabla80.A1" office:value-type="string">
              <text:p text:style-name="P52">Usuario</text:p>
            </table:table-cell>
            <table:table-cell table:style-name="Tabla80.C1" office:value-type="string">
              <text:p text:style-name="P52">Sistema</text:p>
            </table:table-cell>
          </table:table-row>
        </table:table-header-rows>
        <table:table-row>
          <table:table-cell table:style-name="Tabla80.A2" office:value-type="string">
            <text:p text:style-name="P127"><text:span text:style-name="T342">4</text:span>.a</text:p>
          </table:table-cell>
          <table:table-cell table:style-name="Tabla80.B2" office:value-type="string">
            <text:p text:style-name="P244">Ingresa datos incorrectos para el límite o deja el campo vacío.</text:p>
          </table:table-cell>
          <table:table-cell table:style-name="Tabla80.C2" office:value-type="string">
            <text:p text:style-name="P244">Muestra el mensaje correspondiente según el error detectado.</text:p>
          </table:table-cell>
        </table:table-row>
        <table:table-row>
          <table:table-cell table:style-name="Tabla80.A3" office:value-type="string">
            <text:p text:style-name="P127"><text:span text:style-name="T342">4</text:span>.a.1</text:p>
          </table:table-cell>
          <table:table-cell table:style-name="Tabla80.B3" office:value-type="string">
            <text:p text:style-name="P244">Corrige datos de límite.</text:p>
          </table:table-cell>
          <table:table-cell table:style-name="Tabla80.C3" office:value-type="string">
            <text:p text:style-name="P250">Valida los nuevos datos ingresados.</text:p>
          </table:table-cell>
        </table:table-row>
        <table:table-row>
          <table:table-cell table:style-name="Tabla80.A4" office:value-type="string">
            <text:p text:style-name="P28">4.a.2</text:p>
          </table:table-cell>
          <table:table-cell table:style-name="Tabla80.B4" office:value-type="string">
            <text:p text:style-name="P250">Cancela el caso de uso.</text:p>
          </table:table-cell>
          <table:table-cell table:style-name="Tabla80.C4" office:value-type="string">
            <text:p text:style-name="P250">Finaliza el caso de uso. Regresa al caso de uso Registrar Requisito o Editar Requisito según corresponda.</text:p>
          </table:table-cell>
        </table:table-row>
      </table:table>
      <text:list xml:id="list205854975910271" text:continue-numbering="true" text:style-name="L1">
        <text:list-item>
          <text:list>
            <text:list-item>
              <text:list>
                <text:list-item>
                  <text:list>
                    <text:list-header>
                      <text:p text:style-name="P638"><text:span text:style-name="Énfasis"><text:span text:style-name="T245"/></text:span></text:p>
                    </text:list-header>
                    <text:list-item>
                      <text:p text:style-name="P743"><text:span text:style-name="Énfasis"><text:span text:style-name="T245">Postcondiciones:</text:span></text:span><text:span text:style-name="Énfasis"><text:span text:style-name="T256"> </text:span></text:span><text:span text:style-name="Énfasis"><text:span text:style-name="T110">S</text:span></text:span><text:span text:style-name="Énfasis"><text:span text:style-name="T111">e guardó </text:span></text:span><text:span text:style-name="Énfasis"><text:span text:style-name="T119">nuevo </text:span></text:span><text:span text:style-name="Énfasis"><text:span text:style-name="T121">límite</text:span></text:span><text:span text:style-name="Énfasis"><text:span text:style-name="T119">. </text:span></text:span><text:span text:style-name="Énfasis"><text:span text:style-name="T122">Se crearon asociaciones en entre Requisito y </text:span></text:span><text:span text:style-name="Énfasis"><text:span text:style-name="T120">ensayo</text:span></text:span><text:span text:style-name="Énfasis"><text:span text:style-name="T122"> correspondiente.</text:span></text:span></text:p>
                    </text:list-item>
                  </text:list>
                </text:list-item>
              </text:list>
            </text:list-item>
          </text:list>
        </text:list-item>
      </text:list>
      <text:p text:style-name="P16"><text:span text:style-name="Énfasis"><text:span text:style-name="T119"/></text:span></text:p>
      <text:list xml:id="list205855010814765" text:continue-numbering="true" text:style-name="L1">
        <text:list-item>
          <text:list>
            <text:list-item>
              <text:list>
                <text:list-item>
                  <text:h text:style-name="P437" text:outline-level="3"><text:bookmark-start text:name="__RefHeading___Toc2556_2883130625"/><text:span text:style-name="Énfasis"><text:span text:style-name="T197">Editar Requisito</text:span></text:span><text:bookmark-end text:name="__RefHeading___Toc2556_2883130625"/></text:h>
                  <text:list>
                    <text:list-item text:start-value="1">
                      <text:p text:style-name="P688"><text:span text:style-name="Énfasis"><text:span text:style-name="T240">Descripción:</text:span></text:span><text:span text:style-name="Énfasis"><text:span text:style-name="T475"> </text:span></text:span><text:span text:style-name="Énfasis"><text:span text:style-name="T393">El caso de uso comienza cuando el usuario desea </text:span></text:span><text:span text:style-name="Énfasis"><text:span text:style-name="T413">editar</text:span></text:span><text:span text:style-name="Énfasis"><text:span text:style-name="T393"> un </text:span></text:span><text:span text:style-name="Énfasis"><text:span text:style-name="T408">requisito</text:span></text:span><text:span text:style-name="Énfasis"><text:span text:style-name="T393">, selecciona la opción correspondiente y el sistema muestra la vista con los campos disponibles </text:span></text:span><text:span text:style-name="Énfasis"><text:span text:style-name="T413">con los valores actuales</text:span></text:span><text:span text:style-name="Énfasis"><text:span text:style-name="T393">. El usuario </text:span></text:span><text:span text:style-name="Énfasis"><text:span text:style-name="T413">modifica el nombre del requisito, </text:span></text:span><text:span text:style-name="Énfasis"><text:span text:style-name="T414">si desea </text:span></text:span><text:span text:style-name="Énfasis"><text:span text:style-name="T415">registrar</text:span></text:span><text:span text:style-name="Énfasis"><text:span text:style-name="T414"> límites el sistema continua con el caso de uso Registrar Limite, </text:span></text:span><text:span text:style-name="Énfasis"><text:span text:style-name="T415">si desea editar un límite existente el sistema continua con el caso de uso Editar Límite.</text:span></text:span><text:span text:style-name="Énfasis"><text:span text:style-name="T408"> E</text:span></text:span><text:span text:style-name="Énfasis"><text:span text:style-name="T393">l sistema comprueba que los datos ingresados sean correctos. </text:span></text:span><text:span text:style-name="Énfasis"><text:span text:style-name="T408">E</text:span></text:span><text:span text:style-name="Énfasis"><text:span text:style-name="T393">l caso de uso finaliza cuando el sistema valida los datos y </text:span></text:span><text:span text:style-name="Énfasis"><text:span text:style-name="T414">actualiza el</text:span></text:span><text:span text:style-name="Énfasis"><text:span text:style-name="T408"> requisito</text:span></text:span><text:span text:style-name="Énfasis"><text:span text:style-name="T393"> o el usuario cancela el caso de uso.</text:span></text:span></text:p>
                    </text:list-item>
                    <text:list-item>
                      <text:p text:style-name="P701"><text:span text:style-name="T168">Precondiciones:</text:span> <text:span text:style-name="T290">Existen requisitos registrados en el sistema. Existen análisis registrados en el sistema.</text:span></text:p>
                    </text:list-item>
                    <text:list-item>
                      <text:p text:style-name="P701"><text:span text:style-name="T169">Restricciones:</text:span><text:span text:style-name="T157"> </text:span><text:span text:style-name="T6">El nombre </text:span><text:span text:style-name="T12">del requisito debe ser único</text:span><text:span text:style-name="T4">. </text:span></text:p>
                    </text:list-item>
                    <text:list-item>
                      <text:p text:style-name="P736">Flujo Principal:</text:p>
                    </text:list-item>
                  </text:list>
                </text:list-item>
              </text:list>
            </text:list-item>
          </text:list>
        </text:list-item>
      </text:list>
      <text:p text:style-name="P402"/>
      <table:table table:name="Tabla81" table:style-name="Tabla81">
        <table:table-column table:style-name="Tabla81.A"/>
        <table:table-column table:style-name="Tabla81.B"/>
        <table:table-column table:style-name="Tabla81.C"/>
        <table:table-column table:style-name="Tabla81.D"/>
        <table:table-header-rows>
          <table:table-row table:style-name="Tabla81.1">
            <table:table-cell table:style-name="Tabla81.A1" office:value-type="string">
              <text:p text:style-name="P53">#</text:p>
            </table:table-cell>
            <table:table-cell table:style-name="Tabla81.A1" office:value-type="string">
              <text:p text:style-name="P53">Usuario</text:p>
            </table:table-cell>
            <table:table-cell table:style-name="Tabla81.A1" office:value-type="string">
              <text:p text:style-name="P69">#</text:p>
            </table:table-cell>
            <table:table-cell table:style-name="Tabla81.D1" office:value-type="string">
              <text:p text:style-name="P53">Sistema</text:p>
            </table:table-cell>
          </table:table-row>
        </table:table-header-rows>
        <table:table-row>
          <table:table-cell table:style-name="Tabla81.A2" office:value-type="string">
            <text:p text:style-name="P96"/>
          </table:table-cell>
          <table:table-cell table:style-name="Tabla81.B2" office:value-type="string">
            <text:p text:style-name="P205"/>
          </table:table-cell>
          <table:table-cell table:style-name="Tabla81.C2" office:value-type="string">
            <text:p text:style-name="P167">1</text:p>
          </table:table-cell>
          <table:table-cell table:style-name="Tabla81.D2" office:value-type="string">
            <text:p text:style-name="P252">Muestra vista con los campos disponibles para su modificación con los datos actuales del requisito a editar.</text:p>
          </table:table-cell>
        </table:table-row>
        <table:table-row>
          <table:table-cell table:style-name="Tabla81.A3" office:value-type="string">
            <text:p text:style-name="P96">2</text:p>
          </table:table-cell>
          <table:table-cell table:style-name="Tabla81.B3" office:value-type="string">
            <text:p text:style-name="P252">Modifica nombre del requisito.</text:p>
          </table:table-cell>
          <table:table-cell table:style-name="Tabla81.C3" office:value-type="string">
            <text:p text:style-name="P167">3</text:p>
          </table:table-cell>
          <table:table-cell table:style-name="Tabla81.D3" office:value-type="string">
            <text:p text:style-name="P252">Valida los datos ingresados.</text:p>
          </table:table-cell>
        </table:table-row>
        <table:table-row>
          <table:table-cell table:style-name="Tabla81.A4" office:value-type="string">
            <text:p text:style-name="P96"/>
          </table:table-cell>
          <table:table-cell table:style-name="Tabla81.B4" office:value-type="string">
            <text:p text:style-name="P205"/>
          </table:table-cell>
          <table:table-cell table:style-name="Tabla81.C4" office:value-type="string">
            <text:p text:style-name="P167">4</text:p>
          </table:table-cell>
          <table:table-cell table:style-name="Tabla81.D4" office:value-type="string">
            <text:p text:style-name="P252">Actualiza el Requisito.</text:p>
          </table:table-cell>
        </table:table-row>
      </table:table>
      <text:list xml:id="list205855261069668" text:continue-numbering="true" text:style-name="L1">
        <text:list-item>
          <text:list>
            <text:list-item>
              <text:list>
                <text:list-item>
                  <text:list>
                    <text:list-header>
                      <text:p text:style-name="P626"/>
                    </text:list-header>
                    <text:list-item>
                      <text:p text:style-name="P737"><text:soft-page-break/>Flujo Alternativo:</text:p>
                    </text:list-item>
                  </text:list>
                </text:list-item>
              </text:list>
            </text:list-item>
          </text:list>
        </text:list-item>
      </text:list>
      <text:p text:style-name="P403"/>
      <table:table table:name="Tabla82" table:style-name="Tabla82">
        <table:table-column table:style-name="Tabla82.A"/>
        <table:table-column table:style-name="Tabla82.B"/>
        <table:table-column table:style-name="Tabla82.C"/>
        <table:table-header-rows>
          <table:table-row table:style-name="Tabla82.1">
            <table:table-cell table:style-name="Tabla82.A1" office:value-type="string">
              <text:p text:style-name="P53">#</text:p>
            </table:table-cell>
            <table:table-cell table:style-name="Tabla82.A1" office:value-type="string">
              <text:p text:style-name="P53">Usuario</text:p>
            </table:table-cell>
            <table:table-cell table:style-name="Tabla82.C1" office:value-type="string">
              <text:p text:style-name="P53">Sistema</text:p>
            </table:table-cell>
          </table:table-row>
        </table:table-header-rows>
        <table:table-row>
          <table:table-cell table:style-name="Tabla82.A2" office:value-type="string">
            <text:p text:style-name="P130">2.a</text:p>
          </table:table-cell>
          <table:table-cell table:style-name="Tabla82.B2" office:value-type="string">
            <text:p text:style-name="P252">El nuevo nombre del requisito ya se encuentra registrado en el sistema o el campo obligatorio quedó vacío.</text:p>
          </table:table-cell>
          <table:table-cell table:style-name="Tabla82.C2" office:value-type="string">
            <text:p text:style-name="P252">Muestra el mensaje correspondiente según el error detectado.</text:p>
          </table:table-cell>
        </table:table-row>
        <table:table-row>
          <table:table-cell table:style-name="Tabla82.A3" office:value-type="string">
            <text:p text:style-name="P96">2.<text:span text:style-name="T343">a.1</text:span></text:p>
          </table:table-cell>
          <table:table-cell table:style-name="Tabla82.B3" office:value-type="string">
            <text:p text:style-name="P252">Corrige el nombre o completa el campo obligatorio.</text:p>
          </table:table-cell>
          <table:table-cell table:style-name="Tabla82.C3" office:value-type="string">
            <text:p text:style-name="P252">Valida los datos ingresados.</text:p>
          </table:table-cell>
        </table:table-row>
        <table:table-row>
          <table:table-cell table:style-name="Tabla82.A4" office:value-type="string">
            <text:p text:style-name="P131">2.a.2</text:p>
          </table:table-cell>
          <table:table-cell table:style-name="Tabla82.B4" office:value-type="string">
            <text:p text:style-name="P252">Cancela el caso de uso.</text:p>
          </table:table-cell>
          <table:table-cell table:style-name="Tabla82.C4" office:value-type="string">
            <text:p text:style-name="P252">Finaliza el caso de uso.</text:p>
          </table:table-cell>
        </table:table-row>
      </table:table>
      <text:list xml:id="list205855226348969" text:continue-numbering="true" text:style-name="L1">
        <text:list-item>
          <text:list>
            <text:list-item>
              <text:list>
                <text:list-item>
                  <text:list>
                    <text:list-header>
                      <text:p text:style-name="P639"><text:span text:style-name="Énfasis"><text:span text:style-name="T245"/></text:span></text:p>
                    </text:list-header>
                    <text:list-item>
                      <text:p text:style-name="P744"><text:span text:style-name="Énfasis"><text:span text:style-name="T245">Postcondiciones:</text:span></text:span><text:span text:style-name="Énfasis"><text:span text:style-name="T256"> </text:span></text:span><text:span text:style-name="Énfasis"><text:span text:style-name="T110">S</text:span></text:span><text:span text:style-name="Énfasis"><text:span text:style-name="T111">e </text:span></text:span><text:span text:style-name="Énfasis"><text:span text:style-name="T123">actualizó el requisito.</text:span></text:span><text:span text:style-name="Énfasis"><text:span text:style-name="T119"> </text:span></text:span></text:p>
                      <text:p text:style-name="P675"><text:span text:style-name="Énfasis"><text:span text:style-name="T119"/></text:span></text:p>
                    </text:list-item>
                  </text:list>
                </text:list-item>
                <text:list-item>
                  <text:h text:style-name="P437" text:outline-level="3"><text:bookmark-start text:name="__RefHeading___Toc2558_2883130625"/><text:span text:style-name="Énfasis"><text:span text:style-name="T197">Editar </text:span></text:span><text:span text:style-name="Énfasis"><text:span text:style-name="T201">Ensayo</text:span></text:span><text:bookmark-end text:name="__RefHeading___Toc2558_2883130625"/></text:h>
                  <text:list>
                    <text:list-item text:start-value="1">
                      <text:p text:style-name="P689"><text:span text:style-name="Énfasis"><text:span text:style-name="T240">Descripción:</text:span></text:span><text:span text:style-name="Énfasis"><text:span text:style-name="T475"> </text:span></text:span><text:span text:style-name="Énfasis"><text:span text:style-name="T393">El caso de uso comienza cuando el usuario desea </text:span></text:span><text:span text:style-name="Énfasis"><text:span text:style-name="T415">modificar</text:span></text:span><text:span text:style-name="Énfasis"><text:span text:style-name="T393"> un </text:span></text:span><text:span text:style-name="Énfasis"><text:span text:style-name="T416">ensayo</text:span></text:span><text:span text:style-name="Énfasis"><text:span text:style-name="T393">, selecciona la opción correspondiente y el sistema muestra la vista con los campos disponibles </text:span></text:span><text:span text:style-name="Énfasis"><text:span text:style-name="T413">con los valores actuales</text:span></text:span><text:span text:style-name="Énfasis"><text:span text:style-name="T393">. El usuario </text:span></text:span><text:span text:style-name="Énfasis"><text:span text:style-name="T417">modifica</text:span></text:span><text:span text:style-name="Énfasis"><text:span text:style-name="T393"> el nombre, método. El sistema comprueba que los datos ingresados sean correctos</text:span></text:span><text:span text:style-name="Énfasis"><text:span text:style-name="T414">.</text:span></text:span><text:span text:style-name="Énfasis"><text:span text:style-name="T408"> E</text:span></text:span><text:span text:style-name="Énfasis"><text:span text:style-name="T393">l caso de uso finaliza cuando el sistema valida los datos y </text:span></text:span><text:span text:style-name="Énfasis"><text:span text:style-name="T414">actualiza el</text:span></text:span><text:span text:style-name="Énfasis"><text:span text:style-name="T408"> </text:span></text:span><text:span text:style-name="Énfasis"><text:span text:style-name="T416">ensayo</text:span></text:span><text:span text:style-name="Énfasis"><text:span text:style-name="T393"> o el usuario cancela el caso de uso.</text:span></text:span></text:p>
                    </text:list-item>
                    <text:list-item>
                      <text:p text:style-name="P702"><text:span text:style-name="T168">Precondiciones:</text:span> <text:span text:style-name="T290">Existen ensayos registrados en el sistema. </text:span></text:p>
                    </text:list-item>
                    <text:list-item>
                      <text:p text:style-name="P702"><text:span text:style-name="T169">Restricciones:</text:span><text:span text:style-name="T157"> </text:span><text:span text:style-name="T6">El nombre </text:span><text:span text:style-name="T12">del </text:span><text:span text:style-name="T25">ensayo</text:span><text:span text:style-name="T12"> debe ser único</text:span><text:span text:style-name="T4">. </text:span></text:p>
                    </text:list-item>
                    <text:list-item>
                      <text:p text:style-name="P738">Flujo Principal:</text:p>
                    </text:list-item>
                  </text:list>
                </text:list-item>
              </text:list>
            </text:list-item>
          </text:list>
        </text:list-item>
      </text:list>
      <text:p text:style-name="P403"/>
      <table:table table:name="Tabla83" table:style-name="Tabla83">
        <table:table-column table:style-name="Tabla83.A"/>
        <table:table-column table:style-name="Tabla83.B"/>
        <table:table-column table:style-name="Tabla83.C"/>
        <table:table-column table:style-name="Tabla83.D"/>
        <table:table-header-rows>
          <table:table-row table:style-name="Tabla83.1">
            <table:table-cell table:style-name="Tabla83.A1" office:value-type="string">
              <text:p text:style-name="P53">#</text:p>
            </table:table-cell>
            <table:table-cell table:style-name="Tabla83.A1" office:value-type="string">
              <text:p text:style-name="P53">Usuario</text:p>
            </table:table-cell>
            <table:table-cell table:style-name="Tabla83.A1" office:value-type="string">
              <text:p text:style-name="P70">#</text:p>
            </table:table-cell>
            <table:table-cell table:style-name="Tabla83.D1" office:value-type="string">
              <text:p text:style-name="P53">Sistema</text:p>
            </table:table-cell>
          </table:table-row>
        </table:table-header-rows>
        <table:table-row>
          <table:table-cell table:style-name="Tabla83.A2" office:value-type="string">
            <text:p text:style-name="P96"/>
          </table:table-cell>
          <table:table-cell table:style-name="Tabla83.B2" office:value-type="string">
            <text:p text:style-name="P205"/>
          </table:table-cell>
          <table:table-cell table:style-name="Tabla83.C2" office:value-type="string">
            <text:p text:style-name="P168">1</text:p>
          </table:table-cell>
          <table:table-cell table:style-name="Tabla83.D2" office:value-type="string">
            <text:p text:style-name="P253">Muestra la vista con los campos disponibles para su modificación con los valores actuales.</text:p>
          </table:table-cell>
        </table:table-row>
        <table:table-row>
          <table:table-cell table:style-name="Tabla83.A3" office:value-type="string">
            <text:p text:style-name="P96">2</text:p>
          </table:table-cell>
          <table:table-cell table:style-name="Tabla83.B3" office:value-type="string">
            <text:p text:style-name="P253">Ingresa nuevo nombre <text:span text:style-name="T359">y </text:span>método.</text:p>
          </table:table-cell>
          <table:table-cell table:style-name="Tabla83.C3" office:value-type="string">
            <text:p text:style-name="P168">3</text:p>
          </table:table-cell>
          <table:table-cell table:style-name="Tabla83.D3" office:value-type="string">
            <text:p text:style-name="P253">Valida datos ingresados.</text:p>
          </table:table-cell>
        </table:table-row>
        <table:table-row>
          <table:table-cell table:style-name="Tabla83.A4" office:value-type="string">
            <text:p text:style-name="P132"/>
          </table:table-cell>
          <table:table-cell table:style-name="Tabla83.B4" office:value-type="string">
            <text:p text:style-name="P253"/>
          </table:table-cell>
          <table:table-cell table:style-name="Tabla83.C4" office:value-type="string">
            <text:p text:style-name="P168">4</text:p>
          </table:table-cell>
          <table:table-cell table:style-name="Tabla83.D4" office:value-type="string">
            <text:p text:style-name="P253">Actualiza el <text:span text:style-name="T359">Ensayo</text:span>.</text:p>
          </table:table-cell>
        </table:table-row>
      </table:table>
      <text:list xml:id="list205855495919129" text:continue-numbering="true" text:style-name="L1">
        <text:list-item>
          <text:list>
            <text:list-item>
              <text:list>
                <text:list-item>
                  <text:list>
                    <text:list-header>
                      <text:p text:style-name="P626"/>
                    </text:list-header>
                    <text:list-item>
                      <text:p text:style-name="P737">Flujo Alternativo:</text:p>
                    </text:list-item>
                  </text:list>
                </text:list-item>
              </text:list>
            </text:list-item>
          </text:list>
        </text:list-item>
      </text:list>
      <text:p text:style-name="P403"/>
      <table:table table:name="Tabla84" table:style-name="Tabla84">
        <table:table-column table:style-name="Tabla84.A"/>
        <table:table-column table:style-name="Tabla84.B"/>
        <table:table-column table:style-name="Tabla84.C"/>
        <table:table-header-rows>
          <table:table-row table:style-name="Tabla84.1">
            <table:table-cell table:style-name="Tabla84.A1" office:value-type="string">
              <text:p text:style-name="P53">#</text:p>
            </table:table-cell>
            <table:table-cell table:style-name="Tabla84.A1" office:value-type="string">
              <text:p text:style-name="P53">Usuario</text:p>
            </table:table-cell>
            <table:table-cell table:style-name="Tabla84.C1" office:value-type="string">
              <text:p text:style-name="P53">Sistema</text:p>
            </table:table-cell>
          </table:table-row>
        </table:table-header-rows>
        <table:table-row>
          <table:table-cell table:style-name="Tabla84.A2" office:value-type="string">
            <text:p text:style-name="P132">2.a</text:p>
          </table:table-cell>
          <table:table-cell table:style-name="Tabla84.B2" office:value-type="string">
            <text:p text:style-name="P253">Ingresa nombre ya existente en el sistema o deja campos obligatorios vacíos.</text:p>
          </table:table-cell>
          <table:table-cell table:style-name="Tabla84.C2" office:value-type="string">
            <text:p text:style-name="P253">Muestra el mensaje correspondiente según el error detectado.</text:p>
          </table:table-cell>
        </table:table-row>
        <table:table-row>
          <table:table-cell table:style-name="Tabla84.A3" office:value-type="string">
            <text:p text:style-name="P96">2.<text:span text:style-name="T344">a.1</text:span></text:p>
          </table:table-cell>
          <table:table-cell table:style-name="Tabla84.B3" office:value-type="string">
            <text:p text:style-name="P253">Corrige el nombre o completa el campo obligatorio vacío.</text:p>
          </table:table-cell>
          <table:table-cell table:style-name="Tabla84.C3" office:value-type="string">
            <text:p text:style-name="P253">Valida los nuevos datos ingresados.</text:p>
          </table:table-cell>
        </table:table-row>
        <table:table-row>
          <table:table-cell table:style-name="Tabla84.A4" office:value-type="string">
            <text:p text:style-name="P133">2.a.2</text:p>
          </table:table-cell>
          <table:table-cell table:style-name="Tabla84.B4" office:value-type="string">
            <text:p text:style-name="P253">Cancela el caso de uso.</text:p>
          </table:table-cell>
          <table:table-cell table:style-name="Tabla84.C4" office:value-type="string">
            <text:p text:style-name="P253">Finaliza el caso de uso.</text:p>
          </table:table-cell>
        </table:table-row>
      </table:table>
      <text:list xml:id="list205855445820145" text:continue-numbering="true" text:style-name="L1">
        <text:list-item>
          <text:list>
            <text:list-item>
              <text:list>
                <text:list-item>
                  <text:list>
                    <text:list-header>
                      <text:p text:style-name="P639"><text:span text:style-name="Énfasis"><text:span text:style-name="T245"/></text:span></text:p>
                    </text:list-header>
                    <text:list-item>
                      <text:p text:style-name="P744"><text:span text:style-name="Énfasis"><text:span text:style-name="T245">Postcondiciones:</text:span></text:span><text:span text:style-name="Énfasis"><text:span text:style-name="T256"> </text:span></text:span><text:span text:style-name="Énfasis"><text:span text:style-name="T110">S</text:span></text:span><text:span text:style-name="Énfasis"><text:span text:style-name="T111">e </text:span></text:span><text:span text:style-name="Énfasis"><text:span text:style-name="T123">actualizó el análisis.</text:span></text:span></text:p>
                    </text:list-item>
                  </text:list>
                </text:list-item>
              </text:list>
            </text:list-item>
          </text:list>
        </text:list-item>
      </text:list>
      <text:p text:style-name="P17"><text:span text:style-name="Énfasis"><text:span text:style-name="T119"/></text:span></text:p>
      <text:list xml:id="list205855543925048" text:continue-numbering="true" text:style-name="L1">
        <text:list-item>
          <text:list>
            <text:list-item>
              <text:list>
                <text:list-item>
                  <text:h text:style-name="P437" text:outline-level="3"><text:bookmark-start text:name="__RefHeading___Toc2560_2883130625"/><text:span text:style-name="Énfasis"><text:span text:style-name="T197">Editar Límite </text:span></text:span><text:span text:style-name="Énfasis"><text:span text:style-name="T202">&lt;&lt;incluye&gt;&gt; Editar Requisito</text:span></text:span><text:bookmark-end text:name="__RefHeading___Toc2560_2883130625"/></text:h>
                  <text:list>
                    <text:list-item text:start-value="1">
                      <text:p text:style-name="P690"><text:span text:style-name="Énfasis"><text:span text:style-name="T240">Descripción:</text:span></text:span><text:span text:style-name="Énfasis"><text:span text:style-name="T475"> </text:span></text:span><text:span text:style-name="Énfasis"><text:span text:style-name="T393">El caso de uso comienza cuando el usuario desea </text:span></text:span><text:span text:style-name="Énfasis"><text:span text:style-name="T415">modificar</text:span></text:span><text:span text:style-name="Énfasis"><text:span text:style-name="T393"> un </text:span></text:span><text:span text:style-name="Énfasis"><text:span text:style-name="T415">límite ya ingresado en el sistema</text:span></text:span><text:span text:style-name="Énfasis"><text:span text:style-name="T393">, selecciona la opción correspondiente y el sistema muestra la vista con los campos disponibles </text:span></text:span><text:span text:style-name="Énfasis"><text:span text:style-name="T413">con los valores actuales</text:span></text:span><text:span text:style-name="Énfasis"><text:span text:style-name="T393">. El usuario </text:span></text:span><text:span text:style-name="Énfasis"><text:span text:style-name="T415">modifica valor de referencia y dependiendo del tipo de límite, los valores de marginal, aceptable e inaceptable</text:span></text:span><text:span text:style-name="Énfasis"><text:span text:style-name="T393">. El sistema comprueba que los datos ingresados sean correctos</text:span></text:span><text:span text:style-name="Énfasis"><text:span text:style-name="T414">.</text:span></text:span><text:span text:style-name="Énfasis"><text:span text:style-name="T408"> E</text:span></text:span><text:span text:style-name="Énfasis"><text:span text:style-name="T393">l caso de uso finaliza cuando el sistema valida los datos y </text:span></text:span><text:span text:style-name="Énfasis"><text:span text:style-name="T414">actualiza el</text:span></text:span><text:span text:style-name="Énfasis"><text:span text:style-name="T408"> </text:span></text:span><text:span text:style-name="Énfasis"><text:span text:style-name="T415">límite</text:span></text:span><text:span text:style-name="Énfasis"><text:span text:style-name="T393"> o el usuario cancela el caso de uso.</text:span></text:span></text:p>
                    </text:list-item>
                    <text:list-item>
                      <text:p text:style-name="P703"><text:span text:style-name="T168">Precondiciones:</text:span> <text:span text:style-name="T290">Existen análisis registrados en el sistema. Existen Requisitos registrados en el sistema. Existen límites registrados en el sistema.</text:span></text:p>
                    </text:list-item>
                    <text:list-item>
                      <text:p text:style-name="P703"><text:soft-page-break/><text:span text:style-name="T169">Restricciones:</text:span><text:span text:style-name="T157"> </text:span><text:span text:style-name="T15">No es posible cambiar el tipo de límite (recuento, marginal, aceptable) para esto se debe crear un nuevo límite mediante el caso de uso Registrar L</text:span><text:span text:style-name="T23">í</text:span><text:span text:style-name="T15">mite. </text:span><text:span text:style-name="T24">El campo Referencia es obligatorio.</text:span></text:p>
                    </text:list-item>
                    <text:list-item>
                      <text:p text:style-name="P739">Flujo Principal:</text:p>
                    </text:list-item>
                  </text:list>
                </text:list-item>
              </text:list>
            </text:list-item>
          </text:list>
        </text:list-item>
      </text:list>
      <text:p text:style-name="P404"/>
      <table:table table:name="Tabla85" table:style-name="Tabla85">
        <table:table-column table:style-name="Tabla85.A"/>
        <table:table-column table:style-name="Tabla85.B"/>
        <table:table-column table:style-name="Tabla85.C"/>
        <table:table-column table:style-name="Tabla85.D"/>
        <table:table-header-rows>
          <table:table-row table:style-name="Tabla85.1">
            <table:table-cell table:style-name="Tabla85.A1" office:value-type="string">
              <text:p text:style-name="P53">#</text:p>
            </table:table-cell>
            <table:table-cell table:style-name="Tabla85.A1" office:value-type="string">
              <text:p text:style-name="P53">Usuario</text:p>
            </table:table-cell>
            <table:table-cell table:style-name="Tabla85.A1" office:value-type="string">
              <text:p text:style-name="P71">#</text:p>
            </table:table-cell>
            <table:table-cell table:style-name="Tabla85.D1" office:value-type="string">
              <text:p text:style-name="P53">Sistema</text:p>
            </table:table-cell>
          </table:table-row>
        </table:table-header-rows>
        <table:table-row>
          <table:table-cell table:style-name="Tabla85.A2" office:value-type="string">
            <text:p text:style-name="P96"/>
          </table:table-cell>
          <table:table-cell table:style-name="Tabla85.B2" office:value-type="string">
            <text:p text:style-name="P205"/>
          </table:table-cell>
          <table:table-cell table:style-name="Tabla85.C2" office:value-type="string">
            <text:p text:style-name="P169">1</text:p>
          </table:table-cell>
          <table:table-cell table:style-name="Tabla85.D2" office:value-type="string">
            <text:p text:style-name="P254">Muestra vista con los campos disponibles para su modificación con los datos actuales.</text:p>
          </table:table-cell>
        </table:table-row>
        <table:table-row>
          <table:table-cell table:style-name="Tabla85.A4" office:value-type="string">
            <text:p text:style-name="P96">2</text:p>
          </table:table-cell>
          <table:table-cell table:style-name="Tabla85.B3" office:value-type="string">
            <text:p text:style-name="P254">Ingresa valor de referencia.</text:p>
          </table:table-cell>
          <table:table-cell table:style-name="Tabla85.C3" office:value-type="string">
            <text:p text:style-name="P163"/>
          </table:table-cell>
          <table:table-cell table:style-name="Tabla85.D3" office:value-type="string">
            <text:p text:style-name="P205"/>
          </table:table-cell>
        </table:table-row>
        <table:table-row>
          <table:table-cell table:style-name="Tabla85.A4" office:value-type="string">
            <text:p text:style-name="P134">3</text:p>
          </table:table-cell>
          <table:table-cell table:style-name="Tabla85.B4" office:value-type="string">
            <text:p text:style-name="P254">Actualiza los valores del Límite.</text:p>
          </table:table-cell>
          <table:table-cell table:style-name="Tabla85.C4" office:value-type="string">
            <text:p text:style-name="P169">3</text:p>
          </table:table-cell>
          <table:table-cell table:style-name="Tabla85.D4" office:value-type="string">
            <text:p text:style-name="P254">Valida datos ingresados.</text:p>
          </table:table-cell>
        </table:table-row>
        <table:table-row>
          <table:table-cell table:style-name="Tabla85.A5" office:value-type="string">
            <text:p text:style-name="P134"/>
          </table:table-cell>
          <table:table-cell table:style-name="Tabla85.B5" office:value-type="string">
            <text:p text:style-name="P205"/>
          </table:table-cell>
          <table:table-cell table:style-name="Tabla85.C5" office:value-type="string">
            <text:p text:style-name="P169">4</text:p>
          </table:table-cell>
          <table:table-cell table:style-name="Tabla85.D5" office:value-type="string">
            <text:p text:style-name="P254">Actualiza Límite.</text:p>
          </table:table-cell>
        </table:table-row>
      </table:table>
      <text:list xml:id="list205855385185204" text:continue-numbering="true" text:style-name="L1">
        <text:list-item>
          <text:list>
            <text:list-item>
              <text:list>
                <text:list-item>
                  <text:list>
                    <text:list-header>
                      <text:p text:style-name="P626"/>
                    </text:list-header>
                    <text:list-item>
                      <text:p text:style-name="P737">Flujo Alternativo:</text:p>
                    </text:list-item>
                  </text:list>
                </text:list-item>
              </text:list>
            </text:list-item>
          </text:list>
        </text:list-item>
      </text:list>
      <text:p text:style-name="P403"/>
      <table:table table:name="Tabla86" table:style-name="Tabla86">
        <table:table-column table:style-name="Tabla86.A"/>
        <table:table-column table:style-name="Tabla86.B"/>
        <table:table-column table:style-name="Tabla86.C"/>
        <table:table-header-rows>
          <table:table-row table:style-name="Tabla86.1">
            <table:table-cell table:style-name="Tabla86.A1" office:value-type="string">
              <text:p text:style-name="P53">#</text:p>
            </table:table-cell>
            <table:table-cell table:style-name="Tabla86.A1" office:value-type="string">
              <text:p text:style-name="P53">Usuario</text:p>
            </table:table-cell>
            <table:table-cell table:style-name="Tabla86.C1" office:value-type="string">
              <text:p text:style-name="P53">Sistema</text:p>
            </table:table-cell>
          </table:table-row>
        </table:table-header-rows>
        <table:table-row>
          <table:table-cell table:style-name="Tabla86.A2" office:value-type="string">
            <text:p text:style-name="P134">2.a</text:p>
          </table:table-cell>
          <table:table-cell table:style-name="Tabla86.B2" office:value-type="string">
            <text:p text:style-name="P254">Deja campo de referencia vacío.</text:p>
          </table:table-cell>
          <table:table-cell table:style-name="Tabla86.C2" office:value-type="string">
            <text:p text:style-name="P254">Muesrtra el mensaje correspondiente.</text:p>
          </table:table-cell>
        </table:table-row>
        <table:table-row>
          <table:table-cell table:style-name="Tabla86.A5" office:value-type="string">
            <text:p text:style-name="P96">2.<text:span text:style-name="T345">a.1</text:span></text:p>
          </table:table-cell>
          <table:table-cell table:style-name="Tabla86.B5" office:value-type="string">
            <text:p text:style-name="P254">Ingresa un valor en el campo de referencia.</text:p>
          </table:table-cell>
          <table:table-cell table:style-name="Tabla86.C5" office:value-type="string">
            <text:p text:style-name="P254">Valida dato ingresado.</text:p>
          </table:table-cell>
        </table:table-row>
        <table:table-row>
          <table:table-cell table:style-name="Tabla86.A5" office:value-type="string">
            <text:p text:style-name="P134">3.a</text:p>
          </table:table-cell>
          <table:table-cell table:style-name="Tabla86.B5" office:value-type="string">
            <text:p text:style-name="P254">Ingresa valores incorrectos o deja campos vacíos (según tipo de límite).</text:p>
          </table:table-cell>
          <table:table-cell table:style-name="Tabla86.C5" office:value-type="string">
            <text:p text:style-name="P254">Muestra el mensaje correspondiente.</text:p>
          </table:table-cell>
        </table:table-row>
        <table:table-row>
          <table:table-cell table:style-name="Tabla86.A5" office:value-type="string">
            <text:p text:style-name="P134">3.a.1</text:p>
          </table:table-cell>
          <table:table-cell table:style-name="Tabla86.B5" office:value-type="string">
            <text:p text:style-name="P254">Corrige datos incorrectos o completa campos vacíos.</text:p>
          </table:table-cell>
          <table:table-cell table:style-name="Tabla86.C5" office:value-type="string">
            <text:p text:style-name="P254">Valida los datos ingresados.</text:p>
          </table:table-cell>
        </table:table-row>
        <table:table-row>
          <table:table-cell table:style-name="Tabla86.A6" office:value-type="string">
            <text:p text:style-name="P134">2.a.2</text:p>
            <text:p text:style-name="P134">3.a.2</text:p>
          </table:table-cell>
          <table:table-cell table:style-name="Tabla86.B6" office:value-type="string">
            <text:p text:style-name="P254">Cancela el caso de uso.</text:p>
          </table:table-cell>
          <table:table-cell table:style-name="Tabla86.C6" office:value-type="string">
            <text:p text:style-name="P254">Finaliza el caso de uso.</text:p>
          </table:table-cell>
        </table:table-row>
      </table:table>
      <text:list xml:id="list205855628581230" text:continue-numbering="true" text:style-name="L1">
        <text:list-item>
          <text:list>
            <text:list-item>
              <text:list>
                <text:list-item>
                  <text:list>
                    <text:list-header>
                      <text:p text:style-name="P639"><text:span text:style-name="Énfasis"><text:span text:style-name="T245"/></text:span></text:p>
                    </text:list-header>
                    <text:list-item>
                      <text:p text:style-name="P744"><text:span text:style-name="Énfasis"><text:span text:style-name="T245">Postcondiciones:</text:span></text:span><text:span text:style-name="Énfasis"><text:span text:style-name="T256"> </text:span></text:span><text:span text:style-name="Énfasis"><text:span text:style-name="T110">S</text:span></text:span><text:span text:style-name="Énfasis"><text:span text:style-name="T111">e </text:span></text:span><text:span text:style-name="Énfasis"><text:span text:style-name="T123">actualizó el </text:span></text:span><text:span text:style-name="Énfasis"><text:span text:style-name="T124">límite</text:span></text:span><text:span text:style-name="Énfasis"><text:span text:style-name="T123">.</text:span></text:span></text:p>
                    </text:list-item>
                  </text:list>
                </text:list-item>
              </text:list>
            </text:list-item>
          </text:list>
        </text:list-item>
      </text:list>
      <text:p text:style-name="P18"><text:span text:style-name="Énfasis"><text:span text:style-name="T123"/></text:span></text:p>
      <text:list xml:id="list205854670409670" text:continue-numbering="true" text:style-name="L1">
        <text:list-item>
          <text:list>
            <text:list-item>
              <text:list>
                <text:list-item>
                  <text:h text:style-name="P437" text:outline-level="3"><text:bookmark-start text:name="__RefHeading___Toc2562_2883130625"/><text:span text:style-name="Énfasis"><text:span text:style-name="T197">Eliminar Requisito </text:span></text:span><text:span text:style-name="Énfasis"><text:span text:style-name="T203">&lt;&lt;</text:span></text:span><text:span text:style-name="Énfasis"><text:span text:style-name="T204">extiende</text:span></text:span><text:span text:style-name="Énfasis"><text:span text:style-name="T203">&gt;&gt; Editar Requisito</text:span></text:span><text:bookmark-end text:name="__RefHeading___Toc2562_2883130625"/></text:h>
                  <text:list>
                    <text:list-item text:start-value="1">
                      <text:p text:style-name="P691"><text:span text:style-name="Énfasis"><text:span text:style-name="T240">Descripción:</text:span></text:span><text:span text:style-name="Énfasis"><text:span text:style-name="T475"> </text:span></text:span><text:span text:style-name="Énfasis"><text:span text:style-name="T393">El caso de uso comienza cuando el usuario desea </text:span></text:span><text:span text:style-name="Énfasis"><text:span text:style-name="T418">eliminar un requisito</text:span></text:span><text:span text:style-name="Énfasis"><text:span text:style-name="T393">, selecciona la opción correspondiente</text:span></text:span><text:span text:style-name="Énfasis"><text:span text:style-name="T413">. </text:span></text:span><text:span text:style-name="Énfasis"><text:span text:style-name="T418">El sistema pide confirmación y el caso de uso finaliza cuando se elimina el requisito o el usuario cancela el caso de uso.</text:span></text:span></text:p>
                    </text:list-item>
                    <text:list-item>
                      <text:p text:style-name="P704"><text:span text:style-name="T168">Precondiciones:</text:span> <text:span text:style-name="T290">Existen </text:span><text:span text:style-name="T282">requisitos</text:span><text:span text:style-name="T290"> registrados en el sistema. </text:span></text:p>
                    </text:list-item>
                    <text:list-item>
                      <text:p text:style-name="P704"><text:span text:style-name="T169">Restricciones:</text:span><text:span text:style-name="T157"> </text:span><text:span text:style-name="T16">No definidas.</text:span></text:p>
                    </text:list-item>
                    <text:list-item>
                      <text:p text:style-name="P740">Flujo Principal:</text:p>
                    </text:list-item>
                  </text:list>
                </text:list-item>
              </text:list>
            </text:list-item>
          </text:list>
        </text:list-item>
      </text:list>
      <text:p text:style-name="P405"/>
      <table:table table:name="Tabla87" table:style-name="Tabla87">
        <table:table-column table:style-name="Tabla87.A"/>
        <table:table-column table:style-name="Tabla87.B"/>
        <table:table-column table:style-name="Tabla87.C"/>
        <table:table-column table:style-name="Tabla87.D"/>
        <table:table-header-rows>
          <table:table-row table:style-name="Tabla87.1">
            <table:table-cell table:style-name="Tabla87.A1" office:value-type="string">
              <text:p text:style-name="P53">#</text:p>
            </table:table-cell>
            <table:table-cell table:style-name="Tabla87.A1" office:value-type="string">
              <text:p text:style-name="P53">Usuario</text:p>
            </table:table-cell>
            <table:table-cell table:style-name="Tabla87.A1" office:value-type="string">
              <text:p text:style-name="P72">#</text:p>
            </table:table-cell>
            <table:table-cell table:style-name="Tabla87.D1" office:value-type="string">
              <text:p text:style-name="P53">Sistema</text:p>
            </table:table-cell>
          </table:table-row>
        </table:table-header-rows>
        <table:table-row>
          <table:table-cell table:style-name="Tabla87.A2" office:value-type="string">
            <text:p text:style-name="P96"/>
          </table:table-cell>
          <table:table-cell table:style-name="Tabla87.B2" office:value-type="string">
            <text:p text:style-name="P205"/>
          </table:table-cell>
          <table:table-cell table:style-name="Tabla87.C2" office:value-type="string">
            <text:p text:style-name="P170">1</text:p>
          </table:table-cell>
          <table:table-cell table:style-name="Tabla87.D2" office:value-type="string">
            <text:p text:style-name="P255">Pide confirmación de eliminación.</text:p>
          </table:table-cell>
        </table:table-row>
        <table:table-row>
          <table:table-cell table:style-name="Tabla87.A3" office:value-type="string">
            <text:p text:style-name="P96">2</text:p>
          </table:table-cell>
          <table:table-cell table:style-name="Tabla87.B3" office:value-type="string">
            <text:p text:style-name="P255"><text:span text:style-name="T496">Confirma</text:span> eliminación.</text:p>
          </table:table-cell>
          <table:table-cell table:style-name="Tabla87.C3" office:value-type="string">
            <text:p text:style-name="P170">3</text:p>
          </table:table-cell>
          <table:table-cell table:style-name="Tabla87.D3" office:value-type="string">
            <text:p text:style-name="P256">Elimina el Requisito.</text:p>
          </table:table-cell>
        </table:table-row>
      </table:table>
      <text:list xml:id="list205856491595083" text:continue-numbering="true" text:style-name="L1">
        <text:list-item>
          <text:list>
            <text:list-item>
              <text:list>
                <text:list-item>
                  <text:list>
                    <text:list-header>
                      <text:p text:style-name="P626"/>
                    </text:list-header>
                    <text:list-item>
                      <text:p text:style-name="P737">Flujo Alternativo:</text:p>
                    </text:list-item>
                  </text:list>
                </text:list-item>
              </text:list>
            </text:list-item>
          </text:list>
        </text:list-item>
      </text:list>
      <text:p text:style-name="P403"/>
      <table:table table:name="Tabla88" table:style-name="Tabla88">
        <table:table-column table:style-name="Tabla88.A"/>
        <table:table-column table:style-name="Tabla88.B"/>
        <table:table-column table:style-name="Tabla88.C"/>
        <table:table-header-rows>
          <table:table-row table:style-name="Tabla88.1">
            <table:table-cell table:style-name="Tabla88.A1" office:value-type="string">
              <text:p text:style-name="P53">#</text:p>
            </table:table-cell>
            <table:table-cell table:style-name="Tabla88.A1" office:value-type="string">
              <text:p text:style-name="P53">Usuario</text:p>
            </table:table-cell>
            <table:table-cell table:style-name="Tabla88.C1" office:value-type="string">
              <text:p text:style-name="P53">Sistema</text:p>
            </table:table-cell>
          </table:table-row>
        </table:table-header-rows>
        <table:table-row>
          <table:table-cell table:style-name="Tabla88.A2" office:value-type="string">
            <text:p text:style-name="P135">2.a</text:p>
          </table:table-cell>
          <table:table-cell table:style-name="Tabla88.B2" office:value-type="string">
            <text:p text:style-name="P255">No confirma eliminación.</text:p>
          </table:table-cell>
          <table:table-cell table:style-name="Tabla88.C2" office:value-type="string">
            <text:p text:style-name="P255">Finaliza el caso de uso.</text:p>
          </table:table-cell>
        </table:table-row>
        <table:table-row>
          <table:table-cell table:style-name="Tabla88.A3" office:value-type="string">
            <text:p text:style-name="P136">2.b</text:p>
          </table:table-cell>
          <table:table-cell table:style-name="Tabla88.B3" office:value-type="string">
            <text:p text:style-name="P257">El Requisito tiene límites asociados.</text:p>
          </table:table-cell>
          <table:table-cell table:style-name="Tabla88.C3" office:value-type="string">
            <text:p text:style-name="P257">Elimina Límites asociados.</text:p>
          </table:table-cell>
        </table:table-row>
        <table:table-row>
          <table:table-cell table:style-name="Tabla88.A4" office:value-type="string">
            <text:p text:style-name="P136">2.b.1</text:p>
          </table:table-cell>
          <table:table-cell table:style-name="Tabla88.B4" office:value-type="string">
            <text:p text:style-name="P257"/>
          </table:table-cell>
          <table:table-cell table:style-name="Tabla88.C4" office:value-type="string">
            <text:p text:style-name="P257">Finaliza el caso de uso.</text:p>
          </table:table-cell>
        </table:table-row>
      </table:table>
      <text:list xml:id="list205856273099644" text:continue-numbering="true" text:style-name="L1">
        <text:list-item>
          <text:list>
            <text:list-item>
              <text:list>
                <text:list-item>
                  <text:list>
                    <text:list-header>
                      <text:p text:style-name="P639"><text:span text:style-name="Énfasis"><text:span text:style-name="T245"/></text:span></text:p>
                    </text:list-header>
                    <text:list-item>
                      <text:p text:style-name="P744"><text:span text:style-name="Énfasis"><text:span text:style-name="T245">Postcondiciones:</text:span></text:span><text:span text:style-name="Énfasis"><text:span text:style-name="T256"> </text:span></text:span><text:span text:style-name="Énfasis"><text:span text:style-name="T110">S</text:span></text:span><text:span text:style-name="Énfasis"><text:span text:style-name="T111">e </text:span></text:span><text:span text:style-name="Énfasis"><text:span text:style-name="T125">eliminó</text:span></text:span><text:span text:style-name="Énfasis"><text:span text:style-name="T123"> el </text:span></text:span><text:span text:style-name="Énfasis"><text:span text:style-name="T125">requisito y todos </text:span></text:span><text:span text:style-name="Énfasis"><text:span text:style-name="T126">sus </text:span></text:span><text:span text:style-name="Énfasis"><text:span text:style-name="T125">límites asociados</text:span></text:span><text:span text:style-name="Énfasis"><text:span text:style-name="T123"> </text:span></text:span><text:span text:style-name="Énfasis"><text:span text:style-name="T125">y se eliminaron posibles asociaciones de estos límites a análisis regi</text:span></text:span><text:span text:style-name="Énfasis"><text:span text:style-name="T127">s</text:span></text:span><text:span text:style-name="Énfasis"><text:span text:style-name="T125">trados.</text:span></text:span></text:p>
                    </text:list-item>
                  </text:list>
                </text:list-item>
              </text:list>
            </text:list-item>
          </text:list>
        </text:list-item>
      </text:list>
      <text:p text:style-name="P19"><text:span text:style-name="Énfasis"><text:span text:style-name="T123"/></text:span></text:p>
      <text:list xml:id="list205855162142632" text:continue-numbering="true" text:style-name="L1">
        <text:list-item>
          <text:list>
            <text:list-item>
              <text:list>
                <text:list-item>
                  <text:h text:style-name="P438" text:outline-level="3"><text:bookmark-start text:name="__RefHeading___Toc5313_1107466001"/><text:soft-page-break/><text:span text:style-name="Énfasis"><text:span text:style-name="T205">Dar de Baja Límite </text:span></text:span><text:span text:style-name="Énfasis"><text:span text:style-name="T206">&lt;&lt;extiende&gt;&gt; Editar Límite</text:span></text:span><text:bookmark-end text:name="__RefHeading___Toc5313_1107466001"/></text:h>
                  <text:list>
                    <text:list-item text:start-value="1">
                      <text:p text:style-name="P692"><text:span text:style-name="Énfasis"><text:span text:style-name="T240">Descripción:</text:span></text:span><text:span text:style-name="Énfasis"><text:span text:style-name="T475"> </text:span></text:span><text:span text:style-name="Énfasis"><text:span text:style-name="T393">El caso de uso comienza cuando el </text:span></text:span><text:span text:style-name="Énfasis"><text:span text:style-name="T447">usuario</text:span></text:span><text:span text:style-name="Énfasis"><text:span text:style-name="T393"> desea </text:span></text:span><text:span text:style-name="Énfasis"><text:span text:style-name="T442">quitar un</text:span></text:span><text:span text:style-name="Énfasis"><text:span text:style-name="T445"> </text:span></text:span><text:span text:style-name="Énfasis"><text:span text:style-name="T447">límite</text:span></text:span><text:span text:style-name="Énfasis"><text:span text:style-name="T442"> para no ser </text:span></text:span><text:span text:style-name="Énfasis"><text:span text:style-name="T457">utilizado</text:span></text:span><text:span text:style-name="Énfasis"><text:span text:style-name="T442"> pero conservando los datos.</text:span></text:span><text:span text:style-name="Énfasis"><text:span text:style-name="T407"> El </text:span></text:span><text:span text:style-name="Énfasis"><text:span text:style-name="T447">usuario</text:span></text:span><text:span text:style-name="Énfasis"><text:span text:style-name="T407"> selecciona la opción correspondiente, el sistema pide confirmación y el caso de uso finaliza cuando el sistema </text:span></text:span><text:span text:style-name="Énfasis"><text:span text:style-name="T442">da de baja </text:span></text:span><text:span text:style-name="Énfasis"><text:span text:style-name="T447">el límite</text:span></text:span><text:span text:style-name="Énfasis"><text:span text:style-name="T407"> o el </text:span></text:span><text:span text:style-name="Énfasis"><text:span text:style-name="T445">administrador cancela el caso de uso.</text:span></text:span></text:p>
                    </text:list-item>
                    <text:list-item>
                      <text:p text:style-name="P705"><text:span text:style-name="T168">Precondiciones:</text:span> <text:span text:style-name="T272">La </text:span><text:span text:style-name="T274">límite</text:span><text:span text:style-name="T264"> </text:span><text:span text:style-name="T267">está vigente</text:span><text:span text:style-name="T264">.</text:span></text:p>
                    </text:list-item>
                    <text:list-item>
                      <text:p text:style-name="P724"><text:span text:style-name="T165">Restricciones:</text:span><text:span text:style-name="T160"> </text:span><text:span text:style-name="T37">No pueden existir dos límites asociados al mismo análisis y requisito vigentes a la vez.</text:span></text:p>
                    </text:list-item>
                    <text:list-item>
                      <text:p text:style-name="P745"><text:span text:style-name="Énfasis"><text:span text:style-name="T245">Postcondiciones:</text:span></text:span><text:span text:style-name="Énfasis"><text:span text:style-name="T256"> </text:span></text:span><text:span text:style-name="Énfasis"><text:span text:style-name="T110">S</text:span></text:span><text:span text:style-name="Énfasis"><text:span text:style-name="T111">e </text:span></text:span><text:span text:style-name="Énfasis"><text:span text:style-name="T128">agregó fecha de no vigencia al </text:span></text:span><text:span text:style-name="Énfasis"><text:span text:style-name="T141">límite</text:span></text:span><text:span text:style-name="Énfasis"><text:span text:style-name="T137">. </text:span></text:span></text:p>
                    </text:list-item>
                  </text:list>
                </text:list-item>
              </text:list>
            </text:list-item>
          </text:list>
        </text:list-item>
      </text:list>
      <text:p text:style-name="P21"><text:span text:style-name="Énfasis"><text:span text:style-name="T137"/></text:span></text:p>
      <text:list xml:id="list205855233183415" text:continue-numbering="true" text:style-name="L1">
        <text:list-item>
          <text:list>
            <text:list-item>
              <text:list>
                <text:list-item>
                  <text:h text:style-name="P439" text:outline-level="3"><text:bookmark-start text:name="__RefHeading___Toc6622_3121795491"/><text:span text:style-name="Énfasis"><text:span text:style-name="T207">Dar de Alta Límite </text:span></text:span><text:span text:style-name="Énfasis"><text:span text:style-name="T206">&lt;&lt;extiende&gt;&gt; Editar </text:span></text:span><text:span text:style-name="Énfasis"><text:span text:style-name="T232">Límite</text:span></text:span><text:bookmark-end text:name="__RefHeading___Toc6622_3121795491"/></text:h>
                  <text:list>
                    <text:list-item text:start-value="1">
                      <text:p text:style-name="P693"><text:span text:style-name="Énfasis"><text:span text:style-name="T240">Descripción:</text:span></text:span><text:span text:style-name="Énfasis"><text:span text:style-name="T475"> </text:span></text:span><text:span text:style-name="Énfasis"><text:span text:style-name="T393">El caso de uso comienza cuando el </text:span></text:span><text:span text:style-name="Énfasis"><text:span text:style-name="T448">usuario</text:span></text:span><text:span text:style-name="Énfasis"><text:span text:style-name="T393"> desea </text:span></text:span><text:span text:style-name="Énfasis"><text:span text:style-name="T444">volver a utilizar un</text:span></text:span><text:span text:style-name="Énfasis"><text:span text:style-name="T446"> </text:span></text:span><text:span text:style-name="Énfasis"><text:span text:style-name="T448">límite</text:span></text:span><text:span text:style-name="Énfasis"><text:span text:style-name="T444"> que no se encontraba vigente</text:span></text:span><text:span text:style-name="Énfasis"><text:span text:style-name="T442">.</text:span></text:span><text:span text:style-name="Énfasis"><text:span text:style-name="T407"> El usuario selecciona la opción correspondiente, el sistema pide confirmación y el caso de uso finaliza cuando el sistema </text:span></text:span><text:span text:style-name="Énfasis"><text:span text:style-name="T442">da de </text:span></text:span><text:span text:style-name="Énfasis"><text:span text:style-name="T444">alta</text:span></text:span><text:span text:style-name="Énfasis"><text:span text:style-name="T442"> </text:span></text:span><text:span text:style-name="Énfasis"><text:span text:style-name="T448">el límite</text:span></text:span><text:span text:style-name="Énfasis"><text:span text:style-name="T446"> o el administrador cancela el caso de uso.</text:span></text:span></text:p>
                    </text:list-item>
                    <text:list-item>
                      <text:p text:style-name="P706"><text:span text:style-name="T168">Precondiciones:</text:span> <text:span text:style-name="T273">La </text:span><text:span text:style-name="T275">límite</text:span><text:span text:style-name="T268"> no está vigente.</text:span></text:p>
                    </text:list-item>
                    <text:list-item>
                      <text:p text:style-name="P725"><text:span text:style-name="T165">Restricciones:</text:span><text:span text:style-name="T160"> </text:span><text:span text:style-name="T38">No pueden existir dos límites asociados al mismo análisis y requisito vigentes a la vez.</text:span></text:p>
                    </text:list-item>
                    <text:list-item>
                      <text:p text:style-name="P746"><text:span text:style-name="Énfasis"><text:span text:style-name="T245">Postcondiciones:</text:span></text:span><text:span text:style-name="Énfasis"><text:span text:style-name="T256"> </text:span></text:span><text:span text:style-name="Énfasis"><text:span text:style-name="T110">S</text:span></text:span><text:span text:style-name="Énfasis"><text:span text:style-name="T138">e </text:span></text:span><text:span text:style-name="Énfasis"><text:span text:style-name="T142">eliminó fecha de no vigencia del límite</text:span></text:span><text:span text:style-name="Énfasis"><text:span text:style-name="T140">.</text:span></text:span><text:span text:style-name="Énfasis"><text:span text:style-name="T143"> Se </text:span></text:span><text:span text:style-name="Énfasis"><text:span text:style-name="T142">agregó fecha de no vigente al</text:span></text:span><text:span text:style-name="Énfasis"><text:span text:style-name="T143"> límite que se encontraba vigente.</text:span></text:span></text:p>
                    </text:list-item>
                  </text:list>
                </text:list-item>
              </text:list>
            </text:list-item>
          </text:list>
        </text:list-item>
      </text:list>
      <text:p text:style-name="P22"><text:span text:style-name="Énfasis"><text:span text:style-name="T140"/></text:span></text:p>
      <text:list xml:id="list205856681989604" text:continue-numbering="true" text:style-name="L1">
        <text:list-item>
          <text:list>
            <text:list-item>
              <text:list>
                <text:list-item>
                  <text:h text:style-name="P437" text:outline-level="3"><text:bookmark-start text:name="__RefHeading___Toc2564_2883130625"/><text:span text:style-name="Énfasis"><text:span text:style-name="T197">Eliminar </text:span></text:span><text:span text:style-name="Énfasis"><text:span text:style-name="T208">Ensayo</text:span></text:span><text:span text:style-name="Énfasis"><text:span text:style-name="T197"> </text:span></text:span><text:span text:style-name="Énfasis"><text:span text:style-name="T203">&lt;&lt;</text:span></text:span><text:span text:style-name="Énfasis"><text:span text:style-name="T209">extiende</text:span></text:span><text:span text:style-name="Énfasis"><text:span text:style-name="T203">&gt;&gt; Editar </text:span></text:span><text:span text:style-name="Énfasis"><text:span text:style-name="T208">Ensayo</text:span></text:span><text:bookmark-end text:name="__RefHeading___Toc2564_2883130625"/></text:h>
                  <text:list>
                    <text:list-item text:start-value="1">
                      <text:p text:style-name="P694"><text:span text:style-name="Énfasis"><text:span text:style-name="T240">Descripción:</text:span></text:span><text:span text:style-name="Énfasis"><text:span text:style-name="T475"> </text:span></text:span><text:span text:style-name="Énfasis"><text:span text:style-name="T393">El caso de uso comienza cuando el usuario desea </text:span></text:span><text:span text:style-name="Énfasis"><text:span text:style-name="T418">eliminar un </text:span></text:span><text:span text:style-name="Énfasis"><text:span text:style-name="T419">ensayo</text:span></text:span><text:span text:style-name="Énfasis"><text:span text:style-name="T393">, selecciona la opción correspondiente </text:span></text:span><text:span text:style-name="Énfasis"><text:span text:style-name="T420">en la vista Editar </text:span></text:span><text:span text:style-name="Énfasis"><text:span text:style-name="T419">Ensayo</text:span></text:span><text:span text:style-name="Énfasis"><text:span text:style-name="T413">. </text:span></text:span><text:span text:style-name="Énfasis"><text:span text:style-name="T418">El sistema pide confirmación y el caso de uso finaliza cuando se elimina el </text:span></text:span><text:span text:style-name="Énfasis"><text:span text:style-name="T419">ensayo</text:span></text:span><text:span text:style-name="Énfasis"><text:span text:style-name="T418"> o el usuario cancela el caso de uso.</text:span></text:span></text:p>
                    </text:list-item>
                    <text:list-item>
                      <text:p text:style-name="P707"><text:span text:style-name="T168">Precondiciones:</text:span> <text:span text:style-name="T290">Existen ensayos registrados en el sistema.</text:span></text:p>
                    </text:list-item>
                    <text:list-item>
                      <text:p text:style-name="P726"><text:span text:style-name="T165">Restricciones:</text:span><text:span text:style-name="T160"> </text:span><text:span text:style-name="T39">El ensayo no tiene </text:span><text:span text:style-name="T43">análisis</text:span><text:span text:style-name="T39"> asociados.</text:span></text:p>
                    </text:list-item>
                    <text:list-item>
                      <text:p text:style-name="P746"><text:span text:style-name="Énfasis"><text:span text:style-name="T245">Postcondiciones:</text:span></text:span><text:span text:style-name="Énfasis"><text:span text:style-name="T256"> </text:span></text:span><text:span text:style-name="Énfasis"><text:span text:style-name="T110">S</text:span></text:span><text:span text:style-name="Énfasis"><text:span text:style-name="T111">e </text:span></text:span><text:span text:style-name="Énfasis"><text:span text:style-name="T125">eliminó</text:span></text:span><text:span text:style-name="Énfasis"><text:span text:style-name="T123"> el </text:span></text:span><text:span text:style-name="Énfasis"><text:span text:style-name="T129">ensayo</text:span></text:span><text:span text:style-name="Énfasis"><text:span text:style-name="T125">.</text:span></text:span></text:p>
                      <text:p text:style-name="P757"><text:span text:style-name="Énfasis"><text:span text:style-name="T125"/></text:span></text:p>
                    </text:list-item>
                  </text:list>
                </text:list-item>
                <text:list-item>
                  <text:h text:style-name="P453" text:outline-level="3"><text:bookmark-start text:name="__RefHeading___Toc12529_2160995450"/><text:span text:style-name="Énfasis"><text:span text:style-name="T197">Eliminar </text:span></text:span><text:span text:style-name="Énfasis"><text:span text:style-name="T210">Análisis</text:span></text:span><text:span text:style-name="Énfasis"><text:span text:style-name="T197"> </text:span></text:span><text:span text:style-name="Énfasis"><text:span text:style-name="T203">&lt;&lt;</text:span></text:span><text:span text:style-name="Énfasis"><text:span text:style-name="T209">extiende</text:span></text:span><text:span text:style-name="Énfasis"><text:span text:style-name="T203">&gt;&gt; Editar </text:span></text:span><text:span text:style-name="Énfasis"><text:span text:style-name="T210">Muestreo</text:span></text:span><text:bookmark-end text:name="__RefHeading___Toc12529_2160995450"/></text:h>
                  <text:list>
                    <text:list-item text:start-value="1">
                      <text:p text:style-name="P695"><text:span text:style-name="Énfasis"><text:span text:style-name="T240">Descripción:</text:span></text:span><text:span text:style-name="Énfasis"><text:span text:style-name="T475"> </text:span></text:span><text:span text:style-name="Énfasis"><text:span text:style-name="T393">El caso de uso comienza cuando el usuario desea </text:span></text:span><text:span text:style-name="Énfasis"><text:span text:style-name="T418">eliminar un </text:span></text:span><text:span text:style-name="Énfasis"><text:span text:style-name="T433">análisis</text:span></text:span><text:span text:style-name="Énfasis"><text:span text:style-name="T393">, selecciona la opción correspondiente </text:span></text:span><text:span text:style-name="Énfasis"><text:span text:style-name="T420">en la vista Editar </text:span></text:span><text:span text:style-name="Énfasis"><text:span text:style-name="T421">Muestreo</text:span></text:span><text:span text:style-name="Énfasis"><text:span text:style-name="T413">. </text:span></text:span><text:span text:style-name="Énfasis"><text:span text:style-name="T418">El sistema pide confirmación y el caso de uso finaliza cuando se elimina el </text:span></text:span><text:span text:style-name="Énfasis"><text:span text:style-name="T433">análisis</text:span></text:span><text:span text:style-name="Énfasis"><text:span text:style-name="T418"> o el usuario cancela el caso de uso.</text:span></text:span></text:p>
                    </text:list-item>
                    <text:list-item>
                      <text:p text:style-name="P708"><text:span text:style-name="T168">Precondiciones:</text:span> <text:span text:style-name="T290">Existen análisis registrados en el sistema asociados al muestreo.</text:span></text:p>
                    </text:list-item>
                    <text:list-item>
                      <text:p text:style-name="P727"><text:span text:style-name="T165">Restricciones:</text:span><text:span text:style-name="T160"> </text:span><text:span text:style-name="T39">El </text:span><text:span text:style-name="T43">análisis</text:span><text:span text:style-name="T39"> n</text:span><text:span text:style-name="T40">o fue realizado ni tiene resultado asociado.</text:span></text:p>
                    </text:list-item>
                    <text:list-item>
                      <text:p text:style-name="P599"><text:span text:style-name="Énfasis"><text:span text:style-name="T245">Postcondiciones:</text:span></text:span><text:span text:style-name="Énfasis"><text:span text:style-name="T256"> </text:span></text:span><text:span text:style-name="Énfasis"><text:span text:style-name="T110">S</text:span></text:span><text:span text:style-name="Énfasis"><text:span text:style-name="T111">e </text:span></text:span><text:span text:style-name="Énfasis"><text:span text:style-name="T125">eliminó</text:span></text:span><text:span text:style-name="Énfasis"><text:span text:style-name="T123"> el </text:span></text:span><text:span text:style-name="Énfasis"><text:span text:style-name="T133">análisis.</text:span></text:span></text:p>
                    </text:list-item>
                  </text:list>
                </text:list-item>
              </text:list>
            </text:list-item>
          </text:list>
        </text:list-item>
      </text:list>
      <text:p text:style-name="P20"><text:span text:style-name="Énfasis"><text:span text:style-name="T125"/></text:span></text:p>
      <text:list xml:id="list205856755125658" text:continue-numbering="true" text:style-name="L1">
        <text:list-item>
          <text:list>
            <text:list-item>
              <text:list>
                <text:list-item>
                  <text:h text:style-name="P437" text:outline-level="3"><text:bookmark-start text:name="__RefHeading___Toc2566_2883130625"/><text:span text:style-name="Énfasis"><text:span text:style-name="T197">Eliminar Límite </text:span></text:span><text:span text:style-name="Énfasis"><text:span text:style-name="T211">&lt;&lt;</text:span></text:span><text:span text:style-name="Énfasis"><text:span text:style-name="T209">extiende</text:span></text:span><text:span text:style-name="Énfasis"><text:span text:style-name="T211">&gt;&gt; Editar Límite</text:span></text:span><text:bookmark-end text:name="__RefHeading___Toc2566_2883130625"/></text:h>
                  <text:list>
                    <text:list-item text:start-value="1">
                      <text:p text:style-name="P696"><text:span text:style-name="Énfasis"><text:span text:style-name="T240">Descripción:</text:span></text:span><text:span text:style-name="Énfasis"><text:span text:style-name="T475"> </text:span></text:span><text:span text:style-name="Énfasis"><text:span text:style-name="T393">El caso de uso comienza cuando el usuario desea </text:span></text:span><text:span text:style-name="Énfasis"><text:span text:style-name="T418">eliminar un </text:span></text:span><text:span text:style-name="Énfasis"><text:span text:style-name="T422">límite</text:span></text:span><text:span text:style-name="Énfasis"><text:span text:style-name="T393">, selecciona la opción correspondiente </text:span></text:span><text:span text:style-name="Énfasis"><text:span text:style-name="T423">en la vista Editar Límite</text:span></text:span><text:span text:style-name="Énfasis"><text:span text:style-name="T413">. </text:span></text:span><text:span text:style-name="Énfasis"><text:span text:style-name="T418">El sistema pide confirmación y el caso de uso finaliza cuando se elimina el </text:span></text:span><text:span text:style-name="Énfasis"><text:span text:style-name="T422">límite</text:span></text:span><text:span text:style-name="Énfasis"><text:span text:style-name="T418"> o el usuario cancela el caso de uso.</text:span></text:span></text:p>
                    </text:list-item>
                    <text:list-item>
                      <text:p text:style-name="P709"><text:span text:style-name="T168">Precondiciones:</text:span> <text:span text:style-name="T290">Existen análisis registrados en el sistema. Existen Requisitos registrados en el sistema.</text:span></text:p>
                    </text:list-item>
                    <text:list-item>
                      <text:p text:style-name="P728"><text:span text:style-name="T165">Restricciones:</text:span><text:span text:style-name="T160"> </text:span><text:span text:style-name="T41">No definidas.</text:span></text:p>
                    </text:list-item>
                    <text:list-item>
                      <text:p text:style-name="P746"><text:span text:style-name="Énfasis"><text:span text:style-name="T245">Postcondiciones:</text:span></text:span><text:span text:style-name="Énfasis"><text:span text:style-name="T256"> </text:span></text:span><text:span text:style-name="Énfasis"><text:span text:style-name="T110">S</text:span></text:span><text:span text:style-name="Énfasis"><text:span text:style-name="T111">e </text:span></text:span><text:span text:style-name="Énfasis"><text:span text:style-name="T125">eliminó</text:span></text:span><text:span text:style-name="Énfasis"><text:span text:style-name="T123"> el </text:span></text:span><text:span text:style-name="Énfasis"><text:span text:style-name="T130">límite</text:span></text:span><text:span text:style-name="Énfasis"><text:span text:style-name="T125">.</text:span></text:span></text:p>
                    </text:list-item>
                  </text:list>
                </text:list-item>
              </text:list>
            </text:list-item>
          </text:list>
        </text:list-item>
      </text:list>
      <text:p text:style-name="P23"><text:span text:style-name="Énfasis"><text:span text:style-name="T125"/></text:span></text:p>
      <text:list xml:id="list205856578737854" text:continue-numbering="true" text:style-name="L1">
        <text:list-item>
          <text:list>
            <text:list-item>
              <text:list>
                <text:list-item>
                  <text:h text:style-name="P437" text:outline-level="3"><text:bookmark-start text:name="__RefHeading___Toc2568_2883130625"/><text:span text:style-name="Énfasis"><text:span text:style-name="T197">Verificar Resultado </text:span></text:span><text:span text:style-name="Énfasis"><text:span text:style-name="T212">&lt;&lt;incluye&gt;&gt; Ver Resultados </text:span></text:span><text:span text:style-name="Énfasis"><text:span text:style-name="T213">de Muestreo</text:span></text:span><text:bookmark-end text:name="__RefHeading___Toc2568_2883130625"/></text:h>
                  <text:list>
                    <text:list-item text:start-value="1">
                      <text:p text:style-name="P697"><text:span text:style-name="Énfasis"><text:span text:style-name="T240">Descripción:</text:span></text:span><text:span text:style-name="Énfasis"><text:span text:style-name="T475"> </text:span></text:span><text:span text:style-name="Énfasis"><text:span text:style-name="T393">El caso de uso comienza cuando el </text:span></text:span><text:span text:style-name="Énfasis"><text:span text:style-name="T424">Verificador desea indicar que un resultado ha sido verificado y validado. Para esto selecciona la </text:span></text:span><text:span text:style-name="Énfasis"><text:span text:style-name="T433">opción</text:span></text:span><text:span text:style-name="Énfasis"><text:span text:style-name="T424"> correspondiente </text:span></text:span><text:span text:style-name="Énfasis"><text:span text:style-name="T425">en la vista</text:span></text:span><text:span text:style-name="Énfasis"><text:span text:style-name="T424"> Ver Resultados </text:span></text:span><text:span text:style-name="Énfasis"><text:span text:style-name="T425">de Muestreo</text:span></text:span><text:span text:style-name="Énfasis"><text:span text:style-name="T424">.</text:span></text:span><text:span text:style-name="Énfasis"><text:span text:style-name="T413"> </text:span></text:span><text:span text:style-name="Énfasis"><text:span text:style-name="T418">El sistema pide confirmación y el caso de uso finaliza cuando </text:span></text:span><text:span text:style-name="Énfasis"><text:span text:style-name="T426">se asocia el verificador al resultado seleccionado o el usuario cancela el caso de uso.</text:span></text:span></text:p>
                    </text:list-item>
                    <text:list-item>
                      <text:p text:style-name="P710"><text:span text:style-name="T168">Precondiciones:</text:span> <text:span text:style-name="T292">Existen resultados registrados en el sistema.</text:span></text:p>
                    </text:list-item>
                    <text:list-item>
                      <text:p text:style-name="P729"><text:span text:style-name="T165">Restricciones:</text:span><text:span text:style-name="T160"> </text:span><text:span text:style-name="T42">Solo se puede verificar una única vez.</text:span></text:p>
                    </text:list-item>
                    <text:list-item>
                      <text:p text:style-name="P747"><text:span text:style-name="Énfasis"><text:span text:style-name="T245">Postcondiciones:</text:span></text:span><text:span text:style-name="Énfasis"><text:span text:style-name="T256"> </text:span></text:span><text:span text:style-name="Énfasis"><text:span text:style-name="T131">Se actualizo el atributo de verificado en el resultado.</text:span></text:span></text:p>
                    </text:list-item>
                  </text:list>
                </text:list-item>
              </text:list>
            </text:list-item>
          </text:list>
        </text:list-item>
      </text:list>
      <text:p text:style-name="P24"><text:span text:style-name="Énfasis"><text:span text:style-name="T125"/></text:span></text:p>
      <text:list xml:id="list205854725508019" text:continue-numbering="true" text:style-name="L1">
        <text:list-item>
          <text:list>
            <text:list-item>
              <text:h text:style-name="P413" text:outline-level="2"><text:bookmark-start text:name="__RefHeading___Toc1737_119258343"/><text:soft-page-break/><text:span text:style-name="Énfasis"><text:span text:style-name="T237">Analista</text:span></text:span><text:bookmark-end text:name="__RefHeading___Toc1737_119258343"/></text:h>
              <text:list>
                <text:list-item>
                  <text:h text:style-name="P440" text:outline-level="3"><text:bookmark-start text:name="__RefHeading___Toc1739_119258343"/><text:span text:style-name="Énfasis"><text:span text:style-name="T214">Ingresar Resultado de Muestreo </text:span></text:span><text:span text:style-name="Énfasis"><text:span text:style-name="T215">o Pool </text:span></text:span><text:span text:style-name="Énfasis"><text:span text:style-name="T216">&lt;&lt;extiende&gt;&gt; Ver Resultados de Muestreos </text:span></text:span><text:bookmark-end text:name="__RefHeading___Toc1739_119258343"/></text:h>
                  <text:list>
                    <text:list-item text:start-value="1">
                      <text:p text:style-name="P530"><text:span text:style-name="Énfasis"><text:span text:style-name="T240">Descripción: </text:span></text:span><text:span text:style-name="Énfasis"><text:span text:style-name="T98">El caso de uso comienza cuando un usuario desea ingresar un resultado de análisis a un muestreo </text:span></text:span><text:span text:style-name="Énfasis"><text:span text:style-name="T99">o pool </text:span></text:span><text:span text:style-name="Énfasis"><text:span text:style-name="T98">determinado </text:span></text:span><text:span text:style-name="Énfasis"><text:span text:style-name="T100">en la vista Ver Resultados de Muestreos</text:span></text:span><text:span text:style-name="Énfasis"><text:span text:style-name="T98">. El usuario ingresa</text:span></text:span><text:span text:style-name="Énfasis"><text:span text:style-name="T101"> </text:span></text:span><text:span text:style-name="Énfasis"><text:span text:style-name="T98">los valores correspondientes. El caso de uso finaliza cuando el sistema comprueba la validez de los datos ingresados y guarda los datos o el usuario cancela.</text:span></text:span></text:p>
                    </text:list-item>
                    <text:list-item>
                      <text:p text:style-name="P579">Precondiciones: <text:span text:style-name="T63">E</text:span><text:span text:style-name="T64">l usuario tiene los privilegios de Analista. E</text:span><text:span text:style-name="T63">xisten muestreos </text:span><text:span text:style-name="T65">o pooles de muestreo</text:span><text:span text:style-name="T63"> ingresados en el sistema. </text:span></text:p>
                    </text:list-item>
                    <text:list-item>
                      <text:p text:style-name="P586">Restricciones: <text:span text:style-name="T58">Los datos de resultados pueden variar de tipo dependiendo del tipo de análisis, enumerados o numéricos. </text:span></text:p>
                    </text:list-item>
                    <text:list-item>
                      <text:p text:style-name="P579">Flujo Principal:</text:p>
                    </text:list-item>
                  </text:list>
                </text:list-item>
              </text:list>
            </text:list-item>
          </text:list>
        </text:list-item>
      </text:list>
      <text:p text:style-name="P385"/>
      <table:table table:name="Tabla99" table:style-name="Tabla99">
        <table:table-column table:style-name="Tabla99.A"/>
        <table:table-column table:style-name="Tabla99.B"/>
        <table:table-column table:style-name="Tabla99.C"/>
        <table:table-column table:style-name="Tabla99.D"/>
        <table:table-header-rows>
          <table:table-row table:style-name="Tabla99.1">
            <table:table-cell table:style-name="Tabla99.A1" office:value-type="string">
              <text:p text:style-name="P54">#</text:p>
            </table:table-cell>
            <table:table-cell table:style-name="Tabla99.A1" office:value-type="string">
              <text:p text:style-name="P54">Usuario</text:p>
            </table:table-cell>
            <table:table-cell table:style-name="Tabla99.A1" office:value-type="string">
              <text:p text:style-name="P73">#</text:p>
            </table:table-cell>
            <table:table-cell table:style-name="Tabla99.D1" office:value-type="string">
              <text:p text:style-name="P54">Sistema</text:p>
            </table:table-cell>
          </table:table-row>
        </table:table-header-rows>
        <table:table-row>
          <table:table-cell table:style-name="Tabla99.A3" office:value-type="string">
            <text:p text:style-name="P137"/>
          </table:table-cell>
          <table:table-cell table:style-name="Tabla99.B2" office:value-type="string">
            <text:p text:style-name="P258"/>
          </table:table-cell>
          <table:table-cell table:style-name="Tabla99.C2" office:value-type="string">
            <text:p text:style-name="P171">1</text:p>
          </table:table-cell>
          <table:table-cell table:style-name="Tabla99.D2" office:value-type="string">
            <text:p text:style-name="P259">Muestra los campos disponibles para ingresar datos.</text:p>
          </table:table-cell>
        </table:table-row>
        <table:table-row>
          <table:table-cell table:style-name="Tabla99.A3" office:value-type="string">
            <text:p text:style-name="P137">2</text:p>
          </table:table-cell>
          <table:table-cell table:style-name="Tabla99.B3" office:value-type="string">
            <text:p text:style-name="P258">Ingresa los valores del resultado.</text:p>
          </table:table-cell>
          <table:table-cell table:style-name="Tabla99.C3" office:value-type="string">
            <text:p text:style-name="P171">3</text:p>
          </table:table-cell>
          <table:table-cell table:style-name="Tabla99.D3" office:value-type="string">
            <text:p text:style-name="P258">Valida los datos ingresados.</text:p>
          </table:table-cell>
        </table:table-row>
        <table:table-row>
          <table:table-cell table:style-name="Tabla99.A4" office:value-type="string">
            <text:p text:style-name="P137"/>
          </table:table-cell>
          <table:table-cell table:style-name="Tabla99.B4" office:value-type="string">
            <text:p text:style-name="P206"/>
          </table:table-cell>
          <table:table-cell table:style-name="Tabla99.C4" office:value-type="string">
            <text:p text:style-name="P171">4</text:p>
          </table:table-cell>
          <table:table-cell table:style-name="Tabla99.D4" office:value-type="string">
            <text:p text:style-name="P258">Crea el resultado asociado al muestreo.</text:p>
          </table:table-cell>
        </table:table-row>
      </table:table>
      <text:list xml:id="list205855861952942" text:continue-numbering="true" text:style-name="L1">
        <text:list-item>
          <text:list>
            <text:list-item>
              <text:list>
                <text:list-item>
                  <text:list>
                    <text:list-header>
                      <text:p text:style-name="P627"/>
                    </text:list-header>
                    <text:list-item>
                      <text:p text:style-name="P580">Flujo Alternativo:</text:p>
                    </text:list-item>
                  </text:list>
                </text:list-item>
              </text:list>
            </text:list-item>
          </text:list>
        </text:list-item>
      </text:list>
      <text:p text:style-name="P386"/>
      <table:table table:name="Tabla100" table:style-name="Tabla100">
        <table:table-column table:style-name="Tabla100.A"/>
        <table:table-column table:style-name="Tabla100.B"/>
        <table:table-column table:style-name="Tabla100.C"/>
        <table:table-row table:style-name="Tabla100.1">
          <table:table-cell table:style-name="Tabla100.A1" office:value-type="string">
            <text:p text:style-name="P54">#</text:p>
          </table:table-cell>
          <table:table-cell table:style-name="Tabla100.A1" office:value-type="string">
            <text:p text:style-name="P54">Usuario</text:p>
          </table:table-cell>
          <table:table-cell table:style-name="Tabla100.C1" office:value-type="string">
            <text:p text:style-name="P54">Sistema</text:p>
          </table:table-cell>
        </table:table-row>
        <table:table-row>
          <table:table-cell table:style-name="Tabla100.A2" office:value-type="string">
            <text:p text:style-name="P138">2.a</text:p>
          </table:table-cell>
          <table:table-cell table:style-name="Tabla100.B2" office:value-type="string">
            <text:p text:style-name="P258">Ingresa valores no válidos o deja campos vacíos.</text:p>
          </table:table-cell>
          <table:table-cell table:style-name="Tabla100.C2" office:value-type="string">
            <text:p text:style-name="P258">Muestra el mensaje correspondiente según el error detectado.</text:p>
          </table:table-cell>
        </table:table-row>
        <table:table-row>
          <table:table-cell table:style-name="Tabla100.A3" office:value-type="string">
            <text:p text:style-name="P138">2.a.1</text:p>
          </table:table-cell>
          <table:table-cell table:style-name="Tabla100.B3" office:value-type="string">
            <text:p text:style-name="P258">Corrige los datos ingresados o completa los campos obligatorios.</text:p>
          </table:table-cell>
          <table:table-cell table:style-name="Tabla100.C3" office:value-type="string">
            <text:p text:style-name="P258">Valida los nuevo datos ingresados.</text:p>
          </table:table-cell>
        </table:table-row>
        <table:table-row>
          <table:table-cell table:style-name="Tabla100.A4" office:value-type="string">
            <text:p text:style-name="P138">2.a.2</text:p>
          </table:table-cell>
          <table:table-cell table:style-name="Tabla100.B4" office:value-type="string">
            <text:p text:style-name="P258">Cancela el caso de uso.</text:p>
          </table:table-cell>
          <table:table-cell table:style-name="Tabla100.C4" office:value-type="string">
            <text:p text:style-name="P258">Finaliza el caso de uso.</text:p>
          </table:table-cell>
        </table:table-row>
      </table:table>
      <text:list xml:id="list205856580637254" text:continue-numbering="true" text:style-name="L1">
        <text:list-item>
          <text:list>
            <text:list-item>
              <text:list>
                <text:list-item>
                  <text:list>
                    <text:list-header>
                      <text:p text:style-name="P640"><text:span text:style-name="Énfasis"><text:span text:style-name="T241"/></text:span></text:p>
                    </text:list-header>
                    <text:list-item>
                      <text:p text:style-name="P600"><text:span text:style-name="Énfasis"><text:span text:style-name="T241">Postcondiciones: </text:span></text:span><text:span text:style-name="Énfasis"><text:span text:style-name="T105">Se crearon los resultados y se asociaron con el muestreo </text:span></text:span><text:span text:style-name="Énfasis"><text:span text:style-name="T106">o pool</text:span></text:span><text:span text:style-name="Énfasis"><text:span text:style-name="T105">.</text:span></text:span></text:p>
                      <text:p text:style-name="P601"><text:span text:style-name="Énfasis"><text:span text:style-name="T241"/></text:span></text:p>
                    </text:list-item>
                  </text:list>
                </text:list-item>
                <text:list-item>
                  <text:h text:style-name="P441" text:outline-level="3"><text:bookmark-start text:name="__RefHeading___Toc5315_1107466001"/><text:span text:style-name="Énfasis"><text:span text:style-name="T217">Editar Resultado de Muestreo o Pool </text:span></text:span><text:span text:style-name="Énfasis"><text:span text:style-name="T218">&lt;&lt;extiende&gt;&gt; Ver Resultados de Muestreos</text:span></text:span><text:bookmark-end text:name="__RefHeading___Toc5315_1107466001"/></text:h>
                  <text:list>
                    <text:list-item text:start-value="1">
                      <text:p text:style-name="P531"><text:span text:style-name="Énfasis"><text:span text:style-name="T240">Descripción: </text:span></text:span><text:span text:style-name="Énfasis"><text:span text:style-name="T98">El caso de uso comienza cuando un usuario desea </text:span></text:span><text:span text:style-name="Énfasis"><text:span text:style-name="T145">editar</text:span></text:span><text:span text:style-name="Énfasis"><text:span text:style-name="T98"> un resultado de análisis </text:span></text:span><text:span text:style-name="Énfasis"><text:span text:style-name="T145">de </text:span></text:span><text:span text:style-name="Énfasis"><text:span text:style-name="T98">un muestreo </text:span></text:span><text:span text:style-name="Énfasis"><text:span text:style-name="T99">o pool </text:span></text:span><text:span text:style-name="Énfasis"><text:span text:style-name="T98">determinado. El usuario selecciona la opción correspondiente y <text:s/></text:span></text:span><text:span text:style-name="Énfasis"><text:span text:style-name="T102">en la vista Ver Resultados de Muestreos</text:span></text:span><text:span text:style-name="Énfasis"><text:span text:style-name="T145">.</text:span></text:span><text:span text:style-name="Énfasis"><text:span text:style-name="T98"> El usuario </text:span></text:span><text:span text:style-name="Énfasis"><text:span text:style-name="T101">modifica </text:span></text:span><text:span text:style-name="Énfasis"><text:span text:style-name="T98">los valores. El caso de uso finaliza cuando el sistema comprueba la validez de los datos ingresados y guarda los datos o el usuario cancela.</text:span></text:span></text:p>
                    </text:list-item>
                    <text:list-item>
                      <text:p text:style-name="P581">Precondiciones: <text:span text:style-name="T63">E</text:span><text:span text:style-name="T64">l usuario tiene los privilegios de Analista. E</text:span><text:span text:style-name="T63">xisten muestreos </text:span><text:span text:style-name="T65">o pooles de muestreo</text:span><text:span text:style-name="T63"> ingresados en el sistema. </text:span></text:p>
                    </text:list-item>
                    <text:list-item>
                      <text:p text:style-name="P587">Restricciones: <text:span text:style-name="T58">Los datos de resultados pueden variar de tipo dependiendo del tipo de análisis, enumerados o numéricos. </text:span><text:span text:style-name="T59">Los resultados ya ingresados no han sido verificados.</text:span></text:p>
                    </text:list-item>
                    <text:list-item>
                      <text:p text:style-name="P581">Flujo Principal:</text:p>
                    </text:list-item>
                  </text:list>
                </text:list-item>
              </text:list>
            </text:list-item>
          </text:list>
        </text:list-item>
      </text:list>
      <text:p text:style-name="P387"/>
      <table:table table:name="Tabla101" table:style-name="Tabla101">
        <table:table-column table:style-name="Tabla101.A"/>
        <table:table-column table:style-name="Tabla101.B"/>
        <table:table-column table:style-name="Tabla101.C"/>
        <table:table-column table:style-name="Tabla101.D"/>
        <table:table-header-rows>
          <table:table-row table:style-name="Tabla101.1">
            <table:table-cell table:style-name="Tabla101.A1" office:value-type="string">
              <text:p text:style-name="P55">#</text:p>
            </table:table-cell>
            <table:table-cell table:style-name="Tabla101.A1" office:value-type="string">
              <text:p text:style-name="P55">Usuario</text:p>
            </table:table-cell>
            <table:table-cell table:style-name="Tabla101.A1" office:value-type="string">
              <text:p text:style-name="P74">#</text:p>
            </table:table-cell>
            <table:table-cell table:style-name="Tabla101.D1" office:value-type="string">
              <text:p text:style-name="P55">Sistema</text:p>
            </table:table-cell>
          </table:table-row>
        </table:table-header-rows>
        <table:table-row>
          <table:table-cell table:style-name="Tabla101.A2" office:value-type="string">
            <text:p text:style-name="P97"/>
          </table:table-cell>
          <table:table-cell table:style-name="Tabla101.B2" office:value-type="string">
            <text:p text:style-name="P207"/>
          </table:table-cell>
          <table:table-cell table:style-name="Tabla101.C2" office:value-type="string">
            <text:p text:style-name="P172">1</text:p>
          </table:table-cell>
          <table:table-cell table:style-name="Tabla101.D2" office:value-type="string">
            <text:p text:style-name="P259">Muestra la vista con los campos disponibles para modificación con los datos actuales registrados.</text:p>
          </table:table-cell>
        </table:table-row>
        <table:table-row>
          <table:table-cell table:style-name="Tabla101.A3" office:value-type="string">
            <text:p text:style-name="P97">2</text:p>
          </table:table-cell>
          <table:table-cell table:style-name="Tabla101.B3" office:value-type="string">
            <text:p text:style-name="P259">Modifica los datos.</text:p>
          </table:table-cell>
          <table:table-cell table:style-name="Tabla101.C3" office:value-type="string">
            <text:p text:style-name="P172">3</text:p>
          </table:table-cell>
          <table:table-cell table:style-name="Tabla101.D3" office:value-type="string">
            <text:p text:style-name="P259">Valida los valores ingresados.</text:p>
          </table:table-cell>
        </table:table-row>
        <table:table-row>
          <table:table-cell table:style-name="Tabla101.A4" office:value-type="string">
            <text:p text:style-name="P97"/>
          </table:table-cell>
          <table:table-cell table:style-name="Tabla101.B4" office:value-type="string">
            <text:p text:style-name="P207"/>
          </table:table-cell>
          <table:table-cell table:style-name="Tabla101.C4" office:value-type="string">
            <text:p text:style-name="P172">4</text:p>
          </table:table-cell>
          <table:table-cell table:style-name="Tabla101.D4" office:value-type="string">
            <text:p text:style-name="P259">Actualiza el Resultado.</text:p>
          </table:table-cell>
        </table:table-row>
      </table:table>
      <text:list xml:id="list205855707475224" text:continue-numbering="true" text:style-name="L1">
        <text:list-item>
          <text:list>
            <text:list-item>
              <text:list>
                <text:list-item>
                  <text:list>
                    <text:list-header>
                      <text:p text:style-name="P628"/>
                    </text:list-header>
                    <text:list-item>
                      <text:p text:style-name="P582">Flujo Alternativo:</text:p>
                    </text:list-item>
                  </text:list>
                </text:list-item>
              </text:list>
            </text:list-item>
          </text:list>
        </text:list-item>
      </text:list>
      <text:p text:style-name="P388"/>
      <table:table table:name="Tabla102" table:style-name="Tabla102">
        <table:table-column table:style-name="Tabla102.A"/>
        <table:table-column table:style-name="Tabla102.B"/>
        <table:table-column table:style-name="Tabla102.C"/>
        <table:table-header-rows>
          <text:soft-page-break/>
          <table:table-row table:style-name="Tabla102.1">
            <table:table-cell table:style-name="Tabla102.A1" office:value-type="string">
              <text:p text:style-name="P55">#</text:p>
            </table:table-cell>
            <table:table-cell table:style-name="Tabla102.A1" office:value-type="string">
              <text:p text:style-name="P55">Usuario</text:p>
            </table:table-cell>
            <table:table-cell table:style-name="Tabla102.C1" office:value-type="string">
              <text:p text:style-name="P55">Sistema</text:p>
            </table:table-cell>
          </table:table-row>
        </table:table-header-rows>
        <table:table-row>
          <table:table-cell table:style-name="Tabla102.A2" office:value-type="string">
            <text:p text:style-name="P137">2.a</text:p>
          </table:table-cell>
          <table:table-cell table:style-name="Tabla102.B2" office:value-type="string">
            <text:p text:style-name="P259">Ingresa valores no válidos o deja campos obligatorios vacíos.</text:p>
          </table:table-cell>
          <table:table-cell table:style-name="Tabla102.C2" office:value-type="string">
            <text:p text:style-name="P259">Muestra el mensaje correspondiente según el error detectado.</text:p>
          </table:table-cell>
        </table:table-row>
        <table:table-row>
          <table:table-cell table:style-name="Tabla102.A3" office:value-type="string">
            <text:p text:style-name="P97">2.<text:span text:style-name="T347">a.1</text:span></text:p>
          </table:table-cell>
          <table:table-cell table:style-name="Tabla102.B3" office:value-type="string">
            <text:p text:style-name="P259">Corrige los valores o ingresa datos en el campo vacío.</text:p>
          </table:table-cell>
          <table:table-cell table:style-name="Tabla102.C3" office:value-type="string">
            <text:p text:style-name="P259">Valida los nuevos datos.</text:p>
          </table:table-cell>
        </table:table-row>
        <table:table-row>
          <table:table-cell table:style-name="Tabla102.A4" office:value-type="string">
            <text:p text:style-name="P137">2.a.2</text:p>
          </table:table-cell>
          <table:table-cell table:style-name="Tabla102.B4" office:value-type="string">
            <text:p text:style-name="P260">Cancela el caso de uso.</text:p>
          </table:table-cell>
          <table:table-cell table:style-name="Tabla102.C4" office:value-type="string">
            <text:p text:style-name="P260">Finaliza el caso de uso.</text:p>
          </table:table-cell>
        </table:table-row>
      </table:table>
      <text:list xml:id="list205855258896340" text:continue-numbering="true" text:style-name="L1">
        <text:list-item>
          <text:list>
            <text:list-item>
              <text:list>
                <text:list-item>
                  <text:list>
                    <text:list-header>
                      <text:p text:style-name="P641"><text:span text:style-name="Énfasis"><text:span text:style-name="T241"/></text:span></text:p>
                    </text:list-header>
                    <text:list-item>
                      <text:p text:style-name="P602"><text:span text:style-name="Énfasis"><text:span text:style-name="T241">Postcondiciones: </text:span></text:span><text:span text:style-name="Énfasis"><text:span text:style-name="T105">Se </text:span></text:span><text:span text:style-name="Énfasis"><text:span text:style-name="T147">actualizaron los</text:span></text:span><text:span text:style-name="Énfasis"><text:span text:style-name="T105"> resultados.</text:span></text:span></text:p>
                    </text:list-item>
                  </text:list>
                </text:list-item>
              </text:list>
            </text:list-item>
          </text:list>
        </text:list-item>
      </text:list>
      <text:p text:style-name="P14"><text:span text:style-name="Énfasis"><text:span text:style-name="T105"/></text:span></text:p>
      <text:list xml:id="list205856847163526" text:continue-numbering="true" text:style-name="L1">
        <text:list-item>
          <text:list>
            <text:list-item>
              <text:list>
                <text:list-item>
                  <text:h text:style-name="P442" text:outline-level="3"><text:bookmark-start text:name="__RefHeading___Toc2570_2883130625"/><text:span text:style-name="Énfasis"><text:span text:style-name="T219">Eliminar</text:span></text:span><text:span text:style-name="Énfasis"><text:span text:style-name="T220"> Resultado de </text:span></text:span><text:span text:style-name="Énfasis"><text:span text:style-name="T219">Muestreo o </text:span></text:span><text:span text:style-name="Énfasis"><text:span text:style-name="T220">Pool </text:span></text:span><text:span text:style-name="Énfasis"><text:span text:style-name="T219">&lt;&lt;extiende&gt;&gt; Editar Resultado de Muestreo o Pool</text:span></text:span><text:bookmark-end text:name="__RefHeading___Toc2570_2883130625"/></text:h>
                  <text:list>
                    <text:list-item text:start-value="1">
                      <text:p text:style-name="P532"><text:span text:style-name="Énfasis"><text:span text:style-name="T240">Descripción: </text:span></text:span><text:span text:style-name="Énfasis"><text:span text:style-name="T106">El caso de uso comienza cuando un usuario </text:span></text:span><text:span text:style-name="Énfasis"><text:span text:style-name="T107">desea eliminar resultados ya ingresados, </text:span></text:span><text:span text:style-name="Énfasis"><text:span text:style-name="T106">selecciona la opción correspondiente </text:span></text:span><text:span text:style-name="Énfasis"><text:span text:style-name="T108">en la vista Editar Resultado de Muestreo</text:span></text:span><text:span text:style-name="Énfasis"><text:span text:style-name="T107">. El sistema pide confirmación, luego el caso de uso finaliza cuando el usuario confirma la eliminación o cancela.</text:span></text:span></text:p>
                    </text:list-item>
                    <text:list-item>
                      <text:p text:style-name="P583">Precondiciones: <text:span text:style-name="T60">E</text:span><text:span text:style-name="T61">l usuario tiene los privilegios de Analista. E</text:span><text:span text:style-name="T60">xisten </text:span><text:span text:style-name="T61">muestreos o pooles de muestreo ingresados en el sistema. </text:span></text:p>
                    </text:list-item>
                    <text:list-item>
                      <text:p text:style-name="P543"><text:span text:style-name="T165">Restricciones: </text:span><text:span text:style-name="T56">Los resultados ya ingresados no han sido verificados.</text:span></text:p>
                    </text:list-item>
                    <text:list-item>
                      <text:p text:style-name="P602"><text:span text:style-name="Énfasis"><text:span text:style-name="T241">Postcondiciones: </text:span></text:span><text:span text:style-name="Énfasis"><text:span text:style-name="T103">Los resultados se eliminaron.</text:span></text:span></text:p>
                    </text:list-item>
                  </text:list>
                </text:list-item>
              </text:list>
            </text:list-item>
          </text:list>
        </text:list-item>
      </text:list>
      <text:list xml:id="list205855035881019" text:continue-list="list205854616988368" text:style-name="L4">
        <text:list-item>
          <text:list>
            <text:list-item>
              <text:list>
                <text:list-item>
                  <text:list>
                    <text:list-header>
                      <text:p text:style-name="P662"/>
                    </text:list-header>
                  </text:list>
                </text:list-item>
              </text:list>
            </text:list-item>
          </text:list>
        </text:list-item>
      </text:list>
      <text:list xml:id="list205855312041760" text:continue-list="list205856847163526" text:style-name="L1">
        <text:list-item>
          <text:list>
            <text:list-item>
              <text:list>
                <text:list-item>
                  <text:h text:style-name="P443" text:outline-level="3"><text:bookmark-start text:name="__RefHeading___Toc2572_2883130625"/><text:span text:style-name="Énfasis"><text:span text:style-name="T221">Separar Pool de Muestreo </text:span></text:span><text:span text:style-name="Énfasis"><text:span text:style-name="T222">&lt;&lt;extiende&gt;&gt; Ver Resultados de Muestreos</text:span></text:span><text:bookmark-end text:name="__RefHeading___Toc2572_2883130625"/></text:h>
                  <text:list>
                    <text:list-item text:start-value="1">
                      <text:p text:style-name="P533"><text:span text:style-name="Énfasis"><text:span text:style-name="T240">Descripción: </text:span></text:span><text:span text:style-name="Énfasis"><text:span text:style-name="T106">El caso de uso comienza cuando un usuario </text:span></text:span><text:span text:style-name="Énfasis"><text:span text:style-name="T107">desea </text:span></text:span><text:span text:style-name="Énfasis"><text:span text:style-name="T109">separar los muestreos que conforman un pool. Selecciona la opción correspondiente sobre el pool y el sistema pide confirmación. El caso de uso finaliza cuando el usuario confirma y el sistema genera los muestreos individuales o el usuario no confirma y se cancela el caso de uso.</text:span></text:span></text:p>
                    </text:list-item>
                    <text:list-item>
                      <text:p text:style-name="P584">Precondiciones: <text:span text:style-name="T60">E</text:span><text:span text:style-name="T61">l usuario tiene los privilegios de Analista. E</text:span><text:span text:style-name="T60">xisten </text:span><text:span text:style-name="T61">pooles de muestreo ingresados en el sistema. </text:span><text:span text:style-name="T62">El pool seleccionado tiene resultados asociados y verificados.</text:span></text:p>
                    </text:list-item>
                    <text:list-item>
                      <text:p text:style-name="P588">Restricciones: <text:span text:style-name="T62">No definidas.</text:span></text:p>
                    </text:list-item>
                    <text:list-item>
                      <text:p text:style-name="P584">Flujo Principal:</text:p>
                    </text:list-item>
                  </text:list>
                </text:list-item>
              </text:list>
            </text:list-item>
          </text:list>
        </text:list-item>
      </text:list>
      <text:p text:style-name="P388"/>
      <table:table table:name="Tabla105" table:style-name="Tabla105">
        <table:table-column table:style-name="Tabla105.A"/>
        <table:table-column table:style-name="Tabla105.B"/>
        <table:table-column table:style-name="Tabla105.C"/>
        <table:table-column table:style-name="Tabla105.D"/>
        <table:table-header-rows>
          <table:table-row table:style-name="Tabla105.1">
            <table:table-cell table:style-name="Tabla105.A1" office:value-type="string">
              <text:p text:style-name="P55">#</text:p>
            </table:table-cell>
            <table:table-cell table:style-name="Tabla105.A1" office:value-type="string">
              <text:p text:style-name="P55">Usuario</text:p>
            </table:table-cell>
            <table:table-cell table:style-name="Tabla105.A1" office:value-type="string">
              <text:p text:style-name="P75">#</text:p>
            </table:table-cell>
            <table:table-cell table:style-name="Tabla105.D1" office:value-type="string">
              <text:p text:style-name="P55">Sistema</text:p>
            </table:table-cell>
          </table:table-row>
        </table:table-header-rows>
        <table:table-row>
          <table:table-cell table:style-name="Tabla105.A2" office:value-type="string">
            <text:p text:style-name="P97"/>
          </table:table-cell>
          <table:table-cell table:style-name="Tabla105.B2" office:value-type="string">
            <text:p text:style-name="P207"/>
          </table:table-cell>
          <table:table-cell table:style-name="Tabla105.C2" office:value-type="string">
            <text:p text:style-name="P173">1</text:p>
          </table:table-cell>
          <table:table-cell table:style-name="Tabla105.D2" office:value-type="string">
            <text:p text:style-name="P261">Pide confirmación para serparar pool.</text:p>
          </table:table-cell>
        </table:table-row>
        <table:table-row>
          <table:table-cell table:style-name="Tabla105.A3" office:value-type="string">
            <text:p text:style-name="P97">2</text:p>
          </table:table-cell>
          <table:table-cell table:style-name="Tabla105.B3" office:value-type="string">
            <text:p text:style-name="P261">Confirma separación.</text:p>
          </table:table-cell>
          <table:table-cell table:style-name="Tabla105.C3" office:value-type="string">
            <text:p text:style-name="P173">2</text:p>
          </table:table-cell>
          <table:table-cell table:style-name="Tabla105.D3" office:value-type="string">
            <text:p text:style-name="P262">Crea nuevos muestreos con los datos de cada muestreo perteneciente al pool y los mismos análisis asociados. Indica el numero de pool del que fueron separados en cada muestreo.</text:p>
          </table:table-cell>
        </table:table-row>
      </table:table>
      <text:list xml:id="list205856411317365" text:continue-numbering="true" text:style-name="L1">
        <text:list-item>
          <text:list>
            <text:list-item>
              <text:list>
                <text:list-item>
                  <text:list>
                    <text:list-header>
                      <text:p text:style-name="P628"/>
                    </text:list-header>
                    <text:list-item>
                      <text:p text:style-name="P582">Flujo Alternativo:</text:p>
                    </text:list-item>
                  </text:list>
                </text:list-item>
              </text:list>
            </text:list-item>
          </text:list>
        </text:list-item>
      </text:list>
      <text:p text:style-name="P388"/>
      <table:table table:name="Tabla106" table:style-name="Tabla106">
        <table:table-column table:style-name="Tabla106.A"/>
        <table:table-column table:style-name="Tabla106.B"/>
        <table:table-column table:style-name="Tabla106.C"/>
        <table:table-row table:style-name="Tabla106.1">
          <table:table-cell table:style-name="Tabla106.A1" office:value-type="string">
            <text:p text:style-name="P55">#</text:p>
          </table:table-cell>
          <table:table-cell table:style-name="Tabla106.A1" office:value-type="string">
            <text:p text:style-name="P55">Usuario</text:p>
          </table:table-cell>
          <table:table-cell table:style-name="Tabla106.C1" office:value-type="string">
            <text:p text:style-name="P55">Sistema</text:p>
          </table:table-cell>
        </table:table-row>
        <table:table-row>
          <table:table-cell table:style-name="Tabla106.A2" office:value-type="string">
            <text:p text:style-name="P97">2.<text:span text:style-name="T349">a</text:span></text:p>
          </table:table-cell>
          <table:table-cell table:style-name="Tabla106.B2" office:value-type="string">
            <text:p text:style-name="P263">No confirma separación.</text:p>
          </table:table-cell>
          <table:table-cell table:style-name="Tabla106.C2" office:value-type="string">
            <text:p text:style-name="P263">Finaliza el caso de uso.</text:p>
          </table:table-cell>
        </table:table-row>
      </table:table>
      <text:list xml:id="list205855725854780" text:continue-numbering="true" text:style-name="L1">
        <text:list-item>
          <text:list>
            <text:list-item>
              <text:list>
                <text:list-item>
                  <text:list>
                    <text:list-header>
                      <text:p text:style-name="P646"><text:span text:style-name="Énfasis"><text:span text:style-name="T241"/></text:span></text:p>
                    </text:list-header>
                    <text:list-item>
                      <text:p text:style-name="P605"><text:span text:style-name="Énfasis"><text:span text:style-name="T241">Postcondiciones: </text:span></text:span><text:span text:style-name="Énfasis"><text:span text:style-name="T104">Se crearon muestreos individuales por cada muestreo que formaba parte del pool. Se asociaron los nuevos muestreos a los mismos análisis que tenía asociado el pool. Se asociaron los muestreos individuales al pool originial a través del atributo Abierto.</text:span></text:span></text:p>
                      <text:p text:style-name="P676"><text:span text:style-name="Énfasis"><text:span text:style-name="T103"/></text:span></text:p>
                    </text:list-item>
                  </text:list>
                </text:list-item>
                <text:list-item>
                  <text:h text:style-name="P421" text:outline-level="3"><text:bookmark-start text:name="__RefHeading___Toc15021_3416741611"/><text:span text:style-name="Énfasis"><text:span text:style-name="T238">Ver Resultado de Muestreos</text:span></text:span><text:bookmark-end text:name="__RefHeading___Toc15021_3416741611"/></text:h>
                </text:list-item>
              </text:list>
            </text:list-item>
          </text:list>
        </text:list-item>
      </text:list>
      <text:p text:style-name="P422"><text:span text:style-name="T148">Ver caso de uso: Ver Resultado de Muestreo en punto Generales</text:span></text:p>
      <text:list xml:id="list205856621721873" text:continue-numbering="true" text:style-name="L1">
        <text:list-item>
          <text:h text:style-name="P417" text:outline-level="1"><text:bookmark-start text:name="__RefHeading___Toc12222_2937465219"/><text:span text:style-name="Énfasis"><text:span text:style-name="T223">Referencias Bibliográficas </text:span></text:span><text:span text:style-name="Énfasis"><text:span text:style-name="T227">y Documentos Asociados</text:span></text:span><text:bookmark-end text:name="__RefHeading___Toc12222_2937465219"/></text:h>
          <text:list>
            <text:list-item>
              <text:h text:style-name="P417" text:outline-level="1"><text:bookmark-start text:name="__RefHeading___Toc12224_2937465219"/><text:soft-page-break/><text:span text:style-name="Énfasis"><text:span text:style-name="T223">UML y Patrones – Craig Larman Ed. Pearson</text:span></text:span><text:bookmark-end text:name="__RefHeading___Toc12224_2937465219"/></text:h>
            </text:list-item>
            <text:list-item>
              <text:h text:style-name="P420" text:outline-level="1"><text:bookmark-start text:name="__RefHeading___Toc13639_2628543055"/><text:span text:style-name="Énfasis"><text:span text:style-name="T228">SRS – Especificación de Requisitos del Software</text:span></text:span><text:bookmark-end text:name="__RefHeading___Toc13639_2628543055"/></text:h>
            </text:list-item>
            <text:list-item>
              <text:h text:style-name="P419" text:outline-level="1"><text:bookmark-start text:name="__RefHeading___Toc13641_2628543055"/><text:span text:style-name="Énfasis"><text:span text:style-name="T227">Listado de Acciones por Permiso</text:span></text:span><text:bookmark-end text:name="__RefHeading___Toc13641_2628543055"/></text:h>
            </text:list-item>
            <text:list-item>
              <text:h text:style-name="P419" text:outline-level="1"><text:bookmark-start text:name="__RefHeading___Toc13643_2628543055"/><text:span text:style-name="Énfasis"><text:span text:style-name="T227">Listado de Errores y Funcionalidades</text:span></text:span><text:bookmark-end text:name="__RefHeading___Toc13643_2628543055"/></text:h>
            </text:list-item>
          </text:list>
        </text:list-item>
        <text:list-item>
          <text:h text:style-name="P418" text:outline-level="1"><text:bookmark-start text:name="__RefHeading___Toc2273_119258343"/><text:span text:style-name="Énfasis"><text:span text:style-name="T224">Historial de Revisiones</text:span></text:span><text:bookmark-end text:name="__RefHeading___Toc2273_119258343"/></text:h>
        </text:list-item>
      </text:list>
      <text:list xml:id="list205854900816271" text:continue-list="list205855035881019" text:style-name="L4">
        <text:list-header>
          <text:p text:style-name="P672"/>
        </text:list-header>
      </text:list>
      <table:table table:name="Tabla6" table:style-name="Tabla6">
        <table:table-column table:style-name="Tabla6.A"/>
        <table:table-column table:style-name="Tabla6.B"/>
        <table:table-column table:style-name="Tabla6.C"/>
        <table:table-header-rows>
          <table:table-row>
            <table:table-cell table:style-name="Tabla6.A1" office:value-type="string">
              <text:p text:style-name="P334">Fecha</text:p>
            </table:table-cell>
            <table:table-cell table:style-name="Tabla6.A1" office:value-type="string">
              <text:p text:style-name="P334">Versión</text:p>
            </table:table-cell>
            <table:table-cell table:style-name="Tabla6.A1" office:value-type="string">
              <text:p text:style-name="P334">Descripción</text:p>
            </table:table-cell>
          </table:table-row>
        </table:table-header-rows>
        <table:table-row>
          <table:table-cell table:style-name="Tabla6.A2" office:value-type="string">
            <text:p text:style-name="P335"><text:span text:style-name="T150">09/</text:span>12/2017</text:p>
          </table:table-cell>
          <table:table-cell table:style-name="Tabla6.B2" office:value-type="string">
            <text:p text:style-name="P336">0.<text:span text:style-name="T151">1</text:span></text:p>
          </table:table-cell>
          <table:table-cell table:style-name="Tabla6.C2" office:value-type="string">
            <text:p text:style-name="P275">[Borrador]: <text:s/>Se agregaron casos generales para todos los niveles de permiso.</text:p>
            <text:p text:style-name="P275">Se agregaron enumeraron roles de usuario.</text:p>
            <text:p text:style-name="P275">Se agrego nuevo punto historial de versiones.</text:p>
          </table:table-cell>
        </table:table-row>
        <table:table-row>
          <table:table-cell table:style-name="Tabla6.A3" office:value-type="string">
            <text:p text:style-name="P337">09/12/2017</text:p>
          </table:table-cell>
          <table:table-cell table:style-name="Tabla6.B3" office:value-type="string">
            <text:p text:style-name="P337">0.2</text:p>
          </table:table-cell>
          <table:table-cell table:style-name="Tabla6.C3" office:value-type="string">
            <text:p text:style-name="P276">[Borrador]: Se agrego caso de uso filtrar resultado que extiende Ver Resultado.</text:p>
            <text:p text:style-name="P325">Se comenz<text:span text:style-name="T482">ó</text:span> con <text:span text:style-name="T152">descripción de</text:span> casos de uso ingresar al sistema, salir de sistema, ver resultados y filtrar resultados.</text:p>
          </table:table-cell>
        </table:table-row>
        <table:table-row>
          <table:table-cell table:style-name="Tabla6.A4" office:value-type="string">
            <text:p text:style-name="P338">10/12/2017</text:p>
          </table:table-cell>
          <table:table-cell table:style-name="Tabla6.B4" office:value-type="string">
            <text:p text:style-name="P338">0.3</text:p>
          </table:table-cell>
          <table:table-cell table:style-name="Tabla6.C4" office:value-type="string">
            <text:p text:style-name="P277">[Borrador<text:span text:style-name="T151">]:</text:span> Se comenzó con descripción de casos de uso de monitor: <text:span text:style-name="T153">ingresar pool, editar pool, agregar y quitar muestreo.</text:span></text:p>
          </table:table-cell>
        </table:table-row>
        <table:table-row>
          <table:table-cell table:style-name="Tabla6.A5" office:value-type="string">
            <text:p text:style-name="P339">11/12/2017</text:p>
          </table:table-cell>
          <table:table-cell table:style-name="Tabla6.B5" office:value-type="string">
            <text:p text:style-name="P339">0.4</text:p>
          </table:table-cell>
          <table:table-cell table:style-name="Tabla6.C5" office:value-type="string">
            <text:p text:style-name="P278">[Borrador]: Se corrigió caso de uso Ingresar Pool/Muestreo para ingreso de Muestreo. <text:span text:style-name="T154">Se agregaron revisaron los casos de uso descritos previamente debido a cambio de definición de Pool de Muestreo en documento SRS. Se agregaron casos de uso Eliminar Muestreo y Eliminar Pool.</text:span></text:p>
          </table:table-cell>
        </table:table-row>
        <table:table-row>
          <table:table-cell table:style-name="Tabla6.A6" office:value-type="string">
            <text:p text:style-name="P340">12/12/2017</text:p>
          </table:table-cell>
          <table:table-cell table:style-name="Tabla6.B6" office:value-type="string">
            <text:p text:style-name="P340">0.5</text:p>
          </table:table-cell>
          <table:table-cell table:style-name="Tabla6.C6" office:value-type="string">
            <text:p text:style-name="P279">[Borrador]: Se corrigió caso de uso Agregar Muestreo a Pool. <text:span text:style-name="T155">Se desarrollaron los casos de uso Eliminar Muestreo, Eliminar Pool e Imprimir Rótulo.</text:span></text:p>
          </table:table-cell>
        </table:table-row>
        <table:table-row>
          <table:table-cell table:style-name="Tabla6.A7" office:value-type="string">
            <text:p text:style-name="P341">13/12/2017</text:p>
          </table:table-cell>
          <table:table-cell table:style-name="Tabla6.B7" office:value-type="string">
            <text:p text:style-name="P341">0.6</text:p>
          </table:table-cell>
          <table:table-cell table:style-name="Tabla6.C7" office:value-type="string">
            <text:p text:style-name="P280">[Borrador]: <text:span text:style-name="T156">Se elaboró estilo para títulos, subtítulos y listas.</text:span></text:p>
            <text:p text:style-name="P283">Se agregó nuevo punto para diagrama de casos de uso del sistema.</text:p>
            <text:p text:style-name="P284">Se agregaron nuevos casos de uso: <text:span text:style-name="T261">Ingresar resultado de pool y muestreo, <text:s/>Cambiar Datos de Usuario y Cambiar Credenciales de Usuario,</text:span> <text:span text:style-name="T262">E</text:span>liminar Resultados de Muestreos o Pooles, <text:span text:style-name="T262">Separar Pool de Muestreo.</text:span></text:p>
            <text:p text:style-name="P285">Se agregaron casos de uso de <text:span text:style-name="T482">Administrador</text:span> y Verificador (sin descripciones).</text:p>
            <text:p text:style-name="P281">Se agregó nota sobre casos de uso de usuario visitante.</text:p>
          </table:table-cell>
        </table:table-row>
        <table:table-row>
          <table:table-cell table:style-name="Tabla6.A8" office:value-type="string">
            <text:p text:style-name="P342">14/12/2017</text:p>
          </table:table-cell>
          <table:table-cell table:style-name="Tabla6.B8" office:value-type="string">
            <text:p text:style-name="P342">0.7</text:p>
          </table:table-cell>
          <table:table-cell table:style-name="Tabla6.C8" office:value-type="string">
            <text:p text:style-name="P282">[Borrador]: <text:span text:style-name="T263">Se describieron casos de uso: Registrar Área, Editar Área, Eliminar Área, Dar de Alta Área, Dar de Baja Área.</text:span></text:p>
            <text:p text:style-name="P286">Se separó caso de uso Editar Resultado de Muestreo de Ingresar Resultado de Muestreo.</text:p>
          </table:table-cell>
        </table:table-row>
        <table:table-row>
          <table:table-cell table:style-name="Tabla6.A9" office:value-type="string">
            <text:p text:style-name="P343">1<text:span text:style-name="T286">7</text:span>/12/2017</text:p>
          </table:table-cell>
          <table:table-cell table:style-name="Tabla6.B9" office:value-type="string">
            <text:p text:style-name="P343">0.8</text:p>
          </table:table-cell>
          <table:table-cell table:style-name="Tabla6.C9" office:value-type="string">
            <text:p text:style-name="P287">[Borrador]: Se agreg<text:span text:style-name="T283">aron</text:span> caso<text:span text:style-name="T283">s</text:span> de uso: Listar Usuarios, <text:span text:style-name="T283">Listar Muestras, Listar Áreas, Dar de Alta Usuario y Dar de Baja Usuario, Dar de Baja Límite. Dar de Alta Muestra,. Dar de Baja Muestra</text:span>.</text:p>
            <text:p text:style-name="P288">Se describi<text:span text:style-name="T284">eron</text:span> caso<text:span text:style-name="T284">s</text:span> de uso: Registrar Usuario, <text:span text:style-name="T284">Registrar Muestra, Listar Áreas, Listar Usuarios, Editar Usuario, Listar Muestras, Editar Muestra, Eliminar Usuario, Cambiar credenciales de Usuario, Dar de Alta Usuario, Dar de Baja Usuario, Dar de Baja Muestra y Dar de Baja Muestra.</text:span></text:p>
            <text:p text:style-name="P289">Se modifico caso de uso Cambiar Credenciales de Usuario para contemplar su <text:span text:style-name="T482">inclusión</text:span> del caso de uso Editar Usuario.</text:p>
          </table:table-cell>
        </table:table-row>
        <table:table-row>
          <table:table-cell table:style-name="Tabla6.A10" office:value-type="string">
            <text:p text:style-name="P344">18/12/2017</text:p>
          </table:table-cell>
          <table:table-cell table:style-name="Tabla6.B10" office:value-type="string">
            <text:p text:style-name="P344">0.9</text:p>
          </table:table-cell>
          <table:table-cell table:style-name="Tabla6.C10" office:value-type="string">
            <text:p text:style-name="P290">[Borrador]: Se des<text:span text:style-name="T482">c</text:span>ribieron casos de uso: Registrar Requisito, <text:span text:style-name="T288">Registrar Análisis, Registrar Análisis, Editar Requisito, Editar Análisis, Editar Límite, Eliminar Requisito.</text:span></text:p>
          </table:table-cell>
        </table:table-row>
        <table:table-row>
          <table:table-cell table:style-name="Tabla6.A11" office:value-type="string">
            <text:p text:style-name="P345">19/12/2017</text:p>
          </table:table-cell>
          <table:table-cell table:style-name="Tabla6.B11" office:value-type="string">
            <text:p text:style-name="P345">0.10</text:p>
          </table:table-cell>
          <table:table-cell table:style-name="Tabla6.C11" office:value-type="string">
            <text:p text:style-name="P291">[Borrador]: <text:span text:style-name="T291">Se agregó caso de uso: Dar de Baja Límite.</text:span></text:p>
            <text:p text:style-name="P291">Se describieron casos de uso: Eliminar Análisis, <text:span text:style-name="T291">Dar de Baja Límite, Dar de Alta Límite, Eliminar Límite, Verificar Resultado.</text:span></text:p>
            <text:p text:style-name="P292">Se modificó el caso de uso Ver Requisitos agregando que los límites mostrados son los vigentes.</text:p>
          </table:table-cell>
        </table:table-row>
        <table:table-row>
          <table:table-cell table:style-name="Tabla6.A12" office:value-type="string">
            <text:p text:style-name="P346">20/12/2017</text:p>
          </table:table-cell>
          <table:table-cell table:style-name="Tabla6.B12" office:value-type="string">
            <text:p text:style-name="P346">0.11</text:p>
          </table:table-cell>
          <table:table-cell table:style-name="Tabla6.C12" office:value-type="string">
            <text:p text:style-name="P293">[Borrador]: <text:span text:style-name="T303">Se modificaron nombres de casos de uso que mencionaba a Usuario como Operario.</text:span></text:p>
            <text:p text:style-name="P293">Se agregaron flujos principales y alternativos para casos de uso: Ingresar a Sistema, <text:span text:style-name="T297">Salir de Sistema, Ver Resultados, Filtrar Resultados, Ver Requisitos, Cambiar Datos de Usuario, </text:span><text:soft-page-break/><text:span text:style-name="T297">Cambiar Credenciales de Usuario.</text:span></text:p>
            <text:p text:style-name="P294">Se modificó caso de uso Ver Resultados agregándose filtros <text:span text:style-name="T299">y la referencia al caso de uso Filtrar Resultados. Se modifico caso de uso Cambiar Datos de Usuario agregando referencia a caso de uso Cambiar Credenciales de Usuario.</text:span></text:p>
          </table:table-cell>
        </table:table-row>
        <table:table-row>
          <table:table-cell table:style-name="Tabla6.A13" office:value-type="string">
            <text:p text:style-name="P347">2<text:span text:style-name="T310">3</text:span>/12/2017</text:p>
          </table:table-cell>
          <table:table-cell table:style-name="Tabla6.B13" office:value-type="string">
            <text:p text:style-name="P347">0.12</text:p>
          </table:table-cell>
          <table:table-cell table:style-name="Tabla6.C13" office:value-type="string">
            <text:p text:style-name="P295">[Borrador]: Se agregaron flujos principales y alternativos a los casos de uso: Ingresar Muestreo, <text:span text:style-name="T309">Ingresar Pool, Editar Muestreo.</text:span></text:p>
            <text:p text:style-name="P296">Se modificó flujo alternativo en caso de uso Filtrar Resultados (el flujo repetía el primer paso correspondiente al flujo principal). <text:span text:style-name="T310">Se eliminó restricción de resultados verificados en caso de uso Editar Muestreo debido a que ya era parte de las precondiciones y se agregó nueva restricción describe que el número de muestreo no puede ser modificado. </text:span></text:p>
            <text:p text:style-name="P297">Se agrego restricciones de campos obligatorios en caso de uso Ingresar Muestreo.</text:p>
            <text:p text:style-name="P298">Se agreg<text:span text:style-name="T313">aron </text:span>nuevo caso de uso Ver Muestreos <text:span text:style-name="T314">y Filtrar Muestreos</text:span>, <text:span text:style-name="T312">se cambiaron casos de uso Ver Resultados (ahora Ver Resultados de Muestreo y extiende Ver Muestreos) y Filtrar Resultados por Ver Muestreos y Resultados y Filtrar Muestreos y Resultados. Se cambió postcondición de Ingresar a Sistema, ahora el sistema redirige a la vista Ver Muestreos.</text:span></text:p>
          </table:table-cell>
        </table:table-row>
        <table:table-row>
          <table:table-cell table:style-name="Tabla6.A14" office:value-type="string">
            <text:p text:style-name="P348">27/12/2017</text:p>
          </table:table-cell>
          <table:table-cell table:style-name="Tabla6.B14" office:value-type="string">
            <text:p text:style-name="P348">0.13</text:p>
          </table:table-cell>
          <table:table-cell table:style-name="Tabla6.C14" office:value-type="string">
            <text:p text:style-name="P299">[Borrador]: Se agregaron flujo principal y alternativo para los casos de uso: Editar Pool, <text:span text:style-name="T318">Agregar Muestreos a Pool, Quitar Muestreo de Pool, Eliminar Muestreo del Sistema y Eliminar Pool del Sistema.</text:span></text:p>
            <text:p text:style-name="P300">Se modific<text:span text:style-name="T319">aron</text:span> caso<text:span text:style-name="T319">s</text:span> de uso Eliminar Muestreo del Sistema <text:span text:style-name="T319">y Eliminar Pool del Sistema, </text:span>cambiando la vista en la que se inicia el mismo.</text:p>
          </table:table-cell>
        </table:table-row>
        <table:table-row>
          <table:table-cell table:style-name="Tabla6.A15" office:value-type="string">
            <text:p text:style-name="P349">2<text:span text:style-name="T324">9</text:span>/12/2017</text:p>
          </table:table-cell>
          <table:table-cell table:style-name="Tabla6.B15" office:value-type="string">
            <text:p text:style-name="P349">0.14</text:p>
          </table:table-cell>
          <table:table-cell table:style-name="Tabla6.C15" office:value-type="string">
            <text:p text:style-name="P301">[Borrador]: <text:span text:style-name="T320">Se agregaron flujo principal y alternativo para los casos de uso: Imprimir Rótulo, Registrar Área, Registrar Usuario, Registrar Muestra, Listar Áreas</text:span></text:p>
          </table:table-cell>
        </table:table-row>
        <table:table-row>
          <table:table-cell table:style-name="Tabla6.A16" office:value-type="string">
            <text:p text:style-name="P350">30/12/2017</text:p>
          </table:table-cell>
          <table:table-cell table:style-name="Tabla6.B16" office:value-type="string">
            <text:p text:style-name="P350">0.15</text:p>
          </table:table-cell>
          <table:table-cell table:style-name="Tabla6.C16" office:value-type="string">
            <text:p text:style-name="P302">[Borrador]: Se agregaron flujos principal y alternativo para los casos de uso: Editar Área, <text:span text:style-name="T329">Listar Usuarios, Editar Usuario, Editar Muestra y Eliminar Muestra.</text:span></text:p>
            <text:p text:style-name="P303">Se modificaron casos de uso Listar Áreas, Listar Usuarios y Listar Muestras para que flujo principal listara solo elementos vigentes <text:span text:style-name="T333">y se incluyera el flujo alternativo de eliminar elemento</text:span>.</text:p>
          </table:table-cell>
        </table:table-row>
        <table:table-row>
          <table:table-cell table:style-name="Tabla6.A17" office:value-type="string">
            <text:p text:style-name="P351">03/01/201<text:span text:style-name="T347">8</text:span></text:p>
          </table:table-cell>
          <table:table-cell table:style-name="Tabla6.B17" office:value-type="string">
            <text:p text:style-name="P351">0.16</text:p>
          </table:table-cell>
          <table:table-cell table:style-name="Tabla6.C17" office:value-type="string">
            <text:p text:style-name="P304">[Borrador]: Se corrigió error en flujo principal de Eliminar Área. <text:span text:style-name="T334">Se cambio nombre de caso de uso de administrador Cambiar Credenciales de Otro Usuario (se especifica que es de otro usuario).</text:span></text:p>
            <text:p text:style-name="P304">Se agregaron flujo principal y alternativo para los casos de uso Eliminar Muestra (no se completó en versión anterior), <text:span text:style-name="T335">Eliminar Usuario, Cambiar Credenciales de Otro Usuario, Dar de Baja Usuario, Dar de Alta Usuario, Dar de Baja Área, Dar de Alta Área, Dar de Baja Muestra, Dar de Alta Muestra, Registrar Requisito.</text:span></text:p>
          </table:table-cell>
        </table:table-row>
        <table:table-row>
          <table:table-cell table:style-name="Tabla6.A18" office:value-type="string">
            <text:p text:style-name="P352">04/01/201<text:span text:style-name="T347">8</text:span></text:p>
          </table:table-cell>
          <table:table-cell table:style-name="Tabla6.B18" office:value-type="string">
            <text:p text:style-name="P352">0.17</text:p>
          </table:table-cell>
          <table:table-cell table:style-name="Tabla6.C18" office:value-type="string">
            <text:p text:style-name="P305">[Borrador]: <text:span text:style-name="T341">Se modificó el caso de uso Registrar Requisito moviendo etapas que pertenecen al caso de uso Registrar Límite. Se agregó como precondición de registrar limite la existencia de análisis. Se agregó nueva restricción para Editar Análisis (no puede tener límites asociados para permitir cambiar el tipo de análisis). Se agregó restricción de campo Referencia obligatorio en casos de uso Registrar Límite y Editar Límite.</text:span></text:p>
            <text:p text:style-name="P305">Se agregó flujo principal y alternativo para los casos de uso: <text:span text:style-name="T338">Registrar Análisis, Registrar Límite, Editar Requisito, Editar Análisis, Editar Límite y Eliminar Requisito.</text:span></text:p>
          </table:table-cell>
        </table:table-row>
        <table:table-row>
          <table:table-cell table:style-name="Tabla6.A19" office:value-type="string">
            <text:p text:style-name="P353">0<text:span text:style-name="T346">7</text:span>/01/201<text:span text:style-name="T347">8</text:span></text:p>
          </table:table-cell>
          <table:table-cell table:style-name="Tabla6.B19" office:value-type="string">
            <text:p text:style-name="P353">0.18</text:p>
          </table:table-cell>
          <table:table-cell table:style-name="Tabla6.C19" office:value-type="string">
            <text:p text:style-name="P306">[Borrador]: <text:span text:style-name="T346">Se agregó al caso de uso Ingresar Resultado de Muestreo o Pool que extiende el caso de uso Ver Resultados de Muestreos.</text:span></text:p>
            <text:p text:style-name="P306">Se agregaron flujos principales y alternativos de los casos de uso Dar de Baja Límite, Dar de Alta Límite, Eliminar Análisis, Eliminar Límite, Verificar Resultado <text:span text:style-name="T346">e Ingresar Resultado de Muestreo.</text:span></text:p>
          </table:table-cell>
        </table:table-row>
        <table:table-row>
          <table:table-cell table:style-name="Tabla6.A20" office:value-type="string">
            <text:p text:style-name="P354">08/01/2018</text:p>
          </table:table-cell>
          <table:table-cell table:style-name="Tabla6.B20" office:value-type="string">
            <text:p text:style-name="P355">1</text:p>
          </table:table-cell>
          <table:table-cell table:style-name="Tabla6.C20" office:value-type="string">
            <text:p text:style-name="P307">Se corrigieron años en tabla de historial de versiones.</text:p>
            <text:p text:style-name="P307">Se agregó nuevo paso 1 en flujo principal de caso de uso Ingresar Resultado de <text:s/>Muestreo. Se agregó la vista donde inicia el caso de uso Editar Resultado de Muestreo y se agregó que extiende el caso de uso Ver Resultados de Muestreos. <text:span text:style-name="T348">Se agregó la vista donde inicia el caso de uso Eliminar Resultado de Muestreo.</text:span></text:p>
            <text:p text:style-name="P307">Se agregaron flujos principales de casos de uso: Editar Resultado de Muestreo, <text:span text:style-name="T350">Eliminar Resultado de Muestreo y Separar Pool de Muestreo.</text:span></text:p>
          </table:table-cell>
        </table:table-row>
        <table:table-row>
          <table:table-cell table:style-name="Tabla6.A21" office:value-type="string">
            <text:p text:style-name="P356">09/01/201<text:span text:style-name="T351">8</text:span></text:p>
          </table:table-cell>
          <table:table-cell table:style-name="Tabla6.B21" office:value-type="string">
            <text:p text:style-name="P356">2</text:p>
          </table:table-cell>
          <table:table-cell table:style-name="Tabla6.C21" office:value-type="string">
            <text:p text:style-name="P308">Se quitó etiqueta [Borrador] de versión 1 en historial de versiones.</text:p>
            <text:p text:style-name="P308"><text:soft-page-break/>Se agregó nueva precondición al caso de uso Ingresar a Sistema, el usuario debe estar vigente. Se contempla dicha precondición en flujo alternativo de caso de uso.</text:p>
            <text:p text:style-name="P309">Se modificaron los casos de uso de altas y bajas de Usuario, Límite y área para reflejar el cambio del tipo de atributo de vigencia (booleano a fecha de no vigente).</text:p>
          </table:table-cell>
        </table:table-row>
        <table:table-row>
          <table:table-cell table:style-name="Tabla6.A22" office:value-type="string">
            <text:p text:style-name="P357">14/01/2018</text:p>
          </table:table-cell>
          <table:table-cell table:style-name="Tabla6.B22" office:value-type="string">
            <text:p text:style-name="P357">3</text:p>
          </table:table-cell>
          <table:table-cell table:style-name="Tabla6.C22" office:value-type="string">
            <text:p text:style-name="P310">Se corrigió año en fecha de versión 2.0 en historial de versiones.</text:p>
            <text:p text:style-name="P310">Se modificó caso de uso Registrar Muestreo de acuerdo a cambios en modelo de dominio (se quitó el enumerado Especie, se agregó clase para Tipo de Producto).</text:p>
          </table:table-cell>
        </table:table-row>
        <table:table-row>
          <table:table-cell table:style-name="Tabla6.A23" office:value-type="string">
            <text:p text:style-name="P358">28/01/2018</text:p>
          </table:table-cell>
          <table:table-cell table:style-name="Tabla6.B23" office:value-type="string">
            <text:p text:style-name="P358">4</text:p>
          </table:table-cell>
          <table:table-cell table:style-name="Tabla6.C23" office:value-type="string">
            <text:p text:style-name="P311">Se modifico el formato de las tablas de flujos principales de todos los casos de uso.</text:p>
          </table:table-cell>
        </table:table-row>
        <table:table-row>
          <table:table-cell table:style-name="Tabla6.A24" office:value-type="string">
            <text:p text:style-name="P359">29/01/2018</text:p>
          </table:table-cell>
          <table:table-cell table:style-name="Tabla6.B24" office:value-type="string">
            <text:p text:style-name="P359">5</text:p>
          </table:table-cell>
          <table:table-cell table:style-name="Tabla6.C24" office:value-type="string">
            <text:p text:style-name="P312">Se agregó punto para referencias bibliográficas.</text:p>
            <text:p text:style-name="P312">Se agregó referencia bibliográfica.</text:p>
          </table:table-cell>
        </table:table-row>
        <table:table-row>
          <table:table-cell table:style-name="Tabla6.A25" office:value-type="string">
            <text:p text:style-name="P360">02/02/2018</text:p>
          </table:table-cell>
          <table:table-cell table:style-name="Tabla6.B25" office:value-type="string">
            <text:p text:style-name="P360">6</text:p>
          </table:table-cell>
          <table:table-cell table:style-name="Tabla6.C25" office:value-type="string">
            <text:p text:style-name="P313">Se agregaron puntos en indica para diagramas de casos de uso para cada tipo de usuario.</text:p>
            <text:p text:style-name="P313">Se agregó diagrama de casos de uso para usuarios generales.</text:p>
          </table:table-cell>
        </table:table-row>
        <table:table-row>
          <table:table-cell table:style-name="Tabla6.A26" office:value-type="string">
            <text:p text:style-name="P361">03/02/2018</text:p>
          </table:table-cell>
          <table:table-cell table:style-name="Tabla6.B26" office:value-type="string">
            <text:p text:style-name="P361">7</text:p>
          </table:table-cell>
          <table:table-cell table:style-name="Tabla6.C26" office:value-type="string">
            <text:p text:style-name="P314">[Regresión] <text:span text:style-name="T353">Se elimin</text:span><text:span text:style-name="T266">ó diagrama de casos de uso.</text:span></text:p>
            <text:p text:style-name="P329">Se agregaron referencias a diagramas de caso de uso como documentos anexos.</text:p>
            <text:p text:style-name="P330">Se eliminó punto de extensión de caso de uso Editar Muestreo a Editar Pool.</text:p>
          </table:table-cell>
        </table:table-row>
        <table:table-row>
          <table:table-cell table:style-name="Tabla6.A27" office:value-type="string">
            <text:p text:style-name="P362">04/02/2018</text:p>
          </table:table-cell>
          <table:table-cell table:style-name="Tabla6.B27" office:value-type="string">
            <text:p text:style-name="P362">8</text:p>
          </table:table-cell>
          <table:table-cell table:style-name="Tabla6.C27" office:value-type="string">
            <text:p text:style-name="P315">Se agregó referencia a caso de uso Ver Resultado de Muestreo para Analista.</text:p>
            <text:p text:style-name="P316">Se corrigieron dependencias de casos de uso, de inclusión a extensión: dar de baja límite, dar de alta límite, eliminar requisito.</text:p>
          </table:table-cell>
        </table:table-row>
        <table:table-row>
          <table:table-cell table:style-name="Tabla6.A28" office:value-type="string">
            <text:p text:style-name="P363">05/02/2018</text:p>
          </table:table-cell>
          <table:table-cell table:style-name="Tabla6.B28" office:value-type="string">
            <text:p text:style-name="P364">9</text:p>
          </table:table-cell>
          <table:table-cell table:style-name="Tabla6.C28" office:value-type="string">
            <text:p text:style-name="P317">Se corrigió formato de tablas de casos de uso (numeración centrada, color de fuente y repetición de <text:span text:style-name="T482">títulos</text:span> de columnas).</text:p>
            <text:p text:style-name="P317">Se mejoró redacción de <text:span text:style-name="T482">caso</text:span> de uso Ingresar Muestreo.</text:p>
          </table:table-cell>
        </table:table-row>
        <table:table-row>
          <table:table-cell table:style-name="Tabla6.A29" office:value-type="string">
            <text:p text:style-name="P365">09/02/2018</text:p>
          </table:table-cell>
          <table:table-cell table:style-name="Tabla6.B29" office:value-type="string">
            <text:p text:style-name="P365">10</text:p>
          </table:table-cell>
          <table:table-cell table:style-name="Tabla6.C29" office:value-type="string">
            <text:p text:style-name="P318">Se corrigió caso de uso Ingresar Muestreo. Se describía que usuario ingresa nombre de muestra en lugar de nombre de muestreo. Se <text:span text:style-name="T495">dividió</text:span> primer evento alternativo de usuario separando Producto de Otra. <text:span text:style-name="T355">Se cambió Tipo de Producto por Especificación de Producto.</text:span></text:p>
          </table:table-cell>
        </table:table-row>
        <table:table-row>
          <table:table-cell table:style-name="Tabla6.A30" office:value-type="string">
            <text:p text:style-name="P366">22/02/2018</text:p>
          </table:table-cell>
          <table:table-cell table:style-name="Tabla6.B30" office:value-type="string">
            <text:p text:style-name="P366">11</text:p>
          </table:table-cell>
          <table:table-cell table:style-name="Tabla6.C30" office:value-type="string">
            <text:p text:style-name="P319">Se corrigió flujo principal de caso de uso Listar <text:span text:style-name="T495">Áreas</text:span>, se describía <text:s/>acción del sistema en espacio de usuario.</text:p>
          </table:table-cell>
        </table:table-row>
        <table:table-row table:style-name="Tabla6.31">
          <table:table-cell table:style-name="Tabla6.A31" office:value-type="string">
            <text:p text:style-name="P367">2<text:span text:style-name="T360">7</text:span>/02/2018</text:p>
          </table:table-cell>
          <table:table-cell table:style-name="Tabla6.B31" office:value-type="string">
            <text:p text:style-name="P367">12</text:p>
          </table:table-cell>
          <table:table-cell table:style-name="Tabla6.C31" office:value-type="string">
            <text:p text:style-name="P320">Se actualizó numeración de versiones, se utilizan números enteros para versiones finales.</text:p>
            <text:p text:style-name="P320">Se <text:span text:style-name="T482">realizaron</text:span> cambios de acuerdo a nueva versión de diagrama de clases: se relaciona área con Muestra en lugar de Muestreo, <text:span text:style-name="T356">se agregaron nuevos atributos al muestreo (tipo destructivo o no destructivo y almacenamiento) corrigiéndose el caso de uso Registrar Muestreo. Se cambió el inicio del caso de uso de Ingresar Muestreo comenzando con la selección de tipo de muestreo como parte la opción registrar, luego el sistema muestra los campos para el tipo seleccionado, luego la selección de área define la lista de muestras que se presentan para seleccionar.</text:span></text:p>
            <text:p text:style-name="P320">Se corrigió postcondición de eliminar Área indicando que no tiene muestras relacionadas en lugar de datos.</text:p>
            <text:p text:style-name="P321">Se <text:span text:style-name="T358">cambiaron los casos de uso de registrar, editar y eliminar análisis por la incorporación de nueva entidad ensayo. Se agregó restricción a caso de uso eliminar ensayo (no se permite eliminar si tiene análisis verificados asociados).</text:span></text:p>
            <text:p text:style-name="P322">Se agrego caso de uso eliminar <text:span text:style-name="T482">análisis.</text:span></text:p>
          </table:table-cell>
        </table:table-row>
        <table:table-row table:style-name="Tabla6.32">
          <table:table-cell table:style-name="Tabla6.A32" office:value-type="string">
            <text:p text:style-name="P368">11/06/2018</text:p>
          </table:table-cell>
          <table:table-cell table:style-name="Tabla6.B32" office:value-type="string">
            <text:p text:style-name="P368">13</text:p>
          </table:table-cell>
          <table:table-cell table:style-name="Tabla6.C32" office:value-type="string">
            <text:p text:style-name="P323">Se cambió fuente del documento para mejorar compatibilidad entre office y libre office.</text:p>
            <text:p text:style-name="P323">Se revisó ortografía de redacción de la sección de cambios.</text:p>
            <text:p text:style-name="P324">Se revisó el caso de uso Ingresar al Sistema.</text:p>
            <text:p text:style-name="P326">Se revis<text:span text:style-name="T266">ó el caso de uso Ver Muestreo, se cambio el nombre a Listar Muestreo.</text:span></text:p>
            <text:p text:style-name="P327"><text:span text:style-name="T266">Se eliminó el caso de uso Ver Resultado ya que se encuentra contenido en Ver Muestreo</text:span><text:span text:style-name="T276">s</text:span><text:span text:style-name="T266"> y Resultado. </text:span><text:span text:style-name="T276">Se editó el caso de uso para mostrar la información del muestreo seleccionado en lugar de una lista de todos los muestreos ya que ésta se corresponde al caso de uso Listar Muestreo.</text:span></text:p>
            <text:p text:style-name="P328"><text:span text:style-name="T276">S</text:span><text:span text:style-name="T266">e eliminó el caso de uso Filtrar Muestreos ya que se encuentra contenido en el caso de uso <text:s/>Filtrar Muestreos y Resultados.</text:span></text:p>
            <text:p text:style-name="P456">Se revisó el caso de uso Ver Requisitos ya que se deben visualizar en la misma vista los requisitos y sus límites.</text:p>
          </table:table-cell>
        </table:table-row>
        <table:table-row table:style-name="Tabla6.32">
          <table:table-cell table:style-name="Tabla6.A33" office:value-type="string">
            <text:p text:style-name="P466">13/06/2018</text:p>
          </table:table-cell>
          <table:table-cell table:style-name="Tabla6.B33" office:value-type="string">
            <text:p text:style-name="P466">14</text:p>
          </table:table-cell>
          <table:table-cell table:style-name="Tabla6.C33" office:value-type="string">
            <text:p text:style-name="P457">Se revisó y actualizó el caso de uso Ingresar muestreo, la descripción no era la misma que en el flujo principal.</text:p>
            <text:p text:style-name="P457"><text:soft-page-break/>Se cambió el nombre del caso de uso Ingresar pool por Nuevo Pool.</text:p>
            <text:p text:style-name="P458">Se revisaron los casos de uso de Monitor y se agregó en todas las precondiciones que el usuario puede ser administrador.</text:p>
            <text:p text:style-name="P464">Se modificaron los privilegios del caso de uso Imprimir Rótulo.</text:p>
            <text:p text:style-name="P459">Se agregaron referencias a documentos asociados que no pertenecen a la bibliografía.</text:p>
            <text:p text:style-name="P460">Se movieron todos los casos de uso de Listar para el permiso general.</text:p>
            <text:p text:style-name="P461">Se agregaron los casos de uso de Listar Laboratorios y Listar Ensayos.</text:p>
            <text:p text:style-name="P462">Se modificaron los casos de uso de Eliminar, éstos incluyen el caso de uso Listar en lugar de extender Editar.</text:p>
            <text:p text:style-name="P463">Se movieron todos los casos de uso que pueden ser realizador por el Administrador y el Verificador dentro del punto Verificador, dejando solo los que pude realizar el Administrador en el punto correspondiente.</text:p>
            <text:p text:style-name="P463">Se unieron los casos de uso de Dar De Alta y Dar De Baja en un único caso Cambiar Vigencia para Usuarios, Áreas y Muestras.</text:p>
            <text:p text:style-name="P465">Se renombró el punto 2.2 de general a visitante.</text:p>
          </table:table-cell>
        </table:table-row>
      </table:table>
      <text:p text:style-name="P47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ityBlueprint" svg:font-family="CityBlueprint" style:font-pitch="variable" style:font-charset="x-symbol"/>
    <style:font-face style:name="Arial1" svg:font-family="Arial" style:font-family-generic="swiss"/>
    <style:font-face style:name="Calibri Light" svg:font-family="'Calibri Light'"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entury Gothic" svg:font-family="'Century Gothic'" style:font-family-generic="swiss" style:font-pitch="variable"/>
    <style:font-face style:name="Commerce Black SSi" svg:font-family="'Commerce Black SSi'"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UY"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lr-tb"/>
      <style:text-properties style:use-window-font-color="true" style:font-name="Times New Roman" fo:font-size="12pt" fo:language="es" fo:country="UY"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e74b5"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1"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Tahoma1"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Tahoma1" style:font-family-complex="Tahoma"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9" style:display-name="Heading 9" style:family="paragraph" style:parent-style-name="Standard" style:next-style-name="Standard" style:default-outline-level="9" style:list-style-name=""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fo:font-style="italic" style:font-name-asian="Calibri1" style:font-family-asian="Calibri" style:font-family-generic-asian="system" style:font-pitch-asian="variable" style:font-size-asian="10.5pt" style:font-style-asian="italic" style:font-name-complex="Tahoma1" style:font-family-complex="Tahoma" style:font-family-generic-complex="system" style:font-pitch-complex="variable" style:font-size-complex="10.5pt" style:font-style-complex="italic"/>
    </style:style>
    <style:style style:name="Head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style:font-name-asian="Calibri1" style:font-family-asian="Calibri" style:font-family-generic-asian="system" style:font-pitch-asian="variable" style:language-asian="es" style:country-asian="UY"/>
    </style:style>
    <style:style style:name="TOC_20_Heading" style:display-name="TOC Heading" style:family="paragraph" style:parent-style-name="Heading_20_1" style:next-style-name="Standard" style:default-outline-level="">
      <style:text-properties style:language-asian="es" style:country-asian="UY"/>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Contents_20_1" style:display-name="Contents 1" style:family="paragraph" style:parent-style-name="Standard" style:next-style-name="Standard" style:auto-update="true" style:default-outline-level="" style:class="index">
      <style:paragraph-properties fo:margin-top="0cm" fo:margin-bottom="0cm" loext:contextual-spacing="false" fo:line-height="100%"/>
    </style:style>
    <style:style style:name="Subtitle" style:family="paragraph" style:parent-style-name="Standard" style:next-style-name="Standard" style:default-outline-level="" style:class="chapter">
      <style:text-properties fo:color="#5a5a5a" fo:letter-spacing="0.026cm" style:font-name-asian="Calibri1" style:font-family-asian="Calibri" style:font-family-generic-asian="system" style:font-pitch-asian="variable"/>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loext:contextual-spacing="false" fo:text-indent="0cm" style:auto-text-indent="false"/>
    </style:style>
    <style:style style:name="Standard_20__28_user_29_" style:display-name="Standard (user)" style:family="paragraph" style:default-outline-level="">
      <style:paragraph-properties fo:margin-top="0cm" fo:margin-bottom="0cm" loext:contextual-spacing="false" fo:line-height="100%" fo:text-align="justify" style:justify-single-word="false" fo:orphans="2" fo:widows="2" fo:hyphenation-ladder-count="no-limit" style:vertical-align="baseline" style:writing-mode="lr-tb"/>
      <style:text-properties style:font-name="Tahoma" fo:font-family="Tahoma" style:font-family-generic="roman" style:font-pitch="variable" fo:font-size="10pt" fo:language="es" fo:country="ES" style:letter-kerning="true" style:font-name-asian="Times New Roman1" style:font-family-asian="'Times New Roman'" style:font-family-generic-asian="system" style:font-pitch-asian="variable" style:font-size-asian="10pt" style:language-asian="zh" style:country-asian="CN" style:font-name-complex="Tahoma1" style:font-family-complex="Tahoma" style:font-family-generic-complex="system" style:font-pitch-complex="variable" style:font-size-complex="12pt" fo:hyphenate="false" fo:hyphenation-remain-char-count="2" fo:hyphenation-push-char-count="2"/>
    </style:style>
    <style:style style:name="Body_20_Text_20_Indent_20_3" style:display-name="Body Text Indent 3" style:family="paragraph" style:parent-style-name="Standard_20__28_user_29_" style:default-outline-level="">
      <style:paragraph-properties fo:margin-left="1.249cm" fo:margin-right="0cm" fo:text-indent="0.275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P_20_Titulo_20_1" style:display-name="DP Titulo 1" style:family="paragraph" style:parent-style-name="Standard" style:default-outline-level="1" style:list-style-name="" style:master-page-name="">
      <style:paragraph-properties style:page-number="auto" fo:padding="0.049cm" fo:border-left="none" fo:border-right="none" fo:border-top="none" fo:border-bottom="0.06pt solid #3465a4" style:shadow="none" style:writing-mode="page">
        <style:tab-stops/>
      </style:paragraph-properties>
      <style:text-properties fo:color="#3465a4" style:font-name="CityBlueprint" fo:font-family="CityBlueprint" style:font-pitch="variable" style:font-charset="x-symbol" fo:font-weight="bold" style:font-size-asian="10.5pt" style:font-weight-asian="bold" style:font-weight-complex="bold"/>
    </style:style>
    <style:style style:name="DP_20_Titulo_20_2" style:display-name="DP Titulo 2" style:family="paragraph" style:parent-style-name="DP_20_Titulo_20_1" style:default-outline-level="2" style:list-style-name="">
      <style:paragraph-properties fo:padding="0.049cm" fo:border="none" style:writing-mode="page"/>
      <style:text-properties officeooo:rsid="000ae8e1"/>
    </style:style>
    <style:style style:name="DP_20_Subtítulo" style:display-name="DP Subtítulo" style:family="paragraph" style:parent-style-name="DP_20_Titulo_20_2" style:default-outline-level="3" style:list-style-name="">
      <style:paragraph-properties style:writing-mode="page"/>
      <style:text-properties officeooo:rsid="000ae8e1"/>
    </style:style>
    <style:style style:name="DP_20_Énfasis" style:display-name="DP Énfasis" style:family="paragraph" style:parent-style-name="DP_20_Subtítulo" style:default-outline-level="4" style:list-style-name="">
      <loext:graphic-properties draw:fill="none" draw:fill-color="#729fcf"/>
      <style:paragraph-properties fo:margin-left="3.701cm" fo:margin-right="0cm" fo:text-indent="-0.6cm" style:auto-text-indent="false" fo:background-color="transparent" style:writing-mode="page">
        <style:tab-stops/>
      </style:paragraph-properties>
    </style:style>
    <style:style style:name="DP_20_Lista" style:display-name="DP Lista" style:family="paragraph" style:parent-style-name="DP_20_Énfasis" style:default-outline-level="5" style:list-style-name="">
      <style:paragraph-properties style:writing-mode="page"/>
      <style:text-properties officeooo:rsid="000c8b5e"/>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Sin_20_espaciado_20_Car" style:display-name="Sin espaciado Car" style:family="text" style:parent-style-name="Default_20_Paragraph_20_Font">
      <style:text-properties style:font-name-asian="Calibri1" style:font-family-asian="Calibri" style:font-family-generic-asian="system" style:font-pitch-asian="variable" style:language-asian="es" style:country-asian="UY"/>
    </style:style>
    <style:style style:name="Título_20_1_20_Car" style:display-name="Título 1 Car" style:family="text" style:parent-style-name="Default_20_Paragraph_20_Font">
      <style:text-properties fo:color="#2e74b5"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1" style:font-family-complex="Tahoma" style:font-family-generic-complex="system" style:font-pitch-complex="variable" style:font-size-complex="16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Subtítulo_20_Car" style:display-name="Subtítulo Car" style:family="text" style:parent-style-name="Default_20_Paragraph_20_Font">
      <style:text-properties fo:color="#5a5a5a" fo:letter-spacing="0.026cm" style:font-name-asian="Calibri1" style:font-family-asian="Calibri" style:font-family-generic-asian="system" style:font-pitch-asian="variable"/>
    </style:style>
    <style:style style:name="Título_20_2_20_Car" style:display-name="Título 2 Car" style:family="text" style:parent-style-name="Default_20_Paragraph_20_Font">
      <style:text-properties fo:color="#2e74b5"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Tahoma1" style:font-family-complex="Tahoma" style:font-family-generic-complex="system" style:font-pitch-complex="variable" style:font-size-complex="13pt"/>
    </style:style>
    <style:style style:name="Emphasis" style:family="text" style:parent-style-name="Default_20_Paragraph_20_Font">
      <style:text-properties fo:font-style="italic" style:font-style-asian="italic" style:font-style-complex="italic"/>
    </style:style>
    <style:style style:name="Título_20_3_20_Car" style:display-name="Título 3 Car" style:family="text" style:parent-style-name="Default_20_Paragraph_20_Font">
      <style:text-properties fo:color="#1f4d78"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Tahoma1" style:font-family-complex="Tahoma" style:font-family-generic-complex="system" style:font-pitch-complex="variable" style:font-size-complex="12pt"/>
    </style:style>
    <style:style style:name="Título_20_4_20_Car" style:display-name="Título 4 Car" style:family="text" style:parent-style-name="Default_20_Paragraph_20_Font">
      <style:text-properties fo:color="#2e74b5"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Título_20_9_20_Car" style:display-name="Título 9 Car" style:family="text" style:parent-style-name="Default_20_Paragraph_20_Font">
      <style:text-properties fo:color="#272727" style:font-name="Calibri Light" fo:font-family="'Calibri Light'" style:font-family-generic="roman" style:font-pitch="variable" fo:font-size="10.5pt" fo:font-style="italic" style:font-name-asian="Calibri1" style:font-family-asian="Calibri" style:font-family-generic-asian="system" style:font-pitch-asian="variable" style:font-size-asian="10.5pt" style:font-style-asian="italic" style:font-name-complex="Tahoma1" style:font-family-complex="Tahoma" style:font-family-generic-complex="system" style:font-pitch-complex="variable" style:font-size-complex="10.5pt" style:font-style-complex="italic"/>
    </style:style>
    <style:style style:name="Sangría_20_3_20_de_20_t._20_independiente_20_Car" style:display-name="Sangría 3 de t. independiente Car" style:family="text" style:parent-style-name="Default_20_Paragraph_20_Font">
      <style:text-properties style:font-name="Tahoma" fo:font-family="Tahoma" style:font-family-generic="roman" style:font-pitch="variable" fo:font-size="10pt" fo:language="es" fo:country="ES" style:letter-kerning="true" style:font-name-asian="Times New Roman1" style:font-family-asian="'Times New Roman'" style:font-family-generic-asian="system" style:font-pitch-asian="variable" style:font-size-asian="10pt" style:language-asian="zh" style:country-asian="CN" style:font-name-complex="Tahoma1" style:font-family-complex="Tahoma" style:font-family-generic-complex="system" style:font-pitch-complex="variable" style:font-size-complex="12pt"/>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Index_20_Link" style:display-name="Index Link" style:family="text"/>
    <style:style style:name="Fuente_20_de_20_párrafo_20_predeter." style:display-name="Fuente de párrafo predeter." style:family="text"/>
    <style:style style:name="Énfasis" style:family="text" style:parent-style-name="Fuente_20_de_20_párrafo_20_predeter.">
      <style:text-properties fo:font-style="italic" style:font-style-asian="italic" style:font-style-complex="italic"/>
    </style:style>
    <style:style style:name="WW_5f_CharLFO27LVL1" style:display-name="WW_CharLFO27LVL1" style:family="text">
      <style:text-properties fo:color="#1f4d78" fo:background-color="transparent"/>
    </style:style>
    <style:style style:name="WW_5f_CharLFO27LVL2" style:display-name="WW_CharLFO27LVL2" style:family="text">
      <style:text-properties fo:color="#1f4d78" fo:background-color="transparent"/>
    </style:style>
    <style:style style:name="WW_5f_CharLFO27LVL3" style:display-name="WW_CharLFO27LVL3" style:family="text">
      <style:text-properties fo:color="#1f4d78" fo:background-color="transparent"/>
    </style:style>
    <style:style style:name="WW_5f_CharLFO27LVL4" style:display-name="WW_CharLFO27LVL4" style:family="text">
      <style:text-properties fo:color="#1f4d78" fo:background-color="transparent"/>
    </style:style>
    <style:style style:name="WW_5f_CharLFO27LVL5" style:display-name="WW_CharLFO27LVL5" style:family="text">
      <style:text-properties fo:color="#1f4d78" fo:background-color="transparent"/>
    </style:style>
    <style:style style:name="WW_5f_CharLFO27LVL6" style:display-name="WW_CharLFO27LVL6" style:family="text">
      <style:text-properties fo:color="#1f4d78" fo:background-color="transparent"/>
    </style:style>
    <style:style style:name="WW_5f_CharLFO27LVL7" style:display-name="WW_CharLFO27LVL7" style:family="text">
      <style:text-properties fo:color="#1f4d78" fo:background-color="transparent"/>
    </style:style>
    <style:style style:name="WW_5f_CharLFO27LVL8" style:display-name="WW_CharLFO27LVL8" style:family="text">
      <style:text-properties fo:color="#1f4d78" fo:background-color="transparent"/>
    </style:style>
    <style:style style:name="WW_5f_CharLFO27LVL9" style:display-name="WW_CharLFO27LVL9" style:family="text">
      <style:text-properties fo:color="#1f4d78" fo:background-color="transparent"/>
    </style:style>
    <style:style style:name="WW_5f_CharLFO30LVL1" style:display-name="WW_CharLFO30LVL1" style:family="text">
      <style:text-properties fo:color="#1f4d78" fo:background-color="transparent"/>
    </style:style>
    <style:style style:name="WW_5f_CharLFO30LVL2" style:display-name="WW_CharLFO30LVL2" style:family="text">
      <style:text-properties fo:color="#1f4d78" fo:background-color="transparent"/>
    </style:style>
    <style:style style:name="WW_5f_CharLFO30LVL3" style:display-name="WW_CharLFO30LVL3" style:family="text">
      <style:text-properties fo:color="#1f4d78" fo:background-color="transparent"/>
    </style:style>
    <style:style style:name="WW_5f_CharLFO30LVL4" style:display-name="WW_CharLFO30LVL4" style:family="text">
      <style:text-properties fo:color="#1f4d78" fo:background-color="transparent"/>
    </style:style>
    <style:style style:name="WW_5f_CharLFO30LVL5" style:display-name="WW_CharLFO30LVL5" style:family="text">
      <style:text-properties fo:color="#1f4d78" fo:background-color="transparent"/>
    </style:style>
    <style:style style:name="WW_5f_CharLFO30LVL6" style:display-name="WW_CharLFO30LVL6" style:family="text">
      <style:text-properties fo:color="#1f4d78" fo:background-color="transparent"/>
    </style:style>
    <style:style style:name="WW_5f_CharLFO30LVL7" style:display-name="WW_CharLFO30LVL7" style:family="text">
      <style:text-properties fo:color="#1f4d78" fo:background-color="transparent"/>
    </style:style>
    <style:style style:name="WW_5f_CharLFO30LVL8" style:display-name="WW_CharLFO30LVL8" style:family="text">
      <style:text-properties fo:color="#1f4d78" fo:background-color="transparent"/>
    </style:style>
    <style:style style:name="WW_5f_CharLFO30LVL9" style:display-name="WW_CharLFO30LVL9" style:family="text">
      <style:text-properties fo:color="#1f4d78" fo:background-color="transparent"/>
    </style:style>
    <style:style style:name="WW_5f_CharLFO29LVL1" style:display-name="WW_CharLFO29LVL1" style:family="text">
      <style:text-properties fo:color="#1f4d78" fo:background-color="transparent"/>
    </style:style>
    <style:style style:name="WW_5f_CharLFO29LVL2" style:display-name="WW_CharLFO29LVL2" style:family="text">
      <style:text-properties fo:color="#1f4d78" fo:background-color="transparent"/>
    </style:style>
    <style:style style:name="WW_5f_CharLFO29LVL3" style:display-name="WW_CharLFO29LVL3" style:family="text">
      <style:text-properties fo:color="#1f4d78" fo:background-color="transparent"/>
    </style:style>
    <style:style style:name="WW_5f_CharLFO29LVL4" style:display-name="WW_CharLFO29LVL4" style:family="text">
      <style:text-properties fo:color="#1f4d78" fo:background-color="transparent"/>
    </style:style>
    <style:style style:name="WW_5f_CharLFO29LVL5" style:display-name="WW_CharLFO29LVL5" style:family="text">
      <style:text-properties fo:color="#1f4d78" fo:background-color="transparent"/>
    </style:style>
    <style:style style:name="WW_5f_CharLFO29LVL6" style:display-name="WW_CharLFO29LVL6" style:family="text">
      <style:text-properties fo:color="#1f4d78" fo:background-color="transparent"/>
    </style:style>
    <style:style style:name="WW_5f_CharLFO29LVL7" style:display-name="WW_CharLFO29LVL7" style:family="text">
      <style:text-properties fo:color="#1f4d78" fo:background-color="transparent"/>
    </style:style>
    <style:style style:name="WW_5f_CharLFO29LVL8" style:display-name="WW_CharLFO29LVL8" style:family="text">
      <style:text-properties fo:color="#1f4d78" fo:background-color="transparent"/>
    </style:style>
    <style:style style:name="WW_5f_CharLFO29LVL9" style:display-name="WW_CharLFO29LVL9" style:family="text">
      <style:text-properties fo:color="#1f4d78" fo:background-color="transparent"/>
    </style:style>
    <style:style style:name="WW_5f_CharLFO26LVL1" style:display-name="WW_CharLFO26LVL1" style:family="text">
      <style:text-properties fo:color="#1f4d78" fo:background-color="transparent"/>
    </style:style>
    <style:style style:name="WW_5f_CharLFO26LVL2" style:display-name="WW_CharLFO26LVL2" style:family="text">
      <style:text-properties fo:color="#1f4d78" fo:background-color="transparent"/>
    </style:style>
    <style:style style:name="WW_5f_CharLFO26LVL3" style:display-name="WW_CharLFO26LVL3" style:family="text">
      <style:text-properties fo:color="#1f4d78" fo:background-color="transparent"/>
    </style:style>
    <style:style style:name="WW_5f_CharLFO26LVL4" style:display-name="WW_CharLFO26LVL4" style:family="text">
      <style:text-properties fo:color="#1f4d78" fo:background-color="transparent"/>
    </style:style>
    <style:style style:name="WW_5f_CharLFO26LVL5" style:display-name="WW_CharLFO26LVL5" style:family="text">
      <style:text-properties fo:color="#1f4d78" fo:background-color="transparent"/>
    </style:style>
    <style:style style:name="WW_5f_CharLFO26LVL6" style:display-name="WW_CharLFO26LVL6" style:family="text">
      <style:text-properties fo:color="#1f4d78" fo:background-color="transparent"/>
    </style:style>
    <style:style style:name="WW_5f_CharLFO26LVL7" style:display-name="WW_CharLFO26LVL7" style:family="text">
      <style:text-properties fo:color="#1f4d78" fo:background-color="transparent"/>
    </style:style>
    <style:style style:name="WW_5f_CharLFO26LVL8" style:display-name="WW_CharLFO26LVL8" style:family="text">
      <style:text-properties fo:color="#1f4d78" fo:background-color="transparent"/>
    </style:style>
    <style:style style:name="WW_5f_CharLFO26LVL9" style:display-name="WW_CharLFO26LVL9" style:family="text">
      <style:text-properties fo:color="#1f4d78" fo:background-color="transparent"/>
    </style:style>
    <style:style style:name="Numbering_20_Symbols" style:display-name="Numbering Symbols" style:family="text">
      <style:text-properties fo:color="#3465a4" style:font-name="Century Gothic" fo:font-family="'Century Gothic'" style:font-family-generic="swiss" style:font-pitch="variable" fo:font-size="11pt" fo:font-weight="bold" style:font-size-asian="11pt" style:font-weight-asian="bold" style:font-size-complex="11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1.244cm" fo:margin-left="1.879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1.244cm" fo:margin-left="1.879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format="1" text:start-value="2">
        <style:list-level-properties text:list-level-position-and-space-mode="label-alignment">
          <style:list-level-label-alignment text:label-followed-by="listtab" fo:text-indent="-0.762cm" fo:margin-left="0.762cm"/>
        </style:list-level-properties>
      </text:list-level-style-number>
      <text:list-level-style-number text:level="2" style:num-format="1" text:start-value="2"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format="1">
        <style:list-level-properties text:list-level-position-and-space-mode="label-alignment">
          <style:list-level-label-alignment text:label-followed-by="listtab"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1" style:family="table">
      <style:table-properties style:width="17.053cm" fo:margin-left="-0.037cm" fo:margin-top="0cm" fo:margin-bottom="0cm" table:align="left" style:writing-mode="lr-tb"/>
    </style:style>
    <style:style style:name="Tabla1.A" style:family="table-column">
      <style:table-column-properties style:column-width="6.59cm"/>
    </style:style>
    <style:style style:name="Tabla1.B" style:family="table-column">
      <style:table-column-properties style:column-width="5.219cm"/>
    </style:style>
    <style:style style:name="Tabla1.C" style:family="table-column">
      <style:table-column-properties style:column-width="5.244cm"/>
    </style:style>
    <style:style style:name="Tabla1.1" style:family="table-row">
      <style:table-row-properties fo:keep-together="auto"/>
    </style:style>
    <style:style style:name="Tabla1.A1" style:family="table-cell">
      <style:table-cell-properties fo:padding-left="0.191cm" fo:padding-right="0.191cm" fo:padding-top="0cm" fo:padding-bottom="0cm" fo:border="none"/>
    </style:style>
    <style:style style:name="Tabla2" style:family="table">
      <style:table-properties style:width="17.503cm" fo:margin-left="-0.25cm" fo:margin-top="0cm" fo:margin-bottom="0cm" table:align="left" style:writing-mode="lr-tb"/>
    </style:style>
    <style:style style:name="Tabla2.A" style:family="table-column">
      <style:table-column-properties style:column-width="7.003cm"/>
    </style:style>
    <style:style style:name="Tabla2.B" style:family="table-column">
      <style:table-column-properties style:column-width="4.5cm"/>
    </style:style>
    <style:style style:name="Tabla2.C" style:family="table-column">
      <style:table-column-properties style:column-width="6.001cm"/>
    </style:style>
    <style:style style:name="Tabla2.1" style:family="table-row">
      <style:table-row-properties fo:keep-together="auto"/>
    </style:style>
    <style:style style:name="Tabla2.A1" style:family="table-cell">
      <style:table-cell-properties fo:padding-left="0.191cm" fo:padding-right="0.191cm" fo:padding-top="0.097cm" fo:padding-bottom="0.097cm" fo:border-left="none" fo:border-right="none" fo:border-top="0.05pt solid #3465a4" fo:border-bottom="none"/>
    </style:style>
    <style:style style:name="Tabla3" style:family="table">
      <style:table-properties style:width="14.982cm" fo:margin-left="-0.009cm" fo:margin-top="0cm" fo:margin-bottom="0cm" table:align="left" style:writing-mode="lr-tb"/>
    </style:style>
    <style:style style:name="Tabla3.A" style:family="table-column">
      <style:table-column-properties style:column-width="7.491cm"/>
    </style:style>
    <style:style style:name="Tabla3.1" style:family="table-row">
      <style:table-row-properties fo:keep-together="auto"/>
    </style:style>
    <style:style style:name="Tabla3.A1" style:family="table-cell">
      <style:table-cell-properties fo:padding-left="0.191cm" fo:padding-right="0.191cm" fo:padding-top="0cm" fo:padding-bottom="0cm" fo:border="none"/>
    </style:style>
    <style:style style:name="Tabla8" style:family="table">
      <style:table-properties style:width="17.011cm" fo:margin-left="0cm" fo:margin-top="0cm" fo:margin-bottom="0cm" table:align="left" style:writing-mode="lr-tb"/>
    </style:style>
    <style:style style:name="Tabla8.A" style:family="table-column">
      <style:table-column-properties style:column-width="4.983cm"/>
    </style:style>
    <style:style style:name="Tabla8.B" style:family="table-column">
      <style:table-column-properties style:column-width="7.775cm"/>
    </style:style>
    <style:style style:name="Tabla8.C" style:family="table-column">
      <style:table-column-properties style:column-width="4.253cm"/>
    </style:style>
    <style:style style:name="Tabla8.1" style:family="table-row">
      <style:table-row-properties fo:keep-together="auto"/>
    </style:style>
    <style:style style:name="Tabla8.A1" style:family="table-cell">
      <style:table-cell-properties fo:padding-left="0.191cm" fo:padding-right="0.191cm" fo:padding-top="0cm" fo:padding-bottom="0cm" fo:border="none"/>
    </style:style>
    <style:style style:name="Tabla23" style:family="table">
      <style:table-properties style:width="18.011cm" fo:margin-left="-1.009cm" fo:margin-top="0cm" fo:margin-bottom="0cm" table:align="left" style:writing-mode="lr-tb"/>
    </style:style>
    <style:style style:name="Tabla23.A" style:family="table-column">
      <style:table-column-properties style:column-width="5.994cm"/>
    </style:style>
    <style:style style:name="Tabla23.B" style:family="table-column">
      <style:table-column-properties style:column-width="7.518cm"/>
    </style:style>
    <style:style style:name="Tabla23.C" style:family="table-column">
      <style:table-column-properties style:column-width="4.5cm"/>
    </style:style>
    <style:style style:name="Tabla23.1" style:family="table-row">
      <style:table-row-properties fo:keep-together="auto"/>
    </style:style>
    <style:style style:name="Tabla23.A1" style:family="table-cell">
      <style:table-cell-properties fo:padding-left="0.191cm" fo:padding-right="0.191cm" fo:padding-top="0cm" fo:padding-bottom="0cm" fo:border="none"/>
    </style:style>
    <style:style style:name="Tabla24" style:family="table">
      <style:table-properties style:width="17.253cm" fo:margin-left="-0.25cm" fo:margin-top="0cm" fo:margin-bottom="0cm" table:align="left" style:writing-mode="lr-tb"/>
    </style:style>
    <style:style style:name="Tabla24.A" style:family="table-column">
      <style:table-column-properties style:column-width="7.003cm"/>
    </style:style>
    <style:style style:name="Tabla24.B" style:family="table-column">
      <style:table-column-properties style:column-width="4.498cm"/>
    </style:style>
    <style:style style:name="Tabla24.C" style:family="table-column">
      <style:table-column-properties style:column-width="5.752cm"/>
    </style:style>
    <style:style style:name="Tabla24.1" style:family="table-row">
      <style:table-row-properties fo:keep-together="auto"/>
    </style:style>
    <style:style style:name="Tabla24.A1" style:family="table-cell">
      <style:table-cell-properties fo:padding-left="0.191cm" fo:padding-right="0.191cm" fo:padding-top="0cm" fo:padding-bottom="0cm" fo:border="none"/>
    </style:style>
    <style:style style:name="Tabla25" style:family="table">
      <style:table-properties style:width="14.982cm" fo:margin-left="-0.009cm" fo:margin-top="0cm" fo:margin-bottom="0cm" table:align="left" style:writing-mode="lr-tb"/>
    </style:style>
    <style:style style:name="Tabla25.A" style:family="table-column">
      <style:table-column-properties style:column-width="7.491cm"/>
    </style:style>
    <style:style style:name="Tabla25.1" style:family="table-row">
      <style:table-row-properties fo:keep-together="auto"/>
    </style:style>
    <style:style style:name="Tabla25.A1" style:family="table-cell">
      <style:table-cell-properties fo:padding-left="0.191cm" fo:padding-right="0.191cm" fo:padding-top="0cm" fo:padding-bottom="0cm" fo:border="none"/>
    </style:style>
    <style:style style:name="MP1" style:family="paragraph" style:parent-style-name="Header">
      <style:paragraph-properties fo:text-align="end" style:justify-single-word="false"/>
    </style:style>
    <style:style style:name="MP2" style:family="paragraph" style:parent-style-name="Footer">
      <style:paragraph-properties fo:margin-top="0cm" fo:margin-bottom="0cm" loext:contextual-spacing="false" fo:line-height="100%" fo:text-align="start" style:justify-single-word="false">
        <style:tab-stops>
          <style:tab-stop style:position="1.298cm"/>
          <style:tab-stop style:position="7.5cm" style:type="center"/>
          <style:tab-stop style:position="15cm" style:type="right"/>
        </style:tab-stops>
      </style:paragraph-properties>
      <style:text-properties fo:color="#3465a4" style:font-name="Century Gothic" fo:font-weight="bold" style:font-weight-asian="bold" style:font-weight-complex="bold"/>
    </style:style>
    <style:style style:name="MP3" style:family="paragraph" style:parent-style-name="Footer">
      <style:paragraph-properties fo:margin-top="0cm" fo:margin-bottom="0cm" loext:contextual-spacing="false" fo:line-height="100%" fo:text-align="center" style:justify-single-word="false"/>
      <style:text-properties fo:color="#1f4e79"/>
    </style:style>
    <style:style style:name="MP4" style:family="paragraph" style:parent-style-name="Footer">
      <style:paragraph-properties fo:margin-top="0cm" fo:margin-bottom="0cm" loext:contextual-spacing="false" fo:line-height="100%" fo:text-align="end" style:justify-single-word="false"/>
      <style:text-properties fo:color="#1f4e79" style:font-name="Commerce Black SSi"/>
    </style:style>
    <style:style style:name="MP5" style:family="paragraph">
      <loext:graphic-properties draw:fill="none"/>
      <style:paragraph-properties fo:text-align="start"/>
      <style:text-properties fo:font-size="18pt"/>
    </style:style>
    <style:style style:name="MP6" style:family="paragraph" style:parent-style-name="Footer">
      <style:paragraph-properties fo:margin-top="0cm" fo:margin-bottom="0cm" loext:contextual-spacing="false" fo:line-height="100%"/>
      <style:text-properties fo:color="#3465a4" style:font-name="Century Gothic" fo:font-size="10pt" fo:font-weight="bold" officeooo:rsid="0001bc68" style:font-size-asian="10pt" style:font-weight-asian="bold" style:font-weight-complex="bold"/>
    </style:style>
    <style:style style:name="MP7" style:family="paragraph" style:parent-style-name="Footer">
      <style:paragraph-properties fo:margin-top="0cm" fo:margin-bottom="0cm" loext:contextual-spacing="false" fo:line-height="100%" fo:text-align="center" style:justify-single-word="false"/>
      <style:text-properties fo:color="#1f4e79" fo:font-size="10pt" style:font-size-asian="10pt"/>
    </style:style>
    <style:style style:name="MP8" style:family="paragraph" style:parent-style-name="Footer">
      <style:paragraph-properties fo:margin-top="0cm" fo:margin-bottom="0cm" loext:contextual-spacing="false" fo:line-height="100%" fo:text-align="end" style:justify-single-word="false"/>
      <style:text-properties fo:color="#1f4e79" style:font-name="Century Gothic" fo:font-size="10pt" officeooo:rsid="00a56c09" officeooo:paragraph-rsid="00a56c09" style:font-size-asian="10pt"/>
    </style:style>
    <style:style style:name="MP9" style:family="paragraph" style:parent-style-name="Footer">
      <style:paragraph-properties fo:text-align="end" style:justify-single-word="false"/>
    </style:style>
    <style:style style:name="MP10" style:family="paragraph" style:parent-style-name="Header">
      <style:paragraph-properties fo:margin-top="0cm" fo:margin-bottom="0cm" loext:contextual-spacing="false" fo:line-height="100%"/>
      <style:text-properties fo:color="#1f4e79"/>
    </style:style>
    <style:style style:name="MP11" style:family="paragraph" style:parent-style-name="Header">
      <style:paragraph-properties fo:margin-top="0cm" fo:margin-bottom="0cm" loext:contextual-spacing="false" fo:line-height="100%" fo:text-align="end" style:justify-single-word="false"/>
      <style:text-properties fo:color="#1f4e79"/>
    </style:style>
    <style:style style:name="MP12" style:family="paragraph" style:parent-style-name="Header">
      <style:text-properties fo:color="#1f4e79" fo:font-size="5pt" style:font-size-asian="5pt"/>
    </style:style>
    <style:style style:name="MP13" style:family="paragraph" style:parent-style-name="Footer">
      <style:text-properties fo:color="#1f4e79"/>
    </style:style>
    <style:style style:name="MP14" style:family="paragraph" style:parent-style-name="Footer">
      <loext:graphic-properties draw:fill="none"/>
      <style:paragraph-properties fo:margin-left="0cm" fo:margin-right="0cm" fo:margin-top="0cm" fo:margin-bottom="0cm" loext:contextual-spacing="false" fo:line-height="100%" fo:text-align="start" style:justify-single-word="false" fo:orphans="2" fo:widows="2" fo:text-indent="0cm" style:auto-text-indent="false" fo:background-color="transparent" style:writing-mode="lr-tb">
        <style:tab-stops>
          <style:tab-stop style:position="0.905cm"/>
          <style:tab-stop style:position="7.5cm" style:type="center"/>
          <style:tab-stop style:position="15cm" style:type="right"/>
        </style:tab-stops>
      </style:paragraph-properties>
      <style:text-properties fo:color="#1f4e79" officeooo:rsid="0008ff63" officeooo:paragraph-rsid="0008ff63"/>
    </style:style>
    <style:style style:name="MP15" style:family="paragraph" style:parent-style-name="Footer">
      <style:paragraph-properties fo:margin-top="0cm" fo:margin-bottom="0cm" loext:contextual-spacing="false" fo:line-height="100%" fo:text-align="end" style:justify-single-word="false"/>
      <style:text-properties fo:color="#1f4e79"/>
    </style:style>
    <style:style style:name="MP16" style:family="paragraph" style:parent-style-name="Footer">
      <style:paragraph-properties fo:margin-top="0cm" fo:margin-bottom="0cm" loext:contextual-spacing="false" fo:line-height="100%"/>
      <style:text-properties fo:color="#1f4e79" fo:font-size="10pt" style:font-size-asian="10pt"/>
    </style:style>
    <style:style style:name="MP17" style:family="paragraph" style:parent-style-name="Footer">
      <style:paragraph-properties fo:margin-top="0cm" fo:margin-bottom="0cm" loext:contextual-spacing="false" fo:line-height="100%" fo:text-align="end" style:justify-single-word="false"/>
      <style:text-properties fo:color="#1f4e79" fo:font-size="10pt" style:font-size-asian="10pt"/>
    </style:style>
    <style:style style:name="MT1" style:family="text">
      <style:text-properties style:font-name="Century Gothic"/>
    </style:style>
    <style:style style:name="Mgr1" style:family="graphic">
      <style:graphic-properties draw:stroke="solid" svg:stroke-width="0.018cm" svg:stroke-color="#5b9bd5" draw:stroke-linejoin="miter" draw:fill="none" draw:textarea-horizontal-align="center" draw:textarea-vertical-align="top" draw:auto-grow-height="false" fo:padding-top="0.125cm" fo:padding-bottom="0.125cm" fo:padding-left="0.25cm" fo:padding-right="0.25cm" fo:wrap-option="wrap" fo:margin-left="0.318cm" fo:margin-right="0.37cm" fo:margin-top="0cm" fo:margin-bottom="0.053cm" style:run-through="background" style:wrap="run-through" style:number-wrapped-paragraphs="no-limit" style:vertical-pos="from-top" style:vertical-rel="paragraph" style:horizontal-pos="center" style:horizontal-rel="page-content" draw:wrap-influence-on-position="once-concurrent" style:flow-with-text="false"/>
    </style:style>
    <style:page-layout style:name="Mpm1">
      <style:page-layout-properties fo:page-width="21.001cm" fo:page-height="29.7cm" style:num-format="1" style:print-orientation="portrait" fo:margin-top="1.251cm" fo:margin-bottom="0.797cm" fo:margin-left="2.251cm" fo:margin-right="1.739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49cm" fo:margin-left="0cm" fo:margin-right="0cm" fo:margin-bottom="1.148cm" style:dynamic-spacing="true"/>
      </style:header-style>
      <style:footer-style>
        <style:header-footer-properties fo:min-height="1.205cm" fo:margin-left="0cm" fo:margin-right="0cm" fo:margin-top="1.104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3">
      <style:page-layout-properties fo:page-width="21.001cm" fo:page-height="29.7cm" style:num-format="1" style:print-orientation="portrait" fo:margin-top="1.251cm" fo:margin-bottom="0.797cm" fo:margin-left="2.251cm" fo:margin-right="1.748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49cm" fo:margin-left="0cm" fo:margin-right="0cm" fo:margin-bottom="1.148cm" style:dynamic-spacing="true"/>
      </style:header-style>
      <style:footer-style>
        <style:header-footer-properties fo:min-height="1.205cm" fo:margin-left="0cm" fo:margin-right="0cm" fo:margin-top="1.104cm" style:dynamic-spacing="tru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Standard" style:page-layout-name="Mpm1">
      <style:header>
        <text:p text:style-name="MP1"/>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MP2">Documento De Casos de Usos</text:p>
            </table:table-cell>
            <table:table-cell table:style-name="Tabla1.A1" office:value-type="string">
              <text:p text:style-name="MP3"/>
            </table:table-cell>
            <table:table-cell table:style-name="Tabla1.A1" office:value-type="string">
              <text:p text:style-name="MP4"><text:s/><text:span text:style-name="MT1">San José</text:span></text:p>
            </table:table-cell>
          </table:table-row>
        </table:table>
        <text:p text:style-name="MP1"><draw:line text:anchor-type="paragraph" draw:z-index="30" draw:name="Conector recto 1" draw:style-name="Mgr1" draw:text-style-name="MP5" svg:x1="-0.12cm" svg:y1="0.053cm" svg:x2="17.131cm" svg:y2="0.055cm"><text:p/></draw:line></text:p>
      </style:header>
      <style:footer>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MP6">Diego Pérez</text:p>
            </table:table-cell>
            <table:table-cell table:style-name="Tabla2.A1" office:value-type="string">
              <text:p text:style-name="MP7"/>
            </table:table-cell>
            <table:table-cell table:style-name="Tabla2.A1" office:value-type="string">
              <text:p text:style-name="MP8">Página: <text:page-number style:num-format="1" text:select-page="current">0</text:page-number>/<text:page-count style:num-format="1">31</text:page-count></text:p>
            </table:table-cell>
          </table:table-row>
        </table:table>
        <text:p text:style-name="MP9"/>
      </style:footer>
    </style:master-page>
    <style:master-page style:name="First_20_Page" style:display-name="First Page" style:page-layout-name="Mpm2" style:next-style-name="Standard">
      <style:header>
        <table:table table:name="Tabla3" table:style-name="Tabla3">
          <table:table-column table:style-name="Tabla3.A" table:number-columns-repeated="2"/>
          <table:table-row table:style-name="Tabla3.1">
            <table:table-cell table:style-name="Tabla3.A1" office:value-type="string">
              <text:p text:style-name="MP10">Tecnólogo Informático – San José</text:p>
            </table:table-cell>
            <table:table-cell table:style-name="Tabla3.A1" office:value-type="string">
              <text:p text:style-name="MP11">Obligatorio N°1</text:p>
            </table:table-cell>
          </table:table-row>
        </table:table>
        <text:p text:style-name="MP12"/>
      </style:header>
      <style:footer>
        <text:p text:style-name="MP13">Ingeniería de Software</text:p>
      </style:footer>
    </style:master-page>
    <style:master-page style:name="Converted1" style:page-layout-name="Mpm3">
      <style:header>
        <text:p text:style-name="MP1"/>
        <table:table table:name="Tabla8" table:style-name="Tabla8">
          <table:table-column table:style-name="Tabla8.A"/>
          <table:table-column table:style-name="Tabla8.B"/>
          <table:table-column table:style-name="Tabla8.C"/>
          <table:table-row table:style-name="Tabla8.1">
            <table:table-cell table:style-name="Tabla8.A1" office:value-type="string">
              <text:p text:style-name="MP14">Laboratorio</text:p>
            </table:table-cell>
            <table:table-cell table:style-name="Tabla8.A1" office:value-type="string">
              <text:p text:style-name="MP3"/>
            </table:table-cell>
            <table:table-cell table:style-name="Tabla8.A1" office:value-type="string">
              <text:p text:style-name="MP15">San José</text:p>
            </table:table-cell>
          </table:table-row>
        </table:table>
        <text:p text:style-name="MP1"/>
      </style:header>
      <style:footer>
        <text:p text:style-name="Footer"/>
      </style:footer>
    </style:master-page>
    <style:master-page style:name="Converted2" style:page-layout-name="Mpm3">
      <style:header>
        <text:p text:style-name="MP1"/>
        <table:table table:name="Tabla23" table:style-name="Tabla23">
          <table:table-column table:style-name="Tabla23.A"/>
          <table:table-column table:style-name="Tabla23.B"/>
          <table:table-column table:style-name="Tabla23.C"/>
          <table:table-row table:style-name="Tabla23.1">
            <table:table-cell table:style-name="Tabla23.A1" office:value-type="string">
              <text:p text:style-name="MP15">Documento de Casos de Uso</text:p>
            </table:table-cell>
            <table:table-cell table:style-name="Tabla23.A1" office:value-type="string">
              <text:p text:style-name="MP3"/>
            </table:table-cell>
            <table:table-cell table:style-name="Tabla23.A1" office:value-type="string">
              <text:p text:style-name="MP15"><text:s/>San José</text:p>
            </table:table-cell>
          </table:table-row>
        </table:table>
        <text:p text:style-name="MP1"><draw:line text:anchor-type="paragraph" draw:z-index="31" draw:name="Conector recto 3" draw:style-name="Mgr1" draw:text-style-name="MP5" svg:x1="-0.125cm" svg:y1="0.053cm" svg:x2="17.126cm" svg:y2="0.055cm"><text:p/></draw:line></text:p>
      </style:header>
      <style:footer>
        <table:table table:name="Tabla24" table:style-name="Tabla24">
          <table:table-column table:style-name="Tabla24.A"/>
          <table:table-column table:style-name="Tabla24.B"/>
          <table:table-column table:style-name="Tabla24.C"/>
          <table:table-row table:style-name="Tabla24.1">
            <table:table-cell table:style-name="Tabla24.A1" office:value-type="string">
              <text:p text:style-name="MP16">Diego Pérez</text:p>
            </table:table-cell>
            <table:table-cell table:style-name="Tabla24.A1" office:value-type="string">
              <text:p text:style-name="MP7"/>
            </table:table-cell>
            <table:table-cell table:style-name="Tabla24.A1" office:value-type="string">
              <text:p text:style-name="MP17"/>
            </table:table-cell>
          </table:table-row>
        </table:table>
        <text:p text:style-name="MP9"><draw:line text:anchor-type="paragraph" draw:z-index="32" draw:name="Conector recto 4" draw:style-name="Mgr1" draw:text-style-name="MP5" svg:x1="-0.125cm" svg:y1="-0.621cm" svg:x2="17.126cm" svg:y2="-0.619cm"><text:p/></draw:line></text:p>
      </style:footer>
    </style:master-page>
    <style:master-page style:name="Converted3" style:page-layout-name="Mpm4" style:next-style-name="Converted2">
      <style:header>
        <table:table table:name="Tabla25" table:style-name="Tabla25">
          <table:table-column table:style-name="Tabla25.A" table:number-columns-repeated="2"/>
          <table:table-row table:style-name="Tabla25.1">
            <table:table-cell table:style-name="Tabla25.A1" office:value-type="string">
              <text:p text:style-name="MP10">Tecnólogo Informático – San José</text:p>
            </table:table-cell>
            <table:table-cell table:style-name="Tabla25.A1" office:value-type="string">
              <text:p text:style-name="MP11">Obligatorio N°1</text:p>
            </table:table-cell>
          </table:table-row>
        </table:table>
        <text:p text:style-name="MP12"/>
      </style:header>
      <style:footer>
        <text:p text:style-name="MP13">Ingeniería de Softwar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ego Pérez Roma;Ramiro Travieso</meta:initial-creator>
    <meta:editing-cycles>868</meta:editing-cycles>
    <meta:print-date>2017-12-14T19:07:06.262000000</meta:print-date>
    <meta:creation-date>2014-10-06T23:15:00</meta:creation-date>
    <dc:date>2018-06-13T20:58:53.496000000</dc:date>
    <meta:editing-duration>P2DT12H39M44S</meta:editing-duration>
    <meta:generator>LibreOffice/6.0.3.2$Windows_X86_64 LibreOffice_project/8f48d515416608e3a835360314dac7e47fd0b821</meta:generator>
    <meta:printed-by>Diego Pérez</meta:printed-by>
    <dc:creator>Diego Pérez</dc:creator>
    <meta:document-statistic meta:table-count="78" meta:image-count="0" meta:object-count="0" meta:page-count="31" meta:paragraph-count="1474" meta:word-count="11232" meta:character-count="70476" meta:non-whitespace-character-count="60996"/>
    <meta:user-defined meta:name="AppVersion">15.0000</meta:user-defined>
    <meta:user-defined meta:name="Compan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VersionList.xml><?xml version="1.0" encoding="utf-8"?>
<VL:version-list xmlns:dc="http://purl.org/dc/elements/1.1/" xmlns:VL="http://openoffice.org/2001/versions-list">
  <VL:version-entry VL:title="Version1" VL:comment="[Borrador]:  Se agregaron casos generales para todos los niveles de permiso.&#10;Se agregaron enumeraron roles de usuario.&#10;Se agrego nuevo punto historial de versiones." VL:creator="Diego Pérez" dc:date-time="2017-12-09T19:44:32"/>
  <VL:version-entry VL:title="Version2" VL:comment="[Borrador] Se agrego caso de uso filtrar resultado que extiende Ver Resultado.&#10;Se comenzo con describieron casos de uso ingresar al sistema, salir de sistema, ver resultados y filtrar resultados." VL:creator="Diego Pérez" dc:date-time="2017-12-10T00:53:34"/>
  <VL:version-entry VL:title="Version3" VL:comment="[Borrador] Se comenzó con descripción de casos de uso de monitor: ingresar pool, editar pool, agregar y quitar muestreo." VL:creator="Diego Pérez" dc:date-time="2017-12-10T22:45:37"/>
  <VL:version-entry VL:title="Version4" VL:comment="[Borrador]: Se corrigió caso de uso Ingresar Pool/Muestreo para ingreso de Muestreo. Se agregaron revisaron los casos de uso descritos previamente debido a cambio de definición de Pool de Muestreo en documento SRS. Se agregaron casos de uso Eliminar Muestreo y Eliminar Pool." VL:creator="Diego Pérez" dc:date-time="2017-12-11T23:38:02"/>
  <VL:version-entry VL:title="Version5" VL:comment="[Borrador]: Se elaboró estilo para titulos, subtitulos y listas.&#10;Se agregó nuevo punto para diagrama de casos de uso del sistema.&#10;Se agregaron nuevos casos de uso: Ingresar resultado de pool y muestreo,  Cambiar Datos de Operario y Cambiar Credenciales de Operario, Eliminar Resultados de Muestreos o Pooles, Separar Pool de Muestreo.&#10;Se agregaron casos de uso de Adminitrador y Verificador (sin descripciones).&#10;Se agregó nota sobre casos de uso de usuario visitante." VL:creator="Diego Pérez" dc:date-time="2017-12-13T23:27:55"/>
  <VL:version-entry VL:title="Version6" VL:comment="[Borrador]: Se describieron casos de uso: Registrar Área, Editar Área, Eliminar Área, Dar de Alta Área, Dar de Baja Área.&#10;Se separó caso de uso Editar Resultado de Muestreo de Ingresar Resultado de Muestreo." VL:creator="Diego Pérez" dc:date-time="2017-12-14T23:50:58"/>
  <VL:version-entry VL:title="Version7" VL:comment="[Borrador]: Se agregaron casos de uso: Listar Usuarios, Listar Muestras, Listar Áreas, Dar de Alta Usuario y Dar de Baja Usuario, Dar de Baja Límite. Dar de Alta Muestra,. Dar de Baja Muestra.&#10;Se describieron casos de uso: Registrar Usuario, Registrar Muestra, Listar Áreas, Listar Usuarios, Editar Usuario, Listar Muestras, Editar Muestra, Eliminar Usuario, Cambiar credenciales de Usuario, Dar de Alta Usuario, Dar de Baja Usuario, Dar de Baja Muestra y Dar de Baja Muestra.&#10;Se modifico caso de uso Cambiar Credenciales de Usuario para contemplar su inclusicón del caso de uso Editar Usuario." VL:creator="Diego Pérez" dc:date-time="2017-12-17T22:13:21"/>
  <VL:version-entry VL:title="Version8" VL:comment="[Borrador]: Se desribieron casos de uso: Registrar Requisito, Registrar Análisis, Registrar Análisis, Editar Requisito, Editar Análisis, Editar Límite, Eliminar Requisito." VL:creator="Diego Pérez" dc:date-time="2017-12-18T23:05:37"/>
  <VL:version-entry VL:title="Version9" VL:comment="Borrador]: Se agregó caso de uso: Dar de Baja Límite.&#10;Se describieron casos de uso: Eliminar Análisis, Dar de Baja Límite, Dar de Alta Límite, Eliminar Límite, Verificar Resultado.&#10;Se modificó el caso de uso Ver Requisitos agregando que los límites mostrados son los vigentes." VL:creator="Diego Pérez" dc:date-time="2017-12-19T23:42:33"/>
  <VL:version-entry VL:title="Version10" VL:comment="[Borrador]: Se modificaron nombres de casos de uso que mencionaba a Usuario como Operario.&#10;Se agregaron flujos principales y alternativos para casos de uso: Ingresar a Sistema, Salir de Sistema, Ver Resultados, Filtrar Resultados, Ver Requisitos, Cambiar Datos de Usuario, Cambiar Credenciales de Usuario.&#10;Se modificó caso de uso Ver Resultados agregándose filtros y la referencia al caso de uso Filtrar Resultados. Se modifico caso de uso Cambiar Datos de Usuario agregando referencia a caso de uso Cambiar Credenciales de Usuario.&#10;" VL:creator="Diego Pérez" dc:date-time="2017-12-20T23:26:10"/>
  <VL:version-entry VL:title="Version11" VL:comment="[Borrador]: Se agregaron flujos principales y alternativos a los casos de uso: Ingresar Muestreo, Ingresar Pool, Editar Muestreo.&#10;Se modificó flujo alternativo en caso de uso Filtrar Resultados (el flujo repetía el primer paso correspondiente al flujo principal). Se eliminó restricción de resultados verificados en caso de uso Editar Muestreo debido a que ya era parte de las precondiciones y se agregó nueva restricción describe que el número de muestreo no puede ser modificado. &#10;Se agrego restricciones de campos obligatorios en caso de uso Ingresar Muestreo.&#10;Se agregaron nuevo caso de uso Ver Muestreos y Filtrar Muestreos, se cambiaron casos de uso Ver Resultados (ahora Ver Resultados de Muestreo y extiende Ver Muestreos) y Filtrar Resutlados por Ver Muestreos y Resultados y Filtrar Muestreos y Resultados. Se cambió postcondicion de Ingresar a Sistema, ahora el sistema redirige a la vista Ver Muestreos." VL:creator="Diego Pérez" dc:date-time="2017-12-23T23:44:13"/>
  <VL:version-entry VL:title="Version12" VL:comment="[Borrador]: Se agregaron flujo principal y alternativo para los casos de uso: Editar Pool, Agregar Muestreos a Pool, Quitar Muestreo de Pool, Eliminar Muestreo del Sistema y Eliminar Pool del Sistema.&#10;Se modificaron casos de uso Eliminar Muestreo del Sistema y Eliminar Pool del Sistema, cambiando la vista en la que se inicia el mismo.&#10;" VL:creator="Diego Pérez" dc:date-time="2017-12-27T23:34:29"/>
  <VL:version-entry VL:title="Version13" VL:comment="[Borrador]: Se agregaron flujos principal y alternativo para los casos de uso: Editar Área, Listar Usuarios, Editar Usuario, Editar Muestra y Eliminar Muestra.&#10;Se modificaron casos de uso Listar Áreas, Listar Usuarios y Listar Muestras para que flujo principal listara solo elementos vigentes y se incluyera el flujo alternativo de eliminar elemento." VL:creator="Diego Pérez" dc:date-time="2017-12-30T23:27:15"/>
  <VL:version-entry VL:title="Version14" VL:comment="[Borrador]: Se corrigió error en flujo principal de Eliminar Área. Se cambio nombre de caso de uso de administrador Cambiar Credenciales de Otro Usuario (se especifica que es de otro usuario).&#10;Se agregaron flujo principal y alternativo para los casos de uso Eliminar Muestra (no se completó en versión anterior), Eliminar Usuario, Cambiar Credenciales de Otro Usuario, Dar de Baja Usuario, Dar de Alta Usuario, Dar de Baja Área, Dar de Alta Área, Dar de Baja Muestra, Dar de Alta Muestra, Registrar Requisito." VL:creator="Diego Pérez" dc:date-time="2018-01-03T22:03:01"/>
  <VL:version-entry VL:title="Version15" VL:comment="[Borrador]: Se modificó el caso de uso Registrar Requisito moviendo etapas que pertenecen al caso de uso Registrar Límite. Se agregó como precondicion de registrar limite la existencia de análisis. Se agregó nueva restricción para Editar Análisis (no puede tener límites asociados para permitir cambiar el tipo de análisis). Se agregó restricción de campo Referencia obligatorio en casos de uso Registrar Límite y Editar Límite.&#10;Se agregó flujo principal y alternativo para los casos de uso: Registrar Análisis, Registrar Límite, Editar Requisito, Editar Análisis, Editar Límite y Eliminar Requisito." VL:creator="Diego Pérez" dc:date-time="2018-01-04T22:23:53"/>
  <VL:version-entry VL:title="Version16" VL:comment="[Borrador]: Se agregó al caso de uso Ingresar Resultado de Muestreo o Pool que extiende el caso de uso Ver Resultados de Muestreos.&#10;Se agregaron flujos principales y alternativos de los casos de uso Dar de Baja Límite, Dar de Alta Límite, Eliminiar Análisis, Eliminar Límite, Verificar Resultado e Ingresar Resultado de Muestreo." VL:creator="Diego Pérez" dc:date-time="2018-01-07T23:15:21"/>
  <VL:version-entry VL:title="Version17" VL:comment="[Borrador]: Se corrigieron años en tabla de historial de versiones.&#10;Se agregó nuevo paso 1 en flujo principal de caso de uso Ingresar Resultado de  Muestreo. Se agregó la vista donde inicia el caso de uso Editar Resultado de Muestreo y se agregó que extiende el caso de uso Ver Resultados de Muestreos. Se agregó la vista donde inicia el caso de uso Eliminar Resultado de Muestreo.&#10;Se agregaron flujos principales de casos de uso: Editar Resultado de Muestreo, Eliminar Resultado de Muestreo y Separar Pool de Muestreo." VL:creator="Diego Pérez" dc:date-time="2018-01-08T18:28:23"/>
  <VL:version-entry VL:title="Version18" VL:comment="Se quitó etiqueta [Borrador] de versión 1 en historial de versiones.&#10;Se agregó nueva precondición al caso de uso Ingresar a Sistema, el usuario debe estar vigente. Se contempla dicha precondición en flujo alternativo de caso de uso.&#10;Se modificaron los casos de uso de altas y bajas de Usuario, Límite y área para reflejar el cambio del tipo de atributo de vigencia (booleano a fecha de no vigente)." VL:creator="Diego Pérez" dc:date-time="2018-01-09T23:02:53"/>
  <VL:version-entry VL:title="Version19" VL:comment="Se corrigió año en fecha de versión 2.0 en historial de versiones.&#10;Se modificó caso de uso Registrar Muestreo de acuerdo a cambios en modelo de dominio (se quitó el enumerado Especie, se agregó clase para Tipo de Producto)." VL:creator="Diego Pérez" dc:date-time="2018-01-14T19:30:42"/>
  <VL:version-entry VL:title="Version20" VL:comment="Se modifico el formato de las tablas de flujos principales de todos los casos de uso." VL:creator="Diego Pérez" dc:date-time="2018-01-28T22:40:20"/>
  <VL:version-entry VL:title="Version21" VL:comment="Se agregaron puntos en indica para diagramas de casos de uso para cada tipo de usuario.&#10;Se agregó diagrama de casos de uso para usuarios generales." VL:creator="Diego Pérez" dc:date-time="2018-02-02T23:47:06"/>
  <VL:version-entry VL:title="Version22" VL:comment="[Regresión] Se eliminó diagrama de casos de uso.&#10;Se agregaron referencias a diagramas de caso de uso como documentos anexos.&#10;Se eliminó punto de extensión de caso de uso Editar Muestreo a Editar Pool." VL:creator="Diego Pérez" dc:date-time="2018-02-03T23:31:30"/>
  <VL:version-entry VL:title="Version23" VL:comment="Se agregó referencia a caso de uso Ver Resultado de Muestreo para Analista.&#10;Se corrigieron dependencias de casos de uso, de inclusión a extensión: dar de baja límite, dar de alta límite, eliminar requisito." VL:creator="Diego Pérez" dc:date-time="2018-02-04T23:50:00"/>
  <VL:version-entry VL:title="Version24" VL:comment="Se corrigió formato de tablas de casos de uso (numeración centrada, color de fuente y repetición de titulos de columnas).&#10;Se mejoró redacción de daso de uso Ingresar Muestreo." VL:creator="Diego Pérez" dc:date-time="2018-02-05T23:07:38"/>
  <VL:version-entry VL:title="Version25" VL:comment="Se corrigió caso de uso Ingresar Muestreo. Se describía que usuario ingresa nombre de muestra en lugar de nombre de muestreo. Se dividio primer evento alternativo de usuario separando Producto de Otra. Se cambió Tipo de Producto por Especificación de Producto." VL:creator="Diego Pérez" dc:date-time="2018-02-09T23:32:53"/>
  <VL:version-entry VL:title="Version26" VL:comment="Se corrigió flujo principal de caso de uso Listar Areas, se describía  acción del sistema en espacio de usuario." VL:creator="Diego Pérez" dc:date-time="2018-02-22T23:10:55"/>
  <VL:version-entry VL:title="Version27" VL:comment="Se actualizó numeración de versiones, se utilizan números enteros para versiones finales.&#10;Se realizarón cambios de acuerdo a nueva versión de diagrama de clases: se relaciona área con Muestra en lugar de Muestreo, se agregaron nuevos atributos al muestreo (tipo destructivo o no destructivo y almacenamiento) corrigiéndose el caso de uso Registrar Muestreo. Se cambió el inicio del caso de uso de Ingresar Muestreo comenzando con la selección de tipo de muestreo como parte la opción registrar, luego el sistema muestra los campos para el tipo seleccionado, luego la selección de área define la lista de muestras que se presentan para selaccionar.&#10;Se corrigió postcondición de eliminar Área indicando que no tiene muestras relacionadas en lugar de datos.&#10;Se cambiaron los casos de uso de registrar, editar y eliminar analisis por la incorporación de nueva entidad ensayo. Se agregó restricción a caso de uso eliminar ensayo (no se permite eliminar si tiene analisis verificados asociados).&#10;Se agrego caso de uso eliminar analisis." VL:creator="Diego Pérez" dc:date-time="2018-02-27T23:23:29"/>
  <VL:version-entry VL:title="Version28" VL:comment="Se cambió fuente del documento para mejorar compatibilidad entre office y libre office.&#10;Se revisó ortografía de redacción de la sección de cambios.&#10;Se revisó el caso de uso Ingresar al Sistema.&#10;Se revisó el caso de uso Ver Muestreo, se cambio el nombre a Listar Muestreo.&#10;Se eliminó el caso de uso Ver Resultado ya que se encuentra contenido en Ver Muestreos y Resultado. Se editó el caso de uso para mostrar la información del muestreo seleccionado en lugar de una lista de todos los muestreos ya que ésta se corresponde al caso de uso Listar Muestreo.&#10;Se eliminó el caso de uso Filtrar Muestreos ya que se encuentra contenido en el caso de uso  Filtrar Muestreos y Resultados.&#10;Se revisó el caso de uso Ver Requisitos ya que se deben visualizar en la misma vista los requisitos y sus límites." VL:creator="Diego Pérez" dc:date-time="2018-06-11T19:09:38"/>
  <VL:version-entry VL:title="Version29" VL:comment="Se revisó y actualizó el caso de uso Ingresar muestreo, la descripción no era la misma que en el flujo principal.&#10;Se cambió el nombre del caso de uso Ingresar pool por Nuevo Pool.&#10;Se revisaron los casos de uso de Monitor y se agregó en todas las precondiciones que el usuario puede ser administrador.&#10;Se modificaron los privilegios del caso de uso Imprimir Rótulo.&#10;Se agregaron referencias a documentos asociados que no pertenecen a la bibliografía.&#10;Se movieron todos los casos de uso de Listar para el permiso general.&#10;Se agregaron los casos de uso de Listar Laboratorios y Listar Ensayos.&#10;Se modificaron los casos de uso de Eliminar, éstos incluyen el caso de uso Listar en lugar de extender Editar.&#10;Se movieron todos los casos de uso que pueden ser realizador por el Administrador y el Verificador dentro del punto Verificador, dejando solo los que pude realizar el Administrador en el punto correspondiente.&#10;Se unieron los casos de uso de Dar De Alta y Dar De Baja en un único caso Cambiar Vigencia para Usuarios, Áreas y Muestras.&#10;Se renombró el punto 2.2 de general a visitante." VL:creator="Diego Pérez" dc:date-time="2018-06-13T20:58:55"/>
</VL:version-list>
</file>